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achlieli CLM1" svg:font-family="'Nachlieli CLM'"/>
    <style:font-face style:name="Rod1" svg:font-family="Rod"/>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Miriam" svg:font-family="Miriam"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David Transparent" svg:font-family="'David Transparent'" style:font-family-generic="system" style:font-pitch="variable"/>
    <style:font-face style:name="Droid Sans" svg:font-family="'Droid Sans'" style:font-family-generic="system" style:font-pitch="variable"/>
    <style:font-face style:name="Miriam1" svg:font-family="Miriam"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Rod" svg:font-family="Rod"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style:font-size-asian="16pt" style:language-asian="en" style:country-asian="US" style:font-size-complex="16pt"/>
    </style:style>
    <style:style style:name="P3" style:family="paragraph" style:parent-style-name="Standard">
      <style:text-properties fo:font-size="12pt" style:font-size-asian="12pt"/>
    </style:style>
    <style:style style:name="P4" style:family="paragraph" style:parent-style-name="Standard">
      <style:text-properties fo:font-size="12pt" style:font-size-asian="12pt" style:language-asian="en" style:country-asian="US"/>
    </style:style>
    <style:style style:name="P5" style:family="paragraph" style:parent-style-name="Standard">
      <style:text-properties fo:font-size="12pt" style:font-size-asian="12pt" style:language-asian="en" style:country-asian="US" style:font-name-complex="Miriam1" style:font-size-complex="8pt"/>
    </style:style>
    <style:style style:name="P6" style:family="paragraph" style:parent-style-name="Standard">
      <style:text-properties fo:font-size="12pt" style:font-size-asian="12pt" style:language-asian="en" style:country-asian="US" style:font-name-complex="Miriam1" style:font-size-complex="10pt"/>
    </style:style>
    <style:style style:name="P7" style:family="paragraph" style:parent-style-name="Standard">
      <style:paragraph-properties fo:text-align="center" style:justify-single-word="false"/>
      <style:text-properties fo:font-size="12pt" style:font-size-asian="12pt" style:language-asian="en" style:country-asian="US"/>
    </style:style>
    <style:style style:name="P8" style:family="paragraph" style:parent-style-name="Standard">
      <style:text-properties fo:font-size="12pt" style:font-size-asian="12pt" style:language-asian="en" style:country-asian="US" style:font-style-complex="italic"/>
    </style:style>
    <style:style style:name="P9" style:family="paragraph" style:parent-style-name="Standard">
      <style:text-properties fo:font-size="12pt" style:font-size-asian="12pt" style:font-name-complex="Miriam1" style:font-size-complex="8pt"/>
    </style:style>
    <style:style style:name="P10" style:family="paragraph" style:parent-style-name="Standard">
      <style:text-properties fo:font-size="12pt" style:font-size-asian="12pt" style:font-name-complex="Miriam1" style:font-size-complex="10pt"/>
    </style:style>
    <style:style style:name="P11" style:family="paragraph" style:parent-style-name="Standard">
      <style:text-properties style:language-asian="en" style:country-asian="US"/>
    </style:style>
    <style:style style:name="P12" style:family="paragraph" style:parent-style-name="Standard">
      <style:paragraph-properties fo:text-align="center" style:justify-single-word="false"/>
      <style:text-properties style:language-asian="en" style:country-asian="US"/>
    </style:style>
    <style:style style:name="P13" style:family="paragraph" style:parent-style-name="Standard">
      <style:text-properties style:font-name="Courier"/>
    </style:style>
    <style:style style:name="P14" style:family="paragraph" style:parent-style-name="Standard">
      <style:text-properties style:font-name="Courier" style:language-asian="en" style:country-asian="US"/>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style:font-size-complex="10pt"/>
    </style:style>
    <style:style style:name="P17" style:family="paragraph" style:parent-style-name="Standard">
      <style:paragraph-properties style:line-height-at-least="0.1665in"/>
    </style:style>
    <style:style style:name="P18" style:family="paragraph" style:parent-style-name="Standard">
      <style:text-properties style:font-style-complex="italic"/>
    </style:style>
    <style:style style:name="P19" style:family="paragraph" style:parent-style-name="Standard">
      <style:paragraph-properties fo:text-align="center" style:justify-single-word="false"/>
      <style:text-properties fo:font-size="14pt" fo:font-weight="bold" style:font-size-asian="14pt" style:language-asian="en" style:country-asian="US" style:font-weight-asian="bold" style:font-size-complex="14pt" style:font-weight-complex="bold"/>
    </style:style>
    <style:style style:name="P20" style:family="paragraph" style:parent-style-name="Standard">
      <style:paragraph-properties fo:text-align="center" style:justify-single-word="false" style:writing-mode="rl-tb"/>
    </style:style>
    <style:style style:name="P21" style:family="paragraph" style:parent-style-name="Standard">
      <style:paragraph-properties fo:margin-left="-0.0091in" fo:margin-right="0in" style:line-height-at-least="0.1665in" fo:text-indent="0in" style:auto-text-indent="false"/>
      <style:text-properties fo:font-size="12pt" style:text-underline-style="solid" style:text-underline-width="auto" style:text-underline-color="font-color" fo:font-weight="bold" style:font-size-asian="12pt" style:language-asian="en" style:country-asian="US" style:font-weight-asian="bold" style:font-weight-complex="bold"/>
    </style:style>
    <style:style style:name="P22" style:family="paragraph" style:parent-style-name="Standard">
      <style:paragraph-properties fo:margin-left="-0.0091in" fo:margin-right="0in" style:line-height-at-least="0.1665in" fo:text-indent="0in" style:auto-text-indent="false"/>
      <style:text-properties fo:font-size="12pt" style:font-size-asian="12pt" style:language-asian="en" style:country-asian="US" style:font-name-complex="Miriam1" style:font-size-complex="8pt"/>
    </style:style>
    <style:style style:name="P23" style:family="paragraph" style:parent-style-name="Standard">
      <style:paragraph-properties fo:margin-left="-0.0091in" fo:margin-right="0in" style:line-height-at-least="0.1665in" fo:text-indent="0in" style:auto-text-indent="false"/>
    </style:style>
    <style:style style:name="P24" style:family="paragraph" style:parent-style-name="Standard">
      <style:paragraph-properties fo:margin-left="-0.0091in" fo:margin-right="0in" fo:text-indent="0in" style:auto-text-indent="false"/>
      <style:text-properties style:language-asian="en" style:country-asian="US"/>
    </style:style>
    <style:style style:name="P25" style:family="paragraph" style:parent-style-name="Standard">
      <style:paragraph-properties fo:margin-left="0.5in" fo:margin-right="0in" fo:text-indent="0in" style:auto-text-indent="false"/>
    </style:style>
    <style:style style:name="P26" style:family="paragraph" style:parent-style-name="Standard">
      <style:paragraph-properties fo:margin-left="0.5in" fo:margin-right="0in" fo:text-indent="0in" style:auto-text-indent="false"/>
      <style:text-properties fo:font-size="12pt" style:font-size-asian="12pt" style:language-asian="en" style:country-asian="US" style:font-name-complex="Miriam1" style:font-size-complex="10pt"/>
    </style:style>
    <style:style style:name="P27" style:family="paragraph" style:parent-style-name="Standard">
      <style:paragraph-properties fo:margin-left="0.5in" fo:margin-right="0in" fo:text-indent="0in" style:auto-text-indent="false"/>
      <style:text-properties fo:font-size="12pt" style:font-size-asian="12pt" style:font-name-complex="Miriam1" style:font-size-complex="8pt"/>
    </style:style>
    <style:style style:name="P28" style:family="paragraph" style:parent-style-name="Standard">
      <style:paragraph-properties fo:margin-left="0.5in" fo:margin-right="0in" fo:text-indent="0in" style:auto-text-indent="false"/>
      <style:text-properties fo:font-size="12pt" style:font-size-asian="12pt" style:font-name-complex="Miriam1" style:font-size-complex="10pt"/>
    </style:style>
    <style:style style:name="P29" style:family="paragraph" style:parent-style-name="Standard">
      <style:paragraph-properties fo:margin-left="0.5in" fo:margin-right="0in" fo:text-indent="0in" style:auto-text-indent="false"/>
      <style:text-properties fo:font-size="12pt" style:font-size-asian="12pt" style:font-name-complex="Narkisim" style:font-size-complex="10pt"/>
    </style:style>
    <style:style style:name="P30" style:family="paragraph" style:parent-style-name="Standard">
      <style:paragraph-properties fo:margin-left="0.5in" fo:margin-right="0in" style:line-height-at-least="0.1665in" fo:text-indent="0in" style:auto-text-indent="false">
        <style:tab-stops>
          <style:tab-stop style:position="2.8839in" style:type="center"/>
          <style:tab-stop style:position="5.7681in" style:type="right"/>
        </style:tab-stops>
      </style:paragraph-properties>
    </style:style>
    <style:style style:name="P31" style:family="paragraph" style:parent-style-name="Body_20_Text_20_2">
      <style:paragraph-properties fo:margin-left="0.5in" fo:margin-right="0in" fo:text-indent="0in" style:auto-text-indent="false"/>
    </style:style>
    <style:style style:name="P32" style:family="paragraph" style:parent-style-name="Standard">
      <style:paragraph-properties fo:margin-left="1in" fo:margin-right="0in" fo:text-indent="0in" style:auto-text-indent="false"/>
    </style:style>
    <style:style style:name="P33" style:family="paragraph" style:parent-style-name="Standard">
      <style:paragraph-properties fo:margin-top="0.1665in" fo:margin-bottom="0in" style:contextual-spacing="false"/>
    </style:style>
    <style:style style:name="P34" style:family="paragraph" style:parent-style-name="Standard">
      <style:paragraph-properties fo:margin-left="0in" fo:margin-right="0in" fo:text-align="center" style:justify-single-word="false" fo:text-indent="0.5in" style:auto-text-indent="false"/>
    </style:style>
    <style:style style:name="P35" style:family="paragraph" style:parent-style-name="Standard">
      <style:paragraph-properties fo:margin-left="1.5in" fo:margin-right="0in" fo:text-indent="0in" style:auto-text-indent="false"/>
      <style:text-properties style:font-name="Courier New" fo:font-size="8pt" style:font-size-asian="8pt" style:font-name-complex="Courier New1" style:font-size-complex="10pt"/>
    </style:style>
    <style:style style:name="P36" style:family="paragraph" style:parent-style-name="Standard" style:master-page-name="Standard">
      <style:paragraph-properties fo:text-align="center" style:justify-single-word="false" style:page-number="auto"/>
      <style:text-properties fo:font-size="16pt" style:text-underline-style="solid" style:text-underline-width="auto" style:text-underline-color="font-color" style:font-size-asian="16pt" style:language-asian="en" style:country-asian="US" style:font-size-complex="16pt"/>
    </style:style>
    <style:style style:name="P37" style:family="paragraph" style:parent-style-name="Standard">
      <style:paragraph-properties fo:margin-top="0.0417in" fo:margin-bottom="0in" style:contextual-spacing="false" fo:text-align="center" style:justify-single-word="false"/>
      <style:text-properties fo:font-size="11pt" style:font-size-asian="11pt" style:language-asian="en" style:country-asian="US" style:font-name-complex="David Transparent" style:font-size-complex="11pt"/>
    </style:style>
    <style:style style:name="P38" style:family="paragraph" style:parent-style-name="Standard">
      <style:paragraph-properties fo:text-align="center" style:justify-single-word="false" style:writing-mode="rl-tb"/>
      <style:text-properties style:language-asian="en" style:country-asian="US"/>
    </style:style>
    <style:style style:name="P39" style:family="paragraph" style:parent-style-name="Standard">
      <style:paragraph-properties fo:margin-left="-0.0091in" fo:margin-right="0in" style:line-height-at-least="0.1665in" fo:text-indent="0in" style:auto-text-indent="false"/>
      <style:text-properties fo:font-size="12pt" style:text-underline-style="solid" style:text-underline-width="auto" style:text-underline-color="font-color" fo:font-weight="bold" style:font-size-asian="12pt" style:language-asian="en" style:country-asian="US" style:font-weight-asian="bold" style:font-weight-complex="bold"/>
    </style:style>
    <style:style style:name="P40" style:family="paragraph" style:parent-style-name="Standard">
      <style:paragraph-properties fo:margin-left="-0.0091in" fo:margin-right="0in" style:line-height-at-least="0.1665in" fo:text-indent="0in" style:auto-text-indent="false"/>
      <style:text-properties fo:font-size="12pt" style:font-size-asian="12pt" style:language-asian="en" style:country-asian="US" style:font-name-complex="Miriam1" style:font-size-complex="10pt"/>
    </style:style>
    <style:style style:name="P41" style:family="paragraph" style:parent-style-name="Standard">
      <style:paragraph-properties fo:margin-left="-0.0091in" fo:margin-right="0in" style:line-height-at-least="0.1665in" fo:text-indent="0in" style:auto-text-indent="false"/>
      <style:text-properties fo:font-size="12pt" style:font-size-asian="12pt" style:language-asian="en" style:country-asian="US" style:font-name-complex="Narkisim"/>
    </style:style>
    <style:style style:name="P42" style:family="paragraph" style:parent-style-name="Standard">
      <style:paragraph-properties fo:margin-left="-0.0091in" fo:margin-right="0in" style:line-height-at-least="0.1665in" fo:text-indent="0in" style:auto-text-indent="false"/>
      <style:text-properties fo:font-size="12pt" style:font-size-asian="12pt" style:language-asian="en" style:country-asian="US"/>
    </style:style>
    <style:style style:name="P43" style:family="paragraph" style:parent-style-name="Standard">
      <style:text-properties style:language-asian="en" style:country-asian="US"/>
    </style:style>
    <style:style style:name="P44" style:family="paragraph" style:parent-style-name="Standard">
      <style:text-properties style:language-asian="en" style:country-asian="US" style:font-style-complex="italic"/>
    </style:style>
    <style:style style:name="P45" style:family="paragraph" style:parent-style-name="Standard">
      <style:text-properties fo:font-size="12pt" style:font-size-asian="12pt"/>
    </style:style>
    <style:style style:name="P46" style:family="paragraph" style:parent-style-name="Standard">
      <style:text-properties fo:font-size="12pt" style:font-size-asian="12pt" style:language-asian="en" style:country-asian="US"/>
    </style:style>
    <style:style style:name="P47" style:family="paragraph" style:parent-style-name="Standard">
      <style:text-properties fo:font-size="12pt" style:font-size-asian="12pt" style:language-asian="en" style:country-asian="US" style:font-name-complex="Miriam1" style:font-size-complex="10pt"/>
    </style:style>
    <style:style style:name="P48" style:family="paragraph" style:parent-style-name="Standard">
      <style:paragraph-properties fo:text-align="center" style:justify-single-word="false"/>
      <style:text-properties fo:font-size="12pt" style:font-size-asian="12pt" style:language-asian="en" style:country-asian="US"/>
    </style:style>
    <style:style style:name="P49" style:family="paragraph" style:parent-style-name="Standard">
      <style:text-properties fo:font-size="12pt" style:font-size-asian="12pt" style:language-asian="en" style:country-asian="US" style:font-style-complex="italic"/>
    </style:style>
    <style:style style:name="P50" style:family="paragraph" style:parent-style-name="Standard">
      <style:text-properties fo:font-size="12pt" style:font-size-asian="12pt" style:font-name-complex="Miriam1" style:font-size-complex="10pt"/>
    </style:style>
    <style:style style:name="P51" style:family="paragraph" style:parent-style-name="Standard">
      <style:text-properties fo:font-size="12pt" style:font-size-asian="12pt" style:font-name-complex="Miriam1" style:font-size-complex="8pt"/>
    </style:style>
    <style:style style:name="P52" style:family="paragraph" style:parent-style-name="Standard">
      <style:text-properties fo:font-size="12pt" style:font-size-asian="12pt" style:font-size-complex="10pt"/>
    </style:style>
    <style:style style:name="P53" style:family="paragraph" style:parent-style-name="Standard">
      <style:paragraph-properties fo:text-align="center" style:justify-single-word="false"/>
      <style:text-properties fo:font-size="12pt" style:font-size-asian="12pt"/>
    </style:style>
    <style:style style:name="P54" style:family="paragraph" style:parent-style-name="Standard">
      <style:text-properties fo:font-size="12pt" fo:font-style="italic" style:font-size-asian="12pt" style:language-asian="en" style:country-asian="US" style:font-style-asian="italic" style:font-style-complex="italic"/>
    </style:style>
    <style:style style:name="P55" style:family="paragraph" style:parent-style-name="Standard">
      <style:text-properties fo:font-style="italic" style:language-asian="en" style:country-asian="US" style:font-style-asian="italic" style:font-style-complex="italic"/>
    </style:style>
    <style:style style:name="P56" style:family="paragraph" style:parent-style-name="Standard">
      <style:text-properties style:font-name="Courier New" fo:font-size="8pt" style:font-size-asian="8pt" style:language-asian="en" style:country-asian="US" style:font-name-complex="Courier New1" style:font-size-complex="10pt"/>
    </style:style>
    <style:style style:name="P57" style:family="paragraph" style:parent-style-name="Standard">
      <style:text-properties style:font-name="Courier New" fo:font-size="8pt" style:font-size-asian="8pt" style:font-name-complex="Courier New1" style:font-size-complex="10pt"/>
    </style:style>
    <style:style style:name="P58" style:family="paragraph" style:parent-style-name="Standard">
      <style:text-properties style:font-style-complex="italic"/>
    </style:style>
    <style:style style:name="P59" style:family="paragraph" style:parent-style-name="Standard">
      <style:text-properties style:font-size-complex="10pt"/>
    </style:style>
    <style:style style:name="P60" style:family="paragraph" style:parent-style-name="Standard">
      <style:paragraph-properties fo:text-align="center" style:justify-single-word="false"/>
      <style:text-properties fo:font-size="14pt" fo:font-weight="bold" style:font-size-asian="14pt" style:language-asian="en" style:country-asian="US" style:font-weight-asian="bold" style:font-size-complex="14pt" style:font-weight-complex="bold"/>
    </style:style>
    <style:style style:name="P61" style:family="paragraph" style:parent-style-name="Standard">
      <style:paragraph-properties fo:margin-left="0.5in" fo:margin-right="0in" fo:text-indent="0in" style:auto-text-indent="false"/>
      <style:text-properties fo:font-size="12pt" style:font-size-asian="12pt"/>
    </style:style>
    <style:style style:name="P62" style:family="paragraph" style:parent-style-name="Standard">
      <style:paragraph-properties fo:margin-left="0.5in" fo:margin-right="0in" fo:text-indent="0in" style:auto-text-indent="false"/>
      <style:text-properties fo:font-size="12pt" style:font-size-asian="12pt" style:language-asian="en" style:country-asian="US"/>
    </style:style>
    <style:style style:name="P63" style:family="paragraph" style:parent-style-name="Standard">
      <style:paragraph-properties fo:margin-left="0.5in" fo:margin-right="0in" fo:text-indent="0in" style:auto-text-indent="false"/>
      <style:text-properties fo:font-size="12pt" style:font-size-asian="12pt" style:language-asian="en" style:country-asian="US" style:font-name-complex="Miriam1" style:font-size-complex="10pt"/>
    </style:style>
    <style:style style:name="P64" style:family="paragraph" style:parent-style-name="Standard">
      <style:paragraph-properties fo:margin-left="0.5in" fo:margin-right="0in" fo:text-indent="0in" style:auto-text-indent="false"/>
      <style:text-properties fo:font-size="12pt" style:font-size-asian="12pt" style:font-name-complex="Miriam1" style:font-size-complex="10pt"/>
    </style:style>
    <style:style style:name="P65" style:family="paragraph" style:parent-style-name="Standard">
      <style:paragraph-properties fo:margin-left="0.5in" fo:margin-right="0in" style:line-height-at-least="0.1665in" fo:text-indent="0in" style:auto-text-indent="false">
        <style:tab-stops>
          <style:tab-stop style:position="2.8839in" style:type="center"/>
          <style:tab-stop style:position="5.7681in" style:type="right"/>
        </style:tab-stops>
      </style:paragraph-properties>
      <style:text-properties fo:font-size="12pt" style:font-size-asian="12pt" style:font-name-complex="Miriam1" style:font-size-complex="10pt"/>
    </style:style>
    <style:style style:name="P66" style:family="paragraph" style:parent-style-name="Standard">
      <style:paragraph-properties fo:margin-left="0.5in" fo:margin-right="0in" fo:text-indent="0in" style:auto-text-indent="false"/>
      <style:text-properties style:font-name="Courier New" fo:font-size="8pt" style:font-size-asian="8pt" style:font-name-complex="Courier New1" style:font-size-complex="10pt"/>
    </style:style>
    <style:style style:name="P67" style:family="paragraph" style:parent-style-name="Standard">
      <style:paragraph-properties fo:margin-left="1in" fo:margin-right="0in" fo:text-indent="0in" style:auto-text-indent="false"/>
      <style:text-properties fo:font-size="12pt" style:font-size-asian="12pt" style:language-asian="en" style:country-asian="US" style:font-style-complex="italic"/>
    </style:style>
    <style:style style:name="P68" style:family="paragraph" style:parent-style-name="Body_20_Text_20_3">
      <style:text-properties fo:font-style="italic" style:font-style-asian="italic" style:font-style-complex="italic"/>
    </style:style>
    <style:style style:name="P69" style:family="paragraph" style:parent-style-name="Body_20_Text_20_2">
      <style:text-properties fo:font-style="italic" style:font-style-asian="italic" style:font-style-complex="italic"/>
    </style:style>
    <style:style style:name="P70" style:family="paragraph" style:parent-style-name="Text_20_body_20_indent">
      <style:text-properties style:font-style-complex="italic"/>
    </style:style>
    <style:style style:name="P71" style:family="paragraph" style:parent-style-name="footnote_20_text" style:master-page-name="Converted1">
      <style:paragraph-properties style:page-number="auto"/>
    </style:style>
    <style:style style:name="P72" style:family="paragraph" style:parent-style-name="footnote_20_text" style:master-page-name="Converted2">
      <style:paragraph-properties style:page-number="auto"/>
    </style:style>
    <style:style style:name="T1" style:family="text">
      <style:text-properties style:language-asian="en" style:country-asian="US"/>
    </style:style>
    <style:style style:name="T2" style:family="text">
      <style:text-properties style:language-asian="en" style:country-asian="US" style:font-size-complex="10pt"/>
    </style:style>
    <style:style style:name="T3" style:family="text">
      <style:text-properties style:language-asian="en" style:country-asian="US" style:font-name-complex="Miriam1" style:font-size-complex="8pt"/>
    </style:style>
    <style:style style:name="T4" style:family="text">
      <style:text-properties style:language-asian="en" style:country-asian="US" style:font-name-complex="Miriam1" style:font-size-complex="10pt"/>
    </style:style>
    <style:style style:name="T5" style:family="text">
      <style:text-properties style:language-asian="en" style:country-asian="US" style:font-name-complex="Narkisim"/>
    </style:style>
    <style:style style:name="T6" style:family="text">
      <style:text-properties style:language-asian="en" style:country-asian="US" style:font-name-complex="Narkisim" style:font-size-complex="10pt"/>
    </style:style>
    <style:style style:name="T7" style:family="text">
      <style:text-properties style:language-asian="en" style:country-asian="US" style:font-name-complex="Narkisim" style:font-style-complex="italic"/>
    </style:style>
    <style:style style:name="T8" style:family="text">
      <style:text-properties style:language-asian="en" style:country-asian="US" style:font-style-complex="italic"/>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style:language-asian="en" style:country-asian="US"/>
    </style:style>
    <style:style style:name="T11" style:family="text">
      <style:text-properties style:text-underline-style="solid" style:text-underline-width="auto" style:text-underline-color="font-color" style:language-asian="en" style:country-asian="US" style:font-size-complex="10pt"/>
    </style:style>
    <style:style style:name="T12" style:family="text">
      <style:text-properties style:text-underline-style="solid" style:text-underline-width="auto" style:text-underline-color="font-color" style:language-asian="en" style:country-asian="US" style:font-name-complex="Narkisim" style:font-size-complex="10pt"/>
    </style:style>
    <style:style style:name="T13" style:family="text">
      <style:text-properties style:text-underline-style="solid" style:text-underline-width="auto" style:text-underline-color="font-color" style:font-name-complex="Narkisim"/>
    </style:style>
    <style:style style:name="T14" style:family="text">
      <style:text-properties style:text-underline-style="solid" style:text-underline-width="auto" style:text-underline-color="font-color" style:font-name-complex="Narkisim" style:font-size-complex="9pt"/>
    </style:style>
    <style:style style:name="T15" style:family="text">
      <style:text-properties style:text-underline-style="solid" style:text-underline-width="auto" style:text-underline-color="font-color" style:font-name-complex="Narkisim" style:font-size-complex="10pt"/>
    </style:style>
    <style:style style:name="T16" style:family="text">
      <style:text-properties style:text-underline-style="solid" style:text-underline-width="auto" style:text-underline-color="font-color" style:font-name-complex="Narkisim" style:font-style-complex="italic"/>
    </style:style>
    <style:style style:name="T17" style:family="text">
      <style:text-properties style:text-underline-style="solid" style:text-underline-width="auto" style:text-underline-color="font-color" style:font-style-complex="italic"/>
    </style:style>
    <style:style style:name="T18" style:family="text">
      <style:text-properties style:text-underline-style="solid" style:text-underline-width="auto" style:text-underline-color="font-color" style:font-size-complex="10pt"/>
    </style:style>
    <style:style style:name="T19" style:family="text">
      <style:text-properties fo:font-size="11pt" fo:font-weight="bold" style:font-size-asian="11pt" style:font-weight-asian="bold" style:font-name-complex="Narkisim" style:font-size-complex="11pt" style:font-weight-complex="bold"/>
    </style:style>
    <style:style style:name="T20" style:family="text">
      <style:text-properties fo:font-size="14pt" style:text-underline-style="solid" style:text-underline-width="auto" style:text-underline-color="font-color" style:font-size-asian="14pt" style:language-asian="en" style:country-asian="US"/>
    </style:style>
    <style:style style:name="T21" style:family="text">
      <style:text-properties fo:font-size="14pt" style:text-underline-style="solid" style:text-underline-width="auto" style:text-underline-color="font-color" style:font-size-asian="14pt" style:language-asian="en" style:country-asian="US" style:font-size-complex="11pt"/>
    </style:style>
    <style:style style:name="T22" style:family="text">
      <style:text-properties fo:font-size="14pt" style:text-underline-style="solid" style:text-underline-width="auto" style:text-underline-color="font-color" style:font-size-asian="14pt" style:language-asian="en" style:country-asian="US" style:font-size-complex="8pt"/>
    </style:style>
    <style:style style:name="T23" style:family="text">
      <style:text-properties fo:font-size="14pt" style:text-underline-style="solid" style:text-underline-width="auto" style:text-underline-color="font-color" fo:font-weight="bold" style:font-size-asian="14pt" style:language-asian="en" style:country-asian="US" style:font-weight-asian="bold" style:font-size-complex="14pt" style:font-weight-complex="bold"/>
    </style:style>
    <style:style style:name="T24" style:family="text">
      <style:text-properties fo:font-weight="bold" style:language-asian="en" style:country-asian="US" style:font-weight-asian="bold" style:font-size-complex="14pt" style:font-weight-complex="bold"/>
    </style:style>
    <style:style style:name="T25" style:family="text">
      <style:text-properties fo:font-weight="bold" style:language-asian="en" style:country-asian="US" style:font-weight-asian="bold" style:font-size-complex="10pt" style:font-weight-complex="bold"/>
    </style:style>
    <style:style style:name="T26" style:family="text">
      <style:text-properties fo:font-weight="bold" style:font-weight-asian="bold" style:font-name-complex="Narkisim" style:font-size-complex="10pt" style:font-weight-complex="bold"/>
    </style:style>
    <style:style style:name="T27" style:family="text">
      <style:text-properties fo:font-weight="bold" style:font-weight-asian="bold" style:font-weight-complex="bold"/>
    </style:style>
    <style:style style:name="T28" style:family="text">
      <style:text-properties style:font-size-complex="8pt"/>
    </style:style>
    <style:style style:name="T29" style:family="text">
      <style:text-properties fo:font-size="12pt" style:font-size-asian="12pt"/>
    </style:style>
    <style:style style:name="T30" style:family="text">
      <style:text-properties fo:font-size="12pt" style:font-size-asian="12pt" style:language-asian="en" style:country-asian="US"/>
    </style:style>
    <style:style style:name="T31" style:family="text">
      <style:text-properties fo:font-size="12pt" style:font-size-asian="12pt" style:language-asian="en" style:country-asian="US" style:font-name-complex="Miriam1"/>
    </style:style>
    <style:style style:name="T32" style:family="text">
      <style:text-properties fo:font-size="12pt" style:font-size-asian="12pt" style:language-asian="en" style:country-asian="US" style:font-name-complex="Miriam1" style:font-size-complex="10pt"/>
    </style:style>
    <style:style style:name="T33" style:family="text">
      <style:text-properties fo:font-size="12pt" style:font-size-asian="12pt" style:language-asian="en" style:country-asian="US" style:font-name-complex="Miriam1" style:font-size-complex="8pt"/>
    </style:style>
    <style:style style:name="T34" style:family="text">
      <style:text-properties fo:font-size="12pt" style:font-size-asian="12pt" style:language-asian="en" style:country-asian="US" style:font-name-complex="Miriam1" style:font-size-complex="9pt"/>
    </style:style>
    <style:style style:name="T35" style:family="text">
      <style:text-properties fo:font-size="12pt" style:font-size-asian="12pt" style:language-asian="en" style:country-asian="US" style:font-name-complex="Narkisim"/>
    </style:style>
    <style:style style:name="T36" style:family="text">
      <style:text-properties fo:font-size="12pt" style:font-size-asian="12pt" style:language-asian="en" style:country-asian="US" style:font-name-complex="Narkisim" style:font-size-complex="10pt"/>
    </style:style>
    <style:style style:name="T37" style:family="text">
      <style:text-properties fo:font-size="12pt" style:font-size-asian="12pt" style:language-asian="en" style:country-asian="US" style:font-name-complex="Narkisim" style:font-size-complex="9pt"/>
    </style:style>
    <style:style style:name="T38" style:family="text">
      <style:text-properties fo:font-size="12pt" officeooo:rsid="001f0a88" style:font-size-asian="12pt" style:language-asian="en" style:country-asian="US" style:font-name-complex="Narkisim" style:font-size-complex="9pt"/>
    </style:style>
    <style:style style:name="T39" style:family="text">
      <style:text-properties fo:font-size="12pt" style:font-size-asian="12pt" style:language-asian="en" style:country-asian="US" style:font-name-complex="Narkisim" style:font-size-complex="8pt"/>
    </style:style>
    <style:style style:name="T40" style:family="text">
      <style:text-properties fo:font-size="12pt" style:font-size-asian="12pt" style:language-asian="en" style:country-asian="US" style:font-name-complex="Narkisim" style:font-style-complex="italic"/>
    </style:style>
    <style:style style:name="T41" style:family="text">
      <style:text-properties fo:font-size="12pt" style:font-size-asian="12pt" style:language-asian="en" style:country-asian="US" style:font-size-complex="10pt"/>
    </style:style>
    <style:style style:name="T42" style:family="text">
      <style:text-properties fo:font-size="12pt" style:font-size-asian="12pt" style:language-asian="en" style:country-asian="US" style:font-style-complex="italic"/>
    </style:style>
    <style:style style:name="T43" style:family="text">
      <style:text-properties fo:font-size="12pt" style:font-size-asian="12pt" style:language-asian="en" style:country-asian="US" style:font-size-complex="14pt"/>
    </style:style>
    <style:style style:name="T44" style:family="text">
      <style:text-properties fo:font-size="12pt" officeooo:rsid="001f0a88" style:font-size-asian="12pt" style:language-asian="en" style:country-asian="US" style:font-name-complex="Rod1" style:font-size-complex="9pt"/>
    </style:style>
    <style:style style:name="T45" style:family="text">
      <style:text-properties fo:font-size="12pt" style:font-size-asian="12pt" style:font-name-complex="Miriam1"/>
    </style:style>
    <style:style style:name="T46" style:family="text">
      <style:text-properties fo:font-size="12pt" style:font-size-asian="12pt" style:font-name-complex="Miriam1" style:font-size-complex="10pt"/>
    </style:style>
    <style:style style:name="T47" style:family="text">
      <style:text-properties fo:font-size="12pt" style:font-size-asian="12pt" style:font-name-complex="Miriam1" style:font-size-complex="8pt"/>
    </style:style>
    <style:style style:name="T48" style:family="text">
      <style:text-properties fo:font-size="12pt" style:font-size-asian="12pt" style:font-name-complex="Miriam1" style:font-size-complex="9pt"/>
    </style:style>
    <style:style style:name="T49" style:family="text">
      <style:text-properties fo:font-size="12pt" style:font-size-asian="12pt" style:font-name-complex="Narkisim"/>
    </style:style>
    <style:style style:name="T50" style:family="text">
      <style:text-properties fo:font-size="12pt" style:font-size-asian="12pt" style:font-name-complex="Narkisim" style:font-size-complex="10pt"/>
    </style:style>
    <style:style style:name="T51" style:family="text">
      <style:text-properties fo:font-size="12pt" style:font-size-asian="12pt" style:font-name-complex="Narkisim" style:font-size-complex="9pt"/>
    </style:style>
    <style:style style:name="T52" style:family="text">
      <style:text-properties fo:font-size="12pt" style:font-size-asian="12pt" style:font-name-complex="Narkisim" style:font-style-complex="italic"/>
    </style:style>
    <style:style style:name="T53" style:family="text">
      <style:text-properties fo:font-size="12pt" style:font-size-asian="12pt" style:font-size-complex="10pt"/>
    </style:style>
    <style:style style:name="T54" style:family="text">
      <style:text-properties fo:font-size="12pt" style:font-size-asian="12pt" style:font-size-complex="10pt" style:font-style-complex="italic"/>
    </style:style>
    <style:style style:name="T55" style:family="text">
      <style:text-properties fo:font-size="12pt" style:font-size-asian="12pt" style:font-style-complex="italic"/>
    </style:style>
    <style:style style:name="T56" style:family="text">
      <style:text-properties fo:font-size="12pt" style:font-size-asian="12pt" style:font-name-complex="Courier New1" style:font-size-complex="10pt"/>
    </style:style>
    <style:style style:name="T57" style:family="text">
      <style:text-properties fo:font-size="12pt" style:font-size-asian="12pt" style:font-name-complex="Rod1" style:font-size-complex="10pt"/>
    </style:style>
    <style:style style:name="T58" style:family="text">
      <style:text-properties fo:font-size="12pt" style:text-underline-style="solid" style:text-underline-width="auto" style:text-underline-color="font-color" style:font-size-asian="12pt"/>
    </style:style>
    <style:style style:name="T59" style:family="text">
      <style:text-properties fo:font-size="12pt" style:text-underline-style="solid" style:text-underline-width="auto" style:text-underline-color="font-color" style:font-size-asian="12pt" style:language-asian="en" style:country-asian="US"/>
    </style:style>
    <style:style style:name="T60" style:family="text">
      <style:text-properties fo:font-size="12pt" style:text-underline-style="solid" style:text-underline-width="auto" style:text-underline-color="font-color" style:font-size-asian="12pt" style:language-asian="en" style:country-asian="US" style:font-name-complex="Narkisim"/>
    </style:style>
    <style:style style:name="T61" style:family="text">
      <style:text-properties fo:font-size="12pt" style:text-underline-style="solid" style:text-underline-width="auto" style:text-underline-color="font-color" style:font-size-asian="12pt" style:language-asian="en" style:country-asian="US" style:font-name-complex="Narkisim" style:font-size-complex="10pt"/>
    </style:style>
    <style:style style:name="T62" style:family="text">
      <style:text-properties fo:font-size="12pt" style:text-underline-style="solid" style:text-underline-width="auto" style:text-underline-color="font-color" style:font-size-asian="12pt" style:language-asian="en" style:country-asian="US" style:font-name-complex="Narkisim" style:font-size-complex="9pt"/>
    </style:style>
    <style:style style:name="T63" style:family="text">
      <style:text-properties fo:font-size="12pt" style:text-underline-style="solid" style:text-underline-width="auto" style:text-underline-color="font-color" style:font-size-asian="12pt" style:language-asian="en" style:country-asian="US" style:font-name-complex="Miriam1" style:font-size-complex="10pt"/>
    </style:style>
    <style:style style:name="T64" style:family="text">
      <style:text-properties fo:font-size="12pt" style:text-underline-style="solid" style:text-underline-width="auto" style:text-underline-color="font-color" style:font-size-asian="12pt" style:language-asian="en" style:country-asian="US" style:font-style-complex="italic"/>
    </style:style>
    <style:style style:name="T65" style:family="text">
      <style:text-properties fo:font-size="12pt" style:text-underline-style="solid" style:text-underline-width="auto" style:text-underline-color="font-color" style:font-size-asian="12pt" style:font-name-complex="Miriam1" style:font-size-complex="10pt"/>
    </style:style>
    <style:style style:name="T66" style:family="text">
      <style:text-properties fo:font-size="12pt" style:text-underline-style="solid" style:text-underline-width="auto" style:text-underline-color="font-color" style:font-size-asian="12pt" style:font-name-complex="Narkisim" style:font-size-complex="10pt"/>
    </style:style>
    <style:style style:name="T67" style:family="text">
      <style:text-properties fo:font-size="12pt" style:text-underline-style="solid" style:text-underline-width="auto" style:text-underline-color="font-color" style:font-size-asian="12pt" style:font-name-complex="Narkisim" style:font-size-complex="9pt"/>
    </style:style>
    <style:style style:name="T68" style:family="text">
      <style:text-properties fo:font-size="12pt" style:text-underline-style="solid" style:text-underline-width="auto" style:text-underline-color="font-color" fo:font-weight="bold" style:font-size-asian="12pt" style:language-asian="en" style:country-asian="US" style:font-weight-asian="bold" style:font-name-complex="Miriam1" style:font-size-complex="10pt" style:font-weight-complex="bold"/>
    </style:style>
    <style:style style:name="T69" style:family="text">
      <style:text-properties fo:font-size="12pt" fo:font-style="italic" style:font-size-asian="12pt" style:language-asian="en" style:country-asian="US" style:font-style-asian="italic" style:font-name-complex="Miriam1" style:font-size-complex="10pt" style:font-style-complex="italic"/>
    </style:style>
    <style:style style:name="T70" style:family="text">
      <style:text-properties fo:font-size="12pt" fo:font-style="italic" style:font-size-asian="12pt" style:language-asian="en" style:country-asian="US" style:font-style-asian="italic" style:font-name-complex="Miriam1" style:font-size-complex="8pt" style:font-style-complex="italic"/>
    </style:style>
    <style:style style:name="T71" style:family="text">
      <style:text-properties fo:font-size="12pt" fo:font-style="italic" style:font-size-asian="12pt" style:language-asian="en" style:country-asian="US" style:font-style-asian="italic" style:font-name-complex="Miriam1" style:font-size-complex="9pt" style:font-style-complex="italic"/>
    </style:style>
    <style:style style:name="T72" style:family="text">
      <style:text-properties fo:font-size="12pt" fo:font-style="italic" style:font-size-asian="12pt" style:language-asian="en" style:country-asian="US" style:font-style-asian="italic" style:font-name-complex="Narkisim" style:font-size-complex="10pt" style:font-style-complex="italic"/>
    </style:style>
    <style:style style:name="T73" style:family="text">
      <style:text-properties fo:font-size="12pt" fo:font-style="italic" style:font-size-asian="12pt" style:language-asian="en" style:country-asian="US" style:font-style-asian="italic" style:font-name-complex="Narkisim" style:font-style-complex="italic"/>
    </style:style>
    <style:style style:name="T74" style:family="text">
      <style:text-properties fo:font-size="12pt" fo:font-style="italic" style:font-size-asian="12pt" style:language-asian="en" style:country-asian="US" style:font-style-asian="italic" style:font-style-complex="italic"/>
    </style:style>
    <style:style style:name="T75" style:family="text">
      <style:text-properties fo:font-size="12pt" fo:font-style="italic" style:font-size-asian="12pt" style:font-style-asian="italic" style:font-name-complex="Miriam1" style:font-size-complex="10pt" style:font-style-complex="italic"/>
    </style:style>
    <style:style style:name="T76" style:family="text">
      <style:text-properties fo:font-size="12pt" fo:font-style="italic" style:font-size-asian="12pt" style:font-style-asian="italic" style:font-name-complex="Miriam1" style:font-size-complex="8pt" style:font-style-complex="italic"/>
    </style:style>
    <style:style style:name="T77" style:family="text">
      <style:text-properties fo:font-size="12pt" fo:font-style="italic" style:font-size-asian="12pt" style:font-style-asian="italic" style:font-name-complex="Miriam1" style:font-size-complex="9pt" style:font-style-complex="italic"/>
    </style:style>
    <style:style style:name="T78" style:family="text">
      <style:text-properties fo:font-size="12pt" fo:font-style="italic" style:font-size-asian="12pt" style:font-style-asian="italic" style:font-style-complex="italic"/>
    </style:style>
    <style:style style:name="T79" style:family="text">
      <style:text-properties fo:font-size="12pt" fo:font-style="italic" style:font-size-asian="12pt" style:font-style-asian="italic" style:font-name-complex="Narkisim" style:font-size-complex="10pt" style:font-style-complex="italic"/>
    </style:style>
    <style:style style:name="T80" style:family="text">
      <style:text-properties fo:font-size="12pt" fo:font-style="italic" style:text-underline-style="solid" style:text-underline-width="auto" style:text-underline-color="font-color" style:font-size-asian="12pt" style:language-asian="en" style:country-asian="US" style:font-style-asian="italic" style:font-name-complex="Narkisim" style:font-size-complex="10pt" style:font-style-complex="italic"/>
    </style:style>
    <style:style style:name="T81" style:family="text">
      <style:text-properties fo:font-size="12pt" fo:font-style="italic" style:text-underline-style="solid" style:text-underline-width="auto" style:text-underline-color="font-color" style:font-size-asian="12pt" style:language-asian="en" style:country-asian="US" style:font-style-asian="italic" style:font-style-complex="italic"/>
    </style:style>
    <style:style style:name="T82" style:family="text">
      <style:text-properties fo:font-size="12pt" fo:font-style="italic" style:text-underline-style="solid" style:text-underline-width="auto" style:text-underline-color="font-color" style:font-size-asian="12pt" style:language-asian="en" style:country-asian="US" style:font-style-asian="italic" style:font-name-complex="Miriam1" style:font-size-complex="10pt" style:font-style-complex="italic"/>
    </style:style>
    <style:style style:name="T83" style:family="text">
      <style:text-properties fo:font-size="12pt" fo:font-style="italic" style:text-underline-style="solid" style:text-underline-width="auto" style:text-underline-color="font-color" style:font-size-asian="12pt" style:font-style-asian="italic" style:font-name-complex="Miriam1" style:font-size-complex="10pt" style:font-style-complex="italic"/>
    </style:style>
    <style:style style:name="T84" style:family="text">
      <style:text-properties fo:font-size="12pt" fo:font-weight="bold" style:font-size-asian="12pt" style:language-asian="en" style:country-asian="US" style:font-weight-asian="bold" style:font-name-complex="Miriam1" style:font-size-complex="10pt" style:font-weight-complex="bold"/>
    </style:style>
    <style:style style:name="T85" style:family="text">
      <style:text-properties fo:font-size="12pt" fo:font-weight="bold" style:font-size-asian="12pt" style:language-asian="en" style:country-asian="US" style:font-weight-asian="bold" style:font-name-complex="Miriam1" style:font-weight-complex="bold"/>
    </style:style>
    <style:style style:name="T86" style:family="text">
      <style:text-properties fo:font-size="12pt" fo:font-weight="bold" style:font-size-asian="12pt" style:font-weight-asian="bold" style:font-name-complex="Miriam1" style:font-size-complex="10pt" style:font-weight-complex="bold"/>
    </style:style>
    <style:style style:name="T87" style:family="text">
      <style:text-properties style:font-name-complex="Miriam1" style:font-size-complex="8pt"/>
    </style:style>
    <style:style style:name="T88" style:family="text">
      <style:text-properties style:font-name-complex="Miriam1" style:font-size-complex="10pt"/>
    </style:style>
    <style:style style:name="T89" style:family="text">
      <style:text-properties style:font-size-complex="10pt"/>
    </style:style>
    <style:style style:name="T90" style:family="text">
      <style:text-properties style:font-name-complex="Narkisim"/>
    </style:style>
    <style:style style:name="T91" style:family="text">
      <style:text-properties style:font-name-complex="Narkisim" style:font-size-complex="10pt"/>
    </style:style>
    <style:style style:name="T92" style:family="text">
      <style:text-properties style:font-name-complex="Narkisim" style:font-style-complex="italic"/>
    </style:style>
    <style:style style:name="T93" style:family="text">
      <style:text-properties style:font-name-complex="Narkisim" style:font-size-complex="14pt"/>
    </style:style>
    <style:style style:name="T94" style:family="text">
      <style:text-properties style:font-name-complex="Narkisim" style:font-size-complex="14pt" style:font-style-complex="italic"/>
    </style:style>
    <style:style style:name="T95" style:family="text">
      <style:text-properties style:font-name-complex="Narkisim" style:font-size-complex="9pt"/>
    </style:style>
    <style:style style:name="T96" style:family="text">
      <style:text-properties fo:font-style="italic" style:language-asian="en" style:country-asian="US" style:font-style-asian="italic" style:font-style-complex="italic"/>
    </style:style>
    <style:style style:name="T97" style:family="text">
      <style:text-properties fo:font-style="italic" style:language-asian="en" style:country-asian="US" style:font-style-asian="italic" style:font-size-complex="10pt" style:font-style-complex="italic"/>
    </style:style>
    <style:style style:name="T98" style:family="text">
      <style:text-properties fo:font-style="italic" style:language-asian="en" style:country-asian="US" style:font-style-asian="italic" style:font-name-complex="Narkisim" style:font-style-complex="italic"/>
    </style:style>
    <style:style style:name="T99" style:family="text">
      <style:text-properties fo:font-style="italic" fo:font-weight="bold" style:language-asian="en" style:country-asian="US" style:font-style-asian="italic" style:font-weight-asian="bold" style:font-style-complex="italic" style:font-weight-complex="bold"/>
    </style:style>
    <style:style style:name="T100" style:family="text">
      <style:text-properties fo:font-style="italic" style:font-style-asian="italic" style:font-style-complex="italic"/>
    </style:style>
    <style:style style:name="T101" style:family="text">
      <style:text-properties fo:font-style="italic" style:font-style-asian="italic" style:font-size-complex="10pt" style:font-style-complex="italic"/>
    </style:style>
    <style:style style:name="T102" style:family="text">
      <style:text-properties fo:font-style="italic" style:font-style-asian="italic" style:font-name-complex="Narkisim" style:font-style-complex="italic"/>
    </style:style>
    <style:style style:name="T103" style:family="text">
      <style:text-properties fo:font-style="italic" style:font-style-asian="italic" style:font-name-complex="Narkisim" style:font-size-complex="14pt" style:font-style-complex="italic"/>
    </style:style>
    <style:style style:name="T104" style:family="text">
      <style:text-properties fo:font-style="italic" style:font-style-asian="italic" style:font-size-complex="14pt" style:font-style-complex="italic"/>
    </style:style>
    <style:style style:name="T105" style:family="text">
      <style:text-properties fo:font-style="italic" style:text-underline-style="solid" style:text-underline-width="auto" style:text-underline-color="font-color" style:language-asian="en" style:country-asian="US" style:font-style-asian="italic" style:font-style-complex="italic"/>
    </style:style>
    <style:style style:name="T106" style:family="text">
      <style:text-properties fo:font-style="italic" style:text-underline-style="solid" style:text-underline-width="auto" style:text-underline-color="font-color" style:font-style-asian="italic" style:font-style-complex="italic"/>
    </style:style>
    <style:style style:name="T107" style:family="text">
      <style:text-properties fo:font-style="italic" style:text-underline-style="solid" style:text-underline-width="auto" style:text-underline-color="font-color" style:font-style-asian="italic" style:font-name-complex="Narkisim" style:font-style-complex="italic"/>
    </style:style>
    <style:style style:name="T108" style:family="text">
      <style:text-properties style:font-style-complex="italic"/>
    </style:style>
    <style:style style:name="T109" style:family="text">
      <style:text-properties style:font-name="Courier New" fo:font-size="8pt" style:font-size-asian="8pt"/>
    </style:style>
    <style:style style:name="T110" style:family="text">
      <style:text-properties style:font-name="Courier New" fo:font-size="8pt" style:font-size-asian="8pt" style:font-name-complex="Courier New1"/>
    </style:style>
    <style:style style:name="T111" style:family="text">
      <style:text-properties style:font-name="Courier New" fo:font-size="8pt" style:font-size-asian="8pt" style:font-name-complex="Courier New1" style:font-size-complex="10pt"/>
    </style:style>
    <style:style style:name="T112" style:family="text">
      <style:text-properties style:font-name="Courier New" fo:font-size="8pt" style:font-size-asian="8pt" style:font-name-complex="Courier New1" style:font-size-complex="8pt"/>
    </style:style>
    <style:style style:name="T113" style:family="text">
      <style:text-properties style:font-name="Courier New" fo:font-size="8pt" style:font-size-asian="8pt" style:language-asian="en" style:country-asian="US"/>
    </style:style>
    <style:style style:name="T114" style:family="text">
      <style:text-properties style:font-name="Courier New" fo:font-size="8pt" style:font-size-asian="8pt" style:language-asian="en" style:country-asian="US" style:font-name-complex="Courier New1" style:font-size-complex="10pt"/>
    </style:style>
    <style:style style:name="T115" style:family="text">
      <style:text-properties style:font-name="Courier New" fo:font-size="8pt" style:font-size-asian="8pt" style:language-asian="en" style:country-asian="US" style:font-name-complex="Courier New1" style:font-size-complex="8pt"/>
    </style:style>
    <style:style style:name="T116" style:family="text">
      <style:text-properties style:font-name="Courier New" fo:font-size="8pt" style:font-size-asian="8pt" style:language-asian="en" style:country-asian="US" style:font-size-complex="10pt"/>
    </style:style>
    <style:style style:name="T117" style:family="text">
      <style:text-properties style:font-name="Courier New" fo:font-size="8pt" style:font-size-asian="8pt" style:language-asian="en" style:country-asian="US" style:font-name-complex="Narkisim" style:font-size-complex="10pt"/>
    </style:style>
    <style:style style:name="T118" style:family="text">
      <style:text-properties style:font-name="Courier New" fo:font-size="8pt" style:font-size-asian="8pt" style:language-asian="en" style:country-asian="US" style:font-name-complex="Narkisim" style:font-size-complex="8pt"/>
    </style:style>
    <style:style style:name="T119" style:family="text">
      <style:text-properties style:font-name="Courier New" fo:font-size="8pt" style:font-size-asian="8pt" style:font-size-complex="10pt"/>
    </style:style>
    <style:style style:name="T120" style:family="text">
      <style:text-properties style:font-name="Courier New" fo:font-size="8pt" style:font-size-asian="8pt" style:font-name-complex="Narkisim" style:font-size-complex="10pt"/>
    </style:style>
    <style:style style:name="T121" style:family="text">
      <style:text-properties style:font-name="Courier New" fo:font-size="8pt" style:font-size-asian="8pt" style:font-name-complex="Narkisim" style:font-size-complex="9pt"/>
    </style:style>
    <style:style style:name="T122" style:family="text">
      <style:text-properties style:font-name="Courier New" fo:font-size="8pt" fo:font-style="italic" style:font-size-asian="8pt" style:language-asian="en" style:country-asian="US" style:font-style-asian="italic" style:font-size-complex="10pt" style:font-style-complex="italic"/>
    </style:style>
    <style:style style:name="T123" style:family="text">
      <style:text-properties style:font-name="Courier New" fo:font-size="8pt" fo:font-style="italic" style:font-size-asian="8pt" style:language-asian="en" style:country-asian="US" style:font-style-asian="italic" style:font-name-complex="Courier New1" style:font-size-complex="10pt" style:font-style-complex="italic"/>
    </style:style>
    <style:style style:name="T124" style:family="text">
      <style:text-properties style:font-name="Courier New" fo:font-size="8pt" fo:font-style="italic" style:font-size-asian="8pt" style:font-style-asian="italic" style:font-size-complex="10pt" style:font-style-complex="italic"/>
    </style:style>
    <style:style style:name="T125" style:family="text">
      <style:text-properties style:font-name="Courier New" fo:font-size="8pt" fo:font-style="italic" style:text-underline-style="solid" style:text-underline-width="auto" style:text-underline-color="font-color" style:font-size-asian="8pt" style:language-asian="en" style:country-asian="US" style:font-style-asian="italic" style:font-size-complex="10pt" style:font-style-complex="italic"/>
    </style:style>
    <style:style style:name="T126" style:family="text">
      <style:text-properties style:font-name="Courier New" fo:font-size="8pt" fo:font-style="italic" style:text-underline-style="solid" style:text-underline-width="auto" style:text-underline-color="font-color" style:font-size-asian="8pt" style:font-style-asian="italic" style:font-size-complex="10pt" style:font-style-complex="italic"/>
    </style:style>
    <style:style style:name="T127" style:family="text">
      <style:text-properties fo:font-size="8pt" style:font-size-asian="8pt" style:font-name-complex="Miriam1" style:font-size-complex="8pt"/>
    </style:style>
    <style:style style:name="T128" style:family="text">
      <style:text-properties fo:font-size="8pt" style:font-size-asian="8pt" style:language-asian="en" style:country-asian="US" style:font-name-complex="Miriam1" style:font-size-complex="8pt"/>
    </style:style>
    <style:style style:name="T129" style:family="text">
      <style:text-properties style:text-line-through-style="solid"/>
    </style:style>
    <style:style style:name="T130" style:family="text">
      <style:text-properties style:text-line-through-style="solid" fo:font-size="12pt" style:font-size-asian="12pt" style:font-name-complex="Miriam1" style:font-size-complex="10pt"/>
    </style:style>
    <style:style style:name="T131" style:family="text">
      <style:text-properties style:text-line-through-style="solid" style:font-name="Courier New" fo:font-size="8pt" style:font-size-asian="8pt" style:font-name-complex="Courier New1" style:font-size-complex="10pt"/>
    </style:style>
    <style:style style:name="T132" style:family="text">
      <style:text-properties style:text-line-through-style="solid"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מסכת נדה</text:p>
      <text:p text:style-name="P2"/>
      <text:p text:style-name="P37">מתוך "גמרא נוֹחָה"</text:p>
      <text:p text:style-name="P1"><text:span text:style-name="T20">על שם הורי </text:span><text:span text:style-name="T23">נ</text:span><text:span text:style-name="T20">פתלי </text:span><text:span text:style-name="T23">וח</text:span><text:span text:style-name="T20">נה</text:span><text:span text:style-name="T21"> </text:span><text:span text:style-name="T23">ה</text:span><text:span text:style-name="T20">ולנדר</text:span><text:span text:style-name="T22"> ז"ל</text:span></text:p>
      <text:p text:style-name="P38">נדה פרק ראשון שמאי אומר</text:p>
      <text:p text:style-name="P21"/>
      <text:p text:style-name="P21">פרשת היולדת</text:p>
      <text:p text:style-name="P40">ויקרא פרק יב</text:p>
      <text:p text:style-name="P40">פסוק ב</text:p>
      <text:p text:style-name="P41">דבר אל בני ישראל לאמר: אשה כי תזריע וילדה זכר וטמאה שבעת ימים כימי נדת דותה תטמא</text:p>
      <text:p text:style-name="P40">פסוק ג</text:p>
      <text:p text:style-name="P41">וביום השמיני ימול בשר ערלתו</text:p>
      <text:p text:style-name="P40">פסוק ד</text:p>
      <text:p text:style-name="P41">ושלשים יום ושלשת ימים תשב בדמי טהרה בכל קדש לא תגע ואל המקדש לא תבא עד מלאת ימי טהרה</text:p>
      <text:p text:style-name="P40">פסוק ה</text:p>
      <text:p text:style-name="P41">ואם נקבה תלד וטמאה שבעים כנדתה וששים יום וששת ימים תשב על דמי טהרה</text:p>
      <text:p text:style-name="P40">פסוק ו</text:p>
      <text:p text:style-name="P41">ובמלאת ימי טהרה לבן או לבת תביא כבש בן שנתו לעלה ובן יונה או תר לחטאת אל פתח אהל מועד אל הכהן</text:p>
      <text:p text:style-name="P40">פסוק ז</text:p>
      <text:p text:style-name="P41">והקריבו לפני ה’ וכפר עליה וטהרה ממקר דמיה זאת תורת הילדת לזכר או לנקבה</text:p>
      <text:p text:style-name="P40">פסוק ח</text:p>
      <text:p text:style-name="P41">ואם לא תמצא ידה די שה ולקחה שתי תרים או שני בני יונה אחד לעלה ואחד לחטאת וכפר עליה הכהן וטהרה</text:p>
      <text:p text:style-name="P24"/>
      <text:p text:style-name="P21">פרשת אשה נדה</text:p>
      <text:p text:style-name="P40">ויקרא טו</text:p>
      <text:p text:style-name="P40">פסוק יט</text:p>
      <text:p text:style-name="P41">ואשה כי תהיה זבה דם יהיה זבה בבשרה שבעת ימים תהיה בנדתה וכל הנגע בה יטמא עד הערב</text:p>
      <text:p text:style-name="P40">פסוק כ</text:p>
      <text:p text:style-name="P41">וכל אשר תשכב עליו בנדתה יטמא וכל אשר תשב עליו יטמא</text:p>
      <text:p text:style-name="P40">פסוק כא</text:p>
      <text:p text:style-name="P41">וכל הנגע במשכבה יכבס בגדיו ורחץ במים וטמא עד הערב</text:p>
      <text:p text:style-name="P40">פסוק כב</text:p>
      <text:p text:style-name="P41">וכל הנגע בכל כלי אשר תשב עליו יכבס בגדיו ורחץ במים וטמא עד הערב</text:p>
      <text:p text:style-name="P40">פסוק כג</text:p>
      <text:p text:style-name="P41">ואם על המשכב הוא או על הכלי אשר הוא ישבת עליו בנגעו בו יטמא עד הערב</text:p>
      <text:p text:style-name="P40">פסוק כד</text:p>
      <text:p text:style-name="P41">ואם שכב ישכב איש אתה ותהי נדתה עליו וטמא שבעת ימים וכל המשכב אשר ישכב עליו יטמא</text:p>
      <text:p text:style-name="P24"/>
      <text:p text:style-name="P21">פרשת אשה זבה</text:p>
      <text:p text:style-name="P40">ויקרא טו</text:p>
      <text:p text:style-name="P40">פסוק כה</text:p>
      <text:p text:style-name="P23"><text:span text:style-name="T35">ואשה כי יזוב זוב דמה ימים רבים </text:span><text:span text:style-name="T60">בלא עת נדתה</text:span><text:span text:style-name="T35"> או כי תזוב על נדתה כל ימי זוב טמאתה כימי נדתה תהיה טמאה הוא</text:span></text:p>
      <text:p text:style-name="P40">פסוק כו</text:p>
      <text:p text:style-name="P41"><text:soft-page-break/>כל המשכב אשר תשכב עליו כל ימי זובה כמשכב נדתה יהיה לה וכל הכלי אשר תשב עליו טמא יהיה כטמאת נדתה</text:p>
      <text:p text:style-name="P40">פסוק כז</text:p>
      <text:p text:style-name="P41">וכל הנוגע בם יטמא וכבס בגדיו ורחץ במים וטמא עד הערב</text:p>
      <text:p text:style-name="P40">פסוק כח</text:p>
      <text:p text:style-name="P41">ואם טהרה מזובה וספרה לה שבעת ימים ואחר תטהר</text:p>
      <text:p text:style-name="P40">פסוק כט</text:p>
      <text:p text:style-name="P41">וביום השמיני תקח לה שתי תרים או שני בני יונה והביאה אותם אל הכהן אל פתח אהל מועד</text:p>
      <text:p text:style-name="P40">פסוק ל</text:p>
      <text:p text:style-name="P41">ועשה הכהן את האחד חטאת ואת האחד עלה וכפר עליה הכהן לפני ה’ מזוב טמאתה</text:p>
      <text:p text:style-name="P40">פסוק לא</text:p>
      <text:p text:style-name="P41">והזרתם את בני ישראל מטמאתם ולא ימתו בטמאתם בטמאם את משכני אשר בתוכם</text:p>
      <text:p text:style-name="P40">פסוק לב</text:p>
      <text:p text:style-name="P41">זאת תורת הזב ואשר תצא ממנו שכבת זרע לטמאה בה</text:p>
      <text:p text:style-name="P40">פסוק לג</text:p>
      <text:p text:style-name="P41">והדוה בנדתה והזב את זובו לזכר ולנקבה ולאיש אשר ישכב עם טמאה</text:p>
      <text:p text:style-name="P11"/>
      <text:p text:style-name="P11">(נדה ב,א)</text:p>
      <text:p text:style-name="P42">משנה:</text:p>
      <text:p text:style-name="P23"><text:span text:style-name="T30">שמאי אומר: כל הנשים דין שעתן </text:span><text:span text:style-name="T41">(</text:span><text:span text:style-name="T32">אם ראתה דם - די לנו אם תטמא תרומה וטהרות שתגע בהן משעת ראייה ואילך, ולא אמרינן 'כי היכי דהשתא אישתכח דם בבית החיצון, אי הות בדקה נמי מקמי הכי הוה אישתכח, וכותלי בית הרחם העמידוהו'; וקיימא לן בפרק 'יוצא דופן' </text:span><text:span text:style-name="T33">(לקמן דף מ.)</text:span><text:span text:style-name="T32"> 'כל הנשים מטמאות בבית החיצון'</text:span><text:span text:style-name="T41">)</text:span><text:span text:style-name="T30">; </text:span></text:p>
      <text:p text:style-name="P23"><text:span text:style-name="T30">הלל אומר: מפקידה לפקידה </text:span><text:span text:style-name="T41">(</text:span><text:span text:style-name="T32">בדקה עצמה באחד בשבת ומצאתה טהורה, וליום רביעי בדקה ומצאתה טמאה – חיישינן, ומטמאה מספק כל הטהרות שנתעסקה בהן משעת בדיקת אחד בשבת, דשמא עם סילוק ידיה ראתה וכותלי בית הרחם העמידוהו</text:span><text:span text:style-name="T41">)</text:span><text:span text:style-name="T30">, ואפילו לימים הרבה </text:span><text:span text:style-name="T41">(</text:span><text:span text:style-name="T32">בין בדיקה ראשונה לשניה - מטמאינן כל הטהרות שנתעסקה בהן בינתיים; אבל הנך דמקמי בדיקה קמייתא טהורות, דהא כשבדקה עצמה מצאתה טהורה</text:span><text:span text:style-name="T41">)</text:span><text:span text:style-name="T30">; </text:span></text:p>
      <text:p text:style-name="P23"><text:span text:style-name="T30">וחכמים אומרים לא כדברי זה </text:span><text:span text:style-name="T41">(</text:span><text:span text:style-name="T32">שהחמיר יותר מדאי: דודאי כולי האי ימים רבים לא מוקמי ליה כותלי בית הרחם</text:span><text:span text:style-name="T41">)</text:span><text:span text:style-name="T30"> ולא כדברי זה </text:span><text:span text:style-name="T41">(</text:span><text:span text:style-name="T32">שמיקל יותר מדאי</text:span><text:span text:style-name="T41">)</text:span><text:span text:style-name="T30">, אלא: מעת לעת ממעטת על יד מפקידה לפקידה </text:span><text:span text:style-name="T41">(</text:span><text:span text:style-name="T32">שאם יש ימים הרבה בין פקידה לפקידה - לא מטמאינן להו לכולהו טהרות דביני וביני, אלא אותם שנתעסקה בהם מאתמול בשעה הזאת; וטעמייהו דרבנן מפרש לקמן בגמרא; נמצא מעת לעת ממעטת זמן מפקידה לפקידה</text:span><text:span text:style-name="T41">)</text:span><text:span text:style-name="T30">, ומפקידה לפקידה ממעטת על יד מעת לעת </text:span><text:span text:style-name="T41">(</text:span><text:span text:style-name="T32">שאם היה זמן מפקידה לפקידה מועט מזמן מעת לעת - הולכין אחריו להקל, כגון: בדקה עצמה שחרית ומצאתה טהורה, וחזרה ובדקה ערבית ומצאתה טמאה, דאמרינן לקמן במתניתין </text:span><text:span text:style-name="T33">(דף יא.)</text:span><text:span text:style-name="T32"> '</text:span><text:span text:style-name="T69">פעמים צריכה להיות בודקת שחרית ובין השמשות</text:span><text:span text:style-name="T32">'; לא מטמאינן טהרות של ליל אמש, דהא בדקה שחרית ומצאתה טהורה, וליכא למימר דהוי דם מאתמול בהאי שעתא, אלא הנך טהרות דמבדיקת שחרית ואילך מטמאינן, דהיינו 'מפקידה לפקידה'</text:span><text:span text:style-name="T41">)</text:span><text:span text:style-name="T30">. </text:span><text:span text:style-name="T41">(</text:span><text:span text:style-name="T32">'</text:span><text:span text:style-name="T84">על יד</text:span><text:span text:style-name="T32">': על כח מפקידה לפקידה הוא בא וממעטו כמו 'פוסל על ידו' דיבמות </text:span><text:span text:style-name="T33">(דף צו.)</text:span><text:span text:style-name="T32">, וכן הרבה.</text:span><text:span text:style-name="T41">)</text:span><text:span text:style-name="T30"> </text:span></text:p>
      <text:p text:style-name="P22"/>
      <text:p text:style-name="P23"><text:span text:style-name="T30">כל אשה שיש לה וסת </text:span><text:span text:style-name="T41">(</text:span><text:span text:style-name="T32">קבוע שלש פעמים, ובדקה בשעת וסתה ומצאתה טמאה</text:span><text:span text:style-name="T41">)</text:span><text:span text:style-name="T30"> - דיה שעתה </text:span><text:span text:style-name="T41">(</text:span><text:span text:style-name="T32">וליכא למימר דמעיקרא הוה התם, דודאי אורח בזמנו בא</text:span><text:span text:style-name="T41">)</text:span><text:span text:style-name="T30">. </text:span></text:p>
      <text:p text:style-name="P23"><text:span text:style-name="T30">והמשמשת בעדים </text:span><text:span text:style-name="T41">(</text:span><text:span text:style-name="T32">שבדקה עצמה בעד דהיינו בסדין קודם תשמיש ולאחר תשמיש</text:span><text:span text:style-name="T41">)</text:span><text:span text:style-name="T30"> - הרי זו כפקידה, וממעטת על יד מעת לעת ועל יד מפקידה לפקידה </text:span><text:span text:style-name="T41">(</text:span><text:span text:style-name="T32">ואם ראתה דם אחר כך בבדיקת ערבית, והיא שמשה בצהרים בעדים - לא מטמאינן טהרות דמבדיקת שחרית עד תשמיש, שהרי קודם תשמיש בדקה ומצאתה טהורה, וליכא למימר מקמי הכי הוה; אלא הנך דמתשמיש ואילך טמאות</text:span><text:span text:style-name="T41">)</text:span><text:span text:style-name="T30">.</text:span></text:p>
      <text:p text:style-name="Standard"><text:span text:style-name="T1">כיצד '</text:span><text:span text:style-name="T96">דיה שעתה</text:span><text:span text:style-name="T1">'? </text:span></text:p>
      <text:p text:style-name="P11">היתה יושבת במטה ועסוקה בטהרות ופרשה וראתה - היא טמאה והן טהורות.</text:p>
      <text:p text:style-name="Standard"><text:span text:style-name="T1">אף על פי שאמרו </text:span><text:span text:style-name="T2">(</text:span><text:span text:style-name="T32">אשאין לה וסת קאי</text:span><text:span text:style-name="T2">)</text:span><text:span text:style-name="T1"> '</text:span><text:span text:style-name="T96">מטמאה מעת לעת</text:span><text:span text:style-name="T1">' - אינה מונה </text:span><text:span text:style-name="T2">(</text:span><text:span text:style-name="T32">ימי נדה</text:span><text:span text:style-name="T2">)</text:span><text:span text:style-name="T1"> אלא משעה שראתה.</text:span><text:span text:style-name="T32"> </text:span></text:p>
      <text:p text:style-name="P11"/>
      <text:p text:style-name="P11">גמרא:</text:p>
      <text:p text:style-name="P11"><text:soft-page-break/>מאי טעמיה דשמאי?</text:p>
      <text:p text:style-name="Standard"><text:span text:style-name="T1">קסבר העמד אשה על חזקתה, ואשה בחזקת טהורה עומדת </text:span><text:span text:style-name="T2">(</text:span><text:span text:style-name="T32">שהרי מִסָּפֵק אתה בא לטמאותה לענין טהרות, דקודם ראייה - ספק הוה לה דם; מקודם לכן ספק לא הוה, הלכך </text:span><text:span text:style-name="T84">העמד אשה על חזקתה</text:span><text:span text:style-name="T32"> שהיתה קודם ראייה כשנתעסקה בטהרות אלו</text:span><text:span text:style-name="T2">)</text:span><text:span text:style-name="T1">.</text:span></text:p>
      <text:p text:style-name="P11">והלל?</text:p>
      <text:p text:style-name="P11">כי אמר העמד דבר על חזקתו - היכא דלית ליה ריעותא מגופיה, אבל איתתא - </text:p>
      <text:p text:style-name="P11"/>
      <text:p text:style-name="P11">(נדה ב,ב)</text:p>
      <text:p text:style-name="Standard"><text:span text:style-name="T1">כיון דמגופה קחזיא </text:span><text:span text:style-name="T2">(</text:span><text:span text:style-name="T32">מועדה ועלולה היא לכך</text:span><text:span text:style-name="T2">)</text:span><text:span text:style-name="T1"> - לא אמרינן אוקמה אחזקתה </text:span><text:span text:style-name="T2">(</text:span><text:span text:style-name="T32">אין לה חזקת טהרה</text:span><text:span text:style-name="T2">)</text:span><text:span text:style-name="T1">.</text:span></text:p>
      <text:p text:style-name="Standard"><text:span text:style-name="T1">ומאי שנא ממקוה </text:span><text:span text:style-name="T2">(</text:span><text:span text:style-name="T32">לתרוייהו פריך</text:span><text:span text:style-name="T2">)</text:span><text:span text:style-name="T1">, דתנן </text:span><text:span text:style-name="T33">[מקואות פ"ב מ"ב]</text:span><text:span text:style-name="T1">: '</text:span><text:span text:style-name="T96">מקוה שנמדד ונמצא חסר, כל טהרות שנעשו על גביו </text:span><text:span text:style-name="T2">(</text:span><text:span text:style-name="T32">טהרות שנשתמשו בכלים שטבלו בו</text:span><text:span text:style-name="T2">)</text:span><text:span text:style-name="T96"> למפרע - בין ברשות הרבים בין ברשות היחיד</text:span><text:span text:style-name="T2"> (</text:span><text:span text:style-name="T32">בין שהמקוה עומד ברשות הרבים, דקיימא לן ספק טומאה ברשות הרבים ספקו טהור</text:span><text:span text:style-name="T2">)</text:span><text:span text:style-name="T96"> טמאות</text:span><text:span text:style-name="T1"> </text:span><text:span text:style-name="T2">(</text:span><text:span text:style-name="T32">הכא טמא, דלאו ספק הוא אלא ודאי, כדמפרש טעמא לקמן בשמעתין</text:span><text:span text:style-name="T2">)</text:span><text:span text:style-name="T1">': לשמאי קשיא למפרע </text:span><text:span text:style-name="T2">(</text:span><text:span text:style-name="T32">דהא מטמאינן טהרות למפרע, ולא אמרינן 'העמד מקוה על חזקתו'</text:span><text:span text:style-name="T2">)</text:span><text:span text:style-name="T1">, להלל קשיא ודאי: דאילו מעת לעת שבנדה </text:span><text:span text:style-name="T2">(</text:span><text:span text:style-name="T32">טהרות דמטמאין להו משום ספקא דמעת לעת לרבנן, והוא הדין מפקידה לפקידה דהלל</text:span><text:span text:style-name="T2">)</text:span><text:span text:style-name="T1"> תולין </text:span><text:span text:style-name="T2">(</text:span><text:span text:style-name="T32">אם תרומה הן</text:span><text:span text:style-name="T2">)</text:span><text:span text:style-name="T1">: לא אוכלין ולא שורפין </text:span><text:span text:style-name="T2">(</text:span><text:span text:style-name="T32">כדקתני בברייתא ד'הרואה כתם', לקמן בפירקין </text:span><text:span text:style-name="T33">(דף ו.)</text:span><text:span text:style-name="T2">)</text:span><text:span text:style-name="T1">, ואילו הכא טומאה </text:span><text:span text:style-name="T2">(</text:span><text:span text:style-name="T32">במקוה</text:span><text:span text:style-name="T2">)</text:span><text:span text:style-name="T1"> ודאי </text:span><text:span text:style-name="T2">(</text:span><text:span text:style-name="T32">טומאה ודאית מטמאינן להו למפרע, ושורפין את התרומה - מדקתני 'ברשות הרבים טמא', אלמא כודאי משוי ליה</text:span><text:span text:style-name="T2">)</text:span><text:span text:style-name="T1">!?</text:span></text:p>
      <text:p text:style-name="Standard"><text:span text:style-name="T1">התם משום דאיכא למימר העמד טמא על חזקתו, ואימא לא טבל </text:span><text:span text:style-name="T2">(</text:span><text:span text:style-name="T32">לא טבל טבילה הוגנת הלכך טומאה ודאית יש</text:span><text:span text:style-name="T2">)</text:span><text:span text:style-name="T1">;</text:span></text:p>
      <text:p text:style-name="Standard"><text:span text:style-name="T1">אדרבה! העמד מקוה על חזקתו, ואימא לא חסר </text:span><text:span text:style-name="T114">[והכלי טבל במקוה, ולכן – היות והמקוה בחזקתו - הכלי טהור]</text:span><text:span text:style-name="T1">!?</text:span></text:p>
      <text:p text:style-name="P11">הרי חסר לפניך!</text:p>
      <text:p text:style-name="P11">הכא נמי הרי דם לפניך!</text:p>
      <text:p text:style-name="P11">השתא הוא דחזאי! </text:p>
      <text:p text:style-name="P11">הכא נמי השתא הוא דחסר! </text:p>
      <text:p text:style-name="Standard"><text:span text:style-name="T1">הכי?: השתא: התם </text:span><text:span text:style-name="T114">[במקוה]</text:span><text:span text:style-name="T1"> איכא למימר חסר ואתא חסר ואתא </text:span><text:span text:style-name="T2">(</text:span><text:span text:style-name="T32">ואיתרע לה לחזקה מקמי הכי טובא, ולא ידעינן מאימת, הלכך ריע טפי מאשה</text:span><text:span text:style-name="T2">)</text:span><text:span text:style-name="T1">, הכא מי איכא למימר חזאי ואתא חזאי ואתא? </text:span><text:span text:style-name="T2">(</text:span><text:span text:style-name="T32">הלכך עד שעת מציאת דם לא איתרעי חזקה, והך דאישתכח השתא - איכא למימר דהשתא הוא דחזאי.</text:span><text:span text:style-name="T2">)</text:span></text:p>
      <text:p text:style-name="Standard"><text:span text:style-name="T1">ומאי קושיא? דלמא הגס הגס חזיתיה? </text:span><text:span text:style-name="T2">(</text:span><text:span text:style-name="T32">'הגס הגס' לשון רבייה: שהדם הולך וגדל; ודומה לו במסכת שביעית בפ"ד 'בראשונה היו אומרים מלקט אדם מתוך שדהו עצים ועשבים הגס הגס כדרך שמלקט משל חבירו כו', כלומר: על ידי שיהיה הדם רבה במקור - יוצא ממנו מעט מעט, כחרדל, מה שאין המקור יכול להחזיקה, ויוצא מעט לבית החיצון, וזה כמה ימים התחיל והיא נטמאת מטיפת דם כחרדל, כדלקמן </text:span><text:span text:style-name="T33">(דף מ.)</text:span><text:span text:style-name="T32">.</text:span><text:span text:style-name="T2">)</text:span><text:span text:style-name="T1"> </text:span></text:p>
      <text:p text:style-name="Standard"><text:span text:style-name="T1">התם </text:span><text:span text:style-name="T114">[בטבילת הכלי במקוה]</text:span><text:span text:style-name="T1"> איכא תרתי לריעותא </text:span><text:span text:style-name="T2">(</text:span><text:span text:style-name="T32">העמד טמא על חזקת טומאה, ובחזקת טהרה דמקוה איכא ריעותא: שהרי חסר לפניך</text:span><text:span text:style-name="T2">)</text:span><text:span text:style-name="T1">, </text:span><text:span text:style-name="T2">(</text:span><text:span text:style-name="T32">אבל</text:span><text:span text:style-name="T2">)</text:span><text:span text:style-name="T1"> הכא </text:span><text:span text:style-name="T2">(</text:span><text:span text:style-name="T32">באשה</text:span><text:span text:style-name="T2">)</text:span><text:span text:style-name="T1"> איכא חדא לריעותא </text:span><text:span text:style-name="T2">(</text:span><text:span text:style-name="T32">בדידה הוא דאיכא ריעותא, שהורע חזקת טהרתה קצת, שהרי דם לפניך; ומשום הך ריעותא לחודה לא מרעינן לה, הואיל ובטהרות לא משכחת ריעותא אחריתא; דכי אמרת העמידם על חזקתם - בחזקת טהרתם הם</text:span><text:span text:style-name="T2">)</text:span><text:span text:style-name="T1">.</text:span></text:p>
      <text:p text:style-name="P4"/>
      <text:p text:style-name="Standard"><text:span text:style-name="T2">(</text:span><text:span text:style-name="T32">לבית שמאי פריך:</text:span><text:span text:style-name="T2">)</text:span><text:span text:style-name="T1"> ומאי שנא מחבית, דתניא </text:span><text:span text:style-name="T33">[תוספתא תרומות פ"ד מ"ח]</text:span><text:span text:style-name="T1">: '</text:span><text:span text:style-name="T96">היה בודק את החבית </text:span><text:span text:style-name="T2">(</text:span><text:span text:style-name="T32">טועמה אם היא בחזקתה שלא החמיצה</text:span><text:span text:style-name="T2">)</text:span><text:span text:style-name="T96"> להיות מפריש עליה תרומה והולך </text:span><text:span text:style-name="T2">(</text:span><text:span text:style-name="T32">כלומר: להיות סומך עליה והולך ושותה שאר חביות ונותן עיניו בזו להפריש ממנה עליהם לאחר זמן, שהתרומה ניטלת במחשבה</text:span><text:span text:style-name="T2">)</text:span><text:span text:style-name="T96">, ואחר כך נמצא חומץ - כל שלשה ימים ודאי, מכאן ואילך ספק</text:span><text:span text:style-name="T1">' </text:span><text:span text:style-name="T2">(</text:span><text:span text:style-name="T32">פלוגתא דרבי יוחנן ורבי יהושע בן לוי בבבא בתרא בפרק 'המוכר פירות' </text:span><text:span text:style-name="T33">(דף צו.)</text:span><text:span text:style-name="T32">: רבי יוחנן אומר: כל שלשה ימים לאחר בדיקה ראשונה שמצאה בחזקתה - ודאי יין, ואם אמר בתוך שלשה ימים "הרי זו תרומה על אלו הסמוכין לה" - כולם מתוקנות; מכאן ואילך ספק, ותרומה היא, ויחזור ויתרום; ורבי יהושע בן לוי אומר: כל שלשה ימים קודם בדיקה אחרונה שנמצאת חומץ - ודאי חומץ: דכיון דעכשיו חומץ גמור הוא - ודאי אין פחות משלשה ימים שהתחיל להחמיץ, ואם עשאו בתוך אותן שלשה ימים תרומה על מקום אחר - אינו תרומה אליבא דרבי, דאמר ב'המוכר את הספינה' </text:span><text:span text:style-name="T33">(בבא בתרא פד:)</text:span><text:span text:style-name="T32"> 'יין וחומץ שני מינין הן', דאי לרבנן - הא קיימא לן </text:span><text:span text:style-name="T33">(תרומות פ"ב מ"ו)</text:span><text:span text:style-name="T32"> '</text:span><text:span text:style-name="T69">תרם מן הרעה על היפה תרומתו תרומה</text:span><text:span text:style-name="T32">', מכאן ואילך למפרע ספק, והויא זו תרומה, ויחזור ויתרום; אלמא בין למר בין למר מספקינן ריעותא למפרע</text:span><text:span text:style-name="T2">)</text:span><text:span text:style-name="T1"> - קשיא לשמאי?</text:span></text:p>
      <text:p text:style-name="P11"><text:soft-page-break/>התם משום דאיכא למימר 'העמד טבל על חזקתו', ואימר לא נתקן.</text:p>
      <text:p text:style-name="P11">אדרבה: העמד יין על חזקתו ואימר לא החמיץ!</text:p>
      <text:p text:style-name="P11">הרי החמיץ לפניך!</text:p>
      <text:p text:style-name="P11">הכא נמי הרי דם לפניך!</text:p>
      <text:p text:style-name="P11">השתא הוא דחזאי!</text:p>
      <text:p text:style-name="P11">התם נמי השתא הוא דהחמיץ!</text:p>
      <text:p text:style-name="P11">הכי? השתא: התם איכא למימר החמיץ ואתא החמיץ ואתא, הכא מי איכא למימר חזאי ואתא חזאי ואתא?</text:p>
      <text:p text:style-name="P11">ומאי קושיא? דלמא הגס הגס חזיתיה?</text:p>
      <text:p text:style-name="P11">התם איכא תרתי לריעותא, הכא איכא חדא לריעותא.</text:p>
      <text:p text:style-name="P6"/>
      <text:p text:style-name="Standard"><text:span text:style-name="T1">ורמי חבית אמקוה </text:span><text:span text:style-name="T2">(</text:span><text:span text:style-name="T32">דהא תרוייהו איכא תרתי לריעותא</text:span><text:span text:style-name="T2">)</text:span><text:span text:style-name="T1"> מאי שנא הכא </text:span><text:span text:style-name="T2">(</text:span><text:span text:style-name="T32">במקוה</text:span><text:span text:style-name="T2">)</text:span><text:span text:style-name="T1"> ודאי</text:span><text:span text:style-name="T2"> (</text:span><text:span text:style-name="T32">דמחזקינן למפרע טומאת ודאי</text:span><text:span text:style-name="T2">)</text:span><text:span text:style-name="T1">, ומאי שנא הכא </text:span><text:span text:style-name="T2">(</text:span><text:span text:style-name="T32">בחבית, דקאמר</text:span><text:span text:style-name="T2">)</text:span><text:span text:style-name="T1"> ספק? </text:span></text:p>
      <text:p text:style-name="Standard"><text:span text:style-name="T1">אמר רב חנינא מסורא: מאן תנא 'חבית'? - רבי שמעון היא, דלגבי מקוה נמי ספקא משוי ליה, דתנן: '</text:span><text:span text:style-name="T96">מקוה שנמדד ונמצא חסר כל הטהרות שנעשו על גביו למפרע בין ברשות הרבים בין ברשות היחיד – טמאות;</text:span><text:span text:style-name="T1"> </text:span><text:span text:style-name="T33">[עד כאן לשון המשנה מקואות פ"ב מ"ג; מכאן ואילך תוספתא מקואות פ"א מ"ז]</text:span><text:span text:style-name="T96">; רבי שמעון אומר: ברשות הרבים טהורות, ברשות היחיד תולין'</text:span><text:span text:style-name="T30"> </text:span><text:span text:style-name="T41">(</text:span><text:span text:style-name="T32">טעמא מפרש לקמן</text:span><text:span text:style-name="T41">)</text:span><text:span text:style-name="T30">.</text:span></text:p>
      <text:p text:style-name="P11"/>
      <text:p text:style-name="P11">(נדה ג,א)</text:p>
      <text:p text:style-name="Standard"><text:span text:style-name="T1">ושניהם לא למדוה אלא מסוטה </text:span><text:span text:style-name="T2">(</text:span><text:span text:style-name="T32">דכתיב </text:span><text:span text:style-name="T33">(במדבר ה,יג)</text:span><text:span text:style-name="T32"> </text:span><text:span text:style-name="T36">והיא נטמאה</text:span><text:span text:style-name="T32"> - איתקש טומאה לסוטה</text:span><text:span text:style-name="T2">)</text:span><text:span text:style-name="T1">; רבנן סברי כי סוטה: מה סוטה ספק היא ועשאוה כודאי </text:span><text:span text:style-name="T2">(</text:span><text:span text:style-name="T32">שאסורה לבעלה עד שתשתה</text:span><text:span text:style-name="T2">)</text:span><text:span text:style-name="T1"> - הכא נמי ספק ועשאוה כודאי.</text:span></text:p>
      <text:p text:style-name="P25"><text:span text:style-name="T32">תוספות ד"ה ושניהם לא למדוה אלא מסוטה. תימה: דהא רבנן מטמאין אף בר"ה משום דהוי תרתי לריעותא, אם כן לא הוי ספק, ולא שייך זה לסוטה מידי! וכן בחבית, דהוי ודאי טבל לרבנן דומיא דמקוה, הא לא גמרינן מסוטה אלא טומאה </text:span><text:span text:style-name="T115">[ולא איסור]</text:span><text:span text:style-name="T32">! ורבי שמעון נמי, דגמר חבית מטומאה - הא לא שייך מידי לסוטה!?</text:span></text:p>
      <text:p text:style-name="P25"><text:span text:style-name="T32">ואומר ר"ת דלא קאמר הכי </text:span><text:span text:style-name="T63">אלא לפרש דלא תקשי להו מסוטה</text:span><text:span text:style-name="T32">, וטעמא דרבנן משום דהוי תרתי לריעותא, והוי ודאי ולא ספק; ולרבי שמעון הוי ספק דלית ליה טעמא, דהרי חסר לפניך - דהשתא הוא דחסר, וכנגד העמד מקוה בחזקת שלם איכא למימר העמד טמא על חזקתו! ולכך ברשות היחיד תולין מדינא ואף על גב דלא ילפינן מסוטה; ולכך בחבית נמי ספק; אבל ברשות הרבים מטהר אף על גב דליכא חזקה, דמסוטה ילפינן כדפי' לעיל, ובכל ספק טומאה אית ליה ברה"י תולין. </text:span></text:p>
      <text:p text:style-name="Standard"><text:span text:style-name="T1">אי מסוטה </text:span><text:span text:style-name="T2">(</text:span><text:span text:style-name="T32">גמרי רבנן</text:span><text:span text:style-name="T2">)</text:span><text:span text:style-name="T1">, אימא כי סוטה: מה סוטה ברשות הרבים טהורה הכא נמי </text:span><text:span text:style-name="T2">(</text:span><text:span text:style-name="T32">הוה להו למימר</text:span><text:span text:style-name="T2">)</text:span><text:span text:style-name="T1"> ברשות הרבים טהור! </text:span></text:p>
      <text:p text:style-name="Standard"><text:span text:style-name="T1">הכי? השתא: התם - משום סתירה הוא, וסתירה ברשות הרבים ליכא </text:span><text:span text:style-name="T2">(</text:span><text:span text:style-name="T32">אין רשות הרבים מקום סתירה</text:span><text:span text:style-name="T2">)</text:span><text:span text:style-name="T1">, הכא משום חסר הוא, מה לי חסר ברשות הרבים מה לי חסר ברשות היחיד? וכי תימא הא כל ספק טומאה ברשות הרבים טהור - כיון דאיכא תרתי לריעותא כודאי טומאה דמי; </text:span><text:span text:style-name="T114">[עיין חולין ט,ב תוד"ה </text:span><text:span text:style-name="T111">התם הלכתא גמירי לה מסוטה</text:span><text:span text:style-name="T114">]</text:span></text:p>
      <text:p text:style-name="P11">ורבי שמעון סבר כי סוטה: מה סוטה ברשות הרבים טהור - הכא נמי ברשות הרבים טהור;</text:p>
      <text:p text:style-name="P11">אי מסוטה אימא כי סוטה: מה סוטה ברשות היחיד טמאה ודאי, הכא נמי ברשות היחיד טמאה ודאי?</text:p>
      <text:p text:style-name="Standard"><text:span text:style-name="T1">הכי? השתא: התם יש רגלים לדבר </text:span><text:span text:style-name="T2">(</text:span><text:span text:style-name="T32">סימן טומאה איכא</text:span><text:span text:style-name="T2">)</text:span><text:span text:style-name="T1">, שהרי קינא לה </text:span><text:span text:style-name="T2">(</text:span><text:span text:style-name="T32">התרה בה "אל תסתרי עמו"</text:span><text:span text:style-name="T2">)</text:span><text:span text:style-name="T1"> ונסתרה, הכא מאי רגלים לדבר איכא </text:span><text:span text:style-name="T2">(</text:span><text:span text:style-name="T32">דליהוי חסר מקודם לכן? דילמא השתא הוא דחסר! ושמע מינה דקסבר רבי שמעון בשאר ספק טומאה דעלמא נמי ברשות היחיד תולין, דהא אין רגלים לדבר</text:span><text:span text:style-name="T2">)</text:span><text:span text:style-name="T1">? </text:span><text:span text:style-name="T2">(</text:span><text:span text:style-name="T32">אלא לאו מסוטה מצינן למגמר: דתחלת טומאה איתקש לסוטה, סוף טומאה לא איתקש.</text:span><text:span text:style-name="T2">)</text:span><text:span text:style-name="T1"> </text:span></text:p>
      <text:p text:style-name="Standard"><text:span text:style-name="T2">(</text:span><text:span text:style-name="T32">ואם כן מאי טעמא דרבי שמעון דמטהר ברשות הרבים?</text:span><text:span text:style-name="T2">) </text:span><text:span text:style-name="T1">ואי בעית אימא היינו טעמא דרבי שמעון: גמר סוף טומאה </text:span><text:span text:style-name="T2">(</text:span><text:span text:style-name="T32">דהיינו טבילה</text:span><text:span text:style-name="T2">)</text:span><text:span text:style-name="T1"> מתחלת טומאה </text:span><text:span text:style-name="T2">(</text:span><text:span text:style-name="T32">מגע הטומאה</text:span><text:span text:style-name="T2">)</text:span><text:span text:style-name="T1">: מה תחלת טומאה: ספק נגע ספק לא נגע - ברשות הרבים טהור, אף סוף טומאה ספק טבל ספק לא טבל - ברשות הרבים טהור.</text:span></text:p>
      <text:p text:style-name="P11">ורבנן?</text:p>
      <text:p text:style-name="P11"><text:soft-page-break/>הכי? השתא: התם גברא בחזקת טהרה קאי, מספקא לא מחתינן ליה לטומאה; הכא גברא בחזקת טומאה קאי, מספקא לא מפקינן ליה מטומאתו. </text:p>
      <text:p text:style-name="P25"><text:span text:style-name="T32">תוספות ד"ה גמר סוף טומאה מתחלת טומאה. תימה! דשפיר קאמרי רבנן: דהתם איכא חזקת טהרה! ויש לומר דגמר מתחלת טומאה היכא דליכא חזקת טהרה, כגון ההיא דתנוק דפרק בתרא דקדושין </text:span><text:span text:style-name="T33">(דף פ.)</text:span><text:span text:style-name="T32"> דאיכא רוב תינוקות מטפחין כנגד חזקת העיסה, ואינו רוב גמור, והוי פלגא כנגד החזקה, ואילו היה בה דעת לישאל מן התורה היה ברה"י טמא גמור וברה"ר טהור גמור, דגמרינן מסוטה.</text:span></text:p>
      <text:p text:style-name="P25"><text:span text:style-name="T84">ורבנן התם איכא חזקת טהרה</text:span><text:span text:style-name="T32"> פי' כנגד רוב טיפוח, והוי ספק, וגמרי מסוטה לטהר ברשות הרבים, אבל הכא - גברא בחזקת טומאה, והוי תרתי לריעותא והוי ודאי.</text:span></text:p>
      <text:p text:style-name="Standard"><text:span text:style-name="T2">(</text:span><text:span text:style-name="T32">לשמאי פריך:</text:span><text:span text:style-name="T2">)</text:span><text:span text:style-name="T1"> ומאי שנא ממבוי, דתנן </text:span><text:span text:style-name="T33">[נדה פ"ז מ"ב]</text:span><text:span text:style-name="T1">: '</text:span><text:span text:style-name="T96">השרץ</text:span><text:span text:style-name="T1"> </text:span><text:span text:style-name="T114">[המת]</text:span><text:span text:style-name="T96"> שנמצא במבוי מטמא למפרע </text:span><text:span text:style-name="T2">(</text:span><text:span text:style-name="T32">כל טהרות שנעשו במבוי</text:span><text:span text:style-name="T2">)</text:span><text:span text:style-name="T96">, עד שיאמר "בדקתי את המבוי הזה </text:span><text:span text:style-name="T2">(</text:span><text:span text:style-name="T32">באותו היום</text:span><text:span text:style-name="T2">)</text:span><text:span text:style-name="T96"> ולא היה בו שרץ" </text:span><text:span text:style-name="T2">(</text:span><text:span text:style-name="T32">ושוב אינו מטמא מאותו היום ולמפרע אבל עד אותו יום הוא מטמא</text:span><text:span text:style-name="T2">)</text:span><text:span text:style-name="T96">, או עד שעת הכיבוד</text:span><text:span text:style-name="T1"> </text:span><text:span text:style-name="T2">(</text:span><text:span text:style-name="T32">אבל טהרות דקודם כיבוד טהורין, דחזקת ישראל בודקין מבואותיהן בשעת כיבודיהן, ואי הוה בההיא שעתא - הוה מישתכח; אבל טהרות דלאחר כיבוד טמאות מספק שמא לאחר כיבוד מיד נפל</text:span><text:span text:style-name="T2">)</text:span><text:span text:style-name="T1">'!?</text:span></text:p>
      <text:p text:style-name="Standard"><text:span text:style-name="T1">התם נמי: כיון דאיכא שרצים דגופיה ושרצים </text:span><text:span text:style-name="T114">[מתים]</text:span><text:span text:style-name="T1"> דאתו מעלמא </text:span><text:span text:style-name="T114">[כגון: שמתו ברשות הרבים ועל ידי רגלי ההולכים ברשות הרבים נדחקו לתוך המבוי]</text:span><text:span text:style-name="T1"> - כתרתי לריעותא דמי. </text:span></text:p>
      <text:p text:style-name="P6"/>
      <text:p text:style-name="Standard"><text:span text:style-name="T1">ואיבעית אימא היינו טעמא דשמאי: הואיל ואשה מרגשת </text:span><text:span text:style-name="T2">(</text:span><text:span text:style-name="T32">שנט"ר בלע"ז</text:span><text:span text:style-name="T2">)</text:span><text:span text:style-name="T1"> בעצמה </text:span><text:span text:style-name="T2">(</text:span><text:span text:style-name="T32">כלומר: יודעת בעצמה כשיוצא דם ממנה; והא מדלא ארגשה מאתמול - ודאי השתא בבדיקת עד נפק</text:span><text:span text:style-name="T2">)</text:span><text:span text:style-name="T1">.</text:span></text:p>
      <text:p text:style-name="P11">והלל?</text:p>
      <text:p text:style-name="P11">כסבורה הרגשת מי רגלים היא.</text:p>
      <text:p text:style-name="P11">ולשמאי, האיכא ישנה?</text:p>
      <text:p text:style-name="P11">ישנה נמי אגב צערה מיתערא, מידי דהוה אהרגשת מי רגלים.</text:p>
      <text:p text:style-name="Standard"><text:span text:style-name="T1">והאיכא שוטה </text:span><text:span text:style-name="T2">(</text:span><text:span text:style-name="T32">שאינה מבינה להרגיש</text:span><text:span text:style-name="T2">)</text:span><text:span text:style-name="T1">?</text:span></text:p>
      <text:p text:style-name="P11">מודה שמאי בשוטה.</text:p>
      <text:p text:style-name="Standard"><text:span text:style-name="T1">הא '</text:span><text:span text:style-name="T96">כל הנשים</text:span><text:span text:style-name="T1">' קתני?</text:span></text:p>
      <text:p text:style-name="P11">כל הנשים פקחות.</text:p>
      <text:p text:style-name="P11">וליתני 'נשים'?</text:p>
      <text:p text:style-name="Standard"><text:span text:style-name="T1">לאפוקי מדרבי אליעזר, דאמר רבי אליעזר </text:span><text:span text:style-name="T2">(</text:span><text:span text:style-name="T32">במתניתין היא </text:span><text:span text:style-name="T33">[נדה פ"א מ"ג]</text:span><text:span text:style-name="T32">, לקמן </text:span><text:span text:style-name="T33">(דף ז.)</text:span><text:span text:style-name="T2">)</text:span><text:span text:style-name="T1">: '</text:span><text:span text:style-name="T96">ארבע נשים </text:span><text:span text:style-name="T116">[דין שעתן]</text:span><text:span text:style-name="T1">' ותו לא - קא משמע לן 'כל הנשים'.</text:span></text:p>
      <text:p text:style-name="Standard"><text:span text:style-name="T1">והאיכא כתמים </text:span><text:span text:style-name="T2">(</text:span><text:span text:style-name="T32">הרואה כתם, דקיימא לן לקמן </text:span><text:span text:style-name="T33">(דף נו.)</text:span><text:span text:style-name="T32"> מטמאה למפרע עד שתאמר "בדקתי חלוק זה ולא היה בו כתם" או עד שעת כבוס, ולא אמרינן 'אי נפיק מגופה הוה מרגשת'</text:span><text:span text:style-name="T2">)</text:span><text:span text:style-name="T1">?</text:span></text:p>
      <text:p text:style-name="Standard"><text:span text:style-name="T1">לימא תנן כתמים דלא כשמאי </text:span><text:span text:style-name="T2">(</text:span><text:span text:style-name="T32">דכיון דאמר 'אשה מרגשת' - אמאי טמאה? לימא לאו מגופה הוה, הואיל ולא ארגשה</text:span><text:span text:style-name="T2">)</text:span><text:span text:style-name="T1">.</text:span></text:p>
      <text:p text:style-name="Standard"><text:span text:style-name="T1">אמר אביי: מודה שמאי בכתמים; מאי טעמא? בצפור לא נתעסקה </text:span><text:span text:style-name="T2">(</text:span><text:span text:style-name="T32">דנימא: מדם צפור הוה, דאמר התם 'תולה בכל דבר שהיא יכולה לתלות'; בפרק 'הרואה כתם' </text:span><text:span text:style-name="T33">(לקמן נח:)</text:span><text:span text:style-name="T2">)</text:span><text:span text:style-name="T1">, בשוק של טבחים לא עברה, האי דם מהיכא אתי?</text:span></text:p>
      <text:p text:style-name="P6"/>
      <text:p text:style-name="Standard"><text:span text:style-name="T1">אי בעית אימא היינו טעמיה דשמאי: דאם איתא </text:span><text:span text:style-name="T30">דהוה דם - מעיקרא הוה אתי</text:span><text:span text:style-name="T1">.</text:span></text:p>
      <text:p text:style-name="P11">והלל?</text:p>
      <text:p text:style-name="P11">כותלי בית הרחם העמידוהו.</text:p>
      <text:p text:style-name="P11">ושמאי?</text:p>
      <text:p text:style-name="P11">כותלי בית הרחם לא מוקמי דם.</text:p>
      <text:p text:style-name="Standard"><text:span text:style-name="T1">משמשת במוך </text:span><text:span text:style-name="T2">(</text:span><text:span text:style-name="T32">ממלאה אשה אותו מקום מוכין לשאוב את הזרע שלא תתעבר, ואינה נוטלתו משם אלא בשעת הצורך, ושמא מוך העמיד את הדם; '</text:span><text:span text:style-name="T69">שלש נשים משמשות במוך קטנה מעוברת ומניקה</text:span><text:span text:style-name="T32">' </text:span><text:span text:style-name="T33">[תופסתא נדה פ"ב מ"ד; וכן להלן דף מה,א]</text:span><text:span text:style-name="T2">)</text:span><text:span text:style-name="T1"> מאי איכא למימר? </text:span></text:p>
      <text:p text:style-name="P11">אמר אביי: מודה שמאי במשמשת במוך;</text:p>
      <text:p text:style-name="Standard"><text:span text:style-name="T1">רבא אמר: מוך נמי, אגב זיעה מכויץ כויץ </text:span><text:span text:style-name="T2">(</text:span><text:span text:style-name="T32">דשריי"ט בלע"ז</text:span><text:span text:style-name="T2">)</text:span><text:span text:style-name="T1"> </text:span><text:span text:style-name="T2">(</text:span><text:span text:style-name="T32">ויש מקומות לדם לצאת</text:span><text:span text:style-name="T2">)</text:span><text:span text:style-name="T1">;</text:span></text:p>
      <text:p text:style-name="P11"><text:soft-page-break/>ומודה רבא במוך דחוק.</text:p>
      <text:p text:style-name="Standard"><text:span text:style-name="T1">ומאי איכא בין הני לישני </text:span><text:span text:style-name="T2">(</text:span><text:span text:style-name="T32">'אשה מרגשת' ו'מעיקרא הוה אתי'</text:span><text:span text:style-name="T2">)</text:span><text:span text:style-name="T1"> להאיך לישנא </text:span><text:span text:style-name="T2">(</text:span><text:span text:style-name="T32">'העמד אשה על חזקתה'</text:span><text:span text:style-name="T2">)</text:span><text:span text:style-name="T1">?</text:span></text:p>
      <text:p text:style-name="P11"/>
      <text:p text:style-name="P11">(נדה ג,ב)</text:p>
      <text:p text:style-name="Standard"><text:span text:style-name="T1">איכא בינייהו למרמי חבית ומקוה ומבוי: להאיך לישנא </text:span><text:span text:style-name="T2">(</text:span><text:span text:style-name="T32">'העמד אשה על חזקתה'</text:span><text:span text:style-name="T2">)</text:span><text:span text:style-name="T1"> איכא למרמינהו, להני לישני ליכא למרמי.</text:span></text:p>
      <text:p text:style-name="Standard"><text:span text:style-name="T1">ומאי איכא בין האי לישנא </text:span><text:span text:style-name="T2">(</text:span><text:span text:style-name="T32">'אשה מרגשת'</text:span><text:span text:style-name="T2">)</text:span><text:span text:style-name="T1"> להאיך לישנא </text:span><text:span text:style-name="T2">(</text:span><text:span text:style-name="T32">'מעיקרא הוה אתי'</text:span><text:span text:style-name="T2">)</text:span><text:span text:style-name="T1">? </text:span></text:p>
      <text:p text:style-name="Standard"><text:span text:style-name="T1">לאביי איכא מוך </text:span><text:span text:style-name="T2">(</text:span><text:span text:style-name="T32">ללישנא דאשה מרגשת - אפילו משמשת במוך נמי דיה שעתה, וללישנא דמעיקרא הוה אתי - משמשת במוך מטמאה למפרע</text:span><text:span text:style-name="T2">)</text:span><text:span text:style-name="T1">, לרבא איכא מוך דחוק. </text:span></text:p>
      <text:p text:style-name="Standard"><text:span text:style-name="T1">תניא כי האי לישנא: דאם איתא דהוה דם - מעיקרא הוה אתי: '</text:span><text:span text:style-name="T96">אמר לו הלל לשמאי: אי אתה מודה בקופה שנשתמשו בה טהרות בזוית זו ונמצא שרץ בזוית אחרת </text:span><text:span text:style-name="T2">(</text:span><text:span text:style-name="T32">לאחר שניטלו טהרות מן הקופה</text:span><text:span text:style-name="T2">)</text:span><text:span text:style-name="T96"> שטהרות הראשונות טמאות </text:span><text:span text:style-name="T2">(</text:span><text:span text:style-name="T32">טמאות למפרע, ודוקא בזוית אחרת, כגון קופה ארוכה אמתים ושלש אמות, דאיכא למימר קודם שניטלו הטהרות הוה התם, ונטמא הכלי מחמת השרץ, וטהרות מחמת הכלי, ואיהו </text:span><text:span text:style-name="T63">הוא</text:span><text:span text:style-name="T32"> דלא נתעסק באותו זוית ולא אשכחיה, אבל באותו זוית – לא, דודאי בתר הכי נפל: דאי הוה התם בשעת טהרות - הוה חזי ליה כשהוציאן</text:span><text:span text:style-name="T2">)</text:span><text:span text:style-name="T96">?</text:span></text:p>
      <text:p text:style-name="Standard"><text:span text:style-name="T96">אמר לו: אבל </text:span><text:span text:style-name="T2">(</text:span><text:span text:style-name="T32">כן הדבר</text:span><text:span text:style-name="T2">)</text:span><text:span text:style-name="T96">, ומה הפרש בין זו לזו </text:span><text:span text:style-name="T2">(</text:span><text:span text:style-name="T32">והא טומאה דלמפרע הוא</text:span><text:span text:style-name="T2">)</text:span><text:span text:style-name="T96">? לזו יש לה שולים </text:span><text:span text:style-name="T2">(</text:span><text:span text:style-name="T32">פונ"ץ בלע"ז, ועכבו השולים את השרץ מלצאת, והוא הוציא טהרות דרך פיה מלמעלה, והשרץ שבזוית אחרת לא ראה</text:span><text:span text:style-name="T2">)</text:span><text:span text:style-name="T96">, לזו </text:span><text:span text:style-name="T114">[לאשה]</text:span><text:span text:style-name="T96"> אין לה שולים </text:span><text:span text:style-name="T2">(</text:span><text:span text:style-name="T32">ואי הוה דם מאתמול בבית החיצון הוה נפיק ונפיל</text:span><text:span text:style-name="T2">)</text:span><text:span text:style-name="T1">'.</text:span></text:p>
      <text:p text:style-name="P6"/>
      <text:p text:style-name="Standard"><text:span text:style-name="T1">רבא אמר: טעמא דשמאי משום בטול פריה ורביה </text:span><text:span text:style-name="T2">(</text:span><text:span text:style-name="T32">דכיון דחיישינן לדם בבית החיצון לבו נוקפו ופורש מן האשה</text:span><text:span text:style-name="T2">)</text:span><text:span text:style-name="T1">. </text:span></text:p>
      <text:p text:style-name="Standard"><text:span text:style-name="T1">תניא נמי הכי: '</text:span><text:span text:style-name="T96">אמר לו שמאי להלל: אם כן בטלת בנות ישראל מפריה ורביה</text:span><text:span text:style-name="T1">'.</text:span><text:span text:style-name="T32"> </text:span></text:p>
      <text:p text:style-name="Standard"><text:span text:style-name="T1">ומאן דתני האי לישנא </text:span><text:span text:style-name="T114">[ביטול פו"ר]</text:span><text:span text:style-name="T1"> - הא תניא כי האיך לישנא: דאם איתא דהוה דם מעיקרא הוה אתי?</text:span></text:p>
      <text:p text:style-name="Standard"><text:span text:style-name="T1">התם הלל הוא דקטעי: הוא סבר טעמא דשמאי דאם איתא דהוה דם מעיקרא הוה אתי, וקא מקשי ליה 'קופה' </text:span><text:span text:style-name="T2">(</text:span><text:span text:style-name="T32">'הרי קופה', דלא אמר 'אם איתא דהוה שרץ מעיקרא הוה נפיק עם הטהרות כשעירה את הקופה'</text:span><text:span text:style-name="T2">)</text:span><text:span text:style-name="T1">, ואמר ליה שמאי: טעמא דידי משום בטול פריה ורביה, ולמאי דקטעית נמי, דקמקשית 'קופה' - לזו יש לה שולים ולזו אין לה שולים;</text:span></text:p>
      <text:p text:style-name="Standard"><text:span text:style-name="T1">ולמאן דתני האי לישנא </text:span><text:span text:style-name="T114">[דאם איתא דהוה דם מעיקרא הוה אתי]</text:span><text:span text:style-name="T1">, הא תניא כי האיך לישנא משום בטול פריה ורביה?</text:span></text:p>
      <text:p text:style-name="Standard"><text:span text:style-name="T1">הכי קאמר ליה הלל לשמאי: אִין, טעמא קאמרת דאם איתא דהוה דם מעיקרא הוה אתי, ומיהו עשה סייג לדבריך, דמאי שנא מכל התורה כולה דעבדינן סייג </text:span><text:span text:style-name="T2">(</text:span><text:span text:style-name="T32">סייג = חזוק וגדר, מדרבנן, לטמא למפרע</text:span><text:span text:style-name="T2">)</text:span><text:span text:style-name="T1">! </text:span></text:p>
      <text:p text:style-name="P11">אמר ליה: אם כן בטלת בנות ישראל מפריה ורביה.</text:p>
      <text:p text:style-name="P11">והלל מפריה ורביה מי קאמינא? לטהרות הוא דקאמינא!</text:p>
      <text:p text:style-name="P11">ושמאי לטהרות נמי לא: דאם כן לבו נוקפו ופורש.</text:p>
      <text:p text:style-name="Standard"><text:span text:style-name="T2">(</text:span><text:span text:style-name="T32">והוא הדין דמצי למיפרך הני מתניתין אהנך לישנא דלעיל, ולתרוצי כי האי גוונא: הלל טעי וסבר טעמא דשמאי אם איתא <text:s/></text:span><text:span text:style-name="T34">[דהוה דם - מעיקרא הוה אתי]</text:span><text:span text:style-name="T32">, וקשיא ליה קופה, וקאמר ליה שמאי: טעמא דידי משום העמד אשה על חזקתה, אי משום אשה מרגשת, ולמאי דקא טעית נמי דקא מקשת לי 'קופה'? - זו יש לה שולים כו'.</text:span><text:span text:style-name="T2">)</text:span><text:span text:style-name="T1"> </text:span></text:p>
      <text:p text:style-name="P6"><text:s/></text:p>
      <text:p text:style-name="P11">&lt;שולים בדוקין מכוסין בזוית - סימן&gt; </text:p>
      <text:p text:style-name="P11">איתמר: קופה שנשתמשו בה טהרות בזוית זו ונמצא שרץ בזוית אחרת: חזקיה אמר טהרות הראשונות טהורות, רבי יוחנן אמר טהרות הראשונות טמאות.</text:p>
      <text:p text:style-name="P11">והא שמאי והלל מודו בקופה דטהרות הראשונות טמאות?</text:p>
      <text:p text:style-name="Standard"><text:span text:style-name="T1">כי מודו שמאי והלל - בקופה שיש לה שולים </text:span><text:span text:style-name="T2">(</text:span><text:span text:style-name="T32">והוא הוציאן דרך הפה, הלכך אם שרץ היה בה - לא ראהו ולא יצא</text:span><text:span text:style-name="T2">)</text:span><text:span text:style-name="T1">; כי פליגי חזקיה ורבי יוחנן בקופה שאין לה שולים </text:span><text:span text:style-name="T2">(</text:span><text:span text:style-name="T32">כגון חבית של עץ שניטלו שוליהם ויכול להשתמש באורך חללן כשהן מוטלות בקרקע, וכשהוא מערה אותן - הוא מגביה ראש האחד ומערה, והכל יוצא ממנה</text:span><text:span text:style-name="T2">)</text:span><text:span text:style-name="T1">.</text:span></text:p>
      <text:p text:style-name="Standard"><text:span text:style-name="T1">אין לה שולים? - מאי טעמא דרבי יוחנן </text:span><text:span text:style-name="T2">(</text:span><text:span text:style-name="T32">הא ודאי אילו הוה התם בשעת טהרות הוה נפיק בהדייהו</text:span><text:span text:style-name="T2">)</text:span><text:span text:style-name="T1">?</text:span></text:p>
      <text:p text:style-name="Standard"><text:soft-page-break/><text:span text:style-name="T1">אין לה שולים ויש לה אוגנים </text:span><text:span text:style-name="T2">(</text:span><text:span text:style-name="T32">במקום השוליים יש אוגנים: שכפופין ראשי הנסרים כלפי פנים, וכשהוא מערה איכא למימר אוגנים עכבו</text:span><text:span text:style-name="T2">)</text:span><text:span text:style-name="T1">, והתניא </text:span><text:span text:style-name="T33">[דומה למשנה טהרות פ"ד מ"ד, אבל ראה תוד"ה והתניא המדלה]</text:span><text:span text:style-name="T1">: '</text:span><text:span text:style-name="T96">המדלה עשרה דליים מים בזה אחר זה </text:span><text:span text:style-name="T2">(</text:span><text:span text:style-name="T32">עשר פעמים בדלי אחד ומערה בכלי </text:span><text:span text:style-name="T115">[לתוך כלי]</text:span><text:span text:style-name="T32"> גדול</text:span><text:span text:style-name="T2">)</text:span><text:span text:style-name="T96"> ונמצא שרץ באחד מהן - הוא טמא וכולן טהורין </text:span><text:span text:style-name="T2">(</text:span><text:span text:style-name="T32">דאמר: השתא הוא דנפל, דהואיל שלא מצא קודם שעירה הדלי בפעם הזאת לתוך הכלי</text:span><text:span text:style-name="T2">)</text:span><text:span text:style-name="T1">' ואמר ריש לקיש משום רבי ינאי: לא שנו אלא שאין לה </text:span><text:span text:style-name="T2">(</text:span><text:span text:style-name="T32">לדלי</text:span><text:span text:style-name="T2">)</text:span><text:span text:style-name="T1"> אוגנים </text:span><text:span text:style-name="T2">(</text:span><text:span text:style-name="T32">דהשתא ודאי אם איתא דהוה התם בזימנא קמאי - הוה נפיל מן הדלי עם המים</text:span><text:span text:style-name="T2">)</text:span><text:span text:style-name="T1">, אבל יש לה אוגנים כולן טמאין; לימא חזקיה לית ליה דרבי ינאי? </text:span></text:p>
      <text:p text:style-name="Standard"><text:span text:style-name="T1">מיא שרקי </text:span><text:span text:style-name="T2">(</text:span><text:span text:style-name="T32">ואין צריך להפוך הדלי על פניו כשהוא מערה, הלכך איכא למימר אוגנים עכבוהו לשרץ</text:span><text:span text:style-name="T2">)</text:span><text:span text:style-name="T1">, </text:span><text:span text:style-name="T2">(</text:span><text:span text:style-name="T32">אבל</text:span><text:span text:style-name="T2">)</text:span><text:span text:style-name="T1"> פירי לא שרקי </text:span><text:span text:style-name="T2">(</text:span><text:span text:style-name="T32">וכשעירה טהרות ממנה - הפכה כולה על פניה, לפי שאין פירות נוחין לישרק ולצאת, הלכך אי הוה שרץ עם הטהרות - הוה שריק ונפיל בהדייהו</text:span><text:span text:style-name="T2">)</text:span><text:span text:style-name="T1">;</text:span></text:p>
      <text:p text:style-name="Standard"><text:span text:style-name="T1">אי נמי מיא לא קפיד עלייהו </text:span><text:span text:style-name="T2">(</text:span><text:span text:style-name="T32">אי משייר מינייהו לתוך הדלי, הלכך אינו שופך כל הדלי על פניו, ומצו אוגנים לעכובי שרץ</text:span><text:span text:style-name="T2">)</text:span><text:span text:style-name="T1"> פירי קפיד עלייהו </text:span><text:span text:style-name="T2">(</text:span><text:span text:style-name="T32">לאפוקינהו כולהו, והופך קופה על פיה, ולא משייר מידי; ואם איתא דהוה שרץ - הכי נמי דלא אישתייר</text:span><text:span text:style-name="T2">)</text:span><text:span text:style-name="T1">;</text:span></text:p>
      <text:p text:style-name="Standard"><text:span text:style-name="T1">ואי בעית אימא: כי מודו שמאי והלל - בקופה שאינה בדוקה </text:span><text:span text:style-name="T2">(</text:span><text:span text:style-name="T32">שלא בדקה בשעה שנתן טהרות לתוכה, הלכך אין להעמידה על חזקת טהרה</text:span><text:span text:style-name="T2">)</text:span><text:span text:style-name="T1">;</text:span></text:p>
      <text:p text:style-name="P11"/>
      <text:p text:style-name="P11">(נדה ד,א)</text:p>
      <text:p text:style-name="P11">כי פליגי חזקיה ורבי יוחנן - בקופה בדוקה: מר סבר הא בדקה, ומר סבר אימור עם סילוק ידו נפל. </text:p>
      <text:p text:style-name="P26">תוספות ד"ה כי פליגי חזקיה ור' יוחנן בקופה בדוקה. וא"ת דבנגע באחד בלילה אמרו חכמים אם ראוהו חי מבערב טהור, שספק טומאה ברה"ר ספקו טהור - משמע דברה"י אפילו ראוהו חי טמא, והשתא הך קופה היכי דמיא? אי ברה"ר מאי טעמא דרבי יוחנן דמטמא? ואי ברה"י מ"ט דחזקיה דמטהר?</text:p>
      <text:p text:style-name="P26">וי"ל דברה"י איירי, וחזקיה יפרש הברייתא דבראוהו חי מבערב טהור אפילו ברה"י, וספק טומאה ברה"ר טהור דקאמר - היינו דהוי כאילו הוא ספק טומאה ברה"ר כיון שהיא בדוקה תחלה; ואגב דברישא נקט האי לישנא במילתיה דר"מ היכא דלא ראוהו חי מבערב מתחלה דקתני בתוספתא 'ר"מ מטהר ברה"ר' נקט נמי במילתייהו דחכמים בסיפא 'רה"ר'.</text:p>
      <text:p text:style-name="P26"/>
      <text:p text:style-name="Standard"><text:span text:style-name="T1">והא דומיא דאשה קתני </text:span><text:span text:style-name="T2">(</text:span><text:span text:style-name="T32">בההיא דהלל ושמאי, דקתני '</text:span><text:span text:style-name="T69">מה הפרש בין זו לזו</text:span><text:span text:style-name="T32">'</text:span><text:span text:style-name="T2">)</text:span><text:span text:style-name="T1">, ואשה בדוקה </text:span><text:span text:style-name="T2">(</text:span><text:span text:style-name="T32">מקודם לכן</text:span><text:span text:style-name="T2">)</text:span><text:span text:style-name="T1"> היא </text:span><text:span text:style-name="T2">(</text:span><text:span text:style-name="T32">דהא כל שחרית וערבית היא בודקת - אפילו הכי טהרות דקופה טמאות, וקשיא לחזקיה</text:span><text:span text:style-name="T2">)</text:span><text:span text:style-name="T1">?</text:span></text:p>
      <text:p text:style-name="Standard"><text:span text:style-name="T1">כיון דשכיחי בה דמים - כשאינה בדוקה דמיא </text:span><text:span text:style-name="T2">(</text:span><text:span text:style-name="T32">וקופה נמי בשאינה בדוקה עסקינן</text:span><text:span text:style-name="T2">)</text:span><text:span text:style-name="T1">;</text:span></text:p>
      <text:p text:style-name="Standard"><text:span text:style-name="T1">ואיבעית אימא: </text:span><text:span text:style-name="T2">(</text:span><text:span text:style-name="T32">הא והא בבדוקה, אלא</text:span><text:span text:style-name="T2">)</text:span><text:span text:style-name="T1"> כי מודו שמאי והלל - בקופה שאינה מכוסה </text:span><text:span text:style-name="T2">(</text:span><text:span text:style-name="T32">ופיה מלמעלה, הלכך איכא למימר עם סילוק ידיו נפלו</text:span><text:span text:style-name="T2">)</text:span><text:span text:style-name="T1">, כי פליגי חזקיה ורבי יוחנן בקופה מכוסה </text:span><text:span text:style-name="T2">(</text:span><text:span text:style-name="T32">משום הכי מטהר חזקיה</text:span><text:span text:style-name="T2">)</text:span><text:span text:style-name="T1">.</text:span></text:p>
      <text:p text:style-name="Standard"><text:span text:style-name="T1">מכוסה </text:span><text:span text:style-name="T2">(</text:span><text:span text:style-name="T32">בתמיה</text:span><text:span text:style-name="T2">)</text:span><text:span text:style-name="T1">? היכי נפל </text:span><text:span text:style-name="T2">(</text:span><text:span text:style-name="T32">האי שרץ והיכי אישתכח בה השתא</text:span><text:span text:style-name="T2">)</text:span><text:span text:style-name="T1">?</text:span></text:p>
      <text:p text:style-name="Standard"><text:span text:style-name="T1">כגון שתשמישה על ידי כסוי </text:span><text:span text:style-name="T2">(</text:span><text:span text:style-name="T32">כשהוא רוצה להכניס לתוכה ולהוציא מתוכה - מגלה ומכסה אותה, הלכך חזקיה סבר: כל זמן שהטהרות בתוכה - נזהר בה וכסה, והשתא - לאחר שניטלו ממנה - הסיח דעתו משמירתה ולא נזהר לכסותה ונפל; ורבי יוחנן סבר: חיישינן שמא כשגילה להשתמש בה - בעוד שהטהרות בתוכה - נפל</text:span><text:span text:style-name="T2">)</text:span><text:span text:style-name="T1">.</text:span></text:p>
      <text:p text:style-name="Standard"><text:span text:style-name="T1">והא דומיא דאשה קתני, ואשה מכוסה היא </text:span><text:span text:style-name="T2">(</text:span><text:span text:style-name="T32">דלא נפיל בה דם מעלמא, וקופה דכוותה, במכוסה עסקינן, ואפילו הכי טמאה, וקשיא לחזקיה</text:span><text:span text:style-name="T2">)</text:span><text:span text:style-name="T1">?</text:span></text:p>
      <text:p text:style-name="P11">כיון דשכיחי בה דמים - כשאין מכוסה דמיא;</text:p>
      <text:p text:style-name="P26">תוספות ד"ה והא אשה מכוסה היא. פי' רש"י דלא נפל בה דם מעלמא, וקשה: דכ"ש שהיא טמאה: דאין לתלות בדם אחר אלא בא מגופה!?</text:p>
      <text:p text:style-name="P26">לכך י"ל מכוסה היא = שהמקום סתום, וכשהדם יוצא נפתח והיה לה להרגיש;</text:p>
      <text:p text:style-name="P26">וא"ת והא בקופה בדוקה פליגי, דאי לאו הכי מאי מועיל כשהיא מכוסה, וא"כ מאי פריך 'והאשה מכוסה' מאי מועיל כסוי כיון דלאו כבדוקה דמיא?</text:p>
      <text:p text:style-name="P6">וי"ל שרוצה ליישב אפילו אי חשיב לה כבדוקה.</text:p>
      <text:p text:style-name="Standard"><text:span text:style-name="T1">ואיבעית אימא: כי מודו שמאי והלל - בזוית קופה; כי פליגי חזקיה ורבי יוחנן בזוית בית </text:span><text:span text:style-name="T2">(</text:span><text:span text:style-name="T32">כדמפרש ואזיל: שטלטלה לקופה בזוית אחרת לאחר שניטלו טהרות ממנה</text:span><text:span text:style-name="T2">)</text:span><text:span text:style-name="T1">.</text:span></text:p>
      <text:p text:style-name="P11">והא 'קופה' קאמר? </text:p>
      <text:p text:style-name="Standard"><text:soft-page-break/><text:span text:style-name="T1">הכי קאמר: קופה שנשתמשו בה טהרות בזוית בית זו, וטלטלוה בזוית אחרת, ונמצא שרץ בזוית אחרת: חזקיה סבר לא מחזקינן טומאה ממקום למקום </text:span><text:span text:style-name="T2">(</text:span><text:span text:style-name="T32">דלא אמרינן 'מאידך זוית הוה בה שרץ עם הטהרות', אלא אמרינן 'לאחר שהביאה כאן נפל בה'</text:span><text:span text:style-name="T2">)</text:span><text:span text:style-name="T1">, ורבי יוחנן סבר מחזקינן.</text:span><text:span text:style-name="T32"> </text:span></text:p>
      <text:p text:style-name="Standard"><text:span text:style-name="T1">ומי מחזקינן? והתנן </text:span><text:span text:style-name="T33">[טהרות פ"ה מ"ז]</text:span><text:span text:style-name="T1">: '</text:span><text:span text:style-name="T96">נגע באחד בלילה ואינו יודע אם חי אם מת, ולמחר השכים ומצאו מת: רבי מאיר מטהר, וחכמים מטמאין: שכל הטמאות כשעת מציאתן</text:span><text:span text:style-name="T1">', ותני עלה </text:span><text:span text:style-name="T3">[תוספתא טהרות פ"ג מ"ג, בשנוי לשון]</text:span><text:span text:style-name="T1">: '</text:span><text:span text:style-name="T96">כשעת מציאתן ובמקום מציאתן </text:span><text:span text:style-name="T2">(</text:span><text:span text:style-name="T32">אם מצאו שחרית מת באותו מקום שנגע בו בלילה – טמא, אבל מצאו במקום אחר מת – טהור, ולא אמרינן 'כי היכי דהכא מת - התם נמי הוה מת במקומו הראשון'</text:span><text:span text:style-name="T2">)</text:span><text:span text:style-name="T1">'; וכי תימא הני מילי לשרוף </text:span><text:span text:style-name="T2">(</text:span><text:span text:style-name="T32">דלא מחזקינן טומאה ודאית ממקום למקום לשרוף עליה תרומה</text:span><text:span text:style-name="T2">)</text:span><text:span text:style-name="T1">, אבל לתלות תלינן </text:span><text:span text:style-name="T2">(</text:span><text:span text:style-name="T32">דהרי משמע במקום מציאתן - הוא דחכמים מטמאין טומאה ודאי, אבל שלא במקום מציאתן - טומאתן הוה ספק; ורבי יוחנן נמי </text:span><text:span text:style-name="T63">לתלות</text:span><text:span text:style-name="T32"> קאמר</text:span><text:span text:style-name="T2">)</text:span><text:span text:style-name="T1"> - ומי תלינן? והתנן </text:span><text:span text:style-name="T33">[טהרות פ"ג מ"ה]</text:span><text:span text:style-name="T1">: '</text:span><text:span text:style-name="T96">מחט שנמצאת מלאה חלודה </text:span><text:span text:style-name="T2">(</text:span><text:span text:style-name="T32">רדוליר"א</text:span><text:span text:style-name="T2">)</text:span><text:span text:style-name="T96"> או שבורה </text:span><text:span text:style-name="T2">(</text:span><text:span text:style-name="T32">על גבי טהרות, ומכיר בה שהיא טמאה</text:span><text:span text:style-name="T2">)</text:span><text:span text:style-name="T96"> – טהורה </text:span><text:span text:style-name="T2">(</text:span><text:span text:style-name="T32">טהרות שנמצאת עליהן</text:span><text:span text:style-name="T2">)</text:span><text:span text:style-name="T96">, שכל הטמאות כשעת מציאתן </text:span><text:span text:style-name="T2">(</text:span><text:span text:style-name="T32">ולא אמרינן 'שלֵמה נפלה עליהם וטמאתם, ואחר כך נשברה', אלא אמרינן 'שבורה או חלודה כאשר היתה עתה נפלה עליהם'</text:span><text:span text:style-name="T2">)</text:span><text:span text:style-name="T1">' – ואמאי? לימא 'האי מעיקרא מחט מעלייתא היא, והשתא הוא דהעלה חלודה'? </text:span><text:span text:style-name="T2">(</text:span><text:span text:style-name="T32">אלמא כל הטמאות כשעת מציאתן מחזקינן להו, ואפילו תלייה ליכא, דקתני 'טהורה'; וקסלקא דעתא דהוא הדין נמי למקום מציאתן, דמחזקינן להו בטומאה ולא מספקינן לה במקום אחר אפילו לתלות, וקשיא לרבי יוחנן!</text:span><text:span text:style-name="T2">)</text:span><text:span text:style-name="T1"> ועוד תנן </text:span><text:span text:style-name="T33">[טהרות פ"ט מ"ט]</text:span><text:span text:style-name="T1">: '</text:span><text:span text:style-name="T96">מצא שרץ שרוף על גבי הזיתים וכן מטלית </text:span><text:span text:style-name="T2">(</text:span><text:span text:style-name="T32">טלית של זב היתה</text:span><text:span text:style-name="T2">)</text:span><text:span text:style-name="T96"> המהומהם </text:span><text:span text:style-name="T2">(</text:span><text:span text:style-name="T32">הבלויה: מצאה בלויה על גבי זיתים</text:span><text:span text:style-name="T2">)</text:span><text:span text:style-name="T96"> – טהור </text:span><text:span text:style-name="T2">(</text:span><text:span text:style-name="T32">מלטמא הזיתים</text:span><text:span text:style-name="T2">)</text:span><text:span text:style-name="T96">, שכל הטמאות כשעת מציאתן </text:span><text:span text:style-name="T2">(</text:span><text:span text:style-name="T32">דאמרינן: הכי נפלה עלייהו, לאחר שבלתה, וטהרה מטומאתה</text:span><text:span text:style-name="T2">)</text:span><text:span text:style-name="T1">' </text:span><text:span text:style-name="T2">(</text:span><text:span text:style-name="T32">אלמא לא מחזקינן טומאה משעה לשעה אפילו לתלות, דקתני 'טהורה', והוא הדין ממקום למקום</text:span><text:span text:style-name="T2">)</text:span><text:span text:style-name="T1">, וכי תימא 'כשעת מציאתן בין לקולא בין לחומרא, ובמקום מציאתן </text:span><text:span text:style-name="T2">(</text:span><text:span text:style-name="T32">וכי תימא לא דמי, דהכא משום הכי טהור: משום דשעת מציאתה ומקום מציאתה בטהרה הואי, דבתר שעת מציאתן אזלינן בין לקולא בין לחומרא: בין לקולא כי הכא גבי מחט ומטלית: לאחזוקי בטהורה ודאי, בין לחומרא כגון נגע באחד בלילה - לאחזוקי בטומאה ודאית</text:span><text:span text:style-name="T2">)</text:span><text:span text:style-name="T1">, אבל שלא במקום מציאתן </text:span><text:span text:style-name="T2">(</text:span><text:span text:style-name="T32">דליכא רגלים לדבר כולי האי</text:span><text:span text:style-name="T2">)</text:span><text:span text:style-name="T1"> משרף לא שרפינן, מתלא תלינן' – והתניא </text:span><text:span text:style-name="T33">[דומה לתוספתא טהרות פ"ד מ"ג]</text:span><text:span text:style-name="T1">: '</text:span><text:span text:style-name="T96">ככר על גבי הדף </text:span><text:span text:style-name="T2">(</text:span><text:span text:style-name="T32">קרש מונח על גבי יתדות בכותל</text:span><text:span text:style-name="T2">)</text:span><text:span text:style-name="T96">, ומדף טמא </text:span><text:span text:style-name="T2">(</text:span><text:span text:style-name="T32">בגד </text:span><text:span text:style-name="T115">[בתוספתא: מדרס]</text:span><text:span text:style-name="T32">טמא</text:span><text:span text:style-name="T2">)</text:span><text:span text:style-name="T96"> מונח תחתיו </text:span><text:span text:style-name="T2">(</text:span><text:span text:style-name="T32">תחת הדף בקרקע; בתורת כהנים </text:span><text:span text:style-name="T33">[ספרא מצורע פרשת זבים פרשתא ג משניות ]</text:span><text:span text:style-name="T32"> קרי 'מדף' לעליונו של זב, ו'מדף' לשון טומאה קלה הוא, כדלקמן, וסלקא דעתא השתא שהוא עליונו של זב דטמא מדאורייתא, ומיהו טומאתו קלה משל מדרס: דלא הוי אב הטומאה לטמא אדם וכלים</text:span><text:span text:style-name="T2">)</text:span><text:span text:style-name="T96">, </text:span><text:span text:style-name="T2">(</text:span><text:span text:style-name="T32">ובא ומצא את הככר על גבי הקרקע מן הבגד והלאה,</text:span><text:span text:style-name="T2">)</text:span><text:span text:style-name="T96"> אף על פי שאם נפלה אי אפשר אלא אם כן נגעה – טהורה, שאני אומר 'אדם טהור נכנס לשם ונטלה </text:span><text:span text:style-name="T2">(</text:span><text:span text:style-name="T32">ולא נפלה על גבי המדף: שנטלו מעל הדף והניחה לארץ</text:span><text:span text:style-name="T2">)</text:span><text:span text:style-name="T1">'</text:span><text:span text:style-name="T96"> עד שיאמר: ברי לי שלא נכנס אדם שם</text:span><text:span text:style-name="T1">', ואמר רבי אלעזר: לא נצרכה אלא למקום מדרון </text:span><text:span text:style-name="T2">(</text:span><text:span text:style-name="T32">שאף על פי שהדף שהככר עליה מקום מדרון, וראויה הככר ליפול, ואם נפלה נגעה בבגד - אפילו הכי טהורה, שאני אומר כו', אלמא לא מחזקינן טומאה ממקום למקום דנימא מעל הדף נפל ונתגלגל לכאן</text:span><text:span text:style-name="T2">)</text:span><text:span text:style-name="T1">!?</text:span><text:span text:style-name="T32"> </text:span></text:p>
      <text:p text:style-name="Standard"><text:span text:style-name="T1">התם כדקתני טעמא:</text:span><text:span text:style-name="T32"> </text:span></text:p>
      <text:p text:style-name="P11"/>
      <text:p text:style-name="P11">(נדה ד,ב)</text:p>
      <text:p text:style-name="Standard"><text:span text:style-name="T1">'</text:span><text:span text:style-name="T96">שאני אומר: אדם טהור נכנס לשם ונטלה</text:span><text:span text:style-name="T1">' </text:span><text:span text:style-name="T2">(</text:span><text:span text:style-name="T32">אבל בקופה - הא נמצא שרץ לתוכה, ושעת מציאתה - טמאה היא</text:span><text:span text:style-name="T2">)</text:span><text:span text:style-name="T1">.</text:span></text:p>
      <text:p text:style-name="Standard"><text:span text:style-name="T1">הכא נמי נימא 'עורב אתא ושדא' </text:span><text:span text:style-name="T2">(</text:span><text:span text:style-name="T32">לאחר שטלטל הקופה לזוית אחרת, ובזוית הראשונה לא היה</text:span><text:span text:style-name="T2">)</text:span><text:span text:style-name="T1">!?</text:span></text:p>
      <text:p text:style-name="P11">אדם, דבכונה – אמרינן; עורב, דשלא בכונה - לא אמרינן.</text:p>
      <text:p text:style-name="Standard"><text:span text:style-name="T1">מכדי האי ככר ספק טומאה ברשות היחיד הוא </text:span><text:span text:style-name="T2">(</text:span><text:span text:style-name="T32">ספק נגע ספק לא נגע</text:span><text:span text:style-name="T2">)</text:span><text:span text:style-name="T1">, וכל ספק טומאה ברשות היחיד - ספקה טמא!?</text:span></text:p>
      <text:p text:style-name="Standard"><text:span text:style-name="T1">משום דהוי דבר שאין בו דעת לישאל </text:span><text:span text:style-name="T2">(</text:span><text:span text:style-name="T32">אם נגע אם לא נגע</text:span><text:span text:style-name="T2">)</text:span><text:span text:style-name="T1">, וכל דבר שאין בו דעת לישאל - בין ברשות הרבים בין ברשות היחיד - ספקו טהור </text:span><text:span text:style-name="T2">(</text:span><text:span text:style-name="T32">דהא קיימא לן ספקו טמא ברשות היחיד משום דגמרינן מסוטה, שסוטה יש בה דעת לישאל אם נטמאה אם לאו</text:span><text:span text:style-name="T2">)</text:span><text:span text:style-name="T1">.</text:span></text:p>
      <text:p text:style-name="Standard"><text:span text:style-name="T2">(</text:span><text:span text:style-name="T32">אבל אקופה לא פריך: דהא לא איתחזיק טומאה בזוית של בית הראשון וכי היכי דפריך אככר - מצי למיפרך אמחט ואמטלית, ולשנויי כדמשני.</text:span><text:span text:style-name="T2">)</text:span><text:span text:style-name="T1"> </text:span></text:p>
      <text:p text:style-name="Standard"><text:span text:style-name="T1">ואיבעית אימא: הכא בטומאה דרבנן </text:span><text:span text:style-name="T2">(</text:span><text:span text:style-name="T32">כגון הנך מעלות דחומר בקדש (חגיגה כ:) בגדי פרושין מדרס לאוכלי תרומה </text:span><text:span text:style-name="T33">(שם יח:)</text:span><text:span text:style-name="T32"> ומש"ה אפילו ברה"י ספקו טהור</text:span><text:span text:style-name="T2">)</text:span><text:span text:style-name="T1">; דיקא נמי דקתני 'מדף', כדכתיב </text:span><text:span text:style-name="T33">(ויקרא כו,לו)</text:span><text:span text:style-name="T5"> </text:span><text:span text:style-name="T6">[והנשארים בכם </text:span><text:soft-page-break/><text:span text:style-name="T6">והבאתי מרך בלבבם בארצת איביהם ורדף אתם קול]</text:span><text:span text:style-name="T5"> עלה נדף </text:span><text:span text:style-name="T6">[ונסו מנסת חרב ונפלו ואין רדף]</text:span><text:span text:style-name="T1"> </text:span><text:span text:style-name="T2">(</text:span><text:span text:style-name="T32">עלה נדף - דבר הקל; הכי נמי טומאה קלה אית, דאמרי מדף = עליונו של זב, ושבוש הוא: דעליונו של זב מטמא ככר מן התורה - בפרק 'בנות כותים' </text:span><text:span text:style-name="T33">(לקמן דף לב:)</text:span><text:span text:style-name="T32"> 'נתקו הכתוב מטומאה חמורה לטומאה קלה, לומר לך דאינו מטמא אלא אוכלין ומשקין', ומעיקרא כי אותביניה הכי - הוה סלקא דעתא דעליונו של זב הוא</text:span><text:span text:style-name="T2">)</text:span><text:span text:style-name="T1">.</text:span></text:p>
      <text:p text:style-name="P11"/>
      <text:p text:style-name="P11">וחכמים אומרים: לא כדברי זה כו': </text:p>
      <text:p text:style-name="Standard"><text:span text:style-name="T1">תנו רבנן: '</text:span><text:span text:style-name="T99">וחכמים אומרים: לא כדברי זה ולא כדברי זה</text:span><text:span text:style-name="T96">: לא כדברי שמאי שלא עשה סייג לדבריו, ולא כדברי הלל שהפריז על מדותיו </text:span><text:span text:style-name="T2">(</text:span><text:span text:style-name="T32">שהגדיל והרחיב מדתו: שטמאה למפרע מפקידה לפקידה</text:span><text:span text:style-name="T2">)</text:span><text:span text:style-name="T96">, </text:span><text:span text:style-name="T99">אלא מעת לעת ממעטת על יד מפקידה לפקידה ומפקידה לפקידה ממעטת על יד מעת לעת</text:span><text:span text:style-name="T96">;</text:span></text:p>
      <text:p text:style-name="Standard"><text:span text:style-name="T1">'</text:span><text:span text:style-name="T99">מעת לעת ממעטת על יד מפקידה לפקידה</text:span><text:span text:style-name="T1">'</text:span><text:span text:style-name="T96"> כיצד? </text:span></text:p>
      <text:p text:style-name="P68">בדקה עצמה באחד בשבת ומצאת טהורה, וישבה שני ושלישי ולא בדקה, ולרביעי בדקה ומצאה טמאה - אין אומרים 'תטמא מפקידה לפקידה' אלא מעת לעת; </text:p>
      <text:p text:style-name="Standard"><text:span text:style-name="T96">'</text:span><text:span text:style-name="T99">ומפקידה לפקידה ממעטת על יד מעת לעת</text:span><text:span text:style-name="T96">' כיצד? </text:span></text:p>
      <text:p text:style-name="Standard"><text:span text:style-name="T96">בדקה עצמה בשעה ראשונה ומצאת טהורה, וישבה לה שניה ושלישית ולא בדקה, ולרביעית בדקה ומצאה טמאה - אין אומרים 'תטמא מעת לעת' אלא מפקידה לפקידה</text:span><text:span text:style-name="T1">'.</text:span></text:p>
      <text:p text:style-name="P11">פשיטא! כיון דבדקה עצמה בשעה ראשונה ומצאת טהורה לא מטמינן לה מעת לעת!?</text:p>
      <text:p text:style-name="Standard"><text:span text:style-name="T1">איידי דתנא '</text:span><text:span text:style-name="T96">מעת לעת ממעטת על יד מפקידה לפקידה</text:span><text:span text:style-name="T1">' </text:span><text:span text:style-name="T2">(</text:span><text:span text:style-name="T32">דאיצטריך למיתניה, דלא תימא 'עם סילוק ידיה ראתה באחד בשבת'</text:span><text:span text:style-name="T2">)</text:span><text:span text:style-name="T1"> - תנא נמי '</text:span><text:span text:style-name="T96">מפקידה לפקידה ממעטת על יד מעת לעת</text:span><text:span text:style-name="T1">'.</text:span></text:p>
      <text:p text:style-name="P6"/>
      <text:p text:style-name="Standard"><text:span text:style-name="T1">אמר רבה: מאי טעמייהו דרבנן </text:span><text:span text:style-name="T2">(</text:span><text:span text:style-name="T32">מאי האי שיעורא דמעת לעת? דבשלמא מפקידה לפקידה דהלל ניחא: דשמא עם סילוק ידיה ראתה, אלא מעת לעת מאי שיעורא הוא</text:span><text:span text:style-name="T2">)</text:span><text:span text:style-name="T1">? - אשה מרגשת בעצמה </text:span><text:span text:style-name="T2">(</text:span><text:span text:style-name="T32">ואם איתא דעם סילוק ידיה ראתה - הות מרגשת</text:span><text:span text:style-name="T2">)</text:span><text:span text:style-name="T1">.</text:span></text:p>
      <text:p text:style-name="Standard"><text:span text:style-name="T1">אמר ליה אביי: אם כן תהא דיה שעתה </text:span><text:span text:style-name="T2">(</text:span><text:span text:style-name="T32">ואפילו מעת לעת אמאי מטמא למפרע</text:span><text:span text:style-name="T2">)</text:span><text:span text:style-name="T1">?</text:span></text:p>
      <text:p text:style-name="P11">ורבה - לחדודי לאביי הוא דבעי.</text:p>
      <text:p text:style-name="P11">אלא מאי טעמייהו דרבנן?</text:p>
      <text:p text:style-name="Standard"><text:span text:style-name="T1">כי הא דאמר רב יהודה אמר שמואל: חכמים תקנו להן לבנות ישראל </text:span><text:span text:style-name="T2">(</text:span><text:span text:style-name="T32">מתניתין היא </text:span><text:span text:style-name="T33">(לקמן יא.)</text:span><text:span text:style-name="T32"> '</text:span><text:span text:style-name="T69">פעמים היא צריכה להיות בודקת </text:span><text:span text:style-name="T32">כו'</text:span><text:span text:style-name="T2">)</text:span><text:span text:style-name="T1"> שיהו בודקות עצמן שחרית וערבית: שחרית להכשיר טהרות של לילה </text:span><text:span text:style-name="T2">(</text:span><text:span text:style-name="T32">להוציא מכלל ספק טומאה: שאם תמצא טהורה - תדע שלא ראתה בלילה</text:span><text:span text:style-name="T2">)</text:span><text:span text:style-name="T1"> וערבית להכשיר טהרות של יום </text:span><text:span text:style-name="T2">(</text:span><text:span text:style-name="T32">ולכשתמצא ערבית טמאה - יצאו אלו מספק</text:span><text:span text:style-name="T2">)</text:span><text:span text:style-name="T1">; וזו </text:span><text:span text:style-name="T2">(</text:span><text:span text:style-name="T32">שבדקה עכשיו ומצאה טמאה</text:span><text:span text:style-name="T2">)</text:span><text:span text:style-name="T1"> - הואיל ולא בדקה </text:span><text:span text:style-name="T2">(</text:span><text:span text:style-name="T32">והרי ימים רבים שלא בדקה</text:span><text:span text:style-name="T2">)</text:span><text:span text:style-name="T1"> - הפסידה עונה </text:span><text:span text:style-name="T2">(</text:span><text:span text:style-name="T32">כל טהרות שנתעסקה בהן בעונה הזאת הפסידוה</text:span><text:span text:style-name="T2">)</text:span><text:span text:style-name="T1">'.</text:span></text:p>
      <text:p text:style-name="Standard"><text:span text:style-name="T1">מאי 'עונה'? </text:span><text:span text:style-name="T2">(</text:span><text:span text:style-name="T32">הרי שתי עונות הן: היום והלילה, דהיינו מעת לעת, כגון אם מצאה ערבית טמאה - הפסידוה כל טהרות של יום ושל אמש?</text:span><text:span text:style-name="T2">)</text:span><text:span text:style-name="T1"> </text:span></text:p>
      <text:p text:style-name="Standard"><text:span text:style-name="T2">(</text:span><text:span text:style-name="T32">ומשני:</text:span><text:span text:style-name="T2">)</text:span><text:span text:style-name="T1"> עונה יתירה </text:span><text:span text:style-name="T2">(</text:span><text:span text:style-name="T32">הפסידוה, משום קנס: שהרי הפסידוה טהרות של אמש משום קנס, אבל טהרות של יום - לאו קנס הוא: דאי נמי בדקה שחרית ומצאתה טהורה וערבית ומצאתה טמאה - הפסידה טהרות של יום, דהיינו '</text:span><text:span text:style-name="T69">מפקידה לפקידה ממעטת על יד מעת לעת</text:span><text:span text:style-name="T32">'</text:span><text:span text:style-name="T2">)</text:span><text:span text:style-name="T1">.</text:span></text:p>
      <text:p text:style-name="Standard"><text:span text:style-name="T1">אמר ליה רב פפא לרבא: והא זימנין משכחת לה שלש עונות במעת לעת </text:span><text:span text:style-name="T2">(</text:span><text:span text:style-name="T32">כגון אם לא בדקה ימים רבים, ובדקה בצהרים: דמטמאין לה מעת לעת, דהוה להו שלש עונות: היום, אמש, ואתמול למפרע עד צהרים! והשתא קנסינן לה שתי עונות, ורבנן חדא הוא דקנסו, ותו לא</text:span><text:span text:style-name="T2">)</text:span><text:span text:style-name="T1">?</text:span></text:p>
      <text:p text:style-name="Standard"><text:span text:style-name="T2">(</text:span><text:span text:style-name="T32">ומשני:</text:span><text:span text:style-name="T2">)</text:span><text:span text:style-name="T1"> השוו חכמים מדותיהן שלא תחלוק במעת לעת </text:span><text:span text:style-name="T2">(</text:span><text:span text:style-name="T32">זמן קבוע וחלוט נתנו לה למפרע, ואפילו עשתה אותו זמן משלש עונות, כגון שבדקה בצהרים ולא בדקה שחרית ואמש - לא רצו לגרוע ולמעט זמנה הקבוע לה, אלא פסקו דבריהם, שלא תתן דברים לשיעורין</text:span><text:span text:style-name="T2">)</text:span><text:span text:style-name="T1">;</text:span></text:p>
      <text:p text:style-name="Standard"><text:span text:style-name="T1">איבעית אימא </text:span><text:span text:style-name="T2">(</text:span><text:span text:style-name="T32">להכי מטמינן לה מצהרים דאתמול</text:span><text:span text:style-name="T2">)</text:span><text:span text:style-name="T1">: שלא יהא חוטא נשכר </text:span><text:span text:style-name="T2">(</text:span><text:span text:style-name="T32">דאי אמרת 'לא נקנֹס אלא עונה יתירה', נמצא חוטא נשכר: דאילו זו שלא בדקה עצמה ימים רבים ובדקה לה היום שחרית היתה נקנסת מעת לעת שלם, ומפני שאיחרה עד הצהרים והוסיפה לחטוא לא תפסיד אלא לילה וחצי יום</text:span><text:span text:style-name="T2">)</text:span><text:span text:style-name="T1">!</text:span></text:p>
      <text:p text:style-name="P11">מאי בינייהו?</text:p>
      <text:p text:style-name="Standard"><text:soft-page-break/><text:span text:style-name="T1">איכא בינייהו דאתניסה </text:span><text:span text:style-name="T2">(</text:span><text:span text:style-name="T32">שנאנסה שחרית</text:span><text:span text:style-name="T2">)</text:span><text:span text:style-name="T1"> ולא בדקה </text:span><text:span text:style-name="T2">(</text:span><text:span text:style-name="T32">ללישנא דחוטא נשכר – ליכא, דהא נאנסה; ללישנא דלא תחלוק - איכא</text:span><text:span text:style-name="T2">)</text:span><text:span text:style-name="T1">. </text:span></text:p>
      <text:p text:style-name="P4"/>
      <text:p text:style-name="Standard"><text:span text:style-name="T1">כל אשה שיש לה וסת </text:span><text:span text:style-name="T2">[דיה שעתה]</text:span><text:span text:style-name="T1">: </text:span></text:p>
      <text:p text:style-name="Standard"><text:span text:style-name="T1">לימא מתניתין - רבי דוסא היא, ולא רבנן, דתניא: '</text:span><text:span text:style-name="T96">רבי אליעזר אומר: ארבע נשים דיין שעתן </text:span><text:span text:style-name="T2">(</text:span><text:span text:style-name="T32">מפני שדמיהן מסולקים ואין דם מצוי בהן</text:span><text:span text:style-name="T2">)</text:span><text:span text:style-name="T96">: בתולה </text:span><text:span text:style-name="T2">(</text:span><text:span text:style-name="T32">בתולת דמים, שלא ראתה דם מימיה, ואפילו היא נשואה קרי לה 'בתולה', והכי מפרש במתניתין, וכולה מפרש במתניתין </text:span><text:span text:style-name="T33">[להלן דף ז,א]</text:span><text:span text:style-name="T2">)</text:span><text:span text:style-name="T96"> , מעוברת, מניקה, וזקנה; רבי דוסא אומר: כל אשה שיש לה וסת דיה שעתה</text:span><text:span text:style-name="T1"> </text:span><text:span text:style-name="T2">(</text:span><text:span text:style-name="T32">ופליגי רבנן בעלמא עליה</text:span><text:span text:style-name="T2">)</text:span><text:span text:style-name="T1">'?</text:span></text:p>
      <text:p text:style-name="Standard"><text:span text:style-name="T1">אפילו תימא רבנן: עד כאן לא פליגי רבנן עליה דרבי דוסא אלא שלא בשעת וסתה </text:span><text:span text:style-name="T2">(</text:span><text:span text:style-name="T32">דכיון דראתה שלא בזמנה - איכא למיחש דלמא מקמי הכי הוה, דהא ליכא למימר 'אורח בזמנו בא'</text:span><text:span text:style-name="T2">)</text:span><text:span text:style-name="T1">, אבל בשעת וסתה - מודו ליה, ומתניתין בשעת וסתה ודברי הכל.</text:span></text:p>
      <text:p text:style-name="Standard"><text:span text:style-name="T1">מכלל דרבי דוסא אפילו שלא בשעת וסתה אמר? מאן תנא להא, דתנו רבנן: '</text:span><text:span text:style-name="T96">אשה שיש לה וסת - כתמה טמא למפרע </text:span><text:span text:style-name="T2">(</text:span><text:span text:style-name="T32">עד שעת הכבוס, אף על גב דבראייתה דיה שעתה - מטמאינן כתמה למפרע, דהא אשכחינן בראייה טומאה למפרע</text:span><text:span text:style-name="T2">)</text:span><text:span text:style-name="T96"> שאם תראה שלא בשעת וסתה - מטמאה מעת לעת</text:span><text:span text:style-name="T1">', נימא רבנן היא </text:span><text:span text:style-name="T2">(</text:span><text:span text:style-name="T32">דאמרי שלא בשעת וסתה מטמאה למפרע</text:span><text:span text:style-name="T2">)</text:span><text:span text:style-name="T1"> ולא רבי דוסא?</text:span></text:p>
      <text:p text:style-name="P11">אפילו תימא רבי דוסא: עד כאן לא פליג רבי דוסא עלייהו דרבנן אלא בשעת וסתה, אבל שלא בשעת וסתה מודי להו, ומתניתין בשעת וסתה, ורבי דוסא היא,</text:p>
      <text:p text:style-name="P11"/>
      <text:p text:style-name="P11">(נדה ה,א)</text:p>
      <text:p text:style-name="P11">וברייתא דברי הכל.</text:p>
      <text:p text:style-name="Standard"><text:span text:style-name="T1">ולוקמא איפכא </text:span><text:span text:style-name="T2">(</text:span><text:span text:style-name="T32">כדאוקמיה מעיקרא, ומאי טעמא הדרי בה? הא שפיר מצי לאוקמי מתניתין דברי הכל וברייתא רבנן</text:span><text:span text:style-name="T2">)</text:span><text:span text:style-name="T1">?</text:span></text:p>
      <text:p text:style-name="Standard"><text:span text:style-name="T1">כיון דאיכא לאוקומי לקולא ולחומרא </text:span><text:span text:style-name="T2">(</text:span><text:span text:style-name="T32">מעיקרא אוקימנא לקולא: דבשעת וסתה דברי הכל דיה שעתה, ובשלא בשעת וסתה פליגי; והשתא אוקימנא פלוגתא בשעת וסתה, ואיכא דמחמיר ומטמא לה למפרע, ושלא בשעת וסתה דברי הכל מטמאה למפרע</text:span><text:span text:style-name="T2">)</text:span><text:span text:style-name="T1"> - לחומרא מוקמינן.</text:span></text:p>
      <text:p text:style-name="P11"/>
      <text:p text:style-name="Standard"><text:span text:style-name="T1">קתני </text:span><text:span text:style-name="T2">(</text:span><text:span text:style-name="T32">כמו 'אמר מר'</text:span><text:span text:style-name="T2">)</text:span><text:span text:style-name="T1">: '</text:span><text:span text:style-name="T96">שאם תראה שלא בשעת וסתה - מטמאה מעת לעת</text:span><text:span text:style-name="T1">' </text:span><text:span text:style-name="T2">(</text:span><text:span text:style-name="T32">אלמא דטעם דכתמה מטמא למפרע - משום דאשכחן בהו ראייה טמאה למפרע, דהשתא לא הוה כתמה חמור מראייתה</text:span><text:span text:style-name="T2">)</text:span><text:span text:style-name="T1">; </text:span><text:span text:style-name="T2">(</text:span><text:span text:style-name="T32">ושמע מינה</text:span><text:span text:style-name="T2">)</text:span><text:span text:style-name="T1"> טעמא דאשה שיש לה וסת - הוא דפליגי רבנן בין כתמה לראייתה </text:span><text:span text:style-name="T2">(</text:span><text:span text:style-name="T32">דכתמה מטמא למפרע ובראייתה דיה שעתה, משום דבראייתה שלא בשעת וסתה אשכחן טומאה למפרע</text:span><text:span text:style-name="T2">)</text:span><text:span text:style-name="T1">, הא שאר נשים שאמרו חכמים דיין שעתן </text:span><text:span text:style-name="T2">(</text:span><text:span text:style-name="T32">כגון ארבע נשים דלא אשכחן בהו ראייה טמאה למפרע - כתמן נמי אינו טמא למפרע, </text:span><text:span text:style-name="T115">[אלא]</text:span><text:span text:style-name="T2">)</text:span><text:span text:style-name="T1"> כתמן כראייתן </text:span><text:span text:style-name="T2">(</text:span><text:span text:style-name="T32">מכאן ואילך טמאות</text:span><text:span text:style-name="T2">)</text:span><text:span text:style-name="T1">, מני? </text:span></text:p>
      <text:p text:style-name="Standard"><text:span text:style-name="T1">רבי חנינא בן אנטיגנוס היא, דאמר רב יהודה אמר שמואל משום רבי חנינא בן אנטיגנוס: 'כל הנשים כתמן טמא למפרע, ונשים שאמרו חכמים דיין שעתן - כתמן כראייתן, חוץ מתינוקת שלא הגיע זמנה לראות </text:span><text:span text:style-name="T2">(</text:span><text:span text:style-name="T32">דאפילו מכאן ולהבא נמי לא; והא דאמר 'בתולת דמים כתמן כראייתן': דמכאן ולהבא מיהא טמאה - היינו כשהגיע זמנה לראות ולא ראתה</text:span><text:span text:style-name="T2">)</text:span><text:span text:style-name="T1">, שאפילו סדינין שלה מלוכלכין בדם </text:span><text:span text:style-name="T2">(</text:span><text:span text:style-name="T32">ולא ידעה אי אתי מגופה אי לא</text:span><text:span text:style-name="T2">)</text:span><text:span text:style-name="T1"> - אין חוששין לה </text:span><text:span text:style-name="T2">(</text:span><text:span text:style-name="T32">ואפילו אין לה במה לתלות, דבשוק של טבחים לא עברה - איכא למימר עברה ולאו אדעתה, דהא בגופה אין לתלות כל עיקר, דכתמין דרבנן נינהו, וכי גזור רבנן - בהגיע זמנה, דדם מצוי בה; אבל בהא לא גזור, הואיל ואין בה דמים; ולקמן מפרש איזה הוא זמנה: משיגיעו ימי הנעורים שהביאה שתי שערות או בת י"ב שנה ויום אחד ואף על פי שלא הביאה שתי שערות</text:span><text:span text:style-name="T2">)</text:span><text:span text:style-name="T1">'.</text:span></text:p>
      <text:p text:style-name="Standard"><text:span text:style-name="T1">ומי אית ליה לרבי חנינא כתם כלל </text:span><text:span text:style-name="T2">(</text:span><text:span text:style-name="T32">בארבע נשים ואפילו מכאן ולהבא</text:span><text:span text:style-name="T2">)</text:span><text:span text:style-name="T1">? והתניא: '</text:span><text:span text:style-name="T96">כל הנשים כתמן טמא ונשים שאמרו חכמים דיין שעתן כתמן טמא; רבי חנינא בן אנטיגנוס אומר: נשים שאמרו חכמים דיין שעתן - אין להן כתם</text:span><text:span text:style-name="T1">'; מאי לאו אין להן כתם כלל?</text:span></text:p>
      <text:p text:style-name="P11">לא: אין להן כתם למפרע, אבל יש להן כתם מכאן ולהבא.</text:p>
      <text:p text:style-name="P11">מכלל דתנא קמא סבר אפילו למפרע? </text:p>
      <text:p text:style-name="Standard"><text:span text:style-name="T1">אִין, רבי מאיר היא, דמחמיר גבי כתמים </text:span><text:span text:style-name="T2">(</text:span><text:span text:style-name="T32">טפי מבראייתה: דראיית ארבע נשים, הואיל ואין דם מצוי בהן - אמרינן 'השתא אתי, ומכי אתי חזיתיה', אבל בכתם איכא למימר 'אי בדקה לחלוק מעיקרא הוה אישתכח'</text:span><text:span text:style-name="T2">)</text:span><text:span text:style-name="T1">, דתניא: '</text:span><text:span text:style-name="T96">כל הנשים כתמן טמא למפרע ונשים שאמרו חכמים דיין שעתן כתמן טמא למפרע – דברי רבי </text:span><text:soft-page-break/><text:span text:style-name="T96">מאיר; רבי חנינא בן אנטיגנוס אומר: נשים שאמרו חכמים דיין שעתן - כתמן כראייתן</text:span><text:span text:style-name="T1"> </text:span><text:span text:style-name="T2">(</text:span><text:span text:style-name="T32">כלומר: נשים שאמרו חכמים דיין שעתן - כתמן כראייתן לטמאה מכאן ולהבא</text:span><text:span text:style-name="T2">)</text:span><text:span text:style-name="T96">, ותינוקת שהגיע זמנה לראות יש לה כתם </text:span><text:span text:style-name="T2">(</text:span><text:span text:style-name="T32">מכאן ולהבא, אף על פי שלא ראתה מיָמיה</text:span><text:span text:style-name="T2">)</text:span><text:span text:style-name="T96">, ושלא הגיע זמנה לראות אין לה כתם; ואימתי הגיע זמנה לראות? - משהגיעו ימי הנעורים</text:span><text:span text:style-name="T1">'.</text:span><text:span text:style-name="T32"> </text:span></text:p>
      <text:p text:style-name="P11"/>
      <text:p text:style-name="Standard"><text:span text:style-name="T1">והמשמשת בעדים </text:span><text:span text:style-name="T2">[</text:span><text:span text:style-name="T41">הרי זו כפקידה, וממעטת על יד מעת לעת ועל יד מפקידה לפקידה</text:span><text:span text:style-name="T2">]</text:span><text:span text:style-name="T1">: </text:span></text:p>
      <text:p text:style-name="Standard"><text:span text:style-name="T1">אמר רב יהודה אמר שמואל: עד שלפני תשמיש אינו ממעט כפקידה </text:span><text:span text:style-name="T2">(</text:span><text:span text:style-name="T32">על יד מעת לעת ועל יד מפקידה לפקידה</text:span><text:span text:style-name="T2">)</text:span><text:span text:style-name="T1">; </text:span></text:p>
      <text:p text:style-name="P11">מאי טעמא?</text:p>
      <text:p text:style-name="Standard"><text:span text:style-name="T1">אמר רב קטינא: מתוך שמהומה לביתה </text:span><text:span text:style-name="T2">(</text:span><text:span text:style-name="T32">ממהרת לשמש</text:span><text:span text:style-name="T2">)</text:span><text:span text:style-name="T1">.</text:span></text:p>
      <text:p text:style-name="P11">וכי מהומה לביתה מאי הוי?</text:p>
      <text:p text:style-name="P11">מתוך שמהומה לביתה אינה מכנסת לחורין ולסדקין.</text:p>
      <text:p text:style-name="P11"/>
      <text:p text:style-name="Standard"><text:span text:style-name="T1">תנן: '</text:span><text:span text:style-name="T96">המשמשת בעדים</text:span><text:span text:style-name="T1"> </text:span><text:span text:style-name="T114">[לשון רבים]</text:span><text:span text:style-name="T1"> </text:span><text:span text:style-name="T96">הרי זו כפקידה</text:span><text:span text:style-name="T1">'; מאי? לאו חד לפני תשמיש וחד לאחר תשמיש?</text:span></text:p>
      <text:p text:style-name="Standard"><text:span text:style-name="T1">לא: אידי ואידי לאחר תשמיש, ואחד לו </text:span><text:span text:style-name="T2">(</text:span><text:span text:style-name="T32">שמקנח בו בעצמו</text:span><text:span text:style-name="T2">)</text:span><text:span text:style-name="T1"> ואחד לה, כדתנן </text:span><text:span text:style-name="T33">[נדה פ"ב מ"א]</text:span><text:span text:style-name="T1">: '</text:span><text:span text:style-name="T96">דרך בנות ישראל משמשות בשני עדים אחד לו ואחד לה</text:span><text:span text:style-name="T1">' האי מאי? אי אמרת בשלמא חד לפני תשמיש וחד לאחר תשמיש – איצטריך: סלקא דעתך אמינא מתוך שמהומה לביתה לא בדקה שפיר - קא משמע לן הרי זו כפקידה, אלא אי אמרת אידי ואידי לאחר תשמיש – פשיטא!?</text:span></text:p>
      <text:p text:style-name="Standard"><text:span text:style-name="T1">מהו דתימא שמא תראה טפת דם כחרדל ותחפנה שכבת זרע </text:span><text:span text:style-name="T2">(</text:span><text:span text:style-name="T32">ואפילו דלאחר תשמיש נמי לא ליהוי כפקידה</text:span><text:span text:style-name="T2">)</text:span><text:span text:style-name="T1"> - קא משמע לן.</text:span></text:p>
      <text:p text:style-name="Standard"><text:span text:style-name="T1">ואיבעית אימא: </text:span><text:span text:style-name="T2">(</text:span><text:span text:style-name="T32">לעולם</text:span><text:span text:style-name="T2">)</text:span><text:span text:style-name="T1"> שתי בדיקות אצרכוה רבנן: חד לפני תשמיש וחד לאחר תשמיש, וכי קתני '</text:span><text:span text:style-name="T96">הרי זו כפקידה</text:span><text:span text:style-name="T1">' - אלאחר תשמיש </text:span><text:span text:style-name="T2">(</text:span><text:span text:style-name="T32">ואי תימא: עד שלפני תשמיש למה הוזכר מתניתין? - תרתי קתני, ואשמועינן תנא דמתניתין דשני בדיקות אצרכוה רבנן, והכי קאמר: 'משמשת בעדים' – כלומר: מצוה עליה לשמש בעדים, 'ואף על פי שיש לה וסת הרי זו כפקידה' - ההוא דלאחר תשמיש</text:span><text:span text:style-name="T2">)</text:span><text:span text:style-name="T1">.</text:span></text:p>
      <text:p text:style-name="Standard"><text:span text:style-name="T1">והא '</text:span><text:span text:style-name="T96">המשמשת</text:span><text:span text:style-name="T1">' קתני </text:span><text:span text:style-name="T2">(</text:span><text:span text:style-name="T32">דלאו לשון חובה הוא, אלמא חדא קתני, ומשום הרי זו כפקידה נקט לה, והכי קאמר: ואשה המשמשת בעדים - הרי זו כפקידה, ואקמא נמי קאי: דאי אבתרא לחודה - ראשון למה הוזכר</text:span><text:span text:style-name="T2">)</text:span><text:span text:style-name="T1">?</text:span></text:p>
      <text:p text:style-name="Standard"><text:span text:style-name="T1">תני 'ומשמשת' </text:span><text:span text:style-name="T2">(</text:span><text:span text:style-name="T32">ותרתי מילי נינהו, והכי קאמר: מצוה עליה לשמש בעדים; והרי 'כפקידה' – אבתרא, וקמא לא נקט ליה אלא לאשמועינן דמצוה לבדוק קודם תשמיש</text:span><text:span text:style-name="T2">)</text:span><text:span text:style-name="T1">.</text:span></text:p>
      <text:p text:style-name="P11"/>
      <text:p text:style-name="Standard"><text:span text:style-name="T2">[ומפקידה לפקידה]</text:span><text:span text:style-name="T1"> ממעטת על יד מעת לעת: </text:span></text:p>
      <text:p text:style-name="Standard"><text:span text:style-name="T1">השתא מעת לעת </text:span><text:span text:style-name="T2">(</text:span><text:span text:style-name="T32">דאתמול דזמן ארוך הוא</text:span><text:span text:style-name="T2">)</text:span><text:span text:style-name="T1"> ממעטת</text:span><text:span text:style-name="T32"> </text:span><text:span text:style-name="T41">(</text:span><text:span text:style-name="T32">פקידה זו דעדים</text:span><text:span text:style-name="T41">)</text:span><text:span text:style-name="T30">,</text:span></text:p>
      <text:p text:style-name="P11"/>
      <text:p text:style-name="P11">(נדה ה,ב)</text:p>
      <text:p text:style-name="Standard"><text:span text:style-name="T1">מפקידה לפקידה </text:span><text:span text:style-name="T2">(</text:span><text:span text:style-name="T32">דשחרית היום, דזמן מועט</text:span><text:span text:style-name="T2">)</text:span><text:span text:style-name="T1"> מיבעיא?</text:span></text:p>
      <text:p text:style-name="P11">מהו דתימא מעת לעת חשו בה רבנן לפסידא דטהרות, אבל מפקידה לפקידה לא - קא משמע לן. </text:p>
      <text:p text:style-name="P6"/>
      <text:p text:style-name="Standard"><text:span text:style-name="T1">כיצד דיה שעתה </text:span><text:span text:style-name="T2">[- היתה יושבת במטה ועסוקה בטהרות ופרשה וראתה - היא טמאה והן טהורות. אף על פי שאמרו '</text:span><text:span text:style-name="T97">מטמאה מעת לעת</text:span><text:span text:style-name="T2">' - אינה מונה אלא משעה שראתה]</text:span><text:span text:style-name="T1">: </text:span></text:p>
      <text:p text:style-name="Standard"><text:span text:style-name="T1">למה לי למיתני '</text:span><text:span text:style-name="T96">היתה יושבת במטה ועסקה בטהרות</text:span><text:span text:style-name="T1">'? ליתני 'היתה עסוקה בטהרות ופרשה וראתה'?</text:span></text:p>
      <text:p text:style-name="Standard"><text:span text:style-name="T1">הא קא משמע לן: טעמא דדיה שעתה </text:span><text:span text:style-name="T2">(</text:span><text:span text:style-name="T32">משום דיש לה וסת</text:span><text:span text:style-name="T2">)</text:span><text:span text:style-name="T1">, הא מעת לעת מטה נמי מטמיא </text:span><text:span text:style-name="T2">(</text:span><text:span text:style-name="T32">הא אם אין לה וסת - דמטמיא מעת לעת - מטה נמי טמאה, כמשכב נדה עצמה שמטמא אדם הנוגע בו טומאה חמורה לטמא בגדים שעליו, דכתיב </text:span><text:span text:style-name="T33">(ויקרא טו,כא)</text:span><text:span text:style-name="T36"> וכל אשר יגע במשכבה יכבס בגדיו</text:span><text:span text:style-name="T2">)</text:span><text:span text:style-name="T1">.</text:span></text:p>
      <text:p text:style-name="Standard"><text:span text:style-name="T1">מסייע ליה לזעירי, דאמר זעירי: מעת לעת שבנדה עושה משכב ומושב לטמא אדם לטמא בגדים </text:span><text:span text:style-name="T2">(</text:span><text:span text:style-name="T32">שהאדם מטמא בגדים שעליו ואף על פי שלא נגעו בגדים במטה</text:span><text:span text:style-name="T2">)</text:span><text:span text:style-name="T1">.</text:span></text:p>
      <text:p text:style-name="Standard"><text:soft-page-break/><text:span text:style-name="T1">מכדי האי מטה = דבר שאין בו דעת לישאל הוא </text:span><text:span text:style-name="T2">(</text:span><text:span text:style-name="T32">ומעת לעת ספק טומאה הוא</text:span><text:span text:style-name="T2">)</text:span><text:span text:style-name="T1">, וכל דבר שאין בו דעת לישאל ספקו טהור </text:span><text:span text:style-name="T2">(</text:span><text:span text:style-name="T32">דבשלמא אטהרות בלא מטה ניחא: דכיון דהיא עסוקה בהן ואוחזתן בידה - הוו להו כידה, והיא יש בה דעת לישאל; אלא מטה, כיון דעל גבי קרקע מונחת - דלאו בידה הוא - וספקו טהור: דכל ספק טומאה לטמא - מסוטה גמרינן לה, וסוטה יש בה דעת לישאל; מכדי הך מטה - דבר שאין בו דעת לישאל הוא, ומעת לעת ספק טומאה הוא, וכל שאין בו דעת לישאל כו'</text:span><text:span text:style-name="T2">)</text:span><text:span text:style-name="T1">?</text:span></text:p>
      <text:p text:style-name="Standard"><text:span text:style-name="T1">תרגמה זעירי כשחברותיה נושאות אותה במטה </text:span><text:span text:style-name="T2">(</text:span><text:span text:style-name="T32">באותו מעת לעת</text:span><text:span text:style-name="T2">)</text:span><text:span text:style-name="T1">, דהויא ליה יד חברותיה </text:span><text:span text:style-name="T2">(</text:span><text:span text:style-name="T32">חברותיה שיש בה</text:span><text:span text:style-name="T115">[ן]</text:span><text:span text:style-name="T32"> דעת לישאל, הלכך טמאה</text:span><text:span text:style-name="T2">)</text:span><text:span text:style-name="T1">.</text:span></text:p>
      <text:p text:style-name="Standard"><text:span text:style-name="T1">והשתא דאמר רבי יוחנן: ספק טומאה הבאה בידי אדם </text:span><text:span text:style-name="T2">(</text:span><text:span text:style-name="T32">כגון זו, דטומאה על ידה באה</text:span><text:span text:style-name="T2">)</text:span><text:span text:style-name="T1"> נשאלין עליה אפילו בכלי מונח על גבי קרקע </text:span><text:span text:style-name="T2">(</text:span><text:span text:style-name="T32">וכגון נושא שרץ בידו ספק נגע בכלי המונח על גבי קרקע ספק לא נגע - ואף על פי שאדם לא היה עסוק בכלי המיטמא, הואיל והטומאה באה על ידי אדם ספק נגעה הטומאה בכלי ספק לא נגעה</text:span><text:span text:style-name="T2">)</text:span><text:span text:style-name="T1"> כמי שיש בו דעת לישאל </text:span><text:span text:style-name="T2">(</text:span><text:span text:style-name="T32">חשבינן לה כמו שיש בה דעת לישאל, וברשות היחיד ספקו טמא</text:span><text:span text:style-name="T2">)</text:span><text:span text:style-name="T1">' - אף על פי שאין חברותיה נושאות אותה במטה.</text:span></text:p>
      <text:p text:style-name="P6"><text:s/></text:p>
      <text:p text:style-name="Standard"><text:span text:style-name="T1">גופא: אמר רבי יוחנן: ספק טומאה הבאה בידי אדם נשאלים עליה </text:span><text:span text:style-name="T2">(</text:span><text:span text:style-name="T32">כלומר טמא</text:span><text:span text:style-name="T2">)</text:span><text:span text:style-name="T1"> אפילו בכלי המונח על גבי קרקע כמי שיש בו דעת לישאל </text:span><text:span text:style-name="T2">(</text:span><text:span text:style-name="T32">וכי אמרינן 'דבר שאין בו דעת לישאל ספקו טהור' - כגון שרץ המוטל אצל כלי על גבי קרקע, ספק נגע ספק לא נגע</text:span><text:span text:style-name="T2">)</text:span><text:span text:style-name="T1">.</text:span></text:p>
      <text:p text:style-name="Standard"><text:span text:style-name="T1">מיתיבי: '</text:span><text:span text:style-name="T8">היה מתעטף בטליתו </text:span><text:span text:style-name="T2">(</text:span><text:span text:style-name="T32">והוא היה טמא</text:span><text:span text:style-name="T2">)</text:span><text:span text:style-name="T8"> וטהרות וטומאות בצדו וטהרות וטומאות למעלה מראשו ספק נגע </text:span><text:span text:style-name="T2">(</text:span><text:span text:style-name="T32">ספק טימא טהרות בטלית כשהגביהו על כתפו</text:span><text:span text:style-name="T2">)</text:span><text:span text:style-name="T8"> ספק לא נגע, </text:span><text:span text:style-name="T2">(</text:span><text:span text:style-name="T32">או טמאות בצדו כגון שרץ והוא טהור ספק נטמא טליתו ספק לא נטמא</text:span><text:span text:style-name="T2">)</text:span><text:span text:style-name="T8"> – טהור </text:span><text:span text:style-name="T2">(</text:span><text:span text:style-name="T32">קסלקא דעתא דאפילו ברשות היחיד, משום דהוי דבר שאין בו דעת לישאל, ואף על גב דבאה בידי אדם, הואיל וטהרות מונחות על גבי קרקע ואין אוחזן בידו - אין נשאלין עליהם</text:span><text:span text:style-name="T2">)</text:span><text:span text:style-name="T8">; ואם אי אפשר אלא אם כן נגע – טמא;</text:span></text:p>
      <text:p text:style-name="Standard"><text:span text:style-name="T8">רבן שמעון בן גמליאל אומר: אומרים לו 'שנה </text:span><text:span text:style-name="T2">(</text:span><text:span text:style-name="T32">פעם אחרת</text:span><text:span text:style-name="T2">)</text:span><text:span text:style-name="T8">!' ושונה </text:span><text:span text:style-name="T2">(</text:span><text:span text:style-name="T32">אם יגע עכשיו - בידוע שנגע בתחלה</text:span><text:span text:style-name="T2">)</text:span><text:span text:style-name="T8">.</text:span></text:p>
      <text:p text:style-name="Standard"><text:span text:style-name="T8">אמרו לו: אין שונים בטהרות </text:span><text:span text:style-name="T2">(</text:span><text:span text:style-name="T32">שמא עכשיו נגע וקודם לכן לא נגע, או חילוף</text:span><text:span text:style-name="T2">)</text:span><text:span text:style-name="T1">' אמאי? הא ספק טומאה הבאה בידי אדם הוא?</text:span></text:p>
      <text:p text:style-name="P11">בר מיניה דההיא, דתני רב הושעיא: ברשות היחיד ספקו טמא, ברשות הרבים טהור.</text:p>
      <text:p text:style-name="P11"/>
      <text:p text:style-name="P11">גופא: אמר זעירי: מעת לעת שבנדה עושה משכב ומושב לטמא אדם לטמא בגדים.</text:p>
      <text:p text:style-name="Standard"><text:span text:style-name="T1">איני! והא כי אתא אבימי, מבי חוזאי אתא, ואייתי מתניתא בידיה: '</text:span><text:span text:style-name="T96">מעת לעת שבנדה, משכבה ומושבה - כמגעה </text:span><text:span text:style-name="T2">(</text:span><text:span text:style-name="T32">בכלי שנגעה בו נדה: שאינו מטמא אדם, שהרי ראשון הוא, ואינו מטמא אדם אלא אב הטומאה</text:span><text:span text:style-name="T2">)</text:span><text:span text:style-name="T1">'; מאי? לאו 'מה מגעה לא מטמא אדם - אף משכבה לא מטמא אדם' </text:span><text:span text:style-name="T2">(</text:span><text:span text:style-name="T32">וקשיא לזעירי, דאמר משכבה ומושבה מטמא אדם אף לטמא בגדים</text:span><text:span text:style-name="T2">)</text:span><text:span text:style-name="T1">?</text:span></text:p>
      <text:p text:style-name="Standard"><text:span text:style-name="T1">אמר רבא: ותסברא?: קל וחומר הוא: ומה כלי חרס המוקף צמיד פתיל הניצול באוהל המת </text:span><text:span text:style-name="T2">(</text:span><text:span text:style-name="T32">כלי חרס ניצול באהל המת, דכתיב </text:span><text:span text:style-name="T33">(במדבר יט,טו)</text:span><text:span text:style-name="T36"> וכל כלי פתוח אשר אין צמיד פתיל עליו טמא </text:span><text:span text:style-name="T37">[הוא]</text:span><text:span text:style-name="T32"> - הא יש צמיד פתיל עליו טהור</text:span><text:span text:style-name="T2">)</text:span><text:span text:style-name="T1">, אינו ניצול במעת לעת שבנדה </text:span><text:span text:style-name="T2">(</text:span><text:span text:style-name="T32">אם הסיט בתוך מעת לעת – טמא, כאילו הסיטתה לאחר ראייתה, כדתניא בברייתא לקמן</text:span><text:span text:style-name="T2">)</text:span><text:span text:style-name="T1"> - משכבות ומושבות, שאינן ניצולין באהל המת, אינו דין שאין ניצולין במעת לעת שבנדה </text:span><text:span text:style-name="T2">(</text:span><text:span text:style-name="T32">שיטמאו כמשכב נדה עצמה: אדם ובגדים שעליו</text:span><text:span text:style-name="T2">)</text:span><text:span text:style-name="T1">?</text:span></text:p>
      <text:p text:style-name="P11">והא אבימי מבי חוזאי מתניתא קאמר?</text:p>
      <text:p text:style-name="Standard"><text:span text:style-name="T1">אימא '</text:span><text:span text:style-name="T114">[</text:span><text:span text:style-name="T97">מעת לעת שבנדה,</text:span><text:span text:style-name="T114">]</text:span><text:span text:style-name="T1"> משכבה ומושבה</text:span></text:p>
      <text:p text:style-name="P14"/>
      <text:p text:style-name="P11">(נדה ו,א)</text:p>
      <text:p text:style-name="Standard"><text:span text:style-name="T1">כמגע </text:span><text:span text:style-name="T10">עצמה</text:span><text:span text:style-name="T2"> (</text:span><text:span text:style-name="T32">כנגיעת עצמה</text:span><text:span text:style-name="T2">)</text:span><text:span text:style-name="T1">: מה מגע עצמה מטמא אדם לטמא בגדים </text:span><text:span text:style-name="T2">(</text:span><text:span text:style-name="T32">כלומר: אדם הנוגע במשכבה בתוך מעת לעת - כאילו נוגע בבשר נדה עצמה: שהוא ובגדים שעליו טמאים, דכתיב </text:span><text:span text:style-name="T33">(ויקרא טו,יט)</text:span><text:span text:style-name="T36"> וכל הנוגע בה יטמא</text:span><text:span text:style-name="T32">, ותניא בתורת כהנים </text:span><text:span text:style-name="T33">[קיצור ספרא מצורע פרק זבים פרשתא ד משנה ט-י]</text:span><text:span text:style-name="T32">: 'יכול לא יהא הנוגע בה מטמא בגדים במגע? קל וחומר: אם משכבה מטמא אדם לטמא בגדים, היא עצמה לא כל שכן? אם כן למה נאמר </text:span><text:span text:style-name="T36">כל הנוגע בה יטמא</text:span><text:span text:style-name="T32">? - שאינו חוזר ומטמא אדם וכלי חרס'</text:span><text:span text:style-name="T2">)</text:span><text:span text:style-name="T1"> - אף משכבה ומושבה </text:span><text:span text:style-name="T2">(</text:span><text:span text:style-name="T32">בתוך מעת לעת</text:span><text:span text:style-name="T2">)</text:span><text:span text:style-name="T1"> מטמא אדם לטמא בגדים'. </text:span></text:p>
      <text:p text:style-name="Standard"><text:soft-page-break/><text:span text:style-name="T1">תניא כוותיה דרבא </text:span><text:span text:style-name="T33">[תוספתא נדה פ"ט מ"ד]</text:span><text:span text:style-name="T1">: '</text:span><text:span text:style-name="T96">הרואה </text:span><text:span text:style-name="T1"><text:s/></text:span><text:span text:style-name="T2">[כתם </text:span><text:span text:style-name="T33">– הב"ח</text:span><text:span text:style-name="T2">]</text:span><text:span text:style-name="T96"> דם - מטמאה מעת לעת; ומה היא מטמאה? - משכבות ומושבות, אוכלין ומשקין, וכלי חרס המוקף צמיד פתיל </text:span><text:span text:style-name="T2">(</text:span><text:span text:style-name="T32">כלומר: </text:span><text:span text:style-name="T63">אפילו</text:span><text:span text:style-name="T32"> הוא מוקף צמיד פתיל שאי אפשר ליגע בתוכו - מטמאה אותו בהיסט: שהזב והנדה מטמאין כלי חרס בהיסט, מה שאין כן בשאר טמאין, דכתיב </text:span><text:span text:style-name="T33">(ויקרא טו,יב)</text:span><text:span text:style-name="T36"> וכלי חרס אשר יגע בו הזב ישבר</text:span><text:span text:style-name="T32"> ותניא בתורת כהנים </text:span><text:span text:style-name="T33">[ספרא שמיני פרשתא ז משנה יג]</text:span><text:span text:style-name="T32">: '</text:span><text:span text:style-name="T69">יכול יטמא הזב כלי חרס מאחוריו במגע נאמר כאן </text:span><text:span text:style-name="T72">[יגע] בו</text:span><text:span text:style-name="T69"> ונאמר להלן </text:span><text:span text:style-name="T70">(ויקרא ו,כא)</text:span><text:span text:style-name="T72"> וכלי חרס אשר </text:span><text:span text:style-name="T80">תבושל בו</text:span><text:span text:style-name="T72"> ישבר</text:span><text:span text:style-name="T69">: מה להלן מאוירו - אף כאן מאוירו; אם כן מה תלמוד לומר </text:span><text:span text:style-name="T72">אשר יגע בו</text:span><text:span text:style-name="T69">?</text:span><text:span text:style-name="T32">' והלא אויר כלי חרס טמא בלא נגיעה, כדקיימא לן ב'הכל שוחטין' </text:span><text:span text:style-name="T33">(חולין כד.)</text:span><text:span text:style-name="T32"> 'תוכו אף על פי שלא נגע בו'; אלא איזהו מגעו שהוא ככולו? - הוי אומר זה היסטו</text:span><text:span text:style-name="T2">)</text:span><text:span text:style-name="T96">, ואינה מקולקלת למנינה </text:span><text:span text:style-name="T2">(</text:span><text:span text:style-name="T84">מקולקלת למנינה</text:span><text:span text:style-name="T32"> = אבדה פתח נדותה: שאילו היתה יודעת יום ראייתה - תהא סופרת; אם תראה לאחר שבעה - שומרת יום כנגד יום, ואם תראה שלשה </text:span><text:span text:style-name="T115">[ימים רצופים]</text:span><text:span text:style-name="T32"> תהא זבה, אבל עכשיו שאינה יודעת יום ראייתה - אינה יודעת אימתי היא בתוך י"א יום שבין נדה לנדה, והרי היא טועה. </text:span><text:span text:style-name="T84">ואינה מקולקלת למנינה</text:span><text:span text:style-name="T32">, דהא ודאי מהשתא הויא פתח נדותה, וליום שמיני לראייתה יתחילו י"א יום שבין נדה לנדה, ורבנן לא גזור מעת לעת אלא לטהרות, אבל גבי כתמים - לא ידעינן אימת נפיק מינה, ואינה מונה שבעה ימים דקודם טבילה אלא משעה שראתה; וכן בכתם לסוף שבעה ימים טובלת וטהורה, אבל פתח נדותה: לידע אימת מתחילין ימי זיבה - אבדה עד שתשב שבעה נקיים, כדתניא בערכין </text:span><text:span text:style-name="T33">(דף ח.)</text:span><text:span text:style-name="T2">)</text:span><text:span text:style-name="T96"> ואינה מטמאה את בועלה למפרע</text:span><text:span text:style-name="T1">';</text:span></text:p>
      <text:p text:style-name="P55">רבי עקיבא אומר: מטמא את בועלה, ואינה מונה אלא משעה שראתה;</text:p>
      <text:p text:style-name="P55">הרואה כתם מטמאה למפרע, ומה היא מטמאה? - אוכלין ומשקין, משכבות ומושבות, וכלי חרס המוקף צמיד פתיל, ומקולקלת למנינה, ומטמאה את בועלה, ואינה מונה אלא משעה שראתה; וזה וזה תולין: לא אוכלין ולא שורפין'.</text:p>
      <text:p text:style-name="Standard"><text:span text:style-name="T1">ורבא, </text:span><text:span text:style-name="T2">(</text:span><text:span text:style-name="T32">דפשיטא ליה בכלי חרס לעיל, וגמר משכבות מכלי חרס - מאי שנא דפשיטא ליה בכלי חרס טפי ממשכב?</text:span><text:span text:style-name="T2">)</text:span><text:span text:style-name="T1"> אי שמיע ליה מתניתא </text:span><text:span text:style-name="T2">(</text:span><text:span text:style-name="T32">דקתני כלי חרס</text:span><text:span text:style-name="T2">)</text:span><text:span text:style-name="T1"> לימא מתניתא </text:span><text:span text:style-name="T2">(</text:span><text:span text:style-name="T32">וליפשוט מינה משכבה להדיא</text:span><text:span text:style-name="T2">)</text:span><text:span text:style-name="T1">, ואי לא שמיע ליה מתניתא - קל וחומר מנא ליה </text:span><text:span text:style-name="T2">(</text:span><text:span text:style-name="T32">מכלי חרס? הא כלי חרס אכתי לא קאמר ליה</text:span><text:span text:style-name="T2">)</text:span><text:span text:style-name="T1">? </text:span></text:p>
      <text:p text:style-name="Standard"><text:span text:style-name="T1">לעולם שמיע ליה מתניתא, ואי ממתניתא הוה אמינא '</text:span><text:span text:style-name="T2">(</text:span><text:span text:style-name="T32">'למשכבות' דקתני - לטמא</text:span><text:span text:style-name="T2">)</text:span><text:span text:style-name="T1"> או אדם או בגדים, אבל אדם ובגדים </text:span><text:span text:style-name="T2">(</text:span><text:span text:style-name="T32">שהאדם יטמא בגדיו שלא נגעו במשכבות</text:span><text:span text:style-name="T2">)</text:span><text:span text:style-name="T1"> – </text:span><text:span text:style-name="T2">(</text:span><text:span text:style-name="T32">אימא</text:span><text:span text:style-name="T2">)</text:span><text:span text:style-name="T1"> לא', משום הכי קאמר קל וחומר </text:span><text:span text:style-name="T2">(</text:span><text:span text:style-name="T32">מכלי חרס, והכי קאמר: ומה כלי חרס שניצול באהל המת אינו ניצול במעת לעת שבנדה מלטמא בהיסט כאילו ניסט מנדה עצמה – משכבות, שאין נצולין באהל המת, אינו דין שאין נצולין במעת לעת שבנדה מלטמא כמשכב נדה גמורה</text:span><text:span text:style-name="T2">)</text:span><text:span text:style-name="T1">!</text:span></text:p>
      <text:p text:style-name="P11"/>
      <text:p text:style-name="P11">אמר רב הונא: מעת לעת שבנדה לקדש, אבל לא לתרומה.</text:p>
      <text:p text:style-name="Standard"><text:span text:style-name="T1">אי הכי ליתני גבי מעלות </text:span><text:span text:style-name="T2">(</text:span><text:span text:style-name="T32">בפרק 'חומר בקדש' </text:span><text:span text:style-name="T33">(חגיגה כ:)</text:span><text:span text:style-name="T2">)</text:span><text:span text:style-name="T1">? </text:span></text:p>
      <text:p text:style-name="Standard"><text:span text:style-name="T1">כי קתני היכא דאית ליה דררא דטומאה, אבל היכא דלית ליה דררא דטומאה לא קתני </text:span><text:span text:style-name="T2">(</text:span><text:span text:style-name="T32">מעת לעת ליכא דררא דטומאה, דהשתא הוא דחזאי, אלא גזירה בעלמא הוא</text:span><text:span text:style-name="T2">)</text:span><text:span text:style-name="T1">.</text:span></text:p>
      <text:p text:style-name="Standard"><text:span text:style-name="T1">מיתיבי: '</text:span><text:span text:style-name="T96">מה היא מטמאה? - אוכלין ומשקין</text:span><text:span text:style-name="T1">' </text:span><text:span text:style-name="T2">(</text:span><text:span text:style-name="T32">היינו ברייתא דלעיל</text:span><text:span text:style-name="T2">)</text:span><text:span text:style-name="T1">; מאי לאו בין דקדש בין דתרומה?</text:span></text:p>
      <text:p text:style-name="Standard"><text:span text:style-name="T1">לא, דקדש </text:span><text:span text:style-name="T2">(</text:span><text:span text:style-name="T32">כגון שמן דמנחות ויין דנסכים</text:span><text:span text:style-name="T2">)</text:span><text:span text:style-name="T1">. </text:span></text:p>
      <text:p text:style-name="Standard"><text:span text:style-name="T1">תא שמע </text:span><text:span text:style-name="T2">(</text:span><text:span text:style-name="T32">מתניתין היא </text:span><text:span text:style-name="T33">(לקמן ד' יא.)</text:span><text:span text:style-name="T2">)</text:span><text:span text:style-name="T1">: '</text:span><text:span text:style-name="T96">רבי יהודה אומר: אף בשעת עברתן מלאכול בתרומה </text:span><text:span text:style-name="T2">(</text:span><text:span text:style-name="T32">אף בשעה שהם מסתלקות ומסיימות לאכול תרומה - צריכות לבדוק</text:span><text:span text:style-name="T2">)</text:span><text:span text:style-name="T1">', והוינן בה: מאי דהוה הוה? - אמר רב חסדא: לא נצרכה אלא לתקן </text:span><text:span text:style-name="T2">(</text:span><text:span text:style-name="T32">דומיא ד'להכשיר' דאמר לעיל: שחרית להכשיר טהרות של לילה כו'</text:span><text:span text:style-name="T2">)</text:span><text:span text:style-name="T1"> שירים שבפניה </text:span><text:span text:style-name="T2">(</text:span><text:span text:style-name="T32">שנגעה בהם, ומהניא לה הך בדיקה שאם תמצא עכשיו טהורה לכשתבדוק ערבית כמשפטה ותמצא טמאה - לא תטמא למפרע אלא עד שעת בדיקתה, ולא תהא התרומה בכלל טומאה דמפרע, שהרי בדקה לאחר העברתה</text:span><text:span text:style-name="T2">) (</text:span><text:span text:style-name="T32">אלמא טומאת מפרע לתרומה נמי גזור</text:span><text:span text:style-name="T2">)</text:span><text:span text:style-name="T1">!</text:span></text:p>
      <text:p text:style-name="Standard"><text:span text:style-name="T2">(</text:span><text:span text:style-name="T32">ומשנינן:</text:span><text:span text:style-name="T2">)</text:span><text:span text:style-name="T1"> רב הונא מתני </text:span><text:span text:style-name="T2">(</text:span><text:span text:style-name="T32">להא דרבי יהודה</text:span><text:span text:style-name="T2">)</text:span><text:span text:style-name="T1"> '</text:span><text:span text:style-name="T2">(</text:span><text:span text:style-name="T32">שבדיקה זו באה</text:span><text:span text:style-name="T2">)</text:span><text:span text:style-name="T1"> לישרוף שירים שבידיה </text:span><text:span text:style-name="T2">(</text:span><text:span text:style-name="T32">אם תמצא טמאה תשרפם</text:span><text:span text:style-name="T2">)</text:span><text:span text:style-name="T1">: </text:span><text:span text:style-name="T2">(</text:span><text:span text:style-name="T32">וכגון</text:span><text:span text:style-name="T2">)</text:span><text:span text:style-name="T1"> שבדקה עצמה </text:span><text:span text:style-name="T2">(</text:span><text:span text:style-name="T32">לאחר עברתה לאלתר</text:span><text:span text:style-name="T2">)</text:span><text:span text:style-name="T1"> כשיעור וסת </text:span><text:span text:style-name="T2">(</text:span><text:span text:style-name="T32">[כשיעור וסת מפרש בפ"ב </text:span><text:span text:style-name="T33">(לקמן יד:)</text:span><text:span text:style-name="T32">: '</text:span><text:span text:style-name="T69">משל לשמש ועד שעומדין בצד המשקוף: ביציאת השמש נכנס העד</text:span><text:span text:style-name="T32">'; ולשון 'וסת' היינו מיד; מיד סמוך לנגיעה בדיקה: דאם תמצא טמאה - ודאי בשעת נגיעה נמי טמאה היתה: דאפילו חולין נמי מטמו; ומצריך לה רבי יהודה בדיקה לתרומה כשיעור וסת: כי היכי דלא תיכול תרומה טמאה לאחר זמן, אבל לתקן לא סבירא ליה לרב הונא, דכל כמה דלא בדקה - מיתקנא וקיימא, דטומאת מפרע לא גזור ביה רבנן</text:span><text:span text:style-name="T2">)</text:span><text:span text:style-name="T1">.</text:span></text:p>
      <text:p text:style-name="Standard"><text:span text:style-name="T1">תא שמע: '</text:span><text:span text:style-name="T96">מעשה </text:span><text:span text:style-name="T2">(</text:span><text:span text:style-name="T32">באשה ילדה שעברו עליה שלש עונות של שלשים יום שלא ראתה</text:span><text:span text:style-name="T2">)</text:span><text:span text:style-name="T96"> ועשה רבי כרבי אליעזר </text:span><text:span text:style-name="T2">(</text:span><text:span text:style-name="T32">ואמר רבי אליעזר במתניתין </text:span><text:span text:style-name="T33">(לקמן ז:)</text:span><text:span text:style-name="T32"> '</text:span><text:span text:style-name="T69">כל אשה שעברו עליה שלש עונות - דיה שעתה</text:span><text:span text:style-name="T32">', ופליגי רבנן עליה דאין דיה שעתה </text:span><text:soft-page-break/><text:span text:style-name="T32">אלא שעברו עליה שלש עונות מחמת זקנה סמוך לזקנתה</text:span><text:span text:style-name="T2">)</text:span><text:span text:style-name="T96">; לאחר שנזכר </text:span><text:span text:style-name="T2">(</text:span><text:span text:style-name="T32">שלא יפה עשה</text:span><text:span text:style-name="T2">)</text:span><text:span text:style-name="T96"> - אמר "כדי הוא רבי אליעזר לסמוך עליו</text:span></text:p>
      <text:p text:style-name="P11"/>
      <text:p text:style-name="P11">(נדה ו,ב)</text:p>
      <text:p text:style-name="Standard"><text:span text:style-name="T96">בשעת הדחק </text:span><text:span text:style-name="T2">(</text:span><text:span text:style-name="T32">שני בצורת היו ולא רצה להפסיד טהרות</text:span><text:span text:style-name="T2">)</text:span><text:span text:style-name="T96">"</text:span><text:span text:style-name="T1">; והוינן בה: מאי '</text:span><text:span text:style-name="T96">לאחר שנזכר</text:span><text:span text:style-name="T1">'? אילימא לאחר שנזכר דאין הלכה כרבי אליעזר אלא כרבנן, בשעת הדחק היכי עביד כותיה? אלא &lt;לאו&gt; דלא איתמר הלכתא לא כמר ולא כמר, וכיון שנזכר דלאו יחיד פליג עליה אלא רבים פליגי עליה </text:span><text:span text:style-name="T2">(</text:span><text:span text:style-name="T32">ובטלין דברי היחיד, והתחיל להתחרט</text:span><text:span text:style-name="T2">)</text:span><text:span text:style-name="T1">, </text:span><text:span text:style-name="T2">(</text:span><text:span text:style-name="T32">ו</text:span><text:span text:style-name="T2">)</text:span><text:span text:style-name="T1">אמר "כדי הוא רבי אליעזר לסמוך עליו בשעת הדחק"; אי אמרת בשלמא לתרומה - היינו דהואי תרומה בימי רבי; אלא אי אמרת לקדש - קדש בימי רבי מי הואי </text:span><text:span text:style-name="T2">(</text:span><text:span text:style-name="T32">כמה שנים היה אחר החורבן בסוף התנאים</text:span><text:span text:style-name="T2">)</text:span><text:span text:style-name="T1">?</text:span></text:p>
      <text:p text:style-name="Standard"><text:span text:style-name="T1">כדעולא, דאמר עולא: חבריא מדכן בגלילא </text:span><text:span text:style-name="T2">(</text:span><text:span text:style-name="T32">חבירים שבגליל מטהרים יינם לנסכים ושמנן למנחות שמא יבנה בית המקדש בימיהם, ולעולם קדש הוו; כך שמעתי ב'חומר בקדש', וכך היא שנויה</text:span><text:span text:style-name="T2">)</text:span><text:span text:style-name="T1"> - הכא נמי בימי רבי. </text:span></text:p>
      <text:p text:style-name="P11"/>
      <text:p text:style-name="Standard"><text:span text:style-name="T1">תא שמע: '</text:span><text:span text:style-name="T8">מעשה בשפחתו של רבן גמליאל שהיתה אופה ככרות של תרומה, ובין כל אחת ואחת מדיחה ידה במים - ובודקת; באחרונה בדקה ומצאה טמאה, ובאת ושאלה את רבן גמליאל, ואמר לה: כולן טמאות </text:span><text:span text:style-name="T2">(</text:span><text:span text:style-name="T32">משום מעת לעת שבנדה</text:span><text:span text:style-name="T2">)</text:span><text:span text:style-name="T8">. אמרה לו: רבי! והלא בדיקה היתה לי בין כל אחת ואחת! אמר לה: אם כן היא טמאה </text:span><text:span text:style-name="T2">(</text:span><text:span text:style-name="T32">משום פקידה לפקידה</text:span><text:span text:style-name="T2">)</text:span><text:span text:style-name="T8"> וכולן טהורות.</text:span><text:span text:style-name="T1">' קתני מיהת '</text:span><text:span text:style-name="T96">ככרות של תרומה</text:span><text:span text:style-name="T1">'!? </text:span><text:span text:style-name="T114">[קשיא לרב הונא דאמר לעיל '</text:span><text:span text:style-name="T2">מעת לעת שבנדה לקדש, </text:span><text:span text:style-name="T11">אבל לא לתרומה</text:span><text:span text:style-name="T114">']</text:span></text:p>
      <text:p text:style-name="Standard"><text:span text:style-name="T1">מאי 'תרומה'? - תרומת לחמי תודה </text:span><text:span text:style-name="T2">(</text:span><text:span text:style-name="T32">ארבע חלות מארבעה מינין שבתודה נותנין לכהן, דכתיב </text:span><text:span text:style-name="T33">(ויקרא ז,יד)</text:span><text:span text:style-name="T36"> והקריב ממנו אחד מכל קרבן תרומה</text:span><text:span text:style-name="T32"> </text:span><text:span text:style-name="T37">[לה' לכהן הזרק את דם השלמים לו יהיה]</text:span><text:span text:style-name="T2">)</text:span><text:span text:style-name="T1">.</text:span></text:p>
      <text:p text:style-name="Standard"><text:span text:style-name="T1">'תרומת לחמי תודה'? באפיה מאי בעיא </text:span><text:span text:style-name="T2">(</text:span><text:span text:style-name="T32">הא ארבעים חלות בעי לה למיפא, והדר אפרושי ארבע לתרומה, וארבעין לא מיקרו תרומה</text:span><text:span text:style-name="T2">)</text:span><text:span text:style-name="T1">? </text:span></text:p>
      <text:p text:style-name="Standard"><text:span text:style-name="T2">(</text:span><text:span text:style-name="T32">ומשני:</text:span><text:span text:style-name="T2">)</text:span><text:span text:style-name="T1"> דאפרשינהו בלישייהו </text:span><text:span text:style-name="T2">(</text:span><text:span text:style-name="T32">לעולם מאי 'תרומה'? - תרומת לחמי תודה; ודקאמר 'באפיה מאי בעיא?' - כגון שהפריש לארבע מהארבעים חלות בעיסתן, ולאחר אפיית כולן שחט תודה עליהן</text:span><text:span text:style-name="T2">)</text:span><text:span text:style-name="T1">, וכי הא דאמר רב טובי בר רב קטינא: 'לחמי תודה שאפאן ארבע חלות </text:span><text:span text:style-name="T2">(</text:span><text:span text:style-name="T32">עשר עשרונים של חמץ אפאן כולן בחלה אחת, ושלשה עשרונות ושליש שבחלות מצה אפאן בחלה אחת, וכן של רקיקין, וכן של רבוכה</text:span><text:span text:style-name="T2">)</text:span><text:span text:style-name="T1"> – יצא', והוינן בה: והא בעינן ארבעים למצוה </text:span><text:span text:style-name="T2">(</text:span><text:span text:style-name="T32">במנחות ילפינן לה בפרק 'התודה' </text:span><text:span text:style-name="T33">(דף עו.)</text:span><text:span text:style-name="T32">, ואמאי יצא</text:span><text:span text:style-name="T2">)</text:span><text:span text:style-name="T1">? והא בעינן אפרושי תרומה מינייהו </text:span><text:span text:style-name="T2">(</text:span><text:span text:style-name="T32">אחת מכל מין, דהיינו אחת מעשר, וכיון דליכא עשר - היאך יפריש</text:span><text:span text:style-name="T2">)</text:span><text:span text:style-name="T1">? וכי תימא דמפריש פרוסה מכל חד וחד </text:span><text:span text:style-name="T2">(</text:span><text:span text:style-name="T32">מכל חלה מעט לכהן</text:span><text:span text:style-name="T2">)</text:span><text:span text:style-name="T1">, '</text:span><text:span text:style-name="T33">(ויקרא ז,יד)</text:span><text:span text:style-name="T5"> </text:span><text:span text:style-name="T6">[</text:span><text:span text:style-name="T36">והקריב ממנו</text:span><text:span text:style-name="T6">]</text:span><text:span text:style-name="T5"> אחד </text:span><text:span text:style-name="T36">[מכל קרבן לה' לכהן הזרק את דם השלמים לו יהיה]</text:span><text:span text:style-name="T1">' - אמר רחמנא </text:span><text:span text:style-name="T2">(</text:span><text:span text:style-name="T32">ודרשינן במנחות </text:span><text:span text:style-name="T33">(דף עז:)</text:span><text:span text:style-name="T2">)</text:span><text:span text:style-name="T1"> שלא יטול פרוסה </text:span><text:span text:style-name="T2">(</text:span><text:span text:style-name="T32">לתרומת כהן</text:span><text:span text:style-name="T2">)</text:span><text:span text:style-name="T1">!? ואמרינן דאפרשינהו בלישייהו </text:span><text:span text:style-name="T2">(</text:span><text:span text:style-name="T32">נטל אחד מעשר לתרומה, ותשע הנותרים לבעלים; מכל מין ומין אפה בחלה אחת</text:span><text:span text:style-name="T2">)</text:span><text:span text:style-name="T1"> - הכא נמי דאפרשינהו בלישייהו.</text:span><text:span text:style-name="T32"> </text:span></text:p>
      <text:p text:style-name="Standard"><text:span text:style-name="T1">תא שמע: '</text:span><text:span text:style-name="T8">שוב מעשה בשפחה של רבן גמליאל שהיתה גפה חביות של יין </text:span><text:span text:style-name="T2">(</text:span><text:span text:style-name="T32">סותמת בטיט בידיה</text:span><text:span text:style-name="T2">)</text:span><text:span text:style-name="T8">, ובין כל אחת ואחת מדיחה ידיה במים </text:span><text:span text:style-name="T2">(</text:span><text:span text:style-name="T32">מן הטיט</text:span><text:span text:style-name="T2">)</text:span><text:span text:style-name="T8">, ובודקת, ובאחרונה בדקה ומצאה טמאה, ובאת ושאלה לרבן גמליאל, ואמר לה: כולן טמאות. אמרה לו: והלא בדיקה היתה לי בין כל אחת ואחת!? אמר לה: אם כן - היא טמאה וכולן טהורות.</text:span><text:span text:style-name="T1">'; אי אמרת בשלמא חדא דקדש וחדא דתרומה היא, היינו דהדרה ושיילה; אלא אי אמרת אידי ואידי דקדש - למה לה למהדר ולשייליה?</text:span></text:p>
      <text:p text:style-name="P11">מעשה שהיה - בשתי שפחות היה.</text:p>
      <text:p text:style-name="P11"/>
      <text:p text:style-name="P11">לישנא אחרינא אמרי לה: אמר רב הונא: מעת לעת שבנדה מטמאה בין לקדש ובין לתרומה; </text:p>
      <text:p text:style-name="P11">ממאי?</text:p>
      <text:p text:style-name="P11">מדלא קתני לה גבי מעלות.</text:p>
      <text:p text:style-name="Standard"><text:span text:style-name="T1">אמר ליה רב נחמן: והא תני תנא 'לקדש אבל לא לתרומה' <text:s/></text:span><text:span text:style-name="T114">[כרב הונא לעיל]</text:span><text:span text:style-name="T1">!</text:span></text:p>
      <text:p text:style-name="Standard"><text:span text:style-name="T1">קבלה מיניה </text:span><text:span text:style-name="T2">(</text:span><text:span text:style-name="T32">להך תיובתא</text:span><text:span text:style-name="T2">)</text:span><text:span text:style-name="T1"> רב שמואל בר רב יצחק </text:span><text:span text:style-name="T2">(</text:span><text:span text:style-name="T32">מרב נחמן, ואוקמא להא דקתני 'לקדש אבל לא לתרומה' - הכי קאמר:</text:span><text:span text:style-name="T2">)</text:span><text:span text:style-name="T1"> בחולין שנעשו על טהרת קדש ולא בחולין שנעשו על טהרת תרומה </text:span><text:span text:style-name="T2">(</text:span><text:span text:style-name="T32">אבל בתרומה ממש נהגא</text:span><text:span text:style-name="T2">)</text:span><text:span text:style-name="T1">.</text:span></text:p>
      <text:p text:style-name="P11"><text:soft-page-break/></text:p>
      <text:p text:style-name="Standard"><text:span text:style-name="T1">תנן התם </text:span><text:span text:style-name="T33">[חלה פ"ג מ"ב]</text:span><text:span text:style-name="T1">: '</text:span><text:span text:style-name="T8">נולד לה </text:span><text:span text:style-name="T2">(</text:span><text:span text:style-name="T32">בעיסה</text:span><text:span text:style-name="T2">)</text:span><text:span text:style-name="T8"> ספק טומאה: עד שלא גלגלה </text:span><text:span text:style-name="T2">(</text:span><text:span text:style-name="T32">גלגול בחולין זהו גמר מלאכה לחלה</text:span><text:span text:style-name="T2">)</text:span><text:span text:style-name="T8"> - תעשה בטומאה </text:span><text:span text:style-name="T2">(</text:span><text:span text:style-name="T32">אם ירצה - יטמאנה ביד, דסוף סוף חלת ספק היא, ולא תאכל</text:span><text:span text:style-name="T2">)</text:span><text:span text:style-name="T8">, משגלגלה - תעשה בטהרה </text:span><text:span text:style-name="T2">(</text:span><text:span text:style-name="T32">בכלים טהורים, ואל יטמאנה ביד; ואף על פי דסוף סוף חלתה אסורה - אסור לטמאה ביד הואיל ונגמרה מלאכתה לחלה אסור לגרום לה טומאה ודאית, דכתיב </text:span><text:span text:style-name="T33">[במדבר יח,ח]</text:span><text:span text:style-name="T32"> </text:span><text:span text:style-name="T36">ואני נתתי לך את משמרת תרומותי</text:span><text:span text:style-name="T32">, ודרשינן בבכורות </text:span><text:span text:style-name="T33">(דף לד.)</text:span><text:span text:style-name="T32">: שתי תרומות במשמע, טהורה ותלויה, ואמר קרא שומרנה</text:span><text:span text:style-name="T2">)</text:span><text:span text:style-name="T1">'; </text:span></text:p>
      <text:p text:style-name="Standard"><text:span text:style-name="T1">'</text:span><text:span text:style-name="T96">עד שלא גלגלה תעשה בטומאה</text:span><text:span text:style-name="T1">' - חולין נינהו, ומותר לגרום טומאה לחולין שבארץ ישראל;</text:span></text:p>
      <text:p text:style-name="Standard"><text:span text:style-name="T1">'</text:span><text:span text:style-name="T96">משגלגלה - תעשה בטהרה</text:span><text:span text:style-name="T1">' - חולין הטבולין לחלה - כחלה דמו, ואסור לגרום טומאה לחלה. </text:span></text:p>
      <text:p text:style-name="Standard"><text:span text:style-name="T1">תנא </text:span><text:span text:style-name="T33">[תופסתא חלה פ"א מ"יא]</text:span><text:span text:style-name="T1">:</text:span><text:span text:style-name="T32"> </text:span></text:p>
      <text:p text:style-name="P11"/>
      <text:p text:style-name="P11">(נדה ז,א)</text:p>
      <text:p text:style-name="Standard"><text:span text:style-name="T1">'</text:span><text:span text:style-name="T96">וחלתה תלויה </text:span><text:span text:style-name="T2">(</text:span><text:span text:style-name="T32">כשעשאה בטהרה משום ספק הנולד לה ראשון</text:span><text:span text:style-name="T2">)</text:span><text:span text:style-name="T96">: לא אוכלין ולא שורפין; באיזה ספק אמרו </text:span><text:span text:style-name="T2">(</text:span><text:span text:style-name="T32">כלומר: באיזה ספק הוצרכו לומר חלתה תלויה</text:span><text:span text:style-name="T2">)</text:span><text:span text:style-name="T96">? - בספק חלה </text:span><text:span text:style-name="T2">(</text:span><text:span text:style-name="T32">בספק טומאה הנוהגת בחלה ואינה נוהגת בחולין, כגון נשען, כדמפרש בסמוך: דטהור לבני הכנסת ואסור לתרומה</text:span><text:span text:style-name="T2">)</text:span><text:span text:style-name="T1">' </text:span><text:span text:style-name="T2">(</text:span><text:span text:style-name="T32">ואיצטריך לאשמועינן דאף על גב דלא נהגא בחולין גרידא – הכא, כיון דטבולין לחלה, נהגא בהן</text:span><text:span text:style-name="T2">)</text:span><text:span text:style-name="T1">;</text:span></text:p>
      <text:p text:style-name="Standard"><text:span text:style-name="T1">מאי '</text:span><text:span text:style-name="T96">ספק חלה</text:span><text:span text:style-name="T1">' </text:span><text:span text:style-name="T2">(</text:span><text:span text:style-name="T32">כלומר: מאי קאמר</text:span><text:span text:style-name="T2">)</text:span><text:span text:style-name="T1">? </text:span></text:p>
      <text:p text:style-name="Standard"><text:span text:style-name="T1">אביי ורבא דאמרי תרוייהו: שלא תאמר בהוכחות שנינו </text:span><text:span text:style-name="T2">(</text:span><text:span text:style-name="T32">בספק טומאה מוכחת</text:span><text:span text:style-name="T2">)</text:span><text:span text:style-name="T1">, כמו שני שבילין </text:span><text:span text:style-name="T2">(</text:span><text:span text:style-name="T32">אחד טמא ואחד טהור, ספק הלך בטמא ספק הלך בטהור; והא ספקא היא דמהניא בחולין הטבולין לחלה, אבל טומאה שאינה מוכחת – לא, דהא לא איצטריך לאשמועינן:</text:span><text:span text:style-name="T2">) </text:span><text:span text:style-name="T1">דהתם חולין גרידא נמי מטמו </text:span><text:span text:style-name="T2">(</text:span><text:span text:style-name="T32">דאפילו לחולין גרידא נמי מהני לאוכל חולין בטהרה, הלכך מהניא נמי הכא</text:span><text:span text:style-name="T2">)</text:span><text:span text:style-name="T1"> אלא </text:span><text:span text:style-name="T2">(</text:span><text:span text:style-name="T32">אפילו</text:span><text:span text:style-name="T2">)</text:span><text:span text:style-name="T1"> בנשען </text:span><text:span text:style-name="T2">(</text:span><text:span text:style-name="T32">דהוי ספק טומאה שאינה מוכחת</text:span><text:span text:style-name="T2">)</text:span><text:span text:style-name="T1">, דתנן </text:span><text:span text:style-name="T33">[זבים פ"ג מ"ב]</text:span><text:span text:style-name="T2"> (</text:span><text:span text:style-name="T32">הואיל ותנן לקמן דמהניא לתרומה - מהניא נמי לחולין הטבולין לחלה</text:span><text:span text:style-name="T2">)</text:span><text:span text:style-name="T1">: '</text:span><text:span text:style-name="T8">זב וטהור שהיו פורקין מן החמור או טוענין: בזמן שמשאן כבד – טמא </text:span><text:span text:style-name="T2">(</text:span><text:span text:style-name="T32">דשמא מתוך כובד המשא נשען זה על הטהור, ונמצא טהור מסיטו או טהור ניסט עליו, וכתיב במרכב הזב </text:span><text:span text:style-name="T33">(ויקרא טו,י)</text:span><text:span text:style-name="T32"> </text:span><text:span text:style-name="T36">והנושא אותם</text:span><text:span text:style-name="T32"> - וכל שכן זב בעצמו</text:span><text:span text:style-name="T2">)</text:span><text:span text:style-name="T8">; משאן קל – טהור; וכולן </text:span><text:span text:style-name="T2">(</text:span><text:span text:style-name="T32">אפילו משא כבד</text:span><text:span text:style-name="T2">)</text:span><text:span text:style-name="T8"> טהורין לבני הכנסת </text:span><text:span text:style-name="T2">(</text:span><text:span text:style-name="T32">אוכלין חוליהן בטהרה: שאין זה היסט גמור, וכל שכן שספק הוא</text:span><text:span text:style-name="T2">)</text:span><text:span text:style-name="T8"> וטמאין לתרומה </text:span><text:span text:style-name="T2">(</text:span><text:span text:style-name="T32">מדרבנן ואפילו בספק</text:span><text:span text:style-name="T2">)</text:span><text:span text:style-name="T1">'.</text:span></text:p>
      <text:p text:style-name="P5"/>
      <text:p text:style-name="Standard"><text:span text:style-name="T1">וחולין הטבולין לחלה כחלה דמו </text:span><text:span text:style-name="T2">(</text:span><text:span text:style-name="T32">דמהני בהו ספק נשען כחלה גמורה</text:span><text:span text:style-name="T2">)</text:span><text:span text:style-name="T1">? והתניא </text:span><text:span text:style-name="T33">[תוספתא טבול יום פ"ב מ"ז]</text:span><text:span text:style-name="T1">: '</text:span><text:span text:style-name="T96">אשה שהיא טבולת יום לשה את העיסה וקוצה הימנה חלתה </text:span><text:span text:style-name="T2">(</text:span><text:span text:style-name="T32">שכל זמן שלא קראה שם עליה - הרי היא כחולין, וטבול יום דינו כשני ואינו עושה שלישי בחולין, וכשהיא קוצה - לא תקרא לה שֵׁם</text:span><text:span text:style-name="T2">)</text:span><text:span text:style-name="T8"> </text:span><text:span text:style-name="T2">(</text:span><text:span text:style-name="T32">אלא</text:span><text:span text:style-name="T2">) </text:span><text:span text:style-name="T96">ומניחתה בכפישה או באנחותא</text:span><text:span text:style-name="T8"> </text:span><text:span text:style-name="T2">(</text:span><text:span text:style-name="T32">הם כלים שאין להם בית קיבול, כגון נסרים, ואין מקבלין טומאה; ואצרכוה רבנן הני משום היכרא שלא תגע בה שוב מאחר שקראה לה שם; ודכוותה אמר בסוף פרק 'הניזקין' </text:span><text:span text:style-name="T33">(גיטין סא.)</text:span><text:span text:style-name="T32">; ובתשובת רב האי ראיתי: 'אנחותא' = נסרים לווחין שמנסרין הנגרים ומשפין הלווחין</text:span><text:span text:style-name="T2">)</text:span><text:span text:style-name="T96">, ומקפת </text:span><text:span text:style-name="T2">(</text:span><text:span text:style-name="T32">מקרבתה לכלי אצל העיסה</text:span><text:span text:style-name="T2">)</text:span><text:span text:style-name="T96">, וקורא לה שם </text:span><text:span text:style-name="T2">(</text:span><text:span text:style-name="T32">שמצוה לתרום מן המוקף; 'מוקף' = סמוך, כמו 'מקיפין שתי חביות' במסכת ביצה </text:span><text:span text:style-name="T33">(דף לב:)</text:span><text:span text:style-name="T32">; וכמו 'אין מקיפין בבועי' </text:span><text:span text:style-name="T33">(חולין מו:)</text:span><text:span text:style-name="T32">: שמקיפין זו לזו לראות אם דומים הם בנקביהן</text:span><text:span text:style-name="T2">)</text:span><text:span text:style-name="T96">, מפני שהוא שלישי, ושלישי טהור בחולין</text:span><text:span text:style-name="T1">' ואי אמרת חולין הטבולין לחלה כחלה דמו - הא טמיתנהו!</text:span></text:p>
      <text:p text:style-name="Standard"><text:span text:style-name="T1">אמר אביי: כל שודאי מטמא חולין </text:span><text:span text:style-name="T2">(</text:span><text:span text:style-name="T32">כמו משא הזב</text:span><text:span text:style-name="T2">)</text:span><text:span text:style-name="T1"> - גזרו על ספקו משום חולין הטבולין לחלה; והאי טבול יום, כיון דלא מטמא ודאי חולין - לא גזרו עליו משום חולין הטבולין לחלה.</text:span></text:p>
      <text:p text:style-name="Standard"><text:span text:style-name="T1">והא מעת לעת שבנדה דודאי </text:span><text:span text:style-name="T2">(</text:span><text:span text:style-name="T32">נדה ממש</text:span><text:span text:style-name="T2">)</text:span><text:span text:style-name="T1"> מטמא חולין, ולא גזרו על ספקה </text:span><text:span text:style-name="T2">(</text:span><text:span text:style-name="T32">מעת לעת</text:span><text:span text:style-name="T2">)</text:span><text:span text:style-name="T1"> משום חולין הטבולין לחלה, דאמר מר 'קבלה מיניה רב שמואל בר רב יצחק בחולין שנעשו על טהרת קדש </text:span><text:span text:style-name="T10">ולא</text:span><text:span text:style-name="T1"> בחולין שנעשו על טהרת תרומה' </text:span><text:span text:style-name="T2">(</text:span><text:span text:style-name="T32">וקסלקא דעתא הוא הדין לחולין הטבולין לחלה, דהם נמי נעשין בטהרת חלה המעורבת בהן</text:span><text:span text:style-name="T2">)</text:span><text:span text:style-name="T1">?</text:span></text:p>
      <text:p text:style-name="Standard"><text:span text:style-name="T2">(</text:span><text:span text:style-name="T32">ומשנינן:</text:span><text:span text:style-name="T2">)</text:span><text:span text:style-name="T1"> התם לא פתיכא </text:span><text:span text:style-name="T2">(</text:span><text:span text:style-name="T32">מעורבת</text:span><text:span text:style-name="T2">)</text:span><text:span text:style-name="T1"> בהו תרומה, הכא פתיכא בהו תרומה </text:span><text:span text:style-name="T2">(</text:span><text:span text:style-name="T32">חולין הטבולין לחלה חמירי מחולין שנעשו על טהרת תרומה, דהכא עריבא בהו חלה, אבל התם נטירותא יתירתא קביל עליה</text:span><text:span text:style-name="T2">)</text:span><text:span text:style-name="T1">;</text:span></text:p>
      <text:p text:style-name="P11">ואיבעית אימא: הנח מעת לעת – דרבנן.</text:p>
      <text:p text:style-name="P11"/>
      <text:p text:style-name="P11">משנה:</text:p>
      <text:p text:style-name="P11">רבי אליעזר אומר: ארבע נשים דיין שעתן: בתולה, מעוברת, מניקה, וזקינה.</text:p>
      <text:p text:style-name="P11"><text:soft-page-break/>אמר רבי יהושע: אני לא שמעתי אלא בתולה,</text:p>
      <text:p text:style-name="P11"/>
      <text:p text:style-name="P11">(נדה ז,ב)</text:p>
      <text:p text:style-name="P56">המשך המשנה</text:p>
      <text:p text:style-name="P11">אבל הלכה כרבי אליעזר.</text:p>
      <text:p text:style-name="Standard"><text:span text:style-name="T1">איזו היא '</text:span><text:span text:style-name="T96">בתולה</text:span><text:span text:style-name="T1">'? </text:span></text:p>
      <text:p text:style-name="P11">כל שלא ראתה דם מימיה, אף על פי שנשואה;</text:p>
      <text:p text:style-name="Standard"><text:span text:style-name="T1">'</text:span><text:span text:style-name="T96">מעוברת</text:span><text:span text:style-name="T1">' - משיודע עוברה;</text:span></text:p>
      <text:p text:style-name="Standard"><text:span text:style-name="T1">'</text:span><text:span text:style-name="T96">מניקה</text:span><text:span text:style-name="T1">' - עד שתגמול את בנה; נתנה בנה למניקה, גמלתו, או מת: רבי מאיר אומר: מטמאה מעת לעת, וחכמים אומרים: דיה שעתה </text:span><text:span text:style-name="T2">(</text:span><text:span text:style-name="T32">עד כ"ד חדש, שהוא זמן הנקת התינוק; ובגמרא מפרש טעמא</text:span><text:span text:style-name="T2">)</text:span><text:span text:style-name="T1">.</text:span></text:p>
      <text:p text:style-name="Standard"><text:span text:style-name="T1">איזוהי '</text:span><text:span text:style-name="T96">זקנה</text:span><text:span text:style-name="T1">'?</text:span></text:p>
      <text:p text:style-name="Standard"><text:span text:style-name="T1">כל שעברו עליה </text:span><text:span text:style-name="T2">(</text:span><text:span text:style-name="T32">שלא ראתה</text:span><text:span text:style-name="T2">)</text:span><text:span text:style-name="T1"> שלש עונות </text:span><text:span text:style-name="T2">(</text:span><text:span text:style-name="T32">מפרש לה בגמרא</text:span><text:span text:style-name="T2">)</text:span><text:span text:style-name="T1"> סמוך לזקנתה </text:span><text:span text:style-name="T2">(</text:span><text:span text:style-name="T32">מפרש בגמרא</text:span><text:span text:style-name="T2">)</text:span><text:span text:style-name="T1">;</text:span></text:p>
      <text:p text:style-name="Standard"><text:span text:style-name="T1">רבי אליעזר אומר: כל אשה </text:span><text:span text:style-name="T2">(</text:span><text:span text:style-name="T32">והוא הדין ילדה</text:span><text:span text:style-name="T2">)</text:span><text:span text:style-name="T1"> שעברו עליה שלש עונות -דיה שעתה.</text:span></text:p>
      <text:p text:style-name="Standard"><text:span text:style-name="T1">רבי יוסי אומר: מעוברת ומניקה שעברו עליהן שלש עונות - דיין שעתן, </text:span><text:span text:style-name="T2">(</text:span><text:span text:style-name="T32">אבל לא עברו עליה – לא; ופליג אדרבי אליעזר ואתנא קמא דאמר לעיל 'מעוברת דיה שעתה משיודע העובר, ומניקה - משנולד'</text:span><text:span text:style-name="T2">)</text:span><text:span text:style-name="T1"> </text:span></text:p>
      <text:p text:style-name="Standard"><text:span text:style-name="T1">ובמה אמר 'דיה שעתה'? בראייה ראשונה </text:span><text:span text:style-name="T2">(</text:span><text:span text:style-name="T32">שראתה הבתולה או המעוברת או הזקנה לאחר שלש עונות</text:span><text:span text:style-name="T2">)</text:span><text:span text:style-name="T1">, אבל בשניה - מטמאה מעת לעת </text:span><text:span text:style-name="T2">(</text:span><text:span text:style-name="T32">שהרי חזרה לקדמותה להיות דמים מצויים בה</text:span><text:span text:style-name="T2">)</text:span><text:span text:style-name="T1">;</text:span></text:p>
      <text:p text:style-name="P11">ואם ראתה הראשונה מאונס - אף השניה דיה שעתה.</text:p>
      <text:p text:style-name="P11"/>
      <text:p text:style-name="P11">גמרא:</text:p>
      <text:p text:style-name="Standard"><text:span text:style-name="T1">תניא </text:span><text:span text:style-name="T33">[תוספתא נדה פ"א מ"ג]</text:span><text:span text:style-name="T1">: '</text:span><text:span text:style-name="T8">אמר לו רבי אליעזר לרבי יהושע: אתה לא שמעת, אני שמעתי; אתה לא שמעת אלא אחת, ואני שמעתי הרבה! אין אומרים למי שלא ראה את החדש יבא ויעיד </text:span><text:span text:style-name="T2">(</text:span><text:span text:style-name="T32">שראה</text:span><text:span text:style-name="T2">)</text:span><text:span text:style-name="T8">, אלא למי שראהו!</text:span></text:p>
      <text:p text:style-name="Standard"><text:span text:style-name="T8">כל ימיו של רבי אליעזר היו עושין כרבי יהושע; לאחר פטירתו של רבי אליעזר החזיר רבי יהושע את הדבר ליושנו כרבי אליעזר</text:span><text:span text:style-name="T1">'. </text:span></text:p>
      <text:p text:style-name="P11">בחייו מאי טעמא לא? </text:p>
      <text:p text:style-name="Standard"><text:span text:style-name="T1">משום דרבי אליעזר - שמותי הוא </text:span><text:span text:style-name="T2">(</text:span><text:span text:style-name="T32">לשון שמתא: שהרי ברכוהו, כדאמרינן ב'הזהב' </text:span><text:span text:style-name="T33">(בבא מציעא דף נט:)</text:span><text:span text:style-name="T32">, הלכך לא עבדינן כוותיה באחרנייתא</text:span><text:span text:style-name="T2">)</text:span><text:span text:style-name="T1">, וסבר: אי עבדינן כוותיה בחדא - עבדינן כוותיה באחרנייתא, ומשום כבודו דרבי אליעזר לא מצינן מחינן בהו; לאחר פטירתו של רבי אליעזר, דמצינו מחינן בהו </text:span><text:span text:style-name="T2">(</text:span><text:span text:style-name="T32">אי עבדי כוותיה באחרנייתא</text:span><text:span text:style-name="T2">)</text:span><text:span text:style-name="T1"> - החזיר את הדבר ליושנו.</text:span><text:span text:style-name="T32"> </text:span></text:p>
      <text:p text:style-name="P11"/>
      <text:p text:style-name="P11">אמר רב יהודה אמר שמואל: הלכה כרבי אליעזר בארבע;</text:p>
      <text:p text:style-name="P11">חדא – דאמרן;</text:p>
      <text:p text:style-name="Standard"><text:span text:style-name="T1">ואידך – </text:span><text:span text:style-name="T33">[תוספתא עדויות פ"ב מ"ז; תוספתא נדה פ"ה מ"ד]</text:span><text:span text:style-name="T1"> '</text:span><text:span text:style-name="T96">המקשה </text:span><text:span text:style-name="T2">(</text:span><text:span text:style-name="T32">מחמת ולד בתוך אחד עשר יום שבין נדה לנדה, וקשתה שלשה ימים רצופין, ובכל יום ראתה דם, וקיימא לן דאינה זבה מחמת שלשה ימי קישוי ליטען שבעה נקיים וקרבן, דכתיב </text:span><text:span text:style-name="T33">[ויקרא טו,כה]</text:span><text:span text:style-name="T32"> </text:span><text:span text:style-name="T36">כי יזוב זוב דמהּ</text:span><text:span text:style-name="T32">, ודרשינן ב'בנות כותים': '</text:span><text:span text:style-name="T69">דמה מחמת עצמה ולא מחמת ולד</text:span><text:span text:style-name="T32">', ואם שפתה מן הצער = שעמדה בלא צער לאחר השלשה ימים וילדה - נתגלה הדבר למפרע שלא בא הדם מחמת הולד, והרי היא 'יולדת בזוב', וצריכה שבעה נקיים לבד ימי טומאת לידה, וצריכה שני קרבנות: אחד לזוב ואחד ללידה</text:span><text:span text:style-name="T2">)</text:span><text:span text:style-name="T8"> - כמה תשפה </text:span><text:span text:style-name="T2">(</text:span><text:span text:style-name="T32">תעמוד ותנוח מצערה לאחר השלשה של קושי</text:span><text:span text:style-name="T2">)</text:span><text:span text:style-name="T8"> ותהא זבה </text:span><text:span text:style-name="T2">(</text:span><text:span text:style-name="T32">למפרע מחמת הקושי</text:span><text:span text:style-name="T2">)</text:span><text:span text:style-name="T8">?</text:span></text:p>
      <text:p text:style-name="P23"><text:span text:style-name="T114">[## יולדת בזוב = יולדת שראתה דם </text:span><text:span text:style-name="T117">בלא עת נדתה </text:span><text:span text:style-name="T118">[</text:span><text:span text:style-name="T33">ויקרא טו,כה</text:span><text:span text:style-name="T118">]</text:span><text:span text:style-name="T114">, והרי כל ההריון הוא לא עת נדתה]</text:span></text:p>
      <text:p text:style-name="Standard"><text:span text:style-name="T8">מעת לעת </text:span><text:span text:style-name="T2">(</text:span><text:span text:style-name="T32">אם שפתה מחצות היום זה עד כעת מחר, איכא למימר דלאו משום ולד הוה, וקרינן ביה </text:span><text:span text:style-name="T36">כי יזוב זוב דמהּ</text:span><text:span text:style-name="T2">)</text:span><text:span text:style-name="T8"> - דברי רבי אליעזר, והלכה כדבריו </text:span><text:span text:style-name="T2">(</text:span><text:span text:style-name="T32">ופליג רבי יהושע עליה בפרק 'בנות כותים'</text:span><text:span text:style-name="T2">)</text:span><text:span text:style-name="T1">';</text:span><text:span text:style-name="T32"> </text:span></text:p>
      <text:p text:style-name="Standard"><text:span text:style-name="T1">ואידך – </text:span><text:span text:style-name="T33">[נדה פ"י מ"ג; ספרא מצורע פרק זבים פרשתא ד פרק ה משנה ד-ה]</text:span><text:span text:style-name="T1"> '</text:span><text:span text:style-name="T8">הזב והזבה </text:span><text:span text:style-name="T2">(</text:span><text:span text:style-name="T32">כשפסקו מזובן - הוצרכו לספור שבעה נקיים בלא ראייה, כדכתיב </text:span><text:span text:style-name="T33">[ןיקרא טו,יג]</text:span><text:span text:style-name="T34"> </text:span><text:span text:style-name="T37">[וכי יטהר הזב מזובו]</text:span><text:span text:style-name="T36"> וספר לו </text:span><text:span text:style-name="T37">[שבעת ימים לטהרתו...]</text:span><text:span text:style-name="T2">)</text:span><text:span text:style-name="T8"> שבדקו עצמן יום ראשון ומצאו טהור יום שביעי ומצאו טהור ושאר הימים </text:span><text:span text:style-name="T2">(</text:span><text:span text:style-name="T32">חמשה ימים שבינתיים</text:span><text:span text:style-name="T2">)</text:span><text:span text:style-name="T8"> לא בדקו: רבי אליעזר אומר: הרי אלו בחזקת טהרה </text:span><text:span text:style-name="T2">(</text:span><text:span text:style-name="T32">הואיל ותחלתו וסופו בטהרה, וטובל לערב של שביעי</text:span><text:span text:style-name="T2">)</text:span><text:span text:style-name="T8">; רבי יהושע </text:span><text:soft-page-break/><text:span text:style-name="T8">אומר: אין להן אלא יום הראשון ויום השביעי בלבד </text:span><text:span text:style-name="T2">(</text:span><text:span text:style-name="T32">וצריכין למנות עוד חמשה ימים: דחוששים שמא ראו בינתיים; ומיהו אי הוה ידעה בודאי שראתה בינתיים - סתרה לנקיות הראשון, '</text:span><text:span text:style-name="T69">דרחמנא אמר </text:span><text:span text:style-name="T33">(ויקרא טו,כח)</text:span><text:span text:style-name="T36"> </text:span><text:span text:style-name="T37">[ואם טהרה מזובה וספרה לה שבעת ימים]</text:span><text:span text:style-name="T72"> ואחר תטהר</text:span><text:span text:style-name="T69">: אחר אחר לכולן: שלא תהא טומאה מפסקת בינתיים</text:span><text:span text:style-name="T32">' </text:span><text:span text:style-name="T33">[נדה לג,ב]</text:span><text:span text:style-name="T32">, אבל השתא - חששא היא, ומונה לסירוגין</text:span><text:span text:style-name="T2">)</text:span><text:span text:style-name="T8">; רבי עקיבא אומר: אין להם אלא יום שביעי בלבד </text:span><text:span text:style-name="T2">(</text:span><text:span text:style-name="T32">דשמא ראתה ימים שבינתיים, וסתרה את טהרת יום הראשון, דכולהו נקיים בעינן, דכתיב </text:span><text:span text:style-name="T36">ואחר תטהר</text:span><text:span text:style-name="T32"> - אחר אחר לכולן: שלא תהא טומאה מפסקת בינתיים</text:span><text:span text:style-name="T2">)</text:span><text:span text:style-name="T1">', ותניא </text:span><text:span text:style-name="T33">[ספרא מצורע פרק זבים פרשתא ד פרק ה משנה ד-ה]</text:span><text:span text:style-name="T1">: '</text:span><text:span text:style-name="T8">רבי שמעון ורבי יוסי אומרים: נראין דברי רבי אליעזר מדברי רבי יהושע </text:span><text:span text:style-name="T2">(</text:span><text:span text:style-name="T32">שרבי אליעזר השוה מדותיו; דקסבר כיון דתחלתן וסופן בטהרה - מחזקינן נמי לאמצעיים בטהרה, אבל רבי יהושע - כיון דאמצעיים חייש לטומאה - נסתרה טהרת יום ראשון!</text:span><text:span text:style-name="T2">)</text:span><text:span text:style-name="T8">, ודברי רבי עקיבא מדברי כולן, אבל הלכה כרבי אליעזר</text:span><text:span text:style-name="T1">';</text:span><text:span text:style-name="T32"> </text:span></text:p>
      <text:p text:style-name="Standard"><text:span text:style-name="T1">ואידך – דתניא </text:span><text:span text:style-name="T33">[תוספתא טבול יום פ"א מ"ד בשנויים]</text:span><text:span text:style-name="T1">: '</text:span><text:span text:style-name="T8">אחורי כלים שנטמאו במשקין </text:span><text:span text:style-name="T2">(</text:span><text:span text:style-name="T84">אחורי כלים</text:span><text:span text:style-name="T32">: דאמרינן לקמן: 'אחורים טמאין ותוכו טהור', דטומאת משקין לטמא כלים דרבנן, והכי הוא דגזור: שלא יטמא תוכו בנגיעת אחוריו, וטעמא מפרש בבכורות: עבדו רבנן היכרא בהך טומאה דלידעו אינשי דמדרבנן היא ולא נשרוף עליה תרומה וקדשים; </text:span><text:span text:style-name="T84">שנטמאו במשקין</text:span><text:span text:style-name="T32">: ומשקין בשרץ, והוו ראשונים, ולא מטמו כלים מדאורייתא אלא אב הטומאה, ורבנן הוא דגזור</text:span><text:span text:style-name="T2">)</text:span><text:span text:style-name="T8">: רבי אליעזר אומר: מטמאין את המשקין </text:span><text:span text:style-name="T2">(</text:span><text:span text:style-name="T32">מדרבנן, דכיון דעלולין לקבל טומאה - מיטמו בכל דהו להיות ראשונים, ויפסלו את השני בחולין</text:span><text:span text:style-name="T2">)</text:span><text:span text:style-name="T8"> ואין פוסלין את האוכלין </text:span><text:span text:style-name="T2">(</text:span><text:span text:style-name="T32">רבותא קתני: דאפילו מפסל לא פסלי, כדמפרש טעמא ואזיל</text:span><text:span text:style-name="T2">)</text:span><text:span text:style-name="T8"> </text:span><text:span text:style-name="T114">[בתוספתא: </text:span><text:span text:style-name="T116">והלכה כדבריו</text:span><text:span text:style-name="T114">]</text:span><text:span text:style-name="T8">: </text:span></text:p>
      <text:p text:style-name="P70">מטמאין את המשקין ואפילו דחולין, ואין פוסלין את האוכלין ואפילו דתרומה*; </text:p>
      <text:p text:style-name="P44">רבי יהושע אומר: מטמאין את המשקין ופוסלין את האוכלין; </text:p>
      <text:p text:style-name="Standard"><text:span text:style-name="T8">אמר רב יהושע: קל וחומר: ומה טבול יום, שאין מטמא משקה חולין, פוסל אוכלי תרומה </text:span><text:span text:style-name="T2">(</text:span><text:span text:style-name="T32">טבול יום – 'שני' הוא, ואינו מטמא משקה חולין, דקיימא לן: כל הפוסל את התרומה - מטמא משקה להיות תחלה, חוץ מטבול יום; וטעמא מפרש בפרק קמא דשבת </text:span><text:span text:style-name="T33">(דף יד:)</text:span><text:span text:style-name="T2">)</text:span><text:span text:style-name="T8"> - אחורי כלים שמטמא משקה חולין, אינו דין שפוסל אוכלי תרומה?</text:span><text:span text:style-name="T1">'</text:span><text:span text:style-name="T32"> </text:span></text:p>
      <text:p text:style-name="Standard"><text:span text:style-name="T1">*</text:span><text:span text:style-name="T114">[קטע הסבר זה איננו בתוספתא, ואולי הוא פירוש הגמרא כאן]</text:span></text:p>
      <text:p text:style-name="P11">ורבי אליעזר?</text:p>
      <text:p text:style-name="Standard"><text:span text:style-name="T1">אחורי כלים </text:span><text:span text:style-name="T2">(</text:span><text:span text:style-name="T32">בטומאת משקין</text:span><text:span text:style-name="T2">)</text:span><text:span text:style-name="T1"> דרבנן </text:span><text:span text:style-name="T2">(</text:span><text:span text:style-name="T32">דכלי אינו מקבל טומאה מדאורייתא אלא מאב הטומאה בפרק קמא דפסחים </text:span><text:span text:style-name="T33">(דף עד:)</text:span><text:span text:style-name="T32">, ואפילו בנגיעה</text:span><text:span text:style-name="T2">)</text:span><text:span text:style-name="T1">, וטבול יום </text:span><text:span text:style-name="T2">(</text:span><text:span text:style-name="T32">לפסול אוכלי תרומה</text:span><text:span text:style-name="T2">)</text:span><text:span text:style-name="T1"> – דאורייתא </text:span><text:span text:style-name="T2">(</text:span><text:span text:style-name="T32">כדקיימא לן: 'טבל ועלה אוכל במעשר כו', ומקרא נפקא לן ביבמות </text:span><text:span text:style-name="T33">(דף עד:)</text:span><text:span text:style-name="T32">, ואפילו בנגיעה</text:span><text:span text:style-name="T2">)</text:span><text:span text:style-name="T1">, ורבנן מדאורייתא לא עבדינן קל וחומר: דמדאורייתא אין אוכל מטמא כלי ואין משקה מטמא כלי, ורבנן הוא דגזור גזרה, משום משקין דזב וזבה </text:span><text:span text:style-name="T2">(</text:span><text:span text:style-name="T32">רוקו ומימי רגליו, שהן אבות הטומאה, כדכתיב </text:span><text:span text:style-name="T33">(ויקרא טו,ח)</text:span><text:span text:style-name="T36"> וכי ירוק הזב</text:span><text:span text:style-name="T34"> </text:span><text:span text:style-name="T37">[בטהור וכבס בגדיו ורחץ במים וטמא עד הערב]</text:span><text:span text:style-name="T2">)</text:span><text:span text:style-name="T1">; משקין דעלולין לקבל טומאה - גזרו בהו רבנן; אוכלין דאין עלולין לקבל טומאה - לא גזרו בהו רבנן; ומאי שנא אחורי כלים דנקט </text:span><text:span text:style-name="T2">(</text:span><text:span text:style-name="T32">לינקוט 'תוכי כלים', וכגון דנגעו משקין טמאין לתוכו, והוו נמי דרבנן</text:span><text:span text:style-name="T2">)</text:span><text:span text:style-name="T1">? - משום דקילי </text:span><text:span text:style-name="T2">(</text:span><text:span text:style-name="T32">אבל תוכי כלים, כיון דאחמירו בהו רבנן - כדקתני 'נטמא תוכו כולו טמא' מודה רבי אליעזר שפוסלין את האוכלין</text:span><text:span text:style-name="T2">)</text:span><text:span text:style-name="T1"> דתנן </text:span><text:span text:style-name="T33">[כלים כה,ו]</text:span><text:span text:style-name="T1">: '</text:span><text:span text:style-name="T96">כלי שנטמא מאחוריו במשקין - אחוריו טמא, תוכו אזנו אוגנו ידיו - טהורין; נטמא תוכו - כולו טמא</text:span><text:span text:style-name="T1">'.</text:span></text:p>
      <text:p text:style-name="Standard"><text:span text:style-name="T1">מאי קא משמע לן </text:span><text:span text:style-name="T114">[רב יהודה אמר]</text:span><text:span text:style-name="T113"> שמואל</text:span><text:span text:style-name="T1">? בכולהו </text:span><text:span text:style-name="T10">תנן</text:span><text:span text:style-name="T1"> הלכתא!? וכי תימא 'אחורי כלים קא משמע לן, דלא תנן' - ולימא 'הלכה כרבי אליעזר באחורי כלים'!</text:span></text:p>
      <text:p text:style-name="Standard"><text:span text:style-name="T1">אלא הא קא משמע לן: שאין למדין הלכה מפי תלמוד </text:span><text:span text:style-name="T2">(</text:span><text:span text:style-name="T32">מדאיצטריך למימר להו 'הלכה' - שמע מינה ד'אין למידין הלכה מפי תלמוד': מתוך המשנה וברייתא ששנויה בהן 'הלכה כפלוני' - אין למידין מהן, שהאמוראים האחרונים דקדקו בטעמי התנאים והעמידו הלכה על בוריה, אבל הראשונים לא דקדקו איש בדברי חבירו, אלא כל אחד - מה ששמע מרבו מלמדה לתלמידו, שמועה כמו שהיא, והיא היתה נקרא 'משנה' ו'ברייתא', והיה נותן לבו לתת טעם לשמועתו: זה נותן טעם לדבריו וזה נותן בה טעם אחר, כדאמר </text:span><text:span text:style-name="T33">(שבת דף סג.)</text:span><text:span text:style-name="T32"> 'ליגמר איניש והדר ליסבר', ואותה סברא היתה נקראת 'תלמוד' בימי התנאים, ומשנה ששנויה בה פסק הלכה - מסברת תלמוד שלהן נישנית, ואין למידין הימנה</text:span><text:span text:style-name="T2">)</text:span><text:span text:style-name="T1">. </text:span></text:p>
      <text:p text:style-name="Standard"><text:span text:style-name="T1">ותו ליכא? והאיכא, דתנן </text:span><text:span text:style-name="T33">[יבמות פ"יג מ"ז]</text:span><text:span text:style-name="T1">: '</text:span><text:span text:style-name="T2">((</text:span><text:span text:style-name="T32">בפרק 'בית שמאי' ביבמות: שני אחין נשואין שתי אחיות יתומות, אחת גדולה ואחת קטנה, מת בעלה של גדולה ונמצאת זקוקה ליבם בעל הקטנה, ודוחה זיקתה נישואי אחותה הקטנה ואוסרתה עליו: שאין נישואי קטנה כלום, ואם יגרשנה לקטנה בגט - שוב אינו יכול ליבם את הגדולה, שאחות גרושתו היא!</text:span><text:span text:style-name="T2">)</text:span><text:span text:style-name="T1"> </text:span><text:span text:style-name="T96">רבי אליעזר אומר:</text:span></text:p>
      <text:p text:style-name="P11"/>
      <text:p text:style-name="P11"><text:soft-page-break/>(נדה ח,א)</text:p>
      <text:p text:style-name="Standard"><text:span text:style-name="T96">מלמדין את הקטנה שתמאן בו </text:span><text:span text:style-name="T2">(</text:span><text:span text:style-name="T32">ומיאון עוקר נישואין הראשונים, ומותר ליבם הגדולה</text:span><text:span text:style-name="T2">)</text:span><text:span text:style-name="T96">; </text:span><text:span text:style-name="T6">[רבן גמליאל אומר: אם מאנה - מאנה, ואם לאו תמתין עד שתגדיל ותצא הלזו משום אחות אשה; רבי יהושע אומר: אי לו על אשתו ואי לו על אשת אחיו: מוציא את אשתו בגט, ואשת אחיו בחליצה]</text:span><text:span text:style-name="T1">', ואמר רב יהודה אמר שמואל: הלכה כרבי אליעזר.</text:span></text:p>
      <text:p text:style-name="P11">כי אמר שמואל 'הלכה כרבי אליעזר בארבע' - בסדר טהרות, אבל בשאר סדרים איכא טובא;</text:p>
      <text:p text:style-name="Standard"><text:span text:style-name="T1">והכי נמי מסתברא, דתנן </text:span><text:span text:style-name="T33">[חלה פ"ב מ"ד]</text:span><text:span text:style-name="T1">: '</text:span><text:span text:style-name="T96">רבי אליעזר אומר: אף הרודה ונותן לסל </text:span><text:span text:style-name="T2">(</text:span><text:span text:style-name="T32">כגון שהיה לש את עיסתו פחות פחות מחמשת רבעים, לפוטרו מן החלה</text:span><text:span text:style-name="T2">)</text:span><text:span text:style-name="T96"> - הסל מצרפן לחלה </text:span><text:span text:style-name="T2">(</text:span><text:span text:style-name="T32">כשרודן מן התנור</text:span><text:span text:style-name="T2">)</text:span><text:span text:style-name="T1">' ואמר רב יהודה אמר שמואל: הלכה כרבי אליעזר - שמע מינה.</text:span></text:p>
      <text:p text:style-name="Standard"><text:span text:style-name="T1">ומאי אולמיה דהאי </text:span><text:span text:style-name="T2">(</text:span><text:span text:style-name="T32">דחלה</text:span><text:span text:style-name="T2">)</text:span><text:span text:style-name="T1"> מהאי </text:span><text:span text:style-name="T2">(</text:span><text:span text:style-name="T32">מההיא דמיאון, דפשטת לה מינה, דאמרת 'הכי נמי מסתברא'? הא שמעינן מההיא דמיאון דבשאר סדרי איכא הלכה כרבי אליעזר</text:span><text:span text:style-name="T2">)</text:span><text:span text:style-name="T1">?</text:span></text:p>
      <text:p text:style-name="Standard"><text:span text:style-name="T2">(</text:span><text:span text:style-name="T32">ומשני:</text:span><text:span text:style-name="T2">)</text:span><text:span text:style-name="T1"> משום דקאי רבי אלעזר כותיה, דתנן </text:span><text:span text:style-name="T2">(</text:span><text:span text:style-name="T32">במילתא אחריתי היא, בפרק 'בית שמאי' </text:span><text:span text:style-name="T33">[יבמות פ"יג מ"יא]</text:span><text:span text:style-name="T2">)</text:span><text:span text:style-name="T1">: '</text:span><text:span text:style-name="T96">רבי אלעזר אומר: מלמדין את הקטנה שתמאן בו</text:span><text:span text:style-name="T1">' </text:span><text:span text:style-name="T2">(</text:span><text:span text:style-name="T32">מההיא דמיאון ליכא למשמע מינה דבשאר סדרים איכא, דהתם משום דקאי רבי אלעזר כרבי אליעזר, ואיכא למימר משום דמסייע רבי אלעזר לרבי אליעזר - משום הכי הלכה כמותו בהא, אבל משום דידיה לחודיה - לא</text:span><text:span text:style-name="T2">)</text:span><text:span text:style-name="T1">.</text:span></text:p>
      <text:p text:style-name="Standard"><text:span text:style-name="T1">ומי קאי? והא אצרכו מצרכינן להו </text:span><text:span text:style-name="T2">(</text:span><text:span text:style-name="T32">התם דאמר שמואל בקמייתא 'הלכה כרבי אליעזר' ובאידך נמי הלכה כרבי אלעזר, ואמרינן 'צריכא: דאי אשמועינן כו'</text:span><text:span text:style-name="T2">)</text:span><text:span text:style-name="T1">, ולא דמיין להדדי </text:span><text:span text:style-name="T2">(</text:span><text:span text:style-name="T32">אלמא רבי אלעזר ורבי אליעזר - לאו חד טעמא קאמרי, מדאיצטריך לשמואל למימר בתרווייהו הלכה</text:span><text:span text:style-name="T2">)</text:span><text:span text:style-name="T1">?</text:span></text:p>
      <text:p text:style-name="Standard"><text:span text:style-name="T1">אלא משום דקאי רבי יהודה בן בבא כותיה, דתנן </text:span><text:span text:style-name="T33">[עדויות פ"ו מ"א]</text:span><text:span text:style-name="T1">: '</text:span><text:span text:style-name="T96">רבי יהודה בן בבא העיד חמשה דברים: שממאנים את הקטנות </text:span><text:span text:style-name="T2">(</text:span><text:span text:style-name="T32">מבקשין מהן שימאנו, כגון הנך דרבי אלעזר ורבי אלעזר, כדי לקיים מצות יבום</text:span><text:span text:style-name="T2">)</text:span><text:span text:style-name="T96">, ושמשיאין את האשה </text:span><text:span text:style-name="T2">(</text:span><text:span text:style-name="T32">שהלך בעלה למדינת הים</text:span><text:span text:style-name="T2">)</text:span><text:span text:style-name="T96"> על פי עד אחד </text:span><text:span text:style-name="T2">(</text:span><text:span text:style-name="T32">ושמעה מפי עד אחד שמת - משיאין אותה לאחר</text:span><text:span text:style-name="T2">)</text:span><text:span text:style-name="T96">, ושנסקל תרנגול בירושלים על שהרג את הנפש </text:span><text:span text:style-name="T2">(</text:span><text:span text:style-name="T32">כדכתיב </text:span><text:span text:style-name="T33">(שמות כא,כט)</text:span><text:span text:style-name="T36"> והמית איש או אשה השור יסקל</text:span><text:span text:style-name="T32">, והוא הדין לכל חיה ועוף, כדאוקימנא ב'שור שנגח את הפרה' </text:span><text:span text:style-name="T33">(בבא קמא דף נד:)</text:span><text:span text:style-name="T32"> דיליף 'שור' 'שור' משבת, אלא שדבר הכתוב בהווה</text:span><text:span text:style-name="T2">)</text:span><text:span text:style-name="T96">, ועל יין בן ארבעים יום שנתנסך על גבי המזבח </text:span><text:span text:style-name="T2">(</text:span><text:span text:style-name="T32">ומקמי הכי – פסול, דהוה ליה 'יין מגתו'</text:span><text:span text:style-name="T2">)</text:span><text:span text:style-name="T96">, ועל תמיד של שחר שקרב בארבע שעות</text:span><text:span text:style-name="T1">'; מאי '</text:span><text:span text:style-name="T96">קטנות</text:span><text:span text:style-name="T1">'? לאו חדא דרבי אלעזר וחד דרבי אליעזר?</text:span></text:p>
      <text:p text:style-name="Standard"><text:span text:style-name="T1">לא, מאי '</text:span><text:span text:style-name="T96">קטנות</text:span><text:span text:style-name="T1">' - קטנות דעלמא </text:span><text:span text:style-name="T2">(</text:span><text:span text:style-name="T32">ולעולם עדות בן בבא - אדרבי אלעזר קאי, ולא אדרבי אליעזר, והכי קאמר: כל קטנות שיבאו למאן לפנינו - כי ההיא דרבי אלעזר - מלמדין אותן למאן</text:span><text:span text:style-name="T2">)</text:span><text:span text:style-name="T1">.</text:span></text:p>
      <text:p text:style-name="Standard"><text:span text:style-name="T1">אי הכי גבי אשה נמי </text:span><text:span text:style-name="T114">[דקתני '</text:span><text:span text:style-name="T122">שמשיאין </text:span><text:span text:style-name="T125">את האשה</text:span><text:span text:style-name="T122"> על פי עד אחד</text:span><text:span text:style-name="T114">']</text:span><text:span text:style-name="T1"> - נתני 'נשים' </text:span><text:span text:style-name="T2">(</text:span><text:span text:style-name="T32">'שמשיאין </text:span><text:span text:style-name="T63">נשים</text:span><text:span text:style-name="T32"> על פי עד אחד'</text:span><text:span text:style-name="T2">)</text:span><text:span text:style-name="T1">, ונימא 'נשים דעלמא' </text:span><text:span text:style-name="T2">(</text:span><text:span text:style-name="T32">כי היכי דאמר 'מאי '</text:span><text:span text:style-name="T69">קטנות</text:span><text:span text:style-name="T32">' - קטנות דעלמא</text:span><text:span text:style-name="T2">)</text:span><text:span text:style-name="T1">! אלא מדהכא קתני '</text:span><text:span text:style-name="T96">אשה</text:span><text:span text:style-name="T1">' והכא קתני '</text:span><text:span text:style-name="T96">קטנות</text:span><text:span text:style-name="T1">' - שמע מינה דוקא קתני </text:span><text:span text:style-name="T2">(</text:span><text:span text:style-name="T32">קטנות = שתים, אחת דרבי אלעזר ואחת דרבי אליעזר, ואשה - דליכא למימר הכי - נסבה בלשון יחיד</text:span><text:span text:style-name="T2">)</text:span><text:span text:style-name="T1">!</text:span></text:p>
      <text:p text:style-name="Standard"><text:span text:style-name="T1">שמע מינה.</text:span><text:span text:style-name="T32"> </text:span></text:p>
      <text:p text:style-name="Standard"><text:span text:style-name="T1">וכן אמר רבי אלעזר </text:span><text:span text:style-name="T2">(</text:span><text:span text:style-name="T32">אדשמואל קאי, ואמורא הוא, והוא רבי אלעזר בן פדת; ורבי אלעזר דמיאון - תנא הוא, והוא רבי אלעזר בן שמוע</text:span><text:span text:style-name="T2">)</text:span><text:span text:style-name="T1">: '</text:span><text:span text:style-name="T96">הלכה כרבי אליעזר בארבעה</text:span><text:span text:style-name="T1">' - ותו ליכא? והתנן </text:span><text:span text:style-name="T33">[יבמות פ"יג מ"ז]</text:span><text:span text:style-name="T1">: '</text:span><text:span text:style-name="T96">רבי אליעזר אומר: מלמדין את הקטנה שתמאן בו</text:span><text:span text:style-name="T1">' ואמר רבי אלעזר 'הלכה כרבי אליעזר', וכי תימא 'כי אמר רבי אלעזר הלכה כרבי אליעזר בארבעה - בסדר טהרות, אבל בשאר סדרי איכא' - ומי איכא? והתנן </text:span><text:span text:style-name="T33">[שביעית פ"ז מ"ו]</text:span><text:span text:style-name="T1">: '</text:span><text:span text:style-name="T96">הורד והכופר </text:span><text:span text:style-name="T2">(</text:span><text:span text:style-name="T32">מין בשמים הן</text:span><text:span text:style-name="T2">)</text:span><text:span text:style-name="T96"> והלטום והקטף</text:span><text:span text:style-name="T1"> </text:span><text:span text:style-name="T2">(</text:span><text:span text:style-name="T32">קטף = מין אילן, ואין עושה פרי אלא שרף (יוצא ונוטף מהן), וזהו פריו</text:span><text:span text:style-name="T2">)</text:span><text:span text:style-name="T96"> יש להן שביעית</text:span><text:span text:style-name="T1"> </text:span><text:span text:style-name="T2">(</text:span><text:span text:style-name="T32">שצריך להפקירם ואסור לעשות בהן סחורה, ולא אמרינן עצים בעלמא נינהו ושביעית אינה נוהגת בעצים, כדאמרינן ב'לולב הגזול' </text:span><text:span text:style-name="T33">(סוכה דף מ.)</text:span><text:span text:style-name="T2">)</text:span><text:span text:style-name="T96"> ולדמיהן שביעית</text:span><text:span text:style-name="T1"> </text:span><text:span text:style-name="T33">[עד כאן במשנה, וההמשך משתמע ממשנה ז שם:]</text:span><text:span text:style-name="T96"> יש להן ביעור ולדמיהן ביעור </text:span><text:span text:style-name="T2">(</text:span><text:span text:style-name="T32">כשכלה לחיה מן השדה</text:span><text:span text:style-name="T2">)</text:span><text:span text:style-name="T1">' </text:span><text:span text:style-name="T2">(</text:span><text:span text:style-name="T32">ואף על גב דיש להן שביעית - איצטריך למימר יש להן ביעור, דיש שיש לו שביעית ליאסר בסחורה ומלוגמא ואין לו ביעור, כגון דבר המתקיים בארץ כל ימי החורף שאינה כלה לחיה מן השדה; אבל כל דבר שיש לו ביעור - יש לו שביעית</text:span><text:span text:style-name="T2">)</text:span><text:span text:style-name="T1">, ואמר רבי פדת </text:span><text:span text:style-name="T2">(</text:span><text:span text:style-name="T32">בריה דרבי אלעזר בן פדת</text:span><text:span text:style-name="T2">)</text:span><text:span text:style-name="T1">: 'מאן תנא </text:span><text:span text:style-name="T2">(</text:span><text:span text:style-name="T32">להא דקתני '</text:span><text:span text:style-name="T69">יש להן שביעית</text:span><text:span text:style-name="T32">', דקסבר</text:span><text:span text:style-name="T2">)</text:span><text:span text:style-name="T1"> קטפא פירא? - רבי אליעזר </text:span><text:span text:style-name="T2">(</text:span><text:span text:style-name="T32">כדאמר לקמן: רבי אליעזר אומר: המעמיד בשרף הערלה אסור</text:span><text:span text:style-name="T2">)</text:span><text:span text:style-name="T1">'; ואמר רבי זירא: חזי דמינך ומאבוך קָשָריתו קטפא לעלמא </text:span><text:span text:style-name="T2">(</text:span><text:span text:style-name="T32">בשביעית</text:span><text:span text:style-name="T2">)</text:span><text:span text:style-name="T1">: את אמרת 'מאן תנא קטפא פירא? - רבי אליעזר' ואבוך אמר 'הלכה כרבי </text:span><text:soft-page-break/><text:span text:style-name="T1">אליעזר בראבעה </text:span><text:span text:style-name="T2">(</text:span><text:span text:style-name="T32">ותו לא</text:span><text:span text:style-name="T2">)</text:span><text:span text:style-name="T1">' </text:span><text:span text:style-name="T2">(</text:span><text:span text:style-name="T32">אלמא בקטפא פירא </text:span><text:span text:style-name="T63">לא עביד כוותיה לחומרא</text:span><text:span text:style-name="T2">)</text:span><text:span text:style-name="T1">! ואם איתא, לימא ליה: 'כי אמר אבא הלכה כרבי אליעזר בארבעה - בסדר טהרות, אבל בשאר סדרי איכא'! </text:span></text:p>
      <text:p text:style-name="Standard"><text:span text:style-name="T1">אלא קשיא ההיא - משום דקאי רבי אלעזר כותיה, דתנן </text:span><text:span text:style-name="T33">[יבמות פ"יג מ"יא]</text:span><text:span text:style-name="T1">: '</text:span><text:span text:style-name="T96">רבי אלעזר אומר מלמדים את הקטנה שתמאן בו</text:span><text:span text:style-name="T1">'.</text:span></text:p>
      <text:p text:style-name="P11">ומי קאי? והא אצרוכי מצרכינן להו, ולא דמיין להדדי?</text:p>
      <text:p text:style-name="P11">אלא משום דקאי רבי יהודה בן בבא כוותיה.</text:p>
      <text:p text:style-name="Standard"><text:span text:style-name="T1">ותו ליכא? והתנן </text:span><text:span text:style-name="T33">[ברכות פ"ה מ"ב]</text:span><text:span text:style-name="T1">: '</text:span><text:span text:style-name="T96">רבי עקיבא אומר: אומרה </text:span><text:span text:style-name="T2">(</text:span><text:span text:style-name="T32">להבדלה במוצאי שבתות</text:span><text:span text:style-name="T2">)</text:span><text:span text:style-name="T96"> ברכה רביעית בפני עצמה </text:span><text:span text:style-name="T2">(</text:span><text:span text:style-name="T32">ואינו כוללה בחונן הדעת</text:span><text:span text:style-name="T2">)</text:span><text:span text:style-name="T96">; רבי אליעזר אומר: אומרה בהודאה</text:span><text:span text:style-name="T1">'; ואמר רבי אלעזר </text:span><text:span text:style-name="T2">(</text:span><text:span text:style-name="T32">בברכות ירושלמי</text:span><text:span text:style-name="T2">)</text:span><text:span text:style-name="T1"> 'הלכה כרבי אליעזר'.</text:span></text:p>
      <text:p text:style-name="Standard"><text:span text:style-name="T1">אמר רבי אבא: ההוא דאמר משום רבי חנינא בן גמליאל, דתניא: '</text:span><text:span text:style-name="T96">רבי עקיבא אומר: אומרה ברכה רביעית בפני עצמה; רבי חנינא בן גמליאל אומר: אומרה בהודאה</text:span><text:span text:style-name="T1">'.</text:span></text:p>
      <text:p text:style-name="P11"/>
      <text:p text:style-name="P11">(נדה ח,ב)</text:p>
      <text:p text:style-name="Standard"><text:span text:style-name="T1">והא קשיש מיניה טובא </text:span><text:span text:style-name="T2">(</text:span><text:span text:style-name="T32">דהא רבי אליעזר היה בימי רבן גמליאל בנו של רבי שמעון [בן גמליאל] הנהרג בהרוגי מלכות, ובעל אחותו היה, כדאמרינן ב'הזהב' </text:span><text:span text:style-name="T33">(בבא מציעא דף נט:)</text:span><text:span text:style-name="T32">, ורבי חנינא - בנו של רבן גמליאל היה</text:span><text:span text:style-name="T2">)</text:span><text:span text:style-name="T1">!? </text:span></text:p>
      <text:p text:style-name="P26">תוספות ד"ה והא קשיש מיניה טובא. ר"א מרבי חנינא; פרש"י שר' חנינא היה בנו של ר"ג דיבנה, וכ"נ דבפרק 'המפלת' [לקמן דף כג.] א"ר חנינא בן גמליאל נראין דברי ר"מ בבהמה ובחיה;</text:p>
      <text:p text:style-name="P26">וא"ת והא בתורת כהנים [פ' אמור] גבי פנחס איש הסתת שעלה גורלו להיות כ"ג כו', אמר רבי חנינא בן רבן גמליאל: 'וכי סתת היה והלא חתנינו היה, וחורש היה?' ואי בן ר"ג דיבנה היה - היאך היה לו חתן כהן גדול? והלא היה אחר החורבן!? וי"ל דלאו חתנינו ממש קאמר, אלא חתן אבותיו, וכן משמע דלא אמר 'חתני' אלא 'חתנינו היה'</text:p>
      <text:p text:style-name="P11">אלא משום דקאי רבי חנינא בן גמליאל בשיטתיה.</text:p>
      <text:p text:style-name="Standard"><text:span text:style-name="T1">ומי קאי? והתניא: '</text:span><text:span text:style-name="T96">אור יום הכפורים </text:span><text:span text:style-name="T2">(</text:span><text:span text:style-name="T32">ליל כניסתו</text:span><text:span text:style-name="T2">)</text:span><text:span text:style-name="T96"> - מתפלל שבע ומתודה, שחרית מתפלל שבע ומתודה, מוסף מתפלל שבע ומתודה, מנחה מתפלל שבע ומתודה, בנעילה מתפלל שבע ומתודה, בערבית מתפלל שבע מעין שמנה עשרה </text:span><text:span text:style-name="T2">(</text:span><text:span text:style-name="T32">שאומר בשבעה ברכות מעין שמונה עשרה, כגון שלש ראשונות ושלש אחרונות כתקנן, ואומר 'הביננו' באמצע, ומסיים בשומע תפלה, כדאמרינן בברכות </text:span><text:span text:style-name="T33">(דף כט.)</text:span><text:span text:style-name="T32">, ויש בה מעין כולם</text:span><text:span text:style-name="T2">)</text:span><text:span text:style-name="T96">; רבי חנינא בן גמליאל משום אבותיו אומר: מתפלל שמנה עשרה, מפני שצריך לומר הבדלה בחונן הדעת</text:span><text:span text:style-name="T1">' </text:span><text:span text:style-name="T114">[והרי רבי חנינא בן גמליאל אמר כרבי אליעזר: שאומרה בהודאה]</text:span><text:span text:style-name="T1">! </text:span></text:p>
      <text:p text:style-name="P11">אמר רב נחמן בר יצחק: איהו אמר משום אבותיו, וליה לא סבירא ליה.</text:p>
      <text:p text:style-name="P5"/>
      <text:p text:style-name="Standard"><text:span text:style-name="T1">אמר ליה רבי ירמיה לרבי זירא: ואת לא תסברא דמאן תנא קטפא פירא - רבי אליעזר הוא? והתנן </text:span><text:span text:style-name="T128">[ערלה פ"א מ"ז]</text:span><text:span text:style-name="T1">: '</text:span><text:span text:style-name="T96">רבי אליעזר אומר: המעמיד </text:span><text:span text:style-name="T2">(</text:span><text:span text:style-name="T32">חלב בהמה לעשות גבינה</text:span><text:span text:style-name="T2">)</text:span><text:span text:style-name="T96"> בשרף ערלה אסור</text:span><text:span text:style-name="T1">'! </text:span></text:p>
      <text:p text:style-name="Standard"><text:span text:style-name="T1">אפילו תימא רבנן; עד כאן לא פליגי רבנן עליה דרבי אליעזר אלא בקטפא דגווזא </text:span><text:span text:style-name="T2">(</text:span><text:span text:style-name="T32">בשרף הנוטף מן העץ - דכעץ בעלמא הוי</text:span><text:span text:style-name="T2">)</text:span><text:span text:style-name="T1">, אבל בקטפא דפירא </text:span><text:span text:style-name="T2">(</text:span><text:span text:style-name="T32">'קטף' הוי שרף הפגין, ו</text:span><text:span text:style-name="T2">)</text:span><text:span text:style-name="T1">מודו ליה, דתנן </text:span><text:span text:style-name="T3">[המשך ערלה פ"א מ"ז]</text:span><text:span text:style-name="T1">: '</text:span><text:span text:style-name="T96">אמר רבי יהושע: שמעתי בפירוש שהמעמיד בשרף העלין, בשרף העיקרין – מותר; בשרף הפגין - אסור מפני שהוא פרי</text:span><text:span text:style-name="T1">'.</text:span></text:p>
      <text:p text:style-name="Standard"><text:span text:style-name="T1">ואיבעית אימא: כי פליגי רבנן עליה דרבי אליעזר - באילן העושה פירות, אבל באילן שאינו עושה פירות מודו דקטפו זהו פריו, דתנן </text:span><text:span text:style-name="T3">[שביעית פ"ז מ"ו]</text:span><text:span text:style-name="T1">: '</text:span><text:span text:style-name="T96">רבי שמעון אומר: אין לקטף שביעית </text:span><text:span text:style-name="T2">[מפני שאינו פרי]</text:span><text:span text:style-name="T1"> </text:span><text:span text:style-name="T33">[עד כאן לשון המשנה]</text:span><text:span text:style-name="T96">, וחכמים אומרים: יש לקטף שביעית מפני שקטפו זהו פריו</text:span><text:span text:style-name="T1">' - מאן חכמים? - לאו רבנן דפליגי עליה דרבי אליעזר </text:span><text:span text:style-name="T2">(</text:span><text:span text:style-name="T32">בשאר אילנות, וחזינן דבקטף סבירא להו כוותיה</text:span><text:span text:style-name="T2">)</text:span><text:span text:style-name="T1">?</text:span></text:p>
      <text:p text:style-name="Standard"><text:span text:style-name="T1">אמר ליה ההוא סבא: הכי אמר רבי יוחנן: מאן '</text:span><text:span text:style-name="T96">חכמים</text:span><text:span text:style-name="T1">'? רבי אליעזר, דאמר 'קטפו זהו פריו'.</text:span></text:p>
      <text:p text:style-name="P11">אי רבי אליעזר, מאי איריא אילן שאינו עושה פרי? אפילו אילן העושה פרי קטפו זהו פריו?</text:p>
      <text:p text:style-name="P11">לדבריהם דרבנן קאמר להו: לדידי, אפילו אילן העושה פירות נמי קטפו זהו פריו; לדידכו, אודו לי מיהת באילן שאינו עושה פירות דקטפו זהו פריו!</text:p>
      <text:p text:style-name="P11">ורבנן אמרי ליה: לא שנא.</text:p>
      <text:p text:style-name="P11"/>
      <text:p text:style-name="Standard"><text:span text:style-name="T1">איזו היא בתולה כל שלא ראתה </text:span><text:span text:style-name="T2">[דם מימיה, אף על פי שנשואה]</text:span><text:span text:style-name="T1">: </text:span></text:p>
      <text:p text:style-name="Standard"><text:soft-page-break/><text:span text:style-name="T1">תנו רבנן: '</text:span><text:span text:style-name="T96">נשאת וראתה דם מחמת נישואין, ילדה וראתה דם מחמת לידה - עדיין אני קורא לה 'בתולה', שהרי בתולה שאמרו = בתולת דמים </text:span><text:span text:style-name="T2">(</text:span><text:span text:style-name="T32">דמי- נדה</text:span><text:span text:style-name="T2">)</text:span><text:span text:style-name="T96">, ולא בתולת בתולים</text:span><text:span text:style-name="T1"> </text:span><text:span text:style-name="T2">(</text:span><text:span text:style-name="T32">ולא דמי בתולים: דאפילו נבעלה - עדיין היא בתולת דמים</text:span><text:span text:style-name="T2">)</text:span><text:span text:style-name="T1">'.</text:span></text:p>
      <text:p text:style-name="Standard"><text:span text:style-name="T1">איני! והאמר רב כהנא: תנא '</text:span><text:span text:style-name="T96">שלש בתולות הן: בתולת אדם, בתולת קרקע, בתולת שקמה: </text:span></text:p>
      <text:p text:style-name="Standard"><text:span text:style-name="T96">בתולת אדם כל זמן שלא נבעלה</text:span><text:span text:style-name="T1"> </text:span></text:p>
      <text:p text:style-name="Standard"><text:span text:style-name="T1">- נפקא מינה לכהן גדול </text:span><text:span text:style-name="T2">(</text:span><text:span text:style-name="T32">שמצווה ליקח בתולה</text:span><text:span text:style-name="T2">)</text:span><text:span text:style-name="T1">, אי נמי לכתובתה מאתים </text:span><text:span text:style-name="T2">(</text:span><text:span text:style-name="T32">דאם נבעלה - תו לא מיקרי 'בתולה', וכתובתה מנה</text:span><text:span text:style-name="T2">)</text:span><text:span text:style-name="T1">;</text:span></text:p>
      <text:p text:style-name="Standard"><text:span text:style-name="T96">בתולת קרקע = כל זמן שלא נעבדה</text:span><text:span text:style-name="T1"> </text:span></text:p>
      <text:p text:style-name="Standard"><text:span text:style-name="T1">- נפקא מינה לנחל איתן; אי נמי למקח וממכר </text:span><text:span text:style-name="T2">(</text:span><text:span text:style-name="T32">שאם אמר לו "קרקע בתולה אני מוכר לך" - נותן לו קרקע שלא נעבדה, לפי שעושה פירות מרובין ושמנים</text:span><text:span text:style-name="T2">)</text:span><text:span text:style-name="T1">;</text:span></text:p>
      <text:p text:style-name="Standard"><text:span text:style-name="T96">בתולת שקמה כל זמן שלא נקצצה</text:span><text:span text:style-name="T1">' </text:span><text:span text:style-name="T2">(</text:span><text:span text:style-name="T32">כן מנהג: לקוצצה כדי שירבה עוביו, ויוציא ענפים הרבה במקום החתך, ונקרא 'סדן שקמה'</text:span><text:span text:style-name="T2">)</text:span><text:span text:style-name="T1">; </text:span></text:p>
      <text:p text:style-name="Standard"><text:span text:style-name="T1">- נפקא מינה למקח וממכר </text:span><text:span text:style-name="T2">(</text:span><text:span text:style-name="T32">לפי שנוח לו בבתולה, שילדה היא, ויקצצנה ומתעבה</text:span><text:span text:style-name="T2">)</text:span><text:span text:style-name="T1">, אי נמי למקצצה בשביעית, כדתנן </text:span><text:span text:style-name="T3">[שביעית פ"ד מ"ה]</text:span><text:span text:style-name="T1">: '</text:span><text:span text:style-name="T96">אין קוצצין בתולת שקמה בשביעית מפני שהיא עבודה</text:span><text:span text:style-name="T1">' ואם איתא ליתני נמי הא </text:span><text:span text:style-name="T114">[בתולת דמים]</text:span><text:span text:style-name="T1"> </text:span><text:span text:style-name="T2">(</text:span><text:span text:style-name="T32">ונימא </text:span><text:span text:style-name="T63">ארבע</text:span><text:span text:style-name="T32"> בתולות הן</text:span><text:span text:style-name="T2">)</text:span><text:span text:style-name="T1">?</text:span><text:span text:style-name="T32"> </text:span></text:p>
      <text:p text:style-name="Standard"><text:span text:style-name="T1">אמר רב נחמן בר יצחק: כי קתני - מידי דלית ליה שם לווי, אבל מידי דאית ליה שם לווי - לא קתני; </text:span><text:span text:style-name="T2">(</text:span><text:span text:style-name="T84">שם לווי</text:span><text:span text:style-name="T32"> - כגון 'בתולה' דמתניתין - לאו 'בתולה' סתם מיקריא, אלא 'בתולת דמים': דסתם בתולה בנשים היינו בתולת בתולים; וכן קרקע בתולה, וכן שקמה בתולה - לא בעי שם לווי.</text:span><text:span text:style-name="T2">)</text:span><text:span text:style-name="T1"> </text:span></text:p>
      <text:p text:style-name="Standard"><text:span text:style-name="T1">רב ששת בריה דרב אידי אמר: כי קתני - מידי דתלי במעשה </text:span><text:span text:style-name="T2">(</text:span><text:span text:style-name="T32">שאינו מאבד שמו אלא על ידי מעשה</text:span><text:span text:style-name="T2">)</text:span><text:span text:style-name="T1">, </text:span><text:span text:style-name="T2">(</text:span><text:span text:style-name="T32">אבל</text:span><text:span text:style-name="T2">)</text:span><text:span text:style-name="T1"> מידי דלא תלי במעשה לא קתני </text:span><text:span text:style-name="T2">(</text:span><text:span text:style-name="T32">ראיית דם - מאיליה באה, ואבדה שם 'בתולה'</text:span><text:span text:style-name="T2">)</text:span><text:span text:style-name="T1">; </text:span></text:p>
      <text:p text:style-name="Standard"><text:span text:style-name="T1">רבי חנינא בריה דרב איקא אמר: כי קתני - מידי דלא הדר לברייתו; מידי דהדר לברייתו </text:span><text:span text:style-name="T2">(</text:span><text:span text:style-name="T32">כגון זקנה: שמסתלקין דמיה</text:span><text:span text:style-name="T2">)</text:span><text:span text:style-name="T1"> לא קתני;</text:span></text:p>
      <text:p text:style-name="Standard"><text:span text:style-name="T1">רבינא אמר: כי קתני - מידי דקפיד עליה זבינא </text:span><text:span text:style-name="T2">(</text:span><text:span text:style-name="T32">נותן עיניו בכך, כגון בתולה נוחה לינשא מבעולה, וכן קרקע ושקמה</text:span><text:span text:style-name="T2">)</text:span><text:span text:style-name="T1">, </text:span><text:span text:style-name="T2">(</text:span><text:span text:style-name="T32">אבל</text:span><text:span text:style-name="T2">)</text:span><text:span text:style-name="T1"> מידי דלא קפיד עליה זבינא לא קתני </text:span><text:span text:style-name="T2">(</text:span><text:span text:style-name="T32">בתולת דמים אין אדם נותן עיניו בדמים, דלא חייש אי חזיא אי לא חזיא</text:span><text:span text:style-name="T2">)</text:span><text:span text:style-name="T1">.</text:span></text:p>
      <text:p text:style-name="Standard"><text:span text:style-name="T1">ולא קפדי? והתניא: '</text:span><text:span text:style-name="T96">רבי חייא אומר: כשם שהשאור יפה לעיסה - כך דמים יפין לאשה</text:span><text:span text:style-name="T1">'! ותניא משום רבי מאיר: '</text:span><text:span text:style-name="T96">כל אשה שדמיה מרובין - בניה מרובין</text:span><text:span text:style-name="T1">'!?</text:span></text:p>
      <text:p text:style-name="Standard"><text:span text:style-name="T1">אלא כי קתני - מידי דקפי</text:span><text:span text:style-name="T24">ץ</text:span><text:span text:style-name="T1"> עליה זבינא, מידי דלא קפיץ עליה זבינא לא קתני </text:span><text:span text:style-name="T2">(</text:span><text:span text:style-name="T32">שנוחה בתולה ללקוחות, כגון בתולת בתולים, וקרקע, ושקמה; אבל בתולת דמים - כל כמה דחזיא ניחא ליה טפי, כדאמרינן</text:span><text:span text:style-name="T2">)</text:span><text:span text:style-name="T1">.</text:span></text:p>
      <text:p text:style-name="Standard"><text:span text:style-name="T1">תנו רבנן: '</text:span><text:span text:style-name="T96">איזוהי 'בתולת קרקע'? - כל שמעלה רשושין ואין עפרה תיחוח</text:span><text:span text:style-name="T97"> </text:span><text:span text:style-name="T2">(</text:span><text:span text:style-name="T32">'רשושין' = אבנים דקין שקורין פרדוי"א; לשון אחר: רגבי אדמה קשין שאין עפרם מתפזר</text:span><text:span text:style-name="T2">)</text:span><text:span text:style-name="T96">; נמצא בה חרס </text:span><text:span text:style-name="T2">(</text:span><text:span text:style-name="T32">מכיתת חרשים</text:span><text:span text:style-name="T2">)</text:span><text:span text:style-name="T96"> - בידוע שנעבדה </text:span><text:span text:style-name="T2">(</text:span><text:span text:style-name="T32">דאי לא נעבדה חרס זה מאין בא לתוכה</text:span><text:span text:style-name="T2">)</text:span><text:span text:style-name="T96">; צונמא </text:span><text:span text:style-name="T2">(</text:span><text:span text:style-name="T32">סלע</text:span><text:span text:style-name="T2">)</text:span><text:span text:style-name="T96"> - הרי זו בתולת קרקע</text:span><text:span text:style-name="T1">'.</text:span></text:p>
      <text:p text:style-name="P11"/>
      <text:p text:style-name="P11">'מעוברת' - משיודע עוברה: </text:p>
      <text:p text:style-name="P55">וכמה הכרת העובר?</text:p>
      <text:p text:style-name="Standard"><text:span text:style-name="T96">סומכוס אומר משום רבי מאיר: שלשה חדשים; ואף על פי שאין ראיה לדבר - זֵכר לדבר, שנאמר </text:span><text:span text:style-name="T33">(בראשית לח,כד)</text:span><text:span text:style-name="T98"> ויהי כמשלש חדשים </text:span><text:span text:style-name="T6">[ויגד ליהודה לאמר זנתה תמר כלתך וגם הנה הרה לזנונים ויאמר יהודה הוציאוה ותשרף]</text:span><text:span text:style-name="T1">.</text:span></text:p>
      <text:p text:style-name="Standard"><text:span text:style-name="T1">'</text:span><text:span text:style-name="T96">זכר לדבר</text:span><text:span text:style-name="T1">'? קרא כתיב, וראיה גדולה היא!?</text:span></text:p>
      <text:p text:style-name="Standard"><text:span text:style-name="T1">משום דאיכא דילדה לתשעה ואיכא דילדה לשבעה </text:span><text:span text:style-name="T2">(</text:span><text:span text:style-name="T32">שמא ניכר עוברה לשליש ימיה, דהיינו שני חדשים ושליש - קא משמע לן דאזלינן בתר רוב נשים</text:span><text:span text:style-name="T2">)</text:span><text:span text:style-name="T1">.</text:span></text:p>
      <text:p text:style-name="P11"/>
      <text:p text:style-name="Standard"><text:span text:style-name="T1">תנו רבנן: '</text:span><text:span text:style-name="T8">הרי שהיתה בחזקת מעוברת וראתה דם ואחר כך הפילה רוח או כל דבר שאינו של קיימא - הרי היא בחזקתה ודיה שעתה </text:span><text:span text:style-name="T2">(</text:span><text:span text:style-name="T32">לא אמרינן 'איגלאי מילתא למפרע דלאו הריון הוא', ונטמאו טהרות דמעת לעת של ראיה</text:span><text:span text:style-name="T2">)</text:span><text:span text:style-name="T8">; ואף על גב שאין ראיה לדבר - זכר לדבר </text:span><text:span text:style-name="T2">(</text:span><text:span text:style-name="T32">דהריון רוח שמיה הריון</text:span><text:span text:style-name="T2">)</text:span><text:span text:style-name="T8">, שנאמר </text:span><text:span text:style-name="T33">(ישעיהו כו,יח)</text:span><text:span text:style-name="T7"> הרינו חלנו כמו ילדנו רוח </text:span><text:span text:style-name="T6">[ישועת בל נעשה ארץ ובל יפלו ישבי תבל]</text:span><text:span text:style-name="T1">.</text:span></text:p>
      <text:p text:style-name="P11"><text:soft-page-break/>מאי 'זכר לדבר'? הרי ראיה גדולה היא!</text:p>
      <text:p text:style-name="P11">כי כתיב האי קרא - בזכרים כתיב.</text:p>
      <text:p text:style-name="Standard"><text:span text:style-name="T1">ורמינהי: '</text:span><text:span text:style-name="T96">קשתה שנים </text:span><text:span text:style-name="T2">(</text:span><text:span text:style-name="T32">קשתה שני ימים בתוך אחד עשר ימי זוב</text:span><text:span text:style-name="T2">)</text:span><text:span text:style-name="T96">, ולשלישי </text:span><text:span text:style-name="T2">(</text:span><text:span text:style-name="T32">נמי ראתה, ואחר כך בו ביום</text:span><text:span text:style-name="T2">)</text:span><text:span text:style-name="T96"> הפילה רוח או כל דבר שאינו של קיימא </text:span><text:span text:style-name="T2">(</text:span><text:span text:style-name="T32">ולא שפתה מן הצער</text:span><text:span text:style-name="T2">)</text:span><text:span text:style-name="T96"> - הרי זו יולדת בזוב </text:span><text:span text:style-name="T2">(</text:span><text:span text:style-name="T32">וצריכה שבעה נקיים, וקרבן לזיבתה: דכיון דלאו ולד הוא - הויא זיבה מעליא</text:span><text:span text:style-name="T2">)</text:span><text:span text:style-name="T1">', ואי אמרת לידה מעלייתא היא -</text:span></text:p>
      <text:p text:style-name="P11"/>
      <text:p text:style-name="P11">(נדה ט,א)</text:p>
      <text:p text:style-name="Standard"><text:span text:style-name="T1">קושי סמוך ללידה </text:span><text:span text:style-name="T2">(</text:span><text:span text:style-name="T32">שלא שפתה בינתים, ודם הקושי מחמת הולד הוא בא</text:span><text:span text:style-name="T2">)</text:span><text:span text:style-name="T1"> רחמנא טהריה </text:span><text:span text:style-name="T2">(</text:span><text:span text:style-name="T32">מזיבה בתוך י"א יום, בפרק 'בנות כותים' </text:span><text:span text:style-name="T33">(לקמן לז:)</text:span><text:span text:style-name="T2">)</text:span><text:span text:style-name="T1">!?</text:span></text:p>
      <text:p text:style-name="Standard"><text:span text:style-name="T1">אמר רב פפי: הנח מעת לעת דרבנן </text:span><text:span text:style-name="T2">(</text:span><text:span text:style-name="T32">אִין, ודאי דלאו לידה היא, אבל לענין דיה שעתה - חשיב ולד, דמעת לעת דרבנן</text:span><text:span text:style-name="T2">)</text:span><text:span text:style-name="T1">.</text:span></text:p>
      <text:p text:style-name="Standard"><text:span text:style-name="T1">רב פפא אמר: מידי הוא טעמא? אלא משום דראשה כבד עליה ואבריה כבדין עליה </text:span><text:span text:style-name="T2">(</text:span><text:span text:style-name="T32">אף על גב דלאו ולד הוא - אפילו הכי דיה שעתה, דטעמא דמעוברת דיה שעתה - משום דראשה ואבריה כבדין מחמת חולי, ולפיכך דמיה מסולקין</text:span><text:span text:style-name="T2">)</text:span><text:span text:style-name="T1"> - הכא נמי </text:span><text:span text:style-name="T2">(</text:span><text:span text:style-name="T32">בהריון של רוח נמי</text:span><text:span text:style-name="T2">)</text:span><text:span text:style-name="T1"> ראשה ואבריה כבדין עליה.</text:span></text:p>
      <text:p text:style-name="P11"/>
      <text:p text:style-name="Standard"><text:span text:style-name="T1">בעא מיניה רבי ירמיה מרבי זירא: ראתה ואחר כך הוכר עוברה </text:span><text:span text:style-name="T2">(</text:span><text:span text:style-name="T32">סמוך לראייתה מיד</text:span><text:span text:style-name="T2">)</text:span><text:span text:style-name="T1"> מהו? כיון דבעידנא דחזאי לא הוכר עוברה מטמיא? או דלמא כיון דסמוך לה חזאי לא מטמיא?</text:span></text:p>
      <text:p text:style-name="P11">אמר ליה: מידי הוא טעמא אלא משום דראשה כבד עליה ואבריה כבדין עליה! בעידנא דחזאי אין ראשה כבד עליה ואין אבריה כבדין עליה. </text:p>
      <text:p text:style-name="Standard"><text:span text:style-name="T1">בעא מיניה ההוא סבא מרבי יוחנן: הגיע עת וסתה בימי עבורה, ולא בדקה מהו </text:span><text:span text:style-name="T2">(</text:span><text:span text:style-name="T32">וקא מבעיא לן אם לא בדקה ביום וסתה בימי עיבורה</text:span><text:span text:style-name="T2">)</text:span><text:span text:style-name="T1">? קא מיבעיא לי אליבא דמאן דאמר וסתות דאורייתא - מאי?: כיון דוסתות דאורייתא בעיא בדיקה </text:span><text:span text:style-name="T2">(</text:span><text:span text:style-name="T32">אותה בדיקה שהצריכוה לאשה להבדק בשעת וסתה - דבר תורה הוא, הלכה למשה מסיני: דאורח בזמנו בא, ואם בא יום וסתה ולא בדקה - מחזקינן לה טמאה - לקמן בפרק 'כל היד' </text:span><text:span text:style-name="T33">(דף טז.)</text:span><text:span text:style-name="T2">)</text:span><text:span text:style-name="T1">? או דלמא כיון דדמיה מסולקין לא בעיא בדיקה? </text:span></text:p>
      <text:p text:style-name="Standard"><text:span text:style-name="T1">אמר ליה: תניתוה </text:span><text:span text:style-name="T3">[נדה פ"ד מ"ז]</text:span><text:span text:style-name="T1">: '</text:span><text:span text:style-name="T96">רבי מאיר אומר: אם היתה במחבא </text:span><text:span text:style-name="T2">(</text:span><text:span text:style-name="T32">מחמת פחד כרכום או ליסטין</text:span><text:span text:style-name="T2">)</text:span><text:span text:style-name="T96"> והגיע שעת וסתה ולא בדקה – טהורה, שחרדה מסלקת את הדמים</text:span><text:span text:style-name="T1">'; טעמא דאיכא חרדה, הא ליכא חרדה והגיע וסתה ולא בדקה – טמאה, אלמא וסתות דאורייתא; וכיון דאיכא חרדה דמיה מסולקין ולא בעיא בדיקה - הכא נמי </text:span><text:span text:style-name="T2">(</text:span><text:span text:style-name="T32">במעוברת</text:span><text:span text:style-name="T2">)</text:span><text:span text:style-name="T1"> דמיה מסולקין ולא בעיא בדיקה </text:span><text:span text:style-name="T2">(</text:span><text:span text:style-name="T32">הואיל ודמיה מסולקין - טהורה</text:span><text:span text:style-name="T2">)</text:span><text:span text:style-name="T1">.</text:span><text:span text:style-name="T32"> </text:span></text:p>
      <text:p text:style-name="P4"/>
      <text:p text:style-name="Standard"><text:span text:style-name="T1">'מניקה' - עד שתגמול </text:span><text:span text:style-name="T2">[את בנה; נתנה בנה למניקה, גמלתו, או מת: רבי מאיר אומר: מטמאה מעת לעת, וחכמים אומרים: דיה שעתה]</text:span><text:span text:style-name="T1">: </text:span></text:p>
      <text:p text:style-name="Standard"><text:span text:style-name="T1">תנו רבנן </text:span><text:span text:style-name="T3">[תופסתא נדה פ"ב מ"א]</text:span><text:span text:style-name="T1">: '</text:span><text:span text:style-name="T96">מניקה שמת בנה בתוך עשרים וארבע חדש - הרי היא ככל הנשים, ומטמאה מעת לעת ומפקידה לפקידה </text:span><text:span text:style-name="T2">(</text:span><text:span text:style-name="T32">שאין הדבר תלוי אלא בהנקת התינוק, לפי שהדם נעכר ונעשה חלב, וכיון שמת - חוזר הדם לקדמותו</text:span><text:span text:style-name="T2">)</text:span><text:span text:style-name="T96">; </text:span><text:span text:style-name="T105">לפיכך</text:span><text:span text:style-name="T96"> </text:span><text:span text:style-name="T2">(</text:span><text:span text:style-name="T32">כיון דביניקה תליא מילתא</text:span><text:span text:style-name="T2">)</text:span><text:span text:style-name="T96"> אם היתה מניקתו והולכת ארבע או חמש שנים - דיה שעתה, דברי רבי מאיר; רבי יהודה ורבי יוסי ורבי שמעון אומרים: דיין שעתן כל עשרים וארבע חדש </text:span><text:span text:style-name="T2">(</text:span><text:span text:style-name="T32">אף על פי שמת, שאין הטעם תלוי ביניקת הולד, אלא מתוך צער לידה אבריה מתפרקין ודמה מסתלק, ואינו חוזר עד כ"ד חדש; הלכך לא שנא מת לא שנא חי</text:span><text:span text:style-name="T2">)</text:span><text:span text:style-name="T96">, </text:span><text:span text:style-name="T105">לפיכך</text:span><text:span text:style-name="T96"> </text:span><text:span text:style-name="T2">(</text:span><text:span text:style-name="T32">כיון דלאו בתינוק תליא מילתא</text:span><text:span text:style-name="T2">)</text:span><text:span text:style-name="T96"> אם היתה מניקתו ארבע וחמש שנים - מטמאה מעת לעת ומפקידה לפקידה </text:span><text:span text:style-name="T2">(</text:span><text:span text:style-name="T32">שהרי לסוף כ"ד חדש חוזר הדם</text:span><text:span text:style-name="T2">)</text:span><text:span text:style-name="T1">'. </text:span></text:p>
      <text:p text:style-name="Standard"><text:span text:style-name="T1">כשתמצא לומר לדברי רבי מאיר דם נעכר ונעשה חלב - לדברי רבי יוסי ורבי יהודה ורבי שמעון אבריה מתפרקין ואין נפשה </text:span><text:span text:style-name="T2">(</text:span><text:span text:style-name="T32">דמה</text:span><text:span text:style-name="T2">)</text:span><text:span text:style-name="T1"> חוזרת עד עשרים וארבע חדש.</text:span></text:p>
      <text:p text:style-name="Standard"><text:span text:style-name="T1">'</text:span><text:span text:style-name="T96">לפיכך</text:span><text:span text:style-name="T1">' דרבי מאיר למה לי </text:span><text:span text:style-name="T2">(</text:span><text:span text:style-name="T32">כיון דאמר 'הרי היא ככל הנשים', אלמא בתינוק תליא מילתא - פשיטא דאם מניקתו לעולם דדיה שעתה</text:span><text:span text:style-name="T2">)</text:span><text:span text:style-name="T1">?</text:span></text:p>
      <text:p text:style-name="Standard"><text:span text:style-name="T1">משום '</text:span><text:span text:style-name="T96">לפיכך</text:span><text:span text:style-name="T1">' דרבי יוסי;</text:span></text:p>
      <text:p text:style-name="Standard"><text:span text:style-name="T1">ו'</text:span><text:span text:style-name="T96">לפיכך</text:span><text:span text:style-name="T1">' דרבי יוסי למה לי?</text:span></text:p>
      <text:p text:style-name="Standard"><text:soft-page-break/><text:span text:style-name="T1">מהו דתימא רבי יוסי תרתי אית ליה </text:span><text:span text:style-name="T2">(</text:span><text:span text:style-name="T32">דם נעכר ואבריה מתפרקין, והיכא דמת בתוך כ"ד חדש - דיה שעתה משום דעדיין לא חזר דמה, והיכא דמניקתו חמש שנים נמי דיה שעתה אף על פי שחוזר נפשה לסוף כ"ד חדש - הנקת תינוק עוכרת לדם ונעשה חלב</text:span><text:span text:style-name="T2">)</text:span><text:span text:style-name="T1"> - קא משמע לן </text:span><text:span text:style-name="T2">(</text:span><text:span text:style-name="T32">'לפיכך' - ד</text:span><text:span text:style-name="T63">דוקא</text:span><text:span text:style-name="T32"> קאמר רבי יוסי: שאין הטעם תלוי אלא בפירוק אברים, בין יונק בין שאינו יונק דיה שעתה כ"ד חדש, לא פחות ולא יותר; אבל 'לפיכך' דרבי מאיר לא איצטריך: דלרבי מאיר אין סילוק דמים תוך כ"ד חדש טפי מלאחר כ"ד חדש, דאי יש סילוק - אמאי אמרינן דכי מת, תוך כ"ד חדש מטמאה מעת לעת? וכיון דאין סילוק - אין חזרה, והלכך כי מניקתו לעולם על כרחך דיה שעתה</text:span><text:span text:style-name="T2">)</text:span><text:span text:style-name="T1">.</text:span></text:p>
      <text:p text:style-name="Standard"><text:span text:style-name="T1">תניא נמי הכי: '</text:span><text:span text:style-name="T96">דם נעכר ונעשה חלב - דברי רבי מאיר; רבי יוסי אומר: אבריה מתפרקין ואין נפשה חוזרת עליה עד עשרים וארבע חדש</text:span><text:span text:style-name="T1">'.</text:span></text:p>
      <text:p text:style-name="Standard"><text:span text:style-name="T1">אמר רבי אלעאי: מאי טעמא דרבי מאיר </text:span><text:span text:style-name="T2">(</text:span><text:span text:style-name="T32">כלומר מנא ליה לרבי מאיר דדם נעכר ונעשה חלב</text:span><text:span text:style-name="T2">)</text:span><text:span text:style-name="T1">? דכתיב </text:span><text:span text:style-name="T33">(איוב יד,ד)</text:span><text:span text:style-name="T5"> מי יתן טהור מטמא</text:span><text:span text:style-name="T1"> </text:span><text:span text:style-name="T2">(</text:span><text:span text:style-name="T32">חלב מדם</text:span><text:span text:style-name="T2">)</text:span><text:span text:style-name="T1"> - </text:span><text:span text:style-name="T5">לא אחד</text:span><text:span text:style-name="T1"> </text:span><text:span text:style-name="T2">(</text:span><text:span text:style-name="T32">בתמיה, כלומר: יחידו של עולם</text:span><text:span text:style-name="T2">)</text:span><text:span text:style-name="T1">!</text:span></text:p>
      <text:p text:style-name="Standard"><text:span text:style-name="T1">ורבנן אמר רבי יוחנן </text:span><text:span text:style-name="T2">(</text:span><text:span text:style-name="T32">כלומר: ורבנן, האי קרא מאי עבדי ליה? - לכדרבי יוחנן</text:span><text:span text:style-name="T2">)</text:span><text:span text:style-name="T1">: זו שכבת זרע שהוא טמא, ואדם הנוצר ממנו טהור; ורבי אלעזר אומר: אלו מי הנדה שהמזה ומזין עליו טהור, ונוגע טמא. </text:span></text:p>
      <text:p text:style-name="Standard"><text:span text:style-name="T1">ומזה טהור? והכתיב </text:span><text:span text:style-name="T33">(במדבר יט,כא)</text:span><text:span text:style-name="T5"> </text:span><text:span text:style-name="T6">[והיתה להם לחקת עולם]</text:span><text:span text:style-name="T5"> ומזה מי הנדה יכבס בגדיו </text:span><text:span text:style-name="T6">[</text:span><text:span text:style-name="T12">והנגע</text:span><text:span text:style-name="T6"> במי הנדה יטמא עד הערב]</text:span><text:span text:style-name="T1">!?</text:span></text:p>
      <text:p text:style-name="Standard"><text:span text:style-name="T1">מאי '</text:span><text:span text:style-name="T5">מזה</text:span><text:span text:style-name="T1">'? – נוגע.</text:span></text:p>
      <text:p text:style-name="Standard"><text:span text:style-name="T1">והכתיב '</text:span><text:span text:style-name="T5">מזה</text:span><text:span text:style-name="T1">' והכתיב '</text:span><text:span text:style-name="T5">נוגע</text:span><text:span text:style-name="T1">'? ועוד: מזה בעי כבוס, נוגע לא בעי כבוס </text:span><text:span text:style-name="T2">(</text:span><text:span text:style-name="T32">דכתיב </text:span><text:span text:style-name="T61">ומזה</text:span><text:span text:style-name="T36"> מי הנדה יכבס בגדיו </text:span><text:span text:style-name="T61">והנוגע</text:span><text:span text:style-name="T36"> במי הנדה יטמא עד הערב</text:span><text:span text:style-name="T2">)</text:span><text:span text:style-name="T1">!? </text:span></text:p>
      <text:p text:style-name="Standard"><text:span text:style-name="T1">אלא מאי '</text:span><text:span text:style-name="T5">מזה</text:span><text:span text:style-name="T1">'?- נושא.</text:span></text:p>
      <text:p text:style-name="P11">וליכתוב 'נושא'?</text:p>
      <text:p text:style-name="P11">קא משמע לן דעד דדרי כשיעור הזאה.</text:p>
      <text:p text:style-name="Standard"><text:span text:style-name="T1">הניחא למאן דאמר 'הזאה צריכה שיעור', אלא למאן דאמר 'אין צריכה שיעור' </text:span><text:span text:style-name="T2">(</text:span><text:span text:style-name="T32">פלוגתא היא במסכת זבחים בפרק 'כל הזבחים שנתערבו' </text:span><text:span text:style-name="T33">(דף פ.)</text:span><text:span text:style-name="T2">)</text:span><text:span text:style-name="T1"> - מאי איכא למימר? </text:span></text:p>
      <text:p text:style-name="Standard"><text:span text:style-name="T1">אפילו למאן דאמר אינה צריכה שיעור, הני מילי אגבא דגברא, אבל במנא בעינא שיעור, כדתנן </text:span><text:span text:style-name="T3">[פרה פ"יב מ"ה]</text:span><text:span text:style-name="T1">: '</text:span><text:span text:style-name="T96">כמה יהיו במים ויהא בהן כדי הזאה כדי שיטבול ראשי גבעולין </text:span><text:span text:style-name="T2">(</text:span><text:span text:style-name="T32">של אזוב, ולא שיספוק בקינוח</text:span><text:span text:style-name="T2">)</text:span><text:span text:style-name="T96"> ויזה</text:span><text:span text:style-name="T1">', והיינו דאמר שלמה </text:span><text:span text:style-name="T33">(קהלת ז,כג)</text:span><text:span text:style-name="T5"> </text:span><text:span text:style-name="T6">[כל זה נסיתי בחכמה]</text:span><text:span text:style-name="T5"> אמרתי אחכמה והיא רחוקה ממני</text:span><text:span text:style-name="T1"> </text:span><text:span text:style-name="T2">(</text:span><text:span text:style-name="T36">אמרתי אחכמה</text:span><text:span text:style-name="T32"> בטעם זה: למה מזה ומזין עליו טהור, ונוגע טמא, </text:span><text:span text:style-name="T36">והיא רחוקה ממני</text:span><text:span text:style-name="T2">)</text:span><text:span text:style-name="T1">. </text:span></text:p>
      <text:p text:style-name="P11"/>
      <text:p text:style-name="P11">איזו היא 'זקנה'? - כל שעברו עליה שלש עונות [סמוך לזקנתה]: </text:p>
      <text:p text:style-name="Standard"><text:span text:style-name="T1">היכי דמי '</text:span><text:span text:style-name="T96">סמוך לזקנתה</text:span><text:span text:style-name="T1">'?</text:span></text:p>
      <text:p text:style-name="P11">אמר רב יהודה: כל שחברותיה אומרות עליה 'זקנה היא';</text:p>
      <text:p text:style-name="P11">ורבי שמעון בן לקיש אומר:</text:p>
      <text:p text:style-name="P11"/>
      <text:p text:style-name="P11">(נדה ט,ב)</text:p>
      <text:p text:style-name="P11">כל שקורין לה 'אמא! אמא!' ואינה בושה.</text:p>
      <text:p text:style-name="P11">רבי זירא ורבי שמואל בר רב יצחק: חד אמר כל שאינה מקפדת, וחד אמר כל שאינה בושה.</text:p>
      <text:p text:style-name="P11">מאי בינייהו?</text:p>
      <text:p text:style-name="P11">איכא בינייהו בושה ואינה מקפדת.</text:p>
      <text:p text:style-name="P11">וכמה 'עונה'?</text:p>
      <text:p text:style-name="P11">אמר ריש לקיש משום רבי יהודה נשיאה: עונה בינונית שלשים יום;</text:p>
      <text:p text:style-name="P11">ורבא אמר רב חסדא: עשרים יום;</text:p>
      <text:p text:style-name="Standard"><text:span text:style-name="T1">ולא פליגי: מר קחשיב ימי טומאה וימי טהרה </text:span><text:span text:style-name="T2">(</text:span><text:span text:style-name="T32">מראייה ועד ראייה שלשים יום; ימי טומאה = עשרה: שבעה לנדה ושלשה לזיבה, ועשרים ימי טהרה</text:span><text:span text:style-name="T2">)</text:span><text:span text:style-name="T1">, ומר לא חשיב ימי טומאה.</text:span></text:p>
      <text:p text:style-name="P25"><text:span text:style-name="T32">תוספות ד"ה ימי <text:s/>טומאה <text:s/>וימי טהרה. <text:s/>פרש"י שבעה נדות ושלשה ימי זיבה, אך קצת דוחק דקרי <text:s/>לאחד עשר יום 'ימי טומאה'; ולקמן תנן בפרק בנות כותים [דף <text:s/>לח:] 'כל <text:s/>י"א <text:s/>יום בחזקת טהרה', וקרא נמי קרי להו '</text:span><text:span text:style-name="T36">לא עת נדתה</text:span><text:span text:style-name="T33"> [ויקרא טו,כה]</text:span><text:span text:style-name="T32">; ור"ח גריס 'אמר רבא אמר רב חסדא: עשרים ושלשה'.</text:span></text:p>
      <text:p text:style-name="P11"/>
      <text:p text:style-name="Standard"><text:soft-page-break/><text:span text:style-name="T1">תנו רבנן: '</text:span><text:span text:style-name="T8">זקנה שעברו עליה שלש עונות וראתה - דיה שעתה; ועוד עברו עליה שלש עונות וראתה - דיה שעתה; ועוד עברו עליה שלש עונות וראתה - הרי היא ככל הנשים ומטמאה מעת לעת ומפקידה לפקידה </text:span><text:span text:style-name="T2">(</text:span><text:span text:style-name="T32">דכיון דעשתה כך שלש פעמים - אין זה סילוק דמים אלא שינוי וסת; וכי תימא תיגלי מלתא למפרע שאף בראשונה מתוך שדמים מצויין בה ראתה, ונטַמֵּא טהרות למפרע - לא אחמור רבנן כולי האי במעת לעת</text:span><text:span text:style-name="T2">)</text:span><text:span text:style-name="T8">, ולא שכוונה </text:span><text:span text:style-name="T2">(</text:span><text:span text:style-name="T32">שראתה שלש ראיות הללו בתשעים יום או ביום תשעים ואחד</text:span><text:span text:style-name="T2">)</text:span><text:span text:style-name="T8"> אלא אפילו פיחתה </text:span><text:span text:style-name="T2">(</text:span><text:span text:style-name="T32">כגון ראשונה לתשעים ושלשה, ושניה לסוף תשעים ושנים, ושלישית לתשעים ואחד</text:span><text:span text:style-name="T2">)</text:span><text:span text:style-name="T8"> ואפילו והותירה </text:span><text:span text:style-name="T2">(</text:span><text:span text:style-name="T32">או הותירה, כגון ראשונה לצ"א יום, ושניה לצ"ב, ושלישית לצ"ג - אפילו הכי מטמאה מעת לעת; ולקמן פריך 'מאי </text:span><text:span text:style-name="T63">אפילו</text:span><text:span text:style-name="T32">'? הא ודאי הכי הוא דמטמאה מעת לעת: דכיון שפיחתה או הותירה - במה נטהר? וסת אין כאן, סילוק דמים אין כאן! אבל אם כוונה - יש כאן וסת ודיה שעתה</text:span><text:span text:style-name="T2">)</text:span><text:span text:style-name="T1">'.</text:span></text:p>
      <text:p text:style-name="Standard"><text:span text:style-name="T1">'אפילו פיחתה' ולא מבעיא כוונה? אדרבה: כי כוונה קבעה לה וסתה ודיה שעתה! וכי תימא 'רבנן היא, דפליגי עליה דרבי דוסא' דאמרי אשה שיש לה וסת מטמאה מעת לעת' - איפכא מבעי ליה, ולימא 'ולא שפיחתה והותירה </text:span><text:span text:style-name="T2">(</text:span><text:span text:style-name="T32">בלבד אמרו חכמים שתטמא מעת לעת</text:span><text:span text:style-name="T2">)</text:span><text:span text:style-name="T1"> אלא אפילו כוונה </text:span><text:span text:style-name="T2">(</text:span><text:span text:style-name="T32">דאיכא למימר 'יש כאן קביעות וסת, ודיה שעתה' - אפילו הכי מטמאה מעת לעת, כרבנן, דפליגי עליה דרבי דוסא</text:span><text:span text:style-name="T2">)</text:span><text:span text:style-name="T1">'!?</text:span></text:p>
      <text:p text:style-name="P11">תני 'לא שפיחתה והותירה, אלא אפילו כוונה';</text:p>
      <text:p text:style-name="Standard"><text:span text:style-name="T1">ואיבעית אימא </text:span><text:span text:style-name="T2">(</text:span><text:span text:style-name="T32">סמי מכאן 'אפילו', ורבי דוסא היא, ו</text:span><text:span text:style-name="T2">)</text:span><text:span text:style-name="T1">הכי קאמר: 'ולא שכוונה, אלא שפיחתה והותירה, אבל כוונה - קבעה לה וסת ודיה שעתה', ומני? - רבי דוסא היא. </text:span></text:p>
      <text:p text:style-name="P11"/>
      <text:p text:style-name="Standard"><text:span text:style-name="T1">רבי אליעזר אומר: כל אשה שעברו עליה </text:span><text:span text:style-name="T2">[דיה שעתה]</text:span><text:span text:style-name="T1">: </text:span></text:p>
      <text:p text:style-name="Standard"><text:span text:style-name="T1">תניא </text:span><text:span text:style-name="T3">[תוספתא נדה פ"א מ"ה]</text:span><text:span text:style-name="T1">: '</text:span><text:span text:style-name="T96">אמר להם רבי אליעזר לחכמים: מעשה בריבה אחת בהיתלו </text:span><text:span text:style-name="T2">(</text:span><text:span text:style-name="T32">שם מקום</text:span><text:span text:style-name="T2">)</text:span><text:span text:style-name="T96"> שהפסיקה שלש עונות ובא מעשה לפני חכמים ואמרו דיה שעתה!</text:span></text:p>
      <text:p text:style-name="Standard"><text:span text:style-name="T96">אמרו לו: אין שעת הדחק ראיה</text:span><text:span text:style-name="T1">'.</text:span></text:p>
      <text:p text:style-name="Standard"><text:span text:style-name="T1">מאי '</text:span><text:span text:style-name="T96">שעת הדחק</text:span><text:span text:style-name="T1">'? </text:span></text:p>
      <text:p text:style-name="Standard"><text:span text:style-name="T1">איכא דאמרי שני בצורת הוו </text:span><text:span text:style-name="T2">(</text:span><text:span text:style-name="T32">ואיכא הפסד מרובה חששו</text:span><text:span text:style-name="T2">)</text:span><text:span text:style-name="T1">, איכא דאמרי טהרות אפיש לעבידא וחשו רבנן להפסד דטהרות.</text:span></text:p>
      <text:p text:style-name="P11"/>
      <text:p text:style-name="Standard"><text:span text:style-name="T1">תנו רבנן: '</text:span><text:span text:style-name="T96">מעשה ועשה רבי כרבי אליעזר; לאחר שנזכר </text:span><text:span text:style-name="T2">(</text:span><text:span text:style-name="T32">שלא יפה הורה</text:span><text:span text:style-name="T2">)</text:span><text:span text:style-name="T96"> – אמר: כדַי הוא רבי אליעזר לסמוך עליו בשעת הדחק</text:span><text:span text:style-name="T1">'.</text:span></text:p>
      <text:p text:style-name="Standard"><text:span text:style-name="T1">מאי '</text:span><text:span text:style-name="T96">לאחר שנזכר</text:span><text:span text:style-name="T1">'? אילימא לאחר שנזכר דאין הלכה כרבי אליעזר אלא כרבנן, בשעת הדחק היכי עביד כוותיה?</text:span></text:p>
      <text:p text:style-name="Standard"><text:span text:style-name="T1">אלא דלא איתמר הילכתא לא כמר ולא כמר, ומאי 'לאחר שנזכר'? - לאחר שנזכר דלאו יחיד פליג עליה אלא רבים פליגי עליה, אמר 'כדי הוא רבי אליעזר לסמוך עליו בשעת הדחק'.</text:span><text:span text:style-name="T32"> </text:span></text:p>
      <text:p text:style-name="P6"/>
      <text:p text:style-name="Standard"><text:span text:style-name="T1">תנו רבנן </text:span><text:span text:style-name="T3">[דומה לתוספתא נדה פ"א מ"ה, בשנויים חשובים]</text:span><text:span text:style-name="T1">: '</text:span><text:span text:style-name="T8">תנוקת שלא הגיע זמנה לראות וראתה פעם ראשונה - דיה שעתה; שניה - דיה שעתה </text:span><text:span text:style-name="T2">(</text:span><text:span text:style-name="T32">שבראייה ראשונה לא הוחזקה בדמים, הואיל ולא הגיע זמנה לראות, עד שתתחזק כשאר חזקות</text:span><text:span text:style-name="T2">)</text:span><text:span text:style-name="T8">; שלישית - הרי היא ככל הנשים ומטמאה מעת לעת ומפקידה לפקידה </text:span><text:span text:style-name="T2">(</text:span><text:span text:style-name="T32">וכדאמר לקמן; דהא מתניתין רבי היא, דאמר 'בתרי זימני הוה חזקה', הלכך בשני ראיות הוחזקה להיות דמים מצויין בה, ומשהוחזקה ואילך - גזור בה רבנן מעת לעת</text:span><text:span text:style-name="T2">)</text:span><text:span text:style-name="T8">; </text:span></text:p>
      <text:p text:style-name="Standard"><text:span text:style-name="T8">עברו עליה שלש עונות וראתה </text:span><text:span text:style-name="T2">(</text:span><text:span text:style-name="T32">'סילוק דמים' הוא זה</text:span><text:span text:style-name="T2">)</text:span><text:span text:style-name="T8"> - דיה שעתה </text:span><text:span text:style-name="T2">(</text:span><text:span text:style-name="T32">ואפילו בהגיע זמנה לראות אית ליה להאי תנא דעברו עליה שלש עונות דיה שעתה, כדקתני סיפא, ורבי אליעזר היא, דאמר במתניתין 'כל אשה שעברו עליה שלש עונות - דיה שעתה', כדלקמן</text:span><text:span text:style-name="T2">)</text:span><text:span text:style-name="T8">; ועוד עברו עליה שלש עונות וראתה - דיה שעתה; ועוד עברו עליה שלש עונות וראתה - הרי היא ככל הנשים ומטמאה מעת לעת ומפקידה לפקידה;</text:span><text:span text:style-name="T1"> </text:span></text:p>
      <text:p text:style-name="P25"><text:span text:style-name="T32">בס"א אינו; </text:span><text:span text:style-name="T31">הכי גרסינן: </text:span><text:span text:style-name="T85">תנו רבנן: תינוקת שלא הגיע זמנה לראות וראתה פעם ראשונה - דיה שעתה; שניה - דיה שעתה; שלישית - הרי היא ככל הנשים</text:span><text:span text:style-name="T31">'</text:span></text:p>
      <text:p text:style-name="P25"><text:span text:style-name="T32">ואף על גב דלגבי בתולת דמים במתניתין תנן '</text:span><text:span text:style-name="T69">במה אמרו דיין שעתן בראייה ראשונה אבל בשניה מטמאה מעת לעת</text:span><text:span text:style-name="T32">' - הני מילי בהגיע זמנה לראות דמים, דדמים מצויין בה, ובחדא זימנא איתחזקה; אבל זו שאינה ראויה לראות - צריכה שתתחזק בחזקה גמורה, ובתרי זימני הויא חזקה, דהא מתניתין - רבי היא, וכדמוקמינן ליה לקמן; הילכך בשתי ראיות הויא חזקה, ובשלישית מטמאה מעת לעת, </text:span><text:span text:style-name="T63">ובההיא ראייה דאיתחזק בה - לא גזרו רבנן טומאה </text:span><text:soft-page-break/><text:span text:style-name="T63">למפרע</text:span><text:note text:id="ftn1" text:note-class="footnote"><text:note-citation>1</text:note-citation><text:note-body><text:p text:style-name="P71"><text:span text:style-name="T110">שהרי לא היה מוטל עליה לבדוק, ולפיכך לא פשעה, ואין לקנוס אותה</text:span></text:p></text:note-body></text:note><text:span text:style-name="T32">, כי היכי דבתולה דמתניתין דהגיע זמנה לראות דמיחזקה בחדא ראייה, ואמרו רבנן 'דיה שעתה' באותה ראייה - אף זאת המוחזקת בראייה שניה דיה שעתה עד שתראה את השלישית </text:span></text:p>
      <text:p text:style-name="P25"><text:span text:style-name="T85">עברו עליה שלש עונות</text:span><text:span text:style-name="T32"> לאחר שהוחזקה וראתה - </text:span><text:span text:style-name="T85">דיה שעתה</text:span><text:span text:style-name="T32"> כרבי אליעזר אוקמינן לה לקמן, דאמר 'כל אשה שעברו עליה שלש עונות דיה שעתה', כדקתני סיפא, אף בהגיע זמנה וראתה עברו עליה שלש עונות וראתה דיה שעתה - אלמא רבי אליעזר היא </text:span></text:p>
      <text:p text:style-name="P25"><text:span text:style-name="T85">ועוד עברו עליה שלש עונות וראתה דיה שעתה</text:span><text:span text:style-name="T32"> לקמן בעי גמרא דאי לא עברו עליה שלשה עונות שניות, אלא לסוף עונה חזאי כשאר נשים מאי? לפי שיש לנטות הדבר לשני צדדים, כדבעי לפרושי בסיפא </text:span></text:p>
      <text:p text:style-name="P25"><text:span text:style-name="T85">ועוד עברו עליה שלש עונות וראתה מטמאה מעת לעת</text:span><text:span text:style-name="T32"> דאיגלאי מילתא דהנך הפסקות - לאו סילוק דמים הם, אלא שינוי וסת, ולא שכוונה אלא שפיחתה והותירה, כדאמרינן לעיל; ואף על גב דלרבי הוי חזקה בתרי זימני והוכחה דשינוי וסת לדילוגו לאו סילוק דמים הן - אפילו הכי לא מטמאינן לה בשניה מעת לעת: דכיון דלא הגיע זמנה לראות - הויא הפסקה ראשונה מחזקינן לה בחוזרת לקדמותה: שלא יהו עוד דמים מצויין בה, וצריכה שתתחזק כבתחלה; ופעם ראשונה ושניה דיה שעתה, ושלישית מטמאה מעת לעת, הלכך ראייה הסמוכה לה לשלש עונות קמאי - היא 'ראשונה', והסמוכה לשניה היא השניה, ובשלישית תטמא מעת לעת; ואף על גב דבהפסקה חזיתה - שינוי וסת הוא, ולא סילוק דמים. ע"כ: </text:span></text:p>
      <text:p text:style-name="Standard"><text:span text:style-name="T8">וכשהגיע זמנה לראות: פעם ראשונה - דיה שעתה; שניה - מטמאה מעת לעת ומפקידה לפקידה </text:span><text:span text:style-name="T2">(</text:span><text:span text:style-name="T32">דהיינו 'בתולה' דמתניתין, דתנן בה '</text:span><text:span text:style-name="T69">במה אמרו דיה שעתה בראייה ראשונה אבל בשניה מטמאה מעת לעת</text:span><text:span text:style-name="T32">'</text:span><text:span text:style-name="T2">)</text:span><text:span text:style-name="T8">; עברו עליה שלש עונות וראתה - דיה שעתה</text:span><text:span text:style-name="T1">' </text:span><text:span text:style-name="T2">(</text:span><text:span text:style-name="T32">רבי אליעזר היא, דאמר 'אפילו ילדה שעברו עליה שלש עונות - דיה שעתה'</text:span><text:span text:style-name="T2">)</text:span><text:span text:style-name="T1">;</text:span></text:p>
      <text:p text:style-name="P5"/>
      <text:p text:style-name="Standard"><text:span text:style-name="T1">אמר מר </text:span><text:span text:style-name="T2">(</text:span><text:span text:style-name="T32">גבי תינוקת שלא הגיע זמנה לראות וראתה שלש פעמים, ואחר כך עברו עליה שלש עונות וראתה</text:span><text:span text:style-name="T2">)</text:span><text:span text:style-name="T1">: '</text:span><text:span text:style-name="T96">עברו עליה שלש עונות - דיה שעתה</text:span><text:span text:style-name="T1">';</text:span></text:p>
      <text:p text:style-name="P11"/>
      <text:p text:style-name="P11">(נדה י,א)</text:p>
      <text:p text:style-name="Standard"><text:span text:style-name="T1">הדר קחזיא בעונות </text:span><text:span text:style-name="T2">(</text:span><text:span text:style-name="T32">אחר ראיה זו</text:span><text:span text:style-name="T2">)</text:span><text:span text:style-name="T1"> מאי </text:span><text:span text:style-name="T2">(</text:span><text:span text:style-name="T32">דיה שעתה או מטמאה מעת לעת</text:span><text:span text:style-name="T2">)</text:span><text:span text:style-name="T1">? </text:span><text:span text:style-name="T2">(</text:span><text:span text:style-name="T32">מי אמרינן הא דקתני בתרה '</text:span><text:span text:style-name="T69">ועוד עברו עליה שלש עונות</text:span><text:span text:style-name="T32">' דוקא קתני '</text:span><text:span text:style-name="T69">עברו</text:span><text:span text:style-name="T32">': דאי חזאי לסוף עונה מטמאה מעת לעת, דאף על גב דלא הגיע זמנה, כיון דהוחזקה רואה קודם הפסקת שלש עונות ראשונות הרי היא כהגיע זמנה, וכי הפסיקה בראשונות וראתה - דיה שעתה בההיא ראיה, כרבי אליעזר, וכי חזיא תו לסוף עונה - מטמאה מעת לעת ככל אשה שעברו עליה שלש עונות: דאין דיה שעתה אלא בראשונה, אבל היכא דחזרו ועברו שלש שניות וראתה דיה שעתה בההיא ראיה, כרבי אליעזר - ואף על גב דלא חזינן דקמיירי רבי אליעזר אלא בהעברה ראשונה, מיהו מודה דדיה שעתה בשניות עד דתתחזק - או כרבי או כרבן שמעון בן גמליאל; <text:s/>ואף על גב דרישא רבי היא - סיפא כרבן שמעון בן גמליאל: דאי כרבי, כיון דחזאי בעונות, הוה מדמינן לה להגיע זמנה, כי חזאי בהפסקה נמי: כיון דתרי זימני חזאי בהפסקה - איגלאי מילתא למפרע דשינוי וסת הוא ולא סילוק דמים, ובשניה מטמאה מעת לעת: שאין זו צריכה להתחזק בדמים?</text:span></text:p>
      <text:p text:style-name="Standard"><text:span text:style-name="T32"><text:s/>או דילמא אי חזאי לסוף עונה נמי כל שכן דדיה שעתה, דמוכח מילתא דהפסקה ראשונה זו - סילוק דמים היתה, ולא שינוי וסת, ויש לומר חזרה לקדמותה וצריכה להתחזק עוד אחר ההפסקה בשתי ראיות כבתחלה, והאי דנקט 'ועוד עברו וראתה דיה שעתה' - רבותא אשמעינן: אף על גב דתרי זימני חזאי בהפסקה - לא אמרינן 'איגלאי מילתא דשינוי וסת הוא ולא סילוק דמים ותטמא בשניה מעת לעת', אלא אפילו לרבי דיה שעתה: דהפסקה קמייתא לעולם בחוזרת לקדמותה נדון אותה, ולא דמיא להגיע זמנה, וצריכה שתתחזק בשתי ראיות, ובשלישי תטמא מעת לעת, כדקתני ואזיל:</text:span><text:span text:style-name="T2">)</text:span><text:span text:style-name="T1"> </text:span></text:p>
      <text:p text:style-name="Standard"><text:span text:style-name="T1">אמר רב גידל אמר רב: פעם ראשונה </text:span><text:span text:style-name="T2">(</text:span><text:span text:style-name="T32">היא הראיה הסמוכה להפסקה ראשונה</text:span><text:span text:style-name="T2">)</text:span><text:span text:style-name="T1"> ושניה </text:span><text:span text:style-name="T2">(</text:span><text:span text:style-name="T32">היא הראיה שתראה לסוף עונה</text:span><text:span text:style-name="T2">)</text:span><text:span text:style-name="T1"> דיה שעתה, שלישית </text:span><text:span text:style-name="T2">(</text:span><text:span text:style-name="T32">אם תראה עוד לסוף עונה</text:span><text:span text:style-name="T2">)</text:span><text:span text:style-name="T1"> מטמאה מעת לעת ומפקידה לפקידה </text:span><text:span text:style-name="T2">(</text:span><text:span text:style-name="T32">והאי דנקט תנא 'ועוד עברו עליה שלש עונות' - רבותא הוא דנקט, כדפרישית, דכל שכן אי חזאי בעונות דמוכחא מילתא דהפסקה קמייתא - סילוק הואי; וכולה רבי היא</text:span><text:span text:style-name="T2">)</text:span><text:span text:style-name="T1">.</text:span></text:p>
      <text:p text:style-name="Standard"><text:span text:style-name="T1">'</text:span><text:span text:style-name="T96">ועוד עברו עליה שלש עונות וראתה דיה שעתה'</text:span><text:span text:style-name="T1">; הדר קחזיא בעונות </text:span><text:span text:style-name="T2">(</text:span><text:span text:style-name="T32">אחר ראיה זו</text:span><text:span text:style-name="T2">)</text:span><text:span text:style-name="T1"> מאי </text:span><text:span text:style-name="T2">(</text:span><text:span text:style-name="T32">דיה שעתה או מטמאה מעת לעת</text:span><text:span text:style-name="T2">)</text:span><text:span text:style-name="T1">? </text:span><text:span text:style-name="T2">(</text:span><text:span text:style-name="T32">מי אמרינן הא דהדר תנא בתרא ראיה שלישית בהפסקה </text:span><text:span text:style-name="T63">דוקא נקט</text:span><text:span text:style-name="T32">: דהכא הוא דמטמאה מעת לעת, דאיגלאי מילתא דשינוי וסת הואי הפסקותיה לראות בדילוג, שהרי הוחזקה בהפסקות, ואי נמי לא חשבת להפסקה קמייתא בהדייהו - הא מחזקא בתרתי בתרייתא? אבל אי חזיא לסוף עונה הרי היא דיה שעתה: דלא אתחזק בדילוג, ואמרינן: הפסקה שניה נמי חוזרת לקדמותה וכל דמיה מסולקין, וצריכה להתחזק בשתי ראיות: אחת הסמוכה להפסקה שניה, והשניה היא שתראה לסוף עונה, ובשלישית תטמא מעת לעת? או דילמא כולי האי לא אמרינן דחזרה לקדמותה, ובהפסקה שניה דיינינן לה כהגיע זמנה והפסיקה וראתה: דבההיא ראיה לחודה - הוא דדיה שעתה, אבל בשניה </text:span><text:soft-page-break/><text:span text:style-name="T32">תטמא מעת לעת, והאי דנקט תנא בשלישית 'ועוד עברו עליה וראתה מטמאה מעת לעת' - הוא הדין נמי אם לא עברו, ורבותא אשמועינן: דלא תימא כל ראיה הסמוכה להפסקה דיה שעתה, אלא כיון דאיתחזק בדילוג - אמרינן שינוי וסת הוא, ולא סילוק דמים?</text:span><text:span text:style-name="T2">)</text:span><text:span text:style-name="T1"> </text:span></text:p>
      <text:p text:style-name="Standard"><text:span text:style-name="T1">אמר רב כהנא אמר רב גידל אמר רב: פעם ראשונה </text:span><text:span text:style-name="T2">(</text:span><text:span text:style-name="T32">ראשונה לסדר ראיות הללו שאנו עסוקין בהן לישאל קא חזיא בעונות מאי היא הראיה הסמוכה להפסקה שניה דעלה קיימינן</text:span><text:span text:style-name="T2">)</text:span><text:span text:style-name="T1"> דיה שעתה, שניה </text:span><text:span text:style-name="T2">(</text:span><text:span text:style-name="T32">היא הראיה שתראה לסוף עונה</text:span><text:span text:style-name="T2">)</text:span><text:span text:style-name="T1"> - מטמאה מעת לעת ומפקידה לפקידה </text:span><text:span text:style-name="T2">(</text:span><text:span text:style-name="T32">והא דתנא הפסקה שלישית גבי מעת לעת - לרבותא הוא דנקט, כדפרישית: דלא תימא כל ראיה שלאחר הפסקה תהא דיה שעתה</text:span><text:span text:style-name="T2">)</text:span><text:span text:style-name="T1">.</text:span></text:p>
      <text:p text:style-name="P11">מני?</text:p>
      <text:p text:style-name="Standard"><text:span text:style-name="T1">רבי היא </text:span><text:span text:style-name="T2">(</text:span><text:span text:style-name="T32">דהא בין רישא בין סיפא כרבי שנינן לה</text:span><text:span text:style-name="T2">)</text:span><text:span text:style-name="T1">, דאמר: בתרי זימני הוי חזקה.</text:span></text:p>
      <text:p text:style-name="Standard"><text:span text:style-name="T1">אימא סיפא: </text:span><text:span text:style-name="T2">(</text:span><text:span text:style-name="T32">דהגיע זמנה לראות</text:span><text:span text:style-name="T2">)</text:span><text:span text:style-name="T1"> '</text:span><text:span text:style-name="T96">עברו עליה שלש עונות וראתה דיה שעתה</text:span><text:span text:style-name="T1">' - אתאן לרבי אליעזר </text:span><text:span text:style-name="T2">(</text:span><text:span text:style-name="T32">דאמר: '</text:span><text:span text:style-name="T69">כל אשה שעברו עליה שלש עונות דיה שעתה</text:span><text:span text:style-name="T32">' ומרישא דאיירי בלא הגיע זמנה לא מצי למיפרך ליה, דאיכא למימר בההיא אפילו רבנן מודו דחוזרת לקדמותה היא</text:span><text:span text:style-name="T2">)</text:span><text:span text:style-name="T1">! וכי תימא רבי היא, ובעונות </text:span><text:span text:style-name="T2">(</text:span><text:span text:style-name="T32">בהפסקת שלש עונות</text:span><text:span text:style-name="T2">)</text:span><text:span text:style-name="T1"> סבר לה כרבי אליעזר, ומי סבר לה? והא 'לאחר שנזכר' קאמר </text:span><text:span text:style-name="T2">(</text:span><text:span text:style-name="T32">למדנו שהוקשה בעיניו על שעשה כמותו</text:span><text:span text:style-name="T2">)</text:span><text:span text:style-name="T1">! </text:span></text:p>
      <text:p text:style-name="Standard"><text:span text:style-name="T1">אלא רבי אליעזר היא, ובוסתות סבר לה כרבי </text:span><text:span text:style-name="T2">(</text:span><text:span text:style-name="T32">דאמר בתרי זימני הויא חזקה לכל דבר</text:span><text:span text:style-name="T2">)</text:span><text:span text:style-name="T1">.</text:span></text:p>
      <text:p text:style-name="Standard"><text:span text:style-name="T1">כתם </text:span><text:span text:style-name="T2">(</text:span><text:span text:style-name="T32">שנמצא בבגדה של תינוקת שלא הגיע זמנה</text:span><text:span text:style-name="T2">)</text:span><text:span text:style-name="T1"> שבין ראשונה ושניה - </text:span><text:span text:style-name="T2">(</text:span><text:span text:style-name="T32">ודאי</text:span><text:span text:style-name="T2">)</text:span><text:span text:style-name="T1"> טהור </text:span><text:span text:style-name="T2">(</text:span><text:span text:style-name="T32">דאכתי לאו בחזקת דמים היא, ואמרינן לעיל </text:span><text:span text:style-name="T33">(דף ה.)</text:span><text:span text:style-name="T32"> '</text:span><text:span text:style-name="T69">תינוקת שלא הגיע זמנה לראות אפילו סדינין שלה </text:span><text:span text:style-name="T32">כו'</text:span><text:span text:style-name="T2">)</text:span><text:span text:style-name="T1">; שבין שניה ושלישית: חזקיה אמר טמא </text:span><text:span text:style-name="T2">(</text:span><text:span text:style-name="T32">דהא בתרי זימני איתחזקה בדמים, והויא חזקה: דאילו הדרא חזיא מטמיא למפרע, אלמא בחזקת דמים הוחזקה</text:span><text:span text:style-name="T2">)</text:span><text:span text:style-name="T1">, רבי יוחנן אמר טהור: </text:span></text:p>
      <text:p text:style-name="P11">חזקיה אמר טמא: כיון דאילו חזיא מטמאה - כתמה נמי טמא;</text:p>
      <text:p text:style-name="Standard"><text:span text:style-name="T1">ורבי יוחנן אמר טהור: כיון דלא אתחזקה בדם </text:span><text:span text:style-name="T2">(</text:span><text:span text:style-name="T32">כלומר: כל זמן שלא נהגנו בה עדיין תורת מוחזקת בדמים לטמאה למפרע</text:span><text:span text:style-name="T2">)</text:span><text:span text:style-name="T1"> - כתמה נמי לא מטמינן לה </text:span><text:span text:style-name="T2">(</text:span><text:span text:style-name="T32">לא גזרו על כתמה</text:span><text:span text:style-name="T2">)</text:span><text:span text:style-name="T1">.</text:span></text:p>
      <text:p text:style-name="P11"/>
      <text:p text:style-name="P11">(נדה י,ב)</text:p>
      <text:p text:style-name="Standard"><text:span text:style-name="T1">מתקיף לה רבי אלעאי </text:span><text:span text:style-name="T2">(</text:span><text:span text:style-name="T32">לחזקיה</text:span><text:span text:style-name="T2">)</text:span><text:span text:style-name="T1">: וכי מה בין זו לבתולה שדמיה טהורין? </text:span><text:span text:style-name="T2">(</text:span><text:span text:style-name="T32">בתולה שנשאת - יש שדמיה טהורין עד שתחיה המכה, דתלינן בבתולים, ויש שדמיה טהורין ארבע לילות, ויש שדמיה טהורין כל לילה הראשונה כדאמרינן פרק בתרא </text:span><text:span text:style-name="T33">(לקמן דף סד:)</text:span><text:span text:style-name="T32">, וכולהו קיימא לן דכל זמן שדמיה טהורין - אין לה כתם, דקתני בפרק 'האשה' </text:span><text:span text:style-name="T33">(לקמן דף ס.)</text:span><text:span text:style-name="T32"> '</text:span><text:span text:style-name="T69">ושוין שתולה בשומרת יום כנגד יום בראשון שלה </text:span><text:span text:style-name="T71">[וביושבת על דם טוהר]</text:span><text:span text:style-name="T69"> ובבתולה שדמיה טהורים</text:span><text:span text:style-name="T32">' - מהתם שמעינן דאין לה כתם ואף על גב דראתה פעם אחת, דלא מפלגינן בין הגיע זמנה ללא הגיע בין שראתה פעם אחת בבית אביה שהיא אחת מן הבתולות שדמיה טהורין, והא הכא דאילו חזת בשינוי מראה דמיה - מטמאה מעת לעת, דהגיע זמנה לראות וראתה בבית אביה - אפילו הכי לא מטמאינן כתמה, ומאי שנא הך מהא?</text:span><text:span text:style-name="T2">)</text:span><text:span text:style-name="T1"> </text:span></text:p>
      <text:p text:style-name="Standard"><text:span text:style-name="T1">אמר ליה רבי זירא: זו </text:span><text:span text:style-name="T2">(</text:span><text:span text:style-name="T32">בתולה שדמיה טהורין</text:span><text:span text:style-name="T2">)</text:span><text:span text:style-name="T1"> שירפה מצוי </text:span><text:span text:style-name="T2">(</text:span><text:span text:style-name="T32">שרף שלה מצוי מחמת בתולים, הילכך כתמה טהור דתלינן בדם בתולין</text:span><text:span text:style-name="T2">)</text:span><text:span text:style-name="T1">, וזו אין שירפה מצוי </text:span><text:span text:style-name="T2">(</text:span><text:span text:style-name="T32">לטהרה ולתלות בו</text:span><text:span text:style-name="T2">)</text:span><text:span text:style-name="T1">.</text:span></text:p>
      <text:p text:style-name="P6"/>
      <text:p text:style-name="Standard"><text:span text:style-name="T1">אמר עולא: אמר רבי יוחנן משום רבי שמעון בן יהוצדק: 'תינוקת שלא הגיע זמנה לראות וראתה פעם ראשונה ושניה - רוקה ומדרסה בשוק טהור </text:span><text:span text:style-name="T2">(</text:span><text:span text:style-name="T32">כגון שנמצא רוקה בשוק, וקים לן שקודם לכן ראתה שתי פעמים, ואין אנו יודעים אם נדה היא אם לאו - מספיקא לא מחזקינן לה כספק הרוקין, הואיל ולא הוחזקה רואה</text:span><text:span text:style-name="T2">)</text:span><text:span text:style-name="T1">, כתמה נמי טהור' ולא ידענא אם דידיה אם דרביה. </text:span><text:span text:style-name="T2">(</text:span><text:span text:style-name="T32">עולא הוא דקאמר 'לא ידענא אי אמר רבי יוחנן' מסקנא דהא מילתא, דקאמר '</text:span><text:span text:style-name="T69">כתמה נמי טהור</text:span><text:span text:style-name="T32">': מדעתיה? או משמיה דרבי שמעון בן יהוצדק, כרוקה ומדרסה?</text:span><text:span text:style-name="T2">)</text:span></text:p>
      <text:p text:style-name="P11">למאי נפקא מינה?</text:p>
      <text:p text:style-name="Standard"><text:span text:style-name="T2">(</text:span><text:span text:style-name="T32">אי אמר להא 'וכתמה נמי טהור' משמיה דרביה</text:span><text:span text:style-name="T2">)</text:span><text:span text:style-name="T1"> למיהוי דבריו של אחד במקום שנים. </text:span><text:span text:style-name="T2">(</text:span><text:span text:style-name="T32">הוי חזקיה, דאמר לעיל טמא - אחד במקום שנים, דהא פליג עליה רבי יוחנן לעיל מלביה, וחזינן דקאי רבי שמעון כוותיה!</text:span><text:span text:style-name="T2">)</text:span><text:span text:style-name="T1"> </text:span></text:p>
      <text:p text:style-name="Standard"><text:span text:style-name="T1">כי אתא רבין וכל נחותי </text:span><text:span text:style-name="T2">[ימא – </text:span><text:span text:style-name="T114">הרש"ש מוחק</text:span><text:span text:style-name="T2">]</text:span><text:span text:style-name="T1">, אמרוה כרבי שמעון בן יהוצדק </text:span><text:span text:style-name="T2">(</text:span><text:span text:style-name="T32">בשמו של רבי שמעון בן יהוצדק, והוה ליה חזקיה אחד במקום שנים, ושמע מינה הלכה כרבי יוחנן</text:span><text:span text:style-name="T2">)</text:span><text:span text:style-name="T1">.</text:span></text:p>
      <text:p text:style-name="P11"/>
      <text:p text:style-name="Standard"><text:span text:style-name="T1">אמר רב חלקיה בר טובי: תינוקת שלא הגיע זמנה לראות, אפילו שופעת כל שבעה - אינה אלא ראיה אחת </text:span><text:span text:style-name="T2">(</text:span><text:span text:style-name="T32">לאחזוקה כרואה ודיה שעתה, עד שתפסוק ותחזור ותראה שתי ראיות</text:span><text:span text:style-name="T2">)</text:span><text:span text:style-name="T1">.</text:span></text:p>
      <text:p text:style-name="Standard"><text:span text:style-name="T1">'</text:span><text:span text:style-name="T96">אפילו שופעת</text:span><text:span text:style-name="T1">', ולא מבעיא פוסקת </text:span><text:span text:style-name="T2">(</text:span><text:span text:style-name="T32">וחוזרת ורואה</text:span><text:span text:style-name="T2">)</text:span><text:span text:style-name="T1">? אדרבה: פוסקת הויא לה כשתי ראיות!?</text:span></text:p>
      <text:p text:style-name="Standard"><text:soft-page-break/><text:span text:style-name="T1">אלא 'תינוקת שלא הגיע זמנה לראות ושופעת </text:span><text:span text:style-name="T2">(</text:span><text:span text:style-name="T32">סמי מכאן 'אפילו'</text:span><text:span text:style-name="T2">)</text:span><text:span text:style-name="T1"> כל שבעה - אינה אלא ראיה אחת'.</text:span></text:p>
      <text:p text:style-name="P11"/>
      <text:p text:style-name="Standard"><text:span text:style-name="T1">אמר רב שימי בר חייא: מדלפת </text:span><text:span text:style-name="T2">(</text:span><text:span text:style-name="T32">טיף אחר טיף</text:span><text:span text:style-name="T2">)</text:span><text:span text:style-name="T1"> אינה כרואה </text:span><text:span text:style-name="T2">(</text:span><text:span text:style-name="T32">דמשמע דאפילו כראיה אחת אינה חשובה</text:span><text:span text:style-name="T2">)</text:span><text:span text:style-name="T1">.</text:span></text:p>
      <text:p text:style-name="P11">והא קחזיא?</text:p>
      <text:p text:style-name="Standard"><text:span text:style-name="T1">אימא 'אינה כשופעת, אלא כפוסקת' </text:span><text:span text:style-name="T2">(</text:span><text:span text:style-name="T32">והוו להו ראיות טובא, והוחזקה רואה, ולכשתפסוק ותחזור ותראה - מטמאה מעת לעת</text:span><text:span text:style-name="T2">)</text:span><text:span text:style-name="T1">.</text:span></text:p>
      <text:p text:style-name="Standard"><text:span text:style-name="T2">(</text:span><text:span text:style-name="T32">ופרכינן:</text:span><text:span text:style-name="T2">)</text:span><text:span text:style-name="T1"> מכלל דשופעת </text:span><text:span text:style-name="T2">(</text:span><text:span text:style-name="T32">דאמר לעיל אינה אלא ראיה אחת, היינו דשופעת</text:span><text:span text:style-name="T2">)</text:span><text:span text:style-name="T1"> כי נהרא </text:span><text:span text:style-name="T2">(</text:span><text:span text:style-name="T32">בתמיה כיון דמדלפת אינה חשובה שופעת וא"א להיות שופעת כמעין כל שבעה וחיה</text:span><text:span text:style-name="T2">)</text:span><text:span text:style-name="T1">?</text:span></text:p>
      <text:p text:style-name="P11">אלא אימא 'אינה אלא כשופעת'.</text:p>
      <text:p text:style-name="P11"/>
      <text:p text:style-name="Standard"><text:span text:style-name="T1">תנו רבנן: '</text:span><text:span text:style-name="T8">חזקה: בנות ישראל, עד שלא הגיעו לפרקן - הרי הן בחזקת טהרה, ואין הנשים בודקות אותן;</text:span></text:p>
      <text:p text:style-name="Standard"><text:span text:style-name="T8">משהגיעו לפרקן הרי הן בחזקת טומאה </text:span><text:span text:style-name="T2">(</text:span><text:span text:style-name="T32">כלומר בחזקת דמים מצוים בהם</text:span><text:span text:style-name="T2">)</text:span><text:span text:style-name="T8">, ונשים בודקות אותן.</text:span></text:p>
      <text:p text:style-name="Standard"><text:span text:style-name="T8">רבי יהודה אומר: אין בודקין אותן ביד מפני שמעוותות אותן </text:span><text:span text:style-name="T2">(</text:span><text:span text:style-name="T32">כלומר מסרטין לה בצפורן ומייתו לה לידי ראיה</text:span><text:span text:style-name="T2">)</text:span><text:span text:style-name="T8">, אלא סכות אותן בשמן מבפנים </text:span><text:span text:style-name="T2">(</text:span><text:span text:style-name="T32">שסיכת שמן מביא הדם אם זמנו הוא</text:span><text:span text:style-name="T2">)</text:span><text:span text:style-name="T8"> ומקנחות אותן מבחוץ, והן נבדקות מאיליהן</text:span><text:span text:style-name="T1">'.</text:span></text:p>
      <text:p text:style-name="P11"/>
      <text:p text:style-name="Standard"><text:span text:style-name="T1">רבי יוסי אומר: מעוברת </text:span><text:span text:style-name="T2">[ומניקה שעברו עליהן שלש עונות - דיין שעת</text:span><text:span text:style-name="T25">ן</text:span><text:span text:style-name="T2">]</text:span><text:span text:style-name="T1">: </text:span></text:p>
      <text:p text:style-name="Body_20_Text_20_2">תני תנא קמיה דרבי אלעזר: 'רבי יוסי אומר: מעוברת ומניקה שעברו עליה שלש עונות - דיה שעתהּ'.</text:p>
      <text:p text:style-name="Standard"><text:span text:style-name="T1">אמר ליה: פתחת בתרי </text:span><text:span text:style-name="T2">(</text:span><text:span text:style-name="T32">מעוברת ומניקה</text:span><text:span text:style-name="T2">)</text:span><text:span text:style-name="T1"> וסיימת בחדא </text:span><text:span text:style-name="T2">(</text:span><text:span text:style-name="T32">דקאמר 'דיה שעתהּ'; 'דיין שעת</text:span><text:span text:style-name="T84">ן</text:span><text:span text:style-name="T32">' מיבעי ליה</text:span><text:span text:style-name="T2">)</text:span><text:span text:style-name="T1">!? דלמא מעוברת והיא מניקה קאמרת </text:span><text:span text:style-name="T2">(</text:span><text:span text:style-name="T32">שנולד עוברה ומניקתו; אי נמי מניקה ונתעברה, והוא הדין למעוברת גרידתא</text:span><text:span text:style-name="T2">)</text:span><text:span text:style-name="T1">, ומילתא אגב אורחיה קא משמע לן </text:span><text:span text:style-name="T2">(</text:span><text:span text:style-name="T32">והא דנקט 'מעוברת והיא מניקה' - לומר לך שמצטרפין ימי מניקה לימי עיבורה לשלש עונות, כגון שהפסיקה שתים בימי עיבורה ואחת בימי מניקותה, או חלוף; דהכי משמע 'מעוברת והיא מניקה' בתוך הפסקת העונות הללו</text:span><text:span text:style-name="T2">)</text:span><text:span text:style-name="T1">: דימי עיבורה עולין לה לימי מניקותה וימי מניקותה עולין לה לימי עיבורה , כדתניא: '</text:span><text:span text:style-name="T96">ימי עיבורה עולין לה לימי מניקותה, וימי מניקותה עולין לה לימי עיבורה; כיצד: הפסיקה שתים בימי עיבורה ואחת בימי מניקותה, שתים בימי מניקותה ואחת בימי עיבורה, אחת ומחצה בימי עיבורה ואחת ומחצה בימי מניקותה - מצטרפות לשלש עונות</text:span><text:span text:style-name="T1">'; בשלמא ימי עיבורה עולין לה לימי מניקותה - משכחת לה דקמניקה ואזלא ומיעברה </text:span><text:span text:style-name="T2">(</text:span><text:span text:style-name="T32">כגון אם היתה מניקה ונתעברה והפסיקה תחלת עונה קצת בימי מניקותה, והשלימה בימי עיבורה</text:span><text:span text:style-name="T2">)</text:span><text:span text:style-name="T1">, אלא ימי מניקותה עולין לה לימי עיבורה היכי משכחת לה </text:span><text:span text:style-name="T2">(</text:span><text:span text:style-name="T32">דילדה, ולא חזאי? הא ראתה דם בלידתה, ונמצא שלא עברו עליה שלש עונות</text:span><text:span text:style-name="T2">)</text:span><text:span text:style-name="T1">?</text:span></text:p>
      <text:p text:style-name="P11">איבעית אימא: בלידה יבשתא, </text:p>
      <text:p text:style-name="P11">ואיבעית אימא: דם נדה לחוד ודם לידה לחוד, </text:p>
      <text:p text:style-name="Standard"><text:span text:style-name="T1">ואיבעית אימא: תני חדא </text:span><text:span text:style-name="T2">(</text:span><text:span text:style-name="T32">ימי עיבורה עולין לה לימי מניקותה, ולא תיתני ימי מניקותה עולים לה לימי עיבורה</text:span><text:span text:style-name="T2">)</text:span><text:span text:style-name="T1">.</text:span><text:span text:style-name="T32"> </text:span></text:p>
      <text:p text:style-name="P11"/>
      <text:p text:style-name="Standard"><text:span text:style-name="T1">במה אמרו דיה שעתה </text:span><text:span text:style-name="T2">[בראייה ראשונה, אבל בשניה - מטמאה מעת לעת]</text:span><text:span text:style-name="T1">: </text:span></text:p>
      <text:p text:style-name="Standard"><text:span text:style-name="T1">אמר רב: אכולהו </text:span><text:span text:style-name="T2">(</text:span><text:span text:style-name="T32">ארבע נשים - כולהו קתני לה דבשניה מטמאה מעת לעת</text:span><text:span text:style-name="T2">)</text:span><text:span text:style-name="T1">;</text:span></text:p>
      <text:p text:style-name="Standard"><text:span text:style-name="T1">ושמואל אמר: לא שנא אלא בתולה וזקנה </text:span><text:span text:style-name="T2">(</text:span><text:span text:style-name="T32">בתולה, כיון דראתה פעם ראשונה ושניה -הוחזקה רואה; זקנה נמי: כיון דאיתחזקא תרי זימני אחר שלש עונות - אישתכח דלאו סילוק דמים הוא, אלא דילוג וסת</text:span><text:span text:style-name="T2">)</text:span><text:span text:style-name="T1">, אבל מעוברת ומניקה </text:span><text:span text:style-name="T2">(</text:span><text:span text:style-name="T32">ודאי דמיה מסולקין, ואפילו לא נסתלקו מתחלתן - מסתלקין והולכין הן תדיר. </text:span><text:span text:style-name="T115">[פירוש זה מפי] </text:span><text:span text:style-name="T32">ברוך</text:span><text:span text:style-name="T2">)</text:span><text:span text:style-name="T1"> - דיין כל ימי עיבורן, דיין כל ימי מניקותן; </text:span></text:p>
      <text:p text:style-name="P11">וכן:</text:p>
      <text:p text:style-name="P11">אמר רבי שמעון בן לקיש: אכולהו; </text:p>
      <text:p text:style-name="P11">ורבי יוחנן אמר לא שנו אלא בתולה וזקנה, אבל מעוברת ומניקה - דיין כל ימי עיבורן דיין כל ימי מניקותן.</text:p>
      <text:p text:style-name="Standard"><text:soft-page-break/><text:span text:style-name="T1">כתנאי: '</text:span><text:span text:style-name="T96">מעוברת ומניקה שהיו</text:span></text:p>
      <text:p text:style-name="P11"/>
      <text:p text:style-name="P11">(נדה יא,א)</text:p>
      <text:p text:style-name="Standard"><text:span text:style-name="T96">שופעות </text:span><text:span text:style-name="T2">(</text:span><text:span text:style-name="T32">לאו דוקא</text:span><text:span text:style-name="T2">)</text:span><text:span text:style-name="T96"> דם ובאות - דיין כל ימי עיבורן ודיין כל ימי מניקותן - דברי רבי מאיר; רבי יוסי ורבי יהודה ורבי שמעון אומרים: לא אמרו דיין שעתן אלא בראייה ראשונה, אבל בשניה - מטמאה מעת לעת ומפקידה לפקידה</text:span><text:span text:style-name="T1">'.</text:span><text:span text:style-name="T32"> </text:span></text:p>
      <text:p text:style-name="P11"/>
      <text:p text:style-name="Standard"><text:span text:style-name="T1">ואם ראתה ראשונה </text:span><text:span text:style-name="T2">[מאונס - אף השניה דיה שעתה]</text:span><text:span text:style-name="T1">: </text:span></text:p>
      <text:p text:style-name="Standard"><text:span text:style-name="T2">(</text:span><text:span text:style-name="T32">קפצה הוי אונס</text:span><text:span text:style-name="T2">)</text:span><text:span text:style-name="T1"> </text:span></text:p>
      <text:p text:style-name="Standard"><text:span text:style-name="T1">אמר רב הונא: קפצה וראתה, קפצה וראתה, קפצה וראתה </text:span><text:span text:style-name="T2">(</text:span><text:span text:style-name="T32">שלש פעמים</text:span><text:span text:style-name="T2">)</text:span><text:span text:style-name="T1"> - קבעה לה וסת: </text:span><text:span text:style-name="T2">(</text:span><text:span text:style-name="T32">כדמפרש ואזיל:</text:span><text:span text:style-name="T2">)</text:span></text:p>
      <text:p text:style-name="Standard"><text:span text:style-name="T1">למאי?: אילימא לימים </text:span><text:span text:style-name="T2">(</text:span><text:span text:style-name="T32">כגון: קפצה באחד בשבת וראתה, וקפצה באחד בשבת וראתה, וכן שלישית - קבעה לה וסת באחד בשבת, וכל זמן שתראה עוד באחד בשבת ואפילו בלא קפיצה - דיה שעתה, ואם הגיע אחד בשבת ולא בדקה עצמה - טמאה מספק, דאורח בזמנו הוא בא: כל יומא באחד בשבת</text:span><text:span text:style-name="T2">)</text:span><text:span text:style-name="T1"> - הא כל יומא דלא קפיץ לא חזאי </text:span><text:span text:style-name="T2">(</text:span><text:span text:style-name="T32">אלמא לאו וסתה הוא</text:span><text:span text:style-name="T2">)</text:span><text:span text:style-name="T1">!? </text:span></text:p>
      <text:p text:style-name="Standard"><text:span text:style-name="T1">אלא לקפיצות </text:span><text:span text:style-name="T2">(</text:span><text:span text:style-name="T32">כיון דראתה שלש פעמים על ידי קפיצה - הורגלה לראיית קפיצה, ובכל יום שתקפוץ מחזקינן לה ברואה, ואם לא בדקה טמאה ואפילו שאר ימות שבת</text:span><text:span text:style-name="T2">)</text:span><text:span text:style-name="T1">? – והתניא: '</text:span><text:span text:style-name="T96">כל שתקבענה מחמת אונס אפילו כמה פעמים לא קבעה וסת</text:span><text:span text:style-name="T1">'!? מאי? לאו 'לא קבעה וסת כלל'?</text:span></text:p>
      <text:p text:style-name="Standard"><text:span text:style-name="T1">לא! לא קבעה וסת לימים לחודייהו ולקפיצות לחודייהו, אבל קבעה לה וסת לימים ולקפיצות </text:span><text:span text:style-name="T2">(</text:span><text:span text:style-name="T32">כל אחד בשבת שתקפוץ - מחזקינן לה ברואה, דזמנה הוא לראות באחד בשבת על ידי קפיצה</text:span><text:span text:style-name="T2">)</text:span><text:span text:style-name="T1">.</text:span></text:p>
      <text:p text:style-name="Standard"><text:span text:style-name="T1">לימים לחודייהו פשיטא </text:span><text:span text:style-name="T2">(</text:span><text:span text:style-name="T32">דלא קבעה</text:span><text:span text:style-name="T2">)</text:span><text:span text:style-name="T1">!?</text:span></text:p>
      <text:p text:style-name="Standard"><text:span text:style-name="T1">אמר רב אשי: כגון דקפיץ בחד בשבת וחזאי, וקפיץ בחד בשבת וחזאי, ובשבת קפצה ולא חזאי, ולחד בשבת חזאי בלא קפיצה: מהו דתימא איגלאי מילתא למפרע דיומא הוא דקגרים ולא קפיצה </text:span><text:span text:style-name="T2">(</text:span><text:span text:style-name="T32">ויהא באחד בשבת וסתה אפילו בלא קפיצה</text:span><text:span text:style-name="T2">)</text:span><text:span text:style-name="T1">? - קא משמע לן </text:span><text:span text:style-name="T2">(</text:span><text:span text:style-name="T32">הא דאמר ד'</text:span><text:span text:style-name="T69">לא קבעה וסת</text:span><text:span text:style-name="T32">'– לימים:</text:span><text:span text:style-name="T2">)</text:span><text:span text:style-name="T1"> דקפיצה נמי דאתמול גרמא </text:span><text:span text:style-name="T2">(</text:span><text:span text:style-name="T32">לראייה דהאידנא, ואין לה וסת באחד בשבת בלא קפיצה, ולא לקפיצה בלא אחד בשבת - מדלא חזיא מאתמול</text:span><text:span text:style-name="T2">)</text:span><text:span text:style-name="T1">, והאי דלא חזאי - משום דאכתי לא מטא זמן קפיצה.</text:span></text:p>
      <text:p text:style-name="P11">לישנא אחרינא: אמר רב הונא: קפצה וראתה, קפצה וראתה, קפצה וראתה - קבעה לה וסת לימים ולא לקפיצות.</text:p>
      <text:p text:style-name="P11">היכי דמי?</text:p>
      <text:p text:style-name="P11">אמר רב אשי: דקפיץ בחד בשבת וחזאי, וקפיץ בחד בשבת וחזאי, &lt;ובשבת קפצה ולא חזאי&gt;, ולחד בשבת &lt;אחרינא&gt; חזאי בלא קפיצה; דהתם איגלאי מילתא דיומא הוא דקא גרים.</text:p>
      <text:p text:style-name="P11"/>
      <text:p text:style-name="P11"/>
      <text:p text:style-name="P11">משנה:</text:p>
      <text:p text:style-name="Standard"><text:span text:style-name="T1">אף על פי שאמרו דיה שעתה </text:span><text:span text:style-name="T2">(</text:span><text:span text:style-name="T32">באשה שיש לה וסת [תוספות: בארבע נשים שדיין שעתן]</text:span><text:span text:style-name="T2">)</text:span><text:span text:style-name="T1"> - צריכה להיות בודקת </text:span><text:span text:style-name="T2">(</text:span><text:span text:style-name="T32">בכל יום שחרית וערבית כשאר נשים</text:span><text:span text:style-name="T2">)</text:span><text:span text:style-name="T1">, חוץ מן הנדה </text:span><text:span text:style-name="T2">(</text:span><text:span text:style-name="T32">משראתה יום אחד - טמאה שבעה, ואינה צריכה בדיקה כל שבעה, שהרי בלא ראייה היא טמאה</text:span><text:span text:style-name="T2">)</text:span><text:span text:style-name="T1">, והיושבת על דם טוהר </text:span><text:span text:style-name="T2">(</text:span><text:span text:style-name="T32">דלמה לה בדיקה? אפילו תראה דם טהורה היא</text:span><text:span text:style-name="T2">)</text:span><text:span text:style-name="T1">; ומשמשת בעדים </text:span><text:span text:style-name="T2">(</text:span><text:span text:style-name="T32">אף על פי שיש לה וסת - צריכה לשמש בעדים ולבדוק לפני תשמיש ולאחר תשמיש</text:span><text:span text:style-name="T2">)</text:span><text:span text:style-name="T1"> - חוץ מיושבת על דם טוהר ובתולה שדמיה טהורים </text:span><text:span text:style-name="T2">(</text:span><text:span text:style-name="T32">ארבע לילות, דהיא אינה צריכה לשמש בעדים, שהרי דמה טהור; ואפילו נשתנו מראה דמיה - הואיל ושמשה - אמרינן דמשום תשמיש נשתנה; אבל שחרית וערבית היכא דלא שמשה אחר בעילה ראשונה - צריכה בדיקה, כדמפרש בגמרא, שמא נשתנו מראה דמים שלה</text:span><text:span text:style-name="T2">)</text:span><text:span text:style-name="T1">, ופעמים צריכה להיות בודקת </text:span><text:span text:style-name="T2">(</text:span><text:span text:style-name="T32">כל אשה</text:span><text:span text:style-name="T2">)</text:span><text:span text:style-name="T1"> שחרית ובין השמשות </text:span><text:span text:style-name="T2">(</text:span><text:span text:style-name="T32">שחרית - להכשיר טהרות של לילה, ערבית - להכשיר טהרות של יום, כדאמרינן טעמא בריש פירקין</text:span><text:span text:style-name="T2">)</text:span><text:span text:style-name="T1"> ובשעה שהיא עוברת לשמש את ביתה </text:span><text:span text:style-name="T2">(</text:span><text:span text:style-name="T32">עם בעלה</text:span><text:span text:style-name="T2">)</text:span><text:span text:style-name="T1">; </text:span></text:p>
      <text:p text:style-name="P11">יתירות עליהן כהנות: בשעה שהן אוכלות בתרומה; </text:p>
      <text:p text:style-name="Standard"><text:span text:style-name="T1">רבי יהודה אומר: אף בשעת עברתן מלאכול בתרומה.</text:span><text:span text:style-name="T32"> </text:span></text:p>
      <text:p text:style-name="P6"/>
      <text:p text:style-name="P11">גמרא:</text:p>
      <text:p text:style-name="Standard"><text:soft-page-break/><text:span text:style-name="T1">'</text:span><text:span text:style-name="T96">חוץ מן הנדה</text:span><text:span text:style-name="T1">' - דבתוך ימי נדתה לא בעי בדיקה; הניחא לרבי שמעון בן לקיש, דאמר 'אשה קובעת לה וסת בתוך ימי זיבתה </text:span><text:span text:style-name="T2">(</text:span><text:span text:style-name="T32">כגון ראתה בראש חודש וחזרה וראתה בט"ו לחודש כשעומדת בימים שהיא ראויה לזיבה, דהיינו י"א יום שבין נדה לנדה, וחזרה וראתה בראש חודש ובט"ו לחודש, וחזרה וראתה בט"ו לחודש ולא ראתה בראש חודש שלפניו -שקבעה לה וסת לט"ו בחודש, ומצטרפין תרתי ראיות דימי זיבה להך ראייה לקביעות וסת</text:span><text:span text:style-name="T2">)</text:span><text:span text:style-name="T1"> ואין אשה קובעת לה וסת בתוך ימי נדתה </text:span><text:span text:style-name="T2">(</text:span><text:span text:style-name="T32">כגון ראתה בראש חודש, וחזרה וראתה בחמישי בחודש, דהיינו בימי נדות, וחזרה וראתה עוד פעמים בחמישי בחודש - לא קבעה וסת: שאין ראיית ימי נדה ראייה לקבוע, שהיא עלולה לראות בימי נדותה</text:span><text:span text:style-name="T2">)</text:span><text:span text:style-name="T1">' – שפיר </text:span><text:span text:style-name="T2">(</text:span><text:span text:style-name="T32">שפיר קתני במתניתין דלא בעיא בדיקה: דאי לטמויי - טמאה היא! ואי לקבוע וסת ולידע אם תשנה וסת שלשה פעמים ליום אחר שאינה למודה עד עכשיו - הא אמרת דלא קבעה</text:span><text:span text:style-name="T2">)</text:span><text:span text:style-name="T1">; אלא לרבי יוחנן, דאמר 'אשה קובעת לה וסת בתוך ימי נדתה' – תבדוק, דילמא קבעה לה וסת!?</text:span></text:p>
      <text:p text:style-name="Standard"><text:span text:style-name="T1">אמר לך רבי יוחנן: כי אמינא אנא - היכא דחזיתיה ממעין סתום </text:span><text:span text:style-name="T2">(</text:span><text:span text:style-name="T32">כדמפרש אליבא דרבי יוחנן בשילהי פרק 'בנות כותים' </text:span><text:span text:style-name="T33">(לקמן דף לט:)</text:span><text:span text:style-name="T32">: כגון דחזאי ריש ירחא וריש ירחא, ועשרים וחמשה, וריש ירחא - דהוה ראייה בתרייתא בימי נדותה: דאפילו הכי הוה קביעות וסת בריש ירחא, כדמפרש התם, דאמר: וסתה בריש ירחא קבעה, והא דאקדים וחזאי - דמים יתירי איתוספו בה; דהא ודאי קבעה, משום דתחילת הוסת הוחזק ממעין סתום; וגם ראייה אחרונה חשבינן לה כמעין סתום, כדאמר 'הא דאקדים וחזאי תוספת דמים הוא'</text:span><text:span text:style-name="T2">)</text:span><text:span text:style-name="T1">, אבל חזיתיה ממעין פתוח </text:span><text:span text:style-name="T2">(</text:span><text:span text:style-name="T32">כגון שהראיות הראשונות של וסת יהו בתוך ימי נדה, כי מתניתין (דלא מיירי בתחלת נדה, דהא לא מפליג בה מידי, אלא סתמא קתני '</text:span><text:span text:style-name="T69">חוץ מן הנדה</text:span><text:span text:style-name="T32">')</text:span><text:span text:style-name="T2">)</text:span><text:span text:style-name="T1"> - </text:span><text:span text:style-name="T2">(</text:span><text:span text:style-name="T32">הילכך</text:span><text:span text:style-name="T2">)</text:span><text:span text:style-name="T1"> לא אמרי </text:span><text:span text:style-name="T2">(</text:span><text:span text:style-name="T32">לא בעיא בדיקה בימי נדות: שהרי נפתח מעינה, ואפילו היא רואה לא תקבע וסת</text:span><text:span text:style-name="T2">)</text:span><text:span text:style-name="T1">. <text:s/></text:span></text:p>
      <text:p text:style-name="Standard"><text:span text:style-name="T41">(</text:span><text:span text:style-name="T32">לישנא אחרינא: </text:span><text:span text:style-name="T84">ממעין סתום</text:span><text:span text:style-name="T32"> שראתה היום ופסקה וחזרה וראתה ברביעי או בחמישי לנדתה, </text:span><text:span text:style-name="T84">אבל ממעין פתוח</text:span><text:span text:style-name="T32"> כגון שלא פסקה, וראתה א' ב' ג' ד' לחודש, וראתה פעם שניה בד' בחודש, וכן שלישית - לא מהניא ראייה דרביעי בחודש דנדות קמא למיקבע; ומתניתין במעיין פתוח; וראשון ישר בעיני.</text:span><text:span text:style-name="T41">)</text:span><text:span text:style-name="T32"> </text:span></text:p>
      <text:p text:style-name="P11"/>
      <text:p text:style-name="P11">והיושבת על דם טוהר: </text:p>
      <text:p text:style-name="Standard"><text:span text:style-name="T1">קסלקא דעתא מבקשת לישב על דם טוהר </text:span><text:span text:style-name="T2">(</text:span><text:span text:style-name="T32">כשכלין ימי לידה, כגון בשביעי לזכר או יום י"ד לנקבה - לא בעיא בדיקה, דהא אפילו אינה רואה היא טמאה</text:span><text:span text:style-name="T2">)</text:span><text:span text:style-name="T1">; הניחא לרב, דאמר </text:span><text:span text:style-name="T2">(</text:span><text:span text:style-name="T32">בפרק 'בנות כותים' </text:span><text:span text:style-name="T33">(לקמן דף לה:)</text:span><text:span text:style-name="T2">)</text:span><text:span text:style-name="T1"> 'מעין אחד הוא </text:span><text:span text:style-name="T2">(</text:span><text:span text:style-name="T32">דם הבא בתוך שבעה של לידה ודם הבא לאחר שבעה - ממעין אחד הוא</text:span><text:span text:style-name="T2">)</text:span><text:span text:style-name="T1">: התורה טמאתו </text:span><text:span text:style-name="T2">(</text:span><text:span text:style-name="T32">תוך שבעה לזכר וי"ד לנקבה</text:span><text:span text:style-name="T2">)</text:span><text:span text:style-name="T1"> והתורה טהרתו </text:span><text:span text:style-name="T2">(</text:span><text:span text:style-name="T32">כל ימי הטוהר</text:span><text:span text:style-name="T2">)</text:span><text:span text:style-name="T1">' – שפיר </text:span><text:span text:style-name="T2">(</text:span><text:span text:style-name="T32">שפיר קתני מתניתין דלא בעיא בדיקה, דהא בין פסקה ובין לא פסקה טמאה היום וטהורה למחר</text:span><text:span text:style-name="T2">)</text:span><text:span text:style-name="T1">; אלא ללוי, דאמר 'שני מעינות הם </text:span><text:span text:style-name="T2">(</text:span><text:span text:style-name="T32">נפתח הטמא כל ימי הלידה ונסתם הטהור, ולסוף שבעה לזכר וי"ד לנקבה נסתם הטמא ונפתח הטהור, ואוקימנא התם דשופעת מתוך שבעה לאחר שבעה סבירא ליה ללוי דאפילו בשמיני לעולם היא טמאה עד שתפסוק, דהא לא נסתם הטמא</text:span><text:span text:style-name="T2">)</text:span><text:span text:style-name="T1">' - תבדוק </text:span><text:span text:style-name="T2">(</text:span><text:span text:style-name="T32">בשביעי</text:span><text:span text:style-name="T2">)</text:span><text:span text:style-name="T1"> דילמא אכתי לא פסק ההוא מעין טמא!?</text:span></text:p>
      <text:p text:style-name="P11">אמר לך לוי: הא מני? -</text:p>
      <text:p text:style-name="P11"/>
      <text:p text:style-name="P11">(נדה יא,ב)</text:p>
      <text:p text:style-name="Standard"><text:span text:style-name="T1">בית שמאי היא, דאמרי </text:span><text:span text:style-name="T2">(</text:span><text:span text:style-name="T32">בפרק 'בנות כותים'</text:span><text:span text:style-name="T2">)</text:span><text:span text:style-name="T1"> 'מעין אחד הוא'.</text:span></text:p>
      <text:p text:style-name="P11">וסתם לן תנא כבית שמאי?</text:p>
      <text:p text:style-name="P11">סתם ואחר כך מחלוקת הוא, וכל סתם ואחר כך מחלוקת אין הלכה כסתם.</text:p>
      <text:p text:style-name="Standard"><text:span text:style-name="T1">ואי בעית אימא: מי קתני 'מבקשת לישב'? 'יושבת' קתני </text:span><text:span text:style-name="T2">(</text:span><text:span text:style-name="T32">שכבר נכנסו ימי טוהר</text:span><text:span text:style-name="T2">)</text:span><text:span text:style-name="T1">.</text:span></text:p>
      <text:p text:style-name="P11">אי 'יושבת' מאי למימרא?</text:p>
      <text:p text:style-name="P11">מהו דתימא תיבדוק דדילמא קבעה לה וסת - קא משמע לן דמעין טהור למעין טמא לא קבעה.</text:p>
      <text:p text:style-name="Standard"><text:span text:style-name="T1">הניחא ללוי, דאמר שני מעינות הם; אלא לרב דאמר מעין אחד הוא - תבדוק דילמא קבעה לה וסת </text:span><text:span text:style-name="T2">(</text:span><text:span text:style-name="T32">תוך שמונים דנקבה, שלש ראיות מעשרים לעשרים לרבן שמעון בן גמליאל, ולרבי - שתי ראיות משלשים לשלשים, שכשיכלו ימי טוהר הוה ליה וסת לעשרים</text:span><text:span text:style-name="T2">)</text:span><text:span text:style-name="T1">?</text:span></text:p>
      <text:p text:style-name="P11">אפילו הכי: מימי טהרה לימי טומאה לא קבעה. </text:p>
      <text:p text:style-name="P6"><text:s/></text:p>
      <text:p text:style-name="Standard"><text:span text:style-name="T1">ומשמשת בעדים </text:span><text:span text:style-name="T2">[- חוץ מיושבת על דם טוהר ובתולה שדמיה טהורים]</text:span><text:span text:style-name="T1">: </text:span></text:p>
      <text:p text:style-name="Standard"><text:span text:style-name="T1">תנן התם </text:span><text:span text:style-name="T3">[נדה פ"י מ"א]</text:span><text:span text:style-name="T1">: '</text:span><text:span text:style-name="T96">תינוקת שלא הגיע זמנה לראות ונשאת, בית שמאי אומרים: נותנין לה ארבע לילות, ובית הלל אומרים: עד שתחיה המכה </text:span><text:span text:style-name="T2">(</text:span><text:span text:style-name="T32">מכת בעילה דכל זמן שתהא רואה דם מחמת תשמיש דם בתולים הוא</text:span><text:span text:style-name="T2">)</text:span><text:span text:style-name="T1">'.</text:span></text:p>
      <text:p text:style-name="Standard"><text:soft-page-break/><text:span text:style-name="T1">אמר רב גידל אמר שמואל: לא שנו </text:span><text:span text:style-name="T2">(</text:span><text:span text:style-name="T32">אבית הלל קאי</text:span><text:span text:style-name="T2">)</text:span><text:span text:style-name="T1"> אלא שלא פסקה </text:span><text:span text:style-name="T2">(</text:span><text:span text:style-name="T32">ממראות דם</text:span><text:span text:style-name="T2">)</text:span><text:span text:style-name="T1"> מחמת תשמיש </text:span><text:span text:style-name="T2">(</text:span><text:span text:style-name="T32">דכל זמן ששמשה ראתה</text:span><text:span text:style-name="T2">)</text:span><text:span text:style-name="T1"> וראתה שלא מחמת תשמיש </text:span><text:span text:style-name="T2">(</text:span><text:span text:style-name="T32">כלומר: אפילו חזרה וראתה ביום שלא מחמת תשמיש - מחזקינן לה בדם בתולים הואיל ומחמת תשמיש לא פסקה</text:span><text:span text:style-name="T2">)</text:span><text:span text:style-name="T1">, אבל פסקה מחמת תשמיש </text:span><text:span text:style-name="T2">(</text:span><text:span text:style-name="T32">ששמשה פעם אחת ולא ראתה</text:span><text:span text:style-name="T2">)</text:span><text:span text:style-name="T1">, וראתה </text:span><text:span text:style-name="T2">(</text:span><text:span text:style-name="T32">אחרי כן, בין שראתה מחמת תשמיש בין שלא ראתה מחמת תשמיש</text:span><text:span text:style-name="T2">)</text:span><text:span text:style-name="T1"> – טמאה </text:span><text:span text:style-name="T2">(</text:span><text:span text:style-name="T32">דאמרינן: כיון דבשעת תשמיש פסקה פעם אחת - רגלים לדבר שהבתולים כלו כבר, וזה - ממקום טמא ירד</text:span><text:span text:style-name="T2">)</text:span><text:span text:style-name="T1">; עבר לילה אחת בלא תשמיש וראתה – טמאה; נשתנו מראה דמים שלה </text:span><text:span text:style-name="T2">(</text:span><text:span text:style-name="T32">ממראה דם בעילה ראשונה</text:span><text:span text:style-name="T2">)</text:span><text:span text:style-name="T1"> – טמאה;</text:span></text:p>
      <text:p text:style-name="Standard"><text:span text:style-name="T1">מתיב רבי יונה: '</text:span><text:span text:style-name="T96">ובתולה שדמיה טהורים</text:span><text:span text:style-name="T1">' – אמאי? תשמש בעדים </text:span><text:span text:style-name="T2">(</text:span><text:span text:style-name="T32">אחד לפני תשמיש ואחד לאחר תשמיש</text:span><text:span text:style-name="T2">)</text:span><text:span text:style-name="T1">, דדילמא נשתנו מראה דמים שלה!?</text:span></text:p>
      <text:p text:style-name="P11">אמר רבא: אימא רישא: 'חוץ מן הנדה והיושבת על דם טוהר' - הוא דלא בעיא בדיקה, אבל בתולה שדמיה טהורין בעיא בדיקה.</text:p>
      <text:p text:style-name="P11">אלא קשיין אהדדי!</text:p>
      <text:p text:style-name="Standard"><text:span text:style-name="T1">כאן </text:span><text:span text:style-name="T2">(</text:span><text:span text:style-name="T32">הא דקתני שאינה משמשת בעדים</text:span><text:span text:style-name="T2">)</text:span><text:span text:style-name="T1"> – ששמשה </text:span><text:span text:style-name="T2">(</text:span><text:span text:style-name="T32">עכשיו</text:span><text:span text:style-name="T2">)</text:span><text:span text:style-name="T1">, </text:span><text:span text:style-name="T2">(</text:span><text:span text:style-name="T32">דאי נמי חזיא לאחר תשמיש ונשתנו מראה הדם</text:span><text:span text:style-name="T2">)</text:span><text:span text:style-name="T1"> דאימא </text:span><text:span text:style-name="T2">(</text:span><text:span text:style-name="T32">טהורין</text:span><text:span text:style-name="T2">)</text:span><text:span text:style-name="T1"> שמש </text:span><text:span text:style-name="T2">(</text:span><text:span text:style-name="T32">אבר התשמיש</text:span><text:span text:style-name="T2">)</text:span><text:span text:style-name="T1"> עכרן, כאן </text:span><text:span text:style-name="T2">(</text:span><text:span text:style-name="T32">הא דאמר נשתנו מראה דמים שלה טמאה</text:span><text:span text:style-name="T2">)</text:span><text:span text:style-name="T1"> - שלא שמשה </text:span><text:span text:style-name="T2">(</text:span><text:span text:style-name="T32">שלא שמשה </text:span><text:span text:style-name="T63">היום</text:span><text:span text:style-name="T32">, אלא בטהרות עסקה סמוך לבדיקה; הילכך לענין טהרות שחרית וערבית בעיא בדיקה; ולפני תשמיש היינו טעמא דלא בעיא בדיקה: דכיון דלאחר תשמיש לא בעיא בדיקה - לפני תשמיש נמי לא אצרכוה רבנן, דאמרינן לקמן: כל לבעלה לא בעיא בדיקה, אלא מגו דבעיא בדיקה לאחר תשמיש לטהרות - בעיא נמי בדיקה לפני תשמיש לבעלה; והכא ליכא מגו.</text:span></text:p>
      <text:p text:style-name="Standard"><text:span text:style-name="T32">לישנא אחרינא </text:span><text:span text:style-name="T84">כאן ששמשה לאחר תשמיש</text:span><text:span text:style-name="T32"> ראשון לא בעיא בדיקה ואפילו שחרית וערבית, ואפילו נשתנו - אימור שמש עכרן; והא דתני 'נשתנו - טמאין' - כשלא שמשה לאחר לילה הראשון;</text:span></text:p>
      <text:p text:style-name="Standard"><text:span text:style-name="T32">ולאו טעמא הוא: דאם כן אפילו לא נשתנו נמי טמאה, דהא עברה עליה לילה אחת בלא תשמיש אמרינן לעיל דטמאה</text:span><text:span text:style-name="T2">)</text:span><text:span text:style-name="T1">.</text:span></text:p>
      <text:p text:style-name="Standard"><text:span text:style-name="T1">תניא נמי הכי: '</text:span><text:span text:style-name="T96">במה דברים אמורים? שלא פסקה מחמת תשמיש וראתה שלא מחמת תשמיש, אבל פסקה מחמת תשמיש וראתה – טמאה; עבר לילה אחת בלא תשמיש וראתה – טמאה; נשתנו מראה דמים שלה – טמאה'</text:span><text:span text:style-name="T1">.</text:span></text:p>
      <text:p text:style-name="P11"/>
      <text:p text:style-name="Standard"><text:span text:style-name="T1">פעמים היא צריכה </text:span><text:span text:style-name="T2">[להיות בודקת שחרית ובין השמשות]</text:span><text:span text:style-name="T1">: </text:span></text:p>
      <text:p text:style-name="Standard"><text:span text:style-name="T1">אמר רב יהודה אמר שמואל: לא שנו </text:span><text:span text:style-name="T2">(</text:span><text:span text:style-name="T32">הא דתנן שחרית וערבית בודקת</text:span><text:span text:style-name="T2">)</text:span><text:span text:style-name="T1"> אלא לטהרות, אבל לבעלה מותרת </text:span><text:span text:style-name="T2">(</text:span><text:span text:style-name="T32">בלא בדיקה</text:span><text:span text:style-name="T2">)</text:span><text:span text:style-name="T1">.</text:span></text:p>
      <text:p text:style-name="Standard"><text:span text:style-name="T1">פשיטא! '</text:span><text:span text:style-name="T96">שחרית</text:span><text:span text:style-name="T1">' תנן </text:span><text:span text:style-name="T2">(</text:span><text:span text:style-name="T32">דטהרות הוא, דהא אין משמשין מטה ביום</text:span><text:span text:style-name="T2">)</text:span><text:span text:style-name="T1">!</text:span></text:p>
      <text:p text:style-name="Standard"><text:span text:style-name="T1">אלא אי אתמר - אסיפא אתמר: '</text:span><text:span text:style-name="T96">ובשעה שהיא עוברת לשמש את ביתה</text:span><text:span text:style-name="T1">' אמר רב יהודה אמר שמואל: לא שנו אלא באשה עסוקה בטהרות: דמגו דבעיא בדיקה לטהרות </text:span><text:span text:style-name="T2">(</text:span><text:span text:style-name="T32">לאחר תשמיש, שמא ראתה לאחר תשמיש מחמת תשמיש</text:span><text:span text:style-name="T2">)</text:span><text:span text:style-name="T1"> - בעיא נמי בדיקה לבעלה </text:span><text:span text:style-name="T2">(</text:span><text:span text:style-name="T32">לפני תשמיש</text:span><text:span text:style-name="T2">)</text:span><text:span text:style-name="T1">, אבל אינה עסוקה בטהרות לא בעיא בדיקה.</text:span></text:p>
      <text:p text:style-name="Standard"><text:span text:style-name="T1">מאי קא משמע לן?: תנינא </text:span><text:span text:style-name="T2">(</text:span><text:span text:style-name="T32">במתניתין </text:span><text:span text:style-name="T3">[נדה פ"ב מ"ד]</text:span><text:span text:style-name="T32"> </text:span><text:span text:style-name="T33">(לקמן טו.)</text:span><text:span text:style-name="T2">)</text:span><text:span text:style-name="T1">: '</text:span><text:span text:style-name="T96">כל הנשים בחזקת טהרה לבעליהן</text:span><text:span text:style-name="T1">' </text:span><text:span text:style-name="T2">(</text:span><text:span text:style-name="T32">ומתניתין, דקתני דבעינן בדיקה - על כרחך הכי מתרצת לה מתניתין דהכא: בעסוקה בטהרות, והתם בשאינה עסוקה בטהרות</text:span><text:span text:style-name="T2">)</text:span><text:span text:style-name="T1">!?</text:span></text:p>
      <text:p text:style-name="Standard"><text:span text:style-name="T1">אי ממתניתין, הוה אמינא הני מילי באשה שיש לה וסת, אבל אשה שאין לה וסת בעיא בדיקה.</text:span><text:span text:style-name="T32"> </text:span></text:p>
      <text:p text:style-name="Standard"><text:span text:style-name="T1">והא מתניתין - באשה שיש לה וסת עסקינן </text:span><text:span text:style-name="T2">(</text:span><text:span text:style-name="T32">דקתני '</text:span><text:span text:style-name="T69">ואע"פ שאמרו דיה שעתה</text:span><text:span text:style-name="T32"> וכו', והא ודאי בשיש לה וסת, ועלה מיירי שמואל ואמר 'אבל לבעלה מותרת', אבל אין לה וסת לא קאמר</text:span><text:span text:style-name="T2">)</text:span><text:span text:style-name="T1">!</text:span></text:p>
      <text:p text:style-name="Standard"><text:span text:style-name="T1">מתניתין - בין שיש לה וסת בין אין לה וסת </text:span><text:span text:style-name="T2">(</text:span><text:span text:style-name="T32">דכיון דאמר 'יש לה וסת בעיא בדיקה' - כל שכן דאין לה וסת, ואכולהו קאמר שמואל 'אבל לבעלה מותרת'</text:span><text:span text:style-name="T2">)</text:span><text:span text:style-name="T1">, והא </text:span><text:span text:style-name="T2">(</text:span><text:span text:style-name="T32">והא דאיירי מתניתין ביש לה וסת</text:span><text:span text:style-name="T2">)</text:span><text:span text:style-name="T1"> - קא משמע לן: דאף על גב דיש לה וסת, מגו דבעיא בדיקה לטהרות - בעיא נמי בדיקה לבעלה.</text:span></text:p>
      <text:p text:style-name="Standard"><text:span text:style-name="T1">והא אמרה שמואל חדא זימנא </text:span><text:span text:style-name="T2">(</text:span><text:span text:style-name="T32">דאפילו אין לה וסת לא בעיא בדיקה לבעלה אלא אם כן רגילה לעשות טהרות</text:span><text:span text:style-name="T2">)</text:span><text:span text:style-name="T1">, דאמר רבי זירא אמר רבי אבא בר ירמיה אמר שמואל: '</text:span><text:span text:style-name="T96">אשה שאין לה וסת אסורה לשמש עד שתבדוק</text:span><text:span text:style-name="T1">', ואוקימנא </text:span><text:span text:style-name="T2">(</text:span><text:span text:style-name="T32">לקמן</text:span><text:span text:style-name="T2">)</text:span><text:span text:style-name="T1"> בעסוקה בטהרות!?</text:span></text:p>
      <text:p text:style-name="P11">חדא מכלל חברתה אתמר.</text:p>
      <text:p text:style-name="Standard"><text:soft-page-break/><text:span text:style-name="T1">תניא נמי הכי: '</text:span><text:span text:style-name="T8">במה דברים אמורים </text:span><text:span text:style-name="T2">(</text:span><text:span text:style-name="T32">דבעיא בדיקה</text:span><text:span text:style-name="T2">)</text:span><text:span text:style-name="T8">? – לטהרות </text:span><text:span text:style-name="T2">(</text:span><text:span text:style-name="T32">כלומר בעסוקה בטהרות אבל לבעלה גרידא שאינה עסוקה בטהרות לא</text:span><text:span text:style-name="T2">)</text:span><text:span text:style-name="T8">, אבל לבעלה מותרת; במה דברים אמורים? - שהניחה בחזקת טהורה, אבל הניחה בחזקת טמאה - לעולם היא בטומאתה עד שתאמר לו "טהורה אני"</text:span><text:span text:style-name="T1">'.</text:span></text:p>
      <text:p text:style-name="P11"/>
      <text:p text:style-name="P11">(נדה יב,א)</text:p>
      <text:p text:style-name="P11">בעא מיניה רבי זירא מרב יהודה: אשה מהו שתבדוק עצמה לבעלה?</text:p>
      <text:p text:style-name="P11">אמר ליה: לא תבדוק.</text:p>
      <text:p text:style-name="P11">ותבדוק ומה בכך?</text:p>
      <text:p text:style-name="P11">אם כן לבו נוקפו ופורש.</text:p>
      <text:p text:style-name="P11"/>
      <text:p text:style-name="Standard"><text:span text:style-name="T1">בעא מיניה רבי אבא מרב הונא: אשה מהו שתבדוק עצמה כשיעור וסת </text:span><text:span text:style-name="T2">(</text:span><text:span text:style-name="T32">מיד לאחר בעילה</text:span><text:span text:style-name="T2">)</text:span><text:span text:style-name="T1"> כדי לחייב בעלה חטאת </text:span><text:span text:style-name="T2">(</text:span><text:span text:style-name="T32">דאמרינן לקמן בפרק ב' </text:span><text:span text:style-name="T33">(דף יד.)</text:span><text:span text:style-name="T32"> '</text:span><text:span text:style-name="T69">נמצא על </text:span><text:span text:style-name="T32">[סדין]</text:span><text:span text:style-name="T69"> שלה אותיום</text:span><text:span text:style-name="T32">' – כלומר: מיד לאחר בעילה '</text:span><text:span text:style-name="T69">חייבין בקרבן</text:span><text:span text:style-name="T32">', דודאי דם הוה בשעת ביאה</text:span><text:span text:style-name="T2">)</text:span><text:span text:style-name="T1">?</text:span></text:p>
      <text:p text:style-name="Standard"><text:span text:style-name="T1">אמר ליה: מי משכחת לה לבדיקה כשיעור וסת? </text:span><text:span text:style-name="T2">(</text:span><text:span text:style-name="T32">לבדיקה = לחורין ולסדקין, הילכך כשיעור וסת לא משכחת לה.</text:span><text:span text:style-name="T2">)</text:span><text:span text:style-name="T1"> והתניא: '</text:span><text:span text:style-name="T96">איזהו 'שיעור וסת'? משל לשמש </text:span><text:span text:style-name="T2">(</text:span><text:span text:style-name="T32">אבר</text:span><text:span text:style-name="T2">)</text:span><text:span text:style-name="T96"> ועֵד </text:span><text:span text:style-name="T2">(</text:span><text:span text:style-name="T32">סדין שמקנחת בו</text:span><text:span text:style-name="T2">)</text:span><text:span text:style-name="T96"> שעומדים בצד המשקוף; ביציאות השמש נכנס עד</text:span><text:span text:style-name="T1">'; הוי וסת שאמרו - לקנוח </text:span><text:span text:style-name="T2">(</text:span><text:span text:style-name="T32">מבחוץ: אם בקינוח מצאה דם בכשיעור הזה - חייבין חטאת, אבל אם בבדיקתה מצאה - כבר ארך השיעור, שהרי לא בצד המשקוף עומד אלא בידה אוחזתו, ויש כאן שיעור עודף 'כדי הבאה מִיָּדָהּ למשקוף' ואשם תלוי איכא' ולא חטאת</text:span><text:span text:style-name="T2">)</text:span><text:span text:style-name="T1">, ולא לבדיקה; </text:span></text:p>
      <text:p text:style-name="Standard"><text:span text:style-name="T1">אלא מהו שתקנח </text:span><text:span text:style-name="T2">(</text:span><text:span text:style-name="T32">אשה שאינה עסוקה בטהרות, מי בעיא קינוח לאחר תשמיש כשיעור וסת לידע אם תמצא דם ויהא בעלה חייב חטאת</text:span><text:span text:style-name="T2">)</text:span><text:span text:style-name="T1">? </text:span></text:p>
      <text:p text:style-name="Standard"><text:span text:style-name="T1">איכא דאמרי הכי בעא מיניה: אשה מהו שתבדוק עצמה </text:span><text:span text:style-name="T2">(</text:span><text:span text:style-name="T32">בדיקה ממש</text:span><text:span text:style-name="T2">)</text:span><text:span text:style-name="T1"> כדי לחייב בעלה אשם תלוי </text:span><text:span text:style-name="T2">(</text:span><text:span text:style-name="T32">דאמרינן לקמן </text:span><text:span text:style-name="T33">(דף יד.)</text:span><text:span text:style-name="T32"> '</text:span><text:span text:style-name="T69">נמצא על שלה לאחר זמן</text:span><text:span text:style-name="T32">' - יותר מכשיעור וסת – '</text:span><text:span text:style-name="T69">חייבין באשם תלוי</text:span><text:span text:style-name="T32">' דספק הוה דם בשעת ביאה, ספק בא לאחר מכאן</text:span><text:span text:style-name="T2">)</text:span><text:span text:style-name="T1">?</text:span></text:p>
      <text:p text:style-name="P11">אמר לו: לא תבדוק.</text:p>
      <text:p text:style-name="P11">ותבדוק, ומה בכך?</text:p>
      <text:p text:style-name="Standard"><text:span text:style-name="T1">אם כן </text:span><text:span text:style-name="T2">(</text:span><text:span text:style-name="T32">שתצריכנה לבדוק אחר ביאה</text:span><text:span text:style-name="T2">)</text:span><text:span text:style-name="T1"> לבו נוקפו </text:span><text:span text:style-name="T2">(</text:span><text:span text:style-name="T32">קודם ביאה</text:span><text:span text:style-name="T2">)</text:span><text:span text:style-name="T1"> ופורש. </text:span><text:span text:style-name="T2">(</text:span><text:span text:style-name="T32">והא דתנן לקמן (שם.) '</text:span><text:span text:style-name="T69">דרך בנות ישראל משמשות בשני עדים</text:span><text:span text:style-name="T32">' - בעסוקות בטהרות.</text:span><text:span text:style-name="T2">)</text:span><text:span text:style-name="T1"> </text:span></text:p>
      <text:p text:style-name="P11"/>
      <text:p text:style-name="Standard"><text:span text:style-name="T1">ובשעה שהיא עוברת </text:span><text:span text:style-name="T2">[לשמש את ביתה; יתירות עליהן כהנות: בשעה שהן אוכלות בתרומה; רבי יהודה אומר: אף בשעת עברתן מלאכול בתרומה]</text:span><text:span text:style-name="T1">: </text:span></text:p>
      <text:p text:style-name="Standard"><text:span text:style-name="T1">אמר רבי אמי אמר רבי ינאי: וזהו עדן של צנועות </text:span><text:span text:style-name="T2">(</text:span><text:span text:style-name="T32">כלומר: מדת חסידות שנו כאן, ולאו חיובא הוא, דאמרינן בפרק שני </text:span><text:span text:style-name="T33">(שם.)</text:span><text:span text:style-name="T32"> '</text:span><text:span text:style-name="T69">הצנועות מתקנות להן שלישי לתקן את הבית</text:span><text:span text:style-name="T32">', 'זהו עדן' - אלפני תשמיש קאי</text:span><text:span text:style-name="T2">)</text:span><text:span text:style-name="T1">.</text:span></text:p>
      <text:p text:style-name="P11">אמר ליה רבי אבא בר ממל לרבי אמי: תנא תני 'צריכות', ואת תני 'צנועות'!?</text:p>
      <text:p text:style-name="P11">אמר ליה: שאני אומר כל המקיים דברי חכמים נקרא 'צנוע'.</text:p>
      <text:p text:style-name="P11">אמר רבא: ושאינו מקיים דברי חכמים – 'צנוע' הוא דלא מקרי, הא 'רשע' לא מקרי?</text:p>
      <text:p text:style-name="Standard"><text:span text:style-name="T1">אלא אמר רבא: 'צנועות, עד שבדקו בו עצמן לפני תשמיש זה - אין בודקות בו לפני תשמיש אחר </text:span><text:span text:style-name="T2">(</text:span><text:span text:style-name="T32">לפי שמטונף, וכָהָה מראית ליבונו בבדיקה ראשונה, ושוב אין נראית בו טיפה כחרדל</text:span><text:span text:style-name="T2">)</text:span><text:span text:style-name="T1">, ושאינן צנועות בודקות ולא איכפת להן.</text:span></text:p>
      <text:p text:style-name="P11"/>
      <text:p text:style-name="P11">גופא: אמר רבי זירא אמר רבי אבא בר ירמיה אמר שמואל: אשה שאין לה וסת - אסורה לשמש עד שתבדוק.</text:p>
      <text:p text:style-name="Standard"><text:span text:style-name="T1">אמר ליה רבי זירא לרבי אבא בר ירמיה: אין לה וסת בעיא בדיקה, יש לה וסת לא בעיא בדיקה </text:span><text:span text:style-name="T2">(</text:span><text:span text:style-name="T32">בתמיה: והא קתני מתניתין ביש לה וסת דבעיא בדיקה כיון דעסוקה בטהרות</text:span><text:span text:style-name="T2">)</text:span><text:span text:style-name="T1">? </text:span><text:span text:style-name="T2">(</text:span><text:span text:style-name="T32">ולקמן פריך: לישני ליה 'הא בשאינה עסוקה בטהרות'? ומשני: קסבר שמואל כי אינה עסוקה אפילו אין לה וסת לא בעיא בדיקה לבעלה, הואיל ואינה עסוקה בטהרות.</text:span><text:span text:style-name="T2">)</text:span></text:p>
      <text:p text:style-name="Standard"><text:soft-page-break/><text:span text:style-name="T1">אמר ליה: יש לה וסת - עֵרָה </text:span><text:span text:style-name="T2">(</text:span><text:span text:style-name="T32">דחזיא לעסוקי בטהרות</text:span><text:span text:style-name="T2">)</text:span><text:span text:style-name="T1"> בעיא בדיקה </text:span><text:span text:style-name="T2">(</text:span><text:span text:style-name="T32">לבעלה; אי נמי דליכא טירחא לצעורה</text:span><text:span text:style-name="T2">)</text:span><text:span text:style-name="T1">, </text:span><text:span text:style-name="T2">(</text:span><text:span text:style-name="T32">אבל</text:span><text:span text:style-name="T2">)</text:span><text:span text:style-name="T1"> יְשֵׁנָה לא בעיא בדיקה </text:span><text:span text:style-name="T2">(</text:span><text:span text:style-name="T32">ישנה איכא צערא, ולא אטרחוה רבנן; אי נמי ישנה, דלא חזיא לטהרות - אפילו רגילה לעסוק בטהרות לא בעיא בדיקה</text:span><text:span text:style-name="T2">)</text:span><text:span text:style-name="T1">; אין לה וסת, בין ערה בין ישנה בעיא בדיקה. </text:span></text:p>
      <text:p text:style-name="Standard"><text:span text:style-name="T1">אמר רבא: ולימא ליה 'יש לה וסת: לטהרות בעיא בדיקה </text:span><text:span text:style-name="T2">(</text:span><text:span text:style-name="T32">כלומר: העסוקה בטהרות בעיא בדיקה אפילו לבעלה</text:span><text:span text:style-name="T2">)</text:span><text:span text:style-name="T1">, לבעלה </text:span><text:span text:style-name="T2">(</text:span><text:span text:style-name="T32">היכא דאינה עסוקה</text:span><text:span text:style-name="T2">)</text:span><text:span text:style-name="T1"> לא בעיא בדיקה; אין לה וסת - אפילו לבעלה </text:span><text:span text:style-name="T2">(</text:span><text:span text:style-name="T32">גרידא דאינה עסוקה בטהרות</text:span><text:span text:style-name="T2">)</text:span><text:span text:style-name="T1"> נמי בעיא בדיקה'? ומדלא אמר ליה הכי - שמע מינה קסבר שמואל כל לבעלה </text:span><text:span text:style-name="T2">(</text:span><text:span text:style-name="T32">בלא טהרות</text:span><text:span text:style-name="T2">)</text:span><text:span text:style-name="T1"> לא בעיא בדיקה </text:span><text:span text:style-name="T2">(</text:span><text:span text:style-name="T32">אפילו אין לה וסת; הילכך, הא דאמר שמואל 'אסורה לשמש עד שתבדוק' - בעסוקה בטהרות קאי; והיינו דאמר לעיל 'ואוקימנא בעסוקה בטהרות'</text:span><text:span text:style-name="T2">)</text:span><text:span text:style-name="T1">.</text:span><text:span text:style-name="T32"> </text:span></text:p>
      <text:p text:style-name="P11"/>
      <text:p text:style-name="Standard"><text:span text:style-name="T1">תנו רבנן: '</text:span><text:span text:style-name="T96">חמרין, ופועלין, והבאין מבית האבל, ומבית המשתה - נשיהם להם בחזקת טהרה, ובאין ושוהין עמהם בין יְשֵׁנוֹת בין עֵרוֹת; במה דברים אמורים? - שהניחן בחזקת טהרה, אבל הניחן בחזקת טומאה לעולם היא טמאה עד שתאמר לו "טהורה אני"</text:span><text:span text:style-name="T1">';</text:span></text:p>
      <text:p text:style-name="P11">והא שמואל במאי מוקי לה? אי בשיש לה וסת - קשיא ערה! ואי בשאין לה וסת - קשיא בין ערה בין ישנה!?</text:p>
      <text:p text:style-name="Standard"><text:span text:style-name="T1">לעולם בשיש לה וסת, וכיון שתבעה </text:span><text:span text:style-name="T2">(</text:span><text:span text:style-name="T32">לתשמיש</text:span><text:span text:style-name="T2">)</text:span><text:span text:style-name="T1"> - אין לך בדיקה גדולה מזו </text:span><text:span text:style-name="T2">(</text:span><text:span text:style-name="T32">דאי לא קים לה דטהורה היא - הוה בדקה; ו'בדיקה' דקאמר שמואל לעיל - בתביעה סגי; ולבי מגמגם</text:span><text:span text:style-name="T2">)</text:span><text:span text:style-name="T1">.</text:span></text:p>
      <text:p text:style-name="Standard"><text:span text:style-name="T1">אמר ליה רב פפא לרבא: מהו למעבד כי הא מתניתא </text:span><text:span text:style-name="T2">(</text:span><text:span text:style-name="T32">בעיא בדיקה או תביעה</text:span><text:span text:style-name="T2">)</text:span><text:span text:style-name="T1">?</text:span></text:p>
      <text:p text:style-name="P11"/>
      <text:p text:style-name="P11">(נדה יב,ב)</text:p>
      <text:p text:style-name="Standard"><text:span text:style-name="T1">אמר ליה: סודני </text:span><text:span text:style-name="T2">(</text:span><text:span text:style-name="T32">תלמיד חכם; על שם </text:span><text:span text:style-name="T33">(תהלים כה,יד)</text:span><text:span text:style-name="T32"> </text:span><text:span text:style-name="T36">סוד ה' ליראיו</text:span><text:span text:style-name="T2">)</text:span><text:span text:style-name="T1"> – לא </text:span><text:span text:style-name="T2">(</text:span><text:span text:style-name="T32">בעיא בדיקה</text:span><text:span text:style-name="T2">)</text:span><text:span text:style-name="T1">, דמגניא באפיה </text:span><text:span text:style-name="T2">(</text:span><text:span text:style-name="T32">דכי מצטרכא לה בדיקה - מיגניא באפיה</text:span><text:span text:style-name="T2">)</text:span><text:span text:style-name="T1">. </text:span></text:p>
      <text:p text:style-name="Standard"><text:span text:style-name="T2">(</text:span><text:span text:style-name="T32">לישנא אחרינא: </text:span><text:span text:style-name="T84">מהו למעבד כי הא מתניתא</text:span><text:span text:style-name="T32"> דלא בעיא בדיקה? דאיהו סבירא ליה באין מן הדרך לאו דוקא, וכל שכן יושב בביתו?</text:span></text:p>
      <text:p text:style-name="Standard"><text:span text:style-name="T84">אמר ליה: סודני</text:span><text:span text:style-name="T32"> = רב פפא, מטיל שכר הוא, כדאמר ב'איזהו נשך' </text:span><text:span text:style-name="T33">(בבא מציעא דף סה.)</text:span><text:span text:style-name="T32"> 'שיכראי לא פסיד', ומטיל שכר נקרא 'סודני', כדאמרינן ב'ערבי פסחים' </text:span><text:span text:style-name="T33">(פסחים דף קיג.)</text:span><text:span text:style-name="T32"> 'תמרי בחלוזך לבי סודנא רהוט', </text:span><text:span text:style-name="T84">לא מיגניא באפיה</text:span><text:span text:style-name="T32"> – בתמיה: אם אתה מצריכה בדיקה, והלא תמאס ותתגנה בפניו!</text:span><text:span text:style-name="T2">)</text:span></text:p>
      <text:p text:style-name="P11"/>
      <text:p text:style-name="P11">אמר רב כהנא: שאלתינהו לאינשי ביתיה דרב פפא ודרב הונא בריה דרב יהושע: כי אתו רבנן מבי רב, מצרכי לכו בדיקה? ואמרו לי: לא. </text:p>
      <text:p text:style-name="P11">ולישיילינהו לדידהו? </text:p>
      <text:p text:style-name="Standard"><text:span text:style-name="T1">דילמא אינהו קא מחמירי אנפשייהו </text:span><text:span text:style-name="T2">(</text:span><text:span text:style-name="T32">ומצריכים בדיקה לנשותיהן, ומורים לאחרים היתר כהילכתא, דאוקימנא דלא בעיא בדיקה; לפיכך שאל לנשותיהן דאיהו נמי בעי לאחמורי כוותייהו;</text:span></text:p>
      <text:p text:style-name="Standard"><text:span text:style-name="T32">לישנא אחרינא: </text:span><text:span text:style-name="T84">אינהו מחמירי אנפשייהו</text:span><text:span text:style-name="T32"> ומורים דצריכה בדיקה להחמיר, והם אין מצריכין נשותיהן לבדוק; ושיבוש הוא: דלאו היינו '</text:span><text:span text:style-name="T63">מחמירי</text:span><text:span text:style-name="T32"> אנפשייהו' אלא '</text:span><text:span text:style-name="T63">מקילי</text:span><text:span text:style-name="T32"> אנפשייהו ומחמירי לאחרים', וחלילה לעשות כן</text:span><text:span text:style-name="T2">)</text:span><text:span text:style-name="T1">.</text:span></text:p>
      <text:p text:style-name="P11"/>
      <text:p text:style-name="Standard"><text:span text:style-name="T1">תנו רבנן: '</text:span><text:span text:style-name="T8">אשה שאין לה וסת אסורה לשמש, ואין לה לא כתובה ולא פירות </text:span><text:span text:style-name="T2">(</text:span><text:span text:style-name="T32">שאוכל בעלה מנכסי מלוג שלה, ולא אמרינן 'כיון דאין לה כתובה הימנו אישתכח דלאו אשתו היא וליהדר לה פירי דאכל'</text:span><text:span text:style-name="T2">)</text:span><text:span text:style-name="T8"> ולא מזונות </text:span><text:span text:style-name="T2">(</text:span><text:span text:style-name="T32">אם הלך למדינת הים קודם שגרשה - אין בית דין פוסקים לה מזונות מנכסיו</text:span><text:span text:style-name="T2">)</text:span><text:span text:style-name="T8"> ולא בלאות </text:span><text:span text:style-name="T2">(</text:span><text:span text:style-name="T32">כגון אם הכניסה לו בגדים בשומת כתובתה, ואמרינן בכתובות </text:span><text:span text:style-name="T33">(דף עט:)</text:span><text:span text:style-name="T32"> 'עיילא ליה גלימא מכסי בה ואזיל עד דבלי', וזו, כשמגרשה, אף על גב שקצת הבלאות קיימין - אין מחזירין לה</text:span><text:span text:style-name="T2">)</text:span><text:span text:style-name="T8">, ויוציא ולא מחזיר עולמית - דברי רבי מאיר;</text:span></text:p>
      <text:p text:style-name="Standard"><text:span text:style-name="T8">רבי חנינא בן אנטיגנוס אומר: משמשת בשני עדים </text:span><text:span text:style-name="T2">(</text:span><text:span text:style-name="T32">סדינין</text:span><text:span text:style-name="T2">)</text:span><text:span text:style-name="T8">: הן עותוה </text:span><text:span text:style-name="T2">(</text:span><text:span text:style-name="T32">אי חזאי</text:span><text:span text:style-name="T2">)</text:span><text:span text:style-name="T8"> הן תקנוה </text:span><text:span text:style-name="T2">(</text:span><text:span text:style-name="T32">אי לא חזאי</text:span><text:span text:style-name="T2">)</text:span><text:span text:style-name="T8">;</text:span></text:p>
      <text:p text:style-name="Standard"><text:span text:style-name="T8">משום אבא חנן אמרו: אוי לו לבעלה </text:span><text:span text:style-name="T2">(</text:span><text:span text:style-name="T32">כדמפרש לקמן</text:span><text:span text:style-name="T2">)</text:span><text:span text:style-name="T1">.'</text:span></text:p>
      <text:p text:style-name="Standard"><text:span text:style-name="T1">'</text:span><text:span text:style-name="T96">אסורה לשמש</text:span><text:span text:style-name="T1">' - דילמא מקלקלת ליה </text:span><text:span text:style-name="T114">[שתראה בשעת תשמיש]</text:span><text:span text:style-name="T1">;</text:span></text:p>
      <text:p text:style-name="Standard"><text:span text:style-name="T1">'</text:span><text:span text:style-name="T96">ואין לה כתובה</text:span><text:span text:style-name="T1">' כיון דלא חזיא לביאה לית לה כתובה;</text:span></text:p>
      <text:p text:style-name="Standard"><text:span text:style-name="T1">'</text:span><text:span text:style-name="T96">ולא פירות ולא מזונות ולא בלאות</text:span><text:span text:style-name="T1">' - תנאי כתובה ככתובה דמו </text:span><text:span text:style-name="T2">(</text:span><text:span text:style-name="T32">מזונות - תנאי כתובה הן: 'את תהא יתבא בביתי ומיתזנא מנכסי'; ובלאות נמי משומת כתובה הן: ששמו לה מה שהיא מכנסת והוא מקבלן עליו לשלם לכשימות או לכשיגרשנה, כמו שאנו כותבין 'ודין נדוניא דהנעלת ליה וכו'</text:span><text:span text:style-name="T2">)</text:span><text:span text:style-name="T1">; </text:span></text:p>
      <text:p text:style-name="Standard"><text:soft-page-break/><text:span text:style-name="T1">'</text:span><text:span text:style-name="T96">ויוציא ולא יחזיר עולמית</text:span><text:span text:style-name="T1">' – פשיטא!?</text:span></text:p>
      <text:p text:style-name="Standard"><text:span text:style-name="T1">לא, צריכא דהדרה ואתקנה; מהו דתימא ליהדרה - קא משמע לן דזימנין דאזלא ומנסבא ומתקנא, ואמר: "אילו הייתי יודע שכך היה - אפילו הייתם נותנין לי מאה מנה לא הייתי מגרשה", ונמצא גט בטל ובניה ממזרין </text:span><text:span text:style-name="T2">(</text:span><text:span text:style-name="T32">הילכך אומרים לו: "הוי יודע שהמגרש את אשתו משום וסת לא יחזיר ואפילו היא חוזרת וקובעת", ותו לא מצי למימר "אילו הייתי יודע שכך כו' - שהרי התרו בו וגמר בדעתו וגרשה; והכי נמי אמרינן גבי מוציא את אשתו משום שם רע או משום נדר במסכת גיטין </text:span><text:span text:style-name="T33">(דף מו.)</text:span><text:span text:style-name="T2">)</text:span><text:span text:style-name="T1">.</text:span></text:p>
      <text:p text:style-name="Standard"><text:span text:style-name="T1">'</text:span><text:span text:style-name="T96">משום אבא חנן אמרו אוי לו לבעלה</text:span><text:span text:style-name="T1">' - איכא דאמרי לרבי מאיר אמר ליה: דבעי לאגבויה כתובתה </text:span><text:span text:style-name="T2">(</text:span><text:span text:style-name="T32">והכי קאמר ליה: את אמרת אין לה כתובה - ואנא סבירא לי: אוי לו לבעלה </text:span><text:span text:style-name="T63">שנחסר ממונו</text:span><text:span text:style-name="T32"> דודאי יש לה כתובה</text:span><text:span text:style-name="T2">)</text:span><text:span text:style-name="T1">, איכא דאמרי לרבי חנינא בן אנטיגנוס קאמר ליה: דמקלקלת ליה </text:span><text:span text:style-name="T2">(</text:span><text:span text:style-name="T32">את אמרת 'משמשת בעדים'? אוי לבעלה: דדילמא לא חזיא לפני תשמיש וחזיא בשעת תשמיש</text:span><text:span text:style-name="T2">)</text:span><text:span text:style-name="T1">.</text:span><text:span text:style-name="T32"> </text:span></text:p>
      <text:p text:style-name="P11">אמר רב יהודה אמר שמואל: הלכה כרבי חנינא בן אנטיגנוס;</text:p>
      <text:p text:style-name="Standard"><text:span text:style-name="T1">ובמאי? אי בעסוקה בטהרות - הא אמרה שמואל חדא זימנא </text:span><text:span text:style-name="T2">(</text:span><text:span text:style-name="T32">כדמותיב ואזיל מדרבי אבא בר ירמיה, ומינה שמעינן דסבירא ליה לשמואל דעסוקה בטהרות בעיא בדיקה לבעלה, ושאינה עסוקה בטהרות לא בעיא בדיקה</text:span><text:span text:style-name="T2">)</text:span><text:span text:style-name="T1">! ואי בשאינה עסוקה בטהרות - הא אמר 'כל לבעלה לא בעיא בדיקה', דאמר רבי זירא אמר רבי אבא בר ירמיה אמר שמואל: 'אשה שאין לה וסת - אסורה לשמש עד שתבדוק', ואוקימנא לה בעסוקה בטהרות!?</text:span></text:p>
      <text:p text:style-name="Standard"><text:span text:style-name="T2">(</text:span><text:span text:style-name="T32">לעולם בעסוקה, ודקשיא לך 'תרתי למה לי'?</text:span><text:span text:style-name="T2">)</text:span><text:span text:style-name="T1"> - מאן דמתני הא לא מתני הא </text:span><text:span text:style-name="T2">(</text:span><text:span text:style-name="T32">רב יהודה, דמתני הא משמיה דשמואל - לא מתני הא דרבי אבא, ורבי אבא לא מתני הא דרב יהודה</text:span><text:span text:style-name="T2">)</text:span><text:span text:style-name="T1">.</text:span></text:p>
      <text:p text:style-name="Standard"><text:span text:style-name="T2">(</text:span><text:span text:style-name="T32">ואי קשיא: הא רב יהודה נמי אמרה, דאמר רב יהודה לעיל גבי מתניתין, דקתני לעיל 'ובשעה שהיא עוברת לשמש את ביתה', ואמר רב יהודה אמר שמואל: 'לא שנו אלא בעסוקה כו' !? </text:span></text:p>
      <text:p text:style-name="P6">לאו פירכא היא, דרב יהודה לא אשמועינן התם בעסוקה מידי, דממתניתין הוה שמעינן בין עסוקה בין אינה עסוקה, ואתא רב יהודה למימר ואשמועינן משמיה דשמואל דשאינה עסוקה לא בעיא בדיקה; והכא אשמועינן דהלכה כרבי חנינא, וכאותה משנה דעסוקה בטהרות בעיא בדיקה, והכא עיקר.</text:p>
      <text:p text:style-name="Standard"><text:span text:style-name="T32">ואית דמפרשי כי האי לישנא: </text:span><text:span text:style-name="T84">והאמר שמואל חדא זימנא</text:span><text:span text:style-name="T32"> לעיל, ד</text:span><text:span text:style-name="T84">אוקימנא</text:span><text:span text:style-name="T32"> למתניתין דקתני משמשת בעדים </text:span><text:span text:style-name="T84">בעסוקה בטהרות!?</text:span></text:p>
      <text:p text:style-name="Standard"><text:span text:style-name="T84">מאן דמתני הא</text:span><text:span text:style-name="T32"> כו': לעולם בשאינה עסוקה, ודקשיא לך דרבי אבא בר ירמיה אהא דרב יהודה - לא תקשי: אמוראי נינהו אליבא דשמואל, וטועין בדבר, דאם כן קשיא דרב יהודה אדרב יהודה, דהא איהו גופיה אמר דשאינה עסוקה לא בעיא בדיקה!</text:span><text:span text:style-name="T2">)</text:span><text:span text:style-name="T1"> </text:span></text:p>
      <text:p text:style-name="P11"/>
      <text:p text:style-name="P7">הדרן עלך שמאי אומר</text:p>
      <text:p text:style-name="Standard"/>
      <text:p text:style-name="P7">=-=-=-=-=-=-=-=-=-=-=-=-=-=-=-=-=-=-=-=-=-=-=</text:p>
      <text:p text:style-name="P7"/>
      <text:p text:style-name="P12"/>
      <text:p text:style-name="P1"><text:bookmark-start text:name="_GoBack"/><text:span text:style-name="T1">נדה פרק </text:span><text:bookmark-end text:name="_GoBack"/>שני כל היד</text:p>
      <text:p text:style-name="Standard"/>
      <text:p text:style-name="Standard">(נדה יג,א)</text:p>
      <text:p text:style-name="Standard">משנה:</text:p>
      <text:p text:style-name="Standard">כל היד המרבה לבדוק בנשים <text:span text:style-name="T89">(</text:span><text:span text:style-name="T46">שבודקת תמיד שמא ראתה</text:span><text:span text:style-name="T89">)</text:span> – משובחת <text:span text:style-name="T89">(</text:span><text:span text:style-name="T46">שמתוך כך לא אתי לידי ספק טומאה, ובעלה לא אתי לידי איסורא</text:span><text:span text:style-name="T89">)</text:span>, ובאנשים <text:span text:style-name="T89">(</text:span><text:span text:style-name="T46">שבודק עצמו תדיר באמתו שמא יצא ממנו קרי</text:span><text:span text:style-name="T89">)</text:span> – תקצץ <text:span text:style-name="T89">(</text:span><text:span text:style-name="T46">שמתחמם ומרגיש כשממשמש באמה, ומוציא שכבת זרע לבטלה</text:span><text:span text:style-name="T89">)</text:span>.</text:p>
      <text:p text:style-name="Standard"/>
      <text:p text:style-name="Standard">גמרא:</text:p>
      <text:p text:style-name="Standard">מאי שנא נשים ומאי שנא אנשים?</text:p>
      <text:p text:style-name="Standard">נשים, לאו בנות הרגשה נינהו – משובחות; אנשים, דבני הרגשה נינהו <text:span text:style-name="T89">(</text:span><text:span text:style-name="T46">שמזדעזעין אבריו כשמתחמם ורואה קרי</text:span><text:span text:style-name="T89">)</text:span> – תקצץ.</text:p>
      <text:p text:style-name="Standard">אי הכי מאי איריא '<text:span text:style-name="T100">מרבה</text:span>'? כי לא מרבה נמי?</text:p>
      <text:p text:style-name="Standard">כי קתני 'מרבה' – אנשים <text:span text:style-name="T89">(</text:span><text:span text:style-name="T46">אנשים משובחת דקתני קאי 'מרבה', אבל אתקצץ דבאנשים - אפילו חדא זימנא</text:span><text:span text:style-name="T89">)</text:span>.</text:p>
      <text:p text:style-name="Standard"><text:soft-page-break/>תנא: '<text:span text:style-name="T100">במה דברים אמורים? - לענין שכבת זרע, אבל לענין זוב </text:span><text:span text:style-name="T89">(</text:span><text:span text:style-name="T46">שיצא זוב ממנו ורוצה לבדוק כדי למנות ראיותיו שתים לטומאה ושלש לקרבן; זוב דומה למי בצק של שעורים, ובא מבשר המת; ושכבת זרע בא מבשר החי, וקשורה כלובן ביצה שאינה מוזרת</text:span><text:span text:style-name="T89">)</text:span><text:span text:style-name="T100"> אף הוא משובח כנשים; ואפילו לענין שכבת זרע, אם בא לבדוק בצרור או בחרס </text:span><text:span text:style-name="T89">(</text:span><text:span text:style-name="T46">דבר קשה אינו מחמם</text:span><text:span text:style-name="T89">)</text:span><text:span text:style-name="T100"> – בודק, ובמטלית לא.</text:span>'</text:p>
      <text:p text:style-name="Standard">והתניא '<text:span text:style-name="T100">בודק עצמו במטלית ובכל דבר שרוצה</text:span>'?</text:p>
      <text:p text:style-name="Standard">כדאמר אביי: במטלית עבה <text:span text:style-name="T89">(</text:span><text:span text:style-name="T46">קשה היא ואינה מחממת</text:span><text:span text:style-name="T89">)</text:span> - הכא נמי במטלית עבה. </text:p>
      <text:p text:style-name="Standard">והיכא איתמר דאביי?</text:p>
      <text:p text:style-name="Standard">אהא, דתנן <text:span text:style-name="T87">[נדה פ"ה מ"ב]</text:span>: '<text:span text:style-name="T100">היה אוכל בתרומה והרגיש שנזדעזעו איבריו </text:span><text:span text:style-name="T89">(</text:span><text:span text:style-name="T46">שנעקר זרע מגופו</text:span><text:span text:style-name="T89">)</text:span><text:span text:style-name="T100"> - אוחז באמתו ובולע את התרומה</text:span>' <text:span text:style-name="T89">(</text:span><text:span text:style-name="T46">אוחז באמה שלא יצא הזרע עד שיבלע את התרומה שבפיו, דתנן לקמן בפרק 'יוצא דופן' </text:span><text:span text:style-name="T47">(דף מ.)</text:span><text:span text:style-name="T46"> 'הזב ובעל קרי אין מטמאין עד שתצא טומאתן לחוץ'</text:span><text:span text:style-name="T89">)</text:span>.</text:p>
      <text:p text:style-name="Standard">'אוחז'? והתניא '<text:span text:style-name="T100">רבי אליעזר אומר: כל האוחז באמתו ומשתין - כאילו מביא מבול לעולם</text:span> <text:span text:style-name="T89">(</text:span><text:span text:style-name="T46">שעבירה זו היתה בידם, דכתיב </text:span><text:span text:style-name="T47">(בראשית ו,יב)</text:span><text:span text:style-name="T46"> </text:span><text:span text:style-name="T50">כי השחית כל בשר</text:span><text:span text:style-name="T46"> ואמרו: ברותחין קלקלו</text:span><text:span text:style-name="T89">)</text:span>'?</text:p>
      <text:p text:style-name="Standard">אמר אביי: במטלית עבה.</text:p>
      <text:p text:style-name="Standard">רבא אמר: אפילו תימא במטלית רכה, כיון דעקר – עקר <text:span text:style-name="T89">(</text:span><text:span text:style-name="T46">ומשום חמום דהשתא לא נפיק מידי</text:span><text:span text:style-name="T89">)</text:span>.</text:p>
      <text:p text:style-name="Standard">ואביי חייש דלמא אתי לאוסופי, ורבא לא חייש דלמא אתי לאוסופי.<text:span text:style-name="T46"> </text:span></text:p>
      <text:p text:style-name="Standard">ולא? והתניא <text:span text:style-name="T87">[דומה לתובספתא נדה פ"ב מ"ו]</text:span>: '<text:span text:style-name="T100">הא למה זה דומה? - לנותן אצבע בעין: שכל זמן שאצבע בעין - עין מדמעת וחוזרת ומדמעת</text:span>'?</text:p>
      <text:p text:style-name="Standard">ורבא - כל אחמומי והדר אחמומי בשעתיה לא שכיח <text:span text:style-name="T89">(</text:span><text:span text:style-name="T46">וכי קתני 'למה זה דומה' - דתחילתו לא יצא אלא על ידי משמוש האבר, שאינו נעקר יחד אלא כשהוא ממשמש יוצא מעט מעט והולך, אבל היכא דיצא מהרגשה ונעקר כולו כאחד - תו לא מוסיף</text:span><text:span text:style-name="T89">)</text:span>.</text:p>
      <text:p text:style-name="Standard"/>
      <text:p text:style-name="Standard">גופא: '<text:span text:style-name="T100">רבי אליעזר אומר: כל האוחז באמה ומשתין - כאילו מביא מבול לעולם.</text:span></text:p>
      <text:p text:style-name="Standard"><text:span text:style-name="T100">אמרו לו לרבי אליעזר: והלא </text:span><text:span text:style-name="T89">(</text:span><text:span text:style-name="T46">שאינו אוחז ואינו מטיל למרחוק</text:span><text:span text:style-name="T89">)</text:span><text:span text:style-name="T100"> נצוצות נתזין על רגליו</text:span><text:span text:style-name="T101">,</text:span><text:span text:style-name="T100"> ונראה ככרות שפכה </text:span><text:span text:style-name="T89">(</text:span><text:span text:style-name="T46">סריס - אין מימי רגליו עושים כיפה</text:span><text:span text:style-name="T89">)</text:span><text:span text:style-name="T100">, ונמצא מוציא לעז על בניו שהן ממזרים!</text:span></text:p>
      <text:p text:style-name="Standard"><text:span text:style-name="T100">אמר להן: מוטב שיוציא לעז על בניו שהן ממזרים ואל יעשה עצמו רשע שעה אחת לפני המקום</text:span>'.<text:span text:style-name="T46"> </text:span></text:p>
      <text:p text:style-name="Standard">תניא אידך: '<text:span text:style-name="T100">אמר להן רבי אליעזר לחכמים: אפשר יעמוד אדם במקום גבוה וישתין או ישתין בעפר תיחוח ואל יעשה עצמו רשע שעה אחת לפני המקום</text:span>'.</text:p>
      <text:p text:style-name="Standard">הי אמר להו ברישא?: אילימא קמייתא אמר להו ברישא, בתר דאמר להו איסורא <text:span text:style-name="T89">(</text:span><text:span text:style-name="T46">אסור לאחוז ואפילו אי אפשר לו בענין אחר, אף על פי שמוציא לעז, כדקתני '</text:span><text:span text:style-name="T75">מוטב שיוציא לעז </text:span><text:span text:style-name="T46">כו'</text:span><text:span text:style-name="T89">)</text:span> הדר אמר להו תקנתא <text:span text:style-name="T89">(</text:span><text:span text:style-name="T46">ישתין על גבי עפר תיחוח, דמשמע דאי ליכא הני - יאחוז באמה</text:span><text:span text:style-name="T89">)</text:span>? אלא הא אמר להו ברישא, ואמרו ליה 'אין לו מקום גבוה ועפר תיחוח מאי?' - אמר להן: '<text:span text:style-name="T100">מוטב שיוציא לעז על בניו ואל יעשה עצמו רשע שעה אחת לפני המקום</text:span>'. </text:p>
      <text:p text:style-name="Standard">וכל כך למה? מפני שמוציא שכבת זרע לבטלה, דאמר רבי יוחנן: כל המוציא שכבת זרע לבטלה - חייב מיתה, שנאמר <text:span text:style-name="T47">(בראשית לח,י)</text:span><text:span text:style-name="T90"> וירע בעיני ה' אשר עשה וימת גם אותו</text:span>. </text:p>
      <text:p text:style-name="Standard">רבי יצחק ורבי אמי אמרי: כאילו שופך דמים, שנאמר <text:span text:style-name="T47">(ישעיהו נז,ה)</text:span><text:span text:style-name="T90"> הנחמים באלים תחת כל עץ רענן שוחטי הילדים בנחלים תחת סעיפי הסלעים</text:span> <text:span text:style-name="T89">(</text:span><text:span text:style-name="T50">הנחמים באלים</text:span><text:span text:style-name="T46"> = שמתחממים בעצי אילנות: במדורות גדולים, כלומר: בעלי הנאות; </text:span><text:span text:style-name="T50">באלים</text:span><text:span text:style-name="T46"> - כמו </text:span><text:span text:style-name="T47">(בראשית לה,יא)</text:span><text:span text:style-name="T50"> תחת האלה</text:span><text:span text:style-name="T89">)</text:span> - אל תקרי 'שוחטי' אלא 'סוחטי'.</text:p>
      <text:p text:style-name="Standard">רב אסי אמר: כאילו עובד עבודת כוכבים: כתיב הכא '<text:span text:style-name="T90">תחת כל עץ רענן</text:span>' וכתיב התם <text:span text:style-name="T47">(דברים יב,ב)</text:span><text:span text:style-name="T90"> </text:span><text:span text:style-name="T91">[אבד תאבדון את כל המקמות אשר עבדו שם הגוים אשר אתם ירשים אתם את אלהיהם]</text:span><text:span text:style-name="T90"> על ההרים הרמים </text:span><text:span text:style-name="T91">[ועל הגבעות]</text:span><text:span text:style-name="T90"> ותחת כל עץ רענן</text:span>.</text:p>
      <text:p text:style-name="Standard"/>
      <text:p text:style-name="Standard">רב יהודה ושמואל הוו קיימי אאיגרא דבי כנישתא דשף ויתיב <text:span text:style-name="T89">(</text:span><text:span text:style-name="T46">שם מקום המובלע במלכות נהרדעא; מפי מורי הזקן</text:span><text:span text:style-name="T89">)</text:span> בנהרדעא; אמר ליה רב יהודה לשמואל: צריך אני להשתין.</text:p>
      <text:p text:style-name="Standard">אמר ליה: שיננא! אחוז באמתך <text:span text:style-name="T89">(</text:span><text:span text:style-name="T46">שלא יפלו מים על הגג</text:span><text:span text:style-name="T89">)</text:span> והשתן לחוץ.</text:p>
      <text:p text:style-name="Standard"><text:soft-page-break/>היכי עביד הכי? והתניא '<text:span text:style-name="T100">רבי אליעזר אומר: כל האוחז באמתו ומשתין כאילו מביא מבול לעולם</text:span>'? </text:p>
      <text:p text:style-name="Standard">אמר אביי: עשאו <text:span text:style-name="T89">(</text:span><text:span text:style-name="T46">להא דרב יהודה</text:span><text:span text:style-name="T89">)</text:span> כבולשת <text:span text:style-name="T89">(</text:span><text:span text:style-name="T46">בולשת = חיל שמחפשין ובוזזין, כדמתרגמינן </text:span><text:span text:style-name="T47">(בראשית לא,לה)</text:span><text:span text:style-name="T46"> </text:span><text:span text:style-name="T50">ויחפש</text:span><text:span text:style-name="T46"> = ובלש</text:span><text:span text:style-name="T89">)</text:span>, דתנן <text:span text:style-name="T47">[עבודה זרה פ"ה מ"ו]</text:span>: '<text:span text:style-name="T100">בולשת שנכנס לעיר: בשעת שלום חביות פתוחות - אסורות, סתומות - מותרות; בשעת מלחמה אלו ואלו מותרות, לפי שאין להן פנאי לנסך</text:span>' אלמא דכיון דבעיתי לא אתי לנסוכי - הכא נמי כיון דבעיתי לא אתי להרהורי.</text:p>
      <text:p text:style-name="Standard">והכא מאי ביעתותא איכא?</text:p>
      <text:p text:style-name="Standard">איבעית אימא: ביעתותא דליליא ודאיגרא <text:span text:style-name="T89">(</text:span><text:span text:style-name="T46">ומתיירא שמא יפול</text:span><text:span text:style-name="T89">)</text:span>, ואיבעית אימא: ביעתותא דרביה <text:span text:style-name="T89">(</text:span><text:span text:style-name="T46">שמואל</text:span><text:span text:style-name="T89">)</text:span>, ואיבעית אימא: ביעתותא דשכינה <text:span text:style-name="T89">(</text:span><text:span text:style-name="T46">שורה בבית הכנסת</text:span><text:span text:style-name="T89">)</text:span>, ואיבעית אימא: אימתא דמריה <text:span text:style-name="T89">(</text:span><text:span text:style-name="T46">הקב"ה</text:span><text:span text:style-name="T89">)</text:span> עליה, דקרי שמואל עליה: 'אין זה ילוד אשה' <text:span text:style-name="T89">(</text:span><text:span text:style-name="T46">ואפילו במקום אחר נמי שרי לדידיה</text:span><text:span text:style-name="T89">)</text:span>; </text:p>
      <text:p text:style-name="Standard">ואיבעית אימא: נשוי הוה, דאמר רב נחמן: אם היה נשוי – מותר; ואיבעית אימא: כי הא אורי ליה, דתני אבא בריה דרבי בנימין בר חייא: אבל מסייע בביצים מלמטה; ואיבעית אימא כי הא אורי ליה: דאמר רבי אבהו אמר רבי יוחנן: גבול יש לו: מעטרה <text:span text:style-name="T89">(</text:span><text:span text:style-name="T46">שפה גבוהה המקפת את ראש הגיד</text:span><text:span text:style-name="T89">)</text:span> ולמטה – מותר, </text:p>
      <text:p text:style-name="Standard"/>
      <text:p text:style-name="Standard">(נדה יג,ב)</text:p>
      <text:p text:style-name="Standard">מעטרה ולמעלה <text:span text:style-name="T89">(</text:span><text:span text:style-name="T46">לצד הגוף</text:span><text:span text:style-name="T89">)</text:span> - אסור.</text:p>
      <text:p text:style-name="Standard"/>
      <text:p text:style-name="Standard">אמר רב: המקשה עצמו לדעת יהא בנדוי.</text:p>
      <text:p text:style-name="Standard">ולימא 'אסור'?</text:p>
      <text:p text:style-name="Standard">דקמְגָרי יצר הרע אנפשיה. </text:p>
      <text:p text:style-name="Standard">ורבי אמי אמר: נקרא עבריין, שכך אומנתו של יצר הרע: היום אומר לו "עשה כך" ולמחר אומר לו "עשה כך" ולמחר אומר לו "לך עבוד עבודת כוכבים" - והולך ועובד. </text:p>
      <text:p text:style-name="Standard">איכא דאמרי: אמר רבי אמי: כל המביא עצמו לידי הרהור - אין מכניסין אותו במחיצתו של הקב"ה: כתיב הכא <text:span text:style-name="T47">(בראשית לח,י)</text:span><text:span text:style-name="T90"> וירע בעיני ה' </text:span><text:span text:style-name="T91">[וימת גם אתו]</text:span> <text:span text:style-name="T89">(</text:span><text:span text:style-name="T46">אלמא מיקרי רע</text:span><text:span text:style-name="T89">)</text:span>; וכתיב התם <text:span text:style-name="T47">(תהלים ה,ה)</text:span><text:span text:style-name="T90"> כי לא אל חפץ רשע אתה לא יגורך רע</text:span> <text:span text:style-name="T89">(</text:span><text:span text:style-name="T46">לא יגור עמך רע</text:span><text:span text:style-name="T89">)</text:span>. </text:p>
      <text:p text:style-name="Standard">ואמר רבי אלעזר: מאי דכתיב <text:span text:style-name="T47">(ישעיהו א,טו)</text:span><text:span text:style-name="T90"> </text:span><text:span text:style-name="T91">[ובפרשכם כפיכם אעלים עיני מכם גם כי תרבו תפלה אינני שמע]</text:span><text:span text:style-name="T90"> ידיכם דמים מלאו</text:span>? - אלו המנאפים ביד. </text:p>
      <text:p text:style-name="Standard"/>
      <text:p text:style-name="Standard">תנא דבי רבי ישמעאל: <text:span text:style-name="T47">(שמות כ,יג)</text:span><text:span text:style-name="T92"> </text:span><text:span text:style-name="T91">[לא תרצח]</text:span><text:span text:style-name="T92"> לא תנאף </text:span><text:span text:style-name="T91">[לא תגנב]</text:span><text:span text:style-name="T108"> - לא תהא בך ניאוף, בין ביד </text:span><text:span text:style-name="T89">(</text:span><text:span text:style-name="T46">מוציא זרע לבטלה</text:span><text:span text:style-name="T89">)</text:span><text:span text:style-name="T108"> בין ברגל</text:span>. </text:p>
      <text:p text:style-name="P10"/>
      <text:p text:style-name="Standard">תנו רבנן: '<text:span text:style-name="T100">הגרים והמשחקין בתינוקות מעכבין את המשיח</text:span>'; בשלמא גרים - כדרבי חלבו, דאמר רבי חלבו: 'קשין גרים לישראל כספחת' <text:span text:style-name="T89">(</text:span><text:span text:style-name="T46">דכתיב בגרים </text:span><text:span text:style-name="T47">(ישעיהו יד,א)</text:span><text:span text:style-name="T50"> ונלוה הגר עליהם ונספחו על בית יעקב</text:span><text:span text:style-name="T46"> - לשון ספחת: שקשים לישראל כספחת, שאין בקיאים במצות ומביאין פורענות; ועוד: שמא למדים ישראל ממעשיהן - מפי מורי הזקן; ויש אומר שכל ישראל ערבים זה בזה, ולאו מילתא היא: שלא נתערבו בשביל הגרים, דאמרינן במסכת סוטה </text:span><text:span text:style-name="T47">(דף לז:)</text:span><text:span text:style-name="T46"> נמצא לכל אחד מישראל שש מאות אלף ושלשת אלפים וחמש מאות וחמישים בריתות, שכולן נתערבו זה בזה; אלמא לא נתערבו על הגרים</text:span><text:span text:style-name="T89">)</text:span>, אלא 'משחקין בתנוקות' מאי היא? אילימא משכב זכור - בני סקילה נינהו <text:span text:style-name="T89">(</text:span><text:span text:style-name="T46">ואת אמרת 'מעכבים את המשיח' ותו לא? הלא במיתה הן נידונים</text:span><text:span text:style-name="T89">)</text:span>! אלא דרך אברים <text:span text:style-name="T89">(</text:span><text:span text:style-name="T46">היינו שכבת זרע לבטלה, ואינו משכב זכור: דבמשכב זכור כתיב </text:span><text:span text:style-name="T47">(ויקרא יח,כב; כ,יג)</text:span><text:span text:style-name="T46"> </text:span><text:span text:style-name="T50">משכבי אשה</text:span><text:span text:style-name="T89">)</text:span>? בני מבול נינהו! אלא דנסיבי קטנות, דלאו בנות אולודי נינהו <text:span text:style-name="T89">(</text:span><text:span text:style-name="T46">והוא ראוי להוליד; נמצא בטל מפריה ורביה כל ימי קטנותה</text:span><text:span text:style-name="T89">)</text:span>, דאמר רבי יוסי: אין בן דוד בא עד שיכלו כל הנשמות שבגוף <text:span text:style-name="T89">(</text:span><text:span text:style-name="T46">חדר; כי 'גוף' שם מקום המיוחד לנשמות העתידים להיות נולדים</text:span><text:span text:style-name="T89">)</text:span>, שנאמר <text:span text:style-name="T47">(ישעיהו נז,טז)</text:span><text:span text:style-name="T90"> </text:span><text:span text:style-name="T91">[כי לא לעולם אריב ולא לנצח אקצוף]</text:span><text:span text:style-name="T90"> כי רוח מלפני יעטוף ונשמות אני עשיתי</text:span> <text:span text:style-name="T89">(</text:span><text:span text:style-name="T50">כי רוח</text:span><text:span text:style-name="T46"> - הרוחות ש</text:span><text:span text:style-name="T50">לפני</text:span><text:span text:style-name="T46"> - שגזרתי להיות נולדים קודם </text:span><text:span text:style-name="T50">יעטוף</text:span><text:span text:style-name="T46"> - מעכב את הגאולה; דקרא בגאולה כתיב: </text:span><text:span text:style-name="T50">כי לא לעולם אריב ולא לנצח אקצוף</text:span><text:span text:style-name="T46"> וגו' </text:span><text:span text:style-name="T50">נשמות</text:span><text:span text:style-name="T46"> ש</text:span><text:span text:style-name="T50">אני עשיתי</text:span><text:span text:style-name="T46"> </text:span><text:span text:style-name="T50">יעטוף</text:span><text:span text:style-name="T46">; ומסיפיה לרישיה מדריש; </text:span><text:span text:style-name="T50">יעטוף</text:span><text:span text:style-name="T46"> כמו </text:span><text:span text:style-name="T47">(בראשית ל,מב)</text:span><text:span text:style-name="T46"> </text:span><text:span text:style-name="T50">העטופים ללבן</text:span><text:span text:style-name="T89">)</text:span>.<text:span text:style-name="T46"> </text:span></text:p>
      <text:p text:style-name="Standard"/>
      <text:p text:style-name="Standard">באנשים תקצץ: </text:p>
      <text:p text:style-name="Standard"><text:soft-page-break/>איבעיא להו: דינא תנן או לטותא <text:span text:style-name="T111">[קללה]</text:span> תנן?: דינא תנן כי הא דרב הונא: קץ ידא <text:span text:style-name="T89">(</text:span><text:span text:style-name="T46">דאמרינן בסנהדרין '</text:span><text:span text:style-name="T75">כל המרים ידו על חבירו - תקצץ</text:span><text:span text:style-name="T46">', דכתיב </text:span><text:span text:style-name="T50">וזרוע רמה תשבר</text:span><text:span text:style-name="T46"> </text:span><text:span text:style-name="T47">[איוב לח,טו]</text:span><text:span text:style-name="T46"> רב הונא קץ ידא, אלמא תקצץ - דינא הוא</text:span><text:span text:style-name="T89">)</text:span>? או לטותא תנן?</text:p>
      <text:p text:style-name="Standard">תא שמע, דתניא: '<text:span text:style-name="T108">רבי טרפון אומר: יד לאמה - תקצץ ידו על טבורו! </text:span><text:span text:style-name="T89">(</text:span><text:span text:style-name="T46">קסלקא דעתא טבורו ממש, והיינו דאמרי ליה </text:span><text:span text:style-name="T112">[להלן]</text:span><text:span text:style-name="T46"> '</text:span><text:span text:style-name="T75">והלא כריסו נבקעת</text:span><text:span text:style-name="T46">' כשקוצצין שם את ידו;</text:span><text:span text:style-name="T89">)</text:span><text:span text:style-name="T108"> אמרו לו: ישב לו קוץ בכריסו לא יטלנו? אמר להן: לא. והלא כריסו נבקעת! אמר להן: מוטב תבקע כריסו ואל ירד לבאר שחת</text:span>'; אי אמרת בשלמא דינא תנן, היינו דאמרי '<text:span text:style-name="T100">והלא כריסו נבקעת</text:span>' אלא אי אמרת לטותא תנן - מאי '<text:span text:style-name="T100">כריסו נבקעת</text:span>'?</text:p>
      <text:p text:style-name="Standard">אלא מאי, דינא תנן? לא סגי דלאו על טבורו!</text:p>
      <text:p text:style-name="Standard">אלא הכי קאמר רבי טרפון: <text:span text:style-name="T108">כל המכניס ידו למטה מטבורו – תקצץ </text:span><text:span text:style-name="T89">(</text:span><text:span text:style-name="T46">והכי קאמר: תקצץ על שהכניסה למטה מטבורו</text:span><text:span text:style-name="T89">)</text:span><text:span text:style-name="T108">; אמרו לו לרבי טרפון: ישב לו קוץ בכריסו לא יטלנו? </text:span></text:p>
      <text:p text:style-name="P18">אמר להן: לא. </text:p>
      <text:p text:style-name="Standard"><text:span text:style-name="T108">והלא כריסו נבקעת </text:span><text:span text:style-name="T89">(</text:span><text:span text:style-name="T46">מפני הקוץ</text:span><text:span text:style-name="T89">)</text:span><text:span text:style-name="T108">? </text:span></text:p>
      <text:p text:style-name="Standard"><text:span text:style-name="T108">אמר להן: מוטב תבקע כריסו ולא ירד לבאר שחת</text:span>.</text:p>
      <text:p text:style-name="Standard"/>
      <text:p text:style-name="Standard"/>
      <text:p text:style-name="Standard">משנה:</text:p>
      <text:p text:style-name="Standard">החרשת והשוטה והסומא ושנטרפה דעתה, אם יש להן פקחות מתקנות אותן <text:span text:style-name="T89">(</text:span><text:span text:style-name="T46">בודקות אותו ומטבילין אותן</text:span><text:span text:style-name="T89">)</text:span> והן אוכלות בתרומה.</text:p>
      <text:p text:style-name="Standard"/>
      <text:p text:style-name="Standard">גמרא:</text:p>
      <text:p text:style-name="Standard">'חרשת'? איהי תבדוק לנפשה, דתניא: '<text:span text:style-name="T100">אמר רבי: חרשת היתה בשכונתינו, לא דיה שבודקת לעצמה אלא שחברותיה רואות ומראות לה </text:span><text:span text:style-name="T89">(</text:span><text:span text:style-name="T46">שהיתה בקיאה במראה דם טמא ודם טהור</text:span><text:span text:style-name="T89">)</text:span>'!</text:p>
      <text:p text:style-name="Standard">התם במדברת ואינה שומעת <text:span text:style-name="T89">(</text:span><text:span text:style-name="T46">כבר שמעה ולמדה לדבר ואחר כן נתחרשה</text:span><text:span text:style-name="T89">)</text:span>, הכא בשאינה מדברת ואינה שומעת, כדתנן <text:span text:style-name="T87">[תרומות פ"א מ"ב]</text:span>: '<text:span text:style-name="T100">חרש שדברו חכמים בכל מקום </text:span><text:span text:style-name="T89">(</text:span><text:span text:style-name="T46">להוציא מכלל בן דעת</text:span><text:span text:style-name="T89">)</text:span><text:span text:style-name="T100"> - אינו שומע ואינו מדבר</text:span>'.</text:p>
      <text:p text:style-name="Standard"/>
      <text:p text:style-name="Standard">הסומא: </text:p>
      <text:p text:style-name="Standard">איהי תבדוק לנפשה ותיחזי לחבירתה?</text:p>
      <text:p text:style-name="Standard">אמר רבי יוסי ברבי חנינא: 'סומא' אינה משנה.</text:p>
      <text:p text:style-name="Standard"/>
      <text:p text:style-name="Standard">ושנטרפה דעתה: </text:p>
      <text:p text:style-name="Standard">היינו 'שוטה': שנטרפה דעתה מחמת חולי. </text:p>
      <text:p text:style-name="P10"/>
      <text:p text:style-name="Standard">תנו רבנן: '<text:span text:style-name="T108">כהן שוטה מטבילין אותו, ומאכילין אותו תרומה לערב, ומשמרין אותו שלא יישן </text:span><text:span text:style-name="T89">(</text:span><text:span text:style-name="T46">כדי שלא יתחמם ויראה</text:span><text:span text:style-name="T89">)</text:span><text:span text:style-name="T108">; ישן – טמא; לא ישן – טהור;</text:span></text:p>
      <text:p text:style-name="Standard"><text:span text:style-name="T108">רבי אליעזר ברבי צדוק אומר: עושין לו כיס של עור </text:span><text:span text:style-name="T89">(</text:span><text:span text:style-name="T46">וכשירצו להאכילו יבדקו בכיס</text:span><text:span text:style-name="T89">)</text:span><text:span text:style-name="T108">.</text:span></text:p>
      <text:p text:style-name="P18">אמרו לו: כל שכן, שמביא לידי חימום.</text:p>
      <text:p text:style-name="P18">אמר להן: לדבריכם שוטה אין לו תקנה!</text:p>
      <text:p text:style-name="Standard"><text:span text:style-name="T108">אמרו לו: לדברינו, ישן טמא, לא ישן טהור; לדבריך שמא יראה טפה כחרדל ותבלע בכיס </text:span><text:span text:style-name="T89">(</text:span><text:span text:style-name="T46">וקאכיל תרומה בטומאת הגוף, והוי במיתה, דכתיב </text:span><text:span text:style-name="T47">(ויקרא כב,ט)</text:span><text:span text:style-name="T50"> ומתו בו כי יחללוהו</text:span><text:span text:style-name="T89">)</text:span><text:span text:style-name="T108">!</text:span>'</text:p>
      <text:p text:style-name="Standard">תנא: '<text:span text:style-name="T100">משום רבי אלעזר אמרו: עושין לו כיס של מתכת.</text:span>'</text:p>
      <text:p text:style-name="Standard">אמר אביי: ושל נחשת, כדתניא: <text:span text:style-name="T89">(</text:span><text:span text:style-name="T46">לענין מי חטאת קאמר לטמא במשא, דבעינן עד דדרי כשיעור הזאה, כדאמר בפרק קמא </text:span><text:span text:style-name="T47">(לעיל ט.)</text:span><text:span text:style-name="T46"> 'כמה יהו במים ויהיה בהם כדי הזאה? - כדי שיטבול ראשי גבעולין ויזה', כלומר: כדי שיהא בהם כדי להזות לבד מה שהאזוב בולע;</text:span><text:span text:style-name="T89">)</text:span><text:span text:style-name="T100"> 'רבי יהודה אומר: רואין אותן גבעולין של אזוב כאילו הן של נחשת</text:span>' <text:span text:style-name="T89">(</text:span><text:span text:style-name="T46">אלמא של נחשת לא בלע</text:span><text:span text:style-name="T89">)</text:span>.</text:p>
      <text:p text:style-name="Standard"><text:soft-page-break/>אמר רב פפא: שמע מינה <text:span text:style-name="T89">(</text:span><text:span text:style-name="T46">מדקתני 'כל שכן שאתה מביאו לידי חימום'</text:span><text:span text:style-name="T89">)</text:span>: מכנסים אסורים!? והכתיב <text:span text:style-name="T47">(שמות כח,מב)</text:span><text:span text:style-name="T90"> ועשה להם מכנסי בד לכסות בשר ערוה </text:span><text:span text:style-name="T91">[ממתנים ועד ירכים יהיו]</text:span>!?</text:p>
      <text:p text:style-name="Standard">ההוא – כדתניא: '<text:span text:style-name="T108">מכנסי כהנים, למה הן דומין? - כמין פמלניא </text:span><text:span text:style-name="T89">(</text:span><text:span text:style-name="T46">סינר, פורצינ"ט:חללו תלוי למטה ברוחב שלא יתעטף האבר ויתחמם</text:span><text:span text:style-name="T89">)</text:span><text:span text:style-name="T108"> של פרשים </text:span><text:span text:style-name="T89">(</text:span><text:span text:style-name="T46">פרושים = צנועים; לישנא אחרינא: של פרשים</text:span><text:span text:style-name="T89">)</text:span><text:span text:style-name="T108">: למעלה עד מתנים, למטה עד ירכים, ויש להם שנצים </text:span><text:span text:style-name="T89">(</text:span><text:span text:style-name="T46">אשרלט"ש כעין שלנו</text:span><text:span text:style-name="T89">)</text:span><text:span text:style-name="T108"> ואין להם לא בית הנקב ולא בית הערוה</text:span> <text:span text:style-name="T89">(</text:span><text:span text:style-name="T46">כלומר: חללו רחב ותלוי למטה, ולא היה תיק בין הירכיים להיות האבר מתעטף בו שלא יבא לידי הרהור, והיינו 'בית הערוה'; ו'בית הנקב' כשהן קצרות כנגד נקב הרעי, כתבנית אדם נכנסות בין עגבותיו, ומלוכלכות בזיעה. וגנאי הוא לבגדי קדש בכך;</text:span></text:p>
      <text:p text:style-name="Standard"><text:span text:style-name="T46">לישנא אחרינא </text:span><text:span text:style-name="T86">בית הנקב ובית הערוה</text:span><text:span text:style-name="T46"> דרכן היה לעשות נקבים במכנסים כנגד בית הערוה להשתין מים לחוץ דרך שם, וכן כנגד בית הרעי, וכשגומר קושר הנקב ברצועה וסותמו</text:span><text:span text:style-name="T89">)</text:span>.</text:p>
      <text:p text:style-name="Standard"/>
      <text:p text:style-name="Standard">אמר אביי:</text:p>
      <text:p text:style-name="Standard"/>
      <text:p text:style-name="Standard">(נדה יד,א)</text:p>
      <text:p text:style-name="Standard">רוכבי גמלים <text:span text:style-name="T89">(</text:span><text:span text:style-name="T46">אבריהם מתחממים בבשר הגמל ומוציאים זרע</text:span><text:span text:style-name="T89">)</text:span> אסורין לאכול בתרומה. </text:p>
      <text:p text:style-name="Standard">תניא נמי הכי '<text:span text:style-name="T100">רוכבי גמלים כולם רשעים </text:span><text:span text:style-name="T89">(</text:span><text:span text:style-name="T46">כדאמר</text:span><text:span text:style-name="T89">)</text:span><text:span text:style-name="T100">; הספנים כולם צדיקים </text:span><text:span text:style-name="T89">(</text:span><text:span text:style-name="T46">שדרים בסכנה ולבם לאביהם שבשמים</text:span><text:span text:style-name="T89">)</text:span><text:span text:style-name="T100">; החמרים מהן רשעים מהן צדיקים.</text:span>' </text:p>
      <text:p text:style-name="Standard">איכא דאמרי: הא דמכף הא דלא מכף; <text:span text:style-name="T89">(</text:span><text:span text:style-name="T46">'דמכף' - לשון 'אוכף של חמור': אם יש לו אוכף - האבר אינו מתחמם, שהעץ קשה הוא; ואם אין לו אוכף מתחמם בבשר החמור, אבל דרך גמלים לרכוב בלא אוכף אלא במרדעת, ומתחמם.</text:span><text:span text:style-name="T89">)</text:span> </text:p>
      <text:p text:style-name="Standard">ואיכא דאמרי: הא דמטרטין <text:span text:style-name="T89">(</text:span><text:span text:style-name="T46">ירך מכאן וירך מכאן ואברו מתחמם</text:span><text:span text:style-name="T89">)</text:span> הא דלא מטרטין <text:span text:style-name="T89">(</text:span><text:span text:style-name="T46">רוכב כאשה</text:span><text:span text:style-name="T89">)</text:span>. <text:span text:style-name="T89">(</text:span><text:span text:style-name="T46">'מטרטין' - לשון מאזנים, כדאמרינן במנחות </text:span><text:span text:style-name="T47">(דף פז.)</text:span><text:span text:style-name="T46"> 'וכי טורטני יכניס'.</text:span><text:span text:style-name="T89">)</text:span> </text:p>
      <text:p text:style-name="Standard">רבי יהושע בן לוי לייט אמאן דגני אפרקיד <text:span text:style-name="T89">(</text:span><text:span text:style-name="T46">פניו למעלה, וגנות הוא, שפעמים שיתקשה אבר תוך שינתו ויתגלה, ועוד: שידיו מונחות לו על אברו ומתחמם</text:span><text:span text:style-name="T89">)</text:span>.</text:p>
      <text:p text:style-name="Standard">איני! והאמר רב יוסף: 'פרקדן לא יקרא קרית שמע' - קרית שמע הוא דלא יקרא, הא מגנא שפיר דמי!</text:p>
      <text:p text:style-name="Standard">לענין מגנא, כי מצלי <text:span text:style-name="T89">(</text:span><text:span text:style-name="T46">מוטה מעט על צדו</text:span><text:span text:style-name="T89">)</text:span> שפיר דמי; לענין קרית שמע - כי מצלי אסור <text:span text:style-name="T89">(</text:span><text:span text:style-name="T46">אלא אם כן יושב או שוכב כולו על צדו</text:span><text:span text:style-name="T89">)</text:span>. </text:p>
      <text:p text:style-name="Standard">והא רבי יוחנן מצלי וקרי קרית שמע?</text:p>
      <text:p text:style-name="Standard">שאני רבי יוחנן, דבעל בשר הוה.<text:span text:style-name="T46"> </text:span></text:p>
      <text:p text:style-name="Standard"/>
      <text:p text:style-name="Standard"/>
      <text:p text:style-name="Standard">משנה:</text:p>
      <text:p text:style-name="Standard">דרך בנות ישראל משמשות בשני עדים, אחד לו ואחד לה <text:span text:style-name="T89">(</text:span><text:span text:style-name="T46">לקנח לאחר תשמיש</text:span><text:span text:style-name="T89">)</text:span>; והצנועות מתקנות שלישי לתקן את הבית <text:span text:style-name="T89">(</text:span><text:span text:style-name="T46">כלומר: לבדוק לפני תשמיש ולהכין עצמה לבעלה; והוא הדין לכל הנשים, כדתנן בפרק קמא </text:span><text:span text:style-name="T47">(לעיל יא.)</text:span><text:span text:style-name="T46"> 'ובשעה שהיא עוברת לשמש את ביתה'; והא דנקט 'צנועות' - כדמפרש בפרק קמא: '</text:span><text:span text:style-name="T75">צנועות, עד שבודקת בו לפני תשמיש זה אין בודקת בו לפני תשמיש אחר</text:span><text:span text:style-name="T46">'</text:span><text:span text:style-name="T89">)</text:span>.</text:p>
      <text:p text:style-name="Standard">נמצא על שלו <text:span text:style-name="T89">(</text:span><text:span text:style-name="T46">ואפילו לאחר זמן: ששהה לאחר בעילה זמן ארוך קודם קינוח, בידוע שהיה דם בשעת תשמיש</text:span><text:span text:style-name="T89">)</text:span> - טמאין <text:span text:style-name="T89">(</text:span><text:span text:style-name="T46">שניהם טומאת שבעה, כדין בועל נדה, כדכתיב </text:span><text:span text:style-name="T47">(ויקרא טו,כד)</text:span><text:span text:style-name="T50"> ותהי נדתה עליו</text:span><text:span text:style-name="T89">)</text:span> וחייבין קרבן;</text:p>
      <text:p text:style-name="Standard">נמצא על שלה אותיום <text:span text:style-name="T89">(</text:span><text:span text:style-name="T46">מיד לאחר בעילה</text:span><text:span text:style-name="T89">)</text:span> - טמאין וחייבין בקרבן;</text:p>
      <text:p text:style-name="Standard">נמצא על שלה לאחר זמן <text:span text:style-name="T89">(</text:span><text:span text:style-name="T46">לאחר 'אותיום'</text:span><text:span text:style-name="T89">)</text:span> - טמאין מספק <text:span text:style-name="T89">(</text:span><text:span text:style-name="T46">שניהם שבעה ימים, ומיהו טומאת ספק הוא: לתלות אבל לא לשרוף</text:span><text:span text:style-name="T89">)</text:span> ופטורים מן הקרבן.</text:p>
      <text:p text:style-name="Standard">איזהו '<text:span text:style-name="T100">אחר זמן</text:span>'? </text:p>
      <text:p text:style-name="Standard">כדי שתרד מן המטה ותדיח פניה <text:span text:style-name="T89">(</text:span><text:span text:style-name="T46">פניה שלמטה</text:span><text:span text:style-name="T89">)</text:span>, </text:p>
      <text:p text:style-name="Standard">ואחר כך <text:span text:style-name="T89">(</text:span><text:span text:style-name="T46">כלומר: שהתה יותר מכשיעור הזה 'אחר אחר' הוא זה</text:span><text:span text:style-name="T89">)</text:span> מטמאה מעת לעת <text:span text:style-name="T89">(</text:span><text:span text:style-name="T46">טהרות ואדם במגע - טומאת ערב; ומדרבנן, כדין מעת לעת דאמר בפרק קמא; ומה היא מטמאה? - משכבה ומושבה; וכיון דעושה משכב ומושב לטמא אדם - כל שכן דהיא עצמה מטמאה אדם</text:span><text:span text:style-name="T89">)</text:span>, ואינה מטמאה את בועלה <text:span text:style-name="T89">(</text:span><text:span text:style-name="T46">טומאת שבעה ימים</text:span><text:span text:style-name="T89">)</text:span>.</text:p>
      <text:p text:style-name="Standard">רבי עקיבא אומר: אף מטמאה את בועלה. <text:span text:style-name="T89">(</text:span><text:span text:style-name="T46">רבי עקיבא לטעמיה, דאמר: כל מעת לעת מטמאה את בועלה מספק טומאת שבעה בפרק קמא </text:span><text:span text:style-name="T47">(לעיל ו.).</text:span><text:span text:style-name="T89">)</text:span></text:p>
      <text:p text:style-name="Standard"><text:soft-page-break/>מודים חכמים לרבי עקיבא ברואה כתם שמטמאה את בועלה.</text:p>
      <text:p text:style-name="Standard"/>
      <text:p text:style-name="Standard">גמרא:</text:p>
      <text:p text:style-name="Standard">וניחוש דלמא דם מאכולת <text:span text:style-name="T89">(</text:span><text:span text:style-name="T46">כינה</text:span><text:span text:style-name="T89">)</text:span> הוא <text:span text:style-name="T89">(</text:span><text:span text:style-name="T46">ואמאי טמאין ודאי לשרוף תרומה ולהתחייב בקרבן ודאי? להוי ספק לתלות תרומה ולהביא אשם תלוי, ולא חטאת: דדלמא דם מאכולת הוא שהיה באותו מקום באשה, וכשבָעַל נדבק בו</text:span><text:span text:style-name="T89">)</text:span>?</text:p>
      <text:p text:style-name="Standard">אמר רבי זירא: אותו מקום בדוק הוא אצל מאכולת <text:span text:style-name="T89">(</text:span><text:span text:style-name="T46">דודאי אין שם מאכולת ודם ודאי מגופה אתיא</text:span><text:span text:style-name="T89">)</text:span>.</text:p>
      <text:p text:style-name="Standard">ואיכא דאמרי: <text:span text:style-name="T9">דחוק</text:span> הוא אצל מאכולת <text:span text:style-name="T89">(</text:span><text:span text:style-name="T46">שאין מאכולת יכולה ליכנס שם</text:span><text:span text:style-name="T89">)</text:span>.</text:p>
      <text:p text:style-name="Standard">מאי בינייהו?</text:p>
      <text:p text:style-name="Standard">איכא בינייהו דאשתכח מאכולת רצופה <text:span text:style-name="T89">(</text:span><text:span text:style-name="T46">מעוכה על העד, רחוק מן הדם קצת</text:span><text:span text:style-name="T89">)</text:span>; להך לישנא דאמר 'בדוק הוא', הא - מעלמא אתאי <text:span text:style-name="T89">(</text:span><text:span text:style-name="T46">ללישנא דבדוק, כיון דקים להו לרבנן דאין שם מאכולת - ודאי דם מגופה הוא, שהרי העד היה בדוק לה קודם הקינוח, ומאכולת מעלמא הואי התם בעד, שהיא רצופה</text:span><text:span text:style-name="T89">)</text:span>; להך לישנא דאמר 'דחוק הוא', אימא שמש רצפה <text:span text:style-name="T89">(</text:span><text:span text:style-name="T46">איכא לספוקי שמא האי דם – ממאכולת, ומתוך שדחוק הוא - מעכה השמש בשעת תשמיש</text:span><text:span text:style-name="T89">)</text:span>!</text:p>
      <text:p text:style-name="P28">תוספות ד"ה דחוק הוא אצל מאכולת. אין לפרש שאינה יכולה ליכנס אלא בדוחק ולפעמים נכנסת, דאם כן הוה ליה למימר בסמוך ללישנא דדחוק הוא 'אימר איתרמויי איתרמי', ולמה צריך להזכיר דשמש רצפה!?</text:p>
      <text:p text:style-name="P28">לכך יש לומר: בדוק הוא שאינה באה כלל סמוך לרחם מפני הזוהמא שיוכל השמש להכניס, ו'דחוק הוא אצל מאכולת' היינו דאינה נכנסת בשום פנים מאליה, אלא שפעמים שמתקרבת לרחם כ"כ עד שהשמש מכניסה ומרצפה. </text:p>
      <text:p text:style-name="Standard"/>
      <text:p text:style-name="Standard">אתמר: בדקה בעד הבדוק לה וטחתו בירכה, ולמחר מצאה עליה <text:span text:style-name="T89">(</text:span><text:span text:style-name="T46">על הירך</text:span><text:span text:style-name="T89">)</text:span> דם: אמר רב: טמאה נדה <text:span text:style-name="T89">(</text:span><text:span text:style-name="T46">טומאה ודאית: דכיון דהעד בדוק לה שלא היה בו דם קודם בדיקה, ודאי מגופה אתאי על העד, ומשם הוטח בירכה, ולא אמרינן 'דלמא מעלמא אתא על ירכה וספק טומאה היא'</text:span><text:span text:style-name="T89">)</text:span>.</text:p>
      <text:p text:style-name="Standard">אמר ליה רב שימי בר חייא <text:span text:style-name="T111">[בר רב]</text:span>: והא 'חוששת' אמרת לן!?</text:p>
      <text:p text:style-name="P28">תוספות ד"ה ולמחר מצאה עליה דם. ה"ג רש"י פי' על ירכה, וקאמר דטמאה נדה, דאיכא למימר דמן העד נתלכלך ירכה ולא מעלמא.</text:p>
      <text:p text:style-name="P28">ואי תימא ותבדוק העד?</text:p>
      <text:p text:style-name="P28">וי"ל שנאבד העד; א"נ שמא דם העד עצמו בא מדם ירכה כיון שנמצא על העד רק במקום שנגע בירכה, וכגון שיש כגריס ועוד, דליכא חששא דמאכולת;</text:p>
      <text:p text:style-name="P28">ודוקא בעד הבדוק לה אבל בשאינו בדוק לה הוי ספק ספקא, כדפי' רש"י;</text:p>
      <text:p text:style-name="P28">ודוקא טחתו בירכה אבל הניחתו בקופסא - פשיטא דטמאה;</text:p>
      <text:p text:style-name="Body_20_Text_20_Indent_20_2">ור"ח גרס 'ומצאה עליו', פירוש: על העד, 'וטחתו בירכה' היינו בגלוי: שלא הניחתו בקופסא, דבהניחתו בקופסא - פשיטא דטמאה; ופריך 'והא חוששין אמרת לן' - דאימר מעלמא אתי!</text:p>
      <text:p text:style-name="Standard">איתמר נמי אמר שמואל: טמאה נדה;</text:p>
      <text:p text:style-name="Text_20_body_20_indent">תוספות ד"ה אמר שמואל טמאה נדה. אפי' ר' חייא, דמטהר בסמוך - מודה הכא, דהא ר' חייא - כר' יוסי סבירא ליה, ושמואל גופיה פסיק ב'האשה' (לקמן נט:) כרבי יוסי, והכא קאמר דטמאה נדה. </text:p>
      <text:p text:style-name="Standard">וכן מורין בי מדרשא: טמאה נדה.</text:p>
      <text:p text:style-name="Standard"/>
      <text:p text:style-name="Standard">אתמר: בדקה בעד שאינו בדוק לה, והניחתו בקופסא, ולמחר מצאה עליו דם <text:span text:style-name="T89">(</text:span><text:span text:style-name="T46">על העד, ואיכא לספוקי דלמא מקמי הכי הוה ביה</text:span><text:span text:style-name="T89">) (</text:span><text:span text:style-name="T46">להכי לא נקט הכא 'טחתו בירכה', דאם כן הוו להו תרי ספיקי לקולא: חדא דלמא לאו מן העד הוטח על ירכה, ואפילו אם תימצי לומר מן העד אתא, דלמא כיון דאינו בדוק - מקמי הכי הוה</text:span><text:span text:style-name="T89">)</text:span>:</text:p>
      <text:p text:style-name="Standard">אמר רב יוסף: כל ימיו של רבי חייא טימא, ולעת זקנתו טיהר.</text:p>
      <text:p text:style-name="Standard">איבעיא להו: היכי קאמר 'כל ימיו טימא' - משום נדה <text:span text:style-name="T89">(</text:span><text:span text:style-name="T46">טומאה ודאית: דכיון דחזקת דמים שם - לא מספקינן במקמי הכי</text:span><text:span text:style-name="T89">)</text:span>, ולעת זקנתו טיהר משום נדה וטימא משום כתם <text:span text:style-name="T89">(</text:span><text:span text:style-name="T46">כלומר: טומאת ספק, ותולין</text:span><text:span text:style-name="T89">)</text:span>? או דלמא כל ימיו טימא משום כתם, ולעת זקנתו טיהר מולא כלום?</text:p>
      <text:p text:style-name="Standard">תא שמע, דתניא: '<text:span text:style-name="T100">בדקה בעד שאינו בדוק לה* והניחתו בקופסא, ולמחר מצאה עליו דם: רבי אומר: טמאה משום נדה, ורבי חייא אמר: טמאה משום כתם.</text:span></text:p>
      <text:p text:style-name="P10">* תוספות ד"ה בעד שאינו בדוק לה. נראה לפרש דידעה שהיה נקי לפני יום או יומים, ועתה בשעת בדיקה נטלתו ממקום המוצנע ולא בדקה העד; אבל אין נראה לפרש שלא היה בדוק מעולם: דבהא לא היה רבי מחזיק טומאה ודאי! </text:p>
      <text:p text:style-name="P15"><text:soft-page-break/></text:p>
      <text:p text:style-name="Standard">(נדה יד,ב)</text:p>
      <text:p text:style-name="Standard"><text:span text:style-name="T100">אמר לו רבי חייא: אי אתה מודה שצריכה 'כגריס ועוד' </text:span><text:span text:style-name="T89">(</text:span><text:span text:style-name="T46">כשיעור שאר כתמים: שאין מטמאין אלא בכגריס ועוד, כדאמרינן ב'הרואה כתם' </text:span><text:span text:style-name="T47">(לקמן דף נח:)</text:span><text:span text:style-name="T46">: דעד כגריס יכולה לתלות ולומר דם מאכולת הוא</text:span><text:span text:style-name="T89">)</text:span><text:span text:style-name="T100">?</text:span></text:p>
      <text:p text:style-name="Standard"><text:span text:style-name="T100">אמר לו: אבל </text:span><text:span text:style-name="T89">(</text:span><text:span text:style-name="T46">הן באמת</text:span><text:span text:style-name="T89">)</text:span><text:span text:style-name="T100">.</text:span></text:p>
      <text:p text:style-name="Standard"><text:span text:style-name="T100">אמר לו </text:span><text:span text:style-name="T89">(</text:span><text:span text:style-name="T46">רבי חייא</text:span><text:span text:style-name="T89">)</text:span><text:span text:style-name="T100">: אם כן אף אתה עשיתו כתם</text:span>' <text:span text:style-name="T89">(</text:span><text:span text:style-name="T46">נוהג אתה בו דין כתם דשיעורו כגריס ועוד, ובפחות מכאן לאו כלום; הלכך טומאתו נמי ספק: דאי ודאי ראיה הואי מגופה, כדקאמרת, האמר בפרק 'יוצא דופן' </text:span><text:span text:style-name="T47">(לקמן דף מ.)</text:span><text:span text:style-name="T46"> אפילו כעין החרדל ובפחות מכן</text:span><text:span text:style-name="T89">)</text:span>!?</text:p>
      <text:p text:style-name="Standard">ורבי סבר בעינן כגריס ועוד לאפוקי מדם מאכולת <text:span text:style-name="T89">(</text:span><text:span text:style-name="T46">דכיון דאינו בדוק לה, כל כמה דליכא כגריס ועוד - הוה לה לספוקי בדם מאכולת קודם בדיקה</text:span><text:span text:style-name="T89">)</text:span>, וכיון דנפק לה מדם מאכולת - ודאי מגופה אתא.</text:p>
      <text:p text:style-name="Standard">מאי לאו בזקנותו קאי <text:span text:style-name="T89">(</text:span><text:span text:style-name="T46">מדפליג עליה, דרבי - רביה</text:span><text:span text:style-name="T89">)</text:span>, הא בילדותו טימא משום נדה?</text:p>
      <text:p text:style-name="P28">תוספות ד"ה מאי לאו בזקנותו. פרש"י מדפליג על רבי, ואין נראה דמצינו הרבה תלמידים שחולקים על רבם בילדותם;</text:p>
      <text:p text:style-name="P25"><text:span text:style-name="T46">ורשב"ם פירש </text:span><text:span text:style-name="T65">דרבי חייא תחילה למד בבבל</text:span><text:span text:style-name="T46"> ולעת זקנתו עלה ולמד לפני רבי, כדאמרינן </text:span><text:span text:style-name="T47">(סוכה דף כ.)</text:span><text:span text:style-name="T46"> 'חזרה ונשתכחה עלו רבי חייא ובניו ויסדוה';</text:span></text:p>
      <text:p text:style-name="P25"><text:span text:style-name="T46">ועוד יש לומר: מדקאמר רבי חייא 'אף אתה עשיתו כתם' ולא קאמר 'אף אתה </text:span><text:span text:style-name="T86">רבי</text:span><text:span text:style-name="T46">' - שמע מינה דבזקנותו היה, דהוה תלמיד חבר, כדאמר בשילהי 'מי שמת' (בבא בתרא דף קנח:) </text:span><text:span text:style-name="T75">בן עזאי תלמיד חבר של רבי עקיבא, דאמר ליה 'שבאת'</text:span><text:span text:style-name="T46">). </text:span></text:p>
      <text:p text:style-name="Standard">שמע מינה.<text:span text:style-name="T46"> </text:span></text:p>
      <text:p text:style-name="Standard"/>
      <text:p text:style-name="Standard">משתבח ליה רבי לרבי ישמעאל ברבי יוסי ברבי חמא בר ביסא דאדם גדול הוא; אמר לו: לכשיבא לידך הביאהו לידי.</text:p>
      <text:p text:style-name="Standard">כי אתא - אמר ליה <text:span text:style-name="T89">(</text:span><text:span text:style-name="T46">רבי ישמעאל לרבי חמא</text:span><text:span text:style-name="T89">)</text:span>: בעי מינאי מילתא.</text:p>
      <text:p text:style-name="Standard">בעא מיניה: בדקה בעד שאינו בדוק לה והניחתו בקופסא, ולמחר מצאה עליו דם – מהו?</text:p>
      <text:p text:style-name="Standard">אמר לו: כדברי אבא אימא לך <text:span text:style-name="T89">(</text:span><text:span text:style-name="T46">רבי יוסי</text:span><text:span text:style-name="T89">)</text:span> או כדברי רבי אימא לך? <text:span text:style-name="T89">(</text:span><text:span text:style-name="T46">ולקמן תני פלוגתייהו בשמעתין.</text:span><text:span text:style-name="T89">)</text:span></text:p>
      <text:p text:style-name="Standard">אמר ליה: כדברי רבי אימא לי.</text:p>
      <text:p text:style-name="Standard">אמר רבי ישמעאל: זהו שאומרין עליו דאדם גדול הוא? היאך מניחין דברי הרב ושומעין דברי התלמיד?</text:p>
      <text:p text:style-name="Standard">ורבי חמא בר ביסא סבר: רבי ריש מתיבתא הוא, ושכיחי רבנן קמיה ומחדדי שמעתתיה.</text:p>
      <text:p text:style-name="P28">תוספות ד"ה האיך מניחין דברי הרב. משמע דר' יוסי היה רבו של רבי, וקשה: דאמר בפ' זה בורר (סנהדרין כד.) כמה מחבבים זה את זה: דאילו ר' יוסי קיים - הוה כפוף ויושב לפני רבי, ואמר 'כבר הורה זקן'; ורש"י פי' התם שהיה כפוף מחמת כבוד נשיאותו של רבי, ואין נראה, דא"כ היכי מוכיח דמחבבין זה את זה? וכי בשביל נשיאות לא היה לו לפסוק כרבו?</text:p>
      <text:p text:style-name="P28">ואור"ת דבבחרותו של רבי היה ר' יוסי גדול יותר, ובזקנותו [מחמת התלמידים] נתחכם רבי יותר, כדאמר נמי 'הכא הואיל ושכיחי רבנן קמיה מחדדין שמעתתיה' </text:p>
      <text:p text:style-name="P10"/>
      <text:p text:style-name="Standard">מאי 'רבי' ומאי 'רבי יוסי'?</text:p>
      <text:p text:style-name="Standard">אמר רב אדא בר מתנא: תנא 'רבי מטמא ורבי יוסי מטהר'; ואמר רבי זירא: כשטימא רבי - כרבי מאיר, וכשטיהר - רבי יוסי לעצמו טיהר <text:span text:style-name="T89">(</text:span><text:span text:style-name="T46">לטעמיה אזיל, דאמר נמי הכי בדוכתא אחריתי </text:span><text:span text:style-name="T47">(לקמן דף נט:)</text:span><text:span text:style-name="T89">)</text:span>, דתנן <text:span text:style-name="T87">[נדה פ"ט מ"א]</text:span>: '<text:span text:style-name="T108">האשה שהיתה עושה צרכיה </text:span><text:span text:style-name="T89">(</text:span><text:span text:style-name="T46">מטילה מים</text:span><text:span text:style-name="T89">)</text:span><text:span text:style-name="T108"> וראתה דם: רבי מאיר אומר: אם עומדת – טמאה </text:span><text:span text:style-name="T89">(</text:span><text:span text:style-name="T46">דכיון דדחוקה היא - הדור מי רגלים למקור ואייתי דם; והכי מפרש בפרק 'האשה' </text:span><text:span text:style-name="T47">(שם)</text:span><text:span text:style-name="T89">)</text:span><text:span text:style-name="T108">, אם יושבת – טהורה </text:span><text:span text:style-name="T89">(</text:span><text:span text:style-name="T46">דממקום מי רגלים הוא בא, ואין טמא אלא דם המקור; ומדקאמר רבי מאיר 'עומדת טמאה' </text:span><text:span text:style-name="T65">ואף על גב</text:span><text:span text:style-name="T46"> דאיכא לספוקינהו במקום מי רגלים, כיון דרגלים לדבר: דדחיק לה עלמא וחזקת דמים מן המקור מיטמיא - הכי נמי מיטמיא</text:span><text:span text:style-name="T89">)</text:span><text:span text:style-name="T108">; רבי יוסי אומר: בין כך ובין כך טהורה</text:span>'.</text:p>
      <text:p text:style-name="Standard">אמר ליה רב אחא בריה דרבא לרב אשי: והא אמר רבי יוסי ברבי חנינא: כשטימא רבי מאיר, לא טימא אלא משום כתם <text:span text:style-name="T89">(</text:span><text:span text:style-name="T46">טומאת ספק: לתלות</text:span><text:span text:style-name="T89">)</text:span>, ואילו רבי משום נדה קאמר <text:span text:style-name="T89">(</text:span><text:span text:style-name="T46">לעיל טימא משום נדה, דקתני 'רבי אומר טמאה נדה'</text:span><text:span text:style-name="T89">)</text:span>!?</text:p>
      <text:p text:style-name="Standard">אמר ליה: אנן הכי קאמרינן: כי איתמר ההיא <text:span text:style-name="T89">(</text:span><text:span text:style-name="T46">דרבי יוסי בר חנינא</text:span><text:span text:style-name="T89">)</text:span> – 'משום נדה' איתמר.</text:p>
      <text:p text:style-name="Standard"/>
      <text:p text:style-name="Standard"><text:soft-page-break/>נמצא על שלה אותיום טמאין <text:span text:style-name="T89">[טמאין וחייבין בקרבן]</text:span>: </text:p>
      <text:p text:style-name="Standard">תנו רבנן: '<text:span text:style-name="T100">איזהו שיעור וסת? - משל לשמש ועד שעומדין בצד המשקוף ביציאת שמש נכנס עד</text:span>'; הוי וסת שאמרו <text:span text:style-name="T89">(</text:span><text:span text:style-name="T46">לחייבה בחטאת</text:span><text:span text:style-name="T89">)</text:span> - לקינוח <text:span text:style-name="T89">(</text:span><text:span text:style-name="T46">מבחוץ</text:span><text:span text:style-name="T89">)</text:span>, אבל לא לבדיקה <text:span text:style-name="T89">(</text:span><text:span text:style-name="T46">מבפנים, דאם כן שהתה יותר מכשיעור, ואין כאן אלא טומאת ספק - ואשם תלוי</text:span><text:span text:style-name="T89">)</text:span>. </text:p>
      <text:p text:style-name="Standard"/>
      <text:p text:style-name="Standard">נמצא על שלה לאחר זמן <text:span text:style-name="T89">[טמאין מספק ופטורים מן הקרבן]</text:span>: </text:p>
      <text:p text:style-name="Standard">תנא <text:span text:style-name="T89">(</text:span><text:span text:style-name="T46">אנמצא לאחר אותיום קאי, דקתני במתניתין '</text:span><text:span text:style-name="T75">ופטורין מן הקרבן</text:span><text:span text:style-name="T46">'</text:span><text:span text:style-name="T89">)</text:span>: וחייבין אשם תלוי;</text:p>
      <text:p text:style-name="Standard">ותנא דידן מאי טעמא?</text:p>
      <text:p text:style-name="Standard">בעינן חתיכה משתי חתיכות <text:span text:style-name="T89">(</text:span><text:span text:style-name="T46">דכתיב באשם תלוי </text:span><text:span text:style-name="T47">(ויקרא ה,יז)</text:span><text:span text:style-name="T50"> אחת מכל מצות ה'</text:span><text:span text:style-name="T46">, וקסבר יש אם למקרא: מצווֹת קרינן, הילכך בעינן שתים: אחת של איסור ואחת של היתר, ואכל אחת ואינו יודע איזהו אכל: </text:span><text:span text:style-name="T112">[כגון]</text:span><text:span text:style-name="T46"> אשתו ואחותו עמו בבית, ובא על אחת מהן, כסבור אשתו היא, ונודע ששתיהן היו במטה ואינו יודע על איזהו מהן בא; אבל הכא - חדא חתיכה היא, ספק שריא ספק אסורה, ותנא ברא סבר יש אם למסורת; והכי פליגי במסכת כריתות </text:span><text:span text:style-name="T47">(דף יז:)</text:span><text:span text:style-name="T89">)</text:span>. </text:p>
      <text:p text:style-name="P3"/>
      <text:p text:style-name="Standard">איזהו אחר זמן <text:span text:style-name="T89">[כדי שתרד מן המטה ותדיח פניה]</text:span>: </text:p>
      <text:p text:style-name="Standard">ורמינהי: '<text:span text:style-name="T100">איזהו 'אחר זמן'? - פירש רבי אלעזר ברבי צדוק: כדי שתושיט ידה </text:span><text:span text:style-name="T89">(</text:span><text:span text:style-name="T46">ועודה במטה</text:span><text:span text:style-name="T89">)</text:span><text:span text:style-name="T100"> תחת הכר או תחת הכסת ותטול עד ותבדוק בו</text:span>' <text:span text:style-name="T89">(</text:span><text:span text:style-name="T46">הא כדי שתרד - שיעורא רבה, ואינה מטמאה את בועלה אלא כשאר מגע: מעת לעת</text:span><text:span text:style-name="T89">)</text:span>!?</text:p>
      <text:p text:style-name="Standard">אמר רב חסדא: מאי '<text:span text:style-name="T100">אחר</text:span>' <text:span text:style-name="T89">(</text:span><text:span text:style-name="T46">דקתני במתניתין 'איזהו אחר זמן כדי שתרד' - לאו אאחר אותיום קאי, דטמאים מספק, אלא איזהו אחר זמן שהוא אחר אותו שלאחר אותיום: שאינה מטמאה את בועלה לרבנן אלא לרבי עקיבא</text:span><text:span text:style-name="T89">)</text:span>? - אחר דאחר <text:span text:style-name="T111">[אחר ה'אחר' של הברייתא]</text:span>.</text:p>
      <text:p text:style-name="Standard">והא קתני עלה '<text:span text:style-name="T100">נמצא על שלה לאחר זמן טמאין מספק ופטורין מן הקרבן; איזהו 'אחר זמן'? - כדי שתרד מן המטה ותדיח פניה</text:span>' <text:span text:style-name="T89">(</text:span><text:span text:style-name="T46">אלמא אטמאין מספק קאי, משום שמטמאה את בועלה אפילו לרבנן</text:span><text:span text:style-name="T89">)</text:span>? </text:p>
      <text:p text:style-name="Standard">הכי קאמר <text:span text:style-name="T89">(</text:span><text:span text:style-name="T46">חסורי מחסרא והכי קתני</text:span><text:span text:style-name="T89">)</text:span>:<text:span text:style-name="T100"> איזהו 'אחר זמן' </text:span><text:span text:style-name="T89">(</text:span><text:span text:style-name="T46">שהן טמאין מספק</text:span><text:span text:style-name="T89">)</text:span>? - <text:span text:style-name="T100">כדי שתושיט ידה לתחת הכר או לתחת הכסת ותטול עד ותבדוק בו</text:span>; <text:span text:style-name="T89">(</text:span><text:span text:style-name="T46">אבל</text:span><text:span text:style-name="T89">)</text:span> וכדי שתרד מן המטה ותדיח את פניה - מחלוקת רבי עקיבא וחכמים <text:span text:style-name="T89">(</text:span><text:span text:style-name="T46">מטמאה מעת לעת ואינה מטמאה את בועלה; רבי עקיבא אומר: מטמאה את בועלה ואפילו כל מעת לעת</text:span><text:span text:style-name="T89">)</text:span>.</text:p>
      <text:p text:style-name="Standard">והא '<text:span text:style-name="T100">אחר כך</text:span>' קתני <text:span text:style-name="T89">(</text:span><text:span text:style-name="T46">דקתני במתניתין 'ואח"כ מטמאה מעת לעת, ואינה מטמאה כו' - אלמא כששהתה יותר מכדי שתרד - הוא דפליגי, אבל בכדי שתרד טמאה אפילו לרבה, וקשיא ברייתא דכדי שתושיט</text:span><text:span text:style-name="T89">)</text:span>?</text:p>
      <text:p text:style-name="Standard">הכי קאמר: '<text:span text:style-name="T89">(</text:span><text:span text:style-name="T46">האי שיעורא דכדי שתרד -</text:span><text:span text:style-name="T89">)</text:span> וזהו אחר כך שנחלקו רבי עקיבא וחכמים'.</text:p>
      <text:p text:style-name="Standard">רב אשי אמר: אידי ואידי חד שיעורא הוא; עד בידה <text:span text:style-name="T89">(</text:span><text:span text:style-name="T46">שאינה צריכה להושיט ידה תחת הכר</text:span><text:span text:style-name="T89">)</text:span> = <text:span text:style-name="T89">(</text:span><text:span text:style-name="T46">הוי שיעורא</text:span><text:span text:style-name="T89">)</text:span> כדי שתרד מן המטה ותדיח את פניה <text:span text:style-name="T89">(</text:span><text:span text:style-name="T46">באותו עד</text:span><text:span text:style-name="T89">)</text:span>; אין עד בידה <text:span text:style-name="T89">(</text:span><text:span text:style-name="T46">דבעיא להושיט ידה תחת הכר</text:span><text:span text:style-name="T89">)</text:span> - כדי שתושיט ידה לתחת הכר או לתחת הכסת ותטול עד ותבדוק בו <text:span text:style-name="T89">(</text:span><text:span text:style-name="T46">ועודה במטה; ולרב חסדא אפילו עד בידה נפיש 'כדי שתרד' מ'כדי שתושיט', הילכך 'אחר אחר' הוא</text:span><text:span text:style-name="T89">)</text:span>.</text:p>
      <text:p text:style-name="P16"/>
      <text:p text:style-name="Standard">מיתיבי: '<text:span text:style-name="T100">איזהו </text:span>'<text:span text:style-name="T100">אחר זמן</text:span>'?</text:p>
      <text:p text:style-name="P69">דבר זה שאל רבי אלעזר ברבי צדוק לפני חכמים באושא, ואמר להם:</text:p>
      <text:p text:style-name="Standard"/>
      <text:p text:style-name="Standard">(נדה טו,א)</text:p>
      <text:p text:style-name="Standard"><text:span text:style-name="T108">שמא כרבי עקיבא אתם אומרים, שמטמאה את בועלה </text:span><text:span text:style-name="T89">(</text:span><text:span text:style-name="T46">כל מעת לעת, ואין לכם שיעור בדבר אלא מעת לעת</text:span><text:span text:style-name="T89">)</text:span><text:span text:style-name="T108">?</text:span></text:p>
      <text:p text:style-name="Standard"><text:span text:style-name="T108">אמרו לו: לא שמענו </text:span><text:span text:style-name="T89">(</text:span><text:span text:style-name="T46">את שיעורו, וכרבי עקיבא לא סבירא לן</text:span><text:span text:style-name="T89">)</text:span><text:span text:style-name="T108">.</text:span></text:p>
      <text:p text:style-name="Standard"><text:span text:style-name="T108">אמר להם: כך פרשו חכמים ביבנה: לא שהתה כדי שתרד מן המטה ותדיח את פניה </text:span><text:span text:style-name="T89">(</text:span><text:span text:style-name="T46">אלא כדי שתשב ותבדוק ועודה במטה</text:span><text:span text:style-name="T89">)</text:span><text:span text:style-name="T108">; 'תוך זמן' הוא זה, וטמאין מספק </text:span><text:span text:style-name="T89">(</text:span><text:span text:style-name="T46">דהיינו </text:span><text:span text:style-name="T65">אחר</text:span><text:span text:style-name="T46"> אותיום, כרב חסדא</text:span><text:span text:style-name="T89">)</text:span><text:span text:style-name="T108"> ופטורין מקרבן וחייבין באשם תלוי; שהתה כדי שתרד מן המטה ותדיח את פניה </text:span><text:span text:style-name="T89">(</text:span><text:span text:style-name="T46">דנפיש שיעוריה</text:span><text:span text:style-name="T89">)</text:span><text:span text:style-name="T108"> – '</text:span><text:span text:style-name="T100">אחר הזמן</text:span><text:span text:style-name="T108">' </text:span><text:span text:style-name="T89">(</text:span><text:span text:style-name="T46">כלומר 'אחר אחר'</text:span><text:span text:style-name="T89">)</text:span><text:span text:style-name="T108"> הוא זה, וכן כששהתה מעת לעת ומפקידה לפקידה </text:span><text:span text:style-name="T89">(</text:span><text:span text:style-name="T46">כלומר: כשיעור הזה ומכאן ולהלן</text:span><text:span text:style-name="T89">)</text:span><text:span text:style-name="T108"> - בועלה מטמא משום מגע </text:span><text:span text:style-name="T89">(</text:span><text:span text:style-name="T46">כל מעת לעת של בעילה - אם בדקה ומצאתה טמאה - בועלה מטמאה משום </text:span><text:soft-page-break/><text:span text:style-name="T46">נוגע במעת לעת בנדה טומאת ערב, וספק מדרבנן לתלות</text:span><text:span text:style-name="T89">)</text:span><text:span text:style-name="T108"> ואינו מטמא משום בועל </text:span><text:span text:style-name="T89">(</text:span><text:span text:style-name="T46">משום בועל נדה טומאת שבעה, ואפילו לתלות</text:span><text:span text:style-name="T89">)</text:span><text:span text:style-name="T108">.</text:span></text:p>
      <text:p text:style-name="P18">רבי עקיבא אומר: אף מטמא משום בועל.</text:p>
      <text:p text:style-name="Standard"><text:span text:style-name="T108">רבי יהודה בנו של רבן יוחנן בן זכאי אומר: בעלה נכנס להיכל ומקטיר קטורת. </text:span><text:span text:style-name="T89">(</text:span><text:span text:style-name="T46">לקמן מפרש לה.</text:span><text:span text:style-name="T89">)</text:span><text:span text:style-name="T108"> </text:span></text:p>
      <text:p text:style-name="Standard">בשלמא לרב חסדא <text:span text:style-name="T89">(</text:span><text:span text:style-name="T46">דאמר 'כדי שתרד' = 'אחר אחר' הוא</text:span><text:span text:style-name="T89">)</text:span>, היינו דמטהרי רבנן; אלא לרב אשי - אמאי מטהרי רבנן? וכי תימא דאין עד בידה <text:span text:style-name="T89">(</text:span><text:span text:style-name="T46">דאחר שתרד הוצרכה להושיט, דהוה להו תרי שיעורי</text:span><text:span text:style-name="T89">)</text:span>, האי 'עד בידה' 'ואין עד בידה' מיבעי ליה <text:span text:style-name="T89">(</text:span><text:span text:style-name="T46">אם כן איבעי ליה למיתני ולפלוגי בין עד בידה לאין עד בידה דלא תיפוק חורבה מיניה: דהשתא משמע דאפילו עד בידה - דלא שהתה אלא כדי שתרד - מטהרי רבנן; ומדלא מפליג - שמע מינה דודאי מטהרי רבנן בכדי שתרד לחודיה</text:span><text:span text:style-name="T89">)</text:span>!? </text:p>
      <text:p text:style-name="Standard">קשיא. </text:p>
      <text:p text:style-name="P9"/>
      <text:p text:style-name="Standard">'<text:span text:style-name="T100">רבי יהודה בנו של רבן יוחנן בן זכאי אומר: בעלה נכנס להיכל ומקטיר קטורת</text:span>' - ותיפוק ליה דהוה נוגע במעת לעת שבנדה הוא?</text:p>
      <text:p text:style-name="Standard">דאמר כשמאי, דאמר 'כל הנשים דיין שעתן'.</text:p>
      <text:p text:style-name="Standard">ותיפוק ליה דהוה בעל קרי?</text:p>
      <text:p text:style-name="Standard">בשלא גמר ביאתו <text:span text:style-name="T89">(</text:span><text:span text:style-name="T46">ואפילו הכי לרבי עקיבא מטמאה את בועלה, דהעראה בנדה כגמר ביאה, דכתיב </text:span><text:span text:style-name="T47">(ויקרא כ,יח)</text:span><text:span text:style-name="T50"> את מקורה הערה</text:span><text:span text:style-name="T46">, אבל לענין קרי עד שיזריע</text:span><text:span text:style-name="T89">)</text:span>.</text:p>
      <text:p text:style-name="P9"/>
      <text:p text:style-name="Standard">ומודים חכמים לרבי עקיבא ברואה כתם: </text:p>
      <text:p text:style-name="Standard">אמר רב: למפרע, ורבי מאיר היא <text:span text:style-name="T89">(</text:span><text:span text:style-name="T46">דמחמיר בכתמים, כדאמר בפרק קמא </text:span><text:span text:style-name="T47">(לעיל ה.)</text:span><text:span text:style-name="T46"> ולקמן בפרק 'בא סימן' </text:span><text:span text:style-name="T47">(דף נב:)</text:span><text:span text:style-name="T89">)</text:span>;</text:p>
      <text:p text:style-name="Standard">ושמואל אמר: מכאן ולהבא, ורבנן היא.</text:p>
      <text:p text:style-name="Standard">'מכאן ולהבא'? פשיטא <text:span text:style-name="T89">(</text:span><text:span text:style-name="T46">מאי 'מודי'? הא בלמפרע פליגי לגבי מעת לעת, ולא במכאן ולהבא</text:span><text:span text:style-name="T89">)</text:span>!?</text:p>
      <text:p text:style-name="Standard">מהו דתימא 'הואיל ומעת לעת דרבנן, וכתמים דרבנן <text:span text:style-name="T89">(</text:span><text:span text:style-name="T46">אפילו מכאן ולהבא</text:span><text:span text:style-name="T89">)</text:span>: מה מעת לעת לא מטמאה את בועלה - אף כתמים לא מטמאה את בועלה' - קא משמע לן.</text:p>
      <text:p text:style-name="Standard">ואימא הכי נמי?</text:p>
      <text:p text:style-name="Standard">התם אין שור שחוט לפניך <text:span text:style-name="T89">(</text:span><text:span text:style-name="T46">דאתמול לא חזאי, אלא סייג בעלמא הוא</text:span><text:span text:style-name="T89">)</text:span>, הכא יש שור שחוט לפניך <text:span text:style-name="T89">(</text:span><text:span text:style-name="T46">דבצפור לא נתעסקה ובשוק של טבחים לא עברה, ומיום שלבשתו היא בספק זה</text:span><text:span text:style-name="T89">)</text:span>;</text:p>
      <text:p text:style-name="Standard">וכן אמר ריש לקיש: למפרע ורבי מאיר היא; רבי יוחנן אמר: מכאן ולהבא, ורבנן היא.</text:p>
      <text:p text:style-name="Standard"/>
      <text:p text:style-name="Standard"/>
      <text:p text:style-name="Standard">משנה:</text:p>
      <text:p text:style-name="Standard">כל הנשים בחזקת טהרה לבעליהן <text:span text:style-name="T89">(</text:span><text:span text:style-name="T46">בלא בדיקה; שלא הוזכרה בדיקה אלא לעסוקה בטהרות</text:span><text:span text:style-name="T89">)</text:span>;</text:p>
      <text:p text:style-name="Standard">הבאין מן הדרך נשיהן להן בחזקת טהרה.</text:p>
      <text:p text:style-name="P10"/>
      <text:p text:style-name="Standard">גמרא:</text:p>
      <text:p text:style-name="Standard">למה ליה למתני '<text:span text:style-name="T100">הבאין מן הדרך</text:span>'? </text:p>
      <text:p text:style-name="Standard">סלקא דעתך אמינא 'הני מילי היכא דאיתיה במתא, דרמיא אנפשה ובדקה, אבל היכא דליתא במתא דלא רמיא אנפשה - לא' - קא משמע לן.</text:p>
      <text:p text:style-name="Standard">אמר ריש לקיש משום רבי יהודה נשיאה: והוא שבא ומצאה בתוך ימי עונתה <text:span text:style-name="T89">(</text:span><text:span text:style-name="T46">שלשים יום לראייה, אבל לאחר שלשים - בעיא בדיקה, הואיל וסתם נשים חזיין לסוף עונה</text:span><text:span text:style-name="T89">)</text:span>.</text:p>
      <text:p text:style-name="Standard">אמר רב הונא: לא שנא <text:span text:style-name="T89">(</text:span><text:span text:style-name="T46">דכי מצאה תוך ימי עונתה לא בעיא בדיקה</text:span><text:span text:style-name="T89">)</text:span> אלא שאין לה וסת, אבל יש לה וסת - אסור לשמש.</text:p>
      <text:p text:style-name="Standard">כלפי לייא! אדרבה, איפכא מסתברא: אין לה וסת אימא חזאי, יש לה וסת - וסת קביע לה!?</text:p>
      <text:p text:style-name="Standard">אלא אי איתמר - הכי איתמר: </text:p>
      <text:p text:style-name="Standard">אמר רב הונא: לא שנו אלא שלא הגיע שעת וסתה <text:span text:style-name="T89">(</text:span><text:span text:style-name="T46">בתוך אותן ימים שהיה בדרך, כגון אשה שיש לה וסת ולא הגיע בתוך אותן הימים</text:span><text:span text:style-name="T89">)</text:span>, אבל הגיע שעת וסתה – אסורה <text:span text:style-name="T89">(</text:span><text:span text:style-name="T46">דאורח בזמנו בא</text:span><text:span text:style-name="T89">)</text:span>;</text:p>
      <text:p text:style-name="Standard"><text:soft-page-break/>- קסבר וסתות דאורייתא <text:span text:style-name="T89">(</text:span><text:span text:style-name="T46">הלכה למשה מסיני, דמחזקינן לה בטומאת ספק</text:span><text:span text:style-name="T89">)</text:span>.</text:p>
      <text:p text:style-name="Standard">רבה בר בר חנה אמר: אפילו הגיע שעת וסתה <text:span text:style-name="T89">(</text:span><text:span text:style-name="T46">קודם ביאתו מן הדרך</text:span><text:span text:style-name="T89">)</text:span> - נמי מותרת;</text:p>
      <text:p text:style-name="Standard">- קסבר וסתות דרבנן <text:span text:style-name="T89">(</text:span><text:span text:style-name="T46">הצריכוה חכמים לבדוק ביום וסתה שמא תראה, ומיהו היכא דלא הוה בעיר ולא ידעינן אי בדקה אי לא בדקה - לא מספקינן לה בטומאה</text:span><text:span text:style-name="T89">)</text:span>.</text:p>
      <text:p text:style-name="Standard">רב אשי מתני הכי: אמר רב הונא:</text:p>
      <text:p text:style-name="Standard"/>
      <text:p text:style-name="Standard">(נדה טו,ב)</text:p>
      <text:p text:style-name="Standard">לא שנו <text:span text:style-name="T89">(</text:span><text:span text:style-name="T46">הא דתנן 'בחזקת טהרה', דמשמע אפילו הגיע עת וסתה</text:span><text:span text:style-name="T89">)</text:span> אלא שאין לה וסת לימים <text:span text:style-name="T89">(</text:span><text:span text:style-name="T46">לחודייהו, בלא קפיצה</text:span><text:span text:style-name="T89">)</text:span> אלא יש לה וסת לימים ולקפיצות, כיון דבמעשה תליא מילתא - אימא לא קפיץ ולא חזאי; אבל יש לה וסת לימים - אסורה לשמש;</text:p>
      <text:p text:style-name="Standard">- קסבר וסתות דאורייתא;</text:p>
      <text:p text:style-name="Standard">רבה בר בר חנה אמר: אפילו יש לה וסת לימים – מותרת;</text:p>
      <text:p text:style-name="Standard">- קסבר וסתות דרבנן.</text:p>
      <text:p text:style-name="Standard">אמר רב שמואל משמיה דרבי יוחנן: אשה שיש לה וסת - בעלה מחשב ימי וסתה ובא עליה <text:span text:style-name="T89">(</text:span><text:span text:style-name="T46">אם שהה בדרך שבעה ימים אחר וסתה, דעכשיו עומדת בימים שיכולה להטהר - אפילו הגיע וסתה, אמרינן 'טבלה', ואין צריך לשואלה</text:span><text:span text:style-name="T89">)</text:span>.</text:p>
      <text:p text:style-name="Standard">אמר ליה רב שמואל בר ייבא לרבי אבא: אמר רבי יוחנן אפילו ילדה, דבזיזא למטבל <text:span text:style-name="T89">(</text:span><text:span text:style-name="T46">בושה היא לטבול עד שיפייסנה</text:span><text:span text:style-name="T89">)</text:span>?</text:p>
      <text:p text:style-name="P25"><text:span text:style-name="T46">תוספות ד"ה אפילו ילדה דבזיזא למיטבל. פ"ה אפי' נערה שבושה לטבול ומשני </text:span><text:span text:style-name="T86">ודאי ראתה מי א"ר יוחנן</text:span><text:span text:style-name="T46">? הך נמי כיון שלא ראתה בודאי שרי רבי יוחנן;</text:span></text:p>
      <text:p text:style-name="P25"><text:span text:style-name="T46">ואינו מיושב; ור"ח מפרש, וכן ר"ת - </text:span><text:span text:style-name="T86">אפי' ילדה דבזיזא למיטבל</text:span><text:span text:style-name="T46"> פי' שהולידה ומפחדת לטבול תוך שלשים, כדאמר בפ' 'מפנין' [שבת דף קכט.] דבת רב חסדא טבלה תוך שלשים ללידה וחלתה ואמטיה רבא לערסא ואיתסיאת;</text:span></text:p>
      <text:p text:style-name="P25"><text:span text:style-name="T46">והשתא אתי שפיר דא"ל </text:span><text:span text:style-name="T86">ודאי ראתה מי א"ר יוחנן</text:span><text:span text:style-name="T46"> א"כ יולדת אפילו לא היתה דואגת לטבול לא יתיר רבי יוחנן, דספק טבילה אינו מוציאה מידי ודאי ראתה! ו</text:span><text:span text:style-name="T86">בזיז</text:span><text:span text:style-name="T46"> לשון פחד, כההיא דפ"ב דיבמות [דף כו.] 'לא מיבעיא אביו דבזיז בריה מיניה'; מיהו בפרק 'אלו דברים' [פסחים דף עב:] משמע שהוא לשון בושת, גבי 'יבמתו בזיזה מיניה'; ובפרק 'בית שמאי' [יבמות דף קיב.] 'מבזז בזיז מיניה'; מיהו גם יש לפרש לשון פחד; ובערוך פי' לשון בושת:</text:span></text:p>
      <text:p text:style-name="Standard">אמר ליה: אטו ודאי ראתה מי אמר רבי יוחנן <text:span text:style-name="T89">(</text:span><text:span text:style-name="T46">שלא יהא צריך לשואלה ואפילו היא זקנה</text:span><text:span text:style-name="T89">)</text:span>? אימר דאמר רבי יוחנן ספק ראתה ספק לא ראתה, ואם תמצא לומר ראתה, אימא טבלה <text:span text:style-name="T89">(</text:span><text:span text:style-name="T46">וכיון דטעמא דרבי יוחנן משום ספיקא הוא, לא שנא ילדה לא שנא זקנה</text:span><text:span text:style-name="T89">)</text:span>; אבל ודאי ראתה מי יימר דטבלה? הוה ליה ספק <text:span text:style-name="T89">(</text:span><text:span text:style-name="T46">להיתר</text:span><text:span text:style-name="T89">)</text:span> וּוַדַאי <text:span text:style-name="T89">(</text:span><text:span text:style-name="T46">לאיסור</text:span><text:span text:style-name="T89">)</text:span>, ואין ספק מוציא <text:span text:style-name="T89">(</text:span><text:span text:style-name="T46">את הדבר</text:span><text:span text:style-name="T89">)</text:span> מידי ודאי <text:span text:style-name="T89">(</text:span><text:span text:style-name="T46">שלו</text:span><text:span text:style-name="T89">)</text:span>.</text:p>
      <text:p text:style-name="P9"/>
      <text:p text:style-name="Standard">ולא? והתניא <text:span text:style-name="T87">[תוספתא מעשר שני פ"ג מ"יח]</text:span>: '<text:span text:style-name="T100">חבר שמת והניח מגורה מלאה פירות, אפילו הן בני יומן - הרי הן בחזקת מתוקנין</text:span>' והא הכא ודאי טבל <text:span text:style-name="T89">(</text:span><text:span text:style-name="T46">דהא חזינן שנגמרה מלאכתן </text:span><text:span text:style-name="T112">[שהרי הם במגורה]</text:span><text:span text:style-name="T46"> וממורחין הן</text:span><text:span text:style-name="T89">)</text:span>, ספק מעושר ספק אינו מעושר, וקאתי ספק ומוציא מידי ודאי!?</text:p>
      <text:p text:style-name="Standard">התם ודאי וודאי הוא, כדרב חנינא חוזאה, דאמר רב חנינא חוזאה: חזקה על חבר שאינו מוציא מתחת ידו דבר שאינו מתוקן;</text:p>
      <text:p text:style-name="Standard">ואיבעית אימא: ספק וספק הוא <text:span text:style-name="T89">(</text:span><text:span text:style-name="T46">דכי היכי דמספקא לן אי מעשרי אי לא - הכי נמי מספקא לן דלמא לא טביל, ולא איחייב במעשר</text:span><text:span text:style-name="T89">)</text:span>, וכדרבי אושעיא, דאמר רבי אושעיא: מערים אדם על תבואתו ומכניסה במוץ שלה כדי שתהא בהמתו* אוכלת ופטורה מן המעשר <text:span text:style-name="T89">(</text:span><text:span text:style-name="T46">דאימא כרבי אושעיא עיילה ומכניסה במוץ שלה, דאין טבל מתחייב במעשר אלא בראיית פני הבית: כשרואה את הפתח; וכיון דבשעת ראיית פני הבית לא נגמרה מלאכתו למעשר - תו לא מיחייבא אף על פי שהוא דשה וממרחה לאחר שהכניסה, מידי דהוה אמכניס פירות דרך גגו וקרפיפו לבית אפילו היא ממורחת, דקיימא לן דפטורה מן המעשר הואיל ולא ראתה את הפתח</text:span><text:span text:style-name="T89">)</text:span>. </text:p>
      <text:p text:style-name="Standard">*<text:span text:style-name="T86">כדי שתהא בהמתו אוכלת</text:span><text:span text:style-name="T46">. אפילו לאחר מירוח; ולהכי נקט 'בהמתו': דאילו אמאכל אדם לא מצי למימר הכי, דאי נמי לא מחייב מדאורייתא - רבנן גזור על אכילת קבע אפילו בדבר שלא נגמרה מלאכתו, אבל מאכל בהמה - קבע שלה עראי חשיב לה, דתנן במסכת פאה </text:span><text:span text:style-name="T47">(פ"א מ"ו)</text:span><text:span text:style-name="T46"> '</text:span><text:span text:style-name="T75">מאכיל לבהמה לעופות ולחיות עד שימרח</text:span><text:span text:style-name="T46">' הילכך כל כמה דלא חל עליה שם טבל דאורייתא מאכיל לבהמתו; והכא - כיון דאיכא למימר דעביד להו כרבי אושעיא - מותרין לאדם, דלגבי איסורא דרבנן מהניא חזקת חבר. </text:span></text:p>
      <text:p text:style-name="Standard"/>
      <text:p text:style-name="Standard"><text:soft-page-break/>ואכתי אין ספק מוציא מידי ודאי? והתניא: '<text:span text:style-name="T100">מעשה בשפחתו של מסיק אחד ברימון, שהטילה נפל לבור, ובא כהן והציץ בו לידע אם זכר אם נקבה, ובא מעשה לפני חכמים וטהרוהו </text:span><text:span text:style-name="T89">(</text:span><text:span text:style-name="T46">מאהל </text:span><text:span text:style-name="T46">המת</text:span><text:span text:style-name="T89">)</text:span><text:span text:style-name="T100"> מפני שחולדה וברדלס מצויים שם</text:span>' והא הכא דודאי הטילה נפל, ספק גררוהו ספק לא גררוהו, וקאתי ספק ומוציא מידי ודאי!?</text:p>
      <text:p text:style-name="Standard">לא תימא 'הטילה נפל לבור' אלא אימא</text:p>
      <text:p text:style-name="Standard"><text:span text:style-name="T89">(</text:span><text:span text:style-name="T86">אם זכר הוא</text:span><text:span text:style-name="T46"> כו'. כהן חכם היה, ומורה הוראות, ומתכוין להורות לה ימי טומאה וטהרה; אי נמי שגורה </text:span><text:span text:style-name="T112">[רגילה]</text:span><text:span text:style-name="T46"> אצלו בבית ונוגעת בתרומתו ורוצה להזהר ממנה כל ימי טומאתה; ויש אומרים לידע אימתי יהא זמן הבאת קרבנה, אם יארע במשמרתו אם לאו, ולא סבירא לי דבשביל תור </text:span><text:span text:style-name="T130">עולה</text:span><text:span text:style-name="T46"> חטאת אחת לכולה משמרה לא עייל האי כהן נפשיה להכי! ועוד: שהרי היא יכולה לאחר קרבנה כל זמן שתרצה! וגם לשון ראשון אינו נראה: דאי חכם הוא - כלום הוא בא להאהיל ולעבור על לאו דטומאת מת? אלא כהן עם הארץ היה, או קטן, ושגרתו אשה להציץ ולראות.</text:span><text:span text:style-name="T89">)</text:span> </text:p>
      <text:p text:style-name="P28">תוספות ד"ה בשפחתו של מסיק. משמע דשפחה מטמאה בלידה, וכן מוכח בפ' רבי אליעזר דמילה (שבת דף קלה:), דקאמר: לקח שפחה ונתעברה אצלו זהו 'יליד בית' שנימול לשמונה, והתם קאמר כל שאין אמו טמאה לידה אינו נימול לשמונה! </text:p>
      <text:p text:style-name="P28">ובת"כ תניא נמי בהדיא: אין לי אלא בני ישראל, גיורת ושפחה - בין משוחררת ובין שאינה משוחררת – מנין? תלמוד לומר: אשה</text:p>
      <text:p text:style-name="P25"><text:span text:style-name="T46">ונראה דהא דיליף לאינה משוחררת מאשה - אסמכתא בעלמא הוא, ואגב אחריני נקט לה, דבפ"ק דכריתות </text:span><text:span text:style-name="T47">(דף ז:)</text:span><text:span text:style-name="T46"> משמע מגזירה שוה ד'לה' 'לה'* אתיא, ובפרק 'הערל' </text:span><text:span text:style-name="T47">(יבמות דף עד:)</text:span><text:span text:style-name="T46"> לא יליף מ'</text:span><text:span text:style-name="T50">אשה</text:span><text:span text:style-name="T46">' אלא גיורת ומשוחררת, ושאינה משוחררת אינו מזכיר שם. </text:span></text:p>
      <text:p text:style-name="P30"><text:span text:style-name="T46">*רש"י כריתות ז,ב: ד"ה מאי וכן שפחה: הא פשיטא לן דכל מצוה שהאשה חייבת בה עבד חייב בה, דגמרי 'לה' 'לה': כתיב באשה </text:span><text:span text:style-name="T47">(דברים כד, פסוקים א,ג)</text:span><text:span text:style-name="T46"> </text:span><text:span text:style-name="T50">וכתב לה ספר כריתות</text:span><text:span text:style-name="T46">, וכתיב בשפחה </text:span><text:span text:style-name="T47">[ויקרא יט,כ]</text:span><text:span text:style-name="T46"> </text:span><text:span text:style-name="T50">או חפשה לא נתן לה</text:span></text:p>
      <text:p text:style-name="P30"><text:span text:style-name="T46">תוספות ד"ה ובא כהן והציץ. אומר ר"ת דכהן שוטה היה; דאפילו אם נאמר דשל גבירתה היה, וכהן זה קרוב היה - לא היה לו לטמאות, דאמר בת"כ דאין כהנים מטמאין לנפלים: דבעינן דומיא דאביו ואמו! ועוד: דכאן לא היה לצורך המת.</text:span><text:span text:style-name="T29"> </text:span></text:p>
      <text:p text:style-name="P65">תוספות ד"ה ספק גררוהו ההיא שעתא כו'. וא"ת והאי בור היכא קאי?: אי ברה"ר - אפילו בספקא אחת טהור; אי ברה"י - מאי משני שהטילה כמין נפל לבור? והתניא דברה"י כל ספקות שאתה יכול להרבות טמא'?</text:p>
      <text:p text:style-name="P65">וי"ל דגרירת חולדה וברדלס הוי ספק הרגיל וקרוב לודאי; ותדע: דאפילו מידי ודאי בעי למימר שמוציא זה הספק!</text:p>
      <text:p text:style-name="P65">ואומר ר"י דצריך לומר דרגלי הכהן היו ברשות הרבים, דאי רגליו היו ברה"י - ניחוש דלמא גררוהו כנגד רגליו, וטומאה בוקעת ועולה! דע"כ ליכא בחוריהן פותח טפח, דכי איכא - מאי מועלת גרירה: והא בפותח טפח מביא הטומאה!? </text:p>
      <text:p text:style-name="P65">ועוד יש לומר דרגלי הכהן ברשות היחיד וגררוהו ואכלוהו הוי ספק הרגיל. </text:p>
      <text:p text:style-name="Standard"/>
      <text:p text:style-name="Standard">(נדה טז,א)</text:p>
      <text:p text:style-name="Standard">'כמין נפל' <text:span text:style-name="T89">(</text:span><text:span text:style-name="T46">הלכך ספק וספק הוא: דדלמא מעיקרא לאו נפל הוא</text:span><text:span text:style-name="T89">)</text:span>. </text:p>
      <text:p text:style-name="Standard">והא '<text:span text:style-name="T100">לידע אם זכר אם נקבה</text:span>' קתני?</text:p>
      <text:p text:style-name="Body_20_Text_20_3">הכי קאמר: 'ובא כהן והציץ בו לידע אם נפל הפילה אם רוח הפילה, ואם תימצי לומר נפל הפילה - לידע אם זכר אם נקבה;</text:p>
      <text:p text:style-name="Standard">ואיבעית אימא: כיון דחולדה וברדלס מצויים שם - ודאי גררוהו <text:span text:style-name="T89">(</text:span><text:span text:style-name="T46">הלכך ודאי וודאי הוא</text:span><text:span text:style-name="T89">)</text:span>.</text:p>
      <text:p text:style-name="Standard"/>
      <text:p text:style-name="Standard">בעו מיניה מרב נחמן: וסתות דאורייתא <text:span text:style-name="T89">(</text:span><text:span text:style-name="T46">הא דקיימא לן דבעי בדיקה בשעת וסתה, דאורייתא היא?: דאם לא בדקה – טמאה, ואפילו בדקה אחר זמן ומצאתה טהורה, דאורח בזמנו בא, ודם חזאי ונפל לקרקע?</text:span><text:span text:style-name="T89">)</text:span> או דרבנן <text:span text:style-name="T89">(</text:span><text:span text:style-name="T46">או דרבנן - הוא דאצרכוה, ואם לא בדקה טהורה</text:span><text:span text:style-name="T89">)</text:span>?</text:p>
      <text:p text:style-name="Standard"><text:span text:style-name="T111">[לפי רש"י השאלה נראית כאילו שאלו: בדיקות דאורייתא! וכן נראה, מדלהלן נמסר: </text:span><text:span text:style-name="T119">רב נחמן בר יצחק אמר: בוסתות גופייהו קמיפלגי</text:span><text:span text:style-name="T111"> מכאן שבתחילה אין דנים בוסתות אלא בבדיקות, כפרש"י.]</text:span></text:p>
      <text:p text:style-name="Standard">אמר להו: מדאמר הונא חברין משמיה דרב: 'אשה שיש לה וסת והגיע שעת וסתה ולא בדקה, ולבסוף ראתה <text:span text:style-name="T89">(</text:span><text:span text:style-name="T46">בבדיקה ראשונה שבדקה עצמה לאחר זמן ומצאתה טמאה</text:span><text:span text:style-name="T89">)</text:span> - חוששת לוסתה וחוששת לראייתה <text:span text:style-name="T89">(</text:span><text:span text:style-name="T46">אם זמן וסתה קודם מעת לעת של ראייתה - מטמאינן טהרות דוסתה ואילך, דִלמא בזמנו בא; ואם מעת לעת של ראייתה קודם לוסתה: דלא שהתה משעת וסתה עד ראייתה מעת לעת - אזלינן בתר ראייה, וטמאה מעת לעת</text:span><text:span text:style-name="T89">)</text:span>' <text:span text:style-name="T89">(</text:span><text:span text:style-name="T46">וקסלקא דעתא דהוא הדין נמי אם בדקה ומצאתה טהורה דחוששת לוסתה, והא דנקט 'ראתה' - משום דבעי למימר 'וחוששת לראייתה'</text:span><text:span text:style-name="T89">)</text:span> - אלמא וסתות דאורייתא. </text:p>
      <text:p text:style-name="Body_20_Text_20_Indent_20_3"><text:soft-page-break/>תוספות ד"ה וחוששת לראייתה. פרש"י לענין מעת לעת, אע"ג דקי"ל כרבי דוסא דאשה שיש לה וסת דיה שעתה - שלא בשעת וסת מודה דמטמא למפרע;</text:p>
      <text:p text:style-name="P25"><text:span text:style-name="T46">ועוד י"ל דהכא מיירי לענין שתהא מקולקלת למניינה.</text:span> </text:p>
      <text:p text:style-name="P28">תוספות ד"ה אלמא וסתות דאורייתא. השתא סבר הא דנקט ראתה לאשמועינן דחוששת לראייתה ולא חשבינן לה כאילו ודאי ראתה מזמן הוסת, וה"ה דכי לא ראתה חוששת;</text:p>
      <text:p text:style-name="P28">ואם תאמר: היאך רוצה להוכיח דוסתות דאורייתא, והלא אפי' אי וסתות דרבנן, כיון דראתה עכשיו טמאה גם מזמן הוסת מספק? </text:p>
      <text:p text:style-name="P28">וי"ל הני מילי לטהרות, אבל מקולקלת למניינה לא הויא: </text:p>
      <text:p text:style-name="P57">[## לולא רב נחמן הייתי לומד דברי רב כפשוטן: האשה לא בדקה בזמן וראתה אחרי הזמן, ומכל מקום ודאי ראתה בעת שראתה ולכן חוששת שלא ראתה קודם לכן ולכן חוששת לראייתה; אך היות ואורח בזמנו בא חוששין לוסתה, ושני דינים אלה משום ספק דאורייתא לחומרא; </text:p>
      <text:p text:style-name="Standard"><text:span text:style-name="T46">מקולקלת למניינה לא הויא</text:span><text:span text:style-name="T111"> – כי אין קלקול למנין מפעם אחת, אלא צריכה להמשיך שבעת ימי הנדה עד לסוף היום השביעי מראייתה, וזה פירוש חוששת לראייתה': לא שעקרה את וסתה אלא חוששת. </text:span></text:p>
      <text:p text:style-name="P57">ואמנם משום שרב נחמן השתמש בדברי רב להוכיח שוסתות דאורייתא – אולי יש לומר שרב נחמן מוכיח מתוך הדעה שספק דאורייתא לחומרא מדאורייתא?</text:p>
      <text:p text:style-name="P57">אבל - היות ורק כשבדקה מצאה לאחר זמן, אבל לא הרגישה, לא היה לה כלל ראייה מדאורייתא, והכל דרבנן?]</text:p>
      <text:p text:style-name="Standard"/>
      <text:p text:style-name="Standard">איכא דאמרי הכי קאמר ליה: טעמא דראתה <text:span text:style-name="T89">(</text:span><text:span text:style-name="T46">דכיון דבבדיקה ראשונה מצאתה טמאה, אם בדקה נמי בשעת וסתה הוה משכחא</text:span><text:span text:style-name="T89">)</text:span>, הא לא ראתה - אין חוששין, אלמא וסתות דרבנן!</text:p>
      <text:p text:style-name="P28">תוספות ד"ה אלמא וסתות דרבנן. וא"ת דלעיל (דף טו.) אמר רב הונא לא שנו אלא שלא הגיע שעת וסתה כו' אלמא וסתות דאורייתא </text:p>
      <text:p text:style-name="P28">וי"ל דהכא קאמר משמיה דרב, וליה לא סבירא ליה; ואליבא דרב איכא לקמן ב' לשונות; אי נמי לעיל אתי כלישנא קמא דהכא: </text:p>
      <text:p text:style-name="Standard">איתמר: אשה שיש לה וסת והגיע שעת וסתה, ולא בדקה ולבסוף בדקה: אמר רב: בדקה ומצאת טמאה – טמאה; טהורה – טהורה;</text:p>
      <text:p text:style-name="Standard">ושמואל אמר: אפילו בדקה ומצאת טהורה - נמי טמאה, מפני שאורח בזמנו בא. </text:p>
      <text:p text:style-name="Standard">לימא בוסתות קמיפלגי: דמר סבר דאורייתא ומר סבר דרבנן?</text:p>
      <text:p text:style-name="P10">תוספות ד"ה ומר סבר וסתות דרבנן. נראה דדוקא במרגשת שבא דם זה מן המכה; ואפ"ה אם זמן וסת הוא, אי וסתות דאורייתא - חיישינן שמא גם מן המקור בא הדם; אבל אם אינה מרגשת יציאת דם מן המכה - טמאה לכולי עלמא אם הוא זמן וסתה, דאי לאו הכי, וכי לעולם לא תהא נדה? והלא קודם מכה הוה לה וסת!</text:p>
      <text:p text:style-name="Standard"/>
      <text:p text:style-name="Standard">אמר רבי זירא: דכולי עלמא <text:span text:style-name="T89">(</text:span><text:span text:style-name="T46">אפילו רב מודה ד</text:span><text:span text:style-name="T89">)</text:span>וסתות דאורייתא: כאן שבדקה עצמה כשיעור וסת <text:span text:style-name="T89">(</text:span><text:span text:style-name="T46">והא דקאמר דב'מצאתה טהורה – טהורה' - כשבדקה בשיעור וסת של וסתה, דודאי אי הוה דם - הוה משכחא, ושמואל סבר אפילו הכי טמאה, דאורח בזמנו בא, הואיל ולא בדקה בשעת וסת ממש</text:span><text:span text:style-name="T89">)</text:span>, כאן <text:span text:style-name="T89">(</text:span><text:span text:style-name="T46">הא דקאמר לעיל 'וסתות דאורייתא וטמאה אפילו לרב'</text:span><text:span text:style-name="T89">)</text:span> שלא בדקה עצמה כשיעור וסת <text:span text:style-name="T89">(</text:span><text:span text:style-name="T46">ואחר כך בדקה ומצאתה טהורה - טמאה</text:span><text:span text:style-name="T89">)</text:span>.</text:p>
      <text:p text:style-name="P3">ואיכא דאמרי: דמר אמר חדא ומר אמר חדא ולא פליגי.</text:p>
      <text:p text:style-name="P9"/>
      <text:p text:style-name="Standard"><text:span text:style-name="T109">רב נחמן בר יצחק אמר: בוסתות גופייהו קמיפלגי</text:span>: דמר סבר וסתות דאורייתא ומר סבר וסתות דרבנן.</text:p>
      <text:p text:style-name="Standard">אמר רב ששת: כתנאי: '<text:span text:style-name="T100">רבי אליעזר אומר: טמאה נדה</text:span> <text:span text:style-name="T89">(</text:span><text:span text:style-name="T46">אם הגיע וסתה ולא בדקה; קסבר וסתות דאורייתא</text:span><text:span text:style-name="T89">)</text:span><text:span text:style-name="T100">; ורבי יהושע אומר: תבדק</text:span> <text:span text:style-name="T89">(</text:span><text:span text:style-name="T46">לאחר וסתה מצאתה טמאה - טמאה משעת וסתה; </text:span><text:span text:style-name="T112">[נמצאה]</text:span><text:span text:style-name="T46"> טהורה - טהורה</text:span><text:span text:style-name="T89">)</text:span>'; </text:p>
      <text:p text:style-name="Standard">והני תנאי כי הני תנאי, דתניא: '<text:span text:style-name="T100">רבי מאיר אומר: טמאה נדה, וחכמים אומרים: תבדק</text:span>'!</text:p>
      <text:p text:style-name="Standard">אמר אביי: אף אנן נמי תנינא <text:span text:style-name="T89">(</text:span><text:span text:style-name="T46">דלרבי מאיר וסתות דאורייתא</text:span><text:span text:style-name="T89">)</text:span>, דתנן <text:span text:style-name="T87">[נדה פ"ד מ"ז]</text:span>: '<text:span text:style-name="T100">רבי מאיר אומר: אם היתה במחבא </text:span><text:span text:style-name="T89">(</text:span><text:span text:style-name="T46">מחמת פחד ליסטין ובולשת</text:span><text:span text:style-name="T89">)</text:span><text:span text:style-name="T100"> והגיע שעת וסתה ולא בדקה – טהורה, שחרדה מסלקת את הדמים</text:span>'; טעמא דאיכא חרדה, הא ליכא חרדה – טמאה, אלמא וסתות דאורייתא!</text:p>
      <text:p text:style-name="P10"/>
      <text:p text:style-name="Standard"><text:soft-page-break/>לימא הני תנאי בהא נמי פליגי, דתניא: '<text:span text:style-name="T100">הרואה דם מחמת מכה </text:span><text:span text:style-name="T89">(</text:span><text:span text:style-name="T46">שיש לה במעיה</text:span><text:span text:style-name="T89">)</text:span><text:span text:style-name="T100"> אפילו בתוך ימי נדתה </text:span><text:span text:style-name="T89">(</text:span><text:span text:style-name="T46">כלומר: בימים שהיא למודה לראות, דהיינו שעת עונתה או שעת וסתה</text:span><text:span text:style-name="T89">)</text:span><text:span text:style-name="T100"> – טהורה </text:span><text:span text:style-name="T89">(</text:span><text:span text:style-name="T46">דתלינן במכה שבאותו </text:span><text:span text:style-name="T46">מקום</text:span><text:span text:style-name="T89">)</text:span><text:span text:style-name="T100">, דברי רבן שמעון בן גמליאל; רבי אומר: אם יש לה וסת - חוששת לוסתה </text:span><text:span text:style-name="T89">(</text:span><text:span text:style-name="T46">כלומר כשאין לה וסת קבוע מודינא לך שאף על פי שעברה עונתה תולה במכה אבל אם יש לה וסת קבוע וראתה ביום וסתה אפי' מחמת מכה חיישינן שמא טיפת נדה מעורבת בו</text:span><text:span text:style-name="T89">)</text:span>'; מאי? לאו בהא קמיפלגי: דמר סבר וסתות דאורייתא ומר סבר וסתות דרבנן?</text:p>
      <text:p text:style-name="Standard">אמר רבינא: לא! דכולי עלמא וסתות דרבנן, והכא - במקור מקומו טמא <text:span text:style-name="T89">(</text:span><text:span text:style-name="T46">וכל דם הבא דרך שם ואפילו אינו דם נדה הוי אב הטומאה לטמא אדם טומאת ערב, ואם נגעה בטהרות - טמאים</text:span><text:span text:style-name="T89">)</text:span> קמיפלגי: רבן שמעון בן גמליאל סבר אשה טהורה ודם טמא דקאתי דרך מקור, ואמר ליה רבי <text:span text:style-name="T89">(</text:span><text:span text:style-name="T46">ולהקל על דבריו בא, והכי קאמר</text:span><text:span text:style-name="T89">)</text:span>: אי חיישת לוסת <text:span text:style-name="T89">(</text:span><text:span text:style-name="T46">אם יש לה וסת, כלומר: אם אתה אומר לטמאה מפני וסתה</text:span><text:span text:style-name="T89">)</text:span> - אשה נמי טמאה <text:span text:style-name="T89">(</text:span><text:span text:style-name="T46">חוששת לוסתה, כלומר: יש לך לטמאה טומאת שבעה</text:span><text:span text:style-name="T89">)</text:span>, ואי לא חיישת לוסת <text:span text:style-name="T89">(</text:span><text:span text:style-name="T46">והואיל ואינך חושש לכך, שהרי אתה אומר טהורה משום נדה</text:span><text:span text:style-name="T89">)</text:span> - מקור מקומו טהור הוא <text:span text:style-name="T89">(</text:span><text:span text:style-name="T46">שוב אין לה טומאה</text:span><text:span text:style-name="T89">)</text:span>.</text:p>
      <text:p text:style-name="P25"><text:span text:style-name="T46">תוספות ד"ה במקור מקומו טמא קמיפלגי. ורשב"ג לטעמיה בריש 'תינוקת' </text:span><text:span text:style-name="T47">(לקמן דף סו.)</text:span><text:span text:style-name="T46">, ואע"ג דטומאת בית הסתרים היא;</text:span></text:p>
      <text:p text:style-name="P25"><text:span text:style-name="T46">ובפרק דם הנדה (לקמן נה:) אמר נמי דדם בעי רביעית, והכא קאמר טמא אע"ג דליכא רביעית, כדאמרינן בפ' יוצא דופן (לקמן דף מא:) 'מקור שהזיע כב' טיפי מרגליות טמאה' - שמא הכא הלמ"מ הוא; תדע שהמקור טמא והאשה טהורה. </text:span><text:span text:style-name="T111">[##?]</text:span><text:span text:style-name="T46"> </text:span></text:p>
      <text:p text:style-name="Standard"/>
      <text:p text:style-name="Standard"/>
      <text:p text:style-name="Standard">משנה:</text:p>
      <text:p text:style-name="Standard">בית שמאי אומרים: צריכה שני עדים <text:span text:style-name="T89">(</text:span><text:span text:style-name="T46">חדשים</text:span><text:span text:style-name="T89">)</text:span> על כל תשמיש ותשמיש <text:span text:style-name="T89">(</text:span><text:span text:style-name="T46">אחד לפניו ואחד לאחריו, ולמחר תעיין בהם</text:span><text:span text:style-name="T89">)</text:span>, או תשמש לאור הנר <text:span text:style-name="T89">(</text:span><text:span text:style-name="T46">ותבדוק לאחר תשמיש עד שקנחה בו</text:span><text:span text:style-name="T89">)</text:span>;</text:p>
      <text:p text:style-name="Standard">בית הלל אומרים: דיה בשני עדים כל הלילה <text:span text:style-name="T89">(</text:span><text:span text:style-name="T46">אחד לפני תשמיש ראשון ואחד לאחר תשמיש אחרון; ואף על גב דמשמשת ולא ידעה אי חזאי ביני וביני - בין לבית שמאי בין לבית הלל לא איכפת לן, דלא הוצרכו לבדוק אלא לחומר טהרות</text:span><text:span text:style-name="T89">)</text:span>.</text:p>
      <text:p text:style-name="P10">תוספות ד"ה ב"ש אומרים צריכה ב' עדים על כל תשמיש. פרש"י ב' עדים חדשים א' לפני תשמיש ואחד לאחר תשמיש, ומצנעת עד הבקר, ובית הלל אומרים דיה בב' עדים כל הלילה: אחד לפני תשמיש ראשון ואחד לאחר תשמיש אחרון;</text:p>
      <text:p text:style-name="Standard"><text:span text:style-name="T46">וקשה: דלפני תשמיש לא בעו חדשים אלא צנועות! ועוד קשה מה שפירש לב"ה דלא מצרכי לבדוק בכל תשמיש, דלעיל אמר דאינן צנועות '</text:span><text:span text:style-name="T75">עד שבודקות בו לפני תשמיש זה בודקות בו לפני תשמיש אחר</text:span><text:span text:style-name="T46">' - משמע דבכל תשמיש בודקות!?</text:span></text:p>
      <text:p text:style-name="P10">מיהו הא י"ל בודקות בתשמיש אחֵר שבלילה שניה.</text:p>
      <text:p text:style-name="P10">ועוד קשה מה יודעת מתי שימש באחרונה שתבדוק אחריו, ואם היתה בודקת בשחר כשהיא עומדת - א"כ אינה בודקת סמוך לתשמיש לידע אם בועל בנדות לטמא בועלה ז'!</text:p>
      <text:p text:style-name="P10">ועוד קשה דקאמר ב"ש 'שמא תחפנה שכבת זרע בביאה שניה' - היה לו לומר 'בביאה אחרונה', כיון דלב"ה אינה בודקת עד לאחר תשמיש אחרון!</text:p>
      <text:p text:style-name="P10">ועוד דב"ה נקט נימוק וב"ש נקט לישנא אחרינא שמא תחפנה - היה לו לב"ש נמי למינקט נימוק כיון דקאי על דם שברחם ולא על הדם שעל העד, דהא בית הלל לא מצרכי בדיקה אחר תשמיש ראשון</text:p>
      <text:p text:style-name="P9">[דף טז/ב ד"ה ב"ש אומרים המשך]</text:p>
      <text:p text:style-name="P10">ועוד דקאמר 'מדברי כולן נלמד בעל נפש לא יבעול וישנה', פירוש בלא בדיקה בינתים אפילו לבעלה גרידא, הא לב"ה אף לטהרות לא צריכה בדיקה!</text:p>
      <text:p text:style-name="Standard"><text:span text:style-name="T65">ונראה לר"י</text:span><text:span text:style-name="T46"> כפירוש רשב"ם: דלב"ש צריכה </text:span><text:span text:style-name="T65">ב' עדים חדשים אחר תשמיש אחד לו ואחד לה</text:span><text:span text:style-name="T46">; והא דקתני' צריכה' היינו כלומר שהיא מכינה, כדתנן 'בנות ישראל משמשות בב' עדים אחד לו ואחד לה' - אע"ג דלפני תשמיש אינה צריכה חדש אלא צנועות, היינו לפי שאין העד מלוכלך כ"כ, אבל לאחר תשמיש - שמלוכלך בשכבת זרע - צריכות בכל פעם חדש, וב"ה אומרים דיה בב' עדים כל הלילה - מודים שצריכה בדיקה אחר כל תשמיש אך דלא מצרכי חדש, וטעמא משום דאחר תשמיש איכא רוב לכלוך משכבת זרע ואין ריוח בעד חדש; ואפשר דאפילו צנועות לא בעו חדש לאחר תשמיש; והשתא אתי שפיר הכל. </text:span></text:p>
      <text:p text:style-name="Standard"/>
      <text:p text:style-name="Standard">(נדה טז,ב)</text:p>
      <text:p text:style-name="Standard">גמרא:</text:p>
      <text:p text:style-name="Standard">תנו רבנן: '<text:span text:style-name="T108">אף על פי שאמרו המשמש מטתו לאור הנר הרי זה מגונה </text:span><text:span text:style-name="T89">(</text:span><text:span text:style-name="T46">טעמא מפרש לקמן</text:span><text:span text:style-name="T89">)</text:span><text:span text:style-name="T108">, בית שמאי אומרים: צריכה שני עדים על כל תשמיש או תשמש לאור הנר, ובית הלל אומרים: דיה בשני עדים כל הלילה</text:span>'.</text:p>
      <text:p text:style-name="Standard"><text:soft-page-break/>תניא: '<text:span text:style-name="T108">אמרו להם בית שמאי לבית הלל: לדבריכם, ליחוש שמא תראה טיפת דם כחרדל בביאה ראשונה </text:span><text:span text:style-name="T89">(</text:span><text:span text:style-name="T46">ויעמידוהו כותלי בית הרחם</text:span><text:span text:style-name="T89">)</text:span><text:span text:style-name="T108"> ו</text:span><text:span text:style-name="T89">(</text:span><text:span text:style-name="T46">כיון דלא מצריכיתו בדיקה בין תשמיש לתשמיש, כי הדר משמש</text:span><text:span text:style-name="T89">)</text:span><text:span text:style-name="T108"> </text:span><text:span text:style-name="T108">תחפנה שכבת זרע בביאה שניה </text:span><text:span text:style-name="T89">(</text:span><text:span text:style-name="T46">וכי בדקה לאחר תשמיש אחרון - לא מינכר למחר; ונהי נמי דלדידן משמשא לאחר קינוח ואף על גב דלא ידעינן עד למחר, מיהו בעינן 'מוכיחה קיים', דאי לאו הכי - מה הועילו חכמים בתקנתם</text:span><text:span text:style-name="T89">)</text:span><text:span text:style-name="T108">!</text:span></text:p>
      <text:p text:style-name="Standard"><text:span text:style-name="T108">אמרו להם בית הלל: אף לדבריכם, ליחוש עד שהרוק בתוך הפה שמא נימוק והולך לו </text:span><text:span text:style-name="T89">(</text:span><text:span text:style-name="T46">'רוק' = דם; 'פה' = אותו מקום, כלומר: אפילו כשהיתה בודקת לאחר תשמיש, שמא ראתה טפה כחרדל וחפתה שכבת זרע באותה ביאה עצמה</text:span><text:span text:style-name="T89">)</text:span><text:span text:style-name="T108">!</text:span></text:p>
      <text:p text:style-name="Standard"><text:span text:style-name="T108">אמרו להם: לפי שאינו דומה נימוק פעם אחת לנימוק שתי פעמים</text:span>'.</text:p>
      <text:p text:style-name="Standard">תניא: '<text:span text:style-name="T108">אמר רב יהושע: רואה אני את דברי בית שמאי.</text:span></text:p>
      <text:p text:style-name="Standard"><text:span text:style-name="T108">אמרו לו תלמידיו: רבי כמה הארכת </text:span><text:span text:style-name="T89">(</text:span><text:span text:style-name="T46">החמרת</text:span><text:span text:style-name="T89">)</text:span><text:span text:style-name="T108"> עלינו?</text:span></text:p>
      <text:p text:style-name="Standard"><text:span text:style-name="T108">אמר להם: מוטב שאאריך עליכם בעולם הזה כדי שיאריכו ימיכם לעולם הבא</text:span>'.</text:p>
      <text:p text:style-name="Standard">אמר רבי זירא: מדברי כולם נלמד בעל נפש <text:span text:style-name="T89">(</text:span><text:span text:style-name="T46">חסיד</text:span><text:span text:style-name="T89">)</text:span> לא יבעול וישנה <text:span text:style-name="T89">(</text:span><text:span text:style-name="T46">בלא בדיקה בינתים, דאפילו בית הלל מצרכי בדיקה לסוף תשמיש, אלמא חיישינן לשמא ראתה דם מחמת תשמיש! אלמא מי שהוא ירא ופורש מספק איסור - לא יבעול וישנה</text:span><text:span text:style-name="T89">)</text:span>. </text:p>
      <text:p text:style-name="Standard">רבא אמר: בועל ושונה; כי תניא ההיא - לטהרות.</text:p>
      <text:p text:style-name="Standard">תניא נמי הכי: '<text:span text:style-name="T108">במה דברים אמורים </text:span><text:span text:style-name="T89">(</text:span><text:span text:style-name="T46">דבעיא בדיקה</text:span><text:span text:style-name="T89">)</text:span><text:span text:style-name="T108">? – לטהרות, אבל לבעלה מותרת; ובמה דברים אמורים? - שהניחה בחזקת טהרה, אבל הניחה בחזקת טמאה - לעולם היא בחזקתה עד שתאמר לו "טהורה אני"</text:span>'. </text:p>
      <text:p text:style-name="Standard"/>
      <text:p text:style-name="Standard">אמר רבי אבא אמר רבי חייא בר אשי אמר רב: בדקה בעד <text:span text:style-name="T89">(</text:span><text:span text:style-name="T46">בלילה לפני תשמיש</text:span><text:span text:style-name="T89">)</text:span> ואבד - אסורה לשמש עד שתבדוק.</text:p>
      <text:p text:style-name="Standard">מתקיף לה רבי אילא: אילו איתא <text:span text:style-name="T111">[העד היה בנמצא, ולא אבד]</text:span>, מי לא משמשה ואף על גב דלא ידעה <text:span text:style-name="T89">(</text:span><text:span text:style-name="T46">דהא לבית הלל עד למחר לא בדקה! ואפילו לבית שמאי נמי: אם יש לה שני עדים לכל תשמיש - משמשת בלא נר אף על גבי דלא ידעה אי איכא דם בעדים של תשמיש ראשון</text:span><text:span text:style-name="T89">)</text:span>? השתא נמי תשמש!</text:p>
      <text:p text:style-name="Standard">אמר ליה רבא: זו מוכיחה קיים <text:span text:style-name="T89">(</text:span><text:span text:style-name="T46">הרי העד לפנינו ולמחר תראה בו ומהני לה לטהרות: דכי אצרכוה רבנן לשמש בעדים - משום טהרות הוא, וגם אם ימצא דם באותו שלפני תשמיש - תביא חטאת כפרתה</text:span><text:span text:style-name="T89">)</text:span>, וזו <text:span text:style-name="T89">(</text:span><text:span text:style-name="T46">שאבד עדה</text:span><text:span text:style-name="T89">)</text:span> אין מוכיחה קיים <text:span text:style-name="T89">(</text:span><text:span text:style-name="T46">ואי אמרת תשמש - מה תקנת חכמים יש כאן? דהרי היא כמו שלא בדקה!</text:span><text:span text:style-name="T89">)</text:span>.</text:p>
      <text:p text:style-name="Standard">אמר רבי יוחנן: אסור לאדם שישמש מטתו ביום &lt;אמר רב המנונא&gt; מאי קרא שנאמר <text:span text:style-name="T47">(איוב ג,ג)</text:span><text:span text:style-name="T90"> יאבד יום אולד בו והלילה אמר הורה גבר</text:span>: לילה ניתן להריון ויום לא ניתן להריון.</text:p>
      <text:p text:style-name="Standard">ריש לקיש אמר מהכא: <text:span text:style-name="T47">(משלי יט,טז)</text:span><text:span text:style-name="T90"> </text:span><text:span text:style-name="T91">[שמר מצוה שמר נפשו]</text:span><text:span text:style-name="T90"> בוזה דרכיו ימות</text:span> <text:span text:style-name="T89">(</text:span><text:span text:style-name="T46">דרכיו = תשמיש, כמו </text:span><text:span text:style-name="T47">(משלי ל,יט)</text:span><text:span text:style-name="T50"> ודרך גבר בעלמה</text:span><text:span text:style-name="T46">; והמשמש ביום - בא לידי בזיון: שמא יראה בה דבר מגונה ותתגנה עליו</text:span><text:span text:style-name="T89">)</text:span>.</text:p>
      <text:p text:style-name="Standard">וריש לקיש, האי קרא דרבי יוחנן מאי דריש ביה?</text:p>
      <text:p text:style-name="Standard">מבעי ליה לכדדריש רבי חנינא בר פפא, דדריש רבי חנינא בר פפא: אותו מלאך הממונה על ההריון - 'לילה' שמו, ונוטל טפה ומעמידה לפני הקב"ה, ואומר לפניו: ריבונו של עולם! טפה זו מה <text:span text:style-name="T29">תהא עליה? גבור או חלש? חכם או טיפש? עשיר או עני</text:span>?' - ואילו 'רשע או צדיק' לא קאמר, כדרבי חנינא, דאמר רבי חנינא: הכל בידי שמים חוץ מיראת שמים <text:span text:style-name="T89">(</text:span><text:span text:style-name="T46">כל מדותיו וקורותיו של אדם באין לו בגזרת מלך חוץ מזו</text:span><text:span text:style-name="T89">)</text:span>, שנאמר <text:span text:style-name="T47">(דברים י,יב)</text:span><text:span text:style-name="T90"> ועתה ישראל מה ה' אלהיך שואל מעמך כי אם ליראה </text:span><text:span text:style-name="T91">[את ה' אלקיך ללכת בכל דרכיו ולאהבה אתו ולעבד את ה' אלקיך בכל לבבך ובכל נפשך]</text:span> <text:span text:style-name="T89">(</text:span><text:span text:style-name="T50">כי אם ליראה</text:span><text:span text:style-name="T46"> - דבר זה לבדו הוא שואל ממך, לפי שהכל בידו - וזה בידך</text:span><text:span text:style-name="T89">)</text:span>.</text:p>
      <text:p text:style-name="P28">תוספות ד"ה הכל בידי שמים חוץ מיראת שמים. וב'אלו נערות' (כתובות ל.) דאמר 'הכל בידי שמים חוץ מצינים ופחים' - הכא איירי בתולדות האדם ובמדותיו, והתם מיירי במאורעות, כגון חלאים ופורעניות, דהכל נגזר עליו ואינו יכול ליזהר, כדאמר בחולין (דף ז:) 'אין אדם נוקף אצבעו מלמטה אא"כ מכריזין עליו מלמעלה', חוץ מצינים ופחים שיכול לשמור עצמו;</text:p>
      <text:p text:style-name="P28">וא"ת והא חזקיה חזא דהוו ליה בני דלא מעלו (ברכות י.), אלמא דנגזר קודם לידה שלא יהיו יראי שמים?</text:p>
      <text:p text:style-name="P28">וי"ל דהראהו מה שעתיד להיות;</text:p>
      <text:p text:style-name="P28">ועוד דהרבה דברים תלוי במזל, כדאמר בשילהי שבת (דף קנו.): מאן דאיתיליד בצדק יהא צדקן במצות, דאיתיליד בשבת מתקרי קדישא, וכן הא דאמרי כלדאי לאמיה דרב נחמן בר יצחק בריך גנבא ליהוי (שם:), ועוד דאין זה בידי שמים כי אין הקב"ה רוצה לשנות הילוך המזלות. </text:p>
      <text:p text:style-name="P27"><text:soft-page-break/></text:p>
      <text:p text:style-name="P25"><text:span text:style-name="T46">מהרש"א ד"ה מה תהא עליה? גבור או חלש? חכם או טיפש? עשיר או עני? – והוא פירוש הכתוב </text:span><text:span text:style-name="T47">[ירמיה ט,כב]</text:span><text:span text:style-name="T46"> </text:span><text:span text:style-name="T50">אל יתהלל חכם </text:span><text:span text:style-name="T51">[כה אמר ה' אל יתהלל חכם בחכמתו ואל יתהלל הגבור בגבורתו אל יתהלל עשיר בעשרו]</text:span><text:span text:style-name="T46"> רצה לומר כי ההכרח לא ישובח ולא יגונה, ועל כן אלו השלשה: חכם, גבור ועשיר, שהם בהכרח הגזירה מעת יצירתו - לא ישובח ויהולל בהם, </text:span><text:span text:style-name="T50">כי אם בזאת יתהלל המתהלל: השכל וידוע אותי</text:span><text:span text:style-name="T46"> </text:span><text:span text:style-name="T51">[כי אני ה' עשה חסד משפט וצדקה בארץ כי באלה חפצתי נאם ה' - </text:span><text:span text:style-name="T47">ירמיה ט,כג</text:span><text:span text:style-name="T51">] </text:span><text:span text:style-name="T46">– שהוא דבר התלוי בבחירתו.</text:span></text:p>
      <text:p text:style-name="P29"/>
      <text:p text:style-name="Standard">ורבי יוחנן?</text:p>
      <text:p text:style-name="Standard">אם כן נכתוב קרא 'גבר הורה', מאי '<text:span text:style-name="T90">הורה גבר</text:span>'? <text:span text:style-name="T89">(</text:span><text:span text:style-name="T46">מדסמך הריון ללילה - שמע מינה למדרש הכי:</text:span><text:span text:style-name="T89">)</text:span> - לילה ניתן להריון ויום לא ניתן להריון <text:span text:style-name="T89">(</text:span><text:span text:style-name="T46">מדאסמכיה קרא - שמעינן לדרבי יוחנן, ומגופה דקרא שמעינן להא דרבי חנינא בר פפא</text:span><text:span text:style-name="T89">)</text:span>.</text:p>
      <text:p text:style-name="Standard">ורבי יוחנן, האי קרא דריש לקיש - מאי דריש ביה?</text:p>
      <text:p text:style-name="Standard">מבעי ליה לכדכתיב בספר בן סירא: 'שלשה שנאתי וארבעה לא אהבתי <text:span text:style-name="T89">(</text:span><text:span text:style-name="T46">והיינו </text:span><text:span text:style-name="T50">בוזה דרכיו</text:span><text:span text:style-name="T46">: שמגנה עצמו, שמלעיזין עליו בני המדינה במנהגו</text:span><text:span text:style-name="T89">)</text:span>: שר <text:span text:style-name="T89">(</text:span><text:span text:style-name="T46">תלמיד חכם</text:span><text:span text:style-name="T89">)</text:span> הנרגל <text:span text:style-name="T89">(</text:span><text:span text:style-name="T46">רגיל</text:span><text:span text:style-name="T89">)</text:span> בבית המשתאות -</text:p>
      <text:p text:style-name="P25">- ואמרי לה שר הנרגן <text:span text:style-name="T89">(</text:span><text:span text:style-name="T46">מרבה דברים</text:span><text:span text:style-name="T89">)</text:span>, ואמרי לה שר הנרגז <text:span text:style-name="T89">(</text:span><text:span text:style-name="T46">בזעם דנראה כנבל ומשתכר</text:span><text:span text:style-name="T89">)</text:span> </text:p>
      <text:p text:style-name="Standard">והמושיב שבת <text:span text:style-name="T89">(</text:span><text:span text:style-name="T46">לתלמידים</text:span><text:span text:style-name="T89">)</text:span> במרומי קרת <text:span text:style-name="T89">(</text:span><text:span text:style-name="T46">אחת: שנראה מגסי הרוח, ועוד: שמפסיקין אותן עוברי דרכים</text:span><text:span text:style-name="T89">)</text:span>, והאוחז באמה ומשתין מים, והנכנס לבית חבירו פתאום.</text:p>
      <text:p text:style-name="Standard">אמר רבי יוחנן: ואפילו לביתו <text:span text:style-name="T89">(</text:span><text:span text:style-name="T46">דלמא עבדי מידי דצניעותא</text:span><text:span text:style-name="T89">)</text:span>.</text:p>
      <text:p text:style-name="Standard"/>
      <text:p text:style-name="Standard">אמר רבי שמעון בן יוחאי: ארבעה דברים הקב"ה שונאן ואני איני אוהבן: הנכנס לביתו פתאום – ואין צריך לומר לבית חבירו, והאוחז באמה ומשתין מים,</text:p>
      <text:p text:style-name="Standard"/>
      <text:p text:style-name="Standard">(נדה יז,א)</text:p>
      <text:p text:style-name="Standard">ומשתין מים ערום לפני מטתו, והמשמש מטתו בפני כל חי<text:note text:id="ftn2" text:note-class="footnote"><text:note-citation>2</text:note-citation><text:note-body><text:p text:style-name="P72"><text:span text:style-name="T110">במימרא הזאת כולה 'מטתו' = אשתו; וכן להלן 'אין בודקין את המטה אלא בפקולין'.</text:span></text:p></text:note-body></text:note>.</text:p>
      <text:p text:style-name="Standard">אמר ליה רב יהודה לשמואל: ואפילו לפני עכברים?</text:p>
      <text:p text:style-name="Standard">אמר ליה: שיננא! לא! אלא כגון של בית פלוני שמשמשין מטותיהן בפני עבדיהם ושפחותיהם.</text:p>
      <text:p text:style-name="Standard">ואינהו מאי דרוש?</text:p>
      <text:p text:style-name="Standard"><text:span text:style-name="T47">(בראשית כב,ה)</text:span> <text:span text:style-name="T91">[ויאמר אברהם אל נעריו]</text:span><text:span text:style-name="T90"> שבו לכם פה עם החמור </text:span><text:span text:style-name="T91">[ואני והנער נלכה עד כה ונשתחוה ונשובה אליכם]</text:span> עם הדומה לחמור. </text:p>
      <text:p text:style-name="Standard"/>
      <text:p text:style-name="Standard">רבה בר רב הונא מקרקש זגי דכילתא <text:span text:style-name="T89">(</text:span><text:span text:style-name="T46">פעמונים התלויים בכילה שסביב מטתו מקשקשן בעת תשמיש, לסור בני ביתו משם</text:span><text:span text:style-name="T89">)</text:span>;</text:p>
      <text:p text:style-name="Standard">אביי באלי דידבי <text:span text:style-name="T89">(</text:span><text:span text:style-name="T46">מגרש הזבובים שלא לשמש מטתו בפני כל חי</text:span><text:span text:style-name="T89">)</text:span>;</text:p>
      <text:p text:style-name="Standard">רבא באלי פרוחי <text:span text:style-name="T89">(</text:span><text:span text:style-name="T46">יתושים</text:span><text:span text:style-name="T89">)</text:span>.</text:p>
      <text:p text:style-name="P28">תוספות ד"ה מקרקש זגי. פ"ה פעמונים התלוים בכילה להוציא ממנו בני ביתו;</text:p>
      <text:p text:style-name="P28">וקשה לר"ת דאין זה מדת צניעות?</text:p>
      <text:p text:style-name="P25"><text:span text:style-name="T46">ונראה לו כגירסת ר"ח והערוך [ערך גזח'] 'מקרקש גזי' – זבובים, דאמר בבכורות </text:span><text:span text:style-name="T47">[דף ז:]</text:span><text:span text:style-name="T46"> דבש הגזין והצירעין, והוי דומיא דאביי דבלי דידבי ורב דבלי פרוחי.</text:span></text:p>
      <text:p text:style-name="Standard"/>
      <text:p text:style-name="Standard">אמר רבי שמעון בן יוחי: חמשה דברים הן שהעושה אותן מתחייב בנפשו <text:span text:style-name="T89">(</text:span><text:span text:style-name="T46">כלומר: הוא גורם לעצמו</text:span><text:span text:style-name="T89">)</text:span> ודמו בראשו <text:span text:style-name="T89">(</text:span><text:span text:style-name="T46">נענש על עצמו, וחובת דמו נדרשת ממנו לאחר מיתתו; וראיה לדבר </text:span><text:span text:style-name="T50">ודמו בראשנו</text:span><text:span text:style-name="T46"> דמרגלים </text:span><text:span text:style-name="T47">(יהושע ב,יט)</text:span><text:span text:style-name="T46">: חובת דמו יהא מוטל בראשנו</text:span><text:span text:style-name="T89">)</text:span>: האוכל שום קלוף ובצל קלוף וביצה קלופה, והשותה משקין מזוגין שעבר עליהן הלילה <text:span text:style-name="T89">(</text:span><text:span text:style-name="T46">'שעבר עליהם הלילה' - אכולהו קאי: אשום ובצל ומשקין</text:span><text:span text:style-name="T89">)</text:span>, והלן בבית הקברות, והנוטל צפרניו וזורקן לרשות הרבים, והמקיז דם ומשמש מטתו. </text:p>
      <text:p text:style-name="Standard">'<text:span text:style-name="T100">האוכל שום קלוף </text:span>כו' </text:p>
      <text:p text:style-name="P25"><text:soft-page-break/>ואף על גב דמנחי בסילתא <text:span text:style-name="T89">(</text:span><text:span text:style-name="T46">סל</text:span><text:span text:style-name="T89">)</text:span> ומציירי וחתימי - רוח רעה <text:span text:style-name="T89">(</text:span><text:span text:style-name="T46">כמדת הלצים שקורין גרמנטי"ר [</text:span><text:span text:style-name="T127">NECROMANCER</text:span><text:span text:style-name="T46">]: האוחזים את העיניים</text:span><text:span text:style-name="T89">)</text:span> שורה עליהן; ולא אמרן אלא דלא שייר בהן עיקרן <text:span text:style-name="T89">(</text:span><text:span text:style-name="T46">שערות שבראש השום והבצל</text:span><text:span text:style-name="T89">)</text:span> או קליפתן, אבל שייר בהן עיקרן או קליפתן - לית לן בה.</text:p>
      <text:p text:style-name="Standard">'<text:span text:style-name="T100">והשותה משקין מזוגין שעבר עליהן הלילה</text:span>' </text:p>
      <text:p text:style-name="P25">אמר רב יהודה אמר שמואל: והוא שלנו בכלי מתכות.</text:p>
      <text:p text:style-name="P25">אמר רב פפא: וכלי נתר ככלי מתכות דמו. </text:p>
      <text:p text:style-name="P25">וכן אמר רבי יוחנן: והוא שלנו בכלי מתכות, וכלי נתר ככלי מתכות דמו.</text:p>
      <text:p text:style-name="Standard">'<text:span text:style-name="T100">והלן בבית הקברות</text:span>' -</text:p>
      <text:p text:style-name="P25">כדי שתשרה עליו רוח טומאה; זימנין דמסכנין ליה. </text:p>
      <text:p text:style-name="Standard">'<text:span text:style-name="T100">והנוטל צפרניו וזורקן לרשות הרבים</text:span>' </text:p>
      <text:p text:style-name="P25">מפני שאשה מעוברת עוברת עליהן ומפלת;</text:p>
      <text:p text:style-name="P25">ולא אמרן אלא דשקיל בגנוסטרי <text:span text:style-name="T89">(</text:span><text:span text:style-name="T46">מספרים</text:span><text:span text:style-name="T89">)</text:span>;</text:p>
      <text:p text:style-name="P25">ולא אמרן אלא דשקיל דידיה ודכרעיה;</text:p>
      <text:p text:style-name="P25">ולא אמרן אלא דלא גז מידי בתרייהו, אבל גז מידי בתרייהו - לית לן בה;</text:p>
      <text:p text:style-name="P25">ולא היא: לכולה מילתא חיישינן! </text:p>
      <text:p text:style-name="Standard">תנו רבנן: '<text:span text:style-name="T100">שלשה דברים נאמרו בצפרנים: שורפן – חסיד; קוברן – צדיק</text:span> <text:span text:style-name="T89">(</text:span><text:span text:style-name="T46">חסיד עדיף מצדיק: כשקוברן איכא למיחש דהדרי ומגלו</text:span><text:span text:style-name="T89">)</text:span><text:span text:style-name="T100">; זורקן – רשע</text:span>'.</text:p>
      <text:p text:style-name="Standard">'<text:span text:style-name="T100">והמקיז דם ומשמש מטתו</text:span>': </text:p>
      <text:p text:style-name="Standard">דאמר מר: מקיז דם ומשמש מטתו - הויין לו בנים ויתקין <text:span text:style-name="T89">(</text:span><text:span text:style-name="T46">חלשים</text:span><text:span text:style-name="T89">)</text:span>; הקיזו שניהם ושמשו הויין לו בנים בעלי ראתן <text:span text:style-name="T89">(</text:span><text:span text:style-name="T46">חלשים יותר מדאי, שיש להם שרץ במוחם כדאמר בכתובות עז: </text:span><text:span text:style-name="T112">[ראתן – רשאן, חילוף ש-ת, כמו בעברית שור- בארמית תור]</text:span><text:span text:style-name="T89">)</text:span>.</text:p>
      <text:p text:style-name="Standard">אמר רב: ולא אמרן אלא דלא טעים מידי, אבל טעים מידי לית לן בה.</text:p>
      <text:p text:style-name="Standard">אמר רב חסדא: אסור לו לאדם שישמש מטתו ביום, שנאמר <text:span text:style-name="T47">(ויקרא יט,יח)</text:span><text:span text:style-name="T49"> </text:span><text:span text:style-name="T50">[לא תקם ולא תטר את בני עמך]</text:span><text:span text:style-name="T49"> ואהבת לרעך כמוך </text:span><text:span text:style-name="T50">[אני ה']</text:span><text:span text:style-name="T29">.</text:span></text:p>
      <text:p text:style-name="Standard">מאי משמע?</text:p>
      <text:p text:style-name="Standard">אמר אביי: שמא יראה בה דבר מגונה ותתגנה עליו.</text:p>
      <text:p text:style-name="Standard">אמר רב הונא: ישראל קדושים הם ואין משמשין מטותיהן ביום.</text:p>
      <text:p text:style-name="Standard">אמר רבא: ואם היה בית אפל – מותר; ותלמיד חכם <text:span text:style-name="T89">(</text:span><text:span text:style-name="T46">דידע לאצטנועי נפשיה</text:span><text:span text:style-name="T89">)</text:span> מאפיל בכסותו ומשמש.</text:p>
      <text:p text:style-name="Standard">תנן: '<text:span text:style-name="T100">או תשמש לאור הנר</text:span>'?</text:p>
      <text:p text:style-name="Standard">אימא 'תבדוק לאור הנר'.</text:p>
      <text:p text:style-name="Standard">תא שמע: '<text:span text:style-name="T100">אף על פי שאמרו "המשמש מטתו לאור הנר הרי זה מגונה"</text:span>'!? <text:span text:style-name="T89">(</text:span><text:span text:style-name="T46">כדאיתא בברייתא דלעיל בריש שמעתין, ומסקנא 'או תשמש לאור הנר'; אלמא מגונה הוא דהוי, אבל איסורא ליכא מדקתני 'או תשמש'; והשתא ליכא למימר 'תבדוק', דאם כן מאי 'אף על פי שאמרו כו'?</text:span><text:span text:style-name="T89">)</text:span></text:p>
      <text:p text:style-name="Standard">אימא 'הבודק מטתו לאור הנר הרי זה מגונה' <text:span text:style-name="T89">(</text:span><text:span text:style-name="T46">משום דלא מיבדיק שפיר; אפילו הכי או תביא שני עדים לכל תשמיש או תבדוק לאור הנר</text:span><text:span text:style-name="T89">)</text:span>.</text:p>
      <text:p text:style-name="P10"/>
      <text:p text:style-name="Standard">תא שמע: '<text:span text:style-name="T100">ושל בית מונבז המלך היו עושין שלשה דברים ומזכירין אותן לשבח: היו משמשין מטותיהם ביום, ובודקין מטותיהם במילא פרהבא </text:span><text:span text:style-name="T89">(</text:span><text:span text:style-name="T46">קוטו"ן; מתוך שהוא לבן - נראית בו טיפה כחרדל; לישנא אחרינא: צמר נקי ורך</text:span><text:span text:style-name="T89">)</text:span>,<text:span text:style-name="T100"> ונוהגין טומאה וטהרה בשלגים</text:span>.' קתני מיהא '<text:span text:style-name="T100">משמשין מטותיהן ביום</text:span>'!?</text:p>
      <text:p text:style-name="Standard">אימא 'בודקין מטותיהם ביום'; הכי נמי מסתברא, דאי סלקא דעתא משמשין - מזכירין אותן לשבח <text:span text:style-name="T89">(</text:span><text:span text:style-name="T46">בתמיה: נהי אי הוה מותר בעלמא הוה תמיה לן, וכל שכן שמזכירין לשבח! ומה הוא שבחן</text:span><text:span text:style-name="T89">)</text:span>?</text:p>
      <text:p text:style-name="Standard">אין הכי נמי, דאגב דאיכא אונס שינה - מגניא באפיה <text:span text:style-name="T89">(</text:span><text:span text:style-name="T46">מתוך שהוא נאנס בשינה אינו מתאווה לה כל כך ומשמש לקיום מצות עונה בעלמא, או לרצותה, ולבו קץ בה; והוא מבני תשע מדות דאמרו בנדרים </text:span><text:span text:style-name="T47">(דף כ:)</text:span><text:span text:style-name="T89">)</text:span>.</text:p>
      <text:p text:style-name="Standard">'<text:span text:style-name="T100">ובודקין מטותיהן במילא פרהבא</text:span>' </text:p>
      <text:p text:style-name="P17"><text:soft-page-break/>- מסייע ליה לשמואל, דאמר שמואל: אֵין בודקין את המטה אלא בפקולין <text:span text:style-name="T89">(</text:span><text:span text:style-name="T46">קוטו"ן</text:span><text:span text:style-name="T89">)</text:span> או בצמר נקי ורך.</text:p>
      <text:p text:style-name="Standard">אמר רב: היינו דכי הואי התם <text:span text:style-name="T89">(</text:span><text:span text:style-name="T46">בארץ ישראל</text:span><text:span text:style-name="T89">)</text:span>, בערבי שבתות הוו אמרי: 'מאן בעי פקולי בנהמא' ולא ידענא מאי קאמרי. <text:span text:style-name="T89">(</text:span><text:span text:style-name="T46">בערבי שבתות = זמן עונת פרושים ותלמידי חכמים: מערב שבת לערב שבת.</text:span><text:span text:style-name="T89">) [</text:span><text:span text:style-name="T111">נהמא = לחם, כמו</text:span><text:span text:style-name="T89"> </text:span><text:span text:style-name="T91">כי אם את הלחם אשר הוא אוכל</text:span><text:span text:style-name="T111"> </text:span><text:span text:style-name="T47">[בראשית לט,ו]</text:span><text:span text:style-name="T89">]</text:span> </text:p>
      <text:p text:style-name="Standard">אמר רבא: הני שחקי דכיתנא <text:span text:style-name="T89">(</text:span><text:span text:style-name="T46">בגדים בלויין של פשתן</text:span><text:span text:style-name="T89">)</text:span> מעלי לבדיקה.</text:p>
      <text:p text:style-name="Standard">איני! והא תנא דבי מנשה: '<text:span text:style-name="T100">אין בודקין את המטה לא בעד אדום ולא בעד שחור ולא בפשתן </text:span><text:span text:style-name="T89">(</text:span><text:span text:style-name="T46">שאינו לבן ואין דם ניכר יפה</text:span><text:span text:style-name="T89">)</text:span><text:span text:style-name="T100"> אלא בפקולין או בצמר נקי ורך </text:span><text:span text:style-name="T89">(</text:span><text:span text:style-name="T46">אלא בעד לבן</text:span><text:span text:style-name="T89">)</text:span>'!?</text:p>
      <text:p text:style-name="Standard">לא קשיא: הא בכיתנא, הא במאני דכיתנא;</text:p>
      <text:p text:style-name="Standard">ואיבעית אימא: הא והא במאני דכיתנא, הא בחדתי הא בשחקי <text:span text:style-name="T89">(</text:span><text:span text:style-name="T46">שחקים לבנים יותר מן החדשים</text:span><text:span text:style-name="T89">)</text:span>.</text:p>
      <text:p text:style-name="Standard">'<text:span text:style-name="T100">נוהגין טומאה וטהרה בשלגין</text:span>' </text:p>
      <text:p text:style-name="Standard">תנן התם <text:span text:style-name="T47">[תוספתא טהרות פ"ב מ"ג; ובתוספתא שלנו חסר, אך מובא בר"ש טהרות פ"ג מ"ב]</text:span>: '<text:span text:style-name="T100">שלג אינו לא אוכל ולא משקה; חישב עליו לאכילה - אינו מטמא טומאת אוכלין; למשקה - מטמא טומאת משקין </text:span><text:span text:style-name="T89">(</text:span><text:span text:style-name="T46">דקרוב הוא להיות משקה יותר מאוכל</text:span><text:span text:style-name="T89">)</text:span><text:span text:style-name="T100">; נטמא מקצתו - לא נטמא כולו </text:span><text:span text:style-name="T89">(</text:span><text:span text:style-name="T46">דאינו חבור, אלא כל קורט בפני עצמו חשוב, ואינו טמא אלא מקום מגע טומאה</text:span><text:span text:style-name="T89">)</text:span><text:span text:style-name="T100">; נטהר מקצתו </text:span><text:span text:style-name="T89">(</text:span><text:span text:style-name="T46">כגון חישב עליו למשקה, ונטמא טומאת משקין - סלקא ליה השקה במקוה כשאר מים, ולא משום טבילה: דאין אוכל ומשקה נטהרין במקוה, דלא כתיב טבילה אלא באדם וכלי, אבל יין ולא שום משקה - אין להם טהרה אלא מים, ומשום זריעה: דכי משיק להו - הוו להו חבור מים שבכלי עם מי המקוה, ובטילו להו גבייהו, כדתנן </text:span><text:span text:style-name="T47">(תרומות פ"ט מ"ז)</text:span><text:span text:style-name="T46"> '</text:span><text:span text:style-name="T75">שתילי תרומה שנטמאו ושתלן טהרו מלטמא</text:span><text:span text:style-name="T46">', אלמא מטהרא להו זריעה, ומים במים זו היא זריעתן; נטהר מקצתו = שלא נגעו המים אלא בפי הכלי</text:span><text:span text:style-name="T89">)</text:span><text:span text:style-name="T100"> - נטהר כולו</text:span>'.</text:p>
      <text:p text:style-name="Standard">הא - גופא קשיא: אמרת '<text:span text:style-name="T100">נטמא מקצתו לא נטמא כולו</text:span>' והדר תני '<text:span text:style-name="T100">נטהר מקצתו נטהר כולו</text:span>' למימרא דנטמא כולו <text:span text:style-name="T89">(</text:span><text:span text:style-name="T46">ומדקתני '</text:span><text:span text:style-name="T75">נטהר כולו</text:span><text:span text:style-name="T46">' מכלל דטמא כולו, והיכי משכחת לה דנגעה טומאה בכולו</text:span><text:span text:style-name="T89">)</text:span>!?</text:p>
      <text:p text:style-name="Standard">אמר אביי: כגון שהעבירו <text:span text:style-name="T89">(</text:span><text:span text:style-name="T46">לשלג</text:span><text:span text:style-name="T89">)</text:span> על אויר תנור <text:span text:style-name="T89">(</text:span><text:span text:style-name="T46">ושרץ בתוכו דנטמא מאויר כלי חרס</text:span><text:span text:style-name="T89">)</text:span>, דהתורה העידה על כלי חרס <text:span text:style-name="T89">(</text:span><text:span text:style-name="T50">כל אשר בתוכו יטמא </text:span><text:span text:style-name="T47">(ויקרא יא,לג)</text:span><text:span text:style-name="T89">)</text:span> </text:p>
      <text:p text:style-name="Standard"/>
      <text:p text:style-name="Standard"/>
      <text:p text:style-name="Standard">(נדה יז,ב)</text:p>
      <text:p text:style-name="Standard">אפילו מלא חרדל <text:span text:style-name="T89">(</text:span><text:span text:style-name="T46">שאין נוגע בתנור אלא גרגרין שאצל הדפנות, ואפילו הכי כולו טמא מן האויר</text:span><text:span text:style-name="T89">)</text:span>.</text:p>
      <text:p text:style-name="P3"/>
      <text:p text:style-name="P3"/>
      <text:p text:style-name="P3">משנה:</text:p>
      <text:p text:style-name="Standard"><text:span text:style-name="T29">משל משלו חכמים באשה: החדר והפרוזדור והעלייה </text:span><text:span text:style-name="T53">(</text:span><text:span text:style-name="T46">בגמרא מפרש היכי קיימי</text:span><text:span text:style-name="T53">)</text:span><text:span text:style-name="T29">; דם החדר טמא </text:span><text:span text:style-name="T53">(</text:span><text:span text:style-name="T46">והיינו 'מקור'</text:span><text:span text:style-name="T53">)</text:span><text:span text:style-name="T29">, דם העלייה טהור; נמצא בפרוזדור - ספקו טמא </text:span><text:span text:style-name="T53">(</text:span><text:span text:style-name="T46">מספק טמא טומאה ודאית</text:span><text:span text:style-name="T53">)</text:span><text:span text:style-name="T29">, לפי שחזקתו מן המקור </text:span><text:span text:style-name="T53">(</text:span><text:span text:style-name="T46">במקור מחזקינן ליה, ולא אמרינן מעלייה אתא; ודמים דעלייה טהורין, דמפרוזדור לא אתי דם אלא דמי חדר; ודמי עלייה פעמים שהן נכנסין לפרוזדור</text:span><text:span text:style-name="T53">)</text:span><text:span text:style-name="T29">.</text:span></text:p>
      <text:p text:style-name="P3"/>
      <text:p text:style-name="P3">גמרא:</text:p>
      <text:p text:style-name="Standard"><text:span text:style-name="T29">רמי בר שמואל ורב יצחק בריה דרב יהודה תנו נדה בי רב הונא; אשכחינהו רבה בר רב הונא דיתבי וקאמרי: החדר מבפנים והפרוזדור מבחוץ </text:span><text:span text:style-name="T53">(</text:span><text:span text:style-name="T46">שניהם זה אצל זה, בעובי גופה: חדר לצד אחוריה ופרוזדור לפניה, וכותלי רחם למטה באמצע פרוזדור, ודרך שם דמים יוצאים</text:span><text:span text:style-name="T53">)</text:span><text:span text:style-name="T29"> ועלייה בנויה על שתיהן, ולול פתוח בין עלייה לפרוזדור </text:span><text:span text:style-name="T53">(</text:span><text:span text:style-name="T46">ודמי עלייה באין לפרוזדור דרך הלול</text:span><text:span text:style-name="T53">)</text:span><text:span text:style-name="T29">; נמצא </text:span><text:span text:style-name="T53">(</text:span><text:span text:style-name="T46">בפרוזדור</text:span><text:span text:style-name="T53">)</text:span><text:span text:style-name="T29"> מן הלול ולפנים </text:span><text:span text:style-name="T53">(</text:span><text:span text:style-name="T46">לצד החדר</text:span><text:span text:style-name="T53">)</text:span><text:span text:style-name="T29"> - ספקו טמא </text:span><text:span text:style-name="T53">(</text:span><text:span text:style-name="T46">דאי מעלייה אתא - מן הלול ולחוץ איבעי ליה לאשתכוחי, דהא כי נחית מן הלול לפרוזדור - כלפי חוץ הוא יורד, ויוצא דרך יציאה, ואינו חוזר לצד אחוריה; ולקמן פריך: ודאי טמא הוי, ואמאי קתני 'ספקו טמא'? </text:span><text:span text:style-name="T65">ספקו טמא</text:span><text:span text:style-name="T46"> ולא ודאי, מדקתני </text:span><text:span text:style-name="T112">[כאן]</text:span><text:span text:style-name="T46"> 'מן הלול ולחוץ ספקו טהור'</text:span><text:span text:style-name="T53">)</text:span><text:span text:style-name="T29">; מן הלול ולחוץ - ספקו טהור.</text:span></text:p>
      <text:p text:style-name="Standard"><text:span text:style-name="T29">אתא ואמר ליה לאבוה: 'ספקו טמא' אמרת לן מר, והא אנן '</text:span><text:span text:style-name="T78">שחזקתו מן המקור</text:span><text:span text:style-name="T29">' תנן </text:span><text:span text:style-name="T53">(</text:span><text:span text:style-name="T46">מדקתני 'חזקתו' - מכלל דטומאה ודאית קאמר, ובמאי מוקמת לה? לא מן הלול ולפנים ולא מן הלול ולחוץ, דלדידך ליכא טומאה ודאית</text:span><text:span text:style-name="T53">)</text:span><text:span text:style-name="T29">!?</text:span></text:p>
      <text:p text:style-name="P25"><text:soft-page-break/><text:span text:style-name="T111">[## מדוע הקשה רבה בר רב הונא על לשון המימרא של רמי בר שמואל ורב יצחק בריה דרב יהודה? הרי גם במשנה נאמר '</text:span><text:span text:style-name="T124">נמצא בפרוזדור </text:span><text:span text:style-name="T126">ספקו טמא</text:span><text:span text:style-name="T124">, לפי שחזקתו מן המקור</text:span><text:span text:style-name="T111">' – היה לו להקשות על המשנה! אם לא שאל נראה שמילים אלה לא היו בגירסתו של רבה בר <text:s/>רב הונא, אלא היה כתוב '</text:span><text:span text:style-name="T124">נמצא בפרוזדור - </text:span><text:span text:style-name="T126">טמא</text:span><text:span text:style-name="T124">, לפי שחזקתו מן המקור</text:span><text:span text:style-name="T111">'!]</text:span></text:p>
      <text:p text:style-name="Standard"><text:span text:style-name="T29">אמר ליה: אנא - הכי קאמינא: מן הלול ולפנים ודאי טמא </text:span><text:span text:style-name="T53">(</text:span><text:span text:style-name="T46">ומתניתין - מן הלול ולפנים</text:span><text:span text:style-name="T53">)</text:span><text:span text:style-name="T29">, מן הלול ולחוץ ספקו טמא </text:span><text:span text:style-name="T53">(</text:span><text:span text:style-name="T46">לתלות: שהרי שני דמים יוצאין דרך שם: דמי החדר ודמי העלייה, ולא ידעינן מהֵי אתא; ואף על גב דאיכא לאחזוקי בדם עלייה, דאי מחדר אתא - לא הוה אזיל בפרוזדור עד מן הלול ולחוץ, דהוה נפיק ליה ונחית דרך יציאת פתח פרוזדור - אפילו הכי מטמאינן לה מספקא: דילמא שחתה ונפלה על פניה ונשתרבב הדם בכל הפרוזדור ובא מצד אחוריה לצד פניה כשיצא מן החדר</text:span><text:span text:style-name="T53">)</text:span><text:span text:style-name="T29">.</text:span></text:p>
      <text:p text:style-name="Standard"><text:span text:style-name="T29">אמר אביי: מאי שנא מן הלול ולחוץ דספקו טמא </text:span><text:span text:style-name="T53">(</text:span><text:span text:style-name="T46">ולא אמרינן ודאי טהור</text:span><text:span text:style-name="T53">)</text:span><text:span text:style-name="T29">? - דדלמא שחתה, ומחדר אתא; מן הלול ולפנים נמי אימא 'אזדקרה </text:span><text:span text:style-name="T53">(</text:span><text:span text:style-name="T46">נזקפה לצד אחוריה כגון פרקדנית שקורין שובינ"א, ואיכא למימר</text:span><text:span text:style-name="T53">)</text:span><text:span text:style-name="T29"> ומעלייה אתא </text:span><text:span text:style-name="T53">(</text:span><text:span text:style-name="T46">מעלייה נחית לפרוזדור, והא דלא נפיק ונחית מפרוזדור דרך פתח בית הרחם וחזר לצד החדר - משום זקיפה הוא, וכיון דאיכא לאחזוקי הכי והכי, הוי ספק ולא ודאי</text:span><text:span text:style-name="T53">)</text:span><text:span text:style-name="T29">'? </text:span></text:p>
      <text:p text:style-name="Standard"><text:span text:style-name="T29">אלא אמר אביי: אי בתר חששא אזלת </text:span><text:span text:style-name="T53">(</text:span><text:span text:style-name="T46">דלא מחזקת ליה לדם כמנהגו והילוכו, אלא באת לחוש לקורות הנולדות, כגון שחתה</text:span><text:span text:style-name="T53">)</text:span><text:span text:style-name="T29"> - אידי ואידי ספק הוא </text:span><text:span text:style-name="T53">(</text:span><text:span text:style-name="T46">דכי היכי דמספקא מן הלול ולחוץ דלמא שחתה - איכא לספוקי נמי מן הלול ולפנים, דלמא אזדקרה</text:span><text:span text:style-name="T53">)</text:span><text:span text:style-name="T29">, ואי בתר חזקה אזלת </text:span><text:span text:style-name="T53">(</text:span><text:span text:style-name="T46">דמחזקת ליה לדם כמנהג הילוכו ולא חיישינן לאימור 'שחתה' ולאימור 'אזדקרה'</text:span><text:span text:style-name="T53">)</text:span><text:span text:style-name="T29"> - מן הלול ולפנים ודאי טמא </text:span><text:span text:style-name="T53">(</text:span><text:span text:style-name="T46">דודאי מחדר אתא, דאי מעלייה אתא - מן הלול ולחוץ איבעי ליה לאשתכוחי! ומתניתין, דקתני '</text:span><text:span text:style-name="T75">שחזקתו מן המקור</text:span><text:span text:style-name="T46">' - נמי מן הלול ולפנים</text:span><text:span text:style-name="T53">)</text:span><text:span text:style-name="T29">, מן הלול ולחוץ ודאי טהור </text:span><text:span text:style-name="T53">(</text:span><text:span text:style-name="T46">ולא אמרינן: אימור שחתה והוה ליה ספק לתלות, אלא כמנהג מחזקינן ליה ודאי טהור</text:span><text:span text:style-name="T53">)</text:span><text:span text:style-name="T29">.</text:span></text:p>
      <text:p text:style-name="Standard"><text:span text:style-name="T29">תני רבי חייא: דם הנמצא בפרוזדור - חייבין עליו על ביאת מקדש </text:span><text:span text:style-name="T53">(</text:span><text:span text:style-name="T46">אם נכנסה למקדש, דודאי טמאה</text:span><text:span text:style-name="T53">)</text:span><text:span text:style-name="T29"> ושורפין עליו את התרומה </text:span><text:span text:style-name="T53">(</text:span><text:span text:style-name="T46">ולקמן מפרש אי מן הלול ולפנים אי לחוץ</text:span><text:span text:style-name="T53">)</text:span><text:span text:style-name="T29">;</text:span></text:p>
      <text:p text:style-name="Standard"><text:span text:style-name="T29">ורב קטינא אמר: אין חייבין עליו על ביאת מקדש </text:span><text:span text:style-name="T53">(</text:span><text:span text:style-name="T46">אבל איסורא איכא</text:span><text:span text:style-name="T53">)</text:span><text:span text:style-name="T29"> ואין שורפין עליו את התרומה </text:span><text:span text:style-name="T53">(</text:span><text:span text:style-name="T46">אלמא ספק הוא</text:span><text:span text:style-name="T53">)</text:span><text:span text:style-name="T29">.</text:span></text:p>
      <text:p text:style-name="P57">[## רבי חייא ורב קטינא לא הזכירו לול וגם המשנה לא הכירה לול; וניתן לומר במשנה וברייתות אלה שהעליה היא השלפוחית; ויש אומרים שהיתה מחלה שגרמה לכיב שיצר את הלול בין הצנור היוצא מהשלפוחית לבין הלידן.]</text:p>
      <text:p text:style-name="Standard"><text:span text:style-name="T29">להך לישנא דאמר אביי 'אי בתר חששא אזלת' </text:span><text:span text:style-name="T53">(</text:span><text:span text:style-name="T46">אידי ואידי ספקא הוא</text:span><text:span text:style-name="T53">)</text:span><text:span text:style-name="T29"> - מסייע ליה לרב קטינא </text:span><text:span text:style-name="T53">(</text:span><text:span text:style-name="T46">דאמר ספקא הוא, ומוקמינן בין מן הלול ולפנים בין מן הלול ולחוץ</text:span><text:span text:style-name="T53">)</text:span><text:span text:style-name="T29"> ופליגא דרבי חייא </text:span><text:span text:style-name="T53">(</text:span><text:span text:style-name="T46">דהא על כרחיך לאביי להאי לישנא ליכא טומאה ודאי, לא שנא לפנים לא שנא לחוץ, לא שנא בגג לא שנא בקרקעית: דכיון דתלי טעמא בחששא - בכולהו איכא לספוקי הכי והכי</text:span><text:span text:style-name="T53">)</text:span><text:span text:style-name="T29">; להך לישנא דאמרת 'אי בתר חזקה אזלת' - מסייע ליה לרבי חייא </text:span><text:span text:style-name="T53">(</text:span><text:span text:style-name="T46">ומתוקמא במן הלול ולפנים</text:span><text:span text:style-name="T53">)</text:span><text:span text:style-name="T29"> </text:span></text:p>
      <text:p text:style-name="P3"/>
      <text:p text:style-name="P3">(נדה יח,א)</text:p>
      <text:p text:style-name="Standard"><text:span text:style-name="T29">ופליגא דרב קטינא </text:span><text:span text:style-name="T53">(</text:span><text:span text:style-name="T46">דהא להאי לישנא ליכא טומאת ספק: דכיון דתלי טעמא בחזקה - לא שנא גג לא שנא קרקע, מן הלול ולפנים טמא ודאי, מן הלול ולחוץ טהור ודאי</text:span><text:span text:style-name="T53">)</text:span><text:span text:style-name="T29">;</text:span></text:p>
      <text:p text:style-name="Standard"><text:span text:style-name="T29">לרב הונא </text:span><text:span text:style-name="T53">(</text:span><text:span text:style-name="T46">דאמר ליה לבריה 'מן הלול ולפנים', ודאי מן הלול ולחוץ ספקא</text:span><text:span text:style-name="T53">)</text:span><text:span text:style-name="T29"> לא פליגי </text:span><text:span text:style-name="T53">(</text:span><text:span text:style-name="T46">לא דרבי חייא ולא דרב קטינא עליה, ואהדדי נמי לא פליגי</text:span><text:span text:style-name="T53">)</text:span><text:span text:style-name="T29">: כאן </text:span><text:span text:style-name="T53">(</text:span><text:span text:style-name="T46">דרבי חייא</text:span><text:span text:style-name="T53">)</text:span><text:span text:style-name="T29"> מן הלול ולפנים כאן </text:span><text:span text:style-name="T53">(</text:span><text:span text:style-name="T46">דרב קטינא</text:span><text:span text:style-name="T53">)</text:span><text:span text:style-name="T29"> מן הלול ולחוץ;</text:span></text:p>
      <text:p text:style-name="Standard"><text:span text:style-name="T29">אלא לרמי בר שמואל ולרב יצחק בריה דרב יהודה, דאמרי מן הלול ולחוץ ספקו טהור מן הלול ולפנים ספקו טמא, </text:span><text:span text:style-name="T53">(</text:span><text:span text:style-name="T46">על כרחך</text:span><text:span text:style-name="T53">)</text:span><text:span text:style-name="T29"> הני </text:span><text:span text:style-name="T53">(</text:span><text:span text:style-name="T46">מתניתא דרבי חייא ודרב קטינא</text:span><text:span text:style-name="T53">)</text:span><text:span text:style-name="T29"> במאי מתוקמא? מן הלול ולפנים </text:span><text:span text:style-name="T53">(</text:span><text:span text:style-name="T46">דהא מן הלול ולחוץ - אפילו ספקא ליכא, דהא 'טהור' קאמרינן! ודרב קטינא קיימא כוותייהו</text:span><text:span text:style-name="T53">)</text:span><text:span text:style-name="T29">; </text:span></text:p>
      <text:p text:style-name="Standard"><text:span text:style-name="T53">(</text:span><text:span text:style-name="T46">אלא רבי חייא דאמר טומאה ודאית</text:span><text:span text:style-name="T53">)</text:span><text:span text:style-name="T29"> לימא פליגא דרבי חייא </text:span><text:span text:style-name="T53">(</text:span><text:span text:style-name="T46">דלדידהו ליכא טומאה ודאית</text:span><text:span text:style-name="T53">)</text:span><text:span text:style-name="T29">? </text:span></text:p>
      <text:p text:style-name="Standard"><text:span text:style-name="T53">(</text:span><text:span text:style-name="T46">ומשנינן:</text:span><text:span text:style-name="T53">)</text:span><text:span text:style-name="T29"> לא קשיא </text:span><text:span text:style-name="T53">(</text:span><text:span text:style-name="T46">לא פליגי הא דרבי חייא, דאמר ודאי במן הלול ולפנים</text:span><text:span text:style-name="T53">)</text:span><text:span text:style-name="T29">: כאן כשנמצא בקרקע פרוזדור </text:span><text:span text:style-name="T53">(</text:span><text:span text:style-name="T46">דהיינו כדרך יציאתו מן החדר</text:span><text:span text:style-name="T53">)</text:span><text:span text:style-name="T29"> וכאן </text:span><text:span text:style-name="T53">(</text:span><text:span text:style-name="T46">ודרמי ורב יצחק דאמרי ספק טמא</text:span><text:span text:style-name="T53">)</text:span><text:span text:style-name="T29"> שנמצא בגג פרוזדור </text:span><text:span text:style-name="T53">(</text:span><text:span text:style-name="T46">שקרוב לעלייה</text:span><text:span text:style-name="T53">)</text:span><text:span text:style-name="T29">. </text:span><text:span text:style-name="T53">(</text:span><text:span text:style-name="T46">ולעולם בתר חזקה אזלי, ומודו בקרקע פרוזדור במתניתא וכדרבי חייא, אבל בגגו במן הלול ולפנים - על כרחך יצא זה ממנהג הילוכו, דהבא מן החדר היה לו לימצא בקרקע פרוזדור, שהחדר נמוך ושוה לפרוזדור, ואם מן העלייה בא - הוה לו לימצא מן הלול ולחוץ! הלכך איכא למיתליה בתרי ספיקי: דילמא מעלייה אתא לפרוזדור ואזדקרה, או מחדר אתא לפרוזדור ועל ידי שנזדקרה עלה הדם מלמטה למעלה; </text:span></text:p>
      <text:p text:style-name="Standard"><text:soft-page-break/><text:span text:style-name="T46">כיון דרמי </text:span><text:span text:style-name="T112">[בר שמואל]</text:span><text:span text:style-name="T46"> ורב יצחק </text:span><text:span text:style-name="T112">[בתחילת הגמרא]</text:span><text:span text:style-name="T46"> לא יהבי טעמא למילתייהו איכא לאוקמי בשינוי, אבל לאביי ללישנא דבתר חששא - ליכא לשנויי הכי, ופליג דרבי חייא עליה: דכיון דאביי תלי טעמא בחששא, וכל היכא דאיכא למיחש להאי ולהאי משוי ליה ספק, אפילו בקרקע פרוזדור איכא לספוקי בחדר ולעלייה, הילכך דרבי חייא פליג עליה</text:span><text:span text:style-name="T53">)</text:span><text:span text:style-name="T29">.</text:span></text:p>
      <text:p text:style-name="P3"/>
      <text:p text:style-name="Standard"><text:span text:style-name="T29">אמר רבי יוחנן: בשלשה מקומות הלכו בו חכמים אחר הרוב ועשאום כודאי </text:span><text:span text:style-name="T53">(</text:span><text:span text:style-name="T46">משום דאזלינן בתר רובא</text:span><text:span text:style-name="T53">)</text:span><text:span text:style-name="T29">: מקור, שליא, חתיכה.</text:span></text:p>
      <text:p text:style-name="Standard"><text:span text:style-name="T29">מקור - הא דאמרן </text:span><text:span text:style-name="T53">(</text:span><text:span text:style-name="T46">במתניתין שחזקתו לא בא אלא מן המקור, וכדתני רבי חייא; אלמא כיון דרוב דמים התם שכיחי - מחזקינן ליה מן המקור</text:span><text:span text:style-name="T53">)</text:span><text:span text:style-name="T29">;</text:span></text:p>
      <text:p text:style-name="Standard"><text:span text:style-name="T29">שליא - דתנן </text:span><text:span text:style-name="T47">[נדה פ"ג מ"ד]</text:span><text:span text:style-name="T29">: '</text:span><text:span text:style-name="T55">שליא בבית - הבית טמא </text:span><text:span text:style-name="T53">(</text:span><text:span text:style-name="T46">אף אם אין ולד נראה הבית טמא משום אהל המת</text:span><text:span text:style-name="T53">)</text:span><text:span text:style-name="T55">, ולא שהשליא ולד, אלא שאין שליא בלא ולד </text:span><text:span text:style-name="T53">(</text:span><text:span text:style-name="T46">ושורפין עליה את התרומה; אלמא כיון </text:span><text:span text:style-name="T65">דרוב שליות</text:span><text:span text:style-name="T46"> אינן בלא ולד - מחזקינן לה בטומאה ודאית</text:span><text:span text:style-name="T53">)</text:span><text:span text:style-name="T55">; רבי שמעון אומר: נמוק הולד </text:span><text:span text:style-name="T53">(</text:span><text:span text:style-name="T46">ונעשה דם ונתערב בדם הלידה ובטל ברוב</text:span><text:span text:style-name="T112">*</text:span><text:span text:style-name="T46">; והכי מפרש טעמא לקמן בפרק 'המפלת' </text:span><text:span text:style-name="T47">(דף כז:)</text:span><text:span text:style-name="T53">)</text:span><text:span text:style-name="T55"> עד שלא יצא'</text:span><text:span text:style-name="T29">;</text:span></text:p>
      <text:p text:style-name="P57">*[## נראה לי שלרבי שמעון אין צורך ברוב]</text:p>
      <text:p text:style-name="Standard"><text:span text:style-name="T29">חתיכה - דתניא: '</text:span><text:span text:style-name="T55">המפלת יד חתוכה </text:span><text:span text:style-name="T53">(</text:span><text:span text:style-name="T46">מחותכת בצורתה: בחיתוך אצבעות</text:span><text:span text:style-name="T53">)</text:span><text:span text:style-name="T55"> ורגל חתוכה - אמו טמאה לידה </text:span><text:span text:style-name="T53">(</text:span><text:span text:style-name="T46">ותשב חומר זכר לימי טוהר, וחומר נקבה לענין טומאה: דמחזקינן לה בלידה ודאית ליתן לה ימי טומאה וימי טהרה, דאמרינן 'הלך אחר הרוב ורוב נשים ולד מעליא ילדן, אלא שנימוק'</text:span><text:span text:style-name="T53">)</text:span><text:span text:style-name="T55">, ואין חוששין שמא מגוף אטום באת </text:span><text:span text:style-name="T53">(</text:span><text:span text:style-name="T46">ואין חוששין לומר 'לא יהיו לה ימי טוהר שמא אינו ולד, דדילמא מגוף אטום הוא בא וקיימא לן ב'המפלת' </text:span><text:span text:style-name="T47">(לקמן דף כד.)</text:span><text:span text:style-name="T46"> דאינו ולד'; והיינו כודאי: מדיהבינן לה ימי טוהר, הואיל ורוב נשים לאו גוף אטום ילדן</text:span><text:span text:style-name="T53">)</text:span><text:span text:style-name="T29">'. </text:span></text:p>
      <text:p text:style-name="Standard"><text:span text:style-name="T29">ותו ליכא? והאיכא תשע חנויות, דתניא: '</text:span><text:span text:style-name="T55">תשע חנויות, כולן מוכרות בשר שחוטה ואחת מוכרת בשר נבלה, ולקח מאחת מהן ואינו יודע מאיזה מהן לקח - ספקו אסור </text:span><text:span text:style-name="T53">(</text:span><text:span text:style-name="T46">דכל קבוע - כמחצה על מחצה דמיא, וכיון שלקחה ממקום הקביעות - מחזקינן לה כמחצה על מחצה</text:span><text:span text:style-name="T53">)</text:span><text:span text:style-name="T55">; ובנמצא </text:span><text:span text:style-name="T53">(</text:span><text:span text:style-name="T46">בקרקע דהוה ליה מופרש מהן, ולא לקחו ממקום הקביעות</text:span><text:span text:style-name="T53">)</text:span><text:span text:style-name="T55"> - הלך אחר הרוב </text:span><text:span text:style-name="T53">(</text:span><text:span text:style-name="T46">ומותר, ד'כל דפריש - מרובא פריש'</text:span><text:span text:style-name="T53">)</text:span><text:span text:style-name="T29">!'? </text:span></text:p>
      <text:p text:style-name="P3">טומאה קאמרינן, איסור לא קאמרינן.</text:p>
      <text:p text:style-name="Standard"><text:span text:style-name="T29">והאיכא </text:span><text:span text:style-name="T47">[תוספתא טהרות פ"ו מ"ב]</text:span><text:span text:style-name="T29">: '</text:span><text:span text:style-name="T55">תשע צפרדעין ושרץ אחד ביניהם ונגע באחד מהן ואינו יודע באיזה מהן נגע, ברשות היחיד ספקו טמא </text:span><text:span text:style-name="T53">(</text:span><text:span text:style-name="T46">דהוה ליה ספק, ואף על גב דרובא צפרדעים ואין להם טומאה, כיון דשרץ קבוע ביניהם - הוה ליה מחצה על מחצה</text:span><text:span text:style-name="T53">)</text:span><text:span text:style-name="T55">, ברשות הרבים ספקו טהור, ובנמצא </text:span><text:span text:style-name="T53">(</text:span><text:span text:style-name="T46">שפירש אחד מהן למקום אחר ונגע בו אדם שָׁם</text:span><text:span text:style-name="T53">)</text:span><text:span text:style-name="T55"> הלך אחר הרוב </text:span><text:span text:style-name="T53">(</text:span><text:span text:style-name="T46">טהור: דהשתא לאו קבוע הוי, ואמרינן 'כל דפריש - מרובא פריש' וצפרדע הוא</text:span><text:span text:style-name="T53">)</text:span><text:span text:style-name="T29">'!?</text:span></text:p>
      <text:p text:style-name="P3">טומאה דאשה קאמרינן, טומאה בעלמא לא קאמרינן.</text:p>
      <text:p text:style-name="P3">והאיכא הא דאמר רבי יהושע בן לוי: עברה בנהר</text:p>
      <text:p text:style-name="P3">צצצ</text:p>
      <text:p text:style-name="P3">(נדה יח,ב)</text:p>
      <text:p text:style-name="Standard"><text:span text:style-name="T29">והפילה </text:span><text:span text:style-name="T53">(</text:span><text:span text:style-name="T46">ואין ידוע אם ולד הוא</text:span><text:span text:style-name="T53">)</text:span><text:span text:style-name="T29"> - מביאה קרבן ונאכל </text:span><text:span text:style-name="T53">(</text:span><text:span text:style-name="T46">חטאת העוף שלה נאכלת, ולא אמרינן 'על הספק באה ואינה נאכלת', דדלמא לאו ולד הוא, וחולין מלוקין הן, ומליקת חולין נבלה</text:span><text:span text:style-name="T53">)</text:span><text:span text:style-name="T29">: הלך אחר רוב נשים, ורוב נשים ולד מעליא ילדן'!</text:span></text:p>
      <text:p text:style-name="Standard"><text:span text:style-name="T29">מתניתין </text:span><text:span text:style-name="T111">[דברי תנאים, משנה או ברייתא]</text:span><text:span text:style-name="T29"> קאמרינן, שמעתתא </text:span><text:span text:style-name="T111">[דברי אמוראים]</text:span><text:span text:style-name="T29"> לא קאמרינן </text:span><text:span text:style-name="T53">(</text:span><text:span text:style-name="T46">רבי יהושע בן לוי - אמורא הוא; ו'שלשה מקומות' דאמר רבי יוחנן - משנה או ברייתא הן</text:span><text:span text:style-name="T53">)</text:span><text:span text:style-name="T29">.</text:span></text:p>
      <text:p text:style-name="Standard"><text:span text:style-name="T29">והא כי אתא רבין - אמר </text:span><text:span text:style-name="T53">(</text:span><text:span text:style-name="T46">בפרק 'המפלת' </text:span><text:span text:style-name="T47">(לקמן דף כט.)</text:span><text:span text:style-name="T53">)</text:span><text:span text:style-name="T29"> 'מתיב רבי יוסי בר רבי חנינא </text:span><text:span text:style-name="T53">(</text:span><text:span text:style-name="T46">אדרבי יהושע בן לוי</text:span><text:span text:style-name="T53">)</text:span><text:span text:style-name="T29">: 'טועה' </text:span><text:span text:style-name="T53">(</text:span><text:span text:style-name="T46">מתניתא </text:span><text:span text:style-name="T112">[ברייתא]</text:span><text:span text:style-name="T46"> חדא דמיירי באשה טועה: שלא ידעה אימתי ילדה, והתם קתני לה, וקאמר רבין:</text:span><text:span text:style-name="T53">)</text:span><text:span text:style-name="T29"> ולא ידענא מאי תיובתיה </text:span><text:span text:style-name="T53">(</text:span><text:span text:style-name="T46">לא ידענא מאי תיובתא דרבי יוסי, דלאו תיובתא היא; והתם מפרש טעמא</text:span><text:span text:style-name="T53">)</text:span><text:span text:style-name="T29">; מאי? לאו </text:span><text:span text:style-name="T53">(</text:span><text:span text:style-name="T46">הכי קאמר רבין:</text:span><text:span text:style-name="T53">)</text:span><text:span text:style-name="T29"> לא תיובתא אלא סייעתא </text:span><text:span text:style-name="T53">(</text:span><text:span text:style-name="T46">דהא מתניתא - לאו תיובתא היא דרבי יהושע, אלא סייעתא!</text:span><text:span text:style-name="T53">) (</text:span><text:span text:style-name="T46">אלמא מתניתא אמרה כרבי יהושע, ואשכחן ארבעה מקומות בטומאת נשים במתניתא שהלכו אחר הרוב, וקשיא לרבי יוחנן דלא קחשיב אלא תלת</text:span><text:span text:style-name="T53">)</text:span><text:span text:style-name="T29">!?</text:span></text:p>
      <text:p text:style-name="P3">לא! דלמא לא תיובתא ולא סייעתא; </text:p>
      <text:p text:style-name="Standard"><text:span text:style-name="T29">למעוטי מאי </text:span><text:span text:style-name="T53">(</text:span><text:span text:style-name="T46">שלשה מקומות דקאמר רבי יוחנן, דמשמע: הני ותו לא: למעוטי מאי דמשום רובא לא נשוויה כודאי</text:span><text:span text:style-name="T53">)</text:span><text:span text:style-name="T29">?: אילימא למעוטי רובא </text:span><text:span text:style-name="T53">(</text:span><text:span text:style-name="T46">בטומאת אשה</text:span><text:span text:style-name="T53">)</text:span><text:span text:style-name="T29"> דאיכא חזקה בהדיה </text:span><text:span text:style-name="T53">(</text:span><text:span text:style-name="T46">כלומר כנגדה: דמרעא לה חזקה לרובא, וקאתי מניינא למעוטי: דלא אזלינן בתר ההוא רובא לשוויה מילתא כודאי</text:span><text:span text:style-name="T53">)</text:span><text:span text:style-name="T29">, דלא שרפינן עליה את התרומה - </text:span></text:p>
      <text:p text:style-name="Standard"><text:soft-page-break/><text:span text:style-name="T29">והא אמרה רבי יוחנן חדא זימנא </text:span><text:span text:style-name="T53">(</text:span><text:span text:style-name="T46">בשאר טומאות דהיכא דסתרה חזקה לרובא דלא אזלינן בתר רובא לשוייה כודאי וממילא שמעינן לטומאת אשה</text:span><text:span text:style-name="T53">)</text:span><text:span text:style-name="T29">, דתנן: </text:span></text:p>
      <text:p text:style-name="P25"><text:span text:style-name="T47">[טהרות פ"ג מ"ח]</text:span><text:span text:style-name="T29"> '</text:span><text:span text:style-name="T78">תינוק הנמצא בצד העיסה ובצק בידו: רבי מאיר מטהר, וחכמים מטמאין, שדרכו של תינוק לטפח </text:span><text:span text:style-name="T53">(</text:span><text:span text:style-name="T46">בשרצים</text:span><text:span text:style-name="T53">)</text:span><text:span text:style-name="T29">', ואמרינן: מאי טעמא דרבי מאיר? - קסבר רוב תינוקות מטפחין ומיעוט אין מטפחין, ועיסה זו בחזקת טהורה עומדת; סמוך מיעוטא לחזקה </text:span><text:span text:style-name="T53">(</text:span><text:span text:style-name="T46">והוה להו לטהר תרי</text:span><text:span text:style-name="T53">)</text:span><text:span text:style-name="T29"> ואיתרע ליה רובא </text:span><text:span text:style-name="T53">(</text:span><text:span text:style-name="T46">ורובא לחודיה לטמא, ואין אחד עומד במקום שנים</text:span><text:span text:style-name="T53">)</text:span><text:span text:style-name="T29">.</text:span></text:p>
      <text:p text:style-name="P61">ורבנן?</text:p>
      <text:p text:style-name="P61">מיעוטא כמאן דליתיה דמי, ורובא וחזקה - רובא עדיף;</text:p>
      <text:p text:style-name="P25"><text:span text:style-name="T29">ואמר ריש לקיש משום רבי אושעיא: זו היא חזקה </text:span><text:span text:style-name="T53">(</text:span><text:span text:style-name="T46">חזקה זו שאנו מחזיקין סתם רוב תינוקות מטפחין - חזקה גמורה החזיקוה, לעשותה כודאי</text:span><text:span text:style-name="T53">)</text:span><text:span text:style-name="T29"> ששורפין עליה את התרומה, ורבי יוחנן אמר: אין זו חזקה ששורפין עליה את התרומה!?</text:span><text:span text:style-name="T46"> </text:span></text:p>
      <text:p text:style-name="Standard"><text:span text:style-name="T29">אלא למעוטי רובא דרבי יהודה </text:span><text:span text:style-name="T53">(</text:span><text:span text:style-name="T46">דאף על גב דאמר זיל בתר רובא - הכי גמר לה רבי יוחנן דטמא, דקאמר רבי יהודה - לתלות קאמר, ולא לשרוף</text:span><text:span text:style-name="T53">)</text:span><text:span text:style-name="T29">, דתנן </text:span><text:span text:style-name="T47">[נדה פ"ג מ"א]</text:span><text:span text:style-name="T29">: '</text:span><text:span text:style-name="T78">המפלת חתיכה </text:span><text:span text:style-name="T53">(</text:span><text:span text:style-name="T46">בלא צורה</text:span><text:span text:style-name="T53">)</text:span><text:span text:style-name="T78"> אם יש עמה דם – טמאה </text:span><text:span text:style-name="T53">(</text:span><text:span text:style-name="T46">האשה טמאה כשאר נדה, ולא משום לידה: דלאו ולד הוא</text:span><text:span text:style-name="T53">)</text:span><text:span text:style-name="T78">, ואם לאו – טהורה; רבי יהודה אומר: בין כך ובין כך טמאה</text:span><text:span text:style-name="T29">', ואמר רב יהודה אמר שמואל: לא טימא רבי יהודה אלא בחתיכה של ארבע מיני דמים </text:span><text:span text:style-name="T53">(</text:span><text:span text:style-name="T46">שהחתיכה מארבע מראות דם טמא השנויין במתניתין </text:span><text:span text:style-name="T112">[להלן דף יט,א]</text:span><text:span text:style-name="T46">, ואף על גב דחמשה תנן, שחור - אדום הוא, אלא שלקה: דכיון דמראה דם טמא יש בה - אמרינן כולו דם הוא, וטמאה נדה; ורבנן סברי: אין זה דם אלא בשר</text:span><text:span text:style-name="T53">)</text:span><text:span text:style-name="T29">, אבל שאר מיני דמים </text:span><text:span text:style-name="T53">(</text:span><text:span text:style-name="T46">כגון ירוק ולבן שטהורין הן</text:span><text:span text:style-name="T53">)</text:span><text:span text:style-name="T29"> – טהורה; ורבי יוחנן אמר: של ארבע מיני דמים דברי הכל טמאה, ושל שאר דמים דברי הכל טהורה; לא נחלקו אלא כשהפילה</text:span></text:p>
      <text:p text:style-name="P3"/>
      <text:p text:style-name="P3">(נדה יט,א)</text:p>
      <text:p text:style-name="Standard"><text:span text:style-name="T29">ואינה יודעת מה הפילה </text:span><text:span text:style-name="T53">(</text:span><text:span text:style-name="T46">שאבדה החתיכה קודם שבאה לפנינו</text:span><text:span text:style-name="T53">)</text:span><text:span text:style-name="T29">; רבי יהודה סבר: זיל בתר רוב חתיכות, ורוב חתיכות של ארבע מיני דמים הויין, ורבנן סברי: 'זיל בתר רוב חתיכות' לא אמרינן </text:span><text:span text:style-name="T53">(</text:span><text:span text:style-name="T46">דלא סבירא להו רוב חתיכות של ארבעה מיני דמים, ואשמועינן רבי יוחנן לעיל: בשלשה מקומות הלכו אחר הרוב ותו לא, למעוטי הא רובא דרבי יהודה, דלרבי יהודה דאזיל בתר רובא - לא כודאי משוית ליה לשרוף על מגעה את התרומה</text:span><text:span text:style-name="T53">)</text:span><text:span text:style-name="T29">.</text:span></text:p>
      <text:p text:style-name="P3"/>
      <text:p text:style-name="P3"/>
      <text:p text:style-name="P3">משנה:</text:p>
      <text:p text:style-name="Standard"><text:span text:style-name="T29">חמשה דמים טמאים באשה: האדום, והשחור, וכקרן כרכום </text:span><text:span text:style-name="T53">(</text:span><text:span text:style-name="T46">כזוית גן שכרכום גדל בו</text:span><text:span text:style-name="T53">)</text:span><text:span text:style-name="T29">, וכמימי אדמה </text:span><text:span text:style-name="T53">(</text:span><text:span text:style-name="T46">לקמן מפרש לה לכולהו במתניתין; לישנא אחרינא </text:span><text:span text:style-name="T86">כקרן כרכום</text:span><text:span text:style-name="T46"> כנוגה זיו כרכום, כמו </text:span><text:span text:style-name="T47">(שמות לד,כט)</text:span><text:span text:style-name="T50"> כי קרן עור פניו</text:span><text:span text:style-name="T53">)</text:span><text:span text:style-name="T29">, וכמזוג </text:span><text:span text:style-name="T53">(</text:span><text:span text:style-name="T46">כיין אדום המזוג במים, ואף על גב דקליש אדמימות דיליה - טמא</text:span><text:span text:style-name="T53">)</text:span><text:span text:style-name="T29">; </text:span></text:p>
      <text:p text:style-name="Standard"><text:span text:style-name="T29">בית שמאי אומרים: אף כמימי תלתן </text:span><text:span text:style-name="T53">(</text:span><text:span text:style-name="T46">פנגרי"ג</text:span><text:span text:style-name="T53">)</text:span><text:span text:style-name="T29"> וכמימי בשר צלי </text:span><text:span text:style-name="T53">(</text:span><text:span text:style-name="T46">מוהל היוצא ממנו</text:span><text:span text:style-name="T53">)</text:span><text:span text:style-name="T29">, ובית הלל מטהרים; </text:span></text:p>
      <text:p text:style-name="P3">הירוק: עקביא בן מהללאל מטמא וחכמים מטהרין.</text:p>
      <text:p text:style-name="Standard"><text:span text:style-name="T29">אמר רבי מאיר: אם אינו מטמא משום כתם - מטמא משום משקה </text:span><text:span text:style-name="T53">(</text:span><text:span text:style-name="T46">מפרש בגמרא</text:span><text:span text:style-name="T53">)</text:span><text:span text:style-name="T29">.</text:span></text:p>
      <text:p text:style-name="P3">רבי יוסי אומר: לא כך ולא כך.</text:p>
      <text:p text:style-name="Standard"><text:span text:style-name="T29">איזהו '</text:span><text:span text:style-name="T78">אדום</text:span><text:span text:style-name="T29">'?</text:span></text:p>
      <text:p text:style-name="Standard"><text:span text:style-name="T29">כדם המכה </text:span><text:span text:style-name="T53">(</text:span><text:span text:style-name="T46">מפרש בגמרא</text:span><text:span text:style-name="T53">)</text:span><text:span text:style-name="T29">;</text:span></text:p>
      <text:p text:style-name="Standard"><text:span text:style-name="T29">'</text:span><text:span text:style-name="T78">שחור</text:span><text:span text:style-name="T29">'?</text:span></text:p>
      <text:p text:style-name="Standard"><text:span text:style-name="T29">כחרת </text:span><text:span text:style-name="T53">(</text:span><text:span text:style-name="T46">איידרמינ"ט</text:span><text:span text:style-name="T53">)</text:span><text:span text:style-name="T29">; עמוק מכן </text:span><text:span text:style-name="T53">(</text:span><text:span text:style-name="T46">שעמוק במראה שחרורית, כלומר: שחור יותר מחרת</text:span><text:span text:style-name="T53">)</text:span><text:span text:style-name="T29"> - טמא, דיהה מכן </text:span><text:span text:style-name="T53">(</text:span><text:span text:style-name="T46">פלד"ש שנדחית מראיתו</text:span><text:span text:style-name="T53">)</text:span><text:span text:style-name="T29"> - טהור;</text:span></text:p>
      <text:p text:style-name="Standard"><text:span text:style-name="T29">'</text:span><text:span text:style-name="T78">וכקרן כרכום</text:span><text:span text:style-name="T29">'?</text:span></text:p>
      <text:p text:style-name="Standard"><text:span text:style-name="T29">כברור שבו </text:span><text:span text:style-name="T53">(</text:span><text:span text:style-name="T46">שיש עליו ברורין במראה אדמומית יותר מחבריהן, ובגמרא מפרש להו</text:span><text:span text:style-name="T53">)</text:span><text:span text:style-name="T29">;</text:span></text:p>
      <text:p text:style-name="Standard"><text:span text:style-name="T29">'</text:span><text:span text:style-name="T78">וכמימי אדמה</text:span><text:span text:style-name="T29">' - מבקעת בית כרם </text:span><text:span text:style-name="T53">(</text:span><text:span text:style-name="T46">מקום, ומשם מביא אדמה ונותנה בכלי</text:span><text:span text:style-name="T53">)</text:span><text:span text:style-name="T29"> ומיצף </text:span><text:span text:style-name="T53">(</text:span><text:span text:style-name="T46">עליה</text:span><text:span text:style-name="T53">)</text:span><text:span text:style-name="T29"> מים </text:span><text:span text:style-name="T53">(</text:span><text:span text:style-name="T46">כלומר: נותן שם מים עד שיהו המים צפין על האדמה</text:span><text:span text:style-name="T53">)</text:span><text:span text:style-name="T29">; </text:span></text:p>
      <text:p text:style-name="Standard"><text:span text:style-name="T29">'</text:span><text:span text:style-name="T78">וכמזוג</text:span><text:span text:style-name="T29">' </text:span><text:span text:style-name="T53">(</text:span><text:span text:style-name="T46">כיצד? - כגון</text:span><text:span text:style-name="T53">)</text:span><text:span text:style-name="T29"> שני חלקים מים ואחד יין מן היין השרוני.</text:span></text:p>
      <text:p text:style-name="P3"><text:soft-page-break/></text:p>
      <text:p text:style-name="P3">גמרא:</text:p>
      <text:p text:style-name="P3">מנלן דאיכא דם טהור באשה? דלמא כל דם דאתי מינה טמא?</text:p>
      <text:p text:style-name="Standard"><text:span text:style-name="T29">אמר רבי חמא בר יוסף אמר רבי אושעיא אמר קרא: </text:span><text:span text:style-name="T47">(דברים יז,ח)</text:span><text:span text:style-name="T49"> כי יפלא ממך דבר למשפט בין דם לדם </text:span><text:span text:style-name="T50">[בין דין לדין ובין נגע לנגע דברי ריבת בשעריך וקמת ועלית אל המקום אשר יבחר ה' אלקיך בו]</text:span><text:span text:style-name="T29"> בין דם טהור לדם טמא.</text:span></text:p>
      <text:p text:style-name="Standard"><text:span text:style-name="T29">אלא מעתה </text:span><text:span text:style-name="T53">(</text:span><text:span text:style-name="T46">עד 'וכולן טמאין' לשון קושיא הוא:</text:span><text:span text:style-name="T53">)</text:span><text:span text:style-name="T29"> '</text:span><text:span text:style-name="T78">בין נגע לנגע</text:span><text:span text:style-name="T29">' הכי נמי 'בין נגע טמא לנגע טהור'? וכי תימא הכי נמי, נגע טהור מי איכא? וכי תימא </text:span><text:span text:style-name="T47">(ויקרא יג,יג)</text:span><text:span text:style-name="T49"> </text:span><text:span text:style-name="T50">[וראה הכהן והנה כסתה הצרעת את כל בשרו וטהר את הנגע]</text:span><text:span text:style-name="T49"> כולו הפך לבן טהור הוא</text:span><text:span text:style-name="T29"> - ההוא 'בוהק' </text:span><text:span text:style-name="T53">(</text:span><text:span text:style-name="T46">לשון לובן שנראה באנשים בחורים: טפות לבנות מאד בפניהם</text:span><text:span text:style-name="T53">)</text:span><text:span text:style-name="T29"> מקרי!? אלא 'בין נגעי אדם לנגעי בתים ולנגעי בגדים' וכולן טמאין, הכא נמי בין דם נדה לדם זיבה וכולן טמאין!? </text:span></text:p>
      <text:p text:style-name="Standard"><text:span text:style-name="T29">האי מאי? בשלמא התם </text:span><text:span text:style-name="T53">(</text:span><text:span text:style-name="T46">גבי נגעים, אף על גב דכולהו לטמא</text:span><text:span text:style-name="T53">)</text:span><text:span text:style-name="T29"> איכא לאפלוגי בנגעי אדם </text:span><text:span text:style-name="T53">(</text:span><text:span text:style-name="T46">איכא לאוקומי קרא דאיירי בפלוגתא דזקן ממרא וסנהדרין שבדורו, דכתיב </text:span><text:span text:style-name="T47">(דברים יז,יב)</text:span><text:span text:style-name="T46"> </text:span><text:span text:style-name="T50">והאיש אשר יעשה בזדון</text:span><text:span text:style-name="T46">, כגון דמפלגי בנגעי אדם</text:span><text:span text:style-name="T53">)</text:span><text:span text:style-name="T29">, ובפלוגתא דרבי יהושע ורבנן </text:span><text:span text:style-name="T53">(</text:span><text:span text:style-name="T46">דקאמר זקן ממרא כחד מינייהו וסנהדרין כחד מינייהו</text:span><text:span text:style-name="T53">)</text:span><text:span text:style-name="T29">, דתנן </text:span><text:span text:style-name="T47">[נגעים פ"ד מ"יא]</text:span><text:span text:style-name="T29">: </text:span></text:p>
      <text:p text:style-name="P25"><text:span text:style-name="T29">'</text:span><text:span text:style-name="T78">אם בהרת קודם לשער לבן – טמא </text:span><text:span text:style-name="T53">(</text:span><text:span text:style-name="T46">דשער לבן - מסימני טומאה, וכגון שקדמתו בהרת, דכתיב </text:span><text:span text:style-name="T47">(ויקרא יג,כה)</text:span><text:span text:style-name="T50"> והנה נהפך שער לבן בבהרת</text:span><text:span text:style-name="T53">)</text:span><text:span text:style-name="T78">, ואם שער לבן קודם לבהרת – טהור; ספק – טמא; ורבי יהושע אומר: כהה</text:span><text:span text:style-name="T29">' ואמר רבה: כהה וטהור </text:span><text:span text:style-name="T53">(</text:span><text:span text:style-name="T46">הרי הוא כנגע שכהה מראיתו בשבוע של הסגר, שהוא סימן טהרה, דכתיב </text:span><text:span text:style-name="T47">(ויקרא יג,ו)</text:span><text:span text:style-name="T50"> והנה כהה הנגע </text:span><text:span text:style-name="T51">[...וטהרו הכהן]</text:span><text:span text:style-name="T46">; ובשם רבי משה הדרשן שמעתי: 'קיהה', כלומר: קיהה בדבר ונחלק עליו; וכן מצאתי בתורת כהנים: רבי יהושע קיהה וטיהר</text:span><text:span text:style-name="T53">)</text:span><text:span text:style-name="T29">;</text:span></text:p>
      <text:p text:style-name="Standard"><text:span text:style-name="T29">בנגעי בתים - כי הא פלוגתא דרבי אלעזר ברבי שמעון ורבנן, דתנן </text:span><text:span text:style-name="T47">[נגעים פ"יב מ"ג]</text:span><text:span text:style-name="T29">: </text:span></text:p>
      <text:p text:style-name="P25"><text:span text:style-name="T29">'</text:span><text:span text:style-name="T78">רבי אלעזר ברבי שמעון אומר: לעולם אין הבית טמא עד שיראה כשני גריסין </text:span><text:span text:style-name="T53">(</text:span><text:span text:style-name="T46">שיעור נגע כגריס לאורך ולרוחב</text:span><text:span text:style-name="T53">)</text:span><text:span text:style-name="T78"> על שני אבנים בשני כותלים בקרן זוית </text:span><text:span text:style-name="T53">(</text:span><text:span text:style-name="T46">אחד בכותל זה ואחד בכותל זה</text:span><text:span text:style-name="T53">)</text:span><text:span text:style-name="T78">, ארכו כשני גריסין ורחבו כגריס </text:span><text:span text:style-name="T53">(</text:span><text:span text:style-name="T46">דכשהוא מוטל ארכו על שני אבנים - נמצא בכל אבן גריס על גריס, כשיעור נגע; ושתי אבנים בעינן, דכתיב </text:span><text:span text:style-name="T47">(ויקרא יד,מ)</text:span><text:span text:style-name="T50"> וחלצו את האבנ</text:span><text:span text:style-name="T66">ים</text:span><text:span text:style-name="T53">)</text:span><text:span text:style-name="T29">'.</text:span></text:p>
      <text:p text:style-name="P61">מאי טעמא דרבי אלעזר ברבי שמעון?</text:p>
      <text:p text:style-name="P25"><text:span text:style-name="T29">כתיב </text:span><text:span text:style-name="T47">(ויקרא יד,לז)</text:span><text:span text:style-name="T49"> </text:span><text:span text:style-name="T50">[וראה את הנגע והנה הנגע </text:span><text:span text:style-name="T66">בקירת</text:span><text:span text:style-name="T50"> הבית שקערורת ירקרקת או אדמדמת ומראיהן שפל מן ה]</text:span><text:span text:style-name="T49">קיר</text:span><text:span text:style-name="T29">, וכתיב '</text:span><text:span text:style-name="T49">קירות</text:span><text:span text:style-name="T29">'; איזהו קיר שהוא כשני קירות? הוי אומר זה קרן זוית;</text:span><text:span text:style-name="T46"> </text:span></text:p>
      <text:p text:style-name="P3">בנגעי בגדים - בפלוגתא דרבי יונתן בן אבטולמוס ורבנן, דתניא: </text:p>
      <text:p text:style-name="P25"><text:span text:style-name="T29">'</text:span><text:span text:style-name="T78">רבי יונתן בן אבטולמוס אומר: מנין לפריחת בגדים </text:span><text:span text:style-name="T53">(</text:span><text:span text:style-name="T46">פרחה צרעת בכולהו</text:span><text:span text:style-name="T53">)</text:span><text:span text:style-name="T29"> </text:span><text:span text:style-name="T78">שהיא טהורה</text:span><text:span text:style-name="T29"> </text:span><text:span text:style-name="T53">(</text:span><text:span text:style-name="T46">ואף על פי שלא נאמר אלא באדם </text:span><text:span text:style-name="T47">(ויקרא יג,יב)</text:span><text:span text:style-name="T50"> ואם פרוח תפרח </text:span><text:span text:style-name="T51">[וכסתה הצרעת את כל עור הנגע מראשו ועד רגליו ...]</text:span><text:span text:style-name="T50"> </text:span><text:span text:style-name="T46">וגו' </text:span><text:span text:style-name="T51">[וטהר את הנגע כלו הפך לבן טהור הוא]</text:span><text:span text:style-name="T53">)</text:span><text:span text:style-name="T78">? נאמר קרחת וגבחת בבגדים </text:span><text:span text:style-name="T50">[</text:span><text:span text:style-name="T47">ויקרא יג,נה</text:span><text:span text:style-name="T50">: וראה הכהן אחרי הכבס את הנגע והנה לא הפך הנגע את עינו והנגע לא פשה טמא הוא באש תשרפנו פחתת הוא </text:span><text:span text:style-name="T66">בקרחתו</text:span><text:span text:style-name="T50"> או </text:span><text:span text:style-name="T66">בגבחתו</text:span><text:span text:style-name="T50">]</text:span><text:span text:style-name="T78"> ונאמר קרחת וגבחת באדם </text:span><text:span text:style-name="T50">[</text:span><text:span text:style-name="T47">ויקרא יג,נה</text:span><text:span text:style-name="T50">: וכי יהיה בקרחת או בגבחת נגע לבן אדמדם צרעת פרחת הוא </text:span><text:span text:style-name="T79">בקרחתו</text:span><text:span text:style-name="T50"> או </text:span><text:span text:style-name="T66">בגבחתו</text:span><text:span text:style-name="T50">]</text:span><text:span text:style-name="T78">; מה להלן פרח בכולו טהור - אף כאן נמי פרח בכולו טהור</text:span><text:span text:style-name="T29">;</text:span></text:p>
      <text:p text:style-name="P3">אלא הכא, אי דם טהור ליכא - במאי פליגי?</text:p>
      <text:p text:style-name="P10"/>
      <text:p text:style-name="P3">וממאי דהני טהורין והני טמאין?</text:p>
      <text:p text:style-name="Standard"><text:span text:style-name="T29">אמר רבי אבהו: דאמר קרא: </text:span><text:span text:style-name="T47">(מלכים ב ג,כב)</text:span><text:span text:style-name="T49"> </text:span><text:span text:style-name="T50">[וישכימו בבקר והשמש זרחה על המים]]</text:span><text:span text:style-name="T49"> ויראו מואב מנגד את המים אדומים כדם</text:span><text:span text:style-name="T29">; למימרא דדם אדום הוא </text:span><text:span text:style-name="T53">(</text:span><text:span text:style-name="T46">ואלו כולם אדומין הן</text:span><text:span text:style-name="T53">)</text:span><text:span text:style-name="T29">. </text:span></text:p>
      <text:p text:style-name="Standard"><text:span text:style-name="T29">אימא אדום </text:span><text:span text:style-name="T53">(</text:span><text:span text:style-name="T46">האדום שבאדומים דהיינו 'כדם המכה' דמתניתין</text:span><text:span text:style-name="T53">)</text:span><text:span text:style-name="T29"> ותו לא? </text:span></text:p>
      <text:p text:style-name="Standard"><text:span text:style-name="T29">אמר רבי אבהו: אמר קרא: '</text:span><text:span text:style-name="T49">דמיה</text:span><text:span text:style-name="T29">' '</text:span><text:span text:style-name="T49">דמיה</text:span><text:span text:style-name="T29">' </text:span><text:span text:style-name="T53">(</text:span><text:span text:style-name="T50">והיא גלתה את מקור דמיה </text:span><text:span text:style-name="T47">(ויקרא כ,יח)</text:span><text:span text:style-name="T46">, </text:span><text:span text:style-name="T50">וטהרה ממקור דמיה </text:span><text:span text:style-name="T47">(ויקרא יב,ז)</text:span><text:span text:style-name="T53">)</text:span><text:span text:style-name="T29"> - הרי כאן ארבעה </text:span><text:span text:style-name="T53">(</text:span><text:span text:style-name="T46">הרי ארבעה מיני אדמומית טמאה בה, אבל שלמטה מהן - לאו 'דם' הוא</text:span><text:span text:style-name="T53">)</text:span><text:span text:style-name="T29">.</text:span></text:p>
      <text:p text:style-name="P3">והא אנן חמשה תנן?</text:p>
      <text:p text:style-name="P3">אמר רבי חנינא: שחור – אדום הוא, אלא שלקה.</text:p>
      <text:p text:style-name="Standard"><text:soft-page-break/><text:span text:style-name="T29">תניא נמי הכי: '</text:span><text:span text:style-name="T55"> שחור כחרת; עמוק מכן טמא, דיהה - אפילו </text:span><text:span text:style-name="T53">(</text:span><text:span text:style-name="T46">הוא שחור</text:span><text:span text:style-name="T53">)</text:span><text:span text:style-name="T55"> ככחול – טהור </text:span><text:span text:style-name="T53">(</text:span><text:span text:style-name="T46">הואיל ואינו שחור כחרת</text:span><text:span text:style-name="T53">)</text:span><text:span text:style-name="T55">; ושחור זה - לא מתחלתו הוא משחיר, אלא כשנעקר הוא משחיר </text:span><text:span text:style-name="T53">(</text:span><text:span text:style-name="T46">לכשנעקר מן הגוף לוקה ומשחיר</text:span><text:span text:style-name="T53">)</text:span><text:span text:style-name="T55">, משל לדם מכה לכשנעקר הוא משחיר.</text:span><text:span text:style-name="T29">'</text:span></text:p>
      <text:p text:style-name="P3"/>
      <text:p text:style-name="P3">בית שמאי אומרים: אף כמימי תלתן: </text:p>
      <text:p text:style-name="P3">ולית להו לבית שמאי 'דמיה דמיה - הרי כאן ארבעה'?</text:p>
      <text:p text:style-name="P3">איבעית אימא לית להו, ואיבעית אימא: אית להו, מי לא אמר רבי חנינא 'שחור - אדום הוא, אלא שלקה'? הכי נמי מלקא הוא דלקי. </text:p>
      <text:p text:style-name="P3"/>
      <text:p text:style-name="P3">ובית הלל מטהרין: </text:p>
      <text:p text:style-name="P3">היינו תנא קמא?</text:p>
      <text:p text:style-name="P3">איכא בינייהו</text:p>
      <text:p text:style-name="P3"/>
      <text:p text:style-name="P3">(נדה יט,ב)</text:p>
      <text:p text:style-name="Standard"><text:span text:style-name="T29">לתלות </text:span><text:span text:style-name="T53">(</text:span><text:span text:style-name="T46">תנא קמא סבר חמשה דמים טמאין ודאי, ואידך ספיקא, ולבית הלל טהורין ממש</text:span><text:span text:style-name="T53">)</text:span><text:span text:style-name="T29">. </text:span></text:p>
      <text:p text:style-name="P3"/>
      <text:p text:style-name="P3">הירוק - עקביא בן מהללאל מטמא: </text:p>
      <text:p text:style-name="P3">ולית ליה לעקביא 'דמיה דמיה הרי כאן ארבעה'?</text:p>
      <text:p text:style-name="P3">איבעית אימא: לית ליה, ואיבעית אימא: אית ליה, מי לא אמר רבי חנינא 'שחור - אדום הוא, אלא שלקה'? הכא נמי מלקא הוא דלקי. </text:p>
      <text:p text:style-name="P3"/>
      <text:p text:style-name="P3">וחכמים מטהרין: </text:p>
      <text:p text:style-name="Standard"><text:span text:style-name="T29">היינו תנא קמא </text:span><text:span text:style-name="T53">(</text:span><text:span text:style-name="T46">דאמר חמשה דמים ותו לא</text:span><text:span text:style-name="T53">)</text:span><text:span text:style-name="T29">?</text:span></text:p>
      <text:p text:style-name="Standard"><text:span text:style-name="T29">איכא בינייהו לתלות.</text:span><text:span text:style-name="T46"> </text:span></text:p>
      <text:p text:style-name="P10"><text:s/></text:p>
      <text:p text:style-name="Standard"><text:span text:style-name="T29">אמר רבי מאיר: אם אינו מטמא משום כתם </text:span><text:span text:style-name="T53">[מטמא משום משקה]</text:span><text:span text:style-name="T29">: </text:span></text:p>
      <text:p text:style-name="Standard"><text:span text:style-name="T29">אמר רבי יוחנן: ירד רבי מאיר לשיטת עקביא בן מהללאל וטימא </text:span><text:span text:style-name="T53">(</text:span><text:span text:style-name="T46">דם ירוק משום נדה</text:span><text:span text:style-name="T53">)</text:span><text:span text:style-name="T29">, והכי קאמר להו לרבנן: נהי דהיכא דקא משכחת כתם ירוק אמנא </text:span><text:span text:style-name="T53">(</text:span><text:span text:style-name="T46">על בגדה</text:span><text:span text:style-name="T53">)</text:span><text:span text:style-name="T29"> לא מטמאיתו </text:span><text:span text:style-name="T53">(</text:span><text:span text:style-name="T46">דכיון דירוק הוא - מסתמא לאו מגופה אתא, דלא שכיח, ולא תלינן בה</text:span><text:span text:style-name="T53">)</text:span><text:span text:style-name="T29">, </text:span><text:span text:style-name="T53">(</text:span><text:span text:style-name="T46">אלא</text:span><text:span text:style-name="T53">)</text:span><text:span text:style-name="T29"> היכא דקחזיא דם ירוק מגופה – תטמא!?</text:span></text:p>
      <text:p text:style-name="Standard"><text:span text:style-name="T29">אי הכי, '</text:span><text:span text:style-name="T78">אם אינו מטמא משום כתם - מטמא משום משקה</text:span><text:span text:style-name="T29">'? משום </text:span><text:span text:style-name="T58">רואה</text:span><text:span text:style-name="T29"> מבעיא ליה!?</text:span></text:p>
      <text:p text:style-name="Standard"><text:span text:style-name="T29">אלא הכי קאמר להו: נהי היכא דקא חזיא דם ירוק מעיקרא לא מטמאיתו </text:span><text:span text:style-name="T53">(</text:span><text:span text:style-name="T46">משום רואה, דלאו דם הוא, והיינו 'משום כתם', כלומר: כשאר דם שכתמו טמא</text:span><text:span text:style-name="T53">)</text:span><text:span text:style-name="T29">, היכא דחזיא דם אדום והדר חזיא דם ירוק תטמא </text:span><text:span text:style-name="T53">(</text:span><text:span text:style-name="T46">משום משקה</text:span><text:span text:style-name="T53">)</text:span><text:span text:style-name="T29">, מידי דהוה אמשקה זב וזבה </text:span><text:span text:style-name="T53">(</text:span><text:span text:style-name="T46">כרוקה וכמי רגליה: אם נוגעין בו אדם וכלים וטהרות באותו דם ירוק שראתה בימי נדותה שהיתה נדה מדם אדום, ואמאי מטהריתו לגמרי</text:span><text:span text:style-name="T53">)</text:span><text:span text:style-name="T29">!?</text:span></text:p>
      <text:p text:style-name="P3">ורבנן?</text:p>
      <text:p text:style-name="Standard"><text:span text:style-name="T29">דומיא דרוק: מה רוק שמתעגל ויוצא </text:span><text:span text:style-name="T53">(</text:span><text:span text:style-name="T46">שמתאסף תחלה ואחר כך יוצא</text:span><text:span text:style-name="T53">)</text:span><text:span text:style-name="T29"> - אף כל שמתעגל ויוצא, לאפוקי האי </text:span><text:span text:style-name="T53">(</text:span><text:span text:style-name="T46">דם בין טמא בין טהור</text:span><text:span text:style-name="T53">)</text:span><text:span text:style-name="T29">, דאין מתעגל ויוצא </text:span><text:span text:style-name="T53">(</text:span><text:span text:style-name="T46">כשהוא בא נוטף ויוצא ראשון ראשון</text:span><text:span text:style-name="T53">)</text:span><text:span text:style-name="T29">.</text:span></text:p>
      <text:p text:style-name="P3">אי הכי - שפיר קאמרי ליה רבנן לרבי מאיר?</text:p>
      <text:p text:style-name="Standard"><text:span text:style-name="T29">אלא הכי קאמר להו: להוי כמשקה להכשיר את הזרעים </text:span><text:span text:style-name="T53">(</text:span><text:span text:style-name="T46">שאם יגע שרץ בהן יטמא ואמאי מטהריתו לגמרי</text:span><text:span text:style-name="T53">)</text:span><text:span text:style-name="T29">?</text:span></text:p>
      <text:p text:style-name="Standard"><text:span text:style-name="T29">ורבנן בעי </text:span><text:span text:style-name="T47">(במדבר כג,כד)</text:span><text:span text:style-name="T29"> </text:span><text:span text:style-name="T50">[הן עם כלביא יקום וכארי יתנשא לא ישכב עד יאכל טרף </text:span><text:span text:style-name="T66">ודם חללים ישתה</text:span><text:span text:style-name="T50">]</text:span><text:span text:style-name="T29"> דם חללים </text:span><text:span text:style-name="T53">(</text:span><text:span text:style-name="T46">דם שהנפש יוצאה בו קרוי 'משקה', ולענין הכשר בעינן 'משקה', כדכתיב </text:span><text:span text:style-name="T47">(ויקרא יא,לד)</text:span><text:span text:style-name="T50"> ואשר יבא עליו מים יטמא וכל </text:span><text:span text:style-name="T66">משקה</text:span><text:span text:style-name="T50"> אשר ישתה</text:span><text:span text:style-name="T46">, כלומר: אוכל, ומשקה אשר ישתה יבא על האוכל; והכי מוקמינן לה בפסחים </text:span><text:span text:style-name="T47">(דף טז.)</text:span><text:span text:style-name="T53">)</text:span><text:span text:style-name="T29"> וליכא!</text:span></text:p>
      <text:p text:style-name="P3">אי הכי - שפיר קאמרי ליה רבנן לרבי מאיר!</text:p>
      <text:p text:style-name="Standard"><text:span text:style-name="T29">אלא הכי קאמר להו: אלפוה </text:span><text:span text:style-name="T53">(</text:span><text:span text:style-name="T46">להכשיר את הזרעים</text:span><text:span text:style-name="T53">)</text:span><text:span text:style-name="T29"> בגזירה שוה: כתיב הכא </text:span><text:span text:style-name="T47">(שיר השירים ד,יג)</text:span><text:span text:style-name="T49"> שלחיך פרדס רמונים </text:span><text:span text:style-name="T50">[עם פרי מגדים כפרים עם נרדים]</text:span><text:span text:style-name="T29"> </text:span><text:span text:style-name="T53">(</text:span><text:span text:style-name="T50">שלחיך</text:span><text:span text:style-name="T46"> = דם נדות השלוח מן האשה, </text:span><text:span text:style-name="T50">פרדס רמונים</text:span><text:span text:style-name="T46"> - כפרדס זה </text:span><text:soft-page-break/><text:span text:style-name="T46">שהוא נעול להשתמר, כך בנות ישראל נועלות פתחיהן בימי נדותן מהיזקק לבעליהן </text:span><text:span text:style-name="T50">עם פרי מגדים</text:span><text:span text:style-name="T46"> היינו בנים</text:span><text:span text:style-name="T53">)</text:span><text:span text:style-name="T29"> וכתיב התם </text:span><text:span text:style-name="T53">(</text:span><text:span text:style-name="T46">'שילוח' במים</text:span><text:span text:style-name="T53">)</text:span><text:span text:style-name="T29"> </text:span><text:span text:style-name="T47">(איוב ה,י)</text:span><text:span text:style-name="T49"> </text:span><text:span text:style-name="T50">[הנתן מטר על פני ארץ]</text:span><text:span text:style-name="T49"> ושולח מים על פני חוצות</text:span><text:span text:style-name="T29"> </text:span><text:span text:style-name="T53">(</text:span><text:span text:style-name="T46">מה מים מכשירין - אף דם נדות מכשיר</text:span><text:span text:style-name="T53">)</text:span><text:span text:style-name="T29">.</text:span></text:p>
      <text:p text:style-name="P3">ורבנן?</text:p>
      <text:p text:style-name="Standard"><text:span text:style-name="T29">אדם דן קל וחומר מעצמו, ואין אדם דן גזירה שוה מעצמו </text:span><text:span text:style-name="T53">(</text:span><text:span text:style-name="T46">אלא אם כן קבלה מרבו הלכה למשה מסיני, דדלמא קרא למילתא אחריתי איצטריך</text:span><text:span text:style-name="T53">)</text:span><text:span text:style-name="T29">.</text:span></text:p>
      <text:p text:style-name="P3"/>
      <text:p text:style-name="Standard"><text:span text:style-name="T29">רבי יוסי אומר לא כך </text:span><text:span text:style-name="T53">[ולא כך]</text:span><text:span text:style-name="T29">: </text:span></text:p>
      <text:p text:style-name="P3">היינו תנא קמא?</text:p>
      <text:p text:style-name="Standard"><text:span text:style-name="T29">הא קא משמע לן: מאן תנא קמא? - רבי יוסי, וכל האומר דבר בשם אומרו מביא גאולה לעולם.</text:span><text:span text:style-name="T46"> </text:span></text:p>
      <text:p text:style-name="P3"/>
      <text:p text:style-name="P3">איזהו אדום? - כדם המכה: </text:p>
      <text:p text:style-name="Standard"><text:span text:style-name="T29">מאי '</text:span><text:span text:style-name="T78">כדם המכה</text:span><text:span text:style-name="T29">'?</text:span></text:p>
      <text:p text:style-name="Standard"><text:span text:style-name="T29">אמר רב יהודה אמר שמואל: כדם שור שחוט </text:span><text:span text:style-name="T53">(</text:span><text:span text:style-name="T46">שור - דמו אדום, כדאמר בסדר יומא </text:span><text:span text:style-name="T47">(דף נו:)</text:span><text:span text:style-name="T46">: האי חיור והאי סומק</text:span><text:span text:style-name="T53">)</text:span><text:span text:style-name="T29">.</text:span></text:p>
      <text:p text:style-name="P3">ולימא 'כדם שחיטה'?</text:p>
      <text:p text:style-name="Standard"><text:span text:style-name="T29">אי אמר 'כדם שחיטה', הוה אמינא ככולה שחיטה - קא משמע לן 'כדם המכה': כתחילת הכאה של סכין </text:span><text:span text:style-name="T53">(</text:span><text:span text:style-name="T46">דם שחיטה משתנה והולך</text:span><text:span text:style-name="T53">)</text:span><text:span text:style-name="T29">.</text:span></text:p>
      <text:p text:style-name="Standard"><text:span text:style-name="T29">עולא אמר: כדם צפור חיה </text:span><text:span text:style-name="T53">(</text:span><text:span text:style-name="T46">דם היוצא מצפור חי על ידי מכה</text:span><text:span text:style-name="T53">)</text:span><text:span text:style-name="T29">. </text:span></text:p>
      <text:p text:style-name="Standard"><text:span text:style-name="T29">איבעיא להו: חיה לאפוקי שחוט? או דלמא לאפוקי כחוש </text:span><text:span text:style-name="T53">(</text:span><text:span text:style-name="T46">והאי 'חיה' - לשון 'בריאה' הוא</text:span><text:span text:style-name="T53">)</text:span><text:span text:style-name="T29">?</text:span></text:p>
      <text:p text:style-name="P3">תיקו.</text:p>
      <text:p text:style-name="P3">זעירי אמר רבי חנינא: כדם מאכולת של ראש. </text:p>
      <text:p text:style-name="Standard"><text:span text:style-name="T29">מיתיבי </text:span><text:span text:style-name="T47">[תוספתא נדה פ"ז מ"ג]</text:span><text:span text:style-name="T29">: '</text:span><text:span text:style-name="T53">(</text:span><text:span text:style-name="T46">אשה הרואה כתם בבגדה, אם</text:span><text:span text:style-name="T53">)</text:span><text:span text:style-name="T29"> </text:span><text:span text:style-name="T78">הרגה מאכולת - הרי זה תולה בה</text:span><text:span text:style-name="T29">'*; מאי לאו דכוליה גופה </text:span><text:span text:style-name="T53">(</text:span><text:span text:style-name="T46">אלמא כל </text:span><text:span text:style-name="T112">[דם]</text:span><text:span text:style-name="T46"> מאכולת דומה לדם נדות, ואת אמרת דם מאכולת של ראש </text:span><text:span text:style-name="T65">הוא</text:span><text:span text:style-name="T46"> דדמי לדם נדות, אבל דשאר הגוף לא</text:span><text:span text:style-name="T53">)</text:span><text:span text:style-name="T29">?</text:span></text:p>
      <text:p text:style-name="P3">לא, דראשה.</text:p>
      <text:p text:style-name="Standard"><text:span text:style-name="T47">*</text:span><text:span text:style-name="T53">(</text:span><text:span text:style-name="T46"> ואי קשיא: הא שיעור כתם כגריס ועוד, ומאכולת כולי האי לא הוי, כדאמר בפירקין: 'בעינן כגריס ועוד לאפוקי מדם מאכולת' - לא קשיא: ההיא - לרבי חנינא בן אנטיגנוס, הא - לרבנן בפרק 'הרואה כתם' </text:span><text:span text:style-name="T47">(לקמן דף נח:)</text:span><text:span text:style-name="T46"> דלא בעי האי שיעור.</text:span><text:span text:style-name="T53">)</text:span><text:span text:style-name="T47"> </text:span></text:p>
      <text:p text:style-name="P9"/>
      <text:p text:style-name="Standard"><text:span text:style-name="T29">אמי ורדינאה </text:span><text:span text:style-name="T53">(</text:span><text:span text:style-name="T46">נאה כורד; ובגיטין </text:span><text:span text:style-name="T47">(דף מא.)</text:span><text:span text:style-name="T46"> קרי ליה 'אמי שפיר נאה'; לשון אחר ורדינאה = מקום הוא ששמו ורדינא, בעירובין </text:span><text:span text:style-name="T47">(דף מט.)</text:span><text:span text:style-name="T53">)</text:span><text:span text:style-name="T29"> אמר רבי אבהו: כדם אצבע קטנה של יד שנגפה וחייתה וחזרה ונגפה, ולא של כל אדם אלא של בחור שלא נשא אשה, ועד כמה? - עד בן עשרים.</text:span></text:p>
      <text:p text:style-name="Standard"><text:span text:style-name="T29">מיתיבי </text:span><text:span text:style-name="T47">[תוספתא נדה פ"ז מ"ג]</text:span><text:span text:style-name="T29">: '</text:span><text:span text:style-name="T78">תולה </text:span><text:span text:style-name="T53">(</text:span><text:span text:style-name="T46">כתמה</text:span><text:span text:style-name="T53">)</text:span><text:span text:style-name="T78"> בבנה ובבעלה</text:span><text:span text:style-name="T29"> </text:span><text:span text:style-name="T53">(</text:span><text:span text:style-name="T46">אם יש בהן מכה, שמא נטף עליה כששוכבין יחד</text:span><text:span text:style-name="T53">)</text:span><text:span text:style-name="T29">' </text:span><text:span text:style-name="T53">(</text:span><text:span text:style-name="T46">אלמא דם בנה ובעלה דומה לדם נדות</text:span><text:span text:style-name="T53">)</text:span><text:span text:style-name="T29">; בשלמא בבנה - משכחת לה </text:span><text:span text:style-name="T53">(</text:span><text:span text:style-name="T46">שלא נשא</text:span><text:span text:style-name="T53">)</text:span><text:span text:style-name="T29">, אלא בעלה היכי משכחת לה </text:span><text:span text:style-name="T53">(</text:span><text:span text:style-name="T46">הא נשוי הוא</text:span><text:span text:style-name="T53">)</text:span><text:span text:style-name="T29">?</text:span></text:p>
      <text:p text:style-name="P3">אמר רב נחמן בר יצחק: כגון שנכנסה לחופה ולא נבעלה. </text:p>
      <text:p text:style-name="P9"/>
      <text:p text:style-name="Standard"><text:span text:style-name="T29">רב נחמן אמר </text:span><text:span text:style-name="T53">(</text:span><text:span text:style-name="T46">אמתניתין קאי</text:span><text:span text:style-name="T53">)</text:span><text:span text:style-name="T29">: כדם הקזה. </text:span></text:p>
      <text:p text:style-name="Standard"><text:span text:style-name="T29">מיתיבי </text:span><text:span text:style-name="T47">[תוספתא נדה פ"ו מ"א]</text:span><text:span text:style-name="T29">: '</text:span><text:span text:style-name="T78">מעשה ותלה רבי מאיר </text:span><text:span text:style-name="T53">(</text:span><text:span text:style-name="T46">כתם</text:span><text:span text:style-name="T53">)</text:span><text:span text:style-name="T29"> </text:span></text:p>
      <text:p text:style-name="P3"/>
      <text:p text:style-name="P3">(נדה כ,א)</text:p>
      <text:p text:style-name="Standard"><text:span text:style-name="T78">בקילור </text:span><text:span text:style-name="T53">(</text:span><text:span text:style-name="T46">אנפלשט"ר [סוג תמרוק], ואדום הוא, ונתעסקה בו</text:span><text:span text:style-name="T53">)</text:span><text:span text:style-name="T78">, ורבי תלה בשרף שקמה</text:span><text:span text:style-name="T29">' </text:span><text:span text:style-name="T53">(</text:span><text:span text:style-name="T46">אלמא קילור דומה לדם נדות, ואף על גב דלא הוי סומק כולי האי</text:span><text:span text:style-name="T53">)</text:span><text:span text:style-name="T29"> מאי, לאו אאדום </text:span><text:span text:style-name="T53">(</text:span><text:span text:style-name="T46">וקשיא לכולהו דדייקי בין דם בחור לדם נשוי משום דסומק טפי, ובין דם מאכולת של ראש לשאר דם מאכולת</text:span><text:span text:style-name="T53">)</text:span><text:span text:style-name="T29">? </text:span></text:p>
      <text:p text:style-name="P3">לא, אשאר דמים.</text:p>
      <text:p text:style-name="Standard"><text:soft-page-break/><text:span text:style-name="T29">אמימר ומר זוטרא ורב אשי הוו יתבי קמיה אומנא </text:span><text:span text:style-name="T53">(</text:span><text:span text:style-name="T46">מקיז דם בקרן</text:span><text:span text:style-name="T53">)</text:span><text:span text:style-name="T29">; שקלי ליה קרנא קמייתא לאמימר, חזייה, אמר להו: אדום דתנן - כי האי; שקלי ליה אחריתי, אמר להו: אשתני!</text:span></text:p>
      <text:p text:style-name="Standard"><text:span text:style-name="T29">אמר רב אשי: כגון אנא דלא ידענא בין האי להאי </text:span><text:span text:style-name="T53">(</text:span><text:span text:style-name="T46">בין קמא לבתרא</text:span><text:span text:style-name="T53">)</text:span><text:span text:style-name="T29"> - לא מבעי לי למחזי דמא. </text:span></text:p>
      <text:p text:style-name="P3"/>
      <text:p text:style-name="P3">שחור כחרת: </text:p>
      <text:p text:style-name="Standard"><text:span text:style-name="T29">אמר רבה בר רב הונא: '</text:span><text:span text:style-name="T78">חרת</text:span><text:span text:style-name="T29">' שאמרו = דיו </text:span><text:span text:style-name="T53">(</text:span><text:span text:style-name="T46">כלומר: לא כשחרורית חרת הניתך במים, אלא שחרורית חרת הניתך בדיו</text:span><text:span text:style-name="T53">)</text:span><text:span text:style-name="T29">.</text:span></text:p>
      <text:p text:style-name="Standard"><text:span text:style-name="T29">תניא נמי הכי: '</text:span><text:span text:style-name="T78">שחור כחרת, ושחור שאמרו = דיו</text:span><text:span text:style-name="T29">'; </text:span></text:p>
      <text:p text:style-name="P3">ולימא 'דיו'? </text:p>
      <text:p text:style-name="Standard"><text:span text:style-name="T29">אי אמר 'דיו', הוה אמינא כי פכחותא דדיותא </text:span><text:span text:style-name="T53">(</text:span><text:span text:style-name="T46">קלישות הדיו: כשהכלי מלא - יורד שחרורית החרת למטה, ומלמעלה הוא ברור ואינו שחור כל כך</text:span><text:span text:style-name="T53">)</text:span><text:span text:style-name="T29">; קא משמע לן כי חרותא דדיותא. </text:span></text:p>
      <text:p text:style-name="P10"/>
      <text:p text:style-name="Standard"><text:span text:style-name="T29">איבעיא להו: בלחָה </text:span><text:span text:style-name="T53">(</text:span><text:span text:style-name="T46">בדיו לחה, כדמפרש</text:span><text:span text:style-name="T53">)</text:span><text:span text:style-name="T29"> או ביַבשתא </text:span><text:span text:style-name="T53">(</text:span><text:span text:style-name="T46">שכן דרך שנותנין חרת בדיו כששולקים קליפות הקוצרים, והוא מתייבש</text:span><text:span text:style-name="T53">)</text:span><text:span text:style-name="T29">?</text:span></text:p>
      <text:p text:style-name="Standard"><text:span text:style-name="T29">תא שמע, דרבי אמי פלי קורטא דדיותא </text:span><text:span text:style-name="T53">(</text:span><text:span text:style-name="T46">מבקע חתיכות דיו יבש</text:span><text:span text:style-name="T53">)</text:span><text:span text:style-name="T29"> ובדיק בה </text:span><text:span text:style-name="T53">(</text:span><text:span text:style-name="T46">ובודק בו מראית דם שחור</text:span><text:span text:style-name="T53">)</text:span><text:span text:style-name="T29">.</text:span></text:p>
      <text:p text:style-name="P9"/>
      <text:p text:style-name="Standard"><text:span text:style-name="T29">אמר רב יהודה אמר שמואל: כקיר </text:span><text:span text:style-name="T53">(</text:span><text:span text:style-name="T46">שעוה שחורה</text:span><text:span text:style-name="T53">)</text:span><text:span text:style-name="T29">, כדיו, וכענב </text:span><text:span text:style-name="T53">(</text:span><text:span text:style-name="T46">ענבים שחורים; לשון אחר: 'קיר' - שם עשב שחור</text:span><text:span text:style-name="T53">)</text:span><text:span text:style-name="T29"> – טמאה, וזוהי ששנינו '</text:span><text:span text:style-name="T78">עמוק מכן טמאה</text:span><text:span text:style-name="T29">'. </text:span></text:p>
      <text:p text:style-name="P9"/>
      <text:p text:style-name="P3">אמר רבי אלעזר: כזית, כזפת, וכעורב – טהור, וזוהי ששנינו 'דיהה מכן טהור.</text:p>
      <text:p text:style-name="Standard"><text:span text:style-name="T29">עולא אמר </text:span><text:span text:style-name="T53">(</text:span><text:span text:style-name="T46">עולא – א'שחור' דמתניתין קאי, דקתני 'טמא'</text:span><text:span text:style-name="T53">)</text:span><text:span text:style-name="T29">: כלבושא סיואה </text:span><text:span text:style-name="T53">(</text:span><text:span text:style-name="T46">שם מקום, ועושין שם מלבושים שחורים</text:span><text:span text:style-name="T53">)</text:span><text:span text:style-name="T29">.</text:span><text:span text:style-name="T46"> </text:span></text:p>
      <text:p text:style-name="P3">עולא אקלע לפומבדיתא; חזייה לההוא טייעא דלבוש לבושא אוכמא, אמר להו: שחור דתנן - כי האי; מרטו מיניה פורתא פורתא - יהבו ביה ארבע מאה זוזי.</text:p>
      <text:p text:style-name="Standard"><text:span text:style-name="T29">רבי יוחנן אמר: אלו כלים האוליירין </text:span><text:span text:style-name="T53">(</text:span><text:span text:style-name="T46">בלנים מחממי מרחצאות; לשון אחר: שם מקום</text:span><text:span text:style-name="T53">)</text:span><text:span text:style-name="T29"> הבאים ממדינת הים.</text:span></text:p>
      <text:p text:style-name="Standard"><text:span text:style-name="T29">למימרא דאוכמי נינהו? והאמר להו רבי ינאי לבניו: "בני, אל תקברוני לא בכלים שחורים ולא בכלים לבנים: שחורים שמא אזכה </text:span><text:span text:style-name="T53">(</text:span><text:span text:style-name="T46">לגן עדן והצדיקים מלובשים לבנים</text:span><text:span text:style-name="T53">)</text:span><text:span text:style-name="T29"> ואהיה כאבל בין החתנים, לבנים שמא לא אזכה ואהיה כחתן בין האבלים, אלא בכלים האוליירין הבאים ממדינת הים, - אלמא לאו אוכמי נינהו!?</text:span></text:p>
      <text:p text:style-name="Standard"><text:span text:style-name="T29">לא קשיא: הא בגלימא הא בפתורא </text:span><text:span text:style-name="T53">(</text:span><text:span text:style-name="T46">גלימי אוליירין הוו סומקי, אבל פתורי - כגון מפה וסדין - אוליירין הוו שחורין</text:span><text:span text:style-name="T53">)</text:span><text:span text:style-name="T29">.</text:span><text:span text:style-name="T46"> </text:span></text:p>
      <text:p text:style-name="P3"/>
      <text:p text:style-name="Standard"><text:span text:style-name="T29">אמר רב יהודה אמר שמואל: וכולם </text:span><text:span text:style-name="T53">(</text:span><text:span text:style-name="T46">חמשה דמים</text:span><text:span text:style-name="T53">)</text:span><text:span text:style-name="T29"> - אין בודקין אלא על גבי מטלית לבנה </text:span><text:span text:style-name="T53">(</text:span><text:span text:style-name="T46">מראות הדמים ניכרים בה</text:span><text:span text:style-name="T53">)</text:span><text:span text:style-name="T29">;</text:span></text:p>
      <text:p text:style-name="Standard"><text:span text:style-name="T29">אמר רב יצחק בר אבודימי: ושחור על גבי אדום </text:span><text:span text:style-name="T53">(</text:span><text:span text:style-name="T46">דם שחור, נבדקה מראיתו אם שחור היא כחרת או דיהה מכן - על גבי בגד אדום</text:span><text:span text:style-name="T53">)</text:span><text:span text:style-name="T29">;</text:span></text:p>
      <text:p text:style-name="P3">אמר רב ירמיה מדפתי: ולא פליגי, הא בשחור הא בשאר דמים.</text:p>
      <text:p text:style-name="P3">מתקיף לה רב אשי: אי הכי, לימא שמואל 'חוץ משחור'!?</text:p>
      <text:p text:style-name="P3">אלא אמר רב אשי: בשחור גופיה קמיפלגי.</text:p>
      <text:p text:style-name="Standard"><text:span text:style-name="T29">אמר עולא: כולן </text:span><text:span text:style-name="T53">(</text:span><text:span text:style-name="T46">הדמים</text:span><text:span text:style-name="T53">)</text:span><text:span text:style-name="T29">, עמוק מכן </text:span><text:span text:style-name="T53">(</text:span><text:span text:style-name="T46">מאותו שיעור השנוי במתניתין לכל אחד, אי הוה סומק טפי</text:span><text:span text:style-name="T53">)</text:span><text:span text:style-name="T29"> - טמא, דיהה מכן טהור, כשחור </text:span><text:span text:style-name="T53">(</text:span><text:span text:style-name="T46">ואף על פי דלא תנן במתניתין 'דיהה מכן טהור' אלא גבי שחור - הוא הדין לכולהו</text:span><text:span text:style-name="T53">)</text:span><text:span text:style-name="T29">; ואלא מאי שנא שחור דנקט? סלקא דעתך אמינא 'הואיל ואמר רבי חנינא "שחור - אדום הוא, אלא שלקה" הילכך אפילו דיהה מכן נמי ליטמא </text:span><text:span text:style-name="T53">(</text:span><text:span text:style-name="T46">דהאי אדום הוה, ועל ידי לקותא הושחר</text:span><text:span text:style-name="T53">)</text:span><text:span text:style-name="T29"> - קמשמע לן </text:span><text:span text:style-name="T53">(</text:span><text:span text:style-name="T46">דאין דרך דם אדום המשחיר על ידי לקותא להיות דיהה</text:span><text:span text:style-name="T53">)</text:span><text:span text:style-name="T29">.</text:span></text:p>
      <text:p text:style-name="P10"><text:s/></text:p>
      <text:p text:style-name="Standard"><text:soft-page-break/><text:span text:style-name="T29">רבי אמי בר אבא אמר: וכולן עמוק מכן טמא, דיהה מכן נמי טמא, חוץ משחור; אלא מאי אהני שיעוריה דרבנן? - לאפוקי דיהה דדיהה </text:span><text:span text:style-name="T53">(</text:span><text:span text:style-name="T46">שנדחה ממראיתו יותר מדאי</text:span><text:span text:style-name="T53">)</text:span><text:span text:style-name="T29">.</text:span></text:p>
      <text:p text:style-name="Standard"><text:span text:style-name="T29">ואיכא דאמרי: רמי בר אבא אמר: וכולן עמוק מכן טהור </text:span><text:span text:style-name="T53">(</text:span><text:span text:style-name="T46">אם מאותו מראה הוא, אבל אם האדים הרבה עד שבא לכלל אחד משאר המראות של מעלה הימנו - הרי בא לחדא מהנך דמתניתין</text:span><text:span text:style-name="T53">)</text:span><text:span text:style-name="T29">, דיהה מכן טהור, חוץ משחור, ולהכי מהני שיעוריה דרבנן.</text:span></text:p>
      <text:p text:style-name="P3">בר קפרא אמר: וכולן עמוק מכן טמא, דיהה מכן טהור, חוץ ממזג, שעמוק מכן טהור, דיהה מכן טהור.</text:p>
      <text:p text:style-name="Standard"><text:span text:style-name="T29">בר קפרא, אדיהו </text:span><text:span text:style-name="T111">[הראו לו דם דהוי לפסוק הלכה]</text:span><text:span text:style-name="T29"> ליה </text:span><text:span text:style-name="T53">(</text:span><text:span text:style-name="T46">דם הדומה למזגא</text:span><text:span text:style-name="T53">)</text:span><text:span text:style-name="T29"> ודכי </text:span><text:span text:style-name="T111">[וטיהר]</text:span><text:span text:style-name="T29">, אעמיקו ליה </text:span><text:span text:style-name="T111">[הראו לו דם כהה לפסוק הלכה]</text:span><text:span text:style-name="T29"> ודכי.</text:span></text:p>
      <text:p text:style-name="P3">אמר רבי חנינא: כמה נפיש גברא דלביה כמשמעתיה.</text:p>
      <text:p text:style-name="P3"/>
      <text:p text:style-name="P3">וכקרן כרכום: </text:p>
      <text:p text:style-name="Standard"><text:span text:style-name="T29">תנא: '</text:span><text:span text:style-name="T78">לח ולא יבש</text:span><text:span text:style-name="T29">';</text:span></text:p>
      <text:p text:style-name="Standard"><text:span text:style-name="T29">תני חדא: '</text:span><text:span text:style-name="T78">כתחתון </text:span><text:span text:style-name="T53">(</text:span><text:span text:style-name="T46">עלה תחתון</text:span><text:span text:style-name="T53">)</text:span><text:span text:style-name="T78"> ולא כעליון</text:span><text:span text:style-name="T29">', ותניא אידך '</text:span><text:span text:style-name="T78">כעליון ולא כתחתון</text:span><text:span text:style-name="T29">', ותניא אידך '</text:span><text:span text:style-name="T78">כעליון וכל שכן כתחתון</text:span><text:span text:style-name="T29">', ותניא אידך '</text:span><text:span text:style-name="T78">כתחתון וכל שכן כעליון</text:span><text:span text:style-name="T29">'.</text:span></text:p>
      <text:p text:style-name="Standard"><text:span text:style-name="T29">אמר אביי: תלתא דרי ותלתא טרפן הויין </text:span><text:span text:style-name="T53">(</text:span><text:span text:style-name="T112">[שלש שורות]</text:span><text:span text:style-name="T46"> דעלין הוו זו למעלה מזו</text:span><text:span text:style-name="T53">)</text:span><text:span text:style-name="T29">, נקוט דרא מציעאה וטרפא מציעתא בידך </text:span><text:span text:style-name="T53">(</text:span><text:span text:style-name="T112">[קח את העלה האמצעי בשורה האמצעית] </text:span><text:span text:style-name="T46">לבדוק בה את הדם, דההוא משובח לבדוק מכולן, ומיהו כוליה דרא כשרה לבדוק; והא דקתני '</text:span><text:span text:style-name="T75">כתחתון ולא כעליון</text:span><text:span text:style-name="T46">' - הכי קאמר: כשורה אמצעית ולא כעליונה הימנה; והא דקתני '</text:span><text:span text:style-name="T75">כעליון ולא כתחתון</text:span><text:span text:style-name="T46">' - כשורה אמצעית ולא כתחתונה הימנה, דאין כשר לבדוק אלא בדרא אמצעית; והא דתניא '</text:span><text:span text:style-name="T75">כתחתון וכ"ש כעליון</text:span><text:span text:style-name="T46">' - דמשמע דתרוייהו כשרין לבדוק, אלא שהעליון משובח - לאו אדרי קאי אלא אעלין דדרא מציעא, והכי קאמר: בעלה תחתון שהוא ברור, וכל שכן בעליון הימנה, דהיינו אמצעי שהוא ברור מאד; והא דתניא '</text:span><text:span text:style-name="T75">כעליון וכל שכן כתחתון</text:span><text:span text:style-name="T46">' - הכי קאמר: כעליון = כעלה העליון, וכל שכן כתחתון: כעלה האמצעי</text:span><text:span text:style-name="T53">)</text:span><text:span text:style-name="T29">.</text:span></text:p>
      <text:p text:style-name="Standard"><text:span text:style-name="T29">כי אתו לקמיה דרבי אבהו, אמר להו: בגושייהו שנינו </text:span><text:span text:style-name="T53">(</text:span><text:span text:style-name="T46">לבדוק בהן ולא לאחר תלישתן</text:span><text:span text:style-name="T53">)</text:span><text:span text:style-name="T29">.</text:span></text:p>
      <text:p text:style-name="P3"/>
      <text:p text:style-name="P3">וכמימי אדמה: </text:p>
      <text:p text:style-name="Standard"><text:span text:style-name="T29">תנו רבנן: '</text:span><text:span text:style-name="T78">כמימי אדמה מביא אדמה שמנה מבקעת בית כרם ומציף עליה מים - דברי רבי מאיר; רבי עקיבא אומר: מבקעת יודפת; רבי יוסי אומר: מבקעת סכני; רבי שמעון אומר: אף מבקעת גנוסר, וכיוצא בהן.</text:span><text:span text:style-name="T29">'</text:span></text:p>
      <text:p text:style-name="Standard"><text:span text:style-name="T29">תניא אידך: 'וכמימי אדמה: מביא אדמה שמנה מבקעת בית כרם ומציף עליה מים כקליפת השום; ואין שיעור למים משום דאין שיעור לעפר </text:span><text:span text:style-name="T53">(</text:span><text:span text:style-name="T46">אלא יביא עפר כמו שירצה, אם רב אם מעט, ויציף על מים כעובי קליפת השום למעלה מן העפר</text:span><text:span text:style-name="T53">)</text:span><text:span text:style-name="T29">; ואין בודקין אותן צלולין אלא עכורין </text:span><text:span text:style-name="T53">(</text:span><text:span text:style-name="T46">שתהא מראית אדמה נכנסת במים</text:span><text:span text:style-name="T53">)</text:span><text:span text:style-name="T29">; צללו - חוזר ועוכרן; וכשהוא עוכרן </text:span><text:span text:style-name="T53">(</text:span><text:span text:style-name="T46">המים בעפר</text:span><text:span text:style-name="T53">)</text:span><text:span text:style-name="T29"> - אין עוכרן ביד אלא בכלי.'</text:span></text:p>
      <text:p text:style-name="P52">[תוספתא נדה פרק ג משנה ה: קרן כרכום כברור שיש בו בעליון ולא בתחתון כלח ולא כיבש כרואה בצל ולא כרואה בחמה. כמימי אדמה כיצד מביא אדמה מבקעת בית כרם ומצא עליה מים דברי רבי מאיר; ר' יהודה אומר מבקעת סכני; ר' יוסי אומר מבקעת יוטבת; רבי שמעון בן אלעזר אומר משום רבי מאיר: אף של בקעת גנוסר וכיוצא בהן. ומשערין אותן עכורים ואין משערין אותן צלולים צללו יחזיר ויעכרם שניים שאין שעור למים ולעפר כמו בשני חלקים מים ואחד יין מן השרוני הדומה לכרמלי חדש ולא ישן.]</text:p>
      <text:p text:style-name="Standard"><text:span text:style-name="T29">איבעיא להו: '</text:span><text:span text:style-name="T78">אין עוכרין אותן ביד אלא בכלי</text:span><text:span text:style-name="T29">' - דלא לרמיה בידיה ולעכרינהו </text:span><text:span text:style-name="T53">(</text:span><text:span text:style-name="T46">לא יתן העפר אל תוך ידו ויעכור המים בעפר שבידו אף על פי שחוזר ונותנו בכלי לאחר עכירה</text:span><text:span text:style-name="T53">)</text:span><text:span text:style-name="T29">, אבל במנא כי עכר ליה בידיה </text:span><text:span text:style-name="T53">(</text:span><text:span text:style-name="T46">אבל אם העפר בכלי, כי עכר להו בידיה באצבע</text:span><text:span text:style-name="T53">)</text:span><text:span text:style-name="T29"> שפיר דמי? או דלמא דלא לעכרינהו בידיה אלא במנא </text:span><text:span text:style-name="T53">(</text:span><text:span text:style-name="T46">כשהמים בספל, לא יעכרם באצבעו אלא בבזך או בכלי אחר</text:span><text:span text:style-name="T53">)</text:span><text:span text:style-name="T29">?</text:span></text:p>
      <text:p text:style-name="Standard"><text:span text:style-name="T29">תא שמע: '</text:span><text:span text:style-name="T78">כשהוא בודקן אין בודקן אלא בכוס </text:span><text:span text:style-name="T53">(</text:span><text:span text:style-name="T46">של זכוכית</text:span><text:span text:style-name="T53">)</text:span><text:span text:style-name="T29">' </text:span><text:span text:style-name="T53">(</text:span><text:span text:style-name="T46">אלמא לא לירמי עפר במים בכפו ויבדוק</text:span><text:span text:style-name="T53">)</text:span><text:span text:style-name="T29">;</text:span></text:p>
      <text:p text:style-name="P3">ועדיין תבעי לך: בדיקה בכוס, עכירה במאי?</text:p>
      <text:p text:style-name="P3">תיקו.</text:p>
      <text:p text:style-name="Standard"><text:span text:style-name="T29">כי אתו לקמיה דרבה בר אבוה, אמר להו: במקומה שנינו </text:span><text:span text:style-name="T53">(</text:span><text:span text:style-name="T46">שאין האדמה דומה לדם אלא במקומה, אבל הביאה במקום אחר - נשתנה מראיתה</text:span><text:span text:style-name="T53">)</text:span><text:span text:style-name="T29">.</text:span></text:p>
      <text:p text:style-name="Standard"><text:soft-page-break/><text:span text:style-name="T29">רבי חנינא פלי </text:span><text:span text:style-name="T53">(</text:span><text:span text:style-name="T46">מבקע</text:span><text:span text:style-name="T53">)</text:span><text:span text:style-name="T29"> קורטא דגרגשתא </text:span><text:span text:style-name="T111">[כלי חרס]</text:span><text:span text:style-name="T29"> ובדיק ביה </text:span><text:span text:style-name="T53">(</text:span><text:span text:style-name="T46">בלא מים</text:span><text:span text:style-name="T53">)</text:span><text:span text:style-name="T29">. לייט עליה רבי ישמעאל ברבי יוסי </text:span><text:span text:style-name="T53">(</text:span><text:span text:style-name="T46">אאחר שיעשה כן</text:span><text:span text:style-name="T53">)</text:span><text:span text:style-name="T29"> באסכרה, </text:span><text:span text:style-name="T111">[אמר:]</text:span><text:span text:style-name="T46"> </text:span></text:p>
      <text:p text:style-name="P3"/>
      <text:p text:style-name="P3">(נדה כ,ב)</text:p>
      <text:p text:style-name="Standard"><text:span text:style-name="T29">רבי חנינא </text:span><text:span text:style-name="T58">הוא</text:span><text:span text:style-name="T29"> דחכים </text:span><text:span text:style-name="T53">(</text:span><text:span text:style-name="T46">ומצי בדיק כהאי גוונא</text:span><text:span text:style-name="T53">)</text:span><text:span text:style-name="T29">, כולי עלמא לאו חכימי; הכי אמר רבי יוחנן: חכמתא דרבי חנינא גרמא לי דלא אחזי דמא: מטמינא – מטהר, מטהרנא – מטמא </text:span><text:span text:style-name="T111">[כשאני טמאתי הוא טהר, כשאני טהרתי הוא טמא]</text:span><text:span text:style-name="T29">.</text:span></text:p>
      <text:p text:style-name="P3">אמר רבי אלעזר: ענוותנותא דרבי חנינא גרמא לי דחזאי דמא: </text:p>
      <text:p text:style-name="P3">ומה רבי חנינא דענותן הוא מחית נפשיה לספק וחזי - אנא לא אחזי? </text:p>
      <text:p text:style-name="P3">אמר רבי זירא: טבעא דבבל גרמא לי דלא חזאי דמא, דאמינא בטבעא לא ידענא, בדמא ידענא?</text:p>
      <text:p text:style-name="P3">למימרא דבטבעא תליא מלתא? והא רבה הוא דידע בטבעא ולא ידע בדמא?</text:p>
      <text:p text:style-name="P3">'כל שכן' קאמר: ומה רבה דידע בטבעא לא חזא דמא, ואנא אחזי? </text:p>
      <text:p text:style-name="P3"/>
      <text:p text:style-name="Standard"><text:span text:style-name="T29">עולא אקלע לפומבדיתא, אייתו לקמיה דמא ולא חזא, אמר: ומה רבי אלעזר, דמרא דארעא דישראל הוה </text:span><text:span text:style-name="T53">(</text:span><text:span text:style-name="T46">בקי במראות דם מכל חכמי ארץ ישראל, כדמפרש לקמן</text:span><text:span text:style-name="T53">)</text:span><text:span text:style-name="T29">, כי מקלע לאתרא דרב יהודה לא חזי דמא </text:span><text:span text:style-name="T53">(</text:span><text:span text:style-name="T46">משום כבודו דרב יהודה</text:span><text:span text:style-name="T53">)</text:span><text:span text:style-name="T29"> - אנא אחזי? </text:span><text:span text:style-name="T53">(</text:span><text:span text:style-name="T46">פומבדיתא - אתריה דרב יהודה, בשילהי פרק קמא דסנהדרין </text:span><text:span text:style-name="T47">(דף יז:)</text:span><text:span text:style-name="T46">: '</text:span><text:span text:style-name="T75">סבי דפומבדיתא - רב יהודה ורב עינא</text:span><text:span text:style-name="T46">'.</text:span><text:span text:style-name="T53">)</text:span><text:span text:style-name="T29"> </text:span></text:p>
      <text:p text:style-name="P3">ואמאי קרו ליה 'מרא דארעא דישראל'?</text:p>
      <text:p text:style-name="Standard"><text:span text:style-name="T29">דההיא אתתא דאייתא דמא לקמיה דרבי אלעזר, הוה יתיב רבי אמי קמיה, ארחיה </text:span><text:span text:style-name="T53">(</text:span><text:span text:style-name="T46">הריח בו</text:span><text:span text:style-name="T53">)</text:span><text:span text:style-name="T29"> - אמר לה: האי - דם חימוד הוא </text:span><text:span text:style-name="T53">(</text:span><text:span text:style-name="T46">שנתאוית לבעלה וראתה הדם מחמת תאוה</text:span><text:span text:style-name="T53">)</text:span><text:span text:style-name="T29">.</text:span></text:p>
      <text:p text:style-name="Standard"><text:span text:style-name="T29">בתר דנפקה, אטפל לה רבי אמי, אמרה ליה: בעלי היה בדרך וחמדתיו! קרי עליה </text:span><text:span text:style-name="T33">(תהלים כה,יד)</text:span><text:span text:style-name="T49"> סוד ה' ליראיו </text:span><text:span text:style-name="T50">[ובריתו להודיעם]</text:span><text:span text:style-name="T29">.</text:span></text:p>
      <text:p text:style-name="P10"/>
      <text:p text:style-name="Standard"><text:span text:style-name="T29">אפרא הורמיז*, אמיה דשבור מלכא, שדרה דמא לקמיה דרבא; הוה יתיב רב עובדיה קמיה; ארחיה - אמר לה: האי - דם חימוד הוא. </text:span><text:span text:style-name="T53">(</text:span><text:span text:style-name="T46">ואף על גב דאמר לעיל 'רבא לא ידע בדמא' - ניסא איתרחיש ליה.</text:span><text:span text:style-name="T53">)</text:span><text:span text:style-name="T29"> </text:span></text:p>
      <text:p text:style-name="P3">אמרה ליה לבריה: תא חזי כמה חכימי יהודאי.</text:p>
      <text:p text:style-name="P3">אמר לה: דלמא כסומא בארובה?</text:p>
      <text:p text:style-name="Standard"><text:span text:style-name="T29">הדר שדרה ליה שתין מיני דמא וכולהו אמרינהו; ההוא בתרא - דם כנים הוה, ולא ידע; אסתייע מילתא ושדר לה </text:span><text:span text:style-name="T53">(</text:span><text:span text:style-name="T46">משום דורון</text:span><text:span text:style-name="T53">)</text:span><text:span text:style-name="T29"> סריקותא </text:span><text:span text:style-name="T53">(</text:span><text:span text:style-name="T46">מסרק נאה</text:span><text:span text:style-name="T53">)</text:span><text:span text:style-name="T29"> דמקטלא כלמי </text:span><text:span text:style-name="T53">(</text:span><text:span text:style-name="T46">'כלמי' = כנים כדמתרגמינן 'כנים' = 'כלמתא'; שהורגין עליה כנים, וסברה: ודאי הבין, ומשום הכי שלח לי האי</text:span><text:span text:style-name="T53">)</text:span><text:span text:style-name="T29">, אמרה: יהודאי בתווני דלבא יתביתו </text:span><text:span text:style-name="T53">(</text:span><text:span text:style-name="T46">בחדרי הלב אתם יושבים</text:span><text:span text:style-name="T53">)</text:span><text:span text:style-name="T29">. </text:span><text:span text:style-name="T53">(</text:span><text:span text:style-name="T46">'</text:span><text:span text:style-name="T50">ומחדרים</text:span><text:span text:style-name="T46">' </text:span><text:span text:style-name="T47">[דברים לב,כה]</text:span><text:span text:style-name="T46"> מתרגמינן 'ומתווניא', כלומר: כל חכמה מצויה בכם.</text:span><text:span text:style-name="T53">)</text:span><text:span text:style-name="T29"> </text:span></text:p>
      <text:p text:style-name="Standard"><text:span text:style-name="T53">(</text:span><text:span text:style-name="T46">*נכרית היתה, וכן שמה; ואף על פי כן היתה משמרת עצמה מנדות, וקרובה להתגייר, ואף קרבנות היתה שולחת; ולשון יוני איפרא = חן, כמו '</text:span><text:span text:style-name="T75">אפריון נמטייה לרבי שמעון</text:span><text:span text:style-name="T46">' </text:span><text:span text:style-name="T47">(בבא מציעא דף קיט.)</text:span><text:span text:style-name="T46">; </text:span><text:span text:style-name="T86">הורמיז</text:span><text:span text:style-name="T46"> - כמו </text:span><text:span text:style-name="T47">(בבא בתרא דף עג.)</text:span><text:span text:style-name="T46"> 'הורמיז בר ליליתא', כלומר: יופי שדים היה לה.</text:span><text:span text:style-name="T53">)</text:span><text:span text:style-name="T46"> </text:span></text:p>
      <text:p text:style-name="P3"/>
      <text:p text:style-name="Standard"><text:span text:style-name="T29">אמר רב יהודה: מרישא הוה חזינא דמא; כיון דאמרה לי אמיה דיצחק ברי "האי טיפתא קמייתא לא מייתינן לה קמייהו דרבנן משום דזהימא" - לא חזינא </text:span><text:span text:style-name="T53">(</text:span><text:span text:style-name="T46">דדילמא אשתני, ואף על גב דמראה דם טהור יש לה - דלמא אי אייתא טיפתא קמייתא הוה מיחזי טמא</text:span><text:span text:style-name="T53">)</text:span><text:span text:style-name="T29">; בין טמאה לטהורה </text:span><text:span text:style-name="T53">(</text:span><text:span text:style-name="T46">כשכלין ימי טוהר של זכר או של נקבה וראתה ביום ארבעים ואחד או ביום שמונים ואחד</text:span><text:span text:style-name="T53">)</text:span><text:span text:style-name="T29"> ודאי חזינא </text:span><text:span text:style-name="T53">(</text:span><text:span text:style-name="T46">אי דם טמא - מטמינא ואי לאו מחמשה דמים הוא – מטהרינא, דההוא ודאי טיפתא קמייתא מייתא, דלא מזהמא: דעד השתא חזאי ואתא דם טוהר, שכל ארבעים לזכר ושמונים לנקבה - מעין פתוח, ואפילו פסקה יום או יומים - הואיל ומוחזקת היא בדמים - לא זהמא, ומייתא טיפתא קמייתא</text:span><text:span text:style-name="T53">)</text:span><text:span text:style-name="T29">.</text:span></text:p>
      <text:p text:style-name="P10"/>
      <text:p text:style-name="P3">ילתא אייתא דמא לקמיה דרבה בר בר חנה וטמי לה; הדר אייתא לקמיה דרב יצחק בריה דרב יהודה ודכי לה!</text:p>
      <text:p text:style-name="Standard"><text:span text:style-name="T29">והיכי עביד הכי? והתניא '</text:span><text:span text:style-name="T78">חכם שטימא אין חברו רשאי לטהר, אסר אין חבירו רשאי להתיר</text:span><text:span text:style-name="T29">'?</text:span></text:p>
      <text:p text:style-name="Standard"><text:soft-page-break/><text:span text:style-name="T29">מעיקרא טמויי הוה מטמי לה </text:span><text:span text:style-name="T53">(</text:span><text:span text:style-name="T46">רב יצחק, משום כבודו דרבה בר בר חנה</text:span><text:span text:style-name="T53">)</text:span><text:span text:style-name="T29">; כיון דאמרה ליה דכל יומא הוה מדכי לי כי האי גונא, והאידנא הוא דחש בעיניה - דכי לה.</text:span></text:p>
      <text:p text:style-name="P3">ומי מהימני?</text:p>
      <text:p text:style-name="Standard"><text:span text:style-name="T29">אין, והתניא: '</text:span><text:span text:style-name="T78">נאמנת אשה </text:span><text:span text:style-name="T53">(</text:span><text:span text:style-name="T46">מביאה דם אחר או שלה או של חברתה</text:span><text:span text:style-name="T53">)</text:span><text:span text:style-name="T78"> לומר "כזה ראיתי ואבדתיו"</text:span><text:span text:style-name="T53">' (</text:span><text:span text:style-name="T46">אם דם זה טהור - לא מספקינן ליה בטומאה משום דם האבוד, דמהימנא למימר "כזה ראיתי"; אלמא קים לה במראה דמים</text:span><text:span text:style-name="T53">)</text:span><text:span text:style-name="T29">.</text:span></text:p>
      <text:p text:style-name="Standard"><text:span text:style-name="T29">איבעיא להו: "כזה טיהר איש פלוני חכם" מהו </text:span><text:span text:style-name="T53">(</text:span><text:span text:style-name="T46">מהו שתסמוך עליה חברתה שהראתה דמה לזו ואמרה לה "כדם זה שלך הראתי גם אני לפלוני חכם וטיהר"</text:span><text:span text:style-name="T53">)</text:span><text:span text:style-name="T29">?</text:span></text:p>
      <text:p text:style-name="Standard"><text:span text:style-name="T29">תא שמע: '</text:span><text:span text:style-name="T78">נאמנת אשה לומר "כזה ראיתי ואבדתיו"</text:span><text:span text:style-name="T29">'!</text:span></text:p>
      <text:p text:style-name="Standard"><text:span text:style-name="T29">שאני התם, דליתיה לקמה </text:span><text:span text:style-name="T53">(</text:span><text:span text:style-name="T46">אבל הכא דאיתיה קמן - ניחזי אנן</text:span><text:span text:style-name="T53">)</text:span><text:span text:style-name="T29">.</text:span></text:p>
      <text:p text:style-name="Standard"><text:span text:style-name="T29">תא שמע: דיָלתא אייתא דמא לקמיה דרבה בר בר חנה וטמי לה, לקמיה דרב יצחק בריה דרב יהודה ודכי לה; והיכי עביד הכי? והתניא '</text:span><text:span text:style-name="T78">חכם שטימא אין חבירו רשאי לטהר</text:span><text:span text:style-name="T29"> וכו', ואמרינן: טמויי הוה מטמי לה, כיון דאמרה ליה ד"כל יומא מדכי לה כי האי גונא, והאידנא הוא דחש בעיניה - הדר דכי לה" אלמא מהימנא לה!?</text:span></text:p>
      <text:p text:style-name="Standard"><text:span text:style-name="T29">רב יצחק בר יהודה - אגמריה סמך </text:span><text:span text:style-name="T53">(</text:span><text:span text:style-name="T46">דפשיטא ליה דטהור, והאי דהוה מטמא מעיקרא - משום כבודו דרבה בר בר חנה, אבל אי הוה מספקא ליה - לא הוה סמיך עלה</text:span><text:span text:style-name="T53">)</text:span><text:span text:style-name="T29">.</text:span></text:p>
      <text:p text:style-name="P3"/>
      <text:p text:style-name="Standard"><text:span text:style-name="T29">רבי ראה דם בלילה וטימא, ראה ביום </text:span><text:span text:style-name="T53">(</text:span><text:span text:style-name="T46">לאותו דם עצמו</text:span><text:span text:style-name="T53">)</text:span><text:span text:style-name="T29"> וטיהר, המתין שעה אחת, חזר וטימא </text:span><text:span text:style-name="T53">(</text:span><text:span text:style-name="T46">קסלקא דעתא דלא חזר וראהו אלא מאליו חזר בו וטימא, דסבר שמא אמש טמא הוה ועכשיו - שיָבש - נשתנה ממראיתו ממה שהיה לו אמש, ואילו הוה לח כמתחלתו הוה נראה טמא, לפיכך חזר בו ממה שטיהר</text:span><text:span text:style-name="T53">)</text:span><text:span text:style-name="T29">, אמר: אוי לי שמא טעיתי </text:span><text:span text:style-name="T53">(</text:span><text:span text:style-name="T46">במה שחזרתי וטימאתי הואיל ומראיהו עכשיו טהור</text:span><text:span text:style-name="T53">)</text:span><text:span text:style-name="T29">!</text:span></text:p>
      <text:p text:style-name="Standard"><text:span text:style-name="T29">' </text:span><text:span text:style-name="T78">שמא טעיתי</text:span><text:span text:style-name="T29">'? </text:span><text:span text:style-name="T58">ודאי</text:span><text:span text:style-name="T29"> טעה, דתניא: '</text:span><text:span text:style-name="T78">לא יאמר חכם "אילו היה לח היה ודאי טמא"</text:span><text:span text:style-name="T29">'! </text:span></text:p>
      <text:p text:style-name="Standard"><text:span text:style-name="T29">אלא אמר "אין לו לדיין אלא מה שעיניו רואות": מעיקרא אחזקיה בטמא </text:span><text:span text:style-name="T53">(</text:span><text:span text:style-name="T46">כלומר: אמש לא מספק טימא, אלא שפיר חזייה ואחזיק בטומאה, דאמרינן לקמן: רבי בדק לאור הנר</text:span><text:span text:style-name="T53">)</text:span><text:span text:style-name="T29">, כיון דחזא לצפרא דאשתני </text:span><text:span text:style-name="T53">(</text:span><text:span text:style-name="T46">הלבין</text:span><text:span text:style-name="T53">)</text:span><text:span text:style-name="T29"> – אמר: ודאי טהור הוה, ובלילה הוא דלא אתחזי שפיר; כיון דחזא דהדר אשתני </text:span><text:span text:style-name="T53">(</text:span><text:span text:style-name="T46">עוד יותר</text:span><text:span text:style-name="T53">)</text:span><text:span text:style-name="T29"> – אמר: האי - טמא הוא ומפכח הוא דקא מפכח ואזיל </text:span><text:span text:style-name="T53">(</text:span><text:span text:style-name="T46">מראה אדמומיתו עוברת, הילכך הדר למילתיה קמייתא וטימא; והא דאמרינן 'אין לו לדיין אלא מה שעיניו רואות' - היכא דלא אחזיה כשהוא לח ולא אידמי ליה כטמא</text:span><text:span text:style-name="T53">)</text:span><text:span text:style-name="T29">.</text:span></text:p>
      <text:p text:style-name="Standard"><text:span text:style-name="T29">רבי בדיק לאור הנר; רבי ישמעאל ברבי יוסף בדיק ביום המעונן ביני עמודי </text:span><text:span text:style-name="T53">(</text:span><text:span text:style-name="T46">בין העמודים , היכא דגרסי, ואף על גב דליכא נהורא כולי האי</text:span><text:span text:style-name="T53">)</text:span><text:span text:style-name="T29">.</text:span></text:p>
      <text:p text:style-name="P3">אמר רב אמי בר שמואל: וכולן אין בודקין אותן אלא בין חמה לצל.</text:p>
      <text:p text:style-name="Standard"><text:span text:style-name="T29">רב נחמן אמר רבה בר אבוה: בחמה ובצל ידו </text:span><text:span text:style-name="T53">(</text:span><text:span text:style-name="T46">נותן ידו כנגד חמה על הדם ומיצל</text:span><text:span text:style-name="T53">)</text:span><text:span text:style-name="T29"> .</text:span></text:p>
      <text:p text:style-name="P3"/>
      <text:p text:style-name="Standard"><text:span text:style-name="T29">וכמזוג: שני חלקים </text:span><text:span text:style-name="T53">[מים ואחד יין מן היין השרוני]</text:span><text:span text:style-name="T29">: </text:span></text:p>
      <text:p text:style-name="Standard"><text:span text:style-name="T29">תנא:</text:span><text:span text:style-name="T46"> </text:span></text:p>
      <text:p text:style-name="P3"/>
      <text:p text:style-name="P3">(נדה כא,א)</text:p>
      <text:p text:style-name="Standard"><text:span text:style-name="T29">'</text:span><text:span text:style-name="T78">השרוני </text:span><text:span text:style-name="T53">(</text:span><text:span text:style-name="T46">מזוג</text:span><text:span text:style-name="T53">)</text:span><text:span text:style-name="T78"> - נידון ככרמלי; חי </text:span><text:span text:style-name="T53">(</text:span><text:span text:style-name="T46">דהכי נמי בדקי בכרמלי חי</text:span><text:span text:style-name="T53">)</text:span><text:span text:style-name="T78"> ולא מזוג, חדש ולא ישן.</text:span><text:span text:style-name="T29">' </text:span><text:span text:style-name="T53">(</text:span><text:span text:style-name="T46">ואית דגרסי 'כשרוני נידון הכרמלי'.</text:span><text:span text:style-name="T53">)</text:span><text:span text:style-name="T29"> </text:span></text:p>
      <text:p text:style-name="Standard"><text:span text:style-name="T29">אמר רב יצחק בר אבודימי: וכולן אין בודקין אותן אלא בכוס טבריא פשוט </text:span><text:span text:style-name="T53">(</text:span><text:span text:style-name="T46">של זכוכית פשוט טנב"ש </text:span><text:span text:style-name="T112">[= דק]</text:span><text:span text:style-name="T53">)</text:span><text:span text:style-name="T29">.</text:span></text:p>
      <text:p text:style-name="P3">מאי טעמא?</text:p>
      <text:p text:style-name="Standard"><text:span text:style-name="T29">אמר אביי: של כל העולם כולו מחזיק לוג - עושין אותו ממָנָה, שני לוגין עושין אותו ממאתים; כוס טבריא פשוט, אפילו מחזיק שני לוגין - עושין אותו ממָנָה, ואיידי דקליש - ידיע ביה טפי </text:span><text:span text:style-name="T53">(</text:span><text:span text:style-name="T46">נראה בו אדמומית היין</text:span><text:span text:style-name="T53">)</text:span><text:span text:style-name="T29">.</text:span></text:p>
      <text:p text:style-name="P10"/>
      <text:p text:style-name="P53">הדרן עלך כל היד</text:p>
      <text:p text:style-name="Standard"/>
      <text:p text:style-name="P7"><text:soft-page-break/></text:p>
      <text:p text:style-name="P7">=-=-=-=-=-=-=-=-=-=-=-=-=-=-=-=-=-=-=-=-=-=-=</text:p>
      <text:p text:style-name="P7"/>
      <text:p text:style-name="P11"/>
      <text:p text:style-name="P20"><text:span text:style-name="T1">נדה פרק</text:span><text:span text:style-name="T30"> שלישי המפלת</text:span></text:p>
      <text:p text:style-name="P4">(נדה כא,א)</text:p>
      <text:p text:style-name="P4">משנה:</text:p>
      <text:p text:style-name="Standard"><text:span text:style-name="T30">המפלת חתיכה, אם יש עמה דם – טמאה </text:span><text:span text:style-name="T41">(</text:span><text:span text:style-name="T32">משום נדה</text:span><text:span text:style-name="T41">)</text:span><text:span text:style-name="T30">, ואם לאו – טהורה </text:span><text:span text:style-name="T41">(</text:span><text:span text:style-name="T32">דלאו לידה היא: דאי לידה הויא בלא דם נמי טמאה, דכתיב </text:span><text:span text:style-name="T33">(ויקרא יב,ב)</text:span><text:span text:style-name="T32"> </text:span><text:span text:style-name="T37">[אשה כי תזריע וילדה זכר]</text:span><text:span text:style-name="T36"> כימי נדת דותה תטמא</text:span><text:span text:style-name="T41">)</text:span><text:span text:style-name="T30">;</text:span></text:p>
      <text:p text:style-name="Standard"><text:span text:style-name="T30">רבי יהודה אומר: בין כך ובין כך טמאה. </text:span><text:span text:style-name="T41">(</text:span><text:span text:style-name="T32">מפרש בגמרא.</text:span><text:span text:style-name="T41">)</text:span><text:span text:style-name="T30"> </text:span></text:p>
      <text:p text:style-name="Standard"><text:span text:style-name="T30">המפלת כמין קליפה, כמין שערה </text:span><text:span text:style-name="T41">(</text:span><text:span text:style-name="T32">שער</text:span><text:span text:style-name="T41">)</text:span><text:span text:style-name="T30">, כמין עפר, כמין יבחושין </text:span><text:span text:style-name="T41">(</text:span><text:span text:style-name="T32">יתושין</text:span><text:span text:style-name="T41">)</text:span><text:span text:style-name="T30"> אדומים - תטיל למים: אם נמוחו – טמאה </text:span><text:span text:style-name="T41">(</text:span><text:span text:style-name="T32">משום נדה, דדם הוא</text:span><text:span text:style-name="T41">)</text:span><text:span text:style-name="T30">, ואם לאו – טהורה.</text:span></text:p>
      <text:p text:style-name="Standard"><text:span text:style-name="T30">המפלת כמין דגים חגבים שקצים ורמשים </text:span><text:span text:style-name="T41">(</text:span><text:span text:style-name="T32">נמי לאו ולד הוא, וטעמא מפרש בגמרא; הלכך</text:span><text:span text:style-name="T41">)</text:span><text:span text:style-name="T30">: אם יש עמהם דם – טמאה </text:span><text:span text:style-name="T41">(</text:span><text:span text:style-name="T32">טמאה נדה</text:span><text:span text:style-name="T41">)</text:span><text:span text:style-name="T30">, ואם לאו – טהורה.</text:span></text:p>
      <text:p text:style-name="Standard"><text:span text:style-name="T30">המפלת מין בהמה חיה ועוף - בין טמאין בין טהורין - אם זכר תשב לזכר </text:span><text:span text:style-name="T41">(</text:span><text:span text:style-name="T32">ימי טומאת שבעה, וימי טהרה ל"ג וכל דמים שתראה בהן טהורין</text:span><text:span text:style-name="T41">)</text:span><text:span text:style-name="T30">, ואם נקבה תשב לנקבה, ואם אין ידוע - תשב לזכר ולנקבה </text:span><text:span text:style-name="T41">(</text:span><text:span text:style-name="T32">לחומרא: ימי טומאה דנקבה שבועים, וימי טוהר כָּלִים לסוף ארבעים יום כזכר, ולא שמונים כנקבה</text:span><text:span text:style-name="T41">)</text:span><text:span text:style-name="T30">, דברי רבי מאיר </text:span><text:span text:style-name="T41">(</text:span><text:span text:style-name="T32">ובגמרא מפרש מאי שנא דלחיה ועוף קרי ולד יותר מדגים</text:span><text:span text:style-name="T41">)</text:span><text:span text:style-name="T30">; </text:span></text:p>
      <text:p text:style-name="Standard"><text:span text:style-name="T30">וחכמים אומרים: כל שאין בו מצורת אדם - אינו ולד.</text:span><text:span text:style-name="T32"> </text:span></text:p>
      <text:p text:style-name="P4"/>
      <text:p text:style-name="P4">גמרא:</text:p>
      <text:p text:style-name="Standard"><text:span text:style-name="T30">אמר רב יהודה אמר שמואל: לא טימא רבי יהודה אלא בחתיכה של ארבעת מיני דמים </text:span><text:span text:style-name="T111">[שבמשנה בדף יט,א]</text:span><text:span text:style-name="T29"> </text:span><text:span text:style-name="T41">(</text:span><text:span text:style-name="T32">דקסבר: היא גופה דם, הלכך טמאה נדה, אבל ולד לא הוי</text:span><text:span text:style-name="T41">)</text:span><text:span text:style-name="T30">, אבל של שאר מיני דמים טהורה;</text:span></text:p>
      <text:p text:style-name="P26">תוספות ד"ה אלא בחתיכה של ד' מיני דמים. דקסבר ר' יהודה דם נדות הוא, ונקרש ונעשה חתיכה, כדאמר לקמן גבי מפלת מין דגים; ורבנן סברי: מקור מגדל חתיכה, ולא דם נדות הוא:</text:p>
      <text:p text:style-name="P4">ורבי יוחנן אמר: של ארבעת מיני דמים - דברי הכל טמאה; של שאר מיני דמים דברי הכל טהורה; לא נחלקו אלא שהפילה ואינה יודעת מה הפילה: רבי יהודה סבר: זיל בתר רוב חתיכות, ורוב חתיכות של ארבעת מיני דמים הויין;</text:p>
      <text:p text:style-name="Standard"><text:span text:style-name="T41">(</text:span><text:span text:style-name="T32">ירוקה ולבנה - לאו מארבע מיני דמים הן, אלא אדום, וכמימי אדמה, וכקרן כרכום, וכמזוג; ושחור לא קא חשיב, דהיינו אדום אלא שלקה</text:span><text:span text:style-name="T41">)</text:span><text:span text:style-name="T30"> </text:span></text:p>
      <text:p text:style-name="Standard"><text:span text:style-name="T30">ורבנן סברי: לא אמרינן רוב חתיכות של ארבעת מיני דמים </text:span><text:span text:style-name="T41">(</text:span><text:span text:style-name="T32">דקסברי אין רוב חתיכות של ארבע מיני דמים, דלא אתחזק לן האי רובא</text:span><text:span text:style-name="T41">)</text:span><text:span text:style-name="T30">.</text:span></text:p>
      <text:p text:style-name="P26">תוספות ד"ה ורבנן סברי לא אמרינן רוב חתיכות. תימה: ונימא דהוה פלגא ופלגא, ויהא ודאי טמא ברה"י אע"ג דאיכא חזקת טהרה?</text:p>
      <text:p text:style-name="P26">וי"ל דאמרינן לעיל [דף יח:] דאפילו לרבי יהודה לא הוי רוב גמור, ואין שורפין עליו את התרומה, ולרבנן אפילו פלגא לא הוי, ואדרבה: רוב החתיכות לאו של ד' מיני דמים הם.</text:p>
      <text:p text:style-name="Standard"><text:span text:style-name="T30">איני! והא כי אתא רב הושעיא מנהרדעא, אתא ואייתי מתניתא בידיה: '</text:span><text:span text:style-name="T74">המפלת חתיכה אדומה שחורה ירוקה ולבנה, אם יש עמה דם – טמאה, ואם לאו – טהורה; רבי יהודה אומר: בין כך ובין כך טמאה</text:span><text:span text:style-name="T30">' - קשיא לשמואל בחדא ולרבי יוחנן בתרתי:</text:span></text:p>
      <text:p text:style-name="Standard"><text:span text:style-name="T30">לשמואל בחדא, דאמר שמואל 'לא טימא רבי יהודה אלא בחתיכה של ארבעת מיני דמים', והא קתני '</text:span><text:span text:style-name="T74">ירוקה ולבנה</text:span><text:span text:style-name="T30">', ופליג רבי יהודה! וכי תימא 'כי פליג רבי יהודה - אאדומה ושחורה, ואירוקה ולבנה – לא', אלא '</text:span><text:span text:style-name="T74">ירוקה ולבנה</text:span><text:span text:style-name="T30">', למאן קתני לה </text:span><text:span text:style-name="T41">(</text:span><text:span text:style-name="T32">כלומר: להודיע דבריו של מי בא</text:span><text:span text:style-name="T41">)</text:span><text:span text:style-name="T30">?: אילימא רבנן, השתא: אדומה ושחורה מטהרי רבנן, ירוקה ולבנה מיבעיא? אלא לאו - לרבי יהודה, ופליג </text:span><text:span text:style-name="T41">(</text:span><text:span text:style-name="T32">להודיע דאירוקה ולבנה נמי פליג</text:span><text:span text:style-name="T41">)</text:span><text:span text:style-name="T30">!?</text:span></text:p>
      <text:p text:style-name="Standard"><text:span text:style-name="T30">ותו לרבי יוחנן </text:span><text:span text:style-name="T41">(</text:span><text:span text:style-name="T32">כלומר: הך קושיא: ד'ירוקה ולבנה לא איבעי לן לפרושי', דכי היכי דקשיא ליה לשמואל קשיא ליה לרבי יוחנן: דהא רבי יוחנן נמי אמר על שאר מינין לרבי יהודה טהורה, והכא קתני ירוקה ולבנה, ופליג רבי יהודה; ותו קשיא </text:span><text:soft-page-break/><text:span text:style-name="T32">אחריתי לרבי יוחנן</text:span><text:span text:style-name="T41">)</text:span><text:span text:style-name="T30">, דאמר 'של ארבעת מיני דמים דברי הכל טמאה', הא קתני '</text:span><text:span text:style-name="T74">אדומה ושחורה</text:span><text:span text:style-name="T30">', ופליגי רבנן! וכי תימא 'כי פליגי רבנן - אירוקה ולבנה, אבל אאדומה ושחורה – לא' אלא '</text:span><text:span text:style-name="T74">אדומה ושחורה</text:span><text:span text:style-name="T30">' למאן קתני לה?: אילימא רבי יהודה, השתא ירוקה ולבנה טמאה </text:span><text:span text:style-name="T114">[שהן מראות טהורות]</text:span><text:span text:style-name="T30">, אדומה ושחורה מיבעיא? אלא לאו רבנן, ופליגי!?</text:span></text:p>
      <text:p text:style-name="P26">תוספות ד"ה לרבי יוחנן אדומה ושחורה למאן קתני לה אי לרבי יהודה. והכי פירושו: המפלת אדומה ושחורה - דינו כדמפרש ר' יהודה בסיפא: השתא ירוקה כו';</text:p>
      <text:p text:style-name="P26">ומתוך פי' ר"ח משמע דל"ג 'וכ"ת כי פליגי רבנן אירוקה ולבנה', וכן נראה: דהא בהדיא קתני במילתייהו 'שחורה ואדומה' ואין זו סוגיית הש"ס:</text:p>
      <text:p text:style-name="P26"/>
      <text:p text:style-name="Standard"><text:span text:style-name="T30">אלא אמר רב נחמן בר יצחק: באפשר לפתיחת הקבר </text:span><text:span text:style-name="T41">(</text:span><text:span text:style-name="T32">הרחם</text:span><text:span text:style-name="T41">)</text:span><text:span text:style-name="T30"> בלא דם קמיפלגי </text:span><text:span text:style-name="T41">(</text:span><text:span text:style-name="T32">בלא דם לידה; הלכך: לרבנן, כי ליכא דם – טהורה, ואפילו החתיכה של ארבע מיני דמים, דחתיכה לאו 'דם' הוא אלא 'בשר', ולא אמר 'דם אחר איכא, ואנן הוא דלא חזינן', דקסברי רבנן אפשר לפתיחת הקבר בלא דם, לרבי יהודה אפילו ירוקה ולבנה טמאה: דודאי דם אחר הוה, ואנן הוא דלא חזינן: דאי אפשר לפתיחת הקבר בלא דם</text:span><text:span text:style-name="T41">)</text:span><text:span text:style-name="T30">, ובפלוגתא דהני תנאי, דתניא: '</text:span><text:span text:style-name="T74">קשתה שנים </text:span><text:span text:style-name="T41">(</text:span><text:span text:style-name="T32">בתוך י"א יום שבין נדה לנדה, וראתה דם מחמת קושי</text:span><text:span text:style-name="T41">)</text:span><text:span text:style-name="T74"> ולשלישי הפילה </text:span><text:span text:style-name="T41">(</text:span><text:span text:style-name="T32">ואינה יודעת אם ראתה דם באותה לידה אם לאו</text:span><text:span text:style-name="T41">)</text:span><text:span text:style-name="T74">, ואינה יודעת מה הפילה </text:span><text:span text:style-name="T41">(</text:span><text:span text:style-name="T32">אם נפל הוא, ואם רוח בעלמא הוא</text:span><text:span text:style-name="T41">)</text:span><text:span text:style-name="T74"> – </text:span></text:p>
      <text:p text:style-name="P4"/>
      <text:p text:style-name="P4">(נדה כא,ב)</text:p>
      <text:p text:style-name="Standard"><text:span text:style-name="T74">הרי זו ספק לידה ספק זיבה </text:span><text:span text:style-name="T41">(</text:span><text:span text:style-name="T32">ספק אם זיבה היא וחייבת בקרבן זיבה, ספק אם לידה היא וחייבת בקרבן לידה, ספק אינה לא לידה ולא זיבה, ואין <text:s/>עליה <text:s/>קרבן ; כיצד? - אם ילדה בשלישי ולד גמור - הרי כאן לידה ולא זיבה, <text:s/>ואפילו ראתה דם עם לידתה להשלים שלש ראיות דקושי סמוך ללידה - רחמנא טהרה לקמן בפרק 'בנות כותים' </text:span><text:span text:style-name="T34">(דף לו:)</text:span><text:span text:style-name="T32">: '</text:span><text:span text:style-name="T72">כי יזוב זוב דמה </text:span><text:span text:style-name="T39">[ויקרא טו,כה]</text:span><text:span text:style-name="T69"> - דמה <text:s/>מחמת <text:s/>עצמה ולא מחמת ולד</text:span><text:span text:style-name="T32">' ואם לא היה ולד וראתה דם עם לידתה - הרי כאן זיבה גמורה, דהשתא לאו 'קושי סמוך ללידה' הוא, דאין כאן לידה, ואם לא היה ולד ולא ראתה דם - אין כאן לא לידה ולא זיבה, דשני ימים הוא דחזאי</text:span><text:span text:style-name="T41">)</text:span><text:span text:style-name="T30">, </text:span><text:span text:style-name="T41">(</text:span><text:span text:style-name="T32">הלכך</text:span><text:span text:style-name="T41">)</text:span><text:span text:style-name="T74"> מביאה קרבן </text:span><text:span text:style-name="T41">(</text:span><text:span text:style-name="T32">אחד לאכול בקדשים, דשמא יולדת או זבה היא</text:span><text:span text:style-name="T41">)</text:span><text:span text:style-name="T74"> ואינו נאכל </text:span><text:span text:style-name="T41">(</text:span><text:span text:style-name="T32">חטאת העוף שלה: דשמא אינה לא יולדת ולא זבה: דאפשר לפתיחת <text:s/>הקבר בלא דם; ובשלישי לא חזאי - וולד נמי לא הואי, והאי קרבן - מליקת חולין היא, ונבלה</text:span><text:span text:style-name="T41">)</text:span><text:span text:style-name="T30">;</text:span></text:p>
      <text:p text:style-name="Standard"><text:span text:style-name="T74">רבי יהושע אומר: מביאה קרבן ונאכל, שאי אפשר לפתיחת הקבר בלא דם </text:span><text:span text:style-name="T41">(</text:span><text:span text:style-name="T32">הלכך מה נפשך: אם ולד הוא - הרי כאן לידה, ואם אינו ולד - הרי כאן זיבה, דבשלישי חזאי</text:span><text:span text:style-name="T41">)</text:span><text:span text:style-name="T30">'.</text:span></text:p>
      <text:p text:style-name="P4">לישנא אחרינא אמרי לה: אמר רב יהודה אמר שמואל: לא טימא רבי יהודה אלא בחתיכה של ארבעה מיני דמים, אבל של שאר מיני דמים טהורה.</text:p>
      <text:p text:style-name="Standard"><text:span text:style-name="T30">איני! והא כי אתא רב הושעיא מנהרדעא אתא ואייתי מתניתא בידיה: '</text:span><text:span text:style-name="T74">המפלת חתיכה אדומה ושחורה ירוקה ולבנה, אם יש עמה דם – טמאה, ואם לאו – טהורה; ורבי יהודה אומר: בין כך ובין כך טמאה</text:span><text:span text:style-name="T30">' קתני '</text:span><text:span text:style-name="T74">אדומה ושחורה ירוקה ולבנה</text:span><text:span text:style-name="T30">' ופליג רבי יהודה! וכי תימא כי פליג רבי יהודה - אאדומה ושחורה, אבל ירוקה ולבנה – לא, אלא '</text:span><text:span text:style-name="T74">ירוקה ולבנה</text:span><text:span text:style-name="T30">' מאן קתני לה?: אילימא לרבנן, השתא אדומה ושחורה קא מטהרי רבנן, ירוקה ולבנה מיבעיא? אלא לאו לרבי יהודה, ופליג?</text:span></text:p>
      <text:p text:style-name="Standard"><text:span text:style-name="T30">אלא אמר רבי יוחנן: באפשר לפתיחת הקבר בלא דם קמיפלגי, ובפלוגתא דהני תנאי, דתניא: '</text:span><text:span text:style-name="T74">קשתה שנים, ולשלישי הפילה, ואינה יודעת מה הפילה - הרי זו ספק לידה ספק זיבה, מביאה קרבן ואינו נאכל; רבי יהושע אומר: מביאה קרבן ונאכל לפי שאי אפשר לפתיחת הקבר בלא דם</text:span><text:span text:style-name="T30">'. </text:span></text:p>
      <text:p text:style-name="P4"/>
      <text:p text:style-name="Standard"><text:span text:style-name="T30">תנו רבנן </text:span><text:span text:style-name="T33">[תופסתא נדה פ"ד מ"א]</text:span><text:span text:style-name="T30">: '</text:span><text:span text:style-name="T74">המפלת חתיכה: סומכוס אומר משום רבי מאיר, וכן היה רבי שמעון בן מנסיא </text:span><text:span text:style-name="T33">[בתוספתא: אלעזר]</text:span><text:span text:style-name="T74"> אומר כדבריו: קורעה; אם יש דם בתוכה – טמאה, ואם לאו – טהורה</text:span><text:span text:style-name="T30">' </text:span></text:p>
      <text:p text:style-name="Standard"><text:span text:style-name="T30">- כרבנן ועדיפא </text:span><text:span text:style-name="T41">(</text:span><text:span text:style-name="T32">חמירא</text:span><text:span text:style-name="T41">)</text:span><text:span text:style-name="T30"> מדרבנן: כרבנן דאמרי 'אפשר לפתיחת הקבר בלא דם', ועדיפא מדרבנן: דאינהו סברי 'עמה – אִין, בתוכה – לא' וסומכוס סבר אפילו בתוכה.</text:span></text:p>
      <text:p text:style-name="P5"/>
      <text:p text:style-name="Standard"><text:soft-page-break/><text:span text:style-name="T30">ותניא אידך: '</text:span><text:span text:style-name="T74">המפלת חתיכה, רבי אחא אומר: קורעה: אם תוכה מאדים </text:span><text:span text:style-name="T41">(</text:span><text:span text:style-name="T32">הבשר מאדים, ואפילו אין שם דם ממש</text:span><text:span text:style-name="T41">)</text:span><text:span text:style-name="T74"> – טמאה, ואם לאו – טהורה</text:span><text:span text:style-name="T30">' - כסומכוס </text:span><text:span text:style-name="T41">(</text:span><text:span text:style-name="T32">דאמר 'תוכה כעמה'</text:span><text:span text:style-name="T41">)</text:span><text:span text:style-name="T30"> ועדיפא מסומכוס </text:span><text:span text:style-name="T41">(</text:span><text:span text:style-name="T32">דאיהו בעי דם ממש</text:span><text:span text:style-name="T41">)</text:span><text:span text:style-name="T30">.</text:span></text:p>
      <text:p text:style-name="P5"/>
      <text:p text:style-name="Standard"><text:span text:style-name="T30">ותניא אידך: '</text:span><text:span text:style-name="T74">המפלת חתיכה, רבי בנימין אומר: קורעה: אם יש בה עצם - אמו טמאה לידה</text:span><text:span text:style-name="T30">'</text:span><text:span text:style-name="T74"> </text:span><text:span text:style-name="T41">(</text:span><text:span text:style-name="T32">ויש לה ימי טוהר, ותשב לזכר ולנקבה: ימי טומאה דנקבה וימי טוהר דזכר</text:span><text:span text:style-name="T41">)</text:span><text:span text:style-name="T30">';</text:span></text:p>
      <text:p text:style-name="Standard"><text:span text:style-name="T30">אמר רב חסדא: ובחתיכה לבנה </text:span><text:span text:style-name="T41">(</text:span><text:span text:style-name="T32">דהוא מין בשר</text:span><text:span text:style-name="T41">)</text:span><text:span text:style-name="T30">.</text:span></text:p>
      <text:p text:style-name="Standard"><text:span text:style-name="T30">וכן כי אתא זוגא דמן חדייב </text:span><text:span text:style-name="T41">(</text:span><text:span text:style-name="T32">שני תלמידי חכמים מאותו מקום</text:span><text:span text:style-name="T41">)</text:span><text:span text:style-name="T30">, אתא ואייתי מתניתא בידיה: '</text:span><text:span text:style-name="T74">המפלת חתיכה לבנה – קורעה: אם יש בה עצם - אמו טמאה לידה</text:span><text:span text:style-name="T30">'.</text:span></text:p>
      <text:p text:style-name="P6"/>
      <text:p text:style-name="Standard"><text:span text:style-name="T30">אמר רבי יוחנן משום רבי שמעון בן יוחי: המפלת חתיכה – קורעה: אם יש בה דם אגור </text:span><text:span text:style-name="T41">(</text:span><text:span text:style-name="T32">דם הרבה</text:span><text:span text:style-name="T41">)</text:span><text:span text:style-name="T30"> – טמאה, ואם לאו – טהורה'; </text:span></text:p>
      <text:p text:style-name="Standard"><text:span text:style-name="T30">- כסומכוס </text:span><text:span text:style-name="T41">(</text:span><text:span text:style-name="T32">דאמר דם שבתוכו מטמא אותה משום נדה</text:span><text:span text:style-name="T41">)</text:span><text:span text:style-name="T30"> וקילא מכולהו </text:span><text:span text:style-name="T41">(</text:span><text:span text:style-name="T32">מדסומכוס - דלא בעי אגור, ומדרבי אחא, דאמר אפילו אין תוכה אלא מאדים</text:span><text:span text:style-name="T41">)</text:span><text:span text:style-name="T30">!</text:span><text:span text:style-name="T32"> </text:span></text:p>
      <text:p text:style-name="P6"><text:s/></text:p>
      <text:p text:style-name="Standard"><text:span text:style-name="T30">בעא מיניה רבי ירמיה מרבי זירא: הרואה דם בשפופרת מהו? </text:span><text:span text:style-name="T33">(ויקרא טו,יט)</text:span><text:span text:style-name="T35"> בבשרה</text:span><text:span text:style-name="T30"> </text:span><text:span text:style-name="T41">(</text:span><text:span text:style-name="T32">שיצא דרך כותלי בית הרחם, ואין מפסיק, והאי קרא בנדה כתיב, ופרשה שניה נאמרה, בזבה </text:span><text:span text:style-name="T33">(ויקרא טו,יט)</text:span><text:span text:style-name="T32"> </text:span><text:span text:style-name="T36">ואשה כי תהיה זבה דם יהיה זבה בבשרה </text:span><text:span text:style-name="T37">[שבעת ימים תהיה בנדתה וכל הנגע בה יטמא עד הערב]</text:span><text:span text:style-name="T41">)</text:span><text:span text:style-name="T30"> אמר רחמנא, ולא בשפופרת </text:span><text:span text:style-name="T41">(</text:span><text:span text:style-name="T32">הכניסה קנה חלול באותו מקום ונמצא בתוכו דם</text:span><text:span text:style-name="T41">)</text:span><text:span text:style-name="T30">? או דלמא האי '</text:span><text:span text:style-name="T35">בבשרה</text:span><text:span text:style-name="T30">' מיבעי ליה שמטמאה מבפנים כבחוץ </text:span><text:span text:style-name="T41">(</text:span><text:span text:style-name="T32">מאחר שיצא מן המקור לפרוזדור והעמידו כותליה - מיד היא מטמאה, משאינו כן בזב ובעל קרי, דאין מטמאין עד שתצא טומאתן לחוץ</text:span><text:span text:style-name="T41">)</text:span><text:span text:style-name="T30">?</text:span></text:p>
      <text:p text:style-name="Standard"><text:span text:style-name="T30">אמר ליה: '</text:span><text:span text:style-name="T35">בבשרה</text:span><text:span text:style-name="T30">' אמר רחמנא ולא בשפופרת, דאי '</text:span><text:span text:style-name="T35">בבשרה</text:span><text:span text:style-name="T30">' מבעי ליה שמטמאה מבפנים כבחוץ, אם כן נימא קרא 'בבשר', מאי '</text:span><text:span text:style-name="T35">בבשרה</text:span><text:span text:style-name="T30">' - שמע מינה תרתי.</text:span></text:p>
      <text:p text:style-name="Standard"><text:span text:style-name="T30">והאמר רבי יוחנן משום רבי שמעון בן יוחי '</text:span><text:span text:style-name="T74">המפלת חתיכה, קורעה: אם יש בה דם אגור – טמאה, ואם לאו - טהורה</text:span><text:span text:style-name="T30">' </text:span><text:span text:style-name="T41">(</text:span><text:span text:style-name="T32">ומאי שנא משפופרת</text:span><text:span text:style-name="T41">)</text:span><text:span text:style-name="T30">?</text:span></text:p>
      <text:p text:style-name="Standard"><text:span text:style-name="T1">הכי? השתא: התם, דרכה של אשה לראות דם בחתיכה </text:span><text:span text:style-name="T2">(</text:span><text:span text:style-name="T4">הלכך '</text:span><text:span text:style-name="T6">בבשרה</text:span><text:span text:style-name="T4">' קרינא ביה: דמין במינו לא חייץ</text:span><text:span text:style-name="T2">)</text:span><text:span text:style-name="T1">; הכא אין דרכה של אשה לראות דם בשפופרת.</text:span></text:p>
      <text:p text:style-name="P6"/>
      <text:p text:style-name="Standard"><text:span text:style-name="T30">לימא שפופרת תנאי, היא דתניא: '</text:span><text:span text:style-name="T74">המפלת חתיכה, אף על פי שמלאה דם, אם יש עמה דם – טמאה, ואם לאו – טהורה; רבי אליעזר אומר: 'בבשרה' - ולא בשפיר </text:span><text:span text:style-name="T41">(</text:span><text:span text:style-name="T32">שפיר = עור הולד קודם שנבראו בתוכו גידים ועצמות ובשר</text:span><text:span text:style-name="T41">)</text:span><text:span text:style-name="T74"> ולא בחתיכה</text:span><text:span text:style-name="T30">' -</text:span></text:p>
      <text:p text:style-name="P25"><text:span text:style-name="T30">רבי אליעזר היינו תנא קמא? - אימא שרבי אליעזר אומר '</text:span><text:span text:style-name="T35">בבשרה</text:span><text:span text:style-name="T30">' ולא בשפיר ולא בחתיכה, </text:span></text:p>
      <text:p text:style-name="Standard"><text:span text:style-name="T30">'</text:span><text:span text:style-name="T74">וחכמים אומרים: אין זה דם נדה אלא דם חתיכה.</text:span><text:span text:style-name="T30">' </text:span></text:p>
      <text:p text:style-name="P4">תנא קמא נמי טהורי מטהר!?</text:p>
      <text:p text:style-name="Standard"><text:span text:style-name="T30">אלא דפלי פלויי </text:span><text:span text:style-name="T41">(</text:span><text:span text:style-name="T32">שיש בה שורות שורות ביקועים מבחוץ והדם שם</text:span><text:span text:style-name="T41">)</text:span><text:span text:style-name="T30"> איכא בינייהו: תנא קמא סבר '</text:span><text:span text:style-name="T35">בבשרה</text:span><text:span text:style-name="T30">' ולא בשפיר ולא בחתיכה, והוא הדין לשפופרת </text:span><text:span text:style-name="T41">(</text:span><text:span text:style-name="T32">דתנא קמא לא מטהר לה אלא מגזרת הכתוב, סבר: האי דם - טהור הוא, ומשום חציצה היא טהורה, ומשום גזרת הכתוב, והוא הדין לשפופרת, כיון דטעמא משום חציצה הוא</text:span><text:span text:style-name="T41">)</text:span><text:span text:style-name="T30">, והני מילי היכא דשיעא </text:span><text:span text:style-name="T41">(</text:span><text:span text:style-name="T32">חתיכה, והדם בתוכה לא נגע</text:span><text:span text:style-name="T41">)</text:span><text:span text:style-name="T30">, אבל פלי פלויי </text:span><text:span text:style-name="T41">(</text:span><text:span text:style-name="T32">והדם שם ונוגע ברחם</text:span><text:span text:style-name="T41">)</text:span><text:span text:style-name="T30"> – טמאה; מאי טעמיה? – '</text:span><text:span text:style-name="T35">בבשרה</text:span><text:span text:style-name="T30">' קרינא ביה </text:span><text:span text:style-name="T41">(</text:span><text:span text:style-name="T32">והיינו דקאמרי '</text:span><text:span text:style-name="T69">אם יש עמה דם</text:span><text:span text:style-name="T32">' - דפלי פלויי – '</text:span><text:span text:style-name="T69">טמאה, ואם לאו טהורה</text:span><text:span text:style-name="T32">'</text:span><text:span text:style-name="T41">)</text:span><text:span text:style-name="T30">; ואתו רבנן למימר: אף על גב דפלי פלויי - אין זה דם נדה אלא דם חתיכה</text:span><text:span text:style-name="T41">(</text:span><text:span text:style-name="T32">ורבנן בתראי לא דייקי לישנא דקרא, והאי דמטהרי - משום דלאו דם נדה הוא, הלכך לא שנא בתוכה כי שיעא ולא שנא פלי פלויי דנגע ברחם – טהורה</text:span><text:span text:style-name="T41">)</text:span><text:span text:style-name="T30">; - הא </text:span><text:span text:style-name="T41">(</text:span><text:span text:style-name="T32">אבל שפופרת</text:span><text:span text:style-name="T41">)</text:span><text:span text:style-name="T30"> דם נדה ודאי טמא ואפילו בשפופרת נמי </text:span><text:span text:style-name="T41">(</text:span><text:span text:style-name="T32">דלא דרשינן </text:span><text:span text:style-name="T36">בבשרה</text:span><text:span text:style-name="T32"> אלא לטמאה בפנים כבחוץ</text:span><text:span text:style-name="T41">)</text:span><text:span text:style-name="T30">!</text:span></text:p>
      <text:p text:style-name="Standard"><text:span text:style-name="T30">אמר אביי: בשפופרת כולי עלמא לא פליגי דטהורה </text:span><text:span text:style-name="T41">(</text:span><text:span text:style-name="T32">דאין דרך הרואה בכך</text:span><text:span text:style-name="T41">)</text:span><text:span text:style-name="T30">,</text:span></text:p>
      <text:p text:style-name="P4"/>
      <text:p text:style-name="P4"><text:soft-page-break/>(נדה כב,א)</text:p>
      <text:p text:style-name="Standard"><text:span text:style-name="T30">כי פליגי בחתיכה </text:span><text:span text:style-name="T41">(</text:span><text:span text:style-name="T32">ודפלי פלויי</text:span><text:span text:style-name="T41">)</text:span><text:span text:style-name="T30">: מר </text:span><text:span text:style-name="T41">(</text:span><text:span text:style-name="T32">דתנא קמא</text:span><text:span text:style-name="T41">)</text:span><text:span text:style-name="T30"> סבר: דרכה של אשה לראות דם בחתיכה </text:span><text:span text:style-name="T41">(</text:span><text:span text:style-name="T36">בבשרה</text:span><text:span text:style-name="T32"> למעוטי תוך חתיכה, אבל דם הנראה בבקעים – טמא, דהא </text:span><text:span text:style-name="T36">בבשרה</text:span><text:span text:style-name="T32"> קרינן בה</text:span><text:span text:style-name="T41">)</text:span><text:span text:style-name="T30"> ומר סבר </text:span><text:span text:style-name="T41">(</text:span><text:span text:style-name="T32">ורבנן בתראי סברי</text:span><text:span text:style-name="T41">)</text:span><text:span text:style-name="T30">: </text:span><text:span text:style-name="T41">(</text:span><text:span text:style-name="T32">אפילו פלי פלויי – טהורה, דאין זה דם נדה, ד</text:span><text:span text:style-name="T41">)</text:span><text:span text:style-name="T30">אין דרכה של אשה לראות דם בחתיכה.</text:span></text:p>
      <text:p text:style-name="Standard"><text:span text:style-name="T30">רבא אמר: דכולי עלמא אין דרכה של אשה לראות דם בחתיכה, והכא באשה טהורה ומקור מקומו טמא קמיפלגי: דרבי אליעזר סבר: אשה טהורה </text:span><text:span text:style-name="T41">(</text:span><text:span text:style-name="T32">דלאו ראייה היא</text:span><text:span text:style-name="T41">)</text:span><text:span text:style-name="T30">, ודם טמא </text:span><text:span text:style-name="T41">(</text:span><text:span text:style-name="T32">ומיהו טיפת דם מטמאה טהרות אם נגעה בהן ואת האשה </text:span><text:span text:style-name="T63">טומאת ערב</text:span><text:span text:style-name="T41">)</text:span><text:span text:style-name="T30">, דהא אתי דרך מקור </text:span><text:span text:style-name="T41">(</text:span><text:span text:style-name="T32">משום דנגעה במקור, דקרא </text:span><text:span text:style-name="T63">מתורת ראייה</text:span><text:span text:style-name="T32"> מעטיה, ולאו מטומאה</text:span><text:span text:style-name="T41">)</text:span><text:span text:style-name="T30">; ורבנן סברי: אשה טהורה, ומקור מקומו טהור </text:span><text:span text:style-name="T41">(</text:span><text:span text:style-name="T32">דם נמי טהור, והכי קאמר: אין זה דם נדה (שתתן שום טומאה עליו), שאילו היה דם - היה לו לטמאה כנדה; ועכשיו אין לו שום טומאה אלא כחתיכת בשר בעלמא</text:span><text:span text:style-name="T41">)</text:span><text:span text:style-name="T30">.</text:span></text:p>
      <text:p text:style-name="P6"/>
      <text:p text:style-name="Standard"><text:span text:style-name="T30">בעא מיניה רבה מרב הונא: הרואה קרי בקיסם </text:span><text:span text:style-name="T41">(</text:span><text:span text:style-name="T32">הכניס קיסם בפי אמה והוציא בו זרעו</text:span><text:span text:style-name="T41">)</text:span><text:span text:style-name="T30"> – מהו?: </text:span><text:span text:style-name="T36">[אשר תצא]</text:span><text:span text:style-name="T35"> ממנו </text:span><text:span text:style-name="T36">[שכבת זרע]</text:span><text:span text:style-name="T30"> </text:span><text:span text:style-name="T33">(ויקרא טו,טז; טו,לב; כב,ד)</text:span><text:span text:style-name="T30"> אמר רחמנא: עד דנפיק מבשרו ולא בקיסם? או דלמא האי '</text:span><text:span text:style-name="T35">ממנו</text:span><text:span text:style-name="T30">' עד שתצא טומאתו לחוץ, ואפילו בקיסם נמי?</text:span></text:p>
      <text:p text:style-name="Standard"><text:span text:style-name="T30">אמר ליה: תיפוק ליה דהוא עצמו אינו מטמא אלא בחתימת פי האמה </text:span><text:span text:style-name="T41">(</text:span><text:span text:style-name="T32">ואפילו בלא קיסם</text:span><text:span text:style-name="T41">)</text:span><text:span text:style-name="T30">.</text:span></text:p>
      <text:p text:style-name="Standard"><text:span text:style-name="T30">למימרא דנוגע הוי </text:span><text:span text:style-name="T41">(</text:span><text:span text:style-name="T32">מדיהיב שיעורא - מכלל דטומאת קרי לאו משום ראייה היא אלא משום דבשר האבר נוגע בשכבת זרע היוצא ממנו, ומשום הכי בעי שיעורא, כטומאת כל מגעות דבעי שיעורא, כגון שרץ ונבלה ומת; דאי ראייה חשיבא ליה - בטומאת ראייה לא בעיא שיעורא, דהא נדה – 'רואה' היא, ולא בעיא שיעורא</text:span><text:span text:style-name="T41">)</text:span><text:span text:style-name="T30">!? אלא מעתה, </text:span><text:span text:style-name="T41">(</text:span><text:span text:style-name="T32">זב שפסק והתחיל למנות שבעה ימי ספירו וראה קרי</text:span><text:span text:style-name="T41">)</text:span><text:span text:style-name="T30"> אל יסתור בזיבה </text:span><text:span text:style-name="T41">(</text:span><text:span text:style-name="T32">אל יסתור את מנינו כי היכי דאי נגע בשרץ לא סתר לספירת זיבתו</text:span><text:span text:style-name="T41">)</text:span><text:span text:style-name="T30">, אלמה תניא </text:span><text:span text:style-name="T33">[ספרא מצורע פרק זבים פרשתא ה פ"ט מ"י]</text:span><text:span text:style-name="T30">: '</text:span><text:span text:style-name="T33">(ויקרא טו,לב)</text:span><text:span text:style-name="T73"> זאת תורת הזב ואשר תצא ממנו שכבת זרע </text:span><text:span text:style-name="T36">[לטמאה בה]</text:span><text:span text:style-name="T72"> </text:span><text:span text:style-name="T41">(</text:span><text:span text:style-name="T32">הקיש הכתוב שכבת זרע לזיבה</text:span><text:span text:style-name="T41">)</text:span><text:span text:style-name="T74">: מה זיבה סותרת</text:span><text:span text:style-name="T30"> </text:span><text:span text:style-name="T41">(</text:span><text:span text:style-name="T32">דכתיב </text:span><text:span text:style-name="T33">[ויקרא טו,כח]</text:span><text:span text:style-name="T32"> </text:span><text:span text:style-name="T36">וספרה לה </text:span><text:span text:style-name="T37">[שבעת ימים]</text:span><text:span text:style-name="T36"> ואחר תטהר</text:span><text:span text:style-name="T32"> - אחר אחר לכולן: שלא תהא טומאה מפסקת ביניהם</text:span><text:span text:style-name="T41">)</text:span><text:span text:style-name="T74"> - אף שכבת זרע נמי סותר</text:span><text:span text:style-name="T30">'!?</text:span></text:p>
      <text:p text:style-name="Standard"><text:span text:style-name="T30">אמר ליה: סתירה - היינו טעמא דסותר: לפי שאי אפשר לה </text:span><text:span text:style-name="T41">(</text:span><text:span text:style-name="T32">לראות שכבת זרע הבאה מן הזב</text:span><text:span text:style-name="T41">)</text:span><text:span text:style-name="T30"> בלא צחצוחי זיבה </text:span><text:span text:style-name="T41">(</text:span><text:span text:style-name="T32">בלא טיפת צחצוחי זיבה, דהשתא קצת זיבה דאית בה קא סתר</text:span><text:span text:style-name="T41">)</text:span><text:span text:style-name="T30">.</text:span></text:p>
      <text:p text:style-name="Standard"><text:span text:style-name="T30">אלא מעתה תסתור כל שבעה, אלמה תניא </text:span><text:span text:style-name="T33">[ספרא פרשת מצורע פרק זבים פרשתא ה פ"ט מ"י]</text:span><text:span text:style-name="T30">: </text:span></text:p>
      <text:p text:style-name="P25"><text:span text:style-name="T30">'</text:span><text:span text:style-name="T33">(ויקרא טו,לב)</text:span><text:span text:style-name="T73"> זאת תורת הזב </text:span><text:span text:style-name="T36">[ואשר תצא ממנו שכבת זרע לטמאה בה]</text:span><text:span text:style-name="T30">;</text:span><text:span text:style-name="T74"> מה זיבה סותרת - אף שכבת זרע סותר.</text:span></text:p>
      <text:p text:style-name="P25"><text:span text:style-name="T42">אי מה זיבה סותרת כל שבעה - אף שכבת זרע נמי סותר כל שבעה </text:span><text:span text:style-name="T41">(</text:span><text:span text:style-name="T32">אם ראה בשביעי - סותר כל אותן ימים שספר</text:span><text:span text:style-name="T41">)</text:span><text:span text:style-name="T42">? </text:span></text:p>
      <text:p text:style-name="P25"><text:span text:style-name="T42">תלמוד לומר: </text:span><text:span text:style-name="T33">(ויקרא טו,לב)</text:span><text:span text:style-name="T40"> </text:span><text:span text:style-name="T36">[זאת תורת הזב ואשר תצא ממנו שכבת זרע]</text:span><text:span text:style-name="T40"> לטמאה בה</text:span><text:span text:style-name="T42">: אין לך בה אלא מה שאמור בה </text:span><text:span text:style-name="T41">(</text:span><text:span text:style-name="T32">בשכבת זרע לענין טומאה</text:span><text:span text:style-name="T41">)</text:span><text:span text:style-name="T42">: </text:span><text:span text:style-name="T64">סותרת יום אחד</text:span><text:span text:style-name="T42"> </text:span><text:span text:style-name="T41">(</text:span><text:span text:style-name="T32">מה טומאתה יום אחד - אף סתירתה אינה סותרת אלא אותו יום, ואם ראה בשביעי - אין צריך לספור עוד אלא יום אחד</text:span><text:span text:style-name="T41">)</text:span><text:span text:style-name="T30">'!?</text:span></text:p>
      <text:p text:style-name="Body_20_Text_20_2">אמר ליה: גזירת הכתוב היא: זיבה גמורה דלא ערבה בה שכבת זרע - סותרת כל שבעה, צחצוחי זיבה דערבה בה שכבת זרע - לא סותרת אלא יום אחד. </text:p>
      <text:p text:style-name="P6"/>
      <text:p text:style-name="Standard"><text:span text:style-name="T30">בעא מיניה רבי יוסי ברבי חנינא מרבי אלעזר: דם יבש </text:span><text:span text:style-name="T41">(</text:span><text:span text:style-name="T32">כגון שיצא מגופה חתיכה של דם יבש</text:span><text:span text:style-name="T41">)</text:span><text:span text:style-name="T30"> מהו?: </text:span><text:span text:style-name="T33">(ויקרא טו,כה)</text:span><text:span text:style-name="T35"> </text:span><text:span text:style-name="T36">[ואשה]</text:span><text:span text:style-name="T35"> כי יזוב זוב דמה </text:span><text:span text:style-name="T36">[ימים רבים בלא עת נדתה או כי תזוב על נדתה כל ימי זוב טמאתה כימי נדתה תהיה טמאה הוא]</text:span><text:span text:style-name="T30"> אמר רחמנא: עד דמידב דייב ליה: לח – אִין </text:span><text:span text:style-name="T41">(</text:span><text:span text:style-name="T32">'</text:span><text:span text:style-name="T36">זוב דמה</text:span><text:span text:style-name="T32">' משמע לח, שהרי אין דרכו לזוב אלא לח</text:span><text:span text:style-name="T41">)</text:span><text:span text:style-name="T30">, יבש - לא? או דלמא האי '</text:span><text:span text:style-name="T35">כי יזוב זוב דמה</text:span><text:span text:style-name="T30">' אורחא דמילתא היא, ולעולם אפילו יבש נמי?</text:span></text:p>
      <text:p text:style-name="Standard"><text:span text:style-name="T30">אמר ליה: תניתוה </text:span><text:span text:style-name="T33">[נדה פ"ז מ"א]</text:span><text:span text:style-name="T30">: '</text:span><text:span text:style-name="T74">דם הנדה ובשר המת מטמאין לחים ויבשים</text:span><text:span text:style-name="T30">'. </text:span></text:p>
      <text:p text:style-name="Standard">אמר ליה: לח ונעשה יבש לא קא מיבעיא לי <text:span text:style-name="T53">(</text:span><text:span text:style-name="T46">דהא קתני 'מטמאין יבשין' בנפֹל דם לח על הבגד, ויָבַש, ואחר כך נגע הדם בטהרות - דומיא דיבש בשר המת: דיבש מעיקרא בשר המת ליכא</text:span><text:span text:style-name="T53">)</text:span>, כי מיבעיא לי יבש מעיקרא!</text:p>
      <text:p text:style-name="Standard"><text:span text:style-name="T30">הא נמי תניתוה </text:span><text:span text:style-name="T33">[במשנתנו]</text:span><text:span text:style-name="T30"> '</text:span><text:span text:style-name="T74">המפלת כמין קליפה כמין שערה כמין עפר כמין יבחושין אדומין תטיל למים:</text:span></text:p>
      <text:p text:style-name="P4"/>
      <text:p text:style-name="P4"><text:soft-page-break/>(נדה כב,ב)</text:p>
      <text:p text:style-name="Standard"><text:span text:style-name="T74">אם נמוחו</text:span><text:span text:style-name="T30"> </text:span><text:span text:style-name="T41">(</text:span><text:span text:style-name="T32">דדם הוא</text:span><text:span text:style-name="T41">)</text:span><text:span text:style-name="T74"> – טמאה</text:span><text:span text:style-name="T30">' </text:span><text:span text:style-name="T41">(</text:span><text:span text:style-name="T32">אלמא אף על גב דכי חזיתיה יבש היה כעפר</text:span><text:span text:style-name="T41">)</text:span><text:span text:style-name="T30">.</text:span></text:p>
      <text:p text:style-name="P4">אי הכי בלא נמוחו נמי!?</text:p>
      <text:p text:style-name="Standard"><text:span text:style-name="T30">אמר רבה: כי לא נמוחו - בריה בפני עצמה היא </text:span><text:span text:style-name="T41">(</text:span><text:span text:style-name="T32">ולא דם</text:span><text:span text:style-name="T41">)</text:span><text:span text:style-name="T30">.</text:span></text:p>
      <text:p text:style-name="Standard"><text:span text:style-name="T30">ומי איכא כי האי גוונא </text:span><text:span text:style-name="T41">(</text:span><text:span text:style-name="T32">מפלת כמין שערות וקליפות</text:span><text:span text:style-name="T41">)</text:span><text:span text:style-name="T30">?</text:span></text:p>
      <text:p text:style-name="Standard"><text:span text:style-name="T30">אִין, והתניא </text:span><text:span text:style-name="T33">[תוספתא נדה פ"ד מ"א]</text:span><text:span text:style-name="T30">: '</text:span><text:span text:style-name="T42">אמר רבי אלעזר ברבי צדוק: שני מעשים העלה אבא מטבעין </text:span><text:span text:style-name="T41">(</text:span><text:span text:style-name="T32">שם העיר</text:span><text:span text:style-name="T41">)</text:span><text:span text:style-name="T42"> ליבנה:</text:span></text:p>
      <text:p text:style-name="Standard"><text:span text:style-name="T55">מעשה באשה שהיתה מפלת כמין קליפות אדומות </text:span><text:span text:style-name="T53">(</text:span><text:span text:style-name="T46">גלדי המכה</text:span><text:span text:style-name="T53">)</text:span><text:span text:style-name="T55">, ובאו ושאלו את אבא, ואבא שאל לחכמים, וחכמים שאלו לרופאים, ואמרו להם: אשה זו מכה יש לה בתוך מעיה שממנה מפלת כמין קליפות; </text:span><text:span text:style-name="T54">[תטיל למים: אם נמוחו – טמאה</text:span><text:span text:style-name="T55">- </text:span><text:span text:style-name="T56">רבי חיים וולוז'ינר סולובייציק, מהרשד"ם מוחקים מילים אלה</text:span><text:span text:style-name="T55">];</text:span></text:p>
      <text:p text:style-name="Standard"><text:span text:style-name="T55">ושוב מעשה באשה שהיתה מפלת כמין שערות אדומות, ובאה ושאלה את אבא, ואבא שאל לחכמים, וחכמים לרופאים, ואמרו להם: שומא יש לה בתוך מעיה </text:span><text:span text:style-name="T53">(</text:span><text:span text:style-name="T46">דרך שומא להיות בה שער</text:span><text:span text:style-name="T53">)</text:span><text:span text:style-name="T55"> שממנה מפלת כמין שערות אדומות; </text:span><text:span text:style-name="T54">[תטיל למים: אם נמוחו – טמאה</text:span><text:span text:style-name="T55"> </text:span><text:span text:style-name="T56">[לפי רבי חיים וולוז'ינר סולובייציק, ומהרשד"ם, מילים אלה אינם שייכים לברייתא אלא ציטוט מהמשנה תחילת פסקה חדשה]</text:span><text:span text:style-name="T29">'.</text:span></text:p>
      <text:p text:style-name="P26">תוספות הרא"ש ד"ה אמרו אשה זו מכה יש לה בתוך במעיה כו'. לא שהיה ברור לרופאים שהיה לה מכה בתוך מעיה, דאם כן אפילו אם נימוחו טהורה, כדאמרינן לעיל 'הראה דם מחמת מכה אפילו בתוך ימי נדותה טהורה'; אלא אמרו הרופאים אולי אשה זו מכה יש לה בתוך מעיה, ויבדק הדבר על ידי הטלת מים: אם נימוחו <text:s/>- דם נדה הוא, ולא בא מחמת מכה; ובן ההוא עובדא דשומה.</text:p>
      <text:p text:style-name="P3"/>
      <text:p text:style-name="Standard"><text:span text:style-name="T29">תטיל למים: אם נמוחו – טמאה: </text:span><text:span text:style-name="T56">[לפי רבי חיים וולוז'ינר סולובייציק, ומהרשד"ם]</text:span></text:p>
      <text:p text:style-name="Standard"><text:span text:style-name="T30">אמר ריש לקיש: ובפושרין </text:span><text:span text:style-name="T41">(</text:span><text:span text:style-name="T32">דאי בדק בצונן ולא נימוח - לא מטהרינן לה בהכי, דדילמא אי היה בפושרין הוה נימוח</text:span><text:span text:style-name="T41">)</text:span><text:span text:style-name="T30">.</text:span></text:p>
      <text:p text:style-name="Standard"><text:span text:style-name="T30">תניא נמי הכי: '</text:span><text:span text:style-name="T74">תטיל למים, ובפושרין; רבן שמעון בן גמליאל אומר: ממעכתו ברוק על גבי הצפורן</text:span><text:span text:style-name="T30">'.</text:span></text:p>
      <text:p text:style-name="Body_20_Text_20_2">מאי בינייהו <text:span text:style-name="T89">(</text:span><text:span text:style-name="T88">מאי פלוגתייהו</text:span><text:span text:style-name="T89">)</text:span>? </text:p>
      <text:p text:style-name="Standard"><text:span text:style-name="T30">אמר רבינא: מעוך על ידי הדחק איכא בינייהו </text:span><text:span text:style-name="T41">(</text:span><text:span text:style-name="T32">לתנא קמא, אי נימוח מאליו - הוא דהוי דם, אבל נימוח על ידי מיעוך - לאו דם הוא; ולרבן שמעון אפילו נימוח על ידי מיעוך נמי דם הוא</text:span><text:span text:style-name="T41">)</text:span><text:span text:style-name="T30">.</text:span></text:p>
      <text:p text:style-name="P6"/>
      <text:p text:style-name="Standard"><text:span text:style-name="T30">התם תנן: </text:span><text:span text:style-name="T41">(</text:span><text:span text:style-name="T32">בפרק 'דם הנדה': השרץ והנבלה מטמאין לחין ואין מטמאין יבשין, ואם יכולין להשרות ולחזור לכמות שהוא - טמאין</text:span><text:span text:style-name="T41">)</text:span><text:span text:style-name="T30"> '</text:span><text:span text:style-name="T74">כמה היא שרייתן בפושרין? - מעת לעת</text:span><text:span text:style-name="T30">' </text:span><text:span text:style-name="T33">[תוספתא נדה פ"ו מ"ח]</text:span><text:span text:style-name="T30">; הכא מאי? מי בעינא מעת לעת או לא? שרץ ונבלה, דאקושי </text:span><text:span text:style-name="T41">(</text:span><text:span text:style-name="T32">קשים</text:span><text:span text:style-name="T41">)</text:span><text:span text:style-name="T30">, בעינן מעת לעת, אבל דם, דרכיך, לא </text:span><text:span text:style-name="T41">(</text:span><text:span text:style-name="T32">לא בעינן מעת לעת אלא או יום או לילה ואם לא נמוחו טהורים</text:span><text:span text:style-name="T41">)</text:span><text:span text:style-name="T30">? או דלמא לא שנא?</text:span></text:p>
      <text:p text:style-name="P4">תיקו.</text:p>
      <text:p text:style-name="P4"/>
      <text:p text:style-name="P4">המפלת כמין דגים: <text:s/></text:p>
      <text:p text:style-name="Standard"><text:span text:style-name="T30">וליפלוג נמי רבי יהודה בהא </text:span><text:span text:style-name="T41">(</text:span><text:span text:style-name="T32">ונימא 'בין כך ובין כך טמאה', דהא טעמא דרבי יהודה אוקמינן דאי אפשר לפתיחת הקבר בלא דם</text:span><text:span text:style-name="T41">)</text:span><text:span text:style-name="T30">?</text:span></text:p>
      <text:p text:style-name="Text_20_body_20_indent">תוספות ד"ה ליפלוג נמי רבי יהודה בהא: אשערה וקליפה לא פריך דליפלוג רבי יהודה, דמועטין נינהו, ולא שייך בהו פתיחת קבר.</text:p>
      <text:p text:style-name="Standard"><text:span text:style-name="T30">אמר ריש לקיש: במחלוקת שנויה, ורבנן היא </text:span><text:span text:style-name="T41">(</text:span><text:span text:style-name="T32">משנה זו שנויה במחלוקת: דלאו סתמא ודברי הכל היא, אלא רבי יהודה פליג</text:span><text:span text:style-name="T41">)</text:span><text:span text:style-name="T30">;</text:span></text:p>
      <text:p text:style-name="Standard"><text:span text:style-name="T30">ורבי יוחנן אמר: אפילו תימא רבי יהודה; עד כאן לא קאמר רבי יהודה התם אלא גבי חתיכה, דעביד דם דקריש והוי חתיכה </text:span><text:span text:style-name="T41">(</text:span><text:span text:style-name="T32">דטעמא לאו משום פתיחת הקבר בלא דם הוא, אלא בחתיכה עצמה סבירא ליה דהויא דם, וכגון שהיא מארבעה מיני דמים</text:span><text:span text:style-name="T41">)</text:span><text:span text:style-name="T30">, אבל בריה לא הוי.</text:span></text:p>
      <text:p text:style-name="Standard"><text:soft-page-break/><text:span text:style-name="T30">ולהך לישנא דאמר רבי יוחנן באי אפשר לפתיחת הקבר בלא דם קמיפלגי </text:span><text:span text:style-name="T41">(</text:span><text:span text:style-name="T32">כדאמרן לעיל בשמעתין</text:span><text:span text:style-name="T41">)</text:span><text:span text:style-name="T30"> - לפלוג נמי רבי יהודה בהא?</text:span></text:p>
      <text:p text:style-name="P4">מאן דמתני הך לישנא מתני הכי: רבי יוחנן וריש לקיש דאמרי תרוייהו: במחלוקת שנויה ורבנן היא.</text:p>
      <text:p text:style-name="P4"/>
      <text:p text:style-name="Standard"><text:span text:style-name="T30">המפלת כמין בהמה </text:span><text:span text:style-name="T41">[חיה ועוף - בין טמאין בין טהורין - אם זכר תשב לזכר, ואם נקבה תשב לנקבה, ואם אין ידוע - תשב לזכר ולנקבה, דברי רבי מאיר; וחכמים אומרים: כל שאין בו מצורת אדם - אינו ולד.]</text:span><text:span text:style-name="T30">: <text:s/></text:span></text:p>
      <text:p text:style-name="Standard"><text:span text:style-name="T30">אמר רב יהודה אמר שמואל: מאי טעמא דרבי מאיר? - הואיל ונאמרה בו יצירה כאדם </text:span><text:span text:style-name="T41">(</text:span><text:span text:style-name="T33">[בראשית ב,ט]</text:span><text:span text:style-name="T36"> ויצר ה' אלהים </text:span><text:span text:style-name="T37">[מן האדמה] </text:span><text:span text:style-name="T36">כל חית השדה ואת עוף השנים</text:span><text:span text:style-name="T32"> וגו' וכתיב באדם </text:span><text:span text:style-name="T33">[בראשית ב,ז]</text:span><text:span text:style-name="T36"> וייצר ה' אלהים את האדם עפר מן האדמה</text:span><text:span text:style-name="T32">; ורבנן לית להו גזירה שוה</text:span><text:span text:style-name="T41">)</text:span><text:span text:style-name="T30">;</text:span></text:p>
      <text:p text:style-name="Standard"><text:span text:style-name="T30">אלא מעתה המפלת דמות תנין תהא אמו טמאה לידה הואיל ונאמר בו יצירה כאדם, שנאמר </text:span><text:span text:style-name="T33">(בראשית א,כא)</text:span><text:span text:style-name="T35"> ויברא אלהים את התנינים הגדולים </text:span><text:span text:style-name="T36">[ואת כל נפש החיה הרמשת אשר שרצו המים למינהם ואת כל עוף כנף למינהו וירא אלקים כי טוב]</text:span><text:span text:style-name="T30"> </text:span><text:span text:style-name="T41">(</text:span><text:span text:style-name="T32">תנין = דג גדול, ואמאי תנן 'המפלת מין דגים טהורה'</text:span><text:span text:style-name="T41">)</text:span><text:span text:style-name="T30">?</text:span></text:p>
      <text:p text:style-name="P4">אמרי: דנין יצירה מיצירה ואין דנין בריאה מיצירה.</text:p>
      <text:p text:style-name="Standard"><text:span text:style-name="T30">מאי נפקא מינה, הא תנא דבי רבי ישמעאל </text:span><text:span text:style-name="T29"><text:s/></text:span><text:span text:style-name="T47">[ספרי מצורע פרשה ז מ"ז]</text:span><text:span text:style-name="T30">: '</text:span><text:span text:style-name="T73">ושב הכהן</text:span><text:span text:style-name="T74"> </text:span><text:span text:style-name="T36">[</text:span><text:span text:style-name="T33">ויקרא יד,לט:</text:span><text:span text:style-name="T36"> ושב הכהן ביום השביעי וראה והנה פשה הנגע בקירת הבית]</text:span><text:span text:style-name="T74"> </text:span><text:span text:style-name="T73">ובא הכהן</text:span><text:span text:style-name="T74"> </text:span><text:span text:style-name="T36">[</text:span><text:span text:style-name="T33">ויקרא יד,מד:</text:span><text:span text:style-name="T32"> </text:span><text:span text:style-name="T36">ובא הכהן וראה והנה פשה הנגע בבית צרעת ממארת הוא בבית טמא הוא]</text:span><text:span text:style-name="T123"> - </text:span><text:span text:style-name="T74">זו היא שיבה זו היא ביאה' </text:span><text:span text:style-name="T41">(</text:span><text:span text:style-name="T33">רש"י חולין פה,א:</text:span><text:span text:style-name="T32"> כלומר: ילפינן גזרה שוה משיבה לביאה, כמו דהוו תרוייהו שיבה או תרוייהו ביאה: מה שיבה: חולץ וקוצה וטח כו' </text:span><text:span text:style-name="T46"><text:s/></text:span><text:span text:style-name="T112">[עיין עירובין נא,א ורש"י שם]</text:span><text:span text:style-name="T41">)</text:span><text:span text:style-name="T30">? ועוד: נגמר בריאה מבריאה </text:span><text:span text:style-name="T41">(</text:span><text:span text:style-name="T32">גבי אדם נמי כתיב בריאה</text:span><text:span text:style-name="T41">)</text:span><text:span text:style-name="T30">, דכתיב </text:span><text:span text:style-name="T33">(בראשית א,כז)</text:span><text:span text:style-name="T35"> ויברא אלהים את האדם בצלמו </text:span><text:span text:style-name="T36">[בצלם אלקים ברא אתו זכר ונקבה ברא אתם]</text:span><text:span text:style-name="T30"> </text:span><text:span text:style-name="T41">(</text:span><text:span text:style-name="T32">ונילף בריאת דגים מבריאת אדם</text:span><text:span text:style-name="T41">)</text:span><text:span text:style-name="T30">?</text:span></text:p>
      <text:p text:style-name="Standard"><text:span text:style-name="T30">אמרי: ויברא </text:span><text:span text:style-name="T41">(</text:span><text:span text:style-name="T32">דאדם</text:span><text:span text:style-name="T41">)</text:span><text:span text:style-name="T30"> לגופיה, וייצר לאפנויי </text:span><text:span text:style-name="T41">(</text:span><text:span text:style-name="T32">לגזירה שוה</text:span><text:span text:style-name="T41">)</text:span><text:span text:style-name="T30">, ודנין יצירה מיצירה </text:span><text:span text:style-name="T41">(</text:span><text:span text:style-name="T32">ודנין גזירה שוה לחיה ולעוף, דכתיב בהו יצירה, דדמי מדדמי</text:span><text:span text:style-name="T41">)</text:span><text:span text:style-name="T30">.</text:span></text:p>
      <text:p text:style-name="P4">אדרבה! וייצר לגופיה ויברא לאפנויי, ודנין בריאה מבריאה!? </text:p>
      <text:p text:style-name="Standard"><text:span text:style-name="T30">אלא '</text:span><text:span text:style-name="T35">וייצר</text:span><text:span text:style-name="T30">' מופנה משני צדדין: מופנה גבי אדם </text:span><text:span text:style-name="T41">(</text:span><text:span text:style-name="T32">דהא כתיב </text:span><text:span text:style-name="T36">ויברא</text:span><text:span text:style-name="T41">)</text:span><text:span text:style-name="T30"> ומופנה גבי בהמה </text:span><text:span text:style-name="T41">(</text:span><text:span text:style-name="T32">כדמפרש: דהא כתיב </text:span><text:span text:style-name="T33">[בראשית א,כה]</text:span><text:span text:style-name="T32"> </text:span><text:span text:style-name="T36">ויעש אלהים את חית</text:span><text:span text:style-name="T37"> </text:span><text:span text:style-name="T32">וגו'</text:span><text:span text:style-name="T41">)</text:span><text:span text:style-name="T30">, '</text:span><text:span text:style-name="T35">ויברא</text:span><text:span text:style-name="T30">' גבי אדם מופנה </text:span><text:span text:style-name="T41">(</text:span><text:span text:style-name="T32">דהא כתיב </text:span><text:span text:style-name="T36">וייצר</text:span><text:span text:style-name="T41">)</text:span><text:span text:style-name="T30">, גבי תנינים אינו מופנה </text:span><text:span text:style-name="T41">(</text:span><text:span text:style-name="T32">דלא כתיב קרא אחרינא</text:span><text:span text:style-name="T41">)</text:span><text:span text:style-name="T30">.</text:span></text:p>
      <text:p text:style-name="Standard"><text:span text:style-name="T30">מאי מופנה גבי בהמה?: אילימא מדכתיב </text:span><text:span text:style-name="T33">(בראשית א,כה)</text:span><text:span text:style-name="T35"> ויעש אלהים את חית הארץ </text:span><text:span text:style-name="T36">[למינה ואת הבהמה למינה </text:span><text:span text:style-name="T61">ואת כל רמש האדמה</text:span><text:span text:style-name="T36"> למינהו וירא אלקים כי טוב]</text:span><text:span text:style-name="T30">, וכתיב </text:span><text:span text:style-name="T33">(בראשית ב,יט)</text:span><text:span text:style-name="T35"> ויצר ה' אלהים מן האדמה כל חית השדה </text:span><text:span text:style-name="T36">[ואת כל עוף השמים ויבא אל האדם לראות מה יקרא לו וכל אשר יקרא לו האדם נפש חי]</text:span><text:span text:style-name="T30">, גבי תנין נמי אפנויי מופנה, דכתיב </text:span><text:span text:style-name="T41">(</text:span><text:span text:style-name="T32">דכתיב בקרא ד</text:span><text:span text:style-name="T36">ויעש</text:span><text:span text:style-name="T30"> </text:span><text:span text:style-name="T33">(בראשית א,כה)</text:span><text:span text:style-name="T41">)</text:span><text:span text:style-name="T30"> '</text:span><text:span text:style-name="T35">ואת כל רמש האדמה</text:span><text:span text:style-name="T30">', וכתיב </text:span><text:span text:style-name="T33">(בראשית א,כא)</text:span><text:span text:style-name="T35"> ויברא אלהים את התנינים הגדולים</text:span><text:span text:style-name="T30">?</text:span></text:p>
      <text:p text:style-name="Standard"><text:span text:style-name="T30">'</text:span><text:span text:style-name="T35">רמש</text:span><text:span text:style-name="T30">' דכתיב התם - דיבשה הוא.</text:span></text:p>
      <text:p text:style-name="Standard"><text:span text:style-name="T30">ומאי נפקא מינה בין מופנה מצד אחד למופנה משני צדדין </text:span><text:span text:style-name="T41">(</text:span><text:span text:style-name="T32">דניחא לך למילף משני צדדין טפי</text:span><text:span text:style-name="T41">)</text:span><text:span text:style-name="T30">?</text:span></text:p>
      <text:p text:style-name="P4">נפקא מינה, דאמר רב יהודה אמר שמואל משום רבי ישמעאל: </text:p>
      <text:p text:style-name="Standard"><text:span text:style-name="T30">'כל גזרה שוה שאינה מופנה כל עיקר אין למדין הימנה </text:span><text:span text:style-name="T41">(</text:span><text:span text:style-name="T32">ואפילו אין להשיב</text:span><text:span text:style-name="T41">)</text:span><text:span text:style-name="T30">; </text:span></text:p>
      <text:p text:style-name="Standard"><text:span text:style-name="T30">מופנה מצד אחד, לרבי ישמעאל למדין ואין משיבין </text:span><text:span text:style-name="T41">(</text:span><text:span text:style-name="T32">ואפילו יש להשיב</text:span><text:span text:style-name="T41">)</text:span><text:span text:style-name="T30">, לרבנן למדין </text:span><text:span text:style-name="T41">(</text:span><text:span text:style-name="T32">הימנה אם אין להשיב</text:span><text:span text:style-name="T41">)</text:span><text:span text:style-name="T30"> ומשיבין </text:span><text:span text:style-name="T41">(</text:span><text:span text:style-name="T32">ואם יש להשיב משיבין</text:span><text:span text:style-name="T41">)</text:span><text:span text:style-name="T30">; </text:span></text:p>
      <text:p text:style-name="Standard"><text:span text:style-name="T30">מופנה משני צדדין דברי הכל למדין ואין משיבין.' </text:span><text:span text:style-name="T41">(</text:span><text:span text:style-name="T32">והך פלוגתא דרבי ישמעאל ורבנן - שמואל גמרא גמיר ליה מרביה, וכאן הוא מקומה, ואינה לא במשנה ולא בברייתא.</text:span><text:span text:style-name="T41">)</text:span><text:span text:style-name="T30"> </text:span></text:p>
      <text:p text:style-name="P4"/>
      <text:p text:style-name="P4">ורבי ישמעאל, מאי איכא בין מופנה מצד אחד למופנה משני צדדין?</text:p>
      <text:p text:style-name="P4">נפקא מינה דהיכא דאיכא מופנה מצד אחד ומופנה משני צדדין, שבקינן מופנה מצד אחד</text:p>
      <text:p text:style-name="P4"/>
      <text:p text:style-name="P4">(נדה כג,א)</text:p>
      <text:p text:style-name="P4">וילפינן מופנה משני צדדין;</text:p>
      <text:p text:style-name="Standard"><text:soft-page-break/><text:span text:style-name="T30">ולהכי אפניה רחמנא לבהמה משני צדדין: כי היכי דלא נגמר מן מופנה מצד אחד </text:span><text:span text:style-name="T41">(</text:span><text:span text:style-name="T32">כרבנן, משום דמשיבין</text:span><text:span text:style-name="T41">)</text:span><text:span text:style-name="T30">. </text:span><text:span text:style-name="T41">(</text:span><text:span text:style-name="T32">וכאן יש להשיב: 'מה לאיש שכן מטמא מחיים', כדלקמיה.</text:span><text:span text:style-name="T41">)</text:span><text:span text:style-name="T30"> </text:span></text:p>
      <text:p text:style-name="P4"/>
      <text:p text:style-name="Standard"><text:span text:style-name="T30">רב אחא בריה דרבא מתני לה משמיה דרבי אלעזר לקולא </text:span><text:span text:style-name="T41">(</text:span><text:span text:style-name="T32">דלא בעינן מופנה כולי האי</text:span><text:span text:style-name="T41">)</text:span><text:span text:style-name="T30">: </text:span></text:p>
      <text:p text:style-name="P4">'כל גזרה שוה שאינה מופנה כל עיקר - למדין ומשיבין; </text:p>
      <text:p text:style-name="P4">מופנה מצד אחד, לרבי ישמעאל למדין ואין משיבין, לרבנן למדין ומשיבין; </text:p>
      <text:p text:style-name="P4">מופנה משני צדדין דברי הכל למדין ואין משיבין.'</text:p>
      <text:p text:style-name="Standard"><text:span text:style-name="T30">ולרבנן </text:span><text:span text:style-name="T41">(</text:span><text:span text:style-name="T32">כיון דלמופנה מצד אחד למדין ומשיבין, ולשאינו מופנה כל עיקר אמרינן 'דברי הכל למדין ומשיבין'</text:span><text:span text:style-name="T41">)</text:span><text:span text:style-name="T30">, מאי איכא בין מופנה מצד אחד לשאינה מופנה כל עיקר?</text:span></text:p>
      <text:p text:style-name="P4">נפקא מינה היכא דמשכחת לה מופנה מצד אחד ושאינה מופנה כל עיקר, ולאו להאי אית ליה פירכא ולאו להאי אית ליה פירכא, שבקינן שאינה מופנה כל עיקר וגמרינן ממופנה מצד אחד.</text:p>
      <text:p text:style-name="Standard"><text:span text:style-name="T30">והכא מאי פירכא איכא </text:span><text:span text:style-name="T41">(</text:span><text:span text:style-name="T32">כלומר: והכא בגזירה שוה דתני אאדם - מה תשובה איכא, דקאמרת דניחא לך למיגמר מחיה דהוי מופנה משני צדדין משום דאין משיבין, ולא נגמר 'בריאה' 'בריאה' מתנין, משום דמופנה מצד אחד הוא, ומשיבין, ומאי אית לך לאותובי</text:span><text:span text:style-name="T41">)</text:span><text:span text:style-name="T30">?</text:span></text:p>
      <text:p text:style-name="Standard"><text:span text:style-name="T30">משום דאיכא למיפרך: מה לאדם שכן מטמא מחיים </text:span><text:span text:style-name="T41">(</text:span><text:span text:style-name="T32">מקבל טומאה בחייו משרץ או משאר טומאות, דין הוא שתהא יולדתו טמאה לידה - תאמר באלו? הלכך גבי דגים פרכינן ליה דמופנה מצד אחד הוא, אבל גבי בהמה - אף על גב דפירכא היא - לא פרכינן לה, הואיל ומופנה היא משני צדדין</text:span><text:span text:style-name="T41">)</text:span><text:span text:style-name="T30">;</text:span></text:p>
      <text:p text:style-name="P5"/>
      <text:p text:style-name="Standard"><text:span text:style-name="T30">וכן אמר רבי חייא בר אבא אמר רבי יוחנן </text:span><text:span text:style-name="T41">(</text:span><text:span text:style-name="T32">אדרב יהודה אמר שמואל קאי</text:span><text:span text:style-name="T41">)</text:span><text:span text:style-name="T30">: היינו טעמא דרבי מאיר: הואיל ונאמרה בו יצירה כאדם. </text:span></text:p>
      <text:p text:style-name="Standard"><text:span text:style-name="T30">אמר ליה רבי אמי: אלא מעתה, המפלת דמות הר אמו טמאה לידה, שנאמר </text:span><text:span text:style-name="T33">(עמוס ד,יג)</text:span><text:span text:style-name="T35"> כי הנה יוצר הרים ובורא רוח </text:span><text:span text:style-name="T36">[ומגיד לאדם מה שחו עשה שחר עיפה ודרך על במתי ארץ ה' אלקי צבאות שמו]</text:span><text:span text:style-name="T30">.</text:span></text:p>
      <text:p text:style-name="Standard"><text:span text:style-name="T30">אמר ליה: 'הר' מי קא מפלת </text:span><text:span text:style-name="T41">(</text:span><text:span text:style-name="T32">מי מפלת נפל גדול כהר</text:span><text:span text:style-name="T41">)</text:span><text:span text:style-name="T30">, אבן היא דקא מפלת?: ההוא </text:span><text:span text:style-name="T41">(</text:span><text:span text:style-name="T32">חתיכת בשר דמות אבן</text:span><text:span text:style-name="T41">)</text:span><text:span text:style-name="T30"> 'גוש' </text:span><text:span text:style-name="T41">(</text:span><text:span text:style-name="T32">כמו </text:span><text:span text:style-name="T37">[לבש בשרי רמה ו]</text:span><text:span text:style-name="T36">גוש עפר </text:span><text:span text:style-name="T33">(איוב ז,ה)</text:span><text:span text:style-name="T41">)</text:span><text:span text:style-name="T30"> איקרי </text:span><text:span text:style-name="T41">(</text:span><text:span text:style-name="T32">ולא כתיבא ביה יצירה</text:span><text:span text:style-name="T41">)</text:span><text:span text:style-name="T30">.</text:span></text:p>
      <text:p text:style-name="Standard"><text:span text:style-name="T30">אלא מעתה, המפלת רוח תהא אמו טמאה לידה, הואיל ונאמרה בו בריאה כאדם, דכתיב '</text:span><text:span text:style-name="T35">ובורא רוח</text:span><text:span text:style-name="T30">'! וכי תימא 'לא מופנה' - מדהוה ליה למכתב 'יוצר הרים ורוח' וכתיב '</text:span><text:span text:style-name="T35">ובורא רוח</text:span><text:span text:style-name="T30">' שמע מינה לאפנויי!</text:span></text:p>
      <text:p text:style-name="P4">אמר ליה: דנין דברי תורה מדברי תורה ואין דנין דברי תורה מדברי קבלה.</text:p>
      <text:p text:style-name="P6"/>
      <text:p text:style-name="Standard"><text:span text:style-name="T30">אמר רבה בר בר חנה אמר רבי יוחנן: היינו טעמא דרבי מאיר: הואיל ועיניהם </text:span><text:span text:style-name="T41">(</text:span><text:span text:style-name="T32">של חיה ובהמה</text:span><text:span text:style-name="T41">)</text:span><text:span text:style-name="T30"> דומות כשל אדם </text:span><text:span text:style-name="T41">(</text:span><text:span text:style-name="T32">שחור שבעין הוה עגול בבהמה כשל אדם, אבל דדגים - לאו עגול הוא</text:span><text:span text:style-name="T41">)</text:span><text:span text:style-name="T30">.</text:span></text:p>
      <text:p text:style-name="P4">אלא מעתה המפלת דמות נחש תהא אמו טמאה לידה הואיל וגלגל עינו עגולה כשל אדם? וכי תימא הכי נמי - ליתני 'נחש'? </text:p>
      <text:p text:style-name="P4">אי תנא 'נחש' הוה אמינא 'בנחש - הוא דפליגי רבנן עליה דרבי מאיר: דלא כתיב ביה יצירה, אבל בהמה וחיה לא פליגי: דכתיבא ביה יצירה'!</text:p>
      <text:p text:style-name="P6"/>
      <text:p text:style-name="Standard"><text:span text:style-name="T30">והא גבי מומין קתני לה </text:span><text:span text:style-name="T41">(</text:span><text:span text:style-name="T32">כלומר: היכי אמרת דעין בהמה דומה לאדם? והא גבי מומי הבכור קתני לה בבכורות </text:span><text:span text:style-name="T33">(פ"ו מ"ח, דף מ.)</text:span><text:span text:style-name="T41">)</text:span><text:span text:style-name="T30">: '</text:span><text:span text:style-name="T74">את שגלגל עינו עגול כשל אדם </text:span><text:span text:style-name="T41">(</text:span><text:span text:style-name="T32">הוי מום</text:span><text:span text:style-name="T41">)</text:span><text:span text:style-name="T30">' </text:span><text:span text:style-name="T41">(</text:span><text:span text:style-name="T32">ומדחשיב ליה מום - נמצא שאין דרך בהמה להיות עיניה כאדם</text:span><text:span text:style-name="T41">)</text:span><text:span text:style-name="T30">?</text:span></text:p>
      <text:p text:style-name="Standard"><text:span text:style-name="T30">לא קשיא, הא באוכמא </text:span><text:span text:style-name="T41">(</text:span><text:span text:style-name="T32">שחור שבעין הוי עגול בבהמה כאדם</text:span><text:span text:style-name="T41">)</text:span><text:span text:style-name="T30">, הא </text:span><text:span text:style-name="T41">(</text:span><text:span text:style-name="T32">דתני דהוי מום</text:span><text:span text:style-name="T41">)</text:span><text:span text:style-name="T30"> –בציריא </text:span><text:span text:style-name="T41">(</text:span><text:span text:style-name="T32">מקום מושב כל העין לא הוי עגול בבהמה כאדם, ואי הוי עגול - הוי מום: דכל בור של מושב העין קרוי 'גלגל' כדאמרינן לקמן </text:span><text:span text:style-name="T33">(דף כד:)</text:span><text:span text:style-name="T32"> '</text:span><text:span text:style-name="T69">ועמדתי בגלגל עינו של מת עד חוטמי</text:span><text:span text:style-name="T32">', ומפני שהוא עגול כגלגל</text:span><text:span text:style-name="T41">)</text:span><text:span text:style-name="T30">.</text:span><text:span text:style-name="T32"> </text:span></text:p>
      <text:p text:style-name="P5"/>
      <text:p text:style-name="Standard"><text:span text:style-name="T30">רבי ינאי אמר: היינו טעמא דרבי מאיר: הואיל ועיניהם הולכות לפניהם כשל אדם </text:span><text:span text:style-name="T41">(</text:span><text:span text:style-name="T32">לאפוקי דגים דעיניהם בצדיהם, וכן נחש</text:span><text:span text:style-name="T41">)</text:span><text:span text:style-name="T30">.</text:span></text:p>
      <text:p text:style-name="P4">והרי עוף דאין עיניו הולכות לפניו, וקאמר רבי מאיר דטמא!?</text:p>
      <text:p text:style-name="Standard"><text:soft-page-break/><text:span text:style-name="T30">אמר אביי: בקריא וקיפופא </text:span><text:span text:style-name="T41">(</text:span><text:span text:style-name="T32">עוף הצועק בלילה, ופניו דומה לחתול, ועיניו לפניו</text:span><text:span text:style-name="T41">)</text:span><text:span text:style-name="T29"> </text:span><text:span text:style-name="T111">[כוס וינשוף]</text:span><text:span text:style-name="T30">, ובשאר עופות לא.</text:span></text:p>
      <text:p text:style-name="Standard"><text:span text:style-name="T30">מיתיבי </text:span><text:span text:style-name="T33">[תוספתא נדה פ"ד מ"ב]</text:span><text:span text:style-name="T30">: '</text:span><text:span text:style-name="T74">רבי חנינא בן גמליאל אומר: נראין דברי רבי מאיר בבהמה וחיה, ודברי חכמים בעופות</text:span><text:span text:style-name="T30">'; מאי '</text:span><text:span text:style-name="T74">עופות</text:span><text:span text:style-name="T30">'? אילימא בקריא וקיפופא, מאי שנא בהמה וחיה דעיניהן הולכות לפניהן כשל אדם - קריא וקיפופא נמי? אלא פשיטא בשאר עופות; מכלל דרבי מאיר פליג בשאר עופות!?</text:span></text:p>
      <text:p text:style-name="Standard"><text:span text:style-name="T30">חסורי מיחסרא והכי קתני: '</text:span><text:span text:style-name="T74">רבי חנינא בן גמליאל אומר: נראין דברי רבי מאיר בבהמה וחיה,</text:span><text:span text:style-name="T30"> והוא הדין לקריא וקיפופא </text:span><text:span text:style-name="T41">(</text:span><text:span text:style-name="T32">דעיניו הולכות לפניו, ואף על פי דפליגי רבנן עליה</text:span><text:span text:style-name="T41">)</text:span><text:span text:style-name="T74">, ודברי חכמים </text:span><text:span text:style-name="T41">(</text:span><text:span text:style-name="T32">נראין לרבי מאיר</text:span><text:span text:style-name="T41">)</text:span><text:span text:style-name="T74"> בשאר עופות</text:span><text:span text:style-name="T30">: שאף רבי מאיר לא נחלק עמהם אלא בקריא וקיפופא, אבל בשאר עופות מודי להו', והתניא </text:span><text:span text:style-name="T41">(</text:span><text:span text:style-name="T32">בניחותא</text:span><text:span text:style-name="T41">)</text:span><text:span text:style-name="T30">: '</text:span><text:span text:style-name="T74">אמר רבי אלעזר ברבי צדוק</text:span><text:span text:style-name="T30"> </text:span><text:span text:style-name="T114">[נראה לי צריך להיות 'רבי אלעזר ברבי שמעון', או 'רבי אלעזר בן פדת', שהרי רבי אליעזר אליעזר [– ולא 'אלעזר'] ברבי צדוק היה קדום, ולא היה מפרש מחלוקת רבי מאיר וחכמים]</text:span><text:span text:style-name="T74">: המפלת מין בהמה וחיה, לדברי רבי מאיר ולד, ולדברי חכמים אינו ולד, ובעופות תיבדק</text:span><text:span text:style-name="T30">' למאן '</text:span><text:span text:style-name="T74">תיבדק</text:span><text:span text:style-name="T30">'? לאו לדברי רבי מאיר, דאמר 'קריא וקיפופא – אִין, שאר עופות - לא'?</text:span></text:p>
      <text:p text:style-name="Standard"><text:span text:style-name="T30">אמר רב אחא בריה דרב איקא: לא! '</text:span><text:span text:style-name="T74">תיבדק</text:span><text:span text:style-name="T30">' – לרבנן, דאמרי 'קריא וקיפופא - אִין, שאר עופות לא'.</text:span></text:p>
      <text:p text:style-name="Standard"><text:span text:style-name="T30">ומאי שנא קריא וקיפופא מבהמה וחיה </text:span><text:span text:style-name="T41">(</text:span><text:span text:style-name="T32">ומאי שנא קריא וקיפופא דקאמר לרבנן דהוי ולד טפי משאר עופות?: אי משום דעיניהם הולכות לפניהם - הרי חיה ובהמה נמי דעיניהן הולכות לפניהם, ופליגי רבנן</text:span><text:span text:style-name="T41">)</text:span><text:span text:style-name="T30">?</text:span></text:p>
      <text:p text:style-name="Standard"><text:span text:style-name="T30">הואיל ויש להן לסתות </text:span><text:span text:style-name="T41">(</text:span><text:span text:style-name="T32">לחיים זקופין</text:span><text:span text:style-name="T41">)</text:span><text:span text:style-name="T30"> כאדם </text:span><text:span text:style-name="T41">(</text:span><text:span text:style-name="T32">מה שאין כן בבהמה ובחיה</text:span><text:span text:style-name="T41">)</text:span><text:span text:style-name="T30">.</text:span></text:p>
      <text:p text:style-name="P4"/>
      <text:p text:style-name="P4">בעא מיניה רבי ירמיה מרבי זירא: לרבי מאיר, דאמר 'בהמה במעי אשה ולד מעליא הוא', קבל בה אביה קידושין מהו?</text:p>
      <text:p text:style-name="P4">למאי נפקא מינה?</text:p>
      <text:p text:style-name="P4">לאיתסורי באחותה.</text:p>
      <text:p text:style-name="Standard"><text:span text:style-name="T30">למימרא דחיי? </text:span><text:span text:style-name="T41">(</text:span><text:span text:style-name="T32">הא אחותה לא מיתסרא אלא בחייה: דאין איסור אחות אשה אלא בחייה</text:span><text:span text:style-name="T41">)</text:span><text:span text:style-name="T30">? והאמר רב יהודה אמר רב: לא אמרה רבי מאיר אלא הואיל ובמינו </text:span><text:span text:style-name="T41">(</text:span><text:span text:style-name="T32">כגון בהמה גמורה</text:span><text:span text:style-name="T41">)</text:span><text:span text:style-name="T30"> מתקיים </text:span><text:span text:style-name="T41">(</text:span><text:span text:style-name="T32">ובמינו הוא דמתקיים, אבל איהו - לא</text:span><text:span text:style-name="T41">)</text:span><text:span text:style-name="T30">?</text:span></text:p>
      <text:p text:style-name="Standard"><text:span text:style-name="T30">אמר רב אחא בר יעקב: עד כאן הביאו רבי ירמיה לרבי זירא לידי גיחוך </text:span><text:span text:style-name="T41">(</text:span><text:span text:style-name="T32">שחוק</text:span><text:span text:style-name="T41">)</text:span><text:span text:style-name="T30"> ולא גחיך </text:span><text:span text:style-name="T41">(</text:span><text:span text:style-name="T32">בכל תחבולות הללו עסק רבי ירמיה להביא רבי זירא לידי שחוק, ולא שחק: דאסור לאדם שימלא פיו שחוק, ורבי זירא מחמיר טפי</text:span><text:span text:style-name="T41">)</text:span><text:span text:style-name="T30">.</text:span></text:p>
      <text:p text:style-name="P4"/>
      <text:p text:style-name="P4">גופא: אמר רב יהודה אמר רב: לא אמרה רבי מאיר אלא הואיל ובמינו מתקיים. </text:p>
      <text:p text:style-name="P4">אמר רב ירמיה מדפתי:</text:p>
      <text:p text:style-name="P4"/>
      <text:p text:style-name="P4">(נדה כג,ב)</text:p>
      <text:p text:style-name="Standard"><text:span text:style-name="T30">אף אנן נמי תנינא </text:span><text:span text:style-name="T41">(</text:span><text:span text:style-name="T32">דלא חיי</text:span><text:span text:style-name="T41">)</text:span><text:span text:style-name="T30">:</text:span><text:span text:style-name="T41"> (</text:span><text:span text:style-name="T32">רישא במסכת בכורות (</text:span><text:span text:style-name="T33">בכורות פ"ח מ"א, דף מו:)</text:span><text:span text:style-name="T32"> והכי קתני:</text:span><text:span text:style-name="T41">)</text:span><text:span text:style-name="T30"> '</text:span><text:span text:style-name="T41">(</text:span><text:span text:style-name="T32">'</text:span><text:span text:style-name="T69">יש בכור לנחלה ואין בכור לכהן</text:span><text:span text:style-name="T32">', וקא חשיב ואזיל:</text:span><text:span text:style-name="T41">) </text:span><text:span text:style-name="T42">המפלת כמין בהמה חיה ועוף - דברי רבי מאיר, וחכמים אומרים: עד שיהא בו מצורת אדם </text:span><text:span text:style-name="T41">(</text:span><text:span text:style-name="T32">אינו פוטר את הבא אחריו מבכורת כהן</text:span><text:span text:style-name="T41">)</text:span><text:span text:style-name="T42">; והמפלת סנדל </text:span><text:span text:style-name="T41">(</text:span><text:span text:style-name="T32">צורה פחותה שאין צורת פניו ניכרת; שאין סנדל בלא ולד אחר, ומתוך דוחק חבירו הוא נמעך, כדמפרש בפירקין </text:span><text:span text:style-name="T33">(לקמן דף כה:)</text:span><text:span text:style-name="T32"> 'משל לאדם שסטר את חבירו והחזיר צורתו לאחוריו'; ואם יוצא סנדל ראשון - פוטר את אחיו מפדיון כהן</text:span><text:span text:style-name="T41">)</text:span><text:span text:style-name="T42"> או שליא </text:span><text:span text:style-name="T41">(</text:span><text:span text:style-name="T32">דאין שליא בלא ולד, ופוטר את הבא אחריו לאחר זמן</text:span><text:span text:style-name="T41">)</text:span><text:span text:style-name="T42"> או שפיר </text:span><text:span text:style-name="T41">(</text:span><text:span text:style-name="T32">עור דפוס הולד</text:span><text:span text:style-name="T41">)</text:span><text:span text:style-name="T42"> מרוקם </text:span><text:span text:style-name="T41">(</text:span><text:span text:style-name="T32">שכבר אבריו ניכרין קצת; ולקמן בפירקין </text:span><text:span text:style-name="T33">(דף כה.)</text:span><text:span text:style-name="T32"> מפרש לה</text:span><text:span text:style-name="T41">)</text:span><text:span text:style-name="T42">, והיוצא מחותך - הבא אחריו </text:span><text:span text:style-name="T41">(</text:span><text:span text:style-name="T32">אחר כל אלה</text:span><text:span text:style-name="T41">)</text:span><text:span text:style-name="T42"> בכור לנחלה </text:span><text:span text:style-name="T41">(</text:span><text:span text:style-name="T32">דהני </text:span><text:span text:style-name="T115">[הראשון]</text:span><text:span text:style-name="T32"> - לאו בכור נינהו לגבי נחלה, דלא חיי</text:span><text:span text:style-name="T41">)</text:span><text:span text:style-name="T42"> ואינו בכור לכהן </text:span><text:span text:style-name="T41">(</text:span><text:span text:style-name="T32">שהרי זה </text:span><text:span text:style-name="T115">[הראשון]</text:span><text:span text:style-name="T32"> פטר את הרחם</text:span><text:span text:style-name="T41">)</text:span><text:span text:style-name="T30">' ואי סלקא דעתא דחיי, הבא אחריו בכור לנחלה מי הוי?</text:span></text:p>
      <text:p text:style-name="Standard"><text:soft-page-break/><text:span text:style-name="T30">אמר רבא: לעולם דחיי, ושאני התם דאמר קרא </text:span><text:span text:style-name="T33">(דברים כא,יז)</text:span><text:span text:style-name="T35"> </text:span><text:span text:style-name="T36">[כי את הבכר בן השנואה יכיר לתת לו פי שנים בכל אשר ימצא לו כי הוא]</text:span><text:span text:style-name="T35"> ראשית אונו </text:span><text:span text:style-name="T36">[לו משפט הבכרה]</text:span><text:span text:style-name="T30">: מי שלבו דוה עליו </text:span><text:span text:style-name="T41">(</text:span><text:span text:style-name="T32">לב אביו מתאבל על מותו - הוא דחשיב לענין נחלה</text:span><text:span text:style-name="T41">)</text:span><text:span text:style-name="T30">, יצא זה שאין לבו דוה עליו.</text:span></text:p>
      <text:p text:style-name="P4"/>
      <text:p text:style-name="Standard"><text:span text:style-name="T30">בעא מיניה רב אדא בר אהבה מאביי: לרבי מאיר, דאמר 'בהמה במעי אשה ולד מעליא הוא', אדם במעי בהמה </text:span><text:span text:style-name="T41">(</text:span><text:span text:style-name="T32">שחטה ומצא בה דמות אדם</text:span><text:span text:style-name="T41">)</text:span><text:span text:style-name="T30"> מאי?</text:span></text:p>
      <text:p text:style-name="P4">למאי נפקא מיניה?</text:p>
      <text:p text:style-name="Standard"><text:span text:style-name="T30">לאשתרויי באכילה </text:span><text:span text:style-name="T41">(</text:span><text:span text:style-name="T32">מי אמרינן כי היכי דאזיל רבי מאיר בתר אימיה - הכי נמי זיל בתר בהמה, ושרי לאכילה?</text:span><text:span text:style-name="T41">)</text:span><text:span text:style-name="T30">.</text:span></text:p>
      <text:p text:style-name="P4">ותפשוט ליה מהא דרבי יוחנן, דאמר רבי יוחנן: השוחט את הבהמה ומצא בה דמות יונה - אסורה באכילה!</text:p>
      <text:p text:style-name="Standard"><text:span text:style-name="T30">הכי? השתא: התם לא '</text:span><text:span text:style-name="T35">פרסות</text:span><text:span text:style-name="T30">' איכא ולא '</text:span><text:span text:style-name="T60">פרסה</text:span><text:span text:style-name="T30">' איכא </text:span><text:span text:style-name="T41">(</text:span><text:span text:style-name="T32">עוף אין לו פרסה</text:span><text:span text:style-name="T41">)</text:span><text:span text:style-name="T30">, </text:span><text:span text:style-name="T41">(</text:span><text:span text:style-name="T32">אבל</text:span><text:span text:style-name="T41">)</text:span><text:span text:style-name="T30"> הכא </text:span><text:span text:style-name="T41">(</text:span><text:span text:style-name="T32">אדם</text:span><text:span text:style-name="T41">)</text:span><text:span text:style-name="T30">, נהי ד'</text:span><text:span text:style-name="T35">פרסות</text:span><text:span text:style-name="T30">' ליכא </text:span><text:span text:style-name="T41">(</text:span><text:span text:style-name="T32">שאין פרסותיו סדוקות: שאין לו שני עקבים כמו לבהמה</text:span><text:span text:style-name="T41">)</text:span><text:span text:style-name="T30"> – '</text:span><text:span text:style-name="T35">פרסה</text:span><text:span text:style-name="T30">' מיהא איכא </text:span><text:span text:style-name="T41">(</text:span><text:span text:style-name="T32">וכתיב </text:span><text:span text:style-name="T33">(ויקרא יא,ג)</text:span><text:span text:style-name="T32"> </text:span><text:span text:style-name="T36">כל מפרסת </text:span><text:span text:style-name="T61">פרסה</text:span><text:span text:style-name="T36"> </text:span><text:span text:style-name="T37">[ושסעת שסע </text:span><text:span text:style-name="T62">פרסת</text:span><text:span text:style-name="T37"> מעלת גרה]</text:span><text:span text:style-name="T36"> </text:span><text:span text:style-name="T61">בבהמה</text:span><text:span text:style-name="T36"> </text:span><text:span text:style-name="T37">[אֹתה]</text:span><text:span text:style-name="T36"> תאכלו</text:span><text:span text:style-name="T32">: דאם נמצא תוך מעי בהמה קלוט, כל זמן שלא יצא לאויר העולם - אף על גב דאין לו אלא פרסה – אוכלו; ואפילו לרבי שמעון, דאמר 'קלוט בן פרה אסור' - מודה הוא דאם נשחטה אמו ונמצא במעיה דמותר; והכי מפרש בפרק 'בהמה המקשה' </text:span><text:span text:style-name="T33">(חולין סח:)</text:span><text:span text:style-name="T41">)</text:span><text:span text:style-name="T30">. <text:s/></text:span></text:p>
      <text:p text:style-name="P4"/>
      <text:p text:style-name="Standard"><text:span text:style-name="T30">וחכ"א כל שאין בו </text:span><text:span text:style-name="T41">[מצורת אדם - אינו ולד]</text:span><text:span text:style-name="T30">: <text:s/></text:span></text:p>
      <text:p text:style-name="Standard"><text:span text:style-name="T30">אמר רב ירמיה בר אבא אמר רב: הכל מודים גופו תייש ופניו אדם – אדם </text:span><text:span text:style-name="T41">(</text:span><text:span text:style-name="T32">דבתר צורת פנים אזלינן</text:span><text:span text:style-name="T41">)</text:span><text:span text:style-name="T30">; גופו אדם ופניו תייש - ולא כלום; לא נחלקו אלא שפניו אדם ונברא בעין אחת כבהמה </text:span><text:span text:style-name="T41">(</text:span><text:span text:style-name="T32">אחת מעיניו דומה לבהמה</text:span><text:span text:style-name="T41">)</text:span><text:span text:style-name="T30">, שרבי מאיר אומר 'מצורת אדם' </text:span><text:span text:style-name="T41">(</text:span><text:span text:style-name="T32">כיון שיש בו מצורת אדם - הוי ולד, ואף על גב דאין כל צורתו כצורת אדם</text:span><text:span text:style-name="T41">)</text:span><text:span text:style-name="T30">, וחכמים אומרים: 'כל צורת אדם'.</text:span></text:p>
      <text:p text:style-name="Standard"><text:span text:style-name="T30">אמר לו לרב ירמיה בר אבא: והא איפכא תניא: '</text:span><text:span text:style-name="T74">רבי מאיר אומר: 'כל צורת'</text:span><text:span text:style-name="T30"> </text:span><text:span text:style-name="T41">(</text:span><text:span text:style-name="T32">והאי 'כל צורת' דרבי מאיר - הכי קאמר: כל שהוא צורת אדם שבו הוי ולד, ואפילו כל פניו תייש אלא שנברא בעין אחת או בלסת אחת הדומה לאדם</text:span><text:span text:style-name="T41">)</text:span><text:span text:style-name="T74">, וחכמים אומרים: 'מצורת' </text:span><text:span text:style-name="T41">(</text:span><text:span text:style-name="T32">עד שיהיה בו מקצת צורה </text:span><text:span text:style-name="T63">ניכרת</text:span><text:span text:style-name="T32">, כגון חצי הפרצוף דומה לאדם</text:span><text:span text:style-name="T41">)</text:span><text:span text:style-name="T30">'?</text:span><text:span text:style-name="T32"> </text:span></text:p>
      <text:p text:style-name="Standard"><text:span text:style-name="T30">אמר להו: אי תניא – תניא </text:span><text:span text:style-name="T41">(</text:span><text:span text:style-name="T32">שמעתי אני מרב מה שאמרתי, אבל אתם - הואיל ויש משנה בידכם - לכו אחריה</text:span><text:span text:style-name="T41">)</text:span><text:span text:style-name="T30">. </text:span></text:p>
      <text:p text:style-name="P4"/>
      <text:p text:style-name="Standard"><text:span text:style-name="T30">אמר רבי ירמיה בר אבא אמר רבי יוחנן: מצח, והגבינים </text:span><text:span text:style-name="T41">(</text:span><text:span text:style-name="T32">גבות עינים שורצי"ל וגבות הזקן סנטר שקורין מנטו"ן</text:span><text:span text:style-name="T41">)</text:span><text:span text:style-name="T30">, והעינים, והלסתות, וגבות הזקן - עד שיהו כולם כאחד </text:span><text:span text:style-name="T41">(</text:span><text:span text:style-name="T32">לרבנן, כדמפרש בסמוך: דרבי ירמיה כרבנן, וכדפירשה רב לפלוגתא, דרב תנא הוא ופליג, ולא הדר ביה ממאי דאמר לרבנן דבעו כל צורת האדם; והא דקחשיב רבי ירמיה ואזיל - הא קא משמע לן: דאפילו לרבנן אאזנים לא קפדינן, והא דחסא </text:span><text:span text:style-name="T115">[להלן מיד]</text:span><text:span text:style-name="T32"> - נמי כרבנן, ואליבא דתנא דברייתא, דאמר: לא בעי אלא 'מצורת', וקא משמע לן דבחד צד בעי צורות שלמות, ואאוזן לא קא קפיד</text:span><text:span text:style-name="T41">)</text:span><text:span text:style-name="T30">.</text:span></text:p>
      <text:p text:style-name="Standard"><text:span text:style-name="T30">רבא אמר חסא: 'מצח, והגבן, והעין, והלסת, וגבת הזקן </text:span><text:span text:style-name="T114">[הסנטר]</text:span><text:span text:style-name="T30"> - עד שיהו כולם כאחת' - ולא פליגי: הא כמאן דאמר 'כל צורת', הא כמאן דאמר 'מצורת'.</text:span></text:p>
      <text:p text:style-name="Standard"><text:span text:style-name="T30">מיתיבי: '</text:span><text:span text:style-name="T74">צורת פנים' שאמרו - אפילו פרצוף אחד מן הפרצופין </text:span><text:span text:style-name="T41">(</text:span><text:span text:style-name="T32">אבר אחד כגון עינו או מצחו או לסת אחד דדומה לאדם - הוי ולד</text:span><text:span text:style-name="T41">)</text:span><text:span text:style-name="T74">, חוץ מן האוזן </text:span><text:span text:style-name="T41">(</text:span><text:span text:style-name="T32">אזניו כשל אדם ושאר צורתו כבהמה - לא חשיב 'פרצוף'</text:span><text:span text:style-name="T41">)</text:span><text:span text:style-name="T30">' - למימרא דמחד נמי סגי </text:span><text:span text:style-name="T41">(</text:span><text:span text:style-name="T32">אלמא למאן דאמר 'מצורת', בחד סגי - וקשיא לרבא דאמר חסא</text:span><text:span text:style-name="T41">)</text:span><text:span text:style-name="T30">! </text:span></text:p>
      <text:p text:style-name="Standard"><text:span text:style-name="T30">אמר אביי: כי תניא ההיא - לעכב תניא </text:span><text:span text:style-name="T41">(</text:span><text:span text:style-name="T32">כלומר: צורת פנים שאמרו חכמים דמעכבים - אפילו אבר אחד כבהמה מעכבא, חוץ מן האוזן דלא מעכבא</text:span><text:span text:style-name="T41">)</text:span><text:span text:style-name="T30">, וכמאן דאמר 'כל צורת' </text:span><text:span text:style-name="T41">(</text:span><text:span text:style-name="T32">וכמאן דאמר לרבנן 'כל צורת' מתוקמא; ואף על גב דמצי לאוקמי כדאיתא וכדרבי מאיר, דאמר 'כל דהו צורת' - ניחא ליה לאוקומי כרבנן</text:span><text:span text:style-name="T41">)</text:span><text:span text:style-name="T30">; </text:span></text:p>
      <text:p text:style-name="Standard"><text:span text:style-name="T30">ואיבעית אימא לעולם כמאן דאמר 'מצורת' </text:span><text:span text:style-name="T41">(</text:span><text:span text:style-name="T32">ולא קשיא לחסא</text:span><text:span text:style-name="T41">)</text:span><text:span text:style-name="T30">, ומאי 'אחד'? - אחד אחד </text:span><text:span text:style-name="T41">(</text:span><text:span text:style-name="T32">כלומר: מכל ראשי איברים יהיה אחד דומה לאדם, כחסא, דאמר 'העין והלסת כו', וכמאן דאמר 'מצורת'</text:span><text:span text:style-name="T41">)</text:span><text:span text:style-name="T30">.</text:span></text:p>
      <text:p text:style-name="P4"/>
      <text:p text:style-name="Standard"><text:span text:style-name="T30">אמר רבא: נברא בעין אחת ובירך אחד מן הצד </text:span><text:span text:style-name="T41">(</text:span><text:span text:style-name="T32">שעינו בצדו וירכו בצדו כשאר בני אדם</text:span><text:span text:style-name="T41">)</text:span><text:span text:style-name="T30"> - אמו טמאה; באמצע - אמו טהורה;</text:span></text:p>
      <text:p text:style-name="Standard"><text:span text:style-name="T30">אמר רבא: ושטו נקוב - אמו טמאה </text:span><text:span text:style-name="T41">(</text:span><text:span text:style-name="T32">קסבר: טרפה חיה</text:span><text:span text:style-name="T41">)</text:span><text:span text:style-name="T30">; ושטו אטום </text:span><text:span text:style-name="T41">(</text:span><text:span text:style-name="T32">סתום</text:span><text:span text:style-name="T41">)</text:span><text:span text:style-name="T30"> - אמו טהורה.</text:span></text:p>
      <text:p text:style-name="P4"/>
      <text:p text:style-name="Standard"><text:soft-page-break/><text:span text:style-name="T30">תנו רבנן: '</text:span><text:span text:style-name="T74">המפלת גוף אטום - אין אמו טמאה לידה; ואיזהו 'גוף אטום'? רבי אומר: כדי שינטל מן החי וימות</text:span><text:span text:style-name="T30">.'</text:span></text:p>
      <text:p text:style-name="Standard"><text:span text:style-name="T30">וכמה '</text:span><text:span text:style-name="T74">ינטל מן החי וימות</text:span><text:span text:style-name="T30">'? </text:span></text:p>
      <text:p text:style-name="P4">רבי זכאי אומר:</text:p>
      <text:p text:style-name="P4"/>
      <text:p text:style-name="P4">(נדה כד,א)</text:p>
      <text:p text:style-name="Standard"><text:span text:style-name="T30">עד הארכובה </text:span><text:span text:style-name="T41">(</text:span><text:span text:style-name="T32">שנחתכו רגליה עד למעלה מן הארכובה, שהיא טרפה, וקסבר: טרפה אינה חיה</text:span><text:span text:style-name="T41">)</text:span><text:span text:style-name="T30">;</text:span></text:p>
      <text:p text:style-name="Standard"><text:span text:style-name="T30">רבי ינאי אומר: עד לנקביו </text:span><text:span text:style-name="T41">(</text:span><text:span text:style-name="T32">ונקביו בכלל; קסבר: טרפה חיה, הלכך עד לארכובה הוי ולד, אבל עד לנקביו הוי נבלה, כרבי אלעזר, דאמר 'ניטל הירך וחלל שלה נבלה ואפילו בחייה מטמאה', הלכך לא חיה; ובשחיטת חולין </text:span><text:span text:style-name="T33">(דף כא.)</text:span><text:span text:style-name="T32"> מפרש היכי דמי 'חלל שלה': כל שרבוצה ונראית חסרה</text:span><text:span text:style-name="T41">)</text:span><text:span text:style-name="T30">;</text:span></text:p>
      <text:p text:style-name="Standard"><text:span text:style-name="T30">רבי יוחנן אומר משום רבי יוסי בן יהושע: עד מקום טבורו </text:span><text:span text:style-name="T41">(</text:span><text:span text:style-name="T32">אבל עד נקביו – לא, דלית ליה דרבי אלעזר, ואי משום טרפה - קסבר טרפה חיה</text:span><text:span text:style-name="T41">)</text:span><text:span text:style-name="T30">.</text:span></text:p>
      <text:p text:style-name="P4">בין רבי זכאי לרבי ינאי איכא בינייהו טרפה חיה: מר סבר טרפה חיה ומר סבר טרפה אינה חיה;</text:p>
      <text:p text:style-name="Standard"><text:span text:style-name="T30">בין רבי ינאי לרבי יוחנן איכא בינייהו דרבי אלעזר </text:span><text:span text:style-name="T41">(</text:span><text:span text:style-name="T32">ותרוייהו אית להו טרפה חיה</text:span><text:span text:style-name="T41">)</text:span><text:span text:style-name="T30">, דאמר רבי אלעזר: ניטל ירך וחלל שלה – נבלה.</text:span></text:p>
      <text:p text:style-name="Standard"><text:span text:style-name="T30">אמר רב פפא: מחלוקת מלמטה למעלה, אבל מלמעלה למטה </text:span><text:span text:style-name="T41">(</text:span><text:span text:style-name="T32">שנחתך מגולגלתו</text:span><text:span text:style-name="T41">)</text:span><text:span text:style-name="T30"> - אפילו כל דהו טהורה;</text:span></text:p>
      <text:p text:style-name="Standard"><text:span text:style-name="T30">וכן אמר רב גידל אמר רבי יוחנן: המפלת את שגולגלתו אטומה </text:span><text:span text:style-name="T41">(</text:span><text:span text:style-name="T32">חסרה</text:span><text:span text:style-name="T41">)</text:span><text:span text:style-name="T30"> - אמו טהורה.</text:span></text:p>
      <text:p text:style-name="Standard"><text:span text:style-name="T30">ואמר רב גידל אמר רבי יוחנן: המפלת כמין אפקתא דדיקלא </text:span><text:span text:style-name="T41">(</text:span><text:span text:style-name="T32">שהדקל למטה יחיד ומתפצל מלמעלה - כך היו ידיו ורגליו על כתפו, ומלמטה הוא בלא צורה</text:span><text:span text:style-name="T41">)</text:span><text:span text:style-name="T30"> - אמו טהורה. </text:span></text:p>
      <text:p text:style-name="P6"/>
      <text:p text:style-name="Standard"><text:span text:style-name="T30">איתמר: המפלת מי שפניו מוסמסים </text:span><text:span text:style-name="T41">(</text:span><text:span text:style-name="T32">מעוכין קצת ולא כל כך כפניו טוחות</text:span><text:span text:style-name="T41">)</text:span><text:span text:style-name="T30">: רבי יוחנן אמר: אמו טמאה, ריש לקיש אמר: אמו טהורה.</text:span></text:p>
      <text:p text:style-name="Standard"><text:span text:style-name="T30">איתיביה רבי יוחנן לריש לקיש: '</text:span><text:span text:style-name="T74">המפלת יד חתוכה ורגל חתוכה - אמו טמאה לידה, ואין חוששין שמא מגוף אטום באתה</text:span><text:span text:style-name="T30">'; ואם איתא ליתני 'שמא מגוף אטום או ממי שפניו מוסמסין'?</text:span></text:p>
      <text:p text:style-name="Standard"><text:span text:style-name="T30">אמר רב פפי: בפניו מוסמסין כולי עלמא לא פליגי דטמאה; כי פליגי בפניו טוחות </text:span><text:span text:style-name="T41">(</text:span><text:span text:style-name="T32">שאין צורה בהן ניכרת לגמרי</text:span><text:span text:style-name="T41">)</text:span><text:span text:style-name="T30">, ואיפכא איתמר: רבי יוחנן אמר: אמו טהורה, וריש לקיש אמר: אמו טמאה. </text:span><text:span text:style-name="T41">(</text:span><text:span text:style-name="T32">ולא משום צורך מפיך לה, אלא הכי גמר לה מרביה.</text:span><text:span text:style-name="T41">)</text:span><text:span text:style-name="T30"> </text:span></text:p>
      <text:p text:style-name="Standard"><text:span text:style-name="T30">ולותביה ריש לקיש לרבי יוחנן מהא </text:span><text:span text:style-name="T41">(</text:span><text:span text:style-name="T32">דאם איתא ליתני 'או ממי שפניו טוחות'</text:span><text:span text:style-name="T41">)</text:span><text:span text:style-name="T30">?</text:span></text:p>
      <text:p text:style-name="Standard"><text:span text:style-name="T30">משום דשני ליה 'היינו גוף אטום היינו מי שפניו טוחות' </text:span><text:span text:style-name="T41">(</text:span><text:span text:style-name="T32">אבל בפניו מוסמסין ליכא לשנויי הכי, דהא ניכרת בהן הצורה, ולאו 'אטום' הוא: דאטום היינו חסר לגמרי</text:span><text:span text:style-name="T41">)</text:span><text:span text:style-name="T30">.</text:span></text:p>
      <text:p text:style-name="P6"/>
      <text:p text:style-name="P4">בני רבי חייא נפיק לקרייתא; אתו לקמיה דאבוהון, אמר להם: כלום בא מעשה לידכם?</text:p>
      <text:p text:style-name="P4">אמרו לו: פנים טוחות בא לידינו וטימאנוה.</text:p>
      <text:p text:style-name="Standard"><text:span text:style-name="T30">אמר להם: צאו וטהרו מה שטמאתם! מאי דעתייכו, לחומרא </text:span><text:span text:style-name="T41">(</text:span><text:span text:style-name="T32">שטמאתם אותה שבועים משום ספק נקבה</text:span><text:span text:style-name="T41">)</text:span><text:span text:style-name="T30">? חומרא דאתיא לידי קולא היא: </text:span><text:span text:style-name="T41">(</text:span><text:span text:style-name="T32">דכיון דולד הוא</text:span><text:span text:style-name="T41">)</text:span><text:span text:style-name="T30"> דקיהביתו לה ימי טוהר. </text:span></text:p>
      <text:p text:style-name="Standard"><text:span text:style-name="T41">(</text:span><text:span text:style-name="T32">מיהא לא גרסינן 'דזכר' ו'מטהריתו לדם ראייתה שלא כדין דטמאה נדה היא דלאו ולד הוא'</text:span><text:span text:style-name="T41">)</text:span><text:span text:style-name="T30"> </text:span></text:p>
      <text:p text:style-name="P4"/>
      <text:p text:style-name="Standard"><text:span text:style-name="T30">איתמר: המפלת בריה שיש לה שני גבים ושתי שדראות: אמר רב: בְּאִשָּׁה אינו ולד, בבהמה אסור באכילה </text:span><text:span text:style-name="T41">(</text:span><text:span text:style-name="T32">אם נשחטה אמו ונמצא במעיה, וכל שכן יצא לאויר העולם: דנפל הוא, ונבלה</text:span><text:span text:style-name="T41">)</text:span><text:span text:style-name="T30">;</text:span></text:p>
      <text:p text:style-name="Standard"><text:span text:style-name="T30">ושמואל אמר: באשה ולד, בבהמה מותר באכילה </text:span><text:span text:style-name="T41">(</text:span><text:span text:style-name="T32">דכתיב </text:span><text:span text:style-name="T33">(ויקרא יא,ג)</text:span><text:span text:style-name="T36"> כל </text:span><text:span text:style-name="T37">[מפרסת פרסה ושסעת שסע פרסת מעלת גרה]</text:span><text:span text:style-name="T36"> בבהמה </text:span><text:span text:style-name="T37">[אתה] </text:span><text:span text:style-name="T36">תאכלו</text:span><text:span text:style-name="T32">: כל הנמצא בבהמה תאכלו, ובלבד שיהיו לו פרסות או פרסה, כדאמר ב'בהמה המקשה לילד' </text:span><text:span text:style-name="T33">(חולין סט:)</text:span><text:span text:style-name="T41">)</text:span><text:span text:style-name="T30">.</text:span></text:p>
      <text:p text:style-name="P4">במאי קמיפלגי? </text:p>
      <text:p text:style-name="Standard"><text:span text:style-name="T30">בדרב חנין בר אבא, דאמר רב חנין בר אבא: 'השסועה </text:span><text:span text:style-name="T41">(</text:span><text:span text:style-name="T32">רחמנא אסרה, דכתיב</text:span><text:span text:style-name="T36"> [</text:span><text:span text:style-name="T33">דברים יד,ז:</text:span><text:span text:style-name="T36"> אך את זה לא תאכלו </text:span><text:span text:style-name="T37">[ממעלי הגרה וממפריסי הפרסה]</text:span><text:span text:style-name="T36"> השסועה </text:span><text:span text:style-name="T37">[את הגמל ואת הארנבת ואת השפן כי מעלה גרה המה ופרסה לא </text:span><text:soft-page-break/><text:span text:style-name="T37">הפריסו טמאים הם לכם]</text:span><text:span text:style-name="T44">)</text:span><text:span text:style-name="T30">' </text:span><text:span text:style-name="T41">- </text:span><text:span text:style-name="T30">בריה שיש לה שני גבין ושתי שדראות': רב אמר בריה בעלמא ליתא, וכי אגמריה רחמנא למשה - במעי אמה אגמריה </text:span><text:span text:style-name="T41">(</text:span><text:span text:style-name="T32">רב סבר: האי דאסר רחמנא - כשנמצאת במעי בהמה אסורה, דהא בריה בעלמא בפני עצמה ליתא</text:span><text:span text:style-name="T41">)</text:span><text:span text:style-name="T30">; ושמואל אמר: בריה בעלמא איתא, וכי אגמריה רחמנא למשה - בעלמא אגמריה </text:span><text:span text:style-name="T41">(</text:span><text:span text:style-name="T32">אותו המין אסר</text:span><text:span text:style-name="T41">)</text:span><text:span text:style-name="T30">, אבל במעי אמה שריא </text:span><text:span text:style-name="T41">(</text:span><text:span text:style-name="T32">אבל אם נמצאת במעי פרה מותר</text:span><text:span text:style-name="T41">)</text:span><text:span text:style-name="T30">.</text:span></text:p>
      <text:p text:style-name="P6"/>
      <text:p text:style-name="Standard"><text:span text:style-name="T30">איתיביה רב שימי בר חייא לרב: 'רבי חנינא בן אנטיגנוס אומר: כל שיש לו שני גבין ושני שדראות - פסול לעבודה' </text:span><text:span text:style-name="T41">(</text:span><text:span text:style-name="T32">בבכור קאי, וקאמר דהוי מום; ומדפסל ליה לקרבן - מכלל דלהדיוט שרי</text:span><text:span text:style-name="T41">)</text:span><text:span text:style-name="T30">, אלמא דחיי </text:span><text:span text:style-name="T41">(</text:span><text:span text:style-name="T32">וקשיא לתרוייהו: דהא אפילו יצא לאויר העולם שרי, ושמואל לא שרי אלא במעי אמו! והא דאקשי רב שימי טפי לרב מדשמואל - משום דגביה הוה קאי, ובר בריה הוה, כדאמר בפרק 'כל הבשר' </text:span><text:span text:style-name="T33">(שם קיא:)</text:span><text:span text:style-name="T32">: '</text:span><text:span text:style-name="T69">רב אקלע לבי רב שימי בר חייא בר בריה</text:span><text:span text:style-name="T32">'</text:span><text:span text:style-name="T41">)</text:span><text:span text:style-name="T30">!</text:span></text:p>
      <text:p text:style-name="Standard"><text:span text:style-name="T30">אמר ליה: 'שימי את! </text:span><text:span text:style-name="T41">(</text:span><text:span text:style-name="T32">הא דרבי חנינא דמשמע דחיי - לאו שני גבין ממש, אלא</text:span><text:span text:style-name="T41">)</text:span><text:span text:style-name="T30"> ששדרתו עקומה </text:span><text:span text:style-name="T41">(</text:span><text:span text:style-name="T32">ונראין כשתים</text:span><text:span text:style-name="T41">)</text:span><text:span text:style-name="T30">'.</text:span></text:p>
      <text:p text:style-name="Standard"><text:span text:style-name="T41">(</text:span><text:span text:style-name="T32">בכמה דוכתין אשכחן דמהדר ליה רב הכי 'שימי את', ונראה בעיני משום דבר בריה הוה, וקאמר ליה הכי משום חביבותיה, כלומר: אתה יודע להשיבני!</text:span></text:p>
      <text:p text:style-name="Standard"><text:span text:style-name="T32">ואני שמעתי שמדת צניעות היה בו ברב: שלא היה זוקף עיניו למעלה, הלכך לא היה מכירו; ולא נהירא לי, שהרי לא מצינו שאמר רב כך לשום אדם, אלא לזה אמר כן בכמה מקומות: כאן, ובמנחות </text:span><text:span text:style-name="T33">(דף קי.)</text:span><text:span text:style-name="T32">; </text:span></text:p>
      <text:p text:style-name="Standard"><text:span text:style-name="T32">ועוד שמעתי משום דחריף הוה ודחיק ליה, כי ההיא דאמר </text:span><text:span text:style-name="T33">(במועד קטן (דף כט))</text:span><text:span text:style-name="T32"> '</text:span><text:span text:style-name="T69">רחמנא לישזבא מכיסופיה דרב שימי</text:span><text:span text:style-name="T32">'! ולא היא: דהתם - רב שימי בר אשי הוה דדחיק ליה לרב פפא.</text:span><text:span text:style-name="T41">)</text:span><text:span text:style-name="T30"> </text:span></text:p>
      <text:p text:style-name="Standard"><text:span text:style-name="T30">מיתיבי: '</text:span><text:span text:style-name="T74">יש בעוברין </text:span><text:span text:style-name="T41">(</text:span><text:span text:style-name="T32">שיצאו לאויר העולם</text:span><text:span text:style-name="T41">)</text:span><text:span text:style-name="T74"> שהן אסורין </text:span><text:span text:style-name="T41">(</text:span><text:span text:style-name="T32">משום נבלה</text:span><text:span text:style-name="T41">)</text:span><text:span text:style-name="T74">: בן ארבעה לדקה, בן שמנה לגסה; הימנו ולמטה אסור; יצא מי שיש לו שני גבין ושני שדראות</text:span><text:span text:style-name="T30">'; מאי 'יצא'? לאו יצא מכלל עוברין </text:span><text:span text:style-name="T41">(</text:span><text:span text:style-name="T32">דהני, אף על גב דלא כלו חדשיהן, כי נמצאו במעי אמן – שרו</text:span><text:span text:style-name="T41">)</text:span><text:span text:style-name="T30">: </text:span><text:span text:style-name="T41">(</text:span><text:span text:style-name="T32">אבל האי</text:span><text:span text:style-name="T41">)</text:span><text:span text:style-name="T30"> שאפילו במעי אמן אסורין </text:span><text:span text:style-name="T41">(</text:span><text:span text:style-name="T32">וקשיא לשמואל</text:span><text:span text:style-name="T41">)</text:span><text:span text:style-name="T30">!?</text:span></text:p>
      <text:p text:style-name="Standard"><text:span text:style-name="T30">רב מתרץ לטעמיה </text:span><text:span text:style-name="T41">(</text:span><text:span text:style-name="T32">דרב לא צריך לתרוצי, אלא משום היא גופה דלא משתמע שפיר: דהא רישא - כשיצאו לאויר העולם מיירי, וסיפא דקתני 'יצא' משמע דעלה קאי, וכשיצא לאויר העולם משמע דמותר; ואי אפשר לומר כן! הלכך צריך להוסיף עליה 'אבל במעי אמו שרי' דכתיב </text:span><text:span text:style-name="T36">כל בבהמה תאכלו</text:span><text:span text:style-name="T32"> </text:span><text:span text:style-name="T33">[בפרק 'בהמה המקשה' (חולין סט.)]</text:span><text:span text:style-name="T41">)</text:span><text:span text:style-name="T30"> ושמואל מתרץ לטעמיה:</text:span></text:p>
      <text:p text:style-name="Standard"><text:span text:style-name="T30">רב מתרץ לטעמיה: 'בן ארבעה לדקה, בן שמונה לגסה, הימנו ולמטה אסור; במה דברים אמורים? - כשיצא לאויר העולם, אבל במעי אמו שרי; יצא מי שיש לו שני גבין ושני שדראות' - דאפילו במעי אמו נמי אסור </text:span><text:span text:style-name="T41">(</text:span><text:span text:style-name="T32">דכי כתב רחמנא </text:span><text:span text:style-name="T36">השסועה</text:span><text:span text:style-name="T32"> - למיסר במעי אמו אסרה, דהא מין בפני עצמה ליתא</text:span><text:span text:style-name="T41">)</text:span><text:span text:style-name="T30">';</text:span></text:p>
      <text:p text:style-name="P4"/>
      <text:p text:style-name="P4">(נדה כד,ב)</text:p>
      <text:p text:style-name="Standard"><text:span text:style-name="T30">ושמואל מתרץ לטעמיה </text:span><text:span text:style-name="T41">(</text:span><text:span text:style-name="T32">רישא וסיפא בשיצא לאויר העולם</text:span><text:span text:style-name="T41">)</text:span><text:span text:style-name="T30">: 'בן ארבעה לדקה, בן שמנה לגסה, הימנו ולמטה אסור; במה דברים אמורים? - בשלא כלו לו חדשיו, אבל כלו לו חדשיו – מותר; יצא מי שיש לו שני גבין ושתי שדראות' - דאף על גב דכלו לו חדשיו, אם יצא לאויר העולם – אסור </text:span><text:span text:style-name="T41">(</text:span><text:span text:style-name="T32">נפל הוא, דלא חיי, ונבלה הואי</text:span><text:span text:style-name="T41">)</text:span><text:span text:style-name="T30">, במעי אמו שרי. </text:span></text:p>
      <text:p text:style-name="P4"/>
      <text:p text:style-name="Standard"><text:span text:style-name="T30">תני תנא קמיה דרב: '</text:span><text:span text:style-name="T42">המפלת בריית גוף שאינו חתוך </text:span><text:span text:style-name="T41">(</text:span><text:span text:style-name="T32">כולו שלם כעין דף, ואין בו חיתוך אברים וצורה, אלא חָלָק</text:span><text:span text:style-name="T41">)</text:span><text:span text:style-name="T42"> ובריית ראש שאינו חתוך </text:span><text:span text:style-name="T41">(</text:span><text:span text:style-name="T32">כעין עיגול</text:span><text:span text:style-name="T41">)</text:span><text:span text:style-name="T42"> - יכול תהא אמו טמאה לידה? - תלמוד לומר: </text:span><text:span text:style-name="T33">(ויקרא יב,ב)</text:span><text:span text:style-name="T40"> </text:span><text:span text:style-name="T36">[דבר אל בני ישראל לאמר]</text:span><text:span text:style-name="T40"> אשה כי תזריע וילדה זכר </text:span><text:span text:style-name="T36">[וטמאה שבעת ימים כימי נדת דותה תטמא]</text:span><text:span text:style-name="T42"> </text:span><text:span text:style-name="T33">(ויקרא יב,ג)</text:span><text:span text:style-name="T40"> וביום השמיני ימול </text:span><text:span text:style-name="T36">[בשר ערלתו]</text:span><text:span text:style-name="T42"> </text:span><text:span text:style-name="T41">(</text:span><text:span text:style-name="T32">משמע:</text:span><text:span text:style-name="T41">)</text:span><text:span text:style-name="T42"> מי שראוי לברית שמנה </text:span><text:span text:style-name="T41">(</text:span><text:span text:style-name="T32">מי שהוא ראוי לחיות שמנה ימים - אמו טמאה לידה</text:span><text:span text:style-name="T41">)</text:span><text:span text:style-name="T42">, יצאו אלו שאינן ראויין לברית שמנה </text:span><text:span text:style-name="T41">(</text:span><text:span text:style-name="T32">ומי שאינו ראוי לחיות שמנה לברית - לא</text:span><text:span text:style-name="T41">)</text:span><text:span text:style-name="T30">'</text:span></text:p>
      <text:p text:style-name="Standard"><text:span text:style-name="T30">אמר ליה רב </text:span><text:span text:style-name="T41">(</text:span><text:span text:style-name="T32">לתנא</text:span><text:span text:style-name="T41">)</text:span><text:span text:style-name="T30">: וסיים בה הכי </text:span><text:span text:style-name="T41">(</text:span><text:span text:style-name="T32">ואימא</text:span><text:span text:style-name="T41">)</text:span><text:span text:style-name="T30">: '</text:span><text:span text:style-name="T41">(</text:span><text:span text:style-name="T32">יצאו אלו:</text:span><text:span text:style-name="T41">)</text:span><text:span text:style-name="T74"> ושיש לו שני גבין ושני שדראות</text:span><text:span text:style-name="T30">'.</text:span></text:p>
      <text:p text:style-name="Standard"><text:span text:style-name="T30">רבי ירמיה בר אבא סבר למעבד עובדא כוותיה דשמואל </text:span><text:span text:style-name="T41">(</text:span><text:span text:style-name="T32">בשני גבין דולד הוא, וקאמר 'טמאה אפילו בלידה יבישתא דולד הוא'</text:span><text:span text:style-name="T41">)</text:span><text:span text:style-name="T30">; אמר ליה רב הונא: מאי דעתיך, לחומרא? חומרא דאתי לידי קולא הוא: דקיהבת לה דמי טוהר! עביד מיהא כותיה דרב, דקיימא לן הלכתא כרב באיסורי, בין לקולא בין לחומרא.</text:span></text:p>
      <text:p text:style-name="P4"/>
      <text:p text:style-name="Standard"><text:soft-page-break/><text:span text:style-name="T30">אמר רבא: הרי אמרו 'אשה יולדת לתשעה ויולדת לשבעה'; בהמה גסה יולדת לתשעה, </text:span><text:span text:style-name="T41">(</text:span><text:span text:style-name="T32">כי היכי דבהמה לתשעה, כדאמרינן לעיל: '</text:span><text:span text:style-name="T69">בן שמונה לגסה נפל</text:span><text:span text:style-name="T32">'</text:span><text:span text:style-name="T41">)</text:span><text:span text:style-name="T30"> - יולדת לשבעה או לא ילדה </text:span><text:span text:style-name="T41">(</text:span><text:span text:style-name="T32">הכא נמי יולדת לשבעה נפל? או לאו נפל הוא, ומותר</text:span><text:span text:style-name="T41">)</text:span><text:span text:style-name="T30">?</text:span></text:p>
      <text:p text:style-name="Standard"><text:span text:style-name="T30">אמר רב נחמן בר יצחק: תא שמע </text:span><text:span text:style-name="T41">(</text:span><text:span text:style-name="T32">בברייתא דלעיל תניא</text:span><text:span text:style-name="T41">)</text:span><text:span text:style-name="T30">: '</text:span><text:span text:style-name="T74">הימנו ולמטה אסור</text:span><text:span text:style-name="T30">', מאי, לאו אגסה </text:span><text:span text:style-name="T41">(</text:span><text:span text:style-name="T32">אגסה נמי קאי, דקתני 'בן שמונה לגסה והימנו ולמטה כגון בר שבעה אסור</text:span><text:span text:style-name="T41">)</text:span><text:span text:style-name="T30">?</text:span></text:p>
      <text:p text:style-name="Standard"><text:span text:style-name="T30">לא, אדקה </text:span><text:span text:style-name="T41">(</text:span><text:span text:style-name="T32">בן ארבעה לדקה, והימנו ולמטה, כגון בר תלתא - אסור</text:span><text:span text:style-name="T41">)</text:span><text:span text:style-name="T30">.</text:span></text:p>
      <text:p text:style-name="Standard"><text:span text:style-name="T30">האי מאי? אי אמרת בשלמא אגסה אצטריך: סלקא דעתך אמינא הואיל ובאשה חיי בבהמה נמי חיי - קא משמע לן דלא חיי; אלא אי אמרת אדקה איתמר – פשיטא: בת תלתא ירחי מי קא חיי </text:span><text:span text:style-name="T41">(</text:span><text:span text:style-name="T32">הואיל ובר תלתא הוא לא חיי</text:span><text:span text:style-name="T41">)</text:span><text:span text:style-name="T30">!?</text:span></text:p>
      <text:p text:style-name="Standard"><text:span text:style-name="T30">אצטריך: סלקא דעתך אמינא 'כל בציר תרי ירחי </text:span><text:span text:style-name="T41">(</text:span><text:span text:style-name="T32">מכדרכו</text:span><text:span text:style-name="T41">)</text:span><text:span text:style-name="T30"> חיי </text:span><text:span text:style-name="T41">(</text:span><text:span text:style-name="T32">כי היכי דבאשה ובבהמה גסה בר שבעה חיי, דהוי תרי ירחי בציר מכי אורחיה - הכי נמי בר תלתא לדקה חיי אף על גב דבר ארבעה לא חיי</text:span><text:span text:style-name="T41">)</text:span><text:span text:style-name="T30">' - קא משמע לן </text:span><text:span text:style-name="T41">(</text:span><text:span text:style-name="T32">דלא חיי</text:span><text:span text:style-name="T41">)</text:span><text:span text:style-name="T30">.</text:span></text:p>
      <text:p text:style-name="P4"/>
      <text:p text:style-name="Standard"><text:span text:style-name="T30">אמר רב יהודה אמר שמואל: המפלת דמות לילית </text:span><text:span text:style-name="T41">(</text:span><text:span text:style-name="T32">שֵׁידָה; שד יש לו פרצוף אדם ויש לו כנפים</text:span><text:span text:style-name="T41">)</text:span><text:span text:style-name="T30"> - אמו טמאה לידה: ולד הוא, אלא שיש לו כנפים.</text:span></text:p>
      <text:p text:style-name="Standard"><text:span text:style-name="T30">תניא נמי הכי: '</text:span><text:span text:style-name="T74">אמר רבי יוסי: מעשה בסימוני באחת שהפילה דמות לילית, ובא מעשה לפני חכמים, ואמרו: ולד הוא, אלא שיש לו כנפים</text:span><text:span text:style-name="T30">.</text:span></text:p>
      <text:p text:style-name="Standard"><text:span text:style-name="T42">המפלת דמות נחש: הורה חנינא בן אחיו של רבי יהושע: אמו טמאה לידה; הלך רבי יוסף וספר דברים לפני רבן גמליאל; שלח לו: רבי יהושע! הנהג בן אחיך ובא </text:span><text:span text:style-name="T41">(</text:span><text:span text:style-name="T32">כלומר: הבא בן אחיך ובא עמו</text:span><text:span text:style-name="T41">)</text:span><text:span text:style-name="T42">!</text:span></text:p>
      <text:p text:style-name="Standard"><text:span text:style-name="T42">בהליכתן יצתה כלת חנינא לקראתו </text:span><text:span text:style-name="T41">(</text:span><text:span text:style-name="T32">הכי גרסינן: בהליכתן יצתה כלת חנינא לקראת רבי יהושע</text:span><text:span text:style-name="T41">)</text:span><text:span text:style-name="T42">, אמרה לו: רבי! המפלת כמין נחש מהו?</text:span></text:p>
      <text:p text:style-name="P8">אמר לה: אמו טהורה.</text:p>
      <text:p text:style-name="P8">אמרה לו: והלא משמך אמרה לי חמותי: 'אמו טמאה'!?</text:p>
      <text:p text:style-name="P8">ואמר לה: מאיזה טעם?</text:p>
      <text:p text:style-name="P8">הואיל וגלגל עינו עגול כשל אדם. </text:p>
      <text:p text:style-name="Standard"><text:span text:style-name="T42">מתוך דבריה נזכר רבי יהושע; שלח לו לרבן גמליאל: מפי הורה חנינא</text:span><text:span text:style-name="T30">'.</text:span></text:p>
      <text:p text:style-name="P4">אמר אביי: שמע מינה: צורבא מרבנן דאמר מילתא - לימא בה טעמא, דכי מדכרו ליה – מדכר.</text:p>
      <text:p text:style-name="P4"/>
      <text:p text:style-name="P4"/>
      <text:p text:style-name="P4">משנה:</text:p>
      <text:p text:style-name="Standard"><text:span text:style-name="T30">המפלת שפיר מלא מים, מלא דם, מלא גנונים </text:span><text:span text:style-name="T41">(</text:span><text:span text:style-name="T32">גוונים</text:span><text:span text:style-name="T41">)</text:span><text:span text:style-name="T30"> - אינה חוששת לולד; ואם היה מרוקם - תשב לזכר ולנקבה.</text:span></text:p>
      <text:p text:style-name="Standard"><text:span text:style-name="T30">המפלת סנדל או שליא - תשב לזכר ולנקבה. </text:span><text:span text:style-name="T41">(</text:span><text:span text:style-name="T32">אין סנדל בלא ולד אחר, ובשביל סנדל תשב לזכר ולנקבה: דספק זכר ספק נקבה הוא, ואם הולד אחר נקבה - אין הסנדל לא מעלה ולא מוריד, ולא תשב אלא לנקבה ימי טומאה וימי טהרה: שאפילו הוא זכר, הואיל ונקבה בהדיה לא בצירי ימי טומאתה וימי טהרה דנקבה, שהרי של זכר מובלעין בתוך של נקבה; וכי אצטריך - תשב לזכר ולנקבה, כגון שהולד השני זכר: דיהבינן לה חומרת טומאה דנקבה בשביל הסנדל, וימי טוהר לזכר – לחומרא.</text:span><text:span text:style-name="T41">)</text:span></text:p>
      <text:p text:style-name="P4"/>
      <text:p text:style-name="P4">גמרא:</text:p>
      <text:p text:style-name="Standard"><text:span text:style-name="T30">בשלמא דם ומים - לא כלום היא, אלא גנונים: ניחוש שמא ולד הוה ונימוח </text:span><text:span text:style-name="T41">(</text:span><text:span text:style-name="T32">כיון דלאו דם הוא ולאו מים נינהו - איכא למיחש לולד</text:span><text:span text:style-name="T41">)</text:span><text:span text:style-name="T30">?</text:span></text:p>
      <text:p text:style-name="Standard"><text:span text:style-name="T30">אמר אביי: כמה יין חי שתת אמו של זה שנמוח עוברה בתוך מעיה </text:span><text:span text:style-name="T41">(</text:span><text:span text:style-name="T32">לשון גוזמא</text:span><text:span text:style-name="T41">)</text:span><text:span text:style-name="T30">!</text:span></text:p>
      <text:p text:style-name="Standard"><text:span text:style-name="T30">רבא אמר: '</text:span><text:span text:style-name="T74">מלא</text:span><text:span text:style-name="T30">' תנן, ואם איתא דאתמוחי אתמח - מחסר חסר.</text:span></text:p>
      <text:p text:style-name="Standard"><text:span text:style-name="T30">רב אדא בר אהבה אמר: '</text:span><text:span text:style-name="T74">גוונים</text:span><text:span text:style-name="T30">' תנן, ואם איתא דאתמוחי אתמח - כולה בחד גוונא הוי קאי.</text:span></text:p>
      <text:p text:style-name="P4"/>
      <text:p text:style-name="Standard"><text:soft-page-break/><text:span text:style-name="T30">תניא: '</text:span><text:span text:style-name="T74">אבא שאול אומר: קובר מתים הייתי, והייתי מסתכל בעצמות של מתים; השותה יין חי - עצמותיו שרופין; מזוג </text:span><text:span text:style-name="T41">(</text:span><text:span text:style-name="T32">יותר מדאי</text:span><text:span text:style-name="T41">)</text:span><text:span text:style-name="T74"> - עצמותיו סכויין </text:span><text:span text:style-name="T41">(</text:span><text:span text:style-name="T32">שחורין שמעתי; לשון אחר 'סכויין': בלא מוח ומשיחה, אלא יבשה</text:span><text:span text:style-name="T41">)</text:span><text:span text:style-name="T74">; כראוי - עצמותיו משוחין; וכל מי ששתייתו מרובה מאכילתו - עצמותיו שרופין; אכילתו מרובה משתייתו - עצמותיו סכויין; כראוי - עצמותיו משוחין.</text:span><text:span text:style-name="T30">'</text:span></text:p>
      <text:p text:style-name="Standard"><text:span text:style-name="T30">תניא: '</text:span><text:span text:style-name="T74">אבא שאול אומר</text:span><text:span text:style-name="T30">' - ואיתימא רבי יוחנן: '</text:span><text:span text:style-name="T74">קובר מתים הייתי; פעם אחת רצתי אחר צבי, ונכנסתי בקולית </text:span><text:span text:style-name="T41">(</text:span><text:span text:style-name="T32">עצם הירך</text:span><text:span text:style-name="T41">)</text:span><text:span text:style-name="T74"> של מת, ורצתי אחריו שלש פרסאות, וצבי לא הגעתי, וקולית לא כלתה; כשחזרתי לאחורי - אמרו לי של עוג מלך הבשן היתה.</text:span><text:span text:style-name="T30">'</text:span></text:p>
      <text:p text:style-name="Standard"><text:span text:style-name="T30">תניא: '</text:span><text:span text:style-name="T74">אבא שאול אומר: קובר מתים הייתי; פעם אחת נפתחה מערה תחתי, ועמדתי בגלגל עינו של מת עד חוטמי; כשחזרתי לאחורי אמרו: עין של אבשלום היתה.</text:span><text:span text:style-name="T30">' ושמא תאמר אבא שאול ננס הוה - אבא שאול ארוך בדורו הוה, ורבי טרפון מגיע לכתפו; ורבי טרפון - ארוך בדורו הוה, ורבי מאיר מגיע לכתפו; רבי מאיר ארוך בדורו הוה, ורבי מגיע לכתפו; רבי ארוך בדורו הוה, ורבי חייא מגיע לכתפו; ורבי חייא ארוך בדורו הוה, ורב מגיע לכתפו; רב ארוך בדורו הוה, ורב יהודה מגיע לכתפו; ורב יהודה ארוך בדורו הוה, ואדא דיילא </text:span><text:span text:style-name="T41">(</text:span><text:span text:style-name="T32">שמש דרבנן, ו'אדא' שמו</text:span><text:span text:style-name="T41">)</text:span><text:span text:style-name="T30"> מגיע לכתפו.</text:span></text:p>
      <text:p text:style-name="P4"/>
      <text:p text:style-name="P4">(נדה כה,א)</text:p>
      <text:p text:style-name="Standard"><text:span text:style-name="T30">פרשתבינא </text:span><text:span text:style-name="T41">(</text:span><text:span text:style-name="T32">שם האיש</text:span><text:span text:style-name="T41">)</text:span><text:span text:style-name="T30"> דפומבדיתא קאי ליה לאדא דיילא עד פלגיה, וכולי עלמא קאי לפרשתבינא דפומבדיתא עד חרציה </text:span><text:span text:style-name="T114">[תחתית מתניו]</text:span><text:span text:style-name="T30">.</text:span></text:p>
      <text:p text:style-name="P26">תוספות ד"ה פרשתבינא. פ"ה שם איש וכן בערוך, ואינו כן: דאם כן הוה ליה למימר 'מפומבדיתא'; אלא פרשב"ם לשון פרנסות וממשלה.</text:p>
      <text:p text:style-name="P4"/>
      <text:p text:style-name="Standard"><text:span text:style-name="T30">'</text:span><text:span text:style-name="T74">שאלו לפני רבי: המפלת שפיר מלא בשר מהו?</text:span></text:p>
      <text:p text:style-name="P54">אמר להם: לא שמעתי.</text:p>
      <text:p text:style-name="P54">אמר לפניו רבי ישמעאל ברבי יוסי: כך אמר אבא: מלא דם טמאה נדה, מלא בשר טמאה לידה;</text:p>
      <text:p text:style-name="Standard"><text:span text:style-name="T74">אמר לו: אילמלי דבר חדש אמרת לנו משום אביך – שמענוך</text:span><text:span text:style-name="T30">'*; עכשיו, מדהא קמייתא כיחידאה קאמר*: כסומכוס שאמר משום רבי מאיר </text:span><text:span text:style-name="T41">(</text:span><text:span text:style-name="T32">בריש פירקין: דם שבתוך החתיכה מטמא משום נדה; ויחידאה היא</text:span><text:span text:style-name="T41">)</text:span><text:span text:style-name="T30">, הא נמי - שמא כרבי יהושע אמרה </text:span><text:span text:style-name="T41">(</text:span><text:span text:style-name="T32">דמשום עור שפיר לחודיה מטמא משום לידה, ויחידאה היא: דדילמא אפילו במלא בשר פליגי, כיון דאינו מרוקם מעולם לא היה ולד; ואף על גב דפליג רבי יהושע בשפיר לחודיה - במלא דם מודה דלאו ולד הוא, דדם מוכיח עליו</text:span><text:span text:style-name="T41">)</text:span><text:span text:style-name="T30">, ואין הלכה כרבי יהושע, דתניא </text:span><text:span text:style-name="T33">[תוספתא נדה פ"ד מ"ה]</text:span><text:span text:style-name="T30">: '</text:span><text:span text:style-name="T74">המפלת שפיר שאינו מרוקם: רבי יהושע אומר: ולד! וחכמים אומרים: אינו ולד</text:span><text:span text:style-name="T30">'? </text:span></text:p>
      <text:p text:style-name="P25"><text:span text:style-name="T30">אמר רבי שמעון בן לקיש משום רבי אושעיא: מחלוקת בעכור </text:span><text:span text:style-name="T41">(</text:span><text:span text:style-name="T32">מה שבתוכו עכור: דאיכא למימר ולד היה, ונימוח</text:span><text:span text:style-name="T41">)</text:span><text:span text:style-name="T30">, אבל בצלול </text:span><text:span text:style-name="T41">(</text:span><text:span text:style-name="T32">שהוא מלא מים צלולין</text:span><text:span text:style-name="T41">)</text:span><text:span text:style-name="T30"> דברי הכל אינו ולד;</text:span></text:p>
      <text:p text:style-name="P62">ורבי יהושע בן לוי אמר: בצלול מחלוקת. </text:p>
      <text:p text:style-name="P62">איבעיא להו: בצלול מחלוקת אבל בעכור דברי הכל ולד? או דלמא בין בזה ובין בזה מחלוקת? </text:p>
      <text:p text:style-name="P62">תיקו.</text:p>
      <text:p text:style-name="Standard"><text:span text:style-name="T30">*</text:span><text:span text:style-name="T114">[נראה לי שהברייתא מסתיימת אחרי המלה 'שמענוך' שהרי בהמשך לשון ארמית, ושאר הוא פירוש של הגמרא, המסבירה מדוע רבי אמר 'אילמלא ... שמענוך']</text:span></text:p>
      <text:p text:style-name="Standard"><text:span text:style-name="T30">מיתיבי: '</text:span><text:span text:style-name="T74">את זו דרש רבי יהושע בן חנניא: </text:span><text:span text:style-name="T70">(בראשית ג,כא)</text:span><text:span text:style-name="T73"> ויעש ה' אלהים לאדם ולאשתו כתנות עור וילבישם</text:span><text:span text:style-name="T74"> - מלמד שאין הקב"ה עושה עור לאדם אלא אם כן נוצר</text:span><text:span text:style-name="T30">', אלמא בעור תליא מילתא, לא שנא עכור ולא שנא צלול! אי אמרת בשלמא בצלול מחלוקת - היינו דאיצטריך קרא </text:span><text:span text:style-name="T41">(</text:span><text:span text:style-name="T32">לרבי יהושע, דמשום עור לחודיה הוי ולד</text:span><text:span text:style-name="T41">)</text:span><text:span text:style-name="T30">, אלא אי אמרת בעכור מחלוקת </text:span><text:span text:style-name="T41">(</text:span><text:span text:style-name="T32">אלא אי אמרת טעמא דרבי יהושע משום דעכור הוא ואיכא למימר נימוח ולאו משום עור</text:span><text:span text:style-name="T41">)</text:span><text:span text:style-name="T30"> למה לי קרא? סברא בעלמא הוא!? אלא שמע מינה בצלול מחלוקת </text:span><text:span text:style-name="T41">(</text:span><text:span text:style-name="T32">ותיובתא דריש לקיש</text:span><text:span text:style-name="T41">)</text:span><text:span text:style-name="T30">? </text:span></text:p>
      <text:p text:style-name="P4">שמע מינה. </text:p>
      <text:p text:style-name="P4"><text:soft-page-break/>וכן אמר רב נחמן אמר רבה בר אבוה: מחלוקת בעכור, אבל בצלול - דברי הכל אינו ולד.</text:p>
      <text:p text:style-name="P6"/>
      <text:p text:style-name="Standard"><text:span text:style-name="T30">איתיביה רבא לרב נחמן: </text:span><text:span text:style-name="T41">(</text:span><text:span text:style-name="T32">רישא בבכורות פרק 'הלוקח בהמה מן העובד כוכבים' </text:span><text:span text:style-name="T33">(פ"ג מ"א; דף יט:)</text:span><text:span text:style-name="T32"> לענין לפטור את שבא אחריו מתורת בכור:</text:span><text:span text:style-name="T41">)</text:span><text:span text:style-name="T30"> '</text:span><text:span text:style-name="T42">אלא אמרו סימן ולד בבהמה דקה – טינוף </text:span><text:span text:style-name="T41">(</text:span><text:span text:style-name="T32">לאחר שקבלה מן הזכר ונוצר הולד – נימוח, וזב הימנו, ויוצא והולך; ואותו טינוף פוטרתה מן הבכורה</text:span><text:span text:style-name="T41">)</text:span><text:span text:style-name="T42">; בגסה - שליא; באשה - שפיר ושליא </text:span><text:span text:style-name="T41">(</text:span><text:span text:style-name="T32">או שפיר או שליא</text:span><text:span text:style-name="T41">)</text:span><text:span text:style-name="T30">'; ואילו שפיר בבהמה לא פטר; אי אמרת בשלמא בצלול מחלוקת - משום הכי אשה, דרבי בה קרא - פטר בה שפיר, בבהמה, דלא רבי קרא - לא פטר בה שפיר; אלא אי אמרת בעכור מחלוקת, מכדי סברא הוא; מאי שנא אשה ומאי שנא בהמה?</text:span></text:p>
      <text:p text:style-name="Standard"><text:span text:style-name="T30">מי סברת רבי יהושע מפשט פשיט ליה? </text:span><text:span text:style-name="T114">[לא!]</text:span><text:span text:style-name="T30"> רבי יהושע ספוקי מספקא ליה </text:span><text:span text:style-name="T41">(</text:span><text:span text:style-name="T32">בעכור גופיה אי ולד הוא אם לאו</text:span><text:span text:style-name="T41">)</text:span><text:span text:style-name="T30">, ואזיל הכא לחומרא והכא לחומרא: גבי אשה </text:span><text:span text:style-name="T41">(</text:span><text:span text:style-name="T32">וגבי בכור אדם</text:span><text:span text:style-name="T41">)</text:span><text:span text:style-name="T30"> - דממונא הוא - ספק ממונא לקולא </text:span><text:span text:style-name="T41">(</text:span><text:span text:style-name="T32">דקולא היא, דקאמר 'פטר את הבא אחריו' ולא איכפת לן: דאין קדושה בבכור אדם, אלא ממון כהן: חמשה סלעים, וספק ממונא לקולא, דכהן הוי 'מוציא מחברו עליו הראיה'</text:span><text:span text:style-name="T41">)</text:span><text:span text:style-name="T30"> ; גבי בהמה </text:span><text:span text:style-name="T41">(</text:span><text:span text:style-name="T32">גבי בכורת בהמה אמר דלאו ולד הוא, ולא פטר את הבא אחריו</text:span><text:span text:style-name="T41">)</text:span><text:span text:style-name="T30"> דאיסורא הוא: דאיכא לגבי גיזה ועבודה - ספק איסורא לחומרא </text:span><text:span text:style-name="T41">(</text:span><text:span text:style-name="T32">דאי אמרת פטר - קא גזיז ועביד ביה עבודה, ודילמא לאו ולד הוא ההוא קמא וקאתי לידי תקלה</text:span><text:span text:style-name="T41">)</text:span><text:span text:style-name="T30">; הכי נמי גבי אשה </text:span><text:span text:style-name="T41">(</text:span><text:span text:style-name="T32">וגבי טומאת ולד</text:span><text:span text:style-name="T41">)</text:span><text:span text:style-name="T30"> - ספק טומאה לחומרא </text:span><text:span text:style-name="T41">(</text:span><text:span text:style-name="T32">אזיל לחומרא, דקאמר 'ולד הוא' וטמאה שבועיים; וימי טוהר לא סבירא ליה דניתיב לה</text:span><text:span text:style-name="T41">)</text:span><text:span text:style-name="T30">.</text:span></text:p>
      <text:p text:style-name="P4">ומי מספקא ליה? והא קרא קאמר!?</text:p>
      <text:p text:style-name="P4">מדרבנן, וקרא אסמכתא בעלמא הוא.</text:p>
      <text:p text:style-name="P6"><text:s/></text:p>
      <text:p text:style-name="Standard"><text:span text:style-name="T30">אמר ליה רב חנינא בר שלמיא לרב: הא רבי </text:span><text:span text:style-name="T41">(</text:span><text:span text:style-name="T32">דאמר לעיל 'לא שמעתי'</text:span><text:span text:style-name="T41">)</text:span><text:span text:style-name="T30"> הא רבי ישמעאל ברבי יוסי </text:span><text:span text:style-name="T41">(</text:span><text:span text:style-name="T32">דאמר מלא בשר טמאה לידה</text:span><text:span text:style-name="T41">)</text:span><text:span text:style-name="T30">, והא רבי אושעיא </text:span><text:span text:style-name="T41">(</text:span><text:span text:style-name="T32">דאמר בעכור מחלוקת</text:span><text:span text:style-name="T41">)</text:span><text:span text:style-name="T30"> והא רבי יהושע בן לוי </text:span><text:span text:style-name="T41">(</text:span><text:span text:style-name="T32">דאמר בצלול מחלוקת</text:span><text:span text:style-name="T41">)</text:span><text:span text:style-name="T30">, מר - כמאן סבירא ליה? </text:span></text:p>
      <text:p text:style-name="Standard"><text:span text:style-name="T30">אמר ליה: אני אומר אחד זה ואחד זה </text:span><text:span text:style-name="T41">(</text:span><text:span text:style-name="T32">אחד עכור ואחד צלול</text:span><text:span text:style-name="T41">)</text:span><text:span text:style-name="T30"> אינה חוששת.</text:span></text:p>
      <text:p text:style-name="Standard"><text:span text:style-name="T30">ושמואל אמר: אחד זה ואחד זה חוששת </text:span><text:span text:style-name="T41">(</text:span><text:span text:style-name="T32">ויושבת ימי טומאה ואין לה ימי טוהר, דספק ולד הוא ולא ודאי</text:span><text:span text:style-name="T41">)</text:span><text:span text:style-name="T30">, </text:span></text:p>
      <text:p text:style-name="Standard"><text:span text:style-name="T30">ואזדא שמואל לטעמיה: דכי אתא רב דימי, אמר: מעולם לא דכו שפיר </text:span><text:span text:style-name="T41">(</text:span><text:span text:style-name="T32">לא טיהרו את המפלת שפיר משבועים, ואפילו בלידה יבישתא</text:span><text:span text:style-name="T41">)</text:span><text:span text:style-name="T30"> בנהרדעא </text:span><text:span text:style-name="T41">(</text:span><text:span text:style-name="T32">אתריה דשמואל</text:span><text:span text:style-name="T41">)</text:span><text:span text:style-name="T30"> לבר מההוא שפירא דאתא לקמיה דשמואל, דמנח עליה חוט השערה מהאי גיסא וחזיא מהאי גיסא, אמר: אם איתא דולד הואי - לא הוה זיג </text:span><text:span text:style-name="T41">(</text:span><text:span text:style-name="T32">צלול</text:span><text:span text:style-name="T41">)</text:span><text:span text:style-name="T30"> כולי האי.</text:span><text:span text:style-name="T32"> </text:span></text:p>
      <text:p text:style-name="P4"/>
      <text:p text:style-name="Standard"><text:span text:style-name="T30">ואם היה מרוקם </text:span><text:span text:style-name="T41">[תשב לזכר ולנקבה.]</text:span><text:span text:style-name="T30">: <text:s/></text:span></text:p>
      <text:p text:style-name="Standard"><text:span text:style-name="T30">תנו רבנן: '</text:span><text:span text:style-name="T74">איזהו 'שפיר מרוקם'? אבא שאול אומר: תחלת ברייתו מראשו, ושתי עיניו כשתי טיפין של זבוב </text:span><text:span text:style-name="T41">(</text:span><text:span text:style-name="T32">עיני זבוב</text:span><text:span text:style-name="T41">)</text:span><text:span text:style-name="T30">, </text:span></text:p>
      <text:p text:style-name="P62">תני רבי חייא: מרוחקין זה מזה </text:p>
      <text:p text:style-name="P54">שני חוטמין כשתי טיפים של זבוב,</text:p>
      <text:p text:style-name="P62">תני רבי חייא: ומקורבין זה לזה </text:p>
      <text:p text:style-name="Standard"><text:span text:style-name="T42">ופיו מתוח כחוט השערה </text:span><text:span text:style-name="T41">(</text:span><text:span text:style-name="T32">סדק קטן ונראה כאילו חוט השערה מתוח שם</text:span><text:span text:style-name="T41">)</text:span><text:span text:style-name="T42">, וגויתו </text:span><text:span text:style-name="T41">(</text:span><text:span text:style-name="T32">גיד אבר הזכר</text:span><text:span text:style-name="T41">)</text:span><text:span text:style-name="T42"> כעדשה </text:span><text:span text:style-name="T41">(</text:span><text:span text:style-name="T32">והא דתנן 'תשב לזכר ולנקבה' - אלמא מספקא לן אם זכר אם נקבה - כשאין ניכר בו האבר מיירי</text:span><text:span text:style-name="T41">)</text:span><text:span text:style-name="T42">, ואם היתה נקבה - נדונה כשעורה לארכה </text:span><text:span text:style-name="T41">(</text:span><text:span text:style-name="T32">שעורה היא סדוקה לארכה</text:span><text:span text:style-name="T41">)</text:span><text:span text:style-name="T42">, וחתוך ידים ורגלים אין לו </text:span><text:span text:style-name="T41">(</text:span><text:span text:style-name="T32">עדיין אין נראין, כדאמרינן '</text:span><text:span text:style-name="T69">תחלת ברייתו מראשו</text:span><text:span text:style-name="T32">'</text:span><text:span text:style-name="T41">)</text:span><text:span text:style-name="T42">, ועליו מפורש בקבלה </text:span><text:span text:style-name="T33">(איוב י,י-יב)</text:span><text:span text:style-name="T40"> הלא כחלב תתיכני וכגבינה תקפיאני</text:span><text:span text:style-name="T42"> </text:span><text:span text:style-name="T41">(</text:span><text:span text:style-name="T32">'</text:span><text:span text:style-name="T36">כחלב</text:span><text:span text:style-name="T32">' - זהו שכבת זרע, שהוא ניתך וקלוש מתחלה בשעת יציאתו כחלב, ואחר כך נעשה קפוי</text:span><text:span text:style-name="T41">)</text:span><text:span text:style-name="T42"> </text:span><text:span text:style-name="T33">[פסוק יא]</text:span><text:span text:style-name="T42"> </text:span><text:span text:style-name="T40">עור ובשר תלבישני ועצמות וגידים תסוככני</text:span><text:span text:style-name="T42"> </text:span><text:span text:style-name="T33">[פסוק יב]</text:span><text:span text:style-name="T40"> חיים וחסד עשית עמדי ופקודתך שמרה רוחי</text:span><text:span text:style-name="T42">, ואין בודקין אותו במים שהמים עזין</text:span></text:p>
      <text:p text:style-name="P4"/>
      <text:p text:style-name="P4">(נדה כה,ב)</text:p>
      <text:p text:style-name="Standard"><text:span text:style-name="T42">וטורדין </text:span><text:span text:style-name="T41">(</text:span><text:span text:style-name="T32">ממחין</text:span><text:span text:style-name="T41">)</text:span><text:span text:style-name="T42"> אותו, אלא בודקין אותו בשמן, שהשמן רך ומצחצחו,</text:span></text:p>
      <text:p text:style-name="P8">ואין רואין אלא בחמה; </text:p>
      <text:p text:style-name="P4"><text:soft-page-break/>כיצד בודקין אותו?</text:p>
      <text:p text:style-name="P62">'כיצד בודקין אותו'? – כדאמרינן!? אלא</text:p>
      <text:p text:style-name="P8">במה בודקין אותו לידע אם זכר הוא אם נקבה היא?</text:p>
      <text:p text:style-name="Standard"><text:span text:style-name="T42">אבא שאול בר נש [ואמרי לה אבא שאול בר רמש] אומר: מביא קיסם שראשו חלק, ומנענע באותו מקום </text:span><text:span text:style-name="T41">(</text:span><text:span text:style-name="T32">מלמטה למעלה, כדאמר בסמוך</text:span><text:span text:style-name="T41">)</text:span><text:span text:style-name="T42">; אם מסכסך </text:span><text:span text:style-name="T41">(</text:span><text:span text:style-name="T32">הקיסם</text:span><text:span text:style-name="T41">)</text:span><text:span text:style-name="T42"> בידוע שזכר הוא </text:span><text:span text:style-name="T41">(</text:span><text:span text:style-name="T32">שיש דבר המעכב היינו גיד</text:span><text:span text:style-name="T41">)</text:span><text:span text:style-name="T42">, ואם לאו בידוע שנקבה היא</text:span><text:span text:style-name="T30">' </text:span><text:span text:style-name="T41">(</text:span><text:span text:style-name="T32">דאי נקבה ליכא עיכובא</text:span><text:span text:style-name="T41">)</text:span><text:span text:style-name="T30">.</text:span></text:p>
      <text:p text:style-name="Standard"><text:span text:style-name="T30">אמר רב נחמן אמר רבה בר אבוה: לא שנא אלא מלמטה למעלה </text:span><text:span text:style-name="T41">(</text:span><text:span text:style-name="T32">שהרי בסדק השעורה אין עיכוב לארכה</text:span><text:span text:style-name="T41">)</text:span><text:span text:style-name="T30">, אבל מן הצדדין - אימא כותלי בית הרחם נינהו.</text:span></text:p>
      <text:p text:style-name="Standard"><text:span text:style-name="T30">אמר רב אדא בר אהבה: תנא:</text:span><text:span text:style-name="T74"> אם היתה נקבה נדונה כשעורה סדוקה </text:span><text:span text:style-name="T41">(</text:span><text:span text:style-name="T32">לאוסופי ולפרושי אתא, דלעיל תני נידונת 'כשעורה' ולא תני 'סדוקה'</text:span><text:span text:style-name="T41">)</text:span><text:span text:style-name="T30">.</text:span></text:p>
      <text:p text:style-name="Standard"><text:span text:style-name="T30">מתקיף לה רב נחמן: ודילמא חוט של ביצים נינהו </text:span><text:span text:style-name="T41">(</text:span><text:span text:style-name="T32">חוט מבדיל מלמטה למעלה בין שתי הביצים, ונראה עמוק כסדק</text:span><text:span text:style-name="T41">)</text:span><text:span text:style-name="T30">?</text:span></text:p>
      <text:p text:style-name="Standard"><text:span text:style-name="T30">אמר אביי: השתא ביצים גופייהו לא ידיעי </text:span><text:span text:style-name="T41">(</text:span><text:span text:style-name="T32">אין ניכרין מחמת קטנן</text:span><text:span text:style-name="T41">)</text:span><text:span text:style-name="T30">, חוט של ביצים ידיע?</text:span></text:p>
      <text:p text:style-name="Standard"><text:span text:style-name="T30">אמר רב עמרם: תנא: </text:span><text:span text:style-name="T41">(</text:span><text:span text:style-name="T32">כשהוא מתחיל להבראות בחיתוך ידים ורגלים</text:span><text:span text:style-name="T41">)</text:span><text:span text:style-name="T74"> שני ירכותיו כשני חוטין של זהורית</text:span><text:span text:style-name="T30">;</text:span></text:p>
      <text:p text:style-name="P25"><text:span text:style-name="T30">ואמר רב עמרם עלה: כשל עֵרֶב </text:span><text:span text:style-name="T41">(</text:span><text:span text:style-name="T32">ערב עבה משתי</text:span><text:span text:style-name="T41">)</text:span><text:span text:style-name="T30"> </text:span></text:p>
      <text:p text:style-name="P54">ושני זרועותיו כשני חוטין של זהורית; </text:p>
      <text:p text:style-name="P25"><text:span text:style-name="T30">ואמר רב עמרם עלה: כשל שתי.</text:span><text:span text:style-name="T32"> </text:span></text:p>
      <text:p text:style-name="Standard"><text:span text:style-name="T30">אמר ליה שמואל לרב יהודה: שיננא! לא תעביד עובדא </text:span><text:span text:style-name="T41">(</text:span><text:span text:style-name="T32">לעשותו ולד</text:span><text:span text:style-name="T41">)</text:span><text:span text:style-name="T30"> עד שישׂעיר </text:span><text:span text:style-name="T41">(</text:span><text:span text:style-name="T32">עד שיהא לו שערות בראשו</text:span><text:span text:style-name="T41">)</text:span><text:span text:style-name="T30">.</text:span></text:p>
      <text:p text:style-name="P4">ומי אמר שמואל הכי? והאמר שמואל: אחת זו ואחת זו חוששת?</text:p>
      <text:p text:style-name="Standard"><text:span text:style-name="T30">אמר רב אמי בר שמואל: לדידי מפרשא לי מיניה דמר שמואל: לחוש חוששת </text:span><text:span text:style-name="T41">(</text:span><text:span text:style-name="T32">להחמיר ולישב שבועים</text:span><text:span text:style-name="T41">)</text:span><text:span text:style-name="T30">, ימי טהרה לא יהבינן לה עד שישעיר.</text:span></text:p>
      <text:p text:style-name="P4"/>
      <text:p text:style-name="Standard"><text:span text:style-name="T30">למימרא דמספקא ליה לשמואל? והא ההוא שפירא דאתאי לקמיה דמר שמואל, אמר: הא בר ארבעין וחד יומא, וחשיב מיומא דאזלא לטבילה עד ההוא יומא ולא הוה אלא ארבעין יומין, ואמר להו: האי בנדה בעל; כפתיה ואודי </text:span><text:span text:style-name="T41">(</text:span><text:span text:style-name="T32">אלמא היה בקי ביצירת הולד</text:span><text:span text:style-name="T41">)</text:span><text:span text:style-name="T30">!</text:span></text:p>
      <text:p text:style-name="Standard"><text:span text:style-name="T30">שאני שמואל, דרב גובריה </text:span><text:span text:style-name="T41">(</text:span><text:span text:style-name="T32">הוא בקי ואין כולן בקיאין</text:span><text:span text:style-name="T41">)</text:span><text:span text:style-name="T30">.</text:span></text:p>
      <text:p text:style-name="P4"/>
      <text:p text:style-name="Standard"><text:span text:style-name="T30">המפלת סנדל </text:span><text:span text:style-name="T41">[או שליא - תשב לזכר ולנקבה]</text:span><text:span text:style-name="T30">: <text:s/></text:span></text:p>
      <text:p text:style-name="Standard"><text:span text:style-name="T30">תנו רבנן </text:span><text:span text:style-name="T33">[תוספתא נדה פ"ד מ"ג, בשנוי לשון]</text:span><text:span text:style-name="T30">: '</text:span><text:span text:style-name="T42">סנדל דומה לַדג של ים </text:span><text:span text:style-name="T41">(</text:span><text:span text:style-name="T32">דג יש בים ושמו 'סנדל'</text:span><text:span text:style-name="T41">)</text:span><text:span text:style-name="T42">: מתחלתו ולד הוא, אלא שנרצף </text:span><text:span text:style-name="T41">(</text:span><text:span text:style-name="T32">נמעך</text:span><text:span text:style-name="T41">)</text:span><text:span text:style-name="T42">; רבן שמעון בן גמליאל אומר: סנדל דומה ללשון של שור הגדול </text:span><text:span text:style-name="T41">(</text:span><text:span text:style-name="T32">דהיינו 'פניו טוחות'; ואף על גב דאוקמינן לעיל 'פניו טוחות - אין אמו טמאה', גבי סנדל ודאי אמו טמאה לידה, דולד שעמו מוכיח עליו דולד הוא אלא שנימוק על ידי חברו שדחקו</text:span><text:span text:style-name="T41">)</text:span><text:span text:style-name="T42">; משום רבותינו העידו סנדל צריך צורת פנים </text:span><text:span text:style-name="T41">[</text:span><text:span text:style-name="T33">בתוספתא:</text:span><text:span text:style-name="T41"> עד שיהא בו מצורת אדם]</text:span><text:span text:style-name="T30">'; </text:span></text:p>
      <text:p text:style-name="P11">אמר רב <text:s/>יהודה אמר שמואל: הלכה סנדל צריך צורת פנים.</text:p>
      <text:p text:style-name="Standard"><text:span text:style-name="T30">אמר רב אדא אמר רב יוסף אמר רבי יצחק: סנדל צריך צורת פנים, ואפילו מאחוריו </text:span><text:span text:style-name="T41">(</text:span><text:span text:style-name="T32">כלומר: אפילו אינו אלא מאחוריו - הוי ולד</text:span><text:span text:style-name="T41">)</text:span><text:span text:style-name="T30">, מָשָל לאדם שסטר את חבירו </text:span><text:span text:style-name="T41">(</text:span><text:span text:style-name="T32">הכהו על לחיו</text:span><text:span text:style-name="T41">)</text:span><text:span text:style-name="T30"> והחזיר פניו לאחוריו.</text:span></text:p>
      <text:p text:style-name="Standard"><text:span text:style-name="T30">בימי רבי ינאי בקשו לטהר את הסנדל שאין לו צורת פנים; אמר להם רבי ינאי: טיהרתם את הוולדות? והתניא: '</text:span><text:span text:style-name="T74">משום רבותינו העידו סנדל צריך צורת פנים</text:span><text:span text:style-name="T30">'?</text:span></text:p>
      <text:p text:style-name="Standard"><text:span text:style-name="T30">אמר רב ביבי בר אביי אמר רבי יוחנן: מעדותו של רבי נחוניא נשנית משנה זו </text:span><text:span text:style-name="T41">(</text:span><text:span text:style-name="T32">משנה זו, דקתני 'צריך צורת פנים' - מעדותו של רבי נחוניא נשנית: הוא העיד עליה בבית המדרש, ויחידאה היא</text:span><text:span text:style-name="T41">)</text:span><text:span text:style-name="T30">.</text:span></text:p>
      <text:p text:style-name="P4"/>
      <text:p text:style-name="Standard"><text:span text:style-name="T30">אמר רבי זעירא: זכה בה רב ביבי בשמעתיה, דאנא והוא הוינא יתבינן קמיה דרבי יוחנן כי אמרה להא שמעתא, וקדם איהו ואמר וזכה בה </text:span><text:span text:style-name="T41">(</text:span><text:span text:style-name="T32">מזלו גרם לומר שמועה זו, וקִדמַנִי, שגם אני שמעתיה מרבי יוחנן: דמעדותו של רבי נחוניא נשנית, ולא זכיתי לאומרה</text:span><text:span text:style-name="T41">)</text:span><text:span text:style-name="T30">: למה הזכירו סנדל? והלא אין סנדל שאין עמו ולד </text:span><text:span text:style-name="T41">(</text:span><text:span text:style-name="T32">ובלא סנדל נמי הויא טמאה לידה</text:span><text:span text:style-name="T41">)</text:span><text:span text:style-name="T30">?</text:span></text:p>
      <text:p text:style-name="Standard"><text:soft-page-break/><text:span text:style-name="T30">אי דאתילידא נקבה בהדיה - הכי נמי </text:span><text:span text:style-name="T41">(</text:span><text:span text:style-name="T32">דלא היה צריך להזכירו, דיש לה ימי טומאה וטהרה דנקבה: שאפילו הוא זכר גמור, כי איכא נקבה בהדיה - יושבת לנקבה ימי טומאה וטהרה, ושל זכר מובלעים בתוכן</text:span><text:span text:style-name="T41">)</text:span><text:span text:style-name="T30">; הכא במאי עסקינן? דאתיליד זכר בהדיה </text:span><text:span text:style-name="T41">(</text:span><text:span text:style-name="T32">ומספקינן לסנדל בנקבה, ויושבת שבועיים לטומאה, אבל טהרה דנקבה לא יהבינן לה דדילמא זכר הוא</text:span><text:span text:style-name="T41">)</text:span><text:span text:style-name="T30">: מהו דתימא 'הואיל ואמר רב יצחק בר אמי 'אשה מזרעת תחילה יולדת זכר, איש מזריע תחלה יולדת נקבה' - מדהא זכר הא נמי זכר </text:span><text:span text:style-name="T41">(</text:span><text:span text:style-name="T32">ולא תשב אלא לזכר</text:span><text:span text:style-name="T41">)</text:span><text:span text:style-name="T30"> - קא משמע לן: אימא שניהם הזריעו בבת אחת, האי זכר והאי נקבה;</text:span></text:p>
      <text:p text:style-name="Standard"><text:span text:style-name="T30">דבר אחר </text:span><text:span text:style-name="T41">(</text:span><text:span text:style-name="T32">אפילו ילדה עמו נקבה צריך להזכיר ספק סנדל</text:span><text:span text:style-name="T41">)</text:span><text:span text:style-name="T30">: שאם </text:span><text:span text:style-name="T41">(</text:span><text:span text:style-name="T32">שאם תפיל שנים</text:span><text:span text:style-name="T41">)</text:span><text:span text:style-name="T30"> תלד נקבה לפני שקיעת החמה וסנדל לאחר שקיעת החמה - מונה תחלת נדה לראשון ותחלת נדה לאחרון. </text:span><text:span text:style-name="T41">(</text:span><text:span text:style-name="T32">והכי גרסינן לה בתוספתא, והכי פירושו: שאם תפיל שניהם נקבה לפני שקיעת החמה וסנדל לאחר שקיעה - מונה לאחר שיכלו ימי טוהר לראשון תחלת נדה, וכן לאחרון; כגון אם תראה ביום שמונים ואחד לראשון - הויא תחלת נדה, דדילמא סנדל שנולד לאחר שקיעה - זכר הוא, וכלו ימי טוהר שלו לסוף ארבעים, ולא משכי בתר שמונים ואחד דנקבה, וכשתחזור ותראה בשמיני לראייתה ותרצה להיות סופרת יום כנגד יום – אמרינן: דלמא סנדל נקבה הוה, ומשוך ימי טוהר שלו עד שמונים ואחד לראשון, ומה שראתה ביום שמונים ואחד לראשון - דם טוהר הוא, ועכשיו מה שהיא רואה ביום שמונים ואחד - תחלת נדה הוא, והיינו </text:span><text:span text:style-name="T84">תחלת נדה לאחרון</text:span><text:span text:style-name="T32">, ובהכי הויא מקולקלת: דלא ידעינן בהך ראיה בתרייתא אי נדה היא אי שומרת יום כנגד יום. </text:span></text:p>
      <text:p text:style-name="Standard"><text:span text:style-name="T32">לישנא אחרינא גרסינן: </text:span><text:span text:style-name="T84">שאם תלד נקבה לפני שקיעה וסנדל לאחר שקיעה מונה תחלת לידה מן האחרון וסוף לידה מן הראשון</text:span><text:span text:style-name="T32"> והכי פירושו: אפילו היכא דאיתיליד נקבה בהדיה הוצרך סנדל: שאם תלד נקבה לפני שקיעה והסנדל שהוא ספק זכר לאחר שקיעה, </text:span><text:span text:style-name="T84">מונה תחלת </text:span><text:span text:style-name="T68">לידה</text:span><text:span text:style-name="T32"> דהיינו ימי טומאה - מן האחרון: דדילמא סנדל נמי נקבה היא, ומנינן מיניה י"ד, שהוא ט"ו לראשון, </text:span><text:span text:style-name="T84">וסוף </text:span><text:span text:style-name="T68">לידה</text:span><text:span text:style-name="T32"> דהיינו ימי טוהר - מנינן </text:span><text:span text:style-name="T84">מן הראשון</text:span><text:span text:style-name="T32"> להחמיר: שאם תראה ביום שמונים ואחד, דהיינו שמונים לאחרון - מטמינן לה משום נדה, דאמרינן: סנדל זכר הוה, והרי ארבעים יום ששלמו ימי טוהר שלו, ודנקבה קמייתא נמי השתא כלו להו, והיינו 'צורך': דאי לאו סנדל - הוי מנינה נמי ימי טומאה לראשון, ולא מטמאה אלא י"ד, והשתא יתבה ט"ו, ואי הוה פשיטא לן שהסנדל נקבה היא - לא הויא תחלת נדה עד שמונים ושנים לראשון, דבתר ולד אחרון אזלינן.</text:span><text:span text:style-name="T41">)</text:span><text:span text:style-name="T30"> </text:span></text:p>
      <text:p text:style-name="P4"/>
      <text:p text:style-name="Standard"><text:span text:style-name="T30">'סנדל' דתנן</text:span><text:span text:style-name="T32"> </text:span></text:p>
      <text:p text:style-name="P6"/>
      <text:p text:style-name="P4">(נדה כו,א)</text:p>
      <text:p text:style-name="Standard"><text:span text:style-name="T30">גבי בכורות </text:span><text:span text:style-name="T41">(</text:span><text:span text:style-name="T32">דקתני </text:span><text:span text:style-name="T33">(בכורות פ"ח מ"א, דף מו.)</text:span><text:span text:style-name="T32"> 'המפלת סנדל... הבא אחריו בכור לנחלה ואין בכור לכהן'</text:span><text:span text:style-name="T41">)</text:span><text:span text:style-name="T30">, למאי הלכתא </text:span><text:span text:style-name="T41">(</text:span><text:span text:style-name="T32">קסלקא דעתא לבא אחריו לסוף שנה או לסוף שנתיים קמיירי, ולמה לי 'סנדל'? והלא בלא סנדל פטר ולד דבהדיה את הבא אחריו</text:span><text:span text:style-name="T41">)</text:span><text:span text:style-name="T30">?</text:span></text:p>
      <text:p text:style-name="Standard"><text:span text:style-name="T41">(</text:span><text:span text:style-name="T32">ומשני:</text:span><text:span text:style-name="T41">)</text:span><text:span text:style-name="T30"> לבא אחריו בכור לנחלה ואין בכור לכהן </text:span><text:span text:style-name="T41">(</text:span><text:span text:style-name="T32">כלומר: לכך הוזכר סנדל: אם יצא ולד שעמו אחריו, הוי בכור לנחלה ולא בכור לכהן</text:span><text:span text:style-name="T41">)</text:span><text:span text:style-name="T30">;</text:span></text:p>
      <text:p text:style-name="Standard"><text:span text:style-name="T30">סנדל דתנן גבי כריתות </text:span><text:span text:style-name="T41">(</text:span><text:span text:style-name="T33">בפרק קמא מ"ג (לעיל דף ז:)</text:span><text:span text:style-name="T32"> לענין חיוב קרבן</text:span><text:span text:style-name="T41">)</text:span><text:span text:style-name="T30"> למאי הלכתא </text:span><text:span text:style-name="T41">(</text:span><text:span text:style-name="T32">תיפוק ליה דמשום ולד שעמו תביא קרבן</text:span><text:span text:style-name="T41">)</text:span><text:span text:style-name="T30">?</text:span></text:p>
      <text:p text:style-name="Standard"><text:span text:style-name="T30">שאם תלד ולד דרך דופן </text:span><text:span text:style-name="T41">(</text:span><text:span text:style-name="T32">ולד יוצא דרך דופן על ידי סם - לא מיחייבה קרבן, דכתיב גבי קרבן </text:span><text:span text:style-name="T33">(ויקרא יב,ב)</text:span><text:span text:style-name="T36"> אשה כי תזריע וילדה זכר</text:span><text:span text:style-name="T32"> - עד שתלד ממקום שמזרעת</text:span><text:span text:style-name="T41">)</text:span><text:span text:style-name="T30"> וסנדל דרך רחם דמייתא קרבן אסנדל.</text:span></text:p>
      <text:p text:style-name="Standard"><text:span text:style-name="T30">ולרבי שמעון דאמר </text:span><text:span text:style-name="T41">(</text:span><text:span text:style-name="T32">לקמן בפרק 'יוצא דופן' </text:span><text:span text:style-name="T33">(דף מ.)</text:span><text:span text:style-name="T41">)</text:span><text:span text:style-name="T30"> יוצא דרך דופן ולד מעליא הוא, מאי איכא למימר?</text:span></text:p>
      <text:p text:style-name="P4">אמר רבי ירמיה: שאם תלד ולד בהיותה עובדת כוכבים וסנדל לאחר שנתגיירה - דמייתא קרבן אסנדל.</text:p>
      <text:p text:style-name="Standard"><text:span text:style-name="T30">אמרוה רבנן קמיה דרב פפא: ומי איתנהו להני שינויי? והא תניא '</text:span><text:span text:style-name="T74">כשהן יוצאין </text:span><text:span text:style-name="T41">(</text:span><text:span text:style-name="T32">סנדל וולד שעמו</text:span><text:span text:style-name="T41">)</text:span><text:span text:style-name="T74"> אין יוצאין אלא כרוכין</text:span><text:span text:style-name="T30"> </text:span><text:span text:style-name="T41">(</text:span><text:span text:style-name="T32">דבוקין זה בזה; ולא דבוקין ממש</text:span><text:span text:style-name="T41">)</text:span><text:span text:style-name="T30">' </text:span><text:span text:style-name="T41">(</text:span><text:span text:style-name="T32">ומדיוצאין יחד אי אפשר שתתגייר בינתיים</text:span><text:span text:style-name="T41">)</text:span><text:span text:style-name="T30">?</text:span></text:p>
      <text:p text:style-name="Body_20_Text_20_2"/>
      <text:p text:style-name="Standard">אמר רב פפא: <text:span text:style-name="T2">(</text:span><text:span text:style-name="T32">מדהוזכר סנדל גבי כריתות משום גירות, וכגון שיצא ולד תחלה ואחר כן סנדל; וגבי בכורות כגון שיצא סנדל תחלה, כדאוקמינן לעיל דפוטר ולד מחמש סלעים; ותניא דבבת אחת יוצאין</text:span><text:span text:style-name="T2">)</text:span><text:span text:style-name="T1"> שמע מינה </text:span><text:span text:style-name="T2">(</text:span><text:span text:style-name="T32">שמע מינה אין שוכבין זה אצל זה, דאם כן לא משכחת לה שיצא זה קודם זה! אלא האי 'כרוכין' דקתני - הכי הוא:</text:span><text:span text:style-name="T2">)</text:span><text:span text:style-name="T1"> מכרך כריך ליה ולד לסנדל אפלגיה </text:span><text:span text:style-name="T2">(</text:span><text:span text:style-name="T32">דראש הולד תחוב כנגד טיבורו של סנדל</text:span><text:span text:style-name="T2">)</text:span><text:span text:style-name="T1"> ומשלחיף ליה כלפי רישיה </text:span><text:span text:style-name="T2">(</text:span><text:span text:style-name="T32">כלומר: דחפו ולד בראשו לסנדל כלפי חוץ</text:span><text:span text:style-name="T2">)</text:span><text:span text:style-name="T1">; </text:span></text:p>
      <text:p text:style-name="Standard"><text:span text:style-name="T30">גבי בכורות </text:span><text:span text:style-name="T41">(</text:span><text:span text:style-name="T32">דבעינן שיצא הסנדל תחילה</text:span><text:span text:style-name="T41">)</text:span><text:span text:style-name="T30"> - כגון שיצאו דרך ראשיהם: דסנדל קדים ונפיק </text:span></text:p>
      <text:p text:style-name="P4">גבי כריתות - שיצאו דרך מרגלותיהם, דולד קדים ונפיק </text:p>
      <text:p text:style-name="P5"><text:soft-page-break/></text:p>
      <text:p text:style-name="Standard"><text:span text:style-name="T30">רב הונא בר תחליפא משמיה דרבא אמר: אפילו תימא מצומצמין </text:span><text:span text:style-name="T41">(</text:span><text:span text:style-name="T32">שוכבין זה אצל זה</text:span><text:span text:style-name="T41">)</text:span><text:span text:style-name="T30">, ואיפוך שמעתתא גבי בכורות </text:span><text:span text:style-name="T41">(</text:span><text:span text:style-name="T32">מימרא דרב פפא דאמר בבכורות שיצאו דרך ראשיהן:</text:span><text:span text:style-name="T41">)</text:span><text:span text:style-name="T30"> שיצאו דרך מרגלותיהם: ולד, דאית ביה חיותא סריך ולא נפיק </text:span><text:span text:style-name="T41">(</text:span><text:span text:style-name="T32">אוחז בידיו למעלה ואינו ממהר לצאת</text:span><text:span text:style-name="T41">)</text:span><text:span text:style-name="T30">, סנדל, דלית ביה חיותא שריק ונפיק </text:span><text:span text:style-name="T41">(</text:span><text:span text:style-name="T32">וסנדל מחליק ויוצא קודם</text:span><text:span text:style-name="T41">)</text:span><text:span text:style-name="T30">;</text:span></text:p>
      <text:p text:style-name="Standard"><text:span text:style-name="T30">גבי כריתות - שיצאו דרך ראשיהן: ולד, דאית ביה חיותא - מדנפיק רישיה הויא לידה </text:span><text:span text:style-name="T41">(</text:span><text:span text:style-name="T32">דקיימא לן בהאי פירקא </text:span><text:span text:style-name="T33">(דף כח.)</text:span><text:span text:style-name="T32"> יצא ראשו הרי הוא כילוד, אבל סנדל - עד דנפיק רובא, דאין ראש נפל חשוב, דהכי אמרינן בבכורות </text:span><text:span text:style-name="T33">(דף מו:)</text:span><text:span text:style-name="T32">: אין הראש פוטר בנפלים</text:span><text:span text:style-name="T41">)</text:span><text:span text:style-name="T30">; סנדל - עד דנפיק רוביה </text:span><text:span text:style-name="T41">(</text:span><text:span text:style-name="T32">ואדנפיק סנדל - נתגיירה וטבלה</text:span><text:span text:style-name="T41">)</text:span><text:span text:style-name="T30">.</text:span></text:p>
      <text:p text:style-name="P4"/>
      <text:p text:style-name="P4"/>
      <text:p text:style-name="P4">משנה:</text:p>
      <text:p text:style-name="Standard"><text:span text:style-name="T30">שליא בבית - הבית טמא </text:span><text:span text:style-name="T41">(</text:span><text:span text:style-name="T32">משום אהל המת, דולד הוה בה ומת</text:span><text:span text:style-name="T41">)</text:span><text:span text:style-name="T30">; לא שהשליא ולד אלא שאין שליא בלא ולד.</text:span></text:p>
      <text:p text:style-name="Standard"><text:span text:style-name="T30">רבי שמעון אומר: נימוק הולד </text:span><text:span text:style-name="T41">(</text:span><text:span text:style-name="T32">ונעשה דם ונתערב בדם הלידה ובטל ברוב</text:span><text:span text:style-name="T41">)</text:span><text:span text:style-name="T30"> עד שלא יצא.</text:span><text:span text:style-name="T32"> </text:span></text:p>
      <text:p text:style-name="P4"/>
      <text:p text:style-name="P4">גמרא:</text:p>
      <text:p text:style-name="Standard"><text:span text:style-name="T30">תנו רבנן </text:span><text:span text:style-name="T33">[תוספתא נדה פ"ד מ"ג]</text:span><text:span text:style-name="T30">: '</text:span><text:span text:style-name="T74">שליא, תחלתה דומה לחוט של ערב וסופה דומה כתורמוס </text:span><text:span text:style-name="T41">(</text:span><text:span text:style-name="T32">וסופה כשהיא הולכת ורווחת הויא רחב כתורמוס; לישנא אחרינא גרסינן בתוספתא '</text:span><text:span text:style-name="T63">וראשה</text:span><text:span text:style-name="T32"> דומה כתורמוס'</text:span><text:span text:style-name="T41">)</text:span><text:span text:style-name="T74">, וחלולה כחצוצרת; ואין שליא פחותה מטפח. </text:span></text:p>
      <text:p text:style-name="Standard"><text:span text:style-name="T74">רבי שמעון בן גמליאל אומר: שליא דומה לקורקבן של תרנגולין שהדקין יוצאין ממנה.</text:span><text:span text:style-name="T30">' </text:span></text:p>
      <text:p text:style-name="Standard"><text:span text:style-name="T30">תניא רבי אושעיא זעירא דמן חבריא: '</text:span><text:span text:style-name="T74">חמשה שיעורן טפח, ואלו הן: שליא, שופר, שדרה, דופן סוכה, והאזוב.</text:span><text:span text:style-name="T30">' </text:span></text:p>
      <text:p text:style-name="P4">שליא - הא דאמרן;</text:p>
      <text:p text:style-name="Standard"><text:span text:style-name="T30">שופר – דתניא: '</text:span><text:span text:style-name="T74">כמה יהא שיעור שופר? פירש רבי שמעון בן גמליאל: כדי שיאחזנו בידו ויראה לכאן ולכאן: טפח </text:span><text:span text:style-name="T41">(</text:span><text:span text:style-name="T32">אחיזה אית בה טפח: שהטפח ארבע אצבעות בגודל</text:span><text:span text:style-name="T41">).'</text:span><text:span text:style-name="T30">;</text:span></text:p>
      <text:p text:style-name="P4">שדרה מה היא?</text:p>
      <text:p text:style-name="Standard"><text:span text:style-name="T30">דאמר רבי פרנך אמר רבי יוחנן: שדרו של לולב צריך שיהא יוצא מן ההדס </text:span><text:span text:style-name="T41">(</text:span><text:span text:style-name="T32">לבד אורך העלין; 'שדרה' קרי כל זמן שהעלין הולכין ומתחברין ומוסיפין, ואחר שכלתה השדרה גבוהין אורך העלין למעלה</text:span><text:span text:style-name="T41">)</text:span><text:span text:style-name="T30"> טפח;</text:span></text:p>
      <text:p text:style-name="P4">דופן סוכה?</text:p>
      <text:p text:style-name="Standard"><text:span text:style-name="T30">דתניא: '</text:span><text:span text:style-name="T74">שתים כהלכתן שלישית אפילו טפח</text:span><text:span text:style-name="T30">';</text:span></text:p>
      <text:p text:style-name="Body_20_Text_20_2">אזוב?</text:p>
      <text:p text:style-name="Standard"><text:span text:style-name="T30">דתני רבי חייא: '</text:span><text:span text:style-name="T74">אזוב - טפח</text:span><text:span text:style-name="T30">'.</text:span></text:p>
      <text:p text:style-name="P4">אמר רבי חנינא בר פפא: דריש שילא איש כפר תמרתא: תלת מתניתא ותרתי שמעתתא - שיעורא טפח.</text:p>
      <text:p text:style-name="Standard"><text:span text:style-name="T30">'תרתי'? חדא היא </text:span><text:span text:style-name="T41">(</text:span><text:span text:style-name="T32">דליכא שמעתתא אלא האי דשדרה דאמר רבי יוחנן</text:span><text:span text:style-name="T41">)</text:span><text:span text:style-name="T30">!?</text:span></text:p>
      <text:p text:style-name="Standard"><text:span text:style-name="T30">אמר אביי: </text:span><text:span text:style-name="T41">(</text:span><text:span text:style-name="T32">לא תימא '</text:span><text:span text:style-name="T63">תני</text:span><text:span text:style-name="T32"> רבי חייא: אזוב טפח', דמשמע מתניתא היא, אלא</text:span><text:span text:style-name="T41">)</text:span><text:span text:style-name="T30"> אימא 'אמר רבי חייא: אזוב טפח'. </text:span><text:span text:style-name="T41">(</text:span><text:span text:style-name="T32">ומנפשיה קאמרה; ורבי חייא - תנא ואמורא הוא, והיכא דאמר מנפשיה בלשון מימרא - הויא 'שמעתא'.</text:span><text:span text:style-name="T41">)</text:span></text:p>
      <text:p text:style-name="P4"/>
      <text:p text:style-name="Standard"><text:span text:style-name="T30">ותו ליכא? והאיכא </text:span><text:span text:style-name="T33">[אהלות פ"ג מ"ז]</text:span><text:span text:style-name="T30"> '</text:span><text:span text:style-name="T74">טפח על טפח על רום טפח מרובע </text:span><text:span text:style-name="T41">(</text:span><text:span text:style-name="T32">אהל קטן שהוא טפח אורך וטפח רוחב ורום חללו טפח</text:span><text:span text:style-name="T41">)</text:span><text:span text:style-name="T74"> מביא את הטומאה </text:span><text:span text:style-name="T41">(</text:span><text:span text:style-name="T32">אם כזית מן המת בצד זה וכלי בצד זה - הוה טמא כלי מחמת אהל המת</text:span><text:span text:style-name="T41">)</text:span><text:span text:style-name="T74"> וחוצץ בפני הטומאה </text:span><text:span text:style-name="T41">(</text:span><text:span text:style-name="T32">אם טומאה תחתיו וכלי על גביו - הכלי טהור; ולהכי נקט '</text:span><text:span text:style-name="T69">על רום טפח</text:span><text:span text:style-name="T32">' דאי הוה חלל רומו פחות מטפח - הויא 'טומאה רצוצה', וכנגדו למעלה עד לרקיע טמא, כדאמרינן ב'העור והרוטב' </text:span><text:span text:style-name="T33">(חולין קכו.)</text:span><text:span text:style-name="T32">; ולענין אתויי טומאה נמי לא מייתי, דלאו 'אהל' הוא</text:span><text:span text:style-name="T41">)</text:span><text:span text:style-name="T30">'!?</text:span></text:p>
      <text:p text:style-name="P4">'טפח' קאמרינן, 'טפח על טפח' לא קאמרינן.</text:p>
      <text:p text:style-name="Standard"><text:span text:style-name="T30">והא איכא </text:span><text:span text:style-name="T33">[כלים פ"ה מ"ב]</text:span><text:span text:style-name="T30"> '</text:span><text:span text:style-name="T74">אבן היוצא מן התנור טפח ומן הכירה שלש אצבעות </text:span><text:span text:style-name="T41">(</text:span><text:span text:style-name="T32">'תנור' - מקום שפיתת שתי קדרות; 'כירה' - מקום שפיתת קדרה אחת</text:span><text:span text:style-name="T41">)</text:span><text:span text:style-name="T74"> – חבור </text:span><text:span text:style-name="T41">(</text:span><text:span text:style-name="T32">וכתנור דמי, מפני שצריכה לתנור להיות לו יד: שאם נטמא </text:span><text:soft-page-break/><text:span text:style-name="T32">התנור - פת שעליה טמא, שהתנור - אף על פי שאינו מקבל טומאה מגבו, מטמא הוא את אחרים מגבו, כדאמר בתורת כהנים; הלכך ידו, אף על גב דלית ליה אויר – מטמא; אבל יותר מטפח עומדת לינטל, שהיא גדולה יותר מדאי, ולא הויא 'יד'</text:span><text:span text:style-name="T41">)</text:span><text:span text:style-name="T30">'?</text:span></text:p>
      <text:p text:style-name="P4">כי קאמרינן היכא דבציר מטפח לא חזי, אבל הכא כל שכן דבציר מטפח – 'יד תנור' הוא. </text:p>
      <text:p text:style-name="Standard"><text:span text:style-name="T30">והאיכא</text:span><text:span text:style-name="T32"> </text:span></text:p>
      <text:p text:style-name="P4"/>
      <text:p text:style-name="P4">(נדה כו,ב)</text:p>
      <text:p text:style-name="Standard"><text:span text:style-name="T30">תנורי בנות </text:span><text:span text:style-name="T41">(</text:span><text:span text:style-name="T32">נערות קטנות עושין תנורין לשחוק</text:span><text:span text:style-name="T41">)</text:span><text:span text:style-name="T30"> - טפח, דתנן </text:span><text:span text:style-name="T33">[כלים פ"ה מ"א]</text:span><text:span text:style-name="T30">: '</text:span><text:span text:style-name="T42">תנור תחלתו ארבעה </text:span><text:span text:style-name="T41">(</text:span><text:span text:style-name="T32">תנור בן ארבעה טפחים מקבל טומאה אם נגמרה מלאכתו</text:span><text:span text:style-name="T41">)</text:span><text:span text:style-name="T42"> ושיריו ארבעה </text:span><text:span text:style-name="T41">(</text:span><text:span text:style-name="T32">נטמא תנור גדול, ושברו, ונשתיירו ארבעה טפחים - עדיין טמא</text:span><text:span text:style-name="T41">)</text:span><text:span text:style-name="T42"> - דברי רבי מאיר; וחכמים אומרים: במה דברים אמורים? בגדול, אבל בקטן - תחלתו כל שהוא משתגמר מלאכתו ושיריו ברובו</text:span><text:span text:style-name="T30">'. </text:span><text:span text:style-name="T41">(</text:span><text:span text:style-name="T32">ומקשה ב'העור והרוטב': רובו דטפח למאי חזי? ומשני: האי '</text:span><text:span text:style-name="T69">ושיריו</text:span><text:span text:style-name="T32">' - אגדול קאי, והכי קאמר: שירי גדול ברובו, ומותבינן בגדול; והא קאמר 'שיריו ארבעה'? ומשנינן: ההוא - בתנור בר שבעה, דארבעה הוי רובו, והא בתנור בר תשעה.</text:span><text:span text:style-name="T41">)</text:span></text:p>
      <text:p text:style-name="Standard"><text:span text:style-name="T30">וכמה '</text:span><text:span text:style-name="T74">כל שהוא</text:span><text:span text:style-name="T30">'?</text:span></text:p>
      <text:p text:style-name="Standard"><text:span text:style-name="T30">אמר רבי ינאי: טפח, שכן עושין תנורי בנות: טפח </text:span><text:span text:style-name="T114">[אם כן יש עוד 'שיעורא טפח']</text:span><text:span text:style-name="T30">!? </text:span></text:p>
      <text:p text:style-name="Standard"><text:span text:style-name="T30">בפלוגתא </text:span><text:span text:style-name="T41">(</text:span><text:span text:style-name="T32">כגון הכא: דלרבי מאיר לא הוי שיעורא בטפח</text:span><text:span text:style-name="T41">)</text:span><text:span text:style-name="T30"> לא קמיירי. </text:span></text:p>
      <text:p text:style-name="Standard"><text:span text:style-name="T30">השתא דאתית להכי - הא נמי פלוגתא היא, דקתני סיפא '</text:span><text:span text:style-name="T74">אמר רבי יהודה: לא אמרו 'טפח' אלא מן התנור ולכותל</text:span><text:span text:style-name="T30">' </text:span><text:span text:style-name="T41">(</text:span><text:span text:style-name="T32">דהתם יותר מטפח עומדת ליקצץ מפני שמעכב את התנור מלקרבו לכותל ודוחקת את הכותל, הילכך יותר מטפח - עומדת לינטל היא, אבל לצד הבית אפילו גדולה הרבה – 'יד' הוא לתנור</text:span><text:span text:style-name="T41">)</text:span><text:span text:style-name="T30">.</text:span></text:p>
      <text:p text:style-name="Standard"><text:span text:style-name="T30">והאיכא מסגרת טפח </text:span><text:span text:style-name="T36">[</text:span><text:span text:style-name="T33">שמות כה,כה:</text:span><text:span text:style-name="T36"> ועשית לו </text:span><text:span text:style-name="T61">מסגרת טפח</text:span><text:span text:style-name="T36"> סביב ועשית זר זהב למסגרתו סביב]</text:span><text:span text:style-name="T30">!?</text:span></text:p>
      <text:p text:style-name="Standard"><text:span text:style-name="T30">בדכתיבן </text:span><text:span text:style-name="T41">(</text:span><text:span text:style-name="T32">ששיעורו מפורש מן התורה</text:span><text:span text:style-name="T41">)</text:span><text:span text:style-name="T30"> לא קא מיירי.</text:span></text:p>
      <text:p text:style-name="P4">והאיכא כפורת טפח?</text:p>
      <text:p text:style-name="P4">בקדשים לא קמיירי.</text:p>
      <text:p text:style-name="Standard"><text:span text:style-name="T30">והאיכא </text:span><text:span text:style-name="T33">[עירובין פ"א מ"ג]</text:span><text:span text:style-name="T30"> '</text:span><text:span text:style-name="T74">דיה לקורה </text:span><text:span text:style-name="T41">(</text:span><text:span text:style-name="T32">לגבי מבוי</text:span><text:span text:style-name="T41">)</text:span><text:span text:style-name="T74"> שהיא רחבה טפח</text:span><text:span text:style-name="T30">'?</text:span></text:p>
      <text:p text:style-name="Standard"><text:span text:style-name="T30">בדרבנן </text:span><text:span text:style-name="T41">(</text:span><text:span text:style-name="T32">כגון מבוי, דכל מצותו מדברי סופרים</text:span><text:span text:style-name="T41">)</text:span><text:span text:style-name="T30"> לא קמיירי, אלא בדכתיבן ולא מפרשי שיעורייהו. </text:span></text:p>
      <text:p text:style-name="P6"/>
      <text:p text:style-name="Standard"><text:span text:style-name="T30">יתיב רב יצחק בר שמואל בר מרתא קמיה דרב כהנא, ויתיב וקאמר: אמר רב יהודה אמר רב: כל שלשה ימים הראשונים תולין את השליא בולד </text:span><text:span text:style-name="T41">(</text:span><text:span text:style-name="T32">כגון יצא ולד תחלה, ושליא אחריו בתוך שלשה ימים</text:span><text:span text:style-name="T41">)</text:span><text:span text:style-name="T30">, מכאן ואילך חוששין לולד אחֵר.</text:span></text:p>
      <text:p text:style-name="P4">אמר ליה: ומי אמר רב הכי? והאמר רב 'אין הולד מתעכב אחר חבירו כלום'?</text:p>
      <text:p text:style-name="P4">אישתיק.</text:p>
      <text:p text:style-name="Standard"><text:span text:style-name="T30">אמר ליה: דלמא כאן בנפל </text:span><text:span text:style-name="T41">(</text:span><text:span text:style-name="T32">בנפלים מתעכב</text:span><text:span text:style-name="T41">)</text:span><text:span text:style-name="T30">, כאן בבן קיימא?</text:span></text:p>
      <text:p text:style-name="Standard"><text:span text:style-name="T30">אמר ליה: את אמרת לשמעתתיה דרב </text:span><text:span text:style-name="T41">(</text:span><text:span text:style-name="T32">בתמיה, כלומר: את אתית לפרושי מדידך</text:span><text:span text:style-name="T41">)</text:span><text:span text:style-name="T30">? בפירוש אמר </text:span><text:span text:style-name="T41">(</text:span><text:span text:style-name="T32">פירשה</text:span><text:span text:style-name="T41">)</text:span><text:span text:style-name="T30"> רב הכי: 'הפילה נפל ואחר כך הפילה שליא, כל שלשה ימים תולין את השליא בולד </text:span><text:span text:style-name="T41">(</text:span><text:span text:style-name="T32">ואין חוששין לאחֵר: דתוך הזמן הזה עשויה השליא להתעכב אחר הולד שהיתה ממנו, טפי - לא; ואם זה זכר - תשב לזכר בלבד, ולא אמרינן 'שליא אחרת היתה עם ולד זה ונימוח, ושליא זו - דולד אחֵר היא'; דדרך שליא לשהות אחר ולד שלשה ימים</text:span><text:span text:style-name="T41">)</text:span><text:span text:style-name="T30">, מכאן ואילך חוששין לולד אחֵר </text:span><text:span text:style-name="T41">(</text:span><text:span text:style-name="T32">שמא ולד אחר היה עמו, ונקבה היה, ותשב ימי טומאה דנקבה; ואי נמי הוי האי ולד נקבה - אכתי מהניא ספק דשליא דמנִינא ימי טוהר לחומרא: שאם תראה ליום שמונים ואחד לולד ופסקה עד יום שמיני וראתה - לא הויא שומרת יום כנגד יום, דאמר בהדיא 'שליא נקבה הואי, ומה שראתה ביום שונים ואחד - דם טוהר הוה': דמשליא מנינן, והשתא הוא דהויא תחלת נדה; והיא נקראת 'טועה'</text:span><text:span text:style-name="T41">)</text:span><text:span text:style-name="T30">; ילדה </text:span><text:span text:style-name="T41">(</text:span><text:span text:style-name="T32">בן קיימא</text:span><text:span text:style-name="T41">)</text:span><text:span text:style-name="T30"> ואחר כך הפילה שליא - אפילו מכאן ועד עשרה ימים אין חוששין לולד אחר';</text:span></text:p>
      <text:p text:style-name="P6"/>
      <text:p text:style-name="Standard"><text:span text:style-name="T30">שמואל ותלמידי דרב ורב יהודה הוו יתבי; חליף ואזיל רב יוסף בריה דרב מנשיא מדויל </text:span><text:span text:style-name="T41">(</text:span><text:span text:style-name="T32">שם מקום</text:span><text:span text:style-name="T41">)</text:span><text:span text:style-name="T30"> לאפייהו, באלי ואתי </text:span><text:span text:style-name="T41">(</text:span><text:span text:style-name="T32">שהיה ממהר לבא, כמו </text:span><text:span text:style-name="T33">(לעיל דף יז.)</text:span><text:span text:style-name="T32"> 'באלי דידבי, פירוש: מגרש</text:span><text:span text:style-name="T41">)</text:span><text:span text:style-name="T30">, אמר: אתי לן גברא דרמינן ליה בגילא דחטתא </text:span><text:span text:style-name="T41">(</text:span><text:span text:style-name="T32">כלומר: בשאלות מועטות</text:span><text:span text:style-name="T41">)</text:span><text:span text:style-name="T30"> ומרמי ומדחי </text:span><text:span text:style-name="T41">(</text:span><text:span text:style-name="T32">כלומר: להקשותו ולדחותו, שלא ידע להשיב</text:span><text:span text:style-name="T41">)</text:span><text:span text:style-name="T30">; אדהכי אתא, אמר ליה שמואל: מאי אמר רב בשליא?</text:span></text:p>
      <text:p text:style-name="Standard"><text:soft-page-break/><text:span text:style-name="T30">אמר ליה: הכי אמר רב: אין תולין את השליא אלא בדבר של קיימא </text:span><text:span text:style-name="T41">(</text:span><text:span text:style-name="T32">שכיוצא בו מתקיים אם היום היו חדשיו כלו, למעוטי שאם הפילה דבר שאין ראוי לבריית נשמה, כגון: בירך אחד באמצע, או גוף אטום, או מפלת מין בהמה וחיה ועוף, ואחר כך הפילה שליא - אפילו בתוך שלשה חוששת לולד אחר</text:span><text:span text:style-name="T41">)</text:span><text:span text:style-name="T30">.</text:span></text:p>
      <text:p text:style-name="Standard"><text:span text:style-name="T30">שיילינהו שמואל לכל תלמידי דרב, ואמרי ליה הכי; הדר חזייה לרב יהודה בישות </text:span><text:span text:style-name="T41">(</text:span><text:span text:style-name="T32">דשמעה ולא אמרה ניהליה</text:span><text:span text:style-name="T41">)</text:span><text:span text:style-name="T30">.</text:span></text:p>
      <text:p text:style-name="P4"/>
      <text:p text:style-name="Standard"><text:span text:style-name="T30">בעא מיניה רבי יוסי בן שאול מרבי: המפלת דמות עורב ושליא מהו </text:span><text:span text:style-name="T41">(</text:span><text:span text:style-name="T32">מי תלינן שליא בעורב ולא ניחוש לולד אחר? או לא תלינן</text:span><text:span text:style-name="T41">)</text:span><text:span text:style-name="T30">?</text:span></text:p>
      <text:p text:style-name="Standard"><text:span text:style-name="T30">אמר ליה: אין תולין אלא בדבר שיש במינו שליא </text:span><text:span text:style-name="T41">(</text:span><text:span text:style-name="T32">כגון: אדם ובהמה וחיה, אבל עוף - לא</text:span><text:span text:style-name="T41">)</text:span><text:span text:style-name="T30">.</text:span></text:p>
      <text:p text:style-name="P4">קשורה בו מהו?</text:p>
      <text:p text:style-name="P4">אמר ליה: דבר שאינו שאלת. </text:p>
      <text:p text:style-name="Standard"><text:span text:style-name="T30">איתיביה: '</text:span><text:span text:style-name="T42">המפלת מין בהמה חיה ועוף ושליא עמהן, בזמן שהשליא קשורה עמהן אין חוששין לולד אחר; אין שליא קשורה עמהן חוששין לולד אחר: הריני מטיל עליהן</text:span></text:p>
      <text:p text:style-name="P8"/>
      <text:p text:style-name="P4">(נדה כז,א)</text:p>
      <text:p text:style-name="Standard"><text:span text:style-name="T42">חומר שני ולדות </text:span><text:span text:style-name="T41">(</text:span><text:span text:style-name="T32">אם זה זכר - חיישינן דלמא נקבה הוה ההוא דשליא, ותשב לזכר ולנקבה; ולרבנן, דאמרי 'המפלת חיה ועוף אינו ולד' - מאי חומרא איכא? בהאי ולד מחמרינן עלה למימר ליכא שום ולד ואין לה דם טוהר, והיינו חומרא דיליה, ומשום שליא מטמינן לה שבועים</text:span><text:span text:style-name="T41">)</text:span><text:span text:style-name="T42">, שאני אומר: שמא נמוח שפיר </text:span><text:span text:style-name="T41">(</text:span><text:span text:style-name="T32">ולד</text:span><text:span text:style-name="T41">)</text:span><text:span text:style-name="T42"> של שליא </text:span><text:span text:style-name="T41">(</text:span><text:span text:style-name="T32">ולד הוה עם השליא ונימוח שפיר של שליא</text:span><text:span text:style-name="T41">)</text:span><text:span text:style-name="T42"> ונמוח שליא של שפיר </text:span><text:span text:style-name="T41">(</text:span><text:span text:style-name="T32">ושמא נימוחה שלייתו של שפיר, כלומר: ושלייתו של זה שלפנינו נימוח, וזו אינה שלו הואיל ואינה קשורה בו</text:span><text:span text:style-name="T41">)</text:span><text:span text:style-name="T30">' </text:span><text:span text:style-name="T41">(</text:span><text:span text:style-name="T32">קתני מיהא '</text:span><text:span text:style-name="T69">בזמן שקשורה עמהן</text:span><text:span text:style-name="T32">'</text:span><text:span text:style-name="T41">)</text:span><text:span text:style-name="T30">!?</text:span></text:p>
      <text:p text:style-name="Standard"><text:span text:style-name="T1">תיובתא </text:span><text:span text:style-name="T2">(</text:span><text:span text:style-name="T32">דרבי, דאמר 'דבר שאינו שאלת'</text:span><text:span text:style-name="T2">)</text:span><text:span text:style-name="T1">.</text:span></text:p>
      <text:p text:style-name="P4"/>
      <text:p text:style-name="Standard"><text:span text:style-name="T30">אמר רבה בר שילא אמר רב מתנה אמר שמואל: מעשה ותלו את השליא בולד עד עשרה ימים; ולא אמרו 'תולין' אלא בשליא הבאה אחר הולד </text:span><text:span text:style-name="T41">(</text:span><text:span text:style-name="T32">אבל יצתה שליא קודם - חוששין לאחר</text:span><text:span text:style-name="T41">)</text:span><text:span text:style-name="T30">.</text:span></text:p>
      <text:p text:style-name="P4">אמר רבה בר בר חנה אמר רבי יוחנן: מעשה ותלו את השליא בולד עד עשרים ושלשה ימים.</text:p>
      <text:p text:style-name="P4">אמר ליה רב יוסף: עד עשרים וארבעה אמרת לן!</text:p>
      <text:p text:style-name="P4">אמר רב אחא בריה דרב עוירא אמר רבי יצחק: מעשה ונשתהה הולד אחר חבירו שלשים ושלשה יום. </text:p>
      <text:p text:style-name="P4">אמר ליה רב יוסף: שלשים וארבעה אמרת לן!</text:p>
      <text:p text:style-name="Standard"><text:span text:style-name="T30">הניחא למאן דאמר 'יולדת לתשעה יולדת למקוטעין' - משכחת לה: אחד נגמרה צורתו לסוף שבעה </text:span><text:span text:style-name="T41">(</text:span><text:span text:style-name="T32">יום או יומים בתוך חדש שביעי בסופו, דחיי</text:span><text:span text:style-name="T41">)</text:span><text:span text:style-name="T30">, ואחד נגמרה צורתו לתחלת תשעה </text:span><text:span text:style-name="T41">(</text:span><text:span text:style-name="T32">יום אחד בחדש, דהוו להו שלשים ושלשה</text:span><text:span text:style-name="T41">)</text:span><text:span text:style-name="T30">; אלא למאן דאמר 'יולדת לתשעה אינה יולדת למקוטעין' מאי איכא למימר </text:span><text:span text:style-name="T41">(</text:span><text:span text:style-name="T32">היכי משכחת לה? תרוייהו בחדש השביעי ליכא למימר, דחדש כולי האי לא הוי; ואם זה לסוף שבעה וזה לסוף תשעה, טפי איכא! ואם זה בשבעה וזה בשמונה - לא חיי! ומדקרי להו 'ולד' ולא 'נפל' מכלל דבני קיימא נינהו</text:span><text:span text:style-name="T41">)</text:span><text:span text:style-name="T30">? </text:span><text:span text:style-name="T41">(</text:span><text:span text:style-name="T32">פלוגתייהו לקמן בפרק 'בנות כותים' </text:span><text:span text:style-name="T33">(דף לח:)</text:span><text:span text:style-name="T32">.</text:span><text:span text:style-name="T41">)</text:span><text:span text:style-name="T30"> </text:span></text:p>
      <text:p text:style-name="Standard"><text:span text:style-name="T30">איפוך שמעתתא </text:span><text:span text:style-name="T41">(</text:span><text:span text:style-name="T32">דרבי יוחנן</text:span><text:span text:style-name="T41">)</text:span><text:span text:style-name="T30">: שלשים ושלשה לשליא, עשרים ושלשה לולד </text:span><text:span text:style-name="T41">(</text:span><text:span text:style-name="T32">משכחת לה דאחד נגמרה צורתו לתחלת שבעה ואחד לסוף שבעה, דלכולי עלמא יולדת לשבעה יולדת למקוטעין</text:span><text:span text:style-name="T41">)</text:span><text:span text:style-name="T30">.</text:span></text:p>
      <text:p text:style-name="P4">אמר רבי אבין בר רב אדא אמר רב מנחם איש כפר שערים, ואמרי לה בית שערים: מעשה ונשתהה ולד אחד אחר חבירו שלשה חדשים, והרי הם יושבים לפנינו בבית המדרש, ומאן נינהו? - יהודה וחזקיה בני רבי חייא.</text:p>
      <text:p text:style-name="Standard"><text:span text:style-name="T30">והא אמר מר 'אין אשה מתעברת וחוזרת ומתעברת'? </text:span><text:span text:style-name="T41">(</text:span><text:span text:style-name="T32">קסלקא דעתא בשלשה חדשים לא משכחת לה אלא אם כן נתעברה זה אחר זה.</text:span><text:span text:style-name="T41">)</text:span></text:p>
      <text:p text:style-name="Standard"><text:span text:style-name="T30">אמר אביי: טיפה אחת היתה ונתחלקה לשתים; אחד נגמרה צורתו בתחלת שבעה, ואחד בסוף תשעה.</text:span><text:span text:style-name="T32"> </text:span></text:p>
      <text:p text:style-name="P6"/>
      <text:p text:style-name="P4">שליא בבית הבית טמא: <text:s/></text:p>
      <text:p text:style-name="Standard"><text:soft-page-break/><text:span text:style-name="T30">תנו רבנן: '</text:span><text:span text:style-name="T42">שליא בבית - הבית טמא; לא שהשליא ולד, אלא שאין שליא שאין ולד עמה - דברי רבי מאיר; רבי יוסי ורבי יהודה ורבי שמעון מטהרין;</text:span></text:p>
      <text:p text:style-name="Standard"><text:span text:style-name="T42">אמרו לו לרבי מאיר: אי אתה מודה שאם הוציאוהו בספל לבית החיצון </text:span><text:span text:style-name="T41">(</text:span><text:span text:style-name="T32">לבית אחר</text:span><text:span text:style-name="T41">)</text:span><text:span text:style-name="T42"> שהוא </text:span><text:span text:style-name="T41">(</text:span><text:span text:style-name="T32">שהבית</text:span><text:span text:style-name="T41">)</text:span><text:span text:style-name="T42"> טהור?</text:span></text:p>
      <text:p text:style-name="Standard"><text:span text:style-name="T42">אמר להן: אבל </text:span><text:span text:style-name="T41">(</text:span><text:span text:style-name="T32">הן</text:span><text:span text:style-name="T41">)</text:span><text:span text:style-name="T42">. </text:span></text:p>
      <text:p text:style-name="Standard"><text:span text:style-name="T41">(</text:span><text:span text:style-name="T32">אמרו לו:</text:span><text:span text:style-name="T41">)</text:span><text:span text:style-name="T42"> ולמה </text:span><text:span text:style-name="T41">(</text:span><text:span text:style-name="T32">מאי שנא בית ראשון דמטמית ליה</text:span><text:span text:style-name="T41">)</text:span><text:span text:style-name="T42">?</text:span></text:p>
      <text:p text:style-name="Standard"><text:span text:style-name="T41">(</text:span><text:span text:style-name="T32">אמר להם:</text:span><text:span text:style-name="T41">)</text:span><text:span text:style-name="T42"> לפי שאינו </text:span><text:span text:style-name="T41">(</text:span><text:span text:style-name="T32">הואיל וטלטלוהו - נמוק</text:span><text:span text:style-name="T41">)</text:span><text:span text:style-name="T30">.</text:span><text:span text:style-name="T42"> </text:span></text:p>
      <text:p text:style-name="P8">אמרו לו: כשם שאינו בבית החיצון - כך אינו בבית הפנימי.</text:p>
      <text:p text:style-name="Standard"><text:span text:style-name="T42">אמר להן: אינו דומה נמוק פעם אחת לנמוק שתי פעמים.</text:span><text:span text:style-name="T30">'</text:span></text:p>
      <text:p text:style-name="P4"/>
      <text:p text:style-name="Standard"><text:span text:style-name="T30">יתיב רב פפא אחורי דרב ביבי קמיה דרב המנונא, ויתיב וקאמר: מאי טעמא דרבי שמעון </text:span><text:span text:style-name="T41">(</text:span><text:span text:style-name="T32">נהי דנמוק, מכל מקום כל גופו של מת כאן הוה, והוה ליה כרקב וכנצל [בשר המת שנימוח ונעשה ליחה סרוחה]</text:span><text:span text:style-name="T41">)</text:span><text:span text:style-name="T30">? - קסבר כל טומאה שנתערב בה ממין אחר </text:span><text:span text:style-name="T41">(</text:span><text:span text:style-name="T32">אפילו ממין טומאה</text:span><text:span text:style-name="T41">)</text:span><text:span text:style-name="T30"> - </text:span><text:span text:style-name="T41">(</text:span><text:span text:style-name="T32">אם אינה שוה לה</text:span><text:span text:style-name="T41">)</text:span><text:span text:style-name="T30"> בטלה.</text:span></text:p>
      <text:p text:style-name="P4">אמר להו רב פפא: היינו נמי טעמייהו דרבי יהודה ורבי יוסי!</text:p>
      <text:p text:style-name="Standard"><text:span text:style-name="T30">אחיכו עליה: מאי שנא? פשיטא </text:span><text:span text:style-name="T41">(</text:span><text:span text:style-name="T32">אמרו ליה: פשיטא, מאי שנא טעמייהו מטעמיה</text:span><text:span text:style-name="T41">)</text:span><text:span text:style-name="T30">!? </text:span><text:span text:style-name="T41">(</text:span><text:span text:style-name="T32">כולה חדא מילתא אמרי.</text:span><text:span text:style-name="T41">)</text:span><text:span text:style-name="T30"> </text:span></text:p>
      <text:p text:style-name="Standard"><text:span text:style-name="T30">אמר רב פפא: אפילו כי הא מילתא </text:span><text:span text:style-name="T41">(</text:span><text:span text:style-name="T32">דאתיא לידי חוכא</text:span><text:span text:style-name="T41">)</text:span><text:span text:style-name="T30"> לימא איניש ולא נשתוק קמיה רביה </text:span><text:span text:style-name="T41">(</text:span><text:span text:style-name="T32">דלמא מתוך דבריו אמרי ליה טעמא, ולא לישתוק ולימא 'מסברנא ליה'</text:span><text:span text:style-name="T41">)</text:span><text:span text:style-name="T30">, משום שנאמר </text:span><text:span text:style-name="T33">(משלי ל,לב)</text:span><text:span text:style-name="T35"> אם נבלת בהתנשא</text:span><text:span text:style-name="T30"> </text:span><text:span text:style-name="T41">(</text:span><text:span text:style-name="T32">אם </text:span><text:span text:style-name="T36">נבלת</text:span><text:span text:style-name="T32"> עצמך על דברי תורה סופך ל</text:span><text:span text:style-name="T36">התנשא</text:span><text:span text:style-name="T41">)</text:span><text:span text:style-name="T30"> </text:span><text:span text:style-name="T35">ואם זמות יד לפה</text:span><text:span text:style-name="T30"> </text:span><text:span text:style-name="T41">(</text:span><text:span text:style-name="T32">ואם </text:span><text:span text:style-name="T36">זמות</text:span><text:span text:style-name="T32"> ושתקת - סופך לשום </text:span><text:span text:style-name="T36">יד</text:span><text:span text:style-name="T32"> על </text:span><text:span text:style-name="T36">פה</text:span><text:span text:style-name="T32">: שלא תדע להשיב לשואלין</text:span><text:span text:style-name="T41">)</text:span><text:span text:style-name="T30">.</text:span></text:p>
      <text:p text:style-name="Standard"><text:span text:style-name="T30">ואזדא רבי שמעון לטעמיה, דתניא: '</text:span><text:span text:style-name="T74">מלא תרוד </text:span><text:span text:style-name="T41">(</text:span><text:span text:style-name="T32">כף</text:span><text:span text:style-name="T41">)</text:span><text:span text:style-name="T74"> רקב </text:span><text:span text:style-name="T41">(</text:span><text:span text:style-name="T32">רקבובית של מת, וזה שיעורו לטמא באהל הלכה למשה מסיני</text:span><text:span text:style-name="T41">)</text:span><text:span text:style-name="T74"> שנפל לתוכו עפר כל שהו – טמא, ורבי שמעון מטהר</text:span><text:span text:style-name="T30">' </text:span><text:span text:style-name="T33">[דומה לתופסתא אהלות פ"ד מ"ג, אך שם המטהר הוא רבי יהושע]</text:span><text:span text:style-name="T30">; </text:span></text:p>
      <text:p text:style-name="P4">מאי טעמא דרבי שמעון?</text:p>
      <text:p text:style-name="Standard"><text:span text:style-name="T30">אמר רבה: אשכחתינהו לרבנן דבי רב דיתבי וקאמרי: אי אפשר שלא ירבו שתי פרידות עפר על פרידה אחת של רקב וחסיר ליה </text:span><text:span text:style-name="T41">(</text:span><text:span text:style-name="T32">אף על גב דרובא רקב אי אפשר למקום שנפל העפר שלא תהא גרגר של רקב בין שני גרגרים של עפר, ובטל הרקב, ובציר לו שיעורא דתרוד</text:span><text:span text:style-name="T41">)</text:span><text:span text:style-name="T30">, ואמינא להו: אדרבה! אי אפשר שלא ירבו שתי פרידות רקב על</text:span></text:p>
      <text:p text:style-name="P4"/>
      <text:p text:style-name="P4">(נדה כז,ב)</text:p>
      <text:p text:style-name="Standard"><text:span text:style-name="T30">פרידה </text:span><text:span text:style-name="T41">(</text:span><text:span text:style-name="T32">גרגיר</text:span><text:span text:style-name="T41">)</text:span><text:span text:style-name="T30"> אחת עפר ונפיש ליה שיעורא!</text:span></text:p>
      <text:p text:style-name="Standard"><text:span text:style-name="T30">אלא אמר רבה: היינו טעמא דרבי שמעון: סופו </text:span><text:span text:style-name="T41">(</text:span><text:span text:style-name="T32">של רקב</text:span><text:span text:style-name="T41">)</text:span><text:span text:style-name="T30"> כתחלתו </text:span><text:span text:style-name="T41">(</text:span><text:span text:style-name="T32">כשנקבר</text:span><text:span text:style-name="T41">)</text:span><text:span text:style-name="T30">: מה תחלתו נעשה לו דבר אחר </text:span><text:span text:style-name="T41">(</text:span><text:span text:style-name="T32">אם יש דבר הראוי לירקב ולעשות רקב של מת</text:span><text:span text:style-name="T41">)</text:span><text:span text:style-name="T30"> גנגילון </text:span><text:span text:style-name="T41">(</text:span><text:span text:style-name="T32">בטול: שאותו דבר אחר מבטלו</text:span><text:span text:style-name="T41">)</text:span><text:span text:style-name="T30"> - אף סופו </text:span><text:span text:style-name="T41">(</text:span><text:span text:style-name="T32">לאחר שנעשה רקב כשנקבר כהלכתו</text:span><text:span text:style-name="T41">)</text:span><text:span text:style-name="T30"> נעשה לו דבר אחר </text:span><text:span text:style-name="T41">(</text:span><text:span text:style-name="T32">המתערבת בו</text:span><text:span text:style-name="T41">)</text:span><text:span text:style-name="T30"> גנגילון </text:span><text:span text:style-name="T41">(</text:span><text:span text:style-name="T32">מבטלו</text:span><text:span text:style-name="T41">)</text:span><text:span text:style-name="T30">.</text:span></text:p>
      <text:p text:style-name="Standard"><text:span text:style-name="T41">(</text:span><text:span text:style-name="T32">ולשון 'גנגילון' - דבר העומד כנגדו לבטלו ולקלקלו; ולקמן פריך: הואיל וטעמא דרבי שמעון ברקב כדאמר השתא, גבי שליא דליכא למימר הכי - מאי טעמא?</text:span><text:span text:style-name="T41">)</text:span><text:span text:style-name="T30"> </text:span></text:p>
      <text:p text:style-name="Standard"><text:span text:style-name="T30">מאי היא </text:span><text:span text:style-name="T41">(</text:span><text:span text:style-name="T32">דאמר 'תחלתו דבר אחר נעשה לו גנגילון'</text:span><text:span text:style-name="T41">)</text:span><text:span text:style-name="T30">?</text:span></text:p>
      <text:p text:style-name="Standard"><text:span text:style-name="T30">דתניא </text:span><text:span text:style-name="T33">[תוספתא אהלות פ"ב מ"ב]</text:span><text:span text:style-name="T30">: '</text:span><text:span text:style-name="T74">איזהו מת שיש לו רקב ואיזהו מת שאין לו רקב </text:span><text:span text:style-name="T41">(</text:span><text:span text:style-name="T32">שאין רקב שלו מטמא</text:span><text:span text:style-name="T41">)</text:span><text:span text:style-name="T74">?</text:span></text:p>
      <text:p text:style-name="Standard"><text:span text:style-name="T74">נקבר ערום בארון של שיש או על גבי רצפה של אבנים </text:span><text:span text:style-name="T41">(</text:span><text:span text:style-name="T32">דהשתא אין תערובת ברקבוביתו</text:span><text:span text:style-name="T41">)</text:span><text:span text:style-name="T74"> - זהו מת שיש לו רקב;</text:span></text:p>
      <text:p text:style-name="P54">ואיזהו מת שאין לו רקב?</text:p>
      <text:p text:style-name="Standard"><text:span text:style-name="T74">נקבר בכסותו </text:span><text:span text:style-name="T41">(</text:span><text:span text:style-name="T32">דאיכא רקבובית</text:span><text:span text:style-name="T41">)</text:span><text:span text:style-name="T74"> או </text:span><text:span text:style-name="T41">(</text:span><text:span text:style-name="T32">אפילו ערום</text:span><text:span text:style-name="T41">)</text:span><text:span text:style-name="T74"> בארון של עץ </text:span><text:span text:style-name="T41">(</text:span><text:span text:style-name="T32">דאיכא רקבובית</text:span><text:span text:style-name="T41">)</text:span><text:span text:style-name="T74"> או על גבי רצפה של לבנים </text:span><text:span text:style-name="T41">(</text:span><text:span text:style-name="T32">שעפרן נמחה</text:span><text:span text:style-name="T41">)</text:span><text:span text:style-name="T74"> - זהו מת שאין לו רקב </text:span><text:span text:style-name="T41">(</text:span><text:span text:style-name="T32">מפני דבר אחר המעורב בו</text:span><text:span text:style-name="T41">)</text:span><text:span text:style-name="T74">;</text:span></text:p>
      <text:p text:style-name="Standard"><text:span text:style-name="T74">ולא אמרו רקב אלא למת בלבד</text:span><text:span text:style-name="T30">' - למעוטי הרוג, דלא </text:span><text:span text:style-name="T41">(</text:span><text:span text:style-name="T32">לפי שיצא דמו, וחסר, וקיימא לן במסכת נזיר </text:span><text:span text:style-name="T33">(דף נא.)</text:span><text:span text:style-name="T32">: מת שחסר אין לו רקב</text:span><text:span text:style-name="T41">)</text:span><text:span text:style-name="T30">.</text:span></text:p>
      <text:p text:style-name="P4"/>
      <text:p text:style-name="Standard"><text:soft-page-break/><text:span text:style-name="T30">גופא: '</text:span><text:span text:style-name="T74">מלא תרוד רקב שנפל לתוכו עפר כל שהוא - טמא, ורבי שמעון מטהר</text:span><text:span text:style-name="T30">' </text:span><text:span text:style-name="T33">[אהלות <text:s/>פ"ב מ"ב]</text:span><text:span text:style-name="T30">; '</text:span><text:span text:style-name="T74">מלא תרוד רקב שנתפזר בבית - הבית טמא </text:span><text:span text:style-name="T41">(</text:span><text:span text:style-name="T32">משום אהל</text:span><text:span text:style-name="T41">)</text:span><text:span text:style-name="T74">, ורבי שמעון מטהר</text:span><text:span text:style-name="T30">' </text:span><text:span text:style-name="T33">[אהלות פ"ג מ"ב]</text:span><text:span text:style-name="T30">. </text:span></text:p>
      <text:p text:style-name="Standard"><text:span text:style-name="T30">וצריכא: דאי אשמעינן קמייתא, בההיא קאמרי רבנן משום דמכניף, אבל נתפזר אימא מודו לו לרבי שמעון, דאין מאהיל וחוזר ומאהיל </text:span><text:span text:style-name="T41">(</text:span><text:span text:style-name="T32">גג שכנגד זה מאהיל על חצי שיעור, ושכנגד זה מאהיל על חצי שיעור, ושני אהלות הן, ואין מצטרפין</text:span><text:span text:style-name="T41">)</text:span><text:span text:style-name="T30">; ואי אשמעינן בהא - בהא אמר רבי שמעון דאין מאהיל וחוזר ומאהיל, אבל בהא אימא מודה להו לרבנן – צריכא. </text:span></text:p>
      <text:p text:style-name="P6"/>
      <text:p text:style-name="Standard"><text:span text:style-name="T30">תניא אידך </text:span><text:span text:style-name="T33">[משנה אהלות <text:s/>פ"ב מ"ב]</text:span><text:span text:style-name="T30">: '</text:span><text:span text:style-name="T74">מלא תרוד </text:span><text:span text:style-name="T81">ועוד</text:span><text:span text:style-name="T74"> </text:span><text:span text:style-name="T41">(</text:span><text:span text:style-name="T32">יותר ממלא תרוד</text:span><text:span text:style-name="T41">)</text:span><text:span text:style-name="T42"> עפר בית הקברות </text:span><text:span text:style-name="T41">(</text:span><text:span text:style-name="T32">לשון אחר: רקב ממש של מת, אלא כגון שנקבר בכסותו או בקרקע בלא ארון של שיש, ויש כאן מלא תרוד ועוד מאותו עפר: דהוו מעורבין רקב ועפר</text:span><text:span text:style-name="T41">)</text:span><text:span text:style-name="T42"> – טמא, ורבי שמעון מטהר</text:span><text:span text:style-name="T30">'; מאי טעמייהו דרבנן? - לפי שאי אפשר למלא תרוד ועוד עפר בית הקברות שאין בו מלא תרוד רקב; השתא דאמרת טעמא דרבי שמעון משום סופו כתחלתו, גבי שליא מאי טעמא?</text:span></text:p>
      <text:p text:style-name="Standard"><text:span text:style-name="T30">אמר רבי יוחנן: משום בטול ברוב נגעו בה </text:span><text:span text:style-name="T41">(</text:span><text:span text:style-name="T32">שדם הלידה נתרבה על מיחוי הולד, ומבטלו</text:span><text:span text:style-name="T41">)</text:span><text:span text:style-name="T30">.</text:span></text:p>
      <text:p text:style-name="P26">תוספות ד"ה מלא תרוד ועוד. פ"ה כגון שנקבר בכסותו, ואין נראה לרשב"ם, דבתחלה מודו כ"ע דדבר אחר נעשה לו גלגילון </text:p>
      <text:p text:style-name="P26">ונראה לרשב"ם דהכא מיירי בנקבר ערום, ודרכן היה לטוח כוכין בסיד, ומיד שנתרקב היה התרוד ממנו טמא ואחר כך נפל מן הסיד ונתערבה עם הרקב שכבר היה טמא, ומהך לא עביד צריכותא דקמ"ל משום דא"א שלא יהא תרוד מרקב קודם שנתערב בו עפר. </text:p>
      <text:p text:style-name="Standard"><text:span text:style-name="T30">ואזדא רבי יוחנן לטעמיה, דאמר רבי יוחנן: רבי שמעון, ורבי אליעזר בן יעקב אמרו דבר אחד </text:span><text:span text:style-name="T41">(</text:span><text:span text:style-name="T32">ולקמן מוקמינן דרבי אליעזר בן יעקב - משום בטול ברוב</text:span><text:span text:style-name="T41">)</text:span><text:span text:style-name="T30">.</text:span></text:p>
      <text:p text:style-name="P4">רבי שמעון - הא דאמרן;</text:p>
      <text:p text:style-name="Standard"><text:span text:style-name="T30">רבי אליעזר – דתנן </text:span><text:span text:style-name="T33">[בכורות פ"ג מ"א]</text:span><text:span text:style-name="T30">: '</text:span><text:span text:style-name="T42">רבי אליעזר בן יעקב אומר: בהמה גסה </text:span><text:span text:style-name="T41">(</text:span><text:span text:style-name="T32">שלא היה לה ולד מעולם</text:span><text:span text:style-name="T41">)</text:span><text:span text:style-name="T42"> ששפעה חררת דם - הרי זו </text:span><text:span text:style-name="T41">(</text:span><text:span text:style-name="T32">החררה</text:span><text:span text:style-name="T41">)</text:span><text:span text:style-name="T42"> תקבר </text:span><text:span text:style-name="T41">(</text:span><text:span text:style-name="T32">שהוא מיחוי של בכור</text:span><text:span text:style-name="T41">)</text:span><text:span text:style-name="T42"> ופטורה מן הבכורה </text:span><text:span text:style-name="T41">(</text:span><text:span text:style-name="T32">שאם תלד עוד אין ולדה לכהן</text:span><text:span text:style-name="T41">)</text:span><text:span text:style-name="T30">', ותני רבי חייא עלה: '</text:span><text:span text:style-name="T74">אינה מטמאה </text:span><text:span text:style-name="T41">(</text:span><text:span text:style-name="T32">אותה חררה</text:span><text:span text:style-name="T41">)</text:span><text:span text:style-name="T74"> לא במגע ולא במשא - </text:span><text:span text:style-name="T30">'</text:span></text:p>
      <text:p text:style-name="P25"><text:span text:style-name="T30">ומאחר שאינה מטמאה לא במגע ולא במשא </text:span><text:span text:style-name="T41">(</text:span><text:span text:style-name="T32">אלמא לא חיישינן לולד</text:span><text:span text:style-name="T41">)</text:span><text:span text:style-name="T30"> - אמאי תקבר? </text:span></text:p>
      <text:p text:style-name="P25"><text:span text:style-name="T41">(</text:span><text:span text:style-name="T32">ומשני:</text:span><text:span text:style-name="T41">)</text:span><text:span text:style-name="T30"> '</text:span><text:span text:style-name="T74">כדי לפרסמה שהיא פטורה מן הבכורה </text:span><text:span text:style-name="T41">(</text:span><text:span text:style-name="T32">שידעו הכל שזה פטר רחם</text:span><text:span text:style-name="T41">)</text:span><text:span text:style-name="T30">.' </text:span></text:p>
      <text:p text:style-name="Standard"><text:span text:style-name="T41">(</text:span><text:span text:style-name="T32">ופרכינן: מדפטורה מן הבכורה</text:span><text:span text:style-name="T41">)</text:span><text:span text:style-name="T30"> אלמא ולד מעליא הוא, ואמאי תני רבי חייא '</text:span><text:span text:style-name="T74">אינה מטמאה לא במגע ולא במשא</text:span><text:span text:style-name="T30">'?</text:span></text:p>
      <text:p text:style-name="Standard"><text:span text:style-name="T30">אמר רבי יוחנן: משום בטול ברוב </text:span><text:span text:style-name="T41">(</text:span><text:span text:style-name="T32">מיחוי הנפל בטל בדם</text:span><text:span text:style-name="T41">)</text:span><text:span text:style-name="T30"> נגעו בה. </text:span></text:p>
      <text:p text:style-name="P5"/>
      <text:p text:style-name="Standard"><text:span text:style-name="T30">אמר רבי אמי אמר רבי יוחנן: ומודה רבי שמעון </text:span><text:span text:style-name="T41">(</text:span><text:span text:style-name="T32">במתניתין, בשליא, אף על גב שהבית טהור</text:span><text:span text:style-name="T41">)</text:span><text:span text:style-name="T30"> שאמו טמאה לידה.</text:span></text:p>
      <text:p text:style-name="Standard"><text:span text:style-name="T30">אמר ההוא סבא לרבי אמי: אסברא לך טעמא דרבי יוחנן: דאמר קרא </text:span><text:span text:style-name="T33">(ויקרא יב,ב)</text:span><text:span text:style-name="T35"> </text:span><text:span text:style-name="T36">[דבר אל בני ישראל לאמר]</text:span><text:span text:style-name="T35"> אשה כי תזריע וילדה זכר </text:span><text:span text:style-name="T36">[וטמאה שבעת ימים כימי נדת דותה תטמא]</text:span><text:span text:style-name="T30"> - אפילו לא ילדה אלא כעין שהזריעה </text:span><text:span text:style-name="T41">(</text:span><text:span text:style-name="T32">כלומר: דנימוח כזרע</text:span><text:span text:style-name="T41">)</text:span><text:span text:style-name="T30"> - טמאה לידה.</text:span></text:p>
      <text:p text:style-name="P4"/>
      <text:p text:style-name="Standard"><text:span text:style-name="T30">ריש לקיש אמר: שפיר שטרפוהו </text:span><text:span text:style-name="T41">(</text:span><text:span text:style-name="T32">כמו </text:span><text:span text:style-name="T33">(חולין סד.)</text:span><text:span text:style-name="T32"> 'ביצים טרופות בקערה': שמחקוהו ובלבלוהו</text:span><text:span text:style-name="T41">)</text:span><text:span text:style-name="T30"> במימיו </text:span><text:span text:style-name="T41">(</text:span><text:span text:style-name="T32">שהדיחוהו בהן, אי נמי במי הלידה והטינוף שיוצא עמו</text:span><text:span text:style-name="T41">)</text:span><text:span text:style-name="T30"> - נעשה כמת שנתבלבלה צורתו </text:span><text:span text:style-name="T41">(</text:span><text:span text:style-name="T32">נמחק כולו, כמו שרוף שנתפזר ואין שלדו קיימת</text:span><text:span text:style-name="T41">)</text:span><text:span text:style-name="T30">.</text:span></text:p>
      <text:p text:style-name="Standard"><text:span text:style-name="T30">אמר ליה רבי יוחנן לריש לקיש: מת שנתבלבלה צורתו מנלן דטהור? אילימא מהא דאמר רבי שבתאי אמר רבי יצחק מגדלאה, ואמרי לה אמר רבי יצחק מגדלאה אמר רבי שבתאי: מת שנשרף ושלדו קיימת </text:span><text:span text:style-name="T41">(</text:span><text:span text:style-name="T32">גופו קיים שלא נתפזר האפר ועדיין נראה כשלם</text:span><text:span text:style-name="T41">)</text:span><text:span text:style-name="T30"> – טמא; מעשה היה וטמאו לו פתחים גדולים </text:span><text:span text:style-name="T41">(</text:span><text:span text:style-name="T32">של ארבעה טפחים</text:span><text:span text:style-name="T41">)</text:span><text:span text:style-name="T30"> </text:span></text:p>
      <text:p text:style-name="P4"/>
      <text:p text:style-name="P4">(נדה כח,א)</text:p>
      <text:p text:style-name="Standard"><text:span text:style-name="T30">וטהרו לו פתחים קטנים </text:span><text:span text:style-name="T41">(</text:span><text:span text:style-name="T32">הפחותים מארבעה, כשאר מתים שלמים, שהגדולים מצילין על הקטנים, דקיימא לן 'מת פתחו בארבעה': אם הוא בבית - כל הפתחים טמאים, ואם פתח פחות מארבעה – טהור; והני מילי להציל את שאר פתחים, </text:span><text:soft-page-break/><text:span text:style-name="T32">אבל להוציא - הא אמרינן פותח טפח מוציא הטומאה לצד שני; והכי אמרינן במסכת אהלות </text:span><text:span text:style-name="T33">(פ"ג מ"ו)</text:span><text:span text:style-name="T32"> '</text:span><text:span text:style-name="T82">המת</text:span><text:span text:style-name="T69"> פתחו בארבעה; במה דברים אמורים? - להציל את הפתחים, אבל להוציא את </text:span><text:span text:style-name="T82">הטומאה</text:span><text:span text:style-name="T69"> - בפותח טפח</text:span><text:span text:style-name="T32">'</text:span><text:span text:style-name="T41">)</text:span><text:span text:style-name="T30">, וקא דייקת מינה 'טעמא דשלדו קיימת, הא לאו הכי טהור' – אדרבה: דוק מינה להאי גיסא: 'שלדו קיימת - </text:span><text:span text:style-name="T59">הוא</text:span><text:span text:style-name="T30"> דטהרו לו פתחים קטנים, הא לאו הכי - פתחים קטנים נמי טמאין', דכל חד וחד חזי לאפוקי חד חד אבר!? </text:span></text:p>
      <text:p text:style-name="Standard"><text:span text:style-name="T30">אמר ליה רבינא לרב אשי: רבי יוחנן </text:span><text:span text:style-name="T41">(</text:span><text:span text:style-name="T32">דפליג עליה דריש לקיש, דבעי למימר דמת שנתבלבלה צורתו טמא</text:span><text:span text:style-name="T41">)</text:span><text:span text:style-name="T30"> דאמר כמאן? </text:span></text:p>
      <text:p text:style-name="Standard"><text:span text:style-name="T30">כרבי אליעזר, דתנן </text:span><text:span text:style-name="T33">[אהלות פ"ב מ"ב]</text:span><text:span text:style-name="T30">: '</text:span><text:span text:style-name="T74">אפר שרופין: רבי אליעזר אומר: שיעור ברובע</text:span><text:span text:style-name="T30"> </text:span><text:span text:style-name="T41">(</text:span><text:span text:style-name="T32">רובע הקב</text:span><text:span text:style-name="T41">)</text:span><text:span text:style-name="T30">'; היכי דמי? - מת שנשרף ושלדו קיימת.</text:span></text:p>
      <text:p text:style-name="Standard"><text:span text:style-name="T30">אמר אביי: כגון ששרפו על גבי קטבלא </text:span><text:span text:style-name="T41">(</text:span><text:span text:style-name="T32">עור שלוק וקשה ואינה נשרפת עם המת</text:span><text:span text:style-name="T41">)</text:span><text:span text:style-name="T30">.</text:span></text:p>
      <text:p text:style-name="Standard"><text:span text:style-name="T30">רבא אמר: כגון ששרפו על גבי אפודרים </text:span><text:span text:style-name="T41">(</text:span><text:span text:style-name="T32">אפודרא <text:s/>= אבן שייש; ותרוייהו כגון שעשויות בית קיבול ומחיצות שאין העפר יכול להתפזר</text:span><text:span text:style-name="T41">)</text:span><text:span text:style-name="T30"> </text:span></text:p>
      <text:p text:style-name="Standard"><text:span text:style-name="T30">רבינא אמר: כגון דאיחרכי אחרוכי </text:span><text:span text:style-name="T41">(</text:span><text:span text:style-name="T32">המת, ולא נעשה אפר</text:span><text:span text:style-name="T41">)</text:span><text:span text:style-name="T30">.</text:span></text:p>
      <text:p text:style-name="P4"/>
      <text:p text:style-name="Standard"><text:span text:style-name="T30">תנו רבנן: '</text:span><text:span text:style-name="T74">המפלת יד חתוכה ורגל חתוכה - אמו טמאה לידה, ואין חוששין שמא מגוף אטום באו</text:span><text:span text:style-name="T30">'; רב חסדא ורבה בר רב הונא דאמרי תרוייהו: אין נותנין לה ימי טוהר </text:span><text:span text:style-name="T41">(</text:span><text:span text:style-name="T32">אף על גב דפשיטא לן דולד הוא</text:span><text:span text:style-name="T41">)</text:span><text:span text:style-name="T30">; מאי טעמא? אימא הרחיקה לידתה </text:span><text:span text:style-name="T41">(</text:span><text:span text:style-name="T32">הרי כמה ימים שיצא רוב הולד לאברים, וכבר עברו ימי טוהר שלה, ולא ידעינן מאימת נמני</text:span><text:span text:style-name="T41">)</text:span><text:span text:style-name="T30">.</text:span></text:p>
      <text:p text:style-name="Standard"><text:span text:style-name="T30">מתיב רב יוסף </text:span><text:span text:style-name="T33">[משנה להלן כט,א]</text:span><text:span text:style-name="T30">: '</text:span><text:span text:style-name="T74">המפלת ואין ידוע מה הפילה תשב לזכר ולנקבה</text:span><text:span text:style-name="T30">' ואי סלקא דעתא כל כהאי גוונא אימא 'הרחיקה לידתה', לתני 'ולנדה'? </text:span><text:span text:style-name="T41">(</text:span><text:span text:style-name="T32">שכל דמים שתראה יהיו טמאים: שלא יהיו לה ימי טוהר, והכי איבעי ליה למיתני: 'תשב לזכר ולנקבה ולנדה', כלומר: שבועיים דנקבה מטמאה בלא שום ראייה, דדלמא נקבה הואי, וימי טוהר לא יהיה לה: שהרי כמה ימים שהתחילה לילד ויצא הרוב, והיינו 'לנדה'; ולקמן בהאי פירקא </text:span><text:span text:style-name="T33">(דף ל.)</text:span><text:span text:style-name="T32"> מפרש למה הוזכר זכר: שאם תראה לסוף שלושים וארבעה ותחזור ותראה ליום ארבעים ואחד - תהא מקולקלת עד יום ארבעים ושמנה</text:span><text:span text:style-name="T41">)</text:span><text:span text:style-name="T30">?</text:span></text:p>
      <text:p text:style-name="Standard"><text:span text:style-name="T30">אמר אביי: אי תנא 'לנדה' הוה אמינא מביאה קרבן ואינו נאכל </text:span><text:span text:style-name="T41">(</text:span><text:span text:style-name="T32">דכיון דתני 'לנדה' משמע דמספקא ליה אי ולד הוא אי לא</text:span><text:span text:style-name="T41">)</text:span><text:span text:style-name="T30"> - קא משמע לן </text:span><text:span text:style-name="T41">(</text:span><text:span text:style-name="T32">מדלא תני 'לנדה' אלא 'לזכר ולנקבה'</text:span><text:span text:style-name="T41">)</text:span><text:span text:style-name="T30"> דנאכל </text:span><text:span text:style-name="T41">(</text:span><text:span text:style-name="T32">דודאי פשיטא לן דולד הוא, ומביאה קרבן ונאכל; ומיהו ימי טוהר לית לה: אימר הרחיקה לידתה</text:span><text:span text:style-name="T41">)</text:span><text:span text:style-name="T30">.</text:span></text:p>
      <text:p text:style-name="P4"/>
      <text:p text:style-name="Standard"><text:span text:style-name="T30">אמר רב הונא: הוציא עובר את ידו והחזירה - אמו טמאה לידה, שנאמר </text:span><text:span text:style-name="T33">(בראשית לח,כח)</text:span><text:span text:style-name="T35"> ויהי בלדתה ויתן יד </text:span><text:span text:style-name="T36">[ותקח המילדת ותקשר על ידו שני לאמר זה יצא ראשנה]</text:span><text:span text:style-name="T30"> </text:span><text:span text:style-name="T41">(</text:span><text:span text:style-name="T32">'</text:span><text:span text:style-name="T36">ויתן יד</text:span><text:span text:style-name="T32">' - אלמא לידת יד קרויה לידה</text:span><text:span text:style-name="T41">)</text:span><text:span text:style-name="T30">.</text:span></text:p>
      <text:p text:style-name="Standard"><text:span text:style-name="T30">מתיב רב יהודה: '</text:span><text:span text:style-name="T74">הוציא עובר את ידו - אין אמו חוששת לכל דבר</text:span><text:span text:style-name="T30">'!? </text:span></text:p>
      <text:p text:style-name="P4">אמר רב נחמן: לדידי מיפרשא לי מיניה דרב הונא: לחוש – חוששת, ימי טוהר לא יהבינן לה עד דנפיק רוביה.</text:p>
      <text:p text:style-name="Standard"><text:span text:style-name="T30">והא '</text:span><text:span text:style-name="T74">אין אמו חוששת לכל דבר</text:span><text:span text:style-name="T30">' קאמר?</text:span></text:p>
      <text:p text:style-name="Standard"><text:span text:style-name="T30">אמר אביי: אינה חוששת לכל דבר מדאורייתא, אבל מדרבנן חוששת. והא קרא קאמר </text:span><text:span text:style-name="T41">(</text:span><text:span text:style-name="T32">רב הונא, אלמא לידה דאורייתא קרי ליה</text:span><text:span text:style-name="T41">)</text:span><text:span text:style-name="T30">?</text:span></text:p>
      <text:p text:style-name="P4">מדרבנן, וקרא אסמכתא בעלמא.</text:p>
      <text:p text:style-name="P4"/>
      <text:p text:style-name="P4"/>
      <text:p text:style-name="P4">משנה:</text:p>
      <text:p text:style-name="Standard"><text:span text:style-name="T30">המפלת טומטום ואנדרוגינוס - תשב לזכר ולנקבה </text:span><text:span text:style-name="T41">(</text:span><text:span text:style-name="T32">ימי טוהר לזכר וימי טומאה דנקבה</text:span><text:span text:style-name="T41">)</text:span><text:span text:style-name="T30">;</text:span></text:p>
      <text:p text:style-name="P4">טומטום וזכר, אנדרוגינוס וזכר - תשב לזכר ולנקבה;</text:p>
      <text:p text:style-name="Standard"><text:span text:style-name="T30">טומטום ונקבה, אנדרוגינוס ונקבה - תשב לנקבה בלבד </text:span><text:span text:style-name="T41">(</text:span><text:span text:style-name="T32">אפילו הוי טומטום זכר - בתר נקבות אזלינן: דכל ימי זכר - בין לטומאה בין לטהרה - מובלעים תוך של נקבה</text:span><text:span text:style-name="T41">)</text:span><text:span text:style-name="T30">;</text:span></text:p>
      <text:p text:style-name="Standard"><text:span text:style-name="T30">יצא מחותך או מסורס </text:span><text:span text:style-name="T41">(</text:span><text:span text:style-name="T32">דרך מרגלותיו; ולשון היפוך הוא, כמו 'סרס המקרא ודרשהו'</text:span><text:span text:style-name="T41">)</text:span><text:span text:style-name="T30">, משיצא רובו הרי הוא כילוד;</text:span></text:p>
      <text:p text:style-name="P4"><text:soft-page-break/>יצא כדרכו - עד שיצא רוב ראשו; </text:p>
      <text:p text:style-name="P4">ואיזהו 'רוב ראשו'? - משיצא פדחתו.</text:p>
      <text:p text:style-name="P4"/>
      <text:p text:style-name="P4">גמרא:</text:p>
      <text:p text:style-name="Standard"><text:span text:style-name="T30">השתא טומטום לחודיה ואנדרוגינוס לחודיה אמר '</text:span><text:span text:style-name="T74">תשב לזכר ולנקבה</text:span><text:span text:style-name="T30">', טומטום וזכר, אנדרוגינוס וזכר מיבעיא?</text:span></text:p>
      <text:p text:style-name="Standard"><text:span text:style-name="T30">איצטריך </text:span><text:span text:style-name="T41">(</text:span><text:span text:style-name="T32">אף על גב דטומטום לחודיה מספקינן בזכר ובנקבה</text:span><text:span text:style-name="T41">)</text:span><text:span text:style-name="T30">: מהו דתימא הואיל ואמר רבי יצחק '</text:span><text:span text:style-name="T74">אשה מזרעת תחלה יולדת זכר, איש מזריע תחלה יולדת נקבה</text:span><text:span text:style-name="T30">', </text:span><text:span text:style-name="T41">(</text:span><text:span text:style-name="T32">היכא דאיתיליד זכר בהדיה</text:span><text:span text:style-name="T41">)</text:span><text:span text:style-name="T30"> אימא 'מדהאי זכר </text:span><text:span text:style-name="T41">(</text:span><text:span text:style-name="T32">דמוכחא מילתא דהיא הזריעה תחילה</text:span><text:span text:style-name="T41">)</text:span><text:span text:style-name="T30"> האי נמי זכר' - קא משמע לן אימא 'שניהם הזריעו בבת אחת, זו זכר וזה נקבה'.</text:span><text:span text:style-name="T32"> </text:span></text:p>
      <text:p text:style-name="P4"/>
      <text:p text:style-name="Standard"><text:span text:style-name="T30">אמר רב נחמן אמר רב: טומטום ואנדרוגינוס שראו לובן </text:span><text:span text:style-name="T41">(</text:span><text:span text:style-name="T32">דומה לקרי</text:span><text:span text:style-name="T41">)</text:span><text:span text:style-name="T30"> או אודם </text:span><text:span text:style-name="T41">(</text:span><text:span text:style-name="T32">דומה לדם נדות</text:span><text:span text:style-name="T41">)</text:span><text:span text:style-name="T30"> - אין חייבין על ביאת מקדש </text:span><text:span text:style-name="T41">(</text:span><text:span text:style-name="T32">דלמא טהור הוא וקמייתי חולין בעזרה: דאין זכר מטמא באודם, ואין נקבה מטמאה בלובן</text:span><text:span text:style-name="T41">)</text:span><text:span text:style-name="T30"> ואין שורפין עליהם את התרומה </text:span><text:span text:style-name="T41">(</text:span><text:span text:style-name="T32">אלא תולין: כי חזאי אודם - איכא למימר זכר הוא, ואין אודם מטמא בו; ואי חזאי לובן - איכא למימר נקבה היא, ואין לובן מטמא בה, הילכך תולין</text:span><text:span text:style-name="T41">)</text:span><text:span text:style-name="T30">; ראו לובן ואודם כאחד </text:span><text:span text:style-name="T41">(</text:span><text:span text:style-name="T32">דממה נפשך טמא</text:span><text:span text:style-name="T41">)</text:span><text:span text:style-name="T30"> - </text:span><text:span text:style-name="T41">(</text:span><text:span text:style-name="T32">אפילו הכי</text:span><text:span text:style-name="T41">)</text:span><text:span text:style-name="T30"> אין חייבין על ביאת מקדש </text:span><text:span text:style-name="T41">(</text:span><text:span text:style-name="T32">לענין טומאת ביאת מקדש פטירי מקרבן, כדמפרש טעמא</text:span><text:span text:style-name="T41">)</text:span><text:span text:style-name="T30">, אבל שורפין עליהם את התרומה, שנאמר </text:span><text:span text:style-name="T33">(במדבר ה,ג)</text:span><text:span text:style-name="T35"> </text:span><text:span text:style-name="T60">מזכר</text:span><text:span text:style-name="T35"> ועד </text:span><text:span text:style-name="T60">נקבה</text:span><text:span text:style-name="T35"> </text:span></text:p>
      <text:p text:style-name="P4"/>
      <text:p text:style-name="P4">(נדה כח,ב)</text:p>
      <text:p text:style-name="Standard"><text:span text:style-name="T35">תשלחו </text:span><text:span text:style-name="T36">[אל מחוץ למחנה תשלחום ולא יטמאו את מחניהם אשר אני שכן בתוכם]</text:span><text:span text:style-name="T30"> </text:span><text:span text:style-name="T41">(</text:span><text:span text:style-name="T32">היינו שילוח טמאים ממקדש</text:span><text:span text:style-name="T41">)</text:span><text:span text:style-name="T30"> - זכר ודאי, נקבה ודאית, ולא טומטום ואנדרוגינוס.</text:span></text:p>
      <text:p text:style-name="Standard"><text:span text:style-name="T30">לימא מסייע ליה </text:span><text:span text:style-name="T33">[תוספתא זבים פ"ב מ"א]</text:span><text:span text:style-name="T30">: '</text:span><text:span text:style-name="T74">טומטום ואנדרוגינוס שראו לובן או אודם - אין חייבין על ביאת מקדש, ואין שורפין עליהם את התרומה; ראו לובן ואודם כאחת - אין חייבין על ביאת מקדש, אבל שורפין עליהם את התרומה</text:span><text:span text:style-name="T30">'; מאי טעמא? לאו משום שנאמר '</text:span><text:span text:style-name="T35">מזכר ועד נקבה תשלחו</text:span><text:span text:style-name="T30">': זכר ודאי, נקבה ודאית, ולא טומטום ואנדרוגינוס?</text:span></text:p>
      <text:p text:style-name="Standard"><text:span text:style-name="T30">אמר עולא: לא! הא מני? - רבי אליעזר היא </text:span><text:span text:style-name="T41">(</text:span><text:span text:style-name="T32">דבעי לענין קרבן טומאה עד דידע במאי איטמי, אבל לרבנן - דלא בעו בשאר טומאות עד דידע במאי איטמי - הכא נמי מחייבי, דלא דרשינן 'זכר ודאי נקבה ודאית'</text:span><text:span text:style-name="T41">)</text:span><text:span text:style-name="T30">, דתנן </text:span><text:span text:style-name="T33">[שבועות פ"ב מ"ה]</text:span><text:span text:style-name="T30">: '</text:span><text:span text:style-name="T42">רבי אליעזר אומר השרץ </text:span><text:span text:style-name="T33">(ויקרא ה,ב)</text:span><text:span text:style-name="T40"> </text:span><text:span text:style-name="T36">[או נפש אשר תגע בכל דבר טמא או בנבלת חיה טמאה או בנבלת בהמה טמאה </text:span><text:span text:style-name="T61">או בנבלת שרץ טמא</text:span><text:span text:style-name="T36">]</text:span><text:span text:style-name="T40"> ונעלם ממנו </text:span><text:span text:style-name="T36">[והוא טמא ואשם]</text:span><text:span text:style-name="T42"> - על העלם שרץ </text:span><text:span text:style-name="T41">(</text:span><text:span text:style-name="T32">שנטמא, וידע, ובשעה שנכנס נעלם ממנו טומאה</text:span><text:span text:style-name="T41">)</text:span><text:span text:style-name="T42"> הוא חייב, ואינו חייב על העלם מקדש </text:span><text:span text:style-name="T41">(</text:span><text:span text:style-name="T32">אם כשנכנס למקדש זכור לטומאה ונעלם ממנו מקדש ונכנס: שאינו סבור שזה מקדש, וכשיצא נזכר - פטור</text:span><text:span text:style-name="T41">)</text:span><text:span text:style-name="T42">; רבי עקיבא אומר: '</text:span><text:span text:style-name="T40">ונעלם ממנו והוא טמא</text:span><text:span text:style-name="T42">' - על העלם טומאה הוא חייב, ואינו חייב על העלם מקדש</text:span><text:span text:style-name="T30">' ואמרינן: מאי בינייהו? ואמר חזקיה: שרץ ונבלה </text:span><text:span text:style-name="T41">(</text:span><text:span text:style-name="T32">לפניו, וידע שנגע באחד מהם ואינו יודע באיזה מהם נגע, וכשבא למקדש שכח אותו, ומשיצא נזכר</text:span><text:span text:style-name="T41">)</text:span><text:span text:style-name="T30"> איכא בינייהו: דרבי אליעזר </text:span><text:span text:style-name="T41">(</text:span><text:span text:style-name="T32">דאזכר שם שרץ</text:span><text:span text:style-name="T41">)</text:span><text:span text:style-name="T30"> סבר: בעינן עד דידע אי בשרץ איטמי אי בנבילה איטמי, ורבי עקיבא סבר: לא בעינן; לאו אמר רבי אליעזר התם בעינן דידע אי בשרץ איטמי אי בנבלה איטמי - הכא נמי בעינן דידע אי בלובן איטמי אי באודם איטמי, אבל לרבי עקיבא, דאמר משום טומאה מיחייב - הכא נמי משום טומאה מיחייב. </text:span></text:p>
      <text:p text:style-name="Standard"><text:span text:style-name="T30">ורב, מאי שנא ביאת מקדש, דלא, דכתיב '</text:span><text:span text:style-name="T73">מזכר ועד נקבה תשלחו</text:span><text:span text:style-name="T30">': זכר ודאי נקבה ודאית </text:span><text:span text:style-name="T41">(</text:span><text:span text:style-name="T32">מטמא בזיבה</text:span><text:span text:style-name="T41">)</text:span><text:span text:style-name="T30">, ולא טומטום ואנדרוגינוס - אי הכי <text:s/>תרומה נמי לא נשרוף, דכתיב </text:span><text:span text:style-name="T33">(ויקרא טו,לג)</text:span><text:span text:style-name="T35"> </text:span><text:span text:style-name="T36">[והדוה בנדתה]</text:span><text:span text:style-name="T35"> והזב את זובו לזכר ולנקבה </text:span><text:span text:style-name="T36">[ולאיש אשר ישכב עם טמאה]</text:span><text:span text:style-name="T30"> - <text:s/></text:span><text:span text:style-name="T41">(</text:span><text:span text:style-name="T32">ולדרוש נמי</text:span><text:span text:style-name="T41">)</text:span><text:span text:style-name="T30"> זכר ודאי נקבה ודאית, ולא טומטום ואנדרוגינוס?</text:span></text:p>
      <text:p text:style-name="Standard"><text:span text:style-name="T30">ההוא מבעי ליה לכדרבי יצחק, דאמר רבי יצחק: </text:span><text:span text:style-name="T42">'</text:span><text:span text:style-name="T40">לזכר</text:span><text:span text:style-name="T42">' - לרבות את המצורע </text:span><text:span text:style-name="T41">(</text:span><text:span text:style-name="T32">שהוא מוקש לזב</text:span><text:span text:style-name="T41">)</text:span><text:span text:style-name="T42"> למעינותיו </text:span><text:span text:style-name="T41">(</text:span><text:span text:style-name="T32">להיות מעינותיו אב הטומאה לטמא אדם וכלים כזב, דכתיב ביה </text:span><text:span text:style-name="T33">(ויקרא טו,ח)</text:span><text:span text:style-name="T36"> וכי ירוק הזב</text:span><text:span text:style-name="T32"> </text:span><text:span text:style-name="T37">[בטהור וכבס בגדיו ורחץ במים וטמא עד הערב]</text:span><text:span text:style-name="T41">)</text:span><text:span text:style-name="T42">, '</text:span><text:span text:style-name="T40">ולנקבה</text:span><text:span text:style-name="T42">' - לרבות את המצורעת למעינותיה</text:span><text:span text:style-name="T30">.</text:span></text:p>
      <text:p text:style-name="Standard"><text:span text:style-name="T30">האי נמי מבעי ליה '</text:span><text:span text:style-name="T74">במי שיש לו טהרה במקוה, פרט לכלי חרס</text:span><text:span text:style-name="T30"> </text:span><text:span text:style-name="T41">(</text:span><text:span text:style-name="T32">טמא, שאין טעון שילוח מן העזרה</text:span><text:span text:style-name="T41">)</text:span><text:span text:style-name="T74"> - <text:s/>דברי רבי יוסי</text:span><text:span text:style-name="T30">'!?</text:span></text:p>
      <text:p text:style-name="Standard"><text:soft-page-break/><text:span text:style-name="T30">אם כן, נכתוב רחמנא 'אדם'; וכי תימא: אי כתב רחמנא 'אדם' הוה אמינא 'כלי מתכות לא </text:span><text:span text:style-name="T41">(</text:span><text:span text:style-name="T32">כלי מתכות לא טעון שילוח, ולהכי שני בדיבוריה: למדרש 'כל שיש לו דין הנוהג בזכר ובנקבה', דהיינו טהרה במקוה</text:span><text:span text:style-name="T41">)</text:span><text:span text:style-name="T30">' - </text:span><text:span text:style-name="T114">[אין צורך בכך, שהרי כלי מתכת]</text:span><text:span text:style-name="T30"> מ'</text:span><text:span text:style-name="T35">כל טמא לנפש</text:span><text:span text:style-name="T30">' </text:span><text:span text:style-name="T36">[</text:span><text:span text:style-name="T33">במדבר ה,ב:</text:span><text:span text:style-name="T36"> צו את בני ישראל וישלחו מן המחנה כל צרוע וכל זב </text:span><text:span text:style-name="T61">וכל טמא לנפש</text:span><text:span text:style-name="T36">]</text:span><text:span text:style-name="T30"> נפקא </text:span><text:span text:style-name="T41">(</text:span><text:span text:style-name="T32">דאף כלי מתכות בעי שילוח, ועל כרחין הוה דרשינן 'אדם ודמי ליה, ולא כלי חרס שאין לו טהרה'</text:span><text:span text:style-name="T41">)</text:span><text:span text:style-name="T30">; '</text:span><text:span text:style-name="T35">זכר</text:span><text:span text:style-name="T30">' ו'</text:span><text:span text:style-name="T74">נקבה</text:span><text:span text:style-name="T30">' למה לי? – לכדרב.</text:span></text:p>
      <text:p text:style-name="P4">ואימא כוליה לכדרב הוא דאתא?</text:p>
      <text:p text:style-name="Standard"><text:span text:style-name="T30">אם כן נכתוב 'זכר ונקבה'; מאי '</text:span><text:span text:style-name="T33">(במדבר ה,ג)</text:span><text:span text:style-name="T35"> מזכר ועד נקבה </text:span><text:span text:style-name="T36">[תשלחו אל מחוץ למחנה תשלחום ולא יטמאו את מחניהם אשר אני שכן בתוכם]</text:span><text:span text:style-name="T30">'? - עד כל דבר שיש לו טהרה במקוה </text:span><text:span text:style-name="T41">(</text:span><text:span text:style-name="T36">עד נקבה</text:span><text:span text:style-name="T32"> משמע כל מי שיש לו דין שהוא מזכר עד נקבה, שיש להן טהרה</text:span><text:span text:style-name="T41">)</text:span><text:span text:style-name="T30">.</text:span></text:p>
      <text:p text:style-name="Standard"><text:span text:style-name="T30">אי הכי </text:span><text:span text:style-name="T41">(</text:span><text:span text:style-name="T32">לעיל קאי: כיון דאמר רב לענין שילוח 'זכר ודאי ולא טומטום'</text:span><text:span text:style-name="T41">)</text:span><text:span text:style-name="T30">, כי איטמי בשאר טומאות </text:span><text:span text:style-name="T41">(</text:span><text:span text:style-name="T32">כגון טומטום שנטמא במת או בשרץ ונכנס למקדש – יפטר:</text:span><text:span text:style-name="T41">)</text:span><text:span text:style-name="T30"> לא לישלחו?</text:span></text:p>
      <text:p text:style-name="Standard"><text:span text:style-name="T30">אמר קרא '</text:span><text:span text:style-name="T35">מזכר</text:span><text:span text:style-name="T30">' - מטומאה הפורשת מן הזכר.</text:span></text:p>
      <text:p text:style-name="Standard"><text:span text:style-name="T30">וכל היכא דכתיב 'מזכר עד נקבה', למעוטי טומטום ואנדרוגינוס הוא דאתא? והא גבי ערכין, דכתיב </text:span><text:span text:style-name="T33">(ויקרא כז,ג)</text:span><text:span text:style-name="T35"> </text:span><text:span text:style-name="T36">[והיה ערכך]</text:span><text:span text:style-name="T35"> הזכר </text:span><text:span text:style-name="T36">[מבן עשרים שנה ועד בן ששים שנה והיה ערכך חמשים שקל כסף בשקל הקדש]</text:span><text:span text:style-name="T30">, ותניא: </text:span></text:p>
      <text:p text:style-name="P32"><text:span text:style-name="T30">'</text:span><text:span text:style-name="T41">(</text:span><text:span text:style-name="T36">והיה ערכך</text:span><text:span text:style-name="T41">)</text:span><text:span text:style-name="T40"> הזכר </text:span><text:span text:style-name="T41">(</text:span><text:span text:style-name="T32">ה"א דריש</text:span><text:span text:style-name="T41">)</text:span><text:span text:style-name="T42"> - ולא טומטום ואנדרוגינוס;</text:span></text:p>
      <text:p text:style-name="P67">יכול לא יהא בערך איש אבל יהא בערך אשה?</text:p>
      <text:p text:style-name="P25"><text:span text:style-name="T42">תלמוד לומר: </text:span><text:span text:style-name="T33">(ויקרא כז,ג)</text:span><text:span text:style-name="T40"> </text:span><text:span text:style-name="T36">[והיה ערכך]</text:span><text:span text:style-name="T40"> הזכר</text:span><text:span text:style-name="T42"> </text:span><text:span text:style-name="T33">[פסוק ד]</text:span><text:span text:style-name="T40"> ואם נקבה </text:span><text:span text:style-name="T36">[הוא והיה ערכך שלשים שקל]</text:span><text:span text:style-name="T42"> </text:span><text:span text:style-name="T41">(</text:span><text:span text:style-name="T32">'</text:span><text:span text:style-name="T36">אם</text:span><text:span text:style-name="T32">' קדריש</text:span><text:span text:style-name="T41">)</text:span><text:span text:style-name="T42"> - זכר ודאי נקבה ודאית, ולא טומטום ואנדרוגינוס</text:span><text:span text:style-name="T30">'; </text:span></text:p>
      <text:p text:style-name="Standard"><text:span text:style-name="T30">טעמא דכתיב '</text:span><text:span text:style-name="T35">הזכר</text:span><text:span text:style-name="T30">' '</text:span><text:span text:style-name="T35">ואם נקבה</text:span><text:span text:style-name="T30">', הא 'מזכר' 'ונקבה' לא ממעט!?</text:span></text:p>
      <text:p text:style-name="Standard"><text:span text:style-name="T30">ההוא מבעי ליה </text:span><text:span text:style-name="T41">(</text:span><text:span text:style-name="T32">למכתב 'זכר' ו'נקבה'</text:span><text:span text:style-name="T41">)</text:span><text:span text:style-name="T30"> </text:span></text:p>
      <text:p text:style-name="P4"/>
      <text:p text:style-name="P4">(נדה כט,א)</text:p>
      <text:p text:style-name="Standard"><text:span text:style-name="T30">לחלק בין ערך איש לערך אשה. </text:span><text:span text:style-name="T41">(</text:span><text:span text:style-name="T32">הילכך אי לאו הוה אמינא 'ואם' - לא ממעט טומטום, אבל הכא, מדהוה ליה למכתב 'אדם תשלחו', וכתיב 'זכר ונקבה' - שמע מינה לדרשא</text:span><text:span text:style-name="T41">)</text:span><text:span text:style-name="T30">. <text:s/></text:span></text:p>
      <text:p text:style-name="P4"/>
      <text:p text:style-name="Standard"><text:span text:style-name="T30">יצא מחותך או מסורס </text:span><text:span text:style-name="T41">[משיצא רובו הרי הוא כילוד; יצא כדרכו - עד שיצא רוב ראשו; ואיזהו 'רוב ראשו'? - משיצא פדחתו]</text:span><text:span text:style-name="T30">: <text:s/></text:span></text:p>
      <text:p text:style-name="Standard"><text:span text:style-name="T30">אמר רבי אלעזר: </text:span><text:span text:style-name="T41">(</text:span><text:span text:style-name="T32">אמחותך קאי: דהיכא דיצא מחותך</text:span><text:span text:style-name="T41">)</text:span><text:span text:style-name="T30"> אפילו הראש עמהן </text:span><text:span text:style-name="T41">(</text:span><text:span text:style-name="T32">אין חשוב ולד עד שיצא רובו</text:span><text:span text:style-name="T41">)</text:span><text:span text:style-name="T30">;</text:span></text:p>
      <text:p text:style-name="P4">ורבי יוחנן אמר: לא שנו אלא שאין הראש עמהן, אבל הראש עמהן - הרי הוא כילוד.</text:p>
      <text:p text:style-name="Standard"><text:span text:style-name="T30">לימא בדשמואל קמיפלגי, דאמר שמואל 'אין הראש פוטר בנפלים </text:span><text:span text:style-name="T41">(</text:span><text:span text:style-name="T32">יצא ראש הנפל, כגון יולדת תאומים לשבעה, אחד נגמרה צורתו ואחד לא נגמרה צורתו, ויצא ראש הנפל והחזירו, ואחר כך יצא אחיו - הוי בכור לכהן: שאין ראש הנפל פוטר את הבא אחריו מן הבכורה</text:span><text:span text:style-name="T41">)</text:span><text:span text:style-name="T30">' </text:span><text:span text:style-name="T41">(</text:span><text:span text:style-name="T32">ורבי אלעזר אית ליה דשמואל</text:span><text:span text:style-name="T41">)</text:span><text:span text:style-name="T30">?</text:span></text:p>
      <text:p text:style-name="P4">בשלם דכולי עלמא לא פליגי, כי פליגי במחותך: דמר סבר 'בשלם הוא דקחשיב, במחותך לא קחשיב', ומר סבר 'במחותך נמי חשיב';</text:p>
      <text:p text:style-name="P6"/>
      <text:p text:style-name="P4">לישנא אחרינא: טעמא דיצא מחותך או מסורס, הא כתקנו - הראש פוטר; תרוייהו לית להו דשמואל, דאמר שמואל 'אין הראש פוטר בנפלים'. </text:p>
      <text:p text:style-name="P6"/>
      <text:p text:style-name="Standard"><text:span text:style-name="T30">איכא דמתני לה להא שמעתתא באפי נפשה </text:span><text:span text:style-name="T41">(</text:span><text:span text:style-name="T32">ולא אמתניתין</text:span><text:span text:style-name="T41">)</text:span><text:span text:style-name="T30">*: אמר רבי אלעזר: אין הראש כרוב אברים </text:span><text:span text:style-name="T41">(</text:span><text:span text:style-name="T32">יצא הראש - אינו כילוד; ובנפל קאי, דאי בבן קיימא - ליכא למאן דאמר, דהא מתניתין היא '</text:span><text:span text:style-name="T69">יצא כדרכו - משיצא רוב ראשו</text:span><text:span text:style-name="T32">'</text:span><text:span text:style-name="T41">)</text:span><text:span text:style-name="T30">, ורבי יוחנן אמר: הראש כרוב אברים; וקמיפלגי בדשמואל. </text:span></text:p>
      <text:p text:style-name="Standard"><text:span text:style-name="T30">תנן: '</text:span><text:span text:style-name="T74">יצא מחותך או מסורס, משיצא רובו - הרי הוא כילוד</text:span><text:span text:style-name="T30">' מדקאמר 'מסורס', מכלל דמחותך כתקנו </text:span><text:span text:style-name="T41">(</text:span><text:span text:style-name="T32">ראש יצא תחלה</text:span><text:span text:style-name="T41">)</text:span><text:span text:style-name="T30"> וקאמר 'משיצא רובו </text:span><text:span text:style-name="T41">(</text:span><text:span text:style-name="T63">דבעינן רובא</text:span><text:span text:style-name="T41">)</text:span><text:span text:style-name="T30"> הרי זה כילוד'</text:span><text:span text:style-name="T41"> -</text:span><text:span text:style-name="T30"> קשיא לרבי יוחנן?</text:span></text:p>
      <text:p text:style-name="P4">אמר לך רבי יוחנן: אימא 'יצא מחותך ומסורס'. </text:p>
      <text:p text:style-name="P4">והא 'או' קתני?</text:p>
      <text:p text:style-name="P4"><text:soft-page-break/>הכי קאמר: יצא מחותך או שלם, וזה וזה מסורס, משיצא רובו - הרי זה כילוד.</text:p>
      <text:p text:style-name="Standard"><text:span text:style-name="T30">*</text:span><text:span text:style-name="T41">(</text:span><text:span text:style-name="T32"> ואיכא בינייהו: מאן דמתני לה אמתניתין, משמע דאמחותך קא פליגי, ואיכא למימר כדאמרן: דבשלם אפילו רבי אלעזר מודה, דלית ליה דשמואל; ומאן דמתני לה באנפי נפשיה משמע דאשלם נמי פליגי, ובדשמואל.</text:span><text:span text:style-name="T41">)</text:span><text:span text:style-name="T30"> </text:span></text:p>
      <text:p text:style-name="P6"/>
      <text:p text:style-name="Standard"><text:span text:style-name="T30">אמר רב פפא: כתנאי: '</text:span><text:span text:style-name="T74">יצא מחותך או מסורס - משיצא רובו הרי הוא כילוד; רבי יוסי אומר: משיצא כתקנו</text:span><text:span text:style-name="T30">' מאי קאמר </text:span><text:span text:style-name="T41">(</text:span><text:span text:style-name="T32">רבי יוסי משיצא כתקנו ס"ד דמסורס ברובא לאו ילוד הוא</text:span><text:span text:style-name="T41">)</text:span><text:span text:style-name="T30">? - אמר רב פפא: הכי קאמר: </text:span><text:span text:style-name="T74">יצא מחותך</text:span><text:span text:style-name="T30"> </text:span><text:span text:style-name="T43">ו</text:span><text:span text:style-name="T74">מסורס</text:span><text:span text:style-name="T30"> </text:span><text:span text:style-name="T41">(</text:span><text:span text:style-name="T32">מחותך ודרך מרגלותיו</text:span><text:span text:style-name="T41">)</text:span><text:span text:style-name="T74">, משיצא רובו הרי הוא כילוד</text:span><text:span text:style-name="T30">'; הא כתקנו </text:span><text:span text:style-name="T41">(</text:span><text:span text:style-name="T32">דרך ראשו</text:span><text:span text:style-name="T41">)</text:span><text:span text:style-name="T30"> - </text:span><text:span text:style-name="T41">(</text:span><text:span text:style-name="T32">אפילו מחותך</text:span><text:span text:style-name="T41">)</text:span><text:span text:style-name="T30"> הראש פוטר; </text:span><text:span text:style-name="T74">רבי יוסי אומר: משיצא רובו כתקנו </text:span><text:span text:style-name="T41">(</text:span><text:span text:style-name="T32">תרוייהו בעינן במחותך</text:span><text:span text:style-name="T41">)</text:span><text:span text:style-name="T30">.</text:span></text:p>
      <text:p text:style-name="Standard"><text:span text:style-name="T30">מתקיף לה רב זביד </text:span><text:span text:style-name="T41">(</text:span><text:span text:style-name="T32">לתירוצא דמתרצינן אליבא דרבי יוסי</text:span><text:span text:style-name="T41">)</text:span><text:span text:style-name="T30">: מכלל דבמסורס רובו נמי לא פוטר? </text:span><text:span text:style-name="T41">(</text:span><text:span text:style-name="T32">בתמיה: כיון דרבי יוסי לאו אדיוקא קאי, אלא אדקתני בגווה 'יצא מחותך ומסורס משיצא רובו', ועלה קאי דרבי יוסי, ואמר אף על גב דנפיק רובו בעינן נמי כתקנו - מכלל דמסורס רובו נמי לא פטר, בתמיה</text:span><text:span text:style-name="T41">)</text:span><text:span text:style-name="T30">? הא קיימא לן דרובו ככולו?</text:span></text:p>
      <text:p text:style-name="Standard"><text:span text:style-name="T30">אלא אמר רב זביד: </text:span><text:span text:style-name="T41">(</text:span><text:span text:style-name="T32">רבי יוסי - אדיוקא דתנא קמא קאי, דאמר: הא כתקנו הראש פוטר, ואף על גב דמחותך</text:span><text:span text:style-name="T41">)</text:span><text:span text:style-name="T30"> הכי קאמר: '</text:span><text:span text:style-name="T74">יצא מחותך ומסורס - משיצא רובו הרי זה כילוד</text:span><text:span text:style-name="T30">, הא כתקנו </text:span><text:span text:style-name="T41">(</text:span><text:span text:style-name="T32">אפילו מחותך</text:span><text:span text:style-name="T41">)</text:span><text:span text:style-name="T30"> הראש פוטר;</text:span><text:span text:style-name="T74"> רבי יוסי אומר: משיצא כתקנו לחיים </text:span><text:span text:style-name="T41">(</text:span><text:span text:style-name="T32">אין הראש פוטר אלא שיצא כתקנו, וכשאר ולדות שיוצאין לחיים; אבל מחותך - אפילו כתקנו אין הראש פוטר</text:span><text:span text:style-name="T41">)</text:span><text:span text:style-name="T30">.</text:span></text:p>
      <text:p text:style-name="Standard"><text:span text:style-name="T30">תניא נמי הכי: 'יצא מחותך ומסורס - משיצא רובו הרי זה כילוד, הא כתקנו הראש פוטר; רבי יוסי אומר: משיצא כתקנו לחיים </text:span><text:span text:style-name="T41">(</text:span><text:span text:style-name="T32">הוא דראש פוטר, אבל מחותך - אפילו כתקנו בעינן רובו</text:span><text:span text:style-name="T41">)</text:span><text:span text:style-name="T30">; ואיזהו 'כתקנו לחיים'? - משיצא רוב ראשו; ואיזהו 'רוב ראשו'? - רבי יוסי אומר: משיצאו צדעיו </text:span><text:span text:style-name="T41">(</text:span><text:span text:style-name="T32">טנפל"ש </text:span><text:span text:style-name="T115">[רקותיו]</text:span><text:span text:style-name="T41">)</text:span><text:span text:style-name="T30">; אבא חנן משום רבי יהושע אומר: משיצא פדחתו; ויש אומרים: משיראו קרני ראשו </text:span><text:span text:style-name="T41">(</text:span><text:span text:style-name="T32">גובה ראשו שאצל העורף</text:span><text:span text:style-name="T41">)</text:span><text:span text:style-name="T30">.</text:span></text:p>
      <text:p text:style-name="P4"/>
      <text:p text:style-name="P4"/>
      <text:p text:style-name="P4">משנה:</text:p>
      <text:p text:style-name="Standard"><text:span text:style-name="T30">המפלת ואין ידוע מהו </text:span><text:span text:style-name="T41">(</text:span><text:span text:style-name="T32">אם זכר אם נקבה אבל יודעת היא שהוא ולד</text:span><text:span text:style-name="T41">)</text:span><text:span text:style-name="T30"> תשב לזכר ולנקבה </text:span><text:span text:style-name="T41">(</text:span><text:span text:style-name="T32">ימי טוהר דזכר וימי טומאה דנקבה</text:span><text:span text:style-name="T41">)</text:span><text:span text:style-name="T30">; </text:span></text:p>
      <text:p text:style-name="Standard"><text:span text:style-name="T30">אין ידוע אם ולד היה אם לאו - תשב לזכר ולנקבה ולנדה </text:span><text:span text:style-name="T41">(</text:span><text:span text:style-name="T32">כלומר: כשתראה - תהא נדה, שאין לה ימי טוהר: דשמא לאו ולד הוא</text:span><text:span text:style-name="T41">)</text:span><text:span text:style-name="T30">.</text:span></text:p>
      <text:p text:style-name="Standard"><text:span text:style-name="T41">(</text:span><text:span text:style-name="T32">ובגמרא מפרש למה הוזכר זכר, הואיל ואין לה דם טוהר, דאי משום טומאת לידה - הא קתני נקבה!?</text:span><text:span text:style-name="T41">)</text:span><text:span text:style-name="T30"> </text:span></text:p>
      <text:p text:style-name="P4"/>
      <text:p text:style-name="P4">גמרא:</text:p>
      <text:p text:style-name="Standard"><text:span text:style-name="T30">אמר רבי יהושע בן לוי: עברה נהר והפילה </text:span><text:span text:style-name="T41">(</text:span><text:span text:style-name="T32">ואינה יודעת מה: אם נפל, אם רוח - שהרי נפל למים</text:span><text:span text:style-name="T41">)</text:span><text:span text:style-name="T30"> - מביאה קרבן ונאכל: הלך אחר רוב נשים, ורוב נשים ולד מעליא ילדן.</text:span></text:p>
      <text:p text:style-name="Standard"><text:span text:style-name="T30">תנן: '</text:span><text:span text:style-name="T74">אין ידוע אם ולד היה - תשב לזכר ולנקבה ולנדה</text:span><text:span text:style-name="T30">' אמאי תשב לנדה? לימא 'הלך אחר רוב נשים ורוב נשים ולד מעליא ילדן' </text:span><text:span text:style-name="T41">(</text:span><text:span text:style-name="T32">ניתיב לה מיהא ימי טוהר דזכר</text:span><text:span text:style-name="T41">)</text:span><text:span text:style-name="T30">?</text:span></text:p>
      <text:p text:style-name="P4">מתניתין - בשלא הוחזקה עוברה, וכי קאמר רבי יהושע בן לוי - כשהוחזקה עוברה.</text:p>
      <text:p text:style-name="Standard"><text:span text:style-name="T30">תא שמע: '</text:span><text:span text:style-name="T74">בהמה שיצאה מלאה </text:span><text:span text:style-name="T41">(</text:span><text:span text:style-name="T32">כשהיתה מעוברת יצתה לאפר </text:span><text:span text:style-name="T115">[לרעות]</text:span><text:span text:style-name="T41">)</text:span><text:span text:style-name="T74"> ובאה </text:span><text:span text:style-name="T41">(</text:span><text:span text:style-name="T32">בו ביום</text:span><text:span text:style-name="T41">)</text:span><text:span text:style-name="T30"> ריקנית - הבא אחריו בכור מספק </text:span><text:span text:style-name="T41">(</text:span><text:span text:style-name="T32">שמא זה היה ולד והבא אחריו אינו בכור, או שמא רוח הפילה והבא אחריו בכור מעליא הוא; הילכך ספק הוא, ויאכל במומו לבעלים, ולא לכהן: דהמוציא מחבירו עליו הראיה</text:span><text:span text:style-name="T41">)</text:span><text:span text:style-name="T30">'? ואמאי? הלך אחר רוב בהמות, ורוב בהמות ולד מעליא ילדן, והאי </text:span><text:span text:style-name="T114">[הבא אחריו]</text:span><text:span text:style-name="T30"> פשוט הוא </text:span><text:span text:style-name="T41">(</text:span><text:span text:style-name="T32">ויאכל בלא מום</text:span><text:span text:style-name="T41">)</text:span><text:span text:style-name="T30">?</text:span></text:p>
      <text:p text:style-name="Standard"><text:span text:style-name="T30">אמר רבינא: משום דאיכא למימר 'רוב בהמות יולדות דבר הפוטר מבכורה, ומעוטן יולדות דבר שאינו פוטר מבכורה, וכל היולדות מטנפות </text:span><text:span text:style-name="T41">(</text:span><text:span text:style-name="T32">יום אחד קודם לידה כעין גלייר"א</text:span><text:span text:style-name="T41">)</text:span><text:span text:style-name="T30">, וזו - הואיל ולא טנפה - אתרע לה רובא'.</text:span></text:p>
      <text:p text:style-name="Standard"><text:span text:style-name="T30">אי כל היולדות מטנפות, הא מדלא מטנפה - בכור מעליא הוא </text:span><text:span text:style-name="T114">[הבא אחריו]</text:span><text:span text:style-name="T30">?</text:span></text:p>
      <text:p text:style-name="P4">אלא אימא 'רוב יולדות מטנפות, וזו הואיל ולא טנפה - אתרע לה רובא'.</text:p>
      <text:p text:style-name="P4"/>
      <text:p text:style-name="Standard"><text:soft-page-break/><text:span text:style-name="T30">כי אתא רבין, אמר: מתיב רבי יוסי ברבי חנינא </text:span><text:span text:style-name="T41">(</text:span><text:span text:style-name="T32">אדרבי יהושע בן לוי </text:span><text:span text:style-name="T114">[דאמר בתחילת הדיון בגמרא: 'עברה נהר והפילה מביאה קרבן ונאכל: הלך אחר רוב נשים, ורוב נשים ולד מעליא ילדן']</text:span><text:span text:style-name="T41">)</text:span><text:span text:style-name="T30">: 'טועה' </text:span><text:span text:style-name="T41">(</text:span><text:span text:style-name="T32">ממתניתא דמיירי באשה טועה: שלא ידעה עת לידתה</text:span><text:span text:style-name="T41">)</text:span><text:span text:style-name="T30">, ולא ידענא מאי תיובתא.</text:span></text:p>
      <text:p text:style-name="P4">מאי היא? – דתניא:</text:p>
      <text:p text:style-name="P4"/>
      <text:p text:style-name="P4">(נדה כט,ב)</text:p>
      <text:p text:style-name="P32"><text:span text:style-name="T30">'</text:span><text:span text:style-name="T42">אשה שיצתה מלאה ובאה ריקנית </text:span><text:span text:style-name="T41">(</text:span><text:span text:style-name="T32">לסוף זמן מרובה ואינה יודעת אימת יצא הריונה</text:span><text:span text:style-name="T41">)</text:span><text:span text:style-name="T42"> והביאה לפנינו שלשה שבועין טהורין </text:span><text:span text:style-name="T41">(</text:span><text:span text:style-name="T32">כלומר: משבאה לפנינו ישבה לה שלשה שבועים טהורים מכל וכל - עם יום בואה, ולא דק כולי האי: דיום זה ספק טמא דשמא ראתה בו ביום קודם שבאתה לפנינו, ואפילו הכי קרי ליה 'טהור', דקאי אמכאן ולהבא: דקסלקא דעתא השתא שבאתה לפנינו ביום, ומשבאתה לפנינו לא ראתה</text:span><text:span text:style-name="T41">)</text:span><text:span text:style-name="T42"> ועשרה שבועות אחד טמא </text:span><text:span text:style-name="T41">(</text:span><text:span text:style-name="T32">שהיתה רואה בכל יום</text:span><text:span text:style-name="T41">)</text:span><text:span text:style-name="T42"> ואחד טהור </text:span><text:span text:style-name="T41">(</text:span><text:span text:style-name="T32">שכל הימים של אותו שבוע היו טהורין</text:span><text:span text:style-name="T41">)</text:span><text:span text:style-name="T42"> - משמשת לאור שלשים וחמש </text:span><text:span text:style-name="T41">(</text:span><text:span text:style-name="T32">שהוא ליל סוף שבוע חמישי והוא ליל כניסת שלשים וחמש ויציאת יום ל"ד, ושוב אינה משמשת; וטעמא דכולן מפרש לקמן, ואמאי נקט הכי י"ג שבועים</text:span><text:span text:style-name="T41">)</text:span><text:span text:style-name="T42">, ומטבילין אותה תשעים וחמש טבילות </text:span><text:span text:style-name="T41">(</text:span><text:span text:style-name="T32">משום דטבילה בזמנה מצוה; וכולהו מפרש לקמן; ומשום הני תשעים וחמש טבילות נקט שלשה עשר שבועים: דספק זמן הטבילות משוך י"א שבועים ופלגא די"ב, ואיידי דצריך לפלגא - נקט כולה, ואיידי דתנא שבוע טמא - דהיינו י"ב - תנא נמי שבוע י"ג טהור; והכי מפרש לקמיה</text:span><text:span text:style-name="T41">)</text:span><text:span text:style-name="T42"> - דברי בית שמאי; ובית הלל אומרים: שלשים וחמש </text:span><text:span text:style-name="T41">(</text:span><text:span text:style-name="T32">וטעמייהו מפרש לקמן; ותרוייהו סבירי להו טבילה בזמנה מצוה</text:span><text:span text:style-name="T41">)</text:span><text:span text:style-name="T42">;</text:span></text:p>
      <text:p text:style-name="P32"><text:span text:style-name="T42">רבי יוסי ברבי יהודה אומר: דיה לטבילה שתהא באחרונה </text:span><text:span text:style-name="T41">(</text:span><text:span text:style-name="T32">כשתפסוק לגמרי ותטהר; דלית ליה טבילה בזמנה מצוה</text:span><text:span text:style-name="T41">)</text:span><text:span text:style-name="T30">';</text:span></text:p>
      <text:p text:style-name="Standard"><text:span text:style-name="T41">(</text:span><text:span text:style-name="T32">השתא מפרש תיובתא:</text:span><text:span text:style-name="T41">)</text:span><text:span text:style-name="T30"> בשלמא שבוע ראשון </text:span><text:span text:style-name="T41">(</text:span><text:span text:style-name="T32">יומא דאתיא לקמן קחשיב בכלל שבוע ראשון</text:span><text:span text:style-name="T41">)</text:span><text:span text:style-name="T30"> לא משמשת - אימר יולדת זכר היא </text:span><text:span text:style-name="T41">(</text:span><text:span text:style-name="T32">וכל יומא ויומא דשבוע ראשון איכא לספוקי דלמא ביום שבאתה ילדה שעה אחת קודם שבאה לפנינו, וכל שבעת הימים האלו הוו שבעת ימי לידה</text:span><text:span text:style-name="T41">)</text:span><text:span text:style-name="T30">; שבוע שני - אימר יולדת נקבה היא </text:span><text:span text:style-name="T41">(</text:span><text:span text:style-name="T32">וביום שבאת לפנינו ילדה, ומשכי ימי לידה הנך תרתי שבועי</text:span><text:span text:style-name="T41">)</text:span><text:span text:style-name="T30">; שבוע שלישי - אימר יולדת נקבה בזוב היא </text:span><text:span text:style-name="T41">(</text:span><text:span text:style-name="T32">שמא מתוך י"א יום דימי זיבה ילדה וראתה שלשה רצופין ובלא צער, דהוה שופי סמוך ללידה, ובעיא שבעה נקיים לזיבתה - ואף על גב <text:s/>דקא יתבא י"ד נקיים: הואיל ואיכא לספוקינהו בימי לידה - לא סלקא לה, דקסבר ימי לידה שאינה רואה בהן - אין עולין לה לספירת זיבתה</text:span><text:span text:style-name="T41">)</text:span><text:span text:style-name="T30">; אלא שבוע רביעי, אף על גב דקא חזיא דם </text:span><text:span text:style-name="T41">(</text:span><text:span text:style-name="T32">אי אמרינן רוב נשים ולד מעליא ילדן, האי - ולד הוא, שהרי הוחזקה עוברה</text:span><text:span text:style-name="T41">)</text:span><text:span text:style-name="T30"> – תשמש </text:span><text:span text:style-name="T41">(</text:span><text:span text:style-name="T32">ואף על גב דהך שבוע קא חזיא, שהרי ראשון הוא לשבועים שעוברים עליה: אחד טמא ואחד טהור</text:span><text:span text:style-name="T41">)</text:span><text:span text:style-name="T30">, דהא דם טהור הוא </text:span><text:span text:style-name="T41">(</text:span><text:span text:style-name="T32">דאכתי משכי ארבעים יום דזכר</text:span><text:span text:style-name="T41">)</text:span><text:span text:style-name="T30"> - לאו משום </text:span><text:span text:style-name="T59">דלא</text:span><text:span text:style-name="T30"> אזלינן בתר רובא </text:span><text:span text:style-name="T41">(</text:span><text:span text:style-name="T32">ומספקינן לה בלא ולד, ולית לה דם טוהר, וקשה לרבי יהושע בן לוי</text:span><text:span text:style-name="T41">)</text:span><text:span text:style-name="T30">? </text:span></text:p>
      <text:p text:style-name="Standard"><text:span text:style-name="T30">אלא מאי 'לא ידענא מאי תיובתא' - אימר הרחיקה לידתה </text:span><text:span text:style-name="T41">(</text:span><text:span text:style-name="T32">האי דלא יהבינן לה ימי טוהר - לאו משום ספק דלאו ולד הוא, אלא אימר 'הרי ימים רבים קודם שבאת לפנינו ילדה וכָלוּ לה ימי טהרתה'; אבל לענין קרבן מביאה קרבן ונאכל: בין קרבה ובין הרחיקה - בת קרבן היא, מאחר דקפדינן ארובא</text:span><text:span text:style-name="T41">)</text:span><text:span text:style-name="T30">;</text:span></text:p>
      <text:p text:style-name="Standard"><text:span text:style-name="T30">הך שבוע חמישי, דטהור הוא, תשמש </text:span><text:span text:style-name="T41">(</text:span><text:span text:style-name="T32">ואמאי לא משמשת עד ליל שביעי</text:span><text:span text:style-name="T41">)</text:span><text:span text:style-name="T30">? </text:span></text:p>
      <text:p text:style-name="Standard"><text:span text:style-name="T41">(</text:span><text:span text:style-name="T32">ומשנינן:</text:span><text:span text:style-name="T41">)</text:span><text:span text:style-name="T30"> הך שבוע רביעי </text:span><text:span text:style-name="T41">(</text:span><text:span text:style-name="T32">שראתה בכל יום</text:span><text:span text:style-name="T41">)</text:span><text:span text:style-name="T30"> - כל יומא ויומא מספקין בסוף לידה </text:span><text:span text:style-name="T41">(</text:span><text:span text:style-name="T32">סוף ימי טוהר</text:span><text:span text:style-name="T41">)</text:span><text:span text:style-name="T30"> ובתחלת נדה </text:span><text:span text:style-name="T41">(</text:span><text:span text:style-name="T32">כלומר: אתמול כלו ימי טוהר והיום היא תחלת נדה</text:span><text:span text:style-name="T41">)</text:span><text:span text:style-name="T30"> </text:span><text:span text:style-name="T41">(</text:span><text:span text:style-name="T32">הילכך</text:span><text:span text:style-name="T41">)</text:span><text:span text:style-name="T30"> <text:s/>ועשרין ותמניא גופיה אימר תחלת נדה היא, ובעיא למיתב שבעה לנדתה </text:span><text:span text:style-name="T41">(</text:span><text:span text:style-name="T32">יום כ"ח - שהוא סוף שבוע רביעי - מספקינן לה בתחלת נדה, ובעיא לממני משבוע חמישי ששה ימים להשלים שבעת ימי נדות, ובליל שביעי טובלת ומשמשת: שהוא אור לשלשים וחמש משבאת לפנינו; וליל שמיני - שהוא תחלת שבוע ששי - נמי לא משמשת: שהשבוע ששי טמא הוא, דמוקמינן לה לקמן שהיא רואה מבערב בכל ימי ראייתה; מכאן ואילך לא משמשת לעולם: דדילמא שבוע רביעי תחלת נדה היא, והששי בימי זיבה - והרי היא זבה, ושבוע שביעי שהוא טהור - תספור לנקיים! ואם לא שרואה מבערב היתה משמשת ליל תחלת שבוע שמינית; ואף על גב דיכולה לטבול ביום שביעי - שמקצת היום ככולו לענין ספירה - אפילו הכי <text:s/>לא משמשת ביום, דמוקמינן לה כרבי שמעון, דאסר; וכן לעולם יש לומר בכל שבועים טמאים שלה - זהו בימי זיבה, וצריכה שבעה נקיים, וכל שבוע טהור תספור לנקיים; </text:span><text:span text:style-name="T63">אבל שבוע רביעית</text:span><text:span text:style-name="T32"> ממה נפשך אין אתה יכול לספקו בזיבה, שאין זיבה אלא לאחר נדות והרי זו ישבה שלשה שבועים טהורים, והרביעי - </text:span><text:span text:style-name="T63">הוא</text:span><text:span text:style-name="T32"> דראתה, הילכך בתחלת נדה הוא דאיכא לספוקי, ולא בעיא למיתב בשבוע חמישי אלא ששה ימים משום ספק יום אחרון של רביעי, דמספקינן לה בתחלת נדה</text:span><text:span text:style-name="T41">)</text:span><text:span text:style-name="T30">; </text:span></text:p>
      <text:p text:style-name="Standard"><text:span text:style-name="T30">בעשרים וחד </text:span><text:span text:style-name="T41">(</text:span><text:span text:style-name="T32">שהוא סוף שבוע שלישית</text:span><text:span text:style-name="T41">)</text:span><text:span text:style-name="T30"> תשמש </text:span><text:span text:style-name="T41">(</text:span><text:span text:style-name="T32">דהא אפילו קרבה לידתה לילד בו ביום שבאת לפנינו - כבר כָּלוּ ימי טומאה והיום שביעי לנקיים של ספירה, וקיימא לן דטבילת זב וזבה ביום [בפרק קמא דיומא </text:span><text:span text:style-name="T33">(דף ו.)</text:span><text:span text:style-name="T32">] דמקצת היום ככולו, הילכך ביום עשרים ואחד תשמש</text:span><text:span text:style-name="T41">)</text:span><text:span text:style-name="T30">?</text:span></text:p>
      <text:p text:style-name="Standard"><text:soft-page-break/><text:span text:style-name="T30">רבי שמעון היא, דאמר </text:span><text:span text:style-name="T41">(</text:span><text:span text:style-name="T32">בתורת כהנים</text:span><text:span text:style-name="T41">)</text:span><text:span text:style-name="T30"> אסור לעשות כן </text:span><text:span text:style-name="T41">(</text:span><text:span text:style-name="T32">לשמש זבה ביום טבילתה</text:span><text:span text:style-name="T41">)</text:span><text:span text:style-name="T30"> שמא תבא לידי ספק </text:span><text:span text:style-name="T41">(</text:span><text:span text:style-name="T32">שמא תראה לאחר תשמיש, ונמצא שסתרה כל מניינה, דהא לא הוו נקיים כל שבעה - ונמצא משמשת זבה!</text:span><text:span text:style-name="T41">)</text:span><text:span text:style-name="T30">.</text:span></text:p>
      <text:p text:style-name="Standard"><text:span text:style-name="T30">לאורתא תשמש </text:span><text:span text:style-name="T41">(</text:span><text:span text:style-name="T32">בליל תחלת שבוע רביעית, דקסלקא דעתא השתא שאינה רואה אלא ביום, ואף על גבי דהאי שבוע רביעי טמא הוא - מיהו בליל תחלת שבוע אכתי טהורה היא, ותשמש הלילה</text:span><text:span text:style-name="T41">)</text:span><text:span text:style-name="T30">?</text:span></text:p>
      <text:p text:style-name="Standard"><text:span text:style-name="T41">(</text:span><text:span text:style-name="T32">ומשני:</text:span><text:span text:style-name="T41">)</text:span><text:span text:style-name="T30"> כשראתה בערב </text:span><text:span text:style-name="T41">(</text:span><text:span text:style-name="T32">וכן היא נהוגה לראות בכל שבוע טמא מבערב</text:span><text:span text:style-name="T41">)</text:span><text:span text:style-name="T30">.</text:span></text:p>
      <text:p text:style-name="Standard"><text:span text:style-name="T30">'</text:span><text:span text:style-name="T74">ומטבילין אותה תשעים וחמש טבילות</text:span><text:span text:style-name="T30">': </text:span></text:p>
      <text:p text:style-name="Standard"><text:span text:style-name="T30">שבוע קמא מטבילין אותה בלילותא </text:span><text:span text:style-name="T41">(</text:span><text:span text:style-name="T32">בכל לילה ולילה דבכל לילה מספקינן לה שמא השתא סוף שבעה ללידתה הוא, וטבילה בזמנה מצוה</text:span><text:span text:style-name="T41">)</text:span><text:span text:style-name="T30">, אימר יולדת זכר היא </text:span><text:span text:style-name="T41">(</text:span><text:span text:style-name="T32">אימר יולדת זכר </text:span><text:span text:style-name="T63">בזוב</text:span><text:span text:style-name="T32"> היא, ויום ראשון דשבוע שני אמרינן 'שמא שבעת ימים קודם שבאת לפנינו ילדה, ושבוע ראשון הוה ספירה לנקיים, ולמחר ביום תחלת שבוע שני - תהא טבילת זיבתה'; וכן כל ימי שבוע שני, כל יומא ויומא איכא לספוקי דלמא קצת משבוע ראשון הוי בכלל ימי לידה והשתא כלין ימי הספירה; אבל שבוע ראשון לא טבלה ביום ואף על גב דבכל יום איכא לספוקי שמא הרחיקה לידתה והשתא כלין ימי הספירה, משום דבעינן שבעת ימי הנקיים לפנינו ודאין, והני דקודם לכן - ספק הוו נקיים ספק לא הוו; והכי מפרש לקמן; ויום אחרון דשבוע קמא הוה בעיא טבילה, משום ספקא דהשתא כלין ימי הספירה ואיכא שבעה ספורין לפנינו! ולקמן מתרצין דטבילה חדא בשבוע לא קחשיב</text:span><text:span text:style-name="T41">)</text:span><text:span text:style-name="T30">; </text:span></text:p>
      <text:p text:style-name="Standard"><text:span text:style-name="T30">שבוע שני מטבילין אותה בלילותא, אימר יולדת נקבה היא </text:span><text:span text:style-name="T41">(</text:span><text:span text:style-name="T32">וכל לילה איכא לספוקי האידנא סוף שבועים, וליל אחרון מספקינן שמא ביום שבאתה ילדה והשתא כלין</text:span><text:span text:style-name="T41">)</text:span><text:span text:style-name="T30">; ביממא - אימר יולדת זכר בזוב היא; </text:span></text:p>
      <text:p text:style-name="Standard"><text:span text:style-name="T30">שבוע שלישי מטבילין לה ביממא, אימר יולדת נקבה בזוב היא </text:span><text:span text:style-name="T41">(</text:span><text:span text:style-name="T32">וכל יומא איכא לספוקי 'השתא כלין ימי ספירה': יום ראשון דלמא ששה ימים קודם שבאת לפנינו ילדה, ושבועים - הרי עשרים יום, והיום - הוי עשרים ואחד: שסוף ספירה הוא; ולמחר אמרינן: חמשה ימים קודם ביאתה ילדה, והיום כָּלים; ויום אחרון אימר 'ביום שבאתה ילדה והיום כָּלים'</text:span><text:span text:style-name="T41">)</text:span><text:span text:style-name="T30">;</text:span></text:p>
      <text:p text:style-name="Standard"><text:span text:style-name="T30">בלילותא </text:span><text:span text:style-name="T41">(</text:span><text:span text:style-name="T32">דשבוע שלישי מטבילין לה ואף על גב דליכא לספוקי בשבוע שלישי בסוף לידת נקבה</text:span><text:span text:style-name="T41">)</text:span><text:span text:style-name="T30"> - בית שמאי לטעמייהו, דאמרי </text:span><text:span text:style-name="T41">(</text:span><text:span text:style-name="T32">דאמרי בפרק אחרון </text:span><text:span text:style-name="T33">(לקמן דף עא:)</text:span><text:span text:style-name="T41">)</text:span><text:span text:style-name="T30"> 'טבולת יום ארוך בעי טבילה' </text:span><text:span text:style-name="T41">(</text:span><text:span text:style-name="T32">טבולת יום ארוך היינו יולדת שהיא טבולת יום כל ששים וששה, שהרי לסוף שבועים היא טובלת ואינה אוכלת בתרומה עד שיכלו ימי טוהר, כדכתיב </text:span><text:span text:style-name="T33">[ויקרא יב,ד]</text:span><text:span text:style-name="T32"> </text:span><text:span text:style-name="T36">בכל קדש לא תגע</text:span><text:span text:style-name="T32">, וקאמרי בית שמאי שצריכה לטבול לאור שמונים ואחד, שהוא סוף שמונים; הילכך כל ליליא איכא לספוקי השתא כָּלים שמונים יום מיום שבאת לפנינו, ושבוע קמא נמי איכא לספוקי בהכי, אלא לא איכפת לן משום דסוף סוף הא קא טבלה בכל ליליא</text:span><text:span text:style-name="T41">)</text:span><text:span text:style-name="T30">;</text:span></text:p>
      <text:p text:style-name="P4"/>
      <text:p text:style-name="P4">(נדה ל,א)</text:p>
      <text:p text:style-name="Standard"><text:span text:style-name="T30">מכדי ימי טהרה כמה הוו </text:span><text:span text:style-name="T41">(</text:span><text:span text:style-name="T32">משכה ספקא דידהו לבתר שבועים קמאי</text:span><text:span text:style-name="T41">)</text:span><text:span text:style-name="T30">? שתין ושיתא </text:span><text:span text:style-name="T41">(</text:span><text:span text:style-name="T32">ושבועים - הרי שמונים, ומֵהני ששים ושש טבילות כבר טבלה מהן שבעה בלילי שבוע שלישי משום הך ספקא דטבולת יום ארוך</text:span><text:span text:style-name="T41">)</text:span><text:span text:style-name="T30">, דל שבוע שלישי דאטבלינן לה, פשו להו שתין נכי חדא </text:span><text:span text:style-name="T41">(</text:span><text:span text:style-name="T32">שעדיין צריכה לטבול משום הך ספק בתוך עשרה שבועים הבאים, ושלשים וחמשה שטבלה בתוך שלשה השבועים הראשונים, שבעה בראשונה ועשים ושמנה בשתים אחרונות - הרי שלשים וחמש</text:span><text:span text:style-name="T41">)</text:span><text:span text:style-name="T30">; שתין נכי חדא ותלתין וחמשה - תשעין וארבע הויין, 'תשעין וחמש' מאי עבידתייהו? </text:span></text:p>
      <text:p text:style-name="Standard"><text:span text:style-name="T30">אמר רב ירמיה מדפתי: כגון שבאת לפנינו בין השמשות דיהבינן לה טבילה יתירתא. </text:span><text:span text:style-name="T41">(</text:span><text:span text:style-name="T32">עד השתא הוה סלקא דעתא דבאת לפנינו ביום, כגון ביום ראש חודש ניסן, ואטבלוה לאורתא, ומשכו שמונים דילה: שלשים מניסן, וכ"ט דאייר, וכ"א דסיון כָּלים שמונים יום - הרי שמונים טבילות בלילות, וי"ד בימים של שני שבועות הראשונות - הרי צ"ד; והשתא מוקמינן שבאת לפנינו בין השמשות לילה שהוא ראש חודש, ואטבלה </text:span><text:span text:style-name="T63">בההיא ליליא</text:span><text:span text:style-name="T32"> משום ספק סוף טומאה, ומשכי נמי שמונים שלה עד כ"א בסיון - כאילו באתה ביום ראש חדש, דאיכא לספוקי דילמא באותו בין השמשות ילדה, והוא מראש חודש, וההיא טבילה דליל ראש חדש - איתוספא לה, נמצאו לה שמונה טבילות בשבוע ראשונה וכ"ח דשני ושלישי - הרי ל"ו;</text:span></text:p>
      <text:p text:style-name="P6">וקשיא לי אמאי נקט 'בין השמשות' - הוה ליה לאוקמא שבאת לפנינו בלילה!?</text:p>
      <text:p text:style-name="Standard"><text:span text:style-name="T32">ומסתברא דלהכי נקט 'בין השמשות': דדק בלישנא דמתניתא, דנקט '</text:span><text:span text:style-name="T69">שלשה שבועים טהורים</text:span><text:span text:style-name="T32">', הילכך - כי איכא בין השמשות - איכא למיקרי יום זה טהור, דשמא בין השמשות - יממא הוא, ומיום שעבר הוא, והיום הזה כולו טהור, ומיהו טבילותיה משכי עד שמונים לבד מהך, משום דבין השמשות ספק ליליא</text:span><text:span text:style-name="T41">)</text:span><text:span text:style-name="T30">.</text:span></text:p>
      <text:p text:style-name="P5"/>
      <text:p text:style-name="P4">ולבית הלל, דאמרי 'טבולת יום ארוך לא בעי טבילה' – שלשים וחמשה מאי עבידתייהו?</text:p>
      <text:p text:style-name="Standard"><text:span text:style-name="T41">(</text:span><text:span text:style-name="T32">ומשני:</text:span><text:span text:style-name="T41">)</text:span><text:span text:style-name="T30"> עשרים ותמניא – כדאמרן </text:span><text:span text:style-name="T41">(</text:span><text:span text:style-name="T32">י"ד בימים וי"ד בלילות, וכולן משום ספק סוף ימי טומאה*</text:span><text:span text:style-name="T41">)</text:span><text:span text:style-name="T30">; הך שבוע חמישי </text:span><text:span text:style-name="T41">(</text:span><text:span text:style-name="T32">שאינה רואה בו</text:span><text:span text:style-name="T41">)</text:span><text:span text:style-name="T30"> מטבלינן כל ליליא וליליא, אימר סוף נדה היא </text:span><text:span text:style-name="T41">(</text:span><text:span text:style-name="T32">כל יומא איכא לספוקי בסוף נדה, ומטבלינן לה בכל לילות: דשבוע רביעי ראתה בכל יום ויום; ראשון - דילמא תחלת נדה היא, וטובלת לסוף שבעה שהוא </text:span><text:soft-page-break/><text:span text:style-name="T32">ליל ראשון של שבוע חמישי, וליל שני נמי טבלה: דילמא יום ראשון של שבוע רביעי - מימי טוהר הוא, ויום ב' הואי תחלת נדה, והאידנא הוי ליל טבילתה! וכן כולהו, והוו להו שבעה טבילות; והוא הדין נמי דכל לילות של שבועים טהורים איכא לספוקי סוף נדה משום שבוע טמא שלפניה, אלא בית הלל - טבילות דלאחר ל"ה דהוא ליל תשמיש לא קחשיב, דכל טבילות דבית הלל - קודם תשמיש נינהו, והכי אמר לקמן</text:span><text:span text:style-name="T41">)</text:span><text:span text:style-name="T30">.</text:span></text:p>
      <text:p text:style-name="Standard"><text:span text:style-name="T41">(</text:span><text:span text:style-name="T32">*והוא הדין דלבית הלל הוו להו עשרין ותשע: דכיון דאוקמינן שבאה בין השמשות - איכא ט"ו טבילות בלילה משום ספק בין השמשות; והאי דלא מותבינן ליה לקמיה - משום דאותבינן אחריתי ומשנינן 'חד בשבוע לא קמיירי', והך נמי חדא בשבוע היא.</text:span><text:span text:style-name="T41">)</text:span><text:span text:style-name="T30"> </text:span></text:p>
      <text:p text:style-name="Standard"><text:span text:style-name="T30">עשרה שבועין למה לי? בתמניא ופלגא סגי </text:span><text:span text:style-name="T41">(</text:span><text:span text:style-name="T32">לבד השלשה שבועות דטהורה, דהא כלין ימי טבילה בסוף שמונים, והוא באמצע שבוע תשיעי של עשרה שבועים</text:span><text:span text:style-name="T41">)</text:span><text:span text:style-name="T30">?</text:span></text:p>
      <text:p text:style-name="Standard"><text:span text:style-name="T30">איידי דתנא פלגא דשבוע - מסיק ליה </text:span><text:span text:style-name="T41">(</text:span><text:span text:style-name="T32">שבוע תשיעי טמא הוא</text:span><text:span text:style-name="T41">)</text:span><text:span text:style-name="T30">, ואיידי דתנא 'שבוע טמא' תנא נמי 'שבוע טהור'. </text:span></text:p>
      <text:p text:style-name="Standard"><text:span text:style-name="T30">והאיכא טבילת זבה </text:span><text:span text:style-name="T41">(</text:span><text:span text:style-name="T32">דכל שבוע טמא איכא לספוקי בזיבה לבד משבוע רביעי, שאי אתה יכול לספקו בכך, כדפרישית לעיל: שאין זבה אלא לאחר נדות, וזו לא ראתה כלום עד הרביעי; וכל שבוע טהור איכא לספוקי בימי ספירת זיבתה ובעיא למטבל ביום שביעי של כל שבוע טהור</text:span><text:span text:style-name="T41">)</text:span><text:span text:style-name="T30">?</text:span></text:p>
      <text:p text:style-name="P4">דלפני תשמיש קחשיב, דלאחר תשמיש לא קחשיב.</text:p>
      <text:p text:style-name="P4">ולבית שמאי, דחשיב דלאחר תשמיש - ניחשוב נמי טבילת זבה?</text:p>
      <text:p text:style-name="P4">בלידה קמיירי, בזיבה לא קמיירי.</text:p>
      <text:p text:style-name="P4">והאיכא יולדת בזוב?</text:p>
      <text:p text:style-name="P4">יולדת בזוב קחשיב, זיבה גרידתא לא קחשיב.</text:p>
      <text:p text:style-name="P4">שבועתא קמא דאתיא לקמן ליטבלה ביומא, דילמא כל יומא ויומא שלימו לה ספורים דידה?</text:p>
      <text:p text:style-name="Standard"><text:span text:style-name="T30">הא מני - רבי עקיבא היא </text:span><text:span text:style-name="T41">(</text:span><text:span text:style-name="T32">דפרק אחרון </text:span><text:span text:style-name="T33">(לקמן דף סט.)</text:span><text:span text:style-name="T41">)</text:span><text:span text:style-name="T30">, דאמר בעינן ספורים בפנינו.</text:span></text:p>
      <text:p text:style-name="Standard"><text:span text:style-name="T30">סוף שבוע קמא </text:span><text:span text:style-name="T41">(</text:span><text:span text:style-name="T32">ביום השביעי</text:span><text:span text:style-name="T41">)</text:span><text:span text:style-name="T30"> ליטבלה </text:span><text:span text:style-name="T41">(</text:span><text:span text:style-name="T32">ביום, דילמא בין השמשות - יום הוא, ויום ראשון שבאתה לפנינו טהור, ואיכא שבעה ספורים לפנינו</text:span><text:span text:style-name="T41">)</text:span><text:span text:style-name="T30">? </text:span></text:p>
      <text:p text:style-name="Standard"><text:span text:style-name="T30">חד </text:span><text:span text:style-name="T41">(</text:span><text:span text:style-name="T32">טבילה</text:span><text:span text:style-name="T41">)</text:span><text:span text:style-name="T30"> בשבוע לא קמיירי </text:span><text:span text:style-name="T41">(</text:span><text:span text:style-name="T32">והוא הדין דהוה לן לאותובי לבית הלל דליחשוב עוד טבילה יתירתא לטבילות הלילות של ספק לידה, הואיל ובין השמשות באתה! אלא האי שינויא גופיה אית בה: דחדא בשבוע לא קמיירי, הילכך לא פריך</text:span><text:span text:style-name="T41">)</text:span><text:span text:style-name="T30">. </text:span></text:p>
      <text:p text:style-name="P4">יומא קמא דאתיא לקמן ליטבלה, דילמא שומרת יום כנגד יום היא?</text:p>
      <text:p text:style-name="P4">בזבה גדולה קמיירי, בזבה קטנה לא קמיירי;</text:p>
      <text:p text:style-name="Standard"><text:span text:style-name="T30">שמע מינה תלת: שמע מינה </text:span><text:span text:style-name="T41">(1)</text:span><text:span text:style-name="T30">רבי עקיבא היא, דאמר 'בעינן ספורים בפנינו';</text:span></text:p>
      <text:p text:style-name="Standard"><text:span text:style-name="T30">ושמע מינה </text:span><text:span text:style-name="T41">(2)</text:span><text:span text:style-name="T30">רבי שמעון היא, דאמר 'אבל אמרו חכמים אסור לעשות כן שמא תבא לידי ספק';</text:span></text:p>
      <text:p text:style-name="Standard"><text:span text:style-name="T30">ושמע מינה </text:span><text:span text:style-name="T41">(3)</text:span><text:span text:style-name="T30">טבילה בזמנה מצוה.</text:span></text:p>
      <text:p text:style-name="P4"/>
      <text:p text:style-name="P4">ורבי יוסי ברבי יהודה אומר: דיה לטבילה באחרונה:</text:p>
      <text:p text:style-name="P4">ולא אמרינן טבילה בזמנה מצוה.</text:p>
      <text:p text:style-name="P4"/>
      <text:p text:style-name="P4"/>
      <text:p text:style-name="P4">משנה:</text:p>
      <text:p text:style-name="Standard"><text:span text:style-name="T30">המפלת </text:span><text:span text:style-name="T41">(</text:span><text:span text:style-name="T32">שליא</text:span><text:span text:style-name="T41">)</text:span><text:span text:style-name="T30"> ליום ארבעים </text:span><text:span text:style-name="T41">(</text:span><text:span text:style-name="T32">לטבילתה</text:span><text:span text:style-name="T41">)</text:span><text:span text:style-name="T30"> - אינה חוששת לולד </text:span><text:span text:style-name="T41">(</text:span><text:span text:style-name="T32">שלא נגמר יצירתו עד שיכלו כל ארבעים יום</text:span><text:span text:style-name="T41">)</text:span><text:span text:style-name="T30">; ליום ארבעים ואחד תשב לזכר ולנקבה ולנדה </text:span><text:span text:style-name="T41">(</text:span><text:span text:style-name="T32">דילמא ליכא ולד; ובגמרא מפרש למה הוזכר זכר</text:span><text:span text:style-name="T41">)</text:span><text:span text:style-name="T30">.</text:span></text:p>
      <text:p text:style-name="Standard"><text:span text:style-name="T30">רבי ישמעאל אומר: יום ארבעים ואחד תשב לזכר ולנדה </text:span><text:span text:style-name="T41">(</text:span><text:span text:style-name="T32">שבעה ימי טומאה, ואפילו בלידה יבשתא; אבל שבועים דנקבה ליכא לספוקי, כדקתני טעמא </text:span><text:span text:style-name="T115">[של רבי ישמעאל להלן]</text:span><text:span text:style-name="T32">: שיצירת נקבה לשמונים ואחד</text:span><text:span text:style-name="T41">)</text:span><text:span text:style-name="T30">, יום שמנים ואחד תשב לזכר ולנקבה ולנדה, שהזכר נגמר לארבעים ואחד והנקבה לשמנים ואחד;</text:span></text:p>
      <text:p text:style-name="P4">וחכמים אומרים: אחד בריית הזכר ואחד בריית הנקבה - זה וזה ארבעים ואחד.</text:p>
      <text:p text:style-name="P4"/>
      <text:p text:style-name="P4">גמרא:</text:p>
      <text:p text:style-name="Standard"><text:soft-page-break/><text:span text:style-name="T30">למה הוזכר '</text:span><text:span text:style-name="T74">זכר</text:span><text:span text:style-name="T30">'? אי לימי טומאה - הא קתני '</text:span><text:span text:style-name="T74">נקבה</text:span><text:span text:style-name="T30">' </text:span><text:span text:style-name="T41">(</text:span><text:span text:style-name="T32">דהוה לה שבועים, ויש בכלל מאתים מנה</text:span><text:span text:style-name="T41">)</text:span><text:span text:style-name="T30"> ואי לימי טהרה </text:span><text:span text:style-name="T41">(</text:span><text:span text:style-name="T32">להחמיר: שלא יהא לה אלא ימי טוהר דזכר</text:span><text:span text:style-name="T41">)</text:span><text:span text:style-name="T30"> </text:span></text:p>
      <text:p text:style-name="P4"/>
      <text:p text:style-name="P4">(נדה ל,ב)</text:p>
      <text:p text:style-name="Standard"><text:span text:style-name="T30">הא קתני '</text:span><text:span text:style-name="T74">נדה</text:span><text:span text:style-name="T30">' </text:span><text:span text:style-name="T41">(</text:span><text:span text:style-name="T32">דכל דמים שתראה טמאים</text:span><text:span text:style-name="T41">)</text:span><text:span text:style-name="T30">?</text:span></text:p>
      <text:p text:style-name="Standard"><text:span text:style-name="T2">(</text:span><text:span text:style-name="T32">ומשני</text:span><text:span text:style-name="T2">)</text:span><text:span text:style-name="T1"> שאם תראה יום שלושים וארבעה ותחזור ותראה יום ארבעים ואחד - תהא מקולקלת עד מ"ח </text:span><text:span text:style-name="T2">(</text:span><text:span text:style-name="T32">שכשראתה ליום ל"ד ללידתה אמרינן טמאה</text:span><text:span text:style-name="T4">:</text:span><text:span text:style-name="T32"> </text:span><text:span text:style-name="T4">אף על גב </text:span><text:span text:style-name="T32">דאכתי משכי ימי טוהר דזכר - מספקינן לה בלא ולד</text:span><text:span text:style-name="T4">,</text:span><text:span text:style-name="T32"> ותשב לנדה</text:span><text:span text:style-name="T4">;</text:span><text:span text:style-name="T32"> וכי הדר חזיא ליום </text:span><text:span text:style-name="T4">ארבעים ואחד,</text:span><text:span text:style-name="T32"> שהוא </text:span><text:span text:style-name="T4">שמיני</text:span><text:span text:style-name="T32"> לראייתה ותרצה להיות שומרת יום כנגד יום </text:span><text:span text:style-name="T4">- </text:span><text:span text:style-name="T32">אמרינן ולד היה</text:span><text:span text:style-name="T4">,</text:span><text:span text:style-name="T32"> וזכר היה</text:span><text:span text:style-name="T4">,</text:span><text:span text:style-name="T32"> וראייה דיום ל"ד </text:span><text:span text:style-name="T4">- </text:span><text:span text:style-name="T32">דם טוהר היא</text:span><text:span text:style-name="T4">,</text:span><text:span text:style-name="T32"> והשתא הוא דהויא תחלת נדה</text:span><text:span text:style-name="T4">;</text:span><text:span text:style-name="T32"> והשתא מקלקלינן לה דלא טבלה עד מ"ח</text:span><text:span text:style-name="T4">,</text:span><text:span text:style-name="T32"> שהוא </text:span><text:span text:style-name="T4">שמיני</text:span><text:span text:style-name="T32"> לראייה אחרונה</text:span><text:span text:style-name="T4">;</text:span><text:span text:style-name="T32"> ואי לאו משום ספקא דזכר </text:span><text:span text:style-name="T4">- </text:span><text:span text:style-name="T32">הוה טבלה למחר ליום </text:span><text:span text:style-name="T4">אבעים ושנים</text:span><text:span text:style-name="T32"> </text:span><text:span text:style-name="T4">ממה נפשך:</text:span><text:span text:style-name="T32"> אי לאו ולד הוא </text:span><text:span text:style-name="T4">- </text:span><text:span text:style-name="T32">הרי שומרת יום כנגד יום היא</text:span><text:span text:style-name="T4">,</text:span><text:span text:style-name="T32"> ואי ולד הוא ונקבה היא </text:span><text:span text:style-name="T4">- </text:span><text:span text:style-name="T32">אכתי הוה דם טוהר עד שמונים</text:span><text:span text:style-name="T4">;</text:span><text:span text:style-name="T32"> וספקא דזכר מקלקלא לה</text:span><text:span text:style-name="T4">!</text:span><text:span text:style-name="T2">)</text:span><text:span text:style-name="T1"> וכן לענין נקבה </text:span><text:span text:style-name="T2">(</text:span><text:span text:style-name="T32">כלומר וספקא דנקבה נמי מקלקלא לה האי קלקולא</text:span><text:span text:style-name="T2">)</text:span><text:span text:style-name="T1">: שאם תראה יום שבעים וארבעה ותחזור ותראה יום שמונים ואחד - תהא מקולקלת עד שמונים ושמונה </text:span><text:span text:style-name="T2">(</text:span><text:span text:style-name="T32">דלא טבלה עד פ"ח; דאי הוה פשיטא לן דלאו ולד הוא - הואי טבלה למחר ביום פ"ב, דראיית פ"א - באחד עשר יום שבין נדה לנדה היא, ומשום דמספקא לן דילמא ולד הוה וראייה דיום ע"ד דם טהור הוה, והשתא הויא תחלת נדה - לא טבלה עד פ"ח</text:span><text:span text:style-name="T2">)</text:span><text:span text:style-name="T1">.</text:span></text:p>
      <text:p text:style-name="P11"/>
      <text:p text:style-name="P4">רבי ישמעאל אומר יום מ"א תשב לזכר ולנדה כו': <text:s/></text:p>
      <text:p text:style-name="Standard"><text:span text:style-name="T30">תניא: '</text:span><text:span text:style-name="T74">רבי ישמעאל אומר: טימא וטיהר בזכר </text:span><text:span text:style-name="T41">(</text:span><text:span text:style-name="T32">ארבעים יום בין שתיהן: שבעה לטומאה ושלשים ושלשה יום לימי טוהר</text:span><text:span text:style-name="T41">)</text:span><text:span text:style-name="T74"> וטימא וטיהר בנקבה; מה כשטימא וטיהר בזכר יצירתו כיוצא בו - אף כשטימא וטיהר בנקבה יצירתה כיוצא בה.</text:span></text:p>
      <text:p text:style-name="P54">אמרו לו: אין למדין יצירה מטומאה.</text:p>
      <text:p text:style-name="Standard"><text:span text:style-name="T74">אמרו לו לרבי ישמעאל: מעשה בקליאופטרא מלכת אלכסנדרוס שנתחייבו שפחותיה הריגה למלכות </text:span><text:span text:style-name="T41">(</text:span><text:span text:style-name="T32">ומתוך שעומדות ליהרג ניסו בהם ויחדום לביאה וקרעו שתיהם לסוף ארבעים ונמצא אחד זכר ואחד נקבה</text:span><text:span text:style-name="T41">)</text:span><text:span text:style-name="T74"> ובדקן ומצאן זה וזה לארבעים ואחד?</text:span></text:p>
      <text:p text:style-name="Standard"><text:span text:style-name="T74">אמר להן: אני מביא לכם ראייה מן התורה ואתם מביאין לי ראייה מן השוטים!</text:span><text:span text:style-name="T30">' </text:span></text:p>
      <text:p text:style-name="P25"><text:span text:style-name="T30">מאי '</text:span><text:span text:style-name="T74">ראיה מן התורה</text:span><text:span text:style-name="T30">'? אילימא '</text:span><text:span text:style-name="T74">טימא וטיהר בזכר וטימא וטיהר בנקבה כו</text:span><text:span text:style-name="T30">' - הא קאמרי ליה '</text:span><text:span text:style-name="T74">אין דנין יצירה מטומאה</text:span><text:span text:style-name="T30">'?</text:span></text:p>
      <text:p text:style-name="P31">אמר קרא: <text:span text:style-name="T91">[</text:span><text:span text:style-name="T87">ויקרא יב,ה:</text:span><text:span text:style-name="T91"> ואם נקבה]</text:span><text:span text:style-name="T90"> תלד </text:span><text:span text:style-name="T91">[וטמאה שבעים כנדתה וששים יום וששת ימים תשב על דמי טהרה]</text:span> <text:span text:style-name="T89">(</text:span><text:span text:style-name="T88">קרא יתירא הוא, דמצי למכתב 'ואם נקבה וטמאה שבועים', דהא כתיב לעיל </text:span><text:span text:style-name="T87">[פסוק ב]</text:span><text:span text:style-name="T88"> </text:span><text:span text:style-name="T91">וילדה זכר</text:span><text:span text:style-name="T89">)</text:span>: - הוסיף לה הכתוב לידה אחרת בנקבה.</text:p>
      <text:p text:style-name="P25"><text:span text:style-name="T30">ומאי '</text:span><text:span text:style-name="T74">ראיה מן השוטים</text:span><text:span text:style-name="T30">'?</text:span><text:span text:style-name="T32"> </text:span></text:p>
      <text:p text:style-name="P25"><text:span text:style-name="T30">אימר נקבה קדים ואיעבור ארבעין יומין קמי זכר </text:span><text:span text:style-name="T41">(</text:span><text:span text:style-name="T32">ואף ע"ג שיחדום לבעול ביום אחד, שמא מעוברת היתה קודם לכן</text:span><text:span text:style-name="T41">)</text:span><text:span text:style-name="T30">;</text:span></text:p>
      <text:p text:style-name="P62">ורבנן?</text:p>
      <text:p text:style-name="P25"><text:span text:style-name="T30">סמא דנפצא אשקינהו </text:span><text:span text:style-name="T41">(</text:span><text:span text:style-name="T32">סם שמפלת בו ומנפצא כל זרע שבמעים קודם לכן</text:span><text:span text:style-name="T41">)</text:span><text:span text:style-name="T30">.</text:span></text:p>
      <text:p text:style-name="P62">ורבי ישמעאל?</text:p>
      <text:p text:style-name="P62">איכא גופא דלא מקבל סמא.</text:p>
      <text:p text:style-name="Standard"><text:span text:style-name="T3">[תוספתא נדה <text:s/>פ"ד מ"ח]</text:span><text:span text:style-name="T1"> '</text:span><text:span text:style-name="T96">אמר להם רבי ישמעאל: מעשה בקלפטרא מלכת יוונית שנתחייבו שפחותיה הריגה למלכות ובדקן ומצאן זכר לארבעים ואחד ונקבה לשמונים ואחד.</text:span></text:p>
      <text:p text:style-name="Standard"><text:span text:style-name="T74">אמרו לו: אין מביאין ראיה מן השוטים.</text:span><text:span text:style-name="T30">' </text:span><text:span text:style-name="T114">[בתוספתא הסיום הוא: </text:span><text:span text:style-name="T116">אמרו לו: אין מביאין ראיה מכאן. ומהיכן מביאין ראיה? - מי שנכנסה אצל בעלה</text:span></text:p>
      <text:p text:style-name="Standard"><text:span text:style-name="T116">או ממי שבא בעלה ממדינת הים.</text:span><text:span text:style-name="T114">]</text:span></text:p>
      <text:p text:style-name="P4">מאי טעמא? - הך דנקבה אייתרה ארבעין יומין והדר איעבר.</text:p>
      <text:p text:style-name="P4">ורבי ישמעאל?</text:p>
      <text:p text:style-name="Standard"><text:span text:style-name="T30">לשומר מסרינהו </text:span><text:span text:style-name="T41">(</text:span><text:span text:style-name="T32">שלא בא אדם עליהן אלא אותו היום</text:span><text:span text:style-name="T41">)</text:span><text:span text:style-name="T30">.</text:span></text:p>
      <text:p text:style-name="P4">ורבנן?</text:p>
      <text:p text:style-name="Standard"><text:soft-page-break/><text:span text:style-name="T30">אין אפוטרופוס לעריות: אימא שומר גופיה בא עליה, ודילמא אי קרעוהו להך דנקבה בארבעין וחד הוה משתכחא כזכר </text:span><text:span text:style-name="T41">(</text:span><text:span text:style-name="T32">לרבי ישמעאל פריך נהי נמי דלשומר מסרינהו - אפילו הכי מנלן שלא נוצרה נקבה עד שמונים ואחד? דילמא אי קרעוה להך ליום ארבעים ואחד הוה משתכחא</text:span><text:span text:style-name="T41">)</text:span><text:span text:style-name="T30">.</text:span></text:p>
      <text:p text:style-name="Standard"><text:span text:style-name="T30">אמר אביי: בסימניהון שוין </text:span><text:span text:style-name="T41">(</text:span><text:span text:style-name="T32">נקבה שנמצא ליום שמונים ואחד לא היו אבריה ושערה וצפורניה אלא כשיעור של זכר ליום ארבעים ואחד</text:span><text:span text:style-name="T41">)</text:span><text:span text:style-name="T30">.</text:span></text:p>
      <text:p text:style-name="P4"/>
      <text:p text:style-name="Standard"><text:span text:style-name="T30">וחכ"א אחד בריית זכר ואחד בריית נקבה </text:span><text:span text:style-name="T41">[זה וזה ארבעים ואחד]</text:span><text:span text:style-name="T30">: <text:s/></text:span></text:p>
      <text:p text:style-name="Standard"><text:span text:style-name="T30">חכמים היינו תנא קמא </text:span><text:span text:style-name="T41">(</text:span><text:span text:style-name="T32">דתנא לעיל '</text:span><text:span text:style-name="T69">ליום ארבעים ואחד תשב לזכר ולנקבה ולנדה</text:span><text:span text:style-name="T32">', אלמא בריית נקבה ליום ארבעים ואחד</text:span><text:span text:style-name="T41">)</text:span><text:span text:style-name="T30">! וכי תימא למסתמא רישא כרבנן, ויחיד ורבים הלכה כרבים </text:span><text:span text:style-name="T41">(</text:span><text:span text:style-name="T32">וכי תימא רישא להכי תנא ליה: לאשמועינן סתמא דמתניתין כרבנן, ונשמע מינה דהלכתא כוותייהו</text:span><text:span text:style-name="T41">)</text:span><text:span text:style-name="T30"> – פשיטא! מהו דתימא מסתברא טעמא דרבי ישמעאל דקמסייע ליה קראי - קא משמע לן </text:span><text:span text:style-name="T41">(</text:span><text:span text:style-name="T32">מדמהדר רבי ושנאה בלשון חכמים - שמע מינה דהלכה כסתם ראשון, ואף על פי שמחלוקת רבי ישמעאל בצדו</text:span><text:span text:style-name="T41">)</text:span><text:span text:style-name="T30">.</text:span></text:p>
      <text:p text:style-name="Standard"><text:span text:style-name="T41">(</text:span><text:span text:style-name="T32">ולא נהירא לי גירסא ופירושה, דהוה ליה סתם ואחר כך מחלוקת, ואין הלכה כסתם! ונראה לי דהכי גרס: </text:span><text:span text:style-name="T84">וכי תימא למסתמא כרבנן ויחיד ורבים הלכה כרבים פשיטא מהו דתימא </text:span><text:span text:style-name="T32">כו', והכי פירושה: וכי תימא תנא הך סיפא לאשמעינן דסתמא דלעיל - סתמא דרבנן היא, ויחיד ורבים הלכה כרבים? <text:s/>פשיטא דסתמא דרבים היא, הואיל וסתמא תנייה רבי, ולא אשכחן יחידאה דאמר הכי, דנימא 'פלוני היא'.</text:span><text:span text:style-name="T41">)</text:span><text:span text:style-name="T32"> </text:span></text:p>
      <text:p text:style-name="P4"/>
      <text:p text:style-name="Standard"><text:span text:style-name="T30">דרש רבי שמלאי: למה הולד דומה במעי אמו? לפנקס </text:span><text:span text:style-name="T41">(</text:span><text:span text:style-name="T32">לוחין שכותבין בהן הגלחים</text:span><text:span text:style-name="T41">)</text:span><text:span text:style-name="T30"> שמקופל ומונח ידיו על שתי צדעיו שתי אציליו </text:span><text:span text:style-name="T41">(</text:span><text:span text:style-name="T32">איישיל"ש</text:span><text:span text:style-name="T41">)</text:span><text:span text:style-name="T30"> על שתי ארכובותיו, ושני עקביו על שתי עגבותיו, וראשו מונח לו בין ברכיו, ופיו סתום, וטבורו פתוח, ואוכל ממה שאמו אוכלת, ושותה ממה שאמו שותה, ואינו מוציא רעי שמא יהרוג את אמו </text:span><text:span text:style-name="T41">(</text:span><text:span text:style-name="T32">שבית הרחם אינו רחב להוציא רעי הנאסף בו</text:span><text:span text:style-name="T41">)</text:span><text:span text:style-name="T30">; וכיון שיצא לאויר העולם - נפתח הסתום </text:span><text:span text:style-name="T41">(</text:span><text:span text:style-name="T32">פיו</text:span><text:span text:style-name="T41">)</text:span><text:span text:style-name="T30"> ונסתם הפתוח </text:span><text:span text:style-name="T41">(</text:span><text:span text:style-name="T32">טבור</text:span><text:span text:style-name="T41">)</text:span><text:span text:style-name="T30">, שאלמלא כן אינו יכול לחיות אפילו שעה אחת;</text:span></text:p>
      <text:p text:style-name="Standard"><text:span text:style-name="T30">ונר דלוק לו על ראשו, וצופה ומביט מסוף העולם ועד סופו, שנאמר </text:span><text:span text:style-name="T33">(איוב כט,ג)</text:span><text:span text:style-name="T35"> בהלו נרו עלי ראשי לאורו אלך חשך</text:span><text:span text:style-name="T30">, ואל תתמה: שהרי אדם ישן כאן ורואה חלום באספמיא! ואין לך ימים שאדם שרוי בטובה יותר מאותן הימים, שנאמר </text:span><text:span text:style-name="T33">(איוב כט,ב)</text:span><text:span text:style-name="T35"> מי יתנני כירחי קדם כימי אלוה ישמרני</text:span><text:span text:style-name="T30">; ואיזהו ימים שיש בהם ירחים ואין בהם שנים? הוי אומר אלו ירחי לידה;</text:span></text:p>
      <text:p text:style-name="Standard"><text:span text:style-name="T30">ומלמדין אותו כל התורה כולה, שנאמר </text:span><text:span text:style-name="T33">(משלי יד,ד)</text:span><text:span text:style-name="T35"> ויורני ויאמר לי יתמך דברי לבך שמור מצותי וחיה</text:span><text:span text:style-name="T30">, ואומר </text:span><text:span text:style-name="T33">(איוב כט,ד)</text:span><text:span text:style-name="T35"> </text:span><text:span text:style-name="T36">[כאשר הייתי בימי חרפי]</text:span><text:span text:style-name="T35"> בסוד אלוה עלי אהלי</text:span><text:span text:style-name="T30"> </text:span><text:span text:style-name="T41">(</text:span><text:span text:style-name="T32">והא - אוקמיה בירחי לידה מדכתיב 'כירחי קדם' </text:span><text:span text:style-name="T33">(איוב כט,ב)</text:span><text:span text:style-name="T41">)</text:span><text:span text:style-name="T30">.</text:span></text:p>
      <text:p text:style-name="P25"><text:span text:style-name="T30">מאי 'ואומר'? - וכי תימא נביא הוא דקאמר? תא שמע: '</text:span><text:span text:style-name="T35">בסוד אלוה עלי אהלי</text:span><text:span text:style-name="T30">'.</text:span></text:p>
      <text:p text:style-name="Standard"><text:span text:style-name="T30">וכיון שבא לאויר העולם - בא מלאך וסטרו על פיו, ומשכחו כל התורה כולה, שנאמר </text:span><text:span text:style-name="T33">(בראשית ד,ז)</text:span><text:span text:style-name="T35"> </text:span><text:span text:style-name="T36">[הלוא אם תיטיב שאת ואם לא תיטיב]</text:span><text:span text:style-name="T35"> לפתח חטאת רבץ </text:span><text:span text:style-name="T36">[ואליך תשוקתו ואתה תמשל בו]</text:span><text:span text:style-name="T30">;</text:span></text:p>
      <text:p text:style-name="Standard"><text:span text:style-name="T30">ואינו יוצא משם עד שמשביעין אותו, שנאמר </text:span><text:span text:style-name="T33">(ישעיהו מה,כג)</text:span><text:span text:style-name="T35"> </text:span><text:span text:style-name="T36">[בי נשבעתי יצא מפי צדקה דבר ולא ישוב]</text:span><text:span text:style-name="T35"> כי לי תכרע כל ברך תשבע כל לשון</text:span><text:span text:style-name="T30">: '</text:span><text:span text:style-name="T35">כי לי תכרע כל ברך</text:span><text:span text:style-name="T30">' זה יום המיתה, שנאמר </text:span><text:span text:style-name="T33">(תהלים כב,ל)</text:span><text:span text:style-name="T35"> </text:span><text:span text:style-name="T36">[אכלו וישתחוו כל דשני ארץ]</text:span><text:span text:style-name="T35"> לפניו יכרעו כל יורדי עפר </text:span><text:span text:style-name="T36">[ונפשו לא חיה]</text:span><text:span text:style-name="T30">; '</text:span><text:span text:style-name="T35">תשבע כל לשון</text:span><text:span text:style-name="T30">' זה יום הלידה, שנאמר </text:span><text:span text:style-name="T33">(תהלים כד,ד)</text:span><text:span text:style-name="T35"> נקי כפים ובר לבב אשר לא נשא לשוא נפשו ולא נשבע למרמה</text:span><text:span text:style-name="T30"> </text:span><text:span text:style-name="T41">(</text:span><text:span text:style-name="T32">שקיים שבועתו לשמור את התורה; דאי בשבועה בעלמא, אטו משום דלא נשבע למרמה חשיב להו ב'עולין בהר ה''?</text:span><text:span text:style-name="T41">)</text:span><text:span text:style-name="T30">; ומה היא השבועה שמשביעין אותו? 'תהי צדיק ואל תהי רשע; ואפילו כל העולם כולו אומרים לך "צדיק אתה" - היה בעיניך כרשע, והוי יודע שהקב"ה טהור, ומשרתיו טהורים, ונשמה שנתן בך טהורה היא; אם אתה משמרה בטהרה – מוטב, ואם לאו - הריני נוטלה ממך.</text:span></text:p>
      <text:p text:style-name="P4"/>
      <text:p text:style-name="Standard"><text:span text:style-name="T30">תנא דבי רבי ישמעאל: '</text:span><text:span text:style-name="T74">משל לכהן שמסר תרומה לעם הארץ, ואמר לו "אם אתה משמרה בטהרה – מוטב, ואם לאו הריני שורפה לפניך.</text:span><text:span text:style-name="T30">'</text:span></text:p>
      <text:p text:style-name="P4">אמר רבי אלעזר:</text:p>
      <text:p text:style-name="P4"/>
      <text:p text:style-name="P4"><text:soft-page-break/>(נדה לא,א)</text:p>
      <text:p text:style-name="Standard"><text:span text:style-name="T30">מאי קרא </text:span><text:span text:style-name="T41">(</text:span><text:span text:style-name="T32">דמשביעין אותו ביום הלידה</text:span><text:span text:style-name="T41">)</text:span><text:span text:style-name="T30">? - </text:span><text:span text:style-name="T33">(תהלים עא,ו)</text:span><text:span text:style-name="T35"> </text:span><text:span text:style-name="T36">[עליך נסמכתי מבטן]</text:span><text:span text:style-name="T35"> ממעי אמי אתה גוזי </text:span><text:span text:style-name="T36">[בך תהלתי תמיד]</text:span><text:span text:style-name="T30">; </text:span></text:p>
      <text:p text:style-name="Standard"><text:span text:style-name="T30">מאי משמע דהאי '</text:span><text:span text:style-name="T35">גוזי</text:span><text:span text:style-name="T30">' לישנא דאשתבועי הוא?</text:span></text:p>
      <text:p text:style-name="Standard"><text:span text:style-name="T30">דכתיב </text:span><text:span text:style-name="T33">(ירמיהו ז,כט)</text:span><text:span text:style-name="T35"> גזי נזרך והשליכי </text:span><text:span text:style-name="T36">[ושאי על שפים קינה כי מאס ה' ויטש את דור עברתו]</text:span><text:span text:style-name="T30"> </text:span><text:span text:style-name="T41">(</text:span><text:span text:style-name="T36">נזרך</text:span><text:span text:style-name="T32"> לשון נזירות, דהיינו נדר, דדמי לשבועה</text:span><text:span text:style-name="T41">)</text:span><text:span text:style-name="T30">.</text:span></text:p>
      <text:p text:style-name="P4">ואמר רבי אלעזר: למה ולד דומה במעי אמו? לאגוז מונח בספל של מים: אדם נותן אצבעו עליו - שוקע לכאן ולכאן.</text:p>
      <text:p text:style-name="P4"/>
      <text:p text:style-name="Standard"><text:span text:style-name="T30">תנו רבנן: '</text:span><text:span text:style-name="T74">שלשה חדשים הראשונים ולד דר במדור התחתון; אמצעיים ולד דר במדור האמצעי; אחרונים ולד דר במדור העליון; וכיון שהגיע זמנו לצאת - מתהפך ויוצא, וזהו חבלי אשה </text:span><text:span text:style-name="T41">(</text:span><text:span text:style-name="T32">צערה</text:span><text:span text:style-name="T41">)</text:span><text:span text:style-name="T30">', והיינו דתנן '</text:span><text:span text:style-name="T74">חבלי של נקבה מרובין משל זכר</text:span><text:span text:style-name="T30">'.</text:span></text:p>
      <text:p text:style-name="Standard"><text:span text:style-name="T30">ואמר רבי אלעזר: מאי קרא? - </text:span><text:span text:style-name="T33">(תהלים קלט,טו)</text:span><text:span text:style-name="T35"> </text:span><text:span text:style-name="T36">[לא נכחד עצמי ממך]</text:span><text:span text:style-name="T35"> אשר עשיתי בסתר רקמתי בתחתיות ארץ</text:span><text:span text:style-name="T30">; 'דרתי' לא נאמר, אלא '</text:span><text:span text:style-name="T35">רקמתי</text:span><text:span text:style-name="T30">' </text:span><text:span text:style-name="T41">(</text:span><text:span text:style-name="T36">רקמתי</text:span><text:span text:style-name="T32"> היינו יצירה ראשונה, וכתיב </text:span><text:span text:style-name="T36">בתחתיות</text:span><text:span text:style-name="T32">, דהיינו מדור תחתון</text:span><text:span text:style-name="T41">)</text:span><text:span text:style-name="T30">. </text:span></text:p>
      <text:p text:style-name="P4">מאי שנא חבלי נקבה מרובין משל זכר?</text:p>
      <text:p text:style-name="Standard"><text:span text:style-name="T30">זה בא כדרך תשמישו וזה בא כדרך תשמישו: זו הופכת פניה וזה אין הופך פניו. </text:span><text:span text:style-name="T41">(</text:span><text:span text:style-name="T32">האיש פניו למטה - כן זכר נולד פניו למטה, ונקבה פניה למעלה; הילכך נקבה צריכה להתהפך, דהא כשהיא במעי אמה פניה למטה, כדאמרינן לעיל [ראשו לו בין ברכיו], אבל זכר אין צריך להתהפך.</text:span><text:span text:style-name="T41">)</text:span><text:span text:style-name="T30"> </text:span></text:p>
      <text:p text:style-name="P4"/>
      <text:p text:style-name="Standard"><text:span text:style-name="T30">תנו רבנן: '</text:span><text:span text:style-name="T42">שלשה חדשים הראשונים תשמיש קשה לאשה וגם קשה לולד </text:span><text:span text:style-name="T41">(</text:span><text:span text:style-name="T32">מפני שדר במדור התחתון קשה לאשה לא ידענא למאי</text:span><text:span text:style-name="T41">)</text:span><text:span text:style-name="T42">; אמצעיים קשה לאשה ויפה לולד; אחרונים יפה לאשה ויפה לולד, שמתוך כך נמצא הולד מלובן </text:span><text:span text:style-name="T41">(</text:span><text:span text:style-name="T32">זרע מלבן את הולד מגיעוליו</text:span><text:span text:style-name="T41">)</text:span><text:span text:style-name="T42"> ומזורז </text:span><text:span text:style-name="T41">(</text:span><text:span text:style-name="T32">חזק ובריא</text:span><text:span text:style-name="T41">)</text:span><text:span text:style-name="T42">.</text:span><text:span text:style-name="T30">'</text:span></text:p>
      <text:p text:style-name="P4"/>
      <text:p text:style-name="Standard"><text:span text:style-name="T30">תנא: '</text:span><text:span text:style-name="T74">המשמש מטתו ליום תשעים </text:span><text:span text:style-name="T41">(</text:span><text:span text:style-name="T32">לשליש ימים הוי חיותו</text:span><text:span text:style-name="T41">)</text:span><text:span text:style-name="T74"> - כאילו שופך דמים.</text:span><text:span text:style-name="T30">'</text:span></text:p>
      <text:p text:style-name="Body_20_Text_20_2">מנא ידע <text:span text:style-name="T89">(</text:span><text:span text:style-name="T88">הא לא ידע אימת מעברה</text:span><text:span text:style-name="T89">)</text:span>? </text:p>
      <text:p text:style-name="Standard"><text:span text:style-name="T30">אלא אמר אביי: משמש והולך, ושומר פתאים ה' </text:span><text:span text:style-name="T36">[</text:span><text:span text:style-name="T33">תהלים קטז,ו: </text:span><text:span text:style-name="T36">שמר פתאים ה' דלותי ולי יהושיע]</text:span><text:span text:style-name="T30">. </text:span></text:p>
      <text:p text:style-name="P4"/>
      <text:p text:style-name="Standard"><text:span text:style-name="T30">תנו רבנן: '</text:span><text:span text:style-name="T42">שלשה שותפין יש באדם: הקב"ה, ואביו, ואמו; אביו מזריע הלובן, שממנו עצמות וגידים וצפרנים, ומוח שבראשו, ולובן שבעין; אמו מזרעת אודם, שממנו עור, ובשר, ושערות, ושחור שבעין; והקב"ה נותן בו רוח ונשמה, וקלסתר </text:span><text:span text:style-name="T41">(</text:span><text:span text:style-name="T32">זיו</text:span><text:span text:style-name="T41">)</text:span><text:span text:style-name="T42"> פנים, וראיית העין </text:span><text:span text:style-name="T41">(</text:span><text:span text:style-name="T32">שאף על פי שנבראת העין מן האב והאם - אינו רואה; תדע שהרי המת יש לו עינים ויש לו שפתים ויש לו אזנים ואינו רואה ולא שומע ולא מדבר</text:span><text:span text:style-name="T41">)</text:span><text:span text:style-name="T42">, ושמיעת האוזן, ודבור פה, והלוך רגלים, ובינה והשכל; וכיון שהגיע זמנו להפטר מן העולם - הקב"ה נוטל חלקו, וחלק אביו ואמו מניח לפניהם.</text:span><text:span text:style-name="T30">'</text:span></text:p>
      <text:p text:style-name="Standard"><text:span text:style-name="T30">אמר רב פפא: היינו דאמרי אינשי 'פוץ מלחא ושדי בשרא לכלבא' </text:span><text:span text:style-name="T41">(</text:span><text:span text:style-name="T32">השלך המלח מן הבשר, ושוב אינו ראוי אלא לכלבים; כך הנשמה היא מלח לגוף לקיימו; כיון שהלכה - אז מסריח הגוף</text:span><text:span text:style-name="T41">)</text:span><text:span text:style-name="T30">.</text:span></text:p>
      <text:p text:style-name="P4"/>
      <text:p text:style-name="Standard"><text:span text:style-name="T30">דרש רב חיננא בר פפא: מאי דכתיב </text:span><text:span text:style-name="T33">(איוב ט,י)</text:span><text:span text:style-name="T35"> עושה גדולות עד אין חקר ונפלאות עד אין מספר</text:span><text:span text:style-name="T30">? - בא וראה שלא כמדת הקב"ה מדת בשר ודם; מדת בשר ודם: נותן חפץ בחמת צרורה ופיה למעלה, ספק משתמר ספק אין משתמר, ואילו הקב"ה צר העובר במעי אשה, פתוחה ופיה למטה, ומשתמר!</text:span></text:p>
      <text:p text:style-name="Standard"><text:span text:style-name="T30">דבר אחר: אדם נותן חפציו לכף מאזנים: כל זמן שמכביד - יורד למטה, ואילו הקב"ה: כל זמן שמכביד הולד - עולה למעלה </text:span><text:span text:style-name="T41">(</text:span><text:span text:style-name="T32">כדתני לעיל: אחרונים דר במדור העליון</text:span><text:span text:style-name="T41">)</text:span><text:span text:style-name="T30">!</text:span></text:p>
      <text:p text:style-name="P4"/>
      <text:p text:style-name="Standard"><text:span text:style-name="T42">דרש רבי יוסי הגלילי: מאי דכתיב </text:span><text:span text:style-name="T33">(תהלים קלט,יד)</text:span><text:span text:style-name="T40"> אודך על כי נוראות נפליתי נפלאים מעשיך ונפשי יודעת מאד</text:span><text:span text:style-name="T42">? - בא וראה שלא כמדת הקב"ה מדת בשר ודם; מדת בשר ודם: אדם נותן זרעונים </text:span><text:soft-page-break/><text:span text:style-name="T42">בערוגה, כל אחת ואחת עולה במינו, ואילו הקב"ה צר העובר במעי אשה וכולם עולין למין אחד </text:span><text:span text:style-name="T41">(</text:span><text:span text:style-name="T32">זרע האב והאם נעשין בריה אחת</text:span><text:span text:style-name="T41">)</text:span><text:span text:style-name="T42">!</text:span></text:p>
      <text:p text:style-name="Standard"><text:span text:style-name="T42">דבר אחר: צבע נותן סמנין ליורה - כולן עולין לצבע אחד </text:span><text:span text:style-name="T41">(</text:span><text:span text:style-name="T32">כמה סממנין צריך לצבע שחור: קליפת עץ, וטחינת ריחיים של נפחים, וכמה דברים - וכולן נעשין שחור, ואינו יכול לצובעו ביורה אחת משנים ושלשה גוונים בשנים ושלשה מקומות</text:span><text:span text:style-name="T41">)</text:span><text:span text:style-name="T42">, ואילו הקב"ה צר העובר במעי אשה, כל אחת ואחת עולה למינו </text:span><text:span text:style-name="T41">(</text:span><text:span text:style-name="T32">לובן מן האיש ושחור מן האשה</text:span><text:span text:style-name="T41">)</text:span><text:span text:style-name="T42">.</text:span></text:p>
      <text:p text:style-name="P6"/>
      <text:p text:style-name="Standard"><text:span text:style-name="T30">דרש רב יוסף: מאי דכתיב </text:span><text:span text:style-name="T33">(ישעיהו יב,א)</text:span><text:span text:style-name="T35"> אודך ה' כי אנפת בי ישוב אפך ותנחמני</text:span><text:span text:style-name="T30"> </text:span><text:span text:style-name="T41">(</text:span><text:span text:style-name="T32">מפני שכעסת עלי אני מודה לך, שלטובתי היה</text:span><text:span text:style-name="T41">)</text:span><text:span text:style-name="T30">; במה הכתוב מדבר? - בשני בני אדם שיצאו לסחורה; ישב לו קוץ לאחד מהן </text:span><text:span text:style-name="T41">(</text:span><text:span text:style-name="T32">לאחד מהם ולא יכול לצאת</text:span><text:span text:style-name="T41">)</text:span><text:span text:style-name="T30"> - התחיל מחרף ומגדף; לימים שמע שטבעה ספינתו של חבירו בים - התחיל מודה ומשבח, לכך נאמר '</text:span><text:span text:style-name="T35">ישוב אפך ותנחמני</text:span><text:span text:style-name="T30">', והיינו דאמר רבי אלעזר: מאי דכתיב </text:span><text:span text:style-name="T33">(תהלים עב,יח)</text:span><text:span text:style-name="T30"> </text:span><text:span text:style-name="T36">[ברוך ה' אלקים אלקי ישראל]</text:span><text:span text:style-name="T35"> עושה נפלאות לבדו </text:span><text:span text:style-name="T33">[פסוק יט]</text:span><text:span text:style-name="T35"> וברוך שם כבודו לעולם </text:span><text:span text:style-name="T36">[וימלא כבודו את כל הארץ אמן ואמן]</text:span><text:span text:style-name="T30"> - אפילו בעל הנס אינו מכיר בנסו </text:span><text:span text:style-name="T41">(</text:span><text:span text:style-name="T32">'</text:span><text:span text:style-name="T36">לבדו</text:span><text:span text:style-name="T32">': הוא לבדו יודע שהוא נס, אבל בעל הנס אינו מכירו</text:span><text:span text:style-name="T41">)</text:span><text:span text:style-name="T30">.</text:span></text:p>
      <text:p text:style-name="P6"/>
      <text:p text:style-name="Standard"><text:span text:style-name="T30">דריש רבי חנינא בר פפא: מאי דכתיב </text:span><text:span text:style-name="T33">(תהלים קלט,ג)</text:span><text:span text:style-name="T35"> אָרְחִי וְרִבְעִי זֵרִית וכל דרכי הסכנת</text:span><text:span text:style-name="T30"> </text:span><text:span text:style-name="T41">(</text:span><text:span text:style-name="T36">ארחי</text:span><text:span text:style-name="T32"> = תשמיש, כמו </text:span><text:span text:style-name="T36">דרך גבר בעלמה </text:span><text:span text:style-name="T33">(משלי ל,יט)</text:span><text:span text:style-name="T32">; </text:span><text:span text:style-name="T36">ורבעי</text:span><text:span text:style-name="T32"> = תשמיש, לשון </text:span><text:span text:style-name="T36">לרבעה</text:span><text:span text:style-name="T32"> </text:span><text:span text:style-name="T33">[ויקרא יח,כג; כ,טז]</text:span><text:span text:style-name="T32">; </text:span><text:span text:style-name="T36">זרית</text:span><text:span text:style-name="T32"> = ביררת בנפה, שקורין וו"ן, כמו </text:span><text:span text:style-name="T33">(ישעיהו ל,כד)</text:span><text:span text:style-name="T36"> ברחת וּבַמִזְרֶה</text:span><text:span text:style-name="T41">)</text:span><text:span text:style-name="T30">? <text:s/>- מלמד שלא נוצר אדם מן כל הטפה אלא מן הברור </text:span><text:span text:style-name="T41">(</text:span><text:span text:style-name="T32">קלי"ר בלע"ז</text:span><text:span text:style-name="T41">)</text:span><text:span text:style-name="T30"> שבה.</text:span></text:p>
      <text:p text:style-name="Standard"><text:span text:style-name="T30">תנא דבי רבי ישמעאל: '</text:span><text:span text:style-name="T74">משל לאדם שזורה בבית הגרנות, נוטל את האוכל ומניח את הפסולת.</text:span><text:span text:style-name="T30">'</text:span></text:p>
      <text:p text:style-name="Standard"><text:span text:style-name="T30">כדרבי אבהו, דרבי אבהו רמי: כתיב </text:span><text:span text:style-name="T33">(שמואל ב כב,מ)</text:span><text:span text:style-name="T35"> ותזרני חיל </text:span><text:span text:style-name="T36">[למלחמה תכריע קמי תחתני]</text:span><text:span text:style-name="T30"> </text:span><text:span text:style-name="T41">(</text:span><text:span text:style-name="T36">ותזרני</text:span><text:span text:style-name="T32"> חסר א', לשון מזָרה</text:span><text:span text:style-name="T41">)</text:span><text:span text:style-name="T30">, וכתיב </text:span><text:span text:style-name="T33">(תהלים יח,לג)</text:span><text:span text:style-name="T35"> האל המאזרני חיל </text:span><text:span text:style-name="T36">[ויתן תמים דרכי]</text:span><text:span text:style-name="T30"> </text:span><text:span text:style-name="T41">(</text:span><text:span text:style-name="T36">ותאזרני</text:span><text:span text:style-name="T32"> לשון חגירת כח במתנים</text:span><text:span text:style-name="T41">)</text:span><text:span text:style-name="T30">; אמר דוד לפני הקב"ה: ריבונו של עולם! זיריתני וזרזתני </text:span><text:span text:style-name="T41">(</text:span><text:span text:style-name="T32">זיריתני מן הברור ואח"כ זירזתני</text:span><text:span text:style-name="T41">)</text:span><text:span text:style-name="T30">.</text:span></text:p>
      <text:p text:style-name="P6"/>
      <text:p text:style-name="Standard"><text:span text:style-name="T30">דרש רבי אבהו מאי דכתיב </text:span><text:span text:style-name="T33">(במדבר כג,י)</text:span><text:span text:style-name="T35"> מי מנה עפר יעקב ומספר את רובע ישראל </text:span><text:span text:style-name="T36">[תמת נפשי מות ישרים ותהי אחריתי כמהו]</text:span><text:span text:style-name="T30"> - מלמד שהקב"ה יושב וסופר את רביעיותיהם </text:span><text:span text:style-name="T41">(</text:span><text:span text:style-name="T32">עונת תשמישן</text:span><text:span text:style-name="T41">)</text:span><text:span text:style-name="T30"> של ישראל, מתי תבא טיפה שהצדיק נוצר הימנה, ועל דבר זה נסמית עינו של בלעם הרשע, אמר: מי שהוא טהור וקדוש ומשרתיו טהורים וקדושים - יציץ בדבר זה; מיד נסמית עינו, דכתיב </text:span><text:span text:style-name="T33">(במדבר כד,ג; כד,טו)</text:span><text:span text:style-name="T35"> </text:span><text:span text:style-name="T36">[וישא משלו ויאמר נאם בלעם בנו בער ו]</text:span><text:span text:style-name="T35">נאם הגבר שתום העין</text:span><text:span text:style-name="T30">, </text:span></text:p>
      <text:p text:style-name="Standard"><text:span text:style-name="T30">והיינו דאמר רבי יוחנן: מאי דכתיב </text:span><text:span text:style-name="T33">(בראשית ל,טז)</text:span><text:span text:style-name="T35"> </text:span><text:span text:style-name="T36">[ויבא יעקב מן השדה בערב ותצא לאה לקראתו ותאמר אלי תבוא כי שכר שכרתיך בדודאי בני]</text:span><text:span text:style-name="T35"> וישכב עמה בלילה </text:span><text:span text:style-name="T60">הוא</text:span><text:span text:style-name="T30">? - מלמד שהקב"ה </text:span><text:span text:style-name="T41">(</text:span><text:span text:style-name="T32">'</text:span><text:span text:style-name="T36">הוא</text:span><text:span text:style-name="T32">' - קודשא בריך הוא</text:span><text:span text:style-name="T41">)</text:span><text:span text:style-name="T30"> סייע באותו מעשה, שנאמר </text:span><text:span text:style-name="T33">(בראשית מט,טו)</text:span><text:span text:style-name="T35"> יששכר חמור גרם </text:span><text:span text:style-name="T36">[רבץ בין המשפתים]</text:span><text:span text:style-name="T30">: חמור גרם לו ליששכר </text:span><text:span text:style-name="T41">(</text:span><text:span text:style-name="T32">שנטה חמורו של יעקב לאהל לאה, ואותו הלילה של האחרות היה</text:span><text:span text:style-name="T41">)</text:span><text:span text:style-name="T30">.</text:span></text:p>
      <text:p text:style-name="P4"/>
      <text:p text:style-name="Standard"><text:span text:style-name="T30">אמר רבי יצחק אמר רבי אמי: אשה מזרעת תחילה - יולדת זכר, איש מזריע תחילה - יולדת נקבה, שנאמר </text:span><text:span text:style-name="T33">(ויקרא יב,ב)</text:span><text:span text:style-name="T35"> </text:span><text:span text:style-name="T36">[דבר אל בני ישראל לאמר]</text:span><text:span text:style-name="T35"> אשה כי תזריע וילדה זכר </text:span><text:span text:style-name="T32"><text:s/></text:span><text:span text:style-name="T37">[וטמאה שבעת ימים </text:span><text:span text:style-name="T36">כימי נדת דותה תטמא]</text:span><text:span text:style-name="T30">.</text:span></text:p>
      <text:p text:style-name="Standard"><text:span text:style-name="T30">תנו רבנן: בראשונה היו אומרים אשה מזרעת תחילה יולדת זכר איש מזריע תחלה יולדת נקבה, ולא פירשו חכמים את הדבר </text:span><text:span text:style-name="T41">(</text:span><text:span text:style-name="T32">מנלן</text:span><text:span text:style-name="T41">)</text:span><text:span text:style-name="T30">, עד שבא רבי צדוק ופירשו: </text:span><text:span text:style-name="T33">(בראשית מו,טו)</text:span><text:span text:style-name="T35"> אלה בני לאה אשר ילדה ליעקב בפדן ארם ואת דינה בתו </text:span><text:span text:style-name="T36">[כל נפש בניו ובנותיו שלשים ושלש]</text:span><text:span text:style-name="T30"> - תלה הזכרים </text:span><text:span text:style-name="T41">(</text:span><text:span text:style-name="T32">בני לאה</text:span><text:span text:style-name="T41">)</text:span><text:span text:style-name="T30"> בנקבות, ונקבות בזכרים </text:span><text:span text:style-name="T41">(</text:span><text:span text:style-name="T36">ואת דינה בתו</text:span><text:span text:style-name="T32"> משום הך דרשה: איש מזריע תחלה יולדת נקבה</text:span><text:span text:style-name="T41">)</text:span><text:span text:style-name="T30">;</text:span></text:p>
      <text:p text:style-name="Standard"><text:span text:style-name="T33">(דברי הימים א ח,מ)</text:span><text:span text:style-name="T35"> ויהיו בני אולם אנשים גבורי חיל דורכי קשת ומרבים בנים ובני בנים </text:span><text:span text:style-name="T36">[מאה וחמשים כל אלה מבני בנימן]</text:span><text:span text:style-name="T30"> וכי בידו של אדם להרבות בנים ובני בנים? אלא מתוך</text:span></text:p>
      <text:p text:style-name="P4"/>
      <text:p text:style-name="P4">(נדה לא,ב)</text:p>
      <text:p text:style-name="Standard"><text:soft-page-break/><text:span text:style-name="T30">שמשהין עצמן בבטן </text:span><text:span text:style-name="T41">(</text:span><text:span text:style-name="T32">מלהזריע</text:span><text:span text:style-name="T41">)</text:span><text:span text:style-name="T30"> כדי שיזריעו נשותיהן תחלה שיהו בניהם זכרים, מעלה עליהן הכתוב כאילו הם מרבים בנים ובני בנים, והיינו דאמר רב קטינא: יכולני לעשות כל בני זכרים </text:span><text:span text:style-name="T41">(</text:span><text:span text:style-name="T32">שישהא עצמו מלהזריע</text:span><text:span text:style-name="T41">)</text:span><text:span text:style-name="T30">.</text:span></text:p>
      <text:p text:style-name="Standard"><text:span text:style-name="T30">אמר רבא: הרוצה לעשות כל בניו זכרים - יבעול וישנה </text:span><text:span text:style-name="T41">(</text:span><text:span text:style-name="T32">שמתוך תאות בעילה ראשונה תהא מזרעת, ונהי נמי דתזריע אחריו - תקדום הזרעתה בבעילה שניה</text:span><text:span text:style-name="T41">)</text:span><text:span text:style-name="T30">.</text:span></text:p>
      <text:p text:style-name="P4"/>
      <text:p text:style-name="Standard"><text:span text:style-name="T30">ואמר רבי יצחק אמר רבי אמי: אין אשה מתעברת אלא סמוך לוסתה, שנאמר </text:span><text:span text:style-name="T33">(תהלים נא,ז)</text:span><text:span text:style-name="T35"> הן בעון חוללתי </text:span><text:span text:style-name="T36">[</text:span><text:span text:style-name="T61">ובחטא יחמתני אמי</text:span><text:span text:style-name="T36">]</text:span><text:span text:style-name="T30"> </text:span><text:span text:style-name="T41">(</text:span><text:span text:style-name="T36">בעון</text:span><text:span text:style-name="T32"> - על ידי דם נדה, שהוא סימן להריון, כדקיימא לן </text:span><text:span text:style-name="T33">(כתובות דף י:)</text:span><text:span text:style-name="T32">: כל אשה שדמיה מרובין בניה מרובין, והוא מביאו לידי עון, וקדייק רבי יצחק: בעון שסמוך לעון נדות: שהוא מוזהר לפרוש הימנה</text:span><text:span text:style-name="T41">)</text:span><text:span text:style-name="T30">;</text:span></text:p>
      <text:p text:style-name="Standard"><text:span text:style-name="T30">ורבי יוחנן אמר: סמוך לטבילה, שנאמר '</text:span><text:span text:style-name="T35">ובחטא יחמתני אמי</text:span><text:span text:style-name="T30">' </text:span><text:span text:style-name="T41">(</text:span><text:span text:style-name="T36">ובחטא</text:span><text:span text:style-name="T32"> לשון טבילה וטהרה, כדמפרש; והכי קאמר: על ידי דם נדות שהוא מביא לידי עון – </text:span><text:span text:style-name="T36">חוללתי</text:span><text:span text:style-name="T32">: שהוא גרם לי שנבראתי, וכשנתחטאת אמי ממנו </text:span><text:span text:style-name="T36">יחמתני</text:span><text:span text:style-name="T41">)</text:span><text:span text:style-name="T30">.</text:span></text:p>
      <text:p text:style-name="Standard"><text:span text:style-name="T30">מאי משמע דהאי '</text:span><text:span text:style-name="T35">חטא</text:span><text:span text:style-name="T30">' לישנא דדכויי הוא?</text:span></text:p>
      <text:p text:style-name="Standard"><text:span text:style-name="T30">דכתיב </text:span><text:span text:style-name="T33">(ויקרא יד,נב)</text:span><text:span text:style-name="T35"> וחטא את הבית </text:span><text:span text:style-name="T36">[בדם הצפור ובמים החיים ובצפר החיה ובעץ הארז ובאזב ובשני התולעת:]</text:span><text:span text:style-name="T30"> ומתרגמינן 'וידכי ית ביתא'; </text:span></text:p>
      <text:p text:style-name="Standard"><text:span text:style-name="T30">ואי בעית אימא מהכא: </text:span><text:span text:style-name="T33">(תהלים נא,ט)</text:span><text:span text:style-name="T35"> תחטאני באזוב ואטהר </text:span><text:span text:style-name="T36">[תכבסני ומשלג אלבין]</text:span><text:span text:style-name="T30">. </text:span></text:p>
      <text:p text:style-name="P6"/>
      <text:p text:style-name="Standard"><text:span text:style-name="T30">ואמר רבי יצחק אמר רבי אמי: כיון שבא זכר בעולם - בא שלום בעולם, שנאמר </text:span><text:span text:style-name="T33">(ישעיהו טז,א)</text:span><text:span text:style-name="T35"> שלחו </text:span><text:span text:style-name="T60">כר</text:span><text:span text:style-name="T35"> מושל ארץ </text:span><text:span text:style-name="T36">[מסלע מדברה אל הר בת ציון]</text:span><text:span text:style-name="T30">; 'זכר' = זה כר </text:span><text:span text:style-name="T41">(</text:span><text:span text:style-name="T32">מנחה, דהיינו סימן שלום</text:span><text:span text:style-name="T41">)</text:span><text:span text:style-name="T30">.</text:span><text:span text:style-name="T32"> </text:span></text:p>
      <text:p text:style-name="P6"/>
      <text:p text:style-name="Standard"><text:span text:style-name="T30">ואמר רבי יצחק דבי רבי אמי: בא זכר בעולם - בא ככרו בידו; 'זכר' = זה כר, דכתיב </text:span><text:span text:style-name="T33">(מלכים ב ו,כג)</text:span><text:span text:style-name="T35"> ויכרה להם כירה גדולה </text:span><text:span text:style-name="T36">[ויאכלו וישתו וישלחם וילכו אל אדניהם ולא יספו עוד גדודי ארם לבוא בארץ ישראל];</text:span><text:span text:style-name="T30"> נקבה אין עמה כלום: נקבה = נקייה באה </text:span><text:span text:style-name="T41">(</text:span><text:span text:style-name="T32">חסרה, כמו </text:span><text:span text:style-name="T33">(בבא קמא דף מא.)</text:span><text:span text:style-name="T32"> 'יצא פלוני נקי מנכסיו'</text:span><text:span text:style-name="T41">)</text:span><text:span text:style-name="T30">, עד דאמרה </text:span><text:span text:style-name="T41">(</text:span><text:span text:style-name="T32">שיודעת להתפלל</text:span><text:span text:style-name="T41">)</text:span><text:span text:style-name="T30"> - מזוני לא יהבי לה, דכתיב </text:span><text:span text:style-name="T33">(בראשית ל,כח)</text:span><text:span text:style-name="T35"> נקבה שכרך עלי ואתנה</text:span><text:span text:style-name="T30"> </text:span><text:span text:style-name="T41">(</text:span><text:span text:style-name="T32">כשת</text:span><text:span text:style-name="T36">נקוב</text:span><text:span text:style-name="T32"> ותפרש </text:span><text:span text:style-name="T36">שכרך</text:span><text:span text:style-name="T32"> – </text:span><text:span text:style-name="T36">ואתנה</text:span><text:span text:style-name="T32">; ונקבה נמי הכי דרשינן</text:span><text:span text:style-name="T41">)</text:span><text:span text:style-name="T30">.</text:span></text:p>
      <text:p text:style-name="P4"/>
      <text:p text:style-name="P8">שאלו תלמידיו את רבי שמעון בן יוחי: מפני מה אמרה תורה יולדת מביאה קרבן?</text:p>
      <text:p text:style-name="Standard"><text:span text:style-name="T42">אמר להן: בשעה שכורעת לילד - קופצת ונשבעת שלא תזקק לבעלה, לפיכך אמרה תורה תביא קרבן </text:span><text:span text:style-name="T41">(</text:span><text:span text:style-name="T32">קרבן שבועת ביטוי = חטאת</text:span><text:span text:style-name="T41">)</text:span><text:span text:style-name="T42">.</text:span></text:p>
      <text:p text:style-name="P25"><text:span text:style-name="T30">מתקיף לה רב יוסף: והא מזידה היא </text:span><text:span text:style-name="T41">(</text:span><text:span text:style-name="T32">ואין כאן קרבן, דהא </text:span><text:span text:style-name="T36">ונעלם</text:span><text:span text:style-name="T32"> כתיב בשבועת ביטוי </text:span><text:span text:style-name="T33">[ויקרא ה,ד]</text:span><text:span text:style-name="T41">)</text:span><text:span text:style-name="T30">, ובחרטה תליא מילתא </text:span><text:span text:style-name="T41">(</text:span><text:span text:style-name="T32">לפתוח לה בחרטה ויתיר לה חכם שבועתה, אבל קרבן אינו עוקר ומתיר שבועתה</text:span><text:span text:style-name="T41">)</text:span><text:span text:style-name="T30">!? ועוד: קרבן שבועה בעי איתויי </text:span><text:span text:style-name="T41">(</text:span><text:span text:style-name="T32">כשבה או שעירה, והאי עוף הוא</text:span><text:span text:style-name="T41">)</text:span><text:span text:style-name="T30">!?</text:span></text:p>
      <text:p text:style-name="Standard"><text:span text:style-name="T42">ומפני מה אמרה תורה זכר לשבעה ונקבה לארבעה עשר? זכר, שהכל שמחים בו - מתחרטת לשבעה </text:span><text:span text:style-name="T41">(</text:span><text:span text:style-name="T32">ומתאוה לתשמיש בעלה כדי שתחזור ותתעבר זכר</text:span><text:span text:style-name="T41">)</text:span><text:span text:style-name="T42">; נקבה - שהכל עצבים בה - מתחרטת לארבעה עשר;</text:span></text:p>
      <text:p text:style-name="Standard"><text:span text:style-name="T42">ומפני מה אמרה תורה מילה לשמונה </text:span><text:span text:style-name="T41">(</text:span><text:span text:style-name="T32">ולא לשבעה</text:span><text:span text:style-name="T41">)</text:span><text:span text:style-name="T42">?</text:span></text:p>
      <text:p text:style-name="Standard"><text:span text:style-name="T42">שלא יהו כולם שמחים </text:span><text:span text:style-name="T41">(</text:span><text:span text:style-name="T32">שאוכלין ושותין בסעודה</text:span><text:span text:style-name="T41">)</text:span><text:span text:style-name="T42"> ואביו ואמו עצבים </text:span><text:span text:style-name="T41">(</text:span><text:span text:style-name="T32">שאסורין בתשמיש</text:span><text:span text:style-name="T41">)</text:span><text:span text:style-name="T30">.</text:span><text:span text:style-name="T32"> </text:span></text:p>
      <text:p text:style-name="P6"/>
      <text:p text:style-name="Standard"><text:span text:style-name="T30">תניא: '</text:span><text:span text:style-name="T42">היה רבי מאיר אומר: מפני מה אמרה תורה נדה לשבעה </text:span><text:span text:style-name="T41">(</text:span><text:span text:style-name="T32">לאו ביולדת קאי</text:span><text:span text:style-name="T41">)</text:span><text:span text:style-name="T42">? מפני שרגיל בה </text:span><text:span text:style-name="T41">(</text:span><text:span text:style-name="T32">באשתו כל שעה שירצה</text:span><text:span text:style-name="T41">)</text:span><text:span text:style-name="T42"> וקץ בה </text:span><text:span text:style-name="T41">(</text:span><text:span text:style-name="T32">מאוסה עליו</text:span><text:span text:style-name="T41">)</text:span><text:span text:style-name="T42"> - אמרה תורה: </text:span><text:span text:style-name="T41">(</text:span><text:span text:style-name="T32">כל שעה שתראה</text:span><text:span text:style-name="T41">)</text:span><text:span text:style-name="T42"> תהא טמאה שבעה ימים כדי שתהא חביבה על בעלה כשעת כניסתה לחופה </text:span><text:span text:style-name="T41">(</text:span><text:span text:style-name="T32">כדי שלא יהא רגיל בה ותתחבב עליו</text:span><text:span text:style-name="T41">)</text:span><text:span text:style-name="T30">'.</text:span></text:p>
      <text:p text:style-name="P6"/>
      <text:p text:style-name="Standard"><text:span text:style-name="T30">שאלו תלמידיו את רבי דוסתאי ברבי ינאי: מפני מה איש מחזר על אשה </text:span><text:span text:style-name="T41">(</text:span><text:span text:style-name="T32">אדם פנוי מבקש ומחזר עד שנושא</text:span><text:span text:style-name="T41">)</text:span><text:span text:style-name="T30"> ואין אשה מחזרת על איש?</text:span></text:p>
      <text:p text:style-name="P4">משל לאדם שאבד לו אבידה, מי מחזר על מי? - בעל אבידה מחזיר על אבידתו!</text:p>
      <text:p text:style-name="Standard"><text:span text:style-name="T30">ומפני מה איש פניו למטה </text:span><text:span text:style-name="T41">(</text:span><text:span text:style-name="T32">בשעת תשמיש</text:span><text:span text:style-name="T41">)</text:span><text:span text:style-name="T30"> ואשה פניה למעלה כלפי האיש?</text:span></text:p>
      <text:p text:style-name="Standard"><text:span text:style-name="T30">זה ממקום שנברא </text:span><text:span text:style-name="T41">(</text:span><text:span text:style-name="T32">מסתכל באדמה שנוצר ממנה</text:span><text:span text:style-name="T41">)</text:span><text:span text:style-name="T30">, וזו ממקום שנבראת </text:span><text:span text:style-name="T41">(</text:span><text:span text:style-name="T32">והיא מסתכלת בו שנוצרה הימנו</text:span><text:span text:style-name="T41">)</text:span><text:span text:style-name="T30">.</text:span></text:p>
      <text:p text:style-name="Standard"><text:soft-page-break/><text:span text:style-name="T30">ומפני מה האיש מקבל פיוס </text:span><text:span text:style-name="T41">(</text:span><text:span text:style-name="T32">נוח לרצות</text:span><text:span text:style-name="T41">)</text:span><text:span text:style-name="T30"> ואין אשה מקבלת פיוס?</text:span></text:p>
      <text:p text:style-name="Standard"><text:span text:style-name="T30">זה ממקום שנברא </text:span><text:span text:style-name="T41">(</text:span><text:span text:style-name="T32">אדמה עפר תיחוח נוח ליבטל</text:span><text:span text:style-name="T41">)</text:span><text:span text:style-name="T30"> וזו ממקום שנבראת </text:span><text:span text:style-name="T41">(</text:span><text:span text:style-name="T32">בשר ועצמות קשין</text:span><text:span text:style-name="T41">)</text:span><text:span text:style-name="T30">.</text:span></text:p>
      <text:p text:style-name="P4">מפני מה אשה קולה ערב ואין איש קולו ערב? </text:p>
      <text:p text:style-name="Standard"><text:span text:style-name="T30">זה ממקום שנברא וזו ממקום שנבראת </text:span><text:span text:style-name="T41">(</text:span><text:span text:style-name="T32">עצם, כשמכין בו - קולו נשמע, אבל קרקע כשמכין בו - אין קולו נשמע</text:span><text:span text:style-name="T41">)</text:span><text:span text:style-name="T30"> שנאמר </text:span><text:span text:style-name="T33">(שיר השירים ב,יד)</text:span><text:span text:style-name="T30"> </text:span><text:span text:style-name="T36">[יונתי בחגוי הסלע בסתר המדרגה הראיני את מראיך השמיעיני את קולך]</text:span><text:span text:style-name="T35"> כי קולך ערב ומראך נאוה</text:span><text:span text:style-name="T30">.</text:span></text:p>
      <text:p text:style-name="P6"><text:s/></text:p>
      <text:p text:style-name="P7">הדרן עלך המפלת</text:p>
      <text:p text:style-name="P4"/>
      <text:p text:style-name="P7">=-=-=-=-=-=-=-=-=-=-=-=-=-=-=-=-=-=-=-=-=-=-=</text:p>
      <text:p text:style-name="P7"/>
      <text:p text:style-name="P12"/>
      <text:p text:style-name="P1"><text:span text:style-name="T1">נדה פרק</text:span><text:span text:style-name="T29"> רביעי בנות כותים</text:span></text:p>
      <text:p text:style-name="P10"/>
      <text:p text:style-name="Standard">(נדה לא,ב)</text:p>
      <text:p text:style-name="Standard">משנה:</text:p>
      <text:p text:style-name="Standard">בנות כותים נדות מעריסתן <text:span text:style-name="T89">(</text:span><text:span text:style-name="T46">מקטנותן; ובגמרא מפרש טעמא</text:span><text:span text:style-name="T89">)</text:span>, והכותים מטמאים משכב תחתון כעליון <text:span text:style-name="T89">(</text:span><text:span text:style-name="T46">מפרש בגמרא</text:span><text:span text:style-name="T89">)</text:span> מפני שהן בועלי נדות והן יושבות על כל דם ודם <text:span text:style-name="T89">(</text:span><text:span text:style-name="T46">כלומר: להכי הוו בועלי נדות: משום דכל דם שרואות - בין אדום בין ירוק - יושבות עליו ימי נדות, וזו תקלה היא להם: שאם רואה דם ירוק היום, מַתחלת למנות ששה והוא, אם תראה באותם ימי נדות דם אדום - אינה מונה אלא מיום ראייה ראשונה, ואותו דם ירוק - טהור היה, ומראייה שניה היא צריכה למנות!</text:span><text:span text:style-name="T89">)</text:span>, ואין חייבין עליהן על ביאת מקדש ואין שורפין עליהם את התרומה מפני שטומאתן ספק <text:span text:style-name="T89">(</text:span><text:span text:style-name="T46">הלובש או מתכסה באותן בגדים ונכנס למקדש - פטור מקרבן; או אם נגעו אותן בגדים של משכב בתרומה – תולין, דלא ידעינן אי נדה היא אי לא; והא דאמר דמסתמא טמאות - גזירה דרבנן היא</text:span><text:span text:style-name="T89">)</text:span>.</text:p>
      <text:p text:style-name="Standard"/>
      <text:p text:style-name="Standard">גמרא:</text:p>
      <text:p text:style-name="Standard">היכי דמי? אי דקא חזיין - אפילו דידן נמי <text:span text:style-name="T89">(</text:span><text:span text:style-name="T46">אי חזיא בעריסתן – טמאה, דתניא לקמן </text:span><text:span text:style-name="T47">(דף לב.)</text:span><text:span text:style-name="T46"> '</text:span><text:span text:style-name="T75">בת יום אחד לנדה מנין? תלמוד לומר </text:span><text:span text:style-name="T79">ואשה</text:span><text:span text:style-name="T46">' </text:span><text:span text:style-name="T89">)</text:span>! ואי דלא קחזיין - דידהו נמי לא!</text:p>
      <text:p text:style-name="Standard">אמר רבא בריה דרב אחא בר רב הונא אמר רב ששת: הכא במאי עסקינן? – בסתמא: דכיון דאיכא מיעוטא דחזיין <text:span text:style-name="T89">(</text:span><text:span text:style-name="T46">בקטנותן</text:span><text:span text:style-name="T89">)</text:span> – חיישינן.</text:p>
      <text:p text:style-name="Standard">ומאן תנא דחייש למיעוטא <text:span text:style-name="T89">(</text:span><text:span text:style-name="T46">ומטמאינן לכולהו מעריסתן משום דדילמא חזיא</text:span><text:span text:style-name="T89">)</text:span>?</text:p>
      <text:p text:style-name="Standard"/>
      <text:p text:style-name="Standard">(נדה לב,א)</text:p>
      <text:p text:style-name="Standard">רבי מאיר היא, דתניא: '<text:span text:style-name="T108">קטן וקטנה לא חולצין ולא מיבמין - דברי רבי מאיר; אמרו לו לרבי מאיר: יפה אמרת שאין חולצין: '</text:span><text:span text:style-name="T92">איש</text:span><text:span text:style-name="T108">' כתוב בפרשה </text:span><text:span text:style-name="T89">(</text:span><text:span text:style-name="T47">(דברים כה,ז)</text:span><text:span text:style-name="T50"> ואם לא יחפוץ ה</text:span><text:span text:style-name="T66">איש</text:span><text:span text:style-name="T50"> </text:span><text:span text:style-name="T51">[לקחת את יבמתו ועלתה יבמתו השערה אל הזקנים ואמרה מאין יבמי להקים לאחיו שם בישראל לא אבה יבמי]</text:span><text:span text:style-name="T46">: איש פוטרה בחליצה, ולא קטן</text:span><text:span text:style-name="T89">)</text:span><text:span text:style-name="T108"> ומקשינן אשה לאיש; ומה טעם אין מיבמין </text:span><text:span text:style-name="T89">(</text:span><text:span text:style-name="T46">ויגדלו יחד</text:span><text:span text:style-name="T89">)</text:span><text:span text:style-name="T108">? אמר להן: קטן - שמא ימצא סריס; קטנה - שמא תמצא אילונית, ונמצאו פוגעין בערוה שלא במקום מצוה' </text:span><text:span text:style-name="T89">(</text:span><text:span text:style-name="T46">סריס לאו בר הקמת שֵׁם הוא, ואינו מצווה ליבם, וכן אילונית; וכיון דמייבם בלא מצוה - נושא אשת אחיו בחנם, וערוה היא, ובכרת</text:span><text:span text:style-name="T89">)</text:span>.</text:p>
      <text:p text:style-name="Standard">ורבנן?</text:p>
      <text:p text:style-name="Standard">זיל בתר רובא דקטנים, ורוב קטנים לאו סריסים נינהו; זיל בתר רובא דקטנות, ורוב קטנות לאו אילונית נינהו.</text:p>
      <text:p text:style-name="Standard">אימר דשמעת ליה לרבי מאיר מיעוטא דשכיח, אבל מיעוטא דלא שכיח מי שמעת ליה?</text:p>
      <text:p text:style-name="Standard">הא נמי מיעוטא דשכיח הוא, דתניא <text:span text:style-name="T87">[תוספתא נדה <text:s/>פ"ה מ"ו]</text:span>: '<text:span text:style-name="T108">אמר רבי יוסי</text:span> <text:span text:style-name="T111">[בתוספתא: רבי מאיר]</text:span><text:span text:style-name="T108">: מעשה בעין בול </text:span><text:span text:style-name="T89">(</text:span><text:span text:style-name="T46">מקום</text:span><text:span text:style-name="T89">)</text:span><text:span text:style-name="T108"> והטבילוה קודם לאמה </text:span><text:span text:style-name="T89">(</text:span><text:span text:style-name="T46">יולדת נקבה טובלת לי"ד, ובתה ראתה ליום או ליומים שנולדה והטבילוה קודם לאמה משום מגע תרומה</text:span><text:span text:style-name="T89">)</text:span><text:span text:style-name="T111"> [עד כאן בתוספתא]</text:span><text:span text:style-name="T108">; ואמר רבי: מעשה בבית שערים והטבילוה קודם לאמה</text:span>', ואמר רב יוסף: מעשה בפומבדיתא והטבילוה קודם לאמה. <text:s/></text:p>
      <text:p text:style-name="Standard"><text:soft-page-break/>בשלמא דרבי יוסי ודרבי - משום תרומת ארץ ישראל <text:span text:style-name="T89">(</text:span><text:span text:style-name="T46">דמיפסלא בנגיעה</text:span><text:span text:style-name="T89">)</text:span>, אלא דרב יוסף למה לי <text:span text:style-name="T89">(</text:span><text:span text:style-name="T46">עין בול ובית שערים – מארץ ישראל; פומבדיתא - חוץ לארץ</text:span><text:span text:style-name="T89">)</text:span>, והא אמר שמואל: 'אין תרומת חו"ל אסורה אלא במי שטומאה יוצאה מגופו <text:span text:style-name="T89">(</text:span><text:span text:style-name="T46">כגון זב וזבה ונדה</text:span><text:span text:style-name="T89">)</text:span>, והני מילי באכילה, אבל בנגיעה לא' <text:span text:style-name="T89">(</text:span><text:span text:style-name="T46">כולה שמואל אמרה בבכורות בפרק 'הלוקח בהמה' </text:span><text:span text:style-name="T47">(דף כז.)</text:span><text:span text:style-name="T46">, ואפילו זב ונדה לא פסלי לה בנגיעה</text:span><text:span text:style-name="T89">)</text:span>!? </text:p>
      <text:p text:style-name="Standard">אמר מר זוטרא: לא נצרכה אלא לסוֹכֶה שמן של תרומה <text:span text:style-name="T89">(</text:span><text:span text:style-name="T46">דסיכה כאכילה, ובאכילה קאמרינן דתרומת חו"ל אסורה לנדה</text:span><text:span text:style-name="T89">)</text:span>, דתניא <text:span text:style-name="T89">(</text:span><text:span text:style-name="T46">דסיכה כאכילה</text:span><text:span text:style-name="T89">) </text:span><text:span text:style-name="T47">[ספרא אמור פרשתא ו פרק ו משנה ח]</text:span>: '<text:span text:style-name="T89">(</text:span><text:span text:style-name="T46">בפרשת אזהרת טמאים בתרומה כתיב:</text:span><text:span text:style-name="T89">)</text:span> <text:span text:style-name="T47">(ויקרא כב,טו)</text:span><text:span text:style-name="T102"> ולא יחללו את קדשי בני ישראל אשר ירימו לה'</text:span><text:span text:style-name="T100"> - לרבות את הסך ואת השותה</text:span>'; '<text:span text:style-name="T100">שותה</text:span>'?: למה לי קרא, שתיה בכלל אכילה <text:span text:style-name="T89">(</text:span><text:span text:style-name="T46">בכלל '</text:span><text:span text:style-name="T50">בקדשים לא יאכל עד אשר יטהר</text:span><text:span text:style-name="T46">' </text:span><text:span text:style-name="T47">[ויקרא כב,ד]</text:span><text:span text:style-name="T46">; שתיה בכלל אכילה, דכתיב </text:span><text:span text:style-name="T47">(דברים יד,כג)</text:span><text:span text:style-name="T50"> ואכלת ... מעשר דגנך </text:span><text:span text:style-name="T51">[תירשך ויצהרך...]</text:span><text:span text:style-name="T46">; תירוש - חמרא הוא וקרי ליה 'אכילה'</text:span><text:span text:style-name="T89">)</text:span>!? אלא לרבות את הסך כשותה.</text:p>
      <text:p text:style-name="Standard">ואיבעית אימא מהכא <text:span text:style-name="T89">(</text:span><text:span text:style-name="T46">בקללה גבי רשע קאי</text:span><text:span text:style-name="T89">)</text:span>: <text:span text:style-name="T47">(תהלים קט,יח)</text:span><text:span text:style-name="T90"> </text:span><text:span text:style-name="T91">[וילבש קללה כמדו]</text:span><text:span text:style-name="T90"> ותבא כמים בקרבו וכשמן בעצמותיו</text:span>.</text:p>
      <text:p text:style-name="Standard">אי הכי <text:span text:style-name="T89">(</text:span><text:span text:style-name="T46">דחייש למיעוטא</text:span><text:span text:style-name="T89">)</text:span> - דידן נמי <text:span text:style-name="T89">(</text:span><text:span text:style-name="T46">ליטמו כולהו מעריסתן</text:span><text:span text:style-name="T89">)</text:span>?</text:p>
      <text:p text:style-name="Standard">אנן דדרשינן '<text:span text:style-name="T90">אשה </text:span><text:span text:style-name="T93">ו</text:span><text:span text:style-name="T90">אשה</text:span>' <text:span text:style-name="T89">(</text:span><text:span text:style-name="T46">לרבות קטנה, כדמפרש</text:span><text:span text:style-name="T89">)</text:span>, וכי חזיין מפרשי להו <text:span text:style-name="T89">(</text:span><text:span text:style-name="T46">ממגע קדשים</text:span><text:span text:style-name="T89">)</text:span> - לא גזרו בהו רבנן; אינהו דלא דרשי '<text:span text:style-name="T90">אשה </text:span><text:span text:style-name="T93">ו</text:span><text:span text:style-name="T90">אשה</text:span>' וכי חזיין לא מפרשי להו - גזרו בהו רבנן.</text:p>
      <text:p text:style-name="Standard">מאי '<text:span text:style-name="T90">אשה </text:span><text:span text:style-name="T93">ו</text:span><text:span text:style-name="T90">אשה</text:span>'?</text:p>
      <text:p text:style-name="Standard">דתניא <text:span text:style-name="T87">[ספרא מצורע פרק זבים פרשתא ד מ"א]</text:span>: '<text:span text:style-name="T102">אשה</text:span><text:span text:style-name="T100"> </text:span><text:span text:style-name="T89">(</text:span><text:span text:style-name="T46">בנדה משתעי קרא דכתיב </text:span><text:span text:style-name="T47">(ויקרא טו,יט,)</text:span><text:span text:style-name="T50"> </text:span><text:span text:style-name="T95">[</text:span><text:span text:style-name="T14">ואשה</text:span><text:span text:style-name="T95"> כי תהיה זבה דם יהיה זבה בבשרה]</text:span><text:span text:style-name="T50"> </text:span><text:span text:style-name="T91">שבעת ימים תהיה בנדתה </text:span><text:span text:style-name="T95">[וכל הנגע בה יטמא עד הערב]</text:span><text:span text:style-name="T89">)</text:span><text:span text:style-name="T100">; אין לי אלא אשה, תינוקת בת יום אחד לנדה מנין? - תלמוד לומר: '</text:span><text:span text:style-name="T103">ו</text:span><text:span text:style-name="T102">אשה</text:span><text:span text:style-name="T100">'</text:span>.</text:p>
      <text:p text:style-name="Standard">אלמא כי מרבי קרא - בת יום אחד מרבי? ורמינהו: '<text:span text:style-name="T100">'</text:span><text:span text:style-name="T102">אשה</text:span><text:span text:style-name="T100">' </text:span><text:span text:style-name="T89">(</text:span><text:span text:style-name="T47">ויקרא טו,יח:</text:span><text:span text:style-name="T50"> </text:span><text:span text:style-name="T66">ואשה</text:span><text:span text:style-name="T50"> אשר ישכב איש אתה שכבת זרע </text:span><text:span text:style-name="T51">[ורחצו במים וטמאו עד הערב]</text:span><text:span text:style-name="T89">)</text:span><text:span text:style-name="T100"> אין לי אלא אשה </text:span><text:span text:style-name="T89">(</text:span><text:span text:style-name="T46">לביאה: שמטמאה בביאת אדם - מגזרת הכתוב, דכתיב </text:span><text:span text:style-name="T50">וטמאו</text:span><text:span text:style-name="T46">, ולא משום נוגעת בשכבת זרע הוא: שהרי מגע בית הסתרים הוא, ואינו מטמא!</text:span><text:span text:style-name="T89">)</text:span><text:span text:style-name="T100">, תינוקת בת שלש שנים ויום אחד לביאה מנין? - תלמוד לומר: '</text:span><text:span text:style-name="T103">ו</text:span><text:span text:style-name="T102">אשה</text:span><text:span text:style-name="T100">'</text:span>'!?</text:p>
      <text:p text:style-name="Standard">אמר רבא: הלכתא נינהו <text:span text:style-name="T89">(</text:span><text:span text:style-name="T46">לענין נדה בת יום אחד ולענין ביאה בת שלש - דברים הללו הלכה למשה מסיני הם, כדמפרש ואזיל: דחדא מינייהו הלכתא</text:span><text:span text:style-name="T89">)</text:span>, ואסמכינהו רבנן אקראי.</text:p>
      <text:p text:style-name="Standard">הי קרא והי הלכתא <text:span text:style-name="T89">(</text:span><text:span text:style-name="T46">כלומר: מכדי קרא - חדא מינייהו משתמע; הי מינייהו משתמע מקרא בלא הלכתא, והי מינייהו אצטריך הלכתא</text:span><text:span text:style-name="T89">)</text:span>?: אילימא בת יום אחד הלכתא, בת שלש שנים ויום אחד קרא, קרא סתמא כתיב <text:span text:style-name="T89">(</text:span><text:span text:style-name="T46">כיון דוי"ו לרבויי אתא 'כל שהוא אשה', משמע בת יום אחד, אבל בת שלש לא משמע מיניה טפי מבת שתים או בת ארבע</text:span><text:span text:style-name="T89">)</text:span>! אלא בת שלש שנים ויום אחד <text:span text:style-name="T89">(</text:span><text:span text:style-name="T46">לענין ביאה</text:span><text:span text:style-name="T89">)</text:span> הלכתא <text:span text:style-name="T89">(</text:span><text:span text:style-name="T46">דמקרא לא משתמע, ורבנן - אסמכתא בעלמא אסמכוה, ו</text:span><text:span text:style-name="T89">)</text:span>בת יום אחד קרא.</text:p>
      <text:p text:style-name="Standard">ומאחר דהלכתא <text:span text:style-name="T89">(</text:span><text:span text:style-name="T46">ומאחר דביאה בת שלש הלכה למשה מסיני היא, ומקרא לא משתמע</text:span><text:span text:style-name="T89">)</text:span>, קרא <text:span text:style-name="T89">(</text:span><text:span text:style-name="T46">עיקר קרא דוי"ו יתירא</text:span><text:span text:style-name="T89">)</text:span> למה לי <text:span text:style-name="T89">(</text:span><text:span text:style-name="T46">למאי אתא</text:span><text:span text:style-name="T89">)</text:span>?</text:p>
      <text:p text:style-name="Standard"/>
      <text:p text:style-name="Standard">(נדה לב,ב)</text:p>
      <text:p text:style-name="Standard">למעוטי איש מאודם <text:span text:style-name="T89">(</text:span><text:span text:style-name="T46">ואף על גב דקרא לאו באודם מיירי, על כרחיך, כיון דקרא יתירתא הוא - לדרשא אתא; ומה שיש לך לדרוש - דבר הקרוב לענין דרוש בו, והכי קאמר: אשה טמאה בדבר האמור בה, דהיינו אודם, ואין איש טמא בדבר האמור באשה;</text:span></text:p>
      <text:p text:style-name="P10">ואי קשיא: הוה ליה למיכתב להך דרשה גבי נדה!?</text:p>
      <text:p text:style-name="Standard"><text:span text:style-name="T46">אין הכי נמי, דלגבי נדה נמי קרא אחרינא כתיב דדרשינן לה לקמן הכי, ומיהו תרוייהו צריכי, כדקאמר לקמן: ההוא דגבי נדה - למעוטי איש מדם ממש: שאין דם היוצא מפי האמה מטמא בזיבה, והאי - למעוטי שכבת זרע אדום: האי במאי דאישתעי ביה והאי במאי דאישתעי ביה</text:span><text:span text:style-name="T89">)</text:span>;</text:p>
      <text:p text:style-name="Standard">והא דתניא <text:span text:style-name="T87">[דומה לספרא מצורע פרק זבים פשתא ד משנה א]</text:span>: '<text:span text:style-name="T89">(</text:span><text:span text:style-name="T46">לענין זבה כתיב </text:span><text:span text:style-name="T47">[ויקרא טו,כה]</text:span><text:span text:style-name="T50"> </text:span><text:span text:style-name="T66">ואשה</text:span><text:span text:style-name="T50"> כי יזוב זוב דמה ימים רבים </text:span><text:span text:style-name="T51">[בלא עת נדתה או כי תזוב על נדתה כל ימי זוב טמאתה כימי נדתה תהיה טמאה הוא]</text:span><text:span text:style-name="T46"> </text:span><text:span text:style-name="T50">ימים</text:span><text:span text:style-name="T46"> – שנים, </text:span><text:span text:style-name="T50">רבים</text:span><text:span text:style-name="T46"> - שלשה</text:span><text:span text:style-name="T89">)</text:span><text:span text:style-name="T108"> 'אשה'; אין לי אלא אשה, בת עשרה ימים לזיבה </text:span><text:span text:style-name="T89">(</text:span><text:span text:style-name="T46">דבציר מהכי ליכא זיבה: שבעה ימי נדה ושלשה ימי זיבה, שאין זיבה אלא לאחר נדות, כדמפרש בשמעתא בתרייתא דמכילתין</text:span><text:span text:style-name="T89">)</text:span><text:span text:style-name="T108"> מנין? - תלמוד לומר: </text:span><text:span text:style-name="T94">ו</text:span><text:span text:style-name="T92">אשה</text:span>'; למה לי <text:soft-page-break/>ליגמר מנדה <text:span text:style-name="T89">(</text:span><text:span text:style-name="T46">כיון דבת יום אחד מטמא בנדה, בת עשרה נמי מטמאה בזיבה, דאין זיבה בלא נדה: שאינה אלא לאחר נדות</text:span><text:span text:style-name="T89">)</text:span>?</text:p>
      <text:p text:style-name="Standard">צריכא: דאי כתב רחמנא בנדה, הוה אמינא נדה, משום דכי חזאי חד יומא בעיא למיתב שבעה, אבל זבה - דאי חזאי חד יומא בשומרת יום כנגד יום סגי לה, אימא לא? – צריכא.</text:p>
      <text:p text:style-name="Standard">וליכתוב רחמנא בזבה ולא בעי בנדה, ואנא ידענא דאין זבה בלא נדה?</text:p>
      <text:p text:style-name="Standard">אִין, הכי נמי, ואלא קרא <text:span text:style-name="T89">(</text:span><text:span text:style-name="T50">ואשה</text:span><text:span text:style-name="T46"> דכתיב גבי נדה</text:span><text:span text:style-name="T89">)</text:span> למה לי? - למעוטי איש מאודם <text:span text:style-name="T89">(</text:span><text:span text:style-name="T46">דהכי משמע: אשה מטמאה בנדה, ולא איש</text:span><text:span text:style-name="T89">)</text:span>.</text:p>
      <text:p text:style-name="Standard">הא מיעטתיה חדא זימנא <text:span text:style-name="T89">(</text:span><text:span text:style-name="T46">לעיל</text:span><text:span text:style-name="T89">)</text:span>?</text:p>
      <text:p text:style-name="Standard">חד למעוטי <text:span text:style-name="T89">(</text:span><text:span text:style-name="T46">אדום</text:span><text:span text:style-name="T89">)</text:span> משכבת זרע <text:span text:style-name="T89">(</text:span><text:span text:style-name="T46">אם יראה שכבת זרע אדום</text:span><text:span text:style-name="T89">)</text:span>, וחד למעוטי מדם.</text:p>
      <text:p text:style-name="Standard"/>
      <text:p text:style-name="Standard">וכן לענין זכרים <text:span text:style-name="T89">(</text:span><text:span text:style-name="T46">מרבי בן יום אחד</text:span><text:span text:style-name="T89">)</text:span>, דתניא <text:span text:style-name="T87">[ספרא מצורע פרק זבים פרשתא א משנה א]</text:span>: <text:span text:style-name="T47">(ויקרא טו,ב)</text:span><text:span text:style-name="T90"> </text:span><text:span text:style-name="T91">[דברו אל בני ישראל ואמרתם אלהם]</text:span><text:span text:style-name="T92"> איש איש </text:span><text:span text:style-name="T91">[כי יהיה זב מבשרו זובו טמא הוא]</text:span><text:span text:style-name="T108"> - מה תלמוד לומר '</text:span><text:span text:style-name="T92">איש איש</text:span><text:span text:style-name="T108">'? - לרבות תינוק בן יום אחד שהוא מטמא בזיבה, דברי רבי יהודה; רבי ישמעאל בנו של רבי יוחנן בן ברוקה אומר: אין צריך: הרי הוא אומר </text:span><text:span text:style-name="T47">(ויקרא טו,לג)</text:span><text:span text:style-name="T92"> </text:span><text:span text:style-name="T91">[והדוה בנדתה והזב את זובו]</text:span><text:span text:style-name="T92"> לזכר ולנקבה </text:span><text:span text:style-name="T91">[ולאיש אשר ישכב עם טמאה]</text:span><text:span text:style-name="T108">: '</text:span><text:span text:style-name="T92">לזכר</text:span><text:span text:style-name="T108">' - כל שהוא זכר, בין שהוא גדול בין שהוא קטן, '</text:span><text:span text:style-name="T92">ולנקבה</text:span><text:span text:style-name="T108">' - כל שהיא נקבה, בין גדולה בין קטנה; אם כן מה תלמוד לומר '</text:span><text:span text:style-name="T92">איש איש</text:span><text:span text:style-name="T108">'? - דברה תורה כלשון בני אדם' אלמא כי מרבי קרא - בן יום אחד מרבי; ורמינהו </text:span><text:span text:style-name="T87">[ספרא מצורע פרק זבים פרשתא ג <text:s/>פ"ו מ"א]</text:span><text:span text:style-name="T108">: </text:span><text:span text:style-name="T91">[</text:span><text:span text:style-name="T47">ויקרא טו,טז:</text:span><text:span text:style-name="T91"> </text:span><text:span text:style-name="T15">ואיש</text:span><text:span text:style-name="T91"> כי תצא ממנו שכבת זרע ורחץ במים את כל בשרו וטמא עד הערב]</text:span><text:span text:style-name="T108"> 'איש'; אין לי אלא איש, בן תשע שנים ויום אחד מנין? תלמוד לומר: '</text:span><text:span text:style-name="T93">ו</text:span><text:span text:style-name="T92">איש</text:span><text:span text:style-name="T108">'</text:span>'. </text:p>
      <text:p text:style-name="Standard">אמר רבא: הלכתא נינהו ואסמכינהו רבנן אקראי. </text:p>
      <text:p text:style-name="Standard">הי הלכתא והי קרא?: אילימא בן יום אחד הלכתא ובן תשע שנים ויום אחד קרא, קרא סתמא כתיב!? אלא בן תשע שנים ויום אחד הלכתא, ובן יום אחד קרא, וכי מאחר דהלכתא היא - קרא למה לי <text:span text:style-name="T89">(</text:span><text:span text:style-name="T46">ואבן תשעה לשכבת זרע קמהדר</text:span><text:span text:style-name="T89">)</text:span>?</text:p>
      <text:p text:style-name="Standard">למעוטי אשה מלובן.</text:p>
      <text:p text:style-name="Standard">למה לי למכתב בזכרים <text:span text:style-name="T89">(</text:span><text:span text:style-name="T46">'</text:span><text:span text:style-name="T50">איש איש</text:span><text:span text:style-name="T46"> לרבות קטן בן יומו'</text:span><text:span text:style-name="T89">)</text:span> ולמה לי למכתב בנקבות <text:span text:style-name="T89">(</text:span><text:span text:style-name="T46">'</text:span><text:span text:style-name="T50">ואשה</text:span><text:span text:style-name="T46"> לרבות בת יום אחד לנדה ובת עשרה לזיבה'</text:span><text:span text:style-name="T89">)</text:span>?</text:p>
      <text:p text:style-name="Standard">צריכי: דאי כתב רחמנא בזכרים <text:span text:style-name="T111">[הוה אמינא:]</text:span> משום דמטמאי בראיות כבימים <text:span text:style-name="T89">(</text:span><text:span text:style-name="T46">בין שרואה שלש </text:span><text:span text:style-name="T112">[ראיות]</text:span><text:span text:style-name="T46"> ביום אחד, בין שרואה שלש בשלשה ימים רצופין - הוי זב, כדילפינן בבבא קמא בפרק 'כיצד' </text:span><text:span text:style-name="T47">(דף כד.)</text:span><text:span text:style-name="T46"> '</text:span><text:span text:style-name="T50">לזכר ולנקבה</text:span><text:span text:style-name="T46">: מה נקבה בימים אף זכר בימים; וראיות - בגופיה כתיב: מנה הכתוב שלש וקראו טמא, אבל זבה שראתה שלש ביום אחד - לא הויא זבה</text:span><text:span text:style-name="T89">)</text:span>, אבל נקבות דלא מטמאו בראיות כבימים אימא לא! ואי כתב רחמנא בנקבות, <text:span text:style-name="T111">[הוה אמינא:]</text:span> משום דקמטמו באונס, אבל זכרים דלא מטמאו באונס <text:span text:style-name="T89">(</text:span><text:span text:style-name="T46">זב לא מיטמא באונס, דכתיב '</text:span><text:span text:style-name="T50">מבשרו</text:span><text:span text:style-name="T46"> - ולא מחמת אונסו; זבה מיטמאה באונס </text:span><text:span text:style-name="T47">[בהאי פירקא (לקמן דף לו:)]</text:span><text:span text:style-name="T46">: 'כשהוא אומר </text:span><text:span text:style-name="T50">כי יזוב זוב דמה</text:span><text:span text:style-name="T46"> - הרי אונס אמור</text:span><text:span text:style-name="T89">)</text:span> אימא לא!? – צריכא.</text:p>
      <text:p text:style-name="Standard"/>
      <text:p text:style-name="Standard">הכותים מטמאין משכב תחתון כעליון: <text:s/></text:p>
      <text:p text:style-name="Standard"><text:span text:style-name="T89">(</text:span><text:span text:style-name="T46">משכב הזב והנדה מטמא אדם, דכתיב </text:span><text:span text:style-name="T47">(ויקרא טו,ה)</text:span><text:span text:style-name="T50"> ואיש אשר יגע במשכבו </text:span><text:span text:style-name="T51">[יכבס בגדיו וטמא עד הערב]</text:span><text:span text:style-name="T46"> וכתיב </text:span><text:span text:style-name="T47">(ויקרא טו,כא)</text:span><text:span text:style-name="T50"> וכל הנוגע במשכבה </text:span><text:span text:style-name="T51">[יכבס בגדיו וטמא עד הערב]</text:span><text:span text:style-name="T89">)</text:span> </text:p>
      <text:p text:style-name="Standard">מאי '<text:span text:style-name="T100">משכב תחתון כעליון</text:span>'?: אילימא דאי איכא עשרה מצעות ויתיב עלייהו מטמו להו – פשיטא, דהא דרס להו! אלא שיהא תחתונו של בועל נדה כעליונו של זב <text:span text:style-name="T89">(</text:span><text:span text:style-name="T46">ולא כתחתונו, שמטמא אדם</text:span><text:span text:style-name="T89">)</text:span>: מה עליונו של זב אינו מטמא אלא אוכלין ומשקין - אף תחתונו של בועל נדה אינו מטמא אלא אוכלין ומשקין;</text:p>
      <text:p text:style-name="P10"/>
      <text:p text:style-name="Standard">עליונו של זב מנלן?</text:p>
      <text:p text:style-name="Standard">דכתיב <text:span text:style-name="T47">(ויקרא טו,י)</text:span><text:span text:style-name="T90"> וכל הנוגע בכל אשר יהיה תחתיו יטמא </text:span><text:span text:style-name="T91">[עד הערב </text:span><text:span text:style-name="T15">והנושא</text:span><text:span text:style-name="T91"> אותם יכבס בגדיו ורחץ במים וטמא עד הערב]</text:span> מאי '<text:span text:style-name="T90">תחתיו</text:span>'? -</text:p>
      <text:p text:style-name="Standard"/>
      <text:p text:style-name="Standard">(נדה לג,א)</text:p>
      <text:p text:style-name="Standard"><text:soft-page-break/>אילימא תחתיו דזב <text:span text:style-name="T89">(</text:span><text:span text:style-name="T46">דהוא מדרס הזב</text:span><text:span text:style-name="T89">)</text:span>, מ'<text:span text:style-name="T90">ואיש אשר יגע במשכבו </text:span><text:span text:style-name="T91"><text:s/>[יכבס בגדיו ורחץ במים וטמא עד הערב] </text:span><text:span text:style-name="T47">(ויקרא טו,ה)</text:span>' נפקא!? אלא <text:span text:style-name="T90">הנוגע בכל אשר יהיה הזב תחתיו</text:span>, ומאי ניהו? - עליון של זב;</text:p>
      <text:p text:style-name="P25">&lt;<text:span text:style-name="T90">והנושא </text:span>נמי<text:span text:style-name="T90"> יטמא</text:span>, ומאי ניהו? – נישא <text:span text:style-name="T89">(</text:span><text:span text:style-name="T46">בגד הנישא על הזב</text:span><text:span text:style-name="T89">)</text:span>; מאי טעמא? '<text:span text:style-name="T90">והנשא</text:span>' כתיב. <text:span text:style-name="T89">(</text:span><text:span text:style-name="T46">מאי טעמא </text:span><text:span text:style-name="T50">והנושא</text:span><text:span text:style-name="T46"> והנישא כתיב [בספרים שלנו כתיב: והנושא]; לא ידענא מאי היא, ונראה בעיני שהוא פירוש משובש</text:span><text:span text:style-name="T89">)</text:span>&gt; </text:p>
      <text:p text:style-name="Standard"><text:span text:style-name="T100">נתקו הכתוב מטומאה חמורה והביאו לידי טומאה קלה </text:span><text:span text:style-name="T89">(</text:span><text:span text:style-name="T46">מדכתיב </text:span><text:span text:style-name="T47">(ויקרא טו,ה)</text:span><text:span text:style-name="T46"> </text:span><text:span text:style-name="T50">וכל הנוגע בכל אשר יהיה תחתיו יטמא </text:span><text:span text:style-name="T66">והנושא אותם</text:span><text:span text:style-name="T50"> יכבס בגדיו</text:span><text:span text:style-name="T46">, ומדלא ערבינהו ונכתוב 'וכל הנוגע בכל אשר יהיה תחתיו והנושא אותם יכבס בגדיו' ואפסקינהו ב'יטמא' - מכלל דהאי 'יטמא' לאו באדם ובגדים קמיירי, אלא באוכלין ומשקין</text:span><text:span text:style-name="T89">)</text:span><text:span text:style-name="T100"> לומר לך שאינו מטמא אלא אוכלין ומשקין</text:span> <text:span text:style-name="T47">[מ'</text:span><text:span text:style-name="T76">נתקו</text:span><text:span text:style-name="T47">' עד כאן לשון ספרא מצורע פרק זבים פרשתא ד פרק ז סוף מזנה ג]</text:span><text:span text:style-name="T100">; </text:span><text:span text:style-name="T89">(</text:span><text:span text:style-name="T50">והנושא אותם</text:span><text:span text:style-name="T46"> נדרש בתורת כהנים לנושא משכבו ומושבו של זב </text:span><text:span text:style-name="T47">[ספרא מצורע פרק זבים פרשתא ב פרק ד משנה ב]</text:span><text:span text:style-name="T46">.</text:span><text:span text:style-name="T89">)</text:span> </text:p>
      <text:p text:style-name="Standard">אימר <text:span text:style-name="T89">(</text:span><text:span text:style-name="T46">להכי אפסקינהו קרא:</text:span><text:span text:style-name="T89">)</text:span> נתקו הכתוב מטומאה חמורה דלא מטמא אדם לטמא בגדים <text:span text:style-name="T89">(</text:span><text:span text:style-name="T46">דלא יטמא אדם לטמא בגדים שעליו - להכי כתב </text:span><text:span text:style-name="T50">יטמא</text:span><text:span text:style-name="T46">: דאדם לחודיה טמא</text:span><text:span text:style-name="T89">)</text:span>, אבל אדם או בגדים ליטמא <text:span text:style-name="T89">(</text:span><text:span text:style-name="T46">או אם נגעו בגדים יהו בגדים טמאים</text:span><text:span text:style-name="T89">)</text:span>'? </text:p>
      <text:p text:style-name="Standard"><text:span text:style-name="T89">(</text:span><text:span text:style-name="T46">ולא הוא:</text:span><text:span text:style-name="T89">)</text:span> אמר קרא '<text:span text:style-name="T90">יטמא</text:span>' - טומאה קלה משמע.</text:p>
      <text:p text:style-name="P10"/>
      <text:p text:style-name="Standard">ותחתונו של בועל נדה מנלן?</text:p>
      <text:p text:style-name="Standard">דתניא <text:span text:style-name="T87">[ספרא מצורע פרק זבים פרשתא ד פרק ז משנה ג]</text:span>:<text:span text:style-name="T108"> </text:span><text:span text:style-name="T47">(ויקרא טו,כד)</text:span><text:span text:style-name="T92"> </text:span><text:span text:style-name="T91">[ואם שכב ישכב איש אתה]</text:span><text:span text:style-name="T92"> ותהי נדתה עליו </text:span><text:span text:style-name="T91">[</text:span><text:span text:style-name="T15">וטמא שבעת ימים</text:span><text:span text:style-name="T91"> </text:span><text:span text:style-name="T15">וכל המשכב אשר ישכב עליו יטמא</text:span><text:span text:style-name="T91">]</text:span><text:span text:style-name="T108">.</text:span></text:p>
      <text:p text:style-name="Standard"><text:span text:style-name="T108">יכול יעלה לרגלה </text:span><text:span text:style-name="T89">(</text:span><text:span text:style-name="T46">יעלה לסופה, כגון בא עליה בששי שלה - יטבול בליל המחרת כמותה</text:span><text:span text:style-name="T89">)</text:span><text:span text:style-name="T108">? </text:span></text:p>
      <text:p text:style-name="Standard"><text:span text:style-name="T108">תלמוד לומר '</text:span><text:span text:style-name="T92">יטמא שבעת ימים</text:span><text:span text:style-name="T108">' </text:span><text:span text:style-name="T89">(</text:span><text:span text:style-name="T46">ואפילו בא עליה בשביעי</text:span><text:span text:style-name="T89">)</text:span><text:span text:style-name="T108">;</text:span></text:p>
      <text:p text:style-name="Standard"><text:span text:style-name="T108">ומה תלמוד לומר '</text:span><text:span text:style-name="T92">ותהי נדתה עליו</text:span><text:span text:style-name="T108">'?</text:span></text:p>
      <text:p text:style-name="Standard"><text:span text:style-name="T108">שיכול לא יטמא אדם וכלי חרס - תלמוד לומר '</text:span><text:span text:style-name="T92">ותהי נדתה עליו</text:span><text:span text:style-name="T108">': מה היא מטמאה אדם וכלי חרס </text:span><text:span text:style-name="T89">(</text:span><text:span text:style-name="T46">בהיסט, ואף על גב דאין כלי חרס מקבל טומאה אלא מאוירו - בהיסט זב וזבה מיטמא, כדכתיב </text:span><text:span text:style-name="T47">(ויקרא טו,יב)</text:span><text:span text:style-name="T50"> וכלי חרש אשר יגע בו הזב </text:span><text:span text:style-name="T51">[ישבר...]</text:span><text:span text:style-name="T46"> ואמרינן במכילתין </text:span><text:span text:style-name="T87">[ספרא מצורע פרק זבים פרשתא ד פרק ז משנה ב]</text:span><text:span text:style-name="T46">: איזהו מגעו שהוא ככולו? הוי אומר זה היסטו</text:span><text:span text:style-name="T89">)</text:span><text:span text:style-name="T108"> - אף הוא מטמא אדם וכלי חרס.</text:span></text:p>
      <text:p text:style-name="Standard"><text:span text:style-name="T108">אי מה היא עושה משכב ומושב לטמא אדם לטמא בגדים </text:span><text:span text:style-name="T89">(</text:span><text:span text:style-name="T46">שעליו דאתי בקל וחומר ממשכבה</text:span><text:span text:style-name="T89">)</text:span><text:span text:style-name="T108"> - אף הוא עושה משכב ומושב לטמא אדם לטמא בגדים?</text:span></text:p>
      <text:p text:style-name="Standard"><text:span text:style-name="T108">תלמוד לומר '</text:span><text:span text:style-name="T92">וכל המשכב אשר ישכב עליו יטמא</text:span><text:span text:style-name="T108">', שאין תלמוד לומר '</text:span><text:span text:style-name="T92">וכל המשכב אשר ישכב עליו יטמא</text:span><text:span text:style-name="T108">' </text:span><text:span text:style-name="T89">(</text:span><text:span text:style-name="T46">שהרי כבר נאמר </text:span><text:span text:style-name="T50">ותהי נדתה עליו</text:span><text:span text:style-name="T46">, ובדידה כתיב </text:span><text:span text:style-name="T50">וכל הנוגע במשכבה יכבס בגדיו</text:span><text:span text:style-name="T46"> </text:span><text:span text:style-name="T47">[ןיקרא טו,כא]</text:span><text:span text:style-name="T89">)</text:span><text:span text:style-name="T108">, ומה תלמוד לומר '</text:span><text:span text:style-name="T92">וכל המשכב אשר </text:span><text:span text:style-name="T108">וגו'? - נתקו הכתוב מטומאה חמורה </text:span><text:span text:style-name="T89">(</text:span><text:span text:style-name="T46">שלא יהיה משכבו חמור כמשכבה לטמא אדם ובגדים שעליו</text:span><text:span text:style-name="T89">)</text:span><text:span text:style-name="T108"> והביאו לידי טומאה קלה, לומר לך שאינו מטמא אלא אוכלין ומשקין</text:span>. </text:p>
      <text:p text:style-name="Standard">פריך רב אחאי: אימא נתקו הכתוב מטומאה חמורה והביאו לטומאה קלה דלא ליטמא אדם לטמויי בגדים, אבל אדם ובגדים ליטמא <text:span text:style-name="T89">(</text:span><text:span text:style-name="T46">או אדם אם תגע בו, או בגדים אם תגע בהם</text:span><text:span text:style-name="T89">)</text:span>?</text:p>
      <text:p text:style-name="Standard">אמר רב אסי: '<text:span text:style-name="T90">יטמא</text:span>' - טומאה קלה משמע. </text:p>
      <text:p text:style-name="Standard">אימא '<text:span text:style-name="T90">ותהי נדתה עליו</text:span>' – כלל; '<text:span text:style-name="T90">וכל המשכב</text:span>' – פרט; כלל ופרט אין בכלל אלא מה שבפרט: משכב ומושב - אִין, מידי אחרינא <text:span text:style-name="T89">(</text:span><text:span text:style-name="T46">כגון אדם וכלי חרס</text:span><text:span text:style-name="T89">)</text:span> - לא?</text:p>
      <text:p text:style-name="Standard">אמר אביי: '<text:span text:style-name="T90">יטמא שבעת ימים</text:span>' מפסיק הענין; הוי כלל ופרט המרוחקין זה מזה, וכל כלל ופרט המרוחקין זה מזה אין דנין אותו בכלל ופרט.</text:p>
      <text:p text:style-name="Standard">רבא אמר: לעולם דנין; '<text:span text:style-name="T90">וכל </text:span><text:span text:style-name="T91">[</text:span><text:span text:style-name="T50">המשכב</text:span><text:span text:style-name="T91">]</text:span>' - ריבויא הוא <text:span text:style-name="T89">(</text:span><text:span text:style-name="T46">ולאו פרטא</text:span><text:span text:style-name="T89">)</text:span>.</text:p>
      <text:p text:style-name="Standard">מתקיף לה רבי יעקב: אימא כהיא <text:span text:style-name="T89">(</text:span><text:span text:style-name="T46">בועלה כמותה דהא אקשינהו קרא</text:span><text:span text:style-name="T89">)</text:span>: מה היא לא חלקת בה בין מגעה למשכבה לטמא אדם ולטמא בגדים לחומרא <text:span text:style-name="T89">(</text:span><text:span text:style-name="T46">ששניהן מטמאין אדם לטמא בגדים</text:span><text:span text:style-name="T89">)</text:span> - אף הוא לא תחלוק בו בין מגעו למשכבו לטמא אדם ולטמא בגדים לקולא <text:span text:style-name="T89">(</text:span><text:span text:style-name="T46">ששניהם לא יטמאו; דהא במשכבו פשיטא לן שנתקו הכתוב, הלכך במגעו נמי: שאם נגע באדם - לא יטמאנו לטמא בגדים, דהא כתיב </text:span><text:span text:style-name="T50">ותהי נדתה עליו</text:span><text:span text:style-name="T46"> דהוקשו הוא והיא בהאי קרא</text:span><text:span text:style-name="T89">)</text:span>?</text:p>
      <text:p text:style-name="Standard">אמר רבא <text:span text:style-name="T89">'</text:span><text:span text:style-name="T91">[ותהי נדה]</text:span><text:span text:style-name="T90"> עליו</text:span><text:span text:style-name="T89">'</text:span> - להטעינו משמע <text:span text:style-name="T89">(</text:span><text:span text:style-name="T46">להחמיר משמע, ולא להקל</text:span><text:span text:style-name="T89">)</text:span>.</text:p>
      <text:p text:style-name="P3"/>
      <text:p text:style-name="Standard"><text:soft-page-break/>מפני שהן בועלי נדות וכו': <text:s/></text:p>
      <text:p text:style-name="Standard">אטו כולהו בועלי נדות נינהו? <text:span text:style-name="T89">(</text:span><text:span text:style-name="T46">והא איכא פנויים!?</text:span><text:span text:style-name="T89">)</text:span> </text:p>
      <text:p text:style-name="Standard">אמר רבי יצחק מגדלאה: בנשואות שנו.</text:p>
      <text:p text:style-name="P3"/>
      <text:p text:style-name="Standard">והן יושבות על דם וכו': <text:s/></text:p>
      <text:p text:style-name="Standard">תניא: אמר רבי מאיר: אם הן יושבות על כל דם ודם <text:span text:style-name="T89">(</text:span><text:span text:style-name="T46">שהן רואות - בין טמא בין טהור - יושבת עליו שבעה ימי נדתה: שהתחיל מנינה משנשתנה מראה דם ותמנה שבעה ימים</text:span><text:span text:style-name="T89">)</text:span> - תקנה גדולה היא להן!? <text:span text:style-name="T89">(</text:span><text:span text:style-name="T46">אבל אינן עושות כן</text:span><text:span text:style-name="T89">)</text:span> אלא שרואות דם אדום ומשלימות אותו לדם ירוק <text:span text:style-name="T89">(</text:span><text:span text:style-name="T46">אינן מונות אלא מראיה ראשונה כשאר נשים, וזהו קלקולה: שרואה דם אדום ומשלימתו לדם ירוק, כגון: ראתה ירוק תחלה, סבורה היא שהיא טמאה ומונה ממנו שבעה ימים, וכשרואה בחמישי שלה דם אדום - אינה משמרת אלא שני ימים להשלים שבעה לראייתה הראשונה - והיא צריכה למנות מראייה שניה</text:span><text:span text:style-name="T89">)</text:span>!</text:p>
      <text:p text:style-name="Standard">דבר אחר: יום שפוסקת בו <text:span text:style-name="T89">(</text:span><text:span text:style-name="T46">כשהיא רואה שלשה רצופים לאחר שבעה ימי הנדה, והויא זבה, ופוסקת באמצע היום</text:span><text:span text:style-name="T89">)</text:span> - סופרתו <text:span text:style-name="T89">(</text:span><text:span text:style-name="T46">סופרת אותו קצת היום שעד הערב</text:span><text:span text:style-name="T89">)</text:span> למנין שבעה <text:span text:style-name="T89">(</text:span><text:span text:style-name="T46">למנין שבעה נקיים, ואנן - שבעה נקיים שלמים בעינן לזבה</text:span><text:span text:style-name="T89">)</text:span>.</text:p>
      <text:p text:style-name="Standard">מתקיף לה רמי בר חמא: ותספרנו, ואנן נמי ניספריה, דקיימא לן מקצת היום ככולו!?</text:p>
      <text:p text:style-name="Standard">אמר רבא: אם כן <text:span text:style-name="T89">(</text:span><text:span text:style-name="T46">דלענין נקיים מקצת היום ככולו</text:span><text:span text:style-name="T89">)</text:span> - שכבת זרע דסתר בזיבה <text:span text:style-name="T89">(</text:span><text:span text:style-name="T46">זב שפסק והתחיל לספור וראה קרי, וקיימא לן דסותר אותו היום ותו לא </text:span><text:span text:style-name="T47">[ב'המפלת' בשמעתא קמייתא (לעיל דף כב.)]</text:span><text:span text:style-name="T89">)</text:span> היכי משכחת לה, והא מקצת היום ככולו <text:span text:style-name="T89">(</text:span><text:span text:style-name="T46">ואי מקצת היום ככולו - מאי סותר? הא איכא קצת היום לבא</text:span><text:span text:style-name="T89">)</text:span>? </text:p>
      <text:p text:style-name="Standard">אי דחזאי בפלגא דיומא - הכי נמי; הכא במאי עסקינן?: - דחזאי סמוך לשקיעת החמה <text:span text:style-name="T111">[ואז אין מקצת היום הטהור שיהיה כרובו, ואין שארית יום למנות בין שבעה נקיים]</text:span> <text:span text:style-name="T89">(</text:span><text:span text:style-name="T46">קושיא היא </text:span><text:span text:style-name="T112">[המשך קושית רמי בר חמא]</text:span><text:span text:style-name="T89">)</text:span>?</text:p>
      <text:p text:style-name="Standard"><text:span text:style-name="T89">(</text:span><text:span text:style-name="T46">ומשני</text:span><text:span text:style-name="T112"> [רבא]</text:span><text:span text:style-name="T46">:</text:span><text:span text:style-name="T89">)</text:span> וליקום ולימא ליה לקרא כי כתיבא סמוך לשקיעת החמה כתיבא <text:span text:style-name="T89">(</text:span><text:span text:style-name="T46">בתמיה</text:span><text:span text:style-name="T89">)</text:span>?</text:p>
      <text:p text:style-name="Standard"><text:span text:style-name="T89">(</text:span><text:span text:style-name="T46">וקא מהדר לאוקמי אתקפתיה:</text:span><text:span text:style-name="T89">)</text:span> אִין, על כרחך שבקיה לקרא <text:span text:style-name="T89">(</text:span><text:span text:style-name="T46">דכיון דקיימא לן בכל דוכתי מקצת היום ככולו</text:span><text:span text:style-name="T89">)</text:span> דאיהו דחיק ומוקי אנפשיה<text:span text:style-name="T111">*</text:span> <text:span text:style-name="T89">(</text:span><text:span text:style-name="T46">בסמוך לשקיעת החמה</text:span><text:span text:style-name="T89">)</text:span>.</text:p>
      <text:p text:style-name="P57">[*מילולית: 'שהרי הוא דחק עצמו ועומד על עמצו'; פירוש: הפסוק הזה, הוא דחק את עצמו, שאין לפרשו אלא בדוחק: שעוסק רק בסמוך לשקיעה, וזאת בגלל הכלל שמקצת היום ככולו.] </text:p>
      <text:p text:style-name="Standard"/>
      <text:p text:style-name="Standard">בעי רמי בר חמא: פולטת שכבת זרע <text:span text:style-name="T89">(</text:span><text:span text:style-name="T46">כגון: ששמשה בזוב, ופסקה, והתחילה למנות ופלטה</text:span><text:span text:style-name="T89">)</text:span>, מהו שתסתור <text:span text:style-name="T89">(</text:span><text:span text:style-name="T46">מניינה</text:span><text:span text:style-name="T89">)</text:span>? בזיבה רואה היתה, וסותרת<text:span text:style-name="T89"> (</text:span><text:span text:style-name="T46">הא דקיימא לן דפולטת טמאה - משום רואה היא, וסתרה</text:span><text:span text:style-name="T89">)</text:span></text:p>
      <text:p text:style-name="Standard"/>
      <text:p text:style-name="Standard">(נדה לג,ב)</text:p>
      <text:p text:style-name="Standard">או דילמא נוגעת היתה ולא סתרה <text:span text:style-name="T89">(</text:span><text:span text:style-name="T46">נוגע לא סותר</text:span><text:span text:style-name="T89">)</text:span>?</text:p>
      <text:p text:style-name="Standard">אמר רבא: לפום חורפא שבשתא: נהי נמי דסתרה, כמה תסתור?: תסתור שבעה? דיה כבועלה: תסתור יום אחד <text:span text:style-name="T89">(</text:span><text:span text:style-name="T46">זב המונה וראה קרי אינו סותר אלא יום אחד</text:span><text:span text:style-name="T89">)</text:span>? <text:span text:style-name="T89">(</text:span><text:span text:style-name="T46">אם כן לא הוו רצופין, ורחמנא אמר</text:span><text:span text:style-name="T89">)</text:span> <text:span text:style-name="T47">(ויקרא טו,כח)</text:span><text:span text:style-name="T90"> </text:span><text:span text:style-name="T91">[ואם טהרה מזובה וספרה לה שבעת ימים]</text:span><text:span text:style-name="T90"> ואחר תטהר</text:span> אמר רחמנא, אחר אחר לכולן <text:span text:style-name="T89">(</text:span><text:span text:style-name="T46">כלומר: זמן אחד לכולן, שיהו רצופין טהרתן</text:span><text:span text:style-name="T89">)</text:span> שלא תהא טומאה מפסקת ביניהם. <text:s/></text:p>
      <text:p text:style-name="Standard">וליטעמיך זב גופיה - היכי סתר?: '<text:span text:style-name="T90">לטהרתו</text:span>' אמר רחמנא <text:span text:style-name="T91">[</text:span><text:span text:style-name="T47">ויקרא טו,יג:</text:span><text:span text:style-name="T91"> וכי יטהר הזב מזובו וספר לו שבעת ימים </text:span><text:span text:style-name="T15">לטהרתו</text:span><text:span text:style-name="T91"> וכבס בגדיו ורחץ בשרו במים חיים וטהר]</text:span>: <text:span text:style-name="T89">(</text:span><text:span text:style-name="T50">שבעת ימים לטהרתו</text:span><text:span text:style-name="T46"> משמע טהרה אחת:</text:span><text:span text:style-name="T89">)</text:span> שלא תהא טומאה מפסקת ביניהן <text:span text:style-name="T89">(</text:span><text:span text:style-name="T46">והיכי סתר קרי יום אחד, ולא הוו רצופין</text:span><text:span text:style-name="T89">)</text:span>? אלא מאי אית לך למימר, שלא תהא טומאת <text:span text:style-name="T9">זיבה</text:span> מפסקת ביניהן <text:span text:style-name="T89">(</text:span><text:span text:style-name="T46">שאם רואֶה זוב סותר את כל מה שמנה, אבל קרי לא הוה הפסקה</text:span><text:span text:style-name="T89">)</text:span>? הכא נמי שלא תהא טומאת זיבה מפסקת ביניהן! <text:s/></text:p>
      <text:p text:style-name="Standard"/>
      <text:p text:style-name="Standard">ואין חייבין עליהן על ביאת מקדש <text:span text:style-name="T89">[ואין שורפין עליהם את התרומה מפני שטומאתן ספק]</text:span>: <text:s/></text:p>
      <text:p text:style-name="Standard">רב פפא איקלע לתואך <text:span text:style-name="T89">(</text:span><text:span text:style-name="T46">מקום</text:span><text:span text:style-name="T89">)</text:span>, אמר: אי איכא צורבא מרבנן הכא איזיל אקבל אפיה.</text:p>
      <text:p text:style-name="Standard">אמרה ליה ההיא סבתא: איכא הכא צורבא מרבנן, ורב שמואל שמיה ותני מתניתא; יהא רעוא דתהוי כוותיה.</text:p>
      <text:p text:style-name="Standard"><text:soft-page-break/>אמר: מדקמברכי לי בגוויה - שמע מינה ירא שמים הוא.</text:p>
      <text:p text:style-name="Standard">אזל לגביה, רמא ליה תורא <text:span text:style-name="T89">(</text:span><text:span text:style-name="T46">רב שמואל שחט שור לכבוד רב פפא</text:span><text:span text:style-name="T89">)</text:span>.</text:p>
      <text:p text:style-name="Standard">רמא ליה מתניתין אהדדי, תנן: '<text:span text:style-name="T100">אין חייבין עליהן על ביאת מקדש ואין שורפין עליהן את התרומה מפני שטומאתה ספק</text:span>', אלמא מספיקא לא שרפינן תרומה; ורמינהי <text:span text:style-name="T87">[טהרות פ"ד מ"ה]</text:span>: '<text:span text:style-name="T100">על ששה ספקות שורפין את התרומה: ... על ספק בגדי עם הארץ</text:span> <text:span text:style-name="T89">(</text:span><text:span text:style-name="T46">כלומר: על בגדי עם הארץ אם נגעו בה - נשרפת משום שמא טמא היה</text:span><text:span text:style-name="T89">)</text:span><text:span text:style-name="T100">...</text:span>'? </text:p>
      <text:p text:style-name="Standard">אמר רב פפא: יהא רעוא דלתאכיל האי תורא לשלמא! הכא במאי עסקינן? - בכותי חבר <text:span text:style-name="T89">(</text:span><text:span text:style-name="T46">והאי כותי נמי תיפוק ליה אם נגע משכבו בתרומה - דתהא נשרפת, משום דעם הארץ הוא, והוה ליה בגדי עם הארץ</text:span><text:span text:style-name="T89">)</text:span>.</text:p>
      <text:p text:style-name="Standard">כותי חבר, בועל נדה משוית ליה?!</text:p>
      <text:p text:style-name="Standard">שבקיה <text:span text:style-name="T89">(</text:span><text:span text:style-name="T46">רב פפא לאושפיזיה משום דכספיה</text:span><text:span text:style-name="T89">)</text:span> ואתא לקמיה דרב שימי בר אשי, אמר ליה: מאי טעמא לא משנית ליה <text:span text:style-name="T89">(</text:span><text:span text:style-name="T46">מתניתין דתנן 'אין שורפין על תחתונו של כותי את התרומה'</text:span><text:span text:style-name="T89">)</text:span> בכותי שטבל ועלה ודרס על בגדי חבר <text:span text:style-name="T89">(</text:span><text:span text:style-name="T46">דהיינו 'במשכבו'</text:span><text:span text:style-name="T89">)</text:span>, ואזלו בגדי חבר ונגעו בתרומה <text:span text:style-name="T89">(</text:span><text:span text:style-name="T46">ונגע ההוא מדרס בתרומה</text:span><text:span text:style-name="T89">)</text:span>? דאי משום טומאת עם הארץ - הא טביל ליה, ואי משום בועל נדה - ספק בעל בקרוב ספק לא בעל בקרוב <text:span text:style-name="T89">(</text:span><text:span text:style-name="T46">כבר עברו ימי טומאתו וסלקא ליה טבילה</text:span><text:span text:style-name="T89">)</text:span>, ואם תמצי לומר בעל בקרוב - ספק השלימתו ירוק ספק לא השלימתו, והוי ספק ספיקא, ואספק ספיקא לא שרפינן תרומה!</text:p>
      <text:p text:style-name="Standard">ותיפוק ליה משום בגדי עם הארץ, דאמר מר: בגדי עם הארץ מדרס לפרושין <text:span text:style-name="T89">(</text:span><text:span text:style-name="T46">כלומר: כשם שמדרס מטמא אדם ובגדים - כך בגדי עם הארץ מדרס לפרושים</text:span><text:span text:style-name="T89">)</text:span>?</text:p>
      <text:p text:style-name="Standard">אמר ליה: בכותי ערום.<text:span text:style-name="T46"> </text:span></text:p>
      <text:p text:style-name="Standard"/>
      <text:p text:style-name="Standard"/>
      <text:p text:style-name="Standard">משנה:</text:p>
      <text:p text:style-name="Standard">בנות צדוקין, בזמן שנהגו ללכת בדרכי אבותיהן - הרי הן ככותיות;</text:p>
      <text:p text:style-name="Standard">פרשו ללכת בדרכי ישראל - הרי הן כישראלית.</text:p>
      <text:p text:style-name="Standard">רבי יוסי אומר: לעולם הן כישראלית עד שיפרשו ללכת בדרכי אבותיהן.</text:p>
      <text:p text:style-name="Standard"/>
      <text:p text:style-name="Standard">גמרא:</text:p>
      <text:p text:style-name="Standard">איבעיא להו: <text:span text:style-name="T89">(</text:span><text:span text:style-name="T46">לתנא קמא דאמר '</text:span><text:span text:style-name="T75">נהגו ללכת בדרכי אבותיהן הרי אלו ככותיות; פרשו ללכת בדרכי ישראלית - הרי אלו כישראלית</text:span><text:span text:style-name="T46">' -</text:span><text:span text:style-name="T89">)</text:span> סתמא מאי?</text:p>
      <text:p text:style-name="Standard">תא שמע: '<text:span text:style-name="T100">בנות צדוקין בזמן שנוהגות ללכת בדרכי אבותיהן הרי הן ככותיות</text:span>' - הא סתמא כישראלית!</text:p>
      <text:p text:style-name="Standard">אימא סיפא: '<text:span text:style-name="T100">פרשו ללכת בדרכי ישראל הרי הן כישראלית</text:span>' - הא סתמא ככותיות!</text:p>
      <text:p text:style-name="Standard">אלא מהא ליכא למשמע מיניה.</text:p>
      <text:p text:style-name="Standard">תא שמע, דתנן: '<text:span text:style-name="T100">רבי יוסי אומר: לעולם הן כישראלית </text:span><text:span text:style-name="T106">עד שיפרשו ללכת בדרכי אבותיהן</text:span>' <text:span text:style-name="T89">(</text:span><text:span text:style-name="T46">עד שיפרשו, אבל סתמא כישראלית</text:span><text:span text:style-name="T89">)</text:span>, מכלל דתנא קמא סבר סתמא ככותיות!</text:p>
      <text:p text:style-name="Standard">שמע מינה.</text:p>
      <text:p text:style-name="Standard"/>
      <text:p text:style-name="Standard">תנו רבנן: '<text:span text:style-name="T108">מעשה בצדוקי אחד שספר עם כהן גדול בשוק, ונתזה צנורא מפיו, ונפלה לכהן גדול על בגדיו, והוריקו פניו של כהן גדול </text:span><text:span text:style-name="T89">(</text:span><text:span text:style-name="T46">חרה לו שנטמאו בגדיו וקדם כהן גדול אצל אשתו</text:span><text:span text:style-name="T89">)</text:span><text:span text:style-name="T108"> וקדם </text:span><text:span text:style-name="T89">(</text:span><text:span text:style-name="T46">כהן גדול</text:span><text:span text:style-name="T89">)</text:span><text:span text:style-name="T108"> אצל אשתו </text:span><text:span text:style-name="T89">(</text:span><text:span text:style-name="T46">של צדוקי לשואלה אם השלימה לדם ירוק או לא</text:span><text:span text:style-name="T89">)</text:span><text:span text:style-name="T108">; אמרה לו: אף על פי שנשי צדוקים הן - מתיראות מן הפרושים ומראות דם לחכמים.</text:span></text:p>
      <text:p text:style-name="Standard"><text:span text:style-name="T108">אמר רבי יוסי </text:span><text:span text:style-name="T89">(</text:span><text:span text:style-name="T46">ששכן היה להן</text:span><text:span text:style-name="T89">)</text:span><text:span text:style-name="T108">: בקיאין אנו בהן </text:span><text:span text:style-name="T89">(</text:span><text:span text:style-name="T46">אני מכיר בנשי צדוקים</text:span><text:span text:style-name="T89">)</text:span><text:span text:style-name="T108"> יותר מן הכל, והן מראות דם לחכמים, חוץ מאשה אחת שהיתה בשכונתינו שלא הראת דם לחכמים ומתה.</text:span>'</text:p>
      <text:p text:style-name="Standard">ותיפוק ליה משום צנורא דעם הארץ? <text:span text:style-name="T89">(</text:span><text:span text:style-name="T46">דאפילו עם הארץ ישראל דאינו בועל נדה קיימא לן צינורא דעם הארץ מטמאה כל זמן שהיא לחה!</text:span><text:span text:style-name="T89">)</text:span> </text:p>
      <text:p text:style-name="Standard">אמר אביי: בצדוקי חבר.</text:p>
      <text:p text:style-name="Standard">אמר רבא: צדוקי חבר בועל נדה משוית ליה?</text:p>
      <text:p text:style-name="Standard"><text:soft-page-break/>אלא אמר רבא:</text:p>
      <text:p text:style-name="Standard"/>
      <text:p text:style-name="Standard">(נדה לד,א)</text:p>
      <text:p text:style-name="Standard"><text:span text:style-name="T89">(</text:span><text:span text:style-name="T46">דלאו צדוקי דדרך אשתו להראות דם;</text:span><text:span text:style-name="T89">)</text:span> רגל הוה וטומאת עם הארץ ברגל כטהרה שוינהו רבנן <text:span text:style-name="T89">(</text:span><text:span text:style-name="T46">ברגל; אבל צדוקי דסתמא בועל נדה הוא, נהי נמי דטומאת עם הארץ ליכא - טומאת בועל נדה איכא</text:span><text:span text:style-name="T89">)</text:span> דכתיב <text:span text:style-name="T89">(</text:span><text:span text:style-name="T46">בפלגש בגבעה כתיב</text:span><text:span text:style-name="T89">)</text:span>: <text:span text:style-name="T47">(שופטים כ,יא)</text:span><text:span text:style-name="T90"> ויאסף כל איש ישראל אל העיר כאיש אחד חברים</text:span> - הכתוב עשאן כולן חברים. <text:span text:style-name="T89">(</text:span><text:span text:style-name="T46">ומיניה שמעינן בכל זמן שישראל נאספים למקום אחד - קרי להו 'חברים', ורגל היינו אסיפה.</text:span><text:span text:style-name="T89">)</text:span><text:span text:style-name="T46"> </text:span></text:p>
      <text:p text:style-name="Standard"/>
      <text:p text:style-name="Standard"/>
      <text:p text:style-name="Standard">משנה:</text:p>
      <text:p text:style-name="Standard">דם עובדת כוכבים ודם טהרה של מצורעת, בית שמאי מטהרים <text:span text:style-name="T89">(</text:span><text:span text:style-name="T46">בדם עובדת כוכבים, אף על גב דברוקה ובמימי רגליה מודו דחכמים גזרו עליהם להיות כזבין לכל דבריהם, אפילו הכי דמה טהור, וטעמא מפרש בגמרא: דשיירו בה רבנן למיהוי היכרא דטומאתה מדרבנן; ודם טוהר של מצורעת, ואף על גב דמעיינות מצורעת, כגון: רוקה ומימי רגליה הוי אב הטומאה, כדאמר ב'המפלת' </text:span><text:span text:style-name="T47">(לעיל דף כח:)</text:span><text:span text:style-name="T46"> '</text:span><text:span text:style-name="T79">לזכר</text:span><text:span text:style-name="T75"> </text:span><text:span text:style-name="T33">(ויקרא טו,לג)</text:span><text:span text:style-name="T75"> לרבות מצורע</text:span><text:span text:style-name="T46">' שמעיינותיו טמאים כשל זב, דכתיב ביה '</text:span><text:span text:style-name="T50">וכי ירוק הזב בטהור</text:span><text:span text:style-name="T46"> </text:span><text:span text:style-name="T33">(ויקרא טו,ח)</text:span><text:span text:style-name="T46">' - אפילו הכי דם טוהר שלה טהור, דלאו 'מעיין' הוא, דדומיא דרוק בעינן: שמתעגל ויוצא, כדאמרינן בפרק שני </text:span><text:span text:style-name="T47">(לעיל דף יט:)</text:span><text:span text:style-name="T46"> גבי דם הירוק.</text:span><text:span text:style-name="T89">)</text:span> </text:p>
      <text:p text:style-name="Standard">ובית הלל אומרים: כרוקה וכמימי רגליה <text:span text:style-name="T89">(</text:span><text:span text:style-name="T46">שמטמאין לחין ואין מטמאין יבשין; גבי דם עובדת כוכבים מטמא מדרבנן: שגזרו עליהן שיהו כזבין לכל דבריהם, והך - היכרא הוא דעבוד בה: דאילו דישראלית מטמא לח ויבש, ודעובדת כוכבים לח ולא יבש, כרוקה וכמימי רגליה, דאמר לקמן בפרק 'דם הנדה' דאין מטמאין יבשין; ודם טוהר של מצורעת נמי: אף על גב דדם לאו מעיין הוא - דין מעיין אית ליה: דרחמנא רבייה, כדאמר בגמרא</text:span><text:span text:style-name="T89">)</text:span>.</text:p>
      <text:p text:style-name="Standard">דם היולדת שלא טבלה <text:span text:style-name="T89">(</text:span><text:span text:style-name="T46">שעברו ימי טומאת לידה ולא טבלה</text:span><text:span text:style-name="T89">)</text:span>: </text:p>
      <text:p text:style-name="Standard">בית שמאי אומרים: כרוקה וכמימי רגליה <text:span text:style-name="T89">(</text:span><text:span text:style-name="T46">מטמא לח ואינו מטמא יבש*</text:span><text:span text:style-name="T89">)</text:span>.</text:p>
      <text:p text:style-name="Standard">ובית הלל אומרים: מטמא לח ויבש <text:span text:style-name="T89">(</text:span><text:span text:style-name="T46">דטומאתן מן התורה כל זמן שלא טבלה, דקסברי ביומי וטבילה תלא רחמנא</text:span><text:span text:style-name="T89">)</text:span>.</text:p>
      <text:p text:style-name="Standard">ומודים ביולדת בזוב שהיא מטמאה לח ויבש.</text:p>
      <text:p text:style-name="Standard"><text:span text:style-name="T89">(</text:span><text:span text:style-name="T46">*והכי תני לה בהדיא בתוספתא דעדיות: דנדה, כל זמן שלא טבלה - הרי היא בנדתה לכל דבריה, הלכך רוקה ומימי רגליה בטומאתן; ולקמן בפרק 'דם הנדה' </text:span><text:span text:style-name="T47">(נו.)</text:span><text:span text:style-name="T46"> ילפינן מקראי דאין רוק של זב מטמא יבש, ודמה נמי אף על גב דדם טוהר הוא לבית שמאי, כדאמר בגמרא: דביומי תליא רחמנא, והא מלו, ומשום מעיין נמי ליכא לטמויי, דהא אין מתעגל ויוצא - אפילו הכי רבנן גזור עליה הואיל וטמאה היא: גזרה לאחר שבעה אטו תוך שבעה; ומיהו לא גזור עליה שיטמא לח ויבש כלפני שביעי, דעבוד בה היכרא דלידעו דטומאתה מדרבנן ולא נשרוף עליה תרומה וקדשים; ואף על גב דגבי דם עובדת כוכבים לא אמרי בית שמאי הכי, אלא מטהרי לגמרי - והיינו טעמא, כדאמר בגמרא: משום דחיישינן דלמא אתי לחלק בשל תורה ולמימר 'מטמא לח ולא יבש' - התם הוא דכל טומאת עובד כוכבים דרבנן, כדי שלא יהו ישראל רגילין אצלן במשכב זכור, וכיון דטמאו מגען ורוקן ומימי רגליהן ואיכא הרחקה טובא - הלכך טהרו את דמה לגמרי, להיכרא: דלידעו דטומאת רוקה ומימי רגליה דרבנן דלא נשרוף תרומה עלייהו, ולא חלקו בדמה דילמא אתי לחלק בשל תורה; אבל הכא - אין כאן מדרבנן אלא דם לבדו, שהוא דם טוהר, הלכך גזור ושיור בה להיכרא, דליכא למיחש דלמא אתי לחלוקי בשל תורה, דהכל יודעין דכיון דעברו ימי לידתה דדם טוהר הוא.</text:span><text:span text:style-name="T89">)</text:span> </text:p>
      <text:p text:style-name="Standard"/>
      <text:p text:style-name="Standard">גמרא:</text:p>
      <text:p text:style-name="Standard">ולית להו לבית שמאי '<text:span text:style-name="T100">דבר אל בני ישראל ואמרת אליהם איש איש כי יהיה זב'</text:span> <text:span text:style-name="T47">(ויקרא טו,ב)</text:span><text:span text:style-name="T90"> </text:span><text:span text:style-name="T91">[דבר</text:span><text:span text:style-name="T26">ו</text:span><text:span text:style-name="T91"> אל בני ישראל ואמרת</text:span><text:span text:style-name="T26">ם</text:span><text:span text:style-name="T91"> אלהם איש איש כי יהיה זב מבשרו זובו טמא הוא]</text:span><text:span text:style-name="T100">: בני ישראל מטמאין בזיבה ואין העובדי כוכבים מטמאין בזיבה, אבל גזרו עליהן שיהו כזבין לכל דבריהם </text:span><text:span text:style-name="T89">(</text:span><text:span text:style-name="T46">משום שלא יהא תינוק ישראל רגיל אצלו במשכב זכור</text:span><text:span text:style-name="T89">)</text:span>'?</text:p>
      <text:p text:style-name="Standard">אמרי לך בית שמאי: ההוא - בזכרים איתמר, דאי בנקבות - היכי לעביד? ליטמא לח ויבש?: עשיתו כשל תורה <text:span text:style-name="T89">(</text:span><text:span text:style-name="T46">דכיון דליכא היכרא - אתי למשרף עליה תרומה וקדשים</text:span><text:span text:style-name="T89">)</text:span>! ליטמי לח ולא ליטמי יבש <text:span text:style-name="T89">(</text:span><text:span text:style-name="T46">כדקאמריתו</text:span><text:span text:style-name="T89">)</text:span>? חלקת בשל תורה <text:span text:style-name="T89">(</text:span><text:span text:style-name="T46">אתי לחלק בדם ישראלית שהוא של תורה, ולמימר דמטמא לח ולא יבש! הילכך שיירוה ולא גזור בה שום טומאה, כי היכי דניהוי היכרא לטומאת עובדי כוכבים דמדרבנן היא, ולא נשרוף עליה תרומה</text:span><text:span text:style-name="T89">)</text:span>! </text:p>
      <text:p text:style-name="Standard">אי הכי רוקה ומימי רגליה נמי <text:span text:style-name="T89">(</text:span><text:span text:style-name="T46">דלגבי ישראלית לח ולא יבש, כי מטמית להו בעובדת כוכבים - עשיתו כשל תורה, דקיימא לן בפרק 'דם הנדה' </text:span><text:span text:style-name="T47">(לקמן דף נה.)</text:span><text:span text:style-name="T46"> 'רוקו וניעו מטמאין לחין ולא יבשין', ונעביד היכרא ברוקה דעובדת כוכבים ומימי רגליה לטהרן לגמרי</text:span><text:span text:style-name="T89">)</text:span>!</text:p>
      <text:p text:style-name="Standard"><text:soft-page-break/>כיון דעבדינן היכרא בדמה - מידע ידיע דרוקה ומימי רגליה דרבנן.</text:p>
      <text:p text:style-name="Standard">ולעביד היכרא ברוקה ומימי רגליה ולטמויי לדמה?</text:p>
      <text:p text:style-name="Standard">רוקה ומימי רגליה דשכיחי - גזרו בהו רבנן, דמה דלא שכיחא <text:span text:style-name="T89">(</text:span><text:span text:style-name="T46">דם לגבי רוק - לא 'שכיח' חשיב ליה</text:span><text:span text:style-name="T89">)</text:span> - לא גזרו ביה רבנן.<text:span text:style-name="T46"> </text:span></text:p>
      <text:p text:style-name="Standard"/>
      <text:p text:style-name="Standard">אמר רבא: זובו <text:span text:style-name="T89">(</text:span><text:span text:style-name="T46">של עובד כוכבים</text:span><text:span text:style-name="T89">)</text:span> טמא אפילו לבית שמאי <text:span text:style-name="T89">(</text:span><text:span text:style-name="T46">דמקילי בדם האשה - בזוב של זכר מודו שהטיפה מטמא אחרים במגע</text:span><text:span text:style-name="T89">)</text:span>, קריו טהור אפילו לבית הלל: </text:p>
      <text:p text:style-name="Standard">זובו טמא אפילו לבית שמאי, דהא איכא למעבד היכרא בקריו; קריו טהור אפילו לבית הלל: עבוד ביה רבנן היכרא <text:span text:style-name="T89">(</text:span><text:span text:style-name="T46">דלידעו דטומאת עובדי כוכבים דרבנן</text:span><text:span text:style-name="T89">)</text:span> כי היכי דלא לשרוף עליה תרומה וקדשים <text:span text:style-name="T89">(</text:span><text:span text:style-name="T46">דבית הלל נמי היכרא בעו, כדאמרינן בדם העובדת כוכבים ברוקה ובמימי רגליה, ולא טמאוהו לח ויבש כישראלית; וגבי זב - דגבי ישראל נמי כל טומאותיו לחין ולא יבשין, אי לא מטהרי חדא מינייהו לגמרי - ליכא היכרא</text:span><text:span text:style-name="T89">)</text:span>.</text:p>
      <text:p text:style-name="Standard">ולעביד היכרא בזובו ולטמויי לקריו זובו?</text:p>
      <text:p text:style-name="Standard">דלא תלי במעשה <text:span text:style-name="T89">(</text:span><text:span text:style-name="T46">אין קרי בא אלא על ידי חימום</text:span><text:span text:style-name="T89">)</text:span> גזרו ביה רבנן, קריו דתלי במעשה לא גזרו ביה רבנן.</text:p>
      <text:p text:style-name="Standard"/>
      <text:p text:style-name="Standard">לימא מסייע ליה: '<text:span text:style-name="T108">עובדת כוכבים שפלטה שכבת זרע מישראל – טמאה </text:span><text:span text:style-name="T89">(</text:span><text:span text:style-name="T46">טמאה השכבת זרע, אבל בעובדת כוכבים לא שייכא בה טומאה: כבהמה דעלמא</text:span><text:span text:style-name="T89">)</text:span><text:span text:style-name="T108">, ובת ישראל שפלטה שכבת זרע מן העובד כוכבים – טהורה </text:span><text:span text:style-name="T89">(</text:span><text:span text:style-name="T46">הטיפה: קריו טהור</text:span><text:span text:style-name="T89">)</text:span>'- <text:s/>מאי, לאו טהורה גמורה?</text:p>
      <text:p text:style-name="Standard">לא! טהורה מדאורייתא, טמאה מדרבנן.</text:p>
      <text:p text:style-name="Standard">תא שמע <text:span text:style-name="T47">[דומה לתוספתא מקואות פ"ו מ"ד]</text:span>: '<text:span text:style-name="T100">נמצאת אומר שכבת זרע של ישראל טמאה בכל מקום</text:span></text:p>
      <text:p text:style-name="Standard"/>
      <text:p text:style-name="Standard">(נדה לד,ב)</text:p>
      <text:p text:style-name="Standard"><text:span text:style-name="T100">ואפילו במעי עובדת כוכבים </text:span><text:span text:style-name="T89">(</text:span><text:span text:style-name="T46">שאם תפלטנו על הבגד תטמאנו</text:span><text:span text:style-name="T89">)</text:span><text:span text:style-name="T100">, ושל עובד כוכבים טהורה בכל מקום ואפילו במעי ישראלית חוץ ממי רגלים שבה </text:span><text:span text:style-name="T89">(</text:span><text:span text:style-name="T46">דאי פתיכי במימי רגליה – טמאים, כדאמרינן לעיל: גזרו עליהם שיהו כזבים, אבל קריו טהור, כדאמרינן: עבדו ביה רבנן היכרא</text:span><text:span text:style-name="T89">)</text:span>'; וכי תימא הכי נמי טהורה מדאורייתא אבל טמאה מדרבנן - אטו מי רגליה מדאורייתא מי מטמאו? אלא שמע מינה טהורה אפילו מדרבנן!</text:p>
      <text:p text:style-name="Standard">שמע מינה.</text:p>
      <text:p text:style-name="Standard">אמר מר: '<text:span text:style-name="T100">שכבת זרע של ישראל טמאה בכל מקום אפילו במעי עובדת כוכבים</text:span>'; תפשוט דבעי רב פפא, דבעי רב פפא: שכבת זרע של ישראל במעי עובדת כוכבים מהו?</text:p>
      <text:p text:style-name="Standard">בתוך שלשה לא קמיבעיא ליה לרב פפא, כי קמיבעיא ליה לאחר שלשה <text:span text:style-name="T89">(</text:span><text:span text:style-name="T46">דלגבי ישראלית – טהורה, כדאמר במסכת שבת בפרק 'רבי עקיבא'</text:span><text:span text:style-name="T89">)</text:span>; מאי? ישראל דדייגי במצות <text:span text:style-name="T89">(</text:span><text:span text:style-name="T46">יראים וחרדים במצות</text:span><text:span text:style-name="T89">)</text:span> חביל <text:span text:style-name="T89">(</text:span><text:span text:style-name="T46">חם</text:span><text:span text:style-name="T89">)</text:span> גופייהו <text:span text:style-name="T89">(</text:span><text:span text:style-name="T46">ומתוך דאגתן מתחממין</text:span><text:span text:style-name="T89">)</text:span> ומסריח, עובדי כוכבים דלא דייגי במצות לא חביל גופייהו ולא מסריח? או דילמא כיון דאכלי שקצים ורמשים חביל גופייהו ומסריח?</text:p>
      <text:p text:style-name="Standard">תיקו. <text:s/></text:p>
      <text:p text:style-name="Standard"/>
      <text:p text:style-name="Standard">דם טהרה של מצורעת בית שמאי <text:span text:style-name="T89">[מטהרים, ובית הלל אומרים: כרוקה וכמימי רגליה]</text:span>: <text:s/></text:p>
      <text:p text:style-name="Standard">מאי טעמא דבית הלל?</text:p>
      <text:p text:style-name="Standard">אמר רבי יצחק: <text:span text:style-name="T91">[</text:span><text:span text:style-name="T47">ויקרא טו,לג:</text:span><text:span text:style-name="T91"> והדוה בנדתה והזב את זובו לזכר ולנקבה ולאיש אשר ישכב עם טמאה]</text:span> <text:span text:style-name="T100">'</text:span><text:span text:style-name="T102">לזכר</text:span><text:span text:style-name="T100">' - לרבות מצורע למעינותיו </text:span><text:span text:style-name="T47">[וכן ספרא מצורע פרק זבים פרשתא ה פרק ט משנה יג]</text:span>, <text:span text:style-name="T100">'</text:span><text:span text:style-name="T102">ולנקבה</text:span><text:span text:style-name="T100">' - לרבות מצורעת למעינותיה</text:span>; מאי '<text:span text:style-name="T100">מעינותיה</text:span>'? אילימא שאר מעינותיה <text:span text:style-name="T89">(</text:span><text:span text:style-name="T46">כגון רוקה ומימי רגליה, דאתו מזב, דכתיב ביה </text:span><text:span text:style-name="T47">(ויקרא טו,ח)</text:span><text:span text:style-name="T46"> </text:span><text:span text:style-name="T50">וכי ירוק הזב</text:span><text:span text:style-name="T46">, ומיניה נפקי שאר מעיינות </text:span><text:span text:style-name="T112">[דזב]</text:span><text:span text:style-name="T89">)</text:span> - מזכר נפקא <text:span text:style-name="T89">(</text:span><text:span text:style-name="T46">כיון דאתרבי מצורע למעינותיו - אתרבי מצורעת לכל מעינותיה דאיכא דכוותיהו בזכר</text:span><text:span text:style-name="T89">)</text:span>! אלא לדמה <text:span text:style-name="T89">(</text:span><text:span text:style-name="T46">דליתיה בזכר</text:span><text:span text:style-name="T89">)</text:span>: לטמא דם טהרה שלה;</text:p>
      <text:p text:style-name="Standard">ובית שמאי?</text:p>
      <text:p text:style-name="Standard">נקבה מזכר לא אתיא, דאיכא למיפרך: מה לזכר שכן טעון פריעה ופרימה ואסור בתשמיש המטה <text:span text:style-name="T89">(</text:span><text:span text:style-name="T46">בשבעת ימי ספירו, דכתיב </text:span><text:span text:style-name="T50">וישב מחוץ לאהלו</text:span><text:span text:style-name="T46"> </text:span><text:span text:style-name="T47">[ויקרא יד,ח]</text:span><text:span text:style-name="T46"> ואין אהלו אלא אשתו, שנאמר </text:span><text:span text:style-name="T47">(דברים ה,כז)</text:span><text:span text:style-name="T50"> שובו לכם לאהליכם</text:span><text:span text:style-name="T89">)</text:span>, תאמר בנקבה, דלא <text:span text:style-name="T89">(</text:span><text:span text:style-name="T46">דליתא בכל הני</text:span><text:span text:style-name="T89">)</text:span>. <text:span text:style-name="T89">(</text:span><text:span text:style-name="T46">בכריתות בפרק 'ארבעה מחוסרי כפרה' </text:span><text:span text:style-name="T47">(דף ח:)</text:span><text:span text:style-name="T46"> 'איש פורע ופורם ואין אשה פורעת ופורמת', וגבי תשמיש נמי </text:span><text:span text:style-name="T50">מחוץ לאהלו</text:span><text:span text:style-name="T46"> כתיב, ולא מחוץ לאהלה; הילכך לא אתיא מזכר, ואיצטריך </text:span><text:soft-page-break/><text:span text:style-name="T46">לנקבה לגופה ולעולם לשאר מעינות, ומהיכא דנפקי שאר מעינות ליכא למימר דילפינן לדם: דשאר מעינות ילפינן מרוק: '</text:span><text:span text:style-name="T75">מה רוק שמתעגל ויוצא</text:span><text:span text:style-name="T46">' הוא מתאסף תחלה יחד ואחר כך יוצא, ודם - לאו 'מתעגל ויוצא' הוא.</text:span><text:span text:style-name="T89">)</text:span> </text:p>
      <text:p text:style-name="Standard">ובית הלל? </text:p>
      <text:p text:style-name="Standard">לכתוב רחמנא בנקבה ולא בעי זכר, ואנא אמינא: ומה נקבה שאינה טעונה פריעה ופרימה ואינה אסורה בתשמיש המטה רבי רחמנא מעינותיה, זכר לא כל שכן! אם אינו ענין לזכר - תנהו ענין לנקבה, ואם אינו ענין למעינותיה <text:span text:style-name="T89">(</text:span><text:span text:style-name="T46">לשאר מעינותיה, דנפקי מ</text:span><text:span text:style-name="T50">לנקבה</text:span><text:span text:style-name="T89">)</text:span> - תנהו ענין לדמה: לטמא דם טהרה שלה.</text:p>
      <text:p text:style-name="Standard">ובית שמאי?</text:p>
      <text:p text:style-name="Standard">זכר מנקבה לא אתיא, דאיכא למיפרך: מה לנקבה שכן מטמאה מאונס <text:span text:style-name="T89">(</text:span><text:span text:style-name="T46">לגבי זיבה</text:span><text:span text:style-name="T89">)</text:span> תאמר בזכר, דלא!<text:span text:style-name="T46"> </text:span></text:p>
      <text:p text:style-name="Standard">ובית הלל?</text:p>
      <text:p text:style-name="Standard">קיימי במצורע ופרכי מילי דזב <text:span text:style-name="T89">(</text:span><text:span text:style-name="T46">בתמיה</text:span><text:span text:style-name="T89">)</text:span>?</text:p>
      <text:p text:style-name="Standard">ובית שמאי?</text:p>
      <text:p text:style-name="Standard">שום טומאה פרכי.</text:p>
      <text:p text:style-name="Standard">ואיבעית אימא אמרי לך בית שמאי: האי '<text:span text:style-name="T90">לזכר</text:span>' מיבעי ליה: '<text:span text:style-name="T100">'</text:span><text:span text:style-name="T102">לזכר</text:span><text:span text:style-name="T100">' - כל שהוא זכר: בין גדול בין קטן</text:span>' <text:span text:style-name="T47">[ספרא מצורע פרק זבים פרשתא ה פרק ט משנה יג]</text:span>. <text:span text:style-name="T89">(</text:span><text:span text:style-name="T46">ולא גרסינן '</text:span><text:span text:style-name="T75">נקבה כל שהיא נקבה</text:span><text:span text:style-name="T46"> כו' </text:span><text:span text:style-name="T112">[גם זה שם בספרי]</text:span><text:span text:style-name="T46">, דאם כן מעינות למצורע מנא להו? אלא '</text:span><text:span text:style-name="T50">לנקבה</text:span><text:span text:style-name="T46">' - לרבות מצורעת למעינותיה, ויליף זכר מנקבה למעינות, והאי '</text:span><text:span text:style-name="T50">לזכר</text:span><text:span text:style-name="T46">' דמייתר להו לבית הלל - דרשי ליה בית שמאי לזב קטן שמטמא בזיבה בן יומו, ולא נפקא להו מ</text:span><text:span text:style-name="T50">איש איש</text:span><text:span text:style-name="T46">, דסבירא להו דברה תורה כלשון בני אדם, ותינוקת קטנה נפקא להו מ'</text:span><text:span text:style-name="T50">אשה</text:span><text:span text:style-name="T46">' '</text:span><text:span text:style-name="T50">ואשה</text:span><text:span text:style-name="T46">' כדילפינן בריש פירקא, ואייתר להו '</text:span><text:span text:style-name="T50">לנקבה</text:span><text:span text:style-name="T46">' דהכא לרבות מצורעת למעינותיה; ובית הלל נמי לא דרשי </text:span><text:span text:style-name="T50">איש איש</text:span><text:span text:style-name="T46">, מיהו נפקא להו מ</text:span><text:span text:style-name="T50">זאת תורת הזב</text:span><text:span text:style-name="T46"> - בין גדול בין קטן מטמא בזיבה</text:span><text:span text:style-name="T89">)</text:span>.</text:p>
      <text:p text:style-name="Standard">ובית הלל נפקא להו מ'<text:span text:style-name="T90">זאת תורת הזב</text:span>' <text:span text:style-name="T91">[</text:span><text:span text:style-name="T47">ויקרא טו,לב:</text:span><text:span text:style-name="T91"> זאת תורת הזב ואשר תצא ממנו שכבת זרע לטמאה בה]</text:span> - בין גדול בין קטן. </text:p>
      <text:p text:style-name="P10"/>
      <text:p text:style-name="Standard">אמר רב יוסף: כי פשיט <text:span text:style-name="T89">(</text:span><text:span text:style-name="T46">כי דריש</text:span><text:span text:style-name="T89">)</text:span> רבי שמעון בן לקיש בזב, בעי הכי: ראייה ראשונה של זב קטן*, מהו שתטמא במגע?: <text:span text:style-name="T47">(ויקרא טו,לב)</text:span><text:span text:style-name="T90"> זאת תורת הזב ואשר תצא ממנו שכבת זרע </text:span><text:span text:style-name="T91">[לטמאה בה]</text:span> אמר רחמנא: כל ששכבת זרע שלו מטמא - ראייה ראשונה שלו מטמאה, והאי, כיון דשכבת זרע שלו לא מטמאה - ראייה ראשונה נמי לא תטמא (<text:span text:style-name="T47"> יג]</text:span>. <text:span text:style-name="T89">(</text:span><text:span text:style-name="T46">ולא גרסינן '</text:span><text:span text:style-name="T75">נקבה כל </text:span><text:span text:style-name="T89">- </text:span><text:span text:style-name="T75">שהיא נקבה</text:span><text:span text:style-name="T46"> כו' </text:span><text:span text:style-name="T112">[גם זה שם בספרי]</text:span><text:span text:style-name="T46">, דאם כן מעינות למצורע מנא להו? אלא '</text:span><text:span text:style-name="T50">לנקבה</text:span><text:span text:style-name="T46">'</text:span><text:span text:style-name="T57">)</text:span>? או דילמא כיון דאילו איהו חזי תרתי <text:span text:style-name="T46">(כיון דאילו חזי קטן ראייה אחריתי) </text:span>מצטרפא (<text:span text:style-name="T46">מצטרפת לקמייתא טומאת שבעה כדין זב בעל שתי ראיות</text:span>) – מטמיא <text:span text:style-name="T89">(</text:span><text:span text:style-name="T46">נמי כשל גדול טומאת ערב בקרי</text:span><text:span text:style-name="T89">)</text:span>?</text:p>
      <text:p text:style-name="Standard"><text:span text:style-name="T89">(</text:span><text:span text:style-name="T46">*ראיה שניה לא מיבעיא לן, דהא מרבינן לה מ'</text:span><text:span text:style-name="T79">לזכר</text:span><text:span text:style-name="T75"> - כל שהוא זכר</text:span><text:span text:style-name="T46">', והתם - תרתי ראיות כתיבי: </text:span><text:span text:style-name="T50">והזב את זובו </text:span><text:span text:style-name="T47">(ויקרא טו,לג)</text:span><text:span text:style-name="T46">; וראשון של זב גדול נפקא לן מהאי קרא: </text:span><text:span text:style-name="T50">זאת תורת הזב</text:span><text:span text:style-name="T46">, דהיינו חדא ראייה, דחדא 'זיבה' כתיב בקרא; </text:span><text:span text:style-name="T47">(ויקרא טו,לב)</text:span><text:span text:style-name="T46"> </text:span><text:span text:style-name="T50">ואשר תצא ממנו שכבת זרע</text:span><text:span text:style-name="T46"> - איתקש ראייה ראשונה לקרי, אבל דקטן מאי?</text:span><text:span text:style-name="T89">)</text:span> </text:p>
      <text:p text:style-name="Standard">אמר רבא: תא שמע: '<text:span text:style-name="T102">זאת תורת הזב</text:span><text:span text:style-name="T100"> - בין גדול בין קטן: מה גדול ראייה ראשונה שלו מטמא - אף קטן ראייה ראשונה נמי מטמא.</text:span>' </text:p>
      <text:p text:style-name="P10"/>
      <text:p text:style-name="Standard">בעי רב יוסף: ראייה ראשונה של מצורע מהו שתטמא במשא* <text:span text:style-name="T89">(</text:span><text:span text:style-name="T46">דבאדם דעלמא לא מטמיא אלא במגע, הכא במצורע מאי</text:span><text:span text:style-name="T89">)</text:span>?: מקום זיבה מעין הוא <text:span text:style-name="T89">(</text:span><text:span text:style-name="T46">ואיתרבי מ'</text:span><text:span text:style-name="T79">לזכר</text:span><text:span text:style-name="T75"> - לרבות מצורע למעיינותיו</text:span><text:span text:style-name="T46">'</text:span><text:span text:style-name="T89">)</text:span>, ומטמא <text:span text:style-name="T89">(</text:span><text:span text:style-name="T46">ומעיינות מטמאו במשא, כדאמר בפרק 'דם הנדה' </text:span><text:span text:style-name="T47">(לקמן דף נה:)</text:span><text:span text:style-name="T46"> </text:span><text:span text:style-name="T50">וכי ירוק הזב בטהור</text:span><text:span text:style-name="T46"> </text:span><text:span text:style-name="T47">(ויקרא טו,ח)</text:span><text:span text:style-name="T46"> - במה שביד טהור</text:span><text:span text:style-name="T89">)</text:span>? או דילמא לאו מעין הוא (<text:span text:style-name="T46">והויא כשאר ראייה ראשונה של כל אדם</text:span>,<text:span text:style-name="T46"> דבמגע מטמיא</text:span>)?</text:p>
      <text:p text:style-name="Standard"><text:span text:style-name="T89">(</text:span>*<text:span text:style-name="T46">של איש טהור לא תבעי לך</text:span>,<text:span text:style-name="T46"> דודאי לא מטמא במשא</text:span>,<text:span text:style-name="T46"> דאיתקש לקרי</text:span>,<text:span text:style-name="T46"> וקרי לא מטמא במשא</text:span>,<text:span text:style-name="T46"> כדתנן בפרק קמא דמסכת כלים</text:span>;<text:span text:style-name="T46"> ושניה נמי לא תבעי לך: דאפילו באדם טהור מטמיא במשא, כדאמר לקמן בפרק 'דם הנדה' </text:span><text:span text:style-name="T47">(דף נה.)</text:span><text:span text:style-name="T46">: 'זוב מטמא במשא', ויליף לה מ</text:span><text:span text:style-name="T50">זובו טמא הוא </text:span><text:span text:style-name="T46"><text:s/></text:span><text:span text:style-name="T47">[ויקרא טו,ב]</text:span><text:span text:style-name="T46">, וההוא - בראייה שניה כתיב, דמנה הכתוב שתים, וזב בעל שתי ראיות - זב גמור הוא לטומאה, אלא שאין טעון קרבן.</text:span><text:span text:style-name="T89">)</text:span> </text:p>
      <text:p text:style-name="Standard">אמר רבא: תא שמע <text:span text:style-name="T47">[ספרא מצורע פרק זבים פרשתא א משנה ח-ט]</text:span>: '<text:span text:style-name="T47">(ויקרא טו,ב)</text:span><text:span text:style-name="T90"> </text:span><text:span text:style-name="T91">[דברו אל בני ישראל ואמרתם אלהם איש איש כי יהיה זב מבשרו]</text:span><text:span text:style-name="T102"> זובו טמא הוא</text:span><text:span text:style-name="T100"> </text:span><text:span text:style-name="T89">(</text:span><text:span text:style-name="T50">זובו טמא</text:span><text:span text:style-name="T46"> - היינו ראייה שניה שהרי מנה הכתוב שתים </text:span><text:span text:style-name="T50">זב מבשרו זובו </text:span><text:soft-page-break/><text:span text:style-name="T50">טמא</text:span><text:span text:style-name="T89">)</text:span><text:span text:style-name="T100"> - לימד על הזוב שהוא טמא</text:span> <text:span text:style-name="T89">(</text:span><text:span text:style-name="T46">ואמר ב'דם הנדה' </text:span><text:span text:style-name="T47">(שם דף נה.)</text:span><text:span text:style-name="T46"> דהאי קרא - לרבות למגע לא איצטריך, דלא גרע משכבת זרע אלא למשא</text:span><text:span text:style-name="T89">)</text:span>'; במאי? אילימא בזב גרידא <text:span text:style-name="T89">(</text:span><text:span text:style-name="T46">דלאו מצורע - למה לי קרא לטיפה עצמה?</text:span><text:span text:style-name="T89">)</text:span> </text:p>
      <text:p text:style-name="Standard"/>
      <text:p text:style-name="Standard">(נדה לה,א)</text:p>
      <text:p text:style-name="Standard"><text:span text:style-name="T89">(</text:span><text:span text:style-name="T46">פשיטא:</text:span><text:span text:style-name="T89">)</text:span> לאחרים גורם טומאה <text:span text:style-name="T89">(</text:span><text:span text:style-name="T46">כלומר: טיפה זו גורמת לבעלה שמטמא במשא, כדכתיב </text:span><text:span text:style-name="T47">(ויקרא טו,י)</text:span><text:span text:style-name="T50"> וכל </text:span><text:span text:style-name="T51">[הנגע בכל]</text:span><text:span text:style-name="T50"> אשר יהיה תחתיו </text:span><text:span text:style-name="T51">[יטמא עד הערב, וכל הנושא אותם יכבס בגדיו ורחץ במים וטמא עד הערב]</text:span><text:span text:style-name="T46">, ואוקמינן בעליונו של זב</text:span><text:span text:style-name="T89">)</text:span>, לעצמו <text:span text:style-name="T89">(</text:span><text:span text:style-name="T46">היא עצמה</text:span><text:span text:style-name="T89">)</text:span> לא כל שכן! אלא פשיטא בזב מצורע <text:span text:style-name="T89">(</text:span><text:span text:style-name="T46">בזב מצורע איצטריך, דלא אתי בקל וחומר, דלא גרמה לו טומאה: שהרי מחמת נגעו היה מטמא במשא, ואפילו באהל</text:span><text:span text:style-name="T89">)</text:span>; ומדאיצטריך קרא לרבויי בראייה שניה - שמע מינה מקום זיבה לאו מעין הוא <text:span text:style-name="T89">(</text:span><text:span text:style-name="T46">שמע מינה - בראשונה - דלאו מעיין הוא, דאי מעיין הוא, ראשונה מטמאה, שניה לא כל שכן</text:span><text:span text:style-name="T89">)</text:span>!</text:p>
      <text:p text:style-name="Standard">אמר ליה רב יהודה מדסקרתא לרבא: ממאי? דילמא לעולם אימא לך בזב גרידא <text:span text:style-name="T89">(</text:span><text:span text:style-name="T46">דאי במצורע - לא איצטריך קרא לרבויי: דאפילו ראשונה מטמא משום מעיין</text:span><text:span text:style-name="T89">)</text:span>, ודקאמרת 'לאחרים גורם טומאה לעצמו לא כל שכן' - שעיר המשתלח יוכיח: שגורם טומאה לאחרים <text:span text:style-name="T89">(</text:span><text:span text:style-name="T46">שגורם טומאה למשלחו, כדכתיב </text:span><text:span text:style-name="T47">(ויקרא טז,כו)</text:span><text:span text:style-name="T50"> והמשלח את השעיר [לעזאזל יכבס בגדיו ורחץ את בשרו במים]</text:span><text:span text:style-name="T46"> וגו'</text:span><text:span text:style-name="T89">)</text:span> והוא עצמו טהור <text:span text:style-name="T89">(</text:span><text:span text:style-name="T46">שאין בהמה מטמאה מחיים</text:span><text:span text:style-name="T89">)</text:span>!</text:p>
      <text:p text:style-name="Standard">אמר אביי: מאי תבעי ליה <text:span text:style-name="T89">(</text:span><text:span text:style-name="T46">לרב יוסף</text:span><text:span text:style-name="T89">)</text:span>? והא הוא דאמר '<text:span text:style-name="T102">'זאת תורת הזב'</text:span><text:span text:style-name="T100"> בין גדול בין קטן</text:span> <text:span text:style-name="T89">(</text:span><text:span text:style-name="T46">לזיבה</text:span><text:span text:style-name="T89">)</text:span>' <text:span text:style-name="T89">(</text:span><text:span text:style-name="T46">ולא איצטריך </text:span><text:span text:style-name="T50">והזב את זובו לזכר</text:span><text:span text:style-name="T46"> לרבות קטן</text:span><text:span text:style-name="T89">)</text:span> וכיון דנפקא ליה מהתם <text:span text:style-name="T89">(</text:span><text:span text:style-name="T46">דהא מ'</text:span><text:span text:style-name="T50">זאת תורת הזב</text:span><text:span text:style-name="T46">' נפקא</text:span><text:span text:style-name="T89">)</text:span> - אייתר ליה '<text:span text:style-name="T90">לזכר</text:span>' לרבות מצורע למעינותיו, '<text:span text:style-name="T91">[ל]</text:span><text:span text:style-name="T90">נקבה</text:span>' לרבות מצורעת למעינותיה, ואקשיה רחמנא מצורע לזב גמור <text:span text:style-name="T89">(</text:span><text:span text:style-name="T46">בעל שתי ראיות, דהא בהאי קרא דהיקשא דמצורע - תרתי כתיבי '</text:span><text:span text:style-name="T66">והזב</text:span><text:span text:style-name="T50"> את </text:span><text:span text:style-name="T66">זובו</text:span><text:span text:style-name="T46">' - הרי שתים, וכתיב ביה '</text:span><text:span text:style-name="T50">לזכר</text:span><text:span text:style-name="T46">' לרבות מצורע כדין זב גמור</text:span><text:span text:style-name="T89">)</text:span>: מה זב גמור מטמא במשא - אף ראייה ראשונה של מצורע מטמא במשא <text:span text:style-name="T89">(</text:span><text:span text:style-name="T46">מה זב גמור, </text:span><text:span text:style-name="T65">זובו</text:span><text:span text:style-name="T46"> מטמא במשא - אף מצורע, זובו מטמא במשא, ואפילו ראשונה! דבשלמא אי מפיק ליה האי '</text:span><text:span text:style-name="T50">לזכר</text:span><text:span text:style-name="T46">' - לזב קטן, ויליף מצורע זכר ממצורעת נקבה, איכא למבעי ראייה ראשונה מהו?: מי הוי מתעגל ויוצא, ומתרבי עם שאר מעיינות או לאו - דבנקבה ליכא זוב לובן למילפיה מהיקשא דזב גמור אי לאו מעיין הוי, אבל השתא: דמצורע זכר איתקש לזב גמור - לא צריך תו למבעי</text:span><text:span text:style-name="T89">)</text:span>.</text:p>
      <text:p text:style-name="Standard"><text:span text:style-name="T53">(</text:span><text:span text:style-name="T46">ואית דמפרשי בעיא דרב יוסף הכי: </text:span><text:span text:style-name="T86">ראייה ראשונה של מצורע, מהו שתטמא במשא?</text:span><text:span text:style-name="T46"> </text:span></text:p>
      <text:p text:style-name="Standard"><text:span text:style-name="T46">בזב גרידא לא תבעי לך, דודאי מטמא, כדאמר לקמן: 'לימד על הזוב שהוא טמא', ומוקמינן בדם הנדה, דקרא למשא אתא; כי תבעי לך במצורע, דאיכא למימר 'בזב גרידא </text:span><text:span text:style-name="T65">הוא</text:span><text:span text:style-name="T46"> דמטמא, משום דגורמת לו טומאה, אבל במצורע - כבר טמא הוא, ואינה גורמת לו טומאה - לא מטמיא הטיפה' - אי לא אמרינן </text:span><text:span text:style-name="T86">מעיין הוא</text:span><text:span text:style-name="T46">, כרוקו או מימי רגליו; מאי? מעיין הוא או לא? </text:span></text:p>
      <text:p text:style-name="Standard"><text:span text:style-name="T86">לימד על הזוב</text:span><text:span text:style-name="T46"> ומוקמינן לה בראייה ראשונה, והכי משמע: </text:span><text:span text:style-name="T50">כי יהיה זב מבשרו, </text:span><text:span text:style-name="T51">[זובו]</text:span><text:span text:style-name="T46"> - אותו הזב </text:span><text:span text:style-name="T50">טמא </text:span><text:span text:style-name="T51">[הוא]</text:span><text:span text:style-name="T46"> </text:span><text:span text:style-name="T47">[ויקרא טו,ב]</text:span><text:span text:style-name="T46"> לאחרים: לבעלה; ומדאיצטריך לרבויי לראייה ראשונה - שמע מינה לאו מעיין הוא;</text:span></text:p>
      <text:p text:style-name="Standard"><text:span text:style-name="T65">ושיבוש הוא</text:span><text:span text:style-name="T46"> מפני כמה תשובות:</text:span></text:p>
      <text:p text:style-name="P10">חדא: דקא פשיט ליה מקום זיבה לאו מעיין הוא, והא למשא רבייה קרא, כדאמר ב'דם הנדה': מה לי מעיין ומה לי לאו מעיין? </text:p>
      <text:p text:style-name="P10">ועוד: מי איכא לאוקמי להאי קרא בראייה ראשונה? והא מהכא נפקא לן בכל דוכתי: 'מנה הכתוב שתים וקראו טמא'!</text:p>
      <text:p text:style-name="P10">ועוד: מי איכא למימר בראייה ראשונה בזב גרידא 'לאחרים גורם טומאת משא'? הא זב בעל ראייה אחת אינו אלא כרואה קרי, כדאמר בכמה מקומות: 'שתים לטומאת זיבה ושלש לקרבן'!</text:p>
      <text:p text:style-name="P10">ועוד: ראייה ראשונה - הא אקשיה לעיל לקרי, וקרי לא מטמא במשא!</text:p>
      <text:p text:style-name="Standard"><text:span text:style-name="T46">ומשום שכתוב בספרים 'מדאיצטריך קרא בראייה ראשונה' מפרשי ליה הכי, ולאו מילתא היא, דהאי 'בראייה ראשונה' פירוש היה בספרים, ולקמיה קאי, והכי קאמר: 'מדאיצטריך קרא לרבויי לשניה - שמע מינה ראשונה מקום זיבה לאו מעיין הוא', והכי גרסינן בשלהי שמעתתא: מה זב גמור מטמא זובו במשא - אף מצורע כו', אלמא זב גמור הוא דמטמא טיפת זובו במשא, אבל זב בעל ראייה אחת - לא.</text:span><text:span text:style-name="T53">)</text:span><text:span text:style-name="T46"> <text:s/></text:span></text:p>
      <text:p text:style-name="Standard"/>
      <text:p text:style-name="Standard">אמר רב הונא: ראייה ראשונה של זב מטמאה באונס, שנאמר <text:span text:style-name="T47">(ויקרא טו,לב)</text:span><text:span text:style-name="T90"> זאת תורת הזב ואשר תצא ממנו שכבת זרע </text:span><text:span text:style-name="T91">[לטמאה בה]</text:span>: מה שכבת זרע מטמא באונס - אף ראייה ראשונה של זב מטמאה באונס. <text:span text:style-name="T89">(</text:span><text:span text:style-name="T46">מטמא באונס אותה טומאה קלה האמורה בה: מגע וטומאת ערב בקרי, ולהצטרף לשניה לטמא כזב גמור, והא דכתיב '</text:span><text:span text:style-name="T79">מבשרו</text:span><text:span text:style-name="T75"> - ולא מחמת אונסו</text:span><text:span text:style-name="T46">' על כרחך אראייה שניה דכתיב בתרה קאי, ולא אראשונה: דהא איתקש לשכבת זרע, ושכבת זרע כל עצמו מחמת אונס חימום בא.</text:span><text:span text:style-name="T89">)</text:span> </text:p>
      <text:p text:style-name="Standard">תא שמע <text:span text:style-name="T87">[זבים פ"ב מ"ב]</text:span>: '<text:span text:style-name="T100">ראה ראייה ראשונה בודקין אותו</text:span> <text:span text:style-name="T89">(</text:span><text:span text:style-name="T75">בשבעה דרכים: במאכל במשתה בקפיצה ובמשאוי</text:span><text:span text:style-name="T46"> כו'</text:span><text:span text:style-name="T89">)</text:span>', מאי? לאו לטומאה <text:span text:style-name="T89">(</text:span><text:span text:style-name="T46">דאי באונס הוא - הוי טהור לגמרי</text:span><text:span text:style-name="T89">)</text:span>?</text:p>
      <text:p text:style-name="Standard"><text:soft-page-break/>לא, לקרבן <text:span text:style-name="T89">(</text:span><text:span text:style-name="T46">דאי קמייתא באונס - לא מצטרפא לשלש לחייבו קרבן</text:span><text:span text:style-name="T89">)</text:span>.</text:p>
      <text:p text:style-name="Standard">תא שמע <text:span text:style-name="T87">[המשך המשנה זבים פ"ב מ"ב]</text:span>: '<text:span text:style-name="T100">בשניה בודקין אותו</text:span>' – למאי? אילימא לקרבן, אבל לטומאה <text:span text:style-name="T89">(</text:span><text:span text:style-name="T46">האמורה בו, דהיינו טומאה חמורה</text:span><text:span text:style-name="T89">)</text:span> - לא <text:span text:style-name="T89">(</text:span><text:span text:style-name="T46">לא בעי בדיקה</text:span><text:span text:style-name="T89">)</text:span>, אקרי כאן '<text:span text:style-name="T102">מבשרו</text:span><text:span text:style-name="T100"> ולא מחמת אונסו</text:span>' <text:span text:style-name="T89">(</text:span><text:span text:style-name="T46">והאי </text:span><text:span text:style-name="T50">מבשרו</text:span><text:span text:style-name="T46"> - בקרא דשתי ראיות כתיב</text:span><text:span text:style-name="T89">)</text:span>! <text:span text:style-name="T47">[דומה לספרא מצורע פרק זבים פרשתא א משנה ז]</text:span>; אלא לאו לטומאה! ומדסיפא לטומאה - רישא נמי לטומאה!</text:p>
      <text:p text:style-name="Standard">מידי איריא? הא כדאיתא והא כדאיתא!</text:p>
      <text:p text:style-name="P10"/>
      <text:p text:style-name="Standard">תא שמע <text:span text:style-name="T87">[המשך המשנה זבים פ"ב מ"ב]</text:span>: '<text:span text:style-name="T100">רבי אליעזר אומר: אף בשלישי בודקין אותו מפני הקרבן</text:span>' מכלל דתנא קמא מפני הטומאה קאמר!?</text:p>
      <text:p text:style-name="Standard">לא, דכולי עלמא לקרבן, והכא, ב'את'ים קא מיפלגי <text:span text:style-name="T47">(ויקרא טו,לג)</text:span><text:span text:style-name="T92"> </text:span><text:span text:style-name="T91">[והדוה בנדתה והזב </text:span><text:span text:style-name="T15">את</text:span><text:span text:style-name="T91"> זובו לזכר ולנקבה ולאיש אשר ישכב עם טמאה]</text:span>: רבנן לא דרשי 'את'ים, ורבי אליעזר דריש 'את'ים: רבנן לא דרשי אתים: '<text:span text:style-name="T90">הזב</text:span>' חדא, '<text:span text:style-name="T90">זובו</text:span>' תרתי, '<text:span text:style-name="T90">לזכר</text:span>' - בשלישי אקשיה רחמנא לנקבה <text:span text:style-name="T89">(</text:span><text:span text:style-name="T46">כלומר: עד כאן יש לו דין זכר שאינו מטמא באונס, מכאן ואילך - דהיינו שלישית – '</text:span><text:span text:style-name="T50">לנקבה</text:span><text:span text:style-name="T46">' כתיב, כלומר: יש לו דין נקבה שמטמאה באונס, כדילפינן בפירקין </text:span><text:span text:style-name="T47">(לקמן דף לו:)</text:span><text:span text:style-name="T46"> מ'</text:span><text:span text:style-name="T50">כי יזוב זוב</text:span><text:span text:style-name="T46">' </text:span><text:span text:style-name="T47">[ויקרא טו,כה]</text:span><text:span text:style-name="T46">; ואיהי נמי מייתא ליה לידי קרבן</text:span><text:span text:style-name="T89">)</text:span>; ורבי אליעזר דריש 'את'ים: '<text:span text:style-name="T90">הזב</text:span>' – חדא, '<text:span text:style-name="T90">את</text:span>' – תרתי, '<text:span text:style-name="T90">זובו</text:span>' – תלת; ברביעי אקשיה רחמנא לנקבה <text:span text:style-name="T89">(</text:span><text:span text:style-name="T46">דאפילו באונס; ולא לענין טומאה, דהא מכי חזיא תרתי איטמי ליה, ולקרבן נמי לא: דמשלשה איחייב ליה! אלא לסתירה, כגון דפסק והתחיל לספור שבעה נקיים, וראה ראייה רביעית - אפילו באונס סותר</text:span><text:span text:style-name="T89">)</text:span>.</text:p>
      <text:p text:style-name="Standard">תא שמע: '<text:span text:style-name="T100">רבי יצחק אומר: והלא זב בכלל בעל קרי היה </text:span><text:span text:style-name="T89">(</text:span><text:span text:style-name="T46">כדמפרש לקמיה ואזיל דאיתקוש לשכבת זרע</text:span><text:span text:style-name="T89">)</text:span><text:span text:style-name="T100"> ולמה יצא </text:span><text:span text:style-name="T89">(</text:span><text:span text:style-name="T46">בפרשת זבין להכתב לעצמו</text:span><text:span text:style-name="T89">)</text:span><text:span text:style-name="T100">? - להקל עליו ולהחמיר עליו: להקל עליו שאין מטמא באונס </text:span><text:span text:style-name="T89">(</text:span><text:span text:style-name="T46">דהא קרי מטמא באונס</text:span><text:span text:style-name="T89">)</text:span><text:span text:style-name="T100">, ולהחמיר עליו</text:span></text:p>
      <text:p text:style-name="Standard"/>
      <text:p text:style-name="Standard">(נדה לה,ב)</text:p>
      <text:p text:style-name="Standard"><text:span text:style-name="T100">שהוא עושה משכב ומושב </text:span><text:span text:style-name="T89">(</text:span><text:span text:style-name="T46">שהוא אב הטומאה, מה שאין כן בקרי</text:span><text:span text:style-name="T89">)</text:span>'; אימת?: אילימא בראייה שניה - היכא הוה '<text:span text:style-name="T100">בכלל בעל קרי</text:span>'? אלא פשיטא בראייה ראשונה <text:span text:style-name="T89">(</text:span><text:span text:style-name="T46">דהוי בכלל קרי, כדאקשינן לעיל: </text:span><text:span text:style-name="T50">הזב ואשר תצא ממנו </text:span><text:span text:style-name="T51">[שכבת זרע]</text:span><text:span text:style-name="T46"> </text:span><text:span text:style-name="T47">[ויקרא טו,לב]</text:span><text:span text:style-name="T89">)</text:span>, וקתני '<text:span text:style-name="T100">להקל עליו שאינו מטמא באונס</text:span>'!</text:p>
      <text:p text:style-name="Standard">ותסברא? '<text:span text:style-name="T100">להחמיר עליו שהוא עושה משכב ומושב</text:span>' - בראייה ראשונה בר משכב ומושב הוא? אלא הכי קאמר: '<text:span text:style-name="T100">רבי יצחק אומר: והלא זב בכלל בעל קרי היה</text:span> בראייה ראשונה, <text:span text:style-name="T100">ולמה יצא</text:span> בראייה שנייה? - <text:span text:style-name="T100">להקל עליו ולהחמיר עליו: להקל עליו שאינו מטמא באונס, ולהחמיר עליו שהוא עושה משכב ומושב</text:span>'.</text:p>
      <text:p text:style-name="Standard"/>
      <text:p text:style-name="Standard">אמר רב הונא: זוב דומה למי בצק של שעורים; זוב בא מבשר המת; שכבת זרע בא מבשר החי; זוב - דיהה <text:span text:style-name="T89">(</text:span><text:span text:style-name="T46">כלומר: מתמקמק ונפרד ואינו קשור</text:span><text:span text:style-name="T89">)</text:span> ודומה ללובן ביצה המוזרת <text:span text:style-name="T89">(</text:span><text:span text:style-name="T46">שאינה משרצת אפרוח תחת תרנגולת</text:span><text:span text:style-name="T89">)</text:span>; שכבת זרע קשורה, ודומה ללובן ביצה שאינה מוזרת.</text:p>
      <text:p text:style-name="Standard"/>
      <text:p text:style-name="Standard">דם היולדת שלא טבלה <text:span text:style-name="T89">[בית שמאי אומרים: כרוקה וכמימי רגליה, ובית הלל אומרים: מטמא לח ויבש, ומודים ביולדת בזוב שהיא מטמאה לח ויבש]</text:span>: <text:s/></text:p>
      <text:p text:style-name="Standard">תניא: '<text:span text:style-name="T108">אמרו להן בית הלל לבית שמאי: אי אתם מודים בנדה שלא טבלה וראתה דם שהיא טמאה?</text:span></text:p>
      <text:p text:style-name="P18">אמרו להם בית שמאי: לא אם אמרתם בנדה, שאפילו טבלה וראתה – טמאה, תאמרו ביולדת שאם טבלה וראתה שהיא טהורה?</text:p>
      <text:p text:style-name="Standard"><text:span text:style-name="T108">אמרו להם: יולדת בזוב תוכיח, שאם טבלה </text:span><text:span text:style-name="T89">(</text:span><text:span text:style-name="T46">לאחר שמנתה שבעה נקיים לבד ימי טומאת לידה</text:span><text:span text:style-name="T89">)</text:span><text:span text:style-name="T108"> וראתה לאחר ימי ספירה – טהורה </text:span><text:span text:style-name="T89">(</text:span><text:span text:style-name="T46">דדם טהור הוא</text:span><text:span text:style-name="T89">)</text:span><text:span text:style-name="T108">; לא טבלה וראתה – טמאה!</text:span></text:p>
      <text:p text:style-name="Standard"><text:span text:style-name="T108">אמרו להם: הוא הדין והיא התשובה!!</text:span>'<text:span text:style-name="T46"> <text:s/></text:span><text:span text:style-name="T53">(</text:span><text:span text:style-name="T46">כלומר: כי היכי דאמרינן ביולדת גמורה גרידא שלא טבלה וראתה – טהורה, כך יולדת בזוב שעברו עליה ימי לידה ושבעה נקיים ולא טבלה וראתה – טהורה!</text:span><text:span text:style-name="T53">)</text:span></text:p>
      <text:p text:style-name="Standard">למימרא דפליגי? והתנן: '<text:span text:style-name="T100">ומודים ביולדת בזוב שהיא מטמאה לח ויבש</text:span>'?</text:p>
      <text:p text:style-name="Standard">לא קשיא: כאן שספרה <text:span text:style-name="T89">(</text:span><text:span text:style-name="T46">בראיותה בספרה שבעה נקיים</text:span><text:span text:style-name="T89">)</text:span>, כאן <text:span text:style-name="T89">(</text:span><text:span text:style-name="T46">מתניתין, דמודו בית שמאי</text:span><text:span text:style-name="T89">)</text:span> - שלא ספרה <text:span text:style-name="T89">(</text:span><text:span text:style-name="T46">כשעברו ימי לידה ועדיין לא ספרה אחריהם שבעה נקיים, והכי קאמר: אף על גב דאמרי בית שמאי ביולדת גרידתא כרוקה </text:span><text:soft-page-break/><text:span text:style-name="T46">וכמימי רגליה - מודים ביולדת בזוב שלא ספרה, דכל זמן שלא ספרה - זבה היא, ואם ראתה - לא הוי כרוקה וכמימי רגליה: דאילו רוק מטמא לח ולא יבש, כדאמר ב'דם הנדה' </text:span><text:span text:style-name="T47">(לקמן נז.)</text:span><text:span text:style-name="T46"> '</text:span><text:span text:style-name="T50">וכי ירוק</text:span><text:span text:style-name="T46">' </text:span><text:span text:style-name="T47">(ויקרא טו,ח)</text:span><text:span text:style-name="T46"> - כעין רקיקה, דהיינו לח, אבל דמה מטמא לח ויבש כשאר דם הנדה, כדילפינן ב'דם הנדה' </text:span><text:span text:style-name="T47">(שם דף נד:)</text:span><text:span text:style-name="T89">)</text:span>, והתניא <text:span text:style-name="T89">(</text:span><text:span text:style-name="T46">בניחותא</text:span><text:span text:style-name="T89">)</text:span>: '<text:span text:style-name="T100">יולדת בזוב שספרה ולא טבלה וראתה הלכו בית שמאי לשיטתן </text:span><text:span text:style-name="T89">(</text:span><text:span text:style-name="T46">כי היכי דמטהרי ביולדת גרידתא - מטהרי בהך; דקסברי ביומי תלה רחמנא, והא מלו לה כל ימים שלה</text:span><text:span text:style-name="T89">) </text:span>ובית הלל לשיטתן <text:span text:style-name="T89">(</text:span><text:span text:style-name="T46">דקסברי ביומי </text:span><text:span text:style-name="T65">וטבילה</text:span><text:span text:style-name="T46"> תלה רחמנא, וכיון דלא טבלה - הוי דמה טמא כטומאת לידה, דהוי אב הטומאה</text:span><text:span text:style-name="T89">)</text:span>'.</text:p>
      <text:p text:style-name="Standard"/>
      <text:p text:style-name="Standard">איתמר: רב אמר: מעין אחד הוא <text:span text:style-name="T89">(</text:span><text:span text:style-name="T46">דם הבא בימי לידה ודם הבא בימי טוהר - ממעין אחד הן באין</text:span><text:span text:style-name="T89">)</text:span>, התורה טמאתו <text:span text:style-name="T89">(</text:span><text:span text:style-name="T46">כל שבעה לזכר וי"ד לנקבה</text:span><text:span text:style-name="T89">)</text:span> והתורה טהרתו <text:span text:style-name="T89">(</text:span><text:span text:style-name="T46">אחר מכן</text:span><text:span text:style-name="T89">)</text:span>;</text:p>
      <text:p text:style-name="Standard">ולוי אמר: שני מעינות הם: נסתם הטמא <text:span text:style-name="T89">(</text:span><text:span text:style-name="T46">לאחר שבועים </text:span><text:span text:style-name="T112">[לנקבה, ושבוע לזכר]</text:span><text:span text:style-name="T89">)</text:span> נפתח הטהור, נסתם הטהור <text:span text:style-name="T89">(</text:span><text:span text:style-name="T46">לאחר שמנים </text:span><text:span text:style-name="T112">[לנקבה, וארבעים לזכר]</text:span><text:span text:style-name="T89">)</text:span> נפתח הטמא.</text:p>
      <text:p text:style-name="Standard">מאי בינייהו?</text:p>
      <text:p text:style-name="Standard">איכא בינייהו שופעת מתוך שבעה לאחר שבעה, ומתוך ארבעה עשר לאחר ארבעה עשר, ומתוך ארבעים לאחר ארבעים, ומתוך שמנים לאחר שמנים: לרב רישא <text:span text:style-name="T89">(</text:span><text:span text:style-name="T46">דשופעת מתוך ימי טומאה לימי טהרה</text:span><text:span text:style-name="T89">)</text:span> לקולא <text:span text:style-name="T89">(</text:span><text:span text:style-name="T46">וטהורה ואף על גב דלא פסק, דהא התורה טהרתו</text:span><text:span text:style-name="T89">)</text:span> וסיפא <text:span text:style-name="T89">(</text:span><text:span text:style-name="T46">דשפעה מתוך ארבעים לאחר אבעים ומתוך שמונים לאחר שמנים</text:span><text:span text:style-name="T89">)</text:span> לחומרא <text:span text:style-name="T89">(</text:span><text:span text:style-name="T46">וטמאה לאחר שמנים <text:s/></text:span><text:span text:style-name="T112">[לנקבה, וארבעים לזכר] </text:span><text:span text:style-name="T46">דהתורה טמאתו</text:span><text:span text:style-name="T89">)</text:span>, ללוי רישא לחומרא <text:span text:style-name="T89">(</text:span><text:span text:style-name="T46">כיון דלא פסקה - לא נסתם מעין טמא</text:span><text:span text:style-name="T89">)</text:span> וסיפא לקולא <text:span text:style-name="T89">(</text:span><text:span text:style-name="T46">דכיון דלא פסקה לא נסתם מעין טהור</text:span><text:span text:style-name="T89">)</text:span>.</text:p>
      <text:p text:style-name="Standard">מיתיבי <text:span text:style-name="T47">[דומה לתוספתא עדויות פ"ב מ"ח]</text:span>: '<text:span text:style-name="T108">דם היולדת שלא טבלה: בית שמאי אומרים כרוקה וכמימי רגליה </text:span><text:span text:style-name="T111">[לשון התופסתא: מטמא לח ואינו מטמא יבש]</text:span><text:span text:style-name="T108">, ובית הלל אומרים: מטמא לח ויבש</text:span>'; קא סלקא דעתא דפסקה <text:span text:style-name="T89">(</text:span><text:span text:style-name="T46">דפסקה יום או שנים לאחר שבועים, ומשום הכי מטמא לח ויבש: דממעין טמא בא, והתורה לא טהרתו לבית הלל אלא ביומי וטבילה</text:span><text:span text:style-name="T89">)</text:span>; בשלמא לרב דאמר מעין אחד הוא - משום הכי מטמא לח ויבש, אלא ללוי דאמר שני מעינות הן <text:span text:style-name="T89">(</text:span><text:span text:style-name="T46">הא ממעין טהור אתא, דכי פסקה נסתם הטמא</text:span><text:span text:style-name="T89">)</text:span> - אמאי מטמא לח ויבש?</text:p>
      <text:p text:style-name="Standard">אמר לך לוי: הכא במאי עסקינן? – בשופעת <text:span text:style-name="T89">(</text:span><text:span text:style-name="T46">מתוך ימי טומאה לימי טהרה, ולא פסקה</text:span><text:span text:style-name="T89">)</text:span>.</text:p>
      <text:p text:style-name="Standard">אי בשופעת, מאי טעמא דבית שמאי?</text:p>
      <text:p text:style-name="Standard">קסברי בית שמאי מעין אחד הוא.</text:p>
      <text:p text:style-name="Standard">בשלמא ללוי <text:span text:style-name="T89">(</text:span><text:span text:style-name="T46">דאמר לבית הלל שני מעינות הן</text:span><text:span text:style-name="T89">)</text:span>, היינו דאיכא בין בית שמאי ובית הלל <text:span text:style-name="T89">(</text:span><text:span text:style-name="T46">דלבית הלל שני מעינות הן, וכיון דלא פסק – טמאה: דלא נסתם הטמא! ולבית שמאי מעין אחד הוא, והתורה טהרתו אחר שבועים </text:span><text:span text:style-name="T112">[לנקבה, ושבוע לזכר]</text:span><text:span text:style-name="T89">)</text:span>, אלא לרב <text:span text:style-name="T89">(</text:span><text:span text:style-name="T46">דאמר מעין אחד הוא, אי בית הלל קיימי כוותיה</text:span><text:span text:style-name="T89">)</text:span> מאי בינייהו <text:span text:style-name="T89">(</text:span><text:span text:style-name="T46">כלומר: במאי קמיפלגי? ומאי טעמא דבית הלל דמטמאין</text:span><text:span text:style-name="T89">)</text:span>?</text:p>
      <text:p text:style-name="Standard">איכא בינייהו יומי וטבילה: דבית שמאי סברי ביומי תלה רחמנא, ובית הלל סברי ביומי וטבילה <text:span text:style-name="T89">(</text:span><text:span text:style-name="T46">לא שנא שופעת לא שנא פוסקת: כל זמן שלא טבלה - הוי דמה טמא </text:span><text:span text:style-name="T112">[אפילו]</text:span><text:span text:style-name="T46"> בימי </text:span><text:span text:style-name="T112">[טוהר של]</text:span><text:span text:style-name="T46"> לידתה</text:span><text:span text:style-name="T89">)</text:span>.<text:span text:style-name="T46"> </text:span></text:p>
      <text:p text:style-name="Standard">תא שמע: '<text:span text:style-name="T100">ומודים ביולדת בזוב שהיא מטמאה לח ויבש</text:span>' <text:span text:style-name="T89">(</text:span><text:span text:style-name="T46">ואוקימנא כשעברו ימי לידתה ולא ספרה אחריהן שבעה נקיים</text:span><text:span text:style-name="T89">)</text:span>; סלקא דעתא הכא נמי דפסקה <text:span text:style-name="T89">(</text:span><text:span text:style-name="T46">דפסקה אחר שבועים, ומשום הכי מטמא: דממעיין טמא אָתו, והתורה לא טהרתו עד שתשב שבעה נקיים, כדין זבה</text:span><text:span text:style-name="T89">)</text:span>; בשלמא לרב, דאמר מעין אחד הוא - משום הכי מטמא לח ויבש, אלא ללוי דאמר שני מעינות הן - אמאי מטמא לח ויבש <text:span text:style-name="T89">(</text:span><text:span text:style-name="T46">דהא ממקום טהור הוא בא, והרי הוא כדם מגפתה וכרוקה: שמטמא לח משום מעין הזב, ולא יבש</text:span><text:span text:style-name="T89">)</text:span>?</text:p>
      <text:p text:style-name="Standard">אמר לך: הכא נמי בשופעת.</text:p>
      <text:p text:style-name="Standard">אי בשופעת - למאי איצטריך?</text:p>
      <text:p text:style-name="Standard">לבית שמאי <text:span text:style-name="T89">(</text:span><text:span text:style-name="T46">דקאמר מעין אחד הוא, ומטהרי לה ביולדת גרידתא אחר ימי לידתה מיד, דביומי תלא רחמנא</text:span><text:span text:style-name="T89">)</text:span> איצטריך <text:span text:style-name="T89">(</text:span><text:span text:style-name="T46">ביולדת בזוב לאשמועינן דמטמאה</text:span><text:span text:style-name="T89">)</text:span>: אף על גב דקאמרי בית שמאי מעין אחד הוא וביומי תלה רחמנא, הני מילי <text:span text:style-name="T89">(</text:span><text:span text:style-name="T46">דהוי דם טוהר לאחר ימי לידה</text:span><text:span text:style-name="T89">)</text:span> ביולדת גרידתא, דשלימו להו יומי, אבל יולדת בזוב - דבעי ספירה – לא <text:span text:style-name="T89">(</text:span><text:span text:style-name="T46">כל זמן שלא ספרה - הוי דמה כדם זיבה, דהא מחד מעין אתי, ותורה לא טהרתו עד שתספור, כדכתיב </text:span><text:span text:style-name="T47">[ויקרא טו,כח]</text:span><text:span text:style-name="T46"> </text:span><text:span text:style-name="T51">[ואם טהרה מזובה וספרה לה שבעת ימים]</text:span><text:span text:style-name="T46"> </text:span><text:span text:style-name="T50">ואחר תטהר</text:span><text:span text:style-name="T46"> - אחר אחר לכולן</text:span><text:span text:style-name="T89">)</text:span>.</text:p>
      <text:p text:style-name="Standard">תא שמע <text:span text:style-name="T87">[ספרא תזריע פרשתא א משנה יד]</text:span>: <text:span text:style-name="T47">(ויקרא יב,ב)</text:span><text:span text:style-name="T90"> </text:span><text:span text:style-name="T91">[דבר אל בני ישראל לאמר אשה כי תזריע וילדה זכר וטמאה שבעת ימים כימי נדת דותה תטמא]</text:span><text:span text:style-name="T90"> </text:span><text:span text:style-name="T102">דותה תטמא</text:span><text:span text:style-name="T100"> </text:span><text:span text:style-name="T89">(</text:span><text:span text:style-name="T50">דותה תטמא</text:span><text:span text:style-name="T46"> קרא יתירא הוא, דהוה ליה למכתב 'וטמאה שבעת </text:span><text:soft-page-break/><text:span text:style-name="T46">ימים כימי נדה' ולשתוק</text:span><text:span text:style-name="T89">)</text:span><text:span text:style-name="T100"> - לרבות את בועלה </text:span><text:span text:style-name="T89">(</text:span><text:span text:style-name="T46">שמטמאה את בועלה כנדה</text:span><text:span text:style-name="T89">)</text:span><text:span text:style-name="T100">; '</text:span><text:span text:style-name="T102">דותה תטמא</text:span><text:span text:style-name="T100">' - לרבות הלילות </text:span><text:span text:style-name="T89">(</text:span><text:span text:style-name="T46">כימים, דלא תימא '</text:span><text:span text:style-name="T50">ימים</text:span><text:span text:style-name="T46">' כתיב</text:span><text:span text:style-name="T89">)</text:span><text:span text:style-name="T100">; '</text:span><text:span text:style-name="T102">דותה תטמא</text:span><text:span text:style-name="T100">' - לרבות היולדת בזוב שצריכה שתשב שבעה ימים נקיים</text:span>'; בשלמא לרב, דאמר מעין אחד הוא - משום הכי בעיא <text:span text:style-name="T89">(</text:span><text:span text:style-name="T46">הפסקה</text:span><text:span text:style-name="T89">)</text:span> שבעה ימים נקיים <text:span text:style-name="T89">(</text:span><text:span text:style-name="T46">דממעין דמים טמאים אתי, והתורה לא טהרתו עד שתספור שבעה נקיים, כדכתיב </text:span><text:span text:style-name="T50">דותה תטמא</text:span><text:span text:style-name="T89">)</text:span>, <text:span text:style-name="T46"><text:s/></text:span></text:p>
      <text:p text:style-name="Standard"/>
      <text:p text:style-name="Standard">(נדה לו,א)</text:p>
      <text:p text:style-name="Standard">אלא ללוי דאמר שני מעינות הן - למה לי שבעה? במשהו סגיא <text:span text:style-name="T89">(</text:span><text:span text:style-name="T46">ותפסוק משהו לאחר שבועים, דנסתם הטמא, ותמתין שבעה ותטבול - ואפילו תראה כל שבעה יעלו לה בנקיים, דהא לאו דם טמא הוא</text:span><text:span text:style-name="T89">)</text:span>!?</text:p>
      <text:p text:style-name="Standard">הכי קאמר: צריכה שתפסוק משהו שיעלו לה לשבעה נקיים<text:span text:style-name="T89"> (</text:span><text:span text:style-name="T46">שתפסוק משהו לאחר שבועים דנקבה, דאי בתוך שבועים - לאו הפסק היא, דכיון דחוזרת ורואה בתוך שבועים - חזר הטמא להפתח</text:span><text:span text:style-name="T89">)</text:span>.</text:p>
      <text:p text:style-name="Standard">תא שמע: '<text:span text:style-name="T89">(</text:span><text:span text:style-name="T46">בפרק קמא </text:span><text:span text:style-name="T47">(לעיל דף י:)</text:span><text:span text:style-name="T46"> אמרינן 'מעוברת ומניקה שעברו עליה שלש עונות וראתה - דיה שעתה';</text:span><text:span text:style-name="T89">)</text:span><text:span text:style-name="T100"> ימי עיבורה עולים לה לימי מניקותה </text:span><text:span text:style-name="T89">(</text:span><text:span text:style-name="T46">כלומר: מצטרפים לימי מניקותה, כגון: היתה מניקה והתחילה לפסוק ונתעברה והשלימה שלש עונות - מצטרפין ימי עיבורה לימי מניקותה</text:span><text:span text:style-name="T89">)</text:span><text:span text:style-name="T100">, וימי מניקותה עולים לה לימי עיבורה; כיצד? הפסיקה שתים בימי עיבורה ואחת בימי מניקותה, שתים בימי מניקותה ואחת בימי עיבורה, אחת ומחצה בימי עיבורה ואחת ומחצה בימי מניקותה - כעולין לה לשלש עונות</text:span>'; בשלמא לרב, דאמר מעין אחד הוא - משום הכי <text:span text:style-name="T89">(</text:span><text:span text:style-name="T46">מעוברת שהתחילה להפסיק וילדה</text:span><text:span text:style-name="T89">)</text:span> בעי הפסק שלש עונות <text:span text:style-name="T89">(</text:span><text:span text:style-name="T46">צריכה להשלים שלש עונות שלא תראה אחר לידה כלום, ודם לידה לא מפסיק לשלש עונות, כדתרצינן בפרק קמא: 'דם נדה לחוד ודם לידה לחוד', אבל אחר לידה אי חזאי - לא השלימה שלש עונות, ומטמאה מעת לעת, שאין דמיה מסולקין</text:span><text:span text:style-name="T89">)</text:span>, אלא ללוי דאמר שני מעינות הן <text:span text:style-name="T89">(</text:span><text:span text:style-name="T46">אפילו אי חזיא לאחר שבועים - הא לאו ממעין טמא אתי</text:span><text:span text:style-name="T89">)</text:span>, למה לי הפסק שלש עונות <text:span text:style-name="T89">(</text:span><text:span text:style-name="T46">ויעלו לה להשלמת שלש עונות, דהוי כאילו דם מחוטמה אתא</text:span><text:span text:style-name="T89">)</text:span> - במשהו סגי <text:span text:style-name="T89">(</text:span><text:span text:style-name="T46">שתפסוק אחר ימי לידה משהו, דנימא נסתם הטמא</text:span><text:span text:style-name="T89">)</text:span>?</text:p>
      <text:p text:style-name="Standard">הכי קאמר: צריכה שתפסוק משהו כדי שיעלו לה <text:span text:style-name="T89">(</text:span><text:span text:style-name="T46">ימי טהרה</text:span><text:span text:style-name="T89">)</text:span> לשלש עונות <text:span text:style-name="T89">(</text:span><text:span text:style-name="T46">ואפילו תראה</text:span><text:span text:style-name="T89">)</text:span>. </text:p>
      <text:p text:style-name="P10"/>
      <text:p text:style-name="Standard">תא שמע: '<text:span text:style-name="T100">ושוין </text:span><text:span text:style-name="T89">(</text:span><text:span text:style-name="T46">שמאי והלל דפליגי במעת לעת</text:span><text:span text:style-name="T89">)</text:span><text:span text:style-name="T100"> ברואה אחר דם טוהר שדיה שעתה</text:span>' <text:span text:style-name="T89">(</text:span><text:span text:style-name="T46">קסלקא דעתא אפילו לזמן מרובה, כגון שלא ראתה עד יום שמונים וארבע או תשעים</text:span><text:span text:style-name="T89">)</text:span>; בשלמא ללוי, דאמר שני מעינות הן - משום הכי דיה שעתה <text:span text:style-name="T89">(</text:span><text:span text:style-name="T46">שהרי דמיה מסולקין: שכמה ימים שעברו ולא ראתה דם ממעין זה, והויא לה ראייה ראשונה, ודיה שעתה; ו'מניקה' - מארבע נשים היא דדיין שעתן בראייה ראשונה</text:span><text:span text:style-name="T89">)</text:span>, אלא לרב, דאמר מעין אחד הוא <text:span text:style-name="T89">(</text:span><text:span text:style-name="T46">לאו ראייה ראשונה היא והרי הוחזקה בדמים</text:span><text:span text:style-name="T89">)</text:span> - אמאי דיה שעתה? תטמא מעת לעת!?</text:p>
      <text:p text:style-name="Standard">דליכא שהות <text:span text:style-name="T89">(</text:span><text:span text:style-name="T46">כגון שראתה ביום שמונים ואחד מיד, דליכא למימר 'מעת לעת': דאפילו הוה מאתמול כי האידנא בבית החיצון - דם טהור הוא</text:span><text:span text:style-name="T89">)</text:span>.</text:p>
      <text:p text:style-name="Standard">ותטמא מפקידה לפקידה <text:span text:style-name="T89">(</text:span><text:span text:style-name="T46">כגון: אם בדקה שחרית ומצאתה טמאה - תטמא טהרות של ערבית; והכא ליכא למימר דליכא שהות: דאי אפילו מפקידה לפקידה ליכא, צריכא למימר דדיה שעתה</text:span><text:span text:style-name="T89">)</text:span>!?</text:p>
      <text:p text:style-name="Standard">כיון דמעת לעת ליכא, מפקידה לפקידה נמי לא גזרו בה רבנן.</text:p>
      <text:p text:style-name="P10"/>
      <text:p text:style-name="Standard">תא שמע: '<text:span text:style-name="T100">יולדת בזוב שספרה ולא טבלה וראתה - הלכו בית שמאי לשיטתן ובית הלל לשיטתן</text:span> <text:span text:style-name="T89">(</text:span><text:span text:style-name="T46">דכל זמן שלא טבלה - מטמא לח ויבש</text:span><text:span text:style-name="T89">)</text:span>'; בשלמא לרב, דאמר מעין אחד הוא - משום הכי מטמא לח ויבש, אלא ללוי דאמר שני מעינות הן - אמאי מטמא לח ויבש <text:span text:style-name="T89">(</text:span><text:span text:style-name="T46">והא - כיון דספרה אחר ימי לידה - ודאי פסק, וקשיא ללוי</text:span><text:span text:style-name="T89">)</text:span>?</text:p>
      <text:p text:style-name="Standard">אמר לך לוי: אנא דאמרי כתנא דשוין <text:span text:style-name="T89">(</text:span><text:span text:style-name="T46">דאמר לעיל '</text:span><text:span text:style-name="T75">ושוין ברואה אחר דם טוהר שדיה שעתה</text:span><text:span text:style-name="T46">' ואנא אוקימנא בדאיכא שהות, ואפילו הכי דיה שעתה - אלמא שני מעינות הן</text:span><text:span text:style-name="T89">)</text:span>.</text:p>
      <text:p text:style-name="Standard">ואיבעית אימא: בשופעת.</text:p>
      <text:p text:style-name="Standard">והא '<text:span text:style-name="T100">ספרה</text:span>' קתני <text:span text:style-name="T89">(</text:span><text:span text:style-name="T46">ואי לא פסק - היכי ספרה</text:span><text:span text:style-name="T89">)</text:span>? </text:p>
      <text:p text:style-name="Standard"><text:span text:style-name="T89">(</text:span><text:span text:style-name="T46">ומשני: לעולם בשופעת מימי טומאה לימי טוהר, וספירה הכי הואי</text:span><text:span text:style-name="T89">)</text:span> הכא ביולדת נקבה בזוב עסקינן <text:span text:style-name="T89">(</text:span><text:span text:style-name="T46">וימי טומאת לידה שני שבועים</text:span><text:span text:style-name="T89">)</text:span>, דשבוע קמא פסקה <text:span text:style-name="T89">(</text:span><text:span text:style-name="T46">וזו היא ספירתה! דקסבר: ימי לידתה שאינה רואה בהן - עולין לה לספירת זיבתה</text:span><text:span text:style-name="T89">)</text:span>, שבוע בתרא לא פסקה <text:span text:style-name="T89">(</text:span><text:span text:style-name="T46">וחזר ונפתח מעין טמא, ושופעת מתוכו בתוך שבוע שלישי</text:span><text:span text:style-name="T89">)</text:span>, וקסבר ימי לידתה שאין רואה בהן עולין לה לספירת זיבתה.</text:p>
      <text:p text:style-name="Standard"><text:soft-page-break/><text:span text:style-name="T89">(</text:span><text:span text:style-name="T46">ומשום הכי מטמא לח ויבש לבית הלל: דהא ממעין טמא אתא, ותורה לא טהרתו אלא ביומי וטבילה; ולבית שמאי טהור: דביומי תליא רחמנא, והא שלמו להו! ולהכי נקט 'יולדת נקבה': דאי ילדה זכר - אי אפשר לה לספור שבעה שלא תפסוק משהו אחר ימי לידה, דלא הוו אלא שבעה</text:span><text:span text:style-name="T89">)</text:span>.</text:p>
      <text:p text:style-name="Standard">אמר ליה רבינא לרב אשי: אמר לן רב שִׁמְן מסכרא: אקלע מר זוטרא לאתרין, ודרש: הילכתא כוותיה דרב לחומרא <text:span text:style-name="T89">(</text:span><text:span text:style-name="T46">בשופעת מתוך שמונים לאחר שמונים, דמטמאה, ולא אמרינן 'ממעין טהור אתא'</text:span><text:span text:style-name="T89">)</text:span>, והלכתא כוותיה דלוי לחומרא <text:span text:style-name="T89">(</text:span><text:span text:style-name="T46">בשופעת מתוך י"ד לאחר י"ד, דאמר שני מעיינות הן, וכיון דלא נסתם הטמא - לא הוי דם טוהר</text:span><text:span text:style-name="T89">)</text:span>.</text:p>
      <text:p text:style-name="Standard">רב אשי אמר: הלכתא כוותיה דרב <text:span text:style-name="T89">(</text:span><text:span text:style-name="T46">כגון שופעת מתוך י"ד לאחר י"ד, דהוה ליה רב לקולא, דאמר 'מעין אחד הוא, והתורה טהרתו' ולא בעי הפסקה</text:span><text:span text:style-name="T89">)</text:span>, בין לקולא בין לחומרא.</text:p>
      <text:p text:style-name="Standard">דריש מרימר: הלכתא כוותיה דרב בין לקולא בין לחומרא.</text:p>
      <text:p text:style-name="Standard">והלכתא כוותיה דרב בין לקולא בין לחומרא.</text:p>
      <text:p text:style-name="Standard"/>
      <text:p text:style-name="Standard">(נדה לו,ב)</text:p>
      <text:p text:style-name="Standard">משנה:</text:p>
      <text:p text:style-name="Standard">המקשה <text:span text:style-name="T89">(</text:span><text:span text:style-name="T46">וראתה דם</text:span><text:span text:style-name="T89">)</text:span> – <text:span text:style-name="T89">(</text:span><text:span text:style-name="T46">הרי זו</text:span><text:span text:style-name="T89">)</text:span> נדה; <text:span text:style-name="T89">(</text:span><text:span text:style-name="T46">ובגמרא פריך ומתרץ לה.</text:span><text:span text:style-name="T89">)</text:span></text:p>
      <text:p text:style-name="Standard">קשתה <text:span text:style-name="T89">(</text:span><text:span text:style-name="T46">מחמת ולד</text:span><text:span text:style-name="T89">)</text:span> שלשה ימים בתוך י"א יום <text:span text:style-name="T89">(</text:span><text:span text:style-name="T46">שבין נדה לנדה, וראתה כל שלשתן הימים רצופין</text:span><text:span text:style-name="T89">)</text:span> ושפתה <text:span text:style-name="T89">(</text:span><text:span text:style-name="T46">מצערה</text:span><text:span text:style-name="T89">)</text:span> מעת לעת <text:span text:style-name="T89">(</text:span><text:span text:style-name="T46">ברביעי</text:span><text:span text:style-name="T89">)</text:span> וילדה - הרי זו יולדת בזוב <text:span text:style-name="T89">(</text:span><text:span text:style-name="T46">איגלאי מילתא דדמים שראתה לא באו מחמת ולד, הלכך הרי זו יולדת בזוב; אבל אם לא שפתה סמוך ללידתה - כל דמים שראתה </text:span><text:span text:style-name="T65">מחמת ולד הוא</text:span><text:span text:style-name="T46">, ורחמנא טהרינהו מזיבה, דכתיב </text:span><text:span text:style-name="T50">זוב דמה</text:span><text:span text:style-name="T46"> : דמה מחמת עצמה, ולא דמה מחמת ולד</text:span><text:span text:style-name="T89">)</text:span>, דברי רבי אליעזר;</text:p>
      <text:p text:style-name="Standard">רבי יהושע אומר: לילה ויום <text:span text:style-name="T89">(</text:span><text:span text:style-name="T46">דאם שפתה בחצי יום שלישי וילדה יום רביעי, דשפתה מעת לעת - אין זו שופי אלא אם כן שפתה לילה ויום שלאחר הלילה</text:span><text:span text:style-name="T89">)</text:span>, כלילי שבת ויומו.</text:p>
      <text:p text:style-name="Standard">ששפתה מן הצער ולא מן הדם <text:span text:style-name="T89">(</text:span><text:span text:style-name="T46">דאף על גב דחזיא דם - הוי שופי</text:span><text:span text:style-name="T89">)</text:span>.</text:p>
      <text:p text:style-name="Standard">כמה היא קישויה <text:span text:style-name="T89">(</text:span><text:span text:style-name="T46">דלא אתיא לידי זיבה בכל דמים שתראה</text:span><text:span text:style-name="T89">)</text:span>?</text:p>
      <text:p text:style-name="Standard">רבי מאיר אומר: אפילו ארבעים וחמשים יום <text:span text:style-name="T89">(</text:span><text:span text:style-name="T46">אם לא שפתה יום אחד סמוך ללידה - לא אתיא לידי זיבה, ולא הויא יולדת בזוב</text:span><text:span text:style-name="T89">)</text:span>!</text:p>
      <text:p text:style-name="Standard">רבי יהודה אומר: דיה חדשה <text:span text:style-name="T89">(</text:span><text:span text:style-name="T46">דיה אם נטהר את הקושי חדש אחד, היינו תשיעי, אבל קשתה שלשה בתוך י"א ימי זיבה בחדש השמיני - ואפילו מקשה והולכת כל תשיעי - הרי זו יולדת בזוב מחמת שלשה ימים של שמיני</text:span><text:span text:style-name="T89">)</text:span>.</text:p>
      <text:p text:style-name="Standard">רבי יוסי ורבי שמעון אומרים: אין קישוי יותר משתי שבתות.</text:p>
      <text:p text:style-name="Standard"/>
      <text:p text:style-name="Standard">גמרא:</text:p>
      <text:p text:style-name="Standard">אטו כל המקשה - נדה היא <text:span text:style-name="T89">(</text:span><text:span text:style-name="T46">אילו קשתה בימי זיבה, מי הויא נדה? והא אין נדות בימי זוב</text:span><text:span text:style-name="T89">)</text:span>? </text:p>
      <text:p text:style-name="Standard">אמר רב: נדה ליומא <text:span text:style-name="T89">(</text:span><text:span text:style-name="T46">והכי קאמר: המקשה ורואה דם בימי זיבה, אף על גב דלא אתיא ביה לידי זיבה, מיהו באותו היום אסורה לשמש, אבל לערב טובלת ואינה צריכה לשמור יום כנגד יום, דרחמנא טהריה לדם קושי</text:span><text:span text:style-name="T89">)</text:span>; </text:p>
      <text:p text:style-name="Standard">ושמואל אמר: חיישינן שמא תשפה <text:span text:style-name="T89">(</text:span><text:span text:style-name="T46">אף צריכה לשמור יום כנגד יום מדרבנן, דחיישינן שמא תשפה ונמצא שלא היה דם קושי מחמת ולד, ונמצא משמש עם זבה קטנה, דאורייתא וענוש כרת</text:span><text:span text:style-name="T89">)</text:span>; </text:p>
      <text:p text:style-name="Standard">ורבי יצחק אמר: המקשה אינה כלום <text:span text:style-name="T89">(</text:span><text:span text:style-name="T46">ואפילו באותו היום משמשת</text:span><text:span text:style-name="T89">)</text:span>.</text:p>
      <text:p text:style-name="Standard">והקתני '<text:span text:style-name="T100">המקשה נדה</text:span>'?</text:p>
      <text:p text:style-name="Standard">אמר רבא: בימי נדה <text:span text:style-name="T89">(</text:span><text:span text:style-name="T46">בימים הראוים לנדות</text:span><text:span text:style-name="T89">)</text:span> – נדה <text:span text:style-name="T89">(</text:span><text:span text:style-name="T46">דקושי לא טהריה רחמנא אלא מזיבה, אבל מנדה - לא טהריה, כדאמרינן לקמן</text:span><text:span text:style-name="T89">)</text:span>, בימי זיבה <text:span text:style-name="T89">(</text:span><text:span text:style-name="T46">בתוך אחד עשר יום</text:span><text:span text:style-name="T89">)</text:span> – טהורה, והתניא <text:span text:style-name="T89">(</text:span><text:span text:style-name="T46">בניחותא</text:span><text:span text:style-name="T89">)</text:span>: '<text:span text:style-name="T108">המקשה בימי נדה – נדה; בימי זיבה – טהורה; כיצד? - קשתה יום אחד ושפתה שנים </text:span><text:span text:style-name="T89">(</text:span><text:span text:style-name="T46">מן הצער ולא מן הדם</text:span><text:span text:style-name="T89">)</text:span><text:span text:style-name="T108">, או שקשתה שנים ושפתה יום אחד, או ששפתה וקשתה וחזרה ושפתה - הרי זו יולדת בזוב </text:span><text:span text:style-name="T89">(</text:span><text:span text:style-name="T46">אם ראתה כל שלש: הואיל ושופי סמוך ללידה - נמצא דם הקושי שלא מחמת ולד</text:span><text:span text:style-name="T89">)</text:span><text:span text:style-name="T108">, אבל שפתה יום אחד וקשתה שנים, או ששפתה שנים וקשתה יום אחד, או שקשתה ושפתה וחזרה וקשתה - אין זו יולדת בזוב; כללו של דבר: קושי סמוך ללידה - אין זו יולדת בזוב; שופי סמוך ללידה - הרי זו יולדת בזוב. חנניא בן אחי רבי יהושע אומר: כל שחל קישויה בשלישי שלה </text:span><text:span text:style-name="T89">(</text:span><text:span text:style-name="T46">'</text:span><text:span text:style-name="T75">כל שחל קישויה</text:span><text:span text:style-name="T46">' לאו לשון התחלה הוא, אלא הכי קאמר: כל שקשתה בשלישי - אפילו שעה אחת בליל כניסת שלישי</text:span><text:span text:style-name="T89">)</text:span><text:span text:style-name="T108"> - אפילו כל היום כולו בשופי </text:span><text:span text:style-name="T89">(</text:span><text:span text:style-name="T46">ושפתה מליל רביעי שעה אחת להשלמת מעת לעת</text:span><text:span text:style-name="T89">)</text:span><text:span text:style-name="T108"> - אין זו יולדת בזוב</text:span>' <text:span text:style-name="T89">(</text:span><text:span text:style-name="T46">דבעינן שופי כל יום שלישי המביאה לידי זבה</text:span><text:span text:style-name="T89">)</text:span>.</text:p>
      <text:p text:style-name="Standard"><text:soft-page-break/>'<text:span text:style-name="T100">כללו של דבר</text:span>' לאתויי מאי?</text:p>
      <text:p text:style-name="Standard">לאתויי דחנניא.</text:p>
      <text:p text:style-name="P10"><text:s/></text:p>
      <text:p text:style-name="Standard">מנא הני מילי?</text:p>
      <text:p text:style-name="Standard">דתנו רבנן <text:span text:style-name="T47">[ספרא פרשת מצורע פרק זבים פרשה ה משנה א]</text:span>: <text:span text:style-name="T91">[</text:span><text:span text:style-name="T47">ויקרא טו,כה:</text:span><text:span text:style-name="T91"> ואשה כי יזוב זוב </text:span><text:span text:style-name="T15">דמה</text:span><text:span text:style-name="T91"> ימים רבים בלא עת נדתה או כי תזוב על נדתה כל ימי זוב טמאתה כימי נדתה תהיה טמאה הוא]</text:span> '<text:span text:style-name="T92">'דמה'</text:span><text:span text:style-name="T108"> דמה מחמת עצמה ולא מחמת ולד; אתה אומר מחמת ולד או אינו אלא מחמת אונס? כשהוא אומר '</text:span><text:span text:style-name="T92">ואשה כי יזוב זוב דמה</text:span><text:span text:style-name="T108">' - הרי אונס אמור </text:span><text:span text:style-name="T89">(</text:span><text:span text:style-name="T46">'זוב' משמע זוב מכל מקום, ואפילו באונס</text:span><text:span text:style-name="T89">)</text:span><text:span text:style-name="T108">, הא מה אני מקיים '</text:span><text:span text:style-name="T92">דמה</text:span><text:span text:style-name="T108">'? - דמה מחמת עצמה ולא מחמת ולד.</text:span></text:p>
      <text:p text:style-name="P18">ומה ראית לטהר את הולד ולטמא באונס?</text:p>
      <text:p text:style-name="Standard"><text:span text:style-name="T108">מטהר אני בולד שיש טהרה אחריו </text:span><text:span text:style-name="T89">(</text:span><text:span text:style-name="T46">דם טוהר</text:span><text:span text:style-name="T89">)</text:span><text:span text:style-name="T108">, ומטמא אני באונס שאין טהרה אחריו.</text:span>'</text:p>
      <text:p text:style-name="Standard">אדרבה: מטהר אני באונס, שכן אונס בזב טהור!?</text:p>
      <text:p text:style-name="Standard">השתא מיהא באשה קיימינן, ואונס באשה לא אשכחן <text:span text:style-name="T89">(</text:span><text:span text:style-name="T46">דטהור</text:span><text:span text:style-name="T89">)</text:span>.</text:p>
      <text:p text:style-name="Standard">ואיבעית אימא: מאי דעתיך, לטהורי באונס ולטמויי בולד? אין לך אונס גדול מזה!</text:p>
      <text:p text:style-name="Standard">אי הכי נדה נמי נימא '<text:span text:style-name="T90">זובה</text:span> <text:span text:style-name="T91">[</text:span><text:span text:style-name="T47">ויקרא טו,יט:</text:span><text:span text:style-name="T91"> </text:span><text:span text:style-name="T15">ואשה כי תהיה זבה</text:span><text:span text:style-name="T91"> דם יהיה </text:span><text:span text:style-name="T15">זֹבה</text:span><text:span text:style-name="T91"> בבשרה שבעת ימים תהיה בנדתה וכל הנגע בה יטמא עד הערב]</text:span> <text:span text:style-name="T89">(</text:span><text:span text:style-name="T46">ובנדה משתעי, דפרשה ראשונה נאמרה בנדה, ושניה בזבה, כדכתיב בשניה </text:span><text:span text:style-name="T47">[ויקרא טו,כה]</text:span><text:span text:style-name="T46"> </text:span><text:span text:style-name="T50">בלא עת נדתה</text:span><text:span text:style-name="T89">)</text:span> - זובה מחמת עצמה ולא מחמת ולד' <text:span text:style-name="T89">(</text:span><text:span text:style-name="T46">אלמה אמרינן לעיל 'בימי נדה - נדה'</text:span><text:span text:style-name="T89">)</text:span>?</text:p>
      <text:p text:style-name="Standard">אתה אומר 'ולד' או אינו אלא 'אונס'?</text:p>
      <text:p text:style-name="Standard">כשהוא אומר '<text:span text:style-name="T90">ואשה כי תהיה זבה</text:span>' הרי אונס אמור; הא מה אני מקיים '<text:span text:style-name="T90">זובה</text:span>'? - זובה מחמת עצמה ולא מחמת ולד.</text:p>
      <text:p text:style-name="Standard">אמר ריש לקיש: אמר קרא: <text:span text:style-name="T91">[</text:span><text:span text:style-name="T47">ויקרא יב,ה:</text:span><text:span text:style-name="T91"> ואם נקבה תלד </text:span><text:span text:style-name="T15">וטמאה שבעים כנדתה</text:span><text:span text:style-name="T91"> וששים יום וששת ימים]</text:span><text:span text:style-name="T90"> תשב </text:span><text:span text:style-name="T91">[על דמי טהרה]</text:span> <text:span text:style-name="T89">(</text:span><text:span text:style-name="T46">דהוה ליה למכתב 'וששים יום וששת ימים דמי טהרה'</text:span><text:span text:style-name="T89">)</text:span>: יש לך ישיבה אחרת שהיא כזו <text:span text:style-name="T89">(</text:span><text:span text:style-name="T46">שדמיה טהורים</text:span><text:span text:style-name="T89">)</text:span>, ואיזו זו <text:span text:style-name="T89">(</text:span><text:span text:style-name="T46">כלומר: היכא משכחת זיבה טהורה</text:span><text:span text:style-name="T89">)</text:span>? - זו קושי בימי זיבה <text:span text:style-name="T89">(</text:span><text:span text:style-name="T46">דסמיך אדכתיב '</text:span><text:span text:style-name="T50">דמה</text:span><text:span text:style-name="T46">' - מחמת עצמה ולא מחמת ולד</text:span><text:span text:style-name="T89">)</text:span>.</text:p>
      <text:p text:style-name="Standard">ואימא זו קושי בימי נדה?</text:p>
      <text:p text:style-name="Standard">אלא אמר אבוה דשמואל אמר קרא: '<text:span text:style-name="T90">וטמאה שבועים כנדתה</text:span>' - ולא כזיבתה; מכלל דזיבתה טהור, ואיזו זו? - זו קושי בימי זיבה; </text:p>
      <text:p text:style-name="Standard">והשתא דכתיב '<text:span text:style-name="T90">וטמאה שבועים כנדתה</text:span>', '<text:span text:style-name="T90">דמה</text:span>' למה לי? </text:p>
      <text:p text:style-name="Standard">אי לאו '<text:span text:style-name="T90">דמה</text:span>', הוה אמינא 'כנדתה ולא כזיבתה ואפילו בשופי' <text:span text:style-name="T89">(</text:span><text:span text:style-name="T46">ואפילו הפסיק שופי בין קושי ללידה נימא 'טהורה', הואיל ודם בקושי בא</text:span><text:span text:style-name="T89">)</text:span> - קא משמע לן.<text:span text:style-name="T46"> </text:span></text:p>
      <text:p text:style-name="P10"/>
      <text:p text:style-name="Standard">שילא בר אבינא עבד עובדא כוותיה דרב <text:span text:style-name="T89">(</text:span><text:span text:style-name="T46">נדה ליומא</text:span><text:span text:style-name="T89">)</text:span>; כי קא נח נפשיה דרב, אמר ליה לרב אסי: זיל צנעיה <text:span text:style-name="T89">(</text:span><text:span text:style-name="T46">הסתר אותו דבר, אמור לו שיחזור בו, דטהור לגמרי</text:span><text:span text:style-name="T89">)</text:span>, ואי לא ציית - גרייה הוא. <text:span text:style-name="T89">(</text:span><text:span text:style-name="T46">'ג</text:span><text:span text:style-name="T29">ר</text:span><text:span text:style-name="T46">ייה' ברי"ש, כלומר: גרור ומשוך אותו בדברי טעם וראיות! = שיחזור בו!</text:span><text:span text:style-name="T89">)</text:span> </text:p>
      <text:p text:style-name="Standard">סבר 'גדייה' אמר ליה <text:span text:style-name="T89">(</text:span><text:span text:style-name="T46">ג</text:span><text:span text:style-name="T29">ד</text:span><text:span text:style-name="T46">ייה: הכריתו בשמתא, כמו </text:span><text:span text:style-name="T50">גודו אילנא </text:span><text:span text:style-name="T47">(דניאל ד, פסוקים יא,כ)</text:span><text:span text:style-name="T89">)</text:span>; בתר דנח נפשיה דרב - אמר ליה: הדר בך, דהדר ביה רב. </text:p>
      <text:p text:style-name="Standard">אמר ליה: אם איתא דהדר ביה - לדידי הוה אמר לי <text:span text:style-name="T89">(</text:span><text:span text:style-name="T46">דתלמידיה אנא</text:span><text:span text:style-name="T89">)</text:span>; לא ציית. </text:p>
      <text:p text:style-name="Standard">גדייה <text:span text:style-name="T89">(</text:span><text:span text:style-name="T46">שמתיה</text:span><text:span text:style-name="T89">)</text:span>.</text:p>
      <text:p text:style-name="Standard">אמר ליה: ולא מסתפי מר מדליקתא <text:span text:style-name="T89">(</text:span><text:span text:style-name="T46">שמא תכוה בגחלתי</text:span><text:span text:style-name="T89">)</text:span>!?</text:p>
      <text:p text:style-name="Standard">אמר ליה: אנא, איסי בן יהודה, דהוא איסי בן גור אריה, דהוא איסי בן גמליאל, דהוא איסי בן מהללאל: אסיתא דנחשא דלא שליט ביה רקבא. <text:span text:style-name="T89">(</text:span><text:span text:style-name="T46">משום דשמיה הכי דריש לשמיה הכי</text:span><text:span text:style-name="T89">)</text:span></text:p>
      <text:p text:style-name="Standard">אמר ליה: ואנא שילא בר אבינא, בוכנא דפרזלא דמתבר אסיתא דנחשא!</text:p>
      <text:p text:style-name="Standard">חלש רב אסי, עיילוה בחמימי <text:span text:style-name="T89">(</text:span><text:span text:style-name="T46">חולי חם</text:span><text:span text:style-name="T89">)</text:span> אפקוה מקרירי <text:span text:style-name="T89">(</text:span><text:span text:style-name="T46">חולי צונן</text:span><text:span text:style-name="T89">)</text:span>, עיילוה בקרירי אפקוה מחמימי - נח נפשיה דרב אסי.</text:p>
      <text:p text:style-name="Standard"/>
      <text:p text:style-name="Standard">(נדה לז,א)</text:p>
      <text:p text:style-name="Standard"><text:soft-page-break/>אזל שילא, אמר לדביתהו: צבית לי זוודתא <text:span text:style-name="T89">(</text:span><text:span text:style-name="T46">תכריכין</text:span><text:span text:style-name="T89">)</text:span>, דלא ליזיל ולימא ליה לרב מילי עילואי <text:span text:style-name="T89">(</text:span><text:span text:style-name="T46">שלא ילשין עלי בפני רב</text:span><text:span text:style-name="T89">)</text:span>.</text:p>
      <text:p text:style-name="Standard">צביתה ליה זוודתא - נח נפשיה דשילא. </text:p>
      <text:p text:style-name="Standard">חזו דפרחא אסא מהאי פוריא להאי פוריא <text:span text:style-name="T89">(</text:span><text:span text:style-name="T46">רגילין היו להניח הדס על המטה, וההדס של אלו פורח היה והולך ממטה למטה</text:span><text:span text:style-name="T89">)</text:span>, אמרי: שמע מינה עבדו רבנן פייסא <text:span text:style-name="T89">(</text:span><text:span text:style-name="T46">שלום</text:span><text:span text:style-name="T89">)</text:span>.</text:p>
      <text:p text:style-name="Standard"/>
      <text:p text:style-name="Standard">בעי רבא: קושי - מהו שתסתור <text:span text:style-name="T89">(</text:span><text:span text:style-name="T46">כל מה שספרה</text:span><text:span text:style-name="T89">)</text:span> בזיבה? דבר המטמא סותר, והאי נמי מטמא, כימי נדה הוא? או דילמא דבר הגורם סותר, <text:span text:style-name="T89">(</text:span><text:span text:style-name="T46">דבר הגורם לידי זיבה אם ראתה שלש</text:span><text:span text:style-name="T89">)</text:span> והאי - לאו גורם הוא <text:span text:style-name="T89">(</text:span><text:span text:style-name="T46">דלא אתיא בה לידי זיבה</text:span><text:span text:style-name="T89">)</text:span>?</text:p>
      <text:p text:style-name="Standard"><text:span text:style-name="T89">(</text:span><text:span text:style-name="T46">ואי קשיא: והרי קרי שאינו גורם כדקיימא לן, וסותר - ההיא לאו סתירה היא, דחד יומא הוא דסותר </text:span><text:span text:style-name="T112">[כשיעור טומאת ראיית קרי]</text:span><text:span text:style-name="T46">, וכי קא בעי רבא - לסתור הכל.</text:span><text:span text:style-name="T89">)</text:span> </text:p>
      <text:p text:style-name="Standard">אמר ליה אביי: אונס בזיבה יוכיח, שאינו גורם <text:span text:style-name="T89">(</text:span><text:span text:style-name="T46">כדקיימא לן 'ולא מחמת אונסו'</text:span><text:span text:style-name="T89">)</text:span> – וסותר <text:span text:style-name="T89">(</text:span><text:span text:style-name="T46">כדאמר בפירקין: 'ברביעית אין בודקין אותו'</text:span><text:span text:style-name="T89">)</text:span>.</text:p>
      <text:p text:style-name="Standard">אמר ליה: לאיי <text:span text:style-name="T89">(</text:span><text:span text:style-name="T46">באמת</text:span><text:span text:style-name="T89">)</text:span>? האי <text:span text:style-name="T89">(</text:span><text:span text:style-name="T46">אונס</text:span><text:span text:style-name="T89">)</text:span> נמי גורם הוא <text:span text:style-name="T89">(</text:span><text:span text:style-name="T46">לידי זוב: שאם ראה שתים שלא באונס, ושלישית באונס - מצטרפין לקרבן</text:span><text:span text:style-name="T89">)</text:span>, דתנן <text:span text:style-name="T47">[זבים פ"ב מ"ב]</text:span>: '<text:span text:style-name="T100">ראה ראייה ראשונה בודקין אותו, שניה בודקין אותו, </text:span><text:span text:style-name="T106">שלישית אין בודקין אותו</text:span>'; ולרבי אליעזר, דאמר אף בשלישית בודקין אותו - הכי נמי כיון דלא גרים - לא סתר.</text:p>
      <text:p text:style-name="Standard">אמר ליה: לרבי אליעזר הכי נמי? תא שמע: '<text:span text:style-name="T100">רבי אליעזר אומר: אף בשלישית בודקין אותו, ברביעית אין בודקין אותו</text:span>' – מאי? לאו לסתירה!?</text:p>
      <text:p text:style-name="Standard">לא! לטמויה לההיא טיפה במשא.</text:p>
      <text:p text:style-name="Standard">תא שמע: '<text:span text:style-name="T100">בשלישית - רבי אליעזר אומר: בודקין אותו; ברביעית אין בודקין אותו; לקרבן אמרתי </text:span><text:span text:style-name="T101">(</text:span><text:span text:style-name="T75">דבעי בדיקה</text:span><text:span text:style-name="T101">)</text:span><text:span text:style-name="T100">, ולא לסתירה.</text:span>'</text:p>
      <text:p text:style-name="Standard">אלא <text:span text:style-name="T89">(</text:span><text:span text:style-name="T46">לא תוקי כדתרצה לטמויי במשא אלא ודאי לסתירה</text:span><text:span text:style-name="T89">)</text:span> לרבי אליעזר תפשוט דדבר שאינו גורם סותר, לרבנן מאי<text:span text:style-name="T89"> (</text:span><text:span text:style-name="T46">ובעיין לא תפשוט: דאנן לרבנן בעינן ואת פשטת מדר"א</text:span><text:span text:style-name="T89">)</text:span>? </text:p>
      <text:p text:style-name="P10"/>
      <text:p text:style-name="Standard">תא שמע דתני אבוה דרבי אבין: '<text:span text:style-name="T100">מה גרם לו זובו? – שבעה, לפיכך סותר שבעה; מה גרם לו קריו? - יום אחד, לפיכך סותר יום אחד.</text:span>' מאי '<text:span text:style-name="T100">שבעה</text:span>'? אילימא דמטמא שבעה - האי 'מה זובו <text:span text:style-name="T9">טמא</text:span> שבעה' מבעי ליה!? אלא לאו דבר הגורם סותר, דבר שאינו גורם אינו סותר!</text:p>
      <text:p text:style-name="Standard">שמע מינה <text:span text:style-name="T89">(</text:span><text:span text:style-name="T46">מדנקט לשון גרמא - מכלל דקיימא ליה דבר הגורם סותר</text:span><text:span text:style-name="T89">)</text:span>.</text:p>
      <text:p text:style-name="Standard">אמר אביי: נקטינן אין קושי סותר בזיבה; ואי משכחת תנא דאמר סותר - ההיא רבי אליעזר היא <text:span text:style-name="T89">(</text:span><text:span text:style-name="T46">דאמר אונס סותר ואינו גורם</text:span><text:span text:style-name="T89">)</text:span>.</text:p>
      <text:p text:style-name="Standard">תניא: '<text:span text:style-name="T100">רבי מרינוס אומר: אין לידה סותרת בזיבה.</text:span>'</text:p>
      <text:p text:style-name="Standard">איבעיא להו: מהו שתעלה <text:span text:style-name="T89">(</text:span><text:span text:style-name="T46">אם ילדה בזוב, ובימי לידתה לא ראתה - מהו שיעלה לה לנקיים, ולא תצטרך לספור אחריהן</text:span><text:span text:style-name="T89">)</text:span>?</text:p>
      <text:p text:style-name="Standard">אביי אמר: אינה סותרת ואינה עולה <text:span text:style-name="T89">(</text:span><text:span text:style-name="T46">אם היתה זבה ופסקה והתחילה לספור וילדה - אינה סותרת, וימי לידתה אפילו אינה רואה בהן - אין משלימין לספירתה, אלא משלמת אחריהן אם טהרה</text:span><text:span text:style-name="T89">)</text:span>.</text:p>
      <text:p text:style-name="Standard">רבא אמר: אינה סותרת – ועולה.</text:p>
      <text:p text:style-name="Standard">אמר רבא: מנא אמינא לה? דתניא: <text:span text:style-name="T47">[ויקרא טו,כח]</text:span><text:span text:style-name="T46"> </text:span><text:span text:style-name="T50">[ואם טהרה מזובה וספרה לה שבעת ימים] </text:span><text:span text:style-name="T102">ואחר תטהר</text:span><text:span text:style-name="T100"> - אחר אחר לכולן: שלא תהא טומאה מפסקת ביניהם</text:span>'; אי אמרת בשלמא עולה, היינו דלא מפסקת טומאה; אלא אי אמרת אינה עולה - אפסיק ליה לידה!</text:p>
      <text:p text:style-name="Standard">ואביי אמר לך: שלא תהא טומאת זיבה מפסקת ביניהם.</text:p>
      <text:p text:style-name="Standard">אמר רבא: מנא אמינא לה? – דתניא: <text:span text:style-name="T91">[</text:span><text:span text:style-name="T47">ויקרא טו,כח:</text:span><text:span text:style-name="T91"> ואם טהרה </text:span><text:span text:style-name="T15">מזובה</text:span><text:span text:style-name="T91"> וספרה לה שבעת ימים ואחר תטהר]</text:span> <text:span text:style-name="T100">'</text:span><text:span text:style-name="T102">מזובה</text:span><text:span text:style-name="T100">' - מזובה ולא מנגעה </text:span><text:span text:style-name="T89">(</text:span><text:span text:style-name="T46">כיון שטהרה מזובה - סופרת מיד, ותביא קרבן לזיבתה - ואז תטהר מלטמא בועלה; ואפילו מנוגעת ולא צריכה להמתין עד שתטהר אף מנגעה</text:span><text:span text:style-name="T89">)</text:span><text:span text:style-name="T100">; מזובה ולא מלידתה </text:span><text:span text:style-name="T89">(</text:span><text:span text:style-name="T46">כיון שטהרה מזובה - סופרת מיד, ואינה צריכה להמתין עד שיעברו ימי לידתה; אלמא ילדה בימי ספירה - אינה סותרת ועולה</text:span><text:span text:style-name="T89">)</text:span><text:span text:style-name="T101">'</text:span>; </text:p>
      <text:p text:style-name="Standard">ואביי אמר לך: תני חדא 'מזובה ולא מנגעה' <text:s/>ולא תתני 'ולא מלידתה'.</text:p>
      <text:p text:style-name="Standard"><text:soft-page-break/>ורבא: האי מאי? אי אמרת בשלמא מזובה ולא מלידתה - איידי דאצטריך ליה לידה תנא נגעה אטו לידה, אלא אי אמרת 'מזובה ולא מנגעה', האי <text:span text:style-name="T47">(ויקרא טו,יג)</text:span> מ'<text:span text:style-name="T90">וכי יטהר הזב מזובו </text:span><text:span text:style-name="T91">[וספר לו שבעת ימים לטהרתו וכבס בגדיו ורחץ בשרו במים חיים וטהר]</text:span> נפקא: '<text:span text:style-name="T90">מזובו</text:span>' - ולא מנגעו. </text:p>
      <text:p text:style-name="Standard">ואביי חד בזב וחד בזבה, וצריכי: דאי כתב רחמנא</text:p>
      <text:p text:style-name="Standard"/>
      <text:p text:style-name="Standard">(נדה לז,ב)</text:p>
      <text:p text:style-name="Standard">בזב - משום דלא מטמא באונס, אבל זבה - דמטמיא באונס - אימא לא, צריכא! ואי כתב רחמנא בזבה - משום דלא מטמיא בראיות כבימים, אבל זב דמטמא בראיות כבימים <text:span text:style-name="T89">(</text:span><text:span text:style-name="T46">זב מטמא בין בשלש ראיות ביום אחד בין בשלש ראיות בשלשה ימים רצופין, אבל זבה אינה מטמאה אלא בשלשה ימים, כדכתיב בה ימים; בבבא קמא </text:span><text:span text:style-name="T47">(דף כד.)</text:span><text:span text:style-name="T46"> מרבינן זב לימים</text:span><text:span text:style-name="T89">)</text:span> - אימא לא, צריכא.</text:p>
      <text:p text:style-name="Standard">אמר אביי: מנא אמינא לה? - דתניא: <text:span text:style-name="T87">[ספרא תזריע פרשתא א משנה יד]</text:span>: <text:span text:style-name="T47">(ויקרא יב,ב)</text:span><text:span text:style-name="T90"> </text:span><text:span text:style-name="T91">[דבר אל בני ישראל לאמר אשה כי תזריע וילדה זכר וטמאה שבעת ימים כימי נדת]</text:span><text:span text:style-name="T90"> </text:span><text:span text:style-name="T102">דותה תטמא:</text:span><text:span text:style-name="T100"> '</text:span><text:span text:style-name="T102">דותה תטמא</text:span><text:span text:style-name="T100">' -לרבות את בועלה, '</text:span><text:span text:style-name="T102">דותה תטמא</text:span><text:span text:style-name="T100">' - לרבות את הלילות, '</text:span><text:span text:style-name="T102">דותה תטמא</text:span><text:span text:style-name="T100">' - לרבות את היולדת בזוב שצריכה שתשב שבעה נקיים</text:span>'; מאי לאו נקיים מלידה <text:span text:style-name="T89">(</text:span><text:span text:style-name="T46">שלא תהא לידה ביניהם: דאף על גב דלא חזיא - כמאן דחזיא דמי, דהא ימי לידה טמאין בלא דם</text:span><text:span text:style-name="T89">)</text:span>?</text:p>
      <text:p text:style-name="Standard">לא, מדם.</text:p>
      <text:p text:style-name="Standard">ואמר אביי: מנא אמינא לה? - דתניא: '<text:span text:style-name="T108">כימי נדתה כך ימי לידתה: מה ימי נדתה אין ראוין לזיבה </text:span><text:span text:style-name="T89">(</text:span><text:span text:style-name="T46">דאין זבה אלא אחר נדה</text:span><text:span text:style-name="T89">)</text:span><text:span text:style-name="T108"> ואין ספירת שבעה </text:span><text:span text:style-name="T89">(</text:span><text:span text:style-name="T46">לזיבה</text:span><text:span text:style-name="T89">)</text:span><text:span text:style-name="T108"> עולה מהן </text:span><text:span text:style-name="T89">(</text:span><text:span text:style-name="T46">דהא מכי הויא זבה לא חיילא ימי נדה לעולם עד שתשב שבעה נקיים, וכל דם שרואה - אינה אלא סותרת, אבל נדה לא הויא! הילכך לא משכחת ימי ספירה בימי נדה, ולא ימי נדה בימי ספירה</text:span><text:span text:style-name="T89">)</text:span><text:span text:style-name="T108"> - אף ימי לידתה </text:span><text:span text:style-name="T89">(</text:span><text:span text:style-name="T46">הואיל ודמו לנדה:</text:span><text:span text:style-name="T89">)</text:span><text:span text:style-name="T108"> שאין ראוין לזיבה </text:span><text:span text:style-name="T89">(</text:span><text:span text:style-name="T46">כדאמר 'ולא דמה מחמת ולד'</text:span><text:span text:style-name="T89">)</text:span><text:span text:style-name="T108"> - </text:span><text:span text:style-name="T89">(</text:span><text:span text:style-name="T46">הכי נמי לענין ספירה מדמינן להו לנדה</text:span><text:span text:style-name="T89">)</text:span><text:span text:style-name="T108"> אין ספירת שבעה עולה מהן</text:span>' <text:span text:style-name="T89">(</text:span><text:span text:style-name="T46">ולא תעלה בהן ספירת שבעה, כגון: אם ילדה בימי ספירה</text:span><text:span text:style-name="T89">)</text:span>.</text:p>
      <text:p text:style-name="Standard">ורבא?</text:p>
      <text:p text:style-name="Standard">הא מני רבי אליעזר היא, דאמר מסתר נמי סתרה <text:span text:style-name="T89">(</text:span><text:span text:style-name="T46">וכל שכן דלא סלקא: כי היכי דסבירא ליה באונס בזב שאינו גורם, וסותר ימי לידה נמי אף על גב דלא גרמי – סתר, וכי קאמינא אנא – לרבנן, דאמרי: דבר שאינו גורם אינו סותר - אינה סותרת ועולה</text:span><text:span text:style-name="T89">)</text:span>.</text:p>
      <text:p text:style-name="Standard">וכי דנין אפשר <text:span text:style-name="T89">(</text:span><text:span text:style-name="T46">כגון לידה דאפשר לה ללדת בימי ספירה</text:span><text:span text:style-name="T89">)</text:span> משאי אפשר <text:span text:style-name="T89">(</text:span><text:span text:style-name="T46">מימי נדה דלא אפשר להיות נדה בימי ספירה</text:span><text:span text:style-name="T89">)</text:span>!?</text:p>
      <text:p text:style-name="Standard">אמר רב אחדבוי בר אמי: רבי אליעזר היא, דאמר דנין אפשר משאי אפשר! <text:span text:style-name="T89">(</text:span><text:span text:style-name="T46">במסכת מנחות בפרק 'התודה', דיליף פסח דורות מפסח מצרים: שלא יביא אלא מן החולין; אמר לו רבי עקיבא: וכי דנין אפשר משאי אפשר: במצרים אכתי לא הוה מעשר, אבל לדורות דאיכא מעות מעשר שני - נייתי מנייהו? אמר לו: אף על פי שאי אפשר - ראיה גדולה היא ונלמד הימנה.</text:span><text:span text:style-name="T89">)</text:span> </text:p>
      <text:p text:style-name="Standard">ורב ששת אמר: על כרחך הקישן הכתוב <text:span text:style-name="T89">(</text:span><text:span text:style-name="T46">ואפילו לרבי עקיבא, הני מילי - דאין דנין - כגון גזרה שוה; אבל הקישא - אין משיבין על ההיקש</text:span><text:span text:style-name="T89">)</text:span>.</text:p>
      <text:p text:style-name="Standard">איכא דאמרי: אמר רב אחדבוי בר אמי אמר רב ששת: רבי אליעזר היא, דאמר דנין אפשר משאי אפשר, ורב פפא אמר: על כרחך הקישן הכתוב. <text:s/></text:p>
      <text:p text:style-name="P10"/>
      <text:p text:style-name="Standard">קשתה שלשה ימים <text:span text:style-name="T89">[בתוך י"א יום ושפתה מעת לעת וילדה - הרי זו יולדת בזוב, דברי רבי אליעזר; רבי יהושע אומר: לילה ויום, כלילי שבת ויומו. ששפתה מן הצער ולא מן הדם]</text:span>: <text:s/></text:p>
      <text:p text:style-name="Standard">איבעיא להו: שפתה מזה ומזה מהו?</text:p>
      <text:p text:style-name="Standard">רב חסדא אמר: טמאה <text:span text:style-name="T89">(</text:span><text:span text:style-name="T46">דהא איכא שופי</text:span><text:span text:style-name="T89">)</text:span>; רבי חנינא אמר: טהורה <text:span text:style-name="T89">(</text:span><text:span text:style-name="T46">כיון דשפתה אף מן הדם - איגלאי מילתא דדם הקושי מחמת ולד אתא, אבל כי שפתה מן הצער ורואה דם - איגלאי מילתא דמקמי הכי הוי חזיא נמי בלא קושי</text:span><text:span text:style-name="T89">)</text:span>;</text:p>
      <text:p text:style-name="Standard">אמר רבי חנינא: משל למלך שיצא וחיילותיו לפניו <text:span text:style-name="T89">(</text:span><text:span text:style-name="T46">יום אחד או שנים קודם ביאתו</text:span><text:span text:style-name="T89">)</text:span> - בידוע שחיילותיו של מלך הן.</text:p>
      <text:p text:style-name="Standard">ורב חסדא אמר: כל שכן דבעי נפיש חיילות טפי <text:span text:style-name="T89">(</text:span><text:span text:style-name="T46">סמוך לביאתו</text:span><text:span text:style-name="T89">)</text:span>.</text:p>
      <text:p text:style-name="Standard"><text:soft-page-break/>תנן: '<text:span text:style-name="T100">רבי יהושע אומר: לילה ויום כלילי שבת ויומו, ששפתה מן הצער ולא מן הדם</text:span>' טעמא דמן הצער ולא מן הדם, הא מזה ומזה טהורה, תיובתא דרב חסדא!</text:p>
      <text:p text:style-name="Standard">אמר לך רב חסדא: לא מבעיא מזה ומזה דטמאה, דפסקי להו חיילות לגמרי <text:span text:style-name="T89">(</text:span><text:span text:style-name="T46">דהשתא ודאי קמאי לא מחמתיה אתו, דאי מחמתיה אתו - כל שכן דמפיש חיילות</text:span><text:span text:style-name="T89">)</text:span>; אבל מן הצער ולא מן הדם – אימר: כי היכי דמדם לא פסקה - מקושי נמי לא פסקה, והא - תונבא <text:span text:style-name="T89">(</text:span><text:span text:style-name="T46">אשטורדישו"ן </text:span><text:span text:style-name="T112">[עילפון, הלם]</text:span><text:span text:style-name="T46">: שאינה מרגשת בצערה מחמת שעמומית החולי</text:span><text:span text:style-name="T89">)</text:span> בעלמא הוא דנקט לה - קא משמע לן.<text:span text:style-name="T46"> </text:span></text:p>
      <text:p text:style-name="Standard">תנן: '<text:span text:style-name="T100">קשתה שלשה ימים בתוך אחד עשר יום ושפתה מעת לעת וילדה הרי זו יולדת בזוב</text:span>' - היכי דמי? אילימא כדקתני <text:span text:style-name="T89">(</text:span><text:span text:style-name="T46">שלשה בקושי ואחד בשופי, ובכולן ראתה</text:span><text:span text:style-name="T89">)</text:span> - למה לי שלש? בתרי בקושי וחד בשופי סגי!? אלא, לאו הכי קאמר: 'קשתה שלשה ושפתה מזה ומזה, או שקשתה שנים ושפתה מעת לעת <text:span text:style-name="T89">(</text:span><text:span text:style-name="T46">בשלישי, מן הצער ולא מן הדם, כדקתני: שלשה בקושי ומקצת שלישי ומקצת רביעי בשופי</text:span><text:span text:style-name="T89">)</text:span> - הרי זו יולדת בזוב', ותיובתא דרבי חנינא?</text:p>
      <text:p text:style-name="Standard">אמר לך רבי חנינא: לא! לעולם כדקתני, והא קא משמע לן: דאף על גב דמתחיל קישוי בשלישי ושפתה מעת לעת <text:span text:style-name="T89">(</text:span><text:span text:style-name="T46">דאף על גב דקשתה בקצת שלישי ולא שפתה לילה ויום כלילי שבת ויומו, אלא לילה ושני חצאי יום</text:span><text:span text:style-name="T89">)</text:span> – טמאה, לאפוקי מרבי חנינא <text:span text:style-name="T89">(</text:span><text:span text:style-name="T46">בן אחי רבי יהושע, דאמר לעיל </text:span><text:span text:style-name="T47">(דף לו:)</text:span><text:span text:style-name="T46"> 'כל שחל קישויה להיות בשלישי שלה [אפילו כל היום כולו בשופי- אין זו יולדת בזוב]'</text:span><text:span text:style-name="T89">)</text:span>.<text:span text:style-name="T46"> </text:span></text:p>
      <text:p text:style-name="P3"/>
      <text:p text:style-name="Standard">כמה היא קשויה? רבי מאיר אומר <text:span text:style-name="T89">[אפילו ארבעים וחמשים יום]</text:span>: <text:s/></text:p>
      <text:p text:style-name="Standard">השתא חמשים מקשיא, ארבעים מיבעיא?</text:p>
      <text:p text:style-name="Standard">אמר רב חסדא: לא קשיא: כאן לחולה, כאן לבריאה <text:span text:style-name="T89">(</text:span><text:span text:style-name="T46">ארבעים</text:span><text:span text:style-name="T89">)</text:span>.</text:p>
      <text:p text:style-name="Standard">אמר רבי לוי: אין הולד מטהר אלא ימים הראויין להיות בהן זבה <text:span text:style-name="T89">(</text:span><text:span text:style-name="T46">דהיינו י"א יום שבין נדה לנדה, אבל ראתה אחריהן - טמאה נדה, כדאמר לעיל: '</text:span><text:span text:style-name="T75">בימי נדה - נדה</text:span><text:span text:style-name="T46">'</text:span><text:span text:style-name="T89">)</text:span>; </text:p>
      <text:p text:style-name="Standard">ורב אמר: אפילו בימים הראויין לספירת זבה <text:span text:style-name="T89">(</text:span><text:span text:style-name="T46">כגון: התחיל הקושי בימי הזיבה - טהורין כל ימי זיבה ושבעה אחריהם, דהא בתר זבה שייכי, וכי כתב רחמנא '</text:span><text:span text:style-name="T79">בנדתה</text:span><text:span text:style-name="T46"> </text:span><text:span text:style-name="T51">[</text:span><text:span text:style-name="T47">ויקרא טו,יט:</text:span><text:span text:style-name="T51"> ואשה כי תהיה זבה דם יהיה זבה בבשרה שבעת ימים תהיה </text:span><text:span text:style-name="T67">בנדתה</text:span><text:span text:style-name="T51"> וכל הנגע בה יטמא עד הערב]</text:span><text:span text:style-name="T75"> - ולא בזיבתה</text:span><text:span text:style-name="T46">' </text:span><text:span text:style-name="T47">[ספרא מצורע פרק זבים פרשתא ד משנה ה]</text:span><text:span text:style-name="T46"> - דזיבתה טהורה - אהני נמי קאי, אבל אחר שבעה אם יאריך - טמאה נדה</text:span><text:span text:style-name="T89">)</text:span>.</text:p>
      <text:p text:style-name="Standard">אמר רב אדא בר אהבה: ולטעמיה דרב <text:span text:style-name="T89">(</text:span><text:span text:style-name="T46">כיון דאמר רב בהנך ימים דשייכי בתר זיבה טהרינהו רחמנא לענין קושי</text:span><text:span text:style-name="T89">)</text:span>,</text:p>
      <text:p text:style-name="Standard"/>
      <text:p text:style-name="Standard">(נדה לח,א)</text:p>
      <text:p text:style-name="Standard">אפילו ימים הראויין לספירת סתירת זבה <text:span text:style-name="T89">(</text:span><text:span text:style-name="T46">בימי זיבה: דלעולם היא טהורה עד שתשפה, שהרי כל ימיה ראויין לכך: שאם תספור ששה ותראה - סותרת הכל, ונמצאו הימים הבאין ראויין לספירה; והא דתניא '</text:span><text:span text:style-name="T75">בימי נדה - נדה</text:span><text:span text:style-name="T46">' - היכא דאתחיל קושי מימי נדה, אבל אתחיל בימי זיבה - כל מה שיאריך הקושי טהורה</text:span><text:span text:style-name="T89">)</text:span>.</text:p>
      <text:p text:style-name="Standard">תנן: '<text:span text:style-name="T100">כמה הוא קשויה? רבי מאיר אומר: ארבעים וחמשים יום</text:span>' <text:span text:style-name="T89">(</text:span><text:span text:style-name="T46">קסלקא דעתא לגמרי מטהר לה רבי מאיר מזוב ומנדות</text:span><text:span text:style-name="T89">)</text:span>; בשלמא לרב, משכחת לה כרב אדא בר אהבה; אלא ללוי קשיא?</text:p>
      <text:p text:style-name="Standard">אמר לך לוי: מי קתני 'טהורה בכולן'? בימי נדה – נדה, בימי זיבה – טהורה <text:span text:style-name="T89">(</text:span><text:span text:style-name="T46">והכי קאמר רבי מאיר: כמה הוא קשויה שלא תבא להתחייב בקרבן ולספירת נקיים? - ארבעים וחמשים יום; ומיהו בכל הני ארבעים, כי שלמי ימי זוב ומטו ימי נדות - טמאה נדה, וכי הדרי שלמי שבעת ימי נדות ומטו ימי זוב - טהורה</text:span><text:span text:style-name="T89">)</text:span>.</text:p>
      <text:p text:style-name="Standard">לישנא אחרינא אמרי: אמר רבי לוי: אין הולד מטהר אלא ימים הראויין להיות בהן זבה גדולה <text:span text:style-name="T89">(</text:span><text:span text:style-name="T46">ראתה שלשה רצופין בתוך י"א יום - טהורה מספירת נקיים ומקרבן, אבל לא ראתה אלא יום אחד - צריכה לשמור יום כנגד יום</text:span><text:span text:style-name="T89">)</text:span>; מאי טעמא? <text:span text:style-name="T89">(</text:span><text:span text:style-name="T46">דכי כתיב</text:span><text:span text:style-name="T89">)</text:span> <text:span text:style-name="T47">[ויקרא טו,כה]</text:span><text:span text:style-name="T50"> ואשה כי יזוב זוב]</text:span><text:span text:style-name="T49"> דמה ימים רבים </text:span><text:span text:style-name="T50">[בלא עת נדתה או כי תזוב על נדתה כל ימי זוב טמאתה כימי נדתה תהיה טמאה הוא]</text:span><text:span text:style-name="T29"> </text:span><text:span text:style-name="T53">(</text:span><text:span text:style-name="T46">דדרשינן '</text:span><text:span text:style-name="T75">ולא מחמת ולד</text:span><text:span text:style-name="T46">' - בזבה גדולה</text:span><text:span text:style-name="T53">)</text:span><text:span text:style-name="T29"> </text:span>כתיב <text:span text:style-name="T89">(</text:span><text:span text:style-name="T46">דכתיב בההוא קרא '</text:span><text:span text:style-name="T50">ימים רבים</text:span><text:span text:style-name="T46">', ואם משך קשויה יותר מאחד עשר יום = שנכנסה לימים שראויים לנדה - טמאה</text:span><text:span text:style-name="T89">)</text:span>. </text:p>
      <text:p text:style-name="Standard">אבא שאול משמיה דרב אמר: אפילו ימים הראויין להיות בהן זבה קטנה; מאי טעמא? '<text:span text:style-name="T90">ימי</text:span>' ו'<text:span text:style-name="T90">כל ימי</text:span>' התם כתיבי <text:span text:style-name="T89">(</text:span><text:span text:style-name="T46">ומינייהו נפקא לן זבה קטנה, בשילהי מכילתין בשמעתא בתרייתא</text:span><text:span text:style-name="T89">)</text:span>. </text:p>
      <text:p text:style-name="Standard"/>
      <text:p text:style-name="Standard">תנן '<text:span text:style-name="T100">כמה הוא קשויה? - רבי מאיר אומר: אפילו ארבעים וחמשים יום</text:span>' - קשיא לתרוייהו <text:span text:style-name="T89">(</text:span><text:span text:style-name="T46">דאמרי זבה גדולה וקטנה - הוא דמטהר ולד, אבל אם יאריך אחריהן טמא</text:span><text:span text:style-name="T89">)</text:span>!?</text:p>
      <text:p text:style-name="Standard"><text:soft-page-break/>מי קתני 'טהורה בכולן'? <text:span text:style-name="T111">[לא, אלא]</text:span> קשתה בימי נדתה – נדה, בימי זיבתה <text:span text:style-name="T89">(</text:span><text:span text:style-name="T46">למר כדאית ליה ולמר כדאית ליה</text:span><text:span text:style-name="T89">)</text:span> – טהורה. </text:p>
      <text:p text:style-name="Standard">תניא: '<text:span text:style-name="T108">היה רבי מאיר אומר: יש מקשה </text:span><text:span text:style-name="T89">(</text:span><text:span text:style-name="T46">שהיא רואה</text:span><text:span text:style-name="T89">)</text:span><text:span text:style-name="T108"> מאה וחמישים יום </text:span><text:span text:style-name="T89">(</text:span><text:span text:style-name="T46">רצופין</text:span><text:span text:style-name="T89">)</text:span><text:span text:style-name="T108"> ואין זיבה עולה בהן </text:span><text:span text:style-name="T89">(</text:span><text:span text:style-name="T46">ולא שתהא מקשה כל מאה וחמשים יום</text:span><text:span text:style-name="T89">)</text:span><text:span text:style-name="T108">! כיצד: שנים '</text:span><text:span text:style-name="T92">בלא עת </text:span><text:span text:style-name="T89">(</text:span><text:span text:style-name="T50">נד</text:span><text:span text:style-name="T51">[ת]</text:span><text:span text:style-name="T50">ה</text:span><text:span text:style-name="T89">)</text:span><text:span text:style-name="T108">' </text:span><text:span text:style-name="T89">(</text:span><text:span text:style-name="T46">הרי י"א ימים שלאחר נדתה שהן ימי זיבה, ואינה זבה עד שתראה בהן שלשה רצופין, ואם ראתה שנים בסופן כשתראה למחר - הוי פתח של נדותה, ואינו מצטרף לה לזיבה אלא תחלת נדה הויא</text:span><text:span text:style-name="T89">)</text:span><text:span text:style-name="T108"> ושבעה נדה </text:span><text:span text:style-name="T89">(</text:span><text:span text:style-name="T46">וכל שבעה תהיה נדה - הרי תשעה ימים רצופין</text:span><text:span text:style-name="T89">)</text:span><text:span text:style-name="T108"> ושנים של אחר הנדה </text:span><text:span text:style-name="T89">(</text:span><text:span text:style-name="T46">שהן מן י"א של ימי זוב, וכל כמה דלא חזיא שלשה בימי זיבה - לא הויא זבה, הרי י"א רצופין</text:span><text:span text:style-name="T89">)</text:span><text:span text:style-name="T108"> וחמשים שהולד מטהר </text:span><text:span text:style-name="T89">(</text:span><text:span text:style-name="T46">וקשתה חמשים והיא חולה, ואמרינן לעיל 'בחולה – חמשים [הנך חמשים של קושי] - הרי ס"א, וביום ס"א ילדה נקבה</text:span><text:span text:style-name="T89">)</text:span><text:span text:style-name="T108"> ושמונים של נקבה </text:span><text:span text:style-name="T89">(</text:span><text:span text:style-name="T46">ואפילו רואה כל שמונים - אינה זבה, ואחד ושמונים הוי תחילת נדה</text:span><text:span text:style-name="T89">)</text:span><text:span text:style-name="T108"> ושבעה נדה </text:span><text:span text:style-name="T89">(</text:span><text:span text:style-name="T46">ואם תראה שבעה - הרי מאה ומ"ח</text:span><text:span text:style-name="T89">)</text:span><text:span text:style-name="T108"> ושנים של אחר הנדה </text:span><text:span text:style-name="T89">(</text:span><text:span text:style-name="T46">ותפסוק - הרי ראתה ק"נ רצופין ואינה זבה! אבל אם תראה יותר הויא זבה, דהוו להו שלשה לאחר הנדה</text:span><text:span text:style-name="T89">)</text:span><text:span text:style-name="T108">!</text:span></text:p>
      <text:p text:style-name="Standard"><text:span text:style-name="T108">אמרו לו: אם כן </text:span><text:span text:style-name="T89">(</text:span><text:span text:style-name="T46">דקחשבת שמונים של נקבה</text:span><text:span text:style-name="T89">)</text:span><text:span text:style-name="T108"> - יש מקשה כל ימיה ואין זיבה עולה בהן </text:span><text:span text:style-name="T89">(</text:span><text:span text:style-name="T46">כגון טובלת לי"ד של נקבה, ומתעברת, ולסוף שמונים - שבעה לנדה ושנים לאחר הנדה, ומקשה חמשים וחוזרת ומפלת נקבה - וכן לעולם</text:span><text:span text:style-name="T89">)</text:span><text:span text:style-name="T108">!</text:span></text:p>
      <text:p text:style-name="Standard"><text:span text:style-name="T108">אמר להן </text:span><text:span text:style-name="T89">(</text:span><text:span text:style-name="T46">רבי מאיר</text:span><text:span text:style-name="T89">)</text:span><text:span text:style-name="T108">: </text:span>[מאי דעתייכו],<text:span text:style-name="T108"> משום נפלים </text:span><text:span text:style-name="T89">(</text:span><text:span text:style-name="T46">כדפרשינן</text:span><text:span text:style-name="T89">)</text:span><text:span text:style-name="T108">? אין קושי לנפלים </text:span><text:span text:style-name="T89">(</text:span><text:span text:style-name="T46">אין הנפל מטהר קישויו, ואנן בולד דאית ליה קושי קמיירינן</text:span><text:span text:style-name="T89">)</text:span>!</text:p>
      <text:p text:style-name="Standard"/>
      <text:p text:style-name="Standard">תנו רבנן: '<text:span text:style-name="T100">יש רואה </text:span><text:span text:style-name="T89">(</text:span><text:span text:style-name="T46">בלא קושי</text:span><text:span text:style-name="T89">)</text:span><text:span text:style-name="T100"> מאה יום ואין זיבה עולה בהן! כיצד: שנים בלא עת, ושבעה נדה, ושנים של אחר הנדה, ושמונים של נקבה, ושבעה נדה ושנים של אחר הנדה.</text:span>'</text:p>
      <text:p text:style-name="Standard">מאי קא משמע לן?</text:p>
      <text:p text:style-name="Standard">לאפוקי ממאן דאמר 'אי אפשר לפתיחת הקבר בלא דם' - קא משמע לן דאפשר לפתיחת הקבר בלא דם <text:span text:style-name="T89">(</text:span><text:span text:style-name="T46">דאי לא אפשר - הויא לה זבה כשילדה אחר שנים שלאחר הנדה, דהוה ליה יום לידה 'שלישי', ואי הויא חזיא קודם לידה בפתיחת הקבר - הרי היא זבה הואיל ובלא קושי ראתה</text:span><text:span text:style-name="T89">)</text:span>. <text:span text:style-name="T46"><text:s/></text:span></text:p>
      <text:p text:style-name="Standard"/>
      <text:p text:style-name="Standard">רבי יהודה אומר: דיה <text:span text:style-name="T119">[</text:span><text:span text:style-name="T89">חדשה</text:span><text:span text:style-name="T119">]</text:span>: <text:s/></text:p>
      <text:p text:style-name="Standard">תניא: '<text:span text:style-name="T108">רבי יהודה אומר משום רבי טרפון: דיה חדשה;</text:span></text:p>
      <text:p text:style-name="Standard"><text:span text:style-name="T108">ויש בדבר להקל ולהחמיר </text:span><text:span text:style-name="T89">(</text:span><text:span text:style-name="T46">פעמים שאינו מטהר כלום, פעמים שהוא מטהר חדש ויום אחד</text:span><text:span text:style-name="T89">)</text:span><text:span text:style-name="T108">, כיצד: קשתה שנים בסוף שמיני ואחד בתחלת תשיעי, ואפילו בתחלת תשיעי ילדה - הרי זו יולדת בזוב </text:span><text:span text:style-name="T89">(</text:span><text:span text:style-name="T46">הואיל ורוב זיבה בשמיני הואי, שאין הולד מטהר - שדינן חד יומא בתר תרין והרי היא זבה</text:span><text:span text:style-name="T89">)</text:span><text:span text:style-name="T108">; אבל קשתה יום אחד בסוף שמיני ושתים בתחלת תשיעי, ואפילו בסוף תשיעי ילדה </text:span><text:span text:style-name="T89">(</text:span><text:span text:style-name="T46">ואף על גב דתשיעי כולו בשופי חוץ משני ימים</text:span><text:span text:style-name="T89">)</text:span><text:span text:style-name="T108"> - אין זו יולדת בזוב </text:span><text:span text:style-name="T89">(</text:span><text:span text:style-name="T46">בלבד שלא תראה דם בימי השופי; </text:span><text:span text:style-name="T65">ולא אמרינן</text:span><text:span text:style-name="T46"> כיון דשופי סמוך ללידה - נטמאנה בדם הקושי</text:span><text:span text:style-name="T89">)</text:span>.'</text:p>
      <text:p text:style-name="Standard">אמר רב אדא בר אהבה: שמע מינה קסבר רבי יהודה שיפורא <text:span text:style-name="T89">(</text:span><text:span text:style-name="T46">שופר שתוקעין בו בית דין בקדוש החדש</text:span><text:span text:style-name="T89">)</text:span> גרים <text:span text:style-name="T89">(</text:span><text:span text:style-name="T46">כלומר: החדש של תשיעי גורמת לידת הולד: דמכי עייל - הוה זמן לידה, הילכך כל הדמים שרואה בו בקושי אינו אלא מחמת הולד אף על גב דאיכא שופי בתרייהו, ואפילו בתחלת תשיעי הוי מחמת ולד; דקסבר יולדת לתשעה יולדת למקוטעין</text:span><text:span text:style-name="T89">)</text:span>? – איני! והא אמר שמואל: אין אשה מתעברת ויולדת אלא למאתים ושבעים ואחד יום <text:span text:style-name="T89">(</text:span><text:span text:style-name="T46">דהוו להו תשעה חדשים שלמים של שלשים, וביום ראשון של עשירי יולדת</text:span><text:span text:style-name="T89">)</text:span>, או למאתים ושבעים ושנים יום <text:span text:style-name="T89">(</text:span><text:span text:style-name="T46">כלומר: אם לא קלט הזרע יום ראשון - קולט בשני, ומיום קליטתו הוי התחלת העיבור</text:span><text:span text:style-name="T89">)</text:span>, או למאתים ושבעים ושלשה <text:span text:style-name="T89">(</text:span><text:span text:style-name="T46">שאם לא קלט בשני - קולט בשלישי; אבל אם לא קלט בשלישי - שוב אינו קולט, דקיימא לן דעד שלישי הוי ראוי להזריע, מכאן ואילך מסריח </text:span><text:span text:style-name="T47">[במסכת שבת (דף פו.) בפולטת שכבת זרע ביום השלישי, בפרק 'רבי עקיבא']</text:span><text:span text:style-name="T46"> - אלמא לא ילדה למקוטעין</text:span><text:span text:style-name="T89">)</text:span>!? </text:p>
      <text:p text:style-name="Standard">הוא <text:span text:style-name="T89">(</text:span><text:span text:style-name="T46">שמואל</text:span><text:span text:style-name="T89">)</text:span> דאמר כחסידים הראשונים, דתניא: '<text:span text:style-name="T100">חסידים הראשונים לא היו משמשין מטותיהן אלא ברביעי בשבת שלא יבואו נשותיהן</text:span></text:p>
      <text:p text:style-name="Standard"/>
      <text:p text:style-name="Standard">(נדה לח,ב)</text:p>
      <text:p text:style-name="Standard"><text:span text:style-name="T100">לידי חלול שבת</text:span>' <text:span text:style-name="T89">(</text:span><text:span text:style-name="T46">שלא תלד בשבת, ויצטרך לחלל עליה את השבת</text:span><text:span text:style-name="T89">)</text:span>.</text:p>
      <text:p text:style-name="Standard"><text:span text:style-name="T29">ברביעי ותו לא</text:span>?</text:p>
      <text:p text:style-name="Standard">אימא מרביעי ואילך. <text:span text:style-name="T89">(</text:span><text:span text:style-name="T46">אבל ליל שלישי וליל שני ומוצאי שבת – לא, דאי מתעברה למוצאי שבת - שמא תלד לרע"ג, דמטי בשבת, ונמצא שבת מתחלל, שניתן רשות לחללו מפני סכנת גופה; והיכי דמי? עשה מרע"ג ימים שבועים: מאה ימים </text:span><text:soft-page-break/><text:span text:style-name="T46">הוו שבועים שווין בר מתרי יומי; וכן למאה ימים האחרים - שני ימים, הרי ארבע ימים עודפים על השבועים; וע' ימים - כולן שוים; וג' ימים תן על ד' העודפים - הרי שבוע; וכיון שהתחילו במוצאי שבת - נמצאו כלים בשבת! ואם נתעברה בשני - דלמא ילדה לרע"ב דמטי בשבת, ואם נתעברה בשלישי - דלמא ילדה לרע"א דמטי בשבת; אבל </text:span><text:span text:style-name="T112">[אם בעל]</text:span><text:span text:style-name="T46"> ברביעי, אי ילדה לרע"א מטי בחד בשבא, ואי לרע"ב - מטי בתרי בשבא, ואי לרע"ג - מטי בתלתא בשבא! אלמא כשמואל סבירי להו. </text:span></text:p>
      <text:p text:style-name="Standard"><text:span text:style-name="T112">[ועל כן שאלה הגמרא:</text:span><text:span text:style-name="T119"> </text:span><text:span text:style-name="T53">ברביעי ותו לא </text:span><text:span text:style-name="T46">והסביר רש"י: כל שכן דאי מעברא בה' או בו' או בשבת, דלא מטי יום לידה בשבת</text:span><text:span text:style-name="T112">].</text:span><text:span text:style-name="T89">)</text:span></text:p>
      <text:p text:style-name="Standard"/>
      <text:p text:style-name="Standard">אמר מר זוטרא: מאי טעמייהו דחסידים הראשונים? דכתיב <text:span text:style-name="T47">(רות ד,יג)</text:span><text:span text:style-name="T90"> </text:span><text:span text:style-name="T91">[ויקח בעז את רות ותהי לו לאשה ויבא אליה]</text:span><text:span text:style-name="T90"> ויתן ה' לה הריון </text:span><text:span text:style-name="T91">[ותלד בן]</text:span> – 'הריון' בגימטריא מאתן ושבעים וחד הוו.</text:p>
      <text:p text:style-name="Standard">אמר מר זוטרא: אפילו למאן דאמר יולדת לתשעה אינה יולדת למקוטעים - יולדת לשבעה יולדת למקוטעים, שנאמר <text:span text:style-name="T47">(שמואל א א,כ)</text:span><text:span text:style-name="T90"> ויהי לתקופות הימים ותהר חנה ותלד בן </text:span><text:span text:style-name="T91">[ותקרא את שמו שמואל כי מה' שאלתיו]</text:span>: מיעוט תקופות – שנים, מיעוט ימים – שנים <text:span text:style-name="T89">(</text:span><text:span text:style-name="T46">דכל מקום שנאמר </text:span><text:span text:style-name="T50">ימים</text:span><text:span text:style-name="T46"> ולא נאמר כמה - תפוס המועט בידך, ולא המרובה: שאם אתה אומר ימים שלשה או ארבעה - אני אומר עשרה או מאה! כך שנו חכמים </text:span><text:span text:style-name="T47">(סוכה דף ה:)</text:span><text:span text:style-name="T46">: כל ששמועו מרובה ושמועו מועטת - תפסת מרובה לא תפסת, תפסת מועט תפסת; הלכך כאן שנאמר </text:span><text:span text:style-name="T50">ימים</text:span><text:span text:style-name="T46"> מכיון שנכנסו שני ימים בחדש שביעי - ילדה</text:span><text:span text:style-name="T89">)</text:span>. <text:s/></text:p>
      <text:p text:style-name="Standard"><text:span text:style-name="T111">[הערה בשולי הש"ס: ולכאורה הענין פליאה! ובכן דע דז"ל הרד"ק : לתקופת הימים – ימי העיבור, כתרגומו 'לזמן משלם יומיא', ופירוש: </text:span><text:span text:style-name="T120">ותהר חנה</text:span><text:span text:style-name="T111"> - שהרתה כבר כאשר באה משילה ידעה אלקנה בעלה והרתה, כמו שאמר '</text:span><text:span text:style-name="T120">ויזכרה ה'</text:span><text:span text:style-name="T111">'; '</text:span><text:span text:style-name="T120">לתקופת הימים</text:span><text:span text:style-name="T111">' זהו כשהשלים ימי ההריון ילדה בן; ויש ווין מורות לעבר וכו']</text:span></text:p>
      <text:p text:style-name="Standard"/>
      <text:p text:style-name="Standard">רבי יוסי ור"ש אומרים אין קושי יותר מב' שבתות: <text:s/></text:p>
      <text:p text:style-name="Standard">אמר שמואל: מאי טעמייהו דרבנן? דכתיב <text:span text:style-name="T47">(ויקרא יב,ה)</text:span><text:span text:style-name="T90"> </text:span><text:span text:style-name="T91">[ואם נקבה תלד]</text:span><text:span text:style-name="T90"> וטמאה שבועים כנדתה </text:span><text:span text:style-name="T91">[וששים יום וששת ימים תשב על דמי טהרה]</text:span>; '<text:span text:style-name="T90">כנדתה</text:span>' ולא כזיבתה; מכלל דזיבתה טהורה <text:span text:style-name="T89">(</text:span><text:span text:style-name="T46">ומהכא גמרינן לעיל קושי בימי זיבה</text:span><text:span text:style-name="T89">)</text:span>, וכמה? – שבועים!</text:p>
      <text:p text:style-name="Standard"/>
      <text:p text:style-name="Standard">תנו רבנן: '<text:span text:style-name="T108">יש מקשה עשרים וחמשה יום </text:span><text:span text:style-name="T89">(</text:span><text:span text:style-name="T46">שרואה כ"ה יום, בין קושי ובין שופי</text:span><text:span text:style-name="T89">)</text:span><text:span text:style-name="T108"> ואין זיבה עולה בהן, כיצד: שנים '</text:span><text:span text:style-name="T92">בלא עת</text:span><text:span text:style-name="T108">', ושבעה נדה, ושנים שלאחר נדה </text:span><text:span text:style-name="T89">(</text:span><text:span text:style-name="T46">בלא קושי</text:span><text:span text:style-name="T89">)</text:span><text:span text:style-name="T108">, וארבעה עשר </text:span><text:span text:style-name="T89">(</text:span><text:span text:style-name="T46">בקושי לרבי יוסי ולר"ש</text:span><text:span text:style-name="T89">)</text:span><text:span text:style-name="T108"> שהולד מטהר </text:span><text:span text:style-name="T89">(</text:span><text:span text:style-name="T46">והכא לא חשיב אלא קודם לידה</text:span><text:span text:style-name="T89">)</text:span><text:span text:style-name="T108">; ואי אפשר שתתקשה עשרים וששה יום בלא ולד ולא תהא יולדת בזוב</text:span><text:span text:style-name="T89"> (</text:span><text:span text:style-name="T46">שלא תהא זבה, שהולד אינו מטהר אלא י"ד יום הסמוכים ללידה, ופשו להו שלשה בין נדות לקושי, ובהנהו שלשה הויא זיבה</text:span><text:span text:style-name="T89">)</text:span>'.</text:p>
      <text:p text:style-name="Standard">'בלא ולד' <text:span text:style-name="T89">(</text:span><text:span text:style-name="T46">משמע שאין שם ולד</text:span><text:span text:style-name="T89">)</text:span>? - בתלתא נמי סגי <text:span text:style-name="T89">(</text:span><text:span text:style-name="T46">אם כן לאו 'קושי' הוא, ולמה לי כ"ו? בתלתא לאחר הנדה סגי</text:span><text:span text:style-name="T89">)</text:span>!?</text:p>
      <text:p text:style-name="Standard">אמר רב ששת: אימא 'במקום שיש ולד'.</text:p>
      <text:p text:style-name="Standard">אמר ליה רבא: והא 'בלא ולד' קתני!?</text:p>
      <text:p text:style-name="Standard">אלא אמר רבא: הכי קאמר: אי אפשר שתתקשה עשרים וששה יום במקום שיש ולד, ולא תהא יולדת בזוב; ובמקום שאין ולד אלא נפל בתלתא נמי הויא זבה; מאי טעמא? - אין קושי לנפלים.</text:p>
      <text:p text:style-name="Standard"/>
      <text:p text:style-name="Standard"/>
      <text:p text:style-name="Standard">משנה:</text:p>
      <text:p text:style-name="Standard">המקשה בתוך שמונים של נקבה <text:span text:style-name="T89">(</text:span><text:span text:style-name="T46">שנתעברה בימי טוהר, או שנשתהה ולד אחר חבירו שני חדשים וחצי אחד נגמרה צורתו באמצע שביעי, ואחד נגמרה צורתו לסוף תשיעי, כמעשה דיהודה וחזקיה בני רבי חייא </text:span><text:span text:style-name="T47">(לעיל דף כז.)</text:span><text:span text:style-name="T89">)</text:span> - כל דמים שהיא רואה טהורין עד שיצא הולד <text:span text:style-name="T89">(</text:span><text:span text:style-name="T46">דכל תוך</text:span><text:span text:style-name="T50"> מלאת</text:span><text:span text:style-name="T46"> </text:span><text:span text:style-name="T47">[ויקרא יב,ד]</text:span><text:span text:style-name="T46"> הוי דם טוהר</text:span><text:span text:style-name="T89">)</text:span>, ורבי אליעזר מטמא <text:span text:style-name="T89">(</text:span><text:span text:style-name="T46">נדה: דכיון דבקושי בא - לאו דם טוהר הוא, אלא מחמת ולד שבמעיה; ומזיבה הוא דטהור אבל בימי נדה - נדה</text:span><text:span text:style-name="T89">)</text:span>.</text:p>
      <text:p text:style-name="Standard">אמרו לו לרבי אליעזר: ומה במקום שהחמיר בדם השופי <text:span text:style-name="T89">(</text:span><text:span text:style-name="T46">כגון שאר יולדת שרואה שלשה בשופי וילדה - הרי זו יולדת בזוב</text:span><text:span text:style-name="T89">)</text:span> היקל בדם הקושי <text:span text:style-name="T89">(</text:span><text:span text:style-name="T46">לטהרה מזובה</text:span><text:span text:style-name="T89">)</text:span>, מקום שהיקל בדם השופי <text:span text:style-name="T89">(</text:span><text:span text:style-name="T46">לטהרה מכל טומאה, כגון תוך </text:span><text:span text:style-name="T50">מלאת</text:span><text:span text:style-name="T89">)</text:span> אינו דין שנקל בדם הקושי <text:span text:style-name="T89">(</text:span><text:span text:style-name="T46">לטהרה מכל טומאה, ואפילו מנדות</text:span><text:span text:style-name="T89">)</text:span>?</text:p>
      <text:p text:style-name="Standard"><text:soft-page-break/>אמר להן: דיו לבא מן הדין <text:span text:style-name="T89">(</text:span><text:span text:style-name="T46">כגון קושי של תוך מלאת, שאתם למדין מקושי דעלמא</text:span><text:span text:style-name="T89">)</text:span> להיות כנדון <text:span text:style-name="T89">(</text:span><text:span text:style-name="T46">כקושי דעלמא</text:span><text:span text:style-name="T89">)</text:span>: ממה היקל עליה? - מטומאת זיבה, אבל טמאה טומאת נדה.</text:p>
      <text:p text:style-name="Standard"/>
      <text:p text:style-name="Standard">גמרא:</text:p>
      <text:p text:style-name="Standard">תנו רבנן: '<text:span text:style-name="T91">[</text:span><text:span text:style-name="T47">ויקרא יב,ה:</text:span><text:span text:style-name="T91"> ואם נקבה תלד וטמאה שבעים כנדתה וששים יום וששת ימים]</text:span><text:span text:style-name="T92"> תשב </text:span><text:span text:style-name="T91">[על דמי טהרה]</text:span><text:span text:style-name="T108"> - לרבות המקשה בתוך שמונים של נקבה: שכל דמים שהיא רואה טהורין עד שיצא הולד </text:span><text:span text:style-name="T89">(</text:span><text:span text:style-name="T46">יצא הולד - טמאה לידה</text:span><text:span text:style-name="T89">)</text:span><text:span text:style-name="T108">; ורבי אליעזר מטמא.</text:span></text:p>
      <text:p text:style-name="P18">אמרו לו לרבי אליעזר: ומה במקום שהחמיר בשופי שלפני הולד היקל בשופי שלאחר הולד, מקום שהיקל בקושי שלפני הולד - אינו דין שנקל בקושי שלאחר הולד?</text:p>
      <text:p text:style-name="P18">אמר להם: דיו לבא מן הדין להיות כנדון: ממה היקל עליה? - מטומאת זיבה, אבל מטמאה טומאת נדה.</text:p>
      <text:p text:style-name="Standard"><text:span text:style-name="T108">אמרו לו: הרי אנו משיבין לך לשון אחר </text:span><text:span text:style-name="T89">(</text:span><text:span text:style-name="T46">שלא נלמד קושי שלאחר מקושי שלפני, כדאמרינן לעיל 'מקום שהיקל בקושי שלפני הולד אינו דין שנקל בקושי שלאחריו', דהכא הוא דאיכא למימר 'דיו לקושי שלאחריו להיות כקושי שלפניו שהרי ממנו אנו למדים', אלא הכי גמרינן:</text:span><text:span text:style-name="T89">)</text:span><text:span text:style-name="T108">: ומה במקום שהחמיר בשופי שלפני הולד היקל בקושי שעמו, מקום שהיקל בשופי שלאחר הולד אינו דין שנקל בקושי שעמו </text:span><text:span text:style-name="T89">(</text:span><text:span text:style-name="T46">שעם השופי! דהשתא יליף קושי של אחריו דטהור לגמרי, וליכא למימר 'ממה היקל מטומאת זיבה' כדקאמר</text:span><text:span text:style-name="T89">)</text:span><text:span text:style-name="T108">?</text:span></text:p>
      <text:p text:style-name="Standard"><text:span text:style-name="T108">אמר להם: אפילו אתם משיבין כל היום כולו, דיו לבא מן הדין להיות כנדון: ממה היקל עליה? - מטומאת זיבה, אבל מטמאה טומאת נדה </text:span><text:span text:style-name="T89">(</text:span><text:span text:style-name="T46">שהרי קל וחומר אינו נידון אלא מכח קושי שלפניו, כדקתני '</text:span><text:span text:style-name="T75">ומה במקום שהחמיר בשופי שלפני הולד היקל בקושי שעמו</text:span><text:span text:style-name="T46">'</text:span><text:span text:style-name="T89">)</text:span><text:span text:style-name="T108">!</text:span>'</text:p>
      <text:p text:style-name="Standard">אמר רבא: בהא זכינהו רבי אליעזר לרבנן <text:span text:style-name="T89">(</text:span><text:span text:style-name="T46">תשובה נצחת יכול להשיבן</text:span><text:span text:style-name="T89">)</text:span>: לאו אמריתו '<text:span text:style-name="T90">דמהּ</text:span>' - דמה מחמת עצמה ולא מחמת ולד? הכי נמי <text:span text:style-name="T47">(ויקרא יב,ז)</text:span><text:span text:style-name="T90"> </text:span><text:span text:style-name="T91">[והקריבו לפני ה' וכפר עליה]</text:span><text:span text:style-name="T90"> וטהרה ממקור דמיה </text:span><text:span text:style-name="T91">[זאת תורת הילדת לזכר או לנקבה]</text:span>: דמיה מחמת עצמה, ולא מחמת ולד! </text:p>
      <text:p text:style-name="Standard">אימא 'בימי נדה – נדה, בימי זיבה - טהורה' <text:span text:style-name="T89">(</text:span><text:span text:style-name="T46">לרבי אליעזר פריך: כיון דאית ליה דיו - לוֹדִי מיהא דבימי זיבה טהורה כקושי שלפניו, כגון: ראתה בקושי שבעה ימים ראשונים - תהא טמאה, ואם ראתה יותר - יהא הדם טהור, ותטבול לאחר שבעה ראשונים של קושי</text:span><text:span text:style-name="T89">)</text:span>? </text:p>
      <text:p text:style-name="Standard">אמר קרא: '<text:span text:style-name="T90">תשב</text:span>' - ישיבה אחת לכולן <text:span text:style-name="T89">(</text:span><text:span text:style-name="T46">או כולן טהורין או כולן טמאין</text:span><text:span text:style-name="T89">)</text:span>.</text:p>
      <text:p text:style-name="Standard"/>
      <text:p text:style-name="Standard"/>
      <text:p text:style-name="Standard">משנה:</text:p>
      <text:p text:style-name="Standard">כל אחד עשר יום <text:span text:style-name="T89">(</text:span><text:span text:style-name="T46">אחר הנדות</text:span><text:span text:style-name="T89">)</text:span> - <text:span text:style-name="T89">(</text:span><text:span text:style-name="T46">אשה עומדת</text:span><text:span text:style-name="T89">)</text:span> בחזקת טהרה <text:span text:style-name="T89">(</text:span><text:span text:style-name="T46">ובגמרא מפרש למאי הלכתא</text:span><text:span text:style-name="T89">)</text:span>;</text:p>
      <text:p text:style-name="Standard"/>
      <text:p text:style-name="Standard">(נדה לט,א)</text:p>
      <text:p text:style-name="Standard"><text:span text:style-name="T111">המשך המשנה</text:span><text:tab/></text:p>
      <text:p text:style-name="Standard"><text:span text:style-name="T89">(</text:span><text:span text:style-name="T46">אכל נשים קאי ולאו לעיל מהדר:</text:span><text:span text:style-name="T89">)</text:span> ישבה לה ולא בדקה: שגגה, נאנסה, הזידה ולא בדקה – טהורה;</text:p>
      <text:p text:style-name="Standard">הגיע שעת וסתה ולא בדקה - הרי זו טמאה <text:span text:style-name="T89">(</text:span><text:span text:style-name="T46">דאורח בזמנו בא</text:span><text:span text:style-name="T89">)</text:span>.</text:p>
      <text:p text:style-name="Standard">רבי מאיר אומר: אם היתה במחבא <text:span text:style-name="T89">(</text:span><text:span text:style-name="T46">מחמת ליסטין או כרכום</text:span><text:span text:style-name="T89">)</text:span> והגיע שעת וסתה ולא בדקה - הרי זו טהורה, מפני שחרדה מסלקת את הדמים; אבל ימי הזב <text:span text:style-name="T89">(</text:span><text:span text:style-name="T46">ימי ספירו</text:span><text:span text:style-name="T89">)</text:span> והזבה ושומרת יום כנגד יום <text:span text:style-name="T89">(</text:span><text:span text:style-name="T46">כיון שנפתח מעיינה וראתה היום, אף על גב דבתוך י"א היא</text:span><text:span text:style-name="T89">)</text:span> - הרי אלו <text:span text:style-name="T89">(</text:span><text:span text:style-name="T46">הויא למחר</text:span><text:span text:style-name="T89">)</text:span> בחזקת טומאה.</text:p>
      <text:p text:style-name="Standard"/>
      <text:p text:style-name="Standard">גמרא:</text:p>
      <text:p text:style-name="Standard">למאי הלכתא?</text:p>
      <text:p text:style-name="P9"/>
      <text:p text:style-name="Standard">אמר רב יהודה: לומר שאינה צריכה בדיקה <text:span text:style-name="T89">(</text:span><text:span text:style-name="T46">שחרית וערבית ומשעברו צריכה לבדוק, כדאיתא בפרק קמא </text:span><text:span text:style-name="T47">(לעיל דף יא.)</text:span><text:span text:style-name="T89">)</text:span>.</text:p>
      <text:p text:style-name="Standard">והא מדקתני סיפא '<text:span text:style-name="T100">ישבה ולא בדקה</text:span>' <text:span text:style-name="T89">(</text:span><text:span text:style-name="T46">דמשמע דיעבד</text:span><text:span text:style-name="T89">)</text:span> - מכלל דלכתחלה בעיא בדיקה!? <text:span text:style-name="T89">(</text:span><text:span text:style-name="T46">והאי דפריך כן – דסלקא דעתא דהאי '</text:span><text:span text:style-name="T75">ישבה</text:span><text:span text:style-name="T46">' - אתוך י"א קאי;</text:span><text:span text:style-name="T89">)</text:span> </text:p>
      <text:p text:style-name="Standard"><text:soft-page-break/>סיפא אתאן לימי נדה <text:span text:style-name="T89">(</text:span><text:span text:style-name="T46">לימים </text:span><text:span text:style-name="T65">שראויין</text:span><text:span text:style-name="T46"> לנדה, כגון אחר י"א שבין נדה לנדה</text:span><text:span text:style-name="T89">)</text:span>, והכי קאמר: כל י"א בחזקת טהרה <text:span text:style-name="T89">(</text:span><text:span text:style-name="T46">שנסתלקו דמיה בנדותה ויצאו</text:span><text:span text:style-name="T89">)</text:span> ולא בעיא בדיקה, אבל בימי נדתה <text:span text:style-name="T89">(</text:span><text:span text:style-name="T46">לאחר שעברו י"א וראויים לבא ימי נדה</text:span><text:span text:style-name="T89">)</text:span> בעיא בדיקה <text:span text:style-name="T89">(</text:span><text:span text:style-name="T46">לכתחלה אבל ישבה ולא בדקה דיעבד טהורה ואם הגיע וסת הקבוע לה ולא בדקה ההיא ודאי טמאה</text:span><text:span text:style-name="T89">)</text:span>; <text:span text:style-name="T100">ישבה ולא בדקה: שגגה, נאנסה, הזידה, ולא בדקה – טהורה</text:span>.</text:p>
      <text:p text:style-name="P9"/>
      <text:p text:style-name="Standard">רב חסדא אמר: לא צריכא <text:span text:style-name="T89">(</text:span><text:span text:style-name="T46">הא דקתני '</text:span><text:span text:style-name="T75">כל י"א בחזקת טהרה</text:span><text:span text:style-name="T46">'</text:span><text:span text:style-name="T89">)</text:span> אלא לרבי מאיר דאמר <text:span text:style-name="T89">(</text:span><text:span text:style-name="T46">בסוף פרק ראשון בגמרא</text:span><text:span text:style-name="T89">)</text:span> 'אשה שאין לה וסת אסורה לשמש': הני מילי בימי נדתה, אבל בימי זיבתה בחזקת טהרה קיימא.</text:p>
      <text:p text:style-name="Standard">אי הכי, אמאי אמר רבי מאיר '<text:span text:style-name="T100">יוציא ולא יחזיר עולמית</text:span>' <text:span text:style-name="T89">(</text:span><text:span text:style-name="T46">תשמש כל י"א </text:span><text:span text:style-name="T112">[יום שבין נדה לנדה]</text:span><text:span text:style-name="T89">)</text:span>?: דלמא אתיא לקלקולא בימי נדה <text:span text:style-name="T89">(</text:span><text:span text:style-name="T46">בימים </text:span><text:span text:style-name="T65">הראויים</text:span><text:span text:style-name="T46"> לנדה אסורה לשמש, שמא תקלקלנו</text:span><text:span text:style-name="T89">)</text:span>? - הא מדקתני סיפא 'הגיע שעת וסתה ולא בדקה', מכלל דבאשה שיש לה וסת עסקינן!?</text:p>
      <text:p text:style-name="Standard">חסורי מחסרא והכי קתני: '<text:span text:style-name="T100">כל י"א בחזקת טהרה</text:span>, ושריא לבעלה; ובימי נדה אסורה; במה דברים אמורים? באשה שאין לה וסת, אבל יש לה וסת - מותרת וצריכה בדיקה; <text:span text:style-name="T100">ישבה ולא בדקה: שגגה, נאנסה, הזידה, ולא בדקה – טהורה; הגיע שעת וסתה ולא בדקה – טמאה</text:span>'.</text:p>
      <text:p text:style-name="Standard">הא מדסיפא רבי מאיר, רישא לאו רבי מאיר!?</text:p>
      <text:p text:style-name="Standard">כולה רבי מאיר היא, והכי קאמר: אם לא היתה במחבא והגיע שעת וסתה ולא בדקה – טמאה, שרבי מאיר אומר: אם היתה במחבא והגיע שעת וסתה ולא בדקה – טהורה, שחרדה מסלקת את הדמים.</text:p>
      <text:p text:style-name="P9"/>
      <text:p text:style-name="Standard">רבא אמר: <text:span text:style-name="T89">(</text:span><text:span text:style-name="T46">מתניתין, דקתני '</text:span><text:span text:style-name="T75">כל י"א בחזקת טהרה</text:span><text:span text:style-name="T46">' -</text:span><text:span text:style-name="T89">)</text:span> לומר <text:span text:style-name="T89">(</text:span><text:span text:style-name="T46">שאם תראה בהם</text:span><text:span text:style-name="T89">)</text:span> שאינה מטמאה מעת לעת <text:span text:style-name="T89">(</text:span><text:span text:style-name="T46">לפי שמסולקין דמיה</text:span><text:span text:style-name="T89">)</text:span>.</text:p>
      <text:p text:style-name="Standard">מיתיבי: '<text:span text:style-name="T100">הנדה והזבה והשומרת יום כנגד יום והיולדת - כולן מטמאות מעת לעת</text:span>' <text:span text:style-name="T89">(</text:span><text:span text:style-name="T86">הנדה -</text:span><text:span text:style-name="T46"> כלומר אשה שרואה דם - מטמאה מעת לעת בראיית תחלת נדותה; </text:span><text:span text:style-name="T86">והזבה ושומרת יום</text:span><text:span text:style-name="T46"> כלומר: והרואה בתוך י"א, בין שרואה שלשה ימים דהויא </text:span><text:span text:style-name="T86">זבה</text:span><text:span text:style-name="T46">, בין שרואה יום אחד דהויא </text:span><text:span text:style-name="T86">שומרת יום</text:span><text:span text:style-name="T46"> - מטמא מעת לעת בראייה ראשונה; </text:span><text:span text:style-name="T86">היולדת</text:span><text:span text:style-name="T46"> שיצא דם בפתיחת הקבר מטמאה מעת לעת בראייה ראשונה</text:span><text:span text:style-name="T89">)</text:span>!?</text:p>
      <text:p text:style-name="Standard">תיובתא.</text:p>
      <text:p text:style-name="P9"/>
      <text:p text:style-name="Standard">רב הונא בר חייא <text:span text:style-name="T89">(</text:span><text:span text:style-name="T46">גירסת רש"י: חייא בר רב הונא</text:span><text:span text:style-name="T89">)</text:span> אמר שמואל <text:span text:style-name="T89">(</text:span><text:span text:style-name="T46">פירוש אמתניתין ['</text:span><text:span text:style-name="T75">כל י"א יום בחזקת טהרה</text:span><text:span text:style-name="T46">'] מהדר</text:span><text:span text:style-name="T89">)</text:span>: לומר שאינה קובעת לה וסת בתוך ימי זיבתה <text:span text:style-name="T89">(</text:span><text:span text:style-name="T46">כגון ראתה שלש פעמים מט"ו לט"ו - אין זה וסת לענין דיה שעתה או לענין שאם לא בדקה תהיה טמאה, דמט"ו לט"ו הוו ימי זיבה; וכן כל הימים מששלמו שבעה ימי נדות עד י"ח דשלמי ימי זיבה בהדי נדות</text:span><text:span text:style-name="T89">)</text:span>.</text:p>
      <text:p text:style-name="Standard">אמר רב יוסף: לא שמיע לי הא שמעתתא <text:span text:style-name="T89">(</text:span><text:span text:style-name="T46">דרב יוסף - תלמידו דרב יהודה, שהוא תלמיד של רב ושמואל; וחלה רב יוסף ונעקר תלמודו, וכשהיה שומע מימרא דרב ושמואל ואינו נזכר לאותה שמועה – מתמיה: ולאו תלמידו של רב יהודה אני ולא אמר לי שמועה זו?</text:span><text:span text:style-name="T89">)</text:span>.</text:p>
      <text:p text:style-name="Standard">אמר ליה אביי <text:span text:style-name="T89">(</text:span><text:span text:style-name="T46">ואביי תלמידו מזכירו </text:span><text:span text:style-name="T47">(נדרים דף מא.)</text:span><text:span text:style-name="T89">)</text:span>: את אמרת ניהלן <text:span text:style-name="T89">(</text:span><text:span text:style-name="T46">קודם חולייך</text:span><text:span text:style-name="T89">)</text:span>, ואהא אמרת לן <text:span text:style-name="T89">(</text:span><text:span text:style-name="T46">על משנה זו אמרת לנו משמיה דאין אשה קובעת לה וסת בימי זיבה</text:span><text:span text:style-name="T89">) </text:span><text:span text:style-name="T87">[נדה פ"ט מ"י]</text:span>: '<text:span text:style-name="T100">היתה למודה </text:span><text:span text:style-name="T53">(</text:span><text:span text:style-name="T46">רגילה</text:span><text:span text:style-name="T53">)</text:span><text:span text:style-name="T100"> להיות רואה יום ט"ו </text:span><text:span text:style-name="T53">(</text:span><text:span text:style-name="T46">לקמן מפרש ליום ט"ו לטבילתה</text:span><text:span text:style-name="T53">)</text:span><text:span text:style-name="T100"> ושינתה ליום </text:span><text:span text:style-name="T53">(</text:span><text:span text:style-name="T46">וסת ליום</text:span><text:span text:style-name="T53">)</text:span><text:span text:style-name="T100"> עשרים </text:span><text:span text:style-name="T53">(</text:span><text:span text:style-name="T46">פעם אחת</text:span><text:span text:style-name="T53">)</text:span><text:span text:style-name="T100"> - זה וזה אסורין לשמש; שינתה פעמים ליום עשרים - זה וזה אסורין</text:span>' <text:span text:style-name="T89">(</text:span><text:span text:style-name="T46">אין צריך לומר ט"ו שעבר שאסור, שהרי כל היום המתינה שמא תראה, דקיימא לן דחייב אדם לפרוש מאשתו סמוך לוסתה; ואין צריך לומר יום כ' שראתה בו, שהרי נדה היא! אלא הכי קאמר: כשיחזור ויגיע ט"ו - אסורה לשמש, שהרי יום וסתה הוא, ועדיין לא דילגתו אלא פעם אחת, ואין וסת נעקר בפחות משלש פעמים; וכשיגיע יום כ' לראייה של כ' - אסורה לשמש שמא תקבע וסת מכ' לכ', שהרי שינתה פעם אחת ליום כ' וכן פעמים ליום כ'; </text:span><text:span text:style-name="T86">זה וזה אסורין</text:span><text:span text:style-name="T46">: יום ט"ו ויום כ' הבא, אבל שלש פעמים ליום כ' - הותר יום ט"ו ונאסר יום כ'</text:span><text:span text:style-name="T53">)</text:span>; ואמרת לן עלה: אמר רב יהודה אמר שמואל: לא שנא <text:span text:style-name="T89">(</text:span><text:span text:style-name="T46">דליום ט"ו הוי וסת קבוע דליבעי תלתא זימני למיעקריה</text:span><text:span text:style-name="T89">)</text:span> אלא <text:span text:style-name="T89">(</text:span><text:span text:style-name="T46">שהיתה רגילה לראות יום</text:span><text:span text:style-name="T89">)</text:span> ט"ו לטבילתה <text:span text:style-name="T89">(</text:span><text:span text:style-name="T46">לסוף שבעה ימי נדה, ורואה ליום ט"ו</text:span><text:span text:style-name="T89">)</text:span>, שהן כ"ב לראיתה <text:span text:style-name="T89">(</text:span><text:span text:style-name="T46">דכבר שלמו ימי זוב לסוף י"ח</text:span><text:span text:style-name="T89">)</text:span>, דהתם בימי נדתה קאי לה <text:span text:style-name="T89">(</text:span><text:span text:style-name="T46">והרי ארבעה ימים שהגיעו ימים שראויה להיות בהם נדה</text:span><text:span text:style-name="T89">)</text:span>, אבל ט"ו לראיתה: דבימי זיבתה קאי - לא קבעה.</text:p>
      <text:p text:style-name="P10"/>
      <text:p text:style-name="Standard"><text:soft-page-break/>אמר רב פפא: אמריתא לשמעתא קמיה רב יהודה מדסקרתא, מקבע לא קבעה <text:span text:style-name="T89">(</text:span><text:span text:style-name="T46">בתוך ימי זיבה דתבעי שלשה זימני למיעקריה: דבחדא זימנא הוא דעקר לה, ואם ישבה ולא בדקה טהורה</text:span><text:span text:style-name="T89">)</text:span>, מיחש מהו דניחוש לה <text:span text:style-name="T89">(</text:span><text:span text:style-name="T46">אם היתה רגילה מט"ו לט"ו, דהיינו תוך ימי זוב? מי בעיא למיחש ולא תשמש ליום ט"ו קודם ראייה שמא תראה</text:span><text:span text:style-name="T89">)</text:span>?; אישתיק, ולא אמר לי ולא מידי!</text:p>
      <text:p text:style-name="Standard">אמר רב פפא: נחזי אנן: '<text:span text:style-name="T100">היתה למודה להיות רואה ליום ט"ו ושינתה ליום כ' - זה וזה אסורין</text:span>',</text:p>
      <text:p text:style-name="Standard"/>
      <text:p text:style-name="Standard">(נדה לט,ב)</text:p>
      <text:p text:style-name="Standard">ואמר רב יהודה אמר שמואל 'לא שנא אלא ט"ו לטבילתה שהן כ"ב לראייתה ושינתה ליום עשרים ושבעה'!, דכי הדרי ואתו עשרין ותרתי - קיימא לה בתוך ימי זיבתה <text:span text:style-name="T89">(</text:span><text:span text:style-name="T46">ואמר רב יהודה דהאי ט"ו - היינו לטבילה, שהוא כ"ב לראייתה, ושינתה לכ"ז; וקתני דכי מטי יום כ"ב - אסורה לשמש; וקסלקא דעתא דהאי כ"ב - לאו לראיית הדילוג קאמר, אלא כ"ב לאותו יום שהיתה ראויה לראות בו, ודילגתו, דהוי יום י"ז לראייתה, ובתוך ימי זיבה היא לראיית כ"ז</text:span><text:span text:style-name="T89">)</text:span>, וקתני 'זה וזה אסורין' <text:span text:style-name="T89">(</text:span><text:span text:style-name="T46">דכי הדר אתו כ"ב לחשבון יום שהיתה ראויה לראות בו כשדילגה בה - קיימא לה בימי זיבה לחשבון ראייתה, כדפרישית</text:span><text:span text:style-name="T89">)</text:span>; אלמא דחיישינן לה! </text:p>
      <text:p text:style-name="Standard">וקסבר רב פפא עשרין ותרתין - מעשרין ותרתין מנינן <text:span text:style-name="T89">(</text:span><text:span text:style-name="T46">וקסבר רב פפא יום עשרין ותרתין דאסרינן עלה - מיום כ"ב מנינן, כלומר: לאו כ"ב </text:span><text:span text:style-name="T65">לראיית דילוגה</text:span><text:span text:style-name="T46"> שהיה בכ"ז, אלא כ"ב מיום שהיתה ראויה לראות לימודה!</text:span><text:span text:style-name="T89">)</text:span>, נדה ופתחה <text:span text:style-name="T89">(</text:span><text:span text:style-name="T46">'פתחה' קרי חשבון הנדה לימי הנדה וזוב</text:span><text:span text:style-name="T89">)</text:span> - מעשרין ושבעה מנינן.</text:p>
      <text:p text:style-name="Standard"><text:span text:style-name="T89">(</text:span><text:span text:style-name="T46">ומדקרי להו רב פפא 'ימי זיבה' - קסבר נדה ופתחה: ימי נדותה וזובה - מעשרין ושבעה מנינן, דהיינו מיום ראיית דילוגה, ומיום ראיית כ"ז עד השתא לא הוו י"ז: דאי ליום שראויה לראות כשדילגה מנינן ימי נדות וזוב - לא הוה קרי להו ימי זובה, דהא חלפו להו כ"ב מההוא יומא!</text:span><text:span text:style-name="T89">)</text:span> <text:s/></text:p>
      <text:p text:style-name="Standard">אמר ליה רב הונא בריה דרב יהושע לרב פפא: ממאי <text:span text:style-name="T89">(</text:span><text:span text:style-name="T46">דהאי יום כ"ב דאסרינן ליה - מנינן מיום כ"ב שהיתה ראויה לראות כשדילגה, דמטי ליה בימי זיבה לחשבון ראייה שראתה בכ"ז</text:span><text:span text:style-name="T89">)</text:span>? דלמא עשרין ותרתין נמי מעשרין ושבעה מנינן, דכי הדרי ואתו עשרין ותרתין - קיימא לה בתוך ימי נדותה <text:span text:style-name="T89">(</text:span><text:span text:style-name="T46">דלמא האי 'יום כ"ב' דאסרינן עלה - מנינן מיום ראייתה, שכבר שלמו ימי זוב; כי הדרי אתו הנך כ"ב וקיימא לה ארבעה ימים בימים הראוים לנדות</text:span><text:span text:style-name="T89">)</text:span>? והכי נמי מסתברא <text:span text:style-name="T89">(</text:span><text:span text:style-name="T46">דהא משום דחיישינן שמא תחזור לקדמותה לראות מכ"ב לכ"ב אסרינן לה: דהשתא הוי כ"ב לראייה; אבל ליום כ"ב לחשבון יום שהיתה ראויה לראות לא מצי אסרינן משום הא חששא, דאפילו חוזרת לקדמותה לא תראה היום, שהוא י"ז לראייתה, דההיא לא היתה למודה לראות אלא לכ"ב </text:span><text:span text:style-name="T65">לראייה</text:span><text:span text:style-name="T46">! ואי משום שהוא כ"ב ליום הראוי לה - אין זה דרך החוזרת לוסתה לקצר ימי טהרתה ולמהר ימי ראייתה כדי שיבא לפי חשבון של תחלה, אלא חוזרת וקובעת כ"כ ליום שראתה</text:span><text:span text:style-name="T89">)</text:span>: דאי לא תימא הכי, האי תרנגולתא דרמיא יומא וכבשה יומא ורמיא יומא וכבשה יומא, וכבשה תרי יומי ורמיא חד יומא <text:span text:style-name="T89">(</text:span><text:span text:style-name="T46">כלומר: תרנגולת הרגילה להטיל ביצה היום ולעמוד למחר ולהטיל יום שלישי ולעמוד יום רביעי, ושינתה וסתה ועמדה מלדת יום חמישי עם יום רביעי, דהוו להו תרי יומי, ורמיא יום ששי</text:span><text:span text:style-name="T89">)</text:span>, כי הדרה נקטה <text:span text:style-name="T89">(</text:span><text:span text:style-name="T46">אם היא חוזרת למנהגה להטיל יום ולעמוד יום</text:span><text:span text:style-name="T89">)</text:span> - כדלקמיה נקטה <text:span text:style-name="T89">(</text:span><text:span text:style-name="T46">מעכשיו היא חוזרת למנות, כגון שעומדת יום שביעי שאחר יום ששי שהטילה, ומטלת יום שמיני</text:span><text:span text:style-name="T89">)</text:span> או כדמעיקרא נקטה <text:span text:style-name="T89">(</text:span><text:span text:style-name="T46">לפי חשבון שהיתה ראויה להטיל מתחלה: שהיתה ראויה לילד בחמישי, ולעמוד בששי, ולהטיל בשביעי ולעמוד בשמיני - השתא מטילה יום שביעי עם ששי כנגד שני ימים שעמדה כדי שתעמוד ביום שמיני כפי שהיתה ראויה לחשבון הראשון</text:span><text:span text:style-name="T89">)</text:span>? על כרחך כדלקמיה נקטה <text:span text:style-name="T89">(</text:span><text:span text:style-name="T46">והא אשה נמי כשחוזרת לוסתה לראות ליום כ"ב - לאו לפי חשבון הראשון, אלא ליום כ"ב לראייתה</text:span><text:span text:style-name="T89">)</text:span>? <text:span text:style-name="T89">(</text:span><text:span text:style-name="T46">הלכך האי יומא הוא דאסרינן</text:span><text:span text:style-name="T89">)</text:span>! </text:p>
      <text:p text:style-name="Standard">אמר ליה רב פפא: אלא הא דאמר ריש לקיש 'אשה קובעת לה וסת בתוך ימי זיבתה ואין אשה קובעת לה וסת בתוך ימי נדותה' <text:span text:style-name="T89">(</text:span><text:span text:style-name="T46">בימים שהיא נדה, כדבעינן לפרושי מילתא דרבי יוחנן</text:span><text:span text:style-name="T89">)</text:span>, ורבי יוחנן אמר 'אשה קובעת לה וסת בתוך ימי נדותה' - היכי דמי? לאו כגון דחזאי ריש ירחא וחמשא בירחא, וריש ירחא וחמשא בירחא, והשתא חזאי בחמשא בירחא <text:span text:style-name="T89">(</text:span><text:span text:style-name="T46">דהוו להו שלשה זימני בחמשה בירחא, ומעכשיו יהיה לה וסת בחמשה בחדש*</text:span><text:span text:style-name="T89">)</text:span> ובריש ירחא לא חזאי, וקאמר 'אשה קובעת לה וסת בתוך ימי נדותה', אלמא מריש ירחא מנינא?</text:p>
      <text:p text:style-name="Standard"><text:span text:style-name="T89">(</text:span><text:span text:style-name="T46">*לריש לקיש לא הוה וסת, דהא תרי זימני קמאי דחמשה בירחא הוי תוך ימי נדותה ממש, דהא נדה הויא מריש ירחא; ופעם שלשישת הוה ימי נדה לפי חשבון הראוי: שהיתה ראויה לראות ריש ירחא; ומדקרי לפעם שלשית 'תוך ימי נדה' - אלמא לפי חשבון הראוי מנינן.</text:span><text:span text:style-name="T89">)</text:span> </text:p>
      <text:p text:style-name="P33">אמר ליה: לא! הכי אמר רבי יוחנן: כגון דחזאי ריש ירחא וריש ירחא ועשרין וחמשה בירחא וריש ירחא <text:span text:style-name="T89">(</text:span><text:span text:style-name="T46">כגון דחזיא תרי זימני בריש ירחא, ופעם שלישית בכ"ה, ורביעית בראש חודש: דהוה ליה הך ראייתה בתרייתא - </text:span><text:soft-page-break/><text:span text:style-name="T46">שהיא שלישית לראייה של ראש חודש - בתוך ימי נדותה ממש, שהיא נדה מיום כ"ה, ומשום הכי קרי להו 'תוך ימי נדותה': דהא נדה היא!</text:span><text:span text:style-name="T89">)</text:span>, דאמרינן: דמי יתירי הוא דאתוספו בה <text:span text:style-name="T89">(</text:span><text:span text:style-name="T46">וטעמא מאי הוי קביעות הא אורחה בהכי שנפתח מעיינה? משום דאמר: הך ראייה דראש חדש - ראיית וסתה היא, והיום זמנה, והאי דאקדים וחזאי בכ"ה - דמים יתירי איתוספו בה</text:span><text:span text:style-name="T89">)</text:span>;</text:p>
      <text:p text:style-name="Standard">וכן כי אתא רבין וכל נחותי [<text:span text:style-name="T129">ימא</text:span> <text:span text:style-name="T111">– הרש"ש</text:span>] אמרוה <text:span text:style-name="T89">(</text:span><text:span text:style-name="T46">להא דרבי יוחנן</text:span><text:span text:style-name="T89">)</text:span> כרב הונא בריה דרב יהושע <text:span text:style-name="T89">(</text:span><text:span text:style-name="T46">וכדמתרצינן</text:span><text:span text:style-name="T89">)</text:span>.</text:p>
      <text:p text:style-name="P10">: </text:p>
      <text:p text:style-name="P10"/>
      <text:p text:style-name="P53">הדרן עלך בנות כותים</text:p>
      <text:p text:style-name="P7"/>
      <text:p text:style-name="P7">=-=-=-=-=-=-=-=-=-=-=-=-=-=-=-=-=-=-=-=-=-=-=</text:p>
      <text:p text:style-name="P7"/>
      <text:p text:style-name="P34"><text:span text:style-name="T1">נדה פרק </text:span>חמישי יוצא דופן</text:p>
      <text:p text:style-name="Standard">(נדה מ,א)</text:p>
      <text:p text:style-name="Standard">משנה:</text:p>
      <text:p text:style-name="Standard">יוצא דופן <text:span text:style-name="T89">(</text:span><text:span text:style-name="T46">על ידי סם נפתחו מעיה, והוציאו את העובר לחוץ ונתרפאת</text:span><text:span text:style-name="T89">)</text:span> - אין יושבין עליו ימי טומאה וימי טהרה, ואין חייבין עליו קרבן.</text:p>
      <text:p text:style-name="Standard">רבי שמעון אומר: הרי זה כילוד.</text:p>
      <text:p text:style-name="Standard"/>
      <text:p text:style-name="Standard">כל הנשים <text:span text:style-name="T89">(</text:span><text:span text:style-name="T46">לענין נדה</text:span><text:span text:style-name="T89">)</text:span> מטמאות בבית החיצון <text:span text:style-name="T89">(</text:span><text:span text:style-name="T46">מכי אתא דם לבית החיצון, אף על גב דהעמידוהו כותלי רחמה</text:span><text:span text:style-name="T89">)</text:span> שנאמר <text:span text:style-name="T47">(ויקרא טו,יט)</text:span><text:span text:style-name="T90"> </text:span><text:span text:style-name="T91">[ואשה כי תהיה זבה]</text:span><text:span text:style-name="T90"> דם יהיה זובה בבשרה</text:span><text:span text:style-name="T91"> [שבעת ימים תהיה בנדתה וכל הנגע בה יטמא עד הערב]</text:span> <text:span text:style-name="T89">(</text:span><text:span text:style-name="T50">בבשרה</text:span><text:span text:style-name="T46"> משמע בתוך בשרה</text:span><text:span text:style-name="T89">)</text:span>, אבל הזב ובעל קרי אינן מטמאין עד שתצא טומאתן לחוץ <text:span text:style-name="T89">(</text:span><text:span text:style-name="T46">בגמרא יליף לה</text:span><text:span text:style-name="T89">)</text:span>.</text:p>
      <text:p text:style-name="Standard">היה אוכל בתרומה והרגיש שנזדעזעו אבריו <text:span text:style-name="T89">(</text:span><text:span text:style-name="T46">נעקר שכבת זרע מגופו</text:span><text:span text:style-name="T89">)</text:span> - אוחז באמה ובולע את התרומה;</text:p>
      <text:p text:style-name="Standard">ומטמאין בכל שהוא, אפילו כעין החרדל ובפחות מכן.</text:p>
      <text:p text:style-name="Standard"/>
      <text:p text:style-name="Standard">גמרא:</text:p>
      <text:p text:style-name="Standard">אמר רבי מני בר פטיש: מאי טעמייהו דרבנן? - אמר קרא <text:span text:style-name="T47">(ויקרא יב,ב)</text:span><text:span text:style-name="T90"> </text:span><text:span text:style-name="T91">[דבר אל בני ישראל לאמר]</text:span><text:span text:style-name="T90"> אשה כי תזריע וילדה זכר</text:span><text:span text:style-name="T91"> [וטמאה שבעת ימים כימי נדת דותה תטמא]</text:span> - עד שתלד במקום שהיא מזרעת.</text:p>
      <text:p text:style-name="Standard">ורבי שמעון?</text:p>
      <text:p text:style-name="Standard">ההיא, דאפילו לא ילדה אלא כעין שהזריעה <text:span text:style-name="T89">(</text:span><text:span text:style-name="T46">כגון נימוק הולד, כדאמר ב'המפלת' </text:span><text:span text:style-name="T47">(לעיל כו.)</text:span><text:span text:style-name="T46"> '</text:span><text:span text:style-name="T75">שליא בבית - הבית טמא כו'; רבי שמעון אומר הולד נימוק</text:span><text:span text:style-name="T46">' ואמר בגמרא: מודה רבי שמעון שאמו טמאה לידה, ויליף טעמא מהכא</text:span><text:span text:style-name="T89">)</text:span> - אמו טמאה לידה. <text:span text:style-name="T89">(</text:span><text:span text:style-name="T46">אבל רבנן לא צריך להו קרא להכי, דהא לדידהו, כיון דאמרי 'הבית טמא' - לית להו נימוק, ופשיטא דאמו טמאה לידה.</text:span><text:span text:style-name="T89">)</text:span> </text:p>
      <text:p text:style-name="Standard">ורבי שמעון - מאי טעמיה?</text:p>
      <text:p text:style-name="Standard">אמר ריש לקיש: אמר קרא: <text:span text:style-name="T91">[</text:span><text:span text:style-name="T47">ויקרא יב,ה:</text:span><text:span text:style-name="T91"> ואם נקבה]</text:span><text:span text:style-name="T90"> תלד </text:span><text:span text:style-name="T91">[וטמאה שבעים כנדתה וששים יום וששת ימים תשב על דמי טהרה] </text:span><text:span text:style-name="T89">(</text:span><text:span text:style-name="T50">ואם נקבה תלד</text:span><text:span text:style-name="T46"> דמצי למכתב 'ואם נקבה וטמאה שבועים'</text:span><text:span text:style-name="T89">)</text:span> - לרבות יוצא דופן.</text:p>
      <text:p text:style-name="Standard">ורבנן?</text:p>
      <text:p text:style-name="Standard">האי מבעי ליה לרבות טומטום ואנדרוגינוס; דסלקא דעתך אמינא '<text:span text:style-name="T90">זכר</text:span>' ו'<text:span text:style-name="T90">נקבה</text:span>' כתיב <text:span text:style-name="T91">[</text:span><text:span text:style-name="T47">(ויקרא יב,ב)</text:span><text:span text:style-name="T91"> דבר אל בני ישראל לאמר אשה כי תזריע וילדה </text:span><text:span text:style-name="T15">זכר</text:span><text:span text:style-name="T91"> וטמאה שבעת ימים כימי נדת דותה תטמא </text:span><text:span text:style-name="T47">ויקרא יב,ה:</text:span><text:span text:style-name="T91"> ואם </text:span><text:span text:style-name="T15">נקבה</text:span><text:span text:style-name="T91"> תלד וטמאה שבעים כנדתה וששים יום וששת ימים תשב על דמי טהרה]</text:span>: זכר ודאי, נקבה ודאית, ולא טומטום ואנדרוגינוס - קא משמע לן.</text:p>
      <text:p text:style-name="Standard">ורבי שמעון נפקא ליה מדתני בר ליואי, דתני בר ליואי: <text:span text:style-name="T91">[</text:span><text:span text:style-name="T47">ויקרא יב,ו:</text:span><text:span text:style-name="T91"> ובמלאת ימי טהרה </text:span><text:span text:style-name="T15">לבן או לבת</text:span><text:span text:style-name="T91"> תביא כבש בן שנתו לעלה ובן יונה או תר לחטאת אל פתח אהל מועד אל הכהן]</text:span> '<text:span text:style-name="T90">לבן</text:span>' - לבן מכל מקום; '<text:span text:style-name="T90">לבת</text:span>' - לבת מכל מקום. </text:p>
      <text:p text:style-name="Standard"><text:soft-page-break/>ורבנן?</text:p>
      <text:p text:style-name="Standard">האי מבעי ליה לחייב על כל בן ובן ולחייב על כל בת ובת <text:span text:style-name="T89">(</text:span><text:span text:style-name="T46">שאם טבלה לאחר י"ד לנקבה ושמשה ונתעברה וילדה לאחר שמונים - מביאה שני קרבנות</text:span><text:span text:style-name="T89">)</text:span>.</text:p>
      <text:p text:style-name="Standard">ורבי שמעון נפקא ליה מדתני תנא קמיה דרב ששת: '<text:span text:style-name="T47">(ויקרא יב,ז)</text:span><text:span text:style-name="T90"> </text:span><text:span text:style-name="T91">[והקריבו לפני ה' וכפר עליה וטהרה ממקר דמיה]</text:span><text:span text:style-name="T92"> זאת תורת היולדת </text:span><text:span text:style-name="T91">[לזכר או לנקבה]</text:span><text:span text:style-name="T108"> מלמד שמביאה קרבן אחד על ולדות הרבה </text:span><text:span text:style-name="T89">(</text:span><text:span text:style-name="T50">תורת היולדת</text:span><text:span text:style-name="T46"> משמע תורה אחת ליולדת ולדות הרבה</text:span><text:span text:style-name="T89">)</text:span><text:span text:style-name="T108">;</text:span></text:p>
      <text:p text:style-name="Standard"><text:span text:style-name="T108">יכול תביא על לידה ועל זיבה כאחת? </text:span><text:span text:style-name="T47">[שאלה זו בספרא תזריע פרשתא א פרק ד משנה א]</text:span></text:p>
      <text:p text:style-name="P18">אלא יולדת דאכלה דם, ויולדת דאכלה חלב, בחד קרבן תסגי לה?</text:p>
      <text:p text:style-name="Standard"><text:span text:style-name="T108">אלא: יכול תביא על לידה שלפני מלאת ועל לידה שלאחר מלאת כאחת </text:span><text:span text:style-name="T89">(</text:span><text:span text:style-name="T46">ילדה עכשיו וילדה לאחר שמונים, קמא הוי לפני מלאת ובתרא הוי לאחר מלאת</text:span><text:span text:style-name="T89">)</text:span><text:span text:style-name="T108">?</text:span></text:p>
      <text:p text:style-name="Standard"><text:span text:style-name="T108">תלמוד לומר: '</text:span><text:span text:style-name="T92">זאת</text:span><text:span text:style-name="T108">' </text:span><text:span text:style-name="T89">(</text:span><text:span text:style-name="T46">משמע כמו שמפורש בענין: קרבן אחד לולד אחד</text:span><text:span text:style-name="T89">)</text:span><text:span text:style-name="T108">.</text:span>' </text:p>
      <text:p text:style-name="Standard">ורבנן?</text:p>
      <text:p text:style-name="Standard">אף על גב דכתיב '<text:span text:style-name="T90">זאת</text:span>' - איצטריך '<text:span text:style-name="T90">לבן או לבת</text:span>': סלקא דעתך אמינא הני מילי <text:span text:style-name="T89">(</text:span><text:span text:style-name="T46">דאין מביאה על שלפני מלאת ולאחר מלאת קרבן אחד</text:span><text:span text:style-name="T89">)</text:span> בתרי עיבורי <text:span text:style-name="T89">(</text:span><text:span text:style-name="T46">שילדה, וחזרה ונתעברה בתוך ימי טוהר, וילדה לאחר שמונים</text:span><text:span text:style-name="T89">)</text:span>, אבל בחד עבורא כגון יהודה וחזקיה בני רבי חייא <text:span text:style-name="T89">(</text:span><text:span text:style-name="T46">דאמרינן ב'המפלת' </text:span><text:span text:style-name="T47">(לעיל כז.)</text:span><text:span text:style-name="T46"> שנשתהא אחרון אחר הראשון שלשה חדשים</text:span><text:span text:style-name="T89">)</text:span> אימר בחד קרבן סגי לה - קא משמע לן.</text:p>
      <text:p text:style-name="P3"/>
      <text:p text:style-name="Standard">אמר רבי יוחנן: ומודה רבי שמעון <text:span text:style-name="T89">(</text:span><text:span text:style-name="T46">ביוצא דופן</text:span><text:span text:style-name="T89">)</text:span> בקדשים שאינו קדוש <text:span text:style-name="T89">(</text:span><text:span text:style-name="T46">קדושת הגוף, אלא כשאר קדשים שקדם מומן להקדשן, דלא קדשי אלא כעצים וכאבנים: לדמיהם, ויוצאין לחולין ליגזוז וליעבד</text:span><text:span text:style-name="T89">)</text:span>.</text:p>
      <text:p text:style-name="Standard">מאי טעמא?</text:p>
      <text:p text:style-name="Standard">גמר לידה לידה מבכור <text:span text:style-name="T89">(</text:span><text:span text:style-name="T46">כתיב בקדשים </text:span><text:span text:style-name="T47">(ויקרא כב,כז)</text:span><text:span text:style-name="T50"> שור או כשב או עז כי יולד</text:span><text:span text:style-name="T46"> </text:span><text:span text:style-name="T51">[והיה שבעת ימים תחת אמו ומיום השמיני והלאה ירצה לקרבן אשה לה']</text:span><text:span text:style-name="T46"> וכתיב בבכור </text:span><text:span text:style-name="T47">(דברים טו,יט)</text:span><text:span text:style-name="T50"> </text:span><text:span text:style-name="T51">[כל הבכור]</text:span><text:span text:style-name="T50"> אשר יולד </text:span><text:span text:style-name="T51">[בבקרך ובצאנך הזכר תקדיש לה' אלקיך לא תעבד בבכר שורך ולא תגז בכור צאנך]</text:span><text:span text:style-name="T89">)</text:span>: מה התם פטר רחם - אף כאן פטר רחם. </text:p>
      <text:p text:style-name="Standard">ולגמר לידה לידה מאדם <text:span text:style-name="T89">(</text:span><text:span text:style-name="T46">לענין טומאה וטהרה דכתיב </text:span><text:span text:style-name="T47">[ויקרא יב,ב]</text:span><text:span text:style-name="T46"> </text:span><text:span text:style-name="T50">וילדה זכר</text:span><text:span text:style-name="T89">)</text:span>: מה התם יוצא דופן אף כאן יוצא דופן?</text:p>
      <text:p text:style-name="Standard">מסתברא מבכור הוה ליה למילף, שכן '<text:span text:style-name="T90">אמו</text:span>' מ'<text:span text:style-name="T90">אמו</text:span>' <text:span text:style-name="T89">(</text:span><text:span text:style-name="T46">בבכור כתיב </text:span><text:span text:style-name="T47">(שמות כב,כט)</text:span><text:span text:style-name="T50"> שבעת ימים יהיה עם </text:span><text:span text:style-name="T66">אמו</text:span><text:span text:style-name="T46">, ובקדשים כתיב </text:span><text:span text:style-name="T47">(ויקרא כב,כז)</text:span><text:span text:style-name="T50"> והיה שבעת ימים תחת </text:span><text:span text:style-name="T66">אמו</text:span><text:span text:style-name="T89">)</text:span> </text:p>
      <text:p text:style-name="Standard">אדרבה מאדם הוה ליה למילף, שכן פשוט מפשוט!</text:p>
      <text:p text:style-name="Standard">אלא מבכור הוה ליה למילף, שכן אֵם, בהמת קדשים, פגול נותר וטמא <text:span text:style-name="T89">('</text:span><text:span text:style-name="T46">אֵם' - בתרוייהו כתיב '</text:span><text:span text:style-name="T66">אמו</text:span><text:span text:style-name="T46">', ותרוייהו </text:span><text:span text:style-name="T65">בהמת קדשים</text:span><text:span text:style-name="T46">, ו</text:span><text:span text:style-name="T65">פגול ונותר וטמא</text:span><text:span text:style-name="T46"> נוהג בהם - לאפוקי אדם דליתיה בכל הני!</text:span><text:span text:style-name="T89">)</text:span> </text:p>
      <text:p text:style-name="Standard">אדרבה מאדם הוה ליה למילף, שכן פשוט, זכר, קדוש, במתנה <text:span text:style-name="T89">(</text:span><text:span text:style-name="T46">אדם משתעי בין </text:span><text:span text:style-name="T65">בפשוט</text:span><text:span text:style-name="T46"> בין בבכור, וכן קדשים הוו </text:span><text:span text:style-name="T65">פשוט</text:span><text:span text:style-name="T46">ים, ובין באדם ובין בקדשים </text:span><text:span text:style-name="T65">לא משתעו בזכרים לחודייהו טפי מבנקבות</text:span><text:span text:style-name="T46"> - לאפוקי בכור דליתיה אלא בזכרים, ותרוייהו - בין אדם בין קדשים - </text:span><text:span text:style-name="T65">לא הוו קדושין מאליהם</text:span><text:span text:style-name="T46">, אבל בכור - קדושתו מאליו! ובין קדשים ובין אדם </text:span><text:span text:style-name="T65">לא הוו מתנות כהונה</text:span><text:span text:style-name="T46">, כגון שלמים - לבעלים הן, לאפוקי בכור דהוי ממתנות כהונה</text:span><text:span text:style-name="T89">)</text:span>!</text:p>
      <text:p text:style-name="Standard">הנך נפישן.</text:p>
      <text:p text:style-name="Standard">אמר רב חייא בריה דרב הונא משמיה דרבא: תניא דמסייע ליה לרבי יוחנן <text:span text:style-name="T89">(</text:span><text:span text:style-name="T46">דאמר דמודה רבי שמעון ביוצא דופן דקדשים</text:span><text:span text:style-name="T89">)</text:span>: '<text:span text:style-name="T108">רבי יהודה אומר: </text:span><text:span text:style-name="T47">(ויקרא ו,ב)</text:span><text:span text:style-name="T92"> </text:span><text:span text:style-name="T91">[צו את אהרן ואת בניו לאמר]</text:span><text:span text:style-name="T92"> </text:span><text:span text:style-name="T16">זאת</text:span><text:span text:style-name="T92"> תורת </text:span><text:span text:style-name="T16">ה</text:span><text:span text:style-name="T92">עולה </text:span><text:span text:style-name="T16">היא</text:span><text:span text:style-name="T92"> העולה </text:span><text:span text:style-name="T91">[על מוקדה על המזבח כל הלילה עד הבקר ואש המזבח תוקד בו]</text:span><text:span text:style-name="T108"> הרי אלו שלשה מיעוטין </text:span><text:span text:style-name="T89">(</text:span><text:span text:style-name="T46">ומהאי קרא נפקא לן בזבחים </text:span><text:span text:style-name="T47">(דף כז:)</text:span><text:span text:style-name="T46"> פסולין שאם עלו לא ירדו, דכתיב </text:span><text:span text:style-name="T50">על מוקדה</text:span><text:span text:style-name="T46">: משתעלה – תוקד; וכתב רחמנא '</text:span><text:span text:style-name="T50">זאת</text:span><text:span text:style-name="T46">' דמשמע מיעוטא, כלומר: זאת אם עלתה לא תרד, אבל אחרת אף על פי שעלתה – תרד; וכתיב '</text:span><text:span text:style-name="T50">היא</text:span><text:span text:style-name="T46">' דמשמע מיעוטא, וכתיב '</text:span><text:span text:style-name="T50">העולה</text:span><text:span text:style-name="T46">' דמשמע 'העולה' = עולה כשרה, ולא פסולה; והני תלתא מיעוטי ממעטי הני תלתא פסולי</text:span><text:span text:style-name="T89">)</text:span><text:span text:style-name="T108">:</text:span></text:p>
      <text:p text:style-name="Standard"/>
      <text:p text:style-name="Standard">(נדה מ,ב)</text:p>
      <text:p text:style-name="Standard"><text:span text:style-name="T108">פרט לנשחטה בלילה, ושנשפך דמה </text:span><text:span text:style-name="T89">(</text:span><text:span text:style-name="T46">לארץ ולא נזרק</text:span><text:span text:style-name="T89">)</text:span><text:span text:style-name="T108">, ושיצא דמה חוץ לקלעים - שאם עלתה תרד </text:span><text:span text:style-name="T89">(</text:span><text:span text:style-name="T46">אבל כל הנך פסולי אחריני דמכשר בהו רבי שמעון, כגון לן, ויוצא = שיצא הבשר קודם זריקת דם, וטמא, ושנשחט לאוכלו חוץ לזמנו וחוץ למקומו - כולן מודה נמי רבי יהודה דלא ירדו; וטעמא מפרש רבי יהודה במסכת זבחים בפרק 'המזבח מקדש' </text:span><text:span text:style-name="T47">(דף פד:)</text:span><text:span text:style-name="T46"> 'מפני מה אמרו לן בדם כשר? - שהרי לן כשר בבשר', וכן כולן</text:span><text:span text:style-name="T89">)</text:span><text:span text:style-name="T108">; רבי שמעון אומר: 'עולה', </text:span><text:soft-page-break/><text:span text:style-name="T108">אין לי אלא עולה כשרה; מנין לרבות שנשחטה בלילה, ושנשפך דמה, ושיצא דמה חוץ לקלעים, והלן </text:span><text:span text:style-name="T89">(</text:span><text:span text:style-name="T46">דם הלן</text:span><text:span text:style-name="T89">)</text:span><text:span text:style-name="T108">, והיוצא </text:span><text:span text:style-name="T89">(</text:span><text:span text:style-name="T46">בשר עולה שיצא והכניסה והעלה</text:span><text:span text:style-name="T89">)</text:span><text:span text:style-name="T108">, והטמא, והנותר </text:span><text:span text:style-name="T89">(</text:span><text:span text:style-name="T46">בשר שנתותר חוץ לזמנו והקטירו</text:span><text:span text:style-name="T89">)</text:span><text:span text:style-name="T108">, ושנשחט </text:span><text:span text:style-name="T89">(</text:span><text:span text:style-name="T46">על מנת לאוכלו</text:span><text:span text:style-name="T89">)</text:span><text:span text:style-name="T108"> חוץ לזמנו </text:span><text:span text:style-name="T89">(</text:span><text:span text:style-name="T46">דהוי פגול</text:span><text:span text:style-name="T89">)</text:span><text:span text:style-name="T108"> וחוץ למקומו, ושקבלו פסולין וזרקו את דמן </text:span><text:span text:style-name="T89">(</text:span><text:span text:style-name="T46">כגון בעל מום או שאר פסולין; ולהכי נקט 'קבלו פסולין' ולא נקט 'ששחטוהו פסולין': שהשחיטה כשרה בפסולין, כדתנן </text:span><text:span text:style-name="T47">(זבחים פ"ג מ"א דף לא:)</text:span><text:span text:style-name="T46"> '</text:span><text:span text:style-name="T75">כל הפסולין ששחטו - שחיטתן כשרה</text:span><text:span text:style-name="T46">'</text:span><text:span text:style-name="T89">)</text:span><text:span text:style-name="T108">, והנתנין למעלה </text:span><text:span text:style-name="T89">(</text:span><text:span text:style-name="T46">מחוט הסיקרא, דקיימא לן חטאת בהמה למעלה, דכתיב בה '</text:span><text:span text:style-name="T50">קרנות</text:span><text:span text:style-name="T46">', ועולה למטה</text:span><text:span text:style-name="T89">)</text:span><text:span text:style-name="T108"> שנתנן למטה והנתנין למטה שנתנן למעלה, והנתנין בחוץ שנתנן בפנים והנתנין בפנים </text:span><text:span text:style-name="T89">(</text:span><text:span text:style-name="T46">על מזבח הפנימי כגון פר העלם דבר ופר כהן משיח</text:span><text:span text:style-name="T89">)</text:span><text:span text:style-name="T108"> שנתנן בחוץ, והפסח והחטאת ששחטן שלא לשמן </text:span><text:span text:style-name="T89">(</text:span><text:span text:style-name="T46">להכי נקט 'פסח והחטאת': דקיימא לן </text:span><text:span text:style-name="T47">(זבחים פ"א מ"א, דף ב.)</text:span><text:span text:style-name="T46"> '</text:span><text:span text:style-name="T75">כל הזבחים שנזבחו שלא לשמן כשרין חוץ מפסח וחטאת</text:span><text:span text:style-name="T46">'</text:span><text:span text:style-name="T89">)</text:span><text:span text:style-name="T108"> – מנין? - תלמוד לומר: '</text:span><text:span text:style-name="T92">זאת תורת העולה</text:span><text:span text:style-name="T108">': ריבה תורה אחת לכל העולין שאם עלו לא ירדו;</text:span></text:p>
      <text:p text:style-name="Standard"><text:span text:style-name="T108">יכול שאני מרבה את הרובע והנרבע והמוקצה </text:span><text:span text:style-name="T89">(</text:span><text:span text:style-name="T46">שיחדו לצורך תקרובת עבודת כוכבים</text:span><text:span text:style-name="T89">)</text:span><text:span text:style-name="T108"> והנעבד </text:span><text:span text:style-name="T89">(</text:span><text:span text:style-name="T46">שהשתחוה לו</text:span><text:span text:style-name="T89">)</text:span><text:span text:style-name="T108"> </text:span><text:span text:style-name="T89">(</text:span><text:span text:style-name="T46">פסולין ליקרב, כדיליף לקמן בשמעתין</text:span><text:span text:style-name="T89">)</text:span><text:span text:style-name="T108"> ואתנן והמחיר והכלאים </text:span><text:span text:style-name="T89">(</text:span><text:span text:style-name="T46">פסולין לקרבן, שנאמר '</text:span><text:span text:style-name="T47">(ויקרא כב,כז)</text:span><text:span text:style-name="T79"> שור או כשב</text:span><text:span text:style-name="T75"> - פרט לכלאים</text:span><text:span text:style-name="T46">'</text:span><text:span text:style-name="T89">)</text:span><text:span text:style-name="T108"> והטרפה </text:span><text:span text:style-name="T17">ויוצא דופן</text:span><text:span text:style-name="T108">?</text:span></text:p>
      <text:p text:style-name="Standard"><text:span text:style-name="T108">תלמוד לומר: '</text:span><text:span text:style-name="T92">זאת</text:span><text:span text:style-name="T108">'.</text:span></text:p>
      <text:p text:style-name="P18">ומה ראית לרבות את אלו ולהוציא את אלו?</text:p>
      <text:p text:style-name="P10"/>
      <text:p text:style-name="Standard">(נדה מא,א)</text:p>
      <text:p text:style-name="Standard"><text:span text:style-name="T108">אחר שריבה הכתוב ומיעט </text:span><text:span text:style-name="T89">(</text:span><text:span text:style-name="T46">הואיל וכתוב אחד ריבה וכתוב אחד מיעט - מעתה יש לך לילך אחר אומד הדעת</text:span><text:span text:style-name="T89">)</text:span><text:span text:style-name="T108">, אמרת: מרבה אני את אלו שהיה פסולן בקדש </text:span><text:span text:style-name="T89">(</text:span><text:span text:style-name="T46">שלאחר שבאו לעזרה אירע פסולן</text:span><text:span text:style-name="T89">)</text:span><text:span text:style-name="T108">, ומוציא אני את אלו שלא היה פסולן בקדש.</text:span>'</text:p>
      <text:p text:style-name="Standard">קתני מיהת יוצא דופן, דלא! מאי לאו יוצא דופן דקדשים?</text:p>
      <text:p text:style-name="Standard">אמר רב הונא בריה דרב נתן: לא! יוצא דופן דבכור.</text:p>
      <text:p text:style-name="Standard">'בכור'? מ'<text:span text:style-name="T90">פטר רחם</text:span>' נפקא <text:span text:style-name="T89">(</text:span><text:span text:style-name="T46">דלא קדיש; וכיון דחולין הוא - למה לי למעוטי? פשיטא אם עלה ירד</text:span><text:span text:style-name="T89">)</text:span>!? </text:p>
      <text:p text:style-name="Standard">אלא מאי, <text:span text:style-name="T111">[ולד]</text:span> דקדשים? מ'<text:span text:style-name="T90">אמו</text:span>'-'<text:span text:style-name="T90">אמו</text:span>' נפקא <text:span text:style-name="T89">(</text:span><text:span text:style-name="T46">נמי דלא קדיש, דגמר מבכור </text:span><text:span text:style-name="T112">[</text:span><text:span text:style-name="T47">כמו שכתב רש"י לעיל [מ,א]:</text:span><text:span text:style-name="T112"> </text:span><text:span text:style-name="T89">(</text:span><text:span text:style-name="T46">בבכור כתיב </text:span><text:span text:style-name="T47">(שמות כב,כט)</text:span><text:span text:style-name="T50"> שבעת ימים יהיה עם </text:span><text:span text:style-name="T66">אמו</text:span><text:span text:style-name="T46">, ובקדשים כתיב </text:span><text:span text:style-name="T47">(ויקרא כב,כז)</text:span><text:span text:style-name="T50"> והיה שבעת ימים תחת </text:span><text:span text:style-name="T66">אמו</text:span><text:span text:style-name="T89">)</text:span><text:span text:style-name="T112">]</text:span><text:span text:style-name="T89">)</text:span>?</text:p>
      <text:p text:style-name="Standard">האי מאי? אי אמרת בשלמא דקדשים - היינו דאצריכי תרי קראי <text:span text:style-name="T89">(</text:span><text:span text:style-name="T46">'</text:span><text:span text:style-name="T50">אמו</text:span><text:span text:style-name="T46">'-'</text:span><text:span text:style-name="T50">אמו</text:span><text:span text:style-name="T46">' ו-'</text:span><text:span text:style-name="T50">זאת</text:span><text:span text:style-name="T46">'</text:span><text:span text:style-name="T89">)</text:span>: חד לבהמת חולין דאוליד דרך דופן ואקדשה <text:span text:style-name="T89">(</text:span><text:span text:style-name="T46">ושמעינן מ'</text:span><text:span text:style-name="T50">אמו</text:span><text:span text:style-name="T46">'-'</text:span><text:span text:style-name="T50">אמו</text:span><text:span text:style-name="T46">' דלא קדיש</text:span><text:span text:style-name="T89">)</text:span>, וחד לבהמת קדשים דאוליד דרך דופן <text:span text:style-name="T89">(</text:span><text:span text:style-name="T46">דעל כרחך ולד היוצא ממנה קדוש מאליו, ואיצטריך למעוטי מ'</text:span><text:span text:style-name="T50">זאת</text:span><text:span text:style-name="T46">' דאף על גב דקדיש - אם עלה ירד, הואיל ולא היה פסולו בקדש</text:span><text:span text:style-name="T89">)</text:span>, <text:span text:style-name="T129">וקסבר ולדות קדשים בהוייתן </text:span><text:span text:style-name="T131">[בלידתן]</text:span><text:span text:style-name="T129"> הן קדושים</text:span> <text:span text:style-name="T89">(</text:span><text:span text:style-name="T46">נראה בעיני דלא גרסינן ליה, ופירוש משובש הוא: דכל שכן למאן דאמר משעת יצירה הן קדושים, דהיינו במעי אמו, דאיצטריך למעוטי מ'</text:span><text:span text:style-name="T50">זאת</text:span><text:span text:style-name="T46">'</text:span><text:span text:style-name="T89">)</text:span>; אלא אי אמרת דבכור, מ'<text:span text:style-name="T90">פטר רחם</text:span>' נפקא!</text:p>
      <text:p text:style-name="Standard">הכי נמי מסתברא <text:span text:style-name="T89">(</text:span><text:span text:style-name="T46">דכל הני פסולין דהכא - בבהמות קדשים קאמר, ורובע ונרבע - כגון שהקדישן ולבסוף נרבעו; ומוקצה ונעבד נמי בקדשים קלים, ואליבא דרבי יוסי הגלילי דאמר ממון בעלים הן ויכול לאוסרן; והכי נמי מוקמינן בפרק בתרא דזבחים </text:span><text:span text:style-name="T47">(דף קיד.)</text:span><text:span text:style-name="T46">; ואתנן ומחיר - כשנתן לה עובר בהמת קדשים קלים באתנן, וקסבר 'בהוייתן </text:span><text:span text:style-name="T112">[בלידתן]</text:span><text:span text:style-name="T46"> הם קדושים' ולא קודם לכן; לפיכך איסור אתנן ומחיר חל עליהם; וקדושה דממילא נמי חיילא עלייהו, והרי הם קדושים; וכלאים וטרפה ויוצא דופן נמי בולדות קדשים</text:span><text:span text:style-name="T89">)</text:span>, <text:span text:style-name="T89">(</text:span><text:span text:style-name="T46">'הכי נמי מסתברא דבקדשים קאי ותרי קראי איצטריכא ליה' כדאמר</text:span><text:span text:style-name="T89">)</text:span> מדקתני הרובע והנרבע והמוקצה והנעבד והכלאים <text:span text:style-name="T89">(</text:span><text:span text:style-name="T46">וקא ממעט להו מהאי קרא</text:span><text:span text:style-name="T89">)</text:span>;<text:span text:style-name="T89"> (</text:span><text:span text:style-name="T46">וכי</text:span><text:span text:style-name="T89">)</text:span> הני מהכא נפקא? מהתם נפקא <text:span text:style-name="T87">[דומה לסיכום ספרא ויקרא דבורא דנדבה פרשתא ב משנה ז-יא]</text:span>: <text:span text:style-name="T50">[</text:span><text:span text:style-name="T47">ויקרא א,ב: </text:span><text:span text:style-name="T50">דבר אל בני ישראל ואמרת אלהם אדם כי יקריב מכם קרבן לה' </text:span><text:span text:style-name="T66">מן הבהמה</text:span><text:span text:style-name="T50"> </text:span><text:span text:style-name="T66">מן הבקר</text:span><text:span text:style-name="T50"> ומן הצאן תקריבו את קרבנכם]</text:span><text:span text:style-name="T100"> '</text:span><text:span text:style-name="T102">מן הבהמה</text:span><text:span text:style-name="T100">' </text:span><text:span text:style-name="T53">(</text:span><text:span text:style-name="T46">ולא כל בהמה</text:span><text:span text:style-name="T53">)</text:span><text:span text:style-name="T100"> להוציא הרובע והנרבע, '</text:span><text:span text:style-name="T102">מן הבקר</text:span><text:span text:style-name="T100">' להוציא את הנעבד, '</text:span><text:span text:style-name="T102">מן הצאן</text:span><text:span text:style-name="T100">' להוציא את המוקצה, '</text:span><text:span text:style-name="T102">ומן הצאן</text:span><text:span text:style-name="T100">' להוציא את הנוגח </text:span><text:span text:style-name="T89">(</text:span><text:span text:style-name="T46">שהמית את האדם; והאי רובע ונרבע ונוגח דקתני - כגון על פי עד אחד או על פי הבעלים, דמודה בקנס פטור, הלכך להדיוט שרי ולגבוה אסור; אבל על פי שני עדים - בסקילה הוא, ולהדיוט נמי אסור</text:span><text:span text:style-name="T89">)</text:span>'!? ותו, כלאים מהכא נפקא? - מהתם נפקא <text:span text:style-name="T87">[ספרא אמור פרשתא ח מ"ג]</text:span>: <text:span text:style-name="T47">(ויקרא כב,כז)</text:span><text:span text:style-name="T102"> שור או כשב או עז </text:span><text:span text:style-name="T91">[כי יולד והיה שבעת ימים תחת אמו ומיום השמיני והלאה ירצה לקרבן אשה לה']</text:span><text:span text:style-name="T100"> '</text:span><text:span text:style-name="T102">שור</text:span><text:span text:style-name="T100">' - פרט לכלאים </text:span><text:span text:style-name="T53">(</text:span><text:span text:style-name="T46">מן העז ומן הכבש</text:span><text:span text:style-name="T53">)</text:span><text:span text:style-name="T100">; '</text:span><text:span text:style-name="T102">או עז</text:span><text:span text:style-name="T100">' פרט לנדמה</text:span> <text:span text:style-name="T53">(</text:span><text:span text:style-name="T46">אביו ואמו מן העז והוא כבש</text:span><text:span text:style-name="T53">)</text:span><text:span text:style-name="T89"> ['</text:span><text:span text:style-name="T91">כי יולד</text:span><text:span text:style-name="T89">' פרט ליוצא דופן]' (</text:span><text:span text:style-name="T46">וכיון דנפקי מהתם </text:span><text:soft-page-break/><text:span text:style-name="T46">דלא קדש - למה לי למעוטי מהכא דיֵרדוּ? הא חולין נינהו</text:span><text:span text:style-name="T89">)</text:span>; אלא אצטריכו תרי קראי: חד לבהמת חולין <text:span text:style-name="T89">(</text:span><text:span text:style-name="T46">ואקדשה</text:span><text:span text:style-name="T89">)</text:span>, וחד לבהמת קדשים - הכא נמי איצטריך תרי קראי.</text:p>
      <text:p text:style-name="Standard"/>
      <text:p text:style-name="Standard">תנו רבנן: '<text:span text:style-name="T108">המקשה שלשה ימים </text:span><text:span text:style-name="T89">(</text:span><text:span text:style-name="T46">בימי זיבה וראתה דם כל שלשה דרך רחם</text:span><text:span text:style-name="T89">)</text:span><text:span text:style-name="T108"> ויצא ולד דרך דופן - הרי זו יולדת בזוב </text:span><text:span text:style-name="T89">(</text:span><text:span text:style-name="T46">כלומר: זבה היא, דכי טיהר רחמנא מזיבה דם הקושי - הני מילי בלידה מעלייתא, אבל דרך דופן לאו לידה היא</text:span><text:span text:style-name="T89">)</text:span><text:span text:style-name="T108">; </text:span></text:p>
      <text:p text:style-name="Standard"><text:span text:style-name="T108">ורבי שמעון אומר: אין זו יולדת בזוב </text:span><text:span text:style-name="T89">(</text:span><text:span text:style-name="T46">ורבי שמעון לטעמיה, דאמר 'יוצא דופן ולד מעליא הוא', ומטהר את קישויו</text:span><text:span text:style-name="T89">)</text:span><text:span text:style-name="T108">;</text:span></text:p>
      <text:p text:style-name="Standard"><text:span text:style-name="T108">ודם היוצא משם טמא; </text:span><text:span text:style-name="T89">(</text:span><text:span text:style-name="T46">לקמן מפרש מאי קאמר</text:span><text:span text:style-name="T89">)</text:span><text:span text:style-name="T108"> </text:span></text:p>
      <text:p text:style-name="Standard"><text:span text:style-name="T108">ורבי שמעון מטהר.</text:span>'</text:p>
      <text:p text:style-name="Standard">בשלמא רישא, רבי שמעון לטעמיה <text:span text:style-name="T89">(</text:span><text:span text:style-name="T46">דאמר במתניתין 'יושבין עליו ימי טומאה' אפילו בלידה יבשתא, וימי טהרה - אלמא 'ולד' הוא, הלכך לענין קושי נמי 'ולד' הוא, ומטהר את קישויו</text:span><text:span text:style-name="T89">)</text:span> ורבנן לטעמייהו, אלא סיפא במאי פליגי <text:span text:style-name="T89">(</text:span><text:span text:style-name="T46">הא ליכא למימר 'דם היוצא עמו דרך דופן יהיה טמא כדם הלידה', דאם כן איפכא מבעי ליה: רבי שמעון מטמא, דאמר 'ולד' הוא, וחכמים מטהרים!? אלא ודאי אפילו לרבי שמעון לא הוי אלא כדם המכה, והא דאמר רבי שמעון במתניתין 'יושבין עליו ימי טומאה' - משום ולד קאמר, ולא משום דם</text:span><text:span text:style-name="T89">)</text:span>?</text:p>
      <text:p text:style-name="Standard">אמר רבינא: כגון שיצא ולד דרך דופן<text:span text:style-name="T46"> </text:span></text:p>
      <text:p text:style-name="Standard"/>
      <text:p text:style-name="Standard">(נדה מא,ב)</text:p>
      <text:p text:style-name="Standard">ודם דרך רחם <text:span text:style-name="T89">(</text:span><text:span text:style-name="T46">בשלשת ימי הקושי קודם לידה</text:span><text:span text:style-name="T89">)</text:span>, ואזדא רבי שמעון לטעמיה <text:span text:style-name="T89">(</text:span><text:span text:style-name="T46">ורבי שמעון מטהר לטמא, הואיל וימי זיבה הן ודם קושי בימי זיבה - רחמנא טהריה</text:span><text:span text:style-name="T89">)</text:span> ורבנן לטעמייהו <text:span text:style-name="T89">(</text:span><text:span text:style-name="T46">ואמור רבנן דזיבה היא, דלא מטהר לה ולד, דלאו לידה היא</text:span><text:span text:style-name="T89">)</text:span>.</text:p>
      <text:p text:style-name="Standard">מתקיף לה רב יוסף: חדא - דהיינו רישא! ועוד: <text:span text:style-name="T89">'[ודם היוצא]</text:span> <text:span text:style-name="T100">משם</text:span><text:span text:style-name="T89">'</text:span> - מקום ולד משמע!?</text:p>
      <text:p text:style-name="Standard">אלא אמר רב יוסף: כגון שיצא ולד ודם דרך דופן <text:span text:style-name="T89">(</text:span><text:span text:style-name="T46">ופלוגתא אחריתי היא, ולאו אקושי קאי: דרישא איירי כשיצא דם דרך רחם קודם לידה</text:span><text:span text:style-name="T89">)</text:span>, ובמקור מקומו טמא קמיפלגי: מר סבר מקור מקומו טמא <text:span text:style-name="T89">(</text:span><text:span text:style-name="T46">רבנן סברי מקור מקומו טמא, הלכך טיפת דם מטמאה, ואף על גב דדרך דופן לאו 'ראִייה' היא לטמא את האשה טומאת שבעה, מיהו טיפה עצמה מטמאה במגע משום דנגע במקור, ומקור מקומו טמא</text:span><text:span text:style-name="T89">)</text:span>, ומר <text:span text:style-name="T89">(</text:span><text:span text:style-name="T46">ורבי שמעון</text:span><text:span text:style-name="T89">)</text:span> סבר: מקור מקומו טהור <text:span text:style-name="T89">(</text:span><text:span text:style-name="T46">מקור מקומו טהור מלטמא טיפה הנוגעת בו, הלכך כי אתא דם דרך דופן - טהור מלטמא, וכדם מכה דמי, וכי אתא נמי דרך רחם - טהור כל ימי זיבה היכא דליכא שופי סמוך ללידה, דולד מטהרו ואף על גב דולד דרך דופן נפק</text:span><text:span text:style-name="T89">)</text:span>.</text:p>
      <text:p text:style-name="P10"/>
      <text:p text:style-name="Standard">אמר ריש לקיש: לדברי המטמא בדם - מטמא באשה <text:span text:style-name="T89">(</text:span><text:span text:style-name="T46">טומאת שבעה, משום ראיית נדה, ואף על גב דבא דרך דופן</text:span><text:span text:style-name="T89">)</text:span>; לדברי המטהר בדם - מטהר באשה; ורבי יוחנן אמר: אף לדברי המטמא בדם - מטהר באשה! </text:p>
      <text:p text:style-name="Standard">ואזדא רבי יוחנן לטעמיה, דאמר רבי יוחנן משום רבי שמעון בן יוחי: '<text:span text:style-name="T108">מנין שאין אשה טמאה עד שיצא מדוה דרך ערותה? שנאמר </text:span><text:span text:style-name="T47">(ויקרא כ,יח)</text:span><text:span text:style-name="T92"> ואיש אשר ישכב את אשה דוה וגלה את ערותה את מקורה הערה </text:span><text:span text:style-name="T91">[והיא גלתה את מקור דמיה ונכרתו שניהם מקרב עמם]</text:span><text:span text:style-name="T108"> - מלמד שאין אשה טמאה עד שיצא מדוה דרך ערותה.</text:span>'</text:p>
      <text:p text:style-name="P9"/>
      <text:p text:style-name="Standard">אמר ריש לקיש משום רבי יהודה נשיאה <text:span text:style-name="T111">[כנראה רבי יהודה הנשיא; וכן בנדה טו,א]</text:span>: '<text:span text:style-name="T100">מקור שנעקר </text:span><text:span text:style-name="T89">(</text:span><text:span text:style-name="T46">חתיכת בשר</text:span><text:span text:style-name="T89">)</text:span><text:span text:style-name="T100"> ונפל לארץ – טמאה, שנאמר </text:span><text:span text:style-name="T47">(יחזקאל טז,לו)</text:span><text:span text:style-name="T90"> </text:span><text:span text:style-name="T91">[כה אמר ד' ה']</text:span><text:span text:style-name="T102"> יען השפך נחושתך ותגלי ערותך </text:span><text:span text:style-name="T91">[בתזנותיך על מאהביך ועל כל גלולי תועבותיך וכדמי בניך אשר נתת להם]</text:span>' <text:span text:style-name="T89">(</text:span><text:span text:style-name="T50">נחושתך</text:span><text:span text:style-name="T46"> = שולייך, והיינו 'מקור', וכתיב </text:span><text:span text:style-name="T50">ותגלי ערותך</text:span><text:span text:style-name="T46"> אלמא נעקר ונשפך לארץ קרי ליה 'ערוה', כאילו הוא במקומו - הילכך טמא; </text:span><text:span text:style-name="T50">נחושתך =</text:span><text:span text:style-name="T46"> שולים, כדאמר במסכת שבת </text:span><text:span text:style-name="T47">(דף מא.)</text:span><text:span text:style-name="T46"> 'מפני שנחושתה מחממתה'; ובטהרות נמי בכמה דוכתין 'נחושתו של תנור' </text:span><text:span text:style-name="T47">(כלים פ"ח מ"ג)</text:span><text:span text:style-name="T89">)</text:span>; למאי? אילימא לטומאת שבעה – '<text:span text:style-name="T90">דם</text:span>' אמר רחמנא <text:span text:style-name="T91">[</text:span><text:span text:style-name="T47">ויקרא טו,יט:</text:span><text:span text:style-name="T91"> ואשה כי תהיה זבה </text:span><text:span text:style-name="T15">דם</text:span><text:span text:style-name="T91"> יהיה זבה בבשרה שבעת ימים תהיה בנדתה וכל הנגע בה יטמא עד הערב]</text:span>, ולא חתיכה! אלא לטומאת ערב <text:span text:style-name="T89">(</text:span><text:span text:style-name="T46">מפני שנגעה בו ביציאתה</text:span><text:span text:style-name="T89">)</text:span>!</text:p>
      <text:p text:style-name="P9"/>
      <text:p text:style-name="Standard"><text:soft-page-break/>אמר רבי יוחנן: מקור שהזיע כשתי טיפי מרגליות <text:span text:style-name="T89">(</text:span><text:span text:style-name="T46">דם לבן וצלול</text:span><text:span text:style-name="T89">)</text:span> – טמאה; למאי?: אילימא לטומאת שבעה - חמשה דמים טמאין באשה ותו לא! אלא לטומאת ערב <text:span text:style-name="T89">(</text:span><text:span text:style-name="T46">מפני שנגע במקור ונוגע בה</text:span><text:span text:style-name="T89">)</text:span>; ודווקא תרתי, אבל חדא אימא מעלמא <text:span text:style-name="T89">(</text:span><text:span text:style-name="T46">מן הצדדין</text:span><text:span text:style-name="T89">)</text:span> אתיא.</text:p>
      <text:p text:style-name="Standard"/>
      <text:p text:style-name="Standard">כל הנשים מטמאין בבית החיצון: <text:s/></text:p>
      <text:p text:style-name="Standard">הי ניהו 'בית החיצון'?</text:p>
      <text:p text:style-name="Standard">אמר ריש לקיש: כל שתינוקת יושבת<text:span text:style-name="T111">*</text:span> ונראת <text:span text:style-name="T89">(</text:span><text:span text:style-name="T46">כשהתינוקת יושבת נפתח רחמה קצת</text:span><text:span text:style-name="T89">)</text:span>. <text:span text:style-name="T111">[* 'יושבת' – כמו יושבת לצרכיה; רובצת על עקביה; SQUATS]</text:span></text:p>
      <text:p text:style-name="Standard">אמר <text:span text:style-name="T129">ליה</text:span> <text:span text:style-name="T111">[רש"י לא גורס]</text:span> רבי יוחנן <text:span text:style-name="T89">(</text:span><text:span text:style-name="T46">לשון קושיא הוא</text:span><text:span text:style-name="T89">)</text:span>: אותו מקום גלוי הוא אצל שרץ <text:span text:style-name="T89">(</text:span><text:span text:style-name="T46">אותו מקום מי קרי 'בבשרה'? כולו 'חוץ' הוא, ואפילו אצל מגע שרץ, דקיימא לן '</text:span><text:span text:style-name="T75">אין מגע בית הסתרים מטמא</text:span><text:span text:style-name="T46">' – 'גלוי' הוא אם נגע שם שרץ</text:span><text:span text:style-name="T89">)</text:span>!?</text:p>
      <text:p text:style-name="Standard">אלא אמר רבי יוחנן: עד בין השינים. </text:p>
      <text:p text:style-name="Standard"><text:span text:style-name="T53">(</text:span><text:span text:style-name="T46">טומאת בית הסתרים לקמן יליף מ'</text:span><text:span text:style-name="T50">וידיו לא שטף במים</text:span><text:span text:style-name="T46">' </text:span><text:span text:style-name="T47">(ויקרא טו,יא)</text:span><text:span text:style-name="T46"> דלאו בר טמויי הוא; ובתורת כהנים נמי מינה נפקא לן </text:span><text:span text:style-name="T47">[ספרא מצורע פרק זבים פרשתא בפ"ד מ"ה].</text:span><text:span text:style-name="T53">)</text:span><text:span text:style-name="T47"> </text:span></text:p>
      <text:p text:style-name="Standard">איבעיא להו: בין השינים כלפנים או כלחוץ?</text:p>
      <text:p text:style-name="Standard">תא שמע, דתני רבי זכאי: עד בין השינים <text:span text:style-name="T89">(</text:span><text:span text:style-name="T46">כמין שינים יש בתוך הרחם: תלתולי בשר</text:span><text:span text:style-name="T89">)</text:span>; בין השינים עצמן – כלפנים.</text:p>
      <text:p text:style-name="Standard">במתניתא תנא: מקום דישה. </text:p>
      <text:p text:style-name="Standard">מאי '<text:span text:style-name="T100">מקום דישה</text:span>'? </text:p>
      <text:p text:style-name="Standard">אמר רב יהודה: מקום שהשמש <text:span text:style-name="T89">(</text:span><text:span text:style-name="T46">אבר</text:span><text:span text:style-name="T89">)</text:span> דש. </text:p>
      <text:p text:style-name="Standard"/>
      <text:p text:style-name="Standard">תנו רבנן <text:span text:style-name="T87">[קיצור ספרא מצורע פרק זבים פרשתא ד משנה ד]</text:span>: <text:span text:style-name="T91">[</text:span><text:span text:style-name="T47">ויקרא טו,יט:</text:span><text:span text:style-name="T91"> ואשה כי תהיה זבה דם </text:span><text:span text:style-name="T15">יהיה</text:span><text:span text:style-name="T91"> </text:span><text:span text:style-name="T15">זֹבה</text:span><text:span text:style-name="T91"> </text:span><text:span text:style-name="T15">בבשרה</text:span><text:span text:style-name="T91"> שבעת ימים תהיה בנדתה וכל הנגע בה יטמא עד הערב]</text:span><text:span text:style-name="T108"> '</text:span><text:span text:style-name="T92">בבשרה</text:span><text:span text:style-name="T108">' - מלמד שמטמאה בפנים כבחוץ; ואין לי אלא נדה, זבה מנין? </text:span></text:p>
      <text:p text:style-name="Standard"><text:span text:style-name="T108">תלמוד לומר: '</text:span><text:span text:style-name="T92">זובה בבשרה</text:span><text:span text:style-name="T108">' </text:span><text:span text:style-name="T89">(</text:span><text:span text:style-name="T46">ואף על גב דבנדה כתיב, מדאפקיה בלשון זובה - ילפינן זיבה</text:span><text:span text:style-name="T89">)</text:span><text:span text:style-name="T108">;</text:span></text:p>
      <text:p text:style-name="P18">פולטת שכבת זרע מנין?</text:p>
      <text:p text:style-name="Standard"><text:span text:style-name="T108">תלמוד לומר: '</text:span><text:span text:style-name="T92">יהיה </text:span><text:span text:style-name="T50">[זובה בבשרה]</text:span><text:span text:style-name="T108">' </text:span><text:span text:style-name="T111">[בספרא: תלמוד לומר: </text:span><text:span text:style-name="T120">תהיה </text:span><text:span text:style-name="T121">[זבה דם]</text:span><text:span text:style-name="T111">]</text:span><text:span text:style-name="T108">. </text:span></text:p>
      <text:p text:style-name="Standard"><text:span text:style-name="T108">ורבי שמעון אומר: דיה כבועלה: מה בועלה אינו מטמא עד שתצא טומאה לחוץ </text:span><text:span text:style-name="T89">(</text:span><text:span text:style-name="T46">כדכתיב </text:span><text:span text:style-name="T47">(ויקרא טו,טז)</text:span><text:span text:style-name="T46"> </text:span><text:span text:style-name="T50">ואשר תצא ממנו שכבת זרע</text:span><text:span text:style-name="T89">)</text:span><text:span text:style-name="T108"> - אף היא אינה מטמאה עד שתצא טומאתה לחוץ</text:span>. <text:span text:style-name="T87">[וכן תוספתא נדה פ"ה מ"ו]</text:span></text:p>
      <text:p text:style-name="Standard">וסבר רבי שמעון דיה כבועלה? והתניא <text:span text:style-name="T87">[דומה לספרא מצורע פרק זבים פרשתא ג פרק ו משנה י]</text:span>: <text:span text:style-name="T47">(ויקרא טו,יח)</text:span><text:span text:style-name="T90"> </text:span><text:span text:style-name="T91">[ואשה אשר ישכב איש אֹתה שכבת זרע]</text:span><text:span text:style-name="T92"> ורחצו במים וטמאו עד הערב</text:span><text:span text:style-name="T108">; אמר רבי שמעון: וכי מה בא זה ללמדנו </text:span><text:span text:style-name="T89">(</text:span><text:span text:style-name="T46">הא משום טבילה דידיה לא איצטריך, דהא כתיב לעיל </text:span><text:span text:style-name="T47">[ויקרא טו,טז]</text:span><text:span text:style-name="T46"> </text:span><text:span text:style-name="T50">ואיש כי תצא ממנו שכבת זרע </text:span><text:span text:style-name="T51">[ורחץ במים את כל בשרו וטמא עד הערב]</text:span><text:span text:style-name="T89">)</text:span><text:span text:style-name="T108">? אם לענין נוגע בשכבת זרע </text:span><text:span text:style-name="T89">(</text:span><text:span text:style-name="T46">ואם ללמד עליה שצריכה טבילה אם נגע בשרה מבחוץ בשכבת זרע כשיצתה ממנו</text:span><text:span text:style-name="T89">)</text:span><text:span text:style-name="T108">, הרי כבר נאמר למטה </text:span><text:span text:style-name="T89">(</text:span><text:span text:style-name="T46">בפרשת 'אמור אל הכהנים'</text:span><text:span text:style-name="T89">)</text:span><text:span text:style-name="T108">: </text:span><text:span text:style-name="T91">[</text:span><text:span text:style-name="T47">ויקרא כב,ד:</text:span><text:span text:style-name="T91"> איש איש מזרע אהרן והוא צרוע או זב בקדשים לא יאכל עד אשר יטהר והנגע בכל טמא נפש]</text:span><text:span text:style-name="T92"> או איש </text:span><text:span text:style-name="T91">[אשר תצא ממנו שכבת זרע]</text:span><text:span text:style-name="T108"> </text:span><text:span text:style-name="T89">(</text:span><text:span text:style-name="T46">ואמר לקמן בפרקין </text:span><text:span text:style-name="T47">(דף מג:)</text:span><text:span text:style-name="T46"> '</text:span><text:span text:style-name="T75">מנין לנוגע בשכבת זרע? תלמוד לומר: </text:span><text:span text:style-name="T79">או איש</text:span><text:span text:style-name="T50">'</text:span><text:span text:style-name="T46">, אלמא מיניה נפקא לן</text:span><text:span text:style-name="T89">)</text:span><text:span text:style-name="T108">!? אלא</text:span><text:span text:style-name="T89"> (</text:span><text:span text:style-name="T46">בא ללמדנו שאפילו </text:span><text:span text:style-name="T65">לא נגע בשרה מבחוץ</text:span><text:span text:style-name="T46"> בקרי טמאה מפני טיפת תשמיש, והוצרך להשמיענו שטמא: דאי לא אשמעינן, לא הוה קיימא לן</text:span><text:span text:style-name="T89">)</text:span><text:span text:style-name="T108"> מפני שטומאת בית הסתרים היא, וטומאת בית הסתרים אינה מטמאה, אלא שגזרת הכתוב הוא</text:span>.' <text:span text:style-name="T89">(</text:span><text:span text:style-name="T46">הכי גרסינן בתורת כהנים: '</text:span><text:span text:style-name="T75">מה בא זה ללמדנו אם לענין הנוגע בשכבת זרע הרי כבר אמור למטה אלא מפני</text:span><text:span text:style-name="T46"> כו'</text:span><text:span text:style-name="T89">) </text:span><text:s/><text:span text:style-name="T89">(</text:span><text:span text:style-name="T46">אלמא לא אמרינן דדיה כבועלה</text:span><text:span text:style-name="T89">)</text:span>!?</text:p>
      <text:p text:style-name="Standard">לא קשיא: כאן <text:span text:style-name="T89">(</text:span><text:span text:style-name="T46">גזרת הכתוב</text:span><text:span text:style-name="T89">)</text:span> במשמשת, כאן בפולטת.</text:p>
      <text:p text:style-name="Standard">'פולטת'<text:span text:style-name="T29">?</text:span> תיפוק ליה <text:span text:style-name="T89">(</text:span><text:span text:style-name="T46">דקודם יציאתו חוץ טמאה היא</text:span><text:span text:style-name="T89">)</text:span> דהא שמשה!? </text:p>
      <text:p text:style-name="Standard">בשטבלה לשמושה <text:span text:style-name="T89">(</text:span><text:span text:style-name="T46">ולמחר פלטה, וקאמר לך רבי שמעון בה: דיה כבועלה</text:span><text:span text:style-name="T89">)</text:span>.</text:p>
      <text:p text:style-name="Standard">למימרא דמשמשת בטומאת ערב סגי לה? והא אמר רבא: 'משמשת כל שלשה ימים אסורה לאכול בתרומה, שאי אפשר לה שלא תפלוט' <text:span text:style-name="T89">(</text:span><text:span text:style-name="T46">וכיון דכל שלשה אסורה משום תשמישה, דיה כבועלה היכי משכחת לה? אי </text:span><text:span text:style-name="T65">לאחר</text:span><text:span text:style-name="T46"> שלשה, אפילו יצא נמי טהורה, דהא שכבת זרע מסרחת היא</text:span><text:span text:style-name="T89">)</text:span>?</text:p>
      <text:p text:style-name="Standard"><text:soft-page-break/>הכא במאי עסקינן <text:span text:style-name="T89">(</text:span><text:span text:style-name="T46">הא דקאמר רבי שמעון דטהורה בטבלה לתשמישה</text:span><text:span text:style-name="T89">)</text:span>? שהטבילוה במטה <text:span text:style-name="T89">(</text:span><text:span text:style-name="T46">דכיון דלא זזה ממקומה - אפשר לה בלא פליטה</text:span><text:span text:style-name="T89">)</text:span>.</text:p>
      <text:p text:style-name="Standard">מכלל דכי קאמר רבא דאזלה איהי בכרעה, וטבלה? <text:span text:style-name="T89">(</text:span><text:span text:style-name="T46">אם כן מאי 'אי אפשר שלא תפלוט כל שלשה', דמשמע טמאה ודאית?</text:span><text:span text:style-name="T89">)</text:span> <text:span text:style-name="T89">(</text:span><text:span text:style-name="T46">הא בחזקת טהורה היא טפי, דאיכא למימר</text:span><text:span text:style-name="T89">)</text:span> דילמא בהדי דקאזלה שדיתא <text:span text:style-name="T89">(</text:span><text:span text:style-name="T46">בהדי דאזלא ומסגייא בכרעה שדיתיה לכוליה קודם טבילה</text:span><text:span text:style-name="T89">)</text:span>?</text:p>
      <text:p text:style-name="Standard"/>
      <text:p text:style-name="Standard">(נדה מב,א)</text:p>
      <text:p text:style-name="Standard">וכי תימא דילמא אשתייר <text:span text:style-name="T89">(</text:span><text:span text:style-name="T46">חיישינן שמא נשתייר בה, ומספיקא קא מטמאה</text:span><text:span text:style-name="T89">)</text:span>, אי הכי <text:span text:style-name="T89">(</text:span><text:span text:style-name="T46">אם כן מאי 'אי אפשר'?</text:span><text:span text:style-name="T89">)</text:span> 'חיישינן שמא נשתייר' מבעי ליה!?</text:p>
      <text:p text:style-name="Standard">אלא לרבא נמי שהטבילוה במטה <text:span text:style-name="T89">(</text:span><text:span text:style-name="T46">דלא אזלה, הילכך כל שעה פלטה</text:span><text:span text:style-name="T89">)</text:span>, ולא קשיא: כאן במתהפכת, כאן בשאינה מתהפכת <text:span text:style-name="T89">(</text:span><text:span text:style-name="T46">והא דרבי שמעון דיכולה לטבול לשמושה - כגון שלא נתהפכה לאחר הטבילה, ודרבא - במתהפכת</text:span><text:span text:style-name="T89">)</text:span>; </text:p>
      <text:p text:style-name="Standard">ורבא אקרא קאי <text:span text:style-name="T89">(</text:span><text:span text:style-name="T46">ורבא לפרושי לן קרא אתא</text:span><text:span text:style-name="T89">)</text:span>, והכי קאמר: כי כתב רחמנא <text:span text:style-name="T47">(ויקרא טו,יח)</text:span><text:span text:style-name="T90"> </text:span><text:span text:style-name="T91">[ואשה אשר ישכב איש אתה שכבת זרע]</text:span><text:span text:style-name="T90"> ורחצו במים וטמאו עד הערב</text:span> <text:span text:style-name="T89">(</text:span><text:span text:style-name="T46">דמשמע דיכולה לטבול בו ביום</text:span><text:span text:style-name="T89">)</text:span> - בשאינה מתהפכת, אבל במתהפכת - כל שלשה ימים אסורה לאכול בתרומה, שאי אפשר לה שלא תפלוט.</text:p>
      <text:p text:style-name="Standard"><text:span text:style-name="T89">(</text:span><text:span text:style-name="T46">לשון אחר: מתהפכת בשעת תשמיש, ואין הזרע נקלט ברחם יחד, הילכך פולטת והולכת מעט מעט; אינה מתהפכת בשעת תשמיש - נקלט הזרע יחד, ויוצא בבת אחת.</text:span><text:span text:style-name="T89">)</text:span> </text:p>
      <text:p text:style-name="Standard"/>
      <text:p text:style-name="Standard">בעא מיניה רב שמואל בר ביסנא מאביי: פולטת שכבת זרע 'רואה' הויא <text:span text:style-name="T89">(</text:span><text:span text:style-name="T46">משום ראייה טמייה קרא</text:span><text:span text:style-name="T89">)</text:span> או 'נוגעת <text:span text:style-name="T89">(</text:span><text:span text:style-name="T46">בשכבת זרע</text:span><text:span text:style-name="T89">)</text:span>' הויא <text:span text:style-name="T89">(</text:span><text:span text:style-name="T46">דעד השתא הויא נגיעת בית הסתרים, ולא הויא טמאה אלא ביום תשמיש, ומגזרת הכתוב, וכי פלטה - נגעה לבראי ומטמיא</text:span><text:span text:style-name="T89">)</text:span>? נפקא מינה לסתור <text:span text:style-name="T89">(</text:span><text:span text:style-name="T46">בזיבה בימי ספירה, אי 'רואה' הויא – סותרת; אבל נוגעת – לא: שאם נגעה בשום טומאה אינה סותרת, דהא </text:span><text:span text:style-name="T50">וספרה </text:span><text:span text:style-name="T66">לה</text:span><text:span text:style-name="T46"> כתיב </text:span><text:span text:style-name="T47">[ויקרא טו,כח]</text:span><text:span text:style-name="T46">, והאיכא</text:span><text:span text:style-name="T89">)</text:span> ולטמא במשהו <text:span text:style-name="T89">(</text:span><text:span text:style-name="T46">לראייה לא בעינן שיעורא, כדאמרינן במתניתין לדם נדה ולזיבה ולקרי מטמאין בכל שהוא; אבל נוגע בעי שיעורא, כדאמר בפירקין </text:span><text:span text:style-name="T47">(לקמן דף מג:)</text:span><text:span text:style-name="T46">: איכא למאן דאמר בכעדשה, ואיכא למאן דאמר כחתימת פי האמה</text:span><text:span text:style-name="T89">)</text:span> ולטמא בפנים כבחוץ. </text:p>
      <text:p text:style-name="Standard">מה נפשך? אי שמיע ליה <text:span text:style-name="T89">(</text:span><text:span text:style-name="T46">לרב שמואל</text:span><text:span text:style-name="T89">)</text:span> מתניתא <text:span text:style-name="T89">(</text:span><text:span text:style-name="T46">דפליגי רבנן ורבי שמעון לעיל, דקאמרי רבנן פולטת שכבת זרע מטמא בפנים כבחוץ, ולרבי שמעון דדיה כבועלה</text:span><text:span text:style-name="T89">)</text:span>, לרבנן רואה הויא <text:span text:style-name="T89">(</text:span><text:span text:style-name="T46">לענין לטמא בפנים כבחוץ</text:span><text:span text:style-name="T89">)</text:span> ולרבי שמעון נוגעת הויא, ואי לא שמיע ליה מתניתא <text:span text:style-name="T89">(</text:span><text:span text:style-name="T46">אמאי מספקא ליה?</text:span><text:span text:style-name="T89">)</text:span> מסתברא נוגעת הויא <text:span text:style-name="T89">(</text:span><text:span text:style-name="T46">דהא לא מגופה חזיא, אלא מה שקבלה היא פולטת</text:span><text:span text:style-name="T89">)</text:span>!</text:p>
      <text:p text:style-name="P25"><text:span text:style-name="T46">תוספות ד"ה מסתברא דנוגע הויא. ומסיני לא גמרינן, דחדוש הוא, ולהכי לרבנן נמי איצטריך </text:span><text:span text:style-name="T50">יהיה</text:span><text:span text:style-name="T46">: דלא גמרינן מסיני, אף על גב דבסמוך בעי למימר דאף לרבי שמעון רואה הויא וסתרה: </text:span></text:p>
      <text:p text:style-name="Standard">לעולם שמיע ליה מתניתא, ואליבא דרבנן לא קמיבעיא ליה <text:span text:style-name="T89">(</text:span><text:span text:style-name="T46">דכיון דלרבנן מטמיא בפנים כבחוץ - אלמא 'רואה' הויא, וכל שכן דמטמאה במשהו; ולענין סתירה נמי סתרה, דהא בתורת זיבה מרבי ליה מ'</text:span><text:span text:style-name="T50">יהיה זובה </text:span><text:span text:style-name="T51">[בבשרה]</text:span><text:span text:style-name="T50"> </text:span><text:span text:style-name="T47">(ויקרא טו,יט)</text:span><text:span text:style-name="T89">)</text:span>; כי קא מיבעיא ליה אליבא דרבי שמעון, ולטמא בפנים כבחוץ לא קמיבעיא ליה <text:span text:style-name="T89">(</text:span><text:span text:style-name="T46">דהא שמעינן לרבי שמעון דלא מטמיא</text:span><text:span text:style-name="T89">)</text:span>, כי קמיבעיא ליה לסתור ולטמא בכל שהוא, מאי?: כי קאמר רבי שמעון דיה כבועלה הני מילי לטמויי בפנים כבחוץ <text:span text:style-name="T89">(</text:span><text:span text:style-name="T46">מה בועלה לא מטמא איהי נמי לא מטמאה</text:span><text:span text:style-name="T89">)</text:span>, אבל לסתור ולטמא בכל שהוא – 'רואה' הויא <text:span text:style-name="T89">(</text:span><text:span text:style-name="T46">לא משוי לה כנוגעת, דהא אי נמי אמר 'דיה כבועלה' - סתרה ומטמאה במשהו כבועלה</text:span><text:span text:style-name="T89">)</text:span>? או דילמא לא שנא <text:span text:style-name="T89">(</text:span><text:span text:style-name="T46">דכי היכי דלענין טומאת פנים משוי לה נוגעת - לענין משהו וסתירה נמי משוי לה נוגעת</text:span><text:span text:style-name="T89">)</text:span>? </text:p>
      <text:p text:style-name="Standard">איכא דאמרי לעולם לא שמיע ליה מתניתא <text:span text:style-name="T89">(</text:span><text:span text:style-name="T46">ודקאמרינן מסברא נוגעת הויא - לא היא: מסברא לא מיפשט לן</text:span><text:span text:style-name="T89">)</text:span>, והכי קמיבעיא ליה: <text:span text:style-name="T89">(</text:span><text:span text:style-name="T46">דאיכא למימר</text:span><text:span text:style-name="T89">)</text:span> מדאחמיר רחמנא אבעלי קריין בסיני <text:span text:style-name="T89">(</text:span><text:span text:style-name="T47">(שמות יט,טו)</text:span><text:span text:style-name="T50"> אל תגשו אל אשה</text:span><text:span text:style-name="T46">, ולא הזהיר על טמא שרץ</text:span><text:span text:style-name="T89">)</text:span> - 'רואה' הויא? או דילמא לא גמרינן מסיני, דחדוש הוא, דהא זבין ומצורעים דחמירי ולא אחמיר בהו רחמנא?</text:p>
      <text:p text:style-name="P25"><text:span text:style-name="T46">תוספות ד"ה מדאחמיר רחמנא אבעלי קריין בסיני. מאיש לא מוכח, דפשיטא דרואה הוי, אלא מאשה: דמשום פולטת הזהיר רחמנא </text:span><text:span text:style-name="T51">[ל]</text:span><text:span text:style-name="T50">שלשת ימים אל תגשו אל אשה</text:span><text:span text:style-name="T46">.</text:span></text:p>
      <text:p text:style-name="Standard">אמר ליה: רואה הויא. </text:p>
      <text:p text:style-name="Standard">אתא שייליה לרבא, אמר ליה: רואה הויא;</text:p>
      <text:p text:style-name="Standard"><text:soft-page-break/>אתא לקמיה דרב יוסף, אמר ליה: רואה הויא.<text:span text:style-name="T46"> </text:span></text:p>
      <text:p text:style-name="Standard">הדר אתא לקמיה דאביי, אמר ליה: כולכו ברוקא חדא תפיתו <text:span text:style-name="T89">(</text:span><text:span text:style-name="T46">כולכם שמעתם שמועה אחת; תפיתו - לשון רוק, וחבירו בכתובות: 'תוף שדי', בפרק 'אף על פי' </text:span><text:span text:style-name="T47">(דף סא:)</text:span><text:span text:style-name="T89">)</text:span>; אמר ליה <text:span text:style-name="T89">(</text:span><text:span text:style-name="T46">אביי</text:span><text:span text:style-name="T89">)</text:span>: שפיר אמרי לך; עד כאן לא קאמר רבי שמעון 'דיה כבועלה' אלא לטמא בפנים כבחוץ, אבל לסתור ולטמא בכל שהוא - רואה הויא <text:span text:style-name="T89">(</text:span><text:span text:style-name="T46">דאי נמי דיה כבועלה - מטמיא כבועלה במשהו וסתרה כבועלה</text:span><text:span text:style-name="T89">)</text:span>.</text:p>
      <text:p text:style-name="P28">תוספות ד"ה עד כאן לא קאמר רבי שמעון כו'. אבל לטמא במשהו – 'רואה' הויא;</text:p>
      <text:p text:style-name="P25"><text:span text:style-name="T46">ואי תימא והא אמר בפסחים פרק 'אלו דברים' </text:span><text:span text:style-name="T47">(דף כז:)</text:span><text:span text:style-name="T46"> דרבי שמעון סבר כרבי נתן, דזב בעי שיעור כחתימת פי האמה, ויליף בעל קרי מזב, ואם כן אמאי מטמא במשהו, נימא 'דיה כבועלה'!?</text:span></text:p>
      <text:p text:style-name="P25"><text:span text:style-name="T46">ויש לומר דרבי שמעון ודאי לא מטמא במשהו, והכא - הכי קאמר: אפילו למאן דאית ליה כרבי שמעון דפולטת ולא מטמאה בפנים כבחוץ - מכל מקום מטמאה במשהו אי סבר דאיש מטמא במשהו.</text:span> </text:p>
      <text:p text:style-name="Standard"/>
      <text:p text:style-name="Standard">תנו רבנן: '<text:span text:style-name="T100">הנדה והזבה והשומרת יום כנגד יום </text:span><text:span text:style-name="T89">(</text:span><text:span text:style-name="T46">הזבה ושומרת יום - הכי קאמר: בין שראתה שלשה ימים, בין שראתה יום אחד - מטמאה בבית החיצון בראייה ראשונה</text:span><text:span text:style-name="T89">)</text:span><text:span text:style-name="T100"> והיולדת </text:span><text:span text:style-name="T89">(</text:span><text:span text:style-name="T46">לקמן מפרש</text:span><text:span text:style-name="T89">)</text:span><text:span text:style-name="T100"> - כולן מטמאות בפנים כבחוץ </text:span><text:span text:style-name="T89">(</text:span><text:span text:style-name="T46">בראייה ראשונה, אבל בשניה - ליכא למימר, דהא </text:span><text:span text:style-name="T65">בלא ראייה</text:span><text:span text:style-name="T46"> טמאה היא</text:span><text:span text:style-name="T89">)</text:span>'; בשלמא כולהו, לחיי! אלא יולדת: אי בימי נדה <text:span text:style-name="T89">(</text:span><text:span text:style-name="T46">ילדה וראתה - הא תני ליה:</text:span><text:span text:style-name="T89">)</text:span> נדה, אי בימי זיבה <text:span text:style-name="T89">(</text:span><text:span text:style-name="T46">הא תני ליה</text:span><text:span text:style-name="T89">)</text:span> זיבה!?<text:span text:style-name="T46"> </text:span></text:p>
      <text:p text:style-name="Standard">לא צריכא שירדה לטבול מטומאה לטהרה <text:span text:style-name="T89">(</text:span><text:span text:style-name="T46">לאחר שבועים, וקיימא לן כבית הלל, דאמרי ב'בנות כותים' </text:span><text:span text:style-name="T47">(לעיל דף לה:)</text:span><text:span text:style-name="T46"> '</text:span><text:span text:style-name="T75">ביומי וטבילה תלא רחמנא</text:span><text:span text:style-name="T46">': דלא הוי דם טוהר אלא לאחר טבילה</text:span><text:span text:style-name="T89">)</text:span>, וכי הא דאמר רבי זירא אמר רב חייא בר אשי אמר רב: יולדת שירדה לטבול מטומאה לטהרה ונעקר ממנה דם <text:span text:style-name="T89">(</text:span><text:span text:style-name="T46">לבית החיצון ועמד שם יום או יומים</text:span><text:span text:style-name="T89">)</text:span>: בירידה – טמאה <text:span text:style-name="T89">(</text:span><text:span text:style-name="T46">כל זמן שהוא בה, וכשיצא בעיא טבילה אחריתי: דלא טהרתה טבילה, והיינו דתניא 'יולדת מטמיא בבית החיצון'</text:span><text:span text:style-name="T89">)</text:span>, <text:s/>בעלייה - טהורה. </text:p>
      <text:p text:style-name="P28">תוספות ד"ה בירידה טמאה: הדם טמא, דביומי וטבילה תליא רחמנא, וטמאה האשה משום נוגע טומאת ערב. </text:p>
      <text:p text:style-name="Standard">אמר ליה רבי ירמיה לרבי זירא: בירידה אמאי טמאה? טומאה בלועה היא <text:span text:style-name="T89">(</text:span><text:span text:style-name="T46">וקיימא לן בפרק 'בהמה המקשה' </text:span><text:span text:style-name="T47">(חולין דף עא.)</text:span><text:span text:style-name="T46"> 'טומאה בלועה אינה מטמאה לא במגע ולא במשא'; והכא - הא טומאה בלועה היא, ולא דמיא לכל הנשים שמטמאות בבית החיצון: דהתם משום ראייה דמאתמול היא, וטומאת שבעה, ורחמנא אמר </text:span><text:span text:style-name="T50">בבשרה</text:span><text:span text:style-name="T46">: מכי אתא בבית החיצון הויא ראייה, אבל הכא - משום משא ונגיעה היא, וטומאת ערב: דאי משום ראייה, מאתמול איעקר ומאתמול הויא ראייה, וראייה דמאתמול לא מהניא לה האידנא, דמאתמול הוה להו ימי טומאה והשתא הוו להו ימי טוהר, וטומאה בלועה לא מטמיא במגע ובמשא</text:span><text:span text:style-name="T89">)</text:span>?</text:p>
      <text:p text:style-name="P25"><text:span text:style-name="T46">תוספות ד"ה אמאי טומאה בלועה היא. לאביי דאמר בסמוך [מב,ב] 'אותו מקום של אשה - בלוע הוי' ניחא דקרי ליה 'טומאה בלועה'; ולרבא נמי, דאמר 'בית הסתרים הוי', יש לומר דמיירי בשנעקר הדם מן המקור ולא יצא לבית החיצון; והא דמסיק שיצא לחוץ לרבא לא צריך שיצא לחוץ לגמרי אלא שיצא לבית החיצון דהוי בית הסתרים וטמא במשא; ומיהו </text:span><text:span text:style-name="T86">עשאוה כנבלת עוף טהור</text:span><text:span text:style-name="T46"> משמע דסבר כאביי, דלרבא אמר לקמן דמקום נבלת עוף טהור – 'בית הסתרים' הוי. </text:span></text:p>
      <text:p text:style-name="Standard">אמר ליה: זיל שייליה לרבי אבין, דאסברית ניהליה <text:span text:style-name="T89">(</text:span><text:span text:style-name="T46">פירשתי לו טעמא</text:span><text:span text:style-name="T89">)</text:span> וכרכיש לי ברישיה בי מדרשא <text:span text:style-name="T89">(</text:span><text:span text:style-name="T46">הודה לדברי ונענע בראשו</text:span><text:span text:style-name="T89">)</text:span>.</text:p>
      <text:p text:style-name="Standard">אזל שייליה, אמר ליה: עשאוה כנבלת עוף טהור שמטמאה בגדים בבית הבליעה <text:span text:style-name="T89">(</text:span><text:span text:style-name="T46">בגדים שהוא לבוש בהן בשעה שנוגע בה - אינן טמאין, שאין להן טומאת מגע, דאמר רחמנא </text:span><text:span text:style-name="T50">לא יאכל לטמאה בה </text:span><text:span text:style-name="T47">(ויקרא כב,ח)</text:span><text:span text:style-name="T46">: אין לך אלא מה שאמור בה: אכילה, ולא מגע; ומה היא מטמאה? בגדים שהוא לבוש בשעת בליעה, כדכתיב </text:span><text:span text:style-name="T47">(ויקרא יז,טו)</text:span><text:span text:style-name="T46"> </text:span><text:span text:style-name="T50">וכל נפש אשר תאכל נבלה וטריפה באזרח ובגר וכבס בגדיו </text:span><text:span text:style-name="T51">[ורחץ במים]</text:span><text:span text:style-name="T50"> וטהר</text:span><text:span text:style-name="T46">, ובנבלת עוף טהור כתיב: דנבלת בהמה לא מטמאה בבית הבליעה, כדאמר בשמעתין; ונבלת עוף טמא נמי לא מטמאה, כדאמר בתורת כהנים </text:span><text:span text:style-name="T47">[ספרא אחרי מות פרשתא ח פרק יא משנה ז]</text:span><text:span text:style-name="T46">: '</text:span><text:span text:style-name="T75">מי שאיסורו משום בל תאכל נבלה, יצא עוף טמא שאין איסורו משום בל תאכל נבלה </text:span><text:span text:style-name="T77">[דברי רבי יהודה]</text:span><text:span text:style-name="T46">', אלא משום בל תאכל טמא</text:span><text:span text:style-name="T89">)</text:span>.</text:p>
      <text:p text:style-name="Standard">מי דמי?</text:p>
      <text:p text:style-name="Standard"/>
      <text:p text:style-name="Standard">(נדה מב,ב)</text:p>
      <text:p text:style-name="Standard">התם אין לה טומאה בחוץ <text:span text:style-name="T89">(</text:span><text:span text:style-name="T46">כדפרישית: </text:span><text:span text:style-name="T50">לטמאה בה </text:span><text:span text:style-name="T47">(ויקרא כב,ח)</text:span><text:span text:style-name="T46">: אין לך בה אלא מה שאמור בה, והך הוא דגזור בה רחמנא</text:span><text:span text:style-name="T89">)</text:span>, הכא כי נפיק לבראי ליטמי <text:span text:style-name="T89">(</text:span><text:span text:style-name="T46">וכיון דמטמא בחוץ - הויא כשאר טומאות דלא מטמאות בלועות</text:span><text:span text:style-name="T89">)</text:span>!?</text:p>
      <text:p text:style-name="Standard">הכא נמי: כשיצא לחוץ <text:span text:style-name="T89">(</text:span><text:span text:style-name="T46">לכשיצא לחוץ מטמא אותה אם נעקר קודם טבילה, ואם טבלה - טהורה כל זמן שהוא שם, ולכשיצא ויגע בה - יטמאנה</text:span><text:span text:style-name="T89">)</text:span>.</text:p>
      <text:p text:style-name="Standard">אי יצא לחוץ מאי למימרא <text:span text:style-name="T89">(</text:span><text:span text:style-name="T46">הא דם טמא הוא: דקודם טבילה נעקר</text:span><text:span text:style-name="T89">)</text:span>?</text:p>
      <text:p text:style-name="Standard"><text:soft-page-break/>מהו דתימא מגו דמהני טבילה לדם דאיכא גואי, תהני נמי להאי - קא משמע לן.</text:p>
      <text:p text:style-name="P25"><text:span text:style-name="T46">תוספות ד"ה עשאוה כנבלת עוף טהור. אע"ג דבעלמא לא החמירו בטומאה בלועה - הכא גזרו רבנן טפי, כדי שלא יבא לטעות ולטהרו על ידי טבילה אפילו כשיצא לחוץ; וכי משני </text:span><text:span text:style-name="T86">הכא נמי כשיצא לחוץ</text:span><text:span text:style-name="T46"> - סבר דלא גזרו: </text:span></text:p>
      <text:p text:style-name="Standard">שמעתין <text:span text:style-name="T89">(</text:span><text:span text:style-name="T46">דרבי זירא, דהוה קשיא לן טומאה בלועה היא</text:span><text:span text:style-name="T89">)</text:span> איפריק <text:span text:style-name="T89">(</text:span><text:span text:style-name="T46">דלכשיצא לחוץ - הוא דקאמר</text:span><text:span text:style-name="T89">)</text:span>; אלא יולדת <text:span text:style-name="T89">(</text:span><text:span text:style-name="T46">והשתא לא מתוקמא ברייתא דקתני 'יולדת מטמאה בבית החיצון' כדרבי זירא, דהא לרבי זירא לא מטמיא עד השתא שיצא, והדרא קושיא לדוכתין:</text:span><text:span text:style-name="T89">)</text:span> אי בימי נדה – נדה, אי בימי זיבה – זיבה!?</text:p>
      <text:p text:style-name="Standard">הכא במאי עסקינן? - בלידה יבשתא <text:span text:style-name="T89">(</text:span><text:span text:style-name="T46">דליכא לא נדה ולא זיבה</text:span><text:span text:style-name="T89">)</text:span>.</text:p>
      <text:p text:style-name="Standard">'לידה יבשתא'? מאי 'מטמא בפנים [כבחוץ]' איכא?</text:p>
      <text:p text:style-name="Standard">כגון שהוציא ולד ראשו חוץ לפרוזדור <text:span text:style-name="T89">(</text:span><text:span text:style-name="T46">ואוליד, וקאמר דאף על גב דאכתי ראשו בפנים הוא - דהיינו 'בבית החיצון' - הוי כילוד, וטמאה לידה</text:span><text:span text:style-name="T89">)</text:span>, וכדרב אושעיא <text:span text:style-name="T89">(</text:span><text:span text:style-name="T46">דאמר חוץ לפרוזדור ולד הוי</text:span><text:span text:style-name="T89">)</text:span>, דאמר רב אושעיא <text:span text:style-name="T89">(</text:span><text:span text:style-name="T46">בפרק 'בהמה המקשה' </text:span><text:span text:style-name="T47">(חולין דף עב.)</text:span><text:span text:style-name="T46">, אהא דתנן '</text:span><text:span text:style-name="T75">אשה שמת עוברה בתוך מעיה ופשטה חיה את ידה ונגעה בו החיה טמאה טומאת שבעה והאשה טהורה עד שיצא הולד</text:span><text:span text:style-name="T46">', והוינן בה: חיה אמאי טמאה? טומאה בלועה היא? ואמר רב אושעיא</text:span><text:span text:style-name="T89">)</text:span>: <text:span text:style-name="T89">(</text:span><text:span text:style-name="T46">הך טומאת חיה - מדרבנן</text:span><text:span text:style-name="T89">)</text:span> גזרה שמא יוציא הולד ראשו חוץ לפרוזדור <text:span text:style-name="T89">(</text:span><text:span text:style-name="T46">ותגע בו: דמכי נפק - הוה ליה 'ילוד', ולא הוי 'בלועה', וטמא מדאורייתא משום נוגע במת; אלמא חוץ לפרוזדור – ילוד הוא; הילכך לענין לטמא את אמו טומאת לידה - נמי ילוד הוא</text:span><text:span text:style-name="T89">)</text:span>;</text:p>
      <text:p text:style-name="Standard">וכי ההוא דאתא לקמיה דרבא <text:span text:style-name="T89">(</text:span><text:span text:style-name="T46">כלומר: מדרבא נמי שמעינן דראשו חוץ לפרוזדור הוי כילוד</text:span><text:span text:style-name="T89">)</text:span>, אמר ליה: מהו לממהל בשבתא?</text:p>
      <text:p text:style-name="Standard">אמר ליה: שפיר דמי. </text:p>
      <text:p text:style-name="Standard">בתר דנפק, אמר רבא: סלקא דעתא דההוא גברא לא ידע דשרי לממהל בשבתא <text:span text:style-name="T89">(</text:span><text:span text:style-name="T46">כלומר: אפשר שאין זה האיש יודע שמילה בשבת מותרת? אלא ודאי דבר ספק אירע בו!</text:span><text:span text:style-name="T89">)</text:span>? אזל בתריה, אמר ליה: אימא לי איזי גופא דעובדא היכי הוה!</text:p>
      <text:p text:style-name="Standard">אמר ליה: שמעית ולד דצויץ אפניא דמעלי שבתא <text:span text:style-name="T89">(</text:span><text:span text:style-name="T46">שמעתי את הולד צועק בתוך המעיים מבעוד יום של ערב שבת</text:span><text:span text:style-name="T89">)</text:span> ולא אתיליד עד שבתא!</text:p>
      <text:p text:style-name="Standard">אמר ליה: האי - 'הוציא ראשו חוץ לפרוזדור הוא', והוי מילה שלא בזמנה, וכל מילה שלא בזמנה אין מחללין עליה את השבת. </text:p>
      <text:p text:style-name="P3"/>
      <text:p text:style-name="Standard">איבעיא להו: אותו מקום של אשה, 'בלוע' הוי? או 'בית הסתרים' הוי?</text:p>
      <text:p text:style-name="Standard">למאי נפקא מינה?</text:p>
      <text:p text:style-name="Standard">כגון שתחבה לה חבירתה כזית נבלה באותו מקום: אי אמרת בלוע הוי - טומאה בלועה לא מטמאה <text:span text:style-name="T89">(</text:span><text:span text:style-name="T46">דהרי היא כמי שאינה, ואין בה לא מגע ולא משא, וטהורה אשה זו</text:span><text:span text:style-name="T89">)</text:span> ואי אמרת בית הסתרים הוי <text:span text:style-name="T89">(</text:span><text:span text:style-name="T46">כשאר בית הקמטים טומאה לא בטלה</text:span><text:span text:style-name="T89">)</text:span>, נהי דבמגע לא מטמיא <text:span text:style-name="T89">(</text:span><text:span text:style-name="T46">דלא מטמא בית הסתרים בנגיעה</text:span><text:span text:style-name="T89">)</text:span> במשא מיהא מטמיא <text:span text:style-name="T89">(</text:span><text:span text:style-name="T46">אשה זו שהרי נושאת את הנבלה</text:span><text:span text:style-name="T89">)</text:span>!?</text:p>
      <text:p text:style-name="Standard">אביי אמר בלוע הוי, רבא אמר בית הסתרים הוי.</text:p>
      <text:p text:style-name="Standard">אמר רבא: מנא אמינא לה? - דתניא '<text:span text:style-name="T100">אלא מפני שטומאת בית הסתרים היא, וטומאת בית הסתרים לא מטמאה, אלא שגזרת הכתוב היא</text:span>'.</text:p>
      <text:p text:style-name="Standard">ואביי?</text:p>
      <text:p text:style-name="Standard">חדא ועוד קאמר: חדא - דטומאה בלועה היא; ועוד: אפילו אם תמצי לומר טומאת בית הסתרים היא, אינה מטמאה אלא שגזרת הכתוב היא. </text:p>
      <text:p text:style-name="P10"/>
      <text:p text:style-name="Standard">איבעיא להו: מקום נבלת עוף טהור <text:span text:style-name="T89">(</text:span><text:span text:style-name="T46">בית הבליעה של אדם, שאין לנבלת עוף טהור טומאה אלא שם</text:span><text:span text:style-name="T89">)</text:span>, 'בלוע' הוי או 'בית הסתרים' הוי?</text:p>
      <text:p text:style-name="Standard">למאי נפקא מינה?</text:p>
      <text:p text:style-name="Standard">כגון שתחב לו חבירו כזית נבלה לתוך פיו <text:span text:style-name="T89">(</text:span><text:span text:style-name="T46">דאי תחב הוא לעצמו איטמי ליה במגע</text:span><text:span text:style-name="T89">)</text:span>: אי אמרת 'בלוע' הוי, טומאה בלועה לא מטמיא! מאי אמרת, אמרת בית הסתרים הוי? נהי נמי דבמגע לא מטמא, במשא מיהא מטמא!?</text:p>
      <text:p text:style-name="Standard">אביי אמר: בלוע הוי, ורבא אמר בית הסתרים הוי.</text:p>
      <text:p text:style-name="Standard"><text:soft-page-break/>אמר אביי: מנא אמינא לה? – דתניא <text:span text:style-name="T87">[ספרא שמיני פרשתא י מ"ז]</text:span>: '<text:span text:style-name="T108">יכול תהא נבלת בהמה מטמאה בגדים אבית הבליעה? </text:span></text:p>
      <text:p text:style-name="Standard"><text:span text:style-name="T108">תלמוד לומר: </text:span><text:span text:style-name="T47">(ויקרא כב,ח)</text:span><text:span text:style-name="T92"> נבלה וטרפה לא יאכל לטמאה בה </text:span><text:span text:style-name="T91">[אני ה']</text:span><text:span text:style-name="T108">: מי שאין לה טומאה אלא אכילתה, יצתה זו שטמאה קודם שיאכלנה</text:span>'. </text:p>
      <text:p text:style-name="Standard">ותיתי ב<text:span text:style-name="T100">קל וחומר</text:span> מנבלת עוף טהור: ומה נבלת עוף טהור שאין לה טומאה בחוץ יש לה טומאה בפנים, זו שיש לה טומאה בחוץ אינו דין שיש לה טומאה בפנים <text:span text:style-name="T111">[בספרא אין הקל וחומר מפורט, אלא: 'יכול נבלת עוף תטמא מן הכתוב ונבלת בהמה מקל וחומר']</text:span><text:span text:style-name="T108">? </text:span></text:p>
      <text:p text:style-name="Standard"><text:span text:style-name="T108">אמר קרא '</text:span><text:span text:style-name="T92">בה</text:span><text:span text:style-name="T108">': בה </text:span><text:span text:style-name="T89">(</text:span><text:span text:style-name="T112">[בנבלת עוף טהור]</text:span><text:span text:style-name="T46"> בגדים טמאים בבית הבליעה</text:span><text:span text:style-name="T89">)</text:span><text:span text:style-name="T108"> ולא באחרת</text:span>;</text:p>
      <text:p text:style-name="Standard"><text:span text:style-name="T108">אם כן מה תלמוד לומר </text:span><text:span text:style-name="T47">(ויקרא יא,מ)</text:span><text:span text:style-name="T92"> והאוכל </text:span><text:span text:style-name="T91">[מנבלתה יכבס בגדיו וטמא עד הערב והנשא את נבלתה יכבס בגדיו וטמא עד הערב]</text:span><text:span text:style-name="T108">?</text:span></text:p>
      <text:p text:style-name="Standard"><text:span text:style-name="T108">ליתן שיעור לנוגע ולנושא כאוכל: מה אוכל בכזית אף נוגע ונושא בכזית</text:span>'.</text:p>
      <text:p text:style-name="P10"/>
      <text:p text:style-name="Standard">אמר רבא: שרץ בקומטו <text:span text:style-name="T89">(</text:span><text:span text:style-name="T46">כגון בין אציליו או שאר קמטים; פרונצ"ש בלע"ז</text:span><text:span text:style-name="T89">)</text:span> טהור; נבלה בקומטו טמא; </text:p>
      <text:p text:style-name="Standard">שרץ בקומטו טהור: שרץ בנגיעה הוא דמטמא, ובית הסתרים לאו בר מגע הוא; נבלה בקומטו טמא: נהי דבמגע לא מטמא, במשא מיהא מטמא;</text:p>
      <text:p text:style-name="Standard">שרץ בקומטו והכניסו לאויר התנור – טמא.</text:p>
      <text:p text:style-name="Standard">פשיטא?</text:p>
      <text:p text:style-name="Standard">מהו דתימא '<text:span text:style-name="T90">תוכו</text:span>' אמר רחמנא <text:span text:style-name="T91">[</text:span><text:span text:style-name="T47">ויקרא יא,לג:</text:span><text:span text:style-name="T91"> וכל כלי חרש אשר יפל מהם אל תוכו כל אשר בתוכו יטמא ואתו תשברו]</text:span></text:p>
      <text:p text:style-name="Standard"/>
      <text:p text:style-name="Standard">(נדה מג,א)</text:p>
      <text:p text:style-name="Standard">ולא תוך תוכו - קא משמע לן <text:span text:style-name="T89">(</text:span><text:span text:style-name="T46">דהאי - לא 'תוך תוכו' הוא, אלא כגון כלי בתוך התנור ופיו למעלה מפי התנור</text:span><text:span text:style-name="T89">)</text:span>.</text:p>
      <text:p text:style-name="P10"/>
      <text:p text:style-name="Standard">אמר ריש לקיש: קנה בקומטו של זב והסיט בו את הטהור – טהור <text:span text:style-name="T89">(</text:span><text:span text:style-name="T46">כדמפרש טעמא לקמן</text:span><text:span text:style-name="T89">)</text:span>; קנה בקומטו של טהור והסיט בו את הזב – טמא <text:span text:style-name="T89">(</text:span><text:span text:style-name="T46">הטהור, שהרי נשא את הזב וזב מטמא במשא, דכתיב במשכב </text:span><text:span text:style-name="T47">(ויקרא טו,י)</text:span><text:span text:style-name="T50"> והנושא אותם </text:span><text:span text:style-name="T51">[יכבס בגדיו ורחץ בשרו וטמא עד הערב]</text:span><text:span text:style-name="T46">, וקל וחומר לזב עצמו</text:span><text:span text:style-name="T89">)</text:span>; מאי טעמא <text:span text:style-name="T89">(</text:span><text:span text:style-name="T46">טהור הניסט בקנה של קומטו של זב טהור</text:span><text:span text:style-name="T89">)</text:span>? - דאמר קרא <text:span text:style-name="T47">(ויקרא טו,יא)</text:span><text:span text:style-name="T90"> וכל אשר יגע בו הזב וידיו לא שטף במים </text:span><text:span text:style-name="T91">[וכבס בגדיו ורחץ במים וטמא עד הערב]</text:span> <text:span text:style-name="T89">(</text:span><text:span text:style-name="T46">והאי קרא - לאו למגע איצטריך, דהא כתיב </text:span><text:span text:style-name="T47">[ויקרא טו,ז]</text:span><text:span text:style-name="T46"> </text:span><text:span text:style-name="T50">והנוגע בבשר הזב </text:span><text:span text:style-name="T51">[יכבס בגדיו ורחץ בשרו וטמא עד הערב]</text:span><text:span text:style-name="T46">, אלא</text:span><text:span text:style-name="T89">)</text:span> זהו הסיטו של זב <text:span text:style-name="T89">(</text:span><text:span text:style-name="T46">מכאן למדנו: זב שהסיט את הטהור טמא</text:span><text:span text:style-name="T89">)</text:span>, שלא מצינו לו טומאה בכל התורה כולה <text:span text:style-name="T89">(</text:span><text:span text:style-name="T46">שלא מצינו בכל התורה טומאה המסטת טהרה שתטמא אלא אם כן נשא טהור את הטמא, והכא בזב - הוא דגלי רחמנא</text:span><text:span text:style-name="T89">)</text:span>, ואפקיה רחמנא בלשון נגיעה <text:span text:style-name="T89">(</text:span><text:span text:style-name="T46">וכתב </text:span><text:span text:style-name="T50">וידיו</text:span><text:span text:style-name="T46"> דדרשינן הכי:</text:span><text:span text:style-name="T89">)</text:span> למימרא דהיסט ונגיעה כידיו: מה התם מאבראי <text:span text:style-name="T89">(</text:span><text:span text:style-name="T46">היכא דהסיט בו הזב בידיו, כלומר: בגלוי</text:span><text:span text:style-name="T89">)</text:span> - אף הכא מאבראי. <text:s/></text:p>
      <text:p text:style-name="Standard"><text:span text:style-name="T53">(</text:span><text:span text:style-name="T46">'</text:span><text:span text:style-name="T50">לא שטף במים</text:span><text:span text:style-name="T46">' מילתא אחריתי היא, למילף לנטילת ידים לאכילה מהכא; אלמא הסיט זב את הטהור אינו טמא אלא אם כן הסיטו בגלוי בידיו; ומדאפקיה בלשון נגיעה - ילפינן נמי לכל נגיעות דאין מגע בית הסתרים מטמא; אבל טהור שהסיט את הזב - דנפקא לן מקרא אחרינא דלא כתיב ביה 'ידיו' - טמא אפילו הסיטו בקנה שבקומטו, מידי דהוה אנבלה בקומטו, שהיא מטמאה במשא, דהא מכל מקום הרי הוא נושא את הטומאה!</text:span></text:p>
      <text:p text:style-name="Standard"><text:span text:style-name="T46">לשון אחר: </text:span><text:span text:style-name="T86">קנה בקומטו של טהור והסיט את הזב</text:span><text:span text:style-name="T46"> להכי טמא: שנגע הקנה בגילוי של זב ונטמא הקנה מחמת הזב, וחוזר ומטמא את הטהור, ואף על גב דטהור קמוט; דגילויא - גבי זב הוא דבעינן; אבל </text:span><text:span text:style-name="T86">קנה בקומטו של זב והסיט את הטהור - טהור</text:span><text:span text:style-name="T46"> הואיל וזב קמוט, וגבי זב כתיב '</text:span><text:span text:style-name="T50">וידיו</text:span><text:span text:style-name="T46">' - ושיבוש הוא, מפני כמה דברים: </text:span></text:p>
      <text:p text:style-name="P10">חדא: דקנה פשוטי כלי עץ הוא ואינו מקבל טומאה; ואי תימא בקנה חלול, נהי נמי דמקבל טומאה - אפילו הכי אין חוזר ומטמא הטהור, שהרי אין מגע של זב חוזר ומטמא אדם: שאין לך נוגע בטומאה מטמא אדם חוץ מן הנוגע במת! </text:p>
      <text:p text:style-name="P10">ועוד: אי טומאת הטהור משום נגיעת קנה היא, והרי בקומטו הוא דנגע, ובית הסתרים לאו בר מגע הוא, דהא אמרינן לעיל 'שרץ בקומטו טהור'! </text:p>
      <text:p text:style-name="P10">ועוד: לשון 'הסיט' אמאי נקט? </text:p>
      <text:p text:style-name="Standard"><text:span text:style-name="T46">ועוד: הסיט טהור את הזב - מי נפק מהאי קרא? </text:span><text:span text:style-name="T50">וכל אשר יגע בו הזב</text:span><text:span text:style-name="T46"> כתיב כתיב </text:span><text:span text:style-name="T47">[ויקרא טו,יא]</text:span><text:span text:style-name="T46">, והיינו אשר יסיטנו הזב, ולא כתיב 'כל אשר יגע בזב'!?</text:span><text:span text:style-name="T53">)</text:span><text:span text:style-name="T29"> </text:span></text:p>
      <text:p text:style-name="P3"/>
      <text:p text:style-name="Standard">אבל הזב ובעל קרי אינן מטמאין <text:span text:style-name="T89">[עד שתצא טומאתן לחוץ]</text:span>: <text:s/></text:p>
      <text:p text:style-name="Standard"><text:soft-page-break/>זב – דכתיב: <text:span text:style-name="T47">(ויקרא טו,ב)</text:span><text:span text:style-name="T90"> </text:span><text:span text:style-name="T91">[דברו אל בני ישראל ואמרתם אלהם איש איש]</text:span><text:span text:style-name="T90"> כי יהיה זב מבשרו </text:span><text:span text:style-name="T91">[זובו טמא הוא]</text:span> - עד שיצא זובו מבשרו;</text:p>
      <text:p text:style-name="Standard">בעל קרי – דכתיב: <text:span text:style-name="T47">(ויקרא טו,טז)</text:span><text:span text:style-name="T90"> ואיש כי תצא ממנו שכבת זרע </text:span><text:span text:style-name="T91">[ורחץ במים את כל בשרו וטמא עד הערב]</text:span>.</text:p>
      <text:p text:style-name="P3"/>
      <text:p text:style-name="Standard">היה אוכל בתרומה והרגיש <text:span text:style-name="T89">[שנזדעזעו אבריו אוחז באמה ובולע את התרומה]</text:span>: <text:s/></text:p>
      <text:p text:style-name="Standard">'אוחז'? והתניא: '<text:span text:style-name="T100">רבי אליעזר אומר: כל האוחז באמה ומשתין -כאילו מביא מבול לעולם </text:span><text:span text:style-name="T53">(</text:span><text:span text:style-name="T46">שמחמם את אבריו ומביא לידי קרי, וזהו קלקול דור המבול, שנאמר </text:span><text:span text:style-name="T47">(בראשית ו,יב)</text:span><text:span text:style-name="T50"> כי השחית כל בשר</text:span><text:span text:style-name="T53">)</text:span>'!?</text:p>
      <text:p text:style-name="Standard">אמר אביי: במטלית עבה <text:span text:style-name="T89">(</text:span><text:span text:style-name="T46">שאינה מחממת</text:span><text:span text:style-name="T89">)</text:span>.</text:p>
      <text:p text:style-name="Standard">רבא אמר: אפילו תימא במטלית רכה, כיון דעקר – עקר.</text:p>
      <text:p text:style-name="Standard">ואביי חייש דילמא אתי לאוסופי. </text:p>
      <text:p text:style-name="Standard">ורבא לאוסופי לא חייש? והתניא: '<text:span text:style-name="T100">למה זה דומה? - לנותן אצבע בעין שכל זמן שאצבע בעין מדמעת וחוזרת ומדמעת</text:span>'?</text:p>
      <text:p text:style-name="Standard">ורבא, כל אחמומי והדר אחמומי בשעתא לא שכיח. <text:span text:style-name="T89">(</text:span><text:span text:style-name="T46">והא דתניא 'כל זמן שאצבע בעין מדמעת' - הני מילי היכא דמתחלה ממשמש וחימם את עצמו ויוצא כל שעה מעט, אבל זה שנזדעזעו אבריו - נעקר כל הזרע ביחד, ושוב אינו חוזר ומתחמם לעקור עוד מיד בשעה אחת.</text:span><text:span text:style-name="T89">)</text:span></text:p>
      <text:p text:style-name="P10"><text:s/></text:p>
      <text:p text:style-name="Standard">אמר שמואל: 'כל שכבת זרע שאין כל גופו מרגיש בה - אינה מטמאה'; מאי טעמא? - <text:span text:style-name="T50">[</text:span><text:span text:style-name="T47">ויקרא טו,טז:</text:span><text:span text:style-name="T50"> ואיש כי תצא ממנו]</text:span><text:span text:style-name="T49"> שכבת זרע </text:span><text:span text:style-name="T50">[ורחץ במים את כל בשרו וטמא עד הערב]</text:span><text:span text:style-name="T29"> </text:span>אמר רחמנא: בראויה להזריע.</text:p>
      <text:p text:style-name="Standard">מיתיבי: '<text:span text:style-name="T100">היה מהרהר בלילה ועמד ומצא בשרו </text:span><text:span text:style-name="T53">(</text:span><text:span text:style-name="T46">אברו</text:span><text:span text:style-name="T53">)</text:span><text:span text:style-name="T100"> חם – טמא </text:span><text:span text:style-name="T53">(</text:span><text:span text:style-name="T46">שמא יצא ממנו קרי</text:span><text:span text:style-name="T53">)</text:span>' <text:span text:style-name="T89">(</text:span><text:span text:style-name="T46">ואמאי? והא לא ארגיש</text:span><text:span text:style-name="T89">)</text:span>?! </text:p>
      <text:p text:style-name="Standard">תרגמא רב הונא: במשמש מטתו בחלומו <text:span text:style-name="T89">(</text:span><text:span text:style-name="T46">דאי נפק ודאי ארגיש</text:span><text:span text:style-name="T89">)</text:span>, דאי אפשר לשמש בלא הרגשה.</text:p>
      <text:p text:style-name="Standard">לישנא אחרינא: אמר שמואל: 'כל שכבת זרע שאינו יורה כחץ אינה מטמאה'. </text:p>
      <text:p text:style-name="Standard">מאי איכא בין האי לישנא להאי לישנא?</text:p>
      <text:p text:style-name="Standard">איכא בינייהו נעקרה בהרגשה ויצאה שלא בהרגשה <text:span text:style-name="T89">(</text:span><text:span text:style-name="T46">דאינו יורה כחץ</text:span><text:span text:style-name="T89">)</text:span>.</text:p>
      <text:p text:style-name="Standard">מילתא דפשיטא ליה לשמואל מיבעיא ליה לרבא<text:span text:style-name="T111">*</text:span>, דבעי רבא: נעקרה בהרגשה ויצתה שלא בהרגשה מהו? </text:p>
      <text:p text:style-name="Standard">תא שמע: '<text:span text:style-name="T100">בעל קרי שטבל ולא הטיל מים, לכשיטיל מים – טמא</text:span> <text:span text:style-name="T89">(</text:span><text:span text:style-name="T46">דנשתייר מן הקרי ויוצא עכשיו</text:span><text:span text:style-name="T89">)</text:span>'!? </text:p>
      <text:p text:style-name="Standard">שאני התם, דרובה בהרגשה נפק <text:span text:style-name="T89">(</text:span><text:span text:style-name="T46">ואף על גב דלא נפיק בהרגשה - הואיל ומעיקרא איעקר בהרגשה</text:span><text:span text:style-name="T89">)</text:span>. </text:p>
      <text:p text:style-name="Standard">לישנא אחרינא אמרי לה: אמר שמואל: 'כל שכבת זרע שאינו יורה כחץ - אינה מזרעת'; אזרועי הוא דלא מזרעא, הא טמויי מטמיא, שנאמר <text:span text:style-name="T47">(דברים כג,יא)</text:span><text:span text:style-name="T90"> כי יהיה בך איש אשר לא יהיה טהור מקרה </text:span><text:span text:style-name="T91">[לילה ויצא אל מחוץ למחנה לא יבא אל תוך המחנה]</text:span> - אפילו קרי בעולם.</text:p>
      <text:p text:style-name="P57">* וכי רבא לא ידע מה ששמואל אמר? או לא הסכים לדבריו? תשובה: הוא ידע, וגם ידע את הלישנא אחרינא, ולכן לא היה ברור לו מה באמת אמר שמואל.</text:p>
      <text:p text:style-name="Standard">בעי רבא: עובד כוכבים שהרהר <text:span text:style-name="T89">(</text:span><text:span text:style-name="T46">ונעקר ולא יצא</text:span><text:span text:style-name="T89">)</text:span> וירד וטבל <text:span text:style-name="T89">(</text:span><text:span text:style-name="T46">לשם גירות ואחר כך יצא קריו</text:span><text:span text:style-name="T89">)</text:span> – מהו?: אם תמצי לומר <text:span text:style-name="T89">(</text:span><text:span text:style-name="T46">לגבי ישראל</text:span><text:span text:style-name="T89">)</text:span> בתר עקירה אזלינן <text:span text:style-name="T89">(</text:span><text:span text:style-name="T46">דכי נעקר בהרגשה ויצא שלא בהרגשה – טמא, דאזלינן בתר עקירה</text:span><text:span text:style-name="T89">)</text:span>, הני מילי לחומרא, אבל הכא דלקולא לא אמרינן <text:span text:style-name="T89">(</text:span><text:span text:style-name="T46">הכא לא ניזיל בתר עקירה, דהיינו קולא: הואיל וכשהוא עובד כובים נעקר, וטהור, דאמר ב'בנות כותים': קריו טהור אפילו לבית הלל</text:span><text:span text:style-name="T89">)</text:span>? או דילמא לא שנא <text:span text:style-name="T89">(</text:span><text:span text:style-name="T46">או דילמא לא שנא לחומרא, כגון לגבי עקירה דהרגשה דישראל, ולא שנא לקולא כי הכא: אזלינן בתר עקירה</text:span><text:span text:style-name="T89">)</text:span>?</text:p>
      <text:p text:style-name="Standard">תיקו.</text:p>
      <text:p text:style-name="P10"/>
      <text:p text:style-name="Standard">בעי רבא: זבה שנעקרו מימי רגליה <text:span text:style-name="T89">(</text:span><text:span text:style-name="T46">דהוי מַעֲיָן אב הטומאה</text:span><text:span text:style-name="T89">)</text:span> וירדה וטבלה <text:span text:style-name="T89">(</text:span><text:span text:style-name="T46">וטהרה מזובה, ואחר כך הטילתו</text:span><text:span text:style-name="T89">)</text:span> – מהו <text:span text:style-name="T89">(</text:span><text:span text:style-name="T46">מי אזלינן בתר עקירה, ומטמאו, או לא</text:span><text:span text:style-name="T89">)</text:span>? אם תמצא לומר בתר עקירה אזלינן, הני מילי שכבת זרע דלא מצי נקיט לה <text:span text:style-name="T89">(</text:span><text:span text:style-name="T46">מלצאת, הילכך מכי עקר - חשיב ליה צורך יציאה</text:span><text:span text:style-name="T89">)</text:span>, אבל מימי רגליה דמצי נקיט לה – לא? או דילמא לא שנא?</text:p>
      <text:p text:style-name="Standard">תיקו.</text:p>
      <text:p text:style-name="P10"/>
      <text:p text:style-name="Standard"><text:soft-page-break/>בעי רבא: עובדת כוכבים זבה שנעקרו מימי רגליה <text:span text:style-name="T89">(</text:span><text:span text:style-name="T46">סתם עובדת כוכבים - מי רגליה מטמאין, דחכמים גזרו עליהן שיהו כזבין לכל דבריהם</text:span><text:span text:style-name="T89">)</text:span><text:span text:style-name="T29">,</text:span><text:span text:style-name="T46"> </text:span></text:p>
      <text:p text:style-name="Standard"/>
      <text:p text:style-name="Standard">(נדה מג,ב)</text:p>
      <text:p text:style-name="Standard">וירדה וטבלה <text:span text:style-name="T89">(</text:span><text:span text:style-name="T46">לשם יהודית</text:span><text:span text:style-name="T89">)</text:span> מהו?: אם תמצי לומר 'בתר עקירה אזלינן' <text:span text:style-name="T89">(</text:span><text:span text:style-name="T46">בזבה נעקרו מימי רגליה, וירדה וטבלה</text:span><text:span text:style-name="T89">)</text:span> אף על גב דמצי נקיט להו - הני מילי ישראלית דטמאה דאורייתא, אבל עובדת כוכבים זבה, דטמאה דרבנן – לא? או דילמא לא שנא?</text:p>
      <text:p text:style-name="Standard">תיקו.</text:p>
      <text:p text:style-name="Standard"/>
      <text:p text:style-name="Standard">ומטמאין בכל שהן <text:span text:style-name="T89">[אפילו כעין החרדל ובפחות מכן]</text:span>: <text:s/></text:p>
      <text:p text:style-name="Standard">אמר שמואל: זב צריך כחתימת פי האמה, שנאמר <text:span text:style-name="T47">(ויקרא טו,ג)</text:span><text:span text:style-name="T90"> </text:span><text:span text:style-name="T91">[וזאת תהיה טמאתו ב</text:span><text:span text:style-name="T15">זובו</text:span><text:span text:style-name="T91"> </text:span><text:span text:style-name="T15">רר בשרו</text:span><text:span text:style-name="T91"> </text:span><text:span text:style-name="T15">את זובו</text:span><text:span text:style-name="T91">]</text:span><text:span text:style-name="T90"> או החתים בשרו מזובו </text:span><text:span text:style-name="T91">[טמאתו הוא]</text:span>.</text:p>
      <text:p text:style-name="Standard">והאנן תנן '<text:span text:style-name="T100">מטמאין בכל שהן</text:span>'?</text:p>
      <text:p text:style-name="Standard">הוא דאמר כרבי נתן, דתניא: '<text:span text:style-name="T100">רבי נתן אומר משום רבי ישמעאל: זב צריך כחתימת פי האמה, ולא הודו לו</text:span>'.</text:p>
      <text:p text:style-name="Standard">מאי טעמא דרבי ישמעאל? - דאמר קרא '<text:span text:style-name="T90">או החתים בשרו מזובו</text:span>'; </text:p>
      <text:p text:style-name="Standard">ורבנן?</text:p>
      <text:p text:style-name="Standard">ההוא מבעי ליה 'לח מטמא ואינו מטמא יבש' <text:span text:style-name="T89">(</text:span><text:span text:style-name="T46">ד'</text:span><text:span text:style-name="T50">החתים</text:span><text:span text:style-name="T46">' משמע לח, שהיבש אינו חותם פי האמה, דנפיל</text:span><text:span text:style-name="T89">)</text:span>.</text:p>
      <text:p text:style-name="Standard">ורבי ישמעאל?</text:p>
      <text:p text:style-name="Standard">ההוא מ'<text:span text:style-name="T90">רר</text:span>' נפקא. <text:span text:style-name="T89">(</text:span><text:span text:style-name="T46">'</text:span><text:span text:style-name="T50">רר</text:span><text:span text:style-name="T46">' משמע לח, כמו </text:span><text:span text:style-name="T47">(שמואל א כא,יד)</text:span><text:span text:style-name="T50"> ויורד רירו.</text:span><text:span text:style-name="T89">)</text:span> </text:p>
      <text:p text:style-name="Standard">ורבנן?</text:p>
      <text:p text:style-name="Standard">ההוא - למנינא הוא דאתא: '<text:span text:style-name="T91">[</text:span><text:span text:style-name="T50">זאת תהיה טומאתו</text:span><text:span text:style-name="T91"> ב]</text:span><text:span text:style-name="T90">זובו</text:span>' – חדא, '<text:span text:style-name="T90">רר בשרו</text:span>' – תרי, '<text:span text:style-name="T90">את זובו</text:span>' – תלת, לימד על זב בעל שלש ראיות שחייב בקרבן; '<text:span text:style-name="T90">או החתים בשרו מזובו טמא</text:span>' <text:span text:style-name="T89">(</text:span><text:span text:style-name="T50">או החתים</text:span><text:span text:style-name="T46"> - לח</text:span><text:span text:style-name="T89">)</text:span> - מקצת זובו טמא <text:span text:style-name="T89">(</text:span><text:span text:style-name="T50">מזובו טומאתו היא</text:span><text:span text:style-name="T46">: מקצת זובו אית ביה טומאת זיבה</text:span><text:span text:style-name="T89">)</text:span>, לימד על זב בעל שתי ראיות שמטמא משכב ומושב.</text:p>
      <text:p text:style-name="Standard">ורבי ישמעאל, מנינא מנא ליה? </text:p>
      <text:p text:style-name="Standard">נפקא ליה מדרבי סימאי, דתניא: '<text:span text:style-name="T108">רבי סימאי אומר: מנה הכתוב שתים וקראו 'טמא' </text:span><text:span text:style-name="T53">(</text:span><text:span text:style-name="T47">ויקרא טו,ב:</text:span><text:span text:style-name="T50"> דברו אל בני ישראל ואמרתם אלהם איש איש כי יהיה </text:span><text:span text:style-name="T66">זב מבשרו</text:span><text:span text:style-name="T46"> - חדא - </text:span><text:span text:style-name="T66">זובו טמא</text:span><text:span text:style-name="T50"> הוא - </text:span><text:span text:style-name="T46">תרי</text:span><text:span text:style-name="T53">)</text:span><text:span text:style-name="T108">, שלש </text:span><text:span text:style-name="T53">(</text:span><text:span text:style-name="T47">[פסוק ג]</text:span><text:span text:style-name="T50"> וזאת תהיה טמאתו בזובו – </text:span><text:span text:style-name="T46">חדא -</text:span><text:span text:style-name="T50"> רר בשרו את זובו <text:s/>- </text:span><text:span text:style-name="T46">תרי</text:span><text:span text:style-name="T50"> - או החתים בשרו מזובו <text:s/>- </text:span><text:span text:style-name="T46">תלת -</text:span><text:span text:style-name="T50"> </text:span><text:span text:style-name="T66">טמאתו הוא</text:span><text:span text:style-name="T50">]</text:span><text:span text:style-name="T53">)</text:span><text:span text:style-name="T108"> וקראו 'טמא'; הא כיצד? - שתים לטומאה ושלש לקרבן</text:span>.'<text:span text:style-name="T46"> </text:span></text:p>
      <text:p text:style-name="Standard">ולמאן דנפקא ליה תרוייהו מ'<text:span text:style-name="T91">[ו]</text:span><text:span text:style-name="T90">זאת תהיה טומאתו בזובו</text:span>'<text:span text:style-name="T47"> (ויקרא טו,ג)</text:span>, '<text:span text:style-name="T90">איש איש כי יהיה זב מבשרו</text:span>'<text:span text:style-name="T47"> (ויקרא טו,ב)</text:span> מאי עביד ליה?</text:p>
      <text:p text:style-name="Standard">מבעי ליה 'עד שיצא מבשרו'. </text:p>
      <text:p text:style-name="Standard">'<text:span text:style-name="T90">זובו טמא</text:span>'<text:span text:style-name="T47"> (ויקרא טו,ב)</text:span> למה לי?</text:p>
      <text:p text:style-name="Standard">לימד על הזוב שהוא טמא <text:span text:style-name="T89">(</text:span><text:span text:style-name="T46">שהטיפה עצמה טמאה</text:span><text:span text:style-name="T89">)</text:span>.</text:p>
      <text:p text:style-name="Standard"/>
      <text:p text:style-name="Standard">אמר רב חנילאי משום רבי אלעזר ברבי שמעון: שכבת זרע: לרואה – במשהו, לנוגע – בכעדשה <text:span text:style-name="T89">(</text:span><text:span text:style-name="T46">דמנגיעה דשרץ נפקא לן נגיעה דשכבת זרע לקמן, מ'</text:span><text:span text:style-name="T50">או איש אשר יגע</text:span><text:span text:style-name="T46"> </text:span><text:span text:style-name="T51">[בכל שרץ אשר יטמא לו או </text:span><text:span text:style-name="T67">באדם</text:span><text:span text:style-name="T51"> אשר יטמא לו לכל טמאתו</text:span><text:span text:style-name="T47"> - ויקרא כב,ה</text:span><text:span text:style-name="T51">]</text:span><text:span text:style-name="T89">)</text:span>.</text:p>
      <text:p text:style-name="Standard">והאנן '<text:span text:style-name="T100">מטמאין בכל שהן</text:span>' תנן? מאי, לאו לנוגע?</text:p>
      <text:p text:style-name="Standard">לא, לרואה.</text:p>
      <text:p text:style-name="Standard">תא שמע <text:span text:style-name="T87">[תוספתא כלים קמא פ"א מ"א]</text:span>: '<text:span text:style-name="T108">חומר בשכבת זרע מבשרץ, וחומר בשרץ מבשכבת זרע:</text:span></text:p>
      <text:p text:style-name="Standard"><text:span text:style-name="T108">חומר בשרץ: שהשרץ אין חלוקה טומאתו, מה שאין כן בשכבת זרע </text:span><text:span text:style-name="T89">(</text:span><text:span text:style-name="T46">דשרץ קטן מטמא כגדול, אבל קטן פחות מבן תשע אין לו קרי</text:span><text:span text:style-name="T89">)</text:span><text:span text:style-name="T108">;</text:span></text:p>
      <text:p text:style-name="Standard"><text:span text:style-name="T108">חומר בשכבת זרע: שהשכבת זרע מטמא בכל שהוא, מה שאין כן בשרץ</text:span>'; מאי, לאו לנוגע?</text:p>
      <text:p text:style-name="Standard">לא, לרואה.</text:p>
      <text:p text:style-name="Standard"><text:soft-page-break/>והא דומיא דשרץ קתני: מה שרץ בנגיעה אף שכבת זרע בנגיעה!?</text:p>
      <text:p text:style-name="Standard">אמר רב אדא בר אהבה: שום שרץ קתני ושום שכבת זרע קתני <text:span text:style-name="T89">(</text:span><text:span text:style-name="T46">אין לך שרץ מטמא במשהו, אבל שכבת זרע יש מטמא במשהו, כגון לרואה</text:span><text:span text:style-name="T89">)</text:span>.</text:p>
      <text:p text:style-name="Standard">ושרץ לא מטמא במשהו? והא אנן תנן <text:span text:style-name="T87">[אהלות פ"א מ"ז]</text:span>: '<text:span text:style-name="T100">האברים אין להם שיעור: פחות מכזית בשר המת, ופחות מכזית בשר נבלה, ופחות מכעדשה מן השרץ </text:span><text:span text:style-name="T101">[מטמאין טומאתן]</text:span>'?<text:span text:style-name="T46"> </text:span></text:p>
      <text:p text:style-name="Standard">שאני אבר דכוליה במקום עדשה קאי <text:span text:style-name="T89">(</text:span><text:span text:style-name="T46">כלומר: מתוך חשיבותיה שהוא אבר - הוי חשוב במקום כעדשה</text:span><text:span text:style-name="T89">)</text:span>, <text:span text:style-name="T89">(</text:span><text:span text:style-name="T46">תדע דמשום חשיבותא דאבר הוא</text:span><text:span text:style-name="T89">)</text:span> דהא אילו חסר פורתא <text:span text:style-name="T89">(</text:span><text:span text:style-name="T46">מן ה</text:span><text:span text:style-name="T89">)</text:span>אבר <text:span text:style-name="T89">(</text:span><text:span text:style-name="T46">דהוי בציר מכעדשה</text:span><text:span text:style-name="T89">)</text:span> מי קמטמיא?</text:p>
      <text:p text:style-name="P9"/>
      <text:p text:style-name="Standard">שכבת זרע, דחלוקה טומאתו - מאי היא?: אילימא בין ישראל לדנכרים - הכי נמי איכא עכבר דים ועכבר דיבשה <text:span text:style-name="T89">(</text:span><text:span text:style-name="T46">עכבר דים אינו מטמא, כדתניא ב'העור והרוטב' </text:span><text:span text:style-name="T47">(חולין דף קכו:)</text:span><text:span text:style-name="T46"> ד'</text:span><text:span text:style-name="T51">[השרץ] </text:span><text:span text:style-name="T50">על הארץ</text:span><text:span text:style-name="T46">' כתיב </text:span><text:span text:style-name="T47">[ויקרא יא,מא]</text:span><text:span text:style-name="T89">)</text:span>! </text:p>
      <text:p text:style-name="Standard">אלא בין קטן לגדול.</text:p>
      <text:p text:style-name="P9"/>
      <text:p text:style-name="Standard">אמר רב פפא: כתנאי <text:span text:style-name="T89">(</text:span><text:span text:style-name="T46">נוגע, אי במשהו אי בכעדשה</text:span><text:span text:style-name="T89">)</text:span>: מנין לרבות נוגע בשבכת זרע?</text:p>
      <text:p text:style-name="Standard">תלמוד לומר: '<text:span text:style-name="T90">או איש</text:span>'<text:span text:style-name="T89"> (</text:span><text:span text:style-name="T46">קסלקא דעתא מ'</text:span><text:span text:style-name="T50">או איש אשר יגע בכל שרץ אשר יטמא </text:span><text:span text:style-name="T51">[</text:span><text:span text:style-name="T95">לו או באדם אשר יטמא לו לכל טמאתו</text:span><text:span text:style-name="T46"> - </text:span><text:span text:style-name="T47">ויקרא כב,ה</text:span><text:span text:style-name="T51">]</text:span><text:span text:style-name="T46"> ילפי</text:span><text:span text:style-name="T89">)</text:span> </text:p>
      <text:p text:style-name="Standard">ופליגי תנאי בעלמא <text:span text:style-name="T89">(</text:span><text:span text:style-name="T46">ושמעינן בעלמא תנאי דפליגי בכמה דוכתי</text:span><text:span text:style-name="T89">)</text:span>, דאיכא דאמרי 'דון מינה ומינה' ואיכא דאמרי 'דון מינה ואוקי באתרא' <text:span text:style-name="T89">(</text:span><text:span text:style-name="T46">הילכך הנהו תנאי על כרחך פליגי בנוגע בקרי</text:span><text:span text:style-name="T89">)</text:span>: למאן דאמר דון מינה ומינה: <text:span text:style-name="T89">(</text:span><text:span text:style-name="T46">דון שכבת זרע משרץ, דהא מקרא דשרץ ילפינן לה:</text:span><text:span text:style-name="T89">)</text:span> מה שרץ <text:span text:style-name="T89">(</text:span><text:span text:style-name="T46">מטמא</text:span><text:span text:style-name="T89">)</text:span> בנגיעה אף שכבת זרע בנגיעה; ומינה: מה שרץ בכעדשה - אף שכבת זרע בכעדשה;</text:p>
      <text:p text:style-name="Standard">ולמאן דאמר דון מינה ואוקי באתרא: מה שרץ בנגיעה - אף שכבת זרע בנגיעה; ואוקי באתרא <text:span text:style-name="T89">(</text:span><text:span text:style-name="T46">הנח שכבת זרע במקומה, כדאשכחן בראיה דבמשהו</text:span><text:span text:style-name="T89">)</text:span>: מה שכבת זרע לרואה במשהו - אף לנוגע במשהו.</text:p>
      <text:p text:style-name="Standard">אמר ליה רב הונא בריה דרב נתן לרב פפא: ממאי דמ'<text:span text:style-name="T90">או איש</text:span>' דשרץ קמרבי ליה? דילמא מ'<text:span text:style-name="T91">[</text:span><text:span text:style-name="T47">ויקרא כב,ד:</text:span><text:span text:style-name="T91"> איש איש מזרע אהרן והוא צרוע או זב בקדשים לא יאכל עד אשר יטהר והנגע בכל טמא נפש]</text:span><text:span text:style-name="T90"> או איש אשר תצא ממנו שכבת זרע</text:span>' קמרבי ליה, ודכולי עלמא דון מינה ומינה <text:span text:style-name="T89">(</text:span><text:span text:style-name="T46">ואפילו למאן דאמר דון מינה ומינה הוה במשהו, דהא נגיעה מראיה יליף, ודכולי עלמא דון מינה ומינה הוה, דהכא ליכא פלוגתא דאוקי באתרא, דהא מיניה וביה יליף</text:span><text:span text:style-name="T89">)</text:span>? </text:p>
      <text:p text:style-name="Standard">שיילינהו לתנאי; איכא דתני כרב פפא <text:span text:style-name="T89">(</text:span><text:span text:style-name="T46">מ'</text:span><text:span text:style-name="T50">או איש אשר יגע בכל שרץ</text:span><text:span text:style-name="T46">'</text:span><text:span text:style-name="T89">)</text:span>, ואיכא דתני כרב הונא בריה דרב נתן.</text:p>
      <text:p text:style-name="Standard"/>
      <text:p text:style-name="Standard"/>
      <text:p text:style-name="Standard">משנה:</text:p>
      <text:p text:style-name="Standard">תנוקת בת יום אחד מטמאה בנדה; בת עשרה ימים מטמאה בזיבה; </text:p>
      <text:p text:style-name="Standard">תנוק בן יום אחד מטמא בזיבה ומטמא בנגעים ומטמא בטמא מת וזוקק ליבום <text:span text:style-name="T89">(</text:span><text:span text:style-name="T46">אם נולד יום אחד קודם מיתת אחיו, אבל נולד לאחר מיתת אחיו - אינו זוקק, דכתיב </text:span><text:span text:style-name="T47">(דברים כה,ה)</text:span><text:span text:style-name="T50"> כי ישבו אחים יחדו</text:span><text:span text:style-name="T89">)</text:span> ופוטר מן היבום <text:span text:style-name="T89">(</text:span><text:span text:style-name="T46">אם נולד לאחר מיתת אביו וחיה שעה אחת ומת, אבל כל זמן שמעוברת - אינו מתירה לינשא</text:span><text:span text:style-name="T89">)</text:span> ומאכיל בתרומה <text:span text:style-name="T89">(</text:span><text:span text:style-name="T46">בת ישראל שניסת לכהן ומת ונולד לה בן לאחר מיתתו אוכלת בשבילו בתרומה בו ביום שנולד כדכתיב </text:span><text:span text:style-name="T47">(ויקרא כב,יא)</text:span><text:span text:style-name="T50"> ויליד ביתו הם יאכלו בלחמו</text:span><text:span text:style-name="T46"> ודרשינן: יאכִילו את אמם, אבל הניחה מעוברת - אינה אוכלת בשבילו עד שיולד</text:span><text:span text:style-name="T89">)</text:span> ופוסל מן התרומה <text:span text:style-name="T89">(</text:span><text:span text:style-name="T46">קסלקא דעתא כגון בת כהן שניסת לישראל ומת והניח בן יום אחד - פסלה מתרומת בית אביה כל ימי חייו, דכתיב </text:span><text:span text:style-name="T47">(ויקרא כב,יג)</text:span><text:span text:style-name="T50"> וזרע אין לה ושבה אל בית אביה</text:span><text:span text:style-name="T46">, והא יש לה זרע! ובגמרא פריך: אפילו עובר נמי פוסל!?</text:span><text:span text:style-name="T89">)</text:span> </text:p>
      <text:p text:style-name="Standard"/>
      <text:p text:style-name="Standard">(נדה מד,א)</text:p>
      <text:p text:style-name="Standard"><text:span text:style-name="T111">המשך המשנה</text:span><text:tab/></text:p>
      <text:p text:style-name="Standard">ונוחל ומנחיל <text:span text:style-name="T89">(</text:span><text:span text:style-name="T46">מפרש בגמרא</text:span><text:span text:style-name="T89">)</text:span> <text:s/></text:p>
      <text:p text:style-name="Standard">וההורגו חייב, והרי הוא לאביו ולאמו ולכל קרוביו כחתן שלם <text:span text:style-name="T89">(</text:span><text:span text:style-name="T46">מפרש בגמרא</text:span><text:span text:style-name="T89">)</text:span>.</text:p>
      <text:p text:style-name="Standard"/>
      <text:p text:style-name="Standard">גמרא:</text:p>
      <text:p text:style-name="Standard"><text:soft-page-break/>מנהני מילי?</text:p>
      <text:p text:style-name="Standard">דתנו רבנן: '<text:span text:style-name="T100">אשה </text:span><text:span text:style-name="T89">(</text:span><text:span text:style-name="T50">[</text:span><text:span text:style-name="T47">ויקרא טו,יט:</text:span><text:span text:style-name="T50"> </text:span><text:span text:style-name="T66">ואשה</text:span><text:span text:style-name="T50"> כי תהיה זבה דם יהיה זבה בבשרה שבעת ימים תהיה בנדתה וכל הנגע בה יטמא עד הערב]</text:span><text:span text:style-name="T46">; והאי קרא בנדה משתעי</text:span><text:span text:style-name="T89">)</text:span><text:span text:style-name="T100">; אין לי אלא אשה, בת יום אחד לנדה מנין? - תלמוד לומר: '</text:span><text:span text:style-name="T103">ו</text:span><text:span text:style-name="T102">אשה</text:span><text:span text:style-name="T100">'</text:span>. <text:s/></text:p>
      <text:p text:style-name="Standard">'<text:span text:style-name="T100">בת עשרה ימים לזיבה</text:span>' <text:s/>מנא הני מילי?</text:p>
      <text:p text:style-name="Standard">דתנו רבנן: '<text:span text:style-name="T100">אשה; אין לי אלא אשה; בת עשרה ימים לזיבה מנין? - תלמוד לומר: '</text:span><text:span text:style-name="T103">ו</text:span><text:span text:style-name="T102">אשה</text:span><text:span text:style-name="T90"> </text:span><text:span text:style-name="T89">(</text:span><text:span text:style-name="T66">ואשה</text:span><text:span text:style-name="T50"> כי תזוב זוב דמה</text:span><text:span text:style-name="T46"> </text:span><text:span text:style-name="T51">[ימים רבים בלא עת נדתה או כי תזוב על נדתה כל ימי זוב טמאתה כימי נדתה תהיה טמאה הוא </text:span><text:span text:style-name="T47">ויקרא טו,כה</text:span><text:span text:style-name="T51">]</text:span><text:span text:style-name="T46"> קא דריש</text:span><text:span text:style-name="T89">)</text:span>'.</text:p>
      <text:p text:style-name="Standard"><text:span text:style-name="T46">[</text:span><text:span text:style-name="T47">לשון הספרא פרשת מצורע פרק זבים פרשה ד משנה א:</text:span><text:span text:style-name="T46"> </text:span><text:span text:style-name="T50">ואשה</text:span><text:span text:style-name="T46">; אין לי אלא אשה גמורה, מנין לרבות את הקטנה? תלמוד לומר </text:span><text:span text:style-name="T49">ו</text:span><text:span text:style-name="T50">אשה</text:span><text:span text:style-name="T46">: מיכן אמרו: בת יום אחד לנידה, בת עשרה ימים לזיבה.] </text:span></text:p>
      <text:p text:style-name="Standard"/>
      <text:p text:style-name="Standard">תינוק בן יום אחד <text:span text:style-name="T89">[מטמא בזיבה]</text:span>: <text:s/></text:p>
      <text:p text:style-name="Standard">מנא הני מילי?</text:p>
      <text:p text:style-name="Standard">דתנו רבנן <text:span text:style-name="T47">[דומה לספרא מצורע פרק זבים פרשתא א משנה א]</text:span>: <text:span text:style-name="T47">(ויקרא טו,ב)</text:span><text:span text:style-name="T90"> </text:span><text:span text:style-name="T91">[דברו אל בני ישראל ואמרתם אלהם]</text:span><text:span text:style-name="T90"> </text:span><text:span text:style-name="T92">איש איש </text:span><text:span text:style-name="T91">[כי יהיה זב מבשרו זובו טמא הוא]</text:span><text:span text:style-name="T108">; מה תלמוד לומר '</text:span><text:span text:style-name="T92">איש איש</text:span><text:span text:style-name="T108">'? - לרבות בן יום אחד שמטמא בזיבה - דברי רבי יהודה; רבי ישמעאל בנו של רבי יוחנן בן ברוקא אומר: אינו צריך; הרי הוא אומר </text:span><text:span text:style-name="T47">(ויקרא טו,לג)</text:span><text:span text:style-name="T92"> </text:span><text:span text:style-name="T91">[והדוה בנדתה]</text:span><text:span text:style-name="T92"> והזב את זובו לזכר ולנקבה </text:span><text:span text:style-name="T91">[ולאיש אשר ישכב עם טמאה]</text:span><text:span text:style-name="T108"> '</text:span><text:span text:style-name="T92">לזכר</text:span><text:span text:style-name="T108">' - כל שהוא, בין גדול בין קטן; '</text:span><text:span text:style-name="T92">לנקבה</text:span><text:span text:style-name="T108">' - כל שהיא, בין גדולה בין קטנה; אם כן מה תלמוד לומר '</text:span><text:span text:style-name="T92">איש איש</text:span><text:span text:style-name="T108">'? - דברה תורה כלשון בני אדם.</text:span> <text:s/></text:p>
      <text:p text:style-name="Standard"/>
      <text:p text:style-name="Standard">ומטמא בנגעים: <text:s/></text:p>
      <text:p text:style-name="Standard">דכתיב <text:span text:style-name="T47">(ויקרא יג,ב)</text:span><text:span text:style-name="T90"> אדם כי יהיה בעור בשרו </text:span><text:span text:style-name="T91">[שאת או ספחת או בהרת והיה בעור בשרו לנגע צרעת והובא אל אהרן הכהן או אל אחד מבניו הכהנים]</text:span> - אדם כל שהו. <text:span text:style-name="T89">(</text:span><text:span text:style-name="T46">'</text:span><text:span text:style-name="T50">אדם</text:span><text:span text:style-name="T46">' משמע כל שהוא מין אדם, אפילו קטן, כדכתיב </text:span><text:span text:style-name="T47">(במדבר לא,לה)</text:span><text:span text:style-name="T50"> ונפש אדם מן הנשים </text:span><text:span text:style-name="T51">[אשר לא ידעו משכב זכר...]</text:span><text:span text:style-name="T46"> ובקטנות משתעי קרא.</text:span><text:span text:style-name="T89">)</text:span> <text:s text:c="2"/></text:p>
      <text:p text:style-name="P10"/>
      <text:p text:style-name="Standard">ומטמא בטמא מת: <text:s/></text:p>
      <text:p text:style-name="Standard">דכתיב <text:span text:style-name="T47">(במדבר יט,יח)</text:span><text:span text:style-name="T90"> </text:span><text:span text:style-name="T91">[ולקח אזוב וטבל במים איש טהור והזה על האהל ועל כל הכלים]</text:span><text:span text:style-name="T90"> ועל הנפשות אשר היו שם </text:span><text:span text:style-name="T91">[ועל הנגע בעצם או בחלל או במת או בקבר]</text:span> - נפש כל דהו. <text:span text:style-name="T89">(</text:span><text:span text:style-name="T50">נפשות</text:span><text:span text:style-name="T46"> - כל שיש בו נפש.</text:span><text:span text:style-name="T89">)</text:span> <text:s/></text:p>
      <text:p text:style-name="P10"/>
      <text:p text:style-name="Standard">וזוקק ליבום: <text:s/></text:p>
      <text:p text:style-name="Standard">דכתיב <text:span text:style-name="T47">(דברים כה,ה)</text:span><text:span text:style-name="T90"> כי ישבו אחים יחדיו </text:span><text:span text:style-name="T91">[ומת אחד מהם ובן אין לו לא תהיה אשת המת החוצה לאיש זר יבמה יבא עליה ולקחה לו לאשה ויבמה]</text:span> - אחים שהיה להם ישיבה אחת בעולם. <text:span text:style-name="T47">[ספרי כי תצא פסקא רפח]</text:span> </text:p>
      <text:p text:style-name="P10"/>
      <text:p text:style-name="Standard">ופוטר מן היבום: <text:s/></text:p>
      <text:p text:style-name="Standard"><text:span text:style-name="T47">(דברים כה,ה)</text:span><text:span text:style-name="T90"> </text:span><text:span text:style-name="T91">[כי ישבו אחים יחדיו ומת אחד מהם </text:span><text:span text:style-name="T15">ובן אין לו</text:span><text:span text:style-name="T91"> לא תהיה אשת המת החוצה לאיש זר יבמה יבא עליה ולקחה לו לאשה ויבמה]</text:span> '<text:span text:style-name="T90">ובן אין לו</text:span>' אמר רחמנא, והא אית ליה! <text:s/></text:p>
      <text:p text:style-name="P10"/>
      <text:p text:style-name="Standard">ומאכיל בתרומה: <text:s/></text:p>
      <text:p text:style-name="Standard">דכתיב <text:span text:style-name="T47">(ויקרא כב,יא)</text:span><text:span text:style-name="T90"> </text:span><text:span text:style-name="T91">[וכהן כי יקנה נפש קנין כספו הוא יאכל בו]</text:span><text:span text:style-name="T90"> ויליד ביתו הם יאכלו בלחמו</text:span> - קרי ביה 'יאכילו בלחמו'.</text:p>
      <text:p text:style-name="Standard"/>
      <text:p text:style-name="Standard">ופוסל מן התרומה: <text:s/></text:p>
      <text:p text:style-name="Standard"><text:span text:style-name="T47">(ויקרא כב,יג)</text:span><text:span text:style-name="T90"> </text:span><text:span text:style-name="T91">[ובת כהן כי תהיה אלמנה וגרושה </text:span><text:span text:style-name="T15">וזרע אין לה</text:span><text:span text:style-name="T91"> ושבה אל בית אביה </text:span><text:span text:style-name="T15">כנעוריה</text:span><text:span text:style-name="T91"> מלחם אביה תאכל וכל זר לא יאכל בו]</text:span> '<text:span text:style-name="T90">וזרע אין לה</text:span>' אמר רחמנא, והא אית לה. </text:p>
      <text:p text:style-name="Standard">מאי איריא זרע? אפילו עובר נמי, דכתיב <text:span text:style-name="T100">'</text:span><text:span text:style-name="T50">[ושבה אל בית אביה]</text:span><text:span text:style-name="T102"> כנעוריה</text:span><text:span text:style-name="T100">' - פרט למעוברת'</text:span> <text:span text:style-name="T47">[ספרא אמור פרשתא ו פ"ו מ"א]</text:span><text:span text:style-name="T29"> </text:span><text:span text:style-name="T53">(</text:span><text:span text:style-name="T46">כלומר: אם דומה לימי נעורים - </text:span><text:span text:style-name="T50">ושבה</text:span><text:span text:style-name="T46">, ואם לאו - לא תשוב</text:span><text:span text:style-name="T53">)</text:span>; וצריכי: דאי כתב רחמנא '<text:span text:style-name="T90">וזרע </text:span><text:soft-page-break/><text:span text:style-name="T90">אין לה</text:span>' - משום דמעיקרא חד גופא והשתא תרי גופי, אבל הכא דמעיקרא חד גופא והשתא חד גופא, אימא תיכול? - כתב רחמנא '<text:span text:style-name="T90">כנעוריה</text:span>'; ואי כתב רחמנא '<text:span text:style-name="T90">כנעוריה</text:span>', משום דמעיקרא גופה סריקא והשתא גופה מליא, אבל הכא דמעיקרא גופה סריקא והשתא גופה סריקא, אימא תיכול? – צריכא;</text:p>
      <text:p text:style-name="Standard">קראי אתרוץ <text:span text:style-name="T89">(</text:span><text:span text:style-name="T46">דתרוייהו צריכי</text:span><text:span text:style-name="T89">)</text:span>, אלא מתניתין: מאי אריא בן יום אחד <text:span text:style-name="T89">(</text:span><text:span text:style-name="T46">מדנקט 'יום אחד' ולא נקט 'עובר', דוקא נקט</text:span><text:span text:style-name="T89">)</text:span>? אפילו עובר נמי?</text:p>
      <text:p text:style-name="Standard">אמר רב ששת: <text:span text:style-name="T89">(</text:span><text:span text:style-name="T46">האי 'פוסל', לאו א</text:span><text:span text:style-name="T65">אמו</text:span><text:span text:style-name="T46"> קאי, אלא א</text:span><text:span text:style-name="T65">עבדיו</text:span><text:span text:style-name="T46"> קאי, ו</text:span><text:span text:style-name="T89">)</text:span>הכא במאי עסקינן? - בכהן שיש לו שתי נשים, אחת גרושה <text:span text:style-name="T89">(</text:span><text:span text:style-name="T46">שהיתה גרושה ועבר ונשאה</text:span><text:span text:style-name="T89">)</text:span> ואחת שאינה גרושה, ויש לו בנים משאינה גרושה <text:span text:style-name="T89">(</text:span><text:span text:style-name="T46">והן כהנים כשרים; ועבדים שנפלו להן בירושה אוכלין בתרומה בשבילן, דכתיב </text:span><text:span text:style-name="T47">(ויקרא כב,יא)</text:span><text:span text:style-name="T50"> וכהן כי יקנה נפש קנין כספו </text:span><text:span text:style-name="T51">[הוא יאכל בו ויליד ביתו הם יאכלו בלחמו]</text:span><text:span text:style-name="T89">)</text:span>, ויש לו בן יום אחד מן הגרושה <text:span text:style-name="T89">(</text:span><text:span text:style-name="T46">והוא חלל, ואינו ראוי לכהונה, ויש לו חלק בעבדים</text:span><text:span text:style-name="T89">)</text:span>, דפוסל בעבדי אביו <text:span text:style-name="T89">(</text:span><text:span text:style-name="T46">את כולן</text:span><text:span text:style-name="T89">)</text:span> מלאכול בתרומה <text:span text:style-name="T89">(</text:span><text:span text:style-name="T46">שאין אנו יודעין לברור מי מגיע לחלקו; ודוקא בן יום אחד דראוי לירושה, אבל כל זמן שלא נולד - אוכלין כולן, דאין זכייה לעובר</text:span><text:span text:style-name="T89">)</text:span>, ולאפוקי מדרבי יוסי, דאמר <text:span text:style-name="T28">(</text:span><text:span text:style-name="T47">במסכת יבמות בפרק 'אלמנה לכהן גדול' (דף סז.)</text:span><text:span text:style-name="T28">)</text:span>: עובר נמי פוסל <text:span text:style-name="T89">(</text:span><text:span text:style-name="T46">יש לו זכייה ואפילו הוא במעי אשה זרה הכשרה לכהונה – פוסלה; דקסבר כל זמן שהוא במעי זרה - זר הוא, וכל שכן האי, דבמעי גרושה הוא: דאפילו כשיולד לא יהא ראוי</text:span><text:span text:style-name="T89">)</text:span> - קא משמע לן: בן יום אחד – אִין, עובר – לא.<text:span text:style-name="T46"> <text:s/></text:span></text:p>
      <text:p text:style-name="Standard"/>
      <text:p text:style-name="Standard">נוחל ומנחיל: <text:s/></text:p>
      <text:p text:style-name="Standard">'<text:span text:style-name="T100">נוחל</text:span>'? - ממאן?</text:p>
      <text:p text:style-name="Standard">מאביו;</text:p>
      <text:p text:style-name="Standard">'ומנחיל' – למאן? </text:p>
      <text:p text:style-name="Standard">לאחיו מאביו <text:span text:style-name="T89">(</text:span><text:span text:style-name="T46">דהא אין ירושה אלא לקרובי האב</text:span><text:span text:style-name="T89">)</text:span>.</text:p>
      <text:p text:style-name="Standard">אי בעי מאבוה לירתי, ואי בעי מיניה לירתי <text:span text:style-name="T89">(</text:span><text:span text:style-name="T46">אפילו חשיבנא ליה כמאן דליתיה - ירתי לאחר מיתת אביהם, ואיהו מאי אהני</text:span><text:span text:style-name="T89">)</text:span>?</text:p>
      <text:p text:style-name="Standard">אמר רב ששת: נוחל בנכסי האם להנחיל לאחיו מן האב <text:span text:style-name="T89">(</text:span><text:span text:style-name="T46">אם מתה אמו ביום שנולד, הרי הוא יורשה; וכשמת הוא - באין אחיו מאביו ויורשין הימנו נכסי אמו, דאי לאו איהו - הוו שקלי ליה קרובי האם, דבן נוחל את אמו אבל האם אינה נוחלת את בנה; וכל שכן קרובי האם שאין נוחלין אותו, דכתיב </text:span><text:span text:style-name="T47">(במדבר א,ב)</text:span><text:span text:style-name="T50"> למשפחותם לבית אבותם</text:span><text:span text:style-name="T46">: משפחת האם אינה קרויה משפחה</text:span><text:span text:style-name="T89">)</text:span>; ודוקא בן יום אחד, אבל עובר <text:span text:style-name="T89">(</text:span><text:span text:style-name="T46">שבמעיה אם מתה מעוברת</text:span><text:span text:style-name="T89">)</text:span> – לא <text:span text:style-name="T89">(</text:span><text:span text:style-name="T46">אינו נוחל להנחיל את קרוביו מן האב</text:span><text:span text:style-name="T89">)</text:span>; </text:p>
      <text:p text:style-name="Standard">מאי טעמא? - דהוא מיית ברישא ואין הבן יורש את אמו</text:p>
      <text:p text:style-name="Standard"/>
      <text:p text:style-name="Standard">(נדה מד,ב)</text:p>
      <text:p text:style-name="Standard">בקבר <text:span text:style-name="T89">(</text:span><text:span text:style-name="T46">כי מת הוא קודם לה</text:span><text:span text:style-name="T89">)</text:span> להנחיל לאחיו מן האב.</text:p>
      <text:p text:style-name="Standard">איני! והא הוה עובדא ופרכס עד תלת פרכוסי <text:span text:style-name="T89">(</text:span><text:span text:style-name="T46">ופרכס עובר שבמעי אמו אחר מיתתה תלתא פרכוסי, אלמא היא מייתה ברישא</text:span><text:span text:style-name="T89">)</text:span>!?</text:p>
      <text:p text:style-name="Standard">אמר מר בריה דרב אשי: מידי דהוה אזנב הלטאה דמפרכסת. </text:p>
      <text:p text:style-name="P10"/>
      <text:p text:style-name="Standard">מר בריה דרב יוסף משמיה דרבא אמר: <text:span text:style-name="T89">(</text:span><text:span text:style-name="T46">מתניתין, דקתני 'נוחל ומנחיל'</text:span><text:span text:style-name="T89">)</text:span> לומר שממעט בחלק בכורה <text:span text:style-name="T89">(</text:span><text:span text:style-name="T46">כגון אם היה בן יום אחד כשמת אביו, והיה לו אח בכור ואח פשוט, ומת הוא אחר אביו - נוחל הוא מאביו את חלק רביעי שבנכסיו, ומנחילו לשני אחיו וחולקין הבכור והפשוט את חלקו של זה בשוה, ונמצא ממעט בחלק הבכור: דאי לאו איהו - הוה שקיל בכור תרי תילתי; כגון: מששה זהובים ארבעה, ופשוט נוטל שני זהובים, ועכשיו נוטל הבכור שלשה זהובים כנגד שני אחין, ומחלקו של זה שלשה רבעי זהוב, נמצאו ביד בכור ארבעה זהובים חסר רביע וביד פשוט שני זהובים ורביע; ודוקא בן יום אחד, אבל עובר אינו ממעט, כדאמר לקמן: בן שנולד לאחר מיתת אביו אינו ממעט בחלק הבכורה, ונוטל הבכור שליש בכורתו, ובין שלשתן יחלקו שני שלישים</text:span><text:span text:style-name="T89">)</text:span>;</text:p>
      <text:p text:style-name="Standard">ואמר מר בריה דרב יוסף משמיה דרבא: בן שנולד אחר מיתת האב אינו ממעט בחלק בכורה; מאי טעמא <text:span text:style-name="T89">(</text:span><text:span text:style-name="T46">אמרינן בן יום אחד דממעט אבל עובר לא</text:span><text:span text:style-name="T89">)</text:span>? - <text:span text:style-name="T47">(דברים כא,טו)</text:span><text:span text:style-name="T90"> </text:span><text:span text:style-name="T91">[כי תהיין לאיש שתי נשים האחת אהובה והאחת שנואה]</text:span><text:span text:style-name="T90"> וילדו לו </text:span><text:span text:style-name="T91">[בנים האהובה והשנואה והיה הבן הבכור לשניאה]</text:span> בעינן <text:span text:style-name="T89">(</text:span><text:span text:style-name="T50">וילדו לו</text:span><text:span text:style-name="T46"> משמע בחייו</text:span><text:span text:style-name="T89">)</text:span>. </text:p>
      <text:p text:style-name="Standard">בסורא מתנו הכי; בפומבדיתא מתנו הכי:</text:p>
      <text:p text:style-name="Standard"><text:soft-page-break/>אמר מר בריה דרב יוסף משמיה דרבא: בכור שנולד לאחר מיתת אביו <text:span text:style-name="T89">(</text:span><text:span text:style-name="T46">כגון מת אביו והאשה מעוברת תאומים</text:span><text:span text:style-name="T89">)</text:span> - אינו נוטל פי שנים <text:span text:style-name="T89">(</text:span><text:span text:style-name="T46">אין היוצא ראשון נוטל פי שנים; בלאו תאומים לא משכחת לה: דכיון דבכור לא נולד עד מות אביו - פשוט מהיכן בא? אי נמי שהניח שתי נשים מעוברות</text:span><text:span text:style-name="T89">)</text:span>; מאי טעמא? <text:span text:style-name="T47">(דברים כא,יז)</text:span><text:span text:style-name="T90"> </text:span><text:span text:style-name="T91">[כי את הבכר בן השנואה]</text:span><text:span text:style-name="T90"> יכיר </text:span><text:span text:style-name="T91">[לתת לו פי שנים בכל אשר ימצא לו כי הוא ראשית אנו לו משפט הבכרה]</text:span> בעינן, והא ליכא.</text:p>
      <text:p text:style-name="Standard">והלכתא ככל הני לישני דמר בריה דרב יוסף משמיה דרבא. <text:s/></text:p>
      <text:p text:style-name="Standard"/>
      <text:p text:style-name="Standard">וההורגו חייב: <text:s/></text:p>
      <text:p text:style-name="Standard">דכתיב <text:span text:style-name="T47">(ויקרא כד,יז)</text:span><text:span text:style-name="T90"> ואיש כי יכה כל נפש </text:span><text:span text:style-name="T91">[אדם מות יומת]</text:span> - מכל מקום. <text:s/></text:p>
      <text:p text:style-name="Standard"/>
      <text:p text:style-name="Standard">והרי הוא לאביו ולאמו ולכל קרוביו כחתן שלם: <text:s/></text:p>
      <text:p text:style-name="Standard">למאי הלכתא?</text:p>
      <text:p text:style-name="Standard">אמר רב פפא: לענין אבלות;</text:p>
      <text:p text:style-name="Standard">כמאן? </text:p>
      <text:p text:style-name="Standard">דלא כרבן שמעון בן גמליאל <text:span text:style-name="T89">(</text:span><text:span text:style-name="T46">אכולה מתניתין קאי: דקא חשיב בן יום אחד בן קיימא</text:span><text:span text:style-name="T89">)</text:span>, דאמר: '<text:span text:style-name="T100">כל ששהה שלשים יום באדם </text:span><text:span text:style-name="T89">(</text:span><text:span text:style-name="T46">דאילו בבהמה שמונה ימים לא הוי נפל</text:span><text:span text:style-name="T89">)</text:span><text:span text:style-name="T100"> - אינו נפל</text:span>', הא לא שהה - ספק הוי!</text:p>
      <text:p text:style-name="Standard">הכא במאי עסקינן? - דקים ליה שכלו לו חדשיו.</text:p>
      <text:p text:style-name="Standard"/>
      <text:p text:style-name="Standard"/>
      <text:p text:style-name="Standard">משנה:</text:p>
      <text:p text:style-name="Standard">בת שלש שנים ויום אחד <text:span text:style-name="T89">(</text:span><text:span text:style-name="T46">ביאתה ביאה לכל דבר:</text:span><text:span text:style-name="T89">)</text:span> מתקדשת <text:span text:style-name="T89">(</text:span><text:span text:style-name="T46">אם מסרה אביה לכך</text:span><text:span text:style-name="T89">)</text:span> בביאה, ואם בא עליה יבם – קנאה <text:span text:style-name="T89">(</text:span><text:span text:style-name="T46">וזכה בנכסי אחיו, ליורשה, ולטמא לה</text:span><text:span text:style-name="T89">)</text:span>, וחייבין עליה משום אשת איש <text:span text:style-name="T89">(</text:span><text:span text:style-name="T46">אם קבל בה אביה קדושין מזה, ובא אחר עליה – נהרג, דביאתה ביאה</text:span><text:span text:style-name="T89">)</text:span>, ומטמאה את בועלה <text:span text:style-name="T89">(</text:span><text:span text:style-name="T46">אם היא נדה; אבל פחות מכן - אף על גב שמטמאה במגע - אינה מטמאה את בועלה משום בועל נדה לטומאת שבעה, אלא משום נוגע ולטומאת ערב</text:span><text:span text:style-name="T89">)</text:span> לטמא משכב תחתון <text:span text:style-name="T89">(</text:span><text:span text:style-name="T46">של בועל נדה</text:span><text:span text:style-name="T89">)</text:span> כעליון <text:span text:style-name="T89">(</text:span><text:span text:style-name="T46">של זב</text:span><text:span text:style-name="T89">)</text:span>;</text:p>
      <text:p text:style-name="Standard">נשאת לכהן - תאכל בתרומה;</text:p>
      <text:p text:style-name="Standard">בא עליה אחד מן הפסולין <text:span text:style-name="T89">(</text:span><text:span text:style-name="T46">כגון: חלל, נתין, וממזר, ועבד, ועובד כוכבים</text:span><text:span text:style-name="T89">)</text:span> - פסלה מן הכהונה <text:span text:style-name="T89">(</text:span><text:span text:style-name="T46">פסלה מתרומת אביה אם היא בת כהן, כדתניא בגמרא ד'אלמנה לכהן גדול' ביבמות </text:span><text:span text:style-name="T47">(דף סח.)</text:span><text:span text:style-name="T46">: מנין לכהנת לויה וישראלית שבא עליהן כו'? - תלמוד לומר: </text:span><text:span text:style-name="T50">כי תהיה לאיש זר </text:span><text:span text:style-name="T51">[הוא בתרומת הקדשים לא תאכל]</text:span><text:span text:style-name="T46"> </text:span><text:span text:style-name="T47">[ויקרא כב,יב]</text:span><text:span text:style-name="T46">; כיון שנבעלה לפסול לה - פסלה</text:span><text:span text:style-name="T89">)</text:span>;</text:p>
      <text:p text:style-name="Standard">בא עליה אחד מכל העריות האמורות בתורה <text:span text:style-name="T89">(</text:span><text:span text:style-name="T46">כגון: אביה, או חמיה</text:span><text:span text:style-name="T89">)</text:span> - מומתין עליה, והיא פטורה <text:span text:style-name="T89">(</text:span><text:span text:style-name="T46">מפני שהיא קטנה ולאו בת עונשין</text:span><text:span text:style-name="T89">)</text:span>;</text:p>
      <text:p text:style-name="Standard">פחות מכן כנותן אצבע בעין.</text:p>
      <text:p text:style-name="Standard"/>
      <text:p text:style-name="Standard">גמרא:</text:p>
      <text:p text:style-name="Standard">תנו רבנן: '<text:span text:style-name="T100">בת שלש שנים מתקדשת בביאה - דברי רבי מאיר; וחכמים אומרים: בת שלש שנים ויום אחד</text:span>';</text:p>
      <text:p text:style-name="Standard">מאי בינייהו?</text:p>
      <text:p text:style-name="Standard">אמרי דבי רבי ינאי: ערב ראש השנה <text:span text:style-name="T89">(</text:span><text:span text:style-name="T46">של שנה רביעית</text:span><text:span text:style-name="T89">)</text:span> איכא בינייהו <text:span text:style-name="T89">(</text:span><text:span text:style-name="T46">לרבי מאיר גופיה לא הוי בת ביאה עד יום אחרון של שלישית, דהוא ערב ראש השנה; ולרבנן עד למחר: דמיקלע יום ראשון ברביעית</text:span><text:span text:style-name="T89">)</text:span>!</text:p>
      <text:p text:style-name="Standard">ורבי יוחנן אמר: 'שלשים יום בשנה חשובין שנה' איכא בינייהו <text:span text:style-name="T89">(</text:span><text:span text:style-name="T46">לרבי מאיר מכי איקלע שלשים יום בשנה שלישית הויא בת ביאה, ולרבנן עד דמיקלע שנה רביעית, ואיכא בינייהו טובא</text:span><text:span text:style-name="T89">)</text:span>.</text:p>
      <text:p text:style-name="Standard">מיתיבי: '<text:span text:style-name="T100">בת שלש שנים - ואפילו בת שתי שנים ויום אחד - מתקדשת בביאה - דברי רבי מאיר; וחכמים אומרים: בת שלשה שנים ויום אחד</text:span>';</text:p>
      <text:p text:style-name="Standard"/>
      <text:p text:style-name="Standard">(נדה מה,א)</text:p>
      <text:p text:style-name="Standard">בשלמא לרבי יוחנן <text:span text:style-name="T89">(</text:span><text:span text:style-name="T46">דאמר מכי איקלע חשיבות שנה בשנה שלישית, לרבי מאיר הויא בת ביאה – ניחא</text:span><text:span text:style-name="T89">)</text:span>; <text:span text:style-name="T89">(</text:span><text:span text:style-name="T46">ואף על גב דאמר רבי יוחנן שלשים יום, והכא קתני 'יום אחד' - תנאי היא בפרק 'ארבעה ראשי שנים' </text:span><text:span text:style-name="T47">(ראש השנה דף י.)</text:span><text:span text:style-name="T89">)</text:span> כי היכי <text:soft-page-break/>דאיכא תנא דקאמר יום אחד בשנה חשוב שנה הכי נמי איכא תנא דאמר שלשים יום בשנה חשובין שנה; אלא לרבי ינאי <text:span text:style-name="T89">(</text:span><text:span text:style-name="T46">דאמר: לרבי מאיר עד סוף שנה שלישית לאו בת ביאה היא</text:span><text:span text:style-name="T89">)</text:span> קשיא!</text:p>
      <text:p text:style-name="Standard">קשיא.</text:p>
      <text:p text:style-name="Standard"/>
      <text:p text:style-name="Standard">פחות מכאן כנותן אצבע בעין: <text:s/></text:p>
      <text:p text:style-name="Standard">איבעיא להו: הני בתולין <text:span text:style-name="T89">(</text:span><text:span text:style-name="T46">בתוך שלש שנים</text:span><text:span text:style-name="T89">)</text:span>, מיזל אזלי ואתו? או דלמא אתצודי הוא דלא מתצדי <text:span text:style-name="T89">(</text:span><text:span text:style-name="T46">'איתצוד' לשון צידה, כלומר: אינן ניטלין על ידי ביאה ואינו דם בתולין</text:span><text:span text:style-name="T89">)</text:span> עד לאחר שלש <text:span text:style-name="T89">(</text:span><text:span text:style-name="T46">עד שלש שנים ויום אחד</text:span><text:span text:style-name="T89">)</text:span>?</text:p>
      <text:p text:style-name="Standard">למאי נפקא מינה?</text:p>
      <text:p text:style-name="Standard">כגון שבעל בתוך שלש, ומצא דם, ובעל לאחר שלש ולא מצא דם: אי אמרת מיזל אזלי <text:span text:style-name="T89">(</text:span><text:span text:style-name="T46">בביאה בתוך שלש לגמרי</text:span><text:span text:style-name="T89">)</text:span> ואתו <text:span text:style-name="T89">(</text:span><text:span text:style-name="T46">והדר אתו - לא מחזקינן לה כזונה, דהא דלא הדור</text:span><text:span text:style-name="T89">)</text:span>, שהות הוא דלא הויא להו <text:span text:style-name="T89">(</text:span><text:span text:style-name="T46">מתוך בעילה שבעל תדיר</text:span><text:span text:style-name="T89">)</text:span>; אלא אי אמרת אתצודי הוא דלא מתצדי עד לאחר שלש <text:span text:style-name="T89">(</text:span><text:span text:style-name="T46">אלא אי אמרת לא אזלי בביאה תוך שלש</text:span><text:span text:style-name="T89">)</text:span>, <text:span text:style-name="T89">(</text:span><text:span text:style-name="T46">הוה ליה למיתי דם לאחר שלש, וכיון דלא חזיא</text:span><text:span text:style-name="T89">)</text:span> הא אחֵר בא עליה <text:span text:style-name="T89">(</text:span><text:span text:style-name="T46">לאחר שלש, וזונה היא, ופסולה לכהונה</text:span><text:span text:style-name="T89">)</text:span>; מאי?<text:span text:style-name="T46"> </text:span></text:p>
      <text:p text:style-name="P28">תוספות ד"ה אחר בא עליה. ואם אשת כהן היא – אסורה, אבל אשת ישראל – לא, דפיתוי קטנה 'אונס' הוא; </text:p>
      <text:p text:style-name="P28">ואם תאמר: אמאי דחיק לאשכוחי נפקותא שבא עליה אחר לגבי זנות? לימא בפשיטות כגון שבעל תוך שלשה ומצא דם: דאי לא מיתצדו - האי דם נדות הוא, כדאמר בסמוך!</text:p>
      <text:p text:style-name="P28">ויש לומר: דניחא ליה לאשכוחי לענין זנות, דהויא כל ימיה אסורה לבעלה;</text:p>
      <text:p text:style-name="P28">ותו: דלענין אי הוה דם נדות או דם בתולין - לא נפקא מינה האידנא מידי, דאפילו הוא דם בתולים - הא תקון דבועל בעילת מצוה ופורש. </text:p>
      <text:p text:style-name="Standard">מתקיף לה רב חייא בריה דרב איקא: ומאן לימא לן דמכה שבתוך שלש אינה חוזרת לאלתר <text:span text:style-name="T89">(</text:span><text:span text:style-name="T46">כלומר: אפילו אם תמצי לומר מיזל אזלי בביאה תוך שלש, מי איכא למימר שהות לא הוה להו? מאן לימא לן דלא הדרי לאלתר</text:span><text:span text:style-name="T89">)</text:span>? שמא חוזרת לאלתר, והא אחֵר בא עליה?</text:p>
      <text:p text:style-name="Standard">אלא נפקא מינה כגון שבעל בתוך שלש ומצא דם, ובעל לאחר שלש ומצא דם: אי אמרת מיזל אזלי ואתו, האי - דם בתולין הוא; אלא אי אמרת אתצודי הוא: דלא מתצדי אלא עד לאחר שלש, האי <text:span text:style-name="T89">(</text:span><text:span text:style-name="T46">דתוך שלש</text:span><text:span text:style-name="T89">)</text:span> דם נדה הוא; מאי?</text:p>
      <text:p text:style-name="Standard">אמר רב חסדא: תא שמע: '<text:span text:style-name="T100">פחות מכאן כנותן אצבע בעין</text:span>'; למה לי למתני '<text:span text:style-name="T100">כנותן אצבע בעין</text:span>'? לתני 'פחות מכאן ולא כלום'!? מאי לאו הא קא משמע לן: מה עין מדמעת וחוזרת ומדמעת - אף בתולין מיזל אזלי ואתו!<text:span text:style-name="T46"> </text:span></text:p>
      <text:p text:style-name="P10"/>
      <text:p text:style-name="Standard">תנו רבנן: '<text:span text:style-name="T108">מעשה ביוסטני בתו של אסוירוס בן אנטנינוס, שבאת לפני רבי; אמרה לו: רבי! אשה בכמה ניסת?</text:span></text:p>
      <text:p text:style-name="P18">אמר לה: בת שלש שנים ויום אחד.</text:p>
      <text:p text:style-name="P18">ובכמה מתעברת?</text:p>
      <text:p text:style-name="P18">אמר לה: בת י"ב שנה ויום אחד.</text:p>
      <text:p text:style-name="Standard"><text:span text:style-name="T108">אמרה לו: אני נשאתי בשש וילדתי בשבע; אוי לשלש שנים </text:span><text:span text:style-name="T89">(</text:span><text:span text:style-name="T46">משנראיתי לביאה</text:span><text:span text:style-name="T89">)</text:span><text:span text:style-name="T108"> שאבדתי בבית אבא</text:span>.' </text:p>
      <text:p text:style-name="Standard">ומי מעברה? והתני רב ביבי קמיה דרב נחמן: '<text:span text:style-name="T108">שלש נשים משמשות במוך </text:span><text:span text:style-name="T89">(</text:span><text:span text:style-name="T46">תקנתן הוה לשמש במוך שלא יתעברו</text:span><text:span text:style-name="T89">)</text:span><text:span text:style-name="T108">: קטנה, מעוברת, ומניקה: קטנה - שמא תתעבר ותמות; מעוברת - שמא תעשה עוברה סנדל </text:span><text:span text:style-name="T89">(</text:span><text:span text:style-name="T46">כשמתעברת תאומים, פעמים שאחד דוחק את חבירו ופוחת את צורתו, כדאמרינן במכילתין: '</text:span><text:span text:style-name="T75">אין סנדל שאין עמו ולד</text:span><text:span text:style-name="T46">'</text:span><text:span text:style-name="T89">)</text:span><text:span text:style-name="T108">; מניקה - שמא תגמול את בנה </text:span><text:span text:style-name="T89">(</text:span><text:span text:style-name="T46">תפריש את בנה מלהניק מחמת עיבורה</text:span><text:span text:style-name="T89">)</text:span><text:span text:style-name="T108"> וימות; ואיזוהי 'קטנה'? - מבת י"א שנה ויום אחד ועד י"ב שנה ויום אחד, פחות מכאן או יתר על כן משמשת והולכת </text:span><text:span text:style-name="T89">(</text:span><text:span text:style-name="T46">פחות מכן אינה צריכה לשמש במוך דודאי לא תתעבר; יתר על כן אם תתעבר לא תמות</text:span><text:span text:style-name="T89">)</text:span><text:span text:style-name="T108"> - דברי רבי מאיר; וחכמים אומרים: אחת זו ואחת זו משמשת כדרכה והולכת, ומן השמים ירחמו, שנאמר </text:span><text:span text:style-name="T47">(תהלים קטז,ו)</text:span><text:span text:style-name="T92"> שומר פתאים ה' </text:span><text:span text:style-name="T91">[דלותי ולי יהושיע];</text:span></text:p>
      <text:p text:style-name="Standard">איבעית אימא <text:span text:style-name="T47">(יחזקאל כג,כ)</text:span><text:span text:style-name="T49"> </text:span><text:span text:style-name="T91">[ותעגבה על פלגשיהם]</text:span><text:span text:style-name="T90"> אשר בשר חמורים בשרם </text:span><text:span text:style-name="T91">[וזרמת סוסים זרמתם]</text:span>;</text:p>
      <text:p text:style-name="Standard">ואיבעית אימא <text:span text:style-name="T47">(תהלים קמד,ח)</text:span><text:span text:style-name="T90"> אשר פיהם דבר שוא וימינם ימין שקר</text:span>.</text:p>
      <text:p text:style-name="Standard"/>
      <text:p text:style-name="Standard"><text:soft-page-break/>תנו רבנן: '<text:span text:style-name="T108">מעשה באשה אחת שבאת לפני רבי עקיבא; אמרה לו: רבי! נבעלתי בתוך שלש שנים, מה אני לכהונה?</text:span></text:p>
      <text:p text:style-name="P18">אמר לה: כשרה את לכהונה.</text:p>
      <text:p text:style-name="Standard"><text:span text:style-name="T108">אמרה לו: רבי! אמשול לך משל למה הדבר דומה: לתינוק שטמנו לו אצבעו בדבש; פעם ראשונה ושניה גוער בה, שלישית מצצה </text:span><text:span text:style-name="T89">(</text:span><text:span text:style-name="T46">כלומר אף אני טעמתי טעם זנות</text:span><text:span text:style-name="T89">)</text:span><text:span text:style-name="T108">!</text:span></text:p>
      <text:p text:style-name="P18">אמר לה: אם כן פסולה את לכהונה. </text:p>
      <text:p text:style-name="P18">ראה התלמידים מסתכלים זה בזה, אמר להם: למה הדבר קשה בעיניכם?</text:p>
      <text:p text:style-name="P18">[אמרו ליה] כשם שכל התורה הלכה למשה מסיני כך פחותה מבת שלש שנים כשרה לכהונה הלכה למשה מסיני;</text:p>
      <text:p text:style-name="Standard"><text:span text:style-name="T108">ואף רבי עקיבא לא אמרה </text:span><text:span text:style-name="T89">(</text:span><text:span text:style-name="T46">הא דקאמר פסולה לכהונה</text:span><text:span text:style-name="T89">)</text:span><text:span text:style-name="T108"> אלא לחדד בה את התלמידים.</text:span>'</text:p>
      <text:p text:style-name="P57">[ראה ערוך לנר]</text:p>
      <text:p text:style-name="Standard"/>
      <text:p text:style-name="Standard"/>
      <text:p text:style-name="Standard">משנה:</text:p>
      <text:p text:style-name="Standard">בן תשע שנים ויום אחד שבא על יבמתו - קנאה <text:span text:style-name="T89">(</text:span><text:span text:style-name="T46">וזכה בנכסי אחיו, ואף על גב שאין קנין לקטן - הרי קנויה לו ועומדת</text:span><text:span text:style-name="T89">)</text:span>, ואין נותן גט עד שיגדיל <text:span text:style-name="T89">(</text:span><text:span text:style-name="T46">אם בא לגרשה, דקידושי אחיו - קידושין גמורין, וגירושין של זה אינם גירושין גמורין: דאינו בן דעת</text:span><text:span text:style-name="T89">)</text:span>;</text:p>
      <text:p text:style-name="Standard">ומטמא בנדה <text:span text:style-name="T89">(</text:span><text:span text:style-name="T46">אם בא עליה דביאתו ביאה לכל דבר</text:span><text:span text:style-name="T89">)</text:span> לטמא משכב תחתון כעליון;</text:p>
      <text:p text:style-name="Standard">ופוסל ואינו מאכיל בתרומה <text:span text:style-name="T89">(</text:span><text:span text:style-name="T86">ופוסל</text:span><text:span text:style-name="T46"> </text:span><text:span text:style-name="T112">[מן התרומה]- </text:span><text:span text:style-name="T46">כגון בן תשע שנים כותי או ממזר שבא על הכהנת - פסלה מתרומת אביה; אבל בבן תשע ישראל שבא על בת כהן ליכא למימר דפוסל מן התרומה, דאי משום ביאת זנות - לא פסלה זנות דכשר מן התרומה; ואי משום קדושין: למהוי בת כהן לישראל - לאו קדושין נינהו, דקטן דקדיש אין קדושיו קדושין; </text:span><text:span text:style-name="T86">ואינו מאכיל</text:span><text:span text:style-name="T46"> - כגון יבם בן תשע כהן הבא על יבמתו, אף על גב דקני לה בהך ביאה - לא אכלה בתרומה</text:span><text:span text:style-name="T89">)</text:span>;</text:p>
      <text:p text:style-name="Standard">ופוסל את הבהמה מעל גבי המזבח <text:span text:style-name="T89">(</text:span><text:span text:style-name="T46">אם רבעה על פי עד אחד או על פי הבעלים, אבל סקילה לא: דמודה בקנס פטור</text:span><text:span text:style-name="T89">)</text:span>, ונסקלת על ידו <text:span text:style-name="T89">(</text:span><text:span text:style-name="T46">אם יש עדים</text:span><text:span text:style-name="T89">)</text:span>;</text:p>
      <text:p text:style-name="Standard">ואם בא על אחת מכל העריות האמורות בתורה - מומתין על ידו, והוא פטור.<text:span text:style-name="T46"> </text:span></text:p>
      <text:p text:style-name="Standard"/>
      <text:p text:style-name="Standard">גמרא:</text:p>
      <text:p text:style-name="Standard">ולכשיגדיל בגט סגי לה <text:span text:style-name="T89">(</text:span><text:span text:style-name="T46">בתמיה, אם בא לגרשה</text:span><text:span text:style-name="T89">)</text:span>? והתניא: '<text:span text:style-name="T108">עשו ביאת בן תשע כמאמר </text:span><text:span text:style-name="T89">(</text:span><text:span text:style-name="T46">קידושי יבמה</text:span><text:span text:style-name="T89">)</text:span><text:span text:style-name="T108"> בגדול: מה מאמר בגדול צריך גט למאמרו וחליצה לזיקתו </text:span><text:span text:style-name="T89">(</text:span><text:span text:style-name="T46">דאין קדושין גומרין ביבמה להיות כאשתו לצאת בגט בלא חליצה, אבל ביאה גומרת בה, כדכתיב </text:span><text:span text:style-name="T47">(דברים כה,ה)</text:span><text:span text:style-name="T46"> </text:span><text:span text:style-name="T51">[יבמה]</text:span><text:span text:style-name="T50"> יבא עליה</text:span><text:span text:style-name="T89">)</text:span><text:span text:style-name="T108"> - אף ביאת בן תשע </text:span><text:span text:style-name="T89">(</text:span><text:span text:style-name="T46">ביבמתו</text:span><text:span text:style-name="T89">)</text:span><text:span text:style-name="T108"> צריך גט למאמרו וחליצה לזיקתו</text:span>'!? </text:p>
      <text:p text:style-name="Standard">אמר רב: הכי קאמר:</text:p>
      <text:p text:style-name="Standard"/>
      <text:p text:style-name="Standard">(נדה מה,ב)</text:p>
      <text:p text:style-name="Standard">לכשיגדיל יבעול ויתן גט <text:span text:style-name="T89">(</text:span><text:span text:style-name="T46">והך ביאה הוי קנין גמור, ואם בא לגרשה - אינה צריכה חליצה, דכתיב </text:span><text:span text:style-name="T47">(דברים כה,ה)</text:span><text:span text:style-name="T50"> ולקחה לו לאשה</text:span><text:span text:style-name="T46">: כיון שלקחה - נעשית כאשתו לכל דבר</text:span><text:span text:style-name="T89">)</text:span>.</text:p>
      <text:p text:style-name="Standard"/>
      <text:p text:style-name="Standard"/>
      <text:p text:style-name="Standard">משנה:</text:p>
      <text:p text:style-name="Standard">בת אחת עשרה שנה ויום אחד - נדריה נבדקין <text:span text:style-name="T89">(</text:span><text:span text:style-name="T46">אם ידעה לשם מי נדרה ולשם מי הקדישה</text:span><text:span text:style-name="T89">)</text:span>; בת שתים עשרה שנה ויום אחד - נדריה קיימין, ובודקין כל שתים עשרה.</text:p>
      <text:p text:style-name="Standard">בן שתים עשרה שנה ויום אחד - נדריו נבדקין; בן שלש-עשרה שנה ויום אחד - נדריו קיימין, ובודקין כל שלש עשרה.</text:p>
      <text:p text:style-name="Standard">קודם לזמן הזה <text:span text:style-name="T89">(</text:span><text:span text:style-name="T46">כגון בתינוקת קודם שיבא ראש השנה של שתים עשרה, ובתינוק קודם ראש השנה של שלש עשרה</text:span><text:span text:style-name="T89">)</text:span>, אף על פי שאמרו "יודעין אנו לשם מי נדרנו, לשם מי הקדשנו" - אין נדריהם נדר ואין הקדשן הקדש <text:span text:style-name="T89">(</text:span><text:span text:style-name="T46">דקטנים הן</text:span><text:span text:style-name="T89">)</text:span>; לאחר הזמן הזה <text:span text:style-name="T89">(</text:span><text:span text:style-name="T46">בתינוקת מבת שתים עשרה ויום אחד ולמעלה, בתינוק משלש-עשרה שנה ויום אחד ולמעלה</text:span><text:span text:style-name="T89">)</text:span>, אף על פי שאמרו "אין אנו יודעין לשם מי נדרנו לשם מי הקדשנו" - <text:span text:style-name="T89">(</text:span><text:span text:style-name="T46">גדולים הם:</text:span><text:span text:style-name="T89">)</text:span> <text:soft-page-break/>נדרן נדר והקדשן הקדש <text:span text:style-name="T89">(</text:span><text:span text:style-name="T46">אבל תוך הזמן הזה, אם יודע לשם מי נדר - הוי נדר, ואם לאו - לא הוי נדר, דקטן הוא</text:span><text:span text:style-name="T89">)</text:span>. <text:span text:style-name="T89">(</text:span><text:span text:style-name="T46">ובכלל שוטה נמי לא מחזקינן להו, דסופו לבא לכלל דעת; ואין שוטה אלא המקרע כסותו והלן בבית הקברות והיוצא יחידי בלילה; ובגמרא מפרש כולה מילתא</text:span><text:span text:style-name="T89">)</text:span>.</text:p>
      <text:p text:style-name="Standard"/>
      <text:p text:style-name="Standard">גמרא:</text:p>
      <text:p text:style-name="Standard">וכיון דתנא '<text:span text:style-name="T100">בת אחת עשרה שנה ויום אחד נדריה נבדקין</text:span>', '<text:span text:style-name="T100">בת י"ב שנה ויום אחד נדריה קיימין</text:span>' למה לי <text:span text:style-name="T89">(</text:span><text:span text:style-name="T46">ממילא ידענא דמכאן ואילך לא בעי בדיקה</text:span><text:span text:style-name="T89">)</text:span>?</text:p>
      <text:p text:style-name="Standard">סלקא דעתך אמינא בודקין לעולם <text:span text:style-name="T89">(</text:span><text:span text:style-name="T46">והאי דקתני '</text:span><text:span text:style-name="T75">בת אחת עשרה נבדקין</text:span><text:span text:style-name="T46">' למעוטי קודם זמן הזה, דלא בדקינן ליה, דאפילו ידע - קטן הוא</text:span><text:span text:style-name="T89">)</text:span> - קא משמע לן <text:span text:style-name="T89">(</text:span><text:span text:style-name="T46">דלמעוטי אחר זמן נמי אתא</text:span><text:span text:style-name="T89">)</text:span>;</text:p>
      <text:p text:style-name="Standard">וכיון דתני '<text:span text:style-name="T100">בת י"ב שנה ויום אחד נדריה קיימין</text:span>', '<text:span text:style-name="T100">בודקין כל שתים עשרה</text:span>' למה לי <text:span text:style-name="T89">(</text:span><text:span text:style-name="T46">הא תנא דמיום אחד בשתים עשרה מתחילין לבדוק, ואינן קיימין בלא בדיקה עד יום אחד בשלש-עשרה, אלמא כל י"ב הוי זמן בדיקה</text:span><text:span text:style-name="T89">)</text:span>?</text:p>
      <text:p text:style-name="Body_20_Text_20_3">סלקא דעתך אמינא הואיל ואמר מר 'שלשים יום בשנה חשובים שנה', היכא דבדקנא שלשים <text:span text:style-name="T89">(</text:span><text:span text:style-name="T46">קמאי דשתים עשרה</text:span><text:span text:style-name="T89">)</text:span> ולא ידעה להפלות <text:span text:style-name="T89">(</text:span><text:span text:style-name="T46">לפרש לשם מי נדרה; ולישנא דקרא נקט: </text:span><text:span text:style-name="T50">כי יפליא לנדור</text:span><text:span text:style-name="T46"> </text:span><text:span text:style-name="T47">[במדבר ו,ב]</text:span><text:span text:style-name="T89">)</text:span>, אימא 'תו לא ליבדוק <text:span text:style-name="T89">(</text:span><text:span text:style-name="T46">וליחזקה בקטנה</text:span><text:span text:style-name="T89">)</text:span>'? - קא משמע לן.</text:p>
      <text:p text:style-name="Standard">ולתני הני תרתי בבי 'בת י"ב שנה ויום אחד נדריה קיימין, ובודקין כל י"ב', '<text:span text:style-name="T100">בת אחת עשרה ויום אחד נדריה נבדקין</text:span>' למה לי <text:span text:style-name="T89">(</text:span><text:span text:style-name="T46">מדתנן ליה 'בודקין כל י"ב' - שמעינן דמקמי הכי לא</text:span><text:span text:style-name="T89">)</text:span>?</text:p>
      <text:p text:style-name="Standard">איצטריך: סלקא דעתך אמינא 'סתמא בשתים עשרה בעיא בדיקה, באחת עשרה לא בעיא בדיקה, והיכא דחזינן לה דחריפא טפי מיבדקה באחת עשרה - קא משמע לן.</text:p>
      <text:p text:style-name="Standard">'<text:span text:style-name="T100">קודם הזמן הזה... ואחר הזמן הזה...</text:span>' למה לי?</text:p>
      <text:p text:style-name="Standard">סלקא דעתך אמינא 'הני מילי <text:span text:style-name="T89">(</text:span><text:span text:style-name="T46">דמקמי הכי מוחזקין קטנים, ולאחר זמן מוחזקין גדולים</text:span><text:span text:style-name="T89">)</text:span> היכא דלא קאמרי אינהו <text:span text:style-name="T89">(</text:span><text:span text:style-name="T46">קודם הזמן 'יודעין אנו' ולאחר זמן 'אין אנו יודעין'</text:span><text:span text:style-name="T89">)</text:span>, אבל היכא דקאמרי אינהו נסמוך עלייהו'? - קא משמע לן.<text:span text:style-name="T46"> </text:span></text:p>
      <text:p text:style-name="Standard"/>
      <text:p text:style-name="Standard">תנו רבנן: '<text:span text:style-name="T100">אלו דברי רבי; רבי שמעון בן אלעזר אומר: דברים האמורים בתינוקת - בתינוק אמורים, דברים האמורים בתנוק - בתנוקת אמורים</text:span>' <text:span text:style-name="T89">(</text:span><text:span text:style-name="T46">דתינוק ממהר להתחכם יותר מתינוקת</text:span><text:span text:style-name="T89">)</text:span>. </text:p>
      <text:p text:style-name="Standard">אמר רב חסדא: מאי טעמא דרבי?</text:p>
      <text:p text:style-name="Standard">דכתיב <text:span text:style-name="T47">(בראשית ב,כב)</text:span><text:span text:style-name="T90"> ויבן ה' אלהים את הצלע </text:span><text:span text:style-name="T91">[אשר לקח מן האדם לאשה ויבאה אל האדם]</text:span>: מלמד שנתן הקב"ה בינה יתירה באשה יותר מבאיש.</text:p>
      <text:p text:style-name="Standard">ואידך?</text:p>
      <text:p text:style-name="Standard">ההוא מבעי ליה לכדריש לקיש, דאמר ריש לקיש משום רבי שמעון בן מנסיא: <text:span text:style-name="T108">'</text:span><text:span text:style-name="T92">ויבן ה' אלהים את הצלע אשר לקח מן האדם לאשה ויביאה אל האדם </text:span><text:span text:style-name="T47">(בראשית ב,כב)</text:span><text:span text:style-name="T108">' - מלמד שקלעה הקב"ה לחוה והביאה אצל אדם הראשון, שכן בכרכי הים קורין לקלעיתא 'בנייתא'</text:span>';</text:p>
      <text:p text:style-name="Standard">ורבי שמעון בן אלעזר, מאי טעמיה? </text:p>
      <text:p text:style-name="Standard">אמר רב שמואל בר רב יצחק: מתוך שהתינוק מצוי בבית רבו - נכנסת בו ערמומית תחלה.</text:p>
      <text:p text:style-name="Standard"/>
      <text:p text:style-name="Standard"/>
      <text:p text:style-name="Standard">איבעיא להו: תוך זמן כלפני זמן? או כלאחר זמן? </text:p>
      <text:p text:style-name="Standard">למאי הלכתא?: אי לנדרים - לאו כלפני זמן דמיא ולאו כלאחר זמן דמיא! אלא לעונשין <text:span text:style-name="T89">(</text:span><text:span text:style-name="T46">וכגון דאייתי שתי שערות תוך הזמן, דאי לא אייתי אפילו לאחר זמן - לאו בר עונשין הוא, ולאחר זמן אי אייתי שתי שערות הוי גדול ובר עונשין</text:span><text:span text:style-name="T89">)</text:span>; מאי?</text:p>
      <text:p text:style-name="Standard">רב ורבי חנינא, דאמרי תרווייהו: תוך זמן כלפני זמן <text:span text:style-name="T89">(</text:span><text:span text:style-name="T46">ולא ענשינן ליה, ושתי שערות הויא להו 'שומא'</text:span><text:span text:style-name="T89">)</text:span>;</text:p>
      <text:p text:style-name="Standard">רבי יוחנן ורבי יהושע בן לוי דאמרי תרווייהו: תוך זמן כלאחר זמן.</text:p>
      <text:p text:style-name="Standard">אמר רב נחמן בר יצחק: וסימניך <text:span text:style-name="T47">(רות ד,ז)</text:span><text:span text:style-name="T90"> וזאת לפנים בישראל </text:span><text:span text:style-name="T91">[על הגאולה ועל התמורה לקים כל דבר שלף איש נעלו ונתן לרעהו וזאת התעודה בישראל]</text:span> <text:span text:style-name="T89">(</text:span><text:span text:style-name="T50">וזאת</text:span><text:span text:style-name="T46"> - לשון נקבה, כלומר: רב חנינא - דשמיה לשון נקבה - אמר </text:span><text:span text:style-name="T50">לפנים</text:span><text:span text:style-name="T46">, כלומר: לפני זמן, ולא תטעה להחליף דבריהם;</text:span></text:p>
      <text:p text:style-name="Standard"><text:span text:style-name="T46">לשון אחר: שמו של רב, דאמר 'כלפני הזמן' - מובלע בתיבת </text:span><text:span text:style-name="T49">ב</text:span><text:span text:style-name="T50">יש</text:span><text:span text:style-name="T49">ר</text:span><text:span text:style-name="T50">אל</text:span><text:span text:style-name="T89">)</text:span>.<text:span text:style-name="T46"> </text:span></text:p>
      <text:p text:style-name="P9"/>
      <text:p text:style-name="Standard"><text:soft-page-break/>מתיב רב המנונא: '<text:span text:style-name="T100">אחר זמן הזה, אף על פי שאמרו "אין אנו יודעים לשם מי נדרנו לשם מי הקדשנו" - נדריהם נדר והקדשן הקדש</text:span>' - הא תוך זמן כלפני זמן!?</text:p>
      <text:p text:style-name="Standard">אמר ליה רבא: אימא רישא '<text:span text:style-name="T100">קודם הזמן הזה, אף על פי שאמרו "יודעים אנו לשם מי נדרנו לשם מי הקדשנו" אין נדריהם נדר ואין הקדשן הקדש</text:span>' - הא תוך זמן כלאחר זמן!? </text:p>
      <text:p text:style-name="Standard">ולא היא: רבא קטעי <text:span text:style-name="T89">(</text:span><text:span text:style-name="T46">קסלקא דעתא כדאמר לקמן: דרב המנונא - משנה יתירה דייק, דלא איצטריך למתנייה = כדפרכינן לעיל, והא דתני ליה תנא דמתניתין - למידק מינה לענין עונשין, הא תוך הזמן כלפני הזמן, דאי לענין נדרים - לא כלפני זמן ולא כלאחר זמן</text:span><text:span text:style-name="T89">)</text:span>: הוא סבר רב המנונא ממשנה יתירה קדייק, ואדדייק מסיפא לידוק מרישא - ולא היא: רב המנונא מגופא דמתניתין קא דייק: הא '<text:span text:style-name="T100">לאחר זמן</text:span>' היכי דמי? <text:span text:style-name="T89">(</text:span><text:span text:style-name="T46">דלא מתוקמא אלא כשהביא שתי שערות, ואפילו הכי לא חשיב ליה 'גדול' עד לאחר זמן; והשתא ליכא למיפרך 'לידוק מרישא', דהא לא דייק מידי!: דבין רישא ובין סיפא לגופא איצטריך לענין נדרים: דלא תימא הני מילי היכא דלא קאמרי אינהו, אבל היכא דאמרי אינהו כו', כדאמר לעיל; ומיהו מגופא דסיפא שמעינן דעד דמטו לאחר זמן בעינן 'יודע להפלות', ואם אינו יודע להפלות - ואפילו הביא שתי שערות - לאו 'איש' הוא דניהוי נדרו נדר מחמת אישות בלא הפלאה</text:span><text:span text:style-name="T89">)</text:span> אי דלא אייתי שתי שערות – 'קטן' הוא <text:span text:style-name="T89">(</text:span><text:span text:style-name="T46">ואמאי נדרו נדר? הא לאו בחזקת גדול הוא כל זמן שלא הביא שתי שערות, ו'מופלא סמוך לאיש' נמי לא הוי, דהא אינו יודע לשם מי נדר, ומהיכא תיתי דנדרו נדר</text:span><text:span text:style-name="T89">)</text:span>!? אלא לאו דאייתי שתי שערות <text:span text:style-name="T89">(</text:span><text:span text:style-name="T46">ומשום הכי נדרו נדר אף על גב דאין יודע להפלות, דהא גדול הוא</text:span><text:span text:style-name="T89">)</text:span>,</text:p>
      <text:p text:style-name="Standard"/>
      <text:p text:style-name="Standard">(נדה מו,א)</text:p>
      <text:p text:style-name="Standard">וטעמא דלאחר זמן <text:span text:style-name="T89">(</text:span><text:span text:style-name="T46">דחשיבי להו שערות דלאחר זמן</text:span><text:span text:style-name="T89">)</text:span> - הוא דגמרי לה למילתיה <text:span text:style-name="T89">(</text:span><text:span text:style-name="T46">בין בשערות בין בשנים</text:span><text:span text:style-name="T89">)</text:span>, הא תוך זמן כלפני זמן <text:span text:style-name="T89">(</text:span><text:span text:style-name="T46">הא תוך הזמן חשבינן להו 'שומא', דקטן הוא, ולא מצית לרבויי מ'</text:span><text:span text:style-name="T50">איש</text:span><text:span text:style-name="T46">'</text:span><text:span text:style-name="T89">)</text:span>!</text:p>
      <text:p text:style-name="Standard">ועוד מתיב רבי זירא: '<text:span text:style-name="T47">(במדבר ו,ב)</text:span><text:span text:style-name="T90"> </text:span><text:span text:style-name="T91">[דבר אל בני ישראל ואמרת אלהם]</text:span><text:span text:style-name="T92"> איש </text:span><text:span text:style-name="T91">[או אשה]</text:span><text:span text:style-name="T92"> כי יפליא לנדור נדר </text:span><text:span text:style-name="T91">[נזיר להזיר לה']</text:span><text:span text:style-name="T108"> מה תלמוד לומר '</text:span><text:span text:style-name="T92">איש</text:span><text:span text:style-name="T108">'? - לרבות בן שלש-עשרה שנה ויום אחד: שאף על פי שאינו יודע להפליא - נדריו קיימין</text:span>'; היכי דמי? אי דלא אייתי שתי שערות – 'קטן' הוא! אלא, לאו דאייתי שתי שערות, וטעמא - דבן שלש-עשרה ויום אחד - הוא דהוה ליה 'איש', הא תוך זמן כלפני זמן!?</text:p>
      <text:p text:style-name="Standard">תיובתא.</text:p>
      <text:p text:style-name="Standard">אמר רב נחמן: כתנאי <text:span text:style-name="T87">[תוספתא נדה פ"ו מ"ב]</text:span>: '<text:span text:style-name="T100">בן תשע שנים שהביא שתי שערות – שומא </text:span><text:span text:style-name="T89">(</text:span><text:span text:style-name="T46">ורוא"ה </text:span><text:span text:style-name="T112">[יבלת]</text:span><text:span text:style-name="T46"> בלע"ז, ודרכה ליגדל שער בה</text:span><text:span text:style-name="T89">)</text:span><text:span text:style-name="T100">; מבן תשע ועד י"ב שנה ויום אחד – שומא; רבי יוסי ברבי יהודה אומר: סימן; בן י"ג שנה ויום אחד - דברי הכל סימן</text:span>' <text:span text:style-name="T89">(</text:span><text:span text:style-name="T46">'</text:span><text:span text:style-name="T75">בן תשע שנים שהביא שערות שומא</text:span><text:span text:style-name="T46">' - ואפילו לרבי יוסי ברבי יהודה, ומבן תשע ועד בן י"ב ויום אחד פלוגתא</text:span><text:span text:style-name="T89">)</text:span> הא - גופא קשיא: אמרת '<text:span text:style-name="T100">מבן תשע ועד י"ב שנה ויום אחד שומא</text:span>', הא י"ג שנה גופא סימן <text:span text:style-name="T89">(</text:span><text:span text:style-name="T46">ואפילו לרבנן</text:span><text:span text:style-name="T89">)</text:span>; והדר תני '<text:span text:style-name="T100">בן י"ג שנה ויום אחד סימן</text:span>', הא י"ג שנה גופא שומא! מאי? לאו תנאי היא: דמר <text:span text:style-name="T111">[תנא קמא]</text:span> סבר תוך זמן כלאחר זמן, ומר <text:span text:style-name="T111">[רבי יוסי ברבי יהודה]</text:span> סבר תוך זמן כלפני זמן <text:span text:style-name="T89">(</text:span><text:span text:style-name="T46">ואליבא דרבנן י"ג הוי תוך זמן לתינוק, כדקתני במתניתין</text:span><text:span text:style-name="T89">)</text:span>?</text:p>
      <text:p text:style-name="Standard">לא! דכולי עלמא תוך זמן כלפני זמן, ואידי ואידי בתינוקת, ורישא <text:span text:style-name="T89">(</text:span><text:span text:style-name="T46">דמשוית י"ג סימן</text:span><text:span text:style-name="T89">)</text:span> רבי <text:span text:style-name="T89">(</text:span><text:span text:style-name="T46">דאמר בתנוקת הויא י"ג לאחר זמן</text:span><text:span text:style-name="T89">)</text:span>, וסיפא <text:span text:style-name="T89">(</text:span><text:span text:style-name="T46">דמשמע שומא</text:span><text:span text:style-name="T89">)</text:span> רבי שמעון בן אלעזר <text:span text:style-name="T89">(</text:span><text:span text:style-name="T46">דאמר י"ג בתינוקת הוי תוך זמן</text:span><text:span text:style-name="T89">)</text:span>; </text:p>
      <text:p text:style-name="Standard"><text:span text:style-name="T89">(</text:span><text:span text:style-name="T46">בכל הנך תירוצי מוקמינן תוך זמן כלפני זמן</text:span><text:span text:style-name="T89">)</text:span> </text:p>
      <text:p text:style-name="Standard">ואיבעית אימא: הא והא בתינוק, ורישא רבי שמעון בן אלעזר, וסיפא רבי; </text:p>
      <text:p text:style-name="Standard">ואיבעית אימא: הא והא רבי, הא בתינוק, הא בתינוקת;</text:p>
      <text:p text:style-name="Standard">ואיבעית אימא: הא והא רבי שמעון בן אלעזר, הא בתינוק, הא בתינוקת.</text:p>
      <text:p text:style-name="Standard">'<text:span text:style-name="T100">רבי יוסי ברבי יהודה אומר: סימן</text:span>'; אמר רבי כרוספדאי בריה דרבי שבתאי: והוא שעודן בו <text:span text:style-name="T89">(</text:span><text:span text:style-name="T46">כשהגדיל, אבל נשרו בינתיים - איגלאי מילתא דשומא הוי</text:span><text:span text:style-name="T89">)</text:span>.</text:p>
      <text:p text:style-name="Standard">תניא נמי הכי: '<text:span text:style-name="T100">בן תשע שנים ויום אחד שהביא שתי שערות – שומא; מבן תשע ועד י"ב שנה ויום אחד ועודן בו – שומא; רבי יוסי ברבי יהודה אומר: סימן.</text:span>' </text:p>
      <text:p text:style-name="P9"/>
      <text:p text:style-name="Standard">אמר רבא: הילכתא תוך זמן כלפני זמן. </text:p>
      <text:p text:style-name="Standard">רב שמואל בר זוטרא מתני לה לשמעתא דרבא בהאי לישנא <text:span text:style-name="T89">(</text:span><text:span text:style-name="T46">דשמעת מיניה נמי תוך זמן כלפני זמן</text:span><text:span text:style-name="T89">)</text:span>: </text:p>
      <text:p text:style-name="Standard">אמר רבא: 'קטנה, כל י"ב שנה ממאנת והולכת <text:span text:style-name="T89">(</text:span><text:span text:style-name="T46">ואין חוששין שמא הביאה שתי שערות, דאפילו הביאה - שומא נינהו, והיינו 'תוך זמן כלפני זמן'</text:span><text:span text:style-name="T89">)</text:span>; מכאן ואילך אינה ממאנת ואינה חולצת <text:span text:style-name="T89">(</text:span><text:span text:style-name="T46">אינה ממאנת שמא הביאה, </text:span><text:soft-page-break/><text:span text:style-name="T46">ועכשיו הוי סימן: דהא לאחר זמן הוא, ואם יבמה היא - לא חשבינן לה גדולה לענין חליצה, ואינה חולצת</text:span><text:span text:style-name="T89">)</text:span>'; הא - גופא קשיא: אמרת 'אינה ממאנת', אלמא גדולה היא <text:span text:style-name="T89">(</text:span><text:span text:style-name="T46">אם הביאה</text:span><text:span text:style-name="T89">)</text:span>; אי גדולה היא – תחלוץ!? וכי תימא מספקא ליה <text:span text:style-name="T89">(</text:span><text:span text:style-name="T46">אם הביאה אם לא הביאה, הלכך מיאון – לא, דלמא הביאה! וחליצה נמי לא - שמא לא הביאה!</text:span><text:span text:style-name="T89">)</text:span>, ומי מספקא ליה? והאמר רבא <text:span text:style-name="T89">(</text:span><text:span text:style-name="T46">והא מיפשט פשיטא ליה לרבא</text:span><text:span text:style-name="T89">)</text:span>: 'קטנה שהגיעה לכלל שנותיה אינה צריכה בדיקה: חזקה הביאה סימנין' <text:span text:style-name="T89">(</text:span><text:span text:style-name="T46">דכיון דהגיעה לכלל שנותיה דודאי הביאה</text:span><text:span text:style-name="T89">)</text:span>?</text:p>
      <text:p text:style-name="Standard">הני מילי בסתמא, אבל הכא: דבדקו ולא אשכחו – לא;</text:p>
      <text:p text:style-name="Standard">אי הכי - תמאן? </text:p>
      <text:p text:style-name="Standard">חוששין שמא נשרו.</text:p>
      <text:p text:style-name="Standard">הניחא למאן דאמר חוששין, אלא למאן דאמר אין חוששין מאי איכא למימר?</text:p>
      <text:p text:style-name="Standard">דאיתמר: רב פפא אמר: אין חוששין שמא נשרו; רב פפי אמר: חוששין.</text:p>
      <text:p text:style-name="Standard">הני מילי לענין חליצה <text:span text:style-name="T89">(</text:span><text:span text:style-name="T46">לענין דאי אתיא למיחלץ לאחר זמן ובדקנו ולא אשכחן - חיישינן למימר גדולה היא, ותחלוץ: שהסימנין נשרו</text:span><text:span text:style-name="T89">)</text:span>, אבל לענין מיאון חוששין <text:span text:style-name="T89">(</text:span><text:span text:style-name="T46">שמא נשרו לחומרא, וקנאה בביאה, ובעיא גט</text:span><text:span text:style-name="T89">)</text:span>.</text:p>
      <text:p text:style-name="Standard">מכלל דמאן דאמר 'חוששין' – חולצת? והא 'חוששין' בעלמא קאמר <text:span text:style-name="T89">(</text:span><text:span text:style-name="T46">ולא ודאי נשרו, ו'חיישינן' - לחומרא משמע</text:span><text:span text:style-name="T89">)</text:span>!?<text:span text:style-name="T46"> </text:span></text:p>
      <text:p text:style-name="Standard">אלא לעולם דלא בדקה <text:span text:style-name="T89">(</text:span><text:span text:style-name="T46">אלא לעולם אינה ממאנת, דרבא - בדלא בדקנוה, הלכך מסתמא אמרינן 'כיון שהגיעה לכלל שנותיה - ודאי אית לה, ואינה צריכה בדיקה, ובעיא גט'</text:span><text:span text:style-name="T89">)</text:span>, ולענין חליצה חיישינן <text:span text:style-name="T89">(</text:span><text:span text:style-name="T46">כלומר: ולענין חליצה - משום הכי אינה חולצת: דחיישינן שמא לא הביאה סימנין</text:span><text:span text:style-name="T89">)</text:span>, וכי קאמר רבא 'חזקה' <text:span text:style-name="T89">(</text:span><text:span text:style-name="T46">ודקשיא לך האמר רבא חזקה הביאה סימנין</text:span><text:span text:style-name="T89">)</text:span> – <text:span text:style-name="T89">(</text:span><text:span text:style-name="T46">לא קשיא: <text:s/>כי אמר רבא 'חזקה' -</text:span><text:span text:style-name="T89">)</text:span> למיאון <text:span text:style-name="T89">(</text:span><text:span text:style-name="T46">דלא ממאנת מסתמא</text:span><text:span text:style-name="T89">)</text:span>, אבל לחליצה בעיא בדיקה. </text:p>
      <text:p text:style-name="P10"/>
      <text:p text:style-name="Standard">אמר רב דימי מנהרדעא: הלכתא חוששין שמא נשרו <text:span text:style-name="T89">(</text:span><text:span text:style-name="T46">ואם הגיעה לכלל שנותיה ובדקו ולא אשכחו - לא ממאנת</text:span><text:span text:style-name="T89">)</text:span>, והני מילי היכא דקדשה <text:span text:style-name="T89">(</text:span><text:span text:style-name="T46">יתומה מדעת אמה ואחיה לדעתה</text:span><text:span text:style-name="T89">)</text:span> בתוך זמן ובעל לאחר זמן, דאיכא ספיקא <text:span text:style-name="T89">(</text:span><text:span text:style-name="T46">דאשת איש</text:span><text:span text:style-name="T89">)</text:span> דאורייתא <text:span text:style-name="T89">(</text:span><text:span text:style-name="T46">דבשעת בעילה דלאחר זמן שמא הביאה, והויא לה ביאה זו קדושין גמורין, דהא גדלה, ושוב אינה יוצאה במיאון</text:span><text:span text:style-name="T89">)</text:span>; אבל מעיקרא <text:span text:style-name="T89">(</text:span><text:span text:style-name="T46">דמכי עברה שתא דתרתי סרי ולא בעל</text:span><text:span text:style-name="T89">)</text:span> – לא <text:span text:style-name="T89">(</text:span><text:span text:style-name="T46">לא חיישינן שמא נשרו, דהא לא הוו בה קדושין גמורין, דאין מעשה קטנה כלום אלא אם כן קבל אביה קדושין; הלכך מספיקא לא מחמרינן עלה היכא דלא אשכחן; אבל הביאה ודאי סימנין - אף על גב דקדושי קמאי לא הוו קדושין אלא מדרבנן - לא תקנו רבנן מיאון בגדולה, דלמא אתיא למאן הנבעלת לאחר שגדלה, דההיא הויא אשת איש: דביאה שבא עליה משגדלה מקדשה לה</text:span><text:span text:style-name="T89">)</text:span>.</text:p>
      <text:p text:style-name="P10"><text:s/></text:p>
      <text:p text:style-name="Standard">אמר רב הונא: הקדיש <text:span text:style-name="T89">(</text:span><text:span text:style-name="T46">תוך הזמן תינוק היודע להפליא</text:span><text:span text:style-name="T89">)</text:span> ואכל <text:span text:style-name="T89">(</text:span><text:span text:style-name="T46">את הקדשו</text:span><text:span text:style-name="T89">)</text:span> – לוקה <text:span text:style-name="T89">(</text:span><text:span text:style-name="T46">ואף על גב דבמילתא אחריתי לאו בר עונשין הוא</text:span><text:span text:style-name="T89">)</text:span>, שנאמר <text:span text:style-name="T47">(במדבר ו,ב)</text:span><text:span text:style-name="T90"> </text:span><text:span text:style-name="T91">[דבר אל בני ישראל ואמרת אלהם]</text:span><text:span text:style-name="T90"> איש </text:span><text:span text:style-name="T91">[או אשה]</text:span><text:span text:style-name="T90"> כי יפלא לנדר </text:span><text:span text:style-name="T91">[נדר נזיר להזיר לה']</text:span> <text:span text:style-name="T89">(</text:span><text:span text:style-name="T50">כי יפליא</text:span><text:span text:style-name="T46"> - מיניה מרבינן מופלא סמוך לאיש; 'מופלא' = יודע לפרש לשם מי נדר; 'סמוך לאיש' = שהוא סמוך לבא לכלל גדול, דהיינו שנה אחת קודם זמן שהוא ראוי להביא שערות; והיינו בתינוקת כל י"ב, ובתינוק כל י"ג</text:span><text:span text:style-name="T89">)</text:span>, ו'<text:span text:style-name="T90">לא יחל דברו</text:span>' <text:span text:style-name="T47">(במדבר ל,ג)</text:span><text:span text:style-name="T90"> </text:span><text:span text:style-name="T91">[איש כי ידר נדר לה' או השבע שבעה לאסר אסר על נפשו </text:span><text:span text:style-name="T15">לא יחל דברו</text:span><text:span text:style-name="T91"> ככל היצא מפיו יעשה]</text:span>: כל שישנו בהפלאה ישנו בבל יחל, וכל שאינו בהפלאה אינו בבל יחל <text:span text:style-name="T89">(</text:span><text:span text:style-name="T91">לא יחל דברו </text:span><text:span text:style-name="T89">- </text:span><text:span text:style-name="T46">אף על גב דבהאי קרא לא כתיב 'כי יפליא', מכל מקום, כיון דנפקא לן מיניה דיודע להפלות הוי נדרו נדר - קאי בבל יחל, דהא כתיב </text:span><text:span text:style-name="T50">איש כי ידור נדר</text:span><text:span text:style-name="T46"> וגו', ומופלא סמוך לאיש בכלל 'איש', וסמיך ליה </text:span><text:span text:style-name="T50">ולא יחל דברו</text:span><text:span text:style-name="T89">)</text:span>. </text:p>
      <text:p text:style-name="Standard">מתיב רב הונא בר יהודה לסיועי לרב הונא:</text:p>
      <text:p text:style-name="Standard"/>
      <text:p text:style-name="Standard">(נדה מו,ב)</text:p>
      <text:p text:style-name="Standard">'<text:span text:style-name="T108">לפי שמצינו שהשוה הכתוב הקטן כגדול לזדון שבועה ולאיסר ולבל יחל </text:span><text:span text:style-name="T89">(</text:span><text:span text:style-name="T46">מ'</text:span><text:span text:style-name="T50">כי יפליא</text:span><text:span text:style-name="T46">', דמשמע: יודע להפלות סמוך לאיש, דאכתי קטן הוא כל שנה זו</text:span><text:span text:style-name="T89">)</text:span><text:span text:style-name="T108">; יכול יהא חייב על הקדשו קרבן? תלמוד לומר: </text:span><text:span text:style-name="T47">(במדבר ל,ב)</text:span><text:span text:style-name="T92"> </text:span><text:span text:style-name="T91">[וידבר משה אל ראשי המטות לבני ישראל לאמר]</text:span><text:span text:style-name="T92"> זה הדבר </text:span><text:span text:style-name="T91">[אשר צוה ה']</text:span><text:span text:style-name="T108"> </text:span><text:span text:style-name="T89">(</text:span><text:span text:style-name="T66">זה הדבר</text:span><text:span text:style-name="T46"> כלומר: לאיסר ולא יחל אמרתי: שיהא איסרו איסר ונדרו בבל יחל, ולא לקרבן מעילה</text:span><text:span text:style-name="T89">)</text:span>'; קתני מיהת לאיסר ולבל יחל חייב <text:span text:style-name="T89">(</text:span><text:span text:style-name="T46">ו'בל יחל' היינו מלקות, ומסייע ליה לרב הונא</text:span><text:span text:style-name="T89">)</text:span>!</text:p>
      <text:p text:style-name="Standard">אימא: 'לאיסור בל יחל' <text:span text:style-name="T89">(</text:span><text:span text:style-name="T46">כלומר: איסורא בעלמא, ולא מלקות</text:span><text:span text:style-name="T89">)</text:span>.</text:p>
      <text:p text:style-name="Standard">'איסור בל יחל'? מה נפשך: אי מופלא סמוך לאיש דאורייתא <text:span text:style-name="T89">(</text:span><text:span text:style-name="T46">מ'</text:span><text:span text:style-name="T50">כי יפליא לנדור נדר</text:span><text:span text:style-name="T46">'</text:span><text:span text:style-name="T89">)</text:span> - מילקא נמי לילקי <text:span text:style-name="T89">(</text:span><text:span text:style-name="T46">דהא כל זמן דנדרו נדר - קאי עליה בבל יחל</text:span><text:span text:style-name="T89">)</text:span>, ואי מופלא סמוך לאיש לאו דאורייתא - איסור נמי <text:soft-page-break/>ליכא <text:span text:style-name="T89">(</text:span><text:span text:style-name="T46">איסורא נמי ליכא עליו אם אכלו, דהא אי אתו רבנן לתקוני - הכי תקון: שלא יאכלו אחרים את הקדשו, או הוא לכשיגדיל, אבל בקטנותו - לא באו לאסור עליו, דקטן לאו בר קבולי עליה תקנתא דרבנן הוא</text:span><text:span text:style-name="T89">)</text:span>!?</text:p>
      <text:p text:style-name="Standard"><text:span text:style-name="T89">(</text:span><text:span text:style-name="T46">ומשני: לעולם דרבנן, ואיסורא אמאן קאי? -</text:span><text:span text:style-name="T89">)</text:span> לאותן המוזהרים עליו <text:span text:style-name="T89">(</text:span><text:span text:style-name="T46">להפריש מאיסורא</text:span><text:span text:style-name="T89">)</text:span>.</text:p>
      <text:p text:style-name="Standard">שמע מינה קטן אוכל נבלות, בית דין מצווין עליו להפרישו <text:span text:style-name="T89">(</text:span><text:span text:style-name="T46">פלוגתא היא בפרק 'חרש שנשא פקחת' ביבמות </text:span><text:span text:style-name="T47">(דף קיד.)</text:span><text:span text:style-name="T89">)</text:span>? </text:p>
      <text:p text:style-name="Standard">הכא במאי עסקינן? - כגון שהקדיש הוא ואכלו אחרים <text:span text:style-name="T89">(</text:span><text:span text:style-name="T46">ולעולם כדקתני 'ולאיסר ולבל יחל' - דהוי מלקות גמור, ואפילו הכי לא תסייעיה לרב הונא מהא, דהא דקתני מלקות אהקדש קטן - לאו לדידיה קאמר, אלא לאחרים שאכלו את הקדשו</text:span><text:span text:style-name="T89">)</text:span>.</text:p>
      <text:p text:style-name="Standard">הניחא למאן דאמר 'הקדיש הוא ואכלו אחרים – לוקין' אלא למאן דאמר אין לוקין - מאי איכא למימר?</text:p>
      <text:p text:style-name="Standard">דאיתמר: הקדיש הוא ואכלו אחרים: רב כהנא אמר: אין לוקין; רבי יוחנן וריש לקיש דאמרי תרוויהו לוקין!</text:p>
      <text:p text:style-name="Standard">מדרבנן, וקרא אסמכתא בעלמא <text:span text:style-name="T89">(</text:span><text:span text:style-name="T46">כלומר: מאן דאמר אין לוקין - מוקים להא דקתני 'לאיסר ולבל יחל' כדאוקמינן: לאיסור בל יחל איסורא בעלמא, ומדרבנן, ומקרא ד'</text:span><text:span text:style-name="T50">כי יפליא</text:span><text:span text:style-name="T46">' דקתני שהשוה הכתוב - אסמכתא בעלמא</text:span><text:span text:style-name="T89">)</text:span>.</text:p>
      <text:p text:style-name="P10"/>
      <text:p text:style-name="Standard">גופא: הקדיש ואכלו אחרים: רב כהנא אמר: אין לוקין, רבי יוחנן וריש לקיש דאמרי תרוייהו לוקין.</text:p>
      <text:p text:style-name="Standard">במאי קמיפלגי?</text:p>
      <text:p text:style-name="Standard">מר סבר מופלא סמוך לאיש דאורייתא, ומר סבר מופלא סמוך לאיש מדרבנן.</text:p>
      <text:p text:style-name="Standard">מתיב רב ירמיה: '<text:span text:style-name="T100">יתומה שנדרה </text:span><text:span text:style-name="T89">(</text:span><text:span text:style-name="T46">יתומה שהשיאתה אמה, דבת מיאון היא, דנשואין דידה מדרבנן</text:span><text:span text:style-name="T89">)</text:span><text:span text:style-name="T100"> - בעלה מפר לה</text:span>' <text:span text:style-name="T89">(</text:span><text:span text:style-name="T46">ולא קרי לה 'יתומה' אלא בקטנותה, כל זמן שראויה למיאון</text:span><text:span text:style-name="T89">)</text:span>; אי אמרת בשלמא מופלא סמוך לאיש <text:span text:style-name="T89">(</text:span><text:span text:style-name="T46">לא הוי נדרו נדר אלא</text:span><text:span text:style-name="T89">)</text:span> דרבנן, <text:span text:style-name="T89">(</text:span><text:span text:style-name="T46">משום הכי בעלה מפר לה, ד</text:span><text:span text:style-name="T89">)</text:span>אתו נשואין דרבנן ומבטלי נדרא דרבנן; אלא אי אמרת דאורייתא - אתו נשואין דרבנן ומבטלי נדרא דאורייתא?</text:p>
      <text:p text:style-name="Standard">אמר רב יהודה אמר שמואל: בעלה מפר לה ממה נפשך: אי דרבנן - דרבנן הוא; אי דאורייתא - קטן אוכל נבלות הוא, ואין בית דין מצווין עליו להפרישו.</text:p>
      <text:p text:style-name="Standard">והא כי גדלה אכלה בהפרה קמייתא <text:span text:style-name="T89">(</text:span><text:span text:style-name="T46">בההיא הפרה, דלאו הפרה היא, ונמצא גדול אוכל נבלות</text:span><text:span text:style-name="T89">)</text:span>?</text:p>
      <text:p text:style-name="Standard">אמר רבה בר ליואי: בעלה מפר לה כל שעה ושעה <text:span text:style-name="T89">(</text:span><text:span text:style-name="T46">ואף משגדלה</text:span><text:span text:style-name="T89">)</text:span>, והוא שבָעַל <text:span text:style-name="T89">(</text:span><text:span text:style-name="T46">לאחר שגדלה, דהויא הך בעילה קדושין גמורין דאורייתא, דמעשה גדולה – מעשה; הלכך אתו נישואין דאורייתא ומבטלין נדרא דאורייתא</text:span><text:span text:style-name="T89">)</text:span>.</text:p>
      <text:p text:style-name="Standard">והא '<text:span text:style-name="T100">אין בעל מפר בקודמין</text:span> <text:span text:style-name="T89">(</text:span><text:span text:style-name="T46">אין הבעל מפר נדרים הקודמין לנישואין </text:span><text:span text:style-name="T47">[במסכת נדרים]</text:span><text:span text:style-name="T46"> והאי נדר קדם להך בעילה דאורייתא</text:span><text:span text:style-name="T89">)</text:span>'?</text:p>
      <text:p text:style-name="Standard">כדרב פינחס משמיה דרבא<text:span text:style-name="T89"> (</text:span><text:span text:style-name="T46">כלומר: לא תוקי לה לברייתא כשהבעל מפר לה כל שעה ושעה; לעולם נדרה דאורייתא, ודקשיא לך 'אתו נשואין דרבנן ומבטלין נדרא דאורייתא?' - אהכי מבטלת:</text:span><text:span text:style-name="T89">)</text:span>, דאמר רב פנחס משמיה דרבא: 'כל הנודרת - על דעת בעלה היא נודרת' <text:span text:style-name="T89">(</text:span><text:span text:style-name="T46">והך קטנה - על דעתו של זה נדרה, וכי אמרינן '</text:span><text:span text:style-name="T75">אין הבעל מפר בקודמין</text:span><text:span text:style-name="T46">' - היכא דלית לה בעל בשעת נדר כלל</text:span><text:span text:style-name="T89">)</text:span>.</text:p>
      <text:p text:style-name="P10"/>
      <text:p text:style-name="Standard">אמר אביי: תא שמע <text:span text:style-name="T87">[תרומות פ"א מ"ג]</text:span>: '<text:span text:style-name="T100">קטן שלא הביא שתי שערות: רבי יהודה אומר: </text:span><text:span text:style-name="T132">[אין]</text:span><text:span text:style-name="T100"> תרומתו תרומה </text:span><text:span text:style-name="T111">[במשניות שלנו אין 'אין', אלא: רבי יהודה אומר: תרומתו תרומה]</text:span><text:span text:style-name="T100">; רבי יוסי אומר: עד שלא בא לעונת נדרים </text:span><text:span text:style-name="T89">(</text:span><text:span text:style-name="T46">היינו מופלא הסמוך לאיש, שנדריו נבדקין</text:span><text:span text:style-name="T89">)</text:span><text:span text:style-name="T100"> - אין תרומתו תרומה; משבא לעונת נדרים - תרומתו תרומה</text:span>'. סברוה <text:span text:style-name="T89">(</text:span><text:span text:style-name="T46">רבנן בני הישיבה דבעו לאותובי לרב כהנא מהכא</text:span><text:span text:style-name="T89">)</text:span> קסבר רבי יוסי תרומה בזמן הזה דאורייתא <text:span text:style-name="T89">(</text:span><text:span text:style-name="T46">וקאמר '</text:span><text:span text:style-name="T75">משבא לעונת נדרים תרומתו תרומה</text:span><text:span text:style-name="T46">', ותרומה והקדש ונדר - חדא היא: דמקדשה בדבורו, שקורא עליה שֵׁם</text:span><text:span text:style-name="T89">)</text:span>; אי אמרת בשלמא מופלא סמוך לאיש דאורייתא, אתי גברא דאורייתא ומתקן טבלא דאורייתא; אלא אי אמרת דרבנן, אתי גברא דרבנן ומתקן טבלא דאורייתא?<text:span text:style-name="T46"> </text:span></text:p>
      <text:p text:style-name="Standard">לא! קסבר רבי יוסי תרומה בזמן הזה דרבנן.</text:p>
      <text:p text:style-name="Standard">וסבר רבי יוסי תרומה בזמן הזה דרבנן? והתניא בסדר עולם: <text:span text:style-name="T47">(דברים ל,ה)</text:span><text:span text:style-name="T90"> </text:span><text:span text:style-name="T91">[והביאך ה' אלקיך אל הארץ]</text:span><text:span text:style-name="T102"> אשר ירשו אבתיך וירשתה </text:span><text:span text:style-name="T91">[והיטבך והרבך מאבתיך]</text:span><text:span text:style-name="T100">: ירושה ראשונה </text:span><text:span text:style-name="T53">(</text:span><text:span text:style-name="T46">של יהושע</text:span><text:span text:style-name="T53">)</text:span><text:span text:style-name="T100"> ושניה </text:span><text:span text:style-name="T53">(</text:span><text:span text:style-name="T46">בימי עזרא</text:span><text:span text:style-name="T53">)</text:span><text:span text:style-name="T100"> יש </text:span><text:soft-page-break/><text:span text:style-name="T100">להן </text:span><text:span text:style-name="T53">(</text:span><text:span text:style-name="T46">כלומר: בגלות נבוכדנצר בטלה קדושת הארץ, ונצטרכו ליורשה ולקדשה בשניה</text:span><text:span text:style-name="T53">)</text:span><text:span text:style-name="T100">, שלישית </text:span><text:span text:style-name="T53">(</text:span><text:span text:style-name="T46">לעתיד לבא</text:span><text:span text:style-name="T53">)</text:span><text:span text:style-name="T100"> אין להן </text:span><text:span text:style-name="T53">(</text:span><text:span text:style-name="T46">כלומר: אינה ירושה, דלא יצטרכו לרשתה ולקדשה, דלא בטלה קדושתה מגזרת הכתוב</text:span><text:span text:style-name="T53">)</text:span>'; ואמר רבי יוחנן <text:span text:style-name="T89">(</text:span><text:span text:style-name="T46">בעלמא</text:span><text:span text:style-name="T89">)</text:span>: מאן תנא סדר עולם? - רבי יוסי <text:span text:style-name="T89">(</text:span><text:span text:style-name="T46">דהוא סתמה, כי היכי דסתם מתניתין רבי מאיר</text:span><text:span text:style-name="T89">)</text:span>!</text:p>
      <text:p text:style-name="Standard">רבי יוסי תני לה ולא סבר לה <text:span text:style-name="T89">(</text:span><text:span text:style-name="T46">להא דרשא, דקתני 'שלישית אין להן', אלא ודאי בטלה קדושת הארץ, ותרומתה דהשתא דרבנן</text:span><text:span text:style-name="T89">)</text:span>; הכי נמי מסתברא, דתניא <text:span text:style-name="T87">[תופסתא טבול יום פ"ב מ"ד]</text:span>: '<text:span text:style-name="T100">עיסה שנדמעה </text:span><text:span text:style-name="T89">(</text:span><text:span text:style-name="T46">כגון: שנפל סאה של תרומה לתוך פחות ממאה של חולין</text:span><text:span text:style-name="T89">)</text:span><text:span text:style-name="T100"> או שנתחמצה בשאור של תרומה</text:span></text:p>
      <text:p text:style-name="Standard"/>
      <text:p text:style-name="Standard">(נדה מז,א)</text:p>
      <text:p text:style-name="Standard"><text:span text:style-name="T100">חייבת בחלה </text:span><text:span text:style-name="T89">(</text:span><text:span text:style-name="T46">ולא אמרינן דתרומה פוטרת לה, ואף על גב דתרומה אינה חייבת בחלה - מדומע חייב בחלה; מאי טעמא? - דדימוע דרבנן הוא, דמדאורייתא חד בתרי בטיל, דכתיב </text:span><text:span text:style-name="T47">(שמות כג,ב)</text:span><text:span text:style-name="T50"> אחרי רבים להטות</text:span><text:span text:style-name="T46">, ורבנן - הוא דאצרוך אחד ומאה; הלכך לא אתי דימוע דרבנן ומפקע חלה אפילו בזמן הזה, דקסברי רבי מאיר ורבי יהודה: חלה בזמן הזה דאורייתא</text:span><text:span text:style-name="T89">)</text:span><text:span text:style-name="T100">, ואינה נפסלת בטבול יום - דברי רבי מאיר ורבי יהודה; רבי יוסי ורבי שמעון פוטרין מן החלה </text:span><text:span text:style-name="T89">(</text:span><text:span text:style-name="T46">כדמפרש לקמן: דקסברי חלה בזמן הזה דרבנן, ואתי דימוע דרבנן ומפקע חלה דרבנן</text:span><text:span text:style-name="T89">)</text:span>' <text:span text:style-name="T89">(</text:span><text:span text:style-name="T46">והיינו דאמרן לעיל 'תני ולא סבר לה' - דהא חזינן דלרבי יוסי חלה בזמן הזה דרבנן</text:span><text:span text:style-name="T89">)</text:span>; סברוה <text:span text:style-name="T89">(</text:span><text:span text:style-name="T46">הנך רבנן דמייתי ראייה מהכא</text:span><text:span text:style-name="T89">)</text:span> מאן דאמר תרומה דאורייתא - חלה דאורייתא, מאן דאמר תרומה דרבנן - חלה דרבנן <text:span text:style-name="T89">(</text:span><text:span text:style-name="T46">דכי היכי דקאמר רבי יוסי חלה בזמן הזה דרבנן - הוא הדין לתרומה</text:span><text:span text:style-name="T89">)</text:span>; אי אמרת בשלמא קסבר רבי יוסי חלה בזמן הזה דרבנן, אתי דמוע דרבנן ומפקע חלה דרבנן; אלא אי אמרת חלה דאורייתא, אתי דמוע דרבנן ומפקע חלה דאורייתא?</text:p>
      <text:p text:style-name="Standard">ודלמא קסבר רבי יוסי תרומה בזמן הזה דאורייתא, וחלה דרבנן <text:span text:style-name="T89">(</text:span><text:span text:style-name="T46">ודלמא אף על גב דקא חזית מהכא לרבי יוסי חלה דרבנן, אפילו הכי סבירא ליה תרומה דאורייתא, וליכא 'הכי נמי מסתברא' דקא בעית לאתויי</text:span><text:span text:style-name="T89">)</text:span>, וכדאהדר רב הונא בריה דרב יהושע, דאמר רב הונא בריה דרב יהושע: אשכחתינהו לרבנן דבי רב דיתבי וקאמרי: אפילו למאן דאמר תרומה בזמן הזה דרבנן, חלה דאורייתא, שהרי שבע שכבשו ושבע שחלקו נתחייבו בחלה <text:span text:style-name="T89">(</text:span><text:span text:style-name="T46">דכתיב בחלה </text:span><text:span text:style-name="T47">(במדבר טו,יח)</text:span><text:span text:style-name="T50"> בבואכם אל הארץ</text:span><text:span text:style-name="T46"> - והרי באו</text:span><text:span text:style-name="T89">)</text:span> ולא נתחייבו במעשר <text:span text:style-name="T89">(</text:span><text:span text:style-name="T46">דבמעשר כתיב </text:span><text:span text:style-name="T47">(דברים יד,כב)</text:span><text:span text:style-name="T50"> תבואת זרעך</text:span><text:span text:style-name="T46"> - עד שיביא כל אחד ואחד את שלו</text:span><text:span text:style-name="T89">)</text:span>; ואמינא להו אנא: אפילו למאן דאמר תרומה בזמן הזה דאורייתא - חלה דרבנן, דתניא:<text:span text:style-name="T100"> אי '</text:span><text:span text:style-name="T102">בבואכם</text:span><text:span text:style-name="T100">' </text:span><text:span text:style-name="T91">[</text:span><text:span text:style-name="T47">במדבר טו,יח:</text:span><text:span text:style-name="T50"> </text:span><text:span text:style-name="T91">דבר אל בני ישראל ואמרת אלהם </text:span><text:span text:style-name="T15">בבאכם</text:span><text:span text:style-name="T91"> אל הארץ אשר אני מביא אתכם שמה]</text:span><text:span text:style-name="T100"> יכול משנכנסו לה שנים ושלשה מרגלים? - תלמוד לומר: '</text:span><text:span text:style-name="T102">בבואכם</text:span><text:span text:style-name="T100">': בביאת כולכם אמרתי, ולא בביאת מקצתכם</text:span>', וכי אסקינהו עזרא לא כולהו סלוק.</text:p>
      <text:p text:style-name="P3"/>
      <text:p text:style-name="P3"/>
      <text:p text:style-name="Standard">משנה:</text:p>
      <text:p text:style-name="Standard">משל משלו חכמים באשה: פגה, בוחל, וצמל:</text:p>
      <text:p text:style-name="Standard">פגה <text:span text:style-name="T89">(</text:span><text:span text:style-name="T46">פגה = סמדר </text:span><text:span text:style-name="T112">[מה שנשאר לאחר נשירת עלי הפרח שממנו נוצר הפרי]</text:span><text:span text:style-name="T46">; כך באשה</text:span><text:span text:style-name="T89">)</text:span> עודה תנוקת <text:span text:style-name="T89">(</text:span><text:span text:style-name="T46">קרו לה 'פגה' כל זמן שאין לה סימן, לא בדדים ולא בשערות</text:span><text:span text:style-name="T89">)</text:span>;</text:p>
      <text:p text:style-name="Standard">בוחל - אלו ימי נעוריה <text:span text:style-name="T89">(</text:span><text:span text:style-name="T46">'בוחל' = כשהפרי גדל קצת כדתני בגמרא 'התאנים משיבחלו'; כך כשיש לה סימן דדין קצת - בידוע שהביאה שתי שערות, ונערה היא</text:span><text:span text:style-name="T89">)</text:span>; </text:p>
      <text:p text:style-name="Standard">בזו ובזו <text:span text:style-name="T89">(</text:span><text:span text:style-name="T46">אפילו כשהיא נערה</text:span><text:span text:style-name="T89">)</text:span> אמרו אביה זכאי במציאתה ובמעשה ידיה ובהפרת נדריה <text:span text:style-name="T89">(</text:span><text:span text:style-name="T46">דכתיב </text:span><text:span text:style-name="T47">(במדבר ל,יז)</text:span><text:span text:style-name="T50"> בנעוריה בית אביה</text:span><text:span text:style-name="T46">: כל שבח נעוריה לאביה</text:span><text:span text:style-name="T89">)</text:span>;</text:p>
      <text:p text:style-name="Standard">צמל <text:span text:style-name="T89">(</text:span><text:span text:style-name="T46">בגמרא מפרש לה לשון נוטריקון: ינתה </text:span><text:span text:style-name="T86">מל</text:span><text:span text:style-name="T46">אה: שיש לה סימן מובהק בדדיה; ולקמן מפרש סימנין במתניתין; והיא בוגרת</text:span><text:span text:style-name="T89">)</text:span>: כיון שבגרה שוב אין לאביה רשות בה.</text:p>
      <text:p text:style-name="Standard">איזהו 'סימנין' <text:span text:style-name="T89">(</text:span><text:span text:style-name="T46">אצמל קאי</text:span><text:span text:style-name="T89">)</text:span>?</text:p>
      <text:p text:style-name="Standard">רבי יוסי הגלילי אומר: משיעלה הקמט <text:span text:style-name="T89">(</text:span><text:span text:style-name="T46">פרונצ"ש</text:span><text:span text:style-name="T89">)</text:span> תחת הדד <text:span text:style-name="T89">(</text:span><text:span text:style-name="T46">שגדלו דדיה עד שכפול מעט על החזה, ויראה כקמט</text:span><text:span text:style-name="T89">)</text:span>;</text:p>
      <text:p text:style-name="Standard">רבי עקיבא אומר: משיטו הדדים <text:span text:style-name="T89">(</text:span><text:span text:style-name="T46">גדולים יותר</text:span><text:span text:style-name="T89">)</text:span>;</text:p>
      <text:p text:style-name="Standard">בן עזאי אומר: משישחיר הפיטומת <text:span text:style-name="T89">(</text:span><text:span text:style-name="T46">ראש הדד, כמו </text:span><text:span text:style-name="T47">(סוכה דף לד:)</text:span><text:span text:style-name="T46"> 'ניטלה פיטמתו'</text:span><text:span text:style-name="T89">)</text:span>;</text:p>
      <text:p text:style-name="Standard"><text:soft-page-break/>רבי יוסי אומר: כדי שיהא נותן ידו על העוקץ <text:span text:style-name="T89">(</text:span><text:span text:style-name="T46">כמו 'עוקצי האגסים' </text:span><text:span text:style-name="T47">(עוקצין פ"א מ"ז)</text:span><text:span text:style-name="T46"> פוכיצ"ש בלע"ז: חודו של דד שהתינוק יונק; ו'פיטומת' היינו סביבות עוקץ</text:span><text:span text:style-name="T89">)</text:span> והוא שוקע ושוהא לחזור.</text:p>
      <text:p text:style-name="Standard"/>
      <text:p text:style-name="Standard">גמרא:</text:p>
      <text:p text:style-name="Standard">'<text:span text:style-name="T100">פגה - עודה תנוקת</text:span>' - כדכתיב <text:span text:style-name="T47">(שיר השירים ב,יג)</text:span><text:span text:style-name="T90"> התאנה חנטה פגיה </text:span><text:span text:style-name="T91">[והגפנים סמדר נתנו ריח קומי לכי רעיתי יפתי ולכי לך]</text:span>;</text:p>
      <text:p text:style-name="Standard">'<text:span text:style-name="T100">בוחל - אלו ימי הנעורים</text:span>' - כדתנן <text:span text:style-name="T87">[מעשרות פ"א מ"ב]</text:span>: '<text:span text:style-name="T100">התאנים – משיבחלו</text:span> <text:span text:style-name="T89">(</text:span><text:span text:style-name="T46">חייבין במעשר</text:span><text:span text:style-name="T89">)</text:span>', ואמר רבה בר בר חנה אמר רב: משילבין ראשיהן <text:span text:style-name="T89">(</text:span><text:span text:style-name="T46">שמשתנין כשמגדילין - הכא נמי: משישתנה הדד ויראה בו סימן שמגדיל</text:span><text:span text:style-name="T89">)</text:span>;</text:p>
      <text:p text:style-name="Standard">ואיבעית אימא מהכא: <text:span text:style-name="T47">(זכריה יא,ח)</text:span><text:span text:style-name="T90"> </text:span><text:span text:style-name="T91">[ואכחד את שלשת הרעים בירח אחד]</text:span><text:span text:style-name="T90"> ותקצר נפשי בהם וגם נפשם בחלה בי</text:span> <text:span text:style-name="T89">(</text:span><text:span text:style-name="T46">גדלה עלי; אדם הקץ בדבר - נראה לו כגדול; אנקיישנ"ץ בלע"ז</text:span><text:span text:style-name="T89">)</text:span>;</text:p>
      <text:p text:style-name="Standard">'<text:span text:style-name="T100">צמל</text:span>' - כמאן דאמר: י<text:span text:style-name="T27">צ</text:span>תה <text:span text:style-name="T27">מל</text:span>אה. <text:s/></text:p>
      <text:p text:style-name="Standard"/>
      <text:p text:style-name="Standard">ואיזהו סימנים? - ר' יוסי הגלילי אומר משיעלה הקמט: <text:s/></text:p>
      <text:p text:style-name="Standard">אמר שמואל: לא משיעלה הקמט ממש, אלא כדי שתחזיר ידיה לאחוריה ונראית כמי שיעלה הקמט תחת הדד. </text:p>
      <text:p text:style-name="Standard">שמואל בדק באמתיה ויהב לה ארבעה זוזי דמי בושתה;</text:p>
      <text:p text:style-name="Standard">שמואל לטעמיה, דאמר שמואל <text:span text:style-name="T47">(ויקרא כה,מו)</text:span><text:span text:style-name="T90"> </text:span><text:span text:style-name="T91">[והתנחלתם אתם לבניכם אחריכם לרשת אחזה]</text:span><text:span text:style-name="T90"> לעולם בהם תעבדו </text:span><text:span text:style-name="T91">[ובאחיכם בני ישראל איש באחיו לא תרדה בו בפרך]</text:span>: לעבודה נתתים, ולא לבושה.</text:p>
      <text:p text:style-name="Standard">שמואל מייחד להן <text:span text:style-name="T89">(</text:span><text:span text:style-name="T46">שפחותיו מייחד לאנשים עבדיו, ואינו מפקירן משום בושת</text:span><text:span text:style-name="T89">)</text:span>; </text:p>
      <text:p text:style-name="Standard">רב נחמן מחליף להן <text:span text:style-name="T89">(</text:span><text:span text:style-name="T46">את של זה בזה ואינו מקפיד על בושתן</text:span><text:span text:style-name="T89">)</text:span>; </text:p>
      <text:p text:style-name="Standard">רב ששת מסר להן לערבי <text:span text:style-name="T89">(</text:span><text:span text:style-name="T46">מפקיר שפחותיו לערביים ונוהג בהן מנהג הפקר</text:span><text:span text:style-name="T89">)</text:span>, ואמר להן: אזדהרו מישראל!</text:p>
      <text:p text:style-name="Standard"/>
      <text:p text:style-name="Standard">רבי יוסי אומר <text:span text:style-name="T89">[כדי שיהא נותן ידו על העוקץ והוא שוקע ושוהא לחזור]</text:span>: <text:s/></text:p>
      <text:p text:style-name="Standard">מאי 'עוקץ'?</text:p>
      <text:p text:style-name="Standard">אמר שמואל: עוקצו של דד.</text:p>
      <text:p text:style-name="Standard">תנו רבנן: '<text:span text:style-name="T108">אלו הן סימני בגרות: רבי אליעזר ברבי צדוק אומר: משיתקשקשו הדדין </text:span><text:span text:style-name="T89">(</text:span><text:span text:style-name="T46">כמו </text:span><text:span text:style-name="T47">(סוטה דף ט:)</text:span><text:span text:style-name="T46"> '</text:span><text:span text:style-name="T75">מקשקשת לפניו כזוג</text:span><text:span text:style-name="T46">'; בטנ"ט בלע"ז, כלומר: גדולים הרבה</text:span><text:span text:style-name="T89">)</text:span><text:span text:style-name="T108">;</text:span></text:p>
      <text:p text:style-name="Standard"><text:span text:style-name="T108">רבי יוחנן בן ברוקה אומר: משיכסיף ראש החוטם </text:span><text:span text:style-name="T89">(</text:span><text:span text:style-name="T46">פסק</text:span><text:span text:style-name="T89">)</text:span><text:span text:style-name="T108">.</text:span></text:p>
      <text:p text:style-name="P18">'משיכסיף'? אזקונה לה!</text:p>
      <text:p text:style-name="Standard"><text:span text:style-name="T108">אלא אמר רב אשי: משיפציל ראש החוטם </text:span><text:span text:style-name="T89">(</text:span><text:span text:style-name="T46">פסק</text:span><text:span text:style-name="T89">)</text:span><text:span text:style-name="T108">.</text:span></text:p>
      <text:p text:style-name="Standard"><text:span text:style-name="T108">רבי יוסי אומר: משתקיף העטרה </text:span><text:span text:style-name="T89">(</text:span><text:span text:style-name="T46">שגדול העוקץ ועב ומוקף עטרה, והיינו שיעורא דאמר רבי יוסי נמי במתניתין שיהא נותן ידו על העוקץ ושוקע ושוהא לחזור</text:span><text:span text:style-name="T89">)</text:span><text:span text:style-name="T108">;</text:span></text:p>
      <text:p text:style-name="P18">רבי שמעון אומר: משנתמעך</text:p>
      <text:p text:style-name="Standard"/>
      <text:p text:style-name="Standard">(נדה מז,ב)</text:p>
      <text:p text:style-name="Standard"><text:span text:style-name="T108">הכף </text:span><text:span text:style-name="T89">(</text:span><text:span text:style-name="T46">מלמטה הוא על בית הרחם כמין תפוח גבוה כדמפרש לקמן</text:span><text:span text:style-name="T89">)</text:span><text:span text:style-name="T108">; וכן היה רבי שמעון אומר: שלשה סימנין נתנו חכמים באשה מלמטה וכנגדן מלמעלה </text:span><text:span text:style-name="T89">(</text:span><text:span text:style-name="T46">בדדין</text:span><text:span text:style-name="T89">)</text:span><text:span text:style-name="T108">: </text:span></text:p>
      <text:p text:style-name="P18">פגה מלמעלה - בידוע שלא הביאה שתי שערות; </text:p>
      <text:p text:style-name="P18">בוחל מלמעלה - בידוע שהביאה שתי שערות; </text:p>
      <text:p text:style-name="Standard"><text:span text:style-name="T108">צמל מלמעלה - בידוע שנתמעך הכף.</text:span>'</text:p>
      <text:p text:style-name="Standard">מאי 'כף'?</text:p>
      <text:p text:style-name="Standard">אמר רב הונא: מקום תפוח יש למעלה מאותו מקום; כיון שמגדלת - מתמעך והולך.</text:p>
      <text:p text:style-name="Standard"/>
      <text:p text:style-name="Standard">שאלו את רבי: הלכה כדברי מי?</text:p>
      <text:p text:style-name="Standard">שלח להו: כדברי כולן להחמיר <text:span text:style-name="T89">(</text:span><text:span text:style-name="T46">איזה מאלו שתביא - שוב אין אביה מפר נדריה, דמחזקינן לה בבוגרת; נתקשקשו ואף על גב דלא הכסיף, הכסיף אף על גב דלא התקשקשו - וכן כולם</text:span><text:span text:style-name="T89">)</text:span>.</text:p>
      <text:p text:style-name="Standard"><text:soft-page-break/><text:span text:style-name="T89">(</text:span><text:span text:style-name="T46">אית דאמרי להחמיר = אינה ממאנת משעה שנראה בה אחד מן הסימנין הללו, ואינה חולצת עד שיהו כולם; ולאו מילתא היא: דאפילו לא הביאה אחד מהן - גדולה היא ואינה ממאנת, וחולצת שהרי כל הסימנים הללו בבגרות נאמרו ומימי נערות היא גדולה למיאון ולחליצה, שהרי הביאה שתי שערות!</text:span></text:p>
      <text:p text:style-name="Standard"><text:span text:style-name="T46">לשון אחר </text:span><text:span text:style-name="T86">הלכה כדברי כולן להחמיר</text:span><text:span text:style-name="T46">: הביאה אחד מן הסימנים הללו ואפילו הקודם שבכולן ולא הביאה את כולן - בוגרת ואינה בוגרת, ואם קבל אביה בה קדושין וקדשה היא את עצמה לאחֵר - צריכה גט משניהם: דכיון שהביאה אחד מן הסימנין הללו - יצתה לה במקצת מרשות אביה, דאיכא למימר בוגרת הויא ואין כח בקדושי אביה להפקיע קדושין שלה, וגם בה אין כח להפקיע קדושי אביה עד שתביא את כולם.</text:span><text:span text:style-name="T89">)</text:span> </text:p>
      <text:p text:style-name="Standard">רב פפא ורב חיננא בריה דרב איקא, חד מתני אהא, וחד מתני אחצר צורית, דתנן <text:span text:style-name="T87">[מעשרות פ"ג מ"ה]</text:span>: '<text:span text:style-name="T100">איזוהי 'חצר צורית' שחייבת במעשר </text:span><text:span text:style-name="T53">(</text:span><text:span text:style-name="T46">שקובעת תבואה למעשר, דקיימא לן חצר קובעת </text:span><text:span text:style-name="T47">[במסכת ביצה (דף לד:)]</text:span><text:span text:style-name="T53">)</text:span><text:span text:style-name="T100">? - רבי שמעון </text:span><text:span text:style-name="T111">[במשניות: רבי ישמעאל]</text:span><text:span text:style-name="T100"> אומר: חצר הצורית שהכלים נשמרים בתוכה</text:span>'.</text:p>
      <text:p text:style-name="P25">מאי 'חצר הצורית'?</text:p>
      <text:p text:style-name="P25">אמר רבה בר בר חנה אמר רבי יוחנן: שכן בצור מושיבין שומר על פתח החצר. </text:p>
      <text:p text:style-name="Standard">'<text:span text:style-name="T108">רבי עקיבא אומר: כל שאחד פותח ואחד נועל </text:span><text:span text:style-name="T89">(</text:span><text:span text:style-name="T46">שאין השומר קבוע לפתוח ולנעול, אלא זה פותח וזה נועל</text:span><text:span text:style-name="T89">)</text:span><text:span text:style-name="T108"> – פטורה </text:span><text:span text:style-name="T89">(</text:span><text:span text:style-name="T46">לאו בת שימור היא, ופטורה, דלאו שמה חצר</text:span><text:span text:style-name="T89">)</text:span><text:span text:style-name="T108">;</text:span></text:p>
      <text:p text:style-name="P18">רבי נחמיה אומר: כל שאין אדם בוש לאכול בתוכה חייבת;</text:p>
      <text:p text:style-name="Standard"><text:span text:style-name="T108">רבי יוסי אומר: כל שנכנסים לה ואין אומרים לו "מה אתה מבקש" – פטורה </text:span><text:span text:style-name="T89">(</text:span><text:span text:style-name="T46">ואף על גב דאין אדם בוש לאכול בתוכה</text:span><text:span text:style-name="T89">)</text:span><text:span text:style-name="T108">;</text:span></text:p>
      <text:p text:style-name="Standard"><text:span text:style-name="T108">רבי יהודה אומר: שתי חצרות, זו לפנים מזו - הפנימית חייבת והחיצונה פטורה</text:span>;</text:p>
      <text:p text:style-name="Standard">שאלו את רבי: הלכה כדברי מי?</text:p>
      <text:p text:style-name="Standard">אמר להו: הלכה כדברי כולן להחמיר <text:span text:style-name="T89">(</text:span><text:span text:style-name="T46">דאם יש בה אחד מכל אלו – חייבת: אם יש שם שומר חייבת, כרבי ישמעאל, אף על גב דאחד פותח ואחד נועל; ואי ליכא פותח ונועל - חייבת כרבי עקיבא, ואף על גב דליכא שומר; ואי אין אדם בוש לאכול בתוכה - חייבת ואף על גב דליכא שומר ואיכא פותח ונועל; ואם אמר לו "מה אתה מבקש" חייבת ואפילו לית בה חד מכל הני.</text:span></text:p>
      <text:p text:style-name="Standard"><text:span text:style-name="T46">לשון אחר </text:span><text:span text:style-name="T86">הלכה כדברי כולן להחמיר</text:span><text:span text:style-name="T46">: כיון שאין אדם בוש לאכול בתוכה - קובעת למעשר, שאין אוכלין מפירות הנכנסים לה עד שיתעשרו, ולהפריש מהן על טבל אחר אסור עד שיהיה לה שומר קבוע</text:span><text:span text:style-name="T89">)</text:span>.<text:span text:style-name="T46"> </text:span></text:p>
      <text:p text:style-name="P3"/>
      <text:p text:style-name="P3"/>
      <text:p text:style-name="Standard">משנה:</text:p>
      <text:p text:style-name="Standard">בת עשרים שנה שלא הביאה שתי שערות - תביא ראיה שהיא בת עשרים שנה, והיא 'איילונית', לא חולצת ולא מתיבמת <text:span text:style-name="T89">(</text:span><text:span text:style-name="T46">ונשאת לכל שתרצה, דרחמנא פטרה, דכתיב </text:span><text:span text:style-name="T47">(דברים כא,ו)</text:span><text:span text:style-name="T50"> והיה הבכור אשר תלד</text:span><text:span text:style-name="T46"> - פרט לאילונית שאינה יולדת</text:span><text:span text:style-name="T89">)</text:span>;</text:p>
      <text:p text:style-name="Standard">בן עשרים שנה שלא הביא שתי שערות - <text:span text:style-name="T89">(</text:span><text:span text:style-name="T46">קרובי האשה</text:span><text:span text:style-name="T89">)</text:span> יביאו ראיה שהוא בן עשרים שנה, והוא 'סריס', לא חולץ ולא מיבם <text:span text:style-name="T89">(</text:span><text:span text:style-name="T46">סריס לאו בר חליצה הוא, דכתיב </text:span><text:span text:style-name="T47">(שם כה,ז)</text:span><text:span text:style-name="T50"> להקים לאחיו שם בישראל</text:span><text:span text:style-name="T46">, והאי לאו בר הכי הוא</text:span><text:span text:style-name="T89">)</text:span>;</text:p>
      <text:p text:style-name="Standard">אלו דברי בית הלל;</text:p>
      <text:p text:style-name="Standard">בית שמאי אומרים: זה וזה בן שמונה עשרה;</text:p>
      <text:p text:style-name="Standard">רבי אליעזר אומר: הזכר כדברי בית הלל והנקבה כדברי בית שמאי, שהאשה ממהרת לבא לפני האיש.</text:p>
      <text:p text:style-name="P10"><text:s/></text:p>
      <text:p text:style-name="Standard">גמרא:</text:p>
      <text:p text:style-name="Standard">ורמינהי '<text:span text:style-name="T100">אחד לי בן תשע שנים ויום אחד ואחד לי בן עשרים שלא הביא שתי שערות</text:span>' <text:span text:style-name="T89">(</text:span><text:span text:style-name="T46">שניהם דין אחד להם, וביאתו כמאמר בגדול, כדאמרינן לעיל; אלמא קטן הוא, ובעיא אמתוני</text:span><text:span text:style-name="T89">)</text:span>!?</text:p>
      <text:p text:style-name="Standard">אמר רב שמואל בר רב יצחק אמר רב: והוא <text:span text:style-name="T89">(</text:span><text:span text:style-name="T46">מתניתין - כגון</text:span><text:span text:style-name="T89">)</text:span> שנולדו בו סימני סריס <text:span text:style-name="T89">(</text:span><text:span text:style-name="T46">המפורשים ב'הערל': כל שאין בשרו מוציא הבל כשהוא רוחץ, ושערו לקוי, ובשרו מחליק</text:span><text:span text:style-name="T89">)</text:span>.</text:p>
      <text:p text:style-name="Standard">אמר רבא: דיקא נמי דקתני '<text:span text:style-name="T100">והוא סריס</text:span>' - שמע מינה.</text:p>
      <text:p text:style-name="Standard">וכי לא נולדו לו סימני סריס עד כמה?</text:p>
      <text:p text:style-name="Standard">תני רבי חייא: עד רוב שנותיו.</text:p>
      <text:p text:style-name="Standard"><text:soft-page-break/>כי אתו <text:span text:style-name="T89">(</text:span><text:span text:style-name="T46">בן עשרים שנה שלא הביא</text:span><text:span text:style-name="T89">)</text:span> לקמיה דרבי חייא, אי כחיש - אמר להו: אבריוה; אי בריא - אמר להו: אכחשוה, דהני סימנים זימנין דאתו מחמת כחישותא זימנין דאתו מחמת בריאותא.</text:p>
      <text:p text:style-name="Standard">אמר רב: הלכתא בכולי פרקא מעת לעת <text:span text:style-name="T89">(</text:span><text:span text:style-name="T46">חשבינן לה שנה, ולא בתר מנין עולם: שיהא יום אחד של שנת עשרים חשוב שנה; דאף על גב דלא תנן במתניתין 'בן עשרים שנה ויום אחד' - כמאן דתנן 'יום אחד' דמי, וצריך להשלים את כולה</text:span><text:span text:style-name="T89">)</text:span>.</text:p>
      <text:p text:style-name="Standard">ועולא אמר: דתנן תנן ודלא תנן לא תנן <text:span text:style-name="T89">(</text:span><text:span text:style-name="T46">היכא דתנן '</text:span><text:span text:style-name="T75">יום אחד</text:span><text:span text:style-name="T46">', כגון '</text:span><text:span text:style-name="T75">בת שלשה שנים ויום אחד</text:span><text:span text:style-name="T46">'; וכולהי דמתניתין בר מסיפא, דקתני '</text:span><text:span text:style-name="T75">בת עשרים שלא הביאה שתי שערות</text:span><text:span text:style-name="T46">', דהתם לא בעינן עשרים שלמים אלא משנכנס יום אחד בשנת עשרים</text:span><text:span text:style-name="T89">)</text:span>. </text:p>
      <text:p text:style-name="P10"/>
      <text:p text:style-name="Standard">בשלמא לעולא, היינו דקתני הכא '<text:span text:style-name="T100">יום אחד</text:span>' והכא לא קתני; אלא לרב ליתני? ועוד תני: '<text:span text:style-name="T100">רבי יוסי בן כיפר אומר משום רבי אליעזר: שנת עשרים שיצאו ממנה שלשים יום - הרי היא כשנת עשרים לכל דבריה, וכן הורה רבי בלוד: שנת שמנה עשרה שיצאו ממנה שלשים יום הרי היא כשנת שמנה עשרה לכל דבריה</text:span>'; בשלמא דרבי ודרבי יוסי בן כיפר, לא קשיא <text:span text:style-name="T89">(</text:span><text:span text:style-name="T46">לא קשיין אהדדי למהוי מתניתא משבשתא</text:span><text:span text:style-name="T89">)</text:span>: הא כבית שמאי הא כבית הילל <text:span text:style-name="T89">(</text:span><text:span text:style-name="T46">דמתניתין</text:span><text:span text:style-name="T89">)</text:span>; אלא לרב קשיא!?</text:p>
      <text:p text:style-name="Standard">תנאי היא, דתניא: '<text:span text:style-name="T100">שנה האמורה בקדשים </text:span><text:span text:style-name="T89">(</text:span><text:span text:style-name="T46">היכא דכתיב </text:span><text:span text:style-name="T50">כבש בן שנתו</text:span><text:span text:style-name="T89">)</text:span><text:span text:style-name="T100">, שנה האמורה בבתי ערי חומה, שתי שנים שבשדה אחוזה </text:span><text:span text:style-name="T89">(</text:span><text:span text:style-name="T46">המוכר שדה אחוזה לחבירו - אינו מותר לגואלה בפחות משתי שנים: שיאכלנה לוקח שתי שנים, כדכתיב </text:span><text:span text:style-name="T47">(ויקרא כה,טו)</text:span><text:span text:style-name="T50"> במספר שני תבואות ימכר לך</text:span><text:span text:style-name="T46">, ומכאן ואילך אם בא לגאול – גואל, ומחשב לו פירות של שתי שנים לפי חשבון הדמים שמכרה לו, לפי שנים הבאים עד היובל: שהלוקח שדה מחבירו - יודע שיחזירנו לו ביובל, ואם היו עד היובל עשר שנים ומכרה לו בעשרה ליטרין - נמצא קונה פירות של כל שנה בליטרא</text:span><text:span text:style-name="T89">)</text:span><text:span text:style-name="T100">, שש שנים שבעבד עברי, וכן שבבן ושבבת - כולן מעת לעת </text:span><text:span text:style-name="T89">(</text:span><text:span text:style-name="T46">מיום ליום, ולא אמרינן 'למנין עולם: שתכלה שנתו ערב ראש השנה'</text:span><text:span text:style-name="T89">)</text:span>. <text:span text:style-name="T89">(</text:span><text:span text:style-name="T86">שבבן ושבבת</text:span><text:span text:style-name="T46"> - קסבר היינו בן עשרים שנה ובת עשרים שנה דמתניתין, אלמא מעת לעת בעינן אליבא דהאי תנא; והנך דלעיל סברי לה כעולא.</text:span><text:span text:style-name="T89">)</text:span> </text:p>
      <text:p text:style-name="Standard">'<text:span text:style-name="T100">שנה האמורה בקדשים</text:span>' - מנא לן?</text:p>
      <text:p text:style-name="Standard">אמר רב אחא בר יעקב: אמר קרא: <text:span text:style-name="T47">(ויקרא יב,פסוקים ו, יב; במדבר ו,יד)</text:span><text:span text:style-name="T102"> כבש בן שנתו</text:span><text:span text:style-name="T100">: שנתו שלו ולא שנה של מנין עולם</text:span> <text:span text:style-name="T47">[ספרא תזריע פרשתא א פרק ג משנה ג]</text:span>;</text:p>
      <text:p text:style-name="Standard">'<text:span text:style-name="T100">שנה האמורה בבתי ערי חומה</text:span>' - מנלן?</text:p>
      <text:p text:style-name="Standard">אמר קרא <text:span text:style-name="T47">(ויקרא כה,כט)</text:span><text:span text:style-name="T90"> </text:span><text:span text:style-name="T91">[ואיש כי ימכר בית מושב עיר חומה והיתה גאלתו </text:span><text:span text:style-name="T15">עד תם שנת ממכרו</text:span><text:span text:style-name="T91"> ימים תהיה גאלתו]</text:span><text:span text:style-name="T102"> עד תום שנת ממכרו:</text:span><text:span text:style-name="T100"> ממכרו שלו ולא שנת של מנין עולם </text:span><text:span text:style-name="T47">[ספרא בהר פרשתא ד משנה ב]</text:span><text:span text:style-name="T29">;</text:span></text:p>
      <text:p text:style-name="Standard">'<text:span text:style-name="T100">שתי שנים שבשדה אחוזה</text:span>' – מנלן? </text:p>
      <text:p text:style-name="Standard">אמר קרא <text:span text:style-name="T47">(ויקרא כה,טו)</text:span><text:span text:style-name="T90"> </text:span><text:span text:style-name="T91">[במספר שנים אחר היובל תקנה מאת עמיתך]</text:span><text:span text:style-name="T90"> במספר</text:span></text:p>
      <text:p text:style-name="Standard"/>
      <text:p text:style-name="Standard">(נדה מח,א)</text:p>
      <text:p text:style-name="Standard"><text:span text:style-name="T90">שני תבואות ימכר לך</text:span>: פעמים שאתה מוכר שלשה תבואות בשתי שנים <text:span text:style-name="T89">(</text:span><text:span text:style-name="T50">שני תבואות</text:span><text:span text:style-name="T46"> = מיעוט, שני שנים, וכתיב </text:span><text:span text:style-name="T50">תבואות</text:span><text:span text:style-name="T46"> ומשמע כל תבואות של שתי שנים, להביא תבואה שלישית; ושלש תבואות לא משכחת לה בשתי שנים אלא מעת לעת, כגון מכרה לו באלול מלאה פירות, נמצא אוכלן, ואוכל תבואה עד שיחזור ויקצור קודם אלול הבא - הרי שתי תבואות בשנה אחת; ועוד יאכל תבואה השנית שהיא שנה השלישית לפי מנין העולם</text:span><text:span text:style-name="T89">)</text:span>.</text:p>
      <text:p text:style-name="Standard">'<text:span text:style-name="T100">שש שנה שבעבד עברי</text:span>' – מנלן?</text:p>
      <text:p text:style-name="Standard">אמר קרא <text:span text:style-name="T47">(שמות כא,ב)</text:span><text:span text:style-name="T90"> </text:span><text:span text:style-name="T91">[כי תקנה עבד עברי]</text:span><text:span text:style-name="T90"> שש שנים יעבוד - ובשביעית </text:span><text:span text:style-name="T91">[יצא לחפשי חנם]</text:span>: ובשביעית נמי יעבוד <text:span text:style-name="T89">(</text:span><text:span text:style-name="T46">כגון נמכר בניסן, וכשיגיע תשרי של שביעית - עברו שש למנין עולם, והוא יעבוד עד ניסן</text:span><text:span text:style-name="T89">)</text:span>.</text:p>
      <text:p text:style-name="Standard">'<text:span text:style-name="T100">שבבן ושבבת</text:span>' - למאי הלכתא?</text:p>
      <text:p text:style-name="Standard">אמר רב גידל אמר רב: לענין ערכין <text:span text:style-name="T89">(</text:span><text:span text:style-name="T46">דהיכא דכתיב </text:span><text:span text:style-name="T47">(ויקרא כז,ז)</text:span><text:span text:style-name="T50"> מבן ששים שנה ומעלה</text:span><text:span text:style-name="T46"> פשיטא לן דשנת ששים כלמטה, דהא </text:span><text:span text:style-name="T50">ומעלה</text:span><text:span text:style-name="T46"> כתיב! אבל בן חמש שנים, דלא כתיב אלא </text:span><text:span text:style-name="T47">[פסוק ה]</text:span><text:span text:style-name="T46"> </text:span><text:span text:style-name="T50">מבן חמש שנים ועד בן עשרים שנה</text:span><text:span text:style-name="T46"> ולא כתיב 'מבן חמש שנים ומעלה', אי לא אשמועינן הכא 'מעת לעת' - הוה אמינא: שנת חמש כלמעלה; להכי אשמועינן הכא דבעינן חמש שנים מלאים בכלל ערך הראשון, שהוא מועט</text:span><text:span text:style-name="T89">)</text:span>;</text:p>
      <text:p text:style-name="Standard">ורב יוסף אמר: לפרקין דיוצא דופן <text:span text:style-name="T89">(</text:span><text:span text:style-name="T46">להיכא דלא תנן 'ויום אחד', כגון בן עשרים ובת עשרים</text:span><text:span text:style-name="T89">)</text:span>.</text:p>
      <text:p text:style-name="Standard">אמר ליה אביי: מי פליגת?</text:p>
      <text:p text:style-name="Standard">אמר ליה: לא! הוא אמר חדא ואנא אמינא חדא, ולא פליגינן.</text:p>
      <text:p text:style-name="Standard"><text:soft-page-break/>והכי נמי מסתברא, דאי סלקא דעתא פליגי - מאן דאמר לערכין לא אמר ליוצא דופן? והאמר רב 'הלכתא בכולה פרקין מעת לעת'!</text:p>
      <text:p text:style-name="Standard">אלא למאן דאמר לערכין, מאי טעמא לא אמר ליוצא דופן <text:span text:style-name="T89">(</text:span><text:span text:style-name="T46">הואיל וסבירא ליה נמי בהנך מעת לעת</text:span><text:span text:style-name="T89">)</text:span>?</text:p>
      <text:p text:style-name="Standard">דומיא דהנך: מה הנך דכתיבן - אף הני נמי דכתיבן <text:span text:style-name="T89">(</text:span><text:span text:style-name="T46">כלומר: אף על גב דבהנך דיוצא דופן הוי נמי מעת לעת, מיהו האי '</text:span><text:span text:style-name="T75">שבבן ושבבת</text:span><text:span text:style-name="T46">' דמתניתין לא איירי בהן כלל, דהא דומיא דקדשים וערי חומה ועבד עברי קתני, דכתיבן - הלכך ערכין נמי כתיבן, אבל שנת עשרים לענין שערות לא כתיבי באורייתא, אלא הלכתא היא</text:span><text:span text:style-name="T89">)</text:span>.</text:p>
      <text:p text:style-name="Standard">ואידך?</text:p>
      <text:p text:style-name="Standard">האי, 'שבבן ושבבת'? 'שבזכר ושבנקבה' מבעי ליה <text:span text:style-name="T89">(</text:span><text:span text:style-name="T46">לישנא דקרא, דכתיב </text:span><text:span text:style-name="T47">(שם פסוק ה)</text:span><text:span text:style-name="T50"> ולנקבה עשרת שקלים</text:span><text:span text:style-name="T46">; אלא בן ובת - לישנא דמתניתין היא: בן עשרים ובת עשרים</text:span><text:span text:style-name="T89">)</text:span>!</text:p>
      <text:p text:style-name="Standard"/>
      <text:p text:style-name="Standard">אמר רב יצחק בר נחמני אמר רבי אלעזר: הלכה כרבי יוסי בן כיפר שאמר משום רבי אליעזר.</text:p>
      <text:p text:style-name="Standard">אמר רבי זירא: אזכה ואיסק <text:span text:style-name="T89">(</text:span><text:span text:style-name="T46">לארעא דישראל, לאתריה דרבי אלעזר בן פדת</text:span><text:span text:style-name="T89">)</text:span> ואגמר לשמעתא <text:span text:style-name="T89">(</text:span><text:span text:style-name="T46">דרבי יצחק בר נחמני</text:span><text:span text:style-name="T89">)</text:span> מפומיה דמרא <text:span text:style-name="T89">(</text:span><text:span text:style-name="T46">רבי אלעזר</text:span><text:span text:style-name="T89">)</text:span>; כי סליק - אשכחיה לרבי אלעזר, אמר ליה: אמרת הלכה כרבי יוסי בן כיפר?</text:p>
      <text:p text:style-name="Standard">אמר ליה: מסתברא אמרי: מדכוליה פירקין תני 'יום אחד' והכא לא קתני - שמה מינה מסתברא כותיה.</text:p>
      <text:p text:style-name="P1"><text:span text:style-name="T46"><text:line-break/></text:span><text:span text:style-name="T29">הדרן עלך יוצא דופן</text:span></text:p>
      <text:p text:style-name="P7"/>
      <text:p text:style-name="P7">=-=-=-=-=-=-=-=-=-=-=-=-=-=-=-=-=-=-=-=-=-=-=</text:p>
      <text:p text:style-name="P7"/>
      <text:p text:style-name="P1"><text:span text:style-name="T1">נדה פרק</text:span><text:span text:style-name="T29"> ששי בא סימן</text:span></text:p>
      <text:p text:style-name="Standard"/>
      <text:p text:style-name="Standard">(נדה מח,א)</text:p>
      <text:p text:style-name="Standard">משנה:</text:p>
      <text:p text:style-name="Standard">בא סימן התחתון <text:span text:style-name="T89">(</text:span><text:span text:style-name="T46">שתי שערות סימן נערות</text:span><text:span text:style-name="T89">)</text:span> עד שלא בא העליון <text:span text:style-name="T89">(</text:span><text:span text:style-name="T46">בוחל</text:span><text:span text:style-name="T89">)</text:span> - או חולצת או מתיבמת <text:span text:style-name="T89">(</text:span><text:span text:style-name="T46">גדולה היא, שהשערות סימן מובהק, ועליהן סמכינן; ולקמן מפרש טעמא</text:span><text:span text:style-name="T89">)</text:span>;</text:p>
      <text:p text:style-name="Standard">בא העליון עד שלא בא התחתון, אף על פי שאי אפשר <text:span text:style-name="T89">(</text:span><text:span text:style-name="T46">פרכינן בגמרא: והלא בא!?</text:span><text:span text:style-name="T89">)</text:span> - רבי מאיר אומר: לא חולצת ולא מתיבמת, וחכמים אומרים: או חולצת או מתיבמת, מפני שאמרו: אפשר לתחתון לבא עד שלא בא העליון, אבל אי אפשר לעליון לבא עד שלא בא התחתון <text:span text:style-name="T89">(</text:span><text:span text:style-name="T46">דהא ודאי מדאתא עליון - תחתון נמי אתא, אלא שנשרו</text:span><text:span text:style-name="T89">)</text:span>.</text:p>
      <text:p text:style-name="Standard"/>
      <text:p text:style-name="Standard">גמרא:</text:p>
      <text:p text:style-name="Standard">'<text:span text:style-name="T100">אף על פי שאי אפשר</text:span>'? והלא בא!? </text:p>
      <text:p text:style-name="Standard">'<text:span text:style-name="T100">בא</text:span>' - לרבי מאיר <text:span text:style-name="T89">(</text:span><text:span text:style-name="T46">דכיון דאמר רבי מאיר 'לא חולצת', דקטנה היא - מכלל דסבירא ליה אפשר לעליון לבא קודם לתחתון</text:span><text:span text:style-name="T89">)</text:span>; '<text:span text:style-name="T100">אף על פי שאי אפשר</text:span>' – לרבנן.</text:p>
      <text:p text:style-name="Standard">ולתני 'בא העליון <text:span text:style-name="T89">(</text:span><text:span text:style-name="T46">עד שלא יבא התחתון</text:span><text:span text:style-name="T89">)</text:span>, רבי מאיר אומר: לא חולצת ולא מתיבמת וחכמים אומרים: או חולצת או מתיבמת' <text:span text:style-name="T89">(</text:span><text:span text:style-name="T46">ולא ליתני '</text:span><text:span text:style-name="T75">אף על פי שאי אפשר</text:span><text:span text:style-name="T46">'</text:span><text:span text:style-name="T89">)</text:span>, ואנא ידענא משום דאי אפשר הוא?</text:p>
      <text:p text:style-name="Standard">אי לא תנא '<text:span text:style-name="T100">אף על פי שאי אפשר</text:span>', הוה אמינא 'רוב נשים תחתון אתי ברישא ומיעוט עליון אתי ברישא, ורבי מאיר לטעמיה: דחייש למיעוטא <text:span text:style-name="T89">(</text:span><text:span text:style-name="T46">והאי דקאמר רבי מאיר 'קטנה היא' - משום דחייש למיעוטא: שהעליון בא בקטנותה</text:span><text:span text:style-name="T89">)</text:span>, ורבנן לטעמייהו דלא חיישי למיעוטא <text:span text:style-name="T89">(</text:span><text:span text:style-name="T46">ורבנן אזלו בתר רובא, הלכך מכי אתא עליון - לא בעיא בדיקה, דמסתמא תחתון אתא</text:span><text:span text:style-name="T89">)</text:span>, <text:span text:style-name="T89">(</text:span><text:span text:style-name="T46">וכיון דטעמייהו דרבנן משום רובא הוא -</text:span><text:span text:style-name="T89">)</text:span> והני מילי בסתמא <text:span text:style-name="T89">(</text:span><text:span text:style-name="T46">היכא דלא בדקו</text:span><text:span text:style-name="T89">)</text:span>, אבל היכא דבדקן ולא אשכחן <text:span text:style-name="T89">(</text:span><text:span text:style-name="T46">תחתון</text:span><text:span text:style-name="T89">)</text:span> - אימר מודו ליה רבנן לרבי מאיר דעליון קדים <text:span text:style-name="T89">(</text:span><text:span text:style-name="T46">דקטנה היא, וממעוטא היא</text:span><text:span text:style-name="T89">)</text:span>' - קא משמע לן דאי אפשר: ודאי אתי ומנתר הוא דנתר.</text:p>
      <text:p text:style-name="Standard"><text:soft-page-break/>בשלמא לרבי מאיר, היינו דכתיב <text:span text:style-name="T47">(יחזקאל טז,ז)</text:span><text:span text:style-name="T90"> </text:span><text:span text:style-name="T91">[רבבה כצמח השדה נתתיך ותרבי ותגדלי ותבאי בעדי עדיים]</text:span><text:span text:style-name="T90"> שדים נכנו ושערך צמח </text:span><text:span text:style-name="T91">[ואת ערם ועריה ]</text:span> <text:span text:style-name="T89">(</text:span><text:span text:style-name="T50">שדים נכונו</text:span><text:span text:style-name="T46"> והדר </text:span><text:span text:style-name="T50">ושערך צמח</text:span><text:span text:style-name="T46"> - אלמא עליון זימנין דקדים</text:span><text:span text:style-name="T89">)</text:span>, אלא לרבנן איפכא מבעי ליה?</text:p>
      <text:p text:style-name="Standard">הכי קאמר: כיון ששדים נכונו - בידוע ששערך צמח.</text:p>
      <text:p text:style-name="Standard">בשלמא לרבי מאיר, היינו דכתיב <text:span text:style-name="T47">(יחזקאל כג,כא)</text:span><text:span text:style-name="T90"> </text:span><text:span text:style-name="T91">[ותפקדי את זמת נעוריך]</text:span><text:span text:style-name="T90"> בעשות ממצרים דדיך </text:span><text:span text:style-name="T89">(</text:span><text:span text:style-name="T46">שהיו מצרים משחקים ביך וממעכין דדיך</text:span><text:span text:style-name="T89">)</text:span><text:span text:style-name="T90"> למען שְׁדֵי נעוריך</text:span> <text:span text:style-name="T89">(</text:span><text:span text:style-name="T46">כדי להתאנף ולזנות ביך: כשתהיה ראויה לאשה, ותבואי לימי נערות; 'שדי' לשון השלכה, כלומר: עדיין היו שערות נעוריך עומדים להשתלח ולצאת, אלמא דדים קדמי</text:span><text:span text:style-name="T89">)</text:span>, אלא לרבנן איפכא מבעי ליה?</text:p>
      <text:p text:style-name="Standard">הכי קאמר: כיון שבאו דדיך - בידוע שבאו נעוריך;</text:p>
      <text:p text:style-name="Standard">ואיבעית אימא: מאי '<text:span text:style-name="T90">שדי</text:span>' <text:span text:style-name="T89">(</text:span><text:span text:style-name="T46">דמשמע דעדיין היו לצאת</text:span><text:span text:style-name="T89">)</text:span>? - כולה בדדי כתיב <text:span text:style-name="T89">(</text:span><text:span text:style-name="T46">והאי '</text:span><text:span text:style-name="T91">שְׁדֵי</text:span><text:span text:style-name="T46">' לשון שָׁדַיִּם</text:span><text:span text:style-name="T89">)</text:span>, והכי קאמר הקב"ה לישראל:<text:span text:style-name="T46"> </text:span></text:p>
      <text:p text:style-name="Standard"/>
      <text:p text:style-name="Standard">(נדה מח,ב)</text:p>
      <text:p text:style-name="Standard">איכרפו דדיך <text:span text:style-name="T89">(</text:span><text:span text:style-name="T46">כשהתחילו לגדל ולעקוץ</text:span><text:span text:style-name="T89">)</text:span> - לא הדרת בך' אישתדו דדיך <text:span text:style-name="T89">(</text:span><text:span text:style-name="T46">גדולות כל צרכן, כשָׁדַיִּם גמורים; לשון אחר </text:span><text:span text:style-name="T86">איכרפו</text:span><text:span text:style-name="T46"> = נפחו ממיעוך מצרים, כלומר: לקית על ידם; 'אישתדו' = יבשו; זאת מצאתי</text:span><text:span text:style-name="T89">)</text:span> נמי לא הדרת בך.</text:p>
      <text:p text:style-name="Standard"/>
      <text:p text:style-name="Standard">דכולי עלמא מיהא אתחתון סמכינן, מנלן?</text:p>
      <text:p text:style-name="Standard">אמר רב יהודה אמר רב, וכן תנא דבי רבי ישמעאל: '<text:span text:style-name="T108">אמר קרא: </text:span><text:span text:style-name="T47">(במדבר ה,ו)</text:span><text:span text:style-name="T92"> </text:span><text:span text:style-name="T91">[דבר אל בני ישראל]</text:span><text:span text:style-name="T92"> איש או אשה כי יעשו מכל חטאות האדם </text:span><text:span text:style-name="T91">[למעל מעל בה' ואשמה הנפש ההִוא]</text:span><text:span text:style-name="T108"> - השוה הכתוב אשה לאיש לכל עונשין שבתורה: מה איש בסימן אחד - אף אשה בסימן אחד.</text:span>'</text:p>
      <text:p text:style-name="Standard">ואימא או האי או האי?</text:p>
      <text:p text:style-name="Standard">כאיש: מה איש תחתון ולא עליון <text:span text:style-name="T89">(</text:span><text:span text:style-name="T46">איש אין בו סימן עליון: שאין בו סימן דדים משתנים</text:span><text:span text:style-name="T89">)</text:span> - אף אשה תחתון ולא עליון.</text:p>
      <text:p text:style-name="Standard">תניא נמי הכי <text:span text:style-name="T89">(</text:span><text:span text:style-name="T46">דאתחתון סמכינן</text:span><text:span text:style-name="T89">)</text:span>: '<text:span text:style-name="T100">אמר רבי אליעזר ברבי צדוק: כך היו מפרשין ביבנה, ואמרו: כיון שבא תחתון - שוב אין משגיחין על עליון.</text:span>'</text:p>
      <text:p text:style-name="Body_20_Text_20_3">תניא: '<text:span text:style-name="T100">רבן שמעון בן גמליאל אומר: בנות כרכים - תחתון ממהר לבא, מפני שרגילות במרחצאות; בנות כפרים - עליון ממהר לבא, מפני שטוחנות ברחים </text:span><text:span text:style-name="T89">(</text:span><text:span text:style-name="T46">ומתוך שמנידות זרועותיהן תדיר - מתפשטים דדיהן</text:span><text:span text:style-name="T89">)</text:span>.</text:p>
      <text:p text:style-name="Standard"><text:span text:style-name="T100">רבי שמעון בן אלעזר אומר: בנות עשירים - צד ימין ממהר לבא, שנישוף </text:span><text:span text:style-name="T89">(</text:span><text:span text:style-name="T46">פריי"ד בלעז, כמו </text:span><text:span text:style-name="T47">(יומא דף ל.)</text:span><text:span text:style-name="T46"> 'מצוה לשפשף'</text:span><text:span text:style-name="T89">)</text:span><text:span text:style-name="T100"> באפקריסותן </text:span><text:span text:style-name="T89">(</text:span><text:span text:style-name="T46">מעפורת, והוא סודר, ותולה על דד הימין; אבל בנות עניים אין להן מעפורת</text:span><text:span text:style-name="T89">)</text:span><text:span text:style-name="T100">; בנות עניים - צד שמאל ממהר לבא, מפני ששואבות כדי מים עליהן.'</text:span></text:p>
      <text:p text:style-name="Standard">ואיבעית אימא: '<text:span text:style-name="T100">מפני שנושאין אחיהן על גססיהן</text:span>' <text:span text:style-name="T89">(</text:span><text:span text:style-name="T46">על צדיהן; </text:span><text:span text:style-name="T50">על צד תנשאו</text:span><text:span text:style-name="T46"> מתרגמינן 'על גססיהן תתנטלון' </text:span><text:span text:style-name="T47">(ישעיהו סו,יב)</text:span><text:span text:style-name="T89">)</text:span>.</text:p>
      <text:p text:style-name="Standard">תנו רבנן: '<text:span text:style-name="T100">צד שמאל קודם לצד ימין; רבי חנינא בן אחי רבי יהושע אומר: מעולם לא קדם צד שמאל לצד ימין, חוץ מאחת שהיתה בשכונתי שקדם צד שמאל לצד ימין - וחזר לאיתנו.</text:span>'</text:p>
      <text:p text:style-name="P10"/>
      <text:p text:style-name="Standard">תנו רבנן: '<text:span text:style-name="T108">כל הנבדקות - נבדקות על פי נשים; וכן היה רבי אליעזר מוסר לאשתו, ורבי ישמעאל מוסר לאמו; </text:span></text:p>
      <text:p text:style-name="Standard"><text:span text:style-name="T108">רבי יהודה אומר: לפני הפרק </text:span><text:span text:style-name="T89">(</text:span><text:span text:style-name="T46">קודם עונת נדרים, שאפילו הביאה - שומא נינהו, וקטנה היא</text:span><text:span text:style-name="T89">)</text:span><text:span text:style-name="T108"> ולאחר הפרק - נשים בודקות אותן </text:span><text:span text:style-name="T89">(</text:span><text:span text:style-name="T46">דבין אמרו "איתנהו", בין אמרו "ליתנהו" - בקטנה מחזקינן לה, ולאו עלייהו סמכינן, ובדיקתן להכי מהניא: דאי משתכחי בה הני גופייהו לאחר הפרק - אמרינן "שומא נינהו", כדמפרש לקמן; ולאחר הפרק נמי: אי אמרי "איתנהו" – מהימני, וחלצה, דהא אורחא הוא למיהוי לה; ואי אמרי "ליתנהו" - לא ממאנת: דחיישינן שמא נשרו; הלכך אנשים לא סמכינן</text:span><text:span text:style-name="T89">)</text:span><text:span text:style-name="T108">; תוך הפרק - אין נשים בודקות אותן, שאין משיאין ספקות על פי נשים </text:span><text:span text:style-name="T89">(</text:span><text:span text:style-name="T46">שאין נשים כדאי לסמוך עלייהו להתיר ספקות על פיהן, ולומר "גדולה היא", שתחלוץ; וסבירא ליה לרבי יהודה 'הביאה שתי שערות תוך הפרק - סימן הוא, כלאחר הפרק' הלכך לא מהימנן; והכי מפרש לה לקמן</text:span><text:span text:style-name="T89">)</text:span><text:span text:style-name="T108">.</text:span></text:p>
      <text:p text:style-name="Standard"><text:span text:style-name="T108">רבי שמעון אומר: אף תוך הפרק נשים בודקות אותן </text:span><text:span text:style-name="T89">(</text:span><text:span text:style-name="T46">מפרש לקמן</text:span><text:span text:style-name="T89">)</text:span><text:span text:style-name="T108">, </text:span></text:p>
      <text:p text:style-name="Standard"><text:soft-page-break/><text:span text:style-name="T108">ונאמנת אשה להחמיר אבל לא להקל; כיצד? – "גדולה היא" - שלא תמאן, "קטנה היא" - שלא תחלוץ, אבל אין נאמנת לומר "קטנה היא" - שתמאן, ו"גדולה היא" - שתחלוץ.</text:span>'</text:p>
      <text:p text:style-name="Standard">אמר מר: '<text:span text:style-name="T100">רבי יהודה אומר: לפני הפרק ולאחר הפרק נשים בודקות אותן</text:span>'; בשלמא לפני הפרק בעי בדיקה, דאי משתכחי לאחר הפרק - שומא נינהו <text:span text:style-name="T89">(</text:span><text:span text:style-name="T46">השתא אמרינן נמי 'לאחר הפרק - שומא נינהו' ולא חלצה אי לא אתו בה אחריני, ולהכי הוא דמהימני: למיאון, להחמיר שלא תמאן</text:span><text:span text:style-name="T89">)</text:span>; אלא לאחר הפרק למה לי בדיקה, והאמר רבא 'קטנה שהגיעה לכלל שנותיה אינה צריכה בדיקה: חזקה הביאה סימנין'?</text:p>
      <text:p text:style-name="Standard">כי אמר רבא חזקה – למיאון, אבל לחליצה בעיא בדיקה <text:span text:style-name="T89">(</text:span><text:span text:style-name="T46">ואשה נאמנת עליה, הואיל ולאחר הפרק הוה, ואורחא למהוי לה, כדפרשינן לקמן: לאחר הפרק - דאיכא חזקה דרבא - סמכינן אנשים</text:span><text:span text:style-name="T89">)</text:span>; </text:p>
      <text:p text:style-name="Standard">'<text:span text:style-name="T100">תוך הפרק אין נשים בודקות אותן</text:span>' - קסבר תוך הפרק כלאחר הפרק &lt;דמי&gt;, ולאחר הפרק - דאיכא חזקה דרבא - סמכינן אנשים ובדקי <text:span text:style-name="T89">(</text:span><text:span text:style-name="T46">והכי פירושא: תוך הפרק - להכי לא מהימנא: דקסבר רבי יהודה 'תוך הפרק - אם הביאה – אמרינן: 'סימן הם, וגדולה היא', הלכך אתי למשרי מידי דלאו אורחא על פי נשים דלאו כהלכתא: דאף על גב שנאמנות הן לאחר הפרק, התם הוא דאיכא חזקה דרבא</text:span><text:span text:style-name="T89">)</text:span>; <text:span text:style-name="T89">(</text:span><text:span text:style-name="T46">אבל</text:span><text:span text:style-name="T89">)</text:span> תוך הפרק, דליכא חזקה דרבא - לא סמכינן אנשים ולא בדקי נשים.</text:p>
      <text:p text:style-name="Standard">'<text:span text:style-name="T100">רבי שמעון אומר: אף תוך הפרק נשים בודקות אותן</text:span>', קסבר תוך הפרק כלפני הפרק <text:span text:style-name="T89">(</text:span><text:span text:style-name="T46">ושומא נינהו, הלכך לאו עלייהו סמכינן למימר 'גדולה היא' או 'קטנה היא'</text:span><text:span text:style-name="T89">)</text:span>, ובעיא בדיקה <text:span text:style-name="T89">(</text:span><text:span text:style-name="T46">ולהכי הוא דמהני</text:span><text:span text:style-name="T89">)</text:span>: דאי משתכחי לאחר הפרק - שומא נינהו;<text:span text:style-name="T46"> </text:span></text:p>
      <text:p text:style-name="Standard">'<text:span text:style-name="T100">ונאמנת אשה להחמיר אבל לא להקל</text:span>' – האי, מאן קתני לה <text:span text:style-name="T89">(</text:span><text:span text:style-name="T46">דהא אדרבי שמעון לא מתוקמא, דכיון דאמר 'תוך הפרק כלפני הפרק', אי בדקו לה תוך הפרק מאי? גדולה היא שלא תמאן איכא, והא אמרת 'אפילו משתכחי - שומא נינהו'</text:span><text:span text:style-name="T89">)</text:span>?</text:p>
      <text:p text:style-name="Standard">איבעית אימא רבי יהודה <text:span text:style-name="T89">(</text:span><text:span text:style-name="T46">דקאמר 'אין הנשים בודקות אותן'</text:span><text:span text:style-name="T89">)</text:span>, ואתוך הפרק <text:span text:style-name="T89">(</text:span><text:span text:style-name="T46">דתוך הפרק כלאחר הפרק דמי, ואי לא בדקו - שפיר אתי למימר אקטנה דגדולה היא, וקא משמע לן דלהחמיר מהימנא, אבל לפני הפרק ליכא למימר 'גדולה', שלא תמאן, דהא אפילו הביאה דברי הכל שומא נינהו, ולאחר הפרק - אפילו להקל קאמר רבי יהודה מהימנא</text:span><text:span text:style-name="T89">)</text:span>,</text:p>
      <text:p text:style-name="Standard"/>
      <text:p text:style-name="Standard">(נדה מט,א)</text:p>
      <text:p text:style-name="Standard">ואיבעית אימא רבי שמעון, ולאחר הפרק <text:span text:style-name="T89">(</text:span><text:span text:style-name="T46">ולאחר הפרק קאי, דקאמר רבי שמעון 'תוך הפרק בודקות', ולא אתינן למסמך עלייהו לחליצה ולמיאון, דהא אפילו משתכחי - כלפני הפרק דמי, וקטנה היא; אבל לאחר הפרק - דאי משתכחי סימן נינהו, ושרינן לה - לא מהימני אלא להחמיר</text:span><text:span text:style-name="T89">)</text:span>, ולית ליה חזקה דרבא.</text:p>
      <text:p text:style-name="Standard"/>
      <text:p text:style-name="Standard">מפני שאמרו אפשר <text:span text:style-name="T89">[לתחתון לבא עד שלא בא העליון אבל אי אפשר לעליון לבא עד שלא בא התחתון]</text:span>: </text:p>
      <text:p text:style-name="Standard">הא תו למה לי? הא תנא ליה רישא! וכי תימא משום דקא בעי למסתמה כרבנן <text:span text:style-name="T89">(</text:span><text:span text:style-name="T46">דהא '</text:span><text:span text:style-name="T75">מפני שאמרו</text:span><text:span text:style-name="T46">' סתמא היא, וקא משמע לן סתם משנה כרבנן, דאמרי אי אפשר</text:span><text:span text:style-name="T89">)</text:span> – פשיטא: יחיד ורבים הלכה כרבים!?</text:p>
      <text:p text:style-name="Standard">מהו דתימא מסתברא טעמא דרבי מאיר, דקא מסייע ליה קראי <text:span text:style-name="T89">(</text:span><text:span text:style-name="T50">שדים נכונו</text:span><text:span text:style-name="T46"> </text:span><text:span text:style-name="T47">(יחזקאל טז,ז)</text:span><text:span text:style-name="T46">, </text:span><text:span text:style-name="T50">בעשות מצרים דדיך</text:span><text:span text:style-name="T46"> </text:span><text:span text:style-name="T47">(יחזקאל כג,כא)</text:span><text:span text:style-name="T89">)</text:span> - קא משמע לן!</text:p>
      <text:p text:style-name="Standard">ואיבעית אימא: משום דקא בעי למתני '<text:span text:style-name="T100">כיוצא בו</text:span>' <text:span text:style-name="T111">[במשניות דלהלן]</text:span>.</text:p>
      <text:p text:style-name="P10"/>
      <text:p text:style-name="P10"/>
      <text:p text:style-name="Standard">משנה:</text:p>
      <text:p text:style-name="Standard">כיוצא בו: כל כלי חרס שהוא מכניס <text:span text:style-name="T89">(</text:span><text:span text:style-name="T46">שהוא מכניס משקה כשמניחו על המים יש בו נקב גדול שהמים נכנסין לתוכו</text:span><text:span text:style-name="T89">)</text:span> - מוציא <text:span text:style-name="T89">(</text:span><text:span text:style-name="T46">כל שכן אם נותן המים לתוכו יוצא המשקה לחוץ</text:span><text:span text:style-name="T89">)</text:span>, ויש <text:span text:style-name="T89">(</text:span><text:span text:style-name="T46">נקב קטן</text:span><text:span text:style-name="T89">)</text:span> שמוציא ואינו מכניס; <text:span text:style-name="T89">(</text:span><text:span text:style-name="T46">ובגמרא מפרש מאי נפקא מינה</text:span><text:span text:style-name="T89">)</text:span></text:p>
      <text:p text:style-name="Standard">כל אבר <text:span text:style-name="T89">(</text:span><text:span text:style-name="T46">אצבע יתרה</text:span><text:span text:style-name="T89">)</text:span> שיש בו צפורן - יש בו עצם <text:span text:style-name="T89">(</text:span><text:span text:style-name="T46">והוי 'אבר חשוב' ומטמא באהל אפילו אין בה שיעור, דקיימא לן '</text:span><text:span text:style-name="T75">האברים אין להם שיעור</text:span><text:span text:style-name="T46">' אפילו פחות מכזית מן המת</text:span><text:span text:style-name="T89">)</text:span>, ויש שיש בו עצם ואין בו צפורן <text:span text:style-name="T89">(</text:span><text:span text:style-name="T46">לא הוי 'אבר' אם יתרת היא, אבל אינה של יתרת - אפילו אין בו צפורן 'אבר' הוא, ומטמא</text:span><text:span text:style-name="T89">)</text:span>;</text:p>
      <text:p text:style-name="Standard">כל המטמא מדרס - מטמא טמא מת <text:span text:style-name="T89">(</text:span><text:span text:style-name="T46">כדמפרש בגמרא: שאין לך כלי הראוי למושב הזב שאין שֵׁם כלי עליו וראוי לקבל כל טומאות; והא דנקט 'טמא מת' - משום דומיא דמדרס הוא דאב הטומאה הוא, והכי קאמר: כל הראוי להיות אב הטומאה במדרס הזב - ראוי להיות אב הטומאה אם נגע במת או נטמא באהל המת</text:span><text:span text:style-name="T89">)</text:span>, ויש שמטמא טמא מת ואינו <text:soft-page-break/>מטמא מדרס <text:span text:style-name="T89">(</text:span><text:span text:style-name="T46">ויש שהוא כלי גמור לקבל כל טומאות ונעשה אב הטומאה על ידי מת, ואינו נעשה אב הטומאה על ידי הזב במדרס, כדמפרש בגמרא</text:span><text:span text:style-name="T89">)</text:span>.</text:p>
      <text:p text:style-name="Standard"/>
      <text:p text:style-name="Standard">גמרא:</text:p>
      <text:p text:style-name="Standard">מכניס - פסול למי חטאת <text:span text:style-name="T89">(</text:span><text:span text:style-name="T46">לקדש בו מי חטאת, דרחמנא אמר </text:span><text:span text:style-name="T47">(במדבר יט,יז)</text:span><text:span text:style-name="T50"> מים חיים אל כלי</text:span><text:span text:style-name="T46"> , והאי - לאו כלי הוא</text:span><text:span text:style-name="T89">)</text:span> ופסול משום גסטרא* <text:span text:style-name="T89">(</text:span><text:span text:style-name="T46">כלומרף כל שכן אם נקבה גסטרא בכונס משקה - בטיל לה מתורת גסטרא, וטהורה מכל טומאה, דהא אפילו כלי שלם מכי נקיב ככונס משקה - בטיל ליה</text:span><text:span text:style-name="T89">)</text:span>; מוציא <text:span text:style-name="T89">(</text:span><text:span text:style-name="T46">דנקב קטן הוא</text:span><text:span text:style-name="T89">)</text:span> - כשר למי חטאת <text:span text:style-name="T89">(</text:span><text:span text:style-name="T46">דכלי שלם בנקב קטן כולי האי לא בטיל</text:span><text:span text:style-name="T89">)</text:span> ופסול משום גסטרא <text:span text:style-name="T89">(</text:span><text:span text:style-name="T46">גסטרא שנקבה אפילו כמוציא משקה - בטלה לה</text:span><text:span text:style-name="T89">)</text:span>.</text:p>
      <text:p text:style-name="Standard">*<text:span text:style-name="T89">(</text:span><text:span text:style-name="T46">'גסטרא' היינו שברי כלי חרס הראויין למלאכה ועדיין מקבלין טומאה כדתניא בגמרא ב'אלו טרפות' </text:span><text:span text:style-name="T47">(חולין דף נד:, משנה כלים פ"ב מ"ב)</text:span><text:span text:style-name="T46">: '</text:span><text:span text:style-name="T75">הדקין שבכלי חרס, הן וקרקרותיהן ודופנותיהן יושבין שלא מסומכין שיעורן בכדי סיכת קטן עד לוג ומלוג עד סאה ברביעית</text:span><text:span text:style-name="T46"> כו'</text:span><text:span text:style-name="T89">)</text:span> </text:p>
      <text:p text:style-name="Standard">אמר רב אסי: שונין <text:span text:style-name="T89">(</text:span><text:span text:style-name="T46">הלכה למשה מסיני</text:span><text:span text:style-name="T89">)</text:span> כלי חרס - שיעורו בכונס משקה <text:span text:style-name="T89">(</text:span><text:span text:style-name="T46">פחות של שיעורים המבטלים אותו מהיות כלי – 'כונס משקה', הוא שיעור הראשון שהוא מבטלו מהיות כלי למי חטאת, כדאמר במסכת שבת </text:span><text:span text:style-name="T47">(דף צה:)</text:span><text:span text:style-name="T46"> '</text:span><text:span text:style-name="T75">חמש מדות בכלי חרס: 1.ניקב כמוציא משקה - טהור מלטמא, 'גסטרא' ועדיין כלי הוא לקדש בו מי חטאת; 2.ניקב ככונס משקה - פסול לקדש בו מי חטאת, ועדיין כלי הוא לכל שאר דברים; 3.ניקב כשורש קטן - טהור להכשיר זרעים, ועדיין כלי הוא לטומאה, שהרי ראוי לקבל בו זיתים; 4.ניקב כמוציא זית - טהור מטומאה שקבל, עד שייחדנו לרמונים; 5.ניקב כמוציא רמון - טהור מכלום</text:span><text:span text:style-name="T46">'; נמצא כונס משקה הוא שיעור הראשון; אבל כמוציא משקה לא בטיל</text:span><text:span text:style-name="T89">)</text:span> ולא אמרו מוציא משקה <text:span text:style-name="T89">(</text:span><text:span text:style-name="T46">בטיל</text:span><text:span text:style-name="T89">)</text:span> אלא לענין גסטרא בלבד <text:span text:style-name="T89">(</text:span><text:span text:style-name="T46">אף על פי שאינו מכניס</text:span><text:span text:style-name="T89">)</text:span>.</text:p>
      <text:p text:style-name="Standard">מאי טעמא?</text:p>
      <text:p text:style-name="Standard">אמר מר זוטרא בריה דרב נחמן: לפי שאין אומרים 'הבא גסטרא לגסטרא' <text:span text:style-name="T89">(</text:span><text:span text:style-name="T46">כשניקבה כמוציא משקה - שוב אין חס עליה, ואינו משתמש בה, שאין אומר 'הבא גסטרא אחרת ונניח תחת גסטרא זו לקבל משקה היוצא'; אבל בכלי שלם שנקב כמוציא משקה - לא בטיל מכלום, לפי שהוא חס עליו ואינו שוברו ומשתמש בו ומביא גסטרא ומניח תחתיו לקבל משקה היוצא</text:span><text:span text:style-name="T89">)</text:span>.</text:p>
      <text:p text:style-name="Standard"/>
      <text:p text:style-name="Standard">תנו רבנן: '<text:span text:style-name="T108">כיצד בודקין כלי חרס לידע אם ניקב בכונס משקה אם לאו? - יביא עריבה מלאה מים, ונותן קדרה לתוכה: אם כנסה </text:span><text:span text:style-name="T89">(</text:span><text:span text:style-name="T46">אם נכנס משקה לתוכה</text:span><text:span text:style-name="T89">)</text:span><text:span text:style-name="T108"> - בידוע שכונס משקה, ואם לאו - בידוע שמוציא משקה;</text:span></text:p>
      <text:p text:style-name="P18"/>
      <text:p text:style-name="Standard">(נדה מט,ב)</text:p>
      <text:p text:style-name="Standard"><text:span text:style-name="T108">רבי יהודה אומר: </text:span><text:span text:style-name="T89">(</text:span><text:span text:style-name="T46">לא כך בודקין אותה, דהא קולא הוא: דאיידי דדחיק להו לשולים - אימא עיילי מיא לגוה אפילו בנקב קטן; אלא הכי בדקינן לה:</text:span><text:span text:style-name="T89">)</text:span><text:span text:style-name="T108"> כופף אזני קדרה לתוכה, ומציף עליה מים </text:span><text:span text:style-name="T89">(</text:span><text:span text:style-name="T46">כופה פי הקדרה לתוך העריבה קודם שיתן המים, ואחר כך נותן מים בעריבה עד שיהו מים צפין על שוליה</text:span><text:span text:style-name="T89">)</text:span><text:span text:style-name="T108">, ואם כונס - בידוע שכונס משקה, ואם לאו - בידוע שמוציא משקה;</text:span></text:p>
      <text:p text:style-name="Standard"><text:span text:style-name="T108">או שופתה על גבי האור: אם האור מעמידה </text:span><text:span text:style-name="T89">(</text:span><text:span text:style-name="T46">שלא יצא המשקה</text:span><text:span text:style-name="T89">)</text:span><text:span text:style-name="T108"> - בידוע שמוציא משקה </text:span><text:span text:style-name="T89">(</text:span><text:span text:style-name="T46">בידוע שנקב קטן הוא ואינו ראוי להכניס משקה</text:span><text:span text:style-name="T89">)</text:span><text:span text:style-name="T108">, ואם לאו - בידוע שמכניס משקה;</text:span></text:p>
      <text:p text:style-name="Standard"><text:span text:style-name="T108">רבי יוסי אומר: אף לא שופתה על גבי האור, מפני שהאור מעמידה </text:span><text:span text:style-name="T89">(</text:span><text:span text:style-name="T46">אפילו נקב גדול</text:span><text:span text:style-name="T89">)</text:span><text:span text:style-name="T108">! אלא שופתה על גבי הרמץ </text:span><text:span text:style-name="T89">(</text:span><text:span text:style-name="T46">גחלים ואפר בוערים</text:span><text:span text:style-name="T89">)</text:span><text:span text:style-name="T108">: אם רמץ מעמידה - בידוע שמוציא משקה, ואם לאו - בידוע שכונס משקה;</text:span></text:p>
      <text:p text:style-name="Standard"><text:span text:style-name="T108">היה טורד טיפה אחר טיפה </text:span><text:span text:style-name="T89">(</text:span><text:span text:style-name="T46">כלומר: וזו נמי בדיקה: אם נתן לתוכו מים והן יוצאין טיף אחר טיף</text:span><text:span text:style-name="T89">)</text:span><text:span text:style-name="T108"> - בידוע שכונס משקה.</text:span>' <text:span text:style-name="T111">[עיין ערוך לנר]</text:span></text:p>
      <text:p text:style-name="Standard">מאי איכא בין תנא קמא לרבי יהודה?</text:p>
      <text:p text:style-name="Standard">אמר עולא: כינוס על ידי הדחק איכא בינייהו <text:span text:style-name="T89">(</text:span><text:span text:style-name="T46">לתנא קמא הוי כינוס, כדפרישית</text:span><text:span text:style-name="T89">)</text:span>. </text:p>
      <text:p text:style-name="Standard"/>
      <text:p text:style-name="Standard">כל אבר שיש בו צפורן <text:span text:style-name="T89">[יש בו עצם, ויש שיש בו עצם ואין בו צפורן]</text:span>: </text:p>
      <text:p text:style-name="Standard">יש בו צפורן <text:span text:style-name="T89">(</text:span><text:span text:style-name="T46">ואפילו היא יתרה, כגון אצבע ששית</text:span><text:span text:style-name="T89">)</text:span> - מטמא במגע ובמשא ובאהל <text:span text:style-name="T89">(</text:span><text:span text:style-name="T46">דהוי אבר חשוב, ואפילו ליכא כזית בשר - מטמא באהל, דקיימא לן '</text:span><text:span text:style-name="T75">האברים אין להן שיעור</text:span><text:span text:style-name="T46">' בפרק 'יוצא דופן' </text:span><text:span text:style-name="T47">(לעיל דף מג:)</text:span><text:span text:style-name="T89">)</text:span>; יש בו עצם ואין בו צפורן <text:span text:style-name="T89">(</text:span><text:span text:style-name="T46">לא הוי אבר</text:span><text:span text:style-name="T89">)</text:span> - <text:span text:style-name="T89">(</text:span><text:span text:style-name="T46">ומיהו</text:span><text:span text:style-name="T89">)</text:span> מטמא במגע ובמשא <text:span text:style-name="T89">(</text:span><text:span text:style-name="T46">כדין עצם כשעורה, שהרי יש בו עצם</text:span><text:span text:style-name="T89">)</text:span> ואינו מטמא באהל <text:span text:style-name="T89">(</text:span><text:span text:style-name="T46">עד דאיכא כזית בשר, דקיימא לן: עצם כשעורה מטמא במגע ובמשא ולא באהל; ואי איכא כזית בשר - ודאי </text:span><text:soft-page-break/><text:span text:style-name="T46">מטמא, דהא איכא כזית מן המת; ואי לאו יתרה היא - ודאי מטמא משום אבר באהל ואף על גב דליכא כזית בשר: דאפילו יתרה אמרינן לקמן דאי נספרת על גב היד - הויא 'אבר'</text:span><text:span text:style-name="T89">)</text:span>.</text:p>
      <text:p text:style-name="Standard">אמר רב חסדא: דבר זה - רבינו הגדול <text:span text:style-name="T89">(</text:span><text:span text:style-name="T46">רב</text:span><text:span text:style-name="T89">)</text:span> אמרו, המקום יהיה בעזרו: אצבע יתרה שיש בו עצם ואין בו צפורן - מטמא במגע ובמשא ואינו מטמא באהל.</text:p>
      <text:p text:style-name="Standard">אמר רבה בר בר חנה אמר רבי יוחנן: וכשאינה נספרת על גב היד <text:span text:style-name="T89">(</text:span><text:span text:style-name="T46">שאינה עומדת בשורת האצבעות</text:span><text:span text:style-name="T89">)</text:span>.</text:p>
      <text:p text:style-name="Standard"/>
      <text:p text:style-name="Standard">כל המטמא מדרס <text:span text:style-name="T89">[מטמא טמא מת, ויש שמטמא טמא מת ואינו מטמא מדרס]</text:span>: </text:p>
      <text:p text:style-name="Standard">כל <text:span text:style-name="T9">דחזי</text:span> למדרס - מטמא טמא מת. </text:p>
      <text:p text:style-name="Standard">'<text:span text:style-name="T100">ויש שמטמא טמא מת ואין מטמא מדרס</text:span>' - לאתויי מאי?</text:p>
      <text:p text:style-name="Standard">לאתויי סאה ותרקב <text:span text:style-name="T89">(</text:span><text:span text:style-name="T46">שאינן מדרס הזב לטמא אדם וכלים, אבל טמאין הם טומאת מגע הזב להיות ראשונים, ובמת נעשין אב הטומאה</text:span><text:span text:style-name="T89">)</text:span>, דתניא <text:span text:style-name="T47">(ויקרא טו,ו)</text:span><text:span text:style-name="T90"> והיושב על הכלי </text:span><text:span text:style-name="T91">[</text:span><text:span text:style-name="T15">אשר ישב עליו הזב</text:span><text:span text:style-name="T91"> יכבס בגדיו ורחץ במים וטמא עד הערב]</text:span>; יכול כפה סאה וישב עליה או תרקב וישב עליו יהא טמא? תלמוד לומר: '<text:span text:style-name="T90">אשר ישב עליו הזב</text:span>': מי שמיוחד לישיבה <text:span text:style-name="T89">(</text:span><text:span text:style-name="T65">הוא</text:span><text:span text:style-name="T46"> דהוו אב הטומאה, דכתיב </text:span><text:span text:style-name="T50">יכבס בגדיו</text:span><text:span text:style-name="T46"> וגו'</text:span><text:span text:style-name="T89">)</text:span>, יצא זה שאומרים לו "עמוד ונעשה מלאכתנו".<text:span text:style-name="T46"> </text:span></text:p>
      <text:p text:style-name="Standard"/>
      <text:p text:style-name="Standard"/>
      <text:p text:style-name="Standard">משנה:</text:p>
      <text:p text:style-name="Standard">כל הראוי לדון דיני נפשות <text:span text:style-name="T89">(</text:span><text:span text:style-name="T46">כל שכן שהוא</text:span><text:span text:style-name="T89">)</text:span> ראוי לדון דיני ממונות; ויש שראוי לדון דיני ממונות ואינו ראוי לדון דיני נפשות.</text:p>
      <text:p text:style-name="Standard"/>
      <text:p text:style-name="Standard">גמרא:</text:p>
      <text:p text:style-name="Standard">אמר רב יהודה: לאתויי ממזר <text:span text:style-name="T89">(</text:span><text:span text:style-name="T46">דכשר לדיני ממונות ופסול לדיני נפשות, כדכתיב </text:span><text:span text:style-name="T47">(בסנהדרין דף לו:)</text:span><text:span text:style-name="T46"> </text:span><text:span text:style-name="T50">כולך יפה רעיתי </text:span><text:span text:style-name="T51">[ומום אין בך]</text:span><text:span text:style-name="T50"> </text:span><text:span text:style-name="T47">[שיר השירים ד,ז]</text:span><text:span text:style-name="T89">)</text:span>.</text:p>
      <text:p text:style-name="Standard">תנינא חדא זימנא: 'הכל כשרין לדון דיני ממונות ואין הכל כשרין לדון דיני נפשות', והוינן בה: לאתויי מאי? ואמר רב יהודה: לאתויי ממזר!?</text:p>
      <text:p text:style-name="Standard">חדא לאתויי גר <text:span text:style-name="T89">(</text:span><text:span text:style-name="T46">נמי כשר לדיני ממונות</text:span><text:span text:style-name="T89">)</text:span>, וחדא לאתויי ממזר, וצריכי: דאי אשמעינן גר - משום דראוי לבא בקהל, אבל ממזר דאין ראוי לבא בקהל אימא לא! ואי אשמעינן ממזר - משום דקאתי מטפה כשרה, אבל גר דקאתי מטפה פסולה אימא לא! – צריכא.</text:p>
      <text:p text:style-name="Standard"/>
      <text:p text:style-name="Standard"/>
      <text:p text:style-name="Standard">משנה:</text:p>
      <text:p text:style-name="Standard">כל הכשר לדון - כשר להעיד, ויש שכשר להעיד ואינו כשר לדון.</text:p>
      <text:p text:style-name="Standard"><text:span text:style-name="T46">תוספות ד"ה כל הכשר לדון כשר להעיד. וא"ת והרי אשה דכשרה לדון, כדכתיב בדבורה </text:span><text:span text:style-name="T50">והיא שופטה את ישראל בעת ההיא</text:span><text:span text:style-name="T46">!?</text:span></text:p>
      <text:p text:style-name="Standard"><text:span text:style-name="T46">ובשלהי פ"ק דב"ק </text:span><text:span text:style-name="T47">(דף טו.)</text:span><text:span text:style-name="T46"> דרשינן: </text:span><text:span text:style-name="T50">אשר תשים לפניהם</text:span><text:span text:style-name="T46"> השוה הכתוב אשה לאיש לכל עונשין שבתורה; וכי היכי דהאי קרא מיירי בנדונין - מיירי נמי בדיינין, כדדרשינן ב'המגרש' </text:span><text:span text:style-name="T47">(גיטין פח:)</text:span><text:span text:style-name="T46"> '</text:span><text:span text:style-name="T50">לפניהם</text:span><text:span text:style-name="T46"> ולא לפני עובדי כוכבים'; ואשה פסולה להעיד, כדאמר בפרק 'שבועת העדות' </text:span><text:span text:style-name="T47">(שבועות דף ל.)</text:span><text:span text:style-name="T46">!?</text:span></text:p>
      <text:p text:style-name="P10">ויש לומר דהכי קאמר: כל איש הכשר לדון - כשר להעיד;</text:p>
      <text:p text:style-name="P10">אי נמי, נהי דבנידונין הוי אשה בכלל, מכל מקום בדיינים אין אשה בכלל, ודבורה היתה דנה על פי הדיבור;</text:p>
      <text:p text:style-name="P10">אי נמי לא היתה דנה אלא מלמדת להם הדינים.</text:p>
      <text:p text:style-name="Standard"><text:span text:style-name="T46">ובירושלמי פוסל אשה לדון, אית דילפי מ'</text:span><text:span text:style-name="T50">ועמדו שני אנשים</text:span><text:span text:style-name="T46">' שני – מ'</text:span><text:span text:style-name="T50">על פי שנים עדים</text:span><text:span text:style-name="T46">', ואית דילפי מ'</text:span><text:span text:style-name="T50">וישארו שני אנשים במחנה</text:span><text:span text:style-name="T46">'. </text:span></text:p>
      <text:p text:style-name="Standard"/>
      <text:p text:style-name="Standard">גמרא:</text:p>
      <text:p text:style-name="Standard">לאתויי מאי?</text:p>
      <text:p text:style-name="Standard">אמר רבי יוחנן: לאתויי סומא באחת מעיניו <text:span text:style-name="T89">(</text:span><text:span text:style-name="T46">דכשר להעיד ואינו כשר לדון; אבל בשתי עיניו - אפילו לעדות פסול, דכתיב </text:span><text:span text:style-name="T47">(ויקרא ה,א)</text:span><text:span text:style-name="T50"> או ראה</text:span><text:span text:style-name="T89">)</text:span>, ומני?</text:p>
      <text:p text:style-name="Standard"/>
      <text:p text:style-name="Standard"><text:span text:style-name="T108">(</text:span>נדה נ,א)</text:p>
      <text:p text:style-name="Standard"><text:soft-page-break/>- רבי מאיר היא <text:span text:style-name="T89">(</text:span><text:span text:style-name="T46">דפסיל סומא באחת מעיניו לדון</text:span><text:span text:style-name="T89">)</text:span>, דתניא: '<text:span text:style-name="T108">היה רבי מאיר אומר: מה תלמוד לומר: </text:span><text:span text:style-name="T47">(דברים כא,ה)</text:span><text:span text:style-name="T92"> </text:span><text:span text:style-name="T91">[ונגשו הכהנים בני לוי כי בם בחר ה' אלקיך לשרתו ולברך בשם ה' ו]</text:span><text:span text:style-name="T92">על פיהם יהיה כל ריב וכל נגע</text:span><text:span text:style-name="T108">? וכי מה ענין ריבים אצל נגעים? מקיש ריבים לנגעים: מה נגעים ביום, דכתיב </text:span><text:span text:style-name="T47">(ויקרא יג,יד)</text:span><text:span text:style-name="T92"> וביום הראות בו </text:span><text:span text:style-name="T91">[בשר חי יטמא]</text:span><text:span text:style-name="T108"> - אף ריבים ביום; ומה נגעים שלא בסומא </text:span><text:span text:style-name="T89">(</text:span><text:span text:style-name="T46">אפילו סומא באחת מעיניו</text:span><text:span text:style-name="T89">)</text:span><text:span text:style-name="T108">, דכתיב </text:span><text:span text:style-name="T47">(ויקרא יג,יב)</text:span><text:span text:style-name="T92"> </text:span><text:span text:style-name="T91">[ואם פרוח תפרח הצרעת בעור וכסתה הצרעת את כל עור הנגע מראשו ועד רגליו]</text:span><text:span text:style-name="T92"> לכל מראה עיני הכהן </text:span><text:span text:style-name="T89">(</text:span><text:span text:style-name="T46">עד דאיכא כולו מראה</text:span><text:span text:style-name="T89">)*</text:span><text:span text:style-name="T108"> - אף ריבים שלא בסומא; ומקיש נגעים לריבים: מה ריבים שלא בקרובים </text:span><text:span text:style-name="T89">(</text:span><text:span text:style-name="T46">דנפקא לן מ'</text:span><text:span text:style-name="T50">לא יומתו אבות על בנים</text:span><text:span text:style-name="T46">' </text:span><text:span text:style-name="T47">(דברים כד,טז)</text:span><text:span text:style-name="T89">)</text:span><text:span text:style-name="T108"> - אף נגעים שלא בקרובים </text:span><text:span text:style-name="T89">(</text:span><text:span text:style-name="T46">אין כהן רואה נגע קרובו</text:span><text:span text:style-name="T89">)</text:span><text:span text:style-name="T108">.</text:span></text:p>
      <text:p text:style-name="P18">אי מה ריבים בשלשה אף נגעים בשלשה?: ודין הוא: ממונו בשלשה, גופו לא כל שכן?</text:p>
      <text:p text:style-name="Standard"><text:span text:style-name="T108">תלמוד לומר: </text:span><text:span text:style-name="T47">(ויקרא יג,ב)</text:span><text:span text:style-name="T92"> </text:span><text:span text:style-name="T91">[אדם כי יהיה בעור בשרו שאת או ספחת או בהרת והיה בעור בשרו לנגע צרעת]</text:span><text:span text:style-name="T92"> והובא אל אהרן הכהן או אל אחד מבניו הכהנים</text:span><text:span text:style-name="T108"> - הא למדת שאפילו כהן אחד רואה את הנגעים.</text:span></text:p>
      <text:p text:style-name="Standard"><text:span text:style-name="T89">*</text:span><text:span text:style-name="T111"> עיין ערוך לנר שמסביר מדוע רש"י אינו אומר שהלימוד הוא מ'</text:span><text:span text:style-name="T120">עיני</text:span><text:span text:style-name="T111">', כלוממר: שתי העינים.</text:span></text:p>
      <text:p text:style-name="Standard">ההוא סמיא דהוה בשבבותיה דרבי יוחנן, דהוה קדיין דינא ולא קאמר ליה ולא מידי, היכי עביד הכי? והאמר רבי יוחנן 'הלכה כסתם משנה', ותנן: '<text:span text:style-name="T100">כל הכשר לדון כשר להעיד ויש כשר להעיד ואין כשר לדון</text:span>', ואמרינן לאתויי מאי? ואמר רבי יוחנן: לאתויי סומא באחת מעיניו?</text:p>
      <text:p text:style-name="Standard">רבי יוחנן - סתמא אחרינא אשכח, דתנן <text:span text:style-name="T87">[סנהדרין פ"ד מ"א]</text:span>: '<text:span text:style-name="T100">דיני ממונות דנין ביום וגומרין בלילה</text:span>' <text:span text:style-name="T89">(</text:span><text:span text:style-name="T46">אלמא לא מקשינן ריבים לנגעים דכתיב </text:span><text:span text:style-name="T50">וביום הראות בו בשר</text:span><text:span text:style-name="T46">, וכי היכי דלענין לילה לא מקיש - לענין סומא נמי לא מקיש</text:span><text:span text:style-name="T89">)</text:span>.</text:p>
      <text:p text:style-name="Standard">ומאי אולמיה דהאי סתמא מהאי סתמא?</text:p>
      <text:p text:style-name="Standard">איבעית אימא: סתמא דרבים עדיף <text:span text:style-name="T89">(</text:span><text:span text:style-name="T46">ההיא דלעיל אוקמינן כרבי מאיר, דיחיד הוא</text:span><text:span text:style-name="T89">)</text:span>, ואיבעית אימא: משום דקתני לה גבי הלכתא דדיני <text:span text:style-name="T89">(</text:span><text:span text:style-name="T46">בסנהדרין, דקא מיירי כולי מסכתא בדינין, הילכך עיקר היא; אבל הך - לא תנן לה הכא גבי נדה אלא אגב גררא, דנקט '</text:span><text:span text:style-name="T75">כיוצא בו</text:span><text:span text:style-name="T46">'</text:span><text:span text:style-name="T89">)</text:span>.<text:span text:style-name="T46"> </text:span></text:p>
      <text:p text:style-name="P3"/>
      <text:p text:style-name="P10"/>
      <text:p text:style-name="Standard">משנה:</text:p>
      <text:p text:style-name="Standard">כל שחייב במעשרות - מטמא טומאת אוכלין <text:span text:style-name="T89">(</text:span><text:span text:style-name="T46">דאין חייב לך במעשר אלא אוכל</text:span><text:span text:style-name="T89">)</text:span>, ויש שמטמא טומאת אוכלין ואינו חייב במעשרות.</text:p>
      <text:p text:style-name="Standard"/>
      <text:p text:style-name="Standard">גמרא:</text:p>
      <text:p text:style-name="Standard">לאתויי מאי?</text:p>
      <text:p text:style-name="Standard">לאתויי בשר ודגים וביצים.</text:p>
      <text:p text:style-name="Standard"/>
      <text:p text:style-name="Standard"/>
      <text:p text:style-name="Standard">משנה:</text:p>
      <text:p text:style-name="Standard">כל שחייב בפאה חייב במעשרות, ויש שחייב במעשרות ואינו חייב בפאה.</text:p>
      <text:p text:style-name="Standard"/>
      <text:p text:style-name="Standard">גמרא:</text:p>
      <text:p text:style-name="Standard">לאתויי מאי?</text:p>
      <text:p text:style-name="Standard">לאתויי תאֵנה וירק שאינו חייב בפאה, דתנן <text:span text:style-name="T87">[פאה פ"א מ"ד]</text:span>: '<text:span text:style-name="T100">כלל אמרו בפאה: כל שהוא אוכל, ונשמר, וגידולו מן הארץ, ולקיטתו כאחד, ומכניסו לקיום </text:span><text:span text:style-name="T89">(</text:span><text:span text:style-name="T46">שאדם יכול לאוצרו</text:span><text:span text:style-name="T89">)</text:span><text:span text:style-name="T100"> - חייב בפאה</text:span>' <text:span text:style-name="T89">(</text:span><text:span text:style-name="T46">בפאה כתיב </text:span><text:span text:style-name="T47">(ויקרא יט,ט)</text:span><text:span text:style-name="T50"> ובקוצרכם את קציר </text:span><text:span text:style-name="T46">וגו' - דומיא דקציר, דמכניסו לקיום, ואיכא כל הני</text:span><text:span text:style-name="T89">)</text:span>; </text:p>
      <text:p text:style-name="Standard">'<text:span text:style-name="T100">אוכל</text:span>' - למעוטי ספיחי סטים <text:span text:style-name="T89">(</text:span><text:span text:style-name="T46">קרו"ג </text:span><text:span text:style-name="T112">[כרכום – אוצר הלעזים]</text:span><text:span text:style-name="T89">)</text:span> וקוצה <text:span text:style-name="T89">(</text:span><text:span text:style-name="T46">גויטר"א, דאינו אוכל, אלא מין צבע</text:span><text:span text:style-name="T89">)</text:span> <text:span text:style-name="T89">(</text:span><text:span text:style-name="T46">ולא ידענא אמאי נקט 'ספיחים', וכמדומה לי שהראשונים ראויים לאכילה</text:span><text:span text:style-name="T89">)</text:span>; </text:p>
      <text:p text:style-name="Text_20_body_20_indent">תוספות ד"ה ספיחי סטים. פי' בקונטרס דדוקא נקט ספיחים, אבל תחלתן ראויין לאכילה; אי נמי ספיחים ראויין יותר, וס"ד דחייב בפאה - קא משמע לן. </text:p>
      <text:p text:style-name="Standard"><text:soft-page-break/>'<text:span text:style-name="T100">ונשמר</text:span>' - למעוטי הפקר; </text:p>
      <text:p text:style-name="Standard">'<text:span text:style-name="T100">וגידולו מן הארץ</text:span>' - למעוטי כמהים ופטריות; </text:p>
      <text:p text:style-name="P25"><text:span text:style-name="T46">תוספות ד"ה וגידולו מן הארץ למעוטי כמהין ופטריות. בפרק 'כיצד מברכין' </text:span><text:span text:style-name="T47">(ברכות דף מ:)</text:span><text:span text:style-name="T46"> פריך: והא תנן 'אם אמר כל גידולי קרקע עלי קונם אסור בכמהים ופטריות'? ומשני: מירבא רבו מארעא, מינק לא ינקי מארעא;</text:span></text:p>
      <text:p text:style-name="P28">והא 'כל דבר שאין גידולו מן הארץ' קתני?</text:p>
      <text:p text:style-name="P25"><text:span text:style-name="T46">תני' וכל דבר שאין </text:span><text:span text:style-name="T65">יונק</text:span><text:span text:style-name="T46"> מן הארץ'; אם כן נמי בשמעתין צריך למיתני </text:span><text:span text:style-name="T65">יונק</text:span><text:span text:style-name="T46"> מן הארץ. </text:span></text:p>
      <text:p text:style-name="Standard">'<text:span text:style-name="T100">ולקיטתו כאחד</text:span>' - למעוטי תאנה <text:span text:style-name="T89">(</text:span><text:span text:style-name="T46">תאנה אינה מבשלה כאחד</text:span><text:span text:style-name="T89">)</text:span>;</text:p>
      <text:p text:style-name="P28">תוספות ד"ה למעוטי תאנה. תימה: מאי שנא דתאנה וירק חייבין במעשר ופטורים מן הפאה?: דמן התורה אין נוהג פאה ומעשר אלא בדגן תירוש ויצהר בלבד, ומאי שנא דחייבו חכמים טפי במעשר מבפאה?</text:p>
      <text:p text:style-name="P28">ואומר ר"ת: משום דתאנה אין לקטיתה כאחד, הלכך לא גזרו חכמים פאה בה: שלא יצפו עניים מתי יגמור בעל הבית לקיטתו ויפסידו יותר במקום אחר ממה שירויחו בפאה זאת; וירק נמי: אין הפאה חשובה ואינה שוה כי אם מעט, ואם ימתינו אחריה עד הערב - יפסידו יותר. </text:p>
      <text:p text:style-name="Standard">'<text:span text:style-name="T100">ומכניסו לקיום</text:span>' - למעוטי ירק;</text:p>
      <text:p text:style-name="Standard">ואילו גבי מעשר תנן <text:span text:style-name="T87">[מעשרות פ"א מ"א]</text:span>: '<text:span text:style-name="T100">כל שהוא אוכל ונשמר וגידולו מן הארץ - חייב במעשרות</text:span>', ואילו 'לקיטתו כאחד' <text:span text:style-name="T89">(</text:span><text:span text:style-name="T46">דממעט תאנה</text:span><text:span text:style-name="T89">)</text:span> ו'מכניסו לקיום' <text:span text:style-name="T89">(</text:span><text:span text:style-name="T46">דממעט ירק</text:span><text:span text:style-name="T89">)</text:span> - לא קתני <text:span text:style-name="T89">(</text:span><text:span text:style-name="T46">אלמא תאנה וירק חייבין במעשר מדרבנן, דמדאורייתא לא מיחייב אלא דגן ותירוש ויצהר</text:span><text:span text:style-name="T89">)</text:span>. </text:p>
      <text:p text:style-name="Standard">אם היו בהם שומים ובצלין – חייבין, דתנן <text:span text:style-name="T87">[פאה פ"ג מ"ד]</text:span>: '<text:span text:style-name="T108">מלבנות </text:span><text:span text:style-name="T89">(</text:span><text:span text:style-name="T46">שורות</text:span><text:span text:style-name="T89">)</text:span><text:span text:style-name="T108"> בצלים שבין הירק </text:span><text:span text:style-name="T89">(</text:span><text:span text:style-name="T46">שומים ובצלים מכניסן לקיום, לפיכך חייבים בפאה</text:span><text:span text:style-name="T89">)</text:span><text:span text:style-name="T108">: רבי יוסי אומר: פאה מכל אחת ואחת </text:span><text:span text:style-name="T89">(</text:span><text:span text:style-name="T46">דירק הזרוע בין שורה לשורה מפסיק להו</text:span><text:span text:style-name="T89">)</text:span><text:span text:style-name="T108">, וחכמים אומרים: מאחת על הכל</text:span>'.</text:p>
      <text:p text:style-name="Standard">אמר רבה בר בר חנה אמר רבי יוחנן: 'עולשין <text:span text:style-name="T89">(</text:span><text:span text:style-name="T46">עשב ושמו קרישפל"א</text:span><text:span text:style-name="T89">)</text:span> שזרען מתחילה לבהמה ונמלך עליהן לאדם</text:p>
      <text:p text:style-name="Standard"/>
      <text:p text:style-name="Standard">(נדה נ,ב)</text:p>
      <text:p text:style-name="Standard">צריכות מחשבה <text:span text:style-name="T89">(</text:span><text:span text:style-name="T46">לאכילה</text:span><text:span text:style-name="T89">)</text:span> לכשיתלשו <text:span text:style-name="T89">(</text:span><text:span text:style-name="T46">ושוב תטמא טומאת אוכלין: שיחשב עליהן לאחר תלישתן לאוכלן, ואף על גב דכבר חשב בחבורן, שהרי נמלך עליהן לאדם</text:span><text:span text:style-name="T89">)</text:span>' - קסבר מחשבת חבור לא שמה מחשבה.</text:p>
      <text:p text:style-name="Standard">אמר רבא: אף אנן נמי תנינא <text:span text:style-name="T87">[טהרות פ"א מ"א]</text:span>: '<text:span text:style-name="T100">שלשה-עשר דברים נאמרו בנבלת עוף טהור,</text:span> וזה אחד מהן:<text:span text:style-name="T100"> צריכה מחשבה </text:span><text:span text:style-name="T89">(</text:span><text:span text:style-name="T46">לאכילה, ושוב תטמא מאיליה, ותחזור ותטמא אוכלין במגע, דהא מאיליה קודם מחשבה אין לה טומאה אלא בבית הבליעה</text:span><text:span text:style-name="T89">)</text:span><text:span text:style-name="T100"> ואינה צריכה הכשר</text:span>' <text:span text:style-name="T89">(</text:span><text:span text:style-name="T46">כדיליף לקמן בשמעתין: '</text:span><text:span text:style-name="T75">כל שסופו לטמא טומאה חמורה - אין צריך הכשר</text:span><text:span text:style-name="T46">' - לא שום הכשר ירידת טומאה: לא הכשר מים, ולא הכשר שרץ, אלא מאיליה בלא שום נגיעה</text:span><text:span text:style-name="T89">)</text:span>, אלמא מחשבת חיים לא שמה מחשבה <text:span text:style-name="T89">(</text:span><text:span text:style-name="T46">דהא מחיים סתמא לאכילה, ואפילו הכי לא מהניא ההיא מחשבה לטומאה, דבעינן </text:span><text:span text:style-name="T65">מחשבה בשעה שראוי לקבל טומאה</text:span><text:span text:style-name="T46">, ומחיים לאו בר קבולי טומאה הוא</text:span><text:span text:style-name="T89">)</text:span> - הכא נמי מחשבת חבור <text:span text:style-name="T89">(</text:span><text:span text:style-name="T46">הואיל ומחובר לאו בר קבולי טומאה -</text:span><text:span text:style-name="T89">)</text:span> לא שמה מחשבה.</text:p>
      <text:p text:style-name="Standard">רבי זירא אמר: הכא בגוזל שנפל מן הרום עסקינן <text:span text:style-name="T89">(</text:span><text:span text:style-name="T46">עוף הבר פורח באויר</text:span><text:span text:style-name="T89">)</text:span>, דלא הוה קמן <text:span text:style-name="T89">(</text:span><text:span text:style-name="T46">מחיים</text:span><text:span text:style-name="T89">)</text:span> דלחשוב עליה.</text:p>
      <text:p text:style-name="Standard">אמר ליה אביי: תרנגולת שביבנה <text:span text:style-name="T89">(</text:span><text:span text:style-name="T46">דאמרינן לקמן: כותים היו שם, וחשבו עליה; והא תרנגולת - עוף מזומן הוה, והויא קמן מחיים, ואפילו הכי בעי מחשבה לטומאת מגע!</text:span><text:span text:style-name="T89">)</text:span> - מאי איכא למימר?</text:p>
      <text:p text:style-name="Standard">אמר ליה: תרנגול ברא הוה.</text:p>
      <text:p text:style-name="Standard">אחיכו עליה: תרנגול ברא - עוף טמא הוא, ועוף טמא מי קמטמא <text:span text:style-name="T89">(</text:span><text:span text:style-name="T46">בבית הבליעה</text:span><text:span text:style-name="T89">)</text:span>! <text:span text:style-name="T89">(</text:span><text:span text:style-name="T46">והא קיימא לן </text:span><text:span text:style-name="T47">(חולין דף ק:)</text:span><text:span text:style-name="T46"> 'מי שאיסורו משום בל תאכל נבלה, יצא זה שאיסורו משום בל תאכל טמא – לא! ותרנגולת שביבנה מטמיא בבית הבליעה הואי, מדקא מייתי לה רבי יוחנן בן נורי לקמן סייעתא למילתיה, דפליג בגוזל שנפלה בגת - אלמא דומיא דגוזל הוא</text:span><text:span text:style-name="T89">)</text:span>?</text:p>
      <text:p text:style-name="Standard">אמר להו אביי: גברא רבה אמר מילתא - לא תחיכו עליה: בתרנגולת שמרדה <text:span text:style-name="T89">(</text:span><text:span text:style-name="T46">שברחה ונעשית מדברית לאדוניה, </text:span><text:span text:style-name="T65">ושם גדלה אפרוחין*, ומהן נפל אחד כאן</text:span><text:span text:style-name="T46">, דלא היתה בו מחשבה מעולם</text:span><text:span text:style-name="T89">)</text:span>, ומאי 'ברא' <text:span text:style-name="T89">(</text:span><text:span text:style-name="T46">דקאמר לכו</text:span><text:span text:style-name="T89">)</text:span>? דאיבראי ממרה <text:span text:style-name="T89">(</text:span><text:span text:style-name="T46">הנעשה מדברית לאדוניה</text:span><text:span text:style-name="T89">)</text:span>.</text:p>
      <text:p text:style-name="Standard">*<text:span text:style-name="T111">[שהרי התרנגולת עצמה, לפני שמרדה, הרי חשב עליה בסתם לאוכלין, וזה מועיל, ולכן מסביר רש"י שמדובר באפרוחין שנולדו לאחר שמרדה]</text:span></text:p>
      <text:p text:style-name="Standard">רב פפא אמר: תרנגולתא <text:span text:style-name="T89">(</text:span><text:span text:style-name="T46">נקבה</text:span><text:span text:style-name="T89">)</text:span> דאגמא הואי <text:span text:style-name="T89">(</text:span><text:span text:style-name="T46">דההוא - עוף טהור הוא אליבא דרב פפא</text:span><text:span text:style-name="T89">)</text:span>;</text:p>
      <text:p text:style-name="Standard"><text:soft-page-break/>רב פפא לטעמיה, דאמר רב פפא: תרנגול דאגמא – אסור; תרנגולתא דאגמא – שריא; וסימניך: עמוני ולא עמונית.</text:p>
      <text:p text:style-name="Standard">דרש מרימר: תרנגולתא דאגמא אסירא: חזיוה רבנן דדרסה ואכלה <text:span text:style-name="T89">(</text:span><text:span text:style-name="T46">מקבלת ברגליה מה שאוכלת; ואני אומר שדורסת על מאכלה ברגליה לאחוז שלא יבא כולו לפיה, ואין עוף טהור עושה כן</text:span><text:span text:style-name="T89">)</text:span> והיינו 'גירותא' <text:span text:style-name="T89">(</text:span><text:span text:style-name="T46">דקיימא לן: 'גירותא' עוף טמא הוא, דאמר בפרק 'כל הבשר' </text:span><text:span text:style-name="T47">(חולין דף קט:)</text:span><text:span text:style-name="T46"> '</text:span><text:span text:style-name="T75">כל מה דאסר לן רחמנא - שרא לן לקבליה: אסר לן דמא - שרא לן כבדא; אסר לן גירותא - שרא לן לישנא דכוורא</text:span><text:span text:style-name="T46">'</text:span><text:span text:style-name="T89">)</text:span>. </text:p>
      <text:p text:style-name="Standard">תנו רבנן <text:span text:style-name="T47">[טהרות פ"ח מ"ו; תופסתא טהרות פ"ט מ"ז, עם תוספות הסבר]</text:span>: '<text:span text:style-name="T108">גוזל </text:span><text:span text:style-name="T89">(</text:span><text:span text:style-name="T46">טהור</text:span><text:span text:style-name="T89">)</text:span><text:span text:style-name="T108"> שנפל לגת </text:span><text:span text:style-name="T89">(</text:span><text:span text:style-name="T46">ומת</text:span><text:span text:style-name="T89">)</text:span><text:span text:style-name="T108">, וחשב עליו להעלותו לכותי </text:span><text:span text:style-name="T89">(</text:span><text:span text:style-name="T46">להאכילו</text:span><text:span text:style-name="T89">)</text:span><text:span text:style-name="T108"> – טמא </text:span><text:span text:style-name="T89">(</text:span><text:span text:style-name="T46">טומאת אוכלין, ומטמא אוכלין אחרים במגע, דמעצמו באה עליו טומאה, משחשב עליו, כדיליף לקמן: הואיל וסופו מטמא אדם - כגון האוכלו מטמא בגדים בבית הבליעה - לענין טומאה קלה נמי לא בעי הכשר מים ולא הכשר נגיעת שרץ; 'הכשר' היינו דבר שמכשירו לטומאה, כגון שרץ ומים</text:span><text:span text:style-name="T89">)</text:span><text:span text:style-name="T108">; לכלב – טהור; רבי יוחנן בן נורי אומר: אף לכלב טמא </text:span><text:span text:style-name="T89">(</text:span><text:span text:style-name="T46">טומאת אוכלין, ולאו משום דאכילת כלב מחשבה היא, אלא לרבי יוחנן בן נורי לא בעי מחשבה</text:span><text:span text:style-name="T89">)</text:span><text:span text:style-name="T108">; אמר רבי יוחנן בן נורי: קל וחומר: אם מטמא טומאה חמורה שלא במחשבה </text:span><text:span text:style-name="T89">(</text:span><text:span text:style-name="T46">כגון האוכלה מטמא בגדים בבית הבליעה ואפילו לא חשב עליו, כגון שלא ידע שזה הוא</text:span><text:span text:style-name="T89">)</text:span><text:span text:style-name="T108">, לא יטמא טומאה קלה </text:span><text:span text:style-name="T89">(</text:span><text:span text:style-name="T46">אוכלין ומשקין</text:span><text:span text:style-name="T89">)</text:span><text:span text:style-name="T108"> שלא במחשבה?</text:span></text:p>
      <text:p text:style-name="Standard"><text:span text:style-name="T108">אמרו לו: לא! אם אמרת בטומאה חמורה שכן אינה יורדת לכך </text:span><text:span text:style-name="T89">(</text:span><text:span text:style-name="T46">אינה יורדת לדין מחשבה; ולקמן מפרש מה היא</text:span><text:span text:style-name="T89">)</text:span><text:span text:style-name="T108">, תאמר בטומאה קלה שכן יורדת לכך?</text:span></text:p>
      <text:p text:style-name="Standard"><text:span text:style-name="T108">אמר להן: תרנגולת שביבנה תוכיח </text:span><text:span text:style-name="T89">(</text:span><text:span text:style-name="T46">שמתה תרנגולת ביבנה, ובא מעשה לפני חכמים</text:span><text:span text:style-name="T89">)</text:span><text:span text:style-name="T108">, שיורדת לכך וטמאוה שלא במחשבה </text:span><text:span text:style-name="T89">(</text:span><text:span text:style-name="T46">ואף על פי שיורדת לכך, כלומר: דלטומאה קלה טמאוה שלא במחשבה, ובטומאה קלה אמרת 'יורדת לכך'</text:span><text:span text:style-name="T89">)</text:span><text:span text:style-name="T108">!</text:span></text:p>
      <text:p text:style-name="Standard"><text:span text:style-name="T108">אמרו לו: משם ראיה? - כותים היו שם וחשבו עליה לאכילה.</text:span>';</text:p>
      <text:p text:style-name="Standard">במאי עסקינן? אילימא בכרכים - למה לה מחשבה, והתנן <text:span text:style-name="T87">[עוקצין פ"ג מ"ג - בסיפא]</text:span>: '<text:span text:style-name="T100">נבלת בהמה טהורה בכל מקום </text:span><text:span text:style-name="T89">(</text:span><text:span text:style-name="T46">ואפילו בכפרים, דליכא אוכלין מרובין - סתמא לאכילה</text:span><text:span text:style-name="T89">)</text:span><text:span text:style-name="T100">, ונבלת עוף טהור והחלב בכרכים </text:span><text:span text:style-name="T111">[במשנה: 'בשוקים']</text:span> <text:span text:style-name="T89">(</text:span><text:span text:style-name="T46">ונבלת עוף טהור בכרכים, דאיכא עם רב, ואוכלין הכל, וכן חלב בהמה דכרכים</text:span><text:span text:style-name="T89">)</text:span><text:span text:style-name="T100"> - אין צריכין לא מחשבה ולא הכשר</text:span>' <text:span text:style-name="T89">(</text:span><text:span text:style-name="T46">אבל בכפרים בעי מחשבה</text:span><text:span text:style-name="T89">)</text:span>! אלא בכפרים? ומי איכא למאן דאמר דלא בעיא מחשבה? והתנן <text:span text:style-name="T87">[עוקצין פ"ג מ"ג - ברישא]</text:span>: '<text:span text:style-name="T100">נבלת בהמה טמאה בכל מקום, ונבלת עוף טהור בכפרים צריכה מחשבה</text:span> <text:span text:style-name="T89">(</text:span><text:span text:style-name="T46">נבלת בהמה טמאה בכל מקום - סתמא לאו לאכילה, הלכך בעיא מחשבה; ונהי דאי איכא כזית בלא מחשבה מטמיא אפילו אדם וכלים, וכל שכן אוכלין ומשקין, אלא להכי מהניא מחשבתה: דאי איכא פחות מכביצה שאר אוכלין ופחות מכזית נבלה - משלים לכביצה: אי חשיב ליה - מצטרפא בהדייהו ומקבלת טומאה במגע שרץ, ואי לא - לא</text:span><text:span text:style-name="T89">)</text:span><text:span text:style-name="T100"> ואינה צריכה הכשר</text:span> <text:span text:style-name="T89">(</text:span><text:span text:style-name="T46">דסופה לטמא טומאה חמורה</text:span><text:span text:style-name="T89">)</text:span>'? </text:p>
      <text:p text:style-name="Standard">אמר רבי זעירא בר חנינא: לעולם בכרך, וגתו מאסתו <text:span text:style-name="T89">(</text:span><text:span text:style-name="T46">והיינו טעמא דלרבנן בעיא מחשבה: דגת שנפל לתוכה – מאסתו, ואינו הגון לאכילה כל כך</text:span><text:span text:style-name="T89">)</text:span> ועשאתו ככפר.</text:p>
      <text:p text:style-name="Standard">'<text:span text:style-name="T100">אמר רבי יוחנן בן נורי: קל וחומר: אם מטמאה טומאה חמורה שלא במחשבה, לא תטמא טומאה קלה שלא במחשבה? אמרו לו: לא! אם אמרת בטומאה חמורה שכן אינה יורדת לכך</text:span>'; מאי '<text:span text:style-name="T100">אינה יורדת לכך</text:span>'?</text:p>
      <text:p text:style-name="Standard">אמר רבא: הכי קאמרי ליה: '<text:span text:style-name="T100">לא! אם אמרת</text:span></text:p>
      <text:p text:style-name="Standard"/>
      <text:p text:style-name="Standard">(נדה נא,א)</text:p>
      <text:p text:style-name="Standard"><text:span text:style-name="T100">בטומאה חמורה שכן אינה עושה כיוצא בה </text:span><text:span text:style-name="T89">(</text:span><text:span text:style-name="T46">מאחר שמטמאה נבלה את האדם - אין אותו אדם חוזר ומטמא אדם: שאין מטמא אדם אלא אב הטומאה</text:span><text:span text:style-name="T89">)</text:span><text:span text:style-name="T100">, תאמר בטומאה קלה שעושה כיוצא בה </text:span><text:span text:style-name="T89">(</text:span><text:span text:style-name="T46">אבל אוכל חוזר ומטמא אוכל - מדרבנן</text:span><text:span text:style-name="T89">)</text:span><text:span text:style-name="T100">?</text:span></text:p>
      <text:p text:style-name="Standard">אמר ליה אביי: כל דכן הוא: ומה טומאה חמורה, דקילא: דאינה עושה כיוצא בה, מטמאה שלא במחשבה - טומאה קלה, דחמירא: דעושה כיוצא בה, אינו דין שמטמאה שלא במחשבה?</text:p>
      <text:p text:style-name="Standard">אלא <text:span text:style-name="T111">[מוסר לנו אביי?]</text:span> אמר רב ששת: הכי קאמר: '<text:span text:style-name="T100">לא! אם אמרת בטומאה חמורה שכן</text:span> אינה צריכה הכשר, תאמר בטומאה קלה שצריכה הכשר'? </text:p>
      <text:p text:style-name="Standard">ומי צריכה הכשר? והתנן <text:span text:style-name="T87">[טהרות פ"א מ"א]</text:span>: '<text:span text:style-name="T100">שלשה </text:span><text:span text:style-name="T89">[עשר]</text:span><text:span text:style-name="T100"> דברים נאמרו בנבלת עוף טהור: צריכה מחשבה, ואינה מטמאה אלא בבית הבליעה, </text:span>ואינה<text:span text:style-name="T100"> צריכה הכשר...</text:span>'?</text:p>
      <text:p text:style-name="Standard">נהי דהכשר שרץ <text:span text:style-name="T89">(</text:span><text:span text:style-name="T46">שיכשירו שרץ להביאו לידי טומאה</text:span><text:span text:style-name="T89">)</text:span> לא בעיא, הכשר מים בעיא.<text:span text:style-name="T46"> </text:span></text:p>
      <text:p text:style-name="Standard"><text:soft-page-break/>מאי שנא הכשר שרץ דלא בעיא כדתנא דבי רבי ישמעאל? הכשר מים נמי לא תבעי כדתנא דבי רבי ישמעאל!?</text:p>
      <text:p text:style-name="P25">דתנא דבי רבי ישמעאל: <text:span text:style-name="T47">(ויקרא יא,לז)</text:span><text:span text:style-name="T90"> </text:span><text:span text:style-name="T91">[וכי יפל מנבלתם]</text:span><text:span text:style-name="T102"> על כל זרע זרוע אשר יזרע </text:span><text:span text:style-name="T91">[טהור הוא]</text:span><text:span text:style-name="T100">; מה זרעים שאין סופן לטמא טומאה חמורה </text:span><text:span text:style-name="T89">(</text:span><text:span text:style-name="T46">אין לך אוכל מטמא אדם</text:span><text:span text:style-name="T89">)</text:span><text:span text:style-name="T100"> צריכין הכשר - אף כל שאין סופן לטמא טומאה חמורה צריכין הכשר; יצתה נבלת עוף טהור שסופה לטמא טומאה חמורה שאין צריך הכשר</text:span>';</text:p>
      <text:p text:style-name="Standard">אלא אמר רבא, ואיתימא רב פפא: שום טומאה חמורה בעולם, שום טומאה קלה בעולם. <text:span text:style-name="T89">(</text:span><text:span text:style-name="T46">לא אם אמרת בטומאה חמורה דין הוא שמטמא בלא מחשבה, שלא מצינו שום טומאה ששמה טומאה חמורה שתהא צריכה הכשר - תאמר בטומאה קלה דאוכלין, שאף על פי שזו אינה צריכה הכשר - הרי כל אוכלין יש עליהם שום טומאה קלה, וצריכין הכשר! הלכך הכא נמי בעיא מחשבה.</text:span><text:span text:style-name="T89">)</text:span> </text:p>
      <text:p text:style-name="P3"/>
      <text:p text:style-name="Standard">אמר רבא: ומודה רבי יוחנן <text:span text:style-name="T111">[שאמר לעיל בשלהי דף נ,א: </text:span><text:span text:style-name="T89">אמר רבי יוחנן: 'עולשין שזרען מתחילה לבהמה ונמלך עליהן לאדם </text:span><text:span text:style-name="T47">(נדה נ,ב)</text:span><text:span text:style-name="T89"> צריכות מחשבה לכשיתלשו</text:span><text:span text:style-name="T111">]</text:span> לענין מעשר דמחשבת חיבור שמה מחשבה <text:span text:style-name="T89">(</text:span><text:span text:style-name="T46">דהואיל ונמלך עליהן לאדם - הויא מחשבה, וחייבין במעשר</text:span><text:span text:style-name="T89">)</text:span>.</text:p>
      <text:p text:style-name="Standard">אמר רבא: מנא אמינא לה? - דתנן <text:span text:style-name="T87">[מעשות פ"ג מ"ט]</text:span>: '<text:span text:style-name="T100">הסיאה </text:span><text:span text:style-name="T89">(</text:span><text:span text:style-name="T46">פוליו"ל</text:span><text:span text:style-name="T89">)</text:span><text:span text:style-name="T100">, והאזוב, והקורנית </text:span><text:span text:style-name="T89">(</text:span><text:span text:style-name="T46">שדריא"ה</text:span><text:span text:style-name="T89">)</text:span><text:span text:style-name="T100"> שבחצר: אם היו נשמרין </text:span><text:span text:style-name="T89">(</text:span><text:span text:style-name="T46">סלקא דעתא אם היו נשמרין לאכילת אדם</text:span><text:span text:style-name="T89">)</text:span><text:span text:style-name="T100"> - חייבין</text:span>'; היכי דמי?: אילימא דזרעינהו מתחלה לאדם, צריכא למימר? אלא - לאו דזרעינהו מתחלה לבהמה, וקתני '<text:span text:style-name="T100">אם היו נשמרין </text:span><text:span text:style-name="T89">(</text:span><text:span text:style-name="T46">אם חזר ושמרן לאדם</text:span><text:span text:style-name="T89">)</text:span><text:span text:style-name="T100"> – חייבין</text:span>'!</text:p>
      <text:p text:style-name="Standard">אמר רב אשי: הכא בחצר שעלו מאיליהן עסקינן, וסתמא לאדם קיימי, <text:span text:style-name="T89">(</text:span><text:span text:style-name="T46">וכיון דסתמייהו לאדם, מאי '</text:span><text:span text:style-name="T75">אם היו נשמרין</text:span><text:span text:style-name="T46">'?</text:span><text:span text:style-name="T89">)</text:span> והכי קאמר: אם החצר משמרת פירותיה <text:span text:style-name="T89">(</text:span><text:span text:style-name="T46">דלא הוי הפקר</text:span><text:span text:style-name="T89">)</text:span> – חייבין, ואם לאו – פטורין.<text:span text:style-name="T46"> </text:span></text:p>
      <text:p text:style-name="Standard">מתיב רב אשי <text:span text:style-name="T89">(</text:span><text:span text:style-name="T46">לרבא</text:span><text:span text:style-name="T89">)</text:span><text:span text:style-name="T46"> </text:span><text:span text:style-name="T47">[מהמשנה לעיל נ,א]</text:span>: '<text:span text:style-name="T100">כל שחייבין במעשרות - מטמאין טומאת אוכלין</text:span>', ואם איתא <text:span text:style-name="T89">(</text:span><text:span text:style-name="T46">דלענין מעשר הויא מחשבה</text:span><text:span text:style-name="T89">)</text:span> הא איכא הני <text:span text:style-name="T89">(</text:span><text:span text:style-name="T46">עולשין שזרען לבהמה ונמלך עליהם לאדם</text:span><text:span text:style-name="T89">)</text:span> דקחייבין במעשר ואין מטמאין טומאת אוכלין <text:span text:style-name="T89">(</text:span><text:span text:style-name="T46">דהא לענין טומאה אמרת לאו מחשבה היא</text:span><text:span text:style-name="T89">)</text:span>!?</text:p>
      <text:p text:style-name="Standard">אמר רבא: הכי קאמר: כל מין שחייב במעשר - מטמא טומאת אוכלין; הכי נמי מסתברא, מדקתני סיפא <text:span text:style-name="T47">[משנה להלן נא,ב]</text:span> '<text:span text:style-name="T100">כל שחייב בראשית הגז </text:span><text:span text:style-name="T89">(</text:span><text:span text:style-name="T46">הגוזז צאנו - חייב ליתן בכל שנה מן הגז מעט לכהן, ובשחיטת חולין מפרש שיעורא</text:span><text:span text:style-name="T89">)</text:span><text:span text:style-name="T100"> חייב במתנות </text:span><text:span text:style-name="T89">(</text:span><text:span text:style-name="T46">זרוע לחיים והקיבה</text:span><text:span text:style-name="T89">)</text:span><text:span text:style-name="T100">, ויש שחייב במתנות </text:span><text:span text:style-name="T89">(</text:span><text:span text:style-name="T46">כגון בקר</text:span><text:span text:style-name="T89">)</text:span><text:span text:style-name="T100"> ואין חייב בראשית הגז</text:span>', ואם איתא - האיכא טרפה דחייבת בראשית הגז ואינה חייבת במתנות!</text:p>
      <text:p text:style-name="Standard">אמר רבינא: הא מני? - רבי שמעון היא, דתניא: '<text:span text:style-name="T100">רבי שמעון פוטר את הטרפה מראשית הגז</text:span>'. </text:p>
      <text:p text:style-name="Standard">אמר רב שימי בר אשי: תא שמע <text:span text:style-name="T89">(</text:span><text:span text:style-name="T46">דמין קתני במתניתין</text:span><text:span text:style-name="T89">)</text:span>: '<text:span text:style-name="T100">המפקיר את כרמו והשכים בבקר ובצרו - חייב בפֶרֶט ובעוללות ובשכחה ובפאה, ופטור מן המעשר</text:span>' <text:span text:style-name="T89">(</text:span><text:span text:style-name="T46">דהפקר פטור מן המעשר; ובפרט ובפאה להכי מחייב, כדאמרינן ב'הגוזל' בבבא קמא: משום '</text:span><text:span text:style-name="T50">תעזוב</text:span><text:span text:style-name="T46">' יתירתא דכתיב במשנה תורה </text:span><text:span text:style-name="T47">[דברים כד,כ]</text:span><text:span text:style-name="T46">: </text:span><text:span text:style-name="T50">לא תפאר אחריך</text:span><text:span text:style-name="T46">, ואמר מר </text:span><text:span text:style-name="T47">(חולין דף קלא.)</text:span><text:span text:style-name="T46">: לא תטול תפארתו ממנו, והיינו פאה, ודרשינן בספרי </text:span><text:span text:style-name="T47">[כי תצא פסקא רפד]</text:span><text:span text:style-name="T46"> '</text:span><text:span text:style-name="T50">אחריך</text:span><text:span text:style-name="T46"> - זו שכחה', וכתיב </text:span><text:span text:style-name="T47">[שם]</text:span><text:span text:style-name="T46"> </text:span><text:span text:style-name="T50">לגר ליתום ולאלמנה יהיה</text:span><text:span text:style-name="T46">, וכתיב בתריה </text:span><text:span text:style-name="T47">[פסוק כא]</text:span><text:span text:style-name="T46"> </text:span><text:span text:style-name="T50">כי תבצור כרמך לא תעולל אחריך לגר ליתום ולאלמנה יהיה</text:span><text:span text:style-name="T46"> - הרי פאה ושכחה ועוללות, למה לי למהדר ומכתב בפרשה 'קדושים' בכולהו </text:span><text:span text:style-name="T47">[ויקרא יט,י; כג,כב]</text:span><text:span text:style-name="T46"> </text:span><text:span text:style-name="T50">לעני ולגר תעזוב אותם</text:span><text:span text:style-name="T46">? - לרבות הפקר כי האי גוונא, אבל הפקר גמור - פטור מכולם, כדתנן לעיל: '</text:span><text:span text:style-name="T50">ונשמר</text:span><text:span text:style-name="T46"> - פרט להפקר'</text:span><text:span text:style-name="T89">)</text:span>, והא אנן תנן <text:span text:style-name="T47">[לעיל נ,א]</text:span>: '<text:span text:style-name="T100">כל שחייב בפאה חייב במעשרות</text:span>', אלא לאו שמע מינה מין קתני?</text:p>
      <text:p text:style-name="Standard">שמע מינה. </text:p>
      <text:p text:style-name="Standard">תנן התם* <text:span text:style-name="T87">[פאה פ"ג מ"ב]</text:span>: '<text:span text:style-name="T89">(</text:span><text:span text:style-name="T46">אף על פי דפליגי במנמר שדהו ושייר קלחים לחים; 'מנמר' = טיי"ר בלע"ז: שמלקט כאן את המבושלים כל צרכן ומניח את הלחים שלא בשלו וחוזר ומלקט במקום אחר, דהוה ליה 'מנומר', וקאמר רבי עקיבא: כשהוא חוזר ולוקט - נותן פאה מכל אחד ואחד, שהקציר שבינתים מפסיק, וחכמים אומרים 'פאה מאחת על הכל',</text:span><text:span text:style-name="T89">)</text:span><text:span text:style-name="T100"> מודים חכמים לרבי עקיבא בזורע שֶׁבֶת </text:span><text:span text:style-name="T89">(</text:span><text:span text:style-name="T46">אני"ט </text:span><text:span text:style-name="T112">[צמח ריחני]</text:span><text:span text:style-name="T89">)</text:span><text:span text:style-name="T100"> או חרדל בשנים ושלשה מקומות </text:span><text:span text:style-name="T89">(</text:span><text:span text:style-name="T46">להכי נקט הני: שאין דרכן לעשות מהן ערוגה, אלא זורען לתבלין בעלמא בשנים ושלשה מקומות</text:span><text:span text:style-name="T89">)</text:span><text:span text:style-name="T100">- שנותן פאה מכל אחד ואחד</text:span>'</text:p>
      <text:p text:style-name="Standard"><text:span text:style-name="T53">*(</text:span><text:span text:style-name="T46">האי דנקט לה הכא - משום דאותיב עלה ממתניתין; ודרבי יוחנן נמי 'עולשין שזרען כו' - משום דאותיב עליה ממתניתין נקט לה הכא</text:span><text:span text:style-name="T53">)</text:span><text:span text:style-name="T46"> </text:span></text:p>
      <text:p text:style-name="Standard"/>
      <text:p text:style-name="Standard"><text:soft-page-break/>(נדה נא,ב)</text:p>
      <text:p text:style-name="Standard">והא שבת דמיחייב בפאה <text:span text:style-name="T129">ו</text:span>מיחייב במעשר <text:span text:style-name="T89">(</text:span><text:span text:style-name="T46">לאו קושיא היא, אלא מילתיה דייק ואזיל</text:span><text:span text:style-name="T89">)</text:span>, דתנן <text:span text:style-name="T47">[לעיל נ,א]</text:span>: '<text:span text:style-name="T100">כל שחייב בפאה חייב במעשר</text:span>' ומדחייב במעשר - מטמא טומאת אוכלין, אלמא כל מילי דעביד לטעמא <text:span text:style-name="T89">(</text:span><text:span text:style-name="T46">למתק הקדרה</text:span><text:span text:style-name="T89">)</text:span> מטמא טומאת אוכלין, דהאי שֶׁבֶת - לטעמא עבידא, ורמינהי <text:span text:style-name="T47">[השוה ספרי ראה פסקא קז]</text:span>: '<text:span text:style-name="T108">הקושט והחימום </text:span><text:span text:style-name="T89">(</text:span><text:span text:style-name="T46">פיטרטר"א </text:span><text:span text:style-name="T112">[בן חרצית]</text:span><text:span text:style-name="T89">)</text:span><text:span text:style-name="T108"> וראשי בשמים, והתיאה </text:span><text:span text:style-name="T89">(</text:span><text:span text:style-name="T46">היינו סאה</text:span><text:span text:style-name="T89">)</text:span><text:span text:style-name="T108">, והחלתית, והפלפלים, וחלת חריע </text:span><text:span text:style-name="T89">(</text:span><text:span text:style-name="T46">קרו"ג והוא כרכום</text:span><text:span text:style-name="T89">)</text:span><text:span text:style-name="T108"> - נקחין בכסף מעשר </text:span><text:span text:style-name="T111">[שני]</text:span><text:span text:style-name="T108"> ואין מטמאין טומאת אוכלין - דברי רבי עקיבא; אמר לו רבי יוחנן בן נורי: אם נקחין בכסף מעשר, מפני מה אין מטמאין טומאת אוכלין? ואם אינן מטמאין - אף הם לא ילקחו בכסף מעשר </text:span><text:span text:style-name="T89">(</text:span><text:span text:style-name="T46">דרחמנא אמר </text:span><text:span text:style-name="T47">[דברים יד,כו]</text:span><text:span text:style-name="T46"> </text:span><text:span text:style-name="T50">ונתתה הכסף</text:span><text:span text:style-name="T46"> וגו' </text:span><text:span text:style-name="T50">ואכלת לפני</text:span><text:span text:style-name="T46"> וגו' - והני לדידן לאו אוכל נינהו</text:span><text:span text:style-name="T89">)</text:span><text:span text:style-name="T108">! ואמר רבי יוחנן בן נורי: נמנו וגמרו שאין נקחין בכסף מעשר ואין מטמאין טומאת אוכלין</text:span>' <text:span text:style-name="T89">(</text:span><text:span text:style-name="T46">אלמא כל מידי דלא עביד לאוכלו, אלא להטעים הקדירה - לא מטמא, דהא פלפלין וכרכום לטעמא עבידי</text:span><text:span text:style-name="T89">)</text:span>!</text:p>
      <text:p text:style-name="Standard">אמר רב חסדא: כי תניא ההיא - בשֶׁבֶת העשויה לכמך <text:span text:style-name="T89">(</text:span><text:span text:style-name="T46">דכותשין אותו ונותנין אותו בכותח, ועיקרו שבתוכו מטבילין כל אוכל, דהאי - לאו לטעמא עביד, דהוה עיקר</text:span><text:span text:style-name="T89">)</text:span>.</text:p>
      <text:p text:style-name="Standard">אמר רב אשי: אמריתה לשמעתיה <text:span text:style-name="T89">(</text:span><text:span text:style-name="T46">הך שמעתא דפרישית לקמיה: לא תימא כו'</text:span><text:span text:style-name="T89">)</text:span> קמיה דרב כהנא, אמר: 'לא תימא בשבת העשויה לכמך <text:span text:style-name="T89">(</text:span><text:span text:style-name="T46">שהצניעה לכך</text:span><text:span text:style-name="T89">)</text:span>, הא סתמא – לקדרה <text:span text:style-name="T89">(</text:span><text:span text:style-name="T46">ולא מטמא</text:span><text:span text:style-name="T89">)</text:span>', אלא: סתם שבת - לכמך עשויה <text:span text:style-name="T89">(</text:span><text:span text:style-name="T46">ומטמא</text:span><text:span text:style-name="T89">)</text:span>, דתנן <text:span text:style-name="T87">[עוקצין פ"ג מ"ד]</text:span>: '<text:span text:style-name="T100">השבת, משנתנה טעם בקדרה - אין בה משום תרומה </text:span><text:span text:style-name="T53">(</text:span><text:span text:style-name="T46">שאם חזר הקלח ונפל לתוך קדרה של חולין - אינו מדמע</text:span><text:span text:style-name="T53">)</text:span><text:span text:style-name="T100">, ואינה מטמאה טומאת אוכלין</text:span>' <text:span text:style-name="T89">(</text:span><text:span text:style-name="T46">'</text:span><text:span text:style-name="T75">השבת</text:span><text:span text:style-name="T46">' - סתם שבת משמע</text:span><text:span text:style-name="T89">)</text:span> הא עד שלא נתנה טעם בקדרה יש בה משום תרומה ומטמאה טומאת אוכלין, ואי סלקא דעתא סתמא לקדרה, כי לא נתנה נמי סתמא לקדרה <text:span text:style-name="T89">(</text:span><text:span text:style-name="T46">ואמאי מטמאה? הא אמרינן לעיל דמידי דעביד לטעמא לא מטמא!</text:span><text:span text:style-name="T89">)</text:span>, אלא לאו שמע מינה סתמא לכמך עשויה?</text:p>
      <text:p text:style-name="Standard">שמע מינה.</text:p>
      <text:p text:style-name="Standard"/>
      <text:p text:style-name="Standard"/>
      <text:p text:style-name="Standard">משנה:</text:p>
      <text:p text:style-name="Standard">כל שחייב בראשית הגז - חייב במתנות, ויש שחייב במתנות ואינו חייב בראשית הגז;</text:p>
      <text:p text:style-name="Standard">כל שיש לו ביעור <text:span text:style-name="T89">(</text:span><text:span text:style-name="T46">שהוא מצווה לבערו מן הבית בשביעית כשכלה לחיה מן השדה</text:span><text:span text:style-name="T89">)</text:span> - יש לו שביעית <text:span text:style-name="T89">(</text:span><text:span text:style-name="T46">לענין שחייב להפקיר, ואסור לעשותן סחורה ומלוגמא ואפיקטויזין</text:span><text:span text:style-name="T89">)</text:span>, ויש שיש לו שביעית <text:span text:style-name="T89">(</text:span><text:span text:style-name="T46">שנוהגת בו קדושת שביעית</text:span><text:span text:style-name="T89">)</text:span> ואין לו ביעור <text:span text:style-name="T89">(</text:span><text:span text:style-name="T46">כדמפרש בגמרא: עיקר הלוף והדנדנה, שאין כלים מן השדה בימות הגשמים</text:span><text:span text:style-name="T89">)</text:span>.<text:span text:style-name="T46"> </text:span></text:p>
      <text:p text:style-name="Standard"/>
      <text:p text:style-name="Standard">גמרא:</text:p>
      <text:p text:style-name="Standard">כגון עלה הלוף שוטה <text:span text:style-name="T89">(</text:span><text:span text:style-name="T46">'לוף שוטה' שם לווי הוא, ועשבים הם</text:span><text:span text:style-name="T89">)</text:span> והדנדנה יש שיש לו שביעית ואין לו ביעור <text:span text:style-name="T89">(</text:span><text:span text:style-name="T46">והוא הדין לכל הכָּלים בימות הגשמים מהשדה, אלא הא דנקט הני - משום דסיפא דמתניתין מיתוקמא בעיקרין, ואשמועינן חילוף בין עיקרן לעליהן</text:span><text:span text:style-name="T89">)</text:span>; עיקר הלוף שוטה ועיקר הדנדנה, דכתיב '<text:span text:style-name="T47">(ויקרא כה,ז)</text:span><text:span text:style-name="T90"> ולבהמתך ולחיה אשר בארצך תהיה כל תבואתה לאכול</text:span>:<text:span text:style-name="T100"> כל זמן שחיה אוכלת מן השדה - אתה מאכיל לבהמתך בבית; כלה לחיה מן השדה - כלה לבהמתך שבבית</text:span>' <text:span text:style-name="T47">[ספרא בהר פרשתא א פרק א משנה ח]</text:span>, והני לא כלו להו.</text:p>
      <text:p text:style-name="Standard"/>
      <text:p text:style-name="Standard"/>
      <text:p text:style-name="Standard">משנה:</text:p>
      <text:p text:style-name="Standard">כל שיש לו קשקשת <text:span text:style-name="T89">(</text:span><text:span text:style-name="T46">מלבושין של דג</text:span><text:span text:style-name="T89">)</text:span> - יש לו סנפיר <text:span text:style-name="T89">(</text:span><text:span text:style-name="T46">אלו כנפים ששט בהן על פני המים</text:span><text:span text:style-name="T89">)</text:span>, ויש שיש לו סנפיר ואין לו קשקשת;</text:p>
      <text:p text:style-name="Standard">כל שיש לו קרנים יש לו טלפים <text:span text:style-name="T89">(</text:span><text:span text:style-name="T46">פרסותיו סדוקות, שאין קרנים אלא לבהמה ולחיה טהורה</text:span><text:span text:style-name="T89">)</text:span>, ויש שיש לו טלפים <text:span text:style-name="T89">(</text:span><text:span text:style-name="T46">כגון חזיר</text:span><text:span text:style-name="T89">)</text:span> ואין לו קרנים.</text:p>
      <text:p text:style-name="Standard"/>
      <text:p text:style-name="Standard">גמרא:</text:p>
      <text:p text:style-name="Standard">'<text:span text:style-name="T100">כל שיש לו קשקשת</text:span>' = דג טהור; '<text:span text:style-name="T100">יש שיש לו סנפיר ואין לו קשקשת</text:span>' = דג טמא <text:span text:style-name="T89">(</text:span><text:span text:style-name="T46">דג טמא איכא דיש לו סנפיר</text:span><text:span text:style-name="T89">)</text:span>; מכדי אנן אקשקשת סמכינן <text:span text:style-name="T89">(</text:span><text:span text:style-name="T46">דהאמרת '</text:span><text:span text:style-name="T75">כל שיש לו קשקשת</text:span><text:span text:style-name="T46">'</text:span><text:span text:style-name="T89">)</text:span>, '<text:span text:style-name="T90">סנפיר</text:span>' דכתב רחמנא* למה לי? </text:p>
      <text:p text:style-name="Standard"><text:soft-page-break/>*<text:span text:style-name="T91">[</text:span><text:span text:style-name="T47">ויקרא יא,ט:</text:span><text:span text:style-name="T91"> את זה תאכלו מכל אשר במים כל אשר לו </text:span><text:span text:style-name="T15">סנפיר</text:span><text:span text:style-name="T91"> ו</text:span><text:span text:style-name="T15">קשקשת</text:span><text:span text:style-name="T91"> במים בימים ובנחלים אתם תאכלו </text:span><text:span text:style-name="T47">[פסוק י]</text:span><text:span text:style-name="T91"> וכל אשר אין לו </text:span><text:span text:style-name="T15">סנפיר וקשקשת</text:span><text:span text:style-name="T91"> בימים ובנחלים מכל שרץ המים ומכל נפש החיה אשר במים שקץ הם לכם]]</text:span></text:p>
      <text:p text:style-name="Standard">אי לא כתב רחמנא '<text:span text:style-name="T90">סנפיר</text:span>', הוה אמינא: מאי '<text:span text:style-name="T90">קשקשת</text:span>' דכתיב? <text:span text:style-name="T89">(</text:span><text:span text:style-name="T46">היינו</text:span><text:span text:style-name="T89">)</text:span> סנפיר <text:span text:style-name="T89">(</text:span><text:span text:style-name="T46">כנפים שפורח בהן: מכי אית ביה כנפים שרי, ואתי למישרי דג טמא! ולהכי כתב תרוייהו: דעל כרחך חד מינייהו - לבושא הוא אייקררי"ץ בלע"ז</text:span><text:span text:style-name="T89">)</text:span>, ואפילו דג טמא!? - כתב רחמנא '<text:span text:style-name="T90">סנפיר וקשקשת</text:span>'.</text:p>
      <text:p text:style-name="Standard"><text:span text:style-name="T89">(</text:span><text:span text:style-name="T46">ופרכינן:</text:span><text:span text:style-name="T89">)</text:span> והשתא דכתב רחמנא '<text:span text:style-name="T90">סנפיר' </text:span>ו<text:span text:style-name="T90">'קשקשת</text:span>' <text:span text:style-name="T89">(</text:span><text:span text:style-name="T46">והשתא דכתיבי תרוייהו</text:span><text:span text:style-name="T89">)</text:span>, מנלן דקשקשת לבושא הוא <text:span text:style-name="T89">(</text:span><text:span text:style-name="T46">דקתני '</text:span><text:span text:style-name="T75">כל שיש לו קשקשת יש לו סנפיר</text:span><text:span text:style-name="T46">', אלמא פשיטא לן מאי קשקשת</text:span><text:span text:style-name="T89">)</text:span>?</text:p>
      <text:p text:style-name="Standard">דכתיב <text:span text:style-name="T47">(שמואל א יז,ה)</text:span><text:span text:style-name="T90"> </text:span><text:span text:style-name="T91">[וכובע נחשת על ראשו]</text:span><text:span text:style-name="T90"> ושריון קשקשים הוא לבוש </text:span><text:span text:style-name="T91">[ומשקל השריון חמשת אלפים שקלים נחשת]</text:span> <text:span text:style-name="T89">(</text:span><text:span text:style-name="T46">ודאי מהאי קרא נפקא: ושריון קשקשים הוא לבוש, אלמא לבושא מיקרי; וכיון דמהאי קרא נפקא קשקשת, דהא ליכא למימר 'הוה אמינא מאי קשקשת? - סנפיר'</text:span><text:span text:style-name="T89">)</text:span>.</text:p>
      <text:p text:style-name="Standard">ולכתוב רחמנא קשקשת ולא בעי סנפיר?</text:p>
      <text:p text:style-name="Standard">אמר רבי אבהו וכן תנא דבי רבי ישמעאל: <text:span text:style-name="T47">(ישעיהו מב,כא)</text:span><text:span text:style-name="T90"> </text:span><text:span text:style-name="T91">[ה' חפץ למען צדקו]</text:span><text:span text:style-name="T90"> יגדיל תורה ויאדיר.</text:span></text:p>
      <text:p text:style-name="Standard"/>
      <text:p text:style-name="Standard"/>
      <text:p text:style-name="Standard">משנה:</text:p>
      <text:p text:style-name="Standard">כל הטעון ברכה לאחריו - טעון ברכה לפניו, ויש שטעון ברכה לפניו ואין טעון ברכה לאחריו.</text:p>
      <text:p text:style-name="Standard"/>
      <text:p text:style-name="Standard">גמרא:</text:p>
      <text:p text:style-name="Standard">לאתויי מאי?</text:p>
      <text:p text:style-name="Standard">לאתויי ירק.</text:p>
      <text:p text:style-name="Standard">ולרבי יצחק, דמברך אירק <text:span text:style-name="T89">(</text:span><text:span text:style-name="T46">לאחריו 'בורא נפשות רבות', כי היכי דמברכינן אכל מיני מאכל ועל כל פרי העץ - חוץ משבעת המינים דבעינן ברכה אחת מעין שלש</text:span><text:span text:style-name="T89">)</text:span> - לאתויי מאי?</text:p>
      <text:p text:style-name="Standard">לאתויי מיא.</text:p>
      <text:p text:style-name="Standard">ולרב פפא, דמברך אמיא - לאתויי מאי?</text:p>
      <text:p text:style-name="Standard">לאתויי מצות <text:span text:style-name="T89">(</text:span><text:span text:style-name="T46">ציצית, ולולב, ושאר מצות שמברכין עליהן עובר לעשייתן</text:span><text:span text:style-name="T89">)</text:span>;</text:p>
      <text:p text:style-name="Standard">ולבני מערבא, דמברכי בתר דסליקו תפילייהו 'אשר קדשנו במצותיו וצונו לשמור חוקיו' - לאתויי מאי?</text:p>
      <text:p text:style-name="Standard">לאתויי<text:span text:style-name="T46"> </text:span></text:p>
      <text:p text:style-name="Standard"/>
      <text:p text:style-name="Standard">(נדה נב,א)</text:p>
      <text:p text:style-name="Standard">ריחני <text:span text:style-name="T89">(</text:span><text:span text:style-name="T46">מברכין עליהן 'בורא עצי בשמים', ואין טעון ברכה לאחריו, דהנאה מועטת היא</text:span><text:span text:style-name="T89">)</text:span>.</text:p>
      <text:p text:style-name="Standard"><text:span text:style-name="T46">תוספות ד"ה ולבני מערבא דמברכי כי מסלקין תפילייהו לשמור חוקיו. אומר ר"ת דעל תפילין לבד הוו מברכי 'לשמור חוקיו', דקרא </text:span><text:span text:style-name="T47">(שמות יג,י)</text:span><text:span text:style-name="T46"> ד</text:span><text:span text:style-name="T50">ושמרת את החוקה הזאת למועדה</text:span><text:span text:style-name="T46"> - סבירא ליה לבני מערבא דבתפילין כתיב, כדאמר בירושלמי; אבל ציצית כי קמסלק מעליו - ליכא מאן דמברך; ותפילין נמי, דוקא כשמסלקן סמוך לשקיעת החמה, שמחויב לסלקן, כדאמר ב'הקומץ רבה' </text:span><text:span text:style-name="T47">(מנחות דף לו:)</text:span><text:span text:style-name="T46">: הניח תפילין לאחר שקיעת החמה - עובר בעשה, דכתיב </text:span><text:span text:style-name="T50">ושמרת את החוקה</text:span><text:span text:style-name="T46">, והשמר דעשה – עשה; אבל ציצית, אע"ג דפטור בלילה - ליכא איסור, ואין חייב לסלקן; ובשמעתין הוי מצי למימר 'לאתויי ציצית' אלא דניחא למינקט ריחני, משום דפסיקא דאכל ריחני אין מברך אחריהן;</text:span></text:p>
      <text:p text:style-name="Standard"><text:span text:style-name="T46">ולדידן לא קיימא לן כבני מערבא, ולא מברכין אחר תפילין 'לשמור חוקיו' דבפרק 'הקומץ רבה' </text:span><text:span text:style-name="T47">(שם דף לו:)</text:span><text:span text:style-name="T46"> מוכח דלילה זמן תפילין הוא, דהכי סבר רב אשי התם, ומדרבנן הוא דאסור: שלא ישן בהן, וקרא ד'</text:span><text:span text:style-name="T50">ושמרת</text:span><text:span text:style-name="T46">' מוקמינן לה דבחוקת הפסח הכתוב מדבר;</text:span></text:p>
      <text:p text:style-name="Standard"><text:span text:style-name="T46">ואף על גב דשבת לאו זמן תפילין הוא, מכל מקום אין מברך עליהם כשמסלקן ערב שבת עם חשכה, דאין חייב לסלקן, דנפקא לן (שם) מ'</text:span><text:span text:style-name="T50">לאות על ידך</text:span><text:span text:style-name="T46">': יצאו שבתות ויום טוב, שהן גופן אות. </text:span></text:p>
      <text:p text:style-name="Standard"/>
      <text:p text:style-name="Standard"/>
      <text:p text:style-name="Standard">משנה:</text:p>
      <text:p text:style-name="Standard">תינוקת שהביאה שתי שערות - או חולצת או מתיבמת, וחייבת בכל מצות האמורות בתורה;</text:p>
      <text:p text:style-name="Standard">וכן תינוק שהביא שתי שערות - חייב בכל מצות האמורות בתורה; וראוי להיות בן סורר ומורה משיביא שתי שערות עד שיקיף זקן - <text:span text:style-name="T89">(</text:span><text:span text:style-name="T46">באיזו הקפת זקן אמרו? -</text:span><text:span text:style-name="T89">)</text:span> התחתון <text:span text:style-name="T89">(</text:span><text:span text:style-name="T46">שלמטה</text:span><text:span text:style-name="T89">)</text:span>, ולא העליון, אלא שדברו חכמים בלשון נקיה;</text:p>
      <text:p text:style-name="Standard"><text:soft-page-break/><text:span text:style-name="T89">(</text:span><text:span text:style-name="T46">אבל קודם שתי שערות - לאו בר עונשין הוא, ומשהקיף זקן - ראוי להוליד, ורחמנא אמר '</text:span><text:span text:style-name="T50">בן</text:span><text:span text:style-name="T46">' - ולא הראוי להיות אב!</text:span><text:span text:style-name="T89">)</text:span> </text:p>
      <text:p text:style-name="Standard">תינוקת שהביאה שתי שערות - אינה יכולה למאן; רבי יהודה אומר: עד שירבה השחור <text:span text:style-name="T89">(</text:span><text:span text:style-name="T46">כלומר: שישחיר אותו מקום משערות הרבה</text:span><text:span text:style-name="T89">)</text:span>. <text:span text:style-name="T89">(</text:span><text:span text:style-name="T46">ולא גרסינן 'על הלבן'.</text:span><text:span text:style-name="T89">)</text:span> </text:p>
      <text:p text:style-name="P10"/>
      <text:p text:style-name="Standard">גמרא:</text:p>
      <text:p text:style-name="Standard">וכיון דתנן '<text:span text:style-name="T100">חייבת בכל מצות האמורות בתורה</text:span>', '<text:span text:style-name="T100">או חולצת או מתיבמת</text:span>' למה לי?</text:p>
      <text:p text:style-name="Standard">לאפוקי מדרבי יוסי, דאמר: '<text:span text:style-name="T100">'איש' כתוב בפרשה </text:span><text:span text:style-name="T50">[</text:span><text:span text:style-name="T47">דברים כה,ז:</text:span><text:span text:style-name="T50"> ואם לא יחפץ </text:span><text:span text:style-name="T66">האיש</text:span><text:span text:style-name="T50"> לקחת את יבמתו ועלתה יבמתו השערה אל הזקנים ואמרה מאין יבמי להקים לאחיו שם בישראל לא אבה יבמי]</text:span> <text:span text:style-name="T89">(</text:span><text:span text:style-name="T46">הלכך קטן לא חליץ</text:span><text:span text:style-name="T89">)</text:span><text:span text:style-name="T100">, אבל אשה בין גדולה ובין קטנה</text:span>' - קא משמע לן דאי אייתי שתי שערות – אִין, אי לא – לא; מאי טעמא? - אשה כאיש.</text:p>
      <text:p text:style-name="Standard">וכיון דתנא '<text:span text:style-name="T100">וכן התינוק שהביא שתי שערות חייב</text:span>', '<text:span text:style-name="T100">בכל המצות האמורות בתורה</text:span>' למה לי? וכי תימא משום דקבעי למתני 'וראוי להיות בן סורר ומורה' - תנינא חדא זימנא <text:span text:style-name="T87">[סנהדרין פ"ח מ"א]</text:span>: '<text:span text:style-name="T100">אימתי הוא בן סורר ומורה? - משיביא שתי שערות ועד שיקיף זקן התחתון ולא העליון אלא שדברו חכמים בלשון נקיה</text:span>'!?</text:p>
      <text:p text:style-name="Standard">אין הכי נמי, אלא איידי דפריש מילי דתינוקת - קמפרש נמי מילי דתינוק.</text:p>
      <text:p text:style-name="Standard"/>
      <text:p text:style-name="Standard">תינוקת שהביאה <text:span text:style-name="T89">[שתי שערות - אינה יכולה למאן; רבי יהודה אומר: עד שירבה השחור]</text:span>: </text:p>
      <text:p text:style-name="Standard">אמר רבי אבהו אמר רבי אלעזר: הלכה כרבי יהודה <text:span text:style-name="T89">(</text:span><text:span text:style-name="T46">שאם לא בא עליה משהביאה שתי שערות - שיכולה לעקור נישואי קטנותיה עד שירבה השחור</text:span><text:span text:style-name="T89">)</text:span>, ומודה רבי יהודה שאם נבעלה לאחר שהביאה שתי שערות - שוב אינה יכולה למאן <text:span text:style-name="T89">(</text:span><text:span text:style-name="T46">דהך ביאה הוו להו קדושין גמורין, דגדולה היא, ובידה לקדש עצמה; וכי פליג - כשלא בעל לאחר שגדלה פליג, ואפילו הכי לרבי מאיר לא ממאנת: דכיון שהגדילה שעה אחת ולא מיחתה - שוב אינה יכולה למחות, וחלו להו קדושין קמאי</text:span><text:span text:style-name="T89">)</text:span>.</text:p>
      <text:p text:style-name="Standard">חברוהי דרב כהנא סבור למעבד עובדא כרבי יהודה ואף על גב דנבעלה; אמר להו רב כהנא: לא כך היה מעשה בבתו של רבי ישמעאל <text:span text:style-name="T89">(</text:span><text:span text:style-name="T46">שהשיאתה אמה כשהיא קטנה יתומה</text:span><text:span text:style-name="T89">)</text:span> שבאת לבית המדרש <text:span text:style-name="T89">(</text:span><text:span text:style-name="T46">לאחר שילדה</text:span><text:span text:style-name="T89">)</text:span> למָאֵן ובנה מורכב לה על כתפה, ואותו היום הוזכרו דבריו של רבי ישמעאל בבית המדרש, ובכתה בכייה גדולה בבית המדרש; אמרו: דבר שאמר אותו צדיק יכשל בו זרעו? </text:p>
      <text:p text:style-name="Standard">דאמר רב יהודה אמר שמואל משום רבי ישמעאל: <text:span text:style-name="T47">(במדבר ה,יג)</text:span><text:span text:style-name="T90"> </text:span><text:span text:style-name="T91">[ושכב איש אתה שכבת זרע ונעלם מעיני אישה ונסתרה והיא נטמאה ועד אין בה]</text:span><text:span text:style-name="T90"> והיא לא נתפשה</text:span> <text:span text:style-name="T89">(</text:span><text:span text:style-name="T46">'</text:span><text:span text:style-name="T50">והיא</text:span><text:span text:style-name="T46">' - מיעוטא הוא</text:span><text:span text:style-name="T89">)</text:span> – אסורה <text:span text:style-name="T89">(</text:span><text:span text:style-name="T46">והכי דריש: </text:span><text:span text:style-name="T50">היא</text:span><text:span text:style-name="T46"> - אשה סתמא שקדושיה גמורין, </text:span><text:span text:style-name="T50">היא</text:span><text:span text:style-name="T46"> דכי לא נאנסה אסורה לבעלה</text:span><text:span text:style-name="T89">)</text:span>, הא נתפשה – מותרת; ויש לך אחרת, שאף על פי שלא נתפשה <text:span text:style-name="T89">(</text:span><text:span text:style-name="T46">שאפילו זנתה שלא באונס</text:span><text:span text:style-name="T89">)</text:span> – מותרת <text:span text:style-name="T89">(</text:span><text:span text:style-name="T46">מותרת לבעל ולבועל</text:span><text:span text:style-name="T89">)</text:span>, ואיזו? - זו שקדושיה קדושי טעות <text:span text:style-name="T89">(</text:span><text:span text:style-name="T46">כגון: "על מנת שאני כהן" והרי הוא ישראל, וכגון קטנה, דאין מעשיה כלום, ואמה נמי אין בידה לקדשה, דלאו נישואין הוו</text:span><text:span text:style-name="T89">)</text:span>: שאף על פי שבנה מורכב על כתפה - ממאנת והולכת לה <text:span text:style-name="T89">(</text:span><text:span text:style-name="T46">לענין זנות נמי לא מיתסרה עליה, דפנויה בעלמא היא, ולא אמרינן 'בעילות שבעל משגדלה הוו קדושין', דקסבר: כל הבועל על דעת קדושין הראשונים הוא בועל, ולא נתכוין לחזור ולקדשה</text:span><text:span text:style-name="T89">)</text:span>; ונמנו וגמרו: עד מתי הבת ממאנת? עד שתביא שתי שערות'; </text:p>
      <text:p text:style-name="Standard">פרוש ולא עבוד עובדא.</text:p>
      <text:p text:style-name="Standard"/>
      <text:p text:style-name="Standard">רבי יצחק ותלמידי דרבי חנינא עבוד עובדא כרבי יהודה ואף על גב דנבעלה; אזל רב שִׁמְן בר אבא, אמרה קמיה דרבי יוחנן, אזל רבי יוחנן אמרה קמיה דרבי יהודה נשיאה, שדר בלשא <text:span text:style-name="T89">(</text:span><text:span text:style-name="T46">חיל</text:span><text:span text:style-name="T89">)</text:span> ואפקוה <text:span text:style-name="T89">(</text:span><text:span text:style-name="T46">מבעלה האחרון שנשאה במיאון זה</text:span><text:span text:style-name="T89">)</text:span>. </text:p>
      <text:p text:style-name="P10"/>
      <text:p text:style-name="Standard">אמר רב חסדא אמר מר עוקבא: לא שירבה השחור ממש, אלא כדי שיהיו שתי שערות שוכבות <text:span text:style-name="T89">(</text:span><text:span text:style-name="T46">שיהו ארוכות</text:span><text:span text:style-name="T89">)</text:span> ונראות כמי שירבה השחור על הלבן.</text:p>
      <text:p text:style-name="Standard">רבא אמר: שתי שערות המקיפות משפה לשפה.</text:p>
      <text:p text:style-name="Standard">אמר רב חלבו אמר רב הונא: שתי שערות שאמרו - צריך שיהא בעיקרן גומות.</text:p>
      <text:p text:style-name="Standard">רב מלכיו אמר רב אדא בר אהבה: גומות, אף על פי שאין שערות.</text:p>
      <text:p text:style-name="P10"/>
      <text:p text:style-name="Standard"><text:soft-page-break/>אמר רב חנינא בריה דרב איקא: שפוד, שפחות, וגומות - רב מלכיו; בלורית, אפר מקלה, וגבינה - רב מלכיא. </text:p>
      <text:p text:style-name="Standard">רב פפא אמר: מתניתין ומתניתא - רב מלכיא; שמעתתא - רב מלכיו; וסימנא מתניתא מלכתא. </text:p>
      <text:p text:style-name="Standard"><text:span text:style-name="T89">(</text:span><text:span text:style-name="T46">'שפחות' - מתניתין היא בכתובות </text:span><text:span text:style-name="T47">[פ"ה מ"ה]</text:span><text:span text:style-name="T46">, ואמר רב מלכיא עלה </text:span><text:span text:style-name="T47">[כתובות סא,ב]</text:span><text:span text:style-name="T46">: הלכה כרבי אליעזר;</text:span></text:p>
      <text:p text:style-name="Standard"><text:span text:style-name="T46">'בלורית' - מתניתיא היא </text:span><text:span text:style-name="T47">[עבודה זרה כט,א]</text:span><text:span text:style-name="T46">:'</text:span><text:span text:style-name="T75">עובד כוכבים המסתפר מישראל, כיון שהגיע לבלורית - שומט את ידו</text:span><text:span text:style-name="T46">'; ואמרינן: 'וכמה? ואמר רב מלכיא עלה: שלש אצבעות לכל רוח';</text:span></text:p>
      <text:p text:style-name="Standard"><text:span text:style-name="T46">'גבינה' - נמי משנה היא, ב'אין מעמידין' </text:span><text:span text:style-name="T47">[עבודה זרה פ"ה מ"ה]</text:span><text:span text:style-name="T46">: '</text:span><text:span text:style-name="T75">מפני מה אסרו גבינות העובדי כוכבים</text:span><text:span text:style-name="T46"> כו' ואמר רב מלכיא עלה: מפני שמחליקין פניהן בשומן חזיר;</text:span></text:p>
      <text:p text:style-name="Standard"><text:span text:style-name="T46">כל הנך תלתא - לא אתא רב מלכיא אלא לפרושי טעמא דמתניתין, או שיעורא, או לאוקמי הלכתא; אבל גומות שפוד ואפר מקלה - שמעתא דנפשיה היא;</text:span><text:span text:style-name="T89">)</text:span> </text:p>
      <text:p text:style-name="Standard">מאי בינייהו? </text:p>
      <text:p text:style-name="Standard">איכא בינייהו שפחות <text:span text:style-name="T89">(</text:span><text:span text:style-name="T46">ורב פפא מחליף: שפחות לרב מלכיא, ואפר מקלה לרב מלכיו</text:span><text:span text:style-name="T89">)</text:span>. </text:p>
      <text:p text:style-name="Standard"/>
      <text:p text:style-name="Standard">אמר רב אשי: אמר לי מר זוטרא: קשה בה רבי חנינא מסורא: <text:span text:style-name="T89">(</text:span><text:span text:style-name="T46">אי סלקא דעתך גומות אף על פי שאין שערות</text:span><text:span text:style-name="T89">)</text:span> לא לישתמיט <text:span text:style-name="T89">(</text:span><text:span text:style-name="T46">בכוליה הש"ס</text:span><text:span text:style-name="T89">)</text:span> תנא <text:span text:style-name="T89">(</text:span><text:span text:style-name="T46">חד</text:span><text:span text:style-name="T89">)</text:span> ואשמועינן <text:span text:style-name="T89">(</text:span><text:span text:style-name="T46">'תינוקת שהביאה שתים' =</text:span><text:span text:style-name="T89">)</text:span> גומות?</text:p>
      <text:p text:style-name="Standard">אי אשמועינן גומות - הוה אמינא: 'עד שיהו שתי שערות בשתי גומות', קא משמע לן דאפילו שתי שערות בגומא אחת.</text:p>
      <text:p text:style-name="Standard">ומי איכא כהאי גוונא? והכתיב <text:span text:style-name="T47">(איוב ט,יז)</text:span><text:span text:style-name="T90"> אשר בשערה ישופני והרבה פצעי חנם</text:span>, ואמר רבא: איוב בסערה חירף בסערה השיבוהו: בסערה חירף, אמר לפניו: ריבונו של עולם! שמא רוח סערה עברה לפניך ונתחלפה לך בין איוֹב לאוֹיב? בסערה השיבוהו <text:span text:style-name="T47">(איוב לח,א)</text:span><text:span text:style-name="T90"> ויען ה' את</text:span></text:p>
      <text:p text:style-name="Standard"/>
      <text:p text:style-name="Standard">(נדה נב,ב)</text:p>
      <text:p text:style-name="Standard"><text:span text:style-name="T90">איוב מן הסערה </text:span><text:span text:style-name="T89">(</text:span><text:span text:style-name="T46">כלומר משער הראש אני משיבך תשובה</text:span><text:span text:style-name="T89">)</text:span><text:span text:style-name="T90"> ויאמר</text:span> אליו שוטה שבעולם! הרבה נימין בראתי בראשו של אדם, ולכל נימא ונימא בראתי לו גומא בפני עצמה שלא יהיו שתים יונקות מגומא אחת, שאלמלא שתים יונקות מגומא אחת - מכחיש מאור עיניו של אדם; גומא בגומא לא נתחלף לי, איוֹב באוֹיֵב נתחלף לי?</text:p>
      <text:p text:style-name="Standard">לא קשיא הא <text:span text:style-name="T111">[במשנתנו]</text:span> בגופא, הא <text:span text:style-name="T111">[באיוב]</text:span> ברישא. </text:p>
      <text:p text:style-name="Standard"/>
      <text:p text:style-name="Standard">אמר רב יהודה אמר שמואל: שתי שערות שאמרו - אפילו אחת על הכף <text:span text:style-name="T89">(</text:span><text:span text:style-name="T46">גובה שעל האבר למטה מן הכרס</text:span><text:span text:style-name="T89">)</text:span> ואחת על הביצים <text:span text:style-name="T89">(</text:span><text:span text:style-name="T46">אף על גב דאינו במקום אחד</text:span><text:span text:style-name="T89">)</text:span>.</text:p>
      <text:p text:style-name="Standard">תניא נמי הכי: '<text:span text:style-name="T108">שתי שערות שאמרו - אפילו אחת בגבה </text:span><text:span text:style-name="T89">(</text:span><text:span text:style-name="T46">תחת אותו מקום</text:span><text:span text:style-name="T89">)</text:span><text:span text:style-name="T108"> ואחת בכריסה, אחת על גבי קשרי אצבעותיה של יד </text:span><text:span text:style-name="T89">(</text:span><text:span text:style-name="T46">ואינה מביאה שער עד שתגדיל</text:span><text:span text:style-name="T89">)</text:span><text:span text:style-name="T108"> ואחת על גבי קשרי אצבעותיה של רגל - דברי רבי שמעון בן יהודה איש כפר עכו, שאמר משום רבי שמעון.</text:span>'</text:p>
      <text:p text:style-name="Standard">ורבנן?</text:p>
      <text:p text:style-name="Standard">אמר רב חסדא: עד שיהו שתי שערות במקום אחד. </text:p>
      <text:p text:style-name="Standard"/>
      <text:p text:style-name="Standard">תנו רבנן: '<text:span text:style-name="T108">עד מתי הבת ממאנת? - עד שתביא שתי שערות, דברי רבי מאיר; רבי יהודה אומר: עד שירבה השחור; רבי יוסי אומר: עד שתקיף העטרה</text:span> <text:span text:style-name="T111">[עיין מהרש"א, רש"ש]</text:span><text:span text:style-name="T108">; בן שלקות אומר: עד שתכלכל </text:span><text:span text:style-name="T89">(</text:span><text:span text:style-name="T46">לא שמעתי מהו, ונראה בעיני שחברו במסכת שבת </text:span><text:span text:style-name="T47">(עח:)</text:span><text:span text:style-name="T46"> 'כדי לסוך כלכול', ואמרינן </text:span><text:span text:style-name="T47">(שם פ:)</text:span><text:span text:style-name="T46">: מאי 'כלכול'? צדעה ובת צדעה; הכי נמי עד שיהו שם שערות הרבה, שיהא רצוף ומלובש בשער; ואני מצאתי 'עד שתבלבל' בבי"ת: שער גדול כפוף ומבולבל, ולא ישר בעיני</text:span><text:span text:style-name="T89">)</text:span><text:span text:style-name="T108">, ואמר רבי שמעון: מצאני חנינא בן חכינאי בצידן, ואמר: כשאתה מגיע אצל רבי עקיבא, אמור לו: עד מתי הבת ממאנת? אם יאמר לך 'עד שתביא שתי שערות', אמור לו 'והלא בן שלקות העיד במעמד כולכם ביבנה עד שתכלכל, ולא אמרתם לו דבר'? כשבאתי אצל רבי עקיבא, אמר לי: כלכול זה איני יודע מהו </text:span><text:span text:style-name="T89">(</text:span><text:span text:style-name="T46">כלומר לא סבירא לי</text:span><text:span text:style-name="T89">)</text:span><text:span text:style-name="T108">; בן שלקות איני מכיר; עד מתי הבת ממאנת? - עד שתביא שתי שערות</text:span>'.</text:p>
      <text:p text:style-name="Standard"/>
      <text:p text:style-name="Standard"/>
      <text:p text:style-name="Standard">משנה:</text:p>
      <text:p text:style-name="Standard"><text:soft-page-break/>שתי שערות האמורות בפרה <text:span text:style-name="T89">(</text:span><text:span text:style-name="T46">דקיימא לן שתי שערות שחורות פוסלות בה, בגמרא ד'אין מעמידין' </text:span><text:span text:style-name="T47">(עבודה זרה דף כד.)</text:span><text:span text:style-name="T46"> ובמסכת פרה </text:span><text:span text:style-name="T47">(פ"ב מ"ה)</text:span><text:span text:style-name="T89">)</text:span> ובנגעים <text:span text:style-name="T89">(</text:span><text:span text:style-name="T46">שער לבן, דקיימא לן בתורת כהנים: מיעוט שערות - שתים</text:span><text:span text:style-name="T89">)</text:span> והאמורות בכל מקום <text:span text:style-name="T89">(</text:span><text:span text:style-name="T46">בתינוק ובתינוקת</text:span><text:span text:style-name="T89">)</text:span> - כדי לכוף ראשן לעיקרן, דברי רבי ישמעאל.</text:p>
      <text:p text:style-name="Standard">ר"א אומר: כדי לקרוץ <text:span text:style-name="T89">(</text:span><text:span text:style-name="T46">לאחוז מעט</text:span><text:span text:style-name="T89">)</text:span> בציפורן. </text:p>
      <text:p text:style-name="Standard">רבי עקיבא אומר: <text:span text:style-name="T29">כדי שיהו ניטלות בזוג</text:span>.</text:p>
      <text:p text:style-name="Standard"/>
      <text:p text:style-name="Standard">גמרא:</text:p>
      <text:p text:style-name="Standard">אמר רב חסדא אמר מר עוקבא: הלכה כדברי כולן להחמיר <text:span text:style-name="T89">(</text:span><text:span text:style-name="T46">משנקרצות בצפורן - לא ממאנת, שמא גדולה היא; ולענין חליצה עד דאיכא שיעורא רבה [דכולהו]*: כדי שיהו ניטלות בזוג</text:span><text:span text:style-name="T89">)</text:span>.<text:span text:style-name="T46"> </text:span></text:p>
      <text:p text:style-name="Standard"><text:span text:style-name="T46">*</text:span><text:span text:style-name="T111">[יותר מצפורן, אבל השיעור הגדול הוא לכוף ראשן לעיקרן]</text:span></text:p>
      <text:p text:style-name="Standard"/>
      <text:p text:style-name="Standard"/>
      <text:p text:style-name="Standard">משנה:</text:p>
      <text:p text:style-name="Standard">הרואה כתם - הרי זו מקולקלת <text:span text:style-name="T89">(</text:span><text:span text:style-name="T46">אינה יודעת פתח נדותה לידע מתי יתחילו י"א יום שבין נדה לנדה, דהא לא ידעה אימת חזאי</text:span><text:span text:style-name="T89">)</text:span> וחוששת משום זוב <text:span text:style-name="T89">(</text:span><text:span text:style-name="T46">אם עברו עליה שלשה ימי זיבה משלבשה חלוק זה ומצאה עליו כתם גדול שיעור שלשה גריסין ועוד - מספקינן להו דילמא כל חדא וחדא בחד יומא חזיא, אף על גב דבמקום אחד נמצאו</text:span><text:span text:style-name="T89">)</text:span>, דברי רבי מאיר; וחכמים אומרים: אין בכתמים משום זוב.<text:span text:style-name="T46"> </text:span></text:p>
      <text:p text:style-name="Standard"/>
      <text:p text:style-name="Standard">גמרא:</text:p>
      <text:p text:style-name="Standard">מאן 'חכמים'? </text:p>
      <text:p text:style-name="Standard">רבי חנינא בן אנטיגנוס היא, דתניא: '<text:span text:style-name="T100">רבי חנינא בן אנטיגנוס אומר: כתמים - אין בהן משום זוב, ופעמים שהכתמים מביאין לידי זיבה! כיצד? - לבשה שלשה חלוקות הבדוקות לה </text:span><text:span text:style-name="T53">(</text:span><text:span text:style-name="T46">ולבשתן בשלשת ימי זיבה אחד ליום</text:span><text:span text:style-name="T53">)</text:span><text:span text:style-name="T100">, ומצאה עליהם כתם, או שראתה שני ימים וחלוק אחד </text:span><text:span text:style-name="T53">(</text:span><text:span text:style-name="T46">או שראתה שני ימים ראיה ממש מגופה בתוך י"א יום, ובשלישי לבשה חלוק הבדוק לה ומצאתה עליו כתם</text:span><text:span text:style-name="T53">)</text:span><text:span text:style-name="T100"> - הן הן הכתמים המביאין לידי זיבה</text:span>'; השתא שלשה חלוקות דלאו מגופה קחזיא חיישינן, שני ימים וחלוק אחד מיבעיא?</text:p>
      <text:p text:style-name="Standard">מהו דתימא 'כל כי האי גוונא מביאה קרבן ונאכל' - קא משמע לן. <text:span text:style-name="T89">(</text:span><text:span text:style-name="T46">להכי נקט 'שני ימים וחלוק אחד': לאשמועינן דהשתא נמי חששא בעלמא היא, ומביאה קרבן ואינו נאכל, דשמא לאו מגופה הואי הך כתם שלישי, ומליקת חולין – נבלה; דאי לא אשמועינן - הוה אמינא 'הרי רגלים לדבר דודאי זבה היא'.</text:span><text:span text:style-name="T89">)</text:span></text:p>
      <text:p text:style-name="Standard">אמר רבא: בהא זכנהו רבי חנינא בן אנטיגנוס לרבנן <text:span text:style-name="T89">(</text:span><text:span text:style-name="T46">תשובה ניצחת השיבן</text:span><text:span text:style-name="T89">)</text:span>: מאי שנא פחות משלשה גריסין במקום אחד, דלא חיישינן, דאמרינן 'בתרי יומי חזיתיה', שלשה גריסין במקום אחד נמי נימא תרתי ופלגא מגופה חזיתיה, ואידך - אגב זוהמא דם מאכולת הוא <text:span text:style-name="T89">(</text:span><text:span text:style-name="T46">אגב זוהמא דנדות - אתאי מאכולת ונתמעכה שם</text:span><text:span text:style-name="T89">)</text:span>! ורבנן, כיון דאיכא לפלוגי בגריס ועוד לכל יומא - לא תלינן.</text:p>
      <text:p text:style-name="Standard">ורבי חנינא בן אנטיגנוס, שלשה גריסין במקום אחד - הוא דלא חיישינן, הא בשלשה מקומות חיישינן? הא אמרת בשלשה חלוקות – אִין, בשלשה מקומות – לא! <text:span text:style-name="T89">(</text:span><text:span text:style-name="T46">לרבא פרכינן, דאמר: לרבי חנינא שלשה גריסין במקום אחד</text:span><text:span text:style-name="T89">)</text:span>?</text:p>
      <text:p text:style-name="Standard">לדבריהם דרבנן קאמר להו: לדידי, בשלשה חלוקות – אִין, בשלשה מקומות – לא, אלא לדידכו - אודו לי מיהת דהיכא דחזאי שלשה גריסין במקום אחד, דאמרינן 'תרי ופלגא מגופה חזיתיה ואידך אגב זוהמא דם מאכולת הוא' <text:span text:style-name="T89">(</text:span><text:span text:style-name="T46">אלמא לא פליג רבי חנינא אלא במקום אחד, אבל בשלשה מקומות – מודה; והא קתני רבי חנינא לעיל 'לבשה שלשה חלוקות כו' - אבל בחלוק אחד בשלשה מקומות לא</text:span><text:span text:style-name="T89">)</text:span>?</text:p>
      <text:p text:style-name="Standard">ורבנן?</text:p>
      <text:p text:style-name="Standard">כיון דאיכא לפלוגי בגריס ועוד לכל יומא - לא תלינן.</text:p>
      <text:p text:style-name="Standard"/>
      <text:p text:style-name="Standard">תנו רבנן <text:span text:style-name="T87">[תופסתא נדה פ"ג מ"א]</text:span>: '<text:span text:style-name="T100">הרואה כתם, אם יש בו כדי לחלק שלשה גריסין שהן כגריס ועוד </text:span><text:span text:style-name="T89">(</text:span><text:span text:style-name="T46">כלומר: שלשה גריסין גסין דאיכא בכל חד וחד כגריס ועוד, דהכי הוי שיעור כתם לקמן בפרק ה'רואה כתם' </text:span><text:span text:style-name="T47">(דף נט.)</text:span><text:span text:style-name="T89">)</text:span><text:span text:style-name="T100"> – חוששת, ואם לאו - אינה חוששת;</text:span></text:p>
      <text:p text:style-name="Standard"><text:soft-page-break/><text:span text:style-name="T100">רבי יהודה בן אגרא אומר משום רבי יוסי: אחת זו ואחת זו </text:span><text:span text:style-name="T89">(</text:span><text:span text:style-name="T46">אפילו בשתי גריסין</text:span><text:span text:style-name="T89">)</text:span><text:span text:style-name="T100"> חוששת </text:span><text:span text:style-name="T89">(</text:span><text:span text:style-name="T46">שמא ראתה אותן בשני בין השמשות, או אחת היום ואחת בין השמשות של מחר, וראיית בין השמשות עולה לשני ימים: שמקצתה מן היום ומקצתה מן הלילה, ויש כאן שלשה רצופין</text:span><text:span text:style-name="T89">)</text:span>;<text:span text:style-name="T46"> </text:span></text:p>
      <text:p text:style-name="Standard"/>
      <text:p text:style-name="Standard">(נדה נג,א)</text:p>
      <text:p text:style-name="Standard"><text:span text:style-name="T100">אמר רבי: נראין דברי רבי יהודה בן אגרא בשלא בדקה, ודברי חכמים בשבדקה</text:span>' <text:span text:style-name="T89">(</text:span><text:span text:style-name="T46">כולה מפרש לה</text:span><text:span text:style-name="T89">)</text:span>. </text:p>
      <text:p text:style-name="Standard">מאי 'בדקה' ומאי '<text:span text:style-name="T100">לא בדקה</text:span>'?</text:p>
      <text:p text:style-name="Standard">אמר רבא: אשכחתינהו לרבנן דבי רב, דיתבי וקאמרי: הכא <text:span text:style-name="T89">(</text:span><text:span text:style-name="T46">פלוגתא דרבנן ורבי יהודה בן אגרא</text:span><text:span text:style-name="T89">)</text:span> במאי עסקינן? - כגון שבדקה עצמה <text:span text:style-name="T89">(</text:span><text:span text:style-name="T46">כל שני בין השמשות</text:span><text:span text:style-name="T89">)</text:span> ולא בדקה חלוקה <text:span text:style-name="T89">(</text:span><text:span text:style-name="T46">בשני ימים אלא בשלישי, ומצאה שני גריסין; ולפי שלא בדקה חלוקה עד הנה - לא ידעה מאימת הן באין, לפיכך יש לחוש שמא בשני בין השמשות ראתה, או אחת ביום ראשון ואחת בין השמשות של מחר, דהוו להו שלש ראיות</text:span><text:span text:style-name="T89">)</text:span>, ואף עצמה לא בדקה אלא בין השמשות דרבי יהודה, ובבין השמשות דרבי יוסי לא בדקה <text:span text:style-name="T89">(</text:span><text:span text:style-name="T46">בין השמשות דרבי יהודה - ב'במה מדליקין': הכסיף העליון ולא הכסיף התחתון, ושיעורו חצי מיל*; ולרבי יוסי - כהרף עין, ובסוף היום הוא: זה נכנס וזה יוצא</text:span><text:span text:style-name="T89">)</text:span>: דרבנן סברי בבין השמשות דרבי יוסי ליליא הוא, והא בדקה בבין השמשות דרבי יהודה <text:span text:style-name="T89">(</text:span><text:span text:style-name="T46">הלכך לא ראתה אחת מהן בין השמשות שתעלה לחומר שני ימים</text:span><text:span text:style-name="T89">)</text:span>; ורבי יוסי לטעמיה, דאמר: בין השמשות - ספיקא הוי <text:span text:style-name="T89">(</text:span><text:span text:style-name="T46">דחיישינן שמא לאחר סילוק ידיה - בבין השמשות דרבי יוסי חזאי, והוא עולה לשני ימים, והוו להו שלשה ימים רצופים; ולרבנן - לילה הוא, ואפילו חזאי לא הוו להו שלשה ראיות</text:span><text:span text:style-name="T89">)</text:span>; </text:p>
      <text:p text:style-name="P28">*[רבי עקיבא אומר: בגליון הש"ס: וכן נקיט רש"י בברכות ב,ב ד"ה והלא הכהנים; וקשה לי הא בשבת איתא דלר"י בה"ב תרי תלתי או ג' רבעי מיל וצ"ע]</text:p>
      <text:p text:style-name="Standard">ואמינא להו אנא: אילמלי ידיה בעיניה <text:span text:style-name="T89">(</text:span><text:span text:style-name="T46">באותו מקום</text:span><text:span text:style-name="T89">)</text:span> כל בין השמשות <text:span text:style-name="T89">(</text:span><text:span text:style-name="T46">דרבי יהודה</text:span><text:span text:style-name="T89">)</text:span> - יפה אתם אומרים <text:span text:style-name="T89">(</text:span><text:span text:style-name="T46">לרבנן, דלא חיישי, כיון דכל בין השמשות דרבי יהודה לא חזאי</text:span><text:span text:style-name="T89">)</text:span>; עכשיו, שמא עם סלוק ידיה ראתה <text:span text:style-name="T89">(</text:span><text:span text:style-name="T46">דהא בין השמשות דרבי יהודה ארוך הוא</text:span><text:span text:style-name="T89">)</text:span>?</text:p>
      <text:p text:style-name="Standard">ואמרו לי: כי קאמרינן - כשנתנה ידיה בעיניה כל בין השמשות.</text:p>
      <text:p text:style-name="Standard">'<text:span text:style-name="T100">אמר רבי: נראין דברי רבי יהודה בן אגרא </text:span><text:span text:style-name="T89">(</text:span><text:span text:style-name="T46">דחייש</text:span><text:span text:style-name="T89">)</text:span><text:span text:style-name="T100"> כשלא בדקה</text:span>': <text:span text:style-name="T89">(</text:span><text:span text:style-name="T46">ומדקאמר רבי בהא סבירא ליה כרבי יהודה, אבל בשבדקה לא סבירא ליה כוותיה - מכלל דרבי יהודה בן אגרא אפילו בדקה נמי חייש, ו</text:span><text:span text:style-name="T89">)</text:span>מאי '<text:span text:style-name="T100">לא בדקה</text:span>': אילימא <text:span text:style-name="T89">(</text:span><text:span text:style-name="T46">הכי קאמר רבי: 'רואה אני את דברי רבי יהודה בשלא בדקה בדרבי יוסי, ואף על גב</text:span><text:span text:style-name="T89">)</text:span> דבדקה בדרבי יהודה <text:span text:style-name="T89">(</text:span><text:span text:style-name="T46">דאיכא לספוקי בבין השמשות דרבי יוסי</text:span><text:span text:style-name="T89">)</text:span> ולא בדקה בדרבי יוסי <text:span text:style-name="T89">(</text:span><text:span text:style-name="T46">אבל איני רואה את דבריו כשבדקה בשניהם</text:span><text:span text:style-name="T89">)</text:span> מכלל דרבי יהודה <text:span text:style-name="T111">[בן איגרא]</text:span> סבר: אף על גב דבדקה בתרוייהו חיישא <text:span text:style-name="T89">(</text:span><text:span text:style-name="T46">הא ודאי בין השמשות לא חזאי, ואין לך לחלוק ראיה אחת לשתים</text:span><text:span text:style-name="T89">)</text:span> - הא בדקה! אלא פשיטא דלא בדקה לא בדרבי יהודה ולא בדרבי יוסי <text:span text:style-name="T89">(</text:span><text:span text:style-name="T46">דחוששת שמא ראתה בבין השמשות דרבי יהודה</text:span><text:span text:style-name="T89">)</text:span>; אבל בדקה בדרבי יהודה ולא בדקה בדרבי יוסי לא חיישא <text:span text:style-name="T89">(</text:span><text:span text:style-name="T46">אין אני רואה את דבריו לחוש לזיבה</text:span><text:span text:style-name="T89">)</text:span>, אלמא <text:span text:style-name="T89">(</text:span><text:span text:style-name="T46">קסבר רבי</text:span><text:span text:style-name="T89">)</text:span> בין השמשות דרבי יוסי - לרבי ליליא הוא <text:span text:style-name="T89">(</text:span><text:span text:style-name="T46">והראייה שבה אינה עולה לשתים</text:span><text:span text:style-name="T89">)</text:span><text:span text:style-name="T29">.</text:span></text:p>
      <text:p text:style-name="Standard">אימא סיפא: '<text:span text:style-name="T100">ודברי חכמים כשבדקה</text:span>' - מאי '<text:span text:style-name="T100">בדקה</text:span>'? אילימא דבדקה בדרבי יהודה ולא בדקה בדרבי יוסי <text:span text:style-name="T89">(</text:span><text:span text:style-name="T46">וקאמר רבי: בזו אני רואה את דבריהם דלא חיישינן, אבל לא בדקה לא בזו ולא בזו - איני רואה את דבריהם, דאנא סבירא לי דחיישא</text:span><text:span text:style-name="T89">)</text:span> - מכלל דרבנן סברי אף על גב דלא בדקה בתרוייהו לא חיישינן? הא לא בדקה <text:span text:style-name="T89">(</text:span><text:span text:style-name="T46">ויש לחוש לראיית בין השמשות המתחלקת לשתים</text:span><text:span text:style-name="T89">)</text:span>! אלא פשיטא <text:span text:style-name="T89">(</text:span><text:span text:style-name="T46">ד'</text:span><text:span text:style-name="T75">נראין דברי חכמים</text:span><text:span text:style-name="T46">' דקאמר רבי</text:span><text:span text:style-name="T89">)</text:span> דבדקה <text:span text:style-name="T89">(</text:span><text:span text:style-name="T46">בשניהם קאמר:</text:span><text:span text:style-name="T89">)</text:span> בין בדרבי יהודה ובין בדרבי יוסי; אבל בדקה בדרבי יהודה ולא בדקה בדרבי יוסי <text:span text:style-name="T89">(</text:span><text:span text:style-name="T46">אבל באחד מהן דקאמרי אינהו נמי לא חיישא - איני רואה דבריהם: דכיון דלא בדקה בדרבי יוסי</text:span><text:span text:style-name="T89">)</text:span> – חיישינן <text:span text:style-name="T89">(</text:span><text:span text:style-name="T46">יש לחוש לראיית בין השמשות</text:span><text:span text:style-name="T89">)</text:span>, אלמא בין השמשות דרבי יוסי לרבי ספקא הוי, קשיא דרבי אדרבי!?</text:p>
      <text:p text:style-name="Standard"><text:span text:style-name="T89">(</text:span><text:span text:style-name="T46">האי 'נראין' דקאמר רבי - לאו לטעמיה דנפשיה קאמר, דתידוק מינה 'מדקאמר בזו אני רואה את דברי זה ובזו איני רואה' מכלל דאינהו בתרוייהו פליגי, ותקשי לך; אלא רבי - לפרושי פלוגתייהו אתא: לאשמועינן במאי פליגי, ו</text:span><text:span text:style-name="T89">)</text:span>הכי קאמר: נראין דברי רבי יהודה בן אגרא <text:span text:style-name="T9">לרבנן</text:span> <text:span text:style-name="T89">(</text:span><text:span text:style-name="T46">ומודים לו דחיישינן</text:span><text:span text:style-name="T89">)</text:span> דלא בדקה כלל, לא בדרבי יהודה ולא בדרבי יוסי: שאף חכמים לא נחלקו עליו אלא דבדקה בדרבי יהודה ולא בדקה בדרבי יוסי, אבל היכא דלא בדקה כלל - מודו ליה <text:span text:style-name="T89">(</text:span><text:span text:style-name="T46">שדברי חכמים - כשבדקה באחד מהני, דקסברי בין השמשות דרבי יוסי ליליא הוא; ורבי יוסי לטעמיה, דאמר ספקא הוא - הילכך עד שתבדוק בשניהם יש לחוש בראיית בין השמשות</text:span><text:span text:style-name="T89">)</text:span>.</text:p>
      <text:p text:style-name="Standard"><text:soft-page-break/>ורמינהו: '<text:span text:style-name="T108">הרואה כתם, לראיה מרובה </text:span><text:span text:style-name="T89">(</text:span><text:span text:style-name="T46">שלשה גריסין בועודות</text:span><text:span text:style-name="T89">)</text:span><text:span text:style-name="T108"> חוששת, לראיה מועטת </text:span><text:span text:style-name="T89">(</text:span><text:span text:style-name="T46">שני גריסין בועודות</text:span><text:span text:style-name="T89">)</text:span><text:span text:style-name="T108"> אינה חוששת - זו דברי רבי יהודה בן אגרא שאמר משום רבי יוסי; אמר רבי: אני שמעתי ממנו </text:span><text:span text:style-name="T89">(</text:span><text:span text:style-name="T46">מדרבי יוסי</text:span><text:span text:style-name="T89">)</text:span><text:span text:style-name="T108"> שאחת זו ואחת זו חוששת, ומן הטעם הזה אמר לי: ומה אילו נדה שלא הפרישה בטהרה מן המנחה ולמעלה </text:span><text:span text:style-name="T89">(</text:span><text:span text:style-name="T46">בשביעי: שלא בדקה בין השמשות</text:span><text:span text:style-name="T89">)</text:span><text:span text:style-name="T108"> לא תהא בחזקת טמאה </text:span><text:span text:style-name="T89">(</text:span><text:span text:style-name="T46">ואינה טובלת לערב ואף על פי שהפרישה בטהרה שחרית; אלמא משראתה הויא כל היום בחזקת חוזרת ורואה עד גמר היום - אף זו, הואיל ולא בדקה בין השמשות שלם - איכא למיחש דלמא בסוף בין השמשות ראתה, והיא עולה לשתי ראיות</text:span><text:span text:style-name="T89">)</text:span><text:span text:style-name="T108">, ונראין </text:span><text:span text:style-name="T89">(</text:span><text:span text:style-name="T46">לי</text:span><text:span text:style-name="T89">)</text:span><text:span text:style-name="T108"> דבריו כשבדקה </text:span><text:span text:style-name="T89">(</text:span><text:span text:style-name="T46">ומודה אני לו כשבדקה בין השמשות שלם: תו לא חיישא, ובשלא בדקה אני חולק עליו</text:span><text:span text:style-name="T89">)</text:span>'; מאי '<text:span text:style-name="T100">בדקה</text:span>'? - אילימא דבדקה בדרבי יהודה ולא בדקה בדרבי יוסי, מכלל דרבי יהודה בן אגרא סבר 'אף על גב דלא בדקה לא בדרבי יהודה ולא בדרבי יוסי לא חיישא'? והא לא בדקה!? אלא פשיטא דבדקה בין בדרבי יהודה ובין בדרבי יוסי; מכלל דרבי יהודה בן אגרא סבר בדקה בדרבי יהודה ולא בדקה בדרבי יוסי - לא חיישא, אלמא בין השמשות דרבי יוסי - לרבי יהודה בן אגרא ליליא הוא; קשיא דרבי יהודה בן אגרא אדרבי יהודה בן אגרא <text:span text:style-name="T89">(</text:span><text:span text:style-name="T46">דלעיל סבירא ליה בין השמשות דרבי יוסי ספיקא הוא</text:span><text:span text:style-name="T89">)</text:span>!?</text:p>
      <text:p text:style-name="Standard">בשלמא בלא רבי <text:span text:style-name="T89">(</text:span><text:span text:style-name="T46">אי לא פירש רבי לפלוגתייהו בין לעיל בין הכא</text:span><text:span text:style-name="T89">)</text:span> לא קשיא <text:span text:style-name="T89">(</text:span><text:span text:style-name="T46">לא הוה קשיא דרבי יהודה </text:span><text:span text:style-name="T112">[בן אגרא]</text:span><text:span text:style-name="T46"> אדרבי יהודה </text:span><text:span text:style-name="T112">[בן אגרא]</text:span><text:span text:style-name="T89">)</text:span>: התם דבדקה בדרבי יהודה ולא בדקה בדרבי יוסי, הכא דבדקה נמי בדרבי יהודה ובדרבי יוסי; אלא בדרבי קשיא <text:span text:style-name="T89">(</text:span><text:span text:style-name="T46">מכי אתא רבי לפרושי פלוגתייהו ולא מתוקמא לן אלא כדפירשה: דלרבי יהודה </text:span><text:span text:style-name="T112">[בן אגרא]</text:span><text:span text:style-name="T46"> דלעיל ספיקא הוא, והכא מיתחזי דליליא הוא - קשיא</text:span><text:span text:style-name="T89">)</text:span>!?<text:span text:style-name="T46"> </text:span></text:p>
      <text:p text:style-name="Standard">תרי תנאי ואליבא דרבי יהודה בן אגרא: האי תנא סבר: שלים בין השמשות דרבי יהודה</text:p>
      <text:p text:style-name="Standard"/>
      <text:p text:style-name="Standard">(נדה נג,ב)</text:p>
      <text:p text:style-name="Standard">והדר חייל <text:span text:style-name="T89">(</text:span><text:span text:style-name="T46">מתחיל</text:span><text:span text:style-name="T89">)</text:span> בין השמשות דרבי יוסי <text:span text:style-name="T89">(</text:span><text:span text:style-name="T46">וספקא הוא</text:span><text:span text:style-name="T89">)</text:span>, והאי תנא סבר: בין השמשות דרבי יוסי מישך שייך בדרבי יהודה <text:span text:style-name="T89">(</text:span><text:span text:style-name="T46">מובלע הוא בתוך של רבי יהודה; וכיון דלדידיה בעינן כל בין השמשות דרבי יהודה - הרי בדקה בשניהם</text:span><text:span text:style-name="T89">)</text:span>.</text:p>
      <text:p text:style-name="Standard"/>
      <text:p text:style-name="Standard">תנו רבנן: '<text:span text:style-name="T108">הרואה כתם - מטמאה עצמה </text:span><text:span text:style-name="T89">(</text:span><text:span text:style-name="T46">לטהרות</text:span><text:span text:style-name="T89">)</text:span><text:span text:style-name="T108"> וקדשים למפרע </text:span><text:span text:style-name="T89">(</text:span><text:span text:style-name="T46">עד שעת הכבוס</text:span><text:span text:style-name="T89">)</text:span><text:span text:style-name="T108">, דברי רבי; רבי שמעון בן אלעזר אומר: קדשים מטמאה, עצמה אינה מטמאה, שלא יהא כתמה חמור מראייתה </text:span><text:span text:style-name="T89">(</text:span><text:span text:style-name="T46">למפרע: דלראייתה לא הוי אלא מעת לעת, וכתמה עד שעת הכבוס</text:span><text:span text:style-name="T89">)</text:span>'.</text:p>
      <text:p text:style-name="Standard">והא מצינו כתמה חמור מראייתה לענין קדשים <text:span text:style-name="T89">(</text:span><text:span text:style-name="T46">דהא מודה רבי שמעון בן אלעזר בקדשים דמטמאתן למפרע עד שעת הכבוס</text:span><text:span text:style-name="T89">)</text:span>!?</text:p>
      <text:p text:style-name="Standard">אלא תני הכי: '<text:span text:style-name="T100">רבי שמעון בן אלעזר אומר: אף קדשים אינה מטמאה, שלא יהא כתמה חמור מראייתה לכל דבר</text:span>'.</text:p>
      <text:p text:style-name="Standard"/>
      <text:p text:style-name="Standard">תנו רבנן: '<text:span text:style-name="T108">ראתה כתם ואחר כך ראתה דם </text:span><text:span text:style-name="T89">(</text:span><text:span text:style-name="T46">תוך מעת לעת</text:span><text:span text:style-name="T89">)</text:span><text:span text:style-name="T108"> - תולה כתמה בראייתה מעת לעת </text:span><text:span text:style-name="T89">(</text:span><text:span text:style-name="T46">ואמרינן: האי כתם - מדם נדות זה הוא, וטהורה מלטמא עד שעת הכבוס, אלא משמצאתו ולהבא</text:span><text:span text:style-name="T89">)</text:span><text:span text:style-name="T108">, דברי רבי; רבי שמעון בן אלעזר אומר: יומו </text:span><text:span text:style-name="T89">(</text:span><text:span text:style-name="T46">אם ראתה בו ביום – תולה, ואם שקעה חמה - אף על פי שראתה בתוך מעת לעת - אינה תולה</text:span><text:span text:style-name="T89">)</text:span><text:span text:style-name="T108">. אמר רבי: נראין דבריו מדברי, שהוא מתקנה </text:span><text:span text:style-name="T89">(</text:span><text:span text:style-name="T46">מיקל עליה</text:span><text:span text:style-name="T89">)</text:span><text:span text:style-name="T108"> ואני מעוותה </text:span><text:span text:style-name="T89">(</text:span><text:span text:style-name="T46">וכיון דכתמים דרבנן - נראין דברי המיקל</text:span><text:span text:style-name="T89">)</text:span><text:span text:style-name="T108">.</text:span>' <text:span text:style-name="T89">(</text:span><text:span text:style-name="T46">ולקמן פריך עוותי מעוות לה, דהא רבי שמעון בן אלעזר מחמיר:</text:span><text:span text:style-name="T89">)</text:span></text:p>
      <text:p text:style-name="Standard">'מתקנה'? עוותי מעוית לה!?</text:p>
      <text:p text:style-name="Standard">אמר רבינא: איפוך <text:span text:style-name="T89">(</text:span><text:span text:style-name="T46">ואימא 'נראין דברי מדבריו'</text:span><text:span text:style-name="T89">)</text:span>.</text:p>
      <text:p text:style-name="Standard">רב נחמן אמר: לעולם לא תיפוך: 'שהוא מתקן הלכותיה לידי זיבה, ואני מעוות הלכותיה לידי זיבה <text:span text:style-name="T89">(</text:span><text:span text:style-name="T46">לענין זיבה הוא מיקל: דלדידיה היכא דלא חזיא בו ביום - לא תלינן כתמה בראייתה, ומונה ימי נדות מיום ראייתה, ואין ימי זיבה מתחילין עד יום שמיני לראייתה; לרבי מונה מיום מציאת כתמה ואף להקל ולטבול לליל שביעי לכתמה אם פסקה, ומיום שמיני לכתמה הוו ימי זוב, ונמצא רבי מחמיר לענין זיבה: דכי חזיא בשמיני לכתמה - אמרינן 'יום זיבה הוא, וצריכה לשמור תשיעי יום כנגד יום'; ואם תראה שנים עמו - תהא זבה; ולרבי שמעון - סוף נדה הוא, ולא מצריך שימור, ואם תראה שנים עמו - לא תהיה זבה; נמצא אני מביאה על ידי כתמה לזיבה, אבל איהו לא</text:span><text:span text:style-name="T89">)</text:span>'.<text:span text:style-name="T46"> </text:span></text:p>
      <text:p text:style-name="Standard"/>
      <text:p text:style-name="Standard"><text:soft-page-break/>בעי מיניה רבי זירא מרבי אסי: כתמים צריכין הפסק טהרה <text:span text:style-name="T89">(</text:span><text:span text:style-name="T46">בשביעי לטבול בערב צריכה לבדוק בין השמשות להפסיק בטהרה</text:span><text:span text:style-name="T89">)</text:span> או לא?</text:p>
      <text:p text:style-name="Standard">אשתיק ולא אמר ליה ולא מידי.</text:p>
      <text:p text:style-name="Standard">זימנין <text:span text:style-name="T89">(</text:span><text:span text:style-name="T46">פעם אחרת</text:span><text:span text:style-name="T89">)</text:span> אשכחיה <text:span text:style-name="T89">(</text:span><text:span text:style-name="T46">רבי זירא לרבי אסי</text:span><text:span text:style-name="T89">)</text:span> דיתיב וקאמר <text:span text:style-name="T89">(</text:span><text:span text:style-name="T46">הך מלתא דרבי</text:span><text:span text:style-name="T89">)</text:span>: '<text:span text:style-name="T100">תולה כתמה בראייתה מעת לעת - דברי רבי</text:span>' <text:span text:style-name="T89">(</text:span><text:span text:style-name="T46">ומפרש עלה </text:span><text:span text:style-name="T112">[רבי אסי]</text:span><text:span text:style-name="T46">:</text:span><text:span text:style-name="T89">)</text:span> אמר ריש לקיש: והוא שבדקה <text:span text:style-name="T89">(</text:span><text:span text:style-name="T46">בין השמשות של שביעי לכתמה להפסיק בטהרה; אבל לא הפרישה בטהרה - גליא דעתה דמיום ראייתה נקטה מנינא דידיה, והיא גרמה לעצמה להבדיל כתמה מראייתה, וכתמה מטמא למפרע מיום לבישה</text:span><text:span text:style-name="T89">)</text:span>, ורבי יוחנן אמר: אף על פי שלא בדקה <text:span text:style-name="T89">(</text:span><text:span text:style-name="T46">דכיון דיכולה לתלות - לאו בגילוי דעתה תליא מלתא, ולא מפסדא בהכי</text:span><text:span text:style-name="T89">)</text:span>; אמר ליה <text:span text:style-name="T89">(</text:span><text:span text:style-name="T46">רבי זירא לרבי אסי</text:span><text:span text:style-name="T89">)</text:span>: <text:span text:style-name="T89">(</text:span><text:span text:style-name="T46">מדפליגי רבי יוחנן וריש לקיש לענין תליא בבדקה ולא בדקה -</text:span><text:span text:style-name="T89">)</text:span> מכלל דכתמים צריכין הפסקת טהרה <text:span text:style-name="T89">(</text:span><text:span text:style-name="T46">מכלל דאורחא הוא לבדוק ביום שביעי לכתמה ולהפסיק בטהרה</text:span><text:span text:style-name="T89">)</text:span>?</text:p>
      <text:p text:style-name="Standard">אמר ליה: אִין. </text:p>
      <text:p text:style-name="Standard">והא זימנין סגיאין בעא מינך ולא אמרת ולא מידי? דלמא אגב שיטפך <text:span text:style-name="T89">(</text:span><text:span text:style-name="T46">ריהטך</text:span><text:span text:style-name="T89">)</text:span> אתיא לך<text:span text:style-name="T111">?</text:span> </text:p>
      <text:p text:style-name="Standard">אמר ליה <text:span text:style-name="T111">[רבי אסי]</text:span>: אִין! אגב שיטפאי אתיא לי.</text:p>
      <text:p text:style-name="Standard"/>
      <text:p text:style-name="Standard"/>
      <text:p text:style-name="Standard">משנה:</text:p>
      <text:p text:style-name="Standard">הרואה יום י"א בין השמשות <text:span text:style-name="T89">(</text:span><text:span text:style-name="T46">וספק יום הוא והוי דם זיבה, או ספק לילה ותחלתו נדה</text:span><text:span text:style-name="T89">)</text:span> - תחלת נדה וסוף נדה, תחלת זיבה וסוף זיבה. <text:span text:style-name="T89">(</text:span><text:span text:style-name="T46">ובגמרא פריך: תחלת נדה וסוף זיבה היא, והויא טועה, ובעל כרחה תשב שבעה, ואם ראתה לסוף שבעה יום אחד - נחמיר עליה לומר 'ראיה ראשונה סוף זיבה הואי, והשתא הויא תחלת נדה' ותשב שבעה; ואם שלשה תראה </text:span><text:span text:style-name="T112">[אחרכך]</text:span><text:span text:style-name="T46"> - נחמיר עליה לומר 'ראייה ראשונה תחלת נדה הואי, והשתא זבה' וצריכה שבעה נקיים, ולא תשב ארבעה והן; וכן לעולם היא מקולקלת, ותקנתה כדמפרש בערכין </text:span><text:span text:style-name="T47">(דף ח.)</text:span><text:span text:style-name="T89">)</text:span> </text:p>
      <text:p text:style-name="Standard">יום ארבעים לזכר ויום שמונים לנקבה בין השמשות לכולן - הרי אלו טועות <text:span text:style-name="T89">(</text:span><text:span text:style-name="T46">כלומר: באיזה מאלו שתראה בין השמשות - הוי האי בין השמשות ספק טמא ספק טהור, ואם תראה ליום שמיני - ספק נדה ספק שומרת יום כנגד יום, וכן לעולם עד שתפסוק כדי שיעור המפורש לה בערכין</text:span><text:span text:style-name="T89">)</text:span>;</text:p>
      <text:p text:style-name="Standard">אמר רבי יהושע: עד שאתם מתקנים את השוטות <text:span text:style-name="T89">(</text:span><text:span text:style-name="T46">את הטועות כגון אלו שראו בשעת הספק</text:span><text:span text:style-name="T89">)</text:span> - באו ותקנו את הפקחות <text:span text:style-name="T89">(</text:span><text:span text:style-name="T46">הרואות בשעה ודאית, וצריכין אנו לתקן פתחיהן ולפרש ימי שימורן ותשמישן, כדמפרש בברייתא בגמרא</text:span><text:span text:style-name="T89">)</text:span>!</text:p>
      <text:p text:style-name="Standard"/>
      <text:p text:style-name="Standard">גמרא:</text:p>
      <text:p text:style-name="Standard">'<text:span text:style-name="T100">תחלת נדה וסוף נדה</text:span>'? תחלת נדה וסוף זיבה היא!?</text:p>
      <text:p text:style-name="Standard">אמר רב חסדא: הכי קאמר: הרואה יום י"א בין השמשות - תחילת נדה וסוף זיבה; ובשביעי לנדתה - סוף נדה ותחלת זיבה. </text:p>
      <text:p text:style-name="Standard"/>
      <text:p text:style-name="Standard">א"ר יהושע עד שאתם מתקנין את השוטות <text:span text:style-name="T89">[באו ותקנו את הפקחות]</text:span>: </text:p>
      <text:p text:style-name="Standard">הני</text:p>
      <text:p text:style-name="Standard"/>
      <text:p text:style-name="Standard">(נדה נד,א)</text:p>
      <text:p text:style-name="Standard">'שוטות' נינהו <text:span text:style-name="T89">(</text:span><text:span text:style-name="T46">בתמיה</text:span><text:span text:style-name="T89">)</text:span>? 'טועות' נינהו!?</text:p>
      <text:p text:style-name="Standard">אלא תני 'טועות', דתניא <text:span text:style-name="T89">(</text:span><text:span text:style-name="T46">לפרושי 'פקחות' דמתניתין קאתי</text:span><text:span text:style-name="T89">)</text:span>: '<text:span text:style-name="T108">יום אחד טמא ויום אחד טהור </text:span><text:span text:style-name="T89">(</text:span><text:span text:style-name="T46">כל ימיה וקמיירי כשרואה </text:span><text:span text:style-name="T65">ביום</text:span><text:span text:style-name="T89">)</text:span><text:span text:style-name="T108"> - משמשת שמיני </text:span><text:span text:style-name="T89">(</text:span><text:span text:style-name="T46">ליום שראתה בו ראייה ראשונה, שהרי טהורה הות, שהרי בשביעית לערב טבלה ולא תראה עד תשיעי - הלכך משמשת שמיני שלם לילה ויום</text:span><text:span text:style-name="T89">)</text:span><text:span text:style-name="T108"> ולילו עמו </text:span><text:span text:style-name="T89">(</text:span><text:span text:style-name="T46">ליל אחריו נגהי תשיעי</text:span><text:span text:style-name="T89">)</text:span><text:span text:style-name="T108">, וארבעה לילות מתוך שמונה עשר יום </text:span><text:span text:style-name="T89">(</text:span><text:span text:style-name="T46">לראייה הראשונה, שהרי אשה זו לא תהא זבה לעולם: שאינה רואה שלשה רצופין, וכשהיא רואה תשיעי - תהא שומרת עשירי, ותשמש בלילה, ותראה בי"א ותשמור י"ב - ותשמש בלילה, הרי שתים; ותראה בי"ג ותשמור י"ד ותשמש בלילה - הרי שלשה; ותראה ט"ו ותשמור ט"ז ותשמש לערב - הרי ארבעה; ובי"ז תראה ותשמור י"ח - הרי כלו י"ח ולא שמשה אלא ארבע לילות לבד שמיני ולילו, ותשמיש אחרון אינו בתוך י"ח, ולמחר בי"ט כשתראה - תהא תחלת נדה, שהרי שלמו י"א שבין נדה לנדה, וחוזרת למנינה שאמרנו</text:span><text:span text:style-name="T89">)</text:span><text:span text:style-name="T108">; ואם היתה רואה </text:span><text:span text:style-name="T89">(</text:span><text:span text:style-name="T46">בכל הימים הטמאים</text:span><text:span text:style-name="T89">)</text:span><text:span text:style-name="T108"> מבערב - אינה משמשת אלא שמיני בלבד </text:span><text:span text:style-name="T89">(</text:span><text:span text:style-name="T46">שמיני שלם: לילה ויום; אבל לא ליל של אחריו - שהרי תראה בו </text:span><text:soft-page-break/><text:span text:style-name="T46">ותהא טמאה, וצריכה לשמור עשירי, ובלילה לא תטבול - שהרי רואה! וכן עד סוף י"ח, שהן י"ח עם ימי הנדות; ובי"ט תהא תחלת נדה, ותחזור למנינה, ותשמש בשמיני - וכן לעולם</text:span><text:span text:style-name="T89">)</text:span><text:span text:style-name="T108">; </text:span></text:p>
      <text:p text:style-name="Standard"><text:span text:style-name="T89">(</text:span><text:span text:style-name="T46">כללא דמילתא: כל 'ימים' דלקמן עד סוף פירקין - כשרואה מבערב</text:span><text:span text:style-name="T89">)</text:span><text:span text:style-name="T108"> </text:span></text:p>
      <text:p text:style-name="Standard"><text:span text:style-name="T108">שני ימים טמאין ושני ימים טהורין - משמשת שמיני ושנים עשר וששה עשר ועשרים </text:span><text:span text:style-name="T89">(</text:span><text:span text:style-name="T86">משמשת שמיני</text:span><text:span text:style-name="T46">, שהוא משני ימים הטהורים: ששביעי ושמיני טהורין הן, אלא שהשביעי מהנדות וטובלת לערב ומשמשת שמיני שלם, ולערב תראה - שהוא תשיעי, וכן עשירי, ותשמור י"א יום לאלו שני ימים, וטובלת לערב, </text:span><text:span text:style-name="T86">ומשמשת י"ב</text:span><text:span text:style-name="T46"> שלם, ותראה י"ג וי"ד ותהא שומרת ט"ו, </text:span><text:span text:style-name="T86">ותשמש ט"ז</text:span><text:span text:style-name="T46">, ותראה י"ז וי"ח ותשמור י"ט, דקסבר: הרואה יום י"א - אסור לשמש למחר; ולקמן פריך: ותשמש בתשסרי, דהא כלו להו ימים שצריכה שימור? ומכל מקום </text:span><text:span text:style-name="T86">ביום עשרים משמשת</text:span><text:span text:style-name="T46">, וכשתראה יום כ"א - הרי היא תחלת נדה וחוזרת למנין זה שאמרנו</text:span><text:span text:style-name="T89">)</text:span><text:span text:style-name="T108">;</text:span></text:p>
      <text:p text:style-name="P25">ותשמש נמי בתשסר <text:span text:style-name="T89">(</text:span><text:span text:style-name="T46">דקיימא לן בפרק אחרון </text:span><text:span text:style-name="T47">(לקמן עב:)</text:span><text:span text:style-name="T46"> 'יום אחד עשר לימי זיבה לא בעי שימור יום כנגדו', וזו למה משמרת י"ט? - בשביל י"ח, שהוא סוף זיבה</text:span><text:span text:style-name="T89">)</text:span>? </text:p>
      <text:p text:style-name="P25">אמר רב ששת: זאת אומרת: 'גרגרן' דתנן <text:span text:style-name="T89">(</text:span><text:span text:style-name="T46">בפרק 'תינוקת' </text:span><text:span text:style-name="T47">(שם.)</text:span><text:span text:style-name="T46"> 'הרואה יום י"א וטבלה ליום שלאחריו ושמשה וראתה בו ביום - בית הלל אומרים 'הרי זה גרגרן', שלא המתין יום זה</text:span><text:span text:style-name="T89">)</text:span> – אסור <text:span text:style-name="T89">(</text:span><text:span text:style-name="T46">ומהך ברייתא דקתני 'ומשמשת יום עשרים' ולא יום י"ט - שמעינן דאסור להיות גרגרן ולשמש ביום י"ב עם הרואה בי"א</text:span><text:span text:style-name="T89">)</text:span>.<text:span text:style-name="T46"> </text:span></text:p>
      <text:p text:style-name="P25">רב אשי אמר: נהי דחד עשר לא בעי שימור - עשירי מיהא בעי שימור <text:span text:style-name="T89">(</text:span><text:span text:style-name="T46">לעולם אינו אסור, והכא דתני 'אסור'- <text:s/>משום שראתה יום עשירי, דאיהו בעי שימור; לפיכך תשב י"ט הטהור, ויהא שימור ליום י"ז, שהוא עשירי לימי זיבה; 'שימור' לא הוי אלא יום טהור, דהכי נפקא לן </text:span><text:span text:style-name="T47">[נדה עב,ב]</text:span><text:span text:style-name="T46"> ''</text:span><text:span text:style-name="T51">[דם] </text:span><text:span text:style-name="T50">יהיה </text:span><text:span text:style-name="T51">[זבה בבשרה]</text:span><text:span text:style-name="T46">' </text:span><text:span text:style-name="T47">[ויקרא טו,יט]</text:span><text:span text:style-name="T46"> - מלמד שסופרת יום אחד לאחד', ו'ספירה' לא הוי אלא יום טהור</text:span><text:span text:style-name="T89">)</text:span>.</text:p>
      <text:p text:style-name="Standard"><text:span text:style-name="T108">שלשה ימים טמאין ושלשה ימים טהורין - משמשת שני ימים </text:span><text:span text:style-name="T89">(</text:span><text:span text:style-name="T46">אחד עשר וי"ב, שהשמיני ותשיעי מי"א שבין נדה לנדה הן, ועשירי - שימור הוא להן</text:span><text:span text:style-name="T89">)</text:span><text:span text:style-name="T108"> ושוב אינה משמשת לעולם </text:span><text:span text:style-name="T89">(</text:span><text:span text:style-name="T46">שהרי תהא זבה בי"ג וי"ד וט"ו, וצריכה לספור שבעה נקיים, והיא לא תראה שבעה נקיים לעולם</text:span><text:span text:style-name="T89">)</text:span><text:span text:style-name="T108">;</text:span></text:p>
      <text:p text:style-name="Standard"><text:span text:style-name="T108">ארבעה ימים טמאים וארבעה ימים טהורין - משמשת יום אחד </text:span><text:span text:style-name="T89">(</text:span><text:span text:style-name="T46">שמיני, דכולה ברייתא בשרואה בערב</text:span><text:span text:style-name="T89">)</text:span><text:span text:style-name="T108"> ושוב אינה משמשת לעולם; </text:span></text:p>
      <text:p text:style-name="P18">חמשה ימים טמאים וחמשה ימים טהורין - משמשת שלשה ימים ושוב אינה משמשת לעולם;</text:p>
      <text:p text:style-name="P18">ששה ימים טמאין וששה ימים טהורין - משמשת חמשה ימים ושוב אינה משמשת לעולם;</text:p>
      <text:p text:style-name="Standard"><text:span text:style-name="T108">שבעה ימים טמאין ושבעה ימים טהורין - משמשת רביע ימיה מתוך כ"ח ימים </text:span><text:span text:style-name="T89">(</text:span><text:span text:style-name="T46">שבעה ימים שאחר שבעה הטמאים של נדות היא משמשת, ובשבעה השלישיים תהא זבה, ובשבעה האחרונים הן ימי הספירה - הרי כ"ח; וביום כ"ט תהא תחלת נדה, ונמצאת משמשת רביע ימיה; ולהכי נקט כ"ח: מפני שתחלת נדותה של זו - מכ"ח לכ"ח</text:span><text:span text:style-name="T89">)</text:span><text:span text:style-name="T108">.</text:span></text:p>
      <text:p text:style-name="Standard"><text:span text:style-name="T108">שמונה ימים טמאין ושמונה ימים טהורין - משמשת חמשה עשר יום מתוך ארבעים ושמונה </text:span><text:span text:style-name="T89">(</text:span><text:span text:style-name="T46">כגון שמונה הראשונים, השמיני ימי זיבה ומשמונה השניים תשמור יום לשמיני שלפניו, ותשמש שבעה - הרי ט"ז שעברו עליה, ונשארו שנים לבא מימי זיבה, ושמונה השלישיים - שנים מהן ימי זוב, והששה - תחילת נדתה, ושמונה הרביעיים שהן טהורים - הראשונים ישלים שבעה ימי נדה, והשבעה תשמש; ועכשיו נותרו ארבעה ימים מימי זיבה; שמונה החמשיים - הרי היא זבה משלשה ראשונים, ושמונה שלאחריהן - שבעה לספירה ושמיני לתשמיש - הרי ט"ו יום מתוך מ"ח; וביום מ"ט - כשתראה - תהא תחלת נדה, ותחזור למנין שאמרנו</text:span><text:span text:style-name="T89">)</text:span><text:span text:style-name="T108">.</text:span></text:p>
      <text:p text:style-name="P25">הרי ארביסר הוו <text:span text:style-name="T89">(</text:span><text:span text:style-name="T46">קסבר האי דמותיב שהאשה הזאת לא תשמש יום מ"ח, לפי שהשמונה החמשיים שנעשית בהן זבה - אין מהן אלא ארבעה מימי זיבה וארבעה האחרונים מימי נדה הן, ומיהו תחלת נדה לא הוי כל זמן שלא ספרה ולא טהרה מזובה, אבל להכי מהניא הך ראייה ארבעה האחרונים הראויין לנדות: שכשיבאו שמונה טהורין שאחריהם - לא יעלו שלשה הראשונים לימי הספירה, לפי שהן השלמת ימי נדה, וימי נדתה שאינה רואה בהן - </text:span><text:span text:style-name="T65">אין</text:span><text:span text:style-name="T46"> עולין לספירת זיבתה; הלכך אין כאן אלא חמשה לספירה; וכשתראה יום מ"ט – סותרת; וכן כל שמונה השביעיים ועד שיגיע יום ס"ג - לא ישלימו ימי ספירתה</text:span><text:span text:style-name="T89">)</text:span>!?</text:p>
      <text:p text:style-name="P25">אמר רב אדא בר יצחק: זאת אומרת: ימי נדתה שאין רואה בהן - עולין לספירת זיבתה; </text:p>
      <text:p text:style-name="P25">דאיבעיא להו:</text:p>
      <text:p text:style-name="Standard"/>
      <text:p text:style-name="Standard">(נדה נד,ב)</text:p>
      <text:p text:style-name="P25">ימי לידה שאינה רואה בהן <text:span text:style-name="T89">(</text:span><text:span text:style-name="T46">כגון ילדה בזוב ופסקה מיד</text:span><text:span text:style-name="T89">)</text:span> - מהו שיעלו לספירת זיבתה?</text:p>
      <text:p text:style-name="P25">אמר רב כהנא: תא שמע: '<text:span text:style-name="T108">ראתה שנים </text:span><text:span text:style-name="T89">(</text:span><text:span text:style-name="T46">ראתה שני ימים בשופי בתוך י"א שבין נדה לנדה</text:span><text:span text:style-name="T89">)</text:span><text:span text:style-name="T108">, ולשלישי הפילה ואינה יודעת מה הפילה - הרי זו ספק זיבה ספק לידה </text:span><text:span text:style-name="T89">(</text:span><text:span text:style-name="T46">שמא לידה שמא זיבה שמא לא זו ולא זו: אם ולד הוא ולא ראתה בפתיחת הקבר - הרי היא לידה ולא זיבה; ואם אינו ולד וראתה דם בפתיחת הקבר - הרי היא זיבה ואין כאן לידה; ואם ולד הוא וראתה דם בלידה - הרי זו יולדת בזוב; ואם </text:span><text:soft-page-break/><text:span text:style-name="T46">נפתח קבר בלא דם ואינו ולד - אין כאן לא זו ולא זו; הלכך ספק הוא, ונטיל עליה חומר לידה לטמא שבועיים אפילו לא תראה, וחומר זיבה: שכל זמן שלא תפסוק שבעה נקיים - לא תטהר, ו</text:span><text:span text:style-name="T89">)</text:span><text:span text:style-name="T108">מביאה קרבן ואינו נאכל </text:span><text:span text:style-name="T89">(</text:span><text:span text:style-name="T46">שמא אין כאן לא לידה ולא זיבה</text:span><text:span text:style-name="T89">)</text:span><text:span text:style-name="T108">; וימי לידתה שאין רואה בהן - עולין לה לספירת זיבתה </text:span><text:span text:style-name="T89">(</text:span><text:span text:style-name="T46">ואף על גב דאיכא לספוקי ביולדת בזוב ויש כאן לידה וזיבה</text:span><text:span text:style-name="T89">)</text:span>';</text:p>
      <text:p text:style-name="P25">אמר רב פפא: שאני התם: כיון דאיכא למימר יולדת זכר היא וכל הני שבעה יתירי דקיהבינן לה - סלקי לה לספירת זיבתה <text:span text:style-name="T89">(</text:span><text:span text:style-name="T46">אבל אי הוה פשיטא לן דיולדת נקבה היא - לא סלקי לה</text:span><text:span text:style-name="T89">)</text:span>.</text:p>
      <text:p text:style-name="P25">אמר ליה רב הונא בריה דרב יהושע לרב פפא: ביולדת זכר איכא לספוקי, ביולדת נקבה ליכא לספוקי? אלא לאו שמע מינה עולין?</text:p>
      <text:p text:style-name="P25">שמע מינה.</text:p>
      <text:p text:style-name="Standard"><text:span text:style-name="T108">תשעה ימים טמאין ותשעה ימים טהורין - משמשת שמונה ימים מתוך שמונה עשר </text:span><text:span text:style-name="T89">(</text:span><text:span text:style-name="T86">תשעה ימים טמאין</text:span><text:span text:style-name="T46"> - תרי מינייהו זיבה, וכי חזיא טהורין - חד מינייהו הוי שימור, ושמונה לתשמיש, וביום י"ט הויא תחלת נדה, וכן לעולם לא תהא זבה</text:span><text:span text:style-name="T89">)</text:span><text:span text:style-name="T108">;</text:span></text:p>
      <text:p text:style-name="Standard"><text:span text:style-name="T108">עשרה ימים טמאין ועשרה ימים טהורים - ימי שמושה כימי זיבתה </text:span><text:span text:style-name="T89">(</text:span><text:span text:style-name="T46">דמעשרה טמאין הוו שבעה נדה ושלשה זיבה, ומעשרה טהורין - שבעה לספירה ושלשה לתשמיש - הרי ימי שימוש בימי זיבה</text:span><text:span text:style-name="T89">)</text:span><text:span text:style-name="T108">;</text:span></text:p>
      <text:p text:style-name="Standard"><text:span text:style-name="T108">וכן למאה </text:span><text:span text:style-name="T89">(</text:span><text:span text:style-name="T46">שבעה ימי נדה, וכולהו ימי זיבה, ומאה טהורין שבעה לספירה וכולהו לתשמיש</text:span><text:span text:style-name="T89">)</text:span><text:span text:style-name="T108"> וכן לאלף.</text:span></text:p>
      <text:p text:style-name="P1"/>
      <text:p text:style-name="P1">הדרן עלך בא סימן</text:p>
      <text:p text:style-name="P7"/>
      <text:p text:style-name="P7">=-=-=-=-=-=-=-=-=-=-=-=-=-=-=-=-=-=-=-=-=-=-=</text:p>
      <text:p text:style-name="P7"/>
      <text:p text:style-name="P1"><text:span text:style-name="T1">נדה פרק</text:span> שביעי דם הנדה</text:p>
      <text:p text:style-name="Standard"/>
      <text:p text:style-name="Standard">(נדה נד,ב)</text:p>
      <text:p text:style-name="Standard">משנה:</text:p>
      <text:p text:style-name="Standard">דם הנדה ובשר המת - מטמאין לחין ומטמאין יבשין, אבל הזוב, והניע <text:span text:style-name="T89">(</text:span><text:span text:style-name="T46">קר"ק בלע"ז </text:span><text:span text:style-name="T112">[צואת האף]</text:span><text:span text:style-name="T46"> וממעיינות הזב הן, והוי אב הטומאה</text:span><text:span text:style-name="T89">)</text:span>, והרוק, והשרץ, והנבלה, והשכבת זרע - מטמאין לחין ואין מטמאין יבשין; </text:p>
      <text:p text:style-name="Standard">ואם יכולין להשרות ולחזור לכמות שהן - מטמאין לחין ומטמאין יבשין; </text:p>
      <text:p text:style-name="Standard">וכמה היא שרייתן <text:span text:style-name="T89">(</text:span><text:span text:style-name="T46">דנימא אי הדרא בכי האי שיעורא – 'לחין' נינהו</text:span><text:span text:style-name="T89">)</text:span>? </text:p>
      <text:p text:style-name="Standard">בפושרין מעת לעת <text:span text:style-name="T89">(</text:span><text:span text:style-name="T46">אבל אי בעי טפי מים חמים, או יותר ממעת לעת – 'יבשין' הן</text:span><text:span text:style-name="T89">)</text:span>; </text:p>
      <text:p text:style-name="Standard">רבי יוסי אומר: בשר המת יבש ואינו יכול להשרות ולחזור לכמות שהיה - טהור.<text:span text:style-name="T46"> </text:span></text:p>
      <text:p text:style-name="Standard"/>
      <text:p text:style-name="Standard">גמרא:</text:p>
      <text:p text:style-name="Standard">מנא הני מילי <text:span text:style-name="T89">(</text:span><text:span text:style-name="T46">דדם נדה מטמא מגעו ומשאו</text:span><text:span text:style-name="T89">)?</text:span></text:p>
      <text:p text:style-name="Standard">אמר חזקיה: דאמר קרא <text:span text:style-name="T47">(ויקרא טו,לג)</text:span><text:span text:style-name="T90"> והדוה בנדתה </text:span><text:span text:style-name="T91">[והזב את זובו לזכר ולנקבה ולאיש אשר ישכב עם טמאה]</text:span>; מדוה כמותה: מה היא מטמאה - אף מדוה מטמאה. </text:p>
      <text:p text:style-name="Standard">אשכחן לח <text:span text:style-name="T89">(</text:span><text:span text:style-name="T46">'דדוה' - לח משמע, כעין שהוא זב</text:span><text:span text:style-name="T89">)</text:span>, יבש מנלן?</text:p>
      <text:p text:style-name="Standard">אמר רבי יצחק: אמר קרא <text:span text:style-name="T47">(ויקרא טו,יט)</text:span><text:span text:style-name="T90"> </text:span><text:span text:style-name="T91">[ואשה כי תהיה זבה דם </text:span><text:span text:style-name="T15">יהיה</text:span><text:span text:style-name="T91"> זבה בבשרה שבעת ימים תהיה בנדתה וכל הנגע בה יטמא עד הערב]</text:span>; '<text:span text:style-name="T90">יהיה</text:span>' - בהויתו יהא.</text:p>
      <text:p text:style-name="Standard">ואימא הני מילי בלח ונעשה יבש, יבש מעיקרו <text:span text:style-name="T89">(</text:span><text:span text:style-name="T46">כגון הני דתנינן</text:span><text:span text:style-name="T89">)</text:span> מנלן? ותו - הא דתנן <text:span text:style-name="T87">[נדה פ"ג מ"ב]</text:span>: '<text:span text:style-name="T108">המפלת כמין קליפה, כמין עפר, כמין שערה </text:span><text:span text:style-name="T89">(</text:span><text:span text:style-name="T46">אדומה</text:span><text:span text:style-name="T89">)</text:span><text:span text:style-name="T108">, כמין יבחושין אדומים - תטיל למים אם נמוחו - טמא</text:span>' – מנלן?</text:p>
      <text:p text:style-name="Standard">'<text:span text:style-name="T90">יהיה</text:span>' - רבויא הוא.</text:p>
      <text:p text:style-name="Standard">אי מה היא עושה משכב ומושב לטמא אדם <text:span text:style-name="T89">(</text:span><text:span text:style-name="T46">שיהא משכבו מטמא אדם, ולא יהא ראשון במגעו אלא אב הטומאה, כמשכב נדה עצמה</text:span><text:span text:style-name="T89">)</text:span> ולטמא בגדים - אף דמה נמי עושה משכב ומושב לטמא אדם ולטמא בגדים?</text:p>
      <text:p text:style-name="Standard">אטו דמה בר משכב ומושב הוא?</text:p>
      <text:p text:style-name="Standard"><text:soft-page-break/>ולטעמיך, אבן מנוגעת בת משכב ומושב היא דאיצטריך קרא למעוטי?: דתניא <text:span text:style-name="T47">[ספרא מצורע פרק זבים פרשתא א פרק ב משנה ט]</text:span>: '<text:span text:style-name="T108">יכול תהא אבן מנוגעת עושה משכב ומושב לטמא אדם לטמא בגדים?: ודין הוא: ומה זב, שאינו מטמא בביאה </text:span><text:span text:style-name="T89">(</text:span><text:span text:style-name="T46">אדם הנכנס עם הזב בבית אינו טמא</text:span><text:span text:style-name="T89">)</text:span><text:span text:style-name="T108">, עושה משכב ומושב לטמא אדם לטמא בגדים - אבן מנוגעת, שמטמאה בביאה </text:span><text:span text:style-name="T89">(</text:span><text:span text:style-name="T46">אבן המנוגעת מטמאה בביאה אדם הנכנס עמה לבית, דכתיב </text:span><text:span text:style-name="T47">[ויקרא יד,מו]</text:span><text:span text:style-name="T50"> והבא אל הבית</text:span><text:span text:style-name="T46"> </text:span><text:span text:style-name="T51">[כל ימי הסגיר אתו יטמא עד הערב]</text:span><text:span text:style-name="T89">)</text:span><text:span text:style-name="T108">, אינו דין שמטמאה משכב ומושב לטמא אדם לטמא בגדים? תלמוד לומר: </text:span><text:span text:style-name="T47">(ויקרא טו,ד)</text:span><text:span text:style-name="T55"> </text:span><text:span text:style-name="T50">[</text:span><text:span text:style-name="T47">ויקרא טו,ד:</text:span><text:span text:style-name="T50"> כל המשכב אשר ישכב עליו]</text:span><text:span text:style-name="T52"> הזב </text:span><text:span text:style-name="T50">[יטמא וכל הכלי אשר ישב עליו יטמא]</text:span><text:span text:style-name="T108"> – הזב, ולא אבן מנוגעת</text:span>'; טעמא דמעטיה קרא, הא לאו הכי – מטמאה, ומינה: לאו מי אמרת '<text:span text:style-name="T100">הזב ולא אבן מנוגעת</text:span>' - הכי נמי אמר קרא <text:span text:style-name="T91">[</text:span><text:span text:style-name="T47">ויקרא טו,כג:</text:span><text:span text:style-name="T91"> ואם על המשכב הוא או על הכלי]</text:span><text:span text:style-name="T90"> אשר </text:span><text:span text:style-name="T13">היא</text:span><text:span text:style-name="T90"> יושבת עליו </text:span><text:span text:style-name="T91">[בנגעו בו יטמא עד הערב]</text:span>' - היא <text:span text:style-name="T89">(</text:span><text:span text:style-name="T46">עושה משכבה אב הטומאה</text:span><text:span text:style-name="T89">)</text:span> ולא דמה <text:span text:style-name="T89">(</text:span><text:span text:style-name="T46">ולא דמה עושה משכבה אב הטומאה, אבל מטמא הוא את שתחתיו משום משא להיות ראשון, ואף על פי שאין נוגע בו: דהא איתקש לנדה; והכי נמי תנן ב'אבות הטומאה' </text:span><text:span text:style-name="T47">(כלים פ"א מ"ג)</text:span><text:span text:style-name="T46"> דדם נדה מטמא במשא</text:span><text:span text:style-name="T89">)</text:span>!</text:p>
      <text:p text:style-name="Standard"/>
      <text:p text:style-name="Standard">(נדה נה,א)</text:p>
      <text:p text:style-name="Standard">אי מה היא מטמאה באבן מסמא - אף מדוה נמי מטמאה באבן מסמא <text:span text:style-name="T89">(</text:span><text:span text:style-name="T46">אי מה משא נדה חמור לטמא אבן מסמא = אבן גדולה המושמה על הכלים, ונדה נִשאת עליה - מטמאה בגדים שתחת האבן, כדאמר בתורת כהנים - אף משא דמה חמור לטמא באבן מסמא; דיש מטמא במשא ואינו מטמא באבן מסמא, במסכת שבת בפרק 'רבי עקיבא' </text:span><text:span text:style-name="T47">(דף פב:)</text:span><text:span text:style-name="T46"> דאמרינן: במשא - כולי עלמא לא פליגי דמטמא, כי פליגי באבן מסמא, דאין משאו אלא בדבר הראוי לינשא, אבל גדולה - אינה מטלטלת להיות הטומאה נישאת עליה, וגבי זב - הוא דרבייה קרא</text:span><text:span text:style-name="T89">)</text:span>? </text:p>
      <text:p text:style-name="Standard">אמר רב אשי: אמר קרא:<text:span text:style-name="T90"> </text:span><text:span text:style-name="T91">[</text:span><text:span text:style-name="T47">ויקרא טו,י:</text:span><text:span text:style-name="T91"> וכל הנגע בכל אשר יהיה תחתיו יטמא עד הערב]</text:span><text:span text:style-name="T90"> והנושא אותם </text:span><text:span text:style-name="T91">[יכבס בגדיו ורחץ במים וטמא עד הערב]</text:span> <text:span text:style-name="T89">(</text:span><text:span text:style-name="T46">במשכב הזב כתיב; ומשכב הזב הנישא על אבן מסמא - מטמא כלים שתחתיה, כדמפרש בתורת כהנים</text:span><text:span text:style-name="T89">)</text:span> – '<text:span text:style-name="T90">אותם</text:span>' מיעוטא הוא <text:span text:style-name="T89">(</text:span><text:span text:style-name="T46">כתיב </text:span><text:span text:style-name="T50">אותם</text:span><text:span text:style-name="T46"> למעוטי דמה</text:span><text:span text:style-name="T89">)</text:span>.</text:p>
      <text:p text:style-name="Standard"/>
      <text:p text:style-name="Standard">ובשר המת <text:span text:style-name="T89">[מטמאין לחין ומטמאין יבשין]</text:span>: <text:s/></text:p>
      <text:p text:style-name="Standard">מנלן?</text:p>
      <text:p text:style-name="Standard">אמר ריש לקיש אמר קרא: <text:span text:style-name="T47">(ויקרא כב,ה)</text:span><text:span text:style-name="T90"> </text:span><text:span text:style-name="T91">[או איש אשר יגע בכל שרץ אשר יטמא לו או באדם אשר יטמא לו]</text:span><text:span text:style-name="T90"> לכל טומאתו</text:span> = לכל טומאות הפורשות ממנו <text:span text:style-name="T89">(</text:span><text:span text:style-name="T46">לא שנא לח ולא שנא יבש</text:span><text:span text:style-name="T89">)</text:span>; </text:p>
      <text:p text:style-name="Standard">רבי יוחנן אמר: <text:span text:style-name="T47">(במדבר יט,טז)</text:span><text:span text:style-name="T90"> </text:span><text:span text:style-name="T91">[וכל אשר יגע על פני השדה בחלל חרב או במת]</text:span><text:span text:style-name="T90"> או בעצם אדם או בקבר </text:span><text:span text:style-name="T91">[יטמא שבעת ימים]</text:span> - אדם דומיא דעצם: מה עצם יבש - אף כאן יבש. </text:p>
      <text:p text:style-name="Standard">מאי בינייהו?</text:p>
      <text:p text:style-name="Standard">איכא בינייהו דאפריך אפרוכי <text:span text:style-name="T89">(</text:span><text:span text:style-name="T46">שיבש יותר מדאי: לרבי יוחנן טהור, דדומיא דעצם בעינן, ועצם לא מיפרך</text:span><text:span text:style-name="T89">)</text:span>.</text:p>
      <text:p text:style-name="Standard">מיתיבי: '<text:span text:style-name="T100">בשר המת שהופרך - טהור</text:span>'!?</text:p>
      <text:p text:style-name="Standard">התם דאקמח <text:span text:style-name="T89">(</text:span><text:span text:style-name="T46">לשון טחינה כקמח</text:span><text:span text:style-name="T89">)</text:span> והוי עפרא. </text:p>
      <text:p text:style-name="Standard">מיתיבי '<text:span text:style-name="T100">כל שבמת מטמא, חוץ מן השינים והשער והצפורן; ובשעת חבורן הכל טמא</text:span>' <text:span text:style-name="T89">(</text:span><text:span text:style-name="T46">והא שינים - דומיא דעצם הן, וטהורין, וקשיא לתרוייהו</text:span><text:span text:style-name="T89">)</text:span>!?</text:p>
      <text:p text:style-name="Standard">אמר רב אדא בר אהבה: דומיא דעצם: מה עצם שנברא עמו - אף כל שנברא עמו <text:span text:style-name="T89">(</text:span><text:span text:style-name="T46">שינים לא נבראו עמו: שגדלין לאחר זמן</text:span><text:span text:style-name="T89">)</text:span>.</text:p>
      <text:p text:style-name="Standard">והאיכא שער וצפורן שנבראו עמו וטהורין?</text:p>
      <text:p text:style-name="Standard">אלא אמר רב אדא בר אהבה: דומיא דעצם: מה עצם שנברא עמו ואין גזעו מחליף <text:span text:style-name="T89">(</text:span><text:span text:style-name="T46">אם ניטל אינו חוזר</text:span><text:span text:style-name="T89">)</text:span> - אף כל שנברא עמו ואין גזעו מחליף, יצאו השינים שלא נבראו עמו, יצאו שער וצפורן, שאף על פי שנבראו עמו - גזעו מחליף.</text:p>
      <text:p text:style-name="Standard">והרי עור, דגזעו מחליף, ותנן <text:span text:style-name="T87">[חולין פ"ג מ"ב]</text:span>: '<text:span text:style-name="T100">הגלודה </text:span><text:span text:style-name="T89">(</text:span><text:span text:style-name="T46">בהמה שנקלף עורה מפני טורח מלאכה או מחמת שחין</text:span><text:span text:style-name="T89">)</text:span><text:span text:style-name="T100">: רבי מאיר מכשיר </text:span><text:span text:style-name="T89">(</text:span><text:span text:style-name="T46">ואינה טרפה, דהדרא בריא; אלמא גזעו מחליף</text:span><text:span text:style-name="T89">)</text:span><text:span text:style-name="T100"> וחכמים פוסלין</text:span>', ואפילו רבנן לא קפסלי אלא דאדהכי והכי <text:span text:style-name="T89">(</text:span><text:span text:style-name="T46">עד שהוא חוזר וגדל</text:span><text:span text:style-name="T89">)</text:span> שליט בה אוירא ומתה <text:span text:style-name="T89">(</text:span><text:span text:style-name="T46">הלכך טרפה</text:span><text:span text:style-name="T89">)</text:span>?</text:p>
      <text:p text:style-name="Standard">ולעולם גזעו מחליף? ותנינן <text:span text:style-name="T87">[חולין פ"ט מ"ב]</text:span>: '<text:span text:style-name="T100">אלו שעורותיהם כבשרן: עור האדם...</text:span>' </text:p>
      <text:p text:style-name="Standard">הא איתמר עלה: אמר עולא: דבר תורה עור אדם טהור, ומאי טעמא אמרו 'טמא'? גזרה שמא יעשה אדם עורות אביו ואמו שטיחין <text:span text:style-name="T89">(</text:span><text:span text:style-name="T46">מרדעת</text:span><text:span text:style-name="T89">)</text:span> לחמור.<text:span text:style-name="T46"> </text:span></text:p>
      <text:p text:style-name="Standard"><text:soft-page-break/>ואיכא דאמרי: הרי עור, דאין גזעו מחליף, ותנן <text:span text:style-name="T87">[חולין פ"ג מ"ב]</text:span>: '<text:span text:style-name="T100">וחכמים פוסלין</text:span> <text:span text:style-name="T89">(</text:span><text:span text:style-name="T46">דלא הדרא בריא</text:span><text:span text:style-name="T89">)</text:span>' <text:span text:style-name="T89">(</text:span><text:span text:style-name="T46">אלמא אין גזעו מחליף</text:span><text:span text:style-name="T89">)</text:span>, ואפילו רבי מאיר לא קא מכשר אלא דקריר בשרא <text:span text:style-name="T89">(</text:span><text:span text:style-name="T46">מתקשה בשרה ונעשה כעור</text:span><text:span text:style-name="T89">)</text:span> וחייא, ולעולם אין גזעו מחליף, ואמר עולא: דבר תורה: עור אדם טהור!</text:p>
      <text:p text:style-name="Standard">כי איתמר דעולא - אסיפא <text:span text:style-name="T89">(</text:span><text:span text:style-name="T46">ד'ואלו שעורותיהן כבשרן'</text:span><text:span text:style-name="T89">)</text:span> איתמר: <text:span text:style-name="T87">[חולין פ"ג מ"ב]</text:span> '<text:span text:style-name="T100">וכולן </text:span><text:span text:style-name="T89">(</text:span><text:span text:style-name="T46">העורות שמנו חכמים להיות מטמאין כבשר בפרק 'העור והרוטב'</text:span><text:span text:style-name="T89">)</text:span><text:span text:style-name="T100"> שעבדן או שהילך בהן כדי עבודה </text:span><text:span text:style-name="T89">(</text:span><text:span text:style-name="T46">כדרך שרגילין לתת עור לפני דורסן; ושיעור עבודה מפרש בברכות </text:span><text:span text:style-name="T47">(דף טו)</text:span><text:span text:style-name="T46"> ובפסחים </text:span><text:span text:style-name="T47">(דף מו.)</text:span><text:span text:style-name="T46"> כדי מיל</text:span><text:span text:style-name="T89">)</text:span><text:span text:style-name="T100"> - טהורין </text:span><text:span text:style-name="T89">(</text:span><text:span text:style-name="T46">שבטלן מתורת בשר</text:span><text:span text:style-name="T89">)</text:span><text:span text:style-name="T100"> חוץ מעור אדם</text:span>', ואמר עולא: דבר תורה עור אדם, כי עבדו <text:span text:style-name="T89">(</text:span><text:span text:style-name="T46">נמי</text:span><text:span text:style-name="T89">)</text:span> טהור <text:span text:style-name="T89">(</text:span><text:span text:style-name="T46">דהא בטילה</text:span><text:span text:style-name="T89">)</text:span>, ומה טעם אמרו 'טמא'? גזרה שמא יעשה אדם עור אביו ואמו שטיחין.</text:p>
      <text:p text:style-name="Standard">והרי בשר, דגזעו מחליף, וטמא!? </text:p>
      <text:p text:style-name="Standard">אמר מר בר רב אשי: בשר נעשה מקומו צלקת <text:span text:style-name="T89">(</text:span><text:span text:style-name="T46">כלומר: רושם נראה בה, חריץ או גומא, ואין כולו חוזר; אבל שער וצפורן - אין נטילתן ניכר</text:span><text:span text:style-name="T89">)</text:span>.<text:span text:style-name="T46"> </text:span></text:p>
      <text:p text:style-name="Standard"/>
      <text:p text:style-name="Standard">אבל הזוב <text:span text:style-name="T89">[והניע, והרוק, והשרץ, והנבלה, והשכבת זרע - מטמאין לחין ואין מטמאין יבשין]</text:span>: <text:s/></text:p>
      <text:p text:style-name="Standard">זוב מנלן?</text:p>
      <text:p text:style-name="Standard">דתניא <text:span text:style-name="T87">[ספרא מצורע פרק זבים <text:s/>פרשתא מ"ח]</text:span>: '<text:span text:style-name="T47">(ויקרא טו,ב)</text:span><text:span text:style-name="T90"> </text:span><text:span text:style-name="T91">[דברו אל בני ישראל ואמרתם אלהם איש איש כי יהיה זב מבשרו]</text:span><text:span text:style-name="T102"> זובו טמא </text:span><text:span text:style-name="T91">[הוא]</text:span><text:span text:style-name="T100"> - לימד על הזוב שהוא טמא; והלא דין הוא: לאחרים גורם טומאה לעצמו לא כל שכן!</text:span></text:p>
      <text:p text:style-name="Standard"><text:span text:style-name="T100">שעיר המשתלח יוכיח, שגורם טומאה לאחרים </text:span><text:span text:style-name="T89">(</text:span><text:span text:style-name="T46">למשלחו דכתיב </text:span><text:span text:style-name="T47">(ויקרא טו,כו)</text:span><text:span text:style-name="T50"> והמשלח את השעיר </text:span><text:span text:style-name="T51">[לעזאזל יכבס בגדיו ורחץ ברו במים...]</text:span><text:span text:style-name="T89">)</text:span><text:span text:style-name="T100"> והוא עצמו טהור - אף אתה אל תתמה על זה שאף על פי שגורם טומאה לאחרים - הוא עצמו טהור, תלמוד לומר: '</text:span><text:span text:style-name="T102">זובו טמא</text:span><text:span text:style-name="T100">' - לימד על הזוב שהוא טמא</text:span>.'</text:p>
      <text:p text:style-name="Standard">ואימא הני מילי במגע, אבל במשא לא, מידי דהוה אשרץ <text:span text:style-name="T89">(</text:span><text:span text:style-name="T46">שרץ מטמא במגע ולא במשא</text:span><text:span text:style-name="T89">)</text:span>?</text:p>
      <text:p text:style-name="Standard">אמר רב ביבי בר אביי: במגע לא איצטריך קרא, דלא גרע משכבת זרע;</text:p>
      <text:p text:style-name="Standard"/>
      <text:p text:style-name="Standard">(נדה נה,ב)</text:p>
      <text:p text:style-name="Standard">כי איצטריך קרא למשא.</text:p>
      <text:p text:style-name="Standard">ואימא במשא - מטמא אדם ובגדים, במגע - אדם מטמא, בגדים לא לטמא, מידי דהוה אמגע נבלה? <text:span text:style-name="T89">(</text:span><text:span text:style-name="T46">נבלה במגע מטמאה אדם ולא בגדים שעליו, ובמשא מטמאה אדם ובגדים שעליו, כדכתיב </text:span><text:span text:style-name="T47">(ויקרא יא,לט)</text:span><text:span text:style-name="T50"> והנוגע בנבלתה יטמא עד הערב</text:span><text:span text:style-name="T46"> </text:span><text:span text:style-name="T47">[סוף פסוק מ:]</text:span><text:span text:style-name="T50"> והנושא את נבלתה יכבס בגדיו</text:span><text:span text:style-name="T46">, אבל במגע לא כתיב כבוס!</text:span><text:span text:style-name="T89">)</text:span></text:p>
      <text:p text:style-name="Standard">לא סלקא דעתא, דתניא: '<text:span text:style-name="T100">אחרים אומרים: </text:span><text:span text:style-name="T47">(ויקרא טו,לג)</text:span><text:span text:style-name="T90"> </text:span><text:span text:style-name="T91">[והדוה בנדתה]</text:span><text:span text:style-name="T102"> והזב את זובו לזכר ולנקבה </text:span><text:span text:style-name="T91">[ולאיש אשר ישכב עם טמאה]</text:span><text:span text:style-name="T100"> - מקיש זובו לו: מה הוא לא חלקת בין מגעו למשאו לטמא אדם ולטמא בגדים </text:span><text:span text:style-name="T89">(</text:span><text:span text:style-name="T46">זב - אפילו מגעו מטמא בגדים, דכתיב </text:span><text:span text:style-name="T47">[ויקרא טו,ז]</text:span><text:span text:style-name="T46"> </text:span><text:span text:style-name="T50">והנוגע בבשר הזב יכבס בגדיו</text:span><text:span text:style-name="T46">, וכן משאו דכתיב במשכב ומושב </text:span><text:span text:style-name="T47">[ויקרא טו,י]</text:span><text:span text:style-name="T50"> והנושא אותם יכבס בגדיו</text:span><text:span text:style-name="T46"> - וקל וחומר לנושא זב עצמו</text:span><text:span text:style-name="T89">)</text:span><text:span text:style-name="T100"> - אף זובו כן</text:span>'; והשתא דנפקא לן <text:span text:style-name="T89">(</text:span><text:span text:style-name="T46">טומאת הזב</text:span><text:span text:style-name="T89">)</text:span> מ'<text:span text:style-name="T90">הזב את זובו</text:span>' <text:span text:style-name="T89">(</text:span><text:span text:style-name="T46">דאיתקש זובו לו</text:span><text:span text:style-name="T89">)</text:span> – '<text:span text:style-name="T90">זובו טמא</text:span>' <text:span text:style-name="T91">[</text:span><text:span text:style-name="T47">ויקרא טו,ב</text:span><text:span text:style-name="T91"> דברו אל בני ישראל ואמרתם אלהם איש איש כי יהיה זב מבשרו </text:span><text:span text:style-name="T15">זובו טמא</text:span><text:span text:style-name="T91"> </text:span><text:span text:style-name="T15">הוא</text:span><text:span text:style-name="T120">]</text:span> למה לי?<text:span text:style-name="T46"> </text:span></text:p>
      <text:p text:style-name="Standard">אמר רב יהודה מדסקרתא: איצטריך! סלקא דעתך אמינא 'שעיר המשתלח יוכיח שגורם טומאה לאחרים והוא עצמו טהור', ואי משום '<text:span text:style-name="T90">הזב את זובו</text:span>' - למניינא הוא דאתא <text:span text:style-name="T47">[לעיל לה,א, וכשיטת רבנן]</text:span>: <text:span text:style-name="T91">[</text:span><text:span text:style-name="T47">ויקרא טו,לג: </text:span><text:span text:style-name="T91">והדוה בנדתה </text:span><text:span text:style-name="T15">והזב את זובו לזכר ולנקבה</text:span><text:span text:style-name="T91"> ולאיש אשר ישכב עם טמאה</text:span><text:span text:style-name="T89">]</text:span> '<text:span text:style-name="T90">זוב</text:span>' – חד; '<text:span text:style-name="T90">זובו</text:span>' – תרתי <text:span text:style-name="T89">(</text:span><text:span text:style-name="T46">וכתיב '</text:span><text:span text:style-name="T50">לזכר</text:span><text:span text:style-name="T46">': דבשתי ראיות ראשונות - דין זכר עליו: שאינו מטמא באונס</text:span><text:span text:style-name="T89">)</text:span>, ובשלישי <text:span text:style-name="T89">(</text:span><text:span text:style-name="T46">ומכאן ואילך</text:span><text:span text:style-name="T89">)</text:span> אקשיה רחמנא לנקבה <text:span text:style-name="T89">(</text:span><text:span text:style-name="T46">דאפילו ראה שלישי באונס חייב קרבן</text:span><text:span text:style-name="T89">)</text:span> - כתב רחמנא '<text:span text:style-name="T90">זובו טמא</text:span>'; והשתא דאמר רחמנא '<text:span text:style-name="T90">זובו טמא </text:span><text:span text:style-name="T13">הוא</text:span>' <text:span text:style-name="T89">(</text:span><text:span text:style-name="T46">דנפקא לן מיניה עיקר טומאת זוב</text:span><text:span text:style-name="T89">)</text:span> - דרוש ביה נמי האי <text:span text:style-name="T89">(</text:span><text:span text:style-name="T46">מהשתא דרוש מ'</text:span><text:span text:style-name="T50">והזב את זובו</text:span><text:span text:style-name="T46">' הך דרשא: דלא תחלוק בין מגעו למשאו, ואף על פי שאתה דורשו לדרשא אחריני</text:span><text:span text:style-name="T89">)</text:span>.</text:p>
      <text:p text:style-name="Standard"/>
      <text:p text:style-name="Standard">והרוק <text:span text:style-name="T89">[והניע], והרוק, והשרץ, והנבלה, והשכבת זרע - מטמאין לחין ואין מטמאין יבשין]</text:span>: <text:s/></text:p>
      <text:p text:style-name="Standard">רוק מנלן?</text:p>
      <text:p text:style-name="Standard">דתניא <text:span text:style-name="T87">[ספרא מצורע פרק זבים פרשתא ב פרק ג מ"ח]</text:span>: <text:span text:style-name="T47">(ויקרא טו,ח)</text:span><text:span text:style-name="T102"> וכי ירוק</text:span><text:span text:style-name="T90"> </text:span><text:span text:style-name="T91">[הזב </text:span><text:span text:style-name="T15">בטהור</text:span><text:span text:style-name="T91"> וכבס בגדיו ורחץ במים וטמא עד הערב]</text:span><text:span text:style-name="T100">, יכול אף על פי שלא נגע?</text:span></text:p>
      <text:p text:style-name="Standard"><text:soft-page-break/><text:span text:style-name="T100">תלמוד לומר: '</text:span><text:span text:style-name="T102">בטהור</text:span><text:span text:style-name="T100">': עד שיגע בטהור;</text:span></text:p>
      <text:p text:style-name="Standard"><text:span text:style-name="T100">אין לי אלא רוקו, כיחו וניעו ומי האף שלו </text:span><text:span text:style-name="T89">(</text:span><text:span text:style-name="T46">כיחו וניעו מין רוק הן</text:span><text:span text:style-name="T89">)</text:span><text:span text:style-name="T100"> - מנין?</text:span></text:p>
      <text:p text:style-name="Standard"><text:span text:style-name="T100">תלמוד לומר: '</text:span><text:span text:style-name="T102">וכי ירוק</text:span><text:span text:style-name="T100">'</text:span> <text:span text:style-name="T89">(</text:span><text:span text:style-name="T46">וי"ו דריש</text:span><text:span text:style-name="T89">)</text:span>'.</text:p>
      <text:p text:style-name="Standard">אמר מר: '<text:span text:style-name="T100">יכול אף על פי שלא נגע</text:span>'; מהיכא תיתי?</text:p>
      <text:p text:style-name="Standard">סלקא דעתך אמינא נילף רוק רוק מיבמה: מה התם אף על פי דלא נגע - אף הכא נמי דלא נגע? - קא משמע לן.</text:p>
      <text:p text:style-name="Standard">ואימר הני מילי במגע, אבל במשא – לא, מידי דהוה אשרץ?</text:p>
      <text:p text:style-name="Standard">אמר ריש לקיש: תנא דבי רבי ישמעאל: 'אמר קרא: '<text:span text:style-name="T100">'</text:span><text:span text:style-name="T107">בטהור</text:span><text:span text:style-name="T100">': מה שביד טהור </text:span><text:span text:style-name="T89">(</text:span><text:span text:style-name="T46">אם רק במה שביד טהור, דהוה ליה טהור נושא את הרוק</text:span><text:span text:style-name="T89">)</text:span><text:span text:style-name="T100"> - טמאתי לך</text:span>'.</text:p>
      <text:p text:style-name="Body_20_Text_20_3">ואימא במשא מטמא אדם ובגדים, במגע אדם לטמא בגדים לא לטמא, מידי דהוה אמגע נבלה?</text:p>
      <text:p text:style-name="Standard">אמר ריש לקיש: וכן תנא דבי רבי ישמעאל: אמר קרא: '<text:span text:style-name="T100">'</text:span><text:span text:style-name="T102">בטהור</text:span><text:span text:style-name="T100">': טהרה שטהרתי לך במקום אחר - טמאתי לך כאן, ואיזה זה? - זה מגע נבלה </text:span><text:span text:style-name="T89">(</text:span><text:span text:style-name="T46">שטהרתי לך בגדים שעליו, וטמאתים לך כאן במגע הרוק</text:span><text:span text:style-name="T89">)</text:span>'.</text:p>
      <text:p text:style-name="Standard">ואימא כמשא דשרץ <text:span text:style-name="T89">(</text:span><text:span text:style-name="T46">שטהרתי לך את הנושאו - טמאתי לך בכאן, בנושא הרוק, אבל מגעו כנבלה</text:span><text:span text:style-name="T89">)</text:span>?</text:p>
      <text:p text:style-name="Standard">אם כן נכתוב קרא 'באדם' <text:span text:style-name="T89">(</text:span><text:span text:style-name="T46">דדרשינן: במה שביד אדם, והיינו משאו, ובלאו דרשא ד'</text:span><text:span text:style-name="T75">טהרה שטהרתי לך</text:span><text:span text:style-name="T46"> וכו' נפקא לן משא</text:span><text:span text:style-name="T89">)</text:span>; מאי '<text:span text:style-name="T90">בטהור</text:span>' <text:span text:style-name="T89">(</text:span><text:span text:style-name="T46">דמשמע: טהרה שטהרתי במקום אחר - טמאתי בכאן</text:span><text:span text:style-name="T89">)</text:span>? - שמע מינה תרתי <text:span text:style-name="T89">(</text:span><text:span text:style-name="T46">משא - מרבויא דבי"ת ש'</text:span><text:span text:style-name="T49">ב</text:span><text:span text:style-name="T50">טהור</text:span><text:span text:style-name="T46">', ומגע לטמא בגדים מ'</text:span><text:span text:style-name="T50">טהור</text:span><text:span text:style-name="T46">'</text:span><text:span text:style-name="T89">)</text:span>.</text:p>
      <text:p text:style-name="Standard"/>
      <text:p text:style-name="Standard">ומי האף: <text:s/></text:p>
      <text:p text:style-name="Standard">מאי 'מי האף'?</text:p>
      <text:p text:style-name="Standard">אמר רב: בנגררין <text:span text:style-name="T89">(</text:span><text:span text:style-name="T46">שגררן והוציאן</text:span><text:span text:style-name="T89">)</text:span> דרך הפה, לפי שאי אפשר למי האף בלא צחצוחי הרוק;</text:p>
      <text:p text:style-name="Standard">ורבי יוחנן אמר: אפילו בנגררין דרך החוטם; אלמא קסבר מעיין הוא, ורחמנא רבייה <text:span text:style-name="T89">(</text:span><text:span text:style-name="T46">מ'</text:span><text:span text:style-name="T50">כי ירוק</text:span><text:span text:style-name="T46">' - כל דדמי לרוק</text:span><text:span text:style-name="T89">)</text:span>.</text:p>
      <text:p text:style-name="Standard">ורב <text:span text:style-name="T89">(</text:span><text:span text:style-name="T46">כיון דלאו מעין הוא, אלא מפני שגררן דרך פיו קתני לה, ומשום צחצוחי הרוק</text:span><text:span text:style-name="T89">)</text:span>, נחשוב נמי דמעת עינו <text:span text:style-name="T89">(</text:span><text:span text:style-name="T46">ונוקמה בשגוררה דרך הפה</text:span><text:span text:style-name="T89">)</text:span>, דאמר רב <text:span text:style-name="T89">(</text:span><text:span text:style-name="T46">אפשר לגוררה דרך הפה</text:span><text:span text:style-name="T89">)</text:span>: האי מאן דבעי דלסתמיה לעיניה <text:span text:style-name="T89">(</text:span><text:span text:style-name="T46">שיתעוור</text:span><text:span text:style-name="T89">)</text:span> - ליכחול מעובד כוכבים! ולוי אמר: האי מאן דבעי דלימות - ליכחול מעובד כוכבים! ואמר רב חייא בר גוריא: מאי טעמא דרב, דלא אמר 'האי מאן דבעי דלימות'? - הואיל <text:span text:style-name="T89">(</text:span><text:span text:style-name="T46">דסבר: אם נתן העובד כוכבים לתוכו סם המות -</text:span><text:span text:style-name="T89">)</text:span> ויכול לגוררן ולהוציאן דרך הפה <text:span text:style-name="T89">(</text:span><text:span text:style-name="T46">כדרך הרוקקין שמושכין מי האף בפיהם על ידי רוח נשימתם לגופן</text:span><text:span text:style-name="T89">)</text:span>.</text:p>
      <text:p text:style-name="Standard">ורב, נהי דזיהרא <text:span text:style-name="T89">(</text:span><text:span text:style-name="T46">ארס של סם המות</text:span><text:span text:style-name="T89">)</text:span> נפיק - דמעתא גופא לא נפיק.</text:p>
      <text:p text:style-name="Standard">תא שמע: '<text:span text:style-name="T108">תשעה משקין הזב הן: </text:span><text:span text:style-name="T89">1)</text:span><text:span text:style-name="T108">הזיעה, </text:span><text:span text:style-name="T89">2)</text:span><text:span text:style-name="T108">והליחה סרוחה </text:span><text:span text:style-name="T89">(</text:span><text:span text:style-name="T46">קויטור"א</text:span><text:span text:style-name="T112">: כוויה או פצע מזוהם - אוצר לעזי רש"י; מוגלה</text:span><text:span text:style-name="T89">)</text:span><text:span text:style-name="T108">, </text:span><text:span text:style-name="T89">3)</text:span><text:span text:style-name="T108">והריעי טהורין מכלום; </text:span><text:span text:style-name="T89">4)</text:span><text:span text:style-name="T108">דמעת עינו, </text:span><text:span text:style-name="T89">5)</text:span><text:span text:style-name="T108">ודם מגפתו </text:span><text:span text:style-name="T89">(</text:span><text:span text:style-name="T46">מכתו</text:span><text:span text:style-name="T89">)</text:span><text:span text:style-name="T108">, </text:span><text:span text:style-name="T89">6)</text:span><text:span text:style-name="T108">וחלב האשה - מטמאין טומאת משקין </text:span><text:span text:style-name="T89">(</text:span><text:span text:style-name="T46">לטמא אוכלין ומשקין כשאר משקין טמאים</text:span><text:span text:style-name="T89">)</text:span><text:span text:style-name="T108"> ברביעית </text:span><text:span text:style-name="T89">(</text:span><text:span text:style-name="T46">זהו שיעור משקין לטומאה</text:span><text:span text:style-name="T89">)</text:span><text:span text:style-name="T108">; אבל </text:span><text:span text:style-name="T89">7)</text:span><text:span text:style-name="T108">זובו, </text:span><text:span text:style-name="T89">8)</text:span><text:span text:style-name="T108">רוקו, </text:span><text:span text:style-name="T89">9)</text:span><text:span text:style-name="T108">ומימי רגליו - מטמאין טומאה חמורה </text:span><text:span text:style-name="T89">(</text:span><text:span text:style-name="T46">אדם ובגדים, דמעיינות הן</text:span><text:span text:style-name="T89">)</text:span>' - ואילו 'מי האף' לא קתני! בשלמא לרב <text:span text:style-name="T89">(</text:span><text:span text:style-name="T46">דאמר: האי דקתני להו תנא דלעיל - בנגררין דרך הפה</text:span><text:span text:style-name="T89">)</text:span> לא קתני <text:span text:style-name="T89">(</text:span><text:span text:style-name="T46">איכא לתרוצי דהאי תנא להכי לא תני להו</text:span><text:span text:style-name="T89">)</text:span>: דלא פסיקא ליה למתני <text:span text:style-name="T89">(</text:span><text:span text:style-name="T46">דכיון דטומאתן לאו מחמת עצמן היא אלא משום צחצוחי רוק - לא פסיקא ליה</text:span><text:span text:style-name="T89">)</text:span>: זימנין דאתי דרך הפה וזימנין דאתי דרך החוטם <text:span text:style-name="T89">(</text:span><text:span text:style-name="T46">וטהורין, ובמילתא דלא פסיקא לא קמיירי</text:span><text:span text:style-name="T89">)</text:span>, אלא לרבי יוחנן <text:span text:style-name="T89">(</text:span><text:span text:style-name="T46">דאמר לעולם טמאין</text:span><text:span text:style-name="T89">)</text:span> ליתני?</text:p>
      <text:p text:style-name="Standard">ולטעמיך, כיחו וניעו מי קתני? אלא תנא רוק - וכל דאתא מרבויא, הכא נמי תנא רוקו וכל דאתא מרבויא: </text:p>
      <text:p text:style-name="Standard">דמעת עינו - דכתיב <text:span text:style-name="T47">(תהלים פ,ו)</text:span><text:span text:style-name="T90"> </text:span><text:span text:style-name="T91">[האכלתם לחם דמעה]</text:span><text:span text:style-name="T90"> </text:span><text:span text:style-name="T13">ותשקמו</text:span><text:span text:style-name="T90"> בדמעות שליש</text:span> <text:span text:style-name="T89">(</text:span><text:span text:style-name="T46">אלמא משקה איקרו</text:span><text:span text:style-name="T89">)</text:span>; </text:p>
      <text:p text:style-name="Standard">ודם מגפתו - דכתיב <text:span text:style-name="T47">(במדבר כג,כד)</text:span><text:span text:style-name="T90"> </text:span><text:span text:style-name="T91">[הן עם כלביא יקום וכארי יתנשא לא ישכב עד יאכל טרף]</text:span><text:span text:style-name="T90"> ודם חללים ישתה</text:span> - <text:span text:style-name="T89">(</text:span><text:span text:style-name="T46">אלמא דם חלל איקרי משקה, ודם מגפתו נמי דם חללים הוא, דהא קטליה פלגיה</text:span><text:span text:style-name="T89">)</text:span> מה לי קטליה כוליה מה לי קטליה פלגיה?</text:p>
      <text:p text:style-name="Standard"><text:soft-page-break/>חלב האשה - דכתיב <text:span text:style-name="T47">(שופטים ד,יט)</text:span> <text:span text:style-name="T91">[ויאמר אליה השקיני נא מעט מים כי צמתי]</text:span><text:span text:style-name="T90"> ותפתח את נאד </text:span><text:span text:style-name="T13">החלב ותשקהו</text:span><text:span text:style-name="T90"> </text:span><text:span text:style-name="T91">[ותכסהו]</text:span>;</text:p>
      <text:p text:style-name="Standard">מימי רגליו מנלן?</text:p>
      <text:p text:style-name="Standard">דתניא <text:span text:style-name="T87">[ספרא מצורע פרק זבים פרשתא א מ"יא, בשנויים]</text:span>: '<text:span text:style-name="T91">[</text:span><text:span text:style-name="T47">ויקרא טו,ב:</text:span><text:span text:style-name="T91"> דברו אל בני ישראל ואמרתם אלהם איש איש כי יהיה זב מבשרו </text:span><text:span text:style-name="T15">זובו טמא</text:span><text:span text:style-name="T91"> הוא </text:span><text:span text:style-name="T89">(</text:span><text:span text:style-name="T46">דסמיך ליה </text:span><text:span text:style-name="T47">[פסוק ג]</text:span><text:span text:style-name="T89">)</text:span><text:span text:style-name="T91"> </text:span><text:span text:style-name="T15">וזאת</text:span><text:span text:style-name="T91"> תהיה טמאתו בזובו רר בשרו את זובו או החתים בשרו מזובו טמאתו הוא]</text:span> '<text:span text:style-name="T92">זובו טמא <text:s/>וזאת</text:span><text:span text:style-name="T108">' </text:span><text:span text:style-name="T89">(</text:span><text:span text:style-name="T46">ודרשי האי </text:span><text:span text:style-name="T50">וזאת</text:span><text:span text:style-name="T46"> אקרא דלעיל: </text:span><text:span text:style-name="T50">זובו טמא וזאת</text:span><text:span text:style-name="T46">, כלומר: דבר אחר נמי כזוב:</text:span><text:span text:style-name="T89">)</text:span><text:span text:style-name="T108"> לרבות מימי רגליו לטומאה; </text:span></text:p>
      <text:p text:style-name="P18">והלא דין הוא: ומה רוק הבא ממקום טהרה – טמא, מימי רגליו הבאין</text:p>
      <text:p text:style-name="Standard"/>
      <text:p text:style-name="Standard">(נדה נו,א)</text:p>
      <text:p text:style-name="Standard"><text:span text:style-name="T108">ממקום טמא </text:span><text:span text:style-name="T89">(</text:span><text:span text:style-name="T46">ממקום שזובו יוצא שהוא טמא בשבילו</text:span><text:span text:style-name="T89">)</text:span><text:span text:style-name="T108"> - אינו דין שיהו טמאין!?</text:span></text:p>
      <text:p text:style-name="Standard"><text:span text:style-name="T108">דם </text:span><text:span text:style-name="T89">(</text:span><text:span text:style-name="T46">של זב גמור</text:span><text:span text:style-name="T89">)</text:span><text:span text:style-name="T108"> היוצא מפי האמה יוכיח: שבא ממקום טמא, וטהור </text:span><text:span text:style-name="T89">(</text:span><text:span text:style-name="T46">יליף ליה לקמן דטהור</text:span><text:span text:style-name="T89">)</text:span><text:span text:style-name="T108"> - אף אתה אל תתמה על זה, שאף על פי שבא ממקום טומאה - יהיה טהור!</text:span></text:p>
      <text:p text:style-name="Standard"><text:span text:style-name="T108">תלמוד לומר: </text:span><text:span text:style-name="T92">זובו טמא וזאת</text:span><text:span text:style-name="T108"> - לרבות מימי רגליו לטומאה</text:span>'.</text:p>
      <text:p text:style-name="Standard">דם היוצא מפי האמה, מנלן דטהור?</text:p>
      <text:p text:style-name="Standard">דתניא: '<text:span text:style-name="T108">יכול יהא דם היוצא מפיו ומפי האמה טמאין </text:span><text:span text:style-name="T89">(</text:span><text:span text:style-name="T46">יכול דם היוצא מפיו של זב יהא נדון כרוק ודם היוצא מפי אמתו יהא נדון כזוב</text:span><text:span text:style-name="T89">)</text:span><text:span text:style-name="T108">? </text:span></text:p>
      <text:p text:style-name="Standard"><text:span text:style-name="T108">תלמוד לומר: </text:span><text:span text:style-name="T91">[</text:span><text:span text:style-name="T47">ויקרא טו,ב:</text:span><text:span text:style-name="T91"> דברו אל בני ישראל ואמרתם אלהם איש איש כי יהיה זב מבשרו]</text:span><text:span text:style-name="T92"> זובו טמא הוא</text:span><text:span text:style-name="T108"> - הוא טמא ואין דם היוצא מפיו ומפי האמה טמא אלא טהור.</text:span>'</text:p>
      <text:p text:style-name="Standard">ואיפוך אנא <text:span text:style-name="T89">(</text:span><text:span text:style-name="T46">'</text:span><text:span text:style-name="T50">וזאת</text:span><text:span text:style-name="T46">' לרבות דם, ו'</text:span><text:span text:style-name="T50">הוא</text:span><text:span text:style-name="T46">' להוציא מי רגלים</text:span><text:span text:style-name="T89">)</text:span>?</text:p>
      <text:p text:style-name="Standard">אמר רבי יוחנן משום רבי שמעון בן יוחי: דומיא דרוק: מה רוק שמתעגל ויוצא <text:span text:style-name="T89">(</text:span><text:span text:style-name="T46">מתאסף הרבה כאחד ואחר כך יוצא, כגון רוק ומי רגלים ושכבת זרע</text:span><text:span text:style-name="T89">)</text:span> - אף כל שמתעגל ויוצא, יצא דם שאין מתעגל ויוצא <text:span text:style-name="T89">(</text:span><text:span text:style-name="T46">דכי אתא - קמא קמא נפיק</text:span><text:span text:style-name="T89">)</text:span>.</text:p>
      <text:p text:style-name="Standard">והרי חלב שבאשה שמתעגל ויוצא, ואמר מר: חלב שבאשה מטמא טומאת משקין; טומאת משקין – אִין, אבל לא טומאה חמורה!?</text:p>
      <text:p text:style-name="Standard">אלא אמר רבי יוחנן משום רבי שמעון בן יוחי: דומיא דרוק: מה רוק מתעגל ויוצא וחוזר ונבלע <text:span text:style-name="T89">(</text:span><text:span text:style-name="T46">כשאינו מוציאו</text:span><text:span text:style-name="T89">)</text:span> - אף כל מתעגל ויוצא <text:span text:style-name="T89">(</text:span><text:span text:style-name="T46">כגון סילון של מי רגלים</text:span><text:span text:style-name="T89">)</text:span> וחוזר ונבלע, יצא דם שאינו מתעגל ויוצא, יצא חלב שבאשה: שאף על פי שמתעגל ויוצא - אינו חוזר ונבלע.</text:p>
      <text:p text:style-name="Standard">ונילף מזובו: מה זובו שאין מתעגל ויוצא - מטמא אף כל?</text:p>
      <text:p text:style-name="Standard">אמר רבא: מזובו ליכא למילף, שכן גורם טומאה לאחרים. <text:s/></text:p>
      <text:p text:style-name="Standard"/>
      <text:p text:style-name="Standard">והשרץ: <text:s/></text:p>
      <text:p text:style-name="Standard">אמר ריש לקיש: שרץ שיבש ושלדו <text:span text:style-name="T89">(</text:span><text:span text:style-name="T46">דפוס צורתו</text:span><text:span text:style-name="T89">)</text:span> קיימת <text:span text:style-name="T89">(</text:span><text:span text:style-name="T46">שלא נשבר ונתפזר</text:span><text:span text:style-name="T89">)</text:span> – טמא.</text:p>
      <text:p text:style-name="Standard">והאנן תנן '<text:span text:style-name="T100">מטמאין לחין ואין מטמאין יבשין</text:span>'?</text:p>
      <text:p text:style-name="Standard">אמר רבי זירא: לא קשיא: הא בכולן <text:span text:style-name="T89">(</text:span><text:span text:style-name="T46">בשכולו שלם טמא אפילו יבש</text:span><text:span text:style-name="T89">)</text:span>, הא במקצתן, דתניא <text:span text:style-name="T87">[דומה לספרא שמיני פרשתא ה פ"ז מ"ו, ולא בשם רבי יצחק ברבי ביסנא]</text:span>: '<text:span text:style-name="T108">אמר רבי יצחק ברבי ביסנא אמר רבי שמעון בן יוחי: </text:span><text:span text:style-name="T89">(</text:span><text:span text:style-name="T46">בשרצים כתיב</text:span><text:span text:style-name="T89">)</text:span><text:span text:style-name="T108"> </text:span><text:span text:style-name="T50">[</text:span><text:span text:style-name="T47">ויקרא יא,לא:</text:span><text:span text:style-name="T50"> אלה הטמאים לכם בכל השרץ כל הנֹגֵעַ]</text:span><text:span text:style-name="T52"> בהם </text:span><text:span text:style-name="T50">[במתם יטמא עד הערב]</text:span><text:span text:style-name="T108">; יכול בכולן? תלמוד לומר: </text:span><text:span text:style-name="T91">[</text:span><text:span text:style-name="T47">ויקרא יא,לב:</text:span><text:span text:style-name="T50"> </text:span><text:span text:style-name="T91">וכל אשר יפל עליו]</text:span><text:span text:style-name="T92"> מהם </text:span><text:span text:style-name="T91">[במתם יטמא מכל כלי עץ או בגד או עור או שק כל כלי אשר יעשה מלאכה בהם במים יובא וטמא עד הערב וטהר]</text:span><text:span text:style-name="T108">!</text:span></text:p>
      <text:p text:style-name="Standard"><text:span text:style-name="T108">אי '</text:span><text:span text:style-name="T92">מהם</text:span><text:span text:style-name="T108">', יכול במקצתן?</text:span></text:p>
      <text:p text:style-name="Standard"><text:span text:style-name="T108">תלמוד לומר '</text:span><text:span text:style-name="T92">בהם</text:span><text:span text:style-name="T108">'!</text:span>'; הא כיצד? - כאן בלח כאן ביבש.</text:p>
      <text:p text:style-name="P13"/>
      <text:p text:style-name="Standard">אמר רבא: הני זבוגי <text:span text:style-name="T89">(</text:span><text:span text:style-name="T46">פרוי"ט </text:span><text:span text:style-name="T112">[קרפדה]</text:span><text:span text:style-name="T46"> הנמצאים יבשים</text:span><text:span text:style-name="T89">)</text:span> דמחוזא <text:span text:style-name="T89">(</text:span><text:span text:style-name="T46">והוא צב ויש שקורין אותו בלעז בו"ט </text:span><text:span text:style-name="T112">[קרפדה]</text:span><text:span text:style-name="T89">)</text:span>, כי שלדן קיימת – טמאין; ואמר ריש לקיש: שרץ שנשרף ושלדו קיימת – טמא.</text:p>
      <text:p text:style-name="Standard">מיתיבי '<text:span text:style-name="T100">נמצא שרץ שרוף על גבי הזיתים, וכן מטלית המהוהא </text:span><text:span text:style-name="T89">(</text:span><text:span text:style-name="T46">בלויה ונרקבת</text:span><text:span text:style-name="T89">)</text:span><text:span text:style-name="T100"> – טהורין, שכל הטמאות כשעת מציאתן</text:span>'?</text:p>
      <text:p text:style-name="Standard"><text:soft-page-break/>אמר רבי זירא: לא קשיא: הא בכולן, הא במקצתן, דתניא <text:span text:style-name="T87">[דומה לספרא שמיני פרשתא ה פ"ז מ"ו, ולא בשם רבי יצחק ברבי ביסנא]</text:span>: '<text:span text:style-name="T108">אמר רבי יצחק ברבי ביסנא אמר רבי שמעון בן יוחי: </text:span><text:span text:style-name="T50">[</text:span><text:span text:style-name="T47">ויקרא יא,לא:</text:span><text:span text:style-name="T50"> אלה הטמאים לכם בכל השרץ כל הנֹגֵעַ]</text:span><text:span text:style-name="T52"> בהם </text:span><text:span text:style-name="T50">[במתם יטמא עד הערב]</text:span><text:span text:style-name="T108">; יכול בכולן? תלמוד לומר: </text:span><text:span text:style-name="T91">[</text:span><text:span text:style-name="T47">ויקרא יא,לב:</text:span><text:span text:style-name="T50"> </text:span><text:span text:style-name="T91">וכל אשר יפל עליו]</text:span><text:span text:style-name="T92"> מהם </text:span><text:span text:style-name="T91">[במתם יטמא מכל כלי עץ או בגד או עור או שק כל כלי אשר יעשה מלאכה בהם במים יובא וטמא עד הערב וטהר]</text:span> !<text:span text:style-name="T108">';</text:span> הא כיצד? - כאן בשרוף, כאן בשאינו שרוף.</text:p>
      <text:p text:style-name="Standard"/>
      <text:p text:style-name="Standard">מטמאין לחין: <text:s/></text:p>
      <text:p text:style-name="Standard">זב - דכתיב <text:span text:style-name="T47">(ויקרא טו,ג)</text:span><text:span text:style-name="T90"> </text:span><text:span text:style-name="T91">[וזאת תהיה טמאתו בזובו]</text:span><text:span text:style-name="T90"> רָר בשרו </text:span><text:span text:style-name="T91">[את זובו או החתים בשרו מזובו טמאתו הוא]</text:span> <text:span text:style-name="T89">(</text:span><text:span text:style-name="T50">רר</text:span><text:span text:style-name="T46"> - כעין ריר, שהוא לח, כמו </text:span><text:span text:style-name="T47">(שמואל א כא,יד)</text:span><text:span text:style-name="T50"> ויורד רירו על זקנו</text:span><text:span text:style-name="T89">)</text:span> </text:p>
      <text:p text:style-name="Standard">כיחו וניעו ורוקו - דכתיב <text:span text:style-name="T47">(ויקרא טו,ח)</text:span><text:span text:style-name="T90"> </text:span><text:span text:style-name="T91">[ו]</text:span><text:span text:style-name="T90">כי ירוק </text:span><text:span text:style-name="T91">[הזב בטהור וכבס בגדיו ורחץ במים וטמא עד הערב]</text:span>- כעין רוק; </text:p>
      <text:p text:style-name="Standard">שרץ - <text:span text:style-name="T91">[</text:span><text:span text:style-name="T47">ויקרא יא,לא:</text:span><text:span text:style-name="T50"> אלה הטמאים לכם בכל השרץ כל הנֹגֵעַ</text:span><text:span text:style-name="T91"> בהם]</text:span><text:span text:style-name="T90"> במותם </text:span><text:span text:style-name="T91">[יטמא עד הערב]</text:span> אמר רחמנא: כעין מיתה. </text:p>
      <text:p text:style-name="Standard">'<text:span text:style-name="T90">שכבת זרע</text:span>' - הראויה להזריע; </text:p>
      <text:p text:style-name="Standard">נבלה - דכתיב <text:span text:style-name="T47">(ויקרא יא,לט)</text:span><text:span text:style-name="T90"> </text:span><text:span text:style-name="T91">[ו]</text:span><text:span text:style-name="T90">כי ימות </text:span><text:span text:style-name="T91">[מן הבהמה אשר היא לכם לאכלה הנגע בנבלתה יטמא עד הערב]</text:span> - כעין מיתה.</text:p>
      <text:p text:style-name="Standard"/>
      <text:p text:style-name="Standard">אם יכולין להשרות <text:span text:style-name="T89">[ולחזור לכמות שהן - מטמאין לחין ומטמאין יבשין; וכמה היא שרייתן? - בפושרין מעת לעת]</text:span>: <text:s/></text:p>
      <text:p text:style-name="Standard">בעי רבי ירמיה: תחילתו וסופו בפושרין? או דלמא תחילתו אף על פי שאין סופו <text:span text:style-name="T89">(</text:span><text:span text:style-name="T46">אין צריך שיהו המים פושרין בסוף כשיכלה מעת לעת</text:span><text:span text:style-name="T89">)</text:span>?</text:p>
      <text:p text:style-name="Standard">תא שמע, דתניא: '<text:span text:style-name="T108">כמה היא שרייתן בפושרין? יהודה בן נקוסא אומר: מעת לעת, תחילתו אף על פי שאין סופו </text:span><text:span text:style-name="T89">(</text:span><text:span text:style-name="T46">אין צריך שיהו המים פושרין בסוף, אכן יהו על השרץ כמעת לעת אף על פי שאין סופן; וקולא היא: דאי לא הדר בהכי – טהור, ואף על גב דאי הוו פושרין כל מעת לעת - הוה הדר</text:span><text:span text:style-name="T89">)</text:span><text:span text:style-name="T108">; רבן שמעון בן גמליאל אומר: צריכין שיהו פושרין מעת לעת.</text:span>' <text:s/></text:p>
      <text:p text:style-name="Standard"/>
      <text:p text:style-name="Standard">רבי יוסי אומר בשר המת <text:span text:style-name="T89">[יבש ואינו יכול להשרות ולחזור לכמות שהיה - טהור]</text:span>: <text:s/></text:p>
      <text:p text:style-name="Standard">אמר שמואל: טהור מלטמא בכזית, אבל מטמא טומאת רקב <text:span text:style-name="T89">(</text:span><text:span text:style-name="T46">מלא תרווד ממנו מטמא במגע ומשא ואהל</text:span><text:span text:style-name="T89">)</text:span>. <text:span text:style-name="T46">[גליון הש"ס: עיין בפ"ב דאהלות וברע"ב, וברע"ב טהרות פ"ד משנה ד [שאינו מטמא במגע].]</text:span></text:p>
      <text:p text:style-name="Standard">תניא נמי הכי: '<text:span text:style-name="T100">רבי יוסי אומר: בשר המת שיבש ואין יכול לשרות ולחזור כמות שהיה - טהור מלטמא בכזית, אבל טמא טומאת רקב.</text:span>'</text:p>
      <text:p text:style-name="Standard"/>
      <text:p text:style-name="Standard"/>
      <text:p text:style-name="Standard">משנה:</text:p>
      <text:p text:style-name="Standard">השרץ שנמצא במבוי - מטמא למפרע עד שיאמר "בדקתי את המבוי הזה ולא היה בו שרץ", או עד שעת כבוד;</text:p>
      <text:p text:style-name="Standard">וכן כתם שנמצא בחלוק - מטמא למפרע עד שיאמר "בדקתי את החלוק הזה ולא היה בו כתם", או עד שעת הכבוס;</text:p>
      <text:p text:style-name="Standard">ומטמא בין לח בין יבש <text:span text:style-name="T89">(</text:span><text:span text:style-name="T46">הכתם או השרץ, בין שנמצאו לחין בין שנמצאו יבשין - מטמא כל טהרות שנמצאו במבוי מיום כיבודו ושעשתה האשה מיום כבוס</text:span><text:span text:style-name="T89">)</text:span>.</text:p>
      <text:p text:style-name="Standard">רבי שמעון אומר: היבש מטמא למפרע <text:span text:style-name="T89">(</text:span><text:span text:style-name="T46">עד שעת כיבוד או כיבוס, דאיכא למימר לאחר כיבוס מיד נפל</text:span><text:span text:style-name="T89">)</text:span>, והלח אינו מטמא אלא עד שעת שיהא יכול לחזור ולהיות לח <text:span text:style-name="T89">(</text:span><text:span text:style-name="T46">אבל הלח אינו מטמא למפרע אלא עד שעה שנוכל לומר אם נפל באותו יום עדיין הוא יכול להיות עכשיו לח, אבל עד שעת הכיבוד - לזמן מרובה – לא, דהא לח הוא, ואי מההיא שעתא נפל - הוה מתעביד יבש</text:span><text:span text:style-name="T89">)</text:span>.</text:p>
      <text:p text:style-name="Standard"/>
      <text:p text:style-name="Standard">גמרא:</text:p>
      <text:p text:style-name="Standard"><text:soft-page-break/>איבעיא להו: עד שעת כבוד חזקתו בדוק <text:span text:style-name="T89">(</text:span><text:span text:style-name="T46">מי מחזקינן דבדיק ליה בשעת הכיבוד ומשום הכי טהרות דקודם כיבוד טהורות</text:span><text:span text:style-name="T89">)</text:span>? או דלמא חזקתו מתכבד <text:span text:style-name="T89">(</text:span><text:span text:style-name="T46">דאי הוה התם בשעת כיבוד הוי נפיק האי שרץ מחמת כיבוד</text:span><text:span text:style-name="T89">)</text:span>?</text:p>
      <text:p text:style-name="Standard">ומאי נפקא מינה?</text:p>
      <text:p text:style-name="Standard">דאמר "כביד ולא בדיק <text:span text:style-name="T89">(</text:span><text:span text:style-name="T46">כבדתיו ולא בדקתיו</text:span><text:span text:style-name="T89">)</text:span>": אי אמרת 'חזקתו בדוק' <text:span text:style-name="T89">(</text:span><text:span text:style-name="T46">דהא דמטהרין הנך דמקמי כיבוד משום דחזקתו שבדקו בשעת כיבוד</text:span><text:span text:style-name="T89">)</text:span>, הא לא בדק <text:span text:style-name="T89">(</text:span><text:span text:style-name="T46">וטהרות דמקמי כיבוד נמי טמאות</text:span><text:span text:style-name="T89">)</text:span>! אי אמרת 'חזקתו מתכבד', הא מתכבד!</text:p>
      <text:p text:style-name="Standard"/>
      <text:p text:style-name="Standard">(נדה נו,ב)</text:p>
      <text:p text:style-name="Standard">אי נמי <text:span text:style-name="T89">(</text:span><text:span text:style-name="T46">בסתמא, דלא אמר "לא בדקתי"</text:span><text:span text:style-name="T89">)</text:span> דאשתכח <text:span text:style-name="T89">(</text:span><text:span text:style-name="T46">שרץ</text:span><text:span text:style-name="T89">)</text:span> בגומא: אי אמרת חזקתו בדוק, מאן דבדק בגומא נמי בדיק! אי אמרת חזקתו מתכבד - גומא לא מתכבדא.</text:p>
      <text:p text:style-name="Standard"/>
      <text:p text:style-name="Standard">וכן הכתם <text:span text:style-name="T89">[וכן כתם שנמצא בחלוק - מטמא למפרע עד שיאמר "בדקתי את החלוק הזה ולא היה בו כתם", או עד שעת הכבוס]</text:span>: <text:s/></text:p>
      <text:p text:style-name="Standard">איבעיא להו: עד שעת כבוס חזקתו בדוק או דלמא חזקתו מתכבס?</text:p>
      <text:p text:style-name="Standard">למאי נפקא מינה?</text:p>
      <text:p text:style-name="Standard">דאמר כיבס ולא בדק: אי אמרת חזקתו בדוק - הא לא בדק; אי אמרת חזקתו מתכבס - הא מתכבס;</text:p>
      <text:p text:style-name="Standard">אי נמי דאשתכחה בסטרא <text:span text:style-name="T89">(</text:span><text:span text:style-name="T46">בצדי הבגד שיש שם קמטים ותפירות שקורין וירונ"ש</text:span><text:span text:style-name="T89">)</text:span>: אי אמרת חזקתו בדוק - מאן דבדק בסטרא נמי בדיק; אי אמרת חזקתו מתכבס - בסטרא לא מתכבס; מאי? </text:p>
      <text:p text:style-name="Standard">תא שמע, דתניא: '<text:span text:style-name="T108">אמר רבי מאיר: מפני מה אמרו 'השרץ שנמצא במבוי מטמא למפרע </text:span><text:span text:style-name="T89">(</text:span><text:span text:style-name="T46">אפילו דקודם כיבוד טמאות</text:span><text:span text:style-name="T89">)</text:span><text:span text:style-name="T108"> עד שיאמר "בדקתי את המבוי הזה ולא היה בו שרץ" או עד שעת כיבוד' </text:span><text:span text:style-name="T89">(</text:span><text:span text:style-name="T46">כלומר: מפני מה תלו בכיבוד וטיהרו טהרות דקודם כיבוד</text:span><text:span text:style-name="T89">)</text:span><text:span text:style-name="T108">? - מפני שחזקת בני ישראל בודקין מבואותיהן בשעת כבודיהם, ואם לא בדקו הפסידוהו למפרע; ומפני מה אמרו 'כתם שנמצא בחלוק מטמא למפרע עד שיאמר "בדקתי את החלוק ולא היה בו כתם" או עד שעת הכבוס </text:span><text:span text:style-name="T89">(</text:span><text:span text:style-name="T46">ומפני מה תלו טהרה בכבוס</text:span><text:span text:style-name="T89">)</text:span><text:span text:style-name="T108">? - מפני שחזקת בנות ישראל בודקות חלוקיהן בשעת כבוסיהן, ואם לא בדקו הפסידו למפרע; </text:span></text:p>
      <text:p text:style-name="Standard"><text:span text:style-name="T108">רבי אחא אמר: </text:span><text:span text:style-name="T89">(</text:span><text:span text:style-name="T46">אם לא בדקתו בשעת כבוסו ולאחר זמן נמצא בו כתם ואין ידוע אם קודם כבוס היה בו לטמא טהרות של קודם לכן -</text:span><text:span text:style-name="T89">)</text:span><text:span text:style-name="T108"> תחזור ותכבסנו: אם נדחה מראיתו </text:span><text:span text:style-name="T89">(</text:span><text:span text:style-name="T46">מחמת כבוס זה</text:span><text:span text:style-name="T89">)</text:span><text:span text:style-name="T108"> - בידוע שלאחר כבוס </text:span><text:span text:style-name="T89">(</text:span><text:span text:style-name="T46">בידוע שלאחר כבוס ראשון נפל בו, וטהרות של קודם כבוס ראשון טהורות: דאי קודם כבוס קמא הוה ביה - כבר נדחו מראיו מחמת כבוס ראשון</text:span><text:span text:style-name="T89">)</text:span><text:span text:style-name="T108">, ואם לאו - בידוע שלפני הכבוס; </text:span></text:p>
      <text:p text:style-name="Standard"><text:span text:style-name="T108">רבי אומר: אינו דומה כתם שלאחר הכבוס לכתם שלפני הכבוס, שזה מקדיר </text:span><text:span text:style-name="T89">(</text:span><text:span text:style-name="T46">נכנס בבגד: טרשטריי"ש </text:span><text:span text:style-name="T112">[מחלחל – אוצר לעזי רש"י]</text:span><text:span text:style-name="T89">)</text:span><text:span text:style-name="T108"> וזה </text:span><text:span text:style-name="T89">(</text:span><text:span text:style-name="T46">כתם שלפני כבוס</text:span><text:span text:style-name="T89">)</text:span><text:span text:style-name="T108"> מגליד </text:span><text:span text:style-name="T89">(</text:span><text:span text:style-name="T46">וגלדו עבה</text:span><text:span text:style-name="T89">)</text:span>';</text:p>
      <text:p text:style-name="Standard">שמע מינה חזקתו בדוק!</text:p>
      <text:p text:style-name="Standard">שמע מינה.</text:p>
      <text:p text:style-name="Standard"/>
      <text:p text:style-name="Standard">ומטמא בין לח <text:span text:style-name="T89">[בין יבש. רבי שמעון אומר: היבש מטמא למפרע, והלח אינו מטמא אלא עד שעת שיהא יכול לחזור ולהיות לח]</text:span>: <text:s/></text:p>
      <text:p text:style-name="Standard">אמר רבי אלעזר <text:span text:style-name="T89">(</text:span><text:span text:style-name="T46">אדרבי שמעון קאי</text:span><text:span text:style-name="T89">)</text:span>: לא שנו אלא שרץ, אבל כתם לח - נמי מטמא למפרע <text:span text:style-name="T89">(</text:span><text:span text:style-name="T46">עד שעת הכבוס</text:span><text:span text:style-name="T89">)</text:span>: אימר יבש היה ומיא נפיל עליה.</text:p>
      <text:p text:style-name="Standard">שרץ נמי, אימר יבש היה ומיא נפיל עליה?</text:p>
      <text:p text:style-name="Standard">אם איתא דהכי הוא - אמרטוטי אימרטט.</text:p>
      <text:p text:style-name="Standard"/>
      <text:p text:style-name="Standard"/>
      <text:p text:style-name="Standard">משנה:</text:p>
      <text:p text:style-name="Standard">כל הכתמין הבאין מרקם <text:span text:style-name="T89">(</text:span><text:span text:style-name="T46">שהן עובדי כוכבים ודמן טהור</text:span><text:span text:style-name="T89">)</text:span> – טהורין.</text:p>
      <text:p text:style-name="Standard">רבי יהודה מטמא מפני שהם גרים <text:span text:style-name="T89">(</text:span><text:span text:style-name="T46">ודמן טמא</text:span><text:span text:style-name="T89">)</text:span> וטועין <text:span text:style-name="T89">(</text:span><text:span text:style-name="T46">שאין מצניעין את כתמיהם</text:span><text:span text:style-name="T89">)</text:span>.</text:p>
      <text:p text:style-name="Standard"><text:soft-page-break/>הבאין מבין העובדי כוכבים טהורין; מבין ישראל ומבין הכותים: רבי מאיר מטמא, וחכמים מטהרים <text:span text:style-name="T89">(</text:span><text:span text:style-name="T46">בגמרא פריך: ואי דישראל טהור דמאן טמא</text:span><text:span text:style-name="T89">)</text:span>, מפני שלא נחשדו על כתמיהן <text:span text:style-name="T89">(</text:span><text:span text:style-name="T46">ומכבסין אותם</text:span><text:span text:style-name="T89">)</text:span>.</text:p>
      <text:p text:style-name="Standard"/>
      <text:p text:style-name="Standard">גמרא:</text:p>
      <text:p text:style-name="Standard">קפסיק ותני <text:span text:style-name="T89">(</text:span><text:span text:style-name="T46">'</text:span><text:span text:style-name="T75">הבאין מבין העובדי כוכבים טהורין</text:span><text:span text:style-name="T46">'</text:span><text:span text:style-name="T89">)</text:span> אפילו מתרמוד <text:span text:style-name="T89">(</text:span><text:span text:style-name="T46">אלמא בני תרמוד עובדי כוכבים גמורים הן</text:span><text:span text:style-name="T89">)</text:span>;</text:p>
      <text:p text:style-name="Standard">אמר רבי יוחנן: זאת אומרת מקבלין גרים מתרמוד <text:span text:style-name="T89">(</text:span><text:span text:style-name="T46">וכשרין לבא בקהל, </text:span><text:span text:style-name="T65">ולא אמרינן</text:span><text:span text:style-name="T46"> 'ממזרים הן שנתערבו בבנות עשרת השבטים, ועובד כוכבים ועבד הבא על בת ישראל הולד ממזר'</text:span><text:span text:style-name="T89">)</text:span> </text:p>
      <text:p text:style-name="Standard">איני! והא רבי יוחנן וסביא דאמרי תרוייהו 'אין מקבלין גרים מתרמוד'!? וכי תימא זאת ולא סבירא ליה - והאמר רבי יוחנן 'הלכה כסתם משנה'!? </text:p>
      <text:p text:style-name="Standard">אמוראי נינהו ואליבא דרבי יוחנן.</text:p>
      <text:p text:style-name="Standard"/>
      <text:p text:style-name="Standard">מבין ישראל <text:span text:style-name="T89">[ומבין הכותים: רבי מאיר מטמא, וחכמים מטהרים מפני שלא נחשדו על כתמיהן]</text:span>: <text:s/></text:p>
      <text:p text:style-name="Standard">ורבנן, אי דישראל מטהרי, דמאן מטמו?</text:p>
      <text:p text:style-name="Standard">חסורי מחסרא והכי קתני: מבין ישראל – טמא, מבין הכותים: רבי מאיר מטמא, דכותים גרי אמת הן, וחכמים מטהרין, דכותים גרי אריות הן <text:span text:style-name="T89">(</text:span><text:span text:style-name="T46">מפורש בספר </text:span><text:span text:style-name="T47">(מלכים ב יז,כה)</text:span><text:span text:style-name="T50"> וישלח ה' בהם את האריות</text:span><text:span text:style-name="T46"> וגו'</text:span><text:span text:style-name="T89">)</text:span> </text:p>
      <text:p text:style-name="Standard">אי הכי, '<text:span text:style-name="T100">שלא נחשדו על כתמיהן</text:span>'? 'גרי אריות' מבעי ליה!?</text:p>
      <text:p text:style-name="Standard">אלא הכי קאמר: מבין ישראל ומבין הכותים – טמאין, דכותים גרי אמת הן <text:span text:style-name="T89">(</text:span><text:span text:style-name="T46">ודמן טמא</text:span><text:span text:style-name="T89">)</text:span>; הנמצאין בערי ישראל <text:span text:style-name="T89">(</text:span><text:span text:style-name="T46">במקום גלוי</text:span><text:span text:style-name="T89">)</text:span> – טהורין, שלא נחשדו על כתמיהם ואצנועי מצנעי להו; הנמצאין בערי כותים: רבי מאיר מטמא, דנחשדו על כתמיהם <text:span text:style-name="T89">(</text:span><text:span text:style-name="T46">דלא מצנעי להו</text:span><text:span text:style-name="T89">)</text:span>, וחכמים מטהרין, שלא נחשדו על כתמיהן.</text:p>
      <text:p text:style-name="Standard"/>
      <text:p text:style-name="Standard"/>
      <text:p text:style-name="Standard">משנה:</text:p>
      <text:p text:style-name="Standard">כל הכתמים הנמצאים בכל מקום <text:span text:style-name="T89">(</text:span><text:span text:style-name="T46">במקום ישראל</text:span><text:span text:style-name="T89">)</text:span> – טהורין, חוץ מן הנמצאים בחדרים <text:span text:style-name="T89">(</text:span><text:span text:style-name="T46">מסתמא מדאצנעי - דם נדה הוא</text:span><text:span text:style-name="T89">)</text:span> ובסביבות בית הטמאות <text:span text:style-name="T89">(</text:span><text:span text:style-name="T46">חדר שהנשים משתמשות בו בימי נדותן</text:span><text:span text:style-name="T89">)</text:span>.</text:p>
      <text:p text:style-name="Standard">בית הטמאות של כותים מטמאין באהל, מפני שהם קוברין שם את הנפלים.</text:p>
      <text:p text:style-name="Standard">רבי יהודה אומר: לא היו קוברין אלא משליכין, וחיה גוררתו. נאמנים לומר "קברנו שם את הנפלים" או "לא קברנו";</text:p>
      <text:p text:style-name="Standard">נאמנים לומר על הבהמה אם בכרה אם לא בכרה;</text:p>
      <text:p text:style-name="Standard">נאמנים על ציון קברות, ואין נאמנין לא על הסככות ולא על הפרעות ולא על בית הפרס; <text:span text:style-name="T89">(</text:span><text:span text:style-name="T46">סככות ופרעות - בגמרא מפרש להו, וספק נינהו, ומדרבנן, וכותיים לית להו;</text:span><text:span text:style-name="T89">)</text:span></text:p>
      <text:p text:style-name="Standard">זה הכלל: דבר שחשודים בו - אין נאמנין עליו.</text:p>
      <text:p text:style-name="Standard"/>
      <text:p text:style-name="Standard">(נדה נז,א)</text:p>
      <text:p text:style-name="Standard">גמרא:</text:p>
      <text:p text:style-name="Standard">מאי דרוש <text:span text:style-name="T89">(</text:span><text:span text:style-name="T46">כותיים שאין קוברים את הנפלים</text:span><text:span text:style-name="T89">)</text:span>?</text:p>
      <text:p text:style-name="Standard"><text:span text:style-name="T47">(דברים יט,יד)</text:span><text:span text:style-name="T90"> לא תסיג גבול רעך אשר גבלו ראשונים </text:span><text:span text:style-name="T91">[</text:span><text:span text:style-name="T15">בנחלתך אשר תנחל בארץ</text:span><text:span text:style-name="T91"> אשר ה' אלקיך נתן לך לרשתה]</text:span> <text:span text:style-name="T89">(</text:span><text:span text:style-name="T46">ומוקמינן לה בספרי </text:span><text:span text:style-name="T47">[שופטים פסקא קפח]</text:span><text:span text:style-name="T46"> במוכר קברי אבותיו</text:span><text:span text:style-name="T89">)</text:span>: כל שיש לו נחלה - יש לו גבול <text:span text:style-name="T111">[קבר]</text:span>; כל שאין לו נחלה - אין לו גבול.</text:p>
      <text:p text:style-name="Standard"/>
      <text:p text:style-name="Standard">'<text:span text:style-name="T100">נאמנים לומר "קברנו</text:span> <text:span text:style-name="T89">[שם את הנפלים" או "לא קברנו]</text:span>" <text:span text:style-name="T89">(</text:span><text:span text:style-name="T46">דמידי דאורייתא הוא טומאת המת</text:span><text:span text:style-name="T89">)</text:span>? והא לית להו <text:span text:style-name="T47">(ויקרא יט,יד)</text:span><text:span text:style-name="T90"> </text:span><text:span text:style-name="T91">[לא תקלל חרש]</text:span><text:span text:style-name="T90"> ולפני עור לא תתן מכשול </text:span><text:span text:style-name="T91">[ויראת מאלקיך אני ה']</text:span> <text:span text:style-name="T89">(</text:span><text:span text:style-name="T46">לא דרשי ליה במחטיא את חבירו, ולא איכפת להם אם אנו חוטאים על פיהם</text:span><text:span text:style-name="T89">)</text:span>!?</text:p>
      <text:p text:style-name="Standard">אמר רבי אבהו: בכהן <text:span text:style-name="T89">(</text:span><text:span text:style-name="T46">כותי</text:span><text:span text:style-name="T89">)</text:span> עומד שם.</text:p>
      <text:p text:style-name="Standard">ודילמא כהן טמא הוא?</text:p>
      <text:p text:style-name="Standard">דנקיט תרומה בידיה.</text:p>
      <text:p text:style-name="Standard"><text:soft-page-break/>ודילמא תרומה טמאה היא?</text:p>
      <text:p text:style-name="Standard">דקאכיל מינה <text:span text:style-name="T89">(</text:span><text:span text:style-name="T46">ותרומה טמאה באזהרה לטהור, וכל שכן לטמא</text:span><text:span text:style-name="T89">)</text:span>.</text:p>
      <text:p text:style-name="Standard">אי הכי, מאי למימרא?</text:p>
      <text:p text:style-name="Standard">מהו דתימא לא בקיאי ביצירה <text:span text:style-name="T89">(</text:span><text:span text:style-name="T46">וכי קברי נפל - לא ידעי דהוא בן ארבעים יום, וסברי מיא בעלמא הוא, ואינו מטמא</text:span><text:span text:style-name="T89">)</text:span> - קא משמע לן. </text:p>
      <text:p text:style-name="P10"/>
      <text:p text:style-name="Standard">נאמנין על הבהמה <text:span text:style-name="T89">[אם בכרה אם לא בכרה]</text:span>: <text:s/></text:p>
      <text:p text:style-name="Standard">והא לית להו '<text:span text:style-name="T90">ולפני עור לא תתן מכשול</text:span>'?</text:p>
      <text:p text:style-name="Standard">אמר רבי חייא בר אבא אמר רבי יוחנן: בגוזז ועובד.</text:p>
      <text:p text:style-name="Standard">אי הכי מאי למימרא?</text:p>
      <text:p text:style-name="Standard">מהו דתימא לא בקיאי בטינוף <text:span text:style-name="T89">(</text:span><text:span text:style-name="T46">בבהמה דקה, ופוטר את הבהמה מן הבכורה, ובבכורות </text:span><text:span text:style-name="T47">(דף כא:)</text:span><text:span text:style-name="T46"> מפרש מאי 'טינוף': שמבצבצת ומוציאה דם דרך רחם, וזהו הולד שנימוח ויוצא; הלכך הבא אחריו אינו בכור; והני כותיים לא בקיאי בטינוף, וזימנין דלא טניף ואמרו 'טינוף הוא' ופוטרין את הבא אחריו</text:span><text:span text:style-name="T89">)</text:span> - קא משמע לן.</text:p>
      <text:p text:style-name="Standard"/>
      <text:p text:style-name="Standard">נאמנין על ציון <text:span text:style-name="T89">[קברות]</text:span> <text:span text:style-name="T89">(</text:span><text:span text:style-name="T46">לציין, וסומכין עליהן, ועבדינן טהרות היכא דלא ציינו</text:span><text:span text:style-name="T89">)</text:span>: <text:s/></text:p>
      <text:p text:style-name="Standard">ואף על גב דמדרבנן הוא?</text:p>
      <text:p text:style-name="Standard">כיון דכתיבא - מזהר זהירי ביה, דכתיב <text:span text:style-name="T47">(יחזקאל לט,טו)</text:span><text:span text:style-name="T90"> </text:span><text:span text:style-name="T91">[ועברו העברים בארץ]</text:span><text:span text:style-name="T90"> וראה עצם אדם ובנה אצלו ציון </text:span><text:span text:style-name="T91">[עד קברו אתו המקברים אל גיא המון גוג]</text:span>. <text:s/></text:p>
      <text:p text:style-name="Standard"/>
      <text:p text:style-name="Standard">אבל אין נאמנין לא על הסככות <text:span text:style-name="T89">[ולא על בית הפרס; זה הכלל: דבר שחשודים בו - אין נאמנין עליו]</text:span>: <text:s/></text:p>
      <text:p text:style-name="Standard">'<text:span text:style-name="T100">סככות</text:span>' – דתנן <text:span text:style-name="T87">[אהלות פ"ח מ"ב]</text:span>: '<text:span text:style-name="T100">אלו הן 'סככות': אילן המיסך על הארץ</text:span> <text:span text:style-name="T89">(</text:span><text:span text:style-name="T46">והוא סמוך לדרך בית הקברות, וזימנין דמיתרמי בין השמשות וקברי התם, ואם הענפים מובדלים: שאין האהל שלם וידוע ודאי שיש קבר תחת האהלות ואין ידוע איזה הוא, והכותי מעיד על אחד "זה טהור" - אינו נאמן, לפי שאינו חש על הספק ותולה הטומאה באהל שני מספק</text:span><text:span text:style-name="T89">)</text:span>'. </text:p>
      <text:p text:style-name="Standard">'<text:span text:style-name="T100">פרעות</text:span>' - דתנן <text:span text:style-name="T87">[אהלות פ"ח מ"ב]</text:span>: '<text:span text:style-name="T100">אבנים פרעות היוצאות מן הגדר</text:span> <text:span text:style-name="T89">(</text:span><text:span text:style-name="T46">פרעות גדולות ובולטות מן הגדר, וקברו תחת אחת מהן ואין אנו יודעין תחת איזהו מהן, ובא כותי והעיד על מקצתן שהן טהורות - אינו נאמן, משום דלספקא לא חייש, ותולה הספק באחרות</text:span><text:span text:style-name="T89">)</text:span>'.</text:p>
      <text:p text:style-name="Standard">'<text:span text:style-name="T100">בית הפרס</text:span>' <text:span text:style-name="T89">(</text:span><text:span text:style-name="T46">שדה שנחרש בה קבר, ואוקמי רבנן על סביבות הקבר מאה אמה בספק טומאה, שדיקדקה המחרישה את העצמות ומגלגלתן</text:span><text:span text:style-name="T89">)</text:span>: אמר רב יהודה אמר שמואל: מנפח אדם בית הפרס <text:span text:style-name="T89">(</text:span><text:span text:style-name="T46">דבשר ליכא, ועצם כשעורה לא מטמא אלא במגע ובמשא, הלכך מנפח: כדי שלא יגעו רגליו בו</text:span><text:span text:style-name="T89">)</text:span> והולך.</text:p>
      <text:p text:style-name="Standard">רב יהודה בר אמי משמיה דרב יהודה אמר: בית הפרס שנידש <text:span text:style-name="T89">(</text:span><text:span text:style-name="T46">ברגלי אדם, שהרגלים נושאים את העצמות ושחקום</text:span><text:span text:style-name="T89">)</text:span> – טהור, </text:p>
      <text:p text:style-name="Standard">ותנא: החורש בית הקברות - הרי זה עושה בית הפרס <text:span text:style-name="T89">(</text:span><text:span text:style-name="T46">'פרס' - לשון דבר שבור ופרוס, על שם שנפרסו העצמות</text:span><text:span text:style-name="T89">)</text:span>; ועד כמה הוא עושה? - מלא מענה: מאה אמה, בית ארבעת סאין <text:span text:style-name="T89">(</text:span><text:span text:style-name="T46">היינו מאה על מאה, שהרי חצר המשכן מאה על חמשים, והוא 'בית סאתים'</text:span><text:span text:style-name="T89">)</text:span>;</text:p>
      <text:p text:style-name="Standard">רבי יוסי אומר: חמש.</text:p>
      <text:p text:style-name="Standard">ולא מהימני? והתניא: '<text:span text:style-name="T108"> שדה שאבד בה קבר </text:span><text:span text:style-name="T89">(</text:span><text:span text:style-name="T46">מיקרי נמי 'בית הפרס', ורבנן גזרו בכולה, דתניא במועד קטן (דף ה:) '</text:span><text:span text:style-name="T75">שלשה בית הפרס הן: שדה שאבד בה קבר, ושנחרש בה קבר, ושדה בוכין</text:span><text:span text:style-name="T46">'</text:span><text:span text:style-name="T89">)</text:span><text:span text:style-name="T108"> - נאמן כותי לומר "אין שם קבר", לפי שאינו מעיד אלא על גופו של קבר </text:span><text:span text:style-name="T89">(</text:span><text:span text:style-name="T46">דכיון דאמרי "אין שם קבר" ברוח זה - על גופו של קבר הוא מעיד, וגופו של קבר דאורייתא, ובדאורייתא מהימני; </text:span><text:span text:style-name="T65">אלמא נאמנין על בית הפרס ועל הסככות</text:span><text:span text:style-name="T89">)</text:span><text:span text:style-name="T108">; אילן שהוא מיסך על הארץ - נאמן לומר "אין תחתיו קבר", לפי שאינו מעיד אלא על גופו של קבר</text:span>' <text:span text:style-name="T111">[אם כן כותי נאמן]!?</text:span></text:p>
      <text:p text:style-name="Standard">אמר רבי יוחנן: במהלך ובא על פני כולה <text:span text:style-name="T89">(</text:span><text:span text:style-name="T46">על פני כל השדה: דכיון דעל פני כולה מהלך - ודאי פשיטא ליה דניטלה הטומאה משם; ומתניתין, דקתני דאין נאמן - כגון שאינו מהלך על פני כולה: שמשייר רוח אחת, הלכך אפילו במקום שעבר - אינו נאמן, משום דאיהו לספקא לא חייש</text:span><text:span text:style-name="T89">)</text:span>.</text:p>
      <text:p text:style-name="Standard">אי הכי, מאי למימרא <text:span text:style-name="T89">(</text:span><text:span text:style-name="T46">נהי דלספק לא חייש, לודאי חייש! וכיון דפשיטא לן דקבר הוה בה והוא מהלך על פני כולה - הרי עובר על מקום הקבר, ואי לאו דקים ליה שניטלה הטומאה לא עבר</text:span><text:span text:style-name="T89">)</text:span>!?</text:p>
      <text:p text:style-name="Standard"><text:soft-page-break/>מהו דתימא 'רצועה נפקא <text:span text:style-name="T89">(</text:span><text:span text:style-name="T46">מן השדה, ונקראת על שם שדה זו, ושם הוא תולה את מקום הטומאה, והכא עבר מספקא, דלספקא לא חייש</text:span><text:span text:style-name="T89">)</text:span>'? - קא משמע לן <text:span text:style-name="T89">(</text:span><text:span text:style-name="T46">כיון דעל כל ארבע רוחותיה עובר בתוכה - לרצועה לא חיישינן</text:span><text:span text:style-name="T89">)</text:span>.</text:p>
      <text:p text:style-name="Standard"/>
      <text:p text:style-name="Standard">זה הכלל <text:span text:style-name="T89">[דבר שחשודים בו - אין נאמנין עליו]</text:span>: <text:s/></text:p>
      <text:p text:style-name="Standard">'<text:span text:style-name="T100">זה הכלל</text:span>' לאתויי מאי?</text:p>
      <text:p text:style-name="Standard">לאתויי תחומין <text:span text:style-name="T89">(</text:span><text:span text:style-name="T46">אין נאמנין לומר "עד כאן תחום שבת", דתחומין דרבנן, וכותיים לא סבירא להו</text:span><text:span text:style-name="T89">)</text:span> ויין נסך <text:span text:style-name="T89">(</text:span><text:span text:style-name="T46">דאין כותי מקפיד על מגע עובד כוכבים</text:span><text:span text:style-name="T89">)</text:span>.<text:span text:style-name="T46"> </text:span></text:p>
      <text:p text:style-name="Standard"/>
      <text:p text:style-name="P1">הדרן עלך דם נדה</text:p>
      <text:p text:style-name="P7"/>
      <text:p text:style-name="P7">=-=-=-=-=-=-=-=-=-=-=-=-=-=-=-=-=-=-=-=-=-=-=</text:p>
      <text:p text:style-name="P7"/>
      <text:p text:style-name="P1"><text:span text:style-name="T1">נדה פרק </text:span>שמיני הרואה כתם</text:p>
      <text:p text:style-name="Standard">(נדה נז,ב)</text:p>
      <text:p text:style-name="Standard">משנה: </text:p>
      <text:p text:style-name="Standard">הרואה כתם על בשרה כנגד בית התורפה <text:span text:style-name="T89">(</text:span><text:span text:style-name="T46">אותו מקום דאיכא למימר דם מאותו מקום נפל להתם וטמאה</text:span><text:span text:style-name="T89">)</text:span> – טמאה;</text:p>
      <text:p text:style-name="Standard">ושלא כנגד בית התורפה - טהורה;</text:p>
      <text:p text:style-name="Standard">על עקבה ועל ראש גודלה <text:span text:style-name="T89">(</text:span><text:span text:style-name="T46">של רגל</text:span><text:span text:style-name="T89">)</text:span> – טמאה; <text:span text:style-name="T89">(</text:span><text:span text:style-name="T46">ובגמרא מפרש טעמא;</text:span><text:span text:style-name="T89">)</text:span></text:p>
      <text:p text:style-name="Standard">על שוקה ועל פרסותיה: מבפנים <text:span text:style-name="T89">(</text:span><text:span text:style-name="T46">בין שני שוקים, כל גובהן מן הארץ</text:span><text:span text:style-name="T89">)</text:span> – טמאה, מבחוץ <text:span text:style-name="T89">(</text:span><text:span text:style-name="T46">מכאן ומכאן</text:span><text:span text:style-name="T89">)</text:span> – טהורה, ועל הצדדין מכאן ומכאן <text:span text:style-name="T89">(</text:span><text:span text:style-name="T46">אחורי השוק כל גובהן כנגד העקב, ולפניו כל גובהן כנגד הרגל</text:span><text:span text:style-name="T89">)</text:span> – טהורה.</text:p>
      <text:p text:style-name="Standard">ראתה על חלוקה: מן החגור ולמטה <text:span text:style-name="T89">(</text:span><text:span text:style-name="T46">כנגד בית התורפה הוא</text:span><text:span text:style-name="T89">)</text:span> – טמאה; מן החגור ולמעלה <text:span text:style-name="T89">(</text:span><text:span text:style-name="T46">שלא כנגד בית התורפה, כגון שנמצא סמוך לכתפה</text:span><text:span text:style-name="T89">)</text:span> – טהורה.</text:p>
      <text:p text:style-name="Standard">ראתה על בית יד של חלוק: אם מגיע כנגד בית התורפה <text:span text:style-name="T89">(</text:span><text:span text:style-name="T46">כגון שנמצא בראש בית ידה סמוך ליד, שפעמים שפושטתן מזרועה ונופל כנגד מטה</text:span><text:span text:style-name="T89">)</text:span> – טמאה, ואם לאו טהורה.</text:p>
      <text:p text:style-name="Standard">היתה פושטתו ומתכסה בו בלילה - כל מקום שנמצא בו כתם טמאה, מפני שהוא חוזר <text:span text:style-name="T89">(</text:span><text:span text:style-name="T46">פעמים שראש החלוק נהפך כלפי פניה שלמטה</text:span><text:span text:style-name="T89">)</text:span>;</text:p>
      <text:p text:style-name="Standard">וכן בפוליוס <text:span text:style-name="T89">(</text:span><text:span text:style-name="T46">מעפורת שמתכסה בו אירי"ל בלע"ז</text:span><text:span text:style-name="T89">)</text:span>.<text:span text:style-name="T46"> </text:span></text:p>
      <text:p text:style-name="Standard"/>
      <text:p text:style-name="Standard">גמרא:</text:p>
      <text:p text:style-name="Standard">אמר שמואל: בדקה קרקע עולם וישבה עליה ומצאה דם עליה – טהורה, שנאמר <text:span text:style-name="T47">(ויקרא טו,יט)</text:span><text:span text:style-name="T90"> </text:span><text:span text:style-name="T91">[ואשה כי תהיה זבה דם יהיה זבה </text:span><text:span text:style-name="T15">בבשרה</text:span><text:span text:style-name="T91"> שבעת ימים תהיה בנדתה וכל הנגע בה יטמא עד הערב]</text:span> '<text:span text:style-name="T90">בבשרה</text:span>' - עד שתרגיש בבשרה.</text:p>
      <text:p text:style-name="Standard">האי '<text:span text:style-name="T90">בבשרה</text:span>' מיבעי ליה '<text:span text:style-name="T100">שמטמאה בפנים כבחוץ</text:span>'<text:span text:style-name="T46"> </text:span><text:span text:style-name="T47">[ספרא מצורע פרק זבים פרשתא ד משנה ד]</text:span>!?</text:p>
      <text:p text:style-name="Standard">אם כן לימא קרא 'בבשר', מאי '<text:span text:style-name="T90">בבשר</text:span><text:span text:style-name="T93">הּ</text:span>'? - שמע מינה עד שתרגיש בבשרה.</text:p>
      <text:p text:style-name="Standard">ואכתי מיבעי ליה '<text:span text:style-name="T102">'בבשרה'</text:span><text:span text:style-name="T100"> ולא בשפיר, ולא בחתיכה</text:span>'? </text:p>
      <text:p text:style-name="Standard">תרתי שמע מינה.</text:p>
      <text:p text:style-name="Standard">תא שמע <text:span text:style-name="T87">[נדה פ"ט מ"א]</text:span>: '<text:span text:style-name="T100">האשה שהיא עושה צרכיה </text:span><text:span text:style-name="T89">(</text:span><text:span text:style-name="T46">מטלת מים</text:span><text:span text:style-name="T89">)</text:span><text:span text:style-name="T100"> וראתה דם: רבי מאיר אומר: אם עומדת – טמאה </text:span><text:span text:style-name="T89">(</text:span><text:span text:style-name="T46">דאיידי דדחיק לה עלמא: דמעומד השתינה ולא יכלה לעצור - הדור מי רגלים למקור ואייתו דם</text:span><text:span text:style-name="T89">)</text:span><text:span text:style-name="T100">, ואם יושבת – טהורה </text:span><text:span text:style-name="T89">(</text:span><text:span text:style-name="T46">דמכה יש לה במקום מי רגלים, שאין דרך דם נדה לצאת עם מי רגלים</text:span><text:span text:style-name="T89">)</text:span>' היכי דמי?: אי דארגשה, יושבת אמאי טהורה? אלא לאו דלא ארגשה, וקתני '<text:span text:style-name="T100">עומדת - טמאה</text:span>'!?</text:p>
      <text:p text:style-name="Standard">לעולם דארגשה, ואימור הרגשת מי רגלים הואי; עומדת - הדור מי רגלים למקור ואייתי דם, ויושבת טהורה.</text:p>
      <text:p text:style-name="Standard">תא שמע <text:span text:style-name="T87">[נדה <text:s/>פ"ח מ"ד]</text:span>: '<text:span text:style-name="T100">עד </text:span><text:span text:style-name="T89">(</text:span><text:span text:style-name="T46">סדין שבודקת בו</text:span><text:span text:style-name="T89">)</text:span><text:span text:style-name="T100"> שהיה נתון תחת הכר ונמצא עליו דם: אם עגול – טהור, ואם משוך – טמא </text:span><text:span text:style-name="T89">(</text:span><text:span text:style-name="T46">עגול - אין זה דם בדיקה, דדרך קינוח להיות משוך</text:span><text:span text:style-name="T89">)</text:span>' <text:s/>היכי דמי?: אי דארגישה <text:soft-page-break/><text:span text:style-name="T89">(</text:span><text:span text:style-name="T46">בשעת בדיקה</text:span><text:span text:style-name="T89">)</text:span>, עגול אמאי טהור <text:span text:style-name="T89">(</text:span><text:span text:style-name="T46">דאימור 'הרגשת עד הואי':</text:span><text:span text:style-name="T89">)</text:span>? אלא לאו דלא ארגישה וקתני '<text:span text:style-name="T100">משוך טמא</text:span>'?</text:p>
      <text:p text:style-name="Standard">לא! לעולם דארגישה <text:span text:style-name="T89">(</text:span><text:span text:style-name="T46">ועגול להכי טהור לעולם:</text:span><text:span text:style-name="T89">)</text:span> ואימור הרגשת עד הואי <text:span text:style-name="T89">(</text:span><text:span text:style-name="T46">שציערתה בדיקת העד</text:span><text:span text:style-name="T89">)</text:span>; משוך - ודאי מגופה אתא; עגול - טהור.</text:p>
      <text:p text:style-name="Standard">תא שמע <text:span text:style-name="T87">[נדה פ"ב מ"ב]</text:span>: '<text:span text:style-name="T100">נמצא על שלו - טמאין וחייבין בקרבן; נמצא על שלה אתיום - טמאין וחייבין בקרבן; נמצא על שלה לאחר זמן - טמאים מספק ופטורין מן הקרבן</text:span>' היכי דמי?: אי דארגישה, לאחר זמן אמאי פטורין מן הקרבן? אלא לאו דלא ארגישה, וקתני '<text:span text:style-name="T100">נמצא על שלה אתיום טמאין וחייבין בקרבן</text:span>'!?</text:p>
      <text:p text:style-name="Standard">לא! לעולם דארגישה, ואימא 'הרגשת שמש הוה'.</text:p>
      <text:p text:style-name="Standard">תא שמע: '<text:span text:style-name="T100">נמצאת אתה אומר שלש ספקות באשה: על בשרה ספק טמא ספק טהור – טמא; על חלוקה ספק טמא ספק טהור – טהור </text:span><text:span text:style-name="T89">(</text:span><text:span text:style-name="T46">כולו מפרש לקמן</text:span><text:span text:style-name="T89">)</text:span><text:span text:style-name="T100">; ובמגעות ובהיסטות </text:span><text:span text:style-name="T89">(</text:span><text:span text:style-name="T46">אשה שלא מצאה כתם והרי היא מחזקת עצמה בספק נדה, כגון: שאין לה וסת ורגילה לראות תדיר, ונגעה או הסיטה</text:span><text:span text:style-name="T89">)</text:span><text:span text:style-name="T100"> הלך אחר הרוב</text:span>' מאי 'הלך אחר הרוב'?: לאו <text:span text:style-name="T89">(</text:span><text:span text:style-name="T46">הלך אחר רוב </text:span><text:span text:style-name="T65">ימיה:</text:span><text:span text:style-name="T89">)</text:span> אם רוב ימיה טמאין <text:span text:style-name="T89">(</text:span><text:span text:style-name="T46">אם רוב ימיה רגילה לראות</text:span><text:span text:style-name="T89">)</text:span> - טמאה <text:span text:style-name="T89">(</text:span><text:span text:style-name="T46">מגעה והסיטה טמא</text:span><text:span text:style-name="T89">)</text:span> ואף על גב דלא ארגשה! </text:p>
      <text:p text:style-name="Standard">לא! אם רוב ימיה בהרגשה חזיא – טמאה, דאימור ארגשה ולאו אדעתה.</text:p>
      <text:p text:style-name="P32">אמר מר: '<text:span text:style-name="T100">על בשרה ספק טמא ספק טהור – טמא; על חלוקה ספק טמא ספק טהור – טהור</text:span>' היכי דמי?: אי מחגור ולמטה, על חלוקה אמאי טהור, והא תנן '<text:span text:style-name="T100">מן החגור ולמטה טמא</text:span>'? ואי מחגור ולמעלה, על בשרה אמאי טמא, והתנן '<text:span text:style-name="T100">ראתה דם על בשרה שלא כנגד בית התורפה - טהורה</text:span>'? </text:p>
      <text:p text:style-name="P32">איבעית אימא מחגור ולמטה, ואיבעית אימא מחגור ולמעלה: </text:p>
      <text:p text:style-name="P32">אי בעית אימא מחגור ולמטה, כגון שעברה בשוק של טבחים: על בשרה - מגופה אתאי, דאי מעלמא אתאי - על <text:span text:style-name="T9">חלוקה</text:span> מיבעי ליה אשתכוחי; על חלוקה מעלמא אתא: דאי מגופה אתא - על <text:span text:style-name="T9">בשרה</text:span> מיבעי ליה אשתכוחי!</text:p>
      <text:p text:style-name="P32">ואיבעית אימא מחגור ולמעלה, כגון דאזדקרה <text:span text:style-name="T89">(</text:span><text:span text:style-name="T46">זקפה עצמה לאחוריה; ואף על גב דעברה בשוק של טבחים - טמאה</text:span><text:span text:style-name="T89">)</text:span>: על בשרה ודאי מגופה אתאי, דאי מעלמא אתאי - על <text:span text:style-name="T9">חלוקה</text:span> איבעי ליה אשתכוחי; על חלוקה - מעלמא אתאי, דאי מגופה אתאי - על <text:span text:style-name="T9">בשרה</text:span> איבעי ליה אשתכוחי!</text:p>
      <text:p text:style-name="Standard">קתני מיהת '<text:span text:style-name="T100">על בשרה ספק טמא ספק טהור – טמא</text:span>', ואף על גב דלא הרגישה! ועוד, תנן: '<text:span text:style-name="T100">הרואה כתם על בשרה כנגד בית התורפה טמאה</text:span>' ואף על גב דלא הרגישה!?</text:p>
      <text:p text:style-name="Standard">אמר רב ירמיה מדפתי: מודה שמואל שהיא טמאה - <text:span text:style-name="T46"><text:s/></text:span></text:p>
      <text:p text:style-name="Standard"/>
      <text:p text:style-name="Standard">(נדה נח,א)</text:p>
      <text:p text:style-name="Standard">מדרבנן <text:span text:style-name="T89">(</text:span><text:span text:style-name="T46">דלמא ארגשה ולאו אדעתה</text:span><text:span text:style-name="T89">)</text:span>. </text:p>
      <text:p text:style-name="P28">תוספות ד"ה מודה שמואל שהיא טמאה מדרבנן. פי' הקונטרס דתלינן דלמא ארגשה ולאו אדעתה; </text:p>
      <text:p text:style-name="P28">ואין נראה: דאפילו מוחזק לה שלא הרגישה – טמאה, הואיל וראתה דם נדות!</text:p>
      <text:p text:style-name="P25"><text:span text:style-name="T46">ורב אשי נמי מודה דלשמואל היכא דלא הרגישה - טהורה מן התורה וטמאה מדרבנן, אלא אתי לפרושי דכי נמצא אקרקע דטהורה אפילו מדרבנן.</text:span> </text:p>
      <text:p text:style-name="Standard">רב אשי אמר: שמואל הוא דאמר <text:span text:style-name="T89">(</text:span><text:span text:style-name="T46">לעיל 'בדקה קרקע עולם כו' - לאו משום הרגשה, אלא</text:span><text:span text:style-name="T89">)</text:span> כרבי נחמיה <text:span text:style-name="T89">(</text:span><text:span text:style-name="T46">סבירא ליה</text:span><text:span text:style-name="T89">)</text:span>, דתנן <text:span text:style-name="T87">[נדה פ"ט מ"ג]</text:span>: '<text:span text:style-name="T100">רבי נחמיה אומר: כל דבר שאינו מקבל טומאה - אינו מקבל כתמים </text:span><text:span text:style-name="T89">(</text:span><text:span text:style-name="T46">לא הזכירו חכמים גזרת כתם אלא על דבר המקבל טומאה</text:span><text:span text:style-name="T89">)</text:span>' <text:span text:style-name="T89">(</text:span><text:span text:style-name="T46">הלכך כל הנך תיובתא - לאו קושיא נינהו, דשמואל לא איירי בהרגשה כלל</text:span><text:span text:style-name="T89">)</text:span>; בשלמא לרב אשי - היינו דקאמר 'קרקע', אלא לרב ירמיה <text:span text:style-name="T89">(</text:span><text:span text:style-name="T46">מדפתי, דקבלה לתיובתא דלעיל, ומשני: 'מודה שמואל כו', ומדקבלה לתיובתא - מכלל דטעמא דשמואל משום הרגשה, ואי משום הרגשה</text:span><text:span text:style-name="T89">)</text:span> מאי איריא קרקע? אפילו גלימא נמי <text:span text:style-name="T89">(</text:span><text:span text:style-name="T46">בדקה בטלית וישבה עליה ואחר כך מצאה דם – טהורה, שלא הרגישה</text:span><text:span text:style-name="T89">)</text:span>? </text:p>
      <text:p text:style-name="Standard">לא מיבעיא קאמר: לא מיבעיא גלימא דלא מבדק שפיר ואיכא למימר מעלמא אתא, אלא אפילו קרקע דמבדק שפיר דאיכא למימר מגופה אתיא – טהור.</text:p>
      <text:p text:style-name="P28"><text:soft-page-break/>תוספות ד"ה כרבי נחמיה דאמר כל דבר שאינו מקבל טומאה כו'. טעמא דרבי נחמיהף כיון דדבר שהכתם בו טהור - גם על האשה לא גזרו טומאה; וההיא משתיתא דבסמוך, נהי דלא מקבלה טומאה - מכל מקום מקבל טומאה בנגעים. </text:p>
      <text:p text:style-name="Standard"/>
      <text:p text:style-name="Standard">על עקבה ועל ראש גודלה - טמאה: <text:s/></text:p>
      <text:p text:style-name="Standard">בשלמא עקבה עביד דנגע באותו מקום, אלא ראש גודלה מאי טעמא? וכי תימא זימנין דנגע בעקבה - ומי מחזקינן טומאה ממקום למקום? והתניא: '<text:span text:style-name="T100">היתה לה מכה בצוארה </text:span><text:span text:style-name="T89">(</text:span><text:span text:style-name="T46">אם נמצא דם כנגד תורפה</text:span><text:span text:style-name="T89">)</text:span><text:span text:style-name="T100"> שתוכל לתלות </text:span><text:span text:style-name="T89">(</text:span><text:span text:style-name="T46">במכה של צוארה שפעמים שמטה את צוארה לפניה ונופל דם המכה על תחתית חלוקה</text:span><text:span text:style-name="T89">)</text:span><text:span text:style-name="T100"> – תולה; על כתפה שאינה יכולה לתלות </text:span><text:span text:style-name="T89">(</text:span><text:span text:style-name="T46">שאין דם בא מכתפה ונופל לפניה </text:span><text:span text:style-name="T112">[כנראה על כתפה מאחור]</text:span><text:span text:style-name="T89">)</text:span><text:span text:style-name="T100"> - אינה תולה, ואין אומרים שמא בידה נטלתו </text:span><text:span text:style-name="T89">(</text:span><text:span text:style-name="T46">ממכה שבכתפה</text:span><text:span text:style-name="T89">)</text:span><text:span text:style-name="T100"> והביאתו לשם</text:span>'?</text:p>
      <text:p text:style-name="Standard">אלא שאני ראש גודלה: דבהדי דפסעה - עביד דמתרמי <text:span text:style-name="T89">(</text:span><text:span text:style-name="T46">תחת אותו מקום, ודם נוטף עליו</text:span><text:span text:style-name="T89">)</text:span>.</text:p>
      <text:p text:style-name="Standard">ולא מחזקינן טומאה ממקום למקום?: והתניא: '<text:span text:style-name="T100">נמצאת על קשרי אצבעותיה </text:span><text:span text:style-name="T89">(</text:span><text:span text:style-name="T46">היינו גב היד</text:span><text:span text:style-name="T89">)</text:span><text:span text:style-name="T100"> - טמאה מפני שידים עסקניות הן</text:span>'!? מאי טעמא <text:span text:style-name="T89">(</text:span><text:span text:style-name="T46">והא גב היד אפילו בשעת בדיקה לא נגעה, מאי טעמא טמאה</text:span><text:span text:style-name="T89">)</text:span>? - לאו משום דאמרינן בדקה בחד ידא ונגעה באידך ידא <text:span text:style-name="T89">(</text:span><text:span text:style-name="T46">ונגעה יד שבדקה על גב חבירתה</text:span><text:span text:style-name="T89">)</text:span>?</text:p>
      <text:p text:style-name="Standard">לא! שאני ידה, דכולה עבידא דנגעה.</text:p>
      <text:p text:style-name="P28">תוספות ד"ה ומי מחזקינן טומאה ממקום למקום. וקשה, דמאי פריך: דודאי להקל לא מחזקינן, אבל להחמיר כי הכא מחמרינן, דהכי אמר לקמן: אין שונין בטהרות להקל אבל לחומרא שונין!</text:p>
      <text:p text:style-name="P28">ויש לומר כיון דכתמים דרבנן, אי איתא דתלינן להחמיר - להקל נמי היה לנו לתלות בדבר הרגיל קצת, אבל לענין ממקום למקום שאין רגילות כל כך - אמרינן לקמן בסמוך דאפילו בכתמים שונין לחומרא ולא להקל – תימה: דליפרוך ממתניתין 'שלא כנגד התורפה טהורה', ולא אמר 'בדקה בהאי ידא ונגעה בבשרה למעלה מן התורפה'!</text:p>
      <text:p text:style-name="P28">וי"ל דאם איתא דבדקה ומצאה טמאה - היתה זכורה והויא רמיא אדעתה שהיא טמאה, אבל כי נגעה בדם שעל כתפה - לא רמיא אנפשה כיון דאין זה דם טמא; ובסמוך - גבי דם טמא, דפריך 'ואימא דסדקה בהאי ידא ונגעה באידך' - פריך מכ"ש, וממתניתין נמי הוה מצי למפרך.</text:p>
      <text:p text:style-name="P25"><text:span text:style-name="T46">ויש לחלק בין ממקום למקום דהכא לההוא דפ"ק </text:span><text:span text:style-name="T47">(לעיל דף ד.)</text:span><text:span text:style-name="T46">: דהתם טומאה עצמה באה ממקום למקום, והכא טומאה עצמה במקום אחד עומדת.</text:span></text:p>
      <text:p text:style-name="Standard"/>
      <text:p text:style-name="Standard">על שוקה ועל פרסותיה מבפנים <text:span text:style-name="T89">[טמאה, מבחוץ – טהורה, ועל הצדדין מכאן ומכאן – טהורה]</text:span>: <text:s/></text:p>
      <text:p text:style-name="Standard">מבפנים עד היכא <text:span text:style-name="T89">(</text:span><text:span text:style-name="T46">עד היכא קרוי פנים מעובי השוק, ולא אמרינן צדדין נינהו</text:span><text:span text:style-name="T89">)</text:span>?</text:p>
      <text:p text:style-name="Standard">אמרי דבי רבי ינאי: עד מקום חבק <text:span text:style-name="T89">(</text:span><text:span text:style-name="T46">עד מקום חבק ספק; וכמדומה לי שהוא </text:span><text:span text:style-name="T45">קֶפֶץ הירך</text:span><text:span text:style-name="T46"> והשוק שקורין יירי"ט </text:span><text:span text:style-name="T112">[מיתר הברך]</text:span><text:span text:style-name="T46">, וקאמר: עד מקום שהוא מתחיל - קרוי פנים; ו'חבק' היא מתיחת הגידין שחובקין הירך והשוק יחד, סמוך לאותו קפץ' כמו </text:span><text:span text:style-name="T47">(שבת דף סד.)</text:span><text:span text:style-name="T46"> 'את הקילקי ואת החבק'</text:span><text:span text:style-name="T89">)</text:span>. </text:p>
      <text:p text:style-name="Standard">איבעיא להו: מקום חבק כלפנים או כלחוץ?</text:p>
      <text:p text:style-name="Standard">תא שמע: דתני רב קטינא: עד מקום חבק וחבק עצמו כלפנים.</text:p>
      <text:p text:style-name="Standard">רב חייא בריה דרב אויא מתני לה בהדיא 'אמרי דבי רבי ינאי: עד מקום חבק, וחבק עצמו כלפנים'.</text:p>
      <text:p text:style-name="P10"><text:s/></text:p>
      <text:p text:style-name="Standard">בעי רבי ירמיה: כשיר <text:span text:style-name="T89">(</text:span><text:span text:style-name="T46">רצועה בעיגול כצמיד</text:span><text:span text:style-name="T89">)</text:span> מהו <text:span text:style-name="T89">(</text:span><text:span text:style-name="T46">מי מספקינן בדם הנדה או לאו</text:span><text:span text:style-name="T89">)</text:span>? כשורה מהו? טיפין טיפין מהו? לרוחב ירכה מהו?</text:p>
      <text:p text:style-name="Standard">תא שמע: '<text:span text:style-name="T100">על בשרה ספק טמא ספק טהור – טמא</text:span>'; '<text:span text:style-name="T100">על בשרה</text:span>' מאי לאו כי האי גוונא?</text:p>
      <text:p text:style-name="Standard">לא, דלמא דעביד כרצועה <text:span text:style-name="T89">(</text:span><text:span text:style-name="T46">לאורך הירך, דהיינו אורחיה: כשנופל ושותת נעשה כרצועה</text:span><text:span text:style-name="T89">)</text:span>.</text:p>
      <text:p text:style-name="P10"/>
      <text:p text:style-name="Standard">ההיא איתתא דאשתכח לה דמא במשתיתא <text:span text:style-name="T89">(</text:span><text:span text:style-name="T46">שהיתה מסכת טווי לאריג ונמצא דם על השתי; </text:span><text:span text:style-name="T51">[תארגי את שבע מחלפות ראשי]</text:span><text:span text:style-name="T50"> עם המסכת</text:span><text:span text:style-name="T46"> דשמשון </text:span><text:span text:style-name="T47">(שופטים טז,יג)</text:span><text:span text:style-name="T46"> מתרגמינן 'עם משתיתא'</text:span><text:span text:style-name="T89">)</text:span>; אתאי לקמיה דרבי ינאי, אמר לה: תיזיל ותיתי <text:span text:style-name="T89">(</text:span><text:span text:style-name="T46">כדרך שעשתה עד עכשיו, שהלכה ושבה: אי מתרמי שהטווי המוסך - שקורין אורדי"ר </text:span><text:span text:style-name="T112">[סידור חוטי השתי]</text:span><text:span text:style-name="T46"> - בא בין רגליה כנגד אותו מקום - טמאה</text:span><text:span text:style-name="T89">)</text:span>.</text:p>
      <text:p text:style-name="Standard">והתניא <text:span text:style-name="T87">[תוספתא טהרות פ"ד מ"א; פ"ה מ"ח]</text:span>: '<text:span text:style-name="T100">אין שונין בטהרות</text:span>'? <text:span text:style-name="T89">(</text:span><text:span text:style-name="T46">גבי מתעטף בטליתו וטהרות וטמאות בצדו בפרק קמא <text:s/></text:span><text:span text:style-name="T47">(לעיל דף ה:)</text:span><text:span text:style-name="T46"> ספק נגע ספק לא נגע ] טהור, ואם אי אפשר אלא אם כן נגע – טמא; רבן שמעון בן גמליאל אומר: אף על פי דלא אפשר - לא מטמינן ליה, אלא אומרים לו 'שנה'! ואי לא נגע - מטהרינן ליה; אמרו לו: אין שונין בטהרות: דאף על גב דהשתא לא מיתרמי - דלמא מעיקרא לא הוה הכי.</text:span><text:span text:style-name="T89">)</text:span></text:p>
      <text:p text:style-name="Standard"><text:soft-page-break/>כי אמרינן 'אין שונין' – לקולא <text:span text:style-name="T89">(</text:span><text:span text:style-name="T46">כגון בההיא, דאי אפשר לו אלא אם כן נגע וטמא, ואנן </text:span><text:span text:style-name="T112">[לא]</text:span><text:span text:style-name="T46"> ניקו ונימא ליה 'שנה!' להקל</text:span><text:span text:style-name="T89">)</text:span>, אבל לחומרא שונין <text:span text:style-name="T89">(</text:span><text:span text:style-name="T46">אבל הכא - חומרא הוא: דמסתמא טהורה, דהא לא על בשרה ולא על חלוקה אשתכח, והאי דאמר "תיזיל ותיתי" ואי מתרמי מטמינן לה - חומרא היא</text:span><text:span text:style-name="T89">)</text:span>.</text:p>
      <text:p text:style-name="Standard"/>
      <text:p text:style-name="Standard">היתה פושטתו <text:span text:style-name="T89">[ומתכסה בו בלילה - כל מקום שנמצא בו כתם טמאה, מפני שהוא חוזר; וכן בפוליוס]</text:span>: <text:s/></text:p>
      <text:p text:style-name="Standard">תניא: '<text:span text:style-name="T108">אמר רבי אלעזר ברבי יוסי: דבר זה </text:span><text:span text:style-name="T89">(</text:span><text:span text:style-name="T46">היתה פושטתו ומתכסה בו בלילה כו'</text:span><text:span text:style-name="T89">)</text:span><text:span text:style-name="T108"> הוריתי בעיר רומי לאיסור, וכשבאתי אצל חכמים שבדרום - אמרו לי: יפה הוריתה.</text:span>'</text:p>
      <text:p text:style-name="P10"/>
      <text:p text:style-name="Standard">תנו רבנן: '<text:span text:style-name="T108">ארוכה שלבשה חלוקה של קצרה </text:span><text:span text:style-name="T89">(</text:span><text:span text:style-name="T46">ולא בדקתו קודם לבישה ואחר כך נמצא עליו דם</text:span><text:span text:style-name="T89">)</text:span><text:span text:style-name="T108"> וקצרה שלבשה חלוקה של ארוכה, אם מגיע </text:span><text:span text:style-name="T89">(</text:span><text:span text:style-name="T46">כתם</text:span><text:span text:style-name="T89">)</text:span><text:span text:style-name="T108"> כנגד בית התורפה של ארוכה - שתיהן טמאות </text:span><text:span text:style-name="T89">(</text:span><text:span text:style-name="T46">טמאה אף ארוכה וכל שכן קצרה</text:span><text:span text:style-name="T89">)</text:span><text:span text:style-name="T108">, ואם לאו - ארוכה טהורה וקצרה טמאה </text:span><text:span text:style-name="T89">(</text:span><text:span text:style-name="T46">טהורה הארוכה, אבל קצרה טמאה: שהרי כנגד בית התורפה שלה הוא מגיע</text:span><text:span text:style-name="T89">)</text:span><text:span text:style-name="T108">.</text:span>'</text:p>
      <text:p text:style-name="Standard">תניא אידך: '<text:span text:style-name="T108">בדקה חלוקה והשאילתו לחבירתה היא </text:span><text:span text:style-name="T89">(</text:span><text:span text:style-name="T46">הראשונה</text:span><text:span text:style-name="T89">)</text:span><text:span text:style-name="T108"> טהורה, וחבירתה תולה בה.</text:span>' </text:p>
      <text:p text:style-name="Standard">אמר רב ששת: ולענין דינא <text:span text:style-name="T89">(</text:span><text:span text:style-name="T46">דכבוס הכתם מן החלוק</text:span><text:span text:style-name="T89">)</text:span> תנן <text:span text:style-name="T89">(</text:span><text:span text:style-name="T46">דחבירתה תולה בה, דאמרה אחרונה "לא מהימנת לי דאת בדקתיה"</text:span><text:span text:style-name="T89">)</text:span>, אבל לענין טומאה - היא טהורה וחבירתה טמאה.</text:p>
      <text:p text:style-name="P25"><text:span text:style-name="T46">תוספות ד"ה ולענין דינא תנן. וא"ת מדינא נמי תתחייב השניה לכבסו, כדאמר ב'המדיר' </text:span><text:span text:style-name="T47">(כתובות עו:)</text:span><text:span text:style-name="T46"> 'כל שנולד ספק ברשותו - עליו להביא ראיה'? </text:span></text:p>
      <text:p text:style-name="P28">וי"ל כיון דאינה לשניה אלא בתורת שאלה - אינה ממש ברשותה; ועוד יש לומר דהתם קאמר שאם ירצה להוציא יביא ראיה, אבל הכא לא תתחייב האחרונה לכבסו.</text:p>
      <text:p text:style-name="Standard"/>
      <text:p text:style-name="Standard">(נדה נח,ב)</text:p>
      <text:p text:style-name="Standard">מאי שנא מהא, דתניא <text:span text:style-name="T87">[תוספתא מקואות פ"ב מ"ז]</text:span>: '<text:span text:style-name="T108">שתי נשים שנתעסקו בצפור אחד ואין בו אלא כסלע דם ונמצא כסלע על זו וכסלע על זו שתיהן טמאות </text:span><text:span text:style-name="T89">(</text:span><text:span text:style-name="T46">ולא תלינן אחד מן הכתמים בצפור, ואף על גב דאיכא למתלי</text:span><text:span text:style-name="T89">)</text:span>' <text:span text:style-name="T89">(</text:span><text:span text:style-name="T46">והכא נמי: אף על גב דבדקה, לימא שתיהן טמאות, דאימור: לאו יפה בדקה</text:span><text:span text:style-name="T89">)</text:span>?</text:p>
      <text:p text:style-name="Standard">שאני התם, דאיכא סלע יתירה <text:span text:style-name="T89">(</text:span><text:span text:style-name="T46">ומאי חזית דתלית ליה לסלע יתירה דטמאה בהך - תלייה בהך? הלכך שתיהן טמאות; אבל הכא טומאה תלויה בהך דלא בדקה</text:span><text:span text:style-name="T89">)</text:span>.</text:p>
      <text:p text:style-name="Body_20_Text_20_Indent_20_3">תוספות ד"ה מאי שנא מהא דתניא ב' נשים כו'. תימה: מה דומה להך דלעיל?: דהכא אין לתלות בזו יותר מבזו, אבל לעיל אין לתלות בראשונה הואיל ובדקה!?</text:p>
      <text:p text:style-name="P28">ואומר ר"ת דברייתא איירי שנתעסקה בצפור זו אחר זו, ואם היתה נשאלת הראשונה - היינו מטהרין אותה הואיל ונתעסקה, ובשביל חברתה אנו מטמאין הראשונה שהיא טהורה גמורה גם למעלה אף על פי שהראשונה בדוקה - נטמאנה הואיל ושניה תולה בה לענין דינא.</text:p>
      <text:p text:style-name="P66">[## ומאי שנא משני שבילין*, שאם באו בזה אחר זה נטהר שניהם?</text:p>
      <text:p text:style-name="P66">פסחים י,א: היינו שני שבילין דתנן: שני שבילין א' טמא וא' טהור והלך באחד מהן ועשה טהרות ובא חבירו והלך בשני ועשה טהרות רבי יהודה אומר אם נשאלו זה בפני עצמו וזה בפני עצמו טהורין שניהן בבת אחת טמאין רבי יוסי אומר בין כך ובין כך טמאין </text:p>
      <text:p text:style-name="P66">אמר רבא ואיתימא רבי יוחנן: בבת אחת דברי הכל טמאין; בזה אחר זה דברי הכל טהורין; לא נחלקו אלא בבא להשאל עליו ועל חבירו: רבי יוסי מדמי ליה לבת אחת, ורבי יהודה מדמי ליה לזה אחר זה.]</text:p>
      <text:p text:style-name="Standard"/>
      <text:p text:style-name="Standard">תנו רבנן: '<text:span text:style-name="T108">לבשה שלשה חלוקות הבדוקין לה </text:span><text:span text:style-name="T89">(</text:span><text:span text:style-name="T46">זה על גב זה</text:span><text:span text:style-name="T89">)</text:span><text:span text:style-name="T108">: אם יכולה לתלות </text:span><text:span text:style-name="T89">(</text:span><text:span text:style-name="T46">כדמפרש: עברה בשוק של טבחים</text:span><text:span text:style-name="T89">)</text:span><text:span text:style-name="T108"> – תולה, ואפילו </text:span><text:span text:style-name="T111">[הכתם]</text:span><text:span text:style-name="T108"> בתחתון </text:span><text:span text:style-name="T111">[בלבד]</text:span><text:span text:style-name="T108">; אין יכולה לתלות - אינה תולה, ואפילו </text:span><text:span text:style-name="T111">[הכתם]</text:span><text:span text:style-name="T108"> בעליון </text:span><text:span text:style-name="T111">[בלבד]</text:span><text:span text:style-name="T108">; כיצד: עברה בשוק של טבחים - תולה אפילו בתחתון; לא עברה בשוק של טבחים - אף בעליון אינה תולה.</text:span>'</text:p>
      <text:p text:style-name="Standard"/>
      <text:p text:style-name="Standard"/>
      <text:p text:style-name="Standard">משנה:</text:p>
      <text:p text:style-name="Standard">ותולה בכל דבר שהיא יכולה לתלות: שחטה בהמה חיה ועוף, נתעסקה בכתמים - או שישבה בצד העסוקין בהן, הרגה מאכולת - הרי זו תולה בה.</text:p>
      <text:p text:style-name="P25"><text:soft-page-break/>עד כמה תולה <text:span text:style-name="T89">(</text:span><text:span text:style-name="T46">בדם מאכולת</text:span><text:span text:style-name="T89">)</text:span>?</text:p>
      <text:p text:style-name="P25">רבי חנינא בן אנטיגנוס אומר: עד כגריס של פול <text:span text:style-name="T89">(</text:span><text:span text:style-name="T46">אבל טפי מהכי - אין דם מאכולת כל כך גדול, ובהכי מיהא תלייה</text:span><text:span text:style-name="T89">)</text:span>, ואף על פי שלא הרגה <text:span text:style-name="T89">(</text:span><text:span text:style-name="T46">ורבי חנינא פליג אדרבנן, דקאמרי 'הרגה – אִין, לא הרגה – לא'</text:span><text:span text:style-name="T89">)</text:span>,</text:p>
      <text:p text:style-name="Standard">ותולה בבנה או בבעלה <text:span text:style-name="T89">(</text:span><text:span text:style-name="T46">אם יש בהם מכה</text:span><text:span text:style-name="T89">)</text:span>.</text:p>
      <text:p text:style-name="Standard">אם יש בה מכה <text:span text:style-name="T89">(</text:span><text:span text:style-name="T46">יבשה</text:span><text:span text:style-name="T89">)</text:span> והיא יכולה להגלע <text:span text:style-name="T89">(</text:span><text:span text:style-name="T46">כלומר: להתלחלח</text:span><text:span text:style-name="T89">)</text:span> ולהוציא דם - הרי זו תולה;</text:p>
      <text:p text:style-name="Standard">מעשה באשה אחת שבאת לפני רבי עקיבא, אמרה לו: "ראיתי כתם"!</text:p>
      <text:p text:style-name="Standard">אמר לה: שמא מכה היתה ביך?</text:p>
      <text:p text:style-name="Standard">אמרה לו: "הן, וחיתה"!</text:p>
      <text:p text:style-name="Standard">אמר לה: שמא יכולה להגלע ולהוציא דם?</text:p>
      <text:p text:style-name="Standard">אמרה לו: "הן"! - וטהרה רבי עקיבא.</text:p>
      <text:p text:style-name="Standard">ראה תלמידיו מסתכלין זה בזה, אמר להם: מה הדבר קשה בעיניכם? שלא אמרו חכמים הדבר להחמיר אלא להקל, שנאמר <text:span text:style-name="T47">(ויקרא טו,יט)</text:span><text:span text:style-name="T90"> ואשה כי תהיה זבה </text:span><text:span text:style-name="T13">דם</text:span><text:span text:style-name="T90"> יהיה זובה בבשרה </text:span><text:span text:style-name="T91">[שבעת ימים תהיה בנדתה וכל הנגע בה יטמא עד הערב]</text:span> – דם, ולא כתם;</text:p>
      <text:p text:style-name="Standard">עד שהוא נתון תחת הכר ונמצא עליו דם: עגול – טהור, משוך – טמא, דברי רבי אליעזר ברבי צדוק.</text:p>
      <text:p text:style-name="P10"/>
      <text:p text:style-name="Standard">גמרא:</text:p>
      <text:p text:style-name="Standard">תנינא להא, דתנו רבנן: '<text:span text:style-name="T100">מעשה ותלה רבי מאיר בקילור </text:span><text:span text:style-name="T89">(</text:span><text:span text:style-name="T46">אפלשטור"א </text:span><text:span text:style-name="T112">[תחבושת]</text:span><text:span text:style-name="T46"> אדום</text:span><text:span text:style-name="T89">)</text:span><text:span text:style-name="T100">, ורבי תלה בשרף שקמה.</text:span>'</text:p>
      <text:p text:style-name="Standard"/>
      <text:p text:style-name="Standard"><text:span text:style-name="T89">[בצד העסוקין בהן ... הרי זו תולה בה]</text:span>:</text:p>
      <text:p text:style-name="Standard">ישבה – אִין, לא ישבה – לא <text:span text:style-name="T89">(</text:span><text:span text:style-name="T46">ולא אמרינן 'דלמא ישבה ולאו אדעתה'</text:span><text:span text:style-name="T89">)</text:span>; תנינא להא, דתנו רבנן <text:span text:style-name="T87">[תוספתא נדה פ"ו מ"יא]</text:span>: '<text:span text:style-name="T100">עברה בשוק של טבחים, ספק ניתז עליה ספק לא ניתז עליה – תולה; ספק עברה ספק לא עברה – טמאה.</text:span>'<text:span text:style-name="T46"> </text:span></text:p>
      <text:p text:style-name="Standard"/>
      <text:p text:style-name="Standard">הרגה מאכולת <text:span text:style-name="T89">[הרי זו תולה בה]</text:span>: <text:s/></text:p>
      <text:p text:style-name="Standard">הרגה – אִין, לא הרגה – לא; מתניתין מני?</text:p>
      <text:p text:style-name="Standard">רבן שמעון בן גמליאל היא, דתניא: <text:span text:style-name="T108">הרגה – תולה; לא הרגה - אינה תולה, דברי רבן שמעון בן גמליאל; וחכמים אומרים: בין כך ובין כך תולה.</text:span></text:p>
      <text:p text:style-name="Standard"><text:span text:style-name="T108">אמר רבן שמעון בן גמליאל: לדברי אין קץ ולדברי חברי אין סוף: לדברי אין קץ </text:span><text:span text:style-name="T89">(</text:span><text:span text:style-name="T46">שאיני נותן שיעור, ואם לא הרגה - אפילו כחרדל טמאה</text:span><text:span text:style-name="T89">)</text:span><text:span text:style-name="T108">, שאין לך אשה שטהורה לבעלה: שאין לך כל מטה ומטה שאין בה כמה טיפי דם מאכולת! לדברי חברי אין סוף </text:span><text:span text:style-name="T89">(</text:span><text:span text:style-name="T46">שהם מקילים יותר מדאי: דאפילו לא הרגה – תולה, ואין נותנין שיעור, אלא אפילו כסלע תולה או יותר</text:span><text:span text:style-name="T89">)</text:span><text:span text:style-name="T108">, שאין לך אשה שאינה טהורה לבעלה, שאין לך כל סדין וסדין שאין בו כמה טיפי דם! אבל נראין דברי רבי חנינא בן אנטיגנוס מדברי ומדבריהם, שהיה אומר "עד כמה היא תולה? - עד כגריס של פול </text:span><text:span text:style-name="T89">(</text:span><text:span text:style-name="T46">ואפילו לא הרגה, ויתר מכגריס – לא, ואפילו הרגה; ולדבריו יש לטמא כגריס ועוד, ולטהר פחות מכגריס</text:span><text:span text:style-name="T89">)</text:span><text:span text:style-name="T108">" ולדבריו אנו מודים.</text:span>'</text:p>
      <text:p text:style-name="P25"><text:span text:style-name="T46">תוספות ד"ה וכדבריו אנו מודים. ומיהו היכא דהרגה הרבה מאכולת או פשפש - תולה כפי מה שהרגה, מידי דהוה אשוק של טבחים.</text:span> </text:p>
      <text:p text:style-name="Standard">ולרבנן, דאמרי תולה - עד כמה <text:span text:style-name="T89">(</text:span><text:span text:style-name="T46">כלומר: וכי אפשר לתלות כתם גדול במאכולת</text:span><text:span text:style-name="T89">)</text:span>?</text:p>
      <text:p text:style-name="Standard">אמר רב נחמן בר יצחק: תולה בפשפש ועד כתורמוס <text:span text:style-name="T89">(</text:span><text:span text:style-name="T46">כתם רחב כתורמוס יכולה לתלות, ולא במאכולת אלא בפשפש: שמא פשפש הרגה, שכתמו גדול; פשפש = פונייש"א בלע"ז</text:span><text:span text:style-name="T89">)</text:span> </text:p>
      <text:p text:style-name="Standard"/>
      <text:p text:style-name="Standard">תנו רבנן: '<text:span text:style-name="T100">פשפש זה - ארכו כרחבו, וטעמו כריחו; ברית כרותה לו שכל המוללו - מריח בו </text:span><text:span text:style-name="T89">(</text:span><text:span text:style-name="T46">כלומר: ריחו נודף ומבאיש, וכל המוללו - על כרחו מריח ריחו</text:span><text:span text:style-name="T89">)</text:span>.' </text:p>
      <text:p text:style-name="Standard">'<text:span text:style-name="T100">ארכו כרחבו</text:span>' - לענין כתמים <text:span text:style-name="T89">(</text:span><text:span text:style-name="T46">דאי הוה כתם ארכו כרחבו - אפילו יותר מכגריס - תלינן בפשפש</text:span><text:span text:style-name="T89">)</text:span>; </text:p>
      <text:p text:style-name="Standard"><text:soft-page-break/>'<text:span text:style-name="T100">טעמו כריחו</text:span>' - לענין תרומה, דתנן <text:span text:style-name="T46"><text:s/></text:span><text:span text:style-name="T47">[תרומות פ"ח מ"ב]</text:span>: '<text:span text:style-name="T100">או שטעם טעם פשפש בפיו <text:s/>- הרי זה יפלוט </text:span><text:span text:style-name="T89">(</text:span><text:span text:style-name="T46">באוכל תרומה מיירי, וכל שכן חולין, דהא שרץ הוא! אלא האי דנקט תרומה - משום דפליגי לעיל מיניה: '</text:span><text:span text:style-name="T75">אמרו לו "נטמאת </text:span><text:span text:style-name="T75">ונטמאת התרומה" - רבי אליעזר אומר: יבלע, רבי יהושע אומר: יפלוט</text:span><text:span text:style-name="T46">'; אבל אומר לו '</text:span><text:span text:style-name="T75">"טמא היית וטמאה היתה התרומה" או שנודע שהוא טבל, או שטעם טעם פשפש לתוך פיו - הרי זה יפלוט</text:span><text:span text:style-name="T46">' הואיל ועד שלא נתנה לתוך פיו אירע בה פסול זה - לא חיישינן להפסד תרומה</text:span><text:span text:style-name="T89">)</text:span>'; מנא ידע <text:span text:style-name="T89">(</text:span><text:span text:style-name="T46">טעם פשפש</text:span><text:span text:style-name="T89">)</text:span>? – '<text:span text:style-name="T100">טעמו כריחו</text:span>'.</text:p>
      <text:p text:style-name="Standard">ואכתי מנא ידע <text:span text:style-name="T89">(</text:span><text:span text:style-name="T46">והלא לא הריח בו</text:span><text:span text:style-name="T89">)</text:span>?</text:p>
      <text:p text:style-name="Standard">'<text:span text:style-name="T100">ברית כרותה לו שכל המוללו מריח בו</text:span>'.</text:p>
      <text:p text:style-name="Standard"/>
      <text:p text:style-name="Standard">אמר רב אשי: עיר שיש בה חזירים - אין חוששין לכתמים. <text:span text:style-name="T89">(</text:span><text:span text:style-name="T46">חזירים אוכלים שקצים ורמשים ומתיזים דם.</text:span><text:span text:style-name="T89">)</text:span> </text:p>
      <text:p text:style-name="Standard">אמר רב נחמן בר יצחק: והא דדוקרת <text:span text:style-name="T89">(</text:span><text:span text:style-name="T46">טבחים הרבה ואשפות ושקצים מצויין בה</text:span><text:span text:style-name="T89">)</text:span> - כעיר שיש בה חזירים דמיא. <text:s/></text:p>
      <text:p text:style-name="P28">תוספות ד"ה עיר שיש בה חזירים אין חוששין בכתמים. אומר רשב"ם דאפילו יותר מכגריס ואפילו מן החגור ולמטה ואפילו לא נתעסקה ואין לה מכה שיש לה להגלע ולהוציא דם;</text:p>
      <text:p text:style-name="P28">מיהו אור"י דאין לסמוך על זה עכשיו להקל כשמוצאה כתמים במקום שאין רגילות ליגע בהן חזירים, וכן מנהג דלא תלינן; ומיהו במקום שיש רגלים לדבר שיש לתלות בחזירים וכיוצא בהן – תלינן, כדקאמר הש"ס.</text:p>
      <text:p text:style-name="Standard"/>
      <text:p text:style-name="Standard">עד כמה היא תולה <text:span text:style-name="T89">[רבי חנינא בן אנטיגנוס אומר: עד כגריס של פול, ואף על פי שלא הרגה]</text:span>: <text:s/></text:p>
      <text:p text:style-name="Standard">אמר רב הונא: כגריס אינה תולה, פחות מכגריס תולה;</text:p>
      <text:p text:style-name="Standard">ורב חסדא אמר: כגריס תולה, יתר מכגריס אינה תולה.</text:p>
      <text:p text:style-name="Standard">לימא ב'עד ועד בכלל' קא מיפלגי: דרב הונא סבר 'עד ולא עד בכלל', ורב חסדא סבר 'עד ועד בכלל'?</text:p>
      <text:p text:style-name="Standard">אמר לך רב הונא: איכא 'עד ועד בכלל' ואיכא 'עד ולא עד בכלל', והכא לחומרא והכא לחומרא <text:span text:style-name="T89">(</text:span><text:span text:style-name="T46">הילכך עד ולא עד בכלל, דאי עד ועד בכלל - הוה ליה קולא, דקתני '</text:span><text:span text:style-name="T75">עד כגריס </text:span><text:span text:style-name="T48">[של פול]</text:span><text:span text:style-name="T75"> - תולה</text:span><text:span text:style-name="T46">' וקיימא לן ב'אלו טריפות' </text:span><text:span text:style-name="T47">(חולין נה.)</text:span><text:span text:style-name="T46"> דבכל 'עד' אזלינן לחומרא: אי 'עד ועד' חומרא הוא - אזלינן בתריה, ואי 'עד ולא עד' חומרא הוא - אזלינן בתריה</text:span><text:span text:style-name="T89">)</text:span>;</text:p>
      <text:p text:style-name="Standard">ורב חסדא אמר לך: בעלמא אימא לך לחומרא אמרינן לקולא לא אמרינן, והכא - כדרבי אבהו, דאמר רבי אבהו: כל שיעורי חכמים להחמיר - חוץ מכגריס של כתמים, להקל.</text:p>
      <text:p text:style-name="Standard">איכא דאמרי לה להא שמעתא באפי נפשה <text:span text:style-name="T89">(</text:span><text:span text:style-name="T46">ולאו אמתניתין</text:span><text:span text:style-name="T89">)</text:span>: רב הונא אמר: כגריס כיתר מכגריס, ורב חסדא אמר: כגריס כפחות מכגריס, וקמיפלגי בעד ועד דהכא, כדאמרינן <text:span text:style-name="T89">(</text:span><text:span text:style-name="T46">כדאמר רב הונא לחומרא, כדאמרינן בכל דוכתי, הלכך 'עד ולא עד בכלל', ולרב חסדא - כרבי אבהו</text:span><text:span text:style-name="T89">)</text:span>. </text:p>
      <text:p text:style-name="Standard">מיתיבי:<text:span text:style-name="T46"> </text:span></text:p>
      <text:p text:style-name="Standard"/>
      <text:p text:style-name="Standard">(נדה נט,א)</text:p>
      <text:p text:style-name="Standard">'<text:span text:style-name="T100">היו עליה טיפי דמים למטה </text:span><text:span text:style-name="T89">(</text:span><text:span text:style-name="T112">[מגריס] </text:span><text:span text:style-name="T46">כלומר: קטנים</text:span><text:span text:style-name="T89">)</text:span><text:span text:style-name="T100"> וטיפי דמים למעלה </text:span><text:span text:style-name="T89">(</text:span><text:span text:style-name="T112">[מגריס:] </text:span><text:span text:style-name="T46">גדולים</text:span><text:span text:style-name="T89">)</text:span><text:span text:style-name="T100"> - תולה בעליון עד כגריס</text:span>'; מאי, לאו כגריס מלמטה <text:span text:style-name="T89">(</text:span><text:span text:style-name="T46">בפחות מכגריס ותלינן</text:span><text:span text:style-name="T89">)</text:span>?</text:p>
      <text:p text:style-name="Standard">לא, כגריס מלמעלה.</text:p>
      <text:p text:style-name="Standard"><text:span text:style-name="T46">תוספות ד"ה היו בה טיפי דמים למטה וטיפי דמים למעלה תלינן בעליון עד כגריס. פירש הקונטרס: <text:s/>'</text:span><text:span text:style-name="T75">למטה</text:span><text:span text:style-name="T46">' = קטנים, '</text:span><text:span text:style-name="T75">למעלה</text:span><text:span text:style-name="T46">' = גדולים; <text:s/></text:span><text:span text:style-name="T75">תלינן בעליון</text:span><text:span text:style-name="T46"> - הגדול - בדם מאכולת </text:span><text:span text:style-name="T75">עד כגריס</text:span><text:span text:style-name="T46">; </text:span><text:span text:style-name="T75">מאי לאו עד כגריס כלמטה</text:span><text:span text:style-name="T46"> = בפחות מכגריס? </text:span><text:span text:style-name="T75">לא כלמעלה</text:span><text:span text:style-name="T46"> = ביותר מכגריס;</text:span></text:p>
      <text:p text:style-name="P10">וזהו תימה: אמאי נקט 'למעלה' ו'למטה'? הוה ליה למנקט 'גדולים' 'וקטנים'!?</text:p>
      <text:p text:style-name="P10">ועוד: היכי משמע ליה כ'למטה'? מאי אולמיה ממתניתין? ועוד: דלא הוה ליה למנקט 'כלמעלה' ו'כלמטה', דהוה ליה למימר 'כפחות מכגריס' ו'יותר מכגריס': לישנא דנקט עד הכא!?</text:p>
      <text:p text:style-name="Standard"><text:span text:style-name="T46">ונראה לי דהכי פירושו: </text:span><text:span text:style-name="T86">למטה</text:span><text:span text:style-name="T46"> = למטה מן החגור; </text:span><text:span text:style-name="T86">למעלה</text:span><text:span text:style-name="T46"> = למעלה מן החגור; </text:span><text:span text:style-name="T86">תולה בעליון</text:span><text:span text:style-name="T46"> = אותו שלמטה נתלה בעליון: דשמא כמו שעליון מעלמא אתי - תחתון נמי מעלמא אתי, ו</text:span><text:span text:style-name="T86">עד כגריס</text:span><text:span text:style-name="T46"> נתלה בו; וקאמר </text:span><text:span text:style-name="T86">מאי לאו כגריס למטה</text:span><text:span text:style-name="T46">: ד'</text:span><text:span text:style-name="T75">עד כגריס</text:span><text:span text:style-name="T46">' דקתני - מיירי שהתחתון עד כגריס תולה בעליון: שממקום שבא העליון בא התחתון, מכלל דאי לאו עליון - מטמינן ליה ולא תלינן בדם מאכולת, אלמא 'כגריס' = כיותר מכגריס!</text:span></text:p>
      <text:p text:style-name="Standard"><text:span text:style-name="T46">ומשני: </text:span><text:span text:style-name="T86">לא כגריס ולמעלה</text:span><text:span text:style-name="T46">, כלומר: תולה תחתון בעליון כשהעליון עד כגריס, ומלמעלה למטה קחשיב - כשהעליון שלשה גריסין או שני גריסין עד כגריס, שאז אין אנו תולין עליון בדם מאכולת אלא מעלמא אתי - אז נתלה בו התחתון, ומיירי כשתחתון יותר מכגריס; אבל אם היה העליון כגריס - אז לא יהיה התחתון טהור, שאין רגלים לדבר דאתא דם בה מעלמא, שהרי העליון יש לתלותו בדם מאכולת.</text:span></text:p>
      <text:p text:style-name="Standard"><text:soft-page-break/></text:p>
      <text:p text:style-name="Standard">איתמר: נמצא עליה כגריס ועוד <text:span text:style-name="T89">(</text:span><text:span text:style-name="T46">דהלכתא כרב חסדא דמיקל</text:span><text:span text:style-name="T89">)</text:span>, ואותו 'עוד' רצופה בו מאכולת: רבי חנינא אומר טמאה, רבי ינאי אומר טהורה: </text:p>
      <text:p text:style-name="Standard">רבי חנינא אומר טמאה: כי תליא – בכגריס, בכגריס ועוד לא תליא; </text:p>
      <text:p text:style-name="Standard">רבי ינאי אומר טהורה: הני מילי היכא דלא רצופה בו מאכולת, אבל היכא דרצופה בו מאכולת - מוכחא מילתא דהאי 'ועוד' דם מאכולת הוא, פש ליה כגריס: כיון דבעלמא <text:span text:style-name="T89">(</text:span><text:span text:style-name="T46">היכא דליכא ועוד</text:span><text:span text:style-name="T89">)</text:span> תליא <text:span text:style-name="T89">(</text:span><text:span text:style-name="T46">כגריס במאכולת</text:span><text:span text:style-name="T89">)</text:span> - הכא נמי תליא <text:span text:style-name="T89">(</text:span><text:span text:style-name="T46">האי גריס במאכולת אחרינא</text:span><text:span text:style-name="T89">)</text:span>.</text:p>
      <text:p text:style-name="Standard"/>
      <text:p text:style-name="Standard">בעי רבי ירמיה: נתעסקה בכגריס <text:span text:style-name="T89">(</text:span><text:span text:style-name="T46">דם צפור או קילור</text:span><text:span text:style-name="T89">)</text:span> ונמצא עליה בכגריס ועוד, מהו?</text:p>
      <text:p text:style-name="Standard">תבעי לרבי חנינא, תבעי לרבי ינאי: </text:p>
      <text:p text:style-name="Standard">תבעי לרבי חנינא: עד כאן לא קאמר רבי חנינא התם טמאה אלא דלא נתעסקה, אבל הכא - דנתעסקה – תליא <text:span text:style-name="T89">(</text:span><text:span text:style-name="T46">כגריס - בדם צפור, ועוד - דם מאכולת הוה</text:span><text:span text:style-name="T89">)</text:span>? או דלמא אפילו לרבי ינאי, דאמר טהורה - הני מילי היכא דרצופה בו מאכולת, אבל היכא דאין רצופה בו מאכולת לא תליא?</text:p>
      <text:p text:style-name="Standard">תא שמע <text:span text:style-name="T87">[תופסתא נדה פ"ו מ"יא]</text:span>: '<text:span text:style-name="T100">נתעסקה באדום - אין תולה בה שחור, במועט אין תולה בו מרובה</text:span><text:span text:style-name="T101">*</text:span>' - היכי דמי? לאו כי האי גוונא?</text:p>
      <text:p text:style-name="Standard">לא, כגון דנתעסקה בכגריס ונמצא עליה שני גריסין ועוד.</text:p>
      <text:p text:style-name="Standard">אי הכי, מאי למימרא <text:span text:style-name="T89">(</text:span><text:span text:style-name="T46">הא אפילו תליא כגריס בצפור, אכתי פש ליה גריס ועוד</text:span><text:span text:style-name="T89">)</text:span>?</text:p>
      <text:p text:style-name="Standard">מהו דתימא 'שקול כגריס צפור שדי בי מצעי, זיל הכא ליכא שיעורא, זיל הכא ליכא שיעורא' - קא משמע לן.</text:p>
      <text:p text:style-name="Text_20_body_20_indent">*[תוספתא נדה פ"ו מ"יא: נתעסקה באדום אינה תולה בשחור במועט אינה תולה במרובה תולה]</text:p>
      <text:p text:style-name="P35"/>
      <text:p text:style-name="Standard">אמר רבא: נמצא עליה מין אחד <text:span text:style-name="T89">(</text:span><text:span text:style-name="T46">מדבר הדומה לכתם, כגון קילור או שרף, ואחר כך מצאה על חלוקה כתם</text:span><text:span text:style-name="T89">)</text:span> - תולה בו כמה מינין <text:span text:style-name="T89">(</text:span><text:span text:style-name="T46">אפילו אין מראיתו דומה לאותו המין תולה בו</text:span><text:span text:style-name="T89">)</text:span>.</text:p>
      <text:p text:style-name="Standard">מיתיבי <text:span text:style-name="T87">[תופסתא נדה פ"ו מ"יא]</text:span>: '<text:span text:style-name="T100">נתעסקה באדום - אין תולה בו שחור</text:span>'?</text:p>
      <text:p text:style-name="Standard">נתעסקה שאני <text:span text:style-name="T89">(</text:span><text:span text:style-name="T46">דכיון דנתעסקה במין אדום - היכי תלינן ביה כתם שחור? אבל נמצא עליה מין אדום - תולה בה כתם שחור, דאמרינן כי היכי דניתן עליה האי מין בדלא ידעה - הכי נמי הוה עלה מינא אחרינא ולא ידעה</text:span><text:span text:style-name="T89">)</text:span>.</text:p>
      <text:p text:style-name="Standard">איכא דאמרי אמר רבא: נתעסקה במין אחד - תולה בו כמה מינין. מיתיבי <text:span text:style-name="T87">[תופסתא נדה פ"ו מ"יא]</text:span>: '<text:span text:style-name="T100">נתעסקה באדום - אין תולה בו שחור</text:span>'?</text:p>
      <text:p text:style-name="Standard">כי קאמר רבא - דאתעסקה בתרנגולת דאית בה כמה מיני דמא.</text:p>
      <text:p text:style-name="Standard"/>
      <text:p text:style-name="Standard">מעשה באשה <text:span text:style-name="T89">[מעשה באשה אחת שבאת לפני רבי עקיבא, אמרה לו: "ראיתי כתם"!</text:span></text:p>
      <text:p text:style-name="P16">אמר לה: שמא מכה היתה ביך? אמרה לו: "הן, וחיתה"! אמר לה: שמא יכולה להגלע ולהוציא דם? אמרה לו: "הן"! - וטהרה רבי עקיבא.</text:p>
      <text:p text:style-name="Standard"><text:span text:style-name="T89">ראה תלמידיו מסתכלין זה בזה, אמר להם: מה הדבר קשה בעיניכם? </text:span><text:span text:style-name="T18">שלא אמרו חכמים הדבר להחמיר אלא להקל</text:span><text:span text:style-name="T89">, שנאמר </text:span><text:span text:style-name="T47">(ויקרא טו,יט)</text:span><text:span text:style-name="T91"> ואשה כי תהיה זבה דם יהיה זובה בבשרה </text:span><text:span text:style-name="T95">[שבעת ימים תהיה בנדתה וכל הנגע בה יטמא עד הערב]</text:span><text:span text:style-name="T89"> – דם, ולא כתם]</text:span>: <text:s/></text:p>
      <text:p text:style-name="Standard">והתנן <text:span text:style-name="T87">[משנתנו]</text:span>: '<text:span text:style-name="T100">לא אמרו חכמים את הדבר להקל אלא להחמיר</text:span>'?</text:p>
      <text:p text:style-name="Standard">אמר רבינא: <text:span text:style-name="T89">(</text:span><text:span text:style-name="T46">האי דגזור רבנן בכתמים</text:span><text:span text:style-name="T89">)</text:span> לא להקל על דברי תורה אלא להחמיר על דברי תורה <text:span text:style-name="T89">(</text:span><text:span text:style-name="T46">שלא להקל בנדה גמורה</text:span><text:span text:style-name="T89">)</text:span>, וכתמים עצמן דרבנן <text:span text:style-name="T89">(</text:span><text:span text:style-name="T46">ומיהו כתמים עצמן דרבנן, ואזלינן בהן לקולא ותלינן בכל מידי</text:span><text:span text:style-name="T89">)</text:span>. <text:s/></text:p>
      <text:p text:style-name="Standard"/>
      <text:p text:style-name="Standard">עד שהוא נתון <text:span text:style-name="T89">[תחת הכר ונמצא עליו דם: עגול – טהור, משוך – טמא, דברי רבי אליעזר ברבי צדוק]</text:span>: <text:s/></text:p>
      <text:p text:style-name="Standard">איבעיא להו: מי פליגי רבנן עליה דרבי אליעזר ברבי צדוק או לא?</text:p>
      <text:p text:style-name="Standard">תא שמע: '<text:span text:style-name="T100">כתם ארוך מצטרף </text:span><text:span text:style-name="T89">(</text:span><text:span text:style-name="T46">לכגריס ועוד</text:span><text:span text:style-name="T89">)</text:span><text:span text:style-name="T100">, טפין טפין אין מצטרפין</text:span>' – מני? אי רבי אליעזר ברבי צדוק, למה לי צירוף?: האמר '<text:span text:style-name="T100">משוך כל שהוא טמא</text:span>' <text:span text:style-name="T89">(</text:span><text:span text:style-name="T46">דכיון דאמר 'משוך מגופה אתי', ובמשיכה תליא טעמא - אפילו בכחרדל טמא</text:span><text:span text:style-name="T89">)</text:span>? אלא - לאו רבנן, שמע מינה פליגי!</text:p>
      <text:p text:style-name="Standard"><text:soft-page-break/>לא, לעולם רבי אליעזר ברבי צדוק <text:span text:style-name="T89">(</text:span><text:span text:style-name="T46">אפילו לרבי אליעזר בעי צירוף</text:span><text:span text:style-name="T89">)</text:span>, וכי אמר רבי אליעזר ברבי צדוק <text:span text:style-name="T89">(</text:span><text:span text:style-name="T46">'משוך ודאי מגופה אתא'</text:span><text:span text:style-name="T89">)</text:span> – בעד <text:span text:style-name="T89">(</text:span><text:span text:style-name="T46">שבודקת בו</text:span><text:span text:style-name="T89">)</text:span>, אבל בכתם <text:span text:style-name="T89">(</text:span><text:span text:style-name="T46">שעל חלוקה כגריס ועוד בעינן</text:span><text:span text:style-name="T89">)</text:span> - לא.</text:p>
      <text:p text:style-name="Standard">תא שמע דאמר רב יהודה אמר שמואל: 'הלכה כרבי אליעזר ברבי צדוק'; 'הלכה' - מכלל דפליגי!</text:p>
      <text:p text:style-name="Standard">שמע מינה.</text:p>
      <text:p text:style-name="P3"/>
      <text:p text:style-name="P53">הדרן עלך הרואה כתם</text:p>
      <text:p text:style-name="P7"/>
      <text:p text:style-name="P7">=-=-=-=-=-=-=-=-=-=-=-=-=-=-=-=-=-=-=-=-=-=-=</text:p>
      <text:p text:style-name="P7"/>
      <text:p text:style-name="P1"><text:span text:style-name="T1">נדה פרק </text:span>תשיעי האשה שהיא עושה</text:p>
      <text:p text:style-name="Standard"/>
      <text:p text:style-name="Standard">(נדה נט,ב)</text:p>
      <text:p text:style-name="Standard">משנה:</text:p>
      <text:p text:style-name="Standard">האשה שהיא עושה צרכיה <text:span text:style-name="T89">(</text:span><text:span text:style-name="T46">מי רגלים</text:span><text:span text:style-name="T89">)</text:span> וראתה דם: רבי מאיר אומר: אם עומדת <text:span text:style-name="T89">(</text:span><text:span text:style-name="T46">מפרש בגמרא</text:span><text:span text:style-name="T89">)</text:span> – טמאה, ואם יושבת – טהורה;</text:p>
      <text:p text:style-name="Standard">רבי יוסי אומר: בין כך ובין כך טהורה.</text:p>
      <text:p text:style-name="Standard">איש ואשה שעשו צרכיהן לתוך הספל ונמצא דם על המים: </text:p>
      <text:p text:style-name="Standard">רבי יוסי מטהר <text:span text:style-name="T89">(</text:span><text:span text:style-name="T46">דהא אפילו באשה גרידתא מטהר, דליכא אלא חד ספק: ספק בא מן המקור ספק בא ממקום מי רגלים, וכל שכן הכא, דדלמא מאיש אתו; ובגמרא פרכינן: השתא בחד ספק מטהר, בתרי ספקי מיבעיא?</text:span><text:span text:style-name="T89">)</text:span>,</text:p>
      <text:p text:style-name="Standard">ורבי שמעון מטמא, שאין דרך האיש להוציא דם אלא שחזקת דמים מן האשה.</text:p>
      <text:p text:style-name="Standard"/>
      <text:p text:style-name="Standard">גמרא:</text:p>
      <text:p text:style-name="Standard">מאי שנא עומדת, דאמרינן מי רגלים הדור למקור ואייתי דם - יושבת נמי נימא מי רגלים הדור למקור ואייתי דם?</text:p>
      <text:p text:style-name="Standard">אמר שמואל: במזנקת <text:span text:style-name="T89">(</text:span><text:span text:style-name="T46">מקַלחת: דכיון דנפק בקילוח כי אורחא - לא דחיקא ולא הדור מי רגלים למקור, ואין דרך דם מקור לצאת עם מי רגלים; אבל שותתת - איידי דאוקמה אנפשה הוא, ואיכא למימר הדור, כאילו עומדת; אבל עומדת אי אפשר לה לזנק</text:span><text:span text:style-name="T89">)</text:span>. </text:p>
      <text:p text:style-name="Standard">מזנקת נמי <text:span text:style-name="T89">(</text:span><text:span text:style-name="T46">נהי נמי דלא הדור למקור, מיהו מאן לימא לן דבהדי מי רגלים אתא, דנימא 'ודאי לאו ממקור הוא, מדאתא בהדי מי רגלים אלא ממקום מי רגלים ומכה יש בה'</text:span><text:span text:style-name="T89">)</text:span>, דלמא בתר דתמו מיא אתא דם <text:span text:style-name="T89">(</text:span><text:span text:style-name="T46">ממקור, ולא מחמת מי רגלים</text:span><text:span text:style-name="T89">)</text:span>?</text:p>
      <text:p text:style-name="Standard">אמר רבי אבא: ביושבת על שפת הספל ומזנקת בתוך הספל, ונמצא דם בתוך הספל: דאם איתא דבתר דתמו מיא אתא - על שפת הספל איבעי ליה לאשתכוחי!</text:p>
      <text:p text:style-name="Standard">אמר שמואל ואמרי לה אמר רב יהודה אמר שמואל: הלכה כרבי יוסי; וכן אורי ליה רבי אבא לקלא <text:span text:style-name="T89">(</text:span><text:span text:style-name="T46">שם אדם שהוצרך לדבר</text:span><text:span text:style-name="T89">)</text:span>: הלכה כרבי יוסי.</text:p>
      <text:p text:style-name="Standard"/>
      <text:p text:style-name="Standard">איש ואשה <text:span text:style-name="T89">[שעשו צרכיהן לתוך הספל ונמצא דם על המים: רבי יוסי מטהר, ורבי שמעון מטמא: שאין דרך האיש להוציא דם אלא שחזקת דמים מן האשה]</text:span>: <text:s/></text:p>
      <text:p text:style-name="Standard">איבעיא להו: איש ואשה עומדין מה לי אמר רבי מאיר <text:span text:style-name="T89">(</text:span><text:span text:style-name="T46">דמטמא באשה עומדת</text:span><text:span text:style-name="T89">)</text:span>?: כי אמר רבי מאיר בחד ספקא <text:span text:style-name="T111">[אשה לבדה]</text:span>, אבל בספק ספקא <text:span text:style-name="T111">[אשה ואיש] </text:span>לא מטמא <text:span text:style-name="T89">(</text:span><text:span text:style-name="T46">הכא איכא ספק ספקא להקל: דלמא מאיש אתי, ואפילו אם תמצי לומר דמינה אתא - דלמא לא הדור מי רגלים למקור וממקום מכה בא</text:span><text:span text:style-name="T89">)</text:span>? או דלמא לא שנא?</text:p>
      <text:p text:style-name="Standard">אמר ריש לקיש: היא היא <text:span text:style-name="T89">(</text:span><text:span text:style-name="T46">כי היכי דמטמא רבי מאיר באשה לחודה - הכי נמי מטמא באיש ואשה עומדין</text:span><text:span text:style-name="T89">)</text:span>.</text:p>
      <text:p text:style-name="Standard">ממאי?</text:p>
      <text:p text:style-name="Standard">מדלא קתני 'רבי מאיר ורבי יוסי מטהרין'. </text:p>
      <text:p text:style-name="P28">תוספות ד"ה מדלא קאמר ר' מאיר ור' יוסי מטהרין. וא"ת אדרבה: מדלא קאמר רבי מאיר ורבי שמעון מטמאין שמע מינה שרבי מאיר מטהר!?</text:p>
      <text:p text:style-name="P28"><text:soft-page-break/>וי"ל דלא הוה מצי למיתני הכי, דהא מסיק דחזקת דמים מן האשה, ומהא מסיק לקמן דר' שמעון מטמא אפילו באיש ואשה יושבים, ורבי מאיר מטהר אפילו באשה יושבת.</text:p>
      <text:p text:style-name="Standard">אי הכי, השתא רבי מאיר בספק ספקא מטמא, בחד ספקא מיבעיא <text:span text:style-name="T89">(</text:span><text:span text:style-name="T46">ולמה ליה לפלוגי רבי מאיר ברישא? לאשמועינן בסיפא רבי מאיר מטמא, דלישתמעו תרוייהו</text:span><text:span text:style-name="T89">)</text:span>?</text:p>
      <text:p text:style-name="Standard">להודיעך כחו דרבי יוסי: דאפילו בחד ספקא מטהר.</text:p>
      <text:p text:style-name="Standard">ואדמיפלגי בחד ספק להודיעך כחו דרבי יוסי, ליפלגו בספק ספקא להודיעך כחו דרבי מאיר?</text:p>
      <text:p text:style-name="Standard">כח דהיתרא עדיף ליה.</text:p>
      <text:p text:style-name="Standard">ורבי יוחנן אמר: כי קאמר רבי מאיר בחד ספקא, אבל בספק ספקא לא אמר.</text:p>
      <text:p text:style-name="Standard">אם כן ליתני 'רבי מאיר ורבי יוסי מטהרין'?</text:p>
      <text:p text:style-name="Standard">אין הכי נמי, ואיידי דסליק מרבי יוסי - פתח בדרבי יוסי. </text:p>
      <text:p text:style-name="Standard">ורבי יוסי - בחד ספקא מטהר, בספק ספקא מיבעיא? </text:p>
      <text:p text:style-name="Standard">מהו דתימא הני מילי דיעבד <text:span text:style-name="T89">(</text:span><text:span text:style-name="T46">כגון שנתעסקה בטהרות</text:span><text:span text:style-name="T89">)</text:span>, אבל לכתחלה לא <text:span text:style-name="T89">(</text:span><text:span text:style-name="T46">אבל לכתחלה אומרין לה אל תתעסק</text:span><text:span text:style-name="T89">)</text:span>? - קא משמע לן <text:span text:style-name="T89">(</text:span><text:span text:style-name="T46">ממשנה יתירתא דלא אצטריך: דאפילו לכתחלה קאמר</text:span><text:span text:style-name="T89">)</text:span>.</text:p>
      <text:p text:style-name="Standard">תניא כוותיה דרבי יוחנן: '<text:span text:style-name="T100">איש ואשה שעשו צרכיהן לתוך הספל ונמצא דם על המים: רבי מאיר ורבי יוסי מטהרין, ורבי שמעון מטמא.</text:span>'</text:p>
      <text:p text:style-name="Standard"/>
      <text:p text:style-name="Standard">איבעיא להו: אשה <text:span text:style-name="T89">(</text:span><text:span text:style-name="T46">לחודה</text:span><text:span text:style-name="T89">)</text:span> יושבת <text:span text:style-name="T89">(</text:span><text:span text:style-name="T46">ועושה צרכיה ונמצא דם בספל</text:span><text:span text:style-name="T89">)</text:span> מה לי אמר רבי שמעון?: כי אמר רבי שמעון בעומדת <text:span text:style-name="T89">(</text:span><text:span text:style-name="T46">מי אמרינן כי אמר רבי שמעון בעומדת, דכיון דעומדת אפילו איכא איש בהדה – מטמא: דכיון דאמר רבי שמעון חזקת דמים מן האשה - אין כאן ספק ספקא</text:span><text:span text:style-name="T89">)</text:span> - דדחיק לה עלמא, אבל יושבת <text:span text:style-name="T89">(</text:span><text:span text:style-name="T46">ודאי ממקום מי רגלים אתא</text:span><text:span text:style-name="T89">)</text:span> – לא <text:span text:style-name="T89">(</text:span><text:span text:style-name="T46">ותולה במכה</text:span><text:span text:style-name="T89">)</text:span>? או דלמא לא שנא?</text:p>
      <text:p text:style-name="Standard">תא שמע, דתניא: '<text:span text:style-name="T100">יושבת תולה, עומדת אינה תולה - דברי רבי מאיר; רבי יוסי אומר: בין כך ובין כך תולה; רבי שמעון אומר: בין כך ובין כך אינה תולה.</text:span>'</text:p>
      <text:p text:style-name="Standard"/>
      <text:p text:style-name="Standard">איבעיא להו: איש ואשה יושבין מה לי אמר רבי שמעון? כי אמר רבי שמעון עומדת דדחיק לה עלמא, ויושבת דחד ספק <text:span text:style-name="T89">(</text:span><text:span text:style-name="T46">מי אמרינן כי אמר מתניתין בעומדין, ואלימא ליה עומדת: דאפילו בתרי ספקי מטמא, וברייתא נמי דמטמא רבי שמעון ביושבת משום דליכא איש בהדה</text:span><text:span text:style-name="T89">)</text:span>, אבל <text:span text:style-name="T89">(</text:span><text:span text:style-name="T46">הכא דתרתי לקולא: יושבת ואיש בהדה</text:span><text:span text:style-name="T89">)</text:span> בספק ספקא לא אמר? או דלמא לא שנא?</text:p>
      <text:p text:style-name="Standard">תא שמע: כיון דאמר רבי שמעון 'חזקת דמים מן האשה' - לא שנא עומדין ולא שנא יושבין <text:span text:style-name="T89">(</text:span><text:span text:style-name="T46">מדקתני 'חזקה' - אלמא לא מספקא דם באיש כלל</text:span><text:span text:style-name="T89">)</text:span>.<text:span text:style-name="T46"> </text:span></text:p>
      <text:p text:style-name="Standard"/>
      <text:p text:style-name="Standard"/>
      <text:p text:style-name="Standard">משנה:</text:p>
      <text:p text:style-name="Standard">השאילה חלוקה לנכרית או לנדה <text:span text:style-name="T89">(</text:span><text:span text:style-name="T46">ואחר כך לבשתה היא, ומצאה עליה כתם</text:span><text:span text:style-name="T89">)</text:span> - הרי זו תולה בה <text:span text:style-name="T89">(</text:span><text:span text:style-name="T46">וטהורה: דכיון דנדה היא - לא מקלקלה לה מידי, ונכרית נמי טמאה, ותליא בה</text:span><text:span text:style-name="T89">)</text:span>.</text:p>
      <text:p text:style-name="Standard"><text:span text:style-name="T89">(</text:span><text:span text:style-name="T46">אבל ישראלית טהורה ששאלה חלוק מחבירתה טהורה, ואחר כך לבשתה חבירתה - שתיהן טמאות, כדקתני '</text:span><text:span text:style-name="T75">שלש נשים</text:span><text:span text:style-name="T46"> כו' דכיון דאי תליא בה מקלקלה לה, מאי חזית דמקלקלה לה להך טפי מהך?</text:span><text:span text:style-name="T89">)</text:span></text:p>
      <text:p text:style-name="Standard">שלש נשים שלבשו חלוק אחד או שישבו על ספסל אחד ונמצא עליו דם - כולן טמאות;</text:p>
      <text:p text:style-name="Standard">ישבו על ספסל של אבן <text:span text:style-name="T89">(</text:span><text:span text:style-name="T46">שאינו מקבל טומאה; וספסל דרישא - בשל עץ דראוי ליטמא במושב הזב והנדה </text:span><text:span text:style-name="T112">[אבל במגע הנדה אינו מטמא כי ספסל הוא פשוטי כלי עץ]</text:span><text:span text:style-name="T89">)</text:span>, או על האיצטבא של מרחץ: רבי נחמיה מטהר, שהיה רבי נחמיה אומר: כל דבר שאינו מקבל טומאה - אינו מקבל כתמים <text:span text:style-name="T89">(</text:span><text:span text:style-name="T46">כלומר: לא גזרו על כתמים; טעמא דברי נחמיה מפרש בגמרא</text:span><text:span text:style-name="T89">)</text:span>.<text:span text:style-name="T46"> </text:span></text:p>
      <text:p text:style-name="Standard"/>
      <text:p text:style-name="Standard">גמרא:</text:p>
      <text:p text:style-name="Standard">אמר רב: בנכרית</text:p>
      <text:p text:style-name="Standard"/>
      <text:p text:style-name="Standard">(נדה ס,א)</text:p>
      <text:p text:style-name="Standard">הרואה <text:span text:style-name="T89">(</text:span><text:span text:style-name="T46">שגדולה היא, וידעינן בה דכבר ראתה</text:span><text:span text:style-name="T89">)</text:span>. </text:p>
      <text:p text:style-name="Standard"><text:soft-page-break/>ממאי?</text:p>
      <text:p text:style-name="Standard">דומיא דנדה: מה נדה דקחזיא - אף נכרית דקא חזיא.</text:p>
      <text:p text:style-name="Standard">אמר רב ששת: כי ניים ושכיב רב אמרה להא שמעתא, דתניא <text:span text:style-name="T87">[תוספתא נדה פ"ו מ"יא]</text:span>: '<text:span text:style-name="T100">תולה בנכרית; רבי מאיר אומר: בנכרית הראויה לראות </text:span><text:span text:style-name="T89">(</text:span><text:span text:style-name="T46">שהגיעו ימי הנעורים</text:span><text:span text:style-name="T89">)</text:span>'; ואפילו רבי מאיר לא קאמר אלא בראויה לראות, אבל רואה לא איצטריך.</text:p>
      <text:p text:style-name="Standard">אמר רבא: ותסברא רבי מאיר לחומרא? רבי מאיר לקולא, דתניא: '<text:span text:style-name="T100">אינה תולה בנכרית; רבי מאיר אומר: תולה</text:span>' <text:span text:style-name="T89">(</text:span><text:span text:style-name="T46">מכלל דלתנא קמא לא סגי בראויה לראות עד שתהא רואה ממש</text:span><text:span text:style-name="T89">)</text:span>; </text:p>
      <text:p text:style-name="Standard"><text:span text:style-name="T89">(</text:span><text:span text:style-name="T46">ופרכינן:</text:span><text:span text:style-name="T89">)</text:span> ואלא קשיא הך <text:span text:style-name="T89">(</text:span><text:span text:style-name="T46">קמייתא, דמשמע דרבי מאיר לחומרא</text:span><text:span text:style-name="T89">)</text:span>? </text:p>
      <text:p text:style-name="Standard">תריץ הכי <text:span text:style-name="T89">(</text:span><text:span text:style-name="T46">ברייתא דקתני 'אינה תולה בנכרית' לתנא קמא - הכי קאמר</text:span><text:span text:style-name="T89">)</text:span>: 'והיא שרואה <text:span text:style-name="T89">(</text:span><text:span text:style-name="T46">אינה תולה בנכרית הראויה לראות אלא אם כן רואה</text:span><text:span text:style-name="T89">)</text:span>; רבי מאיר אומר: בראויה לראות ואף על פי שאינה רואה' <text:span text:style-name="T89">(</text:span><text:span text:style-name="T46">ותרוייהו מתניתא חדא מילתא אמרי, ורב דאמר כתנא קמא דתרוייהו</text:span><text:span text:style-name="T89">)</text:span>. </text:p>
      <text:p text:style-name="Standard"/>
      <text:p text:style-name="Standard">תנו רבנן: '<text:span text:style-name="T108">תולה בשומרת יום כנגד יום בשני שלה </text:span><text:span text:style-name="T89">(</text:span><text:span text:style-name="T46">אם השאילתה לשומרת יום בשני שלה - תולה בה, ואף על גב דלא הוחזקה רואה היום: כיון דמעיינה פתוח - תולה בה ואף על גב דמקלקלה לה פורתא: דצריכה לשמור יום המחרת כיון דטמאה השתא</text:span><text:span text:style-name="T89">)</text:span><text:span text:style-name="T108"> ובסופרת שבעה שלא טבלה </text:span><text:span text:style-name="T89">(</text:span><text:span text:style-name="T46">ובסופרת שבעה נקיים אחר זיבה ואף על פי שמקלקלה הרבה: שסתרה כל ימי ספירתה וצריכה לספור שביה נקיים, הואיל ועכשיו טמאה - תולה בה</text:span><text:span text:style-name="T89">)</text:span><text:span text:style-name="T108">; לפיכך היא מתוקנת וחברתה מקולקלת </text:span><text:span text:style-name="T89">(</text:span><text:span text:style-name="T46">שומרת יום צריכה עוד לשמור שלישי בשביל כתם זה, ואם סופרת היא - סותרת כל שלפניה</text:span><text:span text:style-name="T89">)</text:span><text:span text:style-name="T108"> - דברי רבן שמעון בן גמליאל; רבי אומר: אינה תולה </text:span><text:span text:style-name="T89">(</text:span><text:span text:style-name="T46">הואיל ומקלקלה לה, מאי חזית דמקלקלת להך טפי מהך?</text:span><text:span text:style-name="T89">)</text:span><text:span text:style-name="T108">, לפיכך שתיהן מקולקלות; ושוין שתולה בשומרת יום כנגד יום בראשון שלה </text:span><text:span text:style-name="T89">(</text:span><text:span text:style-name="T46">דלא מקלקלה מידי</text:span><text:span text:style-name="T89">)</text:span><text:span text:style-name="T108">, וביושבת על דם טוהר, ובבתולה שדמיה טהורין </text:span><text:span text:style-name="T89">(</text:span><text:span text:style-name="T46">דלא מקלקלה לה מידי: שאין לה כתם, כדאמרינן בפרק קמא </text:span><text:span text:style-name="T47">(דף י:)</text:span><text:span text:style-name="T46"> 'זו שירפה מצוי', ותלינן כתמה בדם בתולים</text:span><text:span text:style-name="T89">)</text:span><text:span text:style-name="T108">.</text:span>'; </text:p>
      <text:p text:style-name="Standard">'<text:span text:style-name="T100">לפיכך</text:span>' דרבן שמעון בן גמליאל למה לי <text:span text:style-name="T89">(</text:span><text:span text:style-name="T46">כיון דתנא תולה בה - פשיטא דהיא מתוקנת וזו מקולקלת</text:span><text:span text:style-name="T89">)</text:span>?</text:p>
      <text:p text:style-name="Standard">משום דרבי.</text:p>
      <text:p text:style-name="Standard">'לפיכך' דרבי למה לי?</text:p>
      <text:p text:style-name="Standard">מהו דתימא 'ההיא דאשתכח כתם גבה תתקלקל, אידך לא תתקלקל' - קמשמע לן. </text:p>
      <text:p text:style-name="P10"/>
      <text:p text:style-name="Standard">אמר רב חסדא: טמא וטהור שהלכו בשני שבילין <text:span text:style-name="T89">(</text:span><text:span text:style-name="T46">ולא ידענא הי להאי על והי להאי על</text:span><text:span text:style-name="T89">)</text:span>, אחד טהור ואחד טמא - באנו למחלוקת רבי ורבן שמעון בן גמליאל <text:span text:style-name="T89">(</text:span><text:span text:style-name="T46">לרבן שמעון דאמר 'תולין כתם בשומרת יום' - הכא נמי תולין שביל טמא באדם טמא, וטהור בטהור; ולרבי שניהם טמאים</text:span><text:span text:style-name="T89">)</text:span>!<text:span text:style-name="T46"> </text:span></text:p>
      <text:p text:style-name="Standard">מתקיף לה רב אדא: עד כאן לא קאמר רבי התם <text:span text:style-name="T89">(</text:span><text:span text:style-name="T46">דשניה טמאה</text:span><text:span text:style-name="T89">)</text:span>, אלא דתרוייהו כי הדדי נינהו <text:span text:style-name="T89">(</text:span><text:span text:style-name="T46">שתיהן היו בחזקת טהרה: השומרת יום בשני שלה ראויה לטבול כל שעה שתרצה כיון שספרה שעה אחת; הילכך אין כאן טומאה שתוכל לתלות בה יותר מזאת, לפיכך שתיהן טמאות</text:span><text:span text:style-name="T89">)</text:span>; הכא מאי נפקא לן מינה <text:span text:style-name="T89">(</text:span><text:span text:style-name="T46">אבל הכא - דטמא הוא - מאי נפקא ליה מינה אי תלית ביה? הילכך אפילו לרבי תלינן</text:span><text:span text:style-name="T89">)</text:span>!</text:p>
      <text:p text:style-name="Standard">ורב חסדא <text:span text:style-name="T89">(</text:span><text:span text:style-name="T46">אמר</text:span><text:span text:style-name="T89">)</text:span>: סוף סוף איהי טבילה בעיא <text:span text:style-name="T89">(</text:span><text:span text:style-name="T46">סוף סוף הך שומרת יום - טבילה היא בעיא, הילכך טמאה הואי, ואפילו הכי קאמר רבי לא תלינן בה</text:span><text:span text:style-name="T89">)</text:span>.</text:p>
      <text:p text:style-name="Standard">איתמר <text:span text:style-name="T89">(</text:span><text:span text:style-name="T46">נמי כרב אדא, דאמר אפילו לרבי תלינן שביל טמא בטמא; וכמדומה לי דלא גרס 'נמי'</text:span><text:span text:style-name="T89">)</text:span> אמר רבי יוסי ברבי חנינא: טמא וטהור - ואפילו טהור ותלוי - שהלכו בשני שבילין, אחד טמא ואחד טהור - תולה טמא בתלוי וטהור בטהור <text:span text:style-name="T89">(</text:span><text:span text:style-name="T46">או אפילו טהור ותלוי שהלכו כו' תולה טהור את שביל טמא בתלוי</text:span><text:span text:style-name="T89">)</text:span> לדברי הכל <text:span text:style-name="T89">(</text:span><text:span text:style-name="T65">ואפילו לרבי</text:span><text:span text:style-name="T46">, וכדאמרינן: דהתם הוא דכי הדדי נינהו, אבל הכא: דתלוי טמא מספק, וטהור טהור גמור - תולין טומאה בתלוי</text:span><text:span text:style-name="T89">)</text:span>.'<text:span text:style-name="T46"> </text:span></text:p>
      <text:p text:style-name="P10"/>
      <text:p text:style-name="Standard">בעא מיניה רבי יוחנן מרבי יהודה בר ליואי: מהו לתלות כתם בכתם <text:span text:style-name="T89">(</text:span><text:span text:style-name="T46">השאילה חלוקה לבעלת הכתם, ואחר כך לבשתה היא - מהו שתתלה בראשונה להיות היא טהורה</text:span><text:span text:style-name="T89">)</text:span>?</text:p>
      <text:p text:style-name="Standard">אליבא דרבי לא תבעי לך: השתא, ומה התם <text:span text:style-name="T89">(</text:span><text:span text:style-name="T46">שומרת יום</text:span><text:span text:style-name="T89">)</text:span> דקא חזיא מגופה <text:span text:style-name="T111">[אתמול]</text:span> אמרת אינה תולה, הכא דמעלמא קא אתי לא כל שכן <text:span text:style-name="T89">(</text:span><text:span text:style-name="T46">לא תליא, ושתיהן טמאות</text:span><text:span text:style-name="T89">)</text:span>! כי תבעי לך אליבא דרבן <text:soft-page-break/>שמעון בן גמליאל: התם הוא דקא חזיא מגופה – תליא, הכא דמעלמא קאתי לא תליא? או דלמא לא שנא?</text:p>
      <text:p text:style-name="Standard">אמר ליה: אין תולין.</text:p>
      <text:p text:style-name="Standard">מה טעם? </text:p>
      <text:p text:style-name="Standard">לפי שאין תולין <text:span text:style-name="T89">(</text:span><text:span text:style-name="T46">דמעלמא אתי לה טומאת כתם קמא, ולא בחזקת רואה היא</text:span><text:span text:style-name="T89">)</text:span>. <text:span text:style-name="T111">[הערוך: יש מסורת שאין תולין]</text:span></text:p>
      <text:p text:style-name="Standard">איתיביה: '<text:span text:style-name="T100">אין תולין כתם בכתם; השאילה חלוקה לנכרית או ליושבת על הכתם - הרי זו תולה בה</text:span>'!</text:p>
      <text:p text:style-name="Standard">הא גופה קשיא: רישא אמרת '<text:span text:style-name="T100">אין תולין</text:span>' סיפא אמרת '<text:span text:style-name="T100">תולין</text:span>'!?</text:p>
      <text:p text:style-name="Standard">הא לא קשיא: הא רבי והא רבן שמעון בן גמליאל.</text:p>
      <text:p text:style-name="Standard">איכא דאמרי: הא והא רבי: הא בראשון שלה הא בשני שלה. <text:span text:style-name="T89">(</text:span><text:span text:style-name="T46">בשני שלה אינה תולה דמקלקלה לה: שמארכת ימי טומאת כתמה יום אחד; אבל ביום ראשון שלבשה חלוק זה ביום ראשון - תולה דלא מקלקלה לה מידי</text:span><text:span text:style-name="T89">)</text:span>.</text:p>
      <text:p text:style-name="Standard">רב אשי אמר: הא והא רבן שמעון בן גמליאל, ולא קשיא:</text:p>
      <text:p text:style-name="P10"><text:s/></text:p>
      <text:p text:style-name="Standard">(נדה ס,ב)</text:p>
      <text:p text:style-name="Standard">כאן למפרע כאן להבא <text:span text:style-name="T89">(</text:span><text:span text:style-name="T46">לענין טומאת מפרע – תולין, דלא מקלקלה לה בהכי, ולא תטמא למפרע; אבל מכאן ולהבא - אין תולה, דמקלקלה לה, ומאי חזית דמקלקלה לה טפי מינה?</text:span><text:span text:style-name="T89">)</text:span>.</text:p>
      <text:p text:style-name="Standard">מכל מקום קשיא <text:span text:style-name="T89">(</text:span><text:span text:style-name="T46">דלרבן שמעון </text:span><text:span text:style-name="T112">[בן גמליאל]</text:span><text:span text:style-name="T46"> תולין, וקשיא לבר ליואי</text:span><text:span text:style-name="T89">)</text:span>!?</text:p>
      <text:p text:style-name="Standard">אמר רבינא: לא קשיא <text:span text:style-name="T89">(</text:span><text:span text:style-name="T46">תריץ רישא וסיפא הכי, ולא תקשי לבר ליואי</text:span><text:span text:style-name="T89">)</text:span>: הכי קאמר: '<text:span text:style-name="T100">השאילה חלוקה לנכרית</text:span> בעלת <text:span text:style-name="T89">(</text:span><text:span text:style-name="T46">ה</text:span><text:span text:style-name="T89">)</text:span>כתם <text:span text:style-name="T100">- הרי זו תולה בה</text:span>' <text:span text:style-name="T89">(</text:span><text:span text:style-name="T46">כלומר: לנכרית הרואה; הרי בעלת הכתם זו תולה בנכרית</text:span><text:span text:style-name="T89">)</text:span>.</text:p>
      <text:p text:style-name="Standard">והא '<text:span text:style-name="T100">או ליושבת על הכתם</text:span>' קתני <text:span text:style-name="T89">(</text:span><text:span text:style-name="T46">והך לאו 'יושבת' היא, דהא השתא היא דאישתכח עלה, ו'יושבת' משמע שהתחילה למנות שבעת ימים</text:span><text:span text:style-name="T89">)</text:span>?</text:p>
      <text:p text:style-name="Standard">הכי קאמר: '<text:span text:style-name="T89">(</text:span><text:span text:style-name="T46">השאילה חלוקה לנכרית</text:span><text:span text:style-name="T89">)</text:span> <text:span text:style-name="T100">או ליושבת על</text:span> דם טוהר <text:span text:style-name="T89">(</text:span><text:span text:style-name="T46">לישראלית יושבת על דם טוהר דדמיה טהורין ואין כאן קלקול</text:span><text:span text:style-name="T89">)</text:span> - <text:span text:style-name="T89">(</text:span><text:span text:style-name="T46">הרי</text:span><text:span text:style-name="T89">)</text:span> בעלת <text:span text:style-name="T100">כתם תולה בה</text:span>'. <text:s/></text:p>
      <text:p text:style-name="P28">תוספות ד"ה כאן למפרע כאן להבא. פרש"י: למפרע תולה, דלא מקלקלה לה בהכי ולא תטמא למפרע; להבא אינה תולה בבעלת כתם בשני שלה, דמקלקלה לה; ומאי חזית דמקלקלה לה להך טפי מינה?' - וזהו תימה שנתלה זה הכתם בחברתה לחצאין!</text:p>
      <text:p text:style-name="P25"><text:span text:style-name="T46">ומפרש הר"י: </text:span><text:span text:style-name="T86">למפרע</text:span><text:span text:style-name="T46"> אם בעלת הכתם </text:span><text:span text:style-name="T65">הכירה בכתמה ואח"כ לבשה היא וחברתה חלוק</text:span><text:span text:style-name="T46"> ונמצא בה כתם - תולה בה, כיון שכבר הכירה בטומאה קודם שבא הספק בשתיהן; כאן ל</text:span><text:span text:style-name="T86">הבא</text:span><text:span text:style-name="T46"> = שלבשו שתיהן חלוק ונמצא בו כתם, ולא נודע ממי הוא, ואח"כ לבשה חלוק ונמצא בו כתם; אע"ג שזאת ודאי טמאה ע"י כתם שלה, הואיל ולא נודע בה עד אחר שאירע בה ובחברתה הספק - אינה תולה;</text:span></text:p>
      <text:p text:style-name="P25"><text:span text:style-name="T46">ויש לפרש לשון הש"ס איפכא: </text:span><text:span text:style-name="T86">למפרע</text:span><text:span text:style-name="T46"> אין תולין ול</text:span><text:span text:style-name="T86">הבא</text:span><text:span text:style-name="T46"> תולין, וקאי ל</text:span><text:span text:style-name="T86">מפרע</text:span><text:span text:style-name="T46"> ול</text:span><text:span text:style-name="T86">הבא</text:span><text:span text:style-name="T46"> א</text:span><text:span text:style-name="T65">שאלת החלוק</text:span><text:span text:style-name="T46">: אם שאלת החלוק היה </text:span><text:span text:style-name="T86">למפרע</text:span><text:span text:style-name="T46"> = קודם שבעלת החלוק הכירה כתמה, </text:span><text:span text:style-name="T86">ולהבא</text:span><text:span text:style-name="T46"> = ששאלת החלוק שממנו אירע הספק בשתיהן היתה </text:span><text:span text:style-name="T65">אחר מציאת הכתם של בעלת הכתם</text:span><text:span text:style-name="T46"> תולין, והיא היא.</text:span></text:p>
      <text:p text:style-name="Standard"/>
      <text:p text:style-name="Standard">שלש <text:span text:style-name="T89">[נשים]</text:span> שלבשו <text:span text:style-name="T89">[חלוק אחד או שישבו על ספסל אחד ונמצא עליו דם - כולן טמאות; ישבו על ספסל של אבן או על האיצטבא של מרחץ: רבי נחמיה מטהר]</text:span> שהיה ר' נחמיה <text:span text:style-name="T89">[אומר: כל דבר שאינו מקבל טומאה - אינו מקבל כתמים]</text:span>:</text:p>
      <text:p text:style-name="Standard">אמר רב מתנה: מאי טעמא דרבי נחמיה?</text:p>
      <text:p text:style-name="Standard">דכתיב <text:span text:style-name="T47">(ישעיהו ג,כו)</text:span><text:span text:style-name="T90"> </text:span><text:span text:style-name="T91">[וְאָנוּ וְאָבְלוּ </text:span><text:span text:style-name="T19">פְּתָחֶיהָ</text:span><text:span text:style-name="T91">]</text:span><text:span text:style-name="T90"> וְנִקָּתָה לָאָרֶץ תֵּשֵב</text:span>: כיון שישבה לארץ – נקתה.</text:p>
      <text:p text:style-name="Standard">אמר רב הונא אמר רבי חנינא: מטהר היה רבי נחמיה אפילו באחורי כלי חרס.</text:p>
      <text:p text:style-name="Standard">פשיטא?</text:p>
      <text:p text:style-name="Standard">מהו דתימא ליגזור גבו אטו תוכו <text:span text:style-name="T89">(</text:span><text:span text:style-name="T46">דדבר המקבל טומאה הוא, ומקבל גזרת כתמים לטמא אשה מדרבנן</text:span><text:span text:style-name="T89">)</text:span> - קא משמע לן.</text:p>
      <text:p text:style-name="Standard">אמר אביי: מטהר היה רבי נחמיה במטלניות שאין בהן שלש על שלש, דלא חזיין לא לעניים ולא לעשירים.</text:p>
      <text:p text:style-name="P25"><text:soft-page-break/><text:span text:style-name="T46">תוספות ד"ה במטלניות שאין בהן שלש על שלש. והכא לא פריך 'פשיטא' כמו לעיל דבזבחים פרק 'דם חטאת' </text:span><text:span text:style-name="T47">(דף צד.)</text:span><text:span text:style-name="T46"> משמע דאי חשיב עלייהו ויחדם מקבלים טומאה. </text:span><text:span text:style-name="T111">הרי אין עושין גיסטרא לגיסטרא? אולי גם שם: אם עשה – מקבל טומאה?</text:span><text:span text:style-name="T46"> </text:span></text:p>
      <text:p text:style-name="P28"/>
      <text:p text:style-name="Standard">דרש רב חייא בר רב מתנה משמיה דרב: הלכה כרבי נחמיה.</text:p>
      <text:p text:style-name="Standard">אמר ליה רב נחמן: אבא <text:span text:style-name="T111">[אביך, רב]</text:span> תני 'מעשה בא לפני חכמים וטמאום', ואת אמרת 'הלכה כרבי נחמיה'?</text:p>
      <text:p text:style-name="Standard">מאי היא?</text:p>
      <text:p text:style-name="Standard">דתניא: '<text:span text:style-name="T108">שתי נשים שהיו טוחנות ברחיים של יד, ונמצא דם תחת הפנימית </text:span><text:span text:style-name="T89">(</text:span><text:span text:style-name="T46">שאצל הרחיים</text:span><text:span text:style-name="T89">)</text:span><text:span text:style-name="T108"> - שתיהן טמאות </text:span><text:span text:style-name="T89">(</text:span><text:span text:style-name="T46">שחיצונה דוחקת עצמה להתקרב אל הרחיים, ועוברת ונכנסה למעמדה הפנימית, הילכך שתיהן עברו שם ולא ידעינן מהי נפל</text:span><text:span text:style-name="T89">)</text:span><text:span text:style-name="T108">; תחת החיצונה - החיצונה טמאה והפנימית טהורה </text:span><text:span text:style-name="T89">(</text:span><text:span text:style-name="T46">שהפנימית אינה מתרחקת מן הרחיים ליכנס במעמד החיצון</text:span><text:span text:style-name="T89">)</text:span><text:span text:style-name="T108">; בינתים - שתיהן טמאות;</text:span></text:p>
      <text:p text:style-name="Standard"><text:span text:style-name="T108">היה מעשה ונמצא דם על שפתה של אמבטי </text:span><text:span text:style-name="T89">(</text:span><text:span text:style-name="T46">מרחץ שהיו באות לרחוץ</text:span><text:span text:style-name="T89">)</text:span><text:span text:style-name="T108"> ועל עלה של זית בשעה שמסיקות את התנור, ובא מעשה לפני חכמים וטמאום</text:span>' <text:span text:style-name="T89">(</text:span><text:span text:style-name="T46">והא עלה של זית דלא מקבל טומאה ומקבל כתמים! ומדקתני 'והביאום לפני חכמים' - מכלל דרבים פליגי עליה</text:span><text:span text:style-name="T89">)</text:span>.'</text:p>
      <text:p text:style-name="Standard">תנאי היא <text:span text:style-name="T89">(</text:span><text:span text:style-name="T46">דאיכא תנא דתנא דיחידאה פליג עליה ורבנן מודו ליה</text:span><text:span text:style-name="T89">)</text:span>, דתניא: '<text:span text:style-name="T100">רבי יעקב מטמא, ורבי נחמיה מטהר, והורו חכמים כרבי נחמיה.</text:span>'<text:span text:style-name="T46"> </text:span></text:p>
      <text:p text:style-name="P10"/>
      <text:p text:style-name="P10"/>
      <text:p text:style-name="Standard">משנה:</text:p>
      <text:p text:style-name="Standard">שלש נשים שהיו ישנות במטה אחת ונמצא דם תחת אחת מהן - כולן טמאות;</text:p>
      <text:p text:style-name="Standard">בדקה אחת מהן ונמצאת טמאה - היא טמאה ושתיהן טהורות; </text:p>
      <text:p text:style-name="Standard">ותולות זו בזו <text:span text:style-name="T89">(</text:span><text:span text:style-name="T46">בגמרא מפרש לה: שאם היתה האחת מעוברת - תולה הדם בשאינה מעוברת, והיא טהורה</text:span><text:span text:style-name="T89">)</text:span>;</text:p>
      <text:p text:style-name="Standard">ואם לא היו ראוין לראות <text:span text:style-name="T89">(</text:span><text:span text:style-name="T46">בגמרא מפרש שאם היו כולן מעוברות או כולן מניקות</text:span><text:span text:style-name="T89">)</text:span> - רואין אותן כאילו הן ראויות. <text:span text:style-name="T89">(</text:span><text:span text:style-name="T46">כולן טמאות כאילו ראויות לראות, דאמרן: דם מבינייהו נפק!</text:span><text:span text:style-name="T89">)</text:span><text:span text:style-name="T46"> </text:span></text:p>
      <text:p text:style-name="Standard"/>
      <text:p text:style-name="Standard">גמרא:</text:p>
      <text:p text:style-name="Standard">אמר רב יהודה אמר רב: והוא שבדקה עצמה בשיעור וסת <text:span text:style-name="T89">(</text:span><text:span text:style-name="T46">של מציאתה, הילכך מחזקינן האי דם בדידה, ואינך טהורות</text:span><text:span text:style-name="T89">)</text:span>.</text:p>
      <text:p text:style-name="Standard">סבר לה כבר פדא, דאמר: כל שבעלה בחטאת - טהרותיה טמאות <text:span text:style-name="T89">(</text:span><text:span text:style-name="T46">אשה שנתעסקה בטהרות ופרשה וראתה דם כשיעור וסת, דלגבי בעלה בכי האי שיעורא הוי בעלה בחטאת, דמחזקינן האי דם בשעת בעילה ודאי - הכא נמי מחזקינן ליה בודאי בשעת עסיקתה בהנך טהרות, וטהרות טמאות ודאי, ושורפין, ואינו כשאר מעת לעת לתלות</text:span><text:span text:style-name="T89">)</text:span>; בעלה באשם תלוי <text:span text:style-name="T89">(</text:span><text:span text:style-name="T46">אם לאחר שפירשה מן הטהרות שהתה כדי שתרד מן המטה ותדיח פניה, דאי לגבי בעלה בכי האי שיעורא הוי בעלה באשם תלוי: דספק דם הוה בשעת ביאה ספק בתר הכי, הכי נמי ספק הוא אי הוה דם בשעת טהרות או לאו</text:span><text:span text:style-name="T89">)</text:span> - טהרותיה תלויות; בעלה פטור <text:span text:style-name="T89">(</text:span><text:span text:style-name="T46">כגון שהתה יותר מכן, דלגבי בעלה פטור: דאפילו אשם תלוי ליכא, דמחזקינן להאי דם לאחר ביאה</text:span><text:span text:style-name="T89">)</text:span> - <text:span text:style-name="T89">(</text:span><text:span text:style-name="T46">הכא נמי</text:span><text:span text:style-name="T89">)</text:span> טהרותיה טהורות <text:span text:style-name="T89">(</text:span><text:span text:style-name="T46">ולית ליה לבר פדא טומאה מעת לעת, כשמאי, דאמר 'דיין שעתן'; או בארבע נשים שאמרו דיין שעתן</text:span><text:span text:style-name="T89">)</text:span>; ורבי אושעיא אמר: אפילו בעלה בחטאת - טהרותיה תלויות. <text:span text:style-name="T89">(</text:span><text:span text:style-name="T46">ומתניתין נמי, דקתני 'היא טמאה וכולן טהורות' - אלמא ודאי בדידה מחזקינן דמטהרינן להנך, אלמא כבר פדא הוא: דמשוי לטהרות טומאה ודאית היכא דבדקה שיעור וסת, ולא כרבי אושעיא, דאמר: אפילו בעלה בחטאת - טהרותיה תלויות, ואפילו כשיעור וסת לית ליה טומאה ודאית.</text:span><text:span text:style-name="T89">)</text:span> </text:p>
      <text:p text:style-name="Standard">בשלמא התם <text:span text:style-name="T89">(</text:span><text:span text:style-name="T46">גבי בעילה כי ראתה כשיעור וסת, אמרינן בשעת ביאה הוה דם, והאי דלא אתא עד השתא</text:span><text:span text:style-name="T89">)</text:span> - אימר שמש עכביה לדם, אבל הכא <text:span text:style-name="T89">(</text:span><text:span text:style-name="T46">גבי טהרות</text:span><text:span text:style-name="T89">)</text:span>, אם איתא דהוי דם <text:span text:style-name="T89">(</text:span><text:span text:style-name="T46">בשעת טהרות</text:span><text:span text:style-name="T89">)</text:span> מאן עכביה <text:span text:style-name="T89">(</text:span><text:span text:style-name="T46">הלכך ודאי טומאה ליכא, אלא גזרת מעת לעת מדרבנן</text:span><text:span text:style-name="T89">)</text:span>?</text:p>
      <text:p text:style-name="Standard">אמר רבי ירמיה: משל דרבי אושעיא <text:span text:style-name="T89">(</text:span><text:span text:style-name="T46">דאמר 'שמש מעכב את הדם'</text:span><text:span text:style-name="T89">)</text:span> למה הדבר דומה? - לילד וזקן שהיו מהלכין בדרך: כל זמן שהיו בדרך - ילד שוהא לבא <text:span text:style-name="T89">(</text:span><text:span text:style-name="T46">הולך בנחת וממתין לזקן</text:span><text:span text:style-name="T89">)</text:span>; נכנסו לעיר <text:span text:style-name="T89">(</text:span><text:span text:style-name="T46">ונפרדו זה לצד ביתו וזה לצד ביתו</text:span><text:span text:style-name="T89">)</text:span> <text:span text:style-name="T89">(</text:span><text:span text:style-name="T46">אז</text:span><text:span text:style-name="T89">)</text:span> ילד ממהר לבא.</text:p>
      <text:p text:style-name="Standard"><text:soft-page-break/>ואמר אביי: משל דרבי אושעיא למה הדבר דומה? - לאדם שנותן אצבע בעין: כל זמן שאצבע בעין - דמעה שוהא לבא; נטל האצבע - דמעה ממהרת לבא. <text:s/></text:p>
      <text:p text:style-name="P57">[עיין ערוך לנר]</text:p>
      <text:p text:style-name="Standard"/>
      <text:p text:style-name="Standard">ותולות זו בזו: <text:s/></text:p>
      <text:p text:style-name="Standard">תנו רבנן: '<text:span text:style-name="T108">כיצד תולות זו בזו?</text:span></text:p>
      <text:p text:style-name="Standard"><text:span text:style-name="T108">עוברה ושאינה עוברה - תולה עוברה בשאינה עוברה; מניקה ושאינה מניקה - תולה מניקה בשאינה מניקה; זקנה ושאינה זקנה - תולה זקנה בשאינה זקנה </text:span><text:span text:style-name="T89">(</text:span><text:span text:style-name="T46">עוברה דמיה מסולקין וכן מניקה וזקנה</text:span><text:span text:style-name="T89">)</text:span><text:span text:style-name="T108">; בתולה </text:span><text:span text:style-name="T89">(</text:span><text:span text:style-name="T46">האי בתולה = בתולת דמים שלא ראתה מימיה; ואפילו היא נשואה קרי לה בתולה להכי, כדאמרינן בפרק קמא </text:span><text:span text:style-name="T47">(לעיל דף ח:)</text:span><text:span text:style-name="T89">)</text:span><text:span text:style-name="T108"> ושאינה בתולה - תולה בתולה בשאינה בתולה; </text:span></text:p>
      <text:p text:style-name="P18">היו שתיהן עוברות, שתיהן מניקות, שתיהן זקנות, שתיהן בתולות - זו היא ששנינו 'לא היו ראויות לראות רואין</text:p>
      <text:p text:style-name="Standard"/>
      <text:p text:style-name="Standard">(נדה סא,א)</text:p>
      <text:p text:style-name="Standard"><text:span text:style-name="T100">כאילו הן ראויות </text:span><text:span text:style-name="T89">(</text:span><text:span text:style-name="T46">לראות, ושתיהן טמאות: דמכל מקום דם מבינייהו נפיק</text:span><text:span text:style-name="T89">)</text:span>'.</text:p>
      <text:p text:style-name="Standard"/>
      <text:p text:style-name="Standard"/>
      <text:p text:style-name="Standard">משנה:</text:p>
      <text:p text:style-name="Standard">שלש נשים שהיו ישנות במטה אחת ונמצא דם תחת האמצעית - כולן טמאות;</text:p>
      <text:p text:style-name="Standard">תחת הפנימית - שתים הפנימיות טמאות והחיצונה טהורה; <text:span text:style-name="T89">(</text:span><text:span text:style-name="T46">'חיצונה' קרי להך דלצד דרך עליית המטה פנימית: אותה שלצד הקיר; ובגמרא מפרש מאי שנא הכא דמפליג בין נמצא תחת הפנימית לנמצא תחת אמצעית, וברישא </text:span><text:span text:style-name="T112">[במשנה לעיל]</text:span><text:span text:style-name="T46"> קתני '</text:span><text:span text:style-name="T75">תחת </text:span><text:span text:style-name="T83">אחת מהן</text:span><text:span text:style-name="T75"> כולן טמאות</text:span><text:span text:style-name="T46">' אפילו נמצא תחת פנימית או חיצונה;</text:span><text:span text:style-name="T89">)</text:span> </text:p>
      <text:p text:style-name="Standard">תחת החיצונה - שתים החיצונות טמאות והפנימית טהורה;</text:p>
      <text:p text:style-name="Standard">אימתי <text:span text:style-name="T89">(</text:span><text:span text:style-name="T46">אימתי אמרו 'נמצא תחת חיצונה - פנימית טהורה'</text:span><text:span text:style-name="T89">)</text:span>? - בזמן שעברו דרך מרגלות המטה <text:span text:style-name="T89">(</text:span><text:span text:style-name="T46">דלא עברה פנימית על מקום מציאת הדם</text:span><text:span text:style-name="T89">)</text:span>, אבל אם עברו <text:span text:style-name="T89">(</text:span><text:span text:style-name="T46">שלשתן</text:span><text:span text:style-name="T89">)</text:span> דרך עֲלִיָּה <text:span text:style-name="T111">[בדרך שעולים למטה הגבוהה]</text:span> <text:span text:style-name="T89">(</text:span><text:span text:style-name="T46">שהן דורסות ועוברות על החיצונה</text:span><text:span text:style-name="T89">)</text:span> - כולן טמאות <text:span text:style-name="T89">(</text:span><text:span text:style-name="T46">ואפילו פנימית: דשמא כשעברה פנימית דרך שם נפל ממנה</text:span><text:span text:style-name="T89">)</text:span>.</text:p>
      <text:p text:style-name="Standard">בדקה אחת מהן ונמצאת טהורה - היא טהורה ושתים טמאות;</text:p>
      <text:p text:style-name="Standard">בדקו שתים ומצאו טהורות - הן טהורות ושלישית טמאה;</text:p>
      <text:p text:style-name="Standard">שלשתן ומצאו טהורות - כולן טמאות;</text:p>
      <text:p text:style-name="Standard">למה הדבר דומה? - לגל טמא <text:span text:style-name="T89">(</text:span><text:span text:style-name="T46">שהיה שם כזית מן המת</text:span><text:span text:style-name="T89">)</text:span> שנתערב בין שני גלים טהורים, ובדקו אחת מהן ומצאו טהור - הוא טהור ושנים טמאים; שנים ומצאו טהורין - הם טהורין ושלישי טמא; שלשתן ומצאו טהורין - כולן טמאים, דברי רבי מאיר, שרבי מאיר אומר: כל דבר שהוא בחזקת טומאה - לעולם הוא בטומאתו עד שיודע לך טומאה היכן היא; וחכמים אומרים: בודק עד שמגיע לסלע או לבתולה <text:span text:style-name="T89">(</text:span><text:span text:style-name="T46">קרקע בתולה; ואם לא מצא - הגל טהור</text:span><text:span text:style-name="T89">)</text:span>.<text:span text:style-name="T46"> </text:span></text:p>
      <text:p text:style-name="Standard"/>
      <text:p text:style-name="Standard">גמרא:</text:p>
      <text:p text:style-name="Standard">מאי שנא רישא דלא מפליג <text:span text:style-name="T89">(</text:span><text:span text:style-name="T46">דקתני </text:span><text:span text:style-name="T112">[במשנה]</text:span><text:span text:style-name="T46"> לעיל '</text:span><text:span text:style-name="T75">נמצא דם תחת אחת מהן כולן טמאות</text:span><text:span text:style-name="T46">', ולא מפליג בין נמצא תחת אמצעית לנמצא תחת פנימית או חיצונה</text:span><text:span text:style-name="T89">)</text:span> ומאי שנא סיפא דקמפליג?</text:p>
      <text:p text:style-name="Standard">אמר רבי אמי: במשולבות <text:span text:style-name="T89">(</text:span><text:span text:style-name="T46">תכופות ודבוקות יחד, הלכך אפילו נמצא תחת הפנימית - איכא לספוקי נמי בחיצונה</text:span><text:span text:style-name="T89">)</text:span>. <text:s/></text:p>
      <text:p text:style-name="Standard"/>
      <text:p text:style-name="Standard">בדקה אחת וכו': <text:s/></text:p>
      <text:p text:style-name="Standard">למה ליה למתני '<text:span text:style-name="T100">למה זה דומה</text:span>'? </text:p>
      <text:p text:style-name="Standard">הכי קאמר להו רבי מאיר לרבנן: מאי שנא בדם דלא פליגיתו <text:span text:style-name="T89">(</text:span><text:span text:style-name="T46">דמודים אתם לי דהיכא דנמצא שלשתן טהורות - כולן טמאות</text:span><text:span text:style-name="T89">)</text:span> ומאי שנא בגל דפליגיתו <text:span text:style-name="T89">(</text:span><text:span text:style-name="T46">ובגל אתם חלוקים עלי: דאם בדק ולא מצא - טהור ואף על גב דמוחזק לן דהואי טומאה בחד מינייהו</text:span><text:span text:style-name="T89">)</text:span>?</text:p>
      <text:p text:style-name="Standard">ורבנן?</text:p>
      <text:p text:style-name="Standard">בשלמא התם אימא עורב נטלה, אלא הכא: האי דם מהיכא אתא? </text:p>
      <text:p text:style-name="Standard"><text:soft-page-break/></text:p>
      <text:p text:style-name="Standard">תניא: '<text:span text:style-name="T108">אמר רבי מאיר: מעשה בשקמה של כפר סבא שהיו מחזיקין בה טומאה, ובדקו ולא מצאו; לימים נשבה בו הרוח ועקרתו ונמצא גולגולת של מת תחובה לו בעיקרו.</text:span></text:p>
      <text:p text:style-name="P18">אמרו לו: משם ראיה? אימר לא בדקו כל צרכו!'</text:p>
      <text:p text:style-name="P9"/>
      <text:p text:style-name="Standard"><text:span text:style-name="T108">תניא: 'אמר רבי יוסי: מעשה במערה של שיחין שהיו מחזיקין בה טומאה, ובדקו עד שהגיעו לקרקע שהיתה חלקה כצפורן </text:span><text:span text:style-name="T89">(</text:span><text:span text:style-name="T46">שלא נזרעה מעולם</text:span><text:span text:style-name="T89">)</text:span><text:span text:style-name="T108"> ולא מצאו; לימים נכנסו בה פועלים מפני הגשמים ונתזו בקרדומותיהן ומצאו מכתשת מלאה עצמות.</text:span></text:p>
      <text:p text:style-name="Standard"><text:span text:style-name="T108">אמרו לו: משם ראיה? אימר לא בדקו כל צרכו!</text:span>'</text:p>
      <text:p text:style-name="P9"/>
      <text:p text:style-name="Standard">תניא: '<text:span text:style-name="T100">אבא שאול אומר: מעשה בסלע בית חורון שהיו מחזיקין בה טומאה, ולא יכלו חכמים לבדוק מפני שהיתה מרובה, והיה שם זקן אחד - ורבי יהושע בן חנניא שמו; אמר להן: הביאו לי סדינים! הביאו לו סדינים, ושראן במים, ופרסן עליהם; מקום טהרה – יבש, מקום טומאה לח </text:span><text:span text:style-name="T89">(</text:span><text:span text:style-name="T46">שנבלעו שם מים של סדין מתוך שהיה העפר רך</text:span><text:span text:style-name="T89">)</text:span><text:span text:style-name="T100">, ובדקו ומצאו בור גדול מלא עצמות.</text:span>'</text:p>
      <text:p text:style-name="Standard">תנא: '<text:span text:style-name="T108">הוא הבור שמילא ישמעאל בן נתניה חללים, דכתיב </text:span><text:span text:style-name="T47">(ירמיהו מא,ט)</text:span><text:span text:style-name="T108"> </text:span><text:span text:style-name="T92">והבור אשר השליך שם ישמעאל את כל פגרי אנשים אשר הכה ביד גדליה</text:span><text:span text:style-name="T91">[ו] [הוא אשר עשה המלך אסא מפני בעשא מלך ישראל אתו מלא ישמעאל בן נתניהו חללים]</text:span><text:span text:style-name="T108">; </text:span><text:span text:style-name="T89">(</text:span><text:span text:style-name="T50">ביד גדליה</text:span><text:span text:style-name="T46"> משמע שעל ידי גדליה נהרגו</text:span><text:span text:style-name="T89">)</text:span><text:span text:style-name="T108"> וכי גדליה הרגן? והלא ישמעאל הרגן! אלא מתוך שהיה לו לחוש לעצת יוחנן בן קרח ולא חש - מעלה עליו הכתוב כאילו הרגן.</text:span>' <text:span text:style-name="T89">(</text:span><text:span text:style-name="T46">יוחנן בן קרח אמר לו לגדליה שמעתי שבא ישמעאל בן נתניה להרגך </text:span><text:span text:style-name="T47">(ירמיהו מ,יד-טו)</text:span><text:span text:style-name="T89">)</text:span> </text:p>
      <text:p text:style-name="P10"/>
      <text:p text:style-name="Standard">אמר רבא: האי לישנא בישא, אף על פי דלקבולי לא מבעי - מיחש ליה מבעי. </text:p>
      <text:p text:style-name="Standard">הנהו בני גלילא, דנפק עלייהו קלא דקטול נפשא; אתו לקמיה דרבי טרפון, אמרו ליה: לטמרינן <text:span text:style-name="T111">[יחביא אותנו]</text:span> מר! </text:p>
      <text:p text:style-name="Standard">אמר להו: היכי נעביד? אי לא אטמרינכו - חזו יתייכו; אטמרינכו - הא אמור רבנן 'האי לישנא בישא, אף על גב דלקבולי לא מבעי, מיחש ליה מבעי <text:span text:style-name="T89">(</text:span><text:span text:style-name="T46">ושמא הרגתם ואסור להציל אתכם</text:span><text:span text:style-name="T89">)</text:span>! זילו אתון טמרו נפשייכו.</text:p>
      <text:p text:style-name="P10"/>
      <text:p text:style-name="Standard"><text:span text:style-name="T47">(במדבר כא,לד)</text:span><text:span text:style-name="T90"> ויאמר ה' אל משה אל תירא </text:span><text:span text:style-name="T91">[אתו כי בידך נתתי אתו ואת כל עמו ואת ארצו ועשית לו כאשר עשית לסיחן מלך האמרי אשר יושב בחשבון]</text:span>; מכדי סיחון ועוג - אחי הוו, דאמר מר: סיחון ועוג - בני אחיה בר שמחזאי <text:span text:style-name="T89">(</text:span><text:span text:style-name="T46">אחיה - שבא משמחזאי ועזאל, שני מלאכים שירדו בדור אנוש</text:span><text:span text:style-name="T89">)</text:span> הוו; מאי שנא מעוג דקמסתפי ומאי שנא מסיחון דלא קמסתפי?</text:p>
      <text:p text:style-name="Standard">אמר רבי יוחנן אמר רבי שמעון בן יוחי: 'מתשובתו של אותו צדיק <text:span text:style-name="T89">(</text:span><text:span text:style-name="T46">הוצרך הקב"ה להשיב שלא יירא ממנו</text:span><text:span text:style-name="T89">)</text:span> - אתה יודע מה היה בלבו; אמר: שמא תעמוד לו זכות של אברהם אבינו, שנאמר <text:span text:style-name="T47">(בראשית יד,יג)</text:span><text:span text:style-name="T90"> ויבא הפליט ויגד לאברם העברי </text:span><text:span text:style-name="T91">[והוא שכן באלני ממרא האמרי אחי אשכל ואחי ענר והם בעלי ברית אברם]</text:span>, ואמר רבי יוחנן: זה עוג שפלט מדור המבול <text:span text:style-name="T89">(</text:span><text:span text:style-name="T46">שברח לארץ ישראל, כדאמרינן </text:span><text:span text:style-name="T130">ב'חלק'</text:span><text:span text:style-name="T46"> [בזבחים קיג,ב]</text:span><text:span text:style-name="T89">)</text:span>.'</text:p>
      <text:p text:style-name="Standard"/>
      <text:p text:style-name="Standard">תנו רבנן: '<text:span text:style-name="T108">בגד שאבד בו כתם </text:span><text:span text:style-name="T89">(</text:span><text:span text:style-name="T46">כגון שנכנס במים, או נגלל בדם בהמה ואין נודע מקום הנדות, וקיימא לן במתניתין: אין דם הנדות טהור בלא שבעה סממנין</text:span><text:span text:style-name="T89">)</text:span><text:span text:style-name="T108"> - מעביר עליו </text:span><text:span text:style-name="T89">(</text:span><text:span text:style-name="T46">על הבגד</text:span><text:span text:style-name="T89">)</text:span><text:span text:style-name="T108"> שבעה סממנין ומבטלו </text:span><text:span text:style-name="T89">(</text:span><text:span text:style-name="T46">לדם; והאי דנקט הך ברייתא הכא - משום דאיירי לעיל בגלים שאבדה בהם טומאה ואין ידוע מקומה</text:span><text:span text:style-name="T89">)</text:span><text:span text:style-name="T108">; רבי שמעון בן אלעזר אומר:</text:span></text:p>
      <text:p text:style-name="P18"/>
      <text:p text:style-name="Standard">(נדה סא,ב)</text:p>
      <text:p text:style-name="Standard"><text:span text:style-name="T108">בודקו שכונות שכונות </text:span><text:span text:style-name="T89">(</text:span><text:span text:style-name="T46">כל שלש ושלש אצבעות לבד</text:span><text:span text:style-name="T89">)</text:span><text:span text:style-name="T108">;</text:span></text:p>
      <text:p text:style-name="Standard"><text:span text:style-name="T108">אבדה בו שכבת זרע: חדש - בודקו במחט </text:span><text:span text:style-name="T89">(</text:span><text:span text:style-name="T46">מקום הזרע קשה, והמחט מתעכב ליכנס בו</text:span><text:span text:style-name="T89">)</text:span><text:span text:style-name="T108">; שחוק - בודקו בחמה </text:span><text:span text:style-name="T89">(</text:span><text:span text:style-name="T46">חדש אין נבדק בחמה, לפי שהוא עב ומהודק; אבל שחוק נבדק בחמה: שוטחו כנגד עיניו: מקום הזרע הוי סתום, ואין החמה נראית בבגדו כל כך</text:span><text:span text:style-name="T89">)</text:span><text:span text:style-name="T108">.</text:span>'</text:p>
      <text:p text:style-name="Standard"><text:soft-page-break/>תנא: '<text:span text:style-name="T100">אין שכונה פחותה משלש אצבעות</text:span>'. </text:p>
      <text:p text:style-name="Standard"/>
      <text:p text:style-name="Standard">תנו רבנן <text:span text:style-name="T87">[תופסתא כלאים פ"ה מ"יא]</text:span>: '<text:span text:style-name="T100">בגד שאבד בו כלאים </text:span><text:span text:style-name="T89">(</text:span><text:span text:style-name="T46">שאם היה מכיר חוט הצמר בבגד הפשתן - נותקו, וכשר</text:span><text:span text:style-name="T89">)</text:span><text:span text:style-name="T100"> - הרי זה לא ימכרנו לעובד כוכבים </text:span><text:span text:style-name="T89">(</text:span><text:span text:style-name="T46">דאתא העובד כוכבים ומזבן ליה לישראל</text:span><text:span text:style-name="T89">)</text:span><text:span text:style-name="T100"> ולא יעשנו מרדעת לחמור, אבל עושה ממנו תכריכין למת.</text:span>'</text:p>
      <text:p text:style-name="Standard">אמר רב יוסף: זאת אומרת מצות בטלות לעתיד לבא. </text:p>
      <text:p text:style-name="Standard">אמר ליה אביי - ואי תימא רב דימי: והא אמר רבי מני אמר רבי ינאי: 'לא שנו אלא לספדו, אבל לקוברו אסור'? </text:p>
      <text:p text:style-name="Standard">אמר ליה: לאו איתמר עלה 'אמר רבי יוחנן: אפילו לקוברו'! - ורבי יוחנן לטעמיה, דאמר רבי יוחנן: מאי דכתיב <text:span text:style-name="T47">(תהלים פח,ו)</text:span><text:span text:style-name="T90"> במתים חפשי </text:span><text:span text:style-name="T91">[כמו חללים שכבי קבר אשר לא זכרתם עוד והמה מידך נגזרו]</text:span>: כיון שמת אדם - נעשה חפשי מן המצות. </text:p>
      <text:p text:style-name="Standard"/>
      <text:p text:style-name="Standard">אמר רפרם בר פפא אמר רב חסדא: בגד שאבד בו כלאים - צובעו ומותר <text:span text:style-name="T89">(</text:span><text:span text:style-name="T46">שעל ידי הצבע הוא ניכר, כדמפרש</text:span><text:span text:style-name="T89">)</text:span>.</text:p>
      <text:p text:style-name="Standard">אמר ליה רבא לרפרם בר פפא: מנא ליה לסבא הא <text:span text:style-name="T89">(</text:span><text:span text:style-name="T46">דסמכינן אהכי</text:span><text:span text:style-name="T89">)</text:span>?</text:p>
      <text:p text:style-name="Standard">אמר ליה: מתניתין היא, דתנן : 'בודק עד שמגיע לסלע' ואי ליכא - אימר עורב נטלה; הכי נמי: עמרא וכיתנא בהדדי לא סליק להו צבעא <text:span text:style-name="T89">(</text:span><text:span text:style-name="T46">שהפשתן קשה לקבל הצבע יותר מן הצמר</text:span><text:span text:style-name="T89">)</text:span>, וכיון דלא ידיע <text:span text:style-name="T89">(</text:span><text:span text:style-name="T46">ואי לא מינכר בצבעא</text:span><text:span text:style-name="T89">)</text:span> - אימר מנתר נתר <text:span text:style-name="T89">(</text:span><text:span text:style-name="T46">ודאי נפל</text:span><text:span text:style-name="T89">)</text:span>.</text:p>
      <text:p text:style-name="P10"><text:s/></text:p>
      <text:p text:style-name="Standard">אמר רב אחא בריה דרב ייבא משמיה דמר זוטרא: האי מאן דרמי חוטא דכיתנא בגלימיה דעמרא ונתקיה ולא ידע אי נתיק אי לא נתיק - שפיר דמי; </text:p>
      <text:p text:style-name="Standard">מאי טעמא?</text:p>
      <text:p text:style-name="Standard">מדאורייתא '<text:span text:style-name="T90">שעטנז</text:span>' <text:span text:style-name="T91">[</text:span><text:span text:style-name="T47">דברים כב,יא:</text:span><text:span text:style-name="T91"> לא תלבש שעטנז צמר ופשתים יחדו]</text:span> כתיב - עד שיהיה שוע טווי ונוז <text:span text:style-name="T89">(</text:span><text:span text:style-name="T86">שוע</text:span><text:span text:style-name="T46">. לשון חלק; תרגום של חלק = שעיע, כלומר: שיהו חלוקין יחד במסרק; </text:span><text:span text:style-name="T86">וטווי</text:span><text:span text:style-name="T46"> יחד: </text:span><text:span text:style-name="T86">ונוז</text:span><text:span text:style-name="T46"> = ארוג</text:span><text:span text:style-name="T89">)</text:span>, ורבנן הוא דגזרו ביה <text:span text:style-name="T89">(</text:span><text:span text:style-name="T46">בארוג בלא שוע וטווי</text:span><text:span text:style-name="T89">)</text:span>, וכיון דלא ידע אי נתקיה – שרי.</text:p>
      <text:p text:style-name="Standard">מתקיף לה רב אשי: אימר 'או שוע' 'או טווי' 'או נוז'?</text:p>
      <text:p text:style-name="Standard">והלכתא כמר זוטרא מדאפקינהו רחמנא בחדא לישנא.</text:p>
      <text:p text:style-name="Standard"/>
      <text:p text:style-name="Standard">תנו רבנן: '<text:span text:style-name="T100">בגד צבוע מטמא משום כתם; רבי נתן בר יוסף אומר: אינו מטמא משום כתם, שלא תקנו בגדי צבעונין לאשה אלא להקל על כתמיהן</text:span>' <text:span text:style-name="T89">(</text:span><text:span text:style-name="T46">שאין הכתם ניכר בו כמראה דם גמור</text:span><text:span text:style-name="T89">)</text:span>. </text:p>
      <text:p text:style-name="Standard">'תקנו'? מאי תקנינהו? </text:p>
      <text:p text:style-name="Standard">אלא 'שלא הותרו בגדי צבעונין לאשה אלא להקל על כתמיהן'.</text:p>
      <text:p text:style-name="Standard">'הותרו' - מכלל דאסירי?</text:p>
      <text:p text:style-name="Standard">אִין, דתנן <text:span text:style-name="T87">[סוטה פ"ט מ"ד; תוספתא סוטה פ,טו מ"ד]</text:span>: '<text:span text:style-name="T100">בפולמוס </text:span><text:span text:style-name="T89">(</text:span><text:span text:style-name="T46">חיל</text:span><text:span text:style-name="T89">)</text:span><text:span text:style-name="T100"> של אספסינוס גזרו על עטרות חתנים ועל האירוס </text:span><text:span text:style-name="T89">(</text:span><text:span text:style-name="T46">מפרש בגמרא בסוטה </text:span><text:span text:style-name="T47">(דף מט:)</text:span><text:span text:style-name="T46">: 'טבלא דחד פומא', והיינו זוג המקשקש</text:span><text:span text:style-name="T89">)</text:span>'; בקשו לגזור על בגדי צבעונין, אמרי: הא עדיפא, כדי להקל על כתמיהן.<text:span text:style-name="T46"> </text:span></text:p>
      <text:p text:style-name="Standard"/>
      <text:p text:style-name="Standard"/>
      <text:p text:style-name="Standard">משנה:</text:p>
      <text:p text:style-name="Standard">שבעה סמנין מעבירין על הכתם <text:span text:style-name="T89">(</text:span><text:span text:style-name="T46">שאין הדם בטל עד שיעבירו כולן עליו</text:span><text:span text:style-name="T89">)</text:span>: <text:span text:style-name="T53">1)</text:span>רוק תפל <text:span text:style-name="T89">(</text:span><text:span text:style-name="T46">לקמן מפרש שלא טעם כלום כל אותו היום קודם לכן, והיינו 'תפל': בלא טעם</text:span><text:span text:style-name="T89">)</text:span> <text:span text:style-name="T53">2)</text:span>ומי גריסין <text:span text:style-name="T89">(</text:span><text:span text:style-name="T46">מפרש לקמן</text:span><text:span text:style-name="T89">)</text:span> <text:span text:style-name="T53">3)</text:span>ומי רגלים <text:span text:style-name="T53">4)</text:span>ונתר <text:span text:style-name="T53">5)</text:span>ובורית</text:p>
      <text:p text:style-name="Standard"/>
      <text:p text:style-name="Standard">(נדה סב,א)</text:p>
      <text:p text:style-name="Standard"><text:span text:style-name="T111">המשך המשנה</text:span><text:tab/></text:p>
      <text:p text:style-name="Standard"><text:span text:style-name="T53">6)</text:span>קמוניא <text:span text:style-name="T53">7)</text:span>ואשלג <text:span text:style-name="T89">(</text:span><text:span text:style-name="T46">קמוניא ואשלג מפרש בגמרא</text:span><text:span text:style-name="T89">)</text:span>;</text:p>
      <text:p text:style-name="Standard"><text:soft-page-break/>הטבילו <text:span text:style-name="T89">(</text:span><text:span text:style-name="T46">קודם שהעבירן עליו</text:span><text:span text:style-name="T89">)</text:span> ועשה על גביו טהרות, העביר עליו שבעה סמנין ולא עבר - הרי זה צבע <text:span text:style-name="T89">(</text:span><text:span text:style-name="T46">דאי הוה דם - הוה עבר</text:span><text:span text:style-name="T89">)</text:span>: הטהרות טהורות, ואינו צריך להטביל; עבר או שדיהה <text:span text:style-name="T89">(</text:span><text:span text:style-name="T46">נשתנה מאדמימותו</text:span><text:span text:style-name="T89">)</text:span> - הרי זה כתם, והטהרות טמאות וצריך להטביל;</text:p>
      <text:p text:style-name="Standard">איזהו 'רוק תפל'? - כל שלא טעם כלום;</text:p>
      <text:p text:style-name="Standard">'מי גריסין' = לעיסת גריסין של פול חלוקת נפש <text:span text:style-name="T89">(</text:span><text:span text:style-name="T46">שנחלק האוכל מן הקליפה – לועסה לגריסת הפול, ומעבירו על הכתם</text:span><text:span text:style-name="T89">)</text:span>;</text:p>
      <text:p text:style-name="Standard">'מי רגלים' – שהחמיצו;</text:p>
      <text:p text:style-name="Standard">וצריך לכסכס <text:span text:style-name="T89">(</text:span><text:span text:style-name="T46">לשפשף</text:span><text:span text:style-name="T89">)</text:span> שלש פעמים <text:span text:style-name="T89">(</text:span><text:span text:style-name="T46">בין שתי ידיו כדרך כיבוס בגדים: שכופל צדו עם צדו ומשפשף ומוליך ומביא</text:span><text:span text:style-name="T89">)</text:span> לכל אחד ואחד;</text:p>
      <text:p text:style-name="Standard">העבירן שלא כסדרן <text:span text:style-name="T89">(</text:span><text:span text:style-name="T46">כדרך ששנויין כאן</text:span><text:span text:style-name="T89">)</text:span>, או שהעביר שבעה סמנין כאחת - לא עשה ולא כלום <text:span text:style-name="T89">(</text:span><text:span text:style-name="T46">לא לבדוק ולא לבטל</text:span><text:span text:style-name="T89">)</text:span>.<text:span text:style-name="T46"> </text:span></text:p>
      <text:p text:style-name="Standard"/>
      <text:p text:style-name="Standard">גמרא:</text:p>
      <text:p text:style-name="Standard">תנא: '<text:span text:style-name="T100">נתר אלכסנדרית ולא נתר אנטפטרית.</text:span>'</text:p>
      <text:p text:style-name="Standard"/>
      <text:p text:style-name="Standard">בורית: <text:s/></text:p>
      <text:p text:style-name="Standard">אמר רב יהודה: זה 'אהלא'.</text:p>
      <text:p text:style-name="Standard">והתניא <text:span text:style-name="T87">[תוספתא שביעית פ"ה מ"ד]</text:span>: '<text:span text:style-name="T100">הבורית והאהל</text:span>'?</text:p>
      <text:p text:style-name="Standard">אלא מאי '<text:span text:style-name="T100">בורית</text:span>'? - כבריתא <text:span text:style-name="T89">(</text:span><text:span text:style-name="T46">גפרית</text:span><text:span text:style-name="T89">)</text:span>.</text:p>
      <text:p text:style-name="Standard">ורמינהי <text:span text:style-name="T87">[דומה לתוספתא שביעית פ"ה מ"ד]</text:span>: '<text:span text:style-name="T100">הוסיפו עליהן </text:span><text:span text:style-name="T89">(</text:span><text:span text:style-name="T46">לענין שביעית</text:span><text:span text:style-name="T89">)</text:span><text:span text:style-name="T100"> הלביצין והלעונין הבורית והאהל</text:span>', ואי בורית = כבריתא, מי אית ליה שביעית? והתנן: '<text:span text:style-name="T100">זה הכלל: כל שיש לו עיקר </text:span><text:span text:style-name="T89">(</text:span><text:span text:style-name="T46">שורש שממנו חי</text:span><text:span text:style-name="T89">)</text:span><text:span text:style-name="T100"> - יש לו שביעית, וכל שאין לו עיקר - אין לו שביעית</text:span>' <text:span text:style-name="T89">(</text:span><text:span text:style-name="T46">וגפרית - קרקע בעלמא הוא</text:span><text:span text:style-name="T89">)</text:span>?</text:p>
      <text:p text:style-name="Standard">אלא מאי 'בורית'? – אהלא;</text:p>
      <text:p text:style-name="Standard">והתניא '<text:span text:style-name="T100">הבורית והאהל</text:span>'?</text:p>
      <text:p text:style-name="Standard">תרי גווני אהלא. <text:s/></text:p>
      <text:p text:style-name="Standard"/>
      <text:p text:style-name="Standard">קמוניא: <text:s/></text:p>
      <text:p text:style-name="Standard">אמר רב יהודה: שלוף דוץ <text:span text:style-name="T111">[מין אדמת חמר - סונצינו]</text:span>.</text:p>
      <text:p text:style-name="Standard"/>
      <text:p text:style-name="Standard">ואשלג: <text:s/></text:p>
      <text:p text:style-name="Standard">אמר שמואל: שאלתינהו לנחותי ימא, ואמרו: 'אשלגא' שמיה, ומשתכח ביני נקבי מרגניתא, ומפקי לה ברמצא דפרזלא <text:span text:style-name="T111">[מפיקים מין הפנינים במסמר מברזל – סונצינו; נראה לי לפרש ברמץ של ברזל, כלומר: שורפים את הצדפים או את המרגליות הירודות – את הטובות מוכרים – והאפר מכיל אשלגן; שהרי אשלגן מופק ממי ים, ויתכן שצדפים של מרגליות מרכזות בגופן את האשלגן]</text:span>. <text:s/></text:p>
      <text:p text:style-name="Standard"/>
      <text:p text:style-name="Standard">הטבילו ועשה <text:span text:style-name="T89">[על גביו טהרות, העביר עליו שבעה סמנין ולא עבר - הרי זה צבע: הטהרות טהורות, ואינו צריך להטביל]</text:span>: <text:s/></text:p>
      <text:p text:style-name="Standard">תנו רבנן: '<text:span text:style-name="T100">העביר עליו שבעה סמנין ולא עבר, צפון </text:span><text:span text:style-name="T89">(</text:span><text:span text:style-name="T46">שַׂבו"ן בלע"ז</text:span><text:span text:style-name="T89">)</text:span><text:span text:style-name="T100"> ועבר - טהרותיו טמאות</text:span>'. </text:p>
      <text:p text:style-name="Standard">'צפון' צבע נמי מעבר <text:span text:style-name="T111">[ואם כן מה הראיה שהיה כאן דם]</text:span>!? </text:p>
      <text:p text:style-name="Standard">אלא '<text:span text:style-name="T100">העביר עליו </text:span><text:span text:style-name="T106">ששה</text:span><text:span text:style-name="T100"> סמנין ולא עבר, העביר עליו צפון ועבר - טהרותיו טמאות</text:span>': שאם העביר שביעי מתחילה שמא עבר.</text:p>
      <text:p text:style-name="P28">תוספות ד"ה העביר עליו ששה סמנין ולא עבר העביר עליו צפון ועבר כו'. תימה: פשיטא! והלא אינו מזכיר במשנתינו צפון במנין שבעה סממנין, ומאי קא משמע לן והא פשיטא דבששה לא סגי?</text:p>
      <text:p text:style-name="P28">ויש לומר דאשמועינן דאע"ג דלא עבר כלל ולא נשתנה ע"י ששה סמנין - איכא למימר משום השביעי לא יעבור, קא משמע לן דיש להחמיר דשמא בשביעי אם העביר קודם הצפון היה עובר. </text:p>
      <text:p text:style-name="Standard">תניא אידך: '<text:span text:style-name="T100">העביר עליו שבעה סמנין ולא עבר, שנאן ועבר טהרותיו טהורות</text:span>' <text:span text:style-name="T89">(</text:span><text:span text:style-name="T46">דאם איתא דדם הוא - בהעברה קמייתא הוה עבר</text:span><text:span text:style-name="T89">)</text:span>.</text:p>
      <text:p text:style-name="Standard"><text:soft-page-break/>אמר רבי זירא: לא שנו אלא הטהרות שנעשו בין תכבוסת <text:span text:style-name="T89">(</text:span><text:span text:style-name="T46">העברת סממנין</text:span><text:span text:style-name="T89">)</text:span> ראשונה לשניה, אבל טהרות שנעשו אחר תכבוסת שניה - טהרותיו טמאות, שהרי הקפיד עליו <text:span text:style-name="T89">(</text:span><text:span text:style-name="T46">כשחזר והעבירן - גילה דעתו שמקפיד עליו בספק דם</text:span><text:span text:style-name="T89">)</text:span> ועבר <text:span text:style-name="T89">(</text:span><text:span text:style-name="T46">על ידי העברה זו ונעשה בו מעשה דם, שכן דרך דם לעבור על ידי שבעה הסממנים</text:span><text:span text:style-name="T89">)</text:span>!</text:p>
      <text:p text:style-name="Standard"/>
      <text:p text:style-name="Standard">(נדה סב,ב)</text:p>
      <text:p text:style-name="Standard">אמר ליה רבי אבא לרב אשי: מידי בקפידא תליא מילתא <text:span text:style-name="T89">(</text:span><text:span text:style-name="T46">בתמיה</text:span><text:span text:style-name="T89">)</text:span>? <text:span text:style-name="T89">(</text:span><text:span text:style-name="T46">כיון דטהרות שבינתיים טהורות, אלמא לאו דם הוא - אחרונות משום קפידא אמאי טמאות?</text:span><text:span text:style-name="T89">)</text:span> </text:p>
      <text:p text:style-name="P28">תוספות ד"ה אמר רבי אבא מידי בקפידא תליא מילתא. דכיון דלא עבר בראשונה - נתבטל בבגד, וכי עבר נמי בשניה לא טמא הבגד ביציאתו לחוץ לפי שנתבטל במי תכבוסת </text:p>
      <text:p text:style-name="P28">וא"ת ולר' אבא תקשה אמאי נקט במתניתין 'הרי זה צבע' - אפילו דם (נדה) ודאי טהור אף למפרע, דכיון דלא עבר איגלאי מילתא למפרע שנתבטל בבגד? אלא ודאי בקפידא תליא מילתא </text:p>
      <text:p text:style-name="P28">וי"ל דלא איגלאי מילתא למפרע שלא היה ראוי לעבור מתחלה ע"י שלא עבר עתה, שהרי כל שעה הוא מתייבש יותר ויותר, ומעיקרא שמא היה ראוי לעבור; אי נמי היה סבור כריש לקיש דמטמא טומאה בלועה לכך אצטריך לומר 'ה"ז צבע'.</text:p>
      <text:p text:style-name="Standard">אמר ליה: אִין, דתניא: '<text:span text:style-name="T100">רבי חייא אומר: דם הנדה ודאי </text:span><text:span text:style-name="T89">(</text:span><text:span text:style-name="T46">כגון נדה שקנחה בסדין דם אף על גב דודאי דם הוא</text:span><text:span text:style-name="T89">)</text:span><text:span text:style-name="T100"> - מעביר עליו שבעה סמנין ומבטלו</text:span>' <text:span text:style-name="T89">(</text:span><text:span text:style-name="T46">ואפילו לא עבר הרי הוא בטל, וטהור הוא הואיל ואין אדם מקפיד עליו אחר העברת הסמנין, מדאזל לה חזותא</text:span><text:span text:style-name="T89">)</text:span>, ואמאי? הא דם נדה הוא? אלמא בקפידא תליא מילתא - הכא נמי בקפידא תליא מילתא.</text:p>
      <text:p text:style-name="Standard"/>
      <text:p text:style-name="Standard">תנן התם <text:span text:style-name="T87">[כלים פ"ט מ"ה]</text:span>: '<text:span text:style-name="T100">חרסין שנשתמש בהן זב שבלעו משקין </text:span><text:span text:style-name="T89">(</text:span><text:span text:style-name="T46">כגון עביט של מי רגלים של זב ושל זבה</text:span><text:span text:style-name="T89">)</text:span><text:span text:style-name="T100"> ונפלו לאויר התנור והוסק התנור - התנור טמא שסוף משקה לצאת</text:span> <text:span text:style-name="T89">(</text:span><text:span text:style-name="T46">כלומר: דרך משקה לצאת על ידי ליבון החרס, וכיון שהיו חרסין אלו בתנור בשעת היסקו - יצאו המשקין ונטמא תנור מאוירו</text:span><text:span text:style-name="T89">)</text:span>'; </text:p>
      <text:p text:style-name="Standard">אמר ריש לקיש: לא שנו <text:span text:style-name="T89">(</text:span><text:span text:style-name="T46">הא דקתני 'הוסק – אִין, לא הוסק - לא'</text:span><text:span text:style-name="T89">)</text:span> אלא משקין קלים <text:span text:style-name="T89">(</text:span><text:span text:style-name="T46">דכל זמן שהן נבלעין בחרסין - אין מטמאין את אויר התנור אלא משקין קלין </text:span><text:span text:style-name="T65">שאינן אב הטומאה</text:span><text:span text:style-name="T46">, כגון: דמעת עינו, ודם מגפתו, או מי רגלים דטמא מת או טמא שרץ: דאפילו כשהוסק ויצאו והיו הן ממש באויר התנור - לא טמאוהו אלא מדרבנן, דאין משקה מטמא כלי חוץ ממשקה אב הטומאה</text:span><text:span text:style-name="T89">)</text:span>, אבל משקין חמורין <text:span text:style-name="T89">(</text:span><text:span text:style-name="T46">כגון: מי רגלים של זב ושל זבה: שריבה בהן הכתוב מעיינות לטמא אדם וכלים</text:span><text:span text:style-name="T89">)</text:span> - טמא <text:span text:style-name="T89">(</text:span><text:span text:style-name="T46">התנור</text:span><text:span text:style-name="T89">)</text:span> אף על פי שלא הוסק התנור <text:span text:style-name="T89">(</text:span><text:span text:style-name="T46">כיון דיכולין לצאת על ידי היסק - לאו 'טומאה בלועה' היא, ומטמאה</text:span><text:span text:style-name="T89">)</text:span>;</text:p>
      <text:p text:style-name="Standard">רבי יוחנן אמר: אחד משקין קלין ואחד משקין חמורין, אם הוסק התנור – אִין, אי לא – לא <text:span text:style-name="T89">(</text:span><text:span text:style-name="T46">דהוה ליה טומאה בלועה בחרסין, וטומאה בלועה לא מטמיא, כדאמר ב'בהמה המקשה' </text:span><text:span text:style-name="T47">(חולין עא.)</text:span><text:span text:style-name="T89">)</text:span>. </text:p>
      <text:p text:style-name="Standard">איתיביה רבי יוחנן לריש לקיש: '<text:span text:style-name="T100">הטבילו ועשה על גביו טהרות והעביר עליו שבעה סמנין ולא עבר - הרי זה צבע, וטהרותיו טהורות, ואין צריך להטביל</text:span>' <text:span text:style-name="T89">(</text:span><text:span text:style-name="T46">אי אמרת בשלמא 'בלוע שאינו יכול לצאת אלא על ידי הדחק – טהור', משום הכי תלינן לקולא ואמרינן 'צבע הוא וטהור': משום דאי נמי דם הוא, כיון דנבלע כל כך דאין הסממנין יכולין להעבירו ואף פי שיכול לצאת על ידי צפון – טהור; אלא לדידך, דאמרת 'הואיל ויכולין לצאת על ידי היסק כי לא יצאו נמי טמאין', הכא היכי תלינן לקולא לאכול תרומה תלויה, דדלמא דם הוא</text:span><text:span text:style-name="T89">)</text:span>!?</text:p>
      <text:p text:style-name="Standard">אמר ליה: הנח לכתמים, דרבנן <text:span text:style-name="T89">(</text:span><text:span text:style-name="T46">דעיקר תחילת גזרתן אינה אלא מדרבנן, הילכך מקילינן דמדאורייתא עד שתראה בבשרה</text:span><text:span text:style-name="T89">)</text:span>.</text:p>
      <text:p text:style-name="P28">תוספות ד"ה הנח לכתמים דרבנן. מיהו כיון דרגילות לבא כתם מגופה - לא מקילינן אי לאו משום דאיכא למתלי בצבע, כדפירש במתניתין;</text:p>
      <text:p text:style-name="P28">ולא דמי לדם תבוסה דלקמן, דמקילינן, משום דהוי מדרבנן; </text:p>
      <text:p text:style-name="P25"><text:span text:style-name="T46">אי נמי כדי לטהר אפילו למפרע נקט '</text:span><text:span text:style-name="T75">הרי זה צבע</text:span><text:span text:style-name="T46">',</text:span></text:p>
      <text:p text:style-name="P28">או שמא מתחלה שלא נתייבש כל כך היה יכול לצאת. </text:p>
      <text:p text:style-name="Standard">והתני רבי חייא '<text:span text:style-name="T100">דם הנדה ודאי מעביר עליו שבעה סמנין ומבטלו</text:span>' <text:span text:style-name="T89">(</text:span><text:span text:style-name="T46">והא הכא דודאי דם הוא - מטהרינן ליה משום דנבלע כל כך ואף על פי שיכול לצאת על ידי צפון</text:span><text:span text:style-name="T89">)</text:span>?</text:p>
      <text:p text:style-name="Standard">אמר ליה: רבי לא שנה <text:span text:style-name="T89">(</text:span><text:span text:style-name="T46">אמר לו:זו אינה משנה, ומשובשת היא, הואיל ורבי לא שנאה במשנתינו שסידר את המשנה</text:span><text:span text:style-name="T89">)</text:span>, רבי חייא <text:span text:style-name="T89">(</text:span><text:span text:style-name="T46">תלמידו</text:span><text:span text:style-name="T89">)</text:span> מנא ליה?</text:p>
      <text:p text:style-name="P28">תוספות ד"ה רבי חייא מנא ליה. וא"ת אם כן לעולם לא ניתיב תיובתא מברייתא דמתני בי ר' חייא ובי רבי אושעיא!?</text:p>
      <text:p text:style-name="P25"><text:soft-page-break/><text:span text:style-name="T46">\וי"ל דבכולהו איכא למימר כדאמר אילפא בתענית </text:span><text:span text:style-name="T47">(דף כא.)</text:span><text:span text:style-name="T46"> ובכתובות </text:span><text:span text:style-name="T47">(דף סט:)</text:span><text:span text:style-name="T46">: 'כל דאמר מילתא דבי ר' חייא ור' אושעיא ולא פשיטנא ליה ממתני' כו''; והך הוה פשיטא ליה לר"ל דלא רמיזא במתניתין; ועוד, דסברא הוא: מדנקט מתניתין 'כתם' ולא 'דם נדה' שמע מינה דדם נדה ודאי לא מצי לבטל, ולית ליה חילוק בין להבא בין למפרע. </text:span></text:p>
      <text:p text:style-name="Standard">איתיביה רבי יוחנן לריש לקיש '<text:span text:style-name="T100">רביעית דם שנבלע בבית </text:span><text:span text:style-name="T89">(</text:span><text:span text:style-name="T46">רביעית דם של מת מטמא באהל</text:span><text:span text:style-name="T89">)</text:span><text:span text:style-name="T100"> - הבית טמא </text:span><text:span text:style-name="T89">(</text:span><text:span text:style-name="T46">כלי הבית באהל - טמאין</text:span><text:span text:style-name="T89">)</text:span>' </text:p>
      <text:p text:style-name="Text_20_body_20_indent">ואמרי לה '<text:span text:style-name="T100">הבית טהור</text:span>', ולא פליגי: הא בכלים דמעיקרא <text:span text:style-name="T89">(</text:span><text:span text:style-name="T46">שהיו שם קודם שנבלעה – טמאים: שנטמאו באהל</text:span><text:span text:style-name="T89">)</text:span>, הא בכלים דבסוף <text:span text:style-name="T89">(</text:span><text:span text:style-name="T46">שבאו לבית לאחר שנבלע הדם בקרקע – טהורים, דתו לא מטמיא</text:span><text:span text:style-name="T89">)</text:span>; </text:p>
      <text:p text:style-name="Standard"><text:span text:style-name="T100">נבלעה בכסות: אם מתכבסת ויוצא ממנה רביעית דם – טמאה, ואם לאו – טהורה </text:span><text:span text:style-name="T89">(</text:span><text:span text:style-name="T46">ואף על גב דרביעית שלמה נבלעת בו</text:span><text:span text:style-name="T89">)</text:span>' <text:span text:style-name="T89">(</text:span><text:span text:style-name="T46">אלמא בלוע שאינו יכול לצאת להדיא אלא על ידי הדחק, כי הכא: דע"י צפון נפקא כולה, וקתני 'טהורה'</text:span><text:span text:style-name="T89">)</text:span>!? </text:p>
      <text:p text:style-name="Standard">אמר רב כהנא: מקולי רביעיות שנו כאן: שאני דם תבוסה, דרבנן <text:span text:style-name="T89">(</text:span><text:span text:style-name="T46">האי רביעית דמקילין בה - לא בבאה ממש מן המת, אלא ברביעית דם תבוסה, שהוא ספק, ואפילו לא נבלעה - אין לה טומאה ודאית, כדתניא בפרק בתרא </text:span><text:span text:style-name="T47">(לקמן דף עא.)</text:span><text:span text:style-name="T46">: 'איזהו דם תבוסה? - הרוג שיצא ממנו רביעית דם בחייו ובמותו ספק יצא רובו מחיים ספק יצא רובו לאחר מיתה', וטמא</text:span><text:span text:style-name="T89">)</text:span>.</text:p>
      <text:p text:style-name="Standard"><text:s/></text:p>
      <text:p text:style-name="Standard">איתיביה ריש לקיש לרבי יוחנן <text:span text:style-name="T87">[אהלות פ"ג מ"ב]</text:span>: '<text:span text:style-name="T100">כל הבלוע שאינו יכול לצאת - טהור</text:span>' הא יכול לצאת טמא, ואף על גבי דלא נפיק!?</text:p>
      <text:p text:style-name="Standard">אמר רב פפא: כל היכא דאין יכול לצאת ולא הקפיד עליו - דברי הכל טהור; יכול לצאת והקפיד עליו - דברי הכל טמא; כי פליגי דיכול לצאת ולא הקפיד עליו: מר <text:span text:style-name="T111">[ריש לקיש]</text:span> סבר כיון דיכול לצאת אף על גב דלא הקפיד עליו <text:span text:style-name="T89">(</text:span><text:span text:style-name="T46">והנך חרסין, אף על גב דלא קפיד בהו להוציא כל מה שבתוכן - טמאין כל זמן שלא יצא, הואיל ויכול לצאת על ידי היסק</text:span><text:span text:style-name="T89">)</text:span>, ומר <text:span text:style-name="T111">[רבי יוחנן]</text:span> סבר אף על גב דיכול לצאת</text:p>
      <text:p text:style-name="Standard"/>
      <text:p text:style-name="Standard">(נדה סג,א)</text:p>
      <text:p text:style-name="Standard">אם הקפיד עליו – אִין <text:span text:style-name="T89">(</text:span><text:span text:style-name="T46">והא דקתני 'אם יכול לצאת - טמא' - כשהקפיד</text:span><text:span text:style-name="T89">)</text:span>, אי לא – לא. <text:s/></text:p>
      <text:p text:style-name="Standard"/>
      <text:p text:style-name="Standard">איזהו רוק תפל <text:span text:style-name="T89">[כל שלא טעם כלום]</text:span>: <text:s/></text:p>
      <text:p text:style-name="Standard">תנא: '<text:span text:style-name="T100">כל שלא טעם כלום </text:span><text:span text:style-name="T9">מבערב</text:span>';</text:p>
      <text:p text:style-name="Standard">סבר רב פפא קמיה דרבא למימר כמאן דאמר לא טעם מידי באורתא <text:span text:style-name="T89">(</text:span><text:span text:style-name="T46">שאפילו אמש לא טעם כלום</text:span><text:span text:style-name="T89">)</text:span>; אמר ליה רבא: מי קתני 'בערב'? '<text:span text:style-name="T104">מִ</text:span><text:span text:style-name="T100">בערב</text:span>' קתני <text:span text:style-name="T89">(</text:span><text:span text:style-name="T46">אבל אמש אכל כשאר בני אדם</text:span><text:span text:style-name="T89">)</text:span>, לאפוקי היכא דקדים ואכיל <text:span text:style-name="T89">(</text:span><text:span text:style-name="T46">קודם היום לאחר שניעור משנתו ואכיל, דלא הוי 'רוק תפל', לפי שהשינה ממררת את הרוק ומחזקתו והאוכל ממתקו ומעביר את כחו</text:span><text:span text:style-name="T89">)</text:span>.</text:p>
      <text:p text:style-name="Standard">אמר רבה בר בר חנה אמר רבי יוחנן: איזהו '<text:span text:style-name="T100">רוק תפל</text:span>'? - כל שעבר עליו חצות לילה, ובשינה.</text:p>
      <text:p text:style-name="Standard">למימרא דבשינה תליא מילתא? והתניא <text:span text:style-name="T87">[תוספתא נדה פ"ח מ"ד]</text:span>: '<text:span text:style-name="T100">ישן כל היום אין זה רוק תפל; ניעור כל הלילה הרי זה רוק תפל</text:span>'?</text:p>
      <text:p text:style-name="Standard">התם <text:span text:style-name="T89">(</text:span><text:span text:style-name="T46">דקתני '</text:span><text:span text:style-name="T75">ניעור כל הלילה הרי זה רוק תפל</text:span><text:span text:style-name="T46">'</text:span><text:span text:style-name="T89">)</text:span> <text:span text:style-name="T89">(</text:span><text:span text:style-name="T46">לא דניעור ממש, אלא</text:span><text:span text:style-name="T89">)</text:span> במתנמנם <text:span text:style-name="T89">(</text:span><text:span text:style-name="T46">דודאי שינה של לילה בעינן; ושינת היום - אף על גב דישן - לאו תפל הוא, הואיל וטעם כלום: שהטועם שחרית נהנה כל היום כולו</text:span><text:span text:style-name="T89">)</text:span>.</text:p>
      <text:p text:style-name="Standard">היכי דמי מתנמנם?</text:p>
      <text:p text:style-name="Standard">אמר רב אשי: נים ולא נים תיר ולא תיר: דקרו ליה ועני, ולא ידע לאהדורי סברא, וכי מדכרו ליה – מדכר. <text:span text:style-name="T111">[עיין הערוך]</text:span></text:p>
      <text:p text:style-name="P28">תוספות ד"ה נים ולא נים תיר ולא תיר. פירוש: נים ולא נים בתחלת שינה, תיר ולא תיר בסוף שינה, כשהוא ניעור משנתו; ובערבי פסחים [פסחים קכ:] נמי גבי 'נתנמנמו - יאכלו' ונקיט כי האי לישנא 'נים ולא נים תיר ולא תיר' - איכא לפרושי בכי האי גוונא: נים ולא נים - שעתה בחצות הלילה מתחיל להתנמנם; 'תיר ולא תיר' - שישן בחצי הראשון, ועתה כשמגיע בחצות הלילה היה מתחיל ליעור, והוא 'תיר ולא תיר'.</text:p>
      <text:p text:style-name="Standard">תנא: '<text:span text:style-name="T100">השכים ושנה פרקו - אין זה רוק תפל.</text:span>' <text:span text:style-name="T89">(</text:span><text:span text:style-name="T46">הדבור מעביר כח הרוק.</text:span><text:span text:style-name="T89">)</text:span> </text:p>
      <text:p text:style-name="Standard">ועד כמה?</text:p>
      <text:p text:style-name="Standard">אמר רב יהודה בר שילא אמר רב אשי אמר רבי אלעזר: כל שיצא רוב דבורו של שלש שעות <text:span text:style-name="T89">(</text:span><text:span text:style-name="T46">שהוא עשוי לדבר בשלש שעות</text:span><text:span text:style-name="T89">)</text:span>. <text:s/></text:p>
      <text:p text:style-name="Standard"><text:soft-page-break/></text:p>
      <text:p text:style-name="Standard">מי גריסין - לעיסת גריסין של פול <text:span text:style-name="T89">[חלוקת נפש]</text:span>: <text:s/></text:p>
      <text:p text:style-name="Standard">לימא <text:span text:style-name="T89">(</text:span><text:span text:style-name="T46">מתניתין, דבעי לעיסה כדי שיהא רוק מעורב בגריסין</text:span><text:span text:style-name="T89">)</text:span> מסייע ליה לריש לקיש, דאמר ריש לקיש: רוק תפל צריך שיהא עם כל אחד ואחד!</text:p>
      <text:p text:style-name="Standard">דלמא הבלא דפומא מעלי.</text:p>
      <text:p text:style-name="Standard">מתניתין דלא כרבי יהודה, דתניא: '<text:span text:style-name="T100">רבי יהודה אומר: מי גריסין רותח ועובר שיתן לתוכו מלח </text:span><text:span text:style-name="T89">(</text:span><text:span text:style-name="T46">קודם שהמלח מעביר כח הגריסין</text:span><text:span text:style-name="T89">)</text:span>.</text:p>
      <text:p text:style-name="Standard">מאי משמע דהאי 'עובר' לישנא דאקדומי הוא?</text:p>
      <text:p text:style-name="Standard">אמר רב נחמן בר יצחק: דאמר קרא: <text:span text:style-name="T47">(שמואל ב יח,כג)</text:span><text:span text:style-name="T90"> </text:span><text:span text:style-name="T91">[ויהי מה ארוץ ויאמר לו רוץ]</text:span><text:span text:style-name="T90"> וירץ אחימעץ דרך הככר ויעבור את הכושי</text:span> <text:span text:style-name="T89">(</text:span><text:span text:style-name="T46">קדם לפניו</text:span><text:span text:style-name="T89">)</text:span>;</text:p>
      <text:p text:style-name="Standard">אביי אמר מהכא: <text:span text:style-name="T47">(בראשית לג,ג)</text:span><text:span text:style-name="T90"> והוא עבר לפניהם </text:span><text:span text:style-name="T91">[וישתחו ארצה שבע פעמים עד גשתו עד אחיו]</text:span>; ואיבעית אימא מהכא: <text:span text:style-name="T47">(מיכה ב,יג)</text:span><text:span text:style-name="T90"> </text:span><text:span text:style-name="T91">[עלה הפרץ לפניהם פרצו ויעברו שער ויצאו בו]</text:span><text:span text:style-name="T90"> ויעבור מלכם לפניהם וה' בראשם</text:span>. <text:s/></text:p>
      <text:p text:style-name="Standard"/>
      <text:p text:style-name="Standard">מי רגלים:</text:p>
      <text:p text:style-name="Standard">שהחמיצו <text:span text:style-name="T89">(</text:span><text:span text:style-name="T46">שהסריחו</text:span><text:span text:style-name="T89">)</text:span>. <text:s/></text:p>
      <text:p text:style-name="Standard">תנא: כמה חימוצן?</text:p>
      <text:p text:style-name="Standard">שלשה ימים.</text:p>
      <text:p text:style-name="Standard"/>
      <text:p text:style-name="Standard">אמר רבי יוחנן: כל שיעורי חכמים בכתמים - צריך שיעור לשיעורן: דילד או דזקן <text:span text:style-name="T89">(</text:span><text:span text:style-name="T46">של זקן מעלו טפי</text:span><text:span text:style-name="T89">)</text:span>, דאיש או דאשה, מכוסים או מגולים <text:span text:style-name="T89">(</text:span><text:span text:style-name="T46">מכוסין מעלו טפי</text:span><text:span text:style-name="T89">)</text:span>, בימות החמה או בימות הגשמים <text:span text:style-name="T89">(</text:span><text:span text:style-name="T46">בימות החמה מעלו טפי</text:span><text:span text:style-name="T89">)</text:span>! <text:s/></text:p>
      <text:p text:style-name="Standard"/>
      <text:p text:style-name="Standard">וצריך לכסכס שלש פעמים: <text:s/></text:p>
      <text:p text:style-name="Standard">בעי רבי ירמיה: <text:span text:style-name="T89">(</text:span><text:span text:style-name="T46">האי 'שלש פעמים' דקתני -</text:span><text:span text:style-name="T89">)</text:span> אמטויי ואתויי חד <text:span text:style-name="T89">(</text:span><text:span text:style-name="T46">הולכה והובאה חשיב חד</text:span><text:span text:style-name="T89">)</text:span>? או דלמא אמטויי ואתויי תרתי <text:span text:style-name="T89">(</text:span><text:span text:style-name="T46">או דלמא אמטויי חשיב חד ואתויי חד, דהוו להו תרי</text:span><text:span text:style-name="T89">)</text:span>? מאי?</text:p>
      <text:p text:style-name="Standard">תיקו.<text:span text:style-name="T46"> </text:span></text:p>
      <text:p text:style-name="Standard"/>
      <text:p text:style-name="Standard">העבירן שלא כסדרן: <text:s/></text:p>
      <text:p text:style-name="Standard">תנו רבנן: '<text:span text:style-name="T100">הקדים שניים</text:span> <text:span text:style-name="T89">(</text:span><text:span text:style-name="T46">נתר ובורית וקמוניא ואשלג</text:span><text:span text:style-name="T89">)</text:span><text:span text:style-name="T100"> לראשונים </text:span><text:span text:style-name="T89">(</text:span><text:span text:style-name="T46">לרוק תפל, ומי גריסין, ומי רגלים</text:span><text:span text:style-name="T89">)</text:span>': תני חדא: '<text:span text:style-name="T100">שניים עלו לו</text:span> <text:span text:style-name="T89">(</text:span><text:span text:style-name="T46">אותם שהעביר בשנייה עלו לו</text:span><text:span text:style-name="T89">)</text:span><text:span text:style-name="T100">, ראשונים לא עלו לו</text:span>'<text:span text:style-name="T100"> </text:span><text:span text:style-name="T53">(</text:span><text:span text:style-name="T46">וכי הדר מעביר נתר ובורית וקמוניא ואשלג זימנא אחריתי בתר רוק וגריסין ומי רגלים - נמצא עוברין עליו כסדרן</text:span><text:span text:style-name="T53">)</text:span>; ותניא אידך: '<text:span text:style-name="T100">ראשונים עלו לו, שניים לא עלו לו</text:span>' <text:span text:style-name="T89">(</text:span><text:span text:style-name="T46">וקשיין אהדדי</text:span><text:span text:style-name="T89">)</text:span>!</text:p>
      <text:p text:style-name="Standard">אמר אביי: אידי ואידי שניים עלו לו ולא ראשונים <text:span text:style-name="T89">(</text:span><text:span text:style-name="T46">הא והא סבירא להו שהעביר שניים שהיה לו להעביר ראשון - עלו לו, וראשונים = שהעביר ראשון - לא עלו לו, דהכי שפיר: דכי הדר מצרכינן לעבורינהו בתר שניים - הוי ליה כסדרן</text:span><text:span text:style-name="T89">)</text:span>; ומאי '<text:span text:style-name="T100">ראשונים</text:span>' <text:span text:style-name="T89">(</text:span><text:span text:style-name="T46">דקתני באידך ברייתא 'עלו לו'</text:span><text:span text:style-name="T89">)</text:span>? - ראשונים לכסדרן ושניים להעברתן <text:span text:style-name="T89">(</text:span><text:span text:style-name="T46">שהיה לו להעביר תחלה שהוא העביר לבסוף, דהוו להו הנך ראשונים לכסדרן - שניים להעברתן</text:span><text:span text:style-name="T89">)</text:span>.</text:p>
      <text:p text:style-name="Standard"/>
      <text:p text:style-name="Standard"/>
      <text:p text:style-name="Standard">משנה:</text:p>
      <text:p text:style-name="Standard">כל אשה שיש לה וסת דיה שעתה <text:span text:style-name="T89">(</text:span><text:span text:style-name="T46">בכל ראיות שתראה על ידי וסתות אלו</text:span><text:span text:style-name="T89">)</text:span>; </text:p>
      <text:p text:style-name="Standard">ואלו הן הוסתות: </text:p>
      <text:p text:style-name="Standard">מפהקת <text:span text:style-name="T89">(</text:span><text:span text:style-name="T46">אישטריליי"ר בלע"ז </text:span><text:span text:style-name="T112">[מתמתחת, משתרעת]</text:span><text:span text:style-name="T89">)</text:span> </text:p>
      <text:p text:style-name="Standard">ומעטשת </text:p>
      <text:p text:style-name="P28">תוספות ד"ה מעטשת. אישטרנויי"ר; וגוסה פירש רש"י בגמרא באליי"ר, ואין נראה אלא פירוש רוטי"ר וכן גיהק בתפלה רוטי"ר, ובערוך פירש 'קול היוצא מן הגרון מתוך מאכל כבד' וזה רוטי"ר; ואין נראה לפרש שנגלוטי"ר. וכולהו הני וסתות איירי שמפהקת או מעטשת - שעה או שתים בעת שרגילה לראות, אבל משום פיהוק או עיטוש חדא זימנא - לא קבעה, מדמפליג בין תחלת וסת לסוף וסת ובחד פיהוק וחד עיטוש לא שייך תחלה וסוף.</text:p>
      <text:p text:style-name="Standard"><text:soft-page-break/>וחוששת בפי כריסה <text:span text:style-name="T89">(</text:span><text:span text:style-name="T46">נגד טבורה</text:span><text:span text:style-name="T89">)</text:span> ובשפולי מעיה <text:span text:style-name="T89">(</text:span><text:span text:style-name="T46">בית הרחם</text:span><text:span text:style-name="T89">)</text:span>;</text:p>
      <text:p text:style-name="Standard">ושופעת; <text:span text:style-name="T89">(</text:span><text:span text:style-name="T46">בגמרא פריך מאי קאמר</text:span><text:span text:style-name="T89">)</text:span> </text:p>
      <text:p text:style-name="Standard">וכמין צמרמורות <text:span text:style-name="T89">(</text:span><text:span text:style-name="T46">פריצונ"ש </text:span><text:span text:style-name="T112">[רעדים]</text:span><text:span text:style-name="T89">)</text:span> אוחזין אותה; </text:p>
      <text:p text:style-name="Standard"><text:span text:style-name="T89">(</text:span><text:span text:style-name="T46">בכך למודה להיות בכל עת שהיא רואה</text:span><text:span text:style-name="T89">)</text:span> </text:p>
      <text:p text:style-name="Standard">וכן כיוצא בהן <text:span text:style-name="T89">(</text:span><text:span text:style-name="T46">מפרש בגמרא</text:span><text:span text:style-name="T89">)</text:span>;</text:p>
      <text:p text:style-name="Standard">וכל שקבעה לה שלשה פעמים - הרי זה וסת.</text:p>
      <text:p text:style-name="Standard"/>
      <text:p text:style-name="Standard">גמרא:</text:p>
      <text:p text:style-name="Standard">תנינא חדא זימנא <text:span text:style-name="T87">[נדה פ"א מ"א]</text:span>: '<text:span text:style-name="T100">כל אשה שיש לה וסת דיה שעתה</text:span>'!?</text:p>
      <text:p text:style-name="Standard">התם בוסתות דיומי <text:span text:style-name="T89">(</text:span><text:span text:style-name="T46">כגון מט"ו לט"ו</text:span><text:span text:style-name="T89">)</text:span>, הכא בוסתות דגופא, כדקתני '<text:span text:style-name="T100">אלו הן וסתות: היתה מפהקת מעטשת וחוששת בפי כריסה ובשפולי מעיה ושופעת</text:span>' </text:p>
      <text:p text:style-name="Standard">'שופעת'? הא שפעה ואזלא <text:span text:style-name="T89">(</text:span><text:span text:style-name="T46">והיכן הוא הוסת הואיל וכל ימיה רואה</text:span><text:span text:style-name="T89">)</text:span>!?</text:p>
      <text:p text:style-name="Standard">אמר עולא בריה דרב עלאי:</text:p>
      <text:p text:style-name="Standard"/>
      <text:p text:style-name="Standard">(נדה סג,ב)</text:p>
      <text:p text:style-name="Standard">בשופעת דם טמא מתוך דם טהור <text:span text:style-name="T89">(</text:span><text:span text:style-name="T46">רגילה לראות דם טהור תחלה, ואחר כך דם טמא - הוי וסת, וכל שעה שתראה דם טמא אחר דם טהור - אמרינן דדיה שעתה</text:span><text:span text:style-name="T89">)</text:span>. <text:s/></text:p>
      <text:p text:style-name="Standard"/>
      <text:p text:style-name="Standard">וכמין צמרמורות <text:span text:style-name="T89">[אוחזין אותה, וכל כיוצא בהן]</text:span>: <text:s/></text:p>
      <text:p text:style-name="Standard">'<text:span text:style-name="T100">וכן כיוצא בהן</text:span>' לאתויי מאי?</text:p>
      <text:p text:style-name="Standard">אמר רבה בר עולא: לאתויי אשה שראשה כבד עליה ואבריה כבדים עליה ורותתת וגוסה <text:span text:style-name="T89">(</text:span><text:span text:style-name="T46">בלאיי"ר </text:span><text:span text:style-name="T112">[מפהקת]</text:span><text:span text:style-name="T89">)</text:span>.</text:p>
      <text:p text:style-name="Standard">אמר רב הונא בר חייא אמר שמואל: הרי אמרו <text:span text:style-name="T89">(</text:span><text:span text:style-name="T46">לקמן בשמעתין</text:span><text:span text:style-name="T89">)</text:span>: 'לימים – שנים <text:span text:style-name="T89">(</text:span><text:span text:style-name="T46">וסתות דיומי משקבעתן שתי פעמים הוי וסת</text:span><text:span text:style-name="T89">)</text:span>, לוסתות <text:span text:style-name="T89">(</text:span><text:span text:style-name="T46">דגופה, כגון הני דמתניתין</text:span><text:span text:style-name="T89">)</text:span> – אחת <text:span text:style-name="T89">(</text:span><text:span text:style-name="T46">משקבעתן פעם אחת הוי וסת: אינה צריכה לא לשנות ולא לשלש, ומפרש לה: לשנות בוסתות כו'</text:span><text:span text:style-name="T89">)</text:span>, למה? - שלא מנו חכמים שלשה'; </text:p>
      <text:p text:style-name="Body_20_Text_20_Indent_20_2">תוספות ד"ה לימים שנים. היינו כרבי, דאמר בתרי זימני הויא חזקה, ושלא מנו חכמים שלשה - הואיל ואינו וסת גמור מודה רבי דבעי שלש זימני והכי קים ליה.</text:p>
      <text:p text:style-name="P10"/>
      <text:p text:style-name="Standard">'<text:span text:style-name="T100">למה שלא מנו חכמים</text:span>' <text:span text:style-name="T89">(</text:span><text:span text:style-name="T46">למה שלא מנו חכמים 'וסת שלש'; וקמיבעיא ליה לשמואל: 'למה שלא מנו חכמים' מאי היא? והכי קאמר שמואל: אני שמעתי כן: למה שלא מנו חכמים שלש, אבל איני יודע מהו</text:span><text:span text:style-name="T89">)</text:span> לאתויי מאי?</text:p>
      <text:p text:style-name="Standard">אמר רב יוסף: לאתויי ראשה כבד עליה ואבריה כבדין עליה ורותתת וגוסה.</text:p>
      <text:p text:style-name="Standard">אמר ליה אביי: מאי קא משמע לן? מתניתין היא <text:span text:style-name="T89">(</text:span><text:span text:style-name="T46">דקתני '</text:span><text:span text:style-name="T75">וכן כיוצא בהן</text:span><text:span text:style-name="T46">'</text:span><text:span text:style-name="T89">)</text:span>, דהא פרשה רבה בר עולא <text:span text:style-name="T89">(</text:span><text:span text:style-name="T46">לאתויי הני</text:span><text:span text:style-name="T89">)</text:span>!</text:p>
      <text:p text:style-name="Standard">אלא אמר אביי: לאתויי אכלה שום וראתה, ואכלה בצלים וראתה, כססה פלפלים וראתה.</text:p>
      <text:p text:style-name="P10">תוספות ד"ה אכלה שום וראתה. הואיל ועל ידי מעשה הם - אינו וסת גמור, ולא הוה בכלל דמתניתין;</text:p>
      <text:p text:style-name="P10">ואי תימא ואמאי לא קאמר נמי קפצה וראתה דהוו נמי על ידי מעשה?</text:p>
      <text:p text:style-name="P10">ויש לומר דאינה קובעת וסת לקפיצות לחודיהו, כדאמר בפרק קמא [לעיל יא.] דכל שתקבענה מחמת אונס אפילו כמה פעמים לא קבעה, אבל אכלה שום לא חשיב אונס כמו טורח של קפיצה, שאין הראייה באה על ידי טורח אלא ממילא.</text:p>
      <text:p text:style-name="Standard">אמר רב יוסף: לא שמיע לי הא שמעתא <text:span text:style-name="T89">(</text:span><text:span text:style-name="T46">דשמואל, דאמר 'לימים שנים, לוסתות אחד'</text:span><text:span text:style-name="T89">)</text:span>.</text:p>
      <text:p text:style-name="Standard">אמר ליה אביי: את אמריתה ניהלן, ואהא אמריתה ניהלן <text:span text:style-name="T87">[נדה פ"ט מ"י]</text:span>: '<text:span text:style-name="T100">היתה למודה להיות רואה יום חמשה עשר, ושינתה ליום עשרים - זה וזה אסורין </text:span><text:span text:style-name="T89">(</text:span><text:span text:style-name="T46">כשיגיע עוד חמשה עשר - אסורה לשמש שמא תחזור לוסתה; וכשיגיע יום עשרים נמי תאסר, שמא מעכשיו תקבע וסת ליום עשרים</text:span><text:span text:style-name="T89">)</text:span><text:span text:style-name="T100">; שלש פעמים ליום עשרים - הותר יום חמשה עשר וקבעה לה יום עשרים, שאין אשה קובעת לה וסת עד שתקבענה שלש פעמים</text:span>', ואמרת לן עלה: אמר רב יהודה אמר שמואל: 'זו דברי רבן גמליאל בר רבי, שאמר משום רבן שמעון בן גמליאל <text:span text:style-name="T89">(</text:span><text:span text:style-name="T46">דלא הוי חזקה בציר מתלת זימני, כדשמעינן ליה לרבן שמעון בן גמליאל בכל דוכתי </text:span><text:span text:style-name="T112">[כגון אשה קטלנית]</text:span><text:span text:style-name="T46">: 'לשלישי תנשא לרביעי לא תנשא' </text:span><text:span text:style-name="T47">(יבמות דף סד:)</text:span><text:span text:style-name="T89">)</text:span>, אבל חכמים אומרים: ראתה - אינה <text:soft-page-break/>צריכה לא לשנות ולא לשלש'; ואמרינן לך: לשנות אמרת לן, לשלש מיבעיא? ואמרת לן: לשנות בוסתות, לשלש בימים.</text:p>
      <text:p text:style-name="Standard">ונימא 'זו דברי רבן שמעון בן גמליאל' <text:span text:style-name="T89">(</text:span><text:span text:style-name="T46">דהא קיימא לן בכל דוכתי דבעי שלשה זימני לחזקה</text:span><text:span text:style-name="T89">)</text:span>?</text:p>
      <text:p text:style-name="Standard">הא קא משמע לן שמואל: דרבן גמליאל ברבי - כרבן שמעון בן גמליאל סבירא ליה.</text:p>
      <text:p text:style-name="Standard"/>
      <text:p text:style-name="Standard"/>
      <text:p text:style-name="Standard">משנה:</text:p>
      <text:p text:style-name="Standard">היתה למודה להיות רואה בתחלת הוסתות <text:span text:style-name="T89">(</text:span><text:span text:style-name="T46">בוסתות דגופה קאמר</text:span><text:span text:style-name="T89">)</text:span> - כל הטהרות שעשתה בתוך הוסתות טמאות; בסוף הוסתות - כל הטהרות שעשתה בתוך הוסתות טהורות; </text:p>
      <text:p text:style-name="Standard">רבי יוסי אומר: אף ימים ושעות וסתות <text:span text:style-name="T89">(</text:span><text:span text:style-name="T46">בגמרא מפרש</text:span><text:span text:style-name="T89">)</text:span>: היתה למודה להיות רואה עם הנץ החמה - אינה אסורה אלא עם הנץ החמה <text:span text:style-name="T89">(</text:span><text:span text:style-name="T46">וכל הלילה משמשת, ואם עבר הנץ החמה ולא ראתה - משמשת כל היום; ורבי יוסי קתני לה, דדייק שעת הוסתות ותו לא</text:span><text:span text:style-name="T89">)</text:span>;</text:p>
      <text:p text:style-name="Standard">רבי יהודה אומר: כל היום שלה <text:span text:style-name="T89">(</text:span><text:span text:style-name="T46">מותרת לשמש משעבר הנץ החמה ולא ראתה</text:span><text:span text:style-name="T89">)</text:span>. <text:span text:style-name="T89">(</text:span><text:span text:style-name="T46">אבל כל הלילה שלפני הנץ החמה של וסתה - אסורה לשמש; ומפרש בגמרא דהאי '</text:span><text:span text:style-name="T75">למודה עם הנץ החמה</text:span><text:span text:style-name="T46">' דקתני = דרגילה למחזי בסוף ליליא מקמי דלימטי תחלת יממא, ואנן אסרינן לה כל עונת וסתה; נמצאת אסורה כל הלילה שהיא עונת וסתה; ורבי יהודה מחמיר.</text:span><text:span text:style-name="T89">)</text:span> </text:p>
      <text:p text:style-name="Standard"/>
      <text:p text:style-name="Standard">גמרא:</text:p>
      <text:p text:style-name="Standard">תנא: '<text:span text:style-name="T100">כיצד אמר רבי יוסי 'ימים ושעות וסתות'? </text:span></text:p>
      <text:p text:style-name="Standard"><text:span text:style-name="T108">היתה למודה</text:span> <text:span text:style-name="T100">להיות רואה מיום עשרים ליום עשרים ומשש שעות לשש שעות, הגיע יום עשרים ולא ראתה - אסורה לשמש כל שש שעות ראשונות, דברי רבי יהודה; </text:span></text:p>
      <text:p text:style-name="Standard"><text:span text:style-name="T100">ורבי יוסי מתיר עד שש שעות </text:span><text:span text:style-name="T89">(</text:span><text:span text:style-name="T46">דשעות דייקינן: הואיל ווסתה בשעה ששית - אינה אסורה לא לפניה ולא לאחריה</text:span><text:span text:style-name="T89">)</text:span><text:span text:style-name="T100">, וחוששת בשש שעות </text:span><text:span text:style-name="T89">(</text:span><text:span text:style-name="T46">שעה ששית היא אסורה שהוא וסתה</text:span><text:span text:style-name="T89">)</text:span><text:span text:style-name="T100">; </text:span></text:p>
      <text:p text:style-name="Standard"><text:span text:style-name="T100">עברו שש שעות ולא ראתה - אסורה לשמש כל היום כולו, דברי רבי יהודה </text:span><text:span text:style-name="T89">(</text:span><text:span text:style-name="T46">ורבי יהודה לטעמיה, דאמר 'כל עונת וסתה אסורה', ועונה הוי או יום או לילה, ומי שוסתה בלילה - ואפילו בסופה - אסורה כל הלילה, ואם וסתה ביום ואפילו בסופו - כל היום אסורה</text:span><text:span text:style-name="T89">)</text:span><text:span text:style-name="T100">; </text:span></text:p>
      <text:p text:style-name="Standard"><text:span text:style-name="T100">ורבי יוסי מתיר מן המנחה ולמעלה </text:span><text:span text:style-name="T89">(</text:span><text:span text:style-name="T46">היינו משש שעות ולמעלה: מכי ינטו צללי ערב, ובשבע כבר נטו הצללים: שהחמה במערב</text:span><text:span text:style-name="T89">)</text:span>.' <text:s/></text:p>
      <text:p text:style-name="Standard"/>
      <text:p text:style-name="Standard">היתה למודה: <text:s/></text:p>
      <text:p text:style-name="Standard">והתניא: '<text:span text:style-name="T100">רבי יהודה אומר: כל הלילה שלה</text:span>'?</text:p>
      <text:p text:style-name="Standard">לא קשיא: הא דרגילה לראות בתחלת יממא, והא דרגילה לראות בסוף ליליא <text:span text:style-name="T89">(</text:span><text:span text:style-name="T46">עם הנץ דמתניתין = בסוף לילה, לפיכך כל היום שלה, והלילה אסורה עם הנץ, דברייתא - בתחלת יממא, ולפיכך לילה מותרת ויום אסורה</text:span><text:span text:style-name="T89">)</text:span>.</text:p>
      <text:p text:style-name="Standard">תני חדא '<text:span text:style-name="T100">רבי יהודה אוסרה לפני וסתה ומתירה לאחר וסתה</text:span>', ותניא אידך '<text:span text:style-name="T100">אוסרה לאחר וסתה ומתירה לפני וסתה</text:span>' - ולא קשיא: הא דרגילה למחזי בסוף ליליא, הא דרגילה למחזי בתחלת יממא.</text:p>
      <text:p text:style-name="P10"/>
      <text:p text:style-name="Standard">אמר רבא: הלכה כרבי יהודה. </text:p>
      <text:p text:style-name="Standard">ומי אמר רבא הכי?: והתניא '<text:span text:style-name="T47">(ויקרא טו,לא)</text:span><text:span text:style-name="T102"> והזרתם את בני ישראל מטומאתם </text:span><text:span text:style-name="T91">[ולא ימתו בטמאתם בטמאם את משכני אשר בתוכם]</text:span> <text:span text:style-name="T89">(</text:span><text:span text:style-name="T46">וסמיך ליה </text:span><text:span text:style-name="T47">[פסוק לג]</text:span><text:span text:style-name="T46"> </text:span><text:span text:style-name="T50">והדוה בנדתה</text:span><text:span text:style-name="T89">)</text:span><text:span text:style-name="T100"> - מכאן אמר רבי ירמיה: אזהרה לבני ישראל שיפרשו מנשותיהן סמוך לוסתן</text:span>'; וכמה? - אמר רבא: עונה; מאי לאו עונה אחריתי <text:span text:style-name="T89">(</text:span><text:span text:style-name="T46">דאם וסתה ביום - אסורה כל היום וכל הלילה שלפניו, ורבי יהודה לא אסר אלא עונת וסתה</text:span><text:span text:style-name="T89">)</text:span>? </text:p>
      <text:p text:style-name="Standard">לא, אותה עונה.</text:p>
      <text:p text:style-name="Standard">ותרתי למה לי <text:span text:style-name="T89">(</text:span><text:span text:style-name="T46">לרבא לאשמועינן</text:span><text:span text:style-name="T89">)</text:span>?</text:p>
      <text:p text:style-name="Standard">צריכא: דאי אשמועינן הא, הוה אמינא 'הני מילי לטהרות, אבל לבעלה לא' - קא משמע לן; ואי מההיא – הוה אמינא 'סמוך לוסתה עונה אחריתי' - קא משמע לן אותה עונה.</text:p>
      <text:p text:style-name="Standard"/>
      <text:p text:style-name="Standard"/>
      <text:p text:style-name="Standard"><text:soft-page-break/>משנה:</text:p>
      <text:p text:style-name="Standard">היתה למודה להיות רואה יום ט"ו <text:span text:style-name="T111">[לאחר טבילתה – נדה לט,א]</text:span> ושינתה להיות רואה ליום עשרים - זה וזה אסורין; שינתה פעמים ליום עשרים - זה וזה אסורין; שינתה שלש פעמים ליום עשרים - הותר ט"ו וקבעה לה יום עשרים, שאין אשה קובעת לה וסת עד שתקבענה שלש פעמים, ואינה מטהרת מן הוסת <text:span text:style-name="T89">(</text:span><text:span text:style-name="T46">דאסורה כל ימי וסתה שמא תראה</text:span><text:span text:style-name="T89">)</text:span> עד שתעקר ממנה שלש פעמים.</text:p>
      <text:p text:style-name="Standard"/>
      <text:p text:style-name="Standard">(נדה סד,א)</text:p>
      <text:p text:style-name="Standard">גמרא:</text:p>
      <text:p text:style-name="Standard">איתמר: ראתה יום חמשה עשר לחדש זה, ויום ט"ז לחדש זה, ויום שבעה עשר לחדש זה:</text:p>
      <text:p text:style-name="Standard">רב אמר: קבעה לה וסת לדילוג <text:span text:style-name="T89">(</text:span><text:span text:style-name="T46">ואסורה ליום י"ח לחדש רביעי, וליום י"ט בחדש חמישי, וכן לעולם</text:span><text:span text:style-name="T89">)</text:span>;</text:p>
      <text:p text:style-name="Standard">ושמואל אמר: עד שתשלש בדילוג <text:span text:style-name="T89">(</text:span><text:span text:style-name="T46">ויום ט"ו אינו מן המנין, שהוא תחלת ראייתה, ואין שם דילוג</text:span><text:span text:style-name="T89">)</text:span>.</text:p>
      <text:p text:style-name="Standard">נימא רב ושמואל בפלוגתא דרבי ורבן שמעון בן גמליאל קמיפלגי, דתניא <text:span text:style-name="T87">[תוספתא שבת פ"טז מ"ה]</text:span>: '<text:span text:style-name="T100">ניסת לראשון ומת, לשני ומת, לשלישי לא תנשא - דברי רבי; רבן שמעון בן גמליאל אומר: לשלישי תנשא, לרביעי לא תנשא</text:span>'?</text:p>
      <text:p text:style-name="Standard">לא! דכולי עלמא כרבן שמעון בן גמליאל, והכא בהא קמיפלגי: רב סבר חמשה עשר ממנינא, ושמואל סבר: כיון דלאו בדילוג חזיתיה - לאו ממנינא הוא.</text:p>
      <text:p text:style-name="Standard">איתיביה: '<text:span text:style-name="T108">היתה למודה להיות רואה יום ט"ו, ושינתה ליום ששה עשר - זה וזה אסורין </text:span><text:span text:style-name="T89">(</text:span><text:span text:style-name="T46">כלומר: כשיגיע ט"ו וי"ו עוד תאסר</text:span><text:span text:style-name="T89">)</text:span><text:span text:style-name="T108">; שינתה ליום שבעה עשר - הותר ששה עשר </text:span><text:span text:style-name="T89">(</text:span><text:span text:style-name="T46">מכאן ואילך שלא קבעתו אלא פעם אחת הלכך בפעם אחת הוא נעקר</text:span><text:span text:style-name="T89">)</text:span><text:span text:style-name="T108"> ונאסר חמשה עשר ושבעה עשר; שינתה ליום שמונה עשר - הותרו כולן </text:span><text:span text:style-name="T89">(</text:span><text:span text:style-name="T46">ט"ו - שהרי עקרתו שלשה פעמים; וט"ז וי"ז - בחדא זימנא מיעקר</text:span><text:span text:style-name="T89">)</text:span><text:span text:style-name="T108">, ואין אסור אלא משמונה עשר ואילך </text:span><text:span text:style-name="T89">(</text:span><text:span text:style-name="T46">ואפילו י"ח הבא לא יאסר אלא יום טוב, כדקתני 'משמונה עשר ואילך': שהרי שילשה בדילוג וקבעה לה וסת לדילוג</text:span><text:span text:style-name="T89">)</text:span>' - קשיא <text:span text:style-name="T89">(</text:span><text:span text:style-name="T46">גירסת רש"י: תיובתא</text:span><text:span text:style-name="T89">)</text:span> לרב <text:span text:style-name="T89">(</text:span><text:span text:style-name="T46">דהא קתני 'שינתה לשבעה עשר נאסר ט"ו וי"ו', ולא קתני 'מי"ז ואילך' ואף על גב דדילגה תרי זימני, אלמא ראייה קמייתא לאו ממנינא</text:span><text:span text:style-name="T89">)</text:span>!</text:p>
      <text:p text:style-name="Standard">אמר לך רב: למודה שאני <text:span text:style-name="T89">(</text:span><text:span text:style-name="T46">כיון דוסתה קבוע לט"ו - שדינן ראייה של ט"ו עם ראיות שעברו עליה, שהרי בזמנה ראתה, והיכי הוה מצינן למימנייה עם הני דדילוג?: וכי אמינא אנא - היכא דראיית ט"ו שהיתה תחלת ראייתה, או שלא היה לה וסת קודם לכן, או שהיה לה וסת ליום עשרים</text:span><text:span text:style-name="T89">)</text:span>.</text:p>
      <text:p text:style-name="Standard">ודקארי לה מאי קארי לה <text:span text:style-name="T89">(</text:span><text:span text:style-name="T46">הא ודאי, היכי מצי לאקשויי מלמודה</text:span><text:span text:style-name="T89">)</text:span>?</text:p>
      <text:p text:style-name="Standard">'למודה' אצטריכא ליה <text:span text:style-name="T89">(</text:span><text:span text:style-name="T46">קסלקא דעתא הוא הדין לשאינה למודה: בעינן תלתא זימני דילוג, והאי דנקט 'למודה' - לאו משום עקירת וסת דילוג, למידק דלמודה - הוא דבעי שתשלש בדילוג, אלא משום עקירת וסת ראשון, דקתני 'חזרה ושינתה לי"ז הותר ט"ז ונאסר ט"ו וי"ז' - ואף על גב דעקרתיה לט"ו תרי זימני</text:span><text:span text:style-name="T89">)</text:span>: מהו דתימא 'כיון דלמודה ועקרתיה בתרי זימני <text:span text:style-name="T89">(</text:span><text:span text:style-name="T46">אמינא כיון דלמודה הואי בט"ו ועקרתיה תרי זימני</text:span><text:span text:style-name="T89">)</text:span> עקרה ליה <text:span text:style-name="T89">(</text:span><text:span text:style-name="T46">תו לא הדרה, ותשתרי לט"ו הבא</text:span><text:span text:style-name="T89">)</text:span>' - קא משמע לן <text:span text:style-name="T89">(</text:span><text:span text:style-name="T46">דאין וסת קבוע נעקר בפחות משלש פעמים</text:span><text:span text:style-name="T89">)</text:span>.</text:p>
      <text:p text:style-name="Standard"/>
      <text:p text:style-name="Standard">מיתיבי <text:span text:style-name="T87">[תוספתא נדה פ"ט מ"ג]</text:span>: '<text:span text:style-name="T108">ראתה יום עשרים ואחד בחדש זה, יום עשרים ושנים בחדש זה, יום עשרים ושלשה בחדש זה - קבעה לה וסת; סירגה </text:span><text:span text:style-name="T89">(</text:span><text:span text:style-name="T46">מיום כ"ב</text:span><text:span text:style-name="T89">)</text:span><text:span text:style-name="T108"> ליום עשרים וארבעה - לא קבעה לה וסת </text:span><text:span text:style-name="T89">(</text:span><text:span text:style-name="T46">שאין דילוג זה דומה לראשון: דראשון יום אחד וזה שני ימים כאחד</text:span><text:span text:style-name="T89">)</text:span>'; <text:span text:style-name="T89">(</text:span><text:span text:style-name="T46">קתני מיהא קבעה לה וסת בשלש ראיות, וראשונה בכלל -</text:span><text:span text:style-name="T89">)</text:span> תיובתא דשמואל!</text:p>
      <text:p text:style-name="Standard">אמר לך שמואל: הכא במאי עסקינן? - כגון דרגילה למחזי ביום עשרים, ושינתה ליום עשרים ואחד <text:span text:style-name="T89">(</text:span><text:span text:style-name="T46">דאיכא דילוג תלת זימני</text:span><text:span text:style-name="T89">)</text:span>; דיקא נמי דשבקינן 'ליום עשרים' ונקט 'ליום עשרים ואחד' <text:span text:style-name="T89">(</text:span><text:span text:style-name="T46">דיקא נמי מדשבקינן ליום עשרים, דהוה ליה למיתני 'ראתה ביום עשרים בחדש זה, ויום עשרים ואחד בחדש זה, ויום עשרים ושנים בחדש זה', שכן דרך לשון תנאים לשנות כלל ולשון קצרה</text:span><text:span text:style-name="T89">)</text:span> - שמע מינה.</text:p>
      <text:p text:style-name="P57">[## דיקא נמי שלא נאמר בתחילה 'היתה למודה לראות יום עשרים ואחד', אלא 'ראתה' – במקרה.]</text:p>
      <text:p text:style-name="Standard"/>
      <text:p text:style-name="Standard">שאין האשה קובעת לה וסת עד שתקבענה <text:span text:style-name="T89">[שלש פעמים]</text:span>: <text:s/></text:p>
      <text:p text:style-name="Standard"><text:soft-page-break/>אמר רב פפא: לא אמרן <text:span text:style-name="T89">(</text:span><text:span text:style-name="T46">דאין קובעת עד שתקבענו שלש פעמים</text:span><text:span text:style-name="T89">)</text:span> אלא למקבעה <text:span text:style-name="T89">(</text:span><text:span text:style-name="T46">דתהוי דיה שעתה ולא יעקר בפחות משלש </text:span><text:span text:style-name="T112">[פעמים]</text:span><text:span text:style-name="T89">)</text:span>, אבל למיחש לה בחדא זימנא – חיישא <text:span text:style-name="T89">(</text:span><text:span text:style-name="T46">שאם ראתה ביום ט"ו פעם אחת - חוששת לט"ו הבא, ולא תשמש</text:span><text:span text:style-name="T89">)</text:span>.</text:p>
      <text:p text:style-name="Standard">מאי קא משמע לן?: תנינא : '<text:span text:style-name="T100">היתה למודה להיות רואה יום חמשה עשר ושינתה ליום עשרים - זה וזה אסורין</text:span>'!?</text:p>
      <text:p text:style-name="Standard">אי מהתם הוה אמינא: 'הני מילי היכא דקיימא בתוך ימי נדתה <text:span text:style-name="T89">(</text:span><text:span text:style-name="T46">היכא דקאים ליה אותו יום ששינתה בו בתוך ימים שראויה להיות בהן נדה, כי מתניתין, שהיא למודה להיות רואה ביום ט"ו לטבילתה שהוא כ"ב לראייתה, וכדאוקימנא ב'בנות כותים' </text:span><text:span text:style-name="T47">(לעיל לט.)</text:span><text:span text:style-name="T46"> ושינתה ליום עשרים לטבילה שהן עשרים ושבע לראייה, דכי הדר מטי יום ט"ו לטבילתה - קיימא לה בימים הראויים לנדה, שהרי שלמו לאחר טבילה י"א שבין נדה לנדה ונכנסה ארבעה ימים בימים </text:span><text:span text:style-name="T46">הראויים לנדות</text:span><text:span text:style-name="T89">)</text:span>, אבל היכא דלא קיימא בתוך ימי נדתה <text:span text:style-name="T89">(</text:span><text:span text:style-name="T46">אבל היכא דקאי בתוך ימי זיבתה, כגון שהיתה למודה לראות ליום חמשה עשר לטבילתה, והקדימה וראתה בתוך ימי הזוב, כגון ליום עשירי לטבילה</text:span><text:span text:style-name="T89">)</text:span> אימא לא <text:span text:style-name="T89">(</text:span><text:span text:style-name="T46">אימא לא תיחוש לה, דכי מטיא טבילתה אחריתי ותטבול ויגיע יום עשרים - לא תאסר לשמש, דהא קיימא לן בפרק רביעי לעיל </text:span><text:span text:style-name="T47">(דף לט.)</text:span><text:span text:style-name="T46"> 'כל אחד עשר בחזקת טהרה', שאינה מוחזקת רואה, הלכך משום חדא זימנא לא תיחוש לה, דאקראי בעלמא הוה</text:span><text:span text:style-name="T89">)</text:span> - קא משמע לן. </text:p>
      <text:p text:style-name="Standard"/>
      <text:p text:style-name="Standard">ואינה מטהרת מן הוסת <text:span text:style-name="T89">[עד שתעקר ממנה שלש פעמים]</text:span>: <text:s/></text:p>
      <text:p text:style-name="Standard">אמר רב פפא: לא אמרן אלא דקבעתיה תלתא זימני, דצריכי תלתא זימני למעקריה, אבל תרי זימני בחדא זימנא מיעקר.</text:p>
      <text:p text:style-name="Standard">מאי קא משמע לן?: תנינא: '<text:span text:style-name="T100">אין האשה קובעת לה וסת עד שתקבענה שלש פעמים</text:span> <text:span text:style-name="T89">[ואינה מטהרת מן הוסת עד שתעקר ממנה שלש פעמים]</text:span>' <text:span text:style-name="T89">(</text:span><text:span text:style-name="T46">ומדתנא להו גבי הדדי - משמע דלא בעי עקירה שלש פעמים אלא למי שנקבע שלש פעמים</text:span><text:span text:style-name="T89">)</text:span>?</text:p>
      <text:p text:style-name="Standard">מהו דתימא 'חדא לחד <text:span text:style-name="T89">(</text:span><text:span text:style-name="T46">חדא עקירה לחד קביעות</text:span><text:span text:style-name="T89">)</text:span>, תרי לתרתי, ותלתא לתלתא' - קא משמע לן <text:span text:style-name="T89">(</text:span><text:span text:style-name="T46">דאפילו קבעתיה תרי זימני מיעקרא בחד זימנא</text:span><text:span text:style-name="T89">)</text:span>.</text:p>
      <text:p text:style-name="Standard">תניא כותיה דרב פפא <text:span text:style-name="T89">(</text:span><text:span text:style-name="T46">דאפילו קבעתיה תרי זימני מיעקר בחד זימנא</text:span><text:span text:style-name="T89">)</text:span>: '<text:span text:style-name="T108">היתה למודה להיות רואה יום עשרים ושינתה ליום שלשים - זה וזה אסורין; הגיע יום עשרים ולא ראתה - מותרת לשמש עד יום שלשים </text:span><text:span text:style-name="T89">(</text:span><text:span text:style-name="T46">כל ימים שבינתים מותרים</text:span><text:span text:style-name="T89">)</text:span><text:span text:style-name="T108"> וחוששת ליום שלשים; הגיע יום שלשים וראתה, הגיע יום עשרים ולא ראתה, והגיע יום שלשים ולא ראתה, והגיע יום עשרים וראתה - הותר יום שלשים </text:span><text:span text:style-name="T89">(</text:span><text:span text:style-name="T46">העתיד לבא, דהא איעקר מינה, ואף על גב דקבעתיה תרי זימני - מיעקר בחד זימנא</text:span><text:span text:style-name="T89">)</text:span><text:span text:style-name="T108"> </text:span></text:p>
      <text:p text:style-name="P18"/>
      <text:p text:style-name="Standard">(נדה סד,ב)</text:p>
      <text:p text:style-name="Standard"><text:span text:style-name="T108">ונאסר יום עשרים </text:span><text:span text:style-name="T89">(</text:span><text:span text:style-name="T46">הבא, שהרי למודה בעשרים ולא עקרתו אלא שני פעמים, שהרי עקירה האחרונה של עשרים האחרונה שלא ראתה שאחר השלשים שניים - לאו עקירה היא, שהרי לא שינתה ליום שלשים השלישיים, ולא ראתה עד יום עשרים לחדש כווסתה</text:span><text:span text:style-name="T89">)</text:span><text:span text:style-name="T108">, מפני שאורח בזמנו בא </text:span><text:span text:style-name="T89">(</text:span><text:span text:style-name="T46">זה שחזר לשוב יום עשרים - בזמנו הראשון בא</text:span><text:span text:style-name="T89">)</text:span>.'</text:p>
      <text:p text:style-name="Standard"/>
      <text:p text:style-name="Standard"/>
      <text:p text:style-name="Standard">משנה:</text:p>
      <text:p text:style-name="Standard">נשים בבתוליהם כגפנים: יש גפן שיינה אדום, ויש גפן שיינה שחור, ויש גפן שיינה מרובה, ויש גפן שיינה מועט;</text:p>
      <text:p text:style-name="Standard">רבי יהודה אומר: כל גפן יש בה יין <text:span text:style-name="T89">(</text:span><text:span text:style-name="T46">כל אשה יש לה בתולים ודמים</text:span><text:span text:style-name="T89">)</text:span>, ושאין בה יין - הרי זו <text:s/>דורקטי <text:span text:style-name="T89">(</text:span><text:span text:style-name="T46">הרי זה דור קטוע; וכיון שאין להן דמים מרובים - אין בניהן מרובין</text:span><text:span text:style-name="T89">)</text:span>.</text:p>
      <text:p text:style-name="Standard"/>
      <text:p text:style-name="Standard">גמרא:</text:p>
      <text:p text:style-name="Standard">תנא: <text:span text:style-name="T100">דור קטוע</text:span>.</text:p>
      <text:p text:style-name="Standard">תני <text:span text:style-name="T100">רבי חייא: כשם שהשאור יפה לעיסה - כך דמים יפין לאשה.</text:span></text:p>
      <text:p text:style-name="Standard">תנא משום רבי מאיר: <text:span text:style-name="T100">כל אשה שדמיה מרובין - בניה מרובין.</text:span></text:p>
      <text:p text:style-name="P10"/>
      <text:p text:style-name="P53">הדרן עלך האשה</text:p>
      <text:p text:style-name="P7"><text:soft-page-break/></text:p>
      <text:p text:style-name="P7">=-=-=-=-=-=-=-=-=-=-=-=-=-=-=-=-=-=-=-=-=-=-=</text:p>
      <text:p text:style-name="P7"/>
      <text:p text:style-name="P7">נדה פרק עשירי תינוקת</text:p>
      <text:p text:style-name="P4"/>
      <text:p text:style-name="P4">(נדה סד,ב)</text:p>
      <text:p text:style-name="P4">משנה:</text:p>
      <text:p text:style-name="P4">תינוקת שלא הגיע זמנה לראות וניסת:</text:p>
      <text:p text:style-name="P4">בית שמאי אומרים: נותנין לה ארבע לילות (לשמש, ואפילו רואה - אמרינן 'דם בתולים הוא');</text:p>
      <text:p text:style-name="P4">ובית הלל אומרים: עד שתחיה המכה (מפרש בגמרא).</text:p>
      <text:p text:style-name="P4">הגיע זמנה לראות (ולא ראתה) וניסת:</text:p>
      <text:p text:style-name="P4">בית שמאי אומרים: נותנין לה לילה הראשון;</text:p>
      <text:p text:style-name="P4">ובית הלל אומרים: עד מוצאי שבת (והיא ניסת ברביעי), ארבע לילות;</text:p>
      <text:p text:style-name="P4">ראתה ועודה בבית אביה:</text:p>
      <text:p text:style-name="P4">בית שמאי אומרים: נותנין לה בעילת מצוה;</text:p>
      <text:p text:style-name="P4">ובית הלל אומרים: כל הלילה כולה.</text:p>
      <text:p text:style-name="P4"/>
      <text:p text:style-name="P4"/>
      <text:p text:style-name="P4">גמרא:</text:p>
      <text:p text:style-name="P4">אמר רב נחמן בר יצחק: (בבית אביה אמרו בית הלל: הואיל ולא הגיע זמנה לראות נותנין לה עד שתחיה המכה) ואפילו ראתה; ממאי? - מדקא מפליג בסיפא בין ראתה בין בשלא ראתה (בהגיע זמנה קתני חילוק בין ראתה ללא ראתה), מכלל דרישא לא שנא הכי ולא שנא הכי.</text:p>
      <text:p text:style-name="P4">תניא נמי הכי: 'בית הלל אומרים: עד שתחיה המכה, בין ראתה בין לא ראתה.'</text:p>
      <text:p text:style-name="P4"/>
      <text:p text:style-name="P4">עד שתחיה המכה: <text:s/></text:p>
      <text:p text:style-name="P4">עד כמה?</text:p>
      <text:p text:style-name="P4">אמר רב יהודה אמר רב: כל זמן שנוחרת (לקמן מפרש).</text:p>
      <text:p text:style-name="P4">כי אמריתה קמיה דשמואל, אמר לי: נחירה זו - איני יודע מה היא, אלא כל זמן שהרוק מצוי בתוך הפה מחמת תשמיש (שרואה מחמת תשמיש).</text:p>
      <text:p text:style-name="P4">נחירה דקאמר רב - היכי דמי?</text:p>
      <text:p text:style-name="P4">אמר רב שמואל בר רב יצחק: לדידי מפרשא לי מיניה דרב: עומדת ורואה יושבת ואינה רואה - בידוע שלא חיתה המכה; על גבי קרקע ורואה, על גבי כרים וכסתות ואינה רואה - בידוע שלא חיתה המכה; על גבי כולם ורואה, על גבי כולם ואינה רואה - בידוע שחיתה המכה.</text:p>
      <text:p text:style-name="P4"/>
      <text:p text:style-name="P4">הגיע זמנה [וניסת: בית שמאי אומרים: נותנין לה לילה הראשון; ובית הלל אומרים: עד מוצאי שבת, ארבע לילות]: <text:s/></text:p>
      <text:p text:style-name="P4">איתמר: שימשה בימים: רב אמר: לא הפסידה לילות, ולוי אמר: הפסידה לילות:</text:p>
      <text:p text:style-name="P4">רב אמר לא הפסידה לילות: 'עד מוצאי שבת' תנן (ביום ובלילה)!</text:p>
      <text:p text:style-name="P4">ולוי אמר: הפסידה לילות; מאי 'ארבע לילות' דקתני? = ארבעה עונות.</text:p>
      <text:p text:style-name="P4">ולרב, למה לי למיתנא 'ארבע לילות'?</text:p>
      <text:p text:style-name="P4">אורח ארעא קא משמע לן, דדרכה דביאה בלילות.</text:p>
      <text:p text:style-name="P4">וללוי ליתני 'ארבע לילות', 'עד מוצאי שבת' למה לי? </text:p>
      <text:p text:style-name="P4">הא קא משמע לן: דשרי למבעל לכתחלה בשבת (אף על פי שלא בעל עדיין כי אם שתי בעילות ופתח דחוק), כדשמואל, דאמר שמואל: פרצה דחוקה מותר ליכנס בה בשבת ואף על פי שמשיר צרורות.</text:p>
      <text:p text:style-name="P4"><text:soft-page-break/>איתמר: בעל ולא מצא דם, וחזר ובעל (בתוך ארבע לילות) ומצא דם: רבי חנינא אמר טמאה (דדם נדה הוא), ורבי אסי אמר טהורה:</text:p>
      <text:p text:style-name="P4">רבי חנינא אמר טמאה: דאם איתא דהוה דם בתולים - מעיקרא הוי אתי!</text:p>
      <text:p text:style-name="P4">ורבי אסי אמר: טהורה, דילמא אתרמי ליה כדשמואל, דאמר שמואל: "יכולני לבעול כמה בעילות בלא דם".</text:p>
      <text:p text:style-name="P4">ואידך?</text:p>
      <text:p text:style-name="P4">שאני שמואל, דרב גובריה.</text:p>
      <text:p text:style-name="P4"/>
      <text:p text:style-name="P4">אמר רב: 'בוגרת - נותנין לה לילה הראשון'; [לפי הר"ן עד כאן דברי רב.]</text:p>
      <text:p text:style-name="P4">[מסבירה הגמרא] והני מילי שלא ראתה, אבל ראתה - אין לה אלא בעילת מצוה ותו לא (ואפילו לבית הלל, דאמרי 'בהגיע זמנה לראות- ארבעה' - הני מילי נערה: דמשיגיעו ימי הנעורים הוי זמנה, אבל בוגרת - לילה הראשון ותו לא).</text:p>
      <text:p text:style-name="P4">מיתיבי: 'מעשה ונתן לה רבי ארבע לילות מתוך י"ב חדש (שבעל לילה הראשון והלך בדרך מיד, ושהה שלשה חדשים וחזר ובעל ומצא דם, וכן פעם שניה, ושלישית, ובא לפני רבי [לשאול אם נחשבת רואה מחמת תשתמיש], ואמר: דם בתולים הוא); היכי דמי? אילימא דיהיב לה כולהו בימי קטנות,</text:p>
      <text:p text:style-name="P4"/>
      <text:p text:style-name="P4">(נדה סה,א)</text:p>
      <text:p text:style-name="P4">'עד שתחיה המכה' תנן (וארבע לילות לקטנה מאי עבידתייהו)!? אלא דיהיב לה כולהו בימי נערוּת? נערוּת י"ב חדש מי איכא? והא אמר שמואל 'אין בין נערוּת לבגרוּת אלא ששה חדשים בלבד'? וכי תימא בציר מהכי הוא דליכא, הא טפי איכא - הא 'בלבד' קאמר! אלא דיהיב לה שתים בימי קטנות ושתים בימי נערוּת? הא בעא מיניה רב חיננא בר שלמיא מרב: 'הגיע זמנה לראות תחת בעלה מהו? אמר ליה: כל בעילות שאתה בועל אינן אלא אחת (ושלש בעי למיתב לה לבד שתים דקטנות), והשאר משלימין לארבע לילות'! אלא דיהיב לה אחת בימי קטנות ושתים בימי נערוּת ואחת בימי בגרוּת? אי אמרת בשלמא בוגרת בעלמא (שניסת לאחר שבגרה) יהבינן לה טפי (מלילה אחת: דאית לה שתי לילות - משום הכי יהיב להך משבגרה לילה אחת שלמה ואף על גב דנבעלה קודם לכן) כי היכי דאהני קטנוּת בימי נערוּת למבצר לה חדא (דכי היכי דאהני בעילות קטנות למבצר חדא מארבע לילות הניתנות לנערה, דהא אמרינן 'כל בעילות שבעל אינן אלא אחת', הא לילה אחת מיהא מבצרי: דתו לא יהבינן לה ארבע אלא שלש), אהני נמי נערוּת לבגרוּת למבצר לה חדא (מלילות דבגרוּת, ותו לא; הלכך להך בוגרת שנבעלה קודם לכן יהבינן מיהא לילה אחת מהשתים); אלא אי אמרת בוגרת דעלמא לא יהבינן לה טפי (אלא אי אמרת בוגרת לילה הראשון ותו לא), לא ליתב לה אלא בעילת מצוה ותו לא (אמאי יהיב לה להך אחת בימי בגרוּת? אם כן בעילות דקודם לכן מאי אהנו? חדא בעילה הוא דבעי למיתב לה בימי בגרוּת, ולא כל הלילה)?</text:p>
      <text:p text:style-name="P4">לעולם דיהיב לה אחת בימי קטנות ושלש בימי נערוּת (וליכא הכא בגרוּת כלל); (ודקשיא לך: הא לא משכחת שלש עונות של שלשה חדשים בימי נערוּת -) מי סברת כל תלתא ירחי חדא עונה? כל תרי ירחי חדא עונה. </text:p>
      <text:p text:style-name="P4"/>
      <text:p text:style-name="P4">מנימין סקסנאה הוה שקיל ואזיל לאתריה דשמואל; סבר למעבד עובדא כוותיה דרב (בוגרת כל לילה הראשון) אפילו ראתה [הבר הר"ן: כי דברי רב היו רק 'בוגרת - נותנין לה לילה הראשון', וטעה בזה], אמר: לא פליג רב בין ראתה בין לא ראתה.</text:p>
      <text:p text:style-name="P4">קדים שכיב באורחא, קרי שמואל עליה דרב (משלי יב,יא) לא יאונה לצדיק כל און [ורשעים מלאו רע] (שלא נכשל זה בדבריו).</text:p>
      <text:p text:style-name="P4">ערוך לנר: ק"ק וכי אם הוא היה עובר על דברי רב מה עון היה זה לרב? ... ומדלא פריש רב – טעה בדבריו וכבר אמר התנא 'חכמים הזהרו בדבריכם' ... עיין שם בערוך לנר.</text:p>
      <text:p text:style-name="P4"/>
      <text:p text:style-name="P4"><text:soft-page-break/>אמר רב חיננא בר שלמיא משמיה דרב: כיון שנתקו שניו של אדם (זִקנה) - נתמעטו מזונותיו (קשין לבא), שנאמר (עמוס ד,ו) גם אני נתתי לכם נקיון שנים בכל עריכם וחוסר לחם בכל מקומותיכם [ולא שבתם עדי נאם ה'].</text:p>
      <text:p text:style-name="P4"><text:s text:c="2"/></text:p>
      <text:p text:style-name="P4">ראתה ועודה [בבית אביה: בית שמאי אומרים: נותנין לה בעילת מצוה; ובית הלל אומרים: כל הלילה כולה]: <text:s/></text:p>
      <text:p text:style-name="P4">תנו רבנן: 'ראתה ועודה בבית אביה, בית הלל אומרים: כל הלילה שלה, ונותנין לה עונה שלמה; וכמה 'עונה שלמה'? - פירש רבן שמעון בן גמליאל: לילה וחצי יום.'</text:p>
      <text:p text:style-name="P4">ומי בעינן כולי האי? ורמינהי [תוספתא טהרות פ"יא מ"יא]: 'הרי שהיו גתיו ובית בדיו (גתיו ליין, ובית בדיו לשמן) טמאות, ובקש לעשותן בטהרה, כיצד הוא עושה? - הדפין (זהו הדלת שנותנין על הענבים) והלולבין (היינו חופיא: אישקוב"א [מטאטא] שמנקים בה את הגת) והעדשין (זו היא הגת עצמה שהענבים נתונים שם) – מדיחן;</text:p>
      <text:p text:style-name="P4"/>
      <text:p text:style-name="P4">(נדה סה,ב)</text:p>
      <text:p text:style-name="P4">העקלים (רדוט"ש [המחזיק את הזיתים תחת הקורה בבית הבד]; יש מקומות שקושרין את התפוח של חרצנים בעקלים סביב) של נצרים ושל בצבוץ (קנבוס; [פשתן – ספר הערוך]) – מנגבן (שאינם בולעין כל כך); של שיפא (גומא; גליי"ד בלע"ז) ושל גמי – מיישנן; וכמה מיישנן? – שנים עשר חדש; רבן שמעון בן גמליאל אומר: מניחן מגת לגת ומבד לבד - </text:p>
      <text:p text:style-name="P4">היינו תנא קמא?</text:p>
      <text:p text:style-name="P4">איכא בינייהו חרפי ואפלי (לרבי שמעון בן גמליאל פעמים שהן יותר מי"ב חדש, פעמים שהן פחות).</text:p>
      <text:p text:style-name="P4">רבי יוסי אומר: הרוצה לטהר מיד - מגעילן ברותחין, או חולטן במי זיתים;</text:p>
      <text:p text:style-name="P4">רבן שמעון בן גמליאל אומר משום רבי יוסי: מניחן תחת הצינור שמימיו מקלחין, או במעיין שמימיו רודפין, וכמה? – עונה; כדרך שאמרו ביין נסך כך אמרו בטהרות.' </text:p>
      <text:p text:style-name="P4">כלפי לייא!: בטהרות קיימינן! </text:p>
      <text:p text:style-name="P4">אלא 'כדרך שאמרו בטהרות - כך אמרו ביין נסך'. </text:p>
      <text:p text:style-name="P4">וכמה עונה?</text:p>
      <text:p text:style-name="P4">אמר רבי חייא בר אבא אמר רבי יוחנן: או יום או לילה. </text:p>
      <text:p text:style-name="P4">רבי חנה שאונא - ואמרי לה רבי חנה בר שאונא - אמר רבה בר בר חנה אמר רבי יוחנן: חצי יום וחצי לילה.</text:p>
      <text:p text:style-name="P4">ואמר רב שמואל בר רב יצחק: ולא פליגי (רבי חייא ורבה בר בר חנה): הא בתקופת ניסן ותשרי (שהיום והלילה שוים – 'או יום או לילה'), הא בתקופת תמוז וטבת (שאינם שוין – 'חצי יום וחצי לילה' דהוי עונה שלימה של י"ב שעות) - הכא נמי אימא גבי נדה: חצי יום וחצי לילה. </text:p>
      <text:p text:style-name="P4">והא 'לילה וחצי יום' קאמר?</text:p>
      <text:p text:style-name="P4">אלא אי לילה - דניסן ותשרי; אי חצי יום וחצי לילה - דטבת ותמוז; </text:p>
      <text:p text:style-name="P4">ואיבעית אימא: שאני כתובה, דמגבי בה טפי עד דחתמי (יש עיכוב בדבר לדקדק בכל ולחותמה, הילכך בעינן לילה שלימה וחצי יום).</text:p>
      <text:p text:style-name="P4"/>
      <text:p text:style-name="P4">רב ושמואל דאמרי תרוייהו: הלכה בועל בעילת מצוה (בין הגיע זמנה בין לא הגיע), ופורש. </text:p>
      <text:p text:style-name="P4">מתיב רב חסדא: 'מעשה ונתן לה רבי ארבע לילות מתוך י"ב חדש'! אמר ליה רבא: הדורי אפירכא למה לי? אותיב ממתניתין!</text:p>
      <text:p text:style-name="P4">הוא סבר מעשה רב.</text:p>
      <text:p text:style-name="P4">מכל מקום לרב ושמואל קשיא?</text:p>
      <text:p text:style-name="P4">אינהו דעבדו כרבותינו, דתניא: 'רבותינו חזרו ונמנו בועל בעילת מצוה ופורש.'</text:p>
      <text:p text:style-name="P4">אמר עולא: כי הוו בה רבי יוחנן וריש לקיש בתינוקת (בהאי פרקא ששמה 'תינוקת') - לא הוו מסקי מינה אלא כדמסיק תעלא (שועל) מבי כרבא (מן המחרישה, שאינו מוציא משם אלא <text:soft-page-break/>אבק ברגליו; הכי נמי לא ילפינן מפרקא דמתניתין מידי, אלא מברייתא) ומסיימי בה הכי (וכרבותינו דאמרי): בועל בעילת מצוה ופורש. </text:p>
      <text:p text:style-name="P4">אמר ליה רבי אבא לרב אשי: אלא מעתה בעל נפש לא יגמור ביאתו!?</text:p>
      <text:p text:style-name="P4">אמר ליה: אם כן לבו נוקפו ופורש.</text:p>
      <text:p text:style-name="P4"/>
      <text:p text:style-name="Standard"><text:span text:style-name="T30">תנו רבנן [תופסתא נדה פ"ט מ"א, בשנויים]: 'וכולן שהיו שופעות דם ובאות מתוך ארבע לילות לאחר ארבע לילות (ללא ראתה בבית אביה), מתוך הלילה לאחר הלילה (לראתה בבית אביה) - כולן צריכות לבדוק את עצמן (שאין סומכות לומר "הואיל ושופעות דם - מדם בתולים הוא, </text:span><text:span text:style-name="T30">ואפילו אחר ארבע לילות", אלא בודקות אם נשתנו מראה דמים, כדמפרש); ובכולן רבי מאיר מחמיר כדברי בית שמאי (לקטנה ארבע לילות, להצריכה בדיקה אם שופעת מתוך ארבע לאחר ארבע, ולנערה לילה אחד); ושאר ראיות (היכא דאינה שופעת) שבין בית שמאי ובית הלל (דלבית הלל טהורין ואפילו נשתנו) - הלך אחר מראה דמים, שהיה רבי מאיר אומר: מראה דמים משונים הן זה מזה; כיצד? - דם נדה אדום, דם בתולים אינו אדום; דם נדה זיהום, דם בתולים אינו זיהום; דם נדה בא מן המקור, דם בתולים בא מן הצדדין' (ובהא לא סבירא ליה כבית שמאי לגמרי: דלבית שמאי אפילו לא נשתנו – טמאין, כיון דאינה שופעת מתוך ארבע לאחר ארבע – לקטנה, ומתוך לילה לאחר לילה - להגיע זמנה ולא ראתה)'.</text:span></text:p>
      <text:p text:style-name="P4">אמר רבי יצחק בר רבי יוסי אמר רבי יוחנן: זו דברי רבי מאיר, אבל חכמים אומרים: כל מראה דמים אחת הן.</text:p>
      <text:p text:style-name="P4">תוספות ד"ה וכולן ששופעות ובאות מתוך ד' לילות לאחר ד' לילות כולן צריכות לבדוק את עצמן. </text:p>
      <text:p text:style-name="P4">אור"י דלאו דוקא כששלמו כל ד' לילות, דה"ה מכל לילה מתוך ד' לילות ליום של אחרי כן, דהא אם ראתה ביום - טמאה ללוי דאמר ד' עונות; ואפילו לרב, דאמר לא הפסידה לילות - מכל מקום מודה דאם נשתנו תהא ראייה טמאה, הילכך צריכה לבדוק אולי נשתנה, אף על גב דבלילה נמי אם נשתנה טמאה - מכל מקום לא בעיא בדיקה, אבל ביום בעי' בדיקה, ולא סמכינן למימר 'הואיל ושופעת - דם בתולים' והך הוא בדיקה אפילו לרבנן, דפליגי לקמן עליה דרבי מאיר דאמר כל מראה דמים אחת הן דודאי אית להו הא דסוף פרק קמא (לעיל יא.) 'אם נשתנו מראה דמים שלה - טמאה'; ולקמן לא פליגי בנשתנה הדם מבתחלה, אלא אם בין זה ובין הראשון דומה לדם נדה; </text:p>
      <text:p text:style-name="P4">וה"פ ובכולן ר"מ מחמיר כב"ש: בכל מחלוקת שבין ב"ש וב"ה דמתניתין – מחמירין, ודוקא באותן ד' לילות לתינוקת שלא הגיע זמנה לראות ובלילה לתינוקת שהגיע זמנה - מטהר רבי מאיר: אפילו דומה לדם נדה תלינן ליה בדם בתולים ושאר ראיות שבין ב"ש וב"ה כגון מד' לילות ועד שתחיה המכה - לתינוקת שלא הגיע זמנה, וכגון מלילה הראשונה לד' לילות בהגיע זמנה, דלב"ש לא תלינן כלל בדם בתולים ולב"ה תלינן בבתולים אפילו דומה לדם נדה - התם מחלק רבי מאיר: שאם דומה לדם נדה - טמאה אע"פ שבתוך הלילות או הלילה היינו תולין בדם בתולים - עכשיו לא נתלה; ואם דומה כל הדם שאחרי הד' לילות או הלילה לדם בתולים – טהור;</text:p>
      <text:p text:style-name="P4">וחכמים אומרים: כל מראה דמים אחת הן וסבירא להו לגמרי כבית הלל, ולעולם תלינן בדם בתולים עד שתחיה המכה או עד ד' לילות - רק שלא ישתנה הדם מכמוֹת שהיה; ושפיר סבירא להו לרבנן הך דסוף פרק קמא דאם נשתנו מכמות שהיו מראה דמים שלה – טמאה, ודלא כפירש"י שפירש דאפי' נשתנו מכמות שהיו מראה דמים טהורה לרבנן.</text:p>
      <text:p text:style-name="P4">וא"ת מאי קמ"ל בהך בדיקה, והא אפילו בתוך זמן תליית דם בתולים כמו בלא הגיע זמנה לראות לבית הלל: דתלינן בדם בתולים עד שתחיה המכה? - אמר בפרק קמא (לעיל יא:) דבתולה בודקת שחרית וערבית שמא נשתנו מראה דמיה, כל שכן לאחר שעבר זמן תלייתה בבתולים שצריכה לבדוק, דהך בדיקה שחרית היא!</text:p>
      <text:p text:style-name="P4">וכי תימא משום שופעת נקט: דכיון דשופעת איכא למתלי בבתולים חוץ לזמנה כמו תוך הזמן? – אדרבה: כיון דאפילו בשאינה מרגשת בשום ראייה צריכה לבדוק, כל שכן כשמרגשת בראייה!?</text:p>
      <text:p text:style-name="P4"><text:soft-page-break/>וי"ל דבדיקה דלעיל שחרית וערבית אוקמינן לטהרות, אבל לבעלה לא בעיא בדיקה, והכא איירי לבעלה דבעיא בדיקה; אי נמי הך בדיקה הויא בשפופרת אם בא ממקור או מן הצדדים, וכן משמע בתוספתא, וניחא: דמשום הכי קתני בסיפא 'דם נדה בא מן המקור'. </text:p>
      <text:p text:style-name="P4"/>
      <text:p text:style-name="P4"/>
      <text:p text:style-name="P4">תנו רבנן: 'הרואה דם (לאו בבתולה קא מיירי, אלא בדם נדות) מחמת תשמיש - משמשת פעם ראשונה ושניה ושלישית; מכאן ואילך לא תשמש עד שתתגרש</text:p>
      <text:p text:style-name="P4"/>
      <text:p text:style-name="P4">(נדה סו,א)</text:p>
      <text:p text:style-name="P4">ותנשא לאחֵר (כדמפרש לקמיה: שאין כל האצבעות שוות); ניסת לאחר וראתה דם מחמת תשמיש - משמשת פעם ראשונה ושניה ושלישית (דתלתא זימני בעינן לחזקה, כרבן שמעון בן גמליאל; בכולה גרסינן 'ושלישית'); מכאן ואילך לא תשמש עד שתתגרש ותנשא לאחֵר; ניסת לאחר וראתה דם מחמת תשמיש - משמשת פעם ראשונה ושניה ושלישית;</text:p>
      <text:p text:style-name="P4">מכאן ואילך לא תשמש עד שתבדוק עצמה; כיצד בודקת את עצמה? - מביאה שפופרת ובתוכה מכחול (קיסם ארוך) ומוך מונח על ראשו (של מכחול): אם נמצא דם על ראש המוך - בידוע שמן המקור הוא בא; לא נמצא דם על ראשו - בידוע שמן הצדדין הוא בא (וטהור); ואם יש לה מכה באותו מקום - תולה במכתה; ואם יש לה וסת (לקלקול הזה: שאינה רואה כל שעה מחמת תשמיש, אלא לפרקים) - תולה בוסתה (ומשמשת בלא בדיקה בין וסת לוסת); </text:p>
      <text:p text:style-name="P4">ואם היה דם מכתה משונה מדם ראייתה - אינה תולה; </text:p>
      <text:p text:style-name="P4">ונאמנת אשה לומר "מכה יש לי במקור שממנה דם יוצא" - דברי רבי; (הך מילתא לחודה דנאמנת אשה קאמר רבי, אבל רישא - כולה רבן שמעון [בן גמליאל] היא)*; </text:p>
      <text:p text:style-name="P4">רבן שמעון בן גמליאל אומר: דם מכה הבא מן המקור – טמא;</text:p>
      <text:p text:style-name="P4">ורבותינו העידו על דם המכה הבא מן המקור שהוא טהור.' </text:p>
      <text:p text:style-name="P4">מאי בינייהו? </text:p>
      <text:p text:style-name="P4">אמר עולא: מקור מקומו טמא איכא בינייהו.</text:p>
      <text:p text:style-name="P4">שפופרת אפגורי מפגרא לה (שהעץ אינו חלק ומסרטט ומוציא דם)?</text:p>
      <text:p text:style-name="P4">אמר שמואל: בשפופרת של אבר ופיה רצוף (כפול) לתוכה. </text:p>
      <text:p text:style-name="P4"><text:s/>*תוספות ד"ה ונאמנת אשה לומר וכו' דברי רבי. פרש"י דדוקא הך סיפא דנאמנת כרבי אבל כולה רישא כרבן שמעון בן גמליאל, דסבירא ליה בג' זימני הוי חזקה; </text:p>
      <text:p text:style-name="P4">ור"י מפרש דאפילו רבי מודה ברואה מחמת תשמיש דבעי ג' זימנין לאחזוקה, דומיא דהך דלעיל דאמר לימים שנים, ולְמה שלא מנו חכמים שלשב - כגון אכלה שום או פלפלין, דאפילו לרבי בעי תלת זימני. </text:p>
      <text:p text:style-name="P4">אמר ליה ריש לקיש לרבי יוחנן: ותבדוק עצמה בביאה שלישית של בעל הראשון (כלומר: מביאה שלישית של ראשון, ואילך תשמש על ידי בדיקה, ולמה תתגרש)?</text:p>
      <text:p text:style-name="P4">אמר ליה: לפי שאין כל האצבעות שוות (ושמא בבעל אחר לא תצטרך בדיקה, ומוטב שתתגרש ותתקן ולא תבא לידי כרת; הלכך מתגרשת עד שתתחזק בשלש אצבעות).</text:p>
      <text:p text:style-name="P4">תוספות ד"ה ותבדוק עצמה בביאה שלישית כו'. פירש בקונטרס מִבִּיאה שלישית ואילך תשמש על ידי בדיקה, ולמה תתגרש?</text:p>
      <text:p text:style-name="P4">מתוך לשונו משמע דאסורה לראשון אפילו בבדיקה, וה"ה דהוה מצי למיפרך לפי פירושו דגם לשני לא תשתרי אלא ע"י בדיקה, כיון דלא ידע שינויא דלאו כל האצבעות שוות!</text:p>
      <text:p text:style-name="P4">ור"ת מתיר לראשון בבדיקה, ויש להעמיד הברייתא כשאינה רוצה לטרוח בבדיקה או שאינה יודעת לבדוק, וכן משמע בירושלמי בפרק 'דם הנדה', דפריך 'ותבדוק עצמה בבעל שני'? ומשני: 'לפי שאין כל האצבעות שוות' - כן י"ל דהש"ס דידן נמי פריך אשני; </text:p>
      <text:p text:style-name="P4">ובתוספתא (פ"ח) נמי תניא 'עד כמה מותרת לינשא עד שלשה כו' – פירוש: עד כמה מותרת בלא בדיקה? ומדלא מהדר אאיסורא לפרש עד כמה היא אסורה אפילו בבדיקה, משמע דבבדיקה שריא אפילו לראשון, ואתי שפיר לפירוש ר"ת דפירכא קמייתא הוי כמו פירכא שניה. </text:p>
      <text:p text:style-name="P4"><text:soft-page-break/>אמר ליה: ותבדוק עצמה בביאה ראשונה של בעל שלישי (משבא עליה פעם אחת - לא תשמש שניה בלא בדיקה, שהרי הוחזקה בשלש אצבעות)?</text:p>
      <text:p text:style-name="P4">(ומשנינן:) לפי שאין כל הכחות שוות (אין חזקת ביאה אחת חזקה: דאין כל הכחות שוין, ושמא בעילה זו היתה בכח מרובה; הלכך עד שתתחזק בשלש ביאות לכל אחד ואחד, והדר תבעי בדיקה לביאה רביעית של בעל שלישי). </text:p>
      <text:p text:style-name="Standard"><text:span text:style-name="T30">תוספות ד"ה ותבדוק עצמה בביאה ראשונה של בעל שלישי. תימה למאי דלא ידע שינויא דאין כל הכחות שוות, ליפרוך דתבדוק עצמה בביאה שניה של בעל שני?: דלענין אצבע שלו אין לומר 'לא כל האצבעות שוות', שהרי כבר ראתה פעם ראשונה על ידי בעילתו, ומשום חזקת </text:span><text:span text:style-name="T30">כחות אין להתירה שהרי הוחזקה בג' כחות של בעל ראשון ואין להתירה אלא מטעם זה: דאין כל הכחות שוין, ואין חזקת כחו של ראשון מועלת לשני, ואכתי לא ידעינן הך טעמא. </text:span></text:p>
      <text:p text:style-name="P4"/>
      <text:p text:style-name="P4">ההיא (שהיתה רואה דם מחמת תשמיש) דאתאי לקמיה דרבי, אמר ליה לאבדן: זיל בעתה (הבהילה פתאום)!</text:p>
      <text:p text:style-name="P4">אזל בעתה, ונפל ממנה חררת דם. </text:p>
      <text:p text:style-name="P4">אמר רבי: נתרפאה זאת!</text:p>
      <text:p text:style-name="P4"/>
      <text:p text:style-name="P4">ההיא אתתא דאתאי לקמיה דמר שמואל, אמר ליה לרב דימי בר יוסף: זיל בעתה!</text:p>
      <text:p text:style-name="P4">אזל בעתה ולא נפל ממנה ולא מידי.</text:p>
      <text:p text:style-name="P4">אמר שמואל: זו ממלאה ונופצת היא (מתמלאה דם ומנפצתו בשעת תשמיש), וכל הממלאה ונופצת אין לה תקנה.</text:p>
      <text:p text:style-name="P4"/>
      <text:p text:style-name="P4">ההיא דאתאי לקמיה דרבי יוחנן, דכל אימת דהות סלקא מטבילת מצוה - הות קחזיא דמא.</text:p>
      <text:p text:style-name="P4">אמר לה: שמא דימת עיריך (בנות עיריך שהיו מתקנאות ביך בחיבה שביניך לבעליך)* עלתה ביך? לכי והבעלי לו על גבי הנהר.</text:p>
      <text:p text:style-name="P4">(דימת לשון ליעוז פרליר"ץ [רכילות], כמו (יבמות דף נב.) 'מידם דיימא', וכמו (סוטה דף כז.) 'לא ישא אדם דומה'.) </text:p>
      <text:p text:style-name="P4">איכא דאמר אמר לה: תגלי לחברותיך: כי היכי דתהוו עליך (עד השתא) להך גיסא (על חיבה יתירה שביניכם) - נתהוו עלך להך גיסא (ויאמרו "כמה שנואה זו" ותשוב קנאה ממך);</text:p>
      <text:p text:style-name="P4">ואיכא דאמר אמר לה: גלי לחברותיך כי היכי דלבעו עליך רחמים, דתניא: '(ויקרא יג,מה) [והצרוע אשר בו הנגע בגדיו יהיו פרמים וראשו יהיה פרוע ועל שפם יעטה] וטמא טמא יקרא - צריך להודיע צערו לרבים ורבים מבקשים עליו רחמים'. </text:p>
      <text:p text:style-name="P4">אמר רב יוסף: הוה עובדא בפומבדיתא (וגילתה צערה לרבים ובקשו עליה רחמים) ואתסי (ונתרפאה). </text:p>
      <text:p text:style-name="P4">תוספות ד"ה כי היכי דתהוו עליך להך גיסא. פירש"י: תחת אשר קנאו באהבת אישך – יאמרו: כמה שנאה גדולה ותשוב קנאתם ממך!</text:p>
      <text:p text:style-name="P4">ובערוך פי' ששלטו בך עינים להתרחק מבעליך - תודיעם עכשיו שאת בת דמים מרובים: שבניך מרובין ביותר, ויתנו עיניהם בך ויאמרו 'אשריה שדמיה מרובים שמתוך כך בניה מרובים' - ומתוך העין שיתנו בך יפסקו הדמים ותתרפא. </text:p>
      <text:p text:style-name="P4"/>
      <text:p text:style-name="P4">אמר רב יוסף אמר רב יהודה אמר רב: התקין רבי בשדות (מקום שאין בני תורה, ואינן יודעות למנות פתח נדות: מתי הן ימי נדה מתי הן ימי זוב): ראתה יום אחד - תשב ששה והוא (כדין תורה ושמא בימי נדה הוא), שנים - תשב ששה והן (לחומרא: שמא ראשון סוף זוב ושני תחלת נדה וצריכה עוד ששה) (תוספות ד"ה שנים תשב ששה: שמא ראתה יום ראשון דם ירוק ואינו מן המנין) , שלשה - תשב שבעה נקיים (אבל שלשה - דאילו הוה ימי זיבה צריכה שבעה נקיים - השתא נמי תשב שבעה נקיים: שמא בימי זיבה עומדת).</text:p>
      <text:p text:style-name="P4"/>
      <text:p text:style-name="P4"><text:soft-page-break/>אמר רבי זירא: בנות ישראל החמירו על עצמן שאפילו רואות טפת דם כחרדל - יושבות עליה שבעה נקיים.</text:p>
      <text:p text:style-name="P4"/>
      <text:p text:style-name="P4">אדבריה רבא לרב שמואל ודרש: קשתה שני ימים (וראתה, בימי זוב) ולשלישי הפילה - תשב שבעה נקיים.</text:p>
      <text:p text:style-name="P4">קסבר: אין קשוי לנפלים, ואי אפשר לפתיחת הקבר בלא דם. </text:p>
      <text:p text:style-name="P4">אמר ליה רב פפא לרבא: מאי אריא קשתה שני ימים? אפילו משהו בעלמא, דהא אמר רבי זירא 'בנות ישראל החמירו על עצמן שאפילו רואות טפת דם כחרדל יושבות עליה שבעה נקיים'?</text:p>
      <text:p text:style-name="P4">אמר ליה: אמינא לך איסורא (דאפילו היכא דלא אחמור - תשב על כרחה מן התורה) ואת אמרת מנהגא? היכא דאחמור אחמור, היכא דלא אחמור לא אחמור.</text:p>
      <text:p text:style-name="P4"><text:s/></text:p>
      <text:p text:style-name="P4">&lt;תבעוה נתר בחמין לטבול קמטים ע"ג נמל סי'&gt; </text:p>
      <text:p text:style-name="P4">אמר רבא: תבעוה לינשא ונתפייסה - צריכה שתשב שבעה נקיים (שמא מחמת תאות חימוד ראתה דם).</text:p>
      <text:p text:style-name="P4">רבינא איעסק ליה לבריה בי רב חנינא, אמר ליה: סבר ליה מר למכתב כתובה לארבעה יום [ליום רביעי]?</text:p>
      <text:p text:style-name="P4">אמר ליה: אִין.</text:p>
      <text:p text:style-name="P4">כי מטא לארבעה - נטר עד ארבעה אחרינא, איעכב שבעה יומי.</text:p>
      <text:p text:style-name="P4">בתר ההוא יומא (בתר יומא שנתפייסה לינשא) אמר ליה: מאי האי?</text:p>
      <text:p text:style-name="P4">אמר ליה: לא סבר לה מר להא דרבא, דאמר רבא: 'תבעוה לינשא ונתפייסה צריכה לישב שבעה נקיים'?</text:p>
      <text:p text:style-name="P4">אמר ליה: אימר דאמר רבא בגדולה, דקחזיא דמא, אבל בקטנה - דלא חזיא דמא - מי אמר?</text:p>
      <text:p text:style-name="P4">אמר ליה: בפירוש אמר רבא 'לא שנא גדולה לא שנא קטנה'; גדולה טעמא מאי - משום דמחמדא? קטנה נמי מחמדא.</text:p>
      <text:p text:style-name="P4"/>
      <text:p text:style-name="P4">אמר רבא: אשה</text:p>
      <text:p text:style-name="P4"/>
      <text:p text:style-name="P4">(נדה סו,ב)</text:p>
      <text:p text:style-name="P4">לא תחוף (שערה) לא בנתר ולא בחול באהל: בנתר - משום דמקטף (נותק שער ומתבלבל וחוצץ), בחול באהל - משום דמסריך (מדביק השער וחוצץ);</text:p>
      <text:p text:style-name="P4"/>
      <text:p text:style-name="P4">ואמר אמימר משמיה דרבא: אשה לא תחוף אלא בחמין אבל לא בצונן, ואפילו בחמי חמה (די לה בחמין שהוחמו בשמש);</text:p>
      <text:p text:style-name="P4">צונן מאי טעמא לא? </text:p>
      <text:p text:style-name="P4">משום דקרירי ומשרו מזייא (מקשין את השערות ואין לכלוכן עובר).</text:p>
      <text:p text:style-name="P4"/>
      <text:p text:style-name="P4">ואמר רבא: לעולם ילמד אדם בתוך ביתו שתהא אשה מדיחה בית קמטיה (בית השחי ובית הסתרים שלה) במים. </text:p>
      <text:p text:style-name="P4">מיתיבי: 'בית הקמטים ובית הסתרים אינן צריכין לביאת מים'?</text:p>
      <text:p text:style-name="P4">נהי דביאת מים לא בעינן, מקום הראוי לביאת מים בעינן, כדרבי זירא, דאמר רבי זירא (במסכת מנחות): 'כל הראוי לבילה - אין בילה מעכבת בו (ששים עשרונים הבאים בכלי אחד - ראוין לבלול, ואין בילה מעכבת בו: שאם לא בלל - כשר), ושאין ראוי לבילה (כגון ששים ואחד עשרונים בכלי אחד) בילה מעכבת בו (ופסולה, הואיל ואי בעי לבלול לא מצי למבלל)'. </text:p>
      <text:p text:style-name="P4">אמר רבין בר רב אדא אמר רבי יצחק: מעשה בשפחתו של רבי שטבלה ועלתה ונמצא לה עצם חוצץ בין שיניה והצריכה רבי טבילה אחרת.</text:p>
      <text:p text:style-name="P4"><text:soft-page-break/><text:s/></text:p>
      <text:p text:style-name="P4">ואמר רבא: טבלה ועלתה ונמצא עליה [לשיטת רש"י: בשערותיה] דבר חוצץ, אם סמוך לחפיפה טבלה - אינה צריכה לחוף ולטבול (דודאי לאחר שטבלה בא עליה), ואם לאו - צריכה לחוף ולטבול. </text:p>
      <text:p text:style-name="P4">איכא דאמרי: אם באותו יום שחפפה טבלה - אינה צריכה לחוף ולטבול, ואם לאו - צריכה לחוף ולטבול. </text:p>
      <text:p text:style-name="P4">מאי בינייהו? </text:p>
      <text:p text:style-name="P4">איכא בינייהו למסמך לחפיפה טבילה, למיחף ביממא ולמטבל בליליא (ללישנא קמא בעינן סמוך לחפיפה טבילה).</text:p>
      <text:p text:style-name="P4"/>
      <text:p text:style-name="P4">אמר רבא: אשה לא תעמוד על גבי כלי חרס ותטבול. </text:p>
      <text:p text:style-name="P4">סבר רב כהנא למימר: טעמא מאי? - משום גזירת מרחצאות (שדרך מרחצאות לישב על גבי אצטבאות של אדמה, דדמי לכלי חרס, ואתי למימר טבילה עולה בהן); הא על גבי סילתא (בקעת עבה [כגון גזע של עץ] כמו 'בחברתה ולא בסילתא' [ביבמות] (דף סג:)) שפיר דמי - </text:p>
      <text:p text:style-name="P4">אמר ליה רב חנן מנהרדעא: התם טעמא מאי? - [לא משום גזירת מרחצאות, אלא] משום דבעית [מפחיד] (שלא תפול ולא טבלה שפיר) - סילתא נמי בעיתא. </text:p>
      <text:p text:style-name="P4"/>
      <text:p text:style-name="P4">אמר רב שמואל בר רב יצחק: אשה לא תטבול</text:p>
      <text:p text:style-name="P4"/>
      <text:p text:style-name="P4">(נדה סז,א)</text:p>
      <text:p text:style-name="P4">בנמל (פורט"ו: מקום שהספינות נקבעות שמעלות טיט וחוצץ) אף על גב דהשתא ליכא, אימר ברדיוני נפל (הטיט מעליה). ('ברדיוני' איני יודע לשונו, ונראה שהוא לשון שיכשוך: שכששכשכה רגליה במים בצאתה – נפל.) </text:p>
      <text:p text:style-name="P4"/>
      <text:p text:style-name="P4">אבוה דשמואל עבד לבנתיה מקוואות ביומי ניסן, ומפצי ביומי תשרי (מקוואות בימי ניסן. מקוה = מים מכונסין, ואינן טובלות בנהר לפי שרבו המים בימות הגשמים מגשמים שנפלו, וחייש שמא ירבו נוטפין על הזוחלין, ותניא בתורת כהנים [ספרא שמיני פרשתא ט משנה ג] 'מה מעין מטהר בזוחלין - אף מקוה מטהר בזוחלין?' כלומר: שמטבילין במכונסין דרך זחילתן קודם שנקוו ונחו במקוה - תלמוד לומר: אך מעין מעין מטהר בזוחלין והמקוה מטהר באשבורן'; ומהו אשבורן? = דקוו וקיימי; דאין מטבילין במכונסים אלא משנקוו למקוויהם ונחו מזחילתן, ותנן במסכת מקוואות (פ"ה מ"ה) 'הזוחלין כמעין' כלומר: זוחלין שבנהרות – כמעין, 'והנוטפין כמקוה': ומים הנוטפין מההרים הרי הן כמקוה ואין מטהרים בזחילה, הילכך: בימי ניסן שנתרבה הנהר על ידי גשמים - חייש שמא רבו נוטפין שבו על חיים שבו, ובטלו זוחלין, ואין מטהרין את הטמא הטובל בהן דרך זחילה, וכל הנהרות לעולם הן הולכים וזוחלין, לפיכך עביד להו מקוה באשבורן לטבול בתוכו;</text:p>
      <text:p text:style-name="P4">יש מפרשים דבעינן מים חיים לזבה, ולאו מילתא היא, דתניא בתוספתא [תוספתא זבים פ"ג מ"א] 'חומר בזב מבזבה: שהזב טעון מים חיים כו' -</text:p>
      <text:p text:style-name="P4">ומפצי ביומי תשרי: שטובלין בנהר, שהזוחלין מרובין, אבל מפני חציצת הטיט נותן מחצלות בנהר שעוברות עליהן.) </text:p>
      <text:p text:style-name="P4">משנה, מסכת עדיות פרק ז משנה ג: העיד רבי צדוק על זוחלין שרבו על הנוטפים שהם כשרים. מעשה היה בבירת הפליא, ובא מעשה לפני חכמים והכשירוהו:</text:p>
      <text:p text:style-name="P4">רע"ב מסכת עדיות פרק ז משנה ג: על זוחלין שרבו על הנוטפים זוחלין הן כגון נהרות שהם נגרים על גבי קרקע. לשון זוחלי עפר (דברים ל"ב). ודינן כמעיין שהן מטהרים בזוחלין ובכל שהן, והן כשרים לקדש בהן מי חטאת ולטבילת זבים. </text:p>
      <text:p text:style-name="P4"><text:soft-page-break/>נוטפים, הן כגון מי גשמים, ודינן כמקוה לטהר בארבעים סאה ובאשבורן, ופסולים למי חטאת, שאינן מים חיים, וכן לטבילת זבין. וכשנתערבו זוחלין בנוטפין ורבו הזוחלין, דינן כזוחלין, וכשרים לקדש בהן מי חטאת ולטבילת זבים, ומטהרים בזוחלים ובכל שהן: בבירת הפליא. שם מקום:</text:p>
      <text:p text:style-name="P4"/>
      <text:p text:style-name="P4">אמר רב גידל אמר רב: נתנה תבשיל לבנה, וטבלה ועלתה - לא עלתה לה טבילה: אף על גב דהשתא ליכא, אימר ברדיוני נפל. </text:p>
      <text:p text:style-name="P4">אמר רמי בר אבא: הני רבדי (פוינטור"ט [דקירות]) דכוסילתא (פלומ"א [איזמל, להקזת דם] ודרכן של מכות של הקזת דם להעלות גלד) - עד תלתא יומי לא חייצי (תלתא יומי גלדן רך ומחובר והוי כגוף הבשר ולא חייצי) מכאן ואילך חייצי.</text:p>
      <text:p text:style-name="P4"/>
      <text:p text:style-name="P4">אמר מר עוקבא: לפלוף (קציד"א [ליחה]) שבעין: לח אינו חוצץ, יבש חוצץ; אימתי נקרא 'יבש'? משעה שמתחיל לירק. </text:p>
      <text:p text:style-name="P4"/>
      <text:p text:style-name="P4">אמר שמואל: כחול שבתוך העין אינו חוצץ, ושעל גבי העין – חוצץ; אם היו עיניה פורחות (פותחת ועוצמת תדיר) אפילו על גבי העין אינו חוצץ (בין כך ובין כך אינו חוצץ, לפי שפריחתה מעבירתו ואינו עב על גב העין ואין בו ממש; לשון אחר: דומעות, שהדמעה מלחלחת את הכחול ואינו חוצץ).</text:p>
      <text:p text:style-name="P4"/>
      <text:p text:style-name="P4">אמר רבי יוחנן: פתחה עיניה ביותר (הויא חציצה למעלה) או עצמה עיניה ביותר (הויא חציצה למטה) - לא עלתה לה טבילה.</text:p>
      <text:p text:style-name="P4"><text:s/></text:p>
      <text:p text:style-name="P4">אמר ריש לקיש: האשה לא תטבול אלא דרך גדילתה (כלומר: לא תדחק זרועותיה על בשרה, ולא רגליה ושוקיה זה בזה, אלא כדרך הליכתה ושמושה תמיד, ומה שנכסה וקמוט ואין מים באין בו - לא איכפת לן, ואינה צריכה לפשט בית קמטיה וסתריה, אלא כדרכן תמיד), כדתנן (גבי ראיית נגעים, שטיהר בהן הכתוב בית הסתרים, דכתיב (ויקרא יג,יב) לכל מראה עיני הכהן) [נגעים פ"ב מ"ד]: 'האיש (האיש מראה נגעו לכהן) נראה כעודר ומוסק זיתים (כעודר בבית השחי וכמוסק זיתים בבית הערוה: דאם יש לו נגע בבית השחי - אין צריך להגביה זרועותיו יותר מדאי להראותו, אלא כעודר שמגביה ואינו מאנס עצמו, ומה שיוכל כהן לראות – יראה, ואם לא יוכל לראות – טהור; ובבית הערוה אינו צריך לכוף ולשוח יותר מדאי, אלא כמוסק זיתים אחר שנשרו מן האילן ומלקטן על הארץ), אשה נראת (לכהן בנגעה) כאורגת וכמניקה את בנה (כאורגת בבית השחי ואם בבית הערוה היא כופפת עצמה כמניקה את בנה)'.</text:p>
      <text:p text:style-name="P4">תוספות ד"ה וכמניקה את בנה. פרש"י לענין בית הערוה, ואין נראה: דבתורת כהנים [ספרא מצורע פרק זבים פרשתא ג פרק ד משנה ג] תני לה גבי הדד, כדפרישית לעיל, והכי תניא 'לכל מראה עיני הכהן - פרט לבית הסתרים; מכאן אמרו האיש נראה כעודר וכמוסק [זיתים], כעודר בבית הסתרים וכמוסק בין השיחין והאשה כאורגת וכמניקה את בנה; מניקה את בנה תחת הדד; כאורגת ביד הימנית; רבי [בספרא שלנו: רבי יהודה] אומר: [אף] כטווה פשתן ביד השמאלית' ובפ"ב דנגעים (מ"ד) תנן נמי 'כעורכת פת' לענין בית הסתרים.</text:p>
      <text:p text:style-name="P4"/>
      <text:p text:style-name="P4">אמר רבה בר רב הונא: נימא אחת קשורה – חוצצת (נימא אחת מיהדקא שפיר וחוצצת),</text:p>
      <text:p text:style-name="P4"/>
      <text:p text:style-name="P4">(נדה סז,ב)</text:p>
      <text:p text:style-name="P4">שלש אינן חוצצות (שלש לא מיהדקי), שתים איני יודע;</text:p>
      <text:p text:style-name="P4">ורבי יוחנן אמר: אנו אין לנו אלא אחת.</text:p>
      <text:p text:style-name="P4"/>
      <text:p text:style-name="P4">אמר רבי יצחק: דבר תורה (הלכה למשה מסיני, דאמר מר (סוכה דף ה:) 'שיעורין חציצין ומחיצין הלכה למשה מסיני') רובו (רוב שערו קשור אחת אחת) המקפיד עליו – חוצץ, רובו <text:soft-page-break/>ואינו מקפיד עליו - אינו חוצץ, וגזרו על רובו שאינו מקפיד משום רובו המקפיד, וגזרו על מיעוטו המקפיד משום רובו המקפיד.</text:p>
      <text:p text:style-name="P4">ולגזור נמי על מיעוטו שאינו מקפיד משום מיעוטו המקפיד?</text:p>
      <text:p text:style-name="P4">היא גופה גזרה ואנן ניקום ונגזור גזרה לגזרה?</text:p>
      <text:p text:style-name="P4"/>
      <text:p text:style-name="P4">אמר רב: נדה בזמנה (בשביעי, ובנדה דאורייתא קמיירי, שלא ספרה שבעה נקיים) אינה טובלת אלא בלילה (דכתיב בה (ויקרא טו,יט) [שבעת ימים] תהיה בנדתה: תהא בנדתה כל שבעה) ושלא בזמנה טובלת בין ביום בין בלילה.</text:p>
      <text:p text:style-name="P4">רבי יוחנן אמר: בין בזמנה בין שלא בזמנה (בשמיני) אינה טובלת אלא בלילה משום סרך בתה (שנוהגת אחריה לטבול ביום ואפילו בזמנה, ואתיא לידי כרת, ולא ידעה דאמה בשמיני הוא דטבלה ביום).</text:p>
      <text:p text:style-name="P4">ואף רב הדר ביה, דאמר רבי חייא בר אשי אמר רב: נדה - בין בזמנה בין שלא בזמנה - אינה טובלת אלא בלילה משום סרך בתה. </text:p>
      <text:p text:style-name="P4"/>
      <text:p text:style-name="P4">אתקין רב אידי בנרש למטבל ביומא דתמניא משום אריותא.</text:p>
      <text:p text:style-name="P4">רב אחא בר יעקב בפפוניא - משום גנבי;</text:p>
      <text:p text:style-name="P4">רב יהודה בפומבדיתא - משום צנה;</text:p>
      <text:p text:style-name="P4">רבא במחוזא - משום אבולאי (שוערי העיר, ועובדי כוכבים הן; לשון אחר: בנינים של מערות היו בדרך בית הטבילה, ואם תפול שם תסתכן).</text:p>
      <text:p text:style-name="P4">אמר ליה רב פפא לרבא ולאביי: מכדי האידנא כולהו ספק זבות שוינהו רבנן (שאפילו נדה סופרת שבעה נקיים, דהחמירו על עצמן, כדרבי זירא), ליטבלינהו ביממא דשביעאה [ביום השביעי הנקי] (ממה נפשך: אם נדה היא - הרי יום טבילתה יותר משבעה לראייתה, ואם זבה היא - טובלת זבה ביום)?</text:p>
      <text:p text:style-name="P4">משום דרבי שמעון, דתניא [ספרא מצורע פרק זבים פרשתא ה פ"ט מ"א]: (ויקרא טו,כח) [ואם טהרה מזובה וספרה לה שבעת ימים ו]אחר תטהר - אחר אחר לכולן' שלא תהא טומאה מפסקת ביניהן; [שם משנה ב] 'רבי שמעון אומר: 'אחר תטהר' = אחר מעשה תטהר (כיון שספרה מקצת היום של שביעי - תטהר על ידי טבילה [לשון הספרא: כיון שטבלה - טהורה להתעסק בטהרות]), אבל אמרו חכמים אסור לעשות כן שמא תבא לידי ספק (שמא תשמש בו ביום ותראה מיד לאחר תשמיש, ונמצא סותרת כל שלפניה, וטבילתה פסולה)'.</text:p>
      <text:p text:style-name="P4"/>
      <text:p text:style-name="P4">אמר רב הונא: אשה חופפת באחד בשבת וטובלת בשלישי בשבת, שכן אשה חופפת בערב שבת וטובלת במוצאי שבת (דהא אינה יכולה לחוף בשבת; ודנין אפשר משאי אפשר);</text:p>
      <text:p text:style-name="P4">אשה חופפת באחד בשבת וטובלת ברביעי בשבת, שכן אשה חופפת בערב שבת וטובלת במוצאי יום טוב שחל להיות אחר השבת;</text:p>
      <text:p text:style-name="P4">אשה חופפת באחד בשבת וטובלת בחמישי בשבת, שכן אשה חופפת בערב שבת וטובלת במוצאי שני ימים טובים של ראש השנה שחל להיות אחר השבת.</text:p>
      <text:p text:style-name="P4">ורב חסדא אמר: כולהו אמרינן (היכא דהגיע טבילתה במוצ"ש חופפת בערב שבת, ואם הגיע טבילתה במוצאי יום טוב אחר השבת או למוצאי שני ימים טובים של ראש השנה אחר השבת - חופפת נמי מבערב שבת, דהא לא אפשר לחוף ביום טוב), 'שכן' לא אמרינן: היכא דאפשר - אפשר, היכא דלא אפשר לא אפשר (היכא דטובלת בליל יום חול, שיכולה לחוף היום - אסורה לחוף מאתמול, כדקאמרן: משום טעמא דשכן אשה חופפת בערב שבת וטובלת למוצאי שבת, דהתם לא אפשר, אבל מוצאי יום חול אפשר לחוף היום);</text:p>
      <text:p text:style-name="P4">ורב יימר אמר: אפילו 'שכן' נמי אמרינן (דאפילו טבלה מוצאי יום חול יכולה לחוף מאתמול), לבר מאשה חופפת באחד בשבת וטובלת בחמישי בשבת (דרחוק יותר מדאי, ואפילו טעמא ד'שכן' ליכא למימר): דלמוצאי שני ימים טובים של ראש השנה שלאחר השבת (דאפילו במוצאי <text:soft-page-break/>שני ימים טובים של ראש השנה שאחר השבת) ליתא (אסורה לחוף בערב שבת): דאפשר דחופפת בלילה וטובלת בלילה (ומוטב שתחוף בליל טבילתה).</text:p>
      <text:p text:style-name="P4"/>
      <text:p text:style-name="Standard"><text:span text:style-name="T30">דרש מרימר: הלכתא כרב חסדא (לחומרא, דאמר 'שכן' לא אמרינן: דהיכא דטבלה מוצאי יום חול - לא תחוף מאתמול) וכדמתרץ רב יימר (ובמאי דאמר רב חסדא כולהו אמרינן דהיכא דטבלה במוצאי שני ימים טובים [של ראש השנה] אחר השבת חופפת בערב שבת - לית </text:span><text:span text:style-name="T30">הלכתא כוותיה, אלא כדמתרץ רב יימר: חייפא בליליא וטבלה בליליא; מרימר - חומרי חומרי נקט מדרב חסדא ומדרב יימר).</text:span></text:p>
      <text:p text:style-name="P4"/>
      <text:p text:style-name="P4">איבעיא להו: אשה, מהו שתחוף בלילה ותטבול בלילה (בליל טבילתה: מי אמרינן מתוך שממהרת לטבילתה לא חייפא שפיר)?</text:p>
      <text:p text:style-name="P4">מר זוטרא אוסר ורב חיננא מסורא שרי. </text:p>
      <text:p text:style-name="P4">אמר ליה רב אדא לרב חיננא מסורא: לאו הכי הוה עובדא בדביתהו דאבא מרי ריש גלותא, דאיקוט (לשון קטטה ולא רצתה לטבול); אזל רב נחמן בר יצחק לפיוסה, ואמרה ליה: "מאי איתיה השתא (מה לך למהר הלילה)? </text:p>
      <text:p text:style-name="P4"/>
      <text:p text:style-name="P4">(נדה סח,א)</text:p>
      <text:p text:style-name="P4">תסגי אייתי למחר (די לך אם אטבול למחר)!" - וידע (רב נחמן) מאי קאמרה ליה (שלא חפפה), אמר: "דודי חסרת (קדרות להחם בהם חמין)? טשטקי (פלדושטו"ל לישב עליהן) חסרת? עבדי (להביא מים ולחמם) חסרת"? </text:p>
      <text:p text:style-name="P4"/>
      <text:p text:style-name="P4">דרש רבא: אשה חופפת בערב שבת וטובלת במוצאי שבת.</text:p>
      <text:p text:style-name="P4">אמר ליה רב פפא לרבא: והא שלח רבין באגרתיה: אשה לא תחוף בערב שבת ותטבול במוצאי שבת, ותמה על עצמך היאך חופפת ביום וטובלת בלילה (שהרי בקושי התירו להרחיק חפיפתה מטבילתה כל כך, אלא משום דאי חפפה בליל טבילתה - אימור לא חייפא שפיר משום דממהרת לטבילתה מתוך שמהומה לביתה), הא בעינן תכף לחפיפה טבילה וליכא?</text:p>
      <text:p text:style-name="P4">הדר אוקי רבא אמורא עליה ודרש: דברים שאמרתי לפניכם - טעות הן בידי, ברם כך אמרו משמיה דרבי יוחנן 'אשה לא תחוף בערב שבת ותטבול במוצאי שבת' ותמה על עצמך היאך חופפת ביום וטובלת בלילה? הא בעינן סמוך לחפיפה טבילה וליכא?'</text:p>
      <text:p text:style-name="P4">והלכתא: אשה חופפת ביום וטובלת בלילה,</text:p>
      <text:p text:style-name="P4">והלכתא: אשה לא תחוף אלא בלילה.</text:p>
      <text:p text:style-name="P4">קשיא הלכתא אהלכתא!?</text:p>
      <text:p text:style-name="P4">לא קשיא: הא דאפשר (לחוף ביום חופפת ביום) הא דלא אפשר (דלא אפשר לחוף, כגון מוצאי יום טוב - לא תחוף אלא בלילה).</text:p>
      <text:p text:style-name="P4">תוספות ד"ה הא דאפשר: הא דאפשר = לחוף במוצאי שבת שהוא חול - תחוף בו ולא תמהר לחוף מערב שבת; והא דלא אפשר = לחוף במוצאי שבת ליל טבילתה, כגון שהוא יום טוב - חופפת מערב שבת אף על פי שטבילתה למוצאי שבת או ליל שני בשבת והם שני ימים טובים אחר השבת; </text:p>
      <text:p text:style-name="P4">ולא איירי כלל הש"ס באיסור חפיפה שחרית וטבילה ערבית בלא הפסקת יום, וכן לא איירי באיסור חפיפת לילה; </text:p>
      <text:p text:style-name="P4">ואומר ר"י דאם אירע טבילתה ליל תשעה באב - אסורה לטבול, דלית הלכתא כהך ברייתא ד'כל כתבי הקדש' (שבת קיא.) דכל חייבי טבילות טובלין כדרכן בין בט' באב בין ביה"כ, אלא קי"ל חנינא סגן הכהנים, דאמר סוף פרק קמא דתענית (דף יג.) 'כדי הוא בית אלהינו לאבד עליו טבילה אחת בשנה', ואומר עלה בירושלמי בפ"ב דביצה: אורי רבי לוי כהדא דרבי חנינא סגן הכהנים; ועוד יש לפרש דההיא ד'כל כתבי' - בימי התנאים שהיו עסוקים בטהרות והיו צריכים ביום תשעה באב להתעסק בטהרות, לפיכך טובלת מבערב, אבל בזמן הזה דלבעלה <text:soft-page-break/>דוקא אפשר לה לחוף ולטבול במוצאי תשעה באב, ואם אין לה פנאי לרחוץ ולחוף בלילה תרחוץ ותחוף ערב תשעה באב כדי שיהיה בקל לה עדיין לחוף קצת מוצאי תשעה באב ולטבול.</text:p>
      <text:p text:style-name="P4"/>
      <text:p text:style-name="P4"/>
      <text:p text:style-name="P4">משנה:</text:p>
      <text:p text:style-name="P4">נדה שבדקה עצמה יום שביעי שחרית ומצאה טהורה, ובין השמשות לא הפרישה (לא בדקה עצמה להפריש בטהרה), ולאחר ימים בדקה ומצאה טמאה - הרי היא בחזקת טהורה (בימים שבינתיים, וטהרותיה שנגעה בהן לאחר שטבלה בליל שמיני – טהורות: דהשתא הוא דחזאי); </text:p>
      <text:p text:style-name="P4">בדקה עצמה ביום שביעי שחרית ומצאה טמאה, ובין השמשות לא הפרישה, ולאחר זמן בדקה ומצאה טהורה - הרי זו בחזקת טמאה; </text:p>
      <text:p text:style-name="P4">ומטמאה מעת לעת ומפקידה לפקידה (ארישא קאי דקתני 'אחר ימים בדקה ומצאה טמאה' מטמאה מעת לעת של ראייה זו), ואם יש לה וסת - דיה שעתה; </text:p>
      <text:p text:style-name="P4">ורבי יהודה אומר: כל שלא הפרישה בטהרה מן המנחה ולמעלה - הרי זו בחזקת טמאה;</text:p>
      <text:p text:style-name="P4">וחכמים אומרים: אפילו בשנים לנדתה בדקה (שחרית) ומצאה טהורה ובין השמשות לא הפרישה (ולסוף שבעה טבלה), ולאחר זמן (ואחר ימים) בדקה ומצאה טמאה - הרי זו (עד עכשיו) בחזקת טהורה.</text:p>
      <text:p text:style-name="P4">(ושלש מחלוקות בדבר: לתנא קמא שביעי הוא דמטהרתה בדיקת שחרית, אבל שני לא; ולרבי יהודה אפילו בדיקת שביעי שחרית לא מטהרה עד שתפריש בין השמשות, ולרבנן בתראי אפילו בשני.) </text:p>
      <text:p text:style-name="P4"/>
      <text:p text:style-name="P4">גמרא:</text:p>
      <text:p text:style-name="P4">איתמר: רב אמר זבה ודאי (מפרש ואזיל), ולוי אמר זבה ספק.</text:p>
      <text:p text:style-name="P4">אהייא (קאי)? אילימא ארישא 'הרי זו בחזקת טהורה' קתני!</text:p>
      <text:p text:style-name="P4">אלא אסיפא ('בדקה שביעי שחרית ומצאה טמאה ובין השמשות לא הפרישה').</text:p>
      <text:p text:style-name="P4">בשלמא ספק זבה אמרינן (לחיי: דכיון דלא הפרישה בטהרה לא שחרית ולא ערבית - איכא לספוקי ברואה שמונה ותשעה ועשרה) אלא זבה ודאי נמי (בתמיה)? הרי בדקה (לאחר הימים) ומצאה טהורה (ואיכא למימר: כיון דמצאה טהורה - עד השתא נמי לא חזאי)?</text:p>
      <text:p text:style-name="P4">אלא כי איתמר דרב ולוי - שמעתא באפי נפשה איתמר (ולאו אמתניתין): נדה שבדקה עצמה ביום השביעי שחרית ומצאה טמאה, ובין השמשות לא הפרישה, ולאחר ימים בדקה ומצאה טמאה: רב אמר זבה ודאי, ולוי אמר זבה ספק:</text:p>
      <text:p text:style-name="P4">רב אמר זבה ודאי: כיון דמעיקרא נמצאת טמאה ועכשיו נמצאת טמאה - טמאה ודאי;</text:p>
      <text:p text:style-name="P4">ולוי אמר ספק זבה: אימר פסקה ביני וביני.</text:p>
      <text:p text:style-name="P4"/>
      <text:p text:style-name="P4">(נדה סח,ב)</text:p>
      <text:p text:style-name="P4">וכן תנא לוי במתניתא (אסיפא דמתניתין תני הכי): '(בדקה בשביעי שחרית ומצאה טמאה, ובין השמשות לא הפרישה, ו)אחר הימים, בין בדקה ומצאה טהורה בין בדקה ומצאה טמאה - הרי זו ספק זבה'.</text:p>
      <text:p text:style-name="P4"/>
      <text:p text:style-name="P4">ומטמאה מעת לעת [ומפקידה לפקידה]: <text:s/></text:p>
      <text:p text:style-name="P4">לימא תהוי תיובתא דרבא, דאמר רבא (בפרק 'בנות כותים' (לעיל לט.) קתני: 'כל אחד עשר בחזקת טהרה' ואמרינן: 'למאי הלכתא? ואמר רבא): לומר (שאם תראה) שאין האשה מטמאה מעת לעת בתוך ימי זיבתה (בתוך י"א ; ומתניתין קתני 'מטמאה מעת לעת' – ארישא, דקתני 'אחר הימים בדקה ומצאה טמאה');</text:p>
      <text:p text:style-name="P4">(ומתמה הש"ס:) ולאו אותביניה לרבא חדא זימנא (בפרק 'בנות כותים' (שם), ולא איפרוק)?</text:p>
      <text:p text:style-name="P4">הכי קאמרינן: לימא תהוי תיובתא דרבא נמי מהא?</text:p>
      <text:p text:style-name="P4"><text:soft-page-break/>אמר לך רבא: כי קתני 'מטמאה מעת לעת' - אריש פרקין קאי: א'ראתה ועודה בבית אביה (בית הלל אומרים כל הלילה שלה')' (וקאמר דאם ראתה לאחר מכאן - מטמאה מעת לעת); סלקא דעתך אמינא 'כיון דמפסקי להו ימים טהורין כתחלת נדתה דמיא (כבתולת דמים, דקיימא לן (לעיל דף ז.) דיה שעתה בראייה ראשונה) ולא תטמא מעת לעת' - קא משמע לן.</text:p>
      <text:p text:style-name="P4"/>
      <text:p text:style-name="P4">אם יש לה וסת [דיה שעתה]: <text:s/></text:p>
      <text:p text:style-name="P4">(קא סלקא דעתך אסיפא דמתניתין קאי, דקתני 'אחר הימים בדקה ומצאה טמאה מטמאה מעת לעת, ואם יש לה וסת קבוע לאחר הימים דהיינו ימי זיבה וראתה בו דיה שעתה';) נימא תהוי תיובתא דרב הונא בר חייא אמר שמואל, דאמר רב הונא בר חייא אמר שמואל: לומר שאין האשה קובעת לה וסת בימי זיבתה (בפרק 'בנות כותים' גבי כל י"א בחזקת טהרה)?</text:p>
      <text:p text:style-name="P4">אמר לך רב הונא בר חייא: כי אמרינן 'אין אשה קובעת לה וסת בימי זיבתה' (גירסת רש"י: אמר לך שמואל: כי אמרי אנא – לקולא) - דלא בעיא תלתא זימני למיעקר, דאמרינן דמיה מסולקין (דהא קתני 'כל י"א בחזקת טהרה', דהיינו קולא, דדמיה מסולקין) וכיון דדמיה מסולקין דיה שעתה <text:s/>(אבל לענין דיה שעתה כל שכן דהוי וסת, דהא דמיה מסולקין)!</text:p>
      <text:p text:style-name="P4"/>
      <text:p text:style-name="P4">רבי יהודה אומר [כל שלא הפרישה בטהרה מן המנחה ולמעלה - הרי זו בחזקת טמאה]: <text:s/></text:p>
      <text:p text:style-name="P4">תניא: 'אמרו לו לרבי יהודה: אלמלי ידיה מונחות בעיניה כל בין השמשות - יפה אתה אומר; עכשיו אימר עם סלוק ידיה ראתה (ואפילו הכי אמרת טהורה), (הלכך:) מה לי הפרישה בטהרה בשביעי מן המנחה ולמעלה מה לי הפרישה בטהרה בראשון? '</text:p>
      <text:p text:style-name="P4">בראשון מי איכא למאן דאמר (והא אפילו רבנן בתראי, בשני שלה הוא דקאמרי, אבל בראשון - דהוי פתיחת מעיינה - ליכא למאן דאמר דאם בדקה בצהרים ומצאה טהור דתהוי הפרשה)?</text:p>
      <text:p text:style-name="P4">אִין, והתניא: 'אמר רבי: שאלתי את רבי יוסי ורבי שמעון כשהיו מהלכים בדרך: נדה שבדקה עצמה יום שביעי שחרית ומצאה טהורה ובין השמשות לא הפרישה, ולאחר הימים בדקה ומצאה טמאה – מהו?</text:p>
      <text:p text:style-name="P4">אמרו לו: הרי זו בחזקת טהרה.</text:p>
      <text:p text:style-name="P4">ששי חמישי רביעי שלישי שני מאי?</text:p>
      <text:p text:style-name="P4">אמרו לו: לא שנא;</text:p>
      <text:p text:style-name="P4">בראשון לא שאלתי וטעיתי שלא שאלתי (שאילו שאלתי היו מטהרין): אטו כולהו לאו בחזקת טומאה קיימי, וכיון דפסק – פסק? ראשון נמי: כיון דפסק – פסק.'</text:p>
      <text:p text:style-name="P4">ומעיקרא מאי סבר (שלא רצה לשאול)?</text:p>
      <text:p text:style-name="P4">הואיל והוחזק מעין פתוח.</text:p>
      <text:p text:style-name="P4"/>
      <text:p text:style-name="P4"/>
      <text:p text:style-name="P4">משנה:</text:p>
      <text:p text:style-name="P4">הזב והזבה (שפסקו והתחילו לספור שבעה) שבדקו עצמן ביום ראשון ומצאו טהור וביום השביעי ומצאו טהור ושאר ימים שבינתיים לא בדקו: רבי אליעזר אומר: הרי הן בחזקת טהרה; </text:p>
      <text:p text:style-name="P4">רבי יהושע אומר: אין להם אלא יום ראשון ויום שביעי בלבד; </text:p>
      <text:p text:style-name="P4">רבי עקיבא אומר: אין להם אלא יום שביעי בלבד (שמא ראו בינתיים וסתרו ספירתן הראשונה).</text:p>
      <text:p text:style-name="P4"/>
      <text:p text:style-name="P4">גמרא:</text:p>
      <text:p text:style-name="P4">תניא: 'אמר לו רבי אליעזר לרבי יהושע: לדבריך אתה מונה בסירוגין, והתורה אמרה [ספרא מצורע פרק זבים פרשתא ה פ"ט מ"א]: (ויקרא טו,כח) [ואם טהרה מזובה וספרה לה שבעת ימים ו]אחר תטהר - אחר אחר לכולן: שלא תהא טומאה מפסקת ביניהן!</text:p>
      <text:p text:style-name="P4">אמר לו רבי יהושע: ואתה, אי אתה מודה בזב שראה קרי (בימי ספירו, שאינו מונה אותו יום, דקיימא לן דסותר יום אחד ומונה לסירוגין), ובנזיר שהילך סככות ופרעות (שהן ספק אהל) - שֶׁמּוֹנֶה בסירוגין (אין אותו יום עולה למנין נזירותו, ונמצא שמונה שלשים יום של סתם נזירות <text:soft-page-break/>בסירוגין), והתורה אמרה (במדבר ו,יב) <text:s/>[והזיר לה' את ימי נזרו והביא כבש בן שנתו לאשם] והימים הראשנים יפלו [כי טמא נזרו]?'</text:p>
      <text:p text:style-name="P4">ורבי אליעזר?</text:p>
      <text:p text:style-name="Standard"><text:span text:style-name="T30">בשלמא התם (זב שראה קרי) - (ויקרא טו,לב) [זאת תורת הזב ואשר תצא ממנו שכבת זרע לטמאה בה] (מה זיבה סותרת - אף קרי סותר; אי מה זיבה סותרת הכל אף קרי סותר הכל?) - (תלמוד לומר:) 'לטמאה בה' אמר רחמנא: (אין לך סתירה אלא בטומאתה האמור בה: מה </text:span><text:span text:style-name="T30">טומאת קרי יום אחד - אף סתירתה יום אחד) שאינה סותרת אלא יומה [ספרא מצורע פרק זבים פרק ט משנה י], ואי משום איחלופי (דלא ליתי למנות לסירוגין בזיבה גמורה) - זב בבעל קרי לא מיחלף; נזיר שהילך על גבי סככות ופרעות נמי מדאורייתא אהל מעליא בעינן (אין נזיר מטמא אלא באהל מת ודאי, כדכתיב (במדבר ו,ט) וכי ימות מת עליו - במחוורת עליו, כדאמר ב'כיצד צולין' (ספרי נשא פסקא כח; פסחים פא:)), ורבנן הוא דגזור (לסתור אותו יום), (ואי תימא אתי לאיחלופי באהל מת גמור ולא יסתור אלא יום אחד -) ורבנן בדאורייתא (אהל ספק דרבנן באהל דאורייתא) לא מיחלף, אבל הכא, אי חיישינן (ולא תמנה יום שבינתיים משום) דלמא חזאי בספק - אתי לאיחלופי בודאי (דאמרינן: מדלא מנינן הני ימים - ודאי חזאי בינתיים, וקא מניא לראשון, ואתיא למנות ודאי רואה בסירוגין)!</text:span></text:p>
      <text:p text:style-name="P4">תני: 'רבי יוסי ורבי שמעון אמרי: נראין דברי רבי אליעזר מדברי רבי יהושע (דכיון דחייש רבי יהושע לשמא ראה בינתיים - היה לו לסתור אף הראשון), ודברי רבי עקיבא מדברי כולן (דבעי ספורין ובדוקין), אבל הלכה כרבי אליעזר.'</text:p>
      <text:p text:style-name="P4"/>
      <text:p text:style-name="P4">איבעיא להו: הזב והזבה שבדקו עצמן יום ראשון ויום שמיני (כבר עברו ימי הספירה ולא היה סופן בטהרה דלא בדקה יום שביעי) ומצאו טהור ושאר הימים לא בדקו,</text:p>
      <text:p text:style-name="P4"/>
      <text:p text:style-name="P4">(נדה סט,א)</text:p>
      <text:p text:style-name="P4">לרבי אליעזר (דמכשר בבדיקת שביעי עם הראשון) – מהו (לרבי אליעזר מהו, דלרבי יהושע ודאי אין להם אלא שמיני בלבד: דאף על גבי דתליא מילתיה בבדיקה ומונה ימים הבדוקין אפילו בסירוגין - הני מילי בראשון ושביעי דחזו לאיצטרופי לחד מנינא, אבל שמיני לאו מסדר ספירת הראשון הוא ולא מצטרף; ולרבי עקיבא נמי אין לו אלא שמיני בלבד שמא ראה בינתים ומכאן ואילך צריך לספור ששה; אלא לרבי אליעזר: מי מחזקינן כל שבעה בטהרה משום בדיקת ראשון, דהוו תחלתן בטהרה או לא)? תחלתן וסופן בעינן, והכא תחלתן איכא סופן ליכא? או דילמא תחלתן אף על גב שאין סופן?</text:p>
      <text:p text:style-name="P4">אמר רב: היא היא (טהורין): תחלתן אף על פי שאין סופן;</text:p>
      <text:p text:style-name="P4">ורבי חנינא אמר: תחלתן וסופן בעינן, הכא תחלתן איכא סופן ליכא.</text:p>
      <text:p text:style-name="P4">מיתיבי 'ושוין בזב ובזבה שבדקו עצמן יום ראשון ויום שמיני ומצאו טהור שאין להם אלא שמיני בלבד'; מאן 'שוין', לאו רבי אליעזר ורבי יהושע (דאף על גב דפליגי עליה דרבי עקיבא בראשון ושביעי - הכא מודו)?</text:p>
      <text:p text:style-name="P4">לא! רבי יהושע ורבי עקיבא (כדפרישית; אבל לרבי אליעזר - הואיל ותחלתן בטהרה - מחזקינן לכולהו בטהרה). </text:p>
      <text:p text:style-name="P4"/>
      <text:p text:style-name="P4">אמר רב ששת אמר רב ירמיה בר אבא אמר רב: 'נדה שהפרישה בטהרה בשלישי שלה - סופרתו למנין שבעה נקיים'.</text:p>
      <text:p text:style-name="P4">'נדה'? ספירה למה לה?</text:p>
      <text:p text:style-name="P4">אלא אימא 'זבה שהפרישה בטהרה בשלישי שלה - סופרתו למנין שבעה נקיים'. </text:p>
      <text:p text:style-name="P4">אמר ליה רב ששת לרב ירמיה בר אבא: רב - ככותאי (בפרק 'בנות כותים' (לעיל דף לג.)) אמרה לשמעתיה, דאמרי: 'יום שפוסקת בו סופרתו למנין שבעה'?</text:p>
      <text:p text:style-name="P4">כי קאמר רב - לבר משלישי. </text:p>
      <text:p text:style-name="P4">'בר משלישי' - פשיטא!?</text:p>
      <text:p text:style-name="Standard"><text:soft-page-break/><text:span text:style-name="T30">לא, צריכא כגון דלא בדקה (דלא הוי תחילת ימי ספירה בטהרה: דלא בדקה בראשון [ביום הראשון אחרי] משהפרישה בבין השמשות של שלישי לזיבה שראתה בו ביום) עד שביעי (לספירה), ואשמועינן (ותרי קולי אשמועינן רב בספירה) התם (דאמר רב לעיל דמטהר רבי אליעזר בבודק ראשון ושמיני) 'תחלתן אף על פי שאין סופן', והכא קא משמע לן 'סופן אף על פי שאין תחלתן' (דמשום בדיקת שביעי - מחזקינן כל ששה לפניו בטהרה, הואיל ופסקה בשלישי; ומיהו הפרשה בטהרה בעינן: דמשהוחזק מעין פתוח - ליכא לאחזוקי בטהרה עד </text:span><text:span text:style-name="T30">שתבדוק ותמצא שפסק, כדאמרינן במתניתין: דהפרשה בטהרה בעינן); דמהו דתימא 'תחלתן אף על פי שאין סופן - הוא דאמרינן דאוקמינהו אחזקייהו, אבל סופן אף על פי שאין תחלתן לא - קא משמע לן.</text:span></text:p>
      <text:p text:style-name="P4">(לרב פריך, דלא בעי ספורין ובודקין ודאי:) איני! והא כי אתא רבין, אמר: "מתיב רבי יוסי ברבי חנינא: טועה', ולא ידענא מאי תיובתיה", דקיימא לן (ב'המפלת' (לעיל דף כט:)): 'שבוע קמא דאתיא לקמן - בלילותא מטבלינן לה (כל ליליא דילמא השתא שלמו שבעה של טומאת זכר), ביממא לא מטבלינן לה', ואי סלקא דעתא לא בעינן ספורין לפנינו - ביממא נמי נטבלינה דילמא יולדת זכר בזוב היא (ולמימר בכל יומא "היום כלין שבעה נקיים שאחר טומאת לידה"), ועבדה לה ספורין, אלא לאו שמע מינה בעינן ספורין בפנינו (ומשום הכי לא מטבילין לה: דאי נמי מתרמי האידנא שביעי של נקיים, משום דטבילה בזמנה מצוה, ונדה ויולדת טבילתן בלילה, וזבה טבילתה ביום - לא הויא ספירה, הואיל ולא ספרה בפנינו עד שתשב בפנינו שבוע טהור)? </text:p>
      <text:p text:style-name="P4">ולאו מי אוקימנא כרבי עקיבא דאמר 'בעינן ספורין לפנינו'?</text:p>
      <text:p text:style-name="P4">ומנא תימרא דלרבנן לא בעינן ספורין לפנינו?</text:p>
      <text:p text:style-name="P4">דתניא: 'טועה שאמרה "יום אחד טמא ראיתי (ואיני יודעת אימתי)" (ואפילו היום יש לומר זהו, ואינה יודעת אם יום ראייתה בימי נדה אם בימי זבה) - מטבילין אותה (משום 'טבילה בזמנה מצוה') תשע טבילות: שבעה לנדה (וכגון דאתאי לקמן ביממא, ומטבילין אותה הלילה שמא נדה היא והלילה כלו שבעה ימי נדה; וכן לליל יום שביעי, וכן כל ליל שבוע זה, וטפי לא איכא לספוקי) ותרי לזיבה (ביממא ביומא דאתאי לקמן מטבילין לה דלמא אתמול חזאי, וימי זיבה הוו, והואי שומרת יום כנגד יום; ולמחר נמי טבלה דילמא ביומא דאתאי לקמן - הוא דחזאי; וטפי ליכא לספוקי) (אבל אתיא לקמן בליליא - איכא עשר טבילות: שמונה לנדה ושתים לזיבה, דההוא ליליא גופיה איכא לספוקי, השתא זמן טבילתה! וכן כל לילות שבוע זה; ולמוצאי שביעי נמי טבלה משום דילמא בליליא דאתאי קמן חזאי, והשתא הואי זמן טבילה! והאי דלא קא תני עשר טבילות - משום מילתא דלא פסיקא היא: דהא כי אתיא ביממא ליכא אלא תשע, אבל תשע פסיקא ליה: דבציר מהכי ליכא; והכי מוקי לקמן); </text:p>
      <text:p text:style-name="P4">"בין השמשות טמא ראיתי" - מטבילין אותה י"א טבילות;</text:p>
      <text:p text:style-name="P4">י"א מאי עבידתייהו (אם באתה ביום או בלילה ואומרת "בין השמשות טמא ראיתי" - אין כאן טבילה יתירתא, דהא כי אמרה נמי "יום טמא ראיתי ואיני יודעת מתי: אם בימי נדה ואם בימי זיבה" - מספקי ליה דילמא האידנא ביום שבאת לפנינו חזאי)?</text:p>
      <text:p text:style-name="P4">אמר רב ירמיה מדפתי: כגון שבאת לפנינו בין השמשות, והויין תמני לנדה ותלת לזיבה (כגון באת לפנינו בין השמשות של ערב שבת - טובלת מיד בלילי שבת שמא השתא זמן טבילתה, וכן כל שבוע זה, ולילי שבת הבאה שמא בין השמשות שבאת לפנינו ראתה ולילה היא, ומשכה שבעת ימי נדה עד עכשיו, ולפי שיום שבת היה תחלת נדתה - הרי שמונה טבילות לנדה ותלת לזבה: דמטבילין לה בין השמשות דאתאי לקמן דילמא בין השמשות דאתמול חזאי, ומיום חמישי בשבת היה, ושמרה ערב שבת כנגד יום חמישי, וטובלת בין השמשות עד שלא תחשך דשמא עדיין יום הוא וראוי לטבילת זוב, ולמחר בשבת נמי טבלה שמא בין השמשות דאתמול כשבאת לפנינו ראתה ומיום ששי היה, והיום טובלת ליום כנגד יום; ובאחד בשבת נמי טבלה משום ספק ההוא בין השמשות גופיה: שמא לילה הוא כשראתה ובאת לפנינו, ובכל יום השבת הוי ראשון, ואחד בשבת הוי שימור וטבלה).</text:p>
      <text:p text:style-name="P4">"לא ראיתי כל עיקר" - מטבילין אותה ט"ו טבילות.'</text:p>
      <text:p text:style-name="P4">אמר רבא: האי - דינא דלא דינא דייני בגלחי (דין זה שאינו דין היו דנין באותו מקום): </text:p>
      <text:p text:style-name="P4"><text:soft-page-break/>'דאית ליה תורא - לירעי חד יומא (כל בהמות העיר), דלית ליה תורא - לירעי תרי יומי'; אתרמי להו יתמא בר ארמלתא (שלא היה לו שור) - יהבי ליה תורי (וכפאוהו לרעות בהמותיהן שני ימים); אזל נכסינהו (שחטן), אמר להו: 'דאית ליה תורא לשקול חד משכא, דלית ליה תורא לשקול תרי משכי'; </text:p>
      <text:p text:style-name="P4">אמרי ליה: מאי האי דקאמרת?</text:p>
      <text:p text:style-name="P4">אמר להו: סוף דינא כתחלת דינא: תחלת דינא לאו מאן דלית ליה עדיף? סוף דינא נמי: מאן דלית ליה עדיף; </text:p>
      <text:p text:style-name="P4">הכא נמי: ומה היכא דאמרה "ראיתי" סגי לה אי בתשע טבילות אי בי"א טבילות, היכא דקאמרה איהי "לא ראיתי" בעיא חמש עשרה טבילות?</text:p>
      <text:p text:style-name="P4">אלא אימא הכי: "ראיתי ואיני יודע כמה ראיתי (אם אחת אם שלש), אי בימי נדה ראיתי או בימי זיבה ראיתי" - מטבילין אותה ט"ו טבילות; אתאי קמן ביממא - יהבינן לה שב לנדה (באתה בשבת טובלת למוצאי שבת שמא באחד בשבת ראתה תחלה, וכן עד לילי שבת הבאה, ולילי שבת בכלל: שמא בשבת שבאת לפנינו ראתה ואותו היום לבד ראתה)</text:p>
      <text:p text:style-name="P4"/>
      <text:p text:style-name="P4">(נדה סט,ב)</text:p>
      <text:p text:style-name="P4">ותמני לזיבה (בשבת גופה אתאי - מטבילין לה שמא שלשה ימים ראתה בימות זוב, והיום כלין ספורין, וכן למחר, וכן ביום שבת הבאה יש לומר "ביום שבאתה לפנינו ראתה, והוא שלישי לזיבה, והיום כלו ספורין שלה");</text:p>
      <text:p text:style-name="P4">אתאי קמן בלילותא (אם באת לפנינו בלילה) - יהבינן לה תמני לנדה (באת בלילי שבת - טובלת מיד שמא הלילה כלו ימי נדה, וכן כל לילות שבוע זה ולילי יום שבת הבא, משום דשמא בליל שבאת לפנינו ראתה - הרי שמונה) ושב לזיבה; </text:p>
      <text:p text:style-name="P4">(לאו מילתא היא, דהא פרכינן:) </text:p>
      <text:p text:style-name="P4">זיבה תמני בעיא (דהא למחר בשבת טבלה, ויום שבת הבא נמי טבלה שמא בלילי שבת כשבאת לפנינו ראתה והוא שלישי לזיבתה והיום כלין ימי הספירה)? </text:p>
      <text:p text:style-name="P4">אלא אידי ואידי (בין באת לפנינו ביום בין באת לפנינו בלילה) שב לנדה ותמני לזיבה; </text:p>
      <text:p text:style-name="P4">(וקא פריך:) בלילותא - תמני לנדה בעי (כלומר: כשבאת לפנינו בלילה איכא טבילה יתירתא שטובלת מיד משום נדה)?</text:p>
      <text:p text:style-name="P4">(ומהדר:) זיבה, דפסיקא ליה: דלא שנא כי אתיא קמן ביממא לא שנא כי אתיא קמן בליליא - חשיב לה (ומשום זיבה דפסיקא ליה טבילה ספק זיבה דפסיקא ליה דתמני נינהו - לעולם חשיב להו כתמני); נדה, דלא פסיקא ליה: דכי אתיא קמן בלילותא בעי תמני, ביממא לא קבעי תמני - לא קחשיב לה; ואי סלקא דעתא ספורין לפנינו בעינן - כל הני טבילות למה לי (אטבילות דיממי דזיבה קא פריך)?: תספור שבעה (קמן) והדר תטבול (בשביעית ומקמי הכי לא דאפילו שלמי נקיים דילה לאו בת טבילה היא הואיל ולא בדקה)?, אלא לאו שמע מינה רבנן היא (דפליגי עליה דרבי עקיבא), דאמרי לא בעינן ספורין לפנינו (ורבי - דאמר לא בעינן ספורין לפנינו - כרבנן סבירא ליה)! </text:p>
      <text:p text:style-name="P4">אמר ליה רב אחא בריה דרב יוסף לרב אשי: לאו תרוצי קמתרצינן לה?: תריץ ואימא הכי: "ספרתי (בדקתי קצת נקיים או כולן) ואיני יודעת כמה ספרתי, אם בימי נדה ספרתי ואם בימי זיבה ספרתי (או שמא נקיים שראיתי לאו אחר ימי הזוב היו אלא לאחר ימי נדות)" - מטבילין אותה ט"ו טבילות (שמא עכשיו כלין וכדפרישית); "ספרתי ואיני יודעת כמה ספרתי" - חד יומא מיהא אי אפשר דלא ספרה - חסרה לה טבילה (וליכא לספוקה ברואה יום שבאת לפנינו ובצרי להו טבילות דשביעי)! אלא אימא "איני יודעת אם ספרתי אם לא ספרתי" (הלכך אפילו יומא קמא טבלה דלמא כל שבעה ספרה ובדקה, דהא קאמרה "שמא ספרתי" ויום שביעי נמי טבלה שמא לא ספרה קודם לכן).</text:p>
      <text:p text:style-name="P4"/>
      <text:p text:style-name="P4"/>
      <text:p text:style-name="P4">משנה:</text:p>
      <text:p text:style-name="P4"><text:soft-page-break/>הזב והזבה והנדה והיולדת והמצורע שמתו - מטמאין במשא עד שימוק הבשר (דמהשתא הוי מת ודאי). </text:p>
      <text:p text:style-name="P4">(בגמרא פריך: כל מת נמי מטמא במשא!? ומשנינן 'באבן מסַמֵא': דשאר מתים לא מטמו - הכא מטמו, מדרבנן, הואיל ומחיים מטמו באבן מסמא מדאורייתא, שהרי מטמאין מושב כל שתחתיהם - גזור בהו רבנן לאחר מיתה, כדמפרש טעמא בגמרא: גזרה שמא יתעלפה.) </text:p>
      <text:p text:style-name="P4">עובד כוכבים שמת (אף על גב דמחיים הרי הוא כזב לכל דבריו, ולטמא באבן מסמא) - טהור מלטמא (משמת טהור מלטמא באבן מסמא, כדמפרש בגמרא, הואיל וטומאת זיבה שעליו מחיים אינה אלא מדברי סופרים).</text:p>
      <text:p text:style-name="P4">בית שמאי אומרים: כל הנשים מתות נדות (כל הנשים מחזקינן להו כנדות ומטבילין כלים שהיו עליהן סמוך ליציאת נשמה; וטעמא מפרש בגמרא);</text:p>
      <text:p text:style-name="P4">ובית הלל אומרים: אין נדה אלא שמתה נדה.</text:p>
      <text:p text:style-name="P4"/>
      <text:p text:style-name="P4">גמרא:</text:p>
      <text:p text:style-name="P4">מאי 'במשא'?: אילימא במשא ממש - אטו כל מת מי לא מטמא במשא? אלא מאי 'במשא'? = באבן מְסַמֵא, דכתיב (דניאל ו,יח) והיתית אבן חדא ושומת על פום גובא [וחתמה מלכא בעזקתה ובעזקת רברבנוהי די לא תשנא צבו בדניאל] (ושומת על פום גובא - לשון 'מסַמֵא' קא מפרש, דהיינו אבן כבדה העשויה להינוח ואינה מטלטלת, הלכך כשהיא על גבי כלים ומת נתון עליה - אין זה 'משא' הואיל ואינה ראויה להטלטל עמו). </text:p>
      <text:p text:style-name="P4">מאי טעמא (גזור רבנן בזב וזבה לטמא אף לאחר מיתה באבן מסמא)? </text:p>
      <text:p text:style-name="P4">אמר רב: גזרה שמא יתעלפה (פאשמיי"ר ודומה למת; ואי אמרת זב מת לא מטמא - בזב חי אתי נמי לטהורי כי האי).</text:p>
      <text:p text:style-name="P4">תנא 'משום רבי אליעזר אמרו: עד שיבקע כריסו.' </text:p>
      <text:p text:style-name="P4">[## 1. אף על פי שלא שכיח גזרו משום פקוח נפש? עיין ערוך לנר; ועיין ערוך לנר שאומר שזמן 'ימוק הבשר' הוא לפני 'שיבקע כרסו'!?</text:p>
      <text:p text:style-name="P4">2. אם יש חשש לקבורת אדם חי – מדוע להגביל לזבים וכו'? וכי כל ישראל אינם זכאים לאותה הגנה?</text:p>
      <text:p text:style-name="P4">אולי משום שרוצים לקבור את אלה מהר להפטר מגויותיהם.]</text:p>
      <text:p text:style-name="P4"/>
      <text:p text:style-name="P4">עובד כוכבים שמת [טהור מלטמא]: <text:s/></text:p>
      <text:p text:style-name="P4">תניא: 'אמר רבי: מפני מה אמרו 'עובד כוכבים שמת טהור מלטמא במשא'? - לפי שאין טומאתו מחיים מדברי תורה אלא מדברי סופרים.'</text:p>
      <text:p text:style-name="P4"/>
      <text:p text:style-name="P4">תנו רבנן: 'שנים עשר דברים שאלו אנשי אלכסנדריא את רבי יהושע בן חנינא; שלשה דברי חכמה (הלכה), שלשה דברי הגדה, שלשה דברי בורות (שטות), שלשה דברי דרך ארץ:</text:p>
      <text:p text:style-name="P4">שלשה דברי חכמה: </text:p>
      <text:p text:style-name="P4">1. הזב והזבה והנדה והיולדת והמצורע שמתו - עד מתי מטמאין במשא?</text:p>
      <text:p text:style-name="P4">אמר להן: עד שימוק הבשר. </text:p>
      <text:p text:style-name="P4">2. בת משולחת (ישראל שהחזיר גרושתו משניסת לאחֵר, והוליד בת [לאחר שהחזירה]) - מה היא לכהן?: מי אמרינן קל וחומר: ומה אלמנה לכהן גדול שאין איסורה שוה בכל (אלמנה אינה אסורה אלא לכהן גדול) - בנה פגום (חלל, דכתיב (ויקרא כא,טו) [ו]לא יחלל זרעו), זו שאיסורה שוה בכל (בישראל ובכהנים אסור להחזיר גרושתו משניסת) - אינו דין שבנה פגום? או דילמא: מה לאלמנה לכהן גדול שהיא עצמה מתחללת (משניסת לכהן גדול – מתחללת: שאם מת - אסורה להנשא להדיוט, ואם היתה כהנת - נפסלת מן התרומה בביאתו, דכתיב (ויקרא כא,טו) [ו]לא יחלל זרעו בעמיו, ו'עמיו' זו אשתו)?</text:p>
      <text:p text:style-name="P4">אמר להן:</text:p>
      <text:p text:style-name="P4"/>
      <text:p text:style-name="P4"><text:soft-page-break/>(נדה ע,א)</text:p>
      <text:p text:style-name="P4">היא תועבה (במחזיר גרושתו כתיב (דברים כד,ד) כי תועבה היא) ואין בניה תועבין. </text:p>
      <text:p text:style-name="Standard"><text:span text:style-name="T30">3. שני מצורעין שנתערבו קרבנותיהן זה בזה וקרב קרבנו של אחד מהן ומת אחד מהן, השני מה תהא עליו (היאך יטהר לקדשים)? (שאילו היה מצורע חבירו חי, אף על פי שנתערבו קרבנותיהם - זה יקרב לשם מי הוא וזה יקרב לשם מי שהוא; או אם מת האחד והיו שני </text:span><text:span text:style-name="T30">הקרבנות בפנינו - היו הקרבנות מתים, וזה מקריב קרבן אחר; אבל עכשיו אינו יכול להקריב את זה, שמא של מת הוא והוי 'חטאת שמתו בעליה'; וקרבן אחר נמי אינו יכול להביא, שמא אותו שקרב היה שלו, ונפטר, ונמצא מביא חולין לעזרה! ואינו יכול להתנות בנדבה, שאין חטאת באה נדבה! ואפילו לרבי שמעון, דאמר לקמן 'אשם קרב מספק על תנאי: אם הוא חייב אשם - הרי זה לאשם, ואם לאו - הרי זה שלמי נדבה' - הני מילי אשם שמתן דמו דומה לשלמים, אבל חטאת - שאין מתן דמה דומה לשלמים - אינו יכול להתנות ולומר "אם קרבה חטאתי הרי חטאת זו שלמי נדבה": דמתן דמה היכי ליעביד?: ליעביד ארבעה מתנות ולמעלה מחוט הסיקרא - שמא שלמי נדבה נינהו, ואם שתי מתנות ולמטה מחוט הסיקרא - שמא חטאת הוא?)</text:span></text:p>
      <text:p text:style-name="P4">אמר להן: כותב נכסיו לאחרים והוי עני (וראוי להביא בדלות), ומביא חטאת העוף הבא על הספק (ואין שם משום מביא חולין בעזרה).'</text:p>
      <text:p text:style-name="P4">והאיכא אשם (ששוה בעשיר ובעני, והיאך הוא מביא אשם מספק? דלמא מייתי חולין בעזרה)?</text:p>
      <text:p text:style-name="P4">אמר שמואל: (הך תקנתא דרבי יהושע -) כשקרב אשמו (כשהביא את אשמו קודם מיתת חבירו; אבל אם לא קרב - אין לו תקנה).</text:p>
      <text:p text:style-name="P4">אמר רב ששת: גברא רבה כשמואל לימא כי האי מילתא? כמאן?: אי כרבי יהודה, דאמר 'אשם קבעה' (אין אשם בא על תנאי, ומשום הכי ליכא תקנתא באשם), וכיון דקבעה לה אשם בעשירות לא מצי מייתי חטאת בדלות (ואם קרב את אשמו - לית ליה תקנתא בחטאת, דאשם שהביא בעשירות קבע את שאר קרבנותיו בעשירות, ואין יכול להביא את חטאתו עני), דתנן [נגעים פ"יד מ"יא]: 'מצורע שהביא (אחד מקרבנותיו) קרבן עני והעשיר (עד שלא הספיק להביא את כולו), או עשיר והעני - הכל הולך אחר חטאת (אם הביא חטאת בדלות - מקריב נמי עולתו בדלות, ואם בעשירות - מקריב נמי עולה בעשירות) - דברי רבי שמעון; ורבי יהודה אומר: הכל הולך אחר אשם (אם כשהקריב אשמו היה עשיר - יקריב את האחרים בעשירות); רבי אליעזר בן יעקב אומר: הכל הולך אחר צפורים (שתי צפרים חיות טהורות [ויקרא יד,ד] שהיה כהן מטהר בהם את המצורע שבעה ימים קודם תגלחתו; ולאו קרבן הן, ושוות בעשיר ובעני, ואם באותה שעה היה עשיר - מביא כל קרבנותיו בעשירות; וטעמא דכולהו מפרש בכריתות: [ויקרא יד,לב] אשר לא תשיג ידו בטהרתו: רבי שמעון סבר טהרתו = דבר המכפרו, ורבי יהודה סבר דבר המכשירו, והיינו אשם: שממנו נותן על הבהונות; ורבי אליעזר [בן יעקב] סבר דבר הגורם לו טהרה, ומאי נינהו? - צפורין)' ואי כרבי שמעון דאמר 'חטאת קבעה (אשם לא קבע)' - (והלכך אפילו הקריב את אשמו כשהוא עשיר, יכול להביא חטאת עני - למה ליה לשמואל לאוקמי כשקרב אשמו כשהוא עשיר? יכול להביא חטאת עני) אף על גב דלא קרב אשם ניתי אחר (אפילו לא קרב נמי איכא תקנתא באשם: לאתויי אשם מביתו ולומר "אם קרבן שקרב של חבירי - הרי זה שלי, ואם שלי היה - הרי זה לשלמים"), דהא שמעינן ליה לרבי שמעון דאמר לייתי ולתני, דתניא [תופסתא נזיר פ"ו מ"א]: 'אמר רבי שמעון: (בספק מצורע קאי, וקאמר) למחרת (למחר של טבילתו שהוא יום הבאת קרבנותיו) מביא אשמו ולוגו עמו ומעמידו בשער נקנור ומתנה עליו ואומר "אם מצורע הוא - הרי אשמו ולוגו עמו, ואם לאו - אשם זה יהא שלמי נדבה", ואותו אשם טעון</text:p>
      <text:p text:style-name="P4"/>
      <text:p text:style-name="P4">(נדה ע,ב)</text:p>
      <text:p text:style-name="P4">שחיטתו בצפון, וטעון מתנת בהונות, וסמיכה, ונסכים, ותנופה וחזה ושוק, ונאכל לזכרי כהונה ליום ולילה (ליום ולילה כחומר אשם, ותנופה וסמיכה וחזה ושוק כחומר שלמים: דבאשם ליכא סמיכה [בכל כוחו - תוספות], כדאמרינן במנחות בפרק 'שתי מדות'); ולא הודו לו חכמים לרבי <text:soft-page-break/>שמעון מפני שמביא קדשים לבית הפסול (דלמא לא מצורע הוא והוי שלמים וממעט זמן אכילתן: ששורף את הנותר ליום ולילה, והיה לו לאוכלו בשני ימים)'!</text:p>
      <text:p text:style-name="P4">שמואל סבר לה כרבי שמעון בחדא (דאשם לא קבע) ופליג עליה בחדא (שאין אשם בא על תנאי). </text:p>
      <text:p text:style-name="P4">שלשה דברי אגדה:</text:p>
      <text:p text:style-name="P4">1. כתוב אחד אומר (יחזקאל יח,לב) כי לא אחפוץ במות המת [נאם ד' ה' והשיבו וחיו] וכתוב אחד אומר (שמואל א ב,כה) [אם יחטא איש לאיש ופללו אלקים ואם לה' יחטא איש מי יתפלל לו ולא ישמעו לקול אביהם כי] כי חפץ ה' להמיתם!?</text:p>
      <text:p text:style-name="P4">כאן בעושין תשובה, כאן בשאין עושין תשובה. </text:p>
      <text:p text:style-name="P4">2. כתוב אחד אומר (דברים י,יז) כי [ה' אלקיכם הוא אלקי האלקים ואדני האדנים האל הגדל הגבר והנורא אשר] לא ישא פנים ולא יקח שוחד, וכתוב אחד אומר (במדבר ו,כו) ישא ה' פניו אליך [וישם לך שלום]!?</text:p>
      <text:p text:style-name="P4">כאן קודם גזר דין, כאן לאחר גזר דין. </text:p>
      <text:p text:style-name="P4">3. כתוב אחד אומר (תהלים קלב,יג) כי בחר ה' בציון [אוה למושב לו], וכתוב אחד אומר (ירמיהו לב,לא) כי על אפי ועל חמתי היתה העיר הזאת למן היום אשר בנו אותה עד היום הזה [להסירה מעל פני]?</text:p>
      <text:p text:style-name="P4">כאן קודם שנשא שלמה את בת פרעה, כאן לאחר שנשא שלמה את בת פרעה. <text:s/></text:p>
      <text:p text:style-name="P4">שלשה דברי בורות:</text:p>
      <text:p text:style-name="P4">1. אשתו של לוט - מהו שתטמא?</text:p>
      <text:p text:style-name="P4">אמר להם: מת מטמא ואין נציב מלח מטמא. </text:p>
      <text:p text:style-name="P4">2. בן שונמית (שהחיה אלישע) מהו שיטמא (לאחר שהחיהו: מי חשוב כמת)?</text:p>
      <text:p text:style-name="P4">אמר להן: מת מטמא, ואין חי מטמא.</text:p>
      <text:p text:style-name="P4">3. מתים לעתיד לבא צריכין הזאה שלישי ושביעי או אין צריכין?</text:p>
      <text:p text:style-name="P4">אמר להן: לכשיחיו נחכם להן (נתיישב בדבר).</text:p>
      <text:p text:style-name="P4">איכא דאמרי: לכשיבא משה רבינו עמהם.</text:p>
      <text:p text:style-name="P4">שלשה דברי דרך ארץ:</text:p>
      <text:p text:style-name="P4">1. מה יעשה אדם ויחכם?</text:p>
      <text:p text:style-name="P4">אמר להן: ירבה בישיבה וימעט בסחורה;</text:p>
      <text:p text:style-name="P4">אמרו: הרבה עשו כן ולא הועיל להם, אלא יבקשו רחמים ממי שהחכמה שלו, שנאמר (משלי ב,ו) כי ה' יתן חכמה מפיו דעת ותבונה. </text:p>
      <text:p text:style-name="P4">תני רבי חייא: 'משל למלך בשר ודם שעשה סעודה לעבדיו ומשגר לאוהביו ממה שלפניו (כך חכמה, שהיא לאוהביו של מקום - נתנה להם מפיו, ולא מאוצר אחר).'</text:p>
      <text:p text:style-name="P4">מאי קא משמע לן (למה ליה למימר להו 'ירבה בישיבה', הואיל וברחמים הדבר תלוי)?</text:p>
      <text:p text:style-name="P4">דהא בלא הא לא סגיא.</text:p>
      <text:p text:style-name="P4">2. מה יעשה אדם ויתעשר?</text:p>
      <text:p text:style-name="P4">אמר להן: ירבה בסחורה וישא ויתן באמונה.</text:p>
      <text:p text:style-name="P4">אמרו לו: הרבה עשו כן ולא הועילו, אלא יבקש רחמים ממי שהעושר שלו, שנאמר (חגי ב,ח) לי הכסף ולי הזהב [נאם ה' צבאות].</text:p>
      <text:p text:style-name="P4">מאי קא משמע לן?</text:p>
      <text:p text:style-name="P4">דהא בלא הא לא סגי. </text:p>
      <text:p text:style-name="P4">3. מה יעשה אדם ויהיו לו בנים זכרים?</text:p>
      <text:p text:style-name="P4">אמר להם: ישא אשה ההוגנת לו</text:p>
      <text:p text:style-name="P4"/>
      <text:p text:style-name="P4">(נדה עא,א)</text:p>
      <text:p text:style-name="P4">ויקדש עצמו בשעת תשמיש (לשמש בצניעות).</text:p>
      <text:p text:style-name="P4"><text:soft-page-break/>אמרו: הרבה עשו כן ולא הועילו, אלא יבקש רחמים ממי שהבנים שלו, שנאמר (תהלים קכז,ג) הנה נחלת ה' בנים שכר פרי הבטן.</text:p>
      <text:p text:style-name="P4">מאי קא משמע לן?</text:p>
      <text:p text:style-name="P4">דהא בלא הא לא סגי. </text:p>
      <text:p text:style-name="P4">מאי 'שכר פרי הבטן'?</text:p>
      <text:p text:style-name="P4">אמר רבי חמא ברבי חנינא: בשכר שמשהין עצמן בבטן (להוציא את הזרע) כדי שתזריע אשתו תחילה - נותן לו הקב"ה שכר פרי הבטן.</text:p>
      <text:p text:style-name="P4"/>
      <text:p text:style-name="P4">בית שמאי אומרים [כל הנשים מתות נדות; ובית הלל אומרים: אין נדה אלא שמתה נדה]: <text:s/></text:p>
      <text:p text:style-name="P4">מאי טעמייהו דבית שמאי?: אי נימא משום דכתיב (אסתר ד,ד) [ותבואינה נערות אסתר וסריסיה ויגידו לה] ותתחלחל המלכה [מאד ותשלח בגדים להלביש את מרדכי ולהסיר שקו מעליו ולא קבל], ואמר רב: מלמד שפרסה נדה - הכא נמי אגב ביעתותא דמלאכא דמותא חזיא.</text:p>
      <text:p text:style-name="P4">והאנן תנן [נדה פ"ד מ"ז]: 'שחרדה מסלקת את הדמים'?</text:p>
      <text:p text:style-name="P4">הא לא קשיא: פחדא צמית (דאגת יראה כי הכא: מפני פחד כרכום והגיע שעת וסתה ולא בדקה – טהורה, שהחרדה מסלקת הדמים), ביעתותא (הבהלות פתאום שאדם רואה או שומע - נבהל) מרפיא. </text:p>
      <text:p text:style-name="P4">אלא הא דתניא: 'בית שמאי אומרים: כל האנשים מתים זבין (האנשים המתים - מחזקינן להו כזבין סמוך למיתתן) ובית הלל אומרים: אין זב אלא מי שמת זב' (ואי טעמייהו דבית שמאי משום ביעתותא דמלאך המות, זכרים היכי מטמאו? הא זכר אינו מטמא באונס:) אקרי כאן [ספרא מצורע פרק זבים <text:s/>פרשתא א משנה ז] 'מבשרו [ויקרא טו,ב: דברו אל בני ישראל ואמרתם אלהם איש איש כי יהיה זב מבשרו זובו טמא הוא] - ולא מחמת אונסו'?</text:p>
      <text:p text:style-name="P4">אלא טעמא דבית שמאי - כדתניא [תוספתא נדה פ"ט מ"יא]: </text:p>
      <text:p text:style-name="P4">'בראשונה היו מטבילין כלים (אף הכלים של קודם למיתה) על גבי נדות מתות, והיו נדות חיות מתביישות; התקינו שיהו מטבילין על גבי כל הנשים מפני כבודן של נדות חיות;</text:p>
      <text:p text:style-name="P4">בראשונה היו מטבילין על גבי זבין מתין והיו זבין חיין מתביישין (שאפילו במיתתן הם משונין מכל אדם); התקינו שיהו מטבילין על גבי כל האנשים מפני כבודן של זבין חיים.' </text:p>
      <text:p text:style-name="P4">(אלא טעמייהו דבית שמאי מדרבנן: משום כבוד זבין התקינו שיהו מטבילין כלים של סמוך למיתה אף על פי שלא נגעו בהם לאחר מיתה.) </text:p>
      <text:p text:style-name="P4"/>
      <text:p text:style-name="P4"/>
      <text:p text:style-name="P4">משנה:</text:p>
      <text:p text:style-name="P4">האשה שמתה ויצאה ממנה רביעית דם מטמאה משום כתם (דדם נדה במשהו; דאי משום טומאת מת - לא מטמא אלא ברביעית) ומטמאה באהל (אם כל הרביעית יחד);</text:p>
      <text:p text:style-name="P4">רבי יהודה אומר: אינה מטמאה משום כתם מפני שנעקר משמתה;</text:p>
      <text:p text:style-name="P4">ומודה רבי יהודה ביושבת על משבר ומתה ויצאה ממנה רביעית דם שהיא מטמאה משום כתם (שנעקר מחיים).</text:p>
      <text:p text:style-name="P4">אמר רבי יוסי: לפיכך אינה מטמאה באהל.</text:p>
      <text:p text:style-name="P4"/>
      <text:p text:style-name="P4">גמרא:</text:p>
      <text:p text:style-name="P4">מכלל דתנא קמא סבר 'אף על גב דנעקר דם משמתה - מטמאה משום כתם'!? </text:p>
      <text:p text:style-name="P4">אמר זעירי: מקור מקומו טמא איכא בינייהו (לתנא קמא מקור מקומו טמא, הילכך אף על גב שנעקר לאחר מיתה - מטמא בנדות מפני שהיה במקור מחיים ואף על גב דלאחר מיתה לאו רואה היא).</text:p>
      <text:p text:style-name="P4"/>
      <text:p text:style-name="P4"><text:soft-page-break/>ומודה רבי יהודה [ביושבת על משבר ומתה ויצאה ממנה רביעית דם שהיא מטמאה משום כתם; אמר רבי יוסי: לפיכך אינה מטמאה באהל]: <text:s/></text:p>
      <text:p text:style-name="P4">מכלל דתנא קמא סבר באהל נמי מטמא (בתמיה: הרי יוצא מחיים)?</text:p>
      <text:p text:style-name="Standard"><text:span text:style-name="T30">אמר רב יהודה: דם תבוסה איכא בינייהו (לרבי יהודה, הואיל וספק הוא ספק אם נעקר כולו מחיים ספק אם נעקר מקצתו לאחר מיתה - הוה דם תבוסה, ומדרבנן מטמא באהל: דמדאורייתא עד שתהא רביעית לאחר מיתה; ורבי יוסי סבר: האי לאו דם תבוסה הוא: דכיון </text:span><text:span text:style-name="T30">דכורעת לילד - הוא כולו נעקר מחיים), דתניא: 'איזהו 'דם תבוסה' (דאמרינן בפירקין דלעיל (דף סב:) דטומאתו דרבנן)?</text:span></text:p>
      <text:p text:style-name="P4">פירש רבי אלעזר ברבי יהודה: הרוג שיצא ממנו דם בין בחייו בין במותו, ספק בחייו יצא ספק במותו יצא, ספק בחייו ובמותו (שהתחילה הרביעית לצאת מחיים, ספק כולו מחיים ספק כולו במותו) - זהו 'דם תבוסה' (וטמא מדרבנן באהל, כדאמרינן בפירקין דלעיל 'דם תבוסה דרבנן');</text:p>
      <text:p text:style-name="P4">וחכמים אומרים: (זה אינו! הואיל ואיכא לספוקי שמא כולו במותו, הוה ליה ספק טומאה דאורייתא) ברשות היחיד ספקו טמא, ברשות הרבים ספקו טהור; אלא איזהו 'דם תבוסה' (דטומאתו מדברי סופרים)? - הרוג שיצא הימנו רביעית דם בחייו ובמותו (דפשיטא לן דלא נפיק מיניה רביעית שלמה לאחר מיתה), ועדיין לא פסק, ספק רובו בחייו ומיעוטו במותו ספק מיעוטו בחייו ורובו במותו - זהו 'דם תבוסה' (רבותא אשמעינן: דאף על גב דמספקא לן אי רובו מחיים - גזר עליה טומאה; ומיהו אי הוה נמי רובא לאחר מיתה - אין טומאתו מן התורה, דרביעית שלמה דמת בעינן; ומיהו אי הוה פשיטא לן דרובא מחיים - לא גזרו עליה);</text:p>
      <text:p text:style-name="P4">רבי יהודה אומר: הרוג שיצא ממנו רביעית דם והיה מוטל במטה ודמו מטפטף לגומא – טמא, מפני שהטפה של מיתה מעורבת בו;</text:p>
      <text:p text:style-name="P4">וחכמים מטהרין מפני</text:p>
      <text:p text:style-name="P4"/>
      <text:p text:style-name="P4">(נדה עא,ב)</text:p>
      <text:p text:style-name="P4">שראשון ראשון נפסק (שאין זב בקילוח אלא נוטף)' (והלכך אפילו היה רוב לאחר מיתה – טהור, שהרי מתחילה דם נפל מחיים בתוך הגומא, ואחר כך נפל דם מיתה עליו טיפין טיפין; כל טיפה וטיפה שנפלה בטלה בדם הראשון שהיה בגומא מחיים; והיכא אמרינן דם תבוסה? - בשוכב על הארץ ודמו זב ואינו נפסק: ההוא, כי הוי לאחר מיתה רובא - אזלינן בתריה מדרבנן; ואי נמי מספקא לן - גזור בה טומאה.) </text:p>
      <text:p text:style-name="P4">שפיר קאמרי ליה רבנן לרבי יהודה?</text:p>
      <text:p text:style-name="P4">רבי יהודה לטעמיה, דאמר (בפרק 'כסוי הדם') 'אין דם מבטל דם'.</text:p>
      <text:p text:style-name="P4">רבי שמעון אומר: צלוב על העץ שדמו שותת לארץ (שאינו נוטף אלא שותת ואינו נפסק, הילכך לא מבטל ההוא דלאחר מיתה שהוא הרבה) ונמצא תחתיו רביעית דם – טמא; (אבל נוטף - ראשון בטל, ואפילו טפה שלאחר מיתה מרובה – בטלה, שלא נפל ביחד);</text:p>
      <text:p text:style-name="P4">רבי יהודה מטהר, שאני אומר 'טפה של מיתה עומדת לו על גב העץ'.'</text:p>
      <text:p text:style-name="P4">ורבי יהודה נימא איהו לנפשיה 'שאני אומר טפה של מיתה עומדת על גב המטה'?</text:p>
      <text:p text:style-name="P4">שאני במטה, דמחלחלה.</text:p>
      <text:p text:style-name="P4"/>
      <text:p text:style-name="P4"/>
      <text:p text:style-name="P4">משנה:</text:p>
      <text:p text:style-name="P4">בראשונה היו אומרים: היושבת על דם טהור היתה מערה מים לפסח (מכלי אל כלי לרחוץ בו את בשר הפסח, אבל במים אינה נוגעת: שהיא טבולת יום שטבלה לסוף שבועיים, ואין לה הערב שמש עד יום שמונים שהוא תכף להבאת כפרתה, והכתוב עשאה טבולת יום, דכתיב (ויקרא יב,ד) בכל קדש לא תגע, וקיימא לן 'בכל קדש - לרבות את התרומה', וטבול יום - שֵׁנִי הוא, וכשהיא מערה - אינה נוגעת במים אלא בכלים, ושֵׁנִי אינו מטמא כלי); </text:p>
      <text:p text:style-name="P4">חזרו לומר: הרי היא כמגע טמא מת לקדשים (שהוא ראשון לקדשים) כדברי בית הלל (אבל לחולין – לא; הילכך אפילו נוגעת במים אם תרצה, שהמים חולין הם, וטבול יום - שֵׁנִי הוא, ואין <text:soft-page-break/>שֵׁנִי עושה שלישי בחולין, ואף על פי שהמים הללו נעשים על טהרת הקדש - שהרי לרחיצת פסח עשויות - לא מהני בהו שֵׁנִי, דחולין הנעשה על טהרת הקדש לאו כקדש דמו); בית שמאי אומרים: אף כטמא מת.</text:p>
      <text:p text:style-name="P4"/>
      <text:p text:style-name="P4">גמרא:</text:p>
      <text:p text:style-name="P4">'מערה' – אִין, נוגעת (במים) – לא; אלמא חולין שנעשו על טהרת הקדש כקדש דמו (ומהני בהו שֵׁנִי); אימא סיפא: 'חזרו לומר הרי היא כמגע טמא מת לקדשים': לקדשים – אִין, לחולין – לא, אלמא חולין שנעשו על טהרת הקדש - לאו כקדש דמו!?</text:p>
      <text:p text:style-name="P4">מתניתין מני? - אבא שאול היא, דתניא 'אבא שאול אומר: טבול יום תחילה לקדש לטמא שנים ולפסול אחד'.</text:p>
      <text:p text:style-name="P4"/>
      <text:p text:style-name="P4"/>
      <text:p text:style-name="P4">משנה:</text:p>
      <text:p text:style-name="P4">ומודים שהיא אוכלת במעשר (כדין טבול יום) וקוצה לה חלה (עד שלא תקרא עליה שם ומנחתה בכלי) ומקפת (ומקרבת הכלי אצל העיסה כמו 'אקפינהו ולא אדמו' בשחיטת חולין (דף נ.), וכמו 'אין מקיפין שתי חביות' במסכת ביצה (דף לב:); ובגמרא מפרש דמצוה לתרום 'מן המוקף' = מן הקרוב לדבר שהוא תורם עליו) וקורא לה שם;</text:p>
      <text:p text:style-name="P4">ואם נפל מרוקה ומדם טהרה (דהוו להו משקים היוצאין מן הטבול יום, וטהורים, כדתניא בגמרא) על ככר של תרומה שהוא טהור.</text:p>
      <text:p text:style-name="P4">בית שמאי אומרים צריכה טבילה באחרונה (ליל שמונים, לתרומה, מפני שטבולת יום ארוך היא, והסיחה דעתה מן התרומה, ואם ישראלית היא - טובלת לביאת מקדש), ובית הלל אומרים אינה צריכה טבילה באחרונה (אבל לקדשים מודו בית הלל, דקיימא לן (חגיגה דף כא.) האונן ומחוסר כפורים צריכין טבילה לקדש, הילכך לאחר שהביאה כפרתה - טובלת לקדשים).</text:p>
      <text:p text:style-name="P4"/>
      <text:p text:style-name="P4">גמרא:</text:p>
      <text:p text:style-name="P4">דאמר מר 'טבל ועלה אוכל במעשר'.</text:p>
      <text:p text:style-name="P4"/>
      <text:p text:style-name="P4">וקוצה לה חלה: <text:s/></text:p>
      <text:p text:style-name="P4">חולין הטבולין לחלה - לאו כחלה דמו (ולא מהני בהו שֵׁנִי). <text:s/></text:p>
      <text:p text:style-name="P4"/>
      <text:p text:style-name="P4">ומקפת: <text:s/></text:p>
      <text:p text:style-name="P4">דאמר מר מצוה לתרום מן המוקף.</text:p>
      <text:p text:style-name="P4"><text:s text:c="2"/></text:p>
      <text:p text:style-name="P4">וקורא לה שם: <text:s/></text:p>
      <text:p text:style-name="P4">סלקא דעתך אמינא נגזור דלמא אתי למנגע בה מאבראי - קא משמע לן. <text:s/></text:p>
      <text:p text:style-name="P4"/>
      <text:p text:style-name="P4">ואם נפל מרוקה: <text:s/></text:p>
      <text:p text:style-name="P4">דתנן [טבול יום פ"ב מ"א]: 'משקה טבול יום - כמשקין הנוגע בהם, ואלו ואלו אינן מטמאין' - חוץ ממשקה הזב שהוא אב הטומאה.</text:p>
      <text:p text:style-name="P4"/>
      <text:p text:style-name="P4">בית שמאי [אומרים צריכה טבילה באחרונה, ובית הלל אומרים אינה צריכה טבילה באחרונה]: <text:s/></text:p>
      <text:p text:style-name="P4">מאי בינייהו?</text:p>
      <text:p text:style-name="P4">אמר רב קטינא: טבול יום ארוך איכא בינייהו.</text:p>
      <text:p text:style-name="P4"/>
      <text:p text:style-name="P4"/>
      <text:p text:style-name="P4"><text:soft-page-break/>משנה:</text:p>
      <text:p text:style-name="P4">1. הרואה יום אחד עשר (שהיא סוף ימי זוב, ואין יום שלאחריו מצטרף עמו לזיבה) וטבלה לערב ומשמשה:</text:p>
      <text:p text:style-name="P4">בית שמאי אומר: מטמאין משכב ומושב (אפילו בעלה מטמא משכב ומושב לטמא אוכלין ומשקין, שהוא כבועל שומרת יום כנגד יום; דקסבר יום י"א בעי שימור) וחייבין בקרבן,</text:p>
      <text:p text:style-name="P4"/>
      <text:p text:style-name="P4">(נדה עב,א)</text:p>
      <text:p text:style-name="P4">המשך המשנה</text:p>
      <text:p text:style-name="P4">ובית הלל אומרים: פטורים מן הקרבן (דלא בעי שימור; אבל לענין טומאה מודו מדרבנן להחמיר, גזרה יום י"א אטו תוך י"א יום, דמטמאה בועלה מדאורייתא עד שתספור קצת יום המחרת, כדיליף לקמן, מ'יהיה לה');</text:p>
      <text:p text:style-name="P4">2. טבלה ביום שלאחריו (דעבדה שימור קצת, ושימור מעליא הוא), ושמשה את ביתה (אלא שתוך י"א יום אסור לעשות כן: שלא תבא לידי ספק, שמא תראה לאחר תשמיש ומצטרפין הימים לזיבה ואין טבילתה טבילה), ואחר כך ראתה:</text:p>
      <text:p text:style-name="P4">בית שמאי אומרים: מטמאין משכב ומושב (ואפילו בועלה – מדרבנן - גזרו אטו תוך י"א יום) ופטורין מן הקרבן (דהא עבדי שימור; ואף על פי שחזרה וראתה - אין מצטרפין לזיבה, שהרי תחילת נדה היא), ובית הלל אומרים: הרי זה גרגרן (ממהר לחטוא: שמא ירגיל בכך תוך י"א, אבל לענין טומאה - טהור);</text:p>
      <text:p text:style-name="P4">3. ומודים ברואה בתוך י"א יום וטבלה לערב ושמשה - שמטמאין משכב ומושב וחייבין בקרבן (ואפילו לא תראה למחר, דהא בעי שימור, והרי בעל זבה קטנה);</text:p>
      <text:p text:style-name="P4">4. טבלה ביום שלאחריו (דעבדה קצת שימור) ושמשה - הרי זו תרבות רעה (שמא תראה אחר כן ותצטרף לשלפניו ואין טבילתה טבילה), ומגען ובעילתן תלויין (ומגען - לענין טומאה וטהרה, ובעילתן לענין קרבן – תלויין: שאם תראה - מגען מגע זבה, וחייבין בקרבן, ואם לא תראה - מגען טהור ובעילתן פטורה). </text:p>
      <text:p text:style-name="P4"/>
      <text:p text:style-name="P4">גמרא:</text:p>
      <text:p text:style-name="P4">תנו רבנן: 'ושוין בטובלת לילה לזבה, שאינה טבילה (ואף על פי שחלוקין בית הלל ברואה יום י"א וטבלה לערב שפטורין מן הקרבן, התם - משום דיום י"א לא בעי שימור, הילכך לאו זבה הואי; אבל זבה קטנה של תוך י"א יום בעיא שימור: דאין טבילת לילה עולה עד שתשמור יום המחרת קצת ותטבול), </text:p>
      <text:p text:style-name="P4">ושוין ברואה בתוך י"א יום וטבלה לערב ושמשה שמטמאה משכב ומושב וחייבין בקרבן (כאילו בועלה ביום ;והך סיפא - פירוש דרישא הוא); </text:p>
      <text:p text:style-name="P4">לא נחלקו אלא ביום י"א יום, שבית שמאי אומרים מטמאין משכב ומושב וחייבין בקרבן, ובית הלל פוטרין מקרבן;</text:p>
      <text:p text:style-name="P4">אמרו להן בית שמאי לבית הלל: מאי שנא יום י"א מיום תוך י"א? אם שיוה לו לטומאה (שאתם מודים שמטמאה בועלה משכב ומושב ליל מוצאי י"א), לא ישוה לו לקרבן?</text:p>
      <text:p text:style-name="P4">אמרו להן בית הלל לבית שמאי: לא! אם אמרת בתוך י"א יום, שכן יום שלאחריו מצטרף עמו לזיבה (הילכך צריכה לשמור יום המחרת כנגד יום הראייה) - תאמרו ביום י"א שאין יום שלאחריו שנצטרף עמו לזיבה?</text:p>
      <text:p text:style-name="P4">אמרו להם בית שמאי: השוו מדותיכם: אם שיוה לו לטומאה ישוה לו לקרבן, ואם לא שיוה לו לקרבן לא ישוה לו לטומאה?</text:p>
      <text:p text:style-name="P4">אמרו להם בית הלל: אם הביאנוהו לידי טומאה להחמיר (מדרבנן) - לא נביאהו לידי קרבן להקל (להביא חולין בעזרה)! ועוד: מדבריכם אתם נושכין (מוקשין), שאתם אומרין 'טבלה יום שלאחריו ושמשה ואחר כך ראתה - מטמא משכב ומושב ופטורה מן הקרבן' - אף אתם השוו מדותיכם: אם שיוה לו לטומאה - ישוה לו לקרבן, ואם לא שיוה לו לקרבן - לא ישוה לו לטומאה? אלא להחמיר ולא להקל - הכא נמי להחמיר ולא להקל.'</text:p>
      <text:p text:style-name="P4"><text:soft-page-break/>אמר רב הונא: משכבה ומושבה שבשני (לראייתה: הרואה תוך י"א וטבלה יום שלאחריו) בית שמאי מטמאין אף על פי שטבלה אף על פי שלא ראתה (לבית שמאי דמחמירי, ומטמאין משכב ומושב מדרבנן לאחר טבילה ואפילו לא ראתה); מאי טעמא? - כיון דאילו חזיא מטמאה (למפרע מדאורייתא, שהרי מצטרף לזיבה) השתא (כי לא חזיא) נמי מטמיא (נמי גזרינן מדרבנן אטו ראתה).</text:p>
      <text:p text:style-name="P4">אמר רב יוסף: מאי קא משמע לן? תנינא: 'טבלה יום שלאחריו (יום י"ב, שאינו מצטרף) ושמשה את ביתה ואחר כך ראתה: בית שמאי אומרים: מטמאה משכבות ומושבות ופטורה מן הקרבן' (וקסלקא דעתא האי 'ראתה' דלאחריו - כאילו לא ראתה תוך י"א דמיא, דהא עכשיו היא מטמאה מתחילת נדה ואינה פוסלת טבילה של שחרית, והך טומאה - מדרבנן היא: דגזרינן י"ב אטו י"א - הכי נמי גזרינן לא ראתה אטו ראתה)!?</text:p>
      <text:p text:style-name="P4">אמר רב כהנא: ראתה שאני.</text:p>
      <text:p text:style-name="P4">אמר רב יוסף: וכי ראתה מאי הוי? ראייה דנדה היא (ואינה מצטרפת, אלא מעכשיו מטמאה, וטומאת מעת לעת הוא דאיכא עליה, וטומאת מעת לעת אינה מטמאה את בועלה?! אלא משום דגזרינן יום שלאחר י"א אטו תוך י"א דאורייתא - הכי נמי תוך י"א כי לא ראתה בשני [כלומר: לא ראתה פעם נוספת] אחר טבילתה - גזרינן אטו ראתה)!?</text:p>
      <text:p text:style-name="P4">אמר ליה אביי לרב יוסף: רב כהנא (דאמר 'ראתה שאני'), הכי קא קשיא ליה: בשלמא היכא דראתה גזרינן ראייה דנדה אטו ראייה דזבה אלא היכא דלא ראתה מאי נגזר בה (הכי קא קשיא ליה: אף על גב דהך טומאה מדרבנן, ליכא למימר דכי היכי דגזרי בית שמאי ראייה שניה דלאחר י"א אטו ראייה שניה תוך י"א - הכי נמי נגזור לא ראתה אטו ראתה' [את זה אי אפשר לומר, שהרי] דראייה בראייה מיחלפא, ראתה בלא ראתה לא מיחלפא)?! ועוד תנן (דלא כרב הונא) [זבים פ"א מ"א; תוספתא זבים פ"א מ"א ]: 'הרואה ראייה אחת של זוב (באיש מיירי), בית שמאי אומרים: כשומרת יום כנגד יום (בשני שלה: שמגעה תלוי אחר טבילה - אף זה מגעו תלוי אם טבל לאחר ראייה ונגע במעשר - מגעו תלוי: שמא יראה ראייה שניה ומצטרף לזיבה), ובית הלל אומרים: כבעל קרי (וטהור למעשר לאחר טבילה מיד)' (קתני מיהא לבית שמאי: שומרת יום וזב בראייה ראשונה - שוין)</text:p>
      <text:p text:style-name="P4"/>
      <text:p text:style-name="P4">(נדה עב,ב)</text:p>
      <text:p text:style-name="P4">ותניא [תוספתא זבים פ"א מ"א]: 'המסיט את הראייה (טהור שהסיט את הטפה ראשונה): בית שמאי אומרים תולין (אם יחזור הזב ויראה היום שנים נמצא זב גמור למפרע וזוב מטמא במשא), ובית הלל מטהרין (כמסיט את הקרי, דלא מטמא במשא); משכבות ומושבות שבין ראייה ראשונה לראייה שנייה: בית שמאי תולין, ובית הלל מטהרין'; וקתני רישא [תוספתא זבים פ"א מ"א]: 'הרואה ראייה אחת של זוב: בית שמאי אומרים: כשומרת יום כנגד יום', אלמא (מדמקשי [מלשון היקש] בית שמאי ראייה ראשונה לשומרת יום, וקתני 'משכב ומושב של בין ראייה ראשונה לשניה תולין') - (אלמא) שומרת יום כנגד יום לבית שמאי (משכב ומושב דשומרת יום בַּשֵּׁנִי שלה) תולין! (ואם לא תראה – טהורה; ודוקא בַּשֵּׁנִי, אבל בראשון לא סלקא לה טבילה עד שתשמור קצת שני, וכל זמן שלא טבלה [בשני] - זבה היא;)</text:p>
      <text:p text:style-name="P4">לא תימא 'שומרת יום כנגד יום' אלא אימא 'כבועל שומרת יום כנגד יום' (דמודה רב הונא בבעילה בשני לאחר טבילתה שהיא תולה כל זמן שלא ראתה, ואין טומאתה עליו אפילו מדרבנן). </text:p>
      <text:p text:style-name="P4">מאי שנא איהו (בועל) דלא מטמא משכב ומושב (דיליה) ומאי שנא איהי דמטמיא ליה [צריך לומר להו, והכוונה למושב ולמשכב] ?</text:p>
      <text:p text:style-name="P4">איהו דלא שכיחי ביה דמים - לא גזור ביה רבנן (לטמא משכב ומושב כל זמן שלא ראתה לאחר תשמיש), איהי דשכיחי בה דמים - גזור בה רבנן.</text:p>
      <text:p text:style-name="P4">(כיון דאמרת איהי דשכיחי בה דמים גזרו בה רבנן -) ומאי שנא משכב ומושב דמטמיא ליה, ומאי שנא בועל דלא מטמיא ליה (דלא גזרו ביה רבנן שתטמאנו)?</text:p>
      <text:p text:style-name="P4">משכב ומושב דשכיח מטמיא ליה, בועל דלא שכיח לא מטמיא.</text:p>
      <text:p text:style-name="P4"><text:soft-page-break/></text:p>
      <text:p text:style-name="P4">תנן : 'טבלה יום שלאחריו ושמשה - הרי זו תרבות רעה: מגען ובעילתן תלויין', מאי לאו דברי הכל היא (ואפילו בית שמאי, וקתני בַּשֵּׁנִי שבתוך י"א מגעה תלוי, וקשיא לרב הונא)?</text:p>
      <text:p text:style-name="P4">לא, בית הלל היא, דתניא : 'אמר להם רבי יהודה [הגר"א] בית שמאי לבית הלל: וכי לזו אתם קורין 'תרבות רעה'? והלא לא נתכוון זה אלא לבעול את הנדה'?</text:p>
      <text:p text:style-name="P4">'נדה' סלקא דעתך? </text:p>
      <text:p text:style-name="P4">אלא אימא 'לבעול את הזבה';</text:p>
      <text:p text:style-name="P4">'זבה' סלקא דעתך?</text:p>
      <text:p text:style-name="P4">אלא אימא 'לבעול שומרת יום כנגד יום'. </text:p>
      <text:p text:style-name="P4"/>
      <text:p text:style-name="P4">איתמר: [יום] עשירי [מתוך י"א יום שבין נדה לנדה] - רבי יוחנן אמר: עשירי (אין לו צרוף לזיבה: שאין מצטרף עמו אלא י"א, דהוי להו תרי) כתשיעי (דפשיטא לן ביה דבעי שימור אם ראתה בו, דהא ראוי להביאה לידי זבה גמורה): מה תשיעי בעי שימור - אף עשירי (אם התחילה לראות בו) בעי שימור (י"א כנגדו, אף על גב דאינה ראויה לבא לידי זבה גמורה);</text:p>
      <text:p text:style-name="P4">ריש לקיש אמר: עשירי כאחד עשר (לבית הלל, דאמרי לא בעי שימור): מה אחד עשר לא בעי שימור - אף עשירי לא בעי שימור.</text:p>
      <text:p text:style-name="P4">איכא דמתני לה אהא: 'אמר לו רבי אלעזר בן עזריה לרבי עקיבא: אפילו אתה מרבה 'בשמן' 'בשמן' (גבי רבוכה של תודה במנחות בפרק 'שתי מדות' (דף פט.) דכתיב [ויקרא ז,יב: אם על תודה יקריבנו והקריב על זבח התודה חלות מצות בלולת בשמן ורקיקי מצות משחים בשמן וסלת מרבכת חלת בלולת בשמן] וכתיב תלתא 'בשמן', ותניא [ספרא צו פרשתא ה פרק יא משנה ד] 'אילו נאמר בשמן [אחד] הייתי אומר '[הרי היא כ]כל המנחות ללוג, תלמוד לומר: בשמן בשמן דחלות ורקיקין, הוי ריבוי אחר ריבוי - למעט לחצי לוג) כל היום כולו - איני שומע לך (ללמד דבר זה מן המקרא), אלא חצי לוג שמן לתודה, ורביעית יין לנזיר, ואחד עשר יום שבין נדה לנדה (בין סוף נדה לתחילת נדה: משכלו ימי נדה - אינה חוזרת להיות נדה: לישב לראייה אחת ששה והוא, עד שיכלו י"א יום) - הלכה למשה מסיני (שהלכה למשה מסיני על פה הוא)'.</text:p>
      <text:p text:style-name="P4">מאי 'הלכה' (דמשמע איום י"א קאמר רבי אלעזר בן עזריה דהוי הלכה למשה מסיני, ובעי הש"ס: מאי הלכותיו משאר הימים שלפניו)? </text:p>
      <text:p text:style-name="P4">רבי יוחנן אמר: הלכה אחד-עשר ( בדבר אחד הוא חלוק משלפניו); ריש לקיש אומר: הלכות אחד עשר (בשני דברים הוא חלוק): </text:p>
      <text:p text:style-name="P4">רבי יוחנן אמר הלכה אחד-עשר: אחד עשר הוא דלא בעי שימור, הא לאחריני (לעשירי) עביד שימור!</text:p>
      <text:p text:style-name="P4">וריש לקיש אמר: הלכות אחד-עשר: לא אחד-עשר בעי שימור (מדאורייתא לשמור י"ב כנגדו), ולא שימור לעשירי הוי (דעשירי לא בעי שימור מדאורייתא הואיל ולא תבא בהן לידי זיבה, ומדרבנן מיהא אפילו רואה יום י"א - אסורה לשמש ביום שלאחריו, כדקתני מתניתין: 'הרי זה גרגרן', ואמרינן בפרק 'בא סימן' (לעיל דף נד.) 'גרגרן דתנן אסור').</text:p>
      <text:p text:style-name="P4">הני 'הלכות' נינהו? הני קראי נינהו, דתניא: </text:p>
      <text:p text:style-name="P4">[ספרא מצורע פרק זבים פרשתא ה פרק ח משנה א] 'יכול הרואה שלשה ימים בתחילת נדה רצופים תהא זבה (לספירת ז' נקיים ולקרבן, דכתיב (ויקרא טו) ימים רבים וקמצריך לה ספירה וקרבן), ומה אני מקיים (ויקרא טו,יט) [ו]אשה כי תהיה זבה דם יהיה זובה [בבשרה שבעת ימים תהיה בנדתה וכל הנגע בה יטמא עד הערב] (האמור בפרשה ראשונה שלא הצריכה ספירת נקיים וקרבן)? - ברואה יום אחד; אבל הרואה שלשה ימים בתחילה תהיה זבה? תלמוד לומר (בפרשה שניה): </text:p>
      <text:p text:style-name="P4"/>
      <text:p text:style-name="P4">(נדה עג,א)</text:p>
      <text:p text:style-name="P4"><text:soft-page-break/>(ויקרא טו,כה) [ואשה כי יזוב זוב דמה ימים רבים] בלא עת נדתה [או כי תזוב על נדתה כל ימי זוב טמאתה כימי נדתה תהיה טמאה הוא [קרי: היא]] = סמוך לנדתה (בלא עת נדתה אינו אומר לך אלא ברואה שלשה אחר ימי נדתה סמוך לנדתה: שראתה יום ראשון אחר שבעה ימי נדתה, וראתה שמיני ותשיעי ועשירי);</text:p>
      <text:p text:style-name="P4">[ספרא מצורע פרק זבים פרשתא ה פרק ח משנה ב] ואין לי אלא סמוך לנדתה, מופלג לנדתה יום אחד מנין?</text:p>
      <text:p text:style-name="P4">תלמוד לומר: 'או כי תזוב' (לרבות רואה תשיעי ועשירי ואחד עשר);</text:p>
      <text:p text:style-name="P4">אין לי אלא יום אחד, מנין לרבות מופלג שנים שלשה ארבעה חמשה ששה ושבעה שמונה תשעה עשרה – מנין (שכולן יש להן דין אחד)?</text:p>
      <text:p text:style-name="P4">אמרת: מה מצינו ברביעי (לימים שאחר הנדה) שראוי לספירה (לספירת נקיים אם ראתה אב"ג ופסקה) וראוי לזיבה (לצרף עם בג"ד אם לא ראתה באחד, דהא אתרבי מופלג יום אחד מקרא ד'או כי תזוב', דהיינו בג"ד), אף אני אביא (כל אלו עד) העשירי (ועשירי בכלל) שראוי לספירה וראוי לזיבה (שהן ראויין לספירה: אם ראתה שלשה ראשונים - משכי שבעה נקיים עד שיהו נמי נראין לזיבה באיזה מהם שתראה שלשה רצופין);</text:p>
      <text:p text:style-name="P4">[ספרא מצורע פרק זבים פרשתא ה פרק ח משנה ג] ומנין לרבות אחד עשר (שיצטרף עם הראשונים לזיבה לשלשה רצופין, ואף על גב שאינו ראוי לספירת נקיים של זיבת שלשה ראשונים)?</text:p>
      <text:p text:style-name="P4">תלמוד לומר: 'בלא עת נדתה' (ואפילו מופלג לימים הרבה);</text:p>
      <text:p text:style-name="P4">(כיון דכתיב בלא עת נדתה) יכול שאני מרבה אף שנים עשר (שאם ראתה י' י"א י"ב תהא זבה גמורה, ולא תהא תחלת נדה בראיית י"ב, אלא מצטרף לזיבה)?</text:p>
      <text:p text:style-name="P4">אמרת: לאו!</text:p>
      <text:p text:style-name="P4">ומה ראית לרבות אחד-עשר ולהוציא שנים עשר?</text:p>
      <text:p text:style-name="P4">מרבה אני (יום) אחד-עשר שראוי לספירת 'או כי תזוב' (דזיבה רביעי מתרבי מ'או כי תזוב', ולאותה זיבה משכי ימי ספירה עד י"א), ומוציא אני שנים עשר שאין ראוי לספירת 'או כי תזוב';</text:p>
      <text:p text:style-name="P4">[ספרא מצורע פרק זבים פרשתא ה פרק ח משנה ד] ואין לי (שתקרא זבה לטומאה) אלא (רואה) שלשה ימים (רצופין), שני ימים מנין?</text:p>
      <text:p text:style-name="P4">תלמוד לומר: '[ויקרא טו,כה: כל ימי זוב טומאתה כ]ימי [נדתה תהיה]'; </text:p>
      <text:p text:style-name="P4">יום אחד מנין?</text:p>
      <text:p text:style-name="P4">תלמוד לומר: (ויקרא טו,כה) [ואשה כי יזוב זוב דמה ימים רבים בלא עת נדתה או כי תזוב על נדתה] כל ימי [זוב טמאתה כימי נדתה תהיה] טמאה [הוא [קרי: היא]] מלמד שמטמאה את בועלה כנדה (שמפורש בה [ויקרא טו,כד] אשר ואם ישכב איש [אתה ותהי נדתה עליו וטמא שבעת ימים וכל המשכב אשר ישכב עליו יטמא]);</text:p>
      <text:p text:style-name="P4">[בספרא: אין לי אלא הרואה שלשה שהיא זבה, מנין לרואה שנים תהיה זבה? - תלמוד לומר ימי זוב טומאתה כימי נידתה. </text:p>
      <text:p text:style-name="P4">מנין לרואה יום אחד תהיה זבה? - תלמוד לומר: כל זובה כימי נידתה] </text:p>
      <text:p text:style-name="P4">'היא' - היא מטמאה את בועלה ואין הזב מטמא מה שהוא בועל;</text:p>
      <text:p text:style-name="P4">והלא דין הוא: ומה היא שאינה מטמאה בראיות כבימים (שאינה מטמאה בשלש ראיות ביום אחד טומאת זוב גמור לקרבן כאילו ראתה שלשה ימים), מטמאה את בועלה, הוא שמטמא בראיות כבימים (אבל זב מטמא בין בשלש ראיות ביום אחד, בין בשלשה ימים רצופין [בבבא קמא בפרק 'כיצד הרגל' (דף כד.)]) אינו דין שמטמא מה שהוא בועל? - תלמוד לומר: 'היא': היא מטמאה את בועלה ואין הזב מטמא מה שהוא בועל;</text:p>
      <text:p text:style-name="P4">[סיפרא פרשת מצורע פרק זבים פרשה ה פרק ח משנה ח: תהיה טמאה - לרבות את בועלה היא מטמאה את בועלה ואין הזב מטמא את שהוא בועל; משנה ט: הלא דין הוא: ומה אם הזבה שאין מטמאה אלא בשלש ראיות</text:p>
      <text:p text:style-name="P4"><text:soft-page-break/>לשלשה ימים מטמאה את בועלה, הזב שהוא מטמא בשלש ראיות ליום אחד אינו דין שיטמא את שהוא בועל. ת"ל תהיה טמאה לרבות את בועלה. [היא] היא מטמאה את בועלה ואין הזב מטמא את שהוא בועל אלא שדברו חכמים בלשון נקייה]</text:p>
      <text:p text:style-name="P4">ומנין שהיא [הגהות מהר"ב רנשבורג] עושה משכב ומושב?</text:p>
      <text:p text:style-name="P4">תלמוד לומר: (ויקרא טו,כו) [כל המשכב אשר תשכב עליו כל ימי זובה] כמשכב נדתה [יהיה לה וכל הכלי אשר תשב עליו טמא יהיה כטמאת נדתה];</text:p>
      <text:p text:style-name="P4">ואין לי (עושה משכב ומושב בימים שאחר הנדה) אלא (הרואה) שלשה ימים, שני ימים מנין?</text:p>
      <text:p text:style-name="P4">תלמוד לומר: 'ימי' [ויקרא טו, כו: כל המשכב אשר תשכב עליו כל ימי זובה כמשכב נדתה יהיה לה וכל הכלי אשר תשב עליו טמא יהיה כטמאת נדתה];</text:p>
      <text:p text:style-name="P4">יום אחד מנין?</text:p>
      <text:p text:style-name="P4">תלמוד לומר: 'כל ימי';</text:p>
      <text:p text:style-name="P4">ומנין שסופרת אחד לאחד?</text:p>
      <text:p text:style-name="P4">תלמוד לומר: 'יהיה לה' (הוסיף לה הויה של שמור);</text:p>
      <text:p text:style-name="P4">יכול תספור שבעה לשנים, ודין הוא: ומה הוא שאין סופר אחד לאחד (זב בעל ראייה אחת כבעל קרי, וטובל בו ביום), סופר שבעה לשנים – היא, שסופרת אחד לאחד, אינו דין שתספור שבעה לשנים!?</text:p>
      <text:p text:style-name="P4">תלמוד לומר: 'יהיה לה': אינה סופרת אלא יומה.' </text:p>
      <text:p text:style-name="P4">- אלמא קראי נינהו (כל דין י"א שבין נדה לנדה: מכאן למדנו שהן י"א יום, והרואה בהם שלשה הרי זו זבה, והרואה בא' בב' סופרת יום כנגד יום, ולסוף י"א מתחילין ימי נדה: אם תראה אחד תשב ששה והוא, שהרי לא רבינן לדין יום זובה אלא י"א, ומכאן ואילך הרי היא בדין פרשה ראשונה, דכתיב בה [ויקרא טו,יט] שבעת ימים תהיה בנדתה)?</text:p>
      <text:p text:style-name="P4">לרבי עקיבא קראי (דלא גמר הך הלכתא הלכה למשה מסיני דקאמר רבי אלעזר בן עזריה, וכי היכי דיליף חצי לוג שמן לתודה מקראי - הכי נמי יליף אחד עשר יום שבין נדה לנדה מקראי), לרבי אלעזר בן עזריה - הלכתא.</text:p>
      <text:p text:style-name="P4"/>
      <text:p text:style-name="P4">אמר ליה רב שמעיה לרבי אבא: אימא ביממא (ראתה ביום) תהוי זבה (כדכתיב (ויקרא טו,כה) ימים רבים), בליליא (אבל ראתה בלילות לא תהא זבה [אלא]) תהוי נדה?</text:p>
      <text:p text:style-name="P4">אמר ליה: עלך אמר קרא (ויקרא טו,כה) [ואשה כי יזוב זוב דמה ימים רבים] בלא עת נדתה [או כי תזוב] על נדתה [כל ימי זוב טמאתה כימי נדתה תהיה טמאה הוא [קרי: היא]] - סמוך לנדתה (ליל שמיני, שהרי ימי נדות כל שבעה עד הלילה, כדכתיב (ויקרא טו,יט) שבעת ימים תהיה בנדתה)': סמוך לנדתה אימת הוי? בליליא, וקא קרי לה 'זבה'!</text:p>
      <text:p text:style-name="P4">תנא דבי אליהו: כל השונה הלכות (משנה וברייתא הלכה למשה מסיני) בכל יום מובטח לו שהוא בן העולם הבא, שנאמר: (חבקוק ג,ו) [עמד וימדד ארץ ראה ויתר גוים ויתפצצו הררי עד שחו גבעות עולם] הליכות עולם לו; אל תקרי הליכות אלא הלכות.</text:p>
      <text:p text:style-name="P4"/>
      <text:p text:style-name="P19"/>
      <text:p text:style-name="P19">הדרן עלך תינוקת וסליקא לה מסכת נדה</text:p>
      <text:p text:style-name="P19">תמו מסכתות התלמוד הבבלי ולא נשלם לימודם</text:p>
      <text:p text:style-name="P19">שבח לאל בורא עולם</text:p>
      <text:p text:style-name="P19"/>
      <text:p text:style-name="P7"/>
      <text:p text:style-name="P7"/>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Nachlieli CLM1" svg:font-family="'Nachlieli CLM'"/>
    <style:font-face style:name="Rod1" svg:font-family="Rod"/>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Miriam" svg:font-family="Miriam"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David Transparent" svg:font-family="'David Transparent'" style:font-family-generic="system" style:font-pitch="variable"/>
    <style:font-face style:name="Droid Sans" svg:font-family="'Droid Sans'" style:font-family-generic="system" style:font-pitch="variable"/>
    <style:font-face style:name="Miriam1" svg:font-family="Miriam"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Rod" svg:font-family="Ro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end"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he" style:country-complex="IL"/>
    </style:default-style>
    <style:default-style style:family="paragraph">
      <style:paragraph-properties fo:margin-top="0in" fo:margin-bottom="0.139in" style:contextual-spacing="false" fo:line-height="115%" fo:text-align="end" style:justify-single-word="false"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style:font-size-asian="11pt" style:language-asian="en" style:country-asian="US" style:font-name-complex="Calibri1" style:font-size-complex="11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end" style:justify-single-word="false" fo:orphans="2" fo:widows="2" style:punctuation-wrap="hanging" style:vertical-align="baseline" style:writing-mode="rl-tb"/>
      <style:text-properties style:use-window-font-color="true" style:font-name="Times New Roman" fo:font-size="10pt" style:font-name-asian="Times New Roman1" style:font-size-asian="10pt" style:language-asian="he" style:country-asian="IL" style:font-name-complex="Rod"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Nachlieli CLM" style:font-size-complex="14pt"/>
    </style:style>
    <style:style style:name="Text_20_body" style:display-name="Text body" style:family="paragraph" style:parent-style-name="Standard" style:default-outline-level="" style:class="text">
      <style:paragraph-properties style:line-height-at-least="0.1665in"/>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Heading_20_1" style:display-name="Heading 1" style:family="paragraph" style:parent-style-name="Standard" style:next-style-name="Text_20_body" style:default-outline-level="1" style:list-style-name="" style:class="text">
      <style:paragraph-properties style:line-height-at-least="0.1665in" fo:keep-with-next="always"/>
      <style:text-properties fo:font-size="12pt" style:font-size-asian="12pt"/>
    </style:style>
    <style:style style:name="Heading_20_2" style:display-name="Heading 2" style:family="paragraph" style:parent-style-name="Standard" style:next-style-name="Text_20_body" style:default-outline-level="2" style:class="text">
      <style:paragraph-properties fo:margin-top="0.1665in" fo:margin-bottom="0.0417in" style:contextual-spacing="false" fo:keep-with-next="always"/>
      <style:text-properties style:font-name="Arial" fo:font-size="14pt" fo:font-style="italic" fo:font-weight="bold" style:font-size-asian="14pt" style:font-style-asian="italic" style:font-weight-asian="bold" style:font-name-complex="Arial1"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0417in" style:contextual-spacing="false" fo:keep-with-next="always"/>
      <style:text-properties style:font-name="Arial" fo:font-size="13pt" fo:font-weight="bold" style:font-size-asian="13pt" style:font-weight-asian="bold" style:font-name-complex="Arial1" style:font-size-complex="13pt" style:font-weight-complex="bold"/>
    </style:style>
    <style:style style:name="מרים_20_10" style:display-name="מרים 10" style:family="paragraph" style:parent-style-name="Standard" style:default-outline-level="">
      <style:text-properties style:font-name-complex="Miriam1"/>
    </style:style>
    <style:style style:name="הערות_20_ישעיהו" style:display-name="הערות ישעיהו" style:family="paragraph" style:parent-style-name="Standard" style:default-outline-level="">
      <style:paragraph-properties fo:orphans="0" fo:widows="0" fo:hyphenation-ladder-count="no-limit"/>
      <style:text-properties style:font-name="Miriam" style:letter-kerning="true" style:font-name-asian="Rod" style:font-name-complex="Miriam1" fo:hyphenate="false" fo:hyphenation-remain-char-count="2" fo:hyphenation-push-char-count="2"/>
    </style:style>
    <style:style style:name="Footer" style:family="paragraph" style:parent-style-name="Standard" style:default-outline-level="" style:class="extra">
      <style:paragraph-properties text:number-lines="false" text:line-number="0">
        <style:tab-stops>
          <style:tab-stop style:position="2.8839in" style:type="center"/>
          <style:tab-stop style:position="5.7681in" style:type="right"/>
        </style:tab-stops>
      </style:paragraph-properties>
    </style:style>
    <style:style style:name="Body_20_Text_20_3" style:display-name="Body Text 3" style:family="paragraph" style:parent-style-name="Standard" style:default-outline-level="">
      <style:text-properties style:language-asian="en" style:country-asian="US"/>
    </style:style>
    <style:style style:name="Text_20_body_20_indent" style:display-name="Text body indent" style:family="paragraph" style:parent-style-name="Standard" style:default-outline-level="" style:class="text">
      <style:paragraph-properties fo:margin="100%" fo:margin-left="0.5in" fo:margin-right="0in" fo:margin-top="0in" fo:margin-bottom="0.139in" style:contextual-spacing="false" fo:text-indent="0in" style:auto-text-indent="false"/>
      <style:text-properties style:language-asian="en" style:country-asian="US"/>
    </style:style>
    <style:style style:name="Body_20_Text_20_2" style:display-name="Body Text 2" style:family="paragraph" style:parent-style-name="Standard" style:default-outline-level="">
      <style:text-properties style:language-asian="en" style:country-asian="US"/>
    </style:style>
    <style:style style:name="footnote_20_text" style:display-name="footnote text" style:family="paragraph" style:parent-style-name="Standard" style:default-outline-level="">
      <style:text-properties style:font-size-complex="10pt"/>
    </style:style>
    <style:style style:name="Body_20_Text_20_Indent_20_2" style:display-name="Body Text Indent 2" style:family="paragraph" style:parent-style-name="Standard" style:default-outline-level="">
      <style:paragraph-properties fo:margin="100%" fo:margin-left="0.5in" fo:margin-right="0in" fo:margin-top="0in" fo:margin-bottom="0.139in" style:contextual-spacing="false" fo:text-indent="0in" style:auto-text-indent="false"/>
      <style:text-properties fo:font-size="12pt" style:font-size-asian="12pt" style:font-name-complex="Miriam1" style:font-size-complex="10pt"/>
    </style:style>
    <style:style style:name="Body_20_Text_20_Indent_20_3" style:display-name="Body Text Indent 3" style:family="paragraph" style:parent-style-name="Standard" style:default-outline-level="">
      <style:paragraph-properties fo:margin="100%" fo:margin-left="0.5in" fo:margin-right="0in" fo:margin-top="0in" fo:margin-bottom="0.139in" style:contextual-spacing="false" fo:text-indent="0in" style:auto-text-indent="false"/>
      <style:text-properties fo:font-size="12pt" style:font-size-asian="12pt" style:font-name-complex="Miriam1" style:font-size-complex="10pt"/>
    </style:style>
    <style:style style:name="Footnote" style:family="paragraph" style:parent-style-name="Standard" style:class="extra">
      <style:paragraph-properties fo:margin="100%" fo:margin-left="0.2354in" fo:margin-right="0in" fo:margin-top="0in" fo:margin-bottom="0.139in" style:contextual-spacing="false"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מרים_20_10_20_תו" style:display-name="מרים 10 תו" style:family="text" style:parent-style-name="Default_20_Paragraph_20_Font">
      <style:text-properties style:language-asian="he" style:country-asian="IL" style:font-name-complex="Miriam1"/>
    </style:style>
    <style:style style:name="הערות_20_ישעיהו_20_תו" style:display-name="הערות ישעיהו תו" style:family="text" style:parent-style-name="Default_20_Paragraph_20_Font">
      <style:text-properties style:font-name="Miriam" style:letter-kerning="true" style:font-name-asian="Rod" style:language-asian="he" style:country-asian="IL" style:font-name-complex="Miriam1"/>
    </style:style>
    <style:style style:name="כותרת_20_1_20_תו" style:display-name="כותרת 1 תו" style:family="text" style:parent-style-name="Default_20_Paragraph_20_Font">
      <style:text-properties style:font-name="Times New Roman" fo:font-size="12pt" style:font-name-asian="Times New Roman1" style:font-size-asian="12pt" style:language-asian="he" style:country-asian="IL" style:font-name-complex="Rod" style:font-size-complex="12pt"/>
    </style:style>
    <style:style style:name="כותרת_20_2_20_תו" style:display-name="כותרת 2 תו" style:family="text" style:parent-style-name="Default_20_Paragraph_20_Font">
      <style:text-properties style:font-name="Arial" fo:font-size="14pt" fo:font-style="italic" fo:font-weight="bold" style:font-name-asian="Times New Roman1" style:font-size-asian="14pt" style:language-asian="he" style:country-asian="IL" style:font-style-asian="italic" style:font-weight-asian="bold" style:font-name-complex="Arial1" style:font-size-complex="14pt" style:font-style-complex="italic" style:font-weight-complex="bold"/>
    </style:style>
    <style:style style:name="כותרת_20_3_20_תו" style:display-name="כותרת 3 תו" style:family="text" style:parent-style-name="Default_20_Paragraph_20_Font">
      <style:text-properties style:font-name="Arial" fo:font-size="13pt" fo:font-weight="bold" style:font-name-asian="Times New Roman1" style:font-size-asian="13pt" style:language-asian="he" style:country-asian="IL" style:font-weight-asian="bold" style:font-name-complex="Arial1" style:font-size-complex="13pt" style:font-weight-complex="bold"/>
    </style:style>
    <style:style style:name="גוף_20_טקסט_20_תו" style:display-name="גוף טקסט תו" style:family="text" style:parent-style-name="Default_20_Paragraph_20_Font">
      <style:text-properties style:font-name="Times New Roman" fo:font-size="10pt" style:font-name-asian="Times New Roman1" style:font-size-asian="10pt" style:language-asian="he" style:country-asian="IL" style:font-name-complex="Rod" style:font-size-complex="12pt"/>
    </style:style>
    <style:style style:name="כותרת_20_תחתונה_20_תו" style:display-name="כותרת תחתונה תו" style:family="text" style:parent-style-name="Default_20_Paragraph_20_Font">
      <style:text-properties style:font-name="Times New Roman" fo:font-size="10pt" style:font-name-asian="Times New Roman1" style:font-size-asian="10pt" style:language-asian="he" style:country-asian="IL" style:font-name-complex="Rod" style:font-size-complex="12pt"/>
    </style:style>
    <style:style style:name="page_20_number" style:display-name="page number" style:family="text" style:parent-style-name="Default_20_Paragraph_20_Font"/>
    <style:style style:name="גוף_20_טקסט_20_3_20_תו" style:display-name="גוף טקסט 3 תו" style:family="text" style:parent-style-name="Default_20_Paragraph_20_Font">
      <style:text-properties style:font-name="Times New Roman" fo:font-size="10pt" style:font-name-asian="Times New Roman1" style:font-size-asian="10pt" style:font-name-complex="Rod" style:font-size-complex="12pt"/>
    </style:style>
    <style:style style:name="כניסה_20_בגוף_20_טקסט_20_תו" style:display-name="כניסה בגוף טקסט תו" style:family="text" style:parent-style-name="Default_20_Paragraph_20_Font">
      <style:text-properties style:font-name="Times New Roman" fo:font-size="10pt" style:font-name-asian="Times New Roman1" style:font-size-asian="10pt" style:font-name-complex="Rod" style:font-size-complex="12pt"/>
    </style:style>
    <style:style style:name="גוף_20_טקסט_20_2_20_תו" style:display-name="גוף טקסט 2 תו" style:family="text" style:parent-style-name="Default_20_Paragraph_20_Font">
      <style:text-properties style:font-name="Times New Roman" fo:font-size="10pt" style:font-name-asian="Times New Roman1" style:font-size-asian="10pt" style:font-name-complex="Rod" style:font-size-complex="12pt"/>
    </style:style>
    <style:style style:name="טקסט_20_הערת_20_שוליים_20_תו" style:display-name="טקסט הערת שוליים תו" style:family="text" style:parent-style-name="Default_20_Paragraph_20_Font">
      <style:text-properties style:font-name="Times New Roman" fo:font-size="10pt" style:font-name-asian="Times New Roman1" style:font-size-asian="10pt" style:language-asian="he" style:country-asian="IL" style:font-name-complex="Rod" style:font-size-complex="10pt"/>
    </style:style>
    <style:style style:name="footnote_20_reference" style:display-name="footnote reference" style:family="text" style:parent-style-name="Default_20_Paragraph_20_Font">
      <style:text-properties style:text-position="super 58%"/>
    </style:style>
    <style:style style:name="כניסה_20_בגוף_20_טקסט_20_2_20_תו" style:display-name="כניסה בגוף טקסט 2 תו" style:family="text" style:parent-style-name="Default_20_Paragraph_20_Font">
      <style:text-properties style:font-name="Times New Roman" fo:font-size="12pt" style:font-name-asian="Times New Roman1" style:font-size-asian="12pt" style:language-asian="he" style:country-asian="IL" style:font-name-complex="Miriam1" style:font-size-complex="10pt"/>
    </style:style>
    <style:style style:name="כניסה_20_בגוף_20_טקסט_20_3_20_תו" style:display-name="כניסה בגוף טקסט 3 תו" style:family="text" style:parent-style-name="Default_20_Paragraph_20_Font">
      <style:text-properties style:font-name="Times New Roman" fo:font-size="12pt" style:font-name-asian="Times New Roman1" style:font-size-asian="12pt" style:language-asian="he" style:country-asian="IL" style:font-name-complex="Miriam1" style:font-size-complex="10pt"/>
    </style:style>
    <style:style style:name="ListLabel_20_1" style:display-name="ListLabel 1" style:family="text">
      <style:text-properties style:font-name-asian="Times New Roman1" style:font-name-complex="Ro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3543in" fo:text-indent="-0.25in" fo:margin-left="0.3543in"/>
        </style:list-level-properties>
        <style:text-properties fo:font-family="'Times New Roman'" style:font-family-generic="roman"/>
      </text:list-level-style-bullet>
      <text:list-level-style-bullet text:level="2" style:num-suffix="o" text:bullet-char="o">
        <style:list-level-properties text:list-level-position-and-space-mode="label-alignment">
          <style:list-level-label-alignment text:label-followed-by="listtab" text:list-tab-stop-position="0.8543in" fo:text-indent="-0.25in" fo:margin-left="0.8543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543in" fo:text-indent="-0.25in" fo:margin-left="1.3543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543in" fo:text-indent="-0.25in" fo:margin-left="1.8543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3543in" fo:text-indent="-0.25in" fo:margin-left="2.354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543in" fo:text-indent="-0.25in" fo:margin-left="2.854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543in" fo:text-indent="-0.25in" fo:margin-left="3.3543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3.8543in" fo:text-indent="-0.25in" fo:margin-left="3.8543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543in" fo:text-indent="-0.25in" fo:margin-left="4.3543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52in" fo:text-indent="-0.302in" fo:margin-left="0.552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rl-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rl-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הולנדר</meta:initial-creator>
    <dc:creator>ariel </dc:creator>
    <meta:editing-cycles>3</meta:editing-cycles>
    <meta:creation-date>2012-10-21T11:22:00</meta:creation-date>
    <dc:date>2013-07-12T17:38:33</dc:date>
    <meta:editing-duration>PT1S</meta:editing-duration>
    <meta:generator>LibreOffice/3.6$Linux_x86 LibreOffice_project/360m1$Build-2</meta:generator>
    <meta:document-statistic meta:table-count="0" meta:image-count="0" meta:object-count="0" meta:page-count="216" meta:paragraph-count="4217" meta:word-count="120966" meta:character-count="628870" meta:non-whitespace-character-count="510837"/>
    <meta:user-defined meta:name="AppVersion">14.0000</meta:user-defined>
    <meta:user-defined meta:name="Company">Yaron'S Tea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